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4.771cm"/>
    </style:style>
    <style:style style:name="co37" style:family="table-column">
      <style:table-column-properties fo:break-before="auto" style:column-width="4.588cm"/>
    </style:style>
    <style:style style:name="co38" style:family="table-column">
      <style:table-column-properties fo:break-before="auto" style:column-width="6.28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761cm"/>
    </style:style>
    <style:style style:name="co79" style:family="table-column">
      <style:table-column-properties fo:break-before="auto" style:column-width="5.128cm"/>
    </style:style>
    <style:style style:name="co80" style:family="table-column">
      <style:table-column-properties fo:break-before="auto" style:column-width="4.366cm"/>
    </style:style>
    <style:style style:name="co81" style:family="table-column">
      <style:table-column-properties fo:break-before="auto" style:column-width="3.3cm"/>
    </style:style>
    <style:style style:name="co82" style:family="table-column">
      <style:table-column-properties fo:break-before="auto" style:column-width="3.625cm"/>
    </style:style>
    <style:style style:name="co83" style:family="table-column">
      <style:table-column-properties fo:break-before="auto" style:column-width="4.662cm"/>
    </style:style>
    <style:style style:name="co84" style:family="table-column">
      <style:table-column-properties fo:break-before="auto" style:column-width="4.18cm"/>
    </style:style>
    <style:style style:name="co85" style:family="table-column">
      <style:table-column-properties fo:break-before="auto" style:column-width="4.143cm"/>
    </style:style>
    <style:style style:name="co86" style:family="table-column">
      <style:table-column-properties fo:break-before="auto" style:column-width="5.105cm"/>
    </style:style>
    <style:style style:name="co87" style:family="table-column">
      <style:table-column-properties fo:break-before="auto" style:column-width="5.586cm"/>
    </style:style>
    <style:style style:name="co88" style:family="table-column">
      <style:table-column-properties fo:break-before="auto" style:column-width="5.315cm"/>
    </style:style>
    <style:style style:name="co89" style:family="table-column">
      <style:table-column-properties fo:break-before="auto" style:column-width="4.57cm"/>
    </style:style>
    <style:style style:name="co90" style:family="table-column">
      <style:table-column-properties fo:break-before="auto" style:column-width="4.015cm"/>
    </style:style>
    <style:style style:name="co91" style:family="table-column">
      <style:table-column-properties fo:break-before="auto" style:column-width="4.65cm"/>
    </style:style>
    <style:style style:name="co92" style:family="table-column">
      <style:table-column-properties fo:break-before="auto" style:column-width="3.577cm"/>
    </style:style>
    <style:style style:name="co93" style:family="table-column">
      <style:table-column-properties fo:break-before="auto" style:column-width="3.415cm"/>
    </style:style>
    <style:style style:name="co94" style:family="table-column">
      <style:table-column-properties fo:break-before="auto" style:column-width="4.163cm"/>
    </style:style>
    <style:style style:name="co95" style:family="table-column">
      <style:table-column-properties fo:break-before="auto" style:column-width="4.239cm"/>
    </style:style>
    <style:style style:name="co96" style:family="table-column">
      <style:table-column-properties fo:break-before="auto" style:column-width="5.159cm"/>
    </style:style>
    <style:style style:name="co97" style:family="table-column">
      <style:table-column-properties fo:break-before="auto" style:column-width="3.143cm"/>
    </style:style>
    <style:style style:name="co98" style:family="table-column">
      <style:table-column-properties fo:break-before="auto" style:column-width="7.579cm"/>
    </style:style>
    <style:style style:name="co99" style:family="table-column">
      <style:table-column-properties fo:break-before="auto" style:column-width="6.544cm"/>
    </style:style>
    <style:style style:name="co100" style:family="table-column">
      <style:table-column-properties fo:break-before="auto" style:column-width="6.548cm"/>
    </style:style>
    <style:style style:name="co101" style:family="table-column">
      <style:table-column-properties fo:break-before="auto" style:column-width="8.768cm"/>
    </style:style>
    <style:style style:name="co102" style:family="table-column">
      <style:table-column-properties fo:break-before="auto" style:column-width="6.992cm"/>
    </style:style>
    <style:style style:name="co103" style:family="table-column">
      <style:table-column-properties fo:break-before="auto" style:column-width="6.251cm"/>
    </style:style>
    <style:style style:name="co104" style:family="table-column">
      <style:table-column-properties fo:break-before="auto" style:column-width="6.955cm"/>
    </style:style>
    <style:style style:name="co105" style:family="table-column">
      <style:table-column-properties fo:break-before="auto" style:column-width="7.692cm"/>
    </style:style>
    <style:style style:name="co106" style:family="table-column">
      <style:table-column-properties fo:break-before="auto" style:column-width="6.398cm"/>
    </style:style>
    <style:style style:name="co107" style:family="table-column">
      <style:table-column-properties fo:break-before="auto" style:column-width="5.92cm"/>
    </style:style>
    <style:style style:name="co108" style:family="table-column">
      <style:table-column-properties fo:break-before="auto" style:column-width="4.994cm"/>
    </style:style>
    <style:style style:name="co109" style:family="table-column">
      <style:table-column-properties fo:break-before="auto" style:column-width="4.748cm"/>
    </style:style>
    <style:style style:name="co110" style:family="table-column">
      <style:table-column-properties fo:break-before="auto" style:column-width="5.269cm"/>
    </style:style>
    <style:style style:name="co111" style:family="table-column">
      <style:table-column-properties fo:break-before="auto" style:column-width="4.618cm"/>
    </style:style>
    <style:style style:name="co112" style:family="table-column">
      <style:table-column-properties fo:break-before="auto" style:column-width="8.329cm"/>
    </style:style>
    <style:style style:name="co113" style:family="table-column">
      <style:table-column-properties fo:break-before="auto" style:column-width="5.602cm"/>
    </style:style>
    <style:style style:name="co114" style:family="table-column">
      <style:table-column-properties fo:break-before="auto" style:column-width="5.897cm"/>
    </style:style>
    <style:style style:name="co115" style:family="table-column">
      <style:table-column-properties fo:break-before="auto" style:column-width="6.747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404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841cm" fo:break-before="auto" style:use-optimal-row-height="false"/>
    </style:style>
    <style:style style:name="ro11" style:family="table-row">
      <style:table-row-properties style:row-height="0.877cm" fo:break-before="auto" style:use-optimal-row-height="false"/>
    </style:style>
    <style:style style:name="ro12" style:family="table-row">
      <style:table-row-properties style:row-height="0.982cm" fo:break-before="auto" style:use-optimal-row-height="false"/>
    </style:style>
    <style:style style:name="ro13" style:family="table-row">
      <style:table-row-properties style:row-height="0.667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1.122cm" fo:break-before="auto" style:use-optimal-row-height="true"/>
    </style:style>
    <style:style style:name="ro16" style:family="table-row">
      <style:table-row-properties style:row-height="1.543cm" fo:break-before="auto" style:use-optimal-row-height="true"/>
    </style:style>
    <style:style style:name="ro17" style:family="table-row">
      <style:table-row-properties style:row-height="1.369cm" fo:break-before="auto" style:use-optimal-row-height="false"/>
    </style:style>
    <style:style style:name="ro18" style:family="table-row">
      <style:table-row-properties style:row-height="1.087cm" fo:break-before="auto" style:use-optimal-row-height="true"/>
    </style:style>
    <style:style style:name="ro19" style:family="table-row">
      <style:table-row-properties style:row-height="2.491cm" fo:break-before="auto" style:use-optimal-row-height="true"/>
    </style:style>
    <style:style style:name="ro20" style:family="table-row">
      <style:table-row-properties style:row-height="0.667cm" fo:break-before="auto" style:use-optimal-row-height="true"/>
    </style:style>
    <style:style style:name="ro21" style:family="table-row">
      <style:table-row-properties style:row-height="1.508cm" fo:break-before="auto" style:use-optimal-row-height="true"/>
    </style:style>
    <style:style style:name="ro22" style:family="table-row">
      <style:table-row-properties style:row-height="1.965cm" fo:break-before="auto" style:use-optimal-row-height="true"/>
    </style:style>
    <style:style style:name="ro23" style:family="table-row">
      <style:table-row-properties style:row-height="1.053cm" fo:break-before="auto" style:use-optimal-row-height="true"/>
    </style:style>
    <style:style style:name="ro24" style:family="table-row">
      <style:table-row-properties style:row-height="3.44cm" fo:break-before="auto" style:use-optimal-row-height="true"/>
    </style:style>
    <style:style style:name="ro25" style:family="table-row">
      <style:table-row-properties style:row-height="0.6cm" fo:break-before="auto" style:use-optimal-row-height="true"/>
    </style:style>
    <style:style style:name="ro26" style:family="table-row">
      <style:table-row-properties style:row-height="0.49cm" fo:break-before="auto" style:use-optimal-row-height="false"/>
    </style:style>
    <style:style style:name="ro27" style:family="table-row">
      <style:table-row-properties style:row-height="1.192cm" fo:break-before="auto" style:use-optimal-row-height="true"/>
    </style:style>
    <style:style style:name="ro28" style:family="table-row">
      <style:table-row-properties style:row-height="0.631cm" fo:break-before="auto" style:use-optimal-row-height="false"/>
    </style:style>
    <style:style style:name="ro29" style:family="table-row">
      <style:table-row-properties style:row-height="2.877cm" fo:break-before="auto" style:use-optimal-row-height="true"/>
    </style:style>
    <style:style style:name="ro30" style:family="table-row">
      <style:table-row-properties style:row-height="2.983cm" fo:break-before="auto" style:use-optimal-row-height="true"/>
    </style:style>
    <style:style style:name="ro31" style:family="table-row">
      <style:table-row-properties style:row-height="3.649cm" fo:break-before="auto" style:use-optimal-row-height="true"/>
    </style:style>
    <style:style style:name="ro32" style:family="table-row">
      <style:table-row-properties style:row-height="3.791cm" fo:break-before="auto" style:use-optimal-row-height="true"/>
    </style:style>
    <style:style style:name="ro33" style:family="table-row">
      <style:table-row-properties style:row-height="0.771cm" fo:break-before="auto" style:use-optimal-row-height="false"/>
    </style:style>
    <style:style style:name="ro34" style:family="table-row">
      <style:table-row-properties style:row-height="1.228cm" fo:break-before="auto" style:use-optimal-row-height="false"/>
    </style:style>
    <style:style style:name="ro35" style:family="table-row">
      <style:table-row-properties style:row-height="2.491cm" fo:break-before="auto" style:use-optimal-row-height="false"/>
    </style:style>
    <style:style style:name="ro36" style:family="table-row">
      <style:table-row-properties style:row-height="1.053cm" fo:break-before="auto" style:use-optimal-row-height="false"/>
    </style:style>
    <style:style style:name="ro37" style:family="table-row">
      <style:table-row-properties style:row-height="1.334cm" fo:break-before="auto" style:use-optimal-row-height="false"/>
    </style:style>
    <style:style style:name="ro38" style:family="table-row">
      <style:table-row-properties style:row-height="1.965cm" fo:break-before="auto" style:use-optimal-row-height="false"/>
    </style:style>
    <style:style style:name="ro39" style:family="table-row">
      <style:table-row-properties style:row-height="1.122cm" fo:break-before="auto" style:use-optimal-row-height="false"/>
    </style:style>
    <style:style style:name="ro40" style:family="table-row">
      <style:table-row-properties style:row-height="2.422cm" fo:break-before="auto" style:use-optimal-row-height="true"/>
    </style:style>
    <style:style style:name="ro41" style:family="table-row">
      <style:table-row-properties style:row-height="1.72cm" fo:break-before="auto" style:use-optimal-row-height="false"/>
    </style:style>
    <style:style style:name="ro42" style:family="table-row">
      <style:table-row-properties style:row-height="2.596cm" fo:break-before="auto" style:use-optimal-row-height="true"/>
    </style:style>
    <style:style style:name="ro43" style:family="table-row">
      <style:table-row-properties style:row-height="1.614cm" fo:break-before="auto" style:use-optimal-row-height="true"/>
    </style:style>
    <style:style style:name="ro44" style:family="table-row">
      <style:table-row-properties style:row-height="1.72cm" fo:break-before="auto" style:use-optimal-row-height="true"/>
    </style:style>
    <style:style style:name="ro45" style:family="table-row">
      <style:table-row-properties style:row-height="2.245cm" fo:break-before="auto" style:use-optimal-row-height="true"/>
    </style:style>
    <style:style style:name="ro46" style:family="table-row">
      <style:table-row-properties style:row-height="2.036cm" fo:break-before="auto" style:use-optimal-row-height="true"/>
    </style:style>
    <style:style style:name="ro47"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fo:background-color="#ffd320" style:text-align-source="fix" style:repeat-content="false" style:vertical-align="middle"/>
      <style:paragraph-properties fo:text-align="center" fo:margin-left="0cm"/>
    </style:style>
    <style:style style:name="ce10" style:family="table-cell" style:parent-style-name="Default">
      <style:table-cell-properties fo:background-color="#ffffcc" style:text-align-source="fix" style:repeat-content="false" style:vertical-align="middle"/>
      <style:paragraph-properties fo:text-align="center" fo:margin-left="0cm"/>
    </style:style>
    <style:style style:name="ce11" style:family="table-cell" style:parent-style-name="Default">
      <style:table-cell-properties fo:background-color="#aecf00"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fo:margin-left="0cm"/>
    </style:style>
    <style:style style:name="ce13"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7" style:family="table-cell" style:parent-style-name="Default">
      <style:table-cell-properties fo:background-color="#ccccff" style:text-align-source="fix" style:repeat-content="false" fo:border="0.06pt solid #000000" style:vertical-align="middle"/>
      <style:paragraph-properties fo:text-align="center"/>
    </style:style>
    <style:style style:name="ce18" style:family="table-cell" style:parent-style-name="Default">
      <style:table-cell-properties style:text-align-source="fix" style:repeat-content="false" fo:background-color="transparent" fo:border="none" style:vertical-align="middle"/>
      <style:paragraph-properties fo:text-align="center"/>
    </style:style>
    <style:style style:name="ce1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2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style>
    <style:style style:name="ce23" style:family="table-cell" style:parent-style-name="Default">
      <style:table-cell-properties fo:background-color="#ccccff" style:text-align-source="fix" style:repeat-content="false" style:vertical-align="middle"/>
      <style:paragraph-properties fo:text-align="center" fo:margin-left="0cm"/>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3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6"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40" style:family="table-cell" style:parent-style-name="Default" style:data-style-name="N0">
      <style:table-cell-properties fo:background-color="#666666" fo:wrap-option="wrap" style:vertical-align="middle"/>
      <style:text-properties fo:color="#ffffff"/>
    </style:style>
    <style:style style:name="ce41"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2"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3"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e6e6e6"/>
      <style:text-properties fo:color="#000000" fo:language="zxx" fo:country="none"/>
    </style:style>
    <style:style style:name="ce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7" style:family="table-cell" style:parent-style-name="Default" style:data-style-name="N80000">
      <style:table-cell-properties fo:background-color="#4c4c4c"/>
      <style:text-properties fo:language="zxx" fo:country="none"/>
    </style:style>
    <style:style style:name="ce48" style:family="table-cell" style:parent-style-name="Default" style:data-style-name="N80000">
      <style:table-cell-properties fo:background-color="#e6e6e6"/>
      <style:text-properties fo:color="#000000" fo:language="zxx" fo:country="none"/>
    </style:style>
    <style:style style:name="ce49" style:family="table-cell" style:parent-style-name="Default" style:data-style-name="N80000">
      <style:table-cell-properties fo:background-color="transparent" fo:wrap-option="wrap"/>
      <style:text-properties fo:language="zxx" fo:country="none" fo:hyphenate="true"/>
    </style:style>
    <style:style style:name="ce50" style:family="table-cell" style:parent-style-name="Default" style:data-style-name="N80000">
      <style:text-properties fo:language="zxx" fo:country="none"/>
    </style:style>
    <style:style style:name="ce51" style:family="table-cell" style:parent-style-name="Default" style:data-style-name="N30037">
      <style:table-cell-properties fo:background-color="#e6e6e6"/>
      <style:text-properties fo:color="#000000" fo:language="en" fo:country="US"/>
    </style:style>
    <style:style style:name="ce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55"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8"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0"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61" style:family="table-cell" style:parent-style-name="Default" style:data-style-name="N30037">
      <style:text-properties fo:language="zxx" fo:country="none"/>
    </style:style>
    <style:style style:name="ce62" style:family="table-cell" style:parent-style-name="Default" style:data-style-name="N10037">
      <style:table-cell-properties fo:background-color="#e6e6e6"/>
      <style:text-properties fo:color="#000000" fo:language="fr" fo:country="FR"/>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7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8"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2"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83"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6"/>
    </style:style>
    <style:style style:name="ce84"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7"/>
    </style:style>
    <style:style style:name="ce85"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29"/>
    </style:style>
    <style:style style:name="ce86"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7"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5"/>
    </style:style>
    <style:style style:name="ce88"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89" style:family="table-cell" style:parent-style-name="Default" style:data-style-name="N90041">
      <style:text-properties fo:language="nl" fo:country="NL"/>
    </style:style>
    <style:style style:name="ce90" style:family="table-cell" style:parent-style-name="Default" style:data-style-name="N90041">
      <style:text-properties fo:language="zxx" fo:country="none"/>
    </style:style>
    <style:style style:name="ce91" style:family="table-cell" style:parent-style-name="Default">
      <style:table-cell-properties fo:background-color="#e6e6e6"/>
      <style:text-properties fo:color="#000000" fo:language="de" fo:country="DE"/>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107"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109"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1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1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1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9" style:family="table-cell" style:parent-style-name="Default">
      <style:table-cell-properties fo:background-color="#e6e6e6"/>
      <style:text-properties fo:color="#000000" fo:language="pl" fo:country="PL"/>
    </style:style>
    <style:style style:name="ce1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12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27" style:family="table-cell" style:parent-style-name="Default">
      <style:table-cell-properties fo:background-color="#e6e6e6"/>
      <style:text-properties fo:color="#000000" fo:language="it" fo:country="IT"/>
    </style:style>
    <style:style style:name="ce128"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3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35" style:family="table-cell" style:parent-style-name="Default">
      <style:table-cell-properties fo:background-color="#e6e6e6"/>
      <style:text-properties fo:color="#000000" fo:language="ro" fo:country="RO"/>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4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4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5"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e6e6e6"/>
      <style:text-properties fo:color="#000000" fo:language="fi" fo:country="FI"/>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5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5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5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6" style:family="table-cell" style:parent-style-name="Default">
      <style:table-cell-properties fo:background-color="#e6e6e6"/>
      <style:text-properties fo:color="#000000" fo:language="nb" fo:country="NO"/>
    </style:style>
    <style:style style:name="ce15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16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16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16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1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17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17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181"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8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8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19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19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20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2" style:family="table-cell" style:parent-style-name="Default">
      <style:table-cell-properties fo:wrap-option="wrap"/>
      <style:text-properties fo:language="lt" fo:country="LT"/>
    </style:style>
    <style:style style:name="ce20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0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20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20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9" style:family="table-cell" style:parent-style-name="Default">
      <style:table-cell-properties fo:background-color="#e6e6e6"/>
      <style:text-properties fo:color="#000000"/>
    </style:style>
    <style:style style:name="ce210"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1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1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1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2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16"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2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22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22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22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2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2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3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2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33"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34" style:family="table-cell" style:parent-style-name="Default">
      <style:table-cell-properties fo:background-color="#e6e6e6" fo:wrap-option="wrap"/>
      <style:text-properties fo:color="#000000" fo:hyphenate="true"/>
    </style:style>
    <style:style style:name="ce23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6"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3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40"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41"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4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43"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6"/>
    </style:style>
    <style:style style:name="ce24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7"/>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95"/>
    </style:style>
    <style:style style:name="ce247"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5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25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25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5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2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5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6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26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26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6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2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6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0"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7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7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7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7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76"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277"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data-style-name="N70000">
      <style:table-cell-properties fo:background-color="#e6e6e6"/>
      <style:text-properties fo:color="#000000"/>
    </style:style>
    <style:style style:name="ce279"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8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281"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28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283"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284" style:family="table-cell" style:parent-style-name="Default" style:data-style-name="N0">
      <style:table-cell-properties fo:background-color="#e6e6e6"/>
    </style:style>
    <style:style style:name="ce285" style:family="table-cell" style:parent-style-name="Default" style:data-style-name="N0">
      <style:table-cell-properties fo:background-color="transparent" fo:wrap-option="wrap" style:vertical-align="middle"/>
      <style:map style:condition="cell-content()=0" style:apply-style-name="cf2" style:base-cell-address="RootLang.AB3"/>
    </style:style>
    <style:style style:name="ce286"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2" style:base-cell-address="RootLang.AB3"/>
    </style:style>
    <style:style style:name="ce287" style:family="table-cell" style:parent-style-name="Default" style:data-style-name="N0"/>
    <style:style style:name="ce288" style:family="table-cell" style:parent-style-name="Default">
      <style:table-cell-properties fo:background-color="#4c4c4c"/>
    </style:style>
    <style:style style:name="ce289" style:family="table-cell" style:parent-style-name="Default">
      <style:table-cell-properties fo:background-color="transparent" fo:wrap-option="wrap"/>
      <style:text-properties fo:hyphenate="true"/>
    </style:style>
    <style:style style:name="ce29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301"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2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3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5"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UpdaterLang.AB3"/>
    </style:style>
    <style:style style:name="ce336"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2" style:base-cell-address="UpdaterLang.AB3"/>
    </style:style>
    <style:style style:name="ce337" style:family="table-cell" style:parent-style-name="Default" style:data-style-name="N0">
      <style:text-properties style:font-name="Arial11" fo:font-size="10pt" style:font-name-asian="Arial11" style:font-size-asian="10pt" style:font-name-complex="Arial11" style:font-size-complex="10pt"/>
    </style:style>
    <style:style style:name="ce33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9" style:family="table-cell" style:parent-style-name="Default">
      <style:table-cell-properties fo:background-color="transparent" fo:wrap-option="wrap"/>
      <style:text-properties fo:language="zxx" fo:country="none" fo:hyphenate="true"/>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47"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48"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49"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53"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5"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7"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9"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60"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6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7"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8"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data-style-name="N100000"/>
    <style:style style:name="ce371"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Default" style:data-style-name="N110000">
      <style:table-cell-properties fo:background-color="#e6e6e6"/>
      <style:text-properties fo:color="#000000"/>
    </style:style>
    <style:style style:name="ce37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4"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5" style:family="table-cell" style:parent-style-name="Default" style:data-style-name="N110000"/>
    <style:style style:name="ce376"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7"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380" style:family="table-cell" style:parent-style-name="Default" style:data-style-name="N120000"/>
    <style:style style:name="ce381"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data-style-name="N40000">
      <style:table-cell-properties fo:background-color="#e6e6e6"/>
      <style:text-properties fo:color="#000000"/>
    </style:style>
    <style:style style:name="ce38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384"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385"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6" style:family="table-cell" style:parent-style-name="Default" style:data-style-name="N40000"/>
    <style:style style:name="ce387"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388" style:family="table-cell" style:parent-style-name="Default" style:data-style-name="N130000">
      <style:table-cell-properties fo:background-color="#e6e6e6"/>
      <style:text-properties fo:color="#000000"/>
    </style:style>
    <style:style style:name="ce38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90"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91" style:family="table-cell" style:parent-style-name="Default" style:data-style-name="N130000"/>
    <style:style style:name="ce392"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data-style-name="N140000">
      <style:table-cell-properties fo:background-color="#e6e6e6"/>
      <style:text-properties fo:color="#000000"/>
    </style:style>
    <style:style style:name="ce39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395" style:family="table-cell" style:parent-style-name="Default" style:data-style-name="N140000"/>
    <style:style style:name="ce396"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9"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400"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1" style:family="table-cell" style:parent-style-name="Default" style:data-style-name="N150000"/>
    <style:style style:name="ce402"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03"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06"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7" style:family="table-cell" style:parent-style-name="Default" style:data-style-name="N160000"/>
    <style:style style:name="ce408"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09" style:family="table-cell" style:parent-style-name="Default" style:data-style-name="N170000">
      <style:table-cell-properties fo:background-color="#e6e6e6"/>
      <style:text-properties fo:color="#000000"/>
    </style:style>
    <style:style style:name="ce410"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11"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12" style:family="table-cell" style:parent-style-name="Default" style:data-style-name="N170000"/>
    <style:style style:name="ce413"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14" style:family="table-cell" style:parent-style-name="Default" style:data-style-name="N70000"/>
    <style:style style:name="ce415" style:family="table-cell" style:parent-style-name="Default" style:data-style-name="N0">
      <style:table-cell-properties fo:background-color="transparent" fo:wrap-option="wrap" style:vertical-align="middle"/>
      <style:map style:condition="cell-content()=0" style:apply-style-name="cf2" style:base-cell-address="FileBrowserLang.AB3"/>
    </style:style>
    <style:style style:name="ce416"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7" style:family="table-cell" style:parent-style-name="Default">
      <style:table-cell-properties fo:background-color="#e6e6e6" fo:wrap-option="wrap"/>
      <style:text-properties fo:color="#000000" fo:language="zxx" fo:country="none" fo:hyphenate="true"/>
    </style:style>
    <style:style style:name="ce418"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9"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20"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21" style:family="table-cell" style:parent-style-name="Default">
      <style:table-cell-properties fo:background-color="transparent" fo:wrap-option="wrap"/>
      <style:text-properties style:use-window-font-color="true" fo:language="zxx" fo:country="none" fo:hyphenate="true"/>
    </style:style>
    <style:style style:name="ce422"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3" style:family="table-cell" style:parent-style-name="Default">
      <style:table-cell-properties fo:wrap-option="wrap"/>
      <style:text-properties fo:hyphenate="true"/>
    </style:style>
    <style:style style:name="ce424" style:family="table-cell" style:parent-style-name="Default" style:data-style-name="N80000">
      <style:table-cell-properties fo:background-color="#4c4c4c" fo:wrap-option="wrap"/>
      <style:text-properties fo:language="zxx" fo:country="none" fo:hyphenate="true"/>
    </style:style>
    <style:style style:name="ce425" style:family="table-cell" style:parent-style-name="Default" style:data-style-name="N80000">
      <style:table-cell-properties fo:background-color="#e6e6e6" fo:wrap-option="wrap"/>
      <style:text-properties fo:color="#000000" fo:language="zxx" fo:country="none" fo:hyphenate="true"/>
    </style:style>
    <style:style style:name="ce426"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27"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8" style:family="table-cell" style:parent-style-name="Default" style:data-style-name="N30037">
      <style:table-cell-properties fo:background-color="#e6e6e6" fo:wrap-option="wrap"/>
      <style:text-properties fo:color="#000000" fo:language="en" fo:country="US" fo:hyphenate="true"/>
    </style:style>
    <style:style style:name="ce42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30"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3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32"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33"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4"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3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3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3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3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44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4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4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4"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45"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6" style:family="table-cell" style:parent-style-name="Default" style:data-style-name="N30000">
      <style:table-cell-properties fo:wrap-option="wrap"/>
      <style:text-properties fo:hyphenate="true"/>
    </style:style>
    <style:style style:name="ce447"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8" style:family="table-cell" style:parent-style-name="Default" style:data-style-name="N10037">
      <style:table-cell-properties fo:background-color="#e6e6e6" fo:wrap-option="wrap"/>
      <style:text-properties fo:color="#000000" fo:language="fr" fo:country="FR" fo:hyphenate="true"/>
    </style:style>
    <style:style style:name="ce4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5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5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76"/>
    </style:style>
    <style:style style:name="ce4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4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5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1"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2"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64"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465"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46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98"/>
    </style:style>
    <style:style style:name="ce467"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99"/>
    </style:style>
    <style:style style:name="ce46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0"/>
    </style:style>
    <style:style style:name="ce469"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1"/>
    </style:style>
    <style:style style:name="ce47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2"/>
    </style:style>
    <style:style style:name="ce47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3"/>
    </style:style>
    <style:style style:name="ce472"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73" style:family="table-cell" style:parent-style-name="Default" style:data-style-name="N90000">
      <style:table-cell-properties fo:wrap-option="wrap"/>
      <style:text-properties fo:hyphenate="true"/>
    </style:style>
    <style:style style:name="ce474"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75" style:family="table-cell" style:parent-style-name="Default" style:data-style-name="N180000">
      <style:table-cell-properties fo:background-color="#e6e6e6" fo:wrap-option="wrap"/>
      <style:text-properties fo:color="#000000" fo:language="de" fo:country="DE" fo:hyphenate="true"/>
    </style:style>
    <style:style style:name="ce47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8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8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8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00"/>
    </style:style>
    <style:style style:name="ce48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8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8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86"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8" style:family="table-cell" style:parent-style-name="Default" style:data-style-name="N180000">
      <style:table-cell-properties fo:wrap-option="wrap"/>
      <style:text-properties fo:hyphenate="true"/>
    </style:style>
    <style:style style:name="ce489"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0" style:family="table-cell" style:parent-style-name="Default" style:data-style-name="N190000">
      <style:table-cell-properties fo:background-color="#e6e6e6" fo:wrap-option="wrap"/>
      <style:text-properties fo:color="#000000" fo:language="es" fo:country="ES" fo:hyphenate="true"/>
    </style:style>
    <style:style style:name="ce491"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492"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98"/>
    </style:style>
    <style:style style:name="ce493"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99"/>
    </style:style>
    <style:style style:name="ce494"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0"/>
    </style:style>
    <style:style style:name="ce49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1"/>
    </style:style>
    <style:style style:name="ce49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2"/>
    </style:style>
    <style:style style:name="ce49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3"/>
    </style:style>
    <style:style style:name="ce498"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0"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1" style:family="table-cell" style:parent-style-name="Default" style:data-style-name="N190000">
      <style:table-cell-properties fo:wrap-option="wrap"/>
      <style:text-properties fo:hyphenate="true"/>
    </style:style>
    <style:style style:name="ce502"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3"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0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0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1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1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00"/>
    </style:style>
    <style:style style:name="ce51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1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1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1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7"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8" style:family="table-cell" style:parent-style-name="Default" style:data-style-name="N200000">
      <style:table-cell-properties fo:wrap-option="wrap"/>
      <style:text-properties fo:hyphenate="true"/>
    </style:style>
    <style:style style:name="ce519"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520" style:family="table-cell" style:parent-style-name="Default" style:data-style-name="N210000">
      <style:table-cell-properties fo:background-color="#e6e6e6" fo:wrap-option="wrap"/>
      <style:text-properties fo:color="#000000" fo:language="pl" fo:country="PL" fo:hyphenate="true"/>
    </style:style>
    <style:style style:name="ce52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2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24"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2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2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99"/>
    </style:style>
    <style:style style:name="ce52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00"/>
    </style:style>
    <style:style style:name="ce52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01"/>
    </style:style>
    <style:style style:name="ce52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3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3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32" style:family="table-cell" style:parent-style-name="Default" style:data-style-name="N210000">
      <style:table-cell-properties fo:wrap-option="wrap"/>
      <style:text-properties fo:hyphenate="true"/>
    </style:style>
    <style:style style:name="ce533"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534" style:family="table-cell" style:parent-style-name="Default" style:data-style-name="N220000">
      <style:table-cell-properties fo:background-color="#e6e6e6" fo:wrap-option="wrap"/>
      <style:text-properties fo:language="it" fo:country="IT" fo:hyphenate="true"/>
    </style:style>
    <style:style style:name="ce53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7"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3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39"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40"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1"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4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4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4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4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4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48"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49"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0" style:family="table-cell" style:parent-style-name="Default" style:data-style-name="N220000">
      <style:table-cell-properties fo:wrap-option="wrap"/>
      <style:text-properties fo:hyphenate="true"/>
    </style:style>
    <style:style style:name="ce551"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552" style:family="table-cell" style:parent-style-name="Default" style:data-style-name="N230000">
      <style:table-cell-properties fo:background-color="#e6e6e6" fo:wrap-option="wrap"/>
      <style:text-properties fo:color="#000000" fo:language="ro" fo:country="RO" fo:hyphenate="true"/>
    </style:style>
    <style:style style:name="ce55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4"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5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56"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5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6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6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6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6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6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66"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567"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568" style:family="table-cell" style:parent-style-name="Default" style:data-style-name="N230000">
      <style:table-cell-properties fo:wrap-option="wrap"/>
      <style:text-properties fo:hyphenate="true"/>
    </style:style>
    <style:style style:name="ce569"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570" style:family="table-cell" style:parent-style-name="Default" style:data-style-name="N240000">
      <style:table-cell-properties fo:background-color="#e6e6e6" fo:wrap-option="wrap"/>
      <style:text-properties fo:color="#000000" fo:language="fi" fo:country="FI" fo:hyphenate="true"/>
    </style:style>
    <style:style style:name="ce57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2"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574"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57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7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7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7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8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8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82"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3"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584"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5" style:family="table-cell" style:parent-style-name="Default" style:data-style-name="N240000">
      <style:table-cell-properties fo:wrap-option="wrap"/>
      <style:text-properties fo:hyphenate="true"/>
    </style:style>
    <style:style style:name="ce586"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587" style:family="table-cell" style:parent-style-name="Default" style:data-style-name="N250000">
      <style:table-cell-properties fo:background-color="#e6e6e6" fo:wrap-option="wrap"/>
      <style:text-properties fo:color="#000000" fo:language="nb" fo:country="NO" fo:hyphenate="true"/>
    </style:style>
    <style:style style:name="ce58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589"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591"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98"/>
    </style:style>
    <style:style style:name="ce592"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99"/>
    </style:style>
    <style:style style:name="ce593"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0"/>
    </style:style>
    <style:style style:name="ce59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1"/>
    </style:style>
    <style:style style:name="ce59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2"/>
    </style:style>
    <style:style style:name="ce59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3"/>
    </style:style>
    <style:style style:name="ce59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8"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599" style:family="table-cell" style:parent-style-name="Default" style:data-style-name="N250000">
      <style:table-cell-properties fo:wrap-option="wrap"/>
      <style:text-properties fo:hyphenate="true"/>
    </style:style>
    <style:style style:name="ce600"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01"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0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98"/>
    </style:style>
    <style:style style:name="ce60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99"/>
    </style:style>
    <style:style style:name="ce60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0"/>
    </style:style>
    <style:style style:name="ce60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1"/>
    </style:style>
    <style:style style:name="ce60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2"/>
    </style:style>
    <style:style style:name="ce60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3"/>
    </style:style>
    <style:style style:name="ce609"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1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11" style:family="table-cell" style:parent-style-name="Default" style:data-style-name="N50000">
      <style:table-cell-properties fo:wrap-option="wrap"/>
      <style:text-properties fo:hyphenate="true"/>
    </style:style>
    <style:style style:name="ce612"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3"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1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7"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1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19"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00"/>
    </style:style>
    <style:style style:name="ce620"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2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2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23" style:family="table-cell" style:parent-style-name="Default" style:data-style-name="N260000">
      <style:table-cell-properties fo:wrap-option="wrap"/>
      <style:text-properties fo:hyphenate="true"/>
    </style:style>
    <style:style style:name="ce624"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5"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2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2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29"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31"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3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00"/>
    </style:style>
    <style:style style:name="ce633"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34"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35"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3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7"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8" style:family="table-cell" style:parent-style-name="Default" style:data-style-name="N270000">
      <style:table-cell-properties fo:wrap-option="wrap"/>
      <style:text-properties fo:hyphenate="true"/>
    </style:style>
    <style:style style:name="ce639"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0"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2"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4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4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4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4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00"/>
    </style:style>
    <style:style style:name="ce64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4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4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50" style:family="table-cell" style:parent-style-name="Default" style:data-style-name="N60000">
      <style:table-cell-properties fo:wrap-option="wrap"/>
      <style:text-properties fo:hyphenate="true"/>
    </style:style>
    <style:style style:name="ce651"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4"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5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5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5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5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5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6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61" style:family="table-cell" style:parent-style-name="Default" style:data-style-name="N100000">
      <style:table-cell-properties fo:wrap-option="wrap"/>
      <style:text-properties fo:hyphenate="true"/>
    </style:style>
    <style:style style:name="ce662"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3" style:family="table-cell" style:parent-style-name="Default" style:data-style-name="N110000">
      <style:table-cell-properties fo:background-color="#e6e6e6" fo:wrap-option="wrap"/>
      <style:text-properties fo:color="#000000" fo:hyphenate="true"/>
    </style:style>
    <style:style style:name="ce66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666"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6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6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6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7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7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7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73"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674" style:family="table-cell" style:parent-style-name="Default" style:data-style-name="N110000">
      <style:table-cell-properties fo:wrap-option="wrap"/>
      <style:text-properties fo:hyphenate="true"/>
    </style:style>
    <style:style style:name="ce675"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6"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67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8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8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8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8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8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6" style:family="table-cell" style:parent-style-name="Default" style:data-style-name="N120000">
      <style:table-cell-properties fo:wrap-option="wrap"/>
      <style:text-properties fo:hyphenate="true"/>
    </style:style>
    <style:style style:name="ce687"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8" style:family="table-cell" style:parent-style-name="Default" style:data-style-name="N40000">
      <style:table-cell-properties fo:background-color="#e6e6e6" fo:wrap-option="wrap"/>
      <style:text-properties fo:color="#000000" fo:hyphenate="true"/>
    </style:style>
    <style:style style:name="ce6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9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9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9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9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98"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69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0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701" style:family="table-cell" style:parent-style-name="Default" style:data-style-name="N40000">
      <style:table-cell-properties fo:wrap-option="wrap"/>
      <style:text-properties fo:hyphenate="true"/>
    </style:style>
    <style:style style:name="ce702"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703" style:family="table-cell" style:parent-style-name="Default" style:data-style-name="N130000">
      <style:table-cell-properties fo:background-color="#e6e6e6" fo:wrap-option="wrap"/>
      <style:text-properties fo:color="#000000" fo:hyphenate="true"/>
    </style:style>
    <style:style style:name="ce7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0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0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0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8"/>
    </style:style>
    <style:style style:name="ce70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9"/>
    </style:style>
    <style:style style:name="ce70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0"/>
    </style:style>
    <style:style style:name="ce71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1"/>
    </style:style>
    <style:style style:name="ce71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2"/>
    </style:style>
    <style:style style:name="ce71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3"/>
    </style:style>
    <style:style style:name="ce713" style:family="table-cell" style:parent-style-name="Default" style:data-style-name="N130000">
      <style:table-cell-properties fo:wrap-option="wrap"/>
      <style:text-properties fo:hyphenate="true"/>
    </style:style>
    <style:style style:name="ce714"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5" style:family="table-cell" style:parent-style-name="Default" style:data-style-name="N140000">
      <style:table-cell-properties fo:background-color="#e6e6e6" fo:wrap-option="wrap"/>
      <style:text-properties fo:color="#000000" fo:hyphenate="true"/>
    </style:style>
    <style:style style:name="ce71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71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1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99"/>
    </style:style>
    <style:style style:name="ce71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00"/>
    </style:style>
    <style:style style:name="ce72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2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02"/>
    </style:style>
    <style:style style:name="ce72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203"/>
    </style:style>
    <style:style style:name="ce723"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724"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5" style:family="table-cell" style:parent-style-name="Default" style:data-style-name="N140000">
      <style:table-cell-properties fo:wrap-option="wrap"/>
      <style:text-properties fo:hyphenate="true"/>
    </style:style>
    <style:style style:name="ce726"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7"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3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7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3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73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36"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7" style:family="table-cell" style:parent-style-name="Default" style:data-style-name="N150000">
      <style:table-cell-properties fo:wrap-option="wrap"/>
      <style:text-properties fo:hyphenate="true"/>
    </style:style>
    <style:style style:name="ce738"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39"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4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1"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4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7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4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74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48"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9" style:family="table-cell" style:parent-style-name="Default" style:data-style-name="N160000">
      <style:table-cell-properties fo:wrap-option="wrap"/>
      <style:text-properties fo:hyphenate="true"/>
    </style:style>
    <style:style style:name="ce750"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751" style:family="table-cell" style:parent-style-name="Default" style:data-style-name="N170000">
      <style:table-cell-properties fo:background-color="#e6e6e6" fo:wrap-option="wrap"/>
      <style:text-properties fo:color="#000000" fo:hyphenate="true"/>
    </style:style>
    <style:style style:name="ce75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98"/>
    </style:style>
    <style:style style:name="ce7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9"/>
    </style:style>
    <style:style style:name="ce7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0"/>
    </style:style>
    <style:style style:name="ce7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01"/>
    </style:style>
    <style:style style:name="ce7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02"/>
    </style:style>
    <style:style style:name="ce76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3"/>
    </style:style>
    <style:style style:name="ce76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62"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63"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64"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765" style:family="table-cell" style:parent-style-name="Default" style:data-style-name="N170000">
      <style:table-cell-properties fo:wrap-option="wrap"/>
      <style:text-properties fo:hyphenate="true"/>
    </style:style>
    <style:style style:name="ce766"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7" style:family="table-cell" style:parent-style-name="Default" style:data-style-name="N70000">
      <style:table-cell-properties fo:background-color="#e6e6e6" fo:wrap-option="wrap"/>
      <style:text-properties fo:color="#000000" fo:hyphenate="true"/>
    </style:style>
    <style:style style:name="ce76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769"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7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7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00"/>
    </style:style>
    <style:style style:name="ce77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74"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02"/>
    </style:style>
    <style:style style:name="ce77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7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7"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778" style:family="table-cell" style:parent-style-name="Default" style:data-style-name="N70000">
      <style:table-cell-properties fo:wrap-option="wrap"/>
      <style:text-properties fo:hyphenate="true"/>
    </style:style>
    <style:style style:name="ce779" style:family="table-cell" style:parent-style-name="Default" style:data-style-name="N0">
      <style:table-cell-properties fo:background-color="transparent" fo:wrap-option="wrap" style:vertical-align="middle"/>
      <style:map style:condition="cell-content()=0" style:apply-style-name="cf2" style:base-cell-address="ScreenManagerLang.AB3"/>
    </style:style>
    <style:style style:name="ce780"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ScreenManagerLang.AB3"/>
    </style:style>
    <style:style style:name="ce781"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2" style:base-cell-address="ScreenManagerLang.AB3"/>
    </style:style>
    <style:style style:name="ce782"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ScreenManagerLang.AB3"/>
    </style:style>
    <style:style style:name="ce783" style:family="table-cell" style:parent-style-name="Default" style:data-style-name="N0">
      <style:table-cell-properties fo:wrap-option="wrap" style:vertical-align="middle"/>
    </style:style>
    <style:style style:name="ce784" style:family="table-cell" style:parent-style-name="Default">
      <style:table-cell-properties fo:background-color="#4c4c4c" fo:wrap-option="wrap"/>
      <style:text-properties fo:hyphenate="true"/>
    </style:style>
    <style:style style:name="ce785"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0"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6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3" table:formula="of:=(COUNTA([RootLang.A3:.A112]))+(COUNTA([UpdaterLang.A3:.A16]))+(COUNTA([FileBrowserLang.A3:.A12]))+(COUNTA([ScreenManagerLang.A3:.A365]))" office:value-type="float" office:value="497" calcext:value-type="float">
            <text:p>497</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25" office:value-type="string" calcext:value-type="string">
            <text:p>简体中文</text:p>
          </table:table-cell>
          <table:table-cell table:style-name="ce26" office:value-type="string" calcext:value-type="string">
            <text:p>Türkçe</text:p>
          </table:table-cell>
          <table:table-cell table:style-name="ce26" office:value-type="string" calcext:value-type="string">
            <text:p>Ελληνικά</text:p>
          </table:table-cell>
          <table:table-cell table:style-name="ce28" office:value-type="string" calcext:value-type="string">
            <text:p>Lietuvių</text:p>
          </table:table-cell>
          <table:table-cell table:style-name="ce28" office:value-type="string" calcext:value-type="string">
            <text:p>Svenska</text:p>
          </table:table-cell>
          <table:table-cell table:style-name="ce28" office:value-type="string" calcext:value-type="string">
            <text:p>Dansk</text:p>
          </table:table-cell>
          <table:table-cell table:style-name="ce28" office:value-type="string" calcext:value-type="string">
            <text:p>Čeština</text:p>
          </table:table-cell>
          <table:table-cell table:style-name="ce28" office:value-type="string" calcext:value-type="string">
            <text:p>한국어</text:p>
          </table:table-cell>
          <table:table-cell table:style-name="ce31" office:value-type="string" calcext:value-type="string">
            <text:p>Русский</text:p>
          </table:table-cell>
          <table:table-cell table:style-name="ce31"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36" office:value-type="string" calcext:value-type="string">
            <text:p><text:span text:style-name="T2">日本語</text:span></text:p>
          </table:table-cell>
          <table:table-cell table:style-name="ce38" office:value-type="string" calcext:value-type="string">
            <text:p>Македонски</text:p>
          </table:table-cell>
          <table:table-cell table:style-name="ce40" office:value-type="string" calcext:value-type="string">
            <text:p>العَرَبِية</text:p>
          </table:table-cell>
          <table:table-cell table:number-columns-repeated="995"/>
        </table:table-row>
        <table:table-row table:style-name="ro6">
          <table:table-cell table:style-name="ce4" office:value-type="string" calcext:value-type="string">
            <text:p>Progress (%)</text:p>
          </table:table-cell>
          <table:table-cell table:style-name="ce15" table:formula="of:=100 - (((COUNTBLANK([RootLang.C$3:.C$112])+COUNTBLANK([UpdaterLang.C$3:.C$16])+COUNTBLANK([FileBrowserLang.C$3:.C$12])+COUNTBLANK([ScreenManagerLang.C$3:.C$365])) / [.$B$14])*100)" office:value-type="float" office:value="100" calcext:value-type="float">
            <text:p>100</text:p>
          </table:table-cell>
          <table:table-cell table:style-name="ce15" table:formula="of:=100 - (((COUNTBLANK([RootLang.D$3:.D$112])+COUNTBLANK([UpdaterLang.D$3:.D$16])+COUNTBLANK([FileBrowserLang.D$3:.D$12])+COUNTBLANK([ScreenManagerLang.D$3:.D$365])) / [.$B$14])*100)" office:value-type="float" office:value="100" calcext:value-type="float">
            <text:p>100</text:p>
          </table:table-cell>
          <table:table-cell table:style-name="ce15" table:formula="of:=100 - (((COUNTBLANK([RootLang.E$3:.E$112])+COUNTBLANK([UpdaterLang.E$3:.E$16])+COUNTBLANK([FileBrowserLang.E$3:.E$12])+COUNTBLANK([ScreenManagerLang.E$3:.E$365])) / [.$B$14])*100)" office:value-type="float" office:value="77.2635814889336" calcext:value-type="float">
            <text:p>77.26</text:p>
          </table:table-cell>
          <table:table-cell table:style-name="ce15" table:formula="of:=100 - (((COUNTBLANK([RootLang.F$3:.F$112])+COUNTBLANK([UpdaterLang.F$3:.F$16])+COUNTBLANK([FileBrowserLang.F$3:.F$12])+COUNTBLANK([ScreenManagerLang.F$3:.F$365])) / [.$B$14])*100)" office:value-type="float" office:value="72.635814889336" calcext:value-type="float">
            <text:p>72.64</text:p>
          </table:table-cell>
          <table:table-cell table:style-name="ce15" table:formula="of:=100 - (((COUNTBLANK([RootLang.G$3:.G$112])+COUNTBLANK([UpdaterLang.G$3:.G$16])+COUNTBLANK([FileBrowserLang.G$3:.G$12])+COUNTBLANK([ScreenManagerLang.G$3:.G$365])) / [.$B$14])*100)" office:value-type="float" office:value="72.635814889336" calcext:value-type="float">
            <text:p>72.64</text:p>
          </table:table-cell>
          <table:table-cell table:style-name="ce15" table:formula="of:=100 - (((COUNTBLANK([RootLang.H$3:.H$112])+COUNTBLANK([UpdaterLang.H$3:.H$16])+COUNTBLANK([FileBrowserLang.H$3:.H$12])+COUNTBLANK([ScreenManagerLang.H$3:.H$365])) / [.$B$14])*100)" office:value-type="float" office:value="72.635814889336" calcext:value-type="float">
            <text:p>72.64</text:p>
          </table:table-cell>
          <table:table-cell table:style-name="ce15" table:formula="of:=100 - (((COUNTBLANK([RootLang.I$3:.I$112])+COUNTBLANK([UpdaterLang.I$3:.I$16])+COUNTBLANK([FileBrowserLang.I$3:.I$12])+COUNTBLANK([ScreenManagerLang.I$3:.I$365])) / [.$B$14])*100)" office:value-type="float" office:value="36.6197183098591" calcext:value-type="float">
            <text:p>36.62</text:p>
          </table:table-cell>
          <table:table-cell table:style-name="ce15" table:formula="of:=100 - (((COUNTBLANK([RootLang.J$3:.J$112])+COUNTBLANK([UpdaterLang.J$3:.J$16])+COUNTBLANK([FileBrowserLang.J$3:.J$12])+COUNTBLANK([ScreenManagerLang.J$3:.J$365])) / [.$B$14])*100)" office:value-type="float" office:value="72.4346076458752" calcext:value-type="float">
            <text:p>72.43</text:p>
          </table:table-cell>
          <table:table-cell table:style-name="ce15" table:formula="of:=100 - (((COUNTBLANK([RootLang.K$3:.K$112])+COUNTBLANK([UpdaterLang.K$3:.K$16])+COUNTBLANK([FileBrowserLang.K$3:.K$12])+COUNTBLANK([ScreenManagerLang.K$3:.K$365])) / [.$B$14])*100)" office:value-type="float" office:value="72.4346076458752" calcext:value-type="float">
            <text:p>72.43</text:p>
          </table:table-cell>
          <table:table-cell table:style-name="ce15" table:formula="of:=100 - (((COUNTBLANK([RootLang.L$3:.L$112])+COUNTBLANK([UpdaterLang.L$3:.L$16])+COUNTBLANK([FileBrowserLang.L$3:.L$12])+COUNTBLANK([ScreenManagerLang.L$3:.L$365])) / [.$B$14])*100)" office:value-type="float" office:value="72.4346076458752" calcext:value-type="float">
            <text:p>72.43</text:p>
          </table:table-cell>
          <table:table-cell table:style-name="ce15" table:formula="of:=100 - (((COUNTBLANK([RootLang.M$3:.M$112])+COUNTBLANK([UpdaterLang.M$3:.M$16])+COUNTBLANK([FileBrowserLang.M$3:.M$12])+COUNTBLANK([ScreenManagerLang.M$3:.M$365])) / [.$B$14])*100)" office:value-type="float" office:value="59.7585513078471" calcext:value-type="float">
            <text:p>59.76</text:p>
          </table:table-cell>
          <table:table-cell table:style-name="ce15" table:formula="of:=100 - (((COUNTBLANK([RootLang.N$3:.N$112])+COUNTBLANK([UpdaterLang.N$3:.N$16])+COUNTBLANK([FileBrowserLang.N$3:.N$12])+COUNTBLANK([ScreenManagerLang.N$3:.N$365])) / [.$B$14])*100)" office:value-type="float" office:value="59.1549295774648" calcext:value-type="float">
            <text:p>59.15</text:p>
          </table:table-cell>
          <table:table-cell table:style-name="ce15" table:formula="of:=100 - (((COUNTBLANK([RootLang.O$3:.O$112])+COUNTBLANK([UpdaterLang.O$3:.O$16])+COUNTBLANK([FileBrowserLang.O$3:.O$12])+COUNTBLANK([ScreenManagerLang.O$3:.O$365])) / [.$B$14])*100)" office:value-type="float" office:value="72.4346076458752" calcext:value-type="float">
            <text:p>72.43</text:p>
          </table:table-cell>
          <table:table-cell table:style-name="ce15" table:formula="of:=100 - (((COUNTBLANK([RootLang.P$3:.P$112])+COUNTBLANK([UpdaterLang.P$3:.P$16])+COUNTBLANK([FileBrowserLang.P$3:.P$12])+COUNTBLANK([ScreenManagerLang.P$3:.P$365])) / [.$B$14])*100)" office:value-type="float" office:value="72.4346076458752" calcext:value-type="float">
            <text:p>72.43</text:p>
          </table:table-cell>
          <table:table-cell table:style-name="ce15" table:formula="of:=100 - (((COUNTBLANK([RootLang.Q$3:.Q$112])+COUNTBLANK([UpdaterLang.Q$3:.Q$16])+COUNTBLANK([FileBrowserLang.Q$3:.Q$12])+COUNTBLANK([ScreenManagerLang.Q$3:.Q$365])) / [.$B$14])*100)" office:value-type="float" office:value="72.4346076458752" calcext:value-type="float">
            <text:p>72.43</text:p>
          </table:table-cell>
          <table:table-cell table:style-name="ce15" table:formula="of:=100 - (((COUNTBLANK([RootLang.R$3:.R$112])+COUNTBLANK([UpdaterLang.R$3:.R$16])+COUNTBLANK([FileBrowserLang.R$3:.R$12])+COUNTBLANK([ScreenManagerLang.R$3:.R$365])) / [.$B$14])*100)" office:value-type="float" office:value="72.4346076458752" calcext:value-type="float">
            <text:p>72.43</text:p>
          </table:table-cell>
          <table:table-cell table:style-name="ce15" table:formula="of:=100 - (((COUNTBLANK([RootLang.S$3:.S$112])+COUNTBLANK([UpdaterLang.S$3:.S$16])+COUNTBLANK([FileBrowserLang.S$3:.S$12])+COUNTBLANK([ScreenManagerLang.S$3:.S$365])) / [.$B$14])*100)" office:value-type="float" office:value="74.0442655935614" calcext:value-type="float">
            <text:p>74.04</text:p>
          </table:table-cell>
          <table:table-cell table:style-name="ce15" table:formula="of:=100 - (((COUNTBLANK([RootLang.T$3:.T$112])+COUNTBLANK([UpdaterLang.T$3:.T$16])+COUNTBLANK([FileBrowserLang.T$3:.T$12])+COUNTBLANK([ScreenManagerLang.T$3:.T$365])) / [.$B$14])*100)" office:value-type="float" office:value="73.6418511066398" calcext:value-type="float">
            <text:p>73.64</text:p>
          </table:table-cell>
          <table:table-cell table:style-name="ce15" table:formula="of:=100 - (((COUNTBLANK([RootLang.U$3:.U$112])+COUNTBLANK([UpdaterLang.U$3:.U$16])+COUNTBLANK([FileBrowserLang.U$3:.U$12])+COUNTBLANK([ScreenManagerLang.U$3:.U$365])) / [.$B$14])*100)" office:value-type="float" office:value="73.4406438631791" calcext:value-type="float">
            <text:p>73.44</text:p>
          </table:table-cell>
          <table:table-cell table:style-name="ce15" table:formula="of:=100 - (((COUNTBLANK([RootLang.V$3:.V$112])+COUNTBLANK([UpdaterLang.V$3:.V$16])+COUNTBLANK([FileBrowserLang.V$3:.V$12])+COUNTBLANK([ScreenManagerLang.V$3:.V$365])) / [.$B$14])*100)" office:value-type="float" office:value="77.0623742454728" calcext:value-type="float">
            <text:p>77.06</text:p>
          </table:table-cell>
          <table:table-cell table:style-name="ce15" table:formula="of:=100 - (((COUNTBLANK([RootLang.W$3:.W$112])+COUNTBLANK([UpdaterLang.W$3:.W$16])+COUNTBLANK([FileBrowserLang.W$3:.W$12])+COUNTBLANK([ScreenManagerLang.W$3:.W$365])) / [.$B$14])*100)" office:value-type="float" office:value="77.2635814889336" calcext:value-type="float">
            <text:p>77.26</text:p>
          </table:table-cell>
          <table:table-cell table:style-name="ce15" table:formula="of:=100 - (((COUNTBLANK([RootLang.X$3:.X$112])+COUNTBLANK([UpdaterLang.X$3:.X$16])+COUNTBLANK([FileBrowserLang.X$3:.X$12])+COUNTBLANK([ScreenManagerLang.X$3:.X$365])) / [.$B$14])*100)" office:value-type="float" office:value="77.0623742454728" calcext:value-type="float">
            <text:p>77.06</text:p>
          </table:table-cell>
          <table:table-cell table:style-name="ce15" table:formula="of:=100 - (((COUNTBLANK([RootLang.Y$3:.Y$112])+COUNTBLANK([UpdaterLang.Y$3:.Y$16])+COUNTBLANK([FileBrowserLang.Y$3:.Y$12])+COUNTBLANK([ScreenManagerLang.Y$3:.Y$365])) / [.$B$14])*100)" office:value-type="float" office:value="76.6599597585513" calcext:value-type="float">
            <text:p>76.66</text:p>
          </table:table-cell>
          <table:table-cell table:style-name="ce15" table:formula="of:=100 - (((COUNTBLANK([RootLang.Z$3:.Z$112])+COUNTBLANK([UpdaterLang.Z$3:.Z$16])+COUNTBLANK([FileBrowserLang.Z$3:.Z$12])+COUNTBLANK([ScreenManagerLang.Z$3:.Z$365])) / [.$B$14])*100)" office:value-type="float" office:value="77.0623742454728" calcext:value-type="float">
            <text:p>77.06</text:p>
          </table:table-cell>
          <table:table-cell table:style-name="ce15" table:formula="of:=100 - (((COUNTBLANK([RootLang.AA$3:.AA$112])+COUNTBLANK([UpdaterLang.AA$3:.AA$16])+COUNTBLANK([FileBrowserLang.AA$3:.AA$12])+COUNTBLANK([ScreenManagerLang.AA$3:.AA$365])) / [.$B$14])*100)" office:value-type="float" office:value="76.8611670020121" calcext:value-type="float">
            <text:p>76.86</text:p>
          </table:table-cell>
          <table:table-cell table:style-name="ce15" table:formula="of:=100 - (((COUNTBLANK([RootLang.AB$3:.AB$112])+COUNTBLANK([UpdaterLang.AB$3:.AB$16])+COUNTBLANK([FileBrowserLang.AB$3:.AB$12])+COUNTBLANK([ScreenManagerLang.AB$3:.AB$365])) / [.$B$14])*100)" office:value-type="float" office:value="100" calcext:value-type="float">
            <text:p>100</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21"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3"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6" office:value-type="string" calcext:value-type="string">
            <text:p>Nicko Deng</text:p>
          </table:table-cell>
          <table:table-cell table:style-name="ce16" office:value-type="string" calcext:value-type="string">
            <text:p>Eray Kıranoğlu</text:p>
          </table:table-cell>
          <table:table-cell table:style-name="ce27" office:value-type="string" calcext:value-type="string">
            <text:p>Nikos Sklavounos</text:p>
          </table:table-cell>
          <table:table-cell table:style-name="ce29" office:value-type="string" calcext:value-type="string">
            <text:p>Mindaugas Slavikas</text:p>
          </table:table-cell>
          <table:table-cell table:style-name="ce29" office:value-type="string" calcext:value-type="string">
            <text:p>Thomas Buska</text:p>
          </table:table-cell>
          <table:table-cell table:style-name="ce19" office:value-type="string" calcext:value-type="string">
            <text:p>Heinrich Winther</text:p>
          </table:table-cell>
          <table:table-cell table:style-name="ce30" office:value-type="string" calcext:value-type="string">
            <text:p>Jiří Rosický</text:p>
          </table:table-cell>
          <table:table-cell table:style-name="ce30" office:value-type="string" calcext:value-type="string">
            <text:p>RakJoon Sung</text:p>
          </table:table-cell>
          <table:table-cell table:style-name="ce32" office:value-type="string" calcext:value-type="string">
            <text:p>Andrey Pomerantsev</text:p>
          </table:table-cell>
          <table:table-cell table:style-name="ce32" office:value-type="string" calcext:value-type="string">
            <text:p>Xavier Padullés</text:p>
          </table:table-cell>
          <table:table-cell table:style-name="ce34" office:value-type="string" calcext:value-type="string">
            <text:p>Faculty of Sport and Physical Education in Nis, Serbia</text:p>
          </table:table-cell>
          <table:table-cell table:style-name="ce35" office:value-type="string" calcext:value-type="string">
            <text:p>Sport's diagnostic center Sabac, Serbia</text:p>
          </table:table-cell>
          <table:table-cell table:style-name="ce37" office:value-type="string" calcext:value-type="string">
            <text:p>Ryo Yamaguchi</text:p>
          </table:table-cell>
          <table:table-cell table:style-name="ce39" office:value-type="string" calcext:value-type="string">
            <text:p>Alexandar Aceski, Faculty of physical education - Skopje​</text:p>
          </table:table-cell>
          <table:table-cell table:style-name="ce41"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6" office:value-type="string" calcext:value-type="string">
            <text:p>Mike Herbert</text:p>
          </table:table-cell>
          <table:table-cell table:style-name="ce4"/>
          <table:table-cell table:style-name="ce19"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9"/>
          <table:table-cell table:style-name="ce4" office:value-type="string" calcext:value-type="string">
            <text:p>Alexander Holthoer</text:p>
          </table:table-cell>
          <table:table-cell table:style-name="ce4" table:number-columns-repeated="3"/>
          <table:table-cell table:style-name="ce32" table:number-columns-repeated="2"/>
          <table:table-cell table:style-name="ce34" office:value-type="string" calcext:value-type="string">
            <text:p>Ivan Jovanovic</text:p>
          </table:table-cell>
          <table:table-cell table:style-name="ce35" office:value-type="string" calcext:value-type="string">
            <text:p>Milan Djupovac</text:p>
          </table:table-cell>
          <table:table-cell table:style-name="ce35" table:number-columns-repeated="2"/>
          <table:table-cell table:style-name="ce42"/>
          <table:table-cell table:style-name="ce3" table:number-columns-repeated="995"/>
        </table:table-row>
        <table:table-row table:style-name="ro3">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9" table:number-columns-repeated="5"/>
          <table:table-cell table:style-name="ce32" table:number-columns-repeated="2"/>
          <table:table-cell table:style-name="ce34" office:value-type="string" calcext:value-type="string">
            <text:p>Mila Mladenovic</text:p>
          </table:table-cell>
          <table:table-cell table:style-name="ce35" office:value-type="string" calcext:value-type="string">
            <text:p>Ivan Pajtic</text:p>
          </table:table-cell>
          <table:table-cell table:style-name="ce35" table:number-columns-repeated="2"/>
          <table:table-cell table:style-name="ce41"/>
          <table:table-cell table:style-name="ce3" table:number-columns-repeated="995"/>
        </table:table-row>
        <table:table-row table:style-name="ro8">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Stephan Peuckert</text:p>
          </table:table-cell>
          <table:table-cell table:style-name="ce17" table:number-columns-repeated="10"/>
          <table:table-cell table:style-name="ce19" table:number-columns-repeated="5"/>
          <table:table-cell table:style-name="ce32" table:number-columns-repeated="2"/>
          <table:table-cell table:style-name="ce34" office:value-type="string" calcext:value-type="string">
            <text:p>Rewea</text:p>
          </table:table-cell>
          <table:table-cell table:style-name="ce35" office:value-type="string" calcext:value-type="string">
            <text:p>Nikola Markovic</text:p>
          </table:table-cell>
          <table:table-cell table:style-name="ce35" table:number-columns-repeated="2"/>
          <table:table-cell table:style-name="ce41"/>
          <table:table-cell table:number-columns-repeated="995"/>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8" table:number-columns-repeated="3"/>
          <table:table-cell table:style-name="ce20"/>
          <table:table-cell table:style-name="ce18" table:number-columns-repeated="6"/>
          <table:table-cell table:style-name="ce1" table:number-columns-repeated="1011"/>
        </table:table-row>
        <table:table-row table:style-name="ro4">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10">
          <table:table-cell table:style-name="ce9" office:value-type="string" calcext:value-type="string">
            <text:p>Added in this revision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11">
          <table:table-cell table:style-name="ce10" office:value-type="string" calcext:value-type="string">
            <text:p>English ref has changed significantly</text:p>
          </table:table-cell>
          <table:table-cell table:style-name="ce12" office:value-type="string" calcext:value-type="string" table:number-columns-spanned="2" table:number-rows-spanned="1">
            <text:p>Please update the translation</text:p>
          </table:table-cell>
          <table:covered-table-cell table:style-name="ce12"/>
          <table:table-cell table:style-name="ce3" table:number-columns-repeated="1019"/>
        </table:table-row>
        <table:table-row table:style-name="ro11">
          <table:table-cell table:style-name="ce11" office:value-type="string" calcext:value-type="string">
            <text:p>You changed a translation</text:p>
          </table:table-cell>
          <table:table-cell table:style-name="ce12" office:value-type="string" calcext:value-type="string" table:number-columns-spanned="2" table:number-rows-spanned="1">
            <text:p>Thanks for pointing it out</text:p>
          </table:table-cell>
          <table:covered-table-cell table:style-name="ce12"/>
          <table:table-cell table:style-name="ce3" table:number-columns-repeated="1019"/>
        </table:table-row>
        <table:table-row table:style-name="ro12">
          <table:table-cell table:style-name="ce12" office:value-type="string" calcext:value-type="string">
            <office:annotation draw:style-name="gr1" draw:text-style-name="P1" svg:width="2.88cm" svg:height="0.608cm" svg:x="7.732cm" svg:y="18.941cm" draw:caption-point-x="-0.602cm" draw:caption-point-y="1.607cm">
              <dc:date>2011-01-10T00:00:00</dc:date>
              <text:p text:style-name="P1"><text:span text:style-name="T1">Comment</text:span></text:p>
            </office:annotation>
            <text:p>note</text:p>
          </table:table-cell>
          <table:table-cell table:style-name="ce12"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202"/>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287"/>
        <table:table-column table:style-name="co56" table:number-columns-repeated="227" table:default-cell-style-name="Default"/>
        <table:table-column table:style-name="co27" table:number-columns-repeated="769" table:default-cell-style-name="Default"/>
        <table:table-row table:style-name="ro13">
          <table:table-cell table:style-name="ce43" office:value-type="string" calcext:value-type="string">
            <text:p>#LanguageName</text:p>
          </table:table-cell>
          <table:table-cell table:style-name="ce47"/>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3" office:value-type="string" calcext:value-type="string">
            <text:p>简体中文</text:p>
          </table:table-cell>
          <table:table-cell table:style-name="ce171" office:value-type="string" calcext:value-type="string">
            <text:p>Türkçe</text:p>
          </table:table-cell>
          <table:table-cell table:style-name="ce171" office:value-type="string" calcext:value-type="string">
            <text:p>Ελληνικά</text:p>
          </table:table-cell>
          <table:table-cell table:style-name="ce191" office:value-type="string" calcext:value-type="string">
            <text:p>Lietuvių</text:p>
          </table:table-cell>
          <table:table-cell table:style-name="ce191" office:value-type="string" calcext:value-type="string">
            <text:p>Svenska</text:p>
          </table:table-cell>
          <table:table-cell table:style-name="ce191" office:value-type="string" calcext:value-type="string">
            <text:p>Dansk</text:p>
          </table:table-cell>
          <table:table-cell table:style-name="ce216" office:value-type="string" calcext:value-type="string">
            <text:p>Čeština</text:p>
          </table:table-cell>
          <table:table-cell table:style-name="ce216" office:value-type="string" calcext:value-type="string">
            <text:p>한국어</text:p>
          </table:table-cell>
          <table:table-cell table:style-name="ce233"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71" office:value-type="string" calcext:value-type="string">
            <text:p>日本語</text:p>
          </table:table-cell>
          <table:table-cell table:style-name="ce277" office:value-type="string" calcext:value-type="string">
            <text:p>Македонски</text:p>
          </table:table-cell>
          <table:table-cell table:style-name="ce40" office:value-type="string" calcext:value-type="string">
            <text:p>العَرَبِية</text:p>
          </table:table-cell>
          <table:table-cell table:style-name="ce288" table:number-columns-repeated="996"/>
        </table:table-row>
        <table:table-row table:style-name="ro14">
          <table:table-cell table:style-name="ce44" office:value-type="string" calcext:value-type="string">
            <text:p>#LanguageCode</text:p>
          </table:table-cell>
          <table:table-cell table:style-name="ce48" office:value-type="string" calcext:value-type="string">
            <text:p>-</text:p>
          </table:table-cell>
          <table:table-cell table:style-name="ce51"/>
          <table:table-cell table:style-name="ce62" office:value-type="string" calcext:value-type="string">
            <text:p>fr</text:p>
          </table:table-cell>
          <table:table-cell table:style-name="ce80" office:value-type="string" calcext:value-type="string">
            <text:p>nl</text:p>
          </table:table-cell>
          <table:table-cell table:style-name="ce91" office:value-type="string" calcext:value-type="string">
            <text:p>de</text:p>
          </table:table-cell>
          <table:table-cell table:style-name="ce102" office:value-type="string" calcext:value-type="string">
            <text:p>es</text:p>
          </table:table-cell>
          <table:table-cell table:style-name="ce109" office:value-type="string" calcext:value-type="string">
            <text:p>pt</text:p>
          </table:table-cell>
          <table:table-cell table:style-name="ce119" office:value-type="string" calcext:value-type="string">
            <text:p>pl</text:p>
          </table:table-cell>
          <table:table-cell table:style-name="ce127" office:value-type="string" calcext:value-type="string">
            <text:p>it</text:p>
          </table:table-cell>
          <table:table-cell table:style-name="ce135" office:value-type="string" calcext:value-type="string">
            <text:p>ro</text:p>
          </table:table-cell>
          <table:table-cell table:style-name="ce146" office:value-type="string" calcext:value-type="string">
            <text:p>fi</text:p>
          </table:table-cell>
          <table:table-cell table:style-name="ce156" office:value-type="string" calcext:value-type="string">
            <text:p>no</text:p>
          </table:table-cell>
          <table:table-cell table:style-name="ce164" office:value-type="string" calcext:value-type="string">
            <text:p>Zh-CHS</text:p>
          </table:table-cell>
          <table:table-cell table:style-name="ce172" office:value-type="string" calcext:value-type="string">
            <text:p>tr</text:p>
          </table:table-cell>
          <table:table-cell table:style-name="ce181" office:value-type="string" calcext:value-type="string">
            <text:p>el</text:p>
          </table:table-cell>
          <table:table-cell table:style-name="ce192" office:value-type="string" calcext:value-type="string">
            <text:p>lt</text:p>
          </table:table-cell>
          <table:table-cell table:style-name="ce192" office:value-type="string" calcext:value-type="string">
            <text:p>sv</text:p>
          </table:table-cell>
          <table:table-cell table:style-name="ce209" office:value-type="string" calcext:value-type="string">
            <text:p>da</text:p>
          </table:table-cell>
          <table:table-cell table:style-name="ce217" office:value-type="string" calcext:value-type="string">
            <text:p>cs</text:p>
          </table:table-cell>
          <table:table-cell table:style-name="ce209" office:value-type="string" calcext:value-type="string">
            <text:p>ko</text:p>
          </table:table-cell>
          <table:table-cell table:style-name="ce234" office:value-type="string" calcext:value-type="string">
            <text:p>ru</text:p>
          </table:table-cell>
          <table:table-cell table:style-name="ce209" office:value-type="string" calcext:value-type="string">
            <text:p>ca</text:p>
          </table:table-cell>
          <table:table-cell table:style-name="ce247" office:value-type="string" calcext:value-type="string">
            <text:p>sr-Latn-CS</text:p>
          </table:table-cell>
          <table:table-cell table:style-name="ce259" office:value-type="string" calcext:value-type="string">
            <text:p>sr-Cyrl-CS</text:p>
          </table:table-cell>
          <table:table-cell table:style-name="ce209" office:value-type="string" calcext:value-type="string">
            <text:p>ja</text:p>
          </table:table-cell>
          <table:table-cell table:style-name="ce278" office:value-type="string" calcext:value-type="string">
            <text:p>mk</text:p>
          </table:table-cell>
          <table:table-cell table:style-name="ce284" office:value-type="string" calcext:value-type="string">
            <text:p>ar</text:p>
          </table:table-cell>
          <table:table-cell table:style-name="ce209" table:number-columns-repeated="996"/>
        </table:table-row>
        <table:table-row table:style-name="ro5">
          <table:table-cell table:style-name="ce45" office:value-type="string" calcext:value-type="string">
            <text:p>CommandSwitchUICulture_FriendlyName</text:p>
          </table:table-cell>
          <table:table-cell table:style-name="ce49"/>
          <table:table-cell table:style-name="ce52" office:value-type="string" calcext:value-type="string">
            <text:p>Change Language</text:p>
          </table:table-cell>
          <table:table-cell table:style-name="ce63" office:value-type="string" calcext:value-type="string">
            <text:p>Changer la Langue</text:p>
          </table:table-cell>
          <table:table-cell table:style-name="ce81" office:value-type="string" calcext:value-type="string">
            <text:p>Wijzig de taal</text:p>
          </table:table-cell>
          <table:table-cell table:style-name="ce92" office:value-type="string" calcext:value-type="string">
            <text:p>Sprache ändern</text:p>
          </table:table-cell>
          <table:table-cell table:style-name="ce103" office:value-type="string" calcext:value-type="string">
            <text:p>Cambiar Idioma</text:p>
          </table:table-cell>
          <table:table-cell table:style-name="ce110" office:value-type="string" calcext:value-type="string">
            <text:p>Escolher Idioma</text:p>
          </table:table-cell>
          <table:table-cell table:style-name="ce120" office:value-type="string" calcext:value-type="string">
            <text:p>Zmień język</text:p>
          </table:table-cell>
          <table:table-cell table:style-name="ce128" office:value-type="string" calcext:value-type="string">
            <text:p>Cambia Lingua</text:p>
          </table:table-cell>
          <table:table-cell table:style-name="ce136" office:value-type="string" calcext:value-type="string">
            <text:p>Modifică limba</text:p>
          </table:table-cell>
          <table:table-cell table:style-name="ce147" office:value-type="string" calcext:value-type="string">
            <text:p>Vaihda kieli</text:p>
          </table:table-cell>
          <table:table-cell table:style-name="ce157" office:value-type="string" calcext:value-type="string">
            <text:p>Endre språk</text:p>
          </table:table-cell>
          <table:table-cell table:style-name="ce165" office:value-type="string" calcext:value-type="string">
            <text:p>改变语言</text:p>
          </table:table-cell>
          <table:table-cell table:style-name="ce173" office:value-type="string" calcext:value-type="string">
            <text:p>Dili Değiştir</text:p>
          </table:table-cell>
          <table:table-cell table:style-name="ce182" office:value-type="string" calcext:value-type="string">
            <text:p>Αλλαγή Γλώσσας</text:p>
          </table:table-cell>
          <table:table-cell table:style-name="ce193" office:value-type="string" calcext:value-type="string">
            <text:p>Pakeisti kalba</text:p>
          </table:table-cell>
          <table:table-cell table:style-name="ce203" office:value-type="string" calcext:value-type="string">
            <text:p>Välj Språk</text:p>
          </table:table-cell>
          <table:table-cell table:style-name="ce210" office:value-type="string" calcext:value-type="string">
            <text:p>Skift sprog</text:p>
          </table:table-cell>
          <table:table-cell table:style-name="ce218" office:value-type="string" calcext:value-type="string">
            <text:p>Změň jazyk</text:p>
          </table:table-cell>
          <table:table-cell table:style-name="ce226" office:value-type="string" calcext:value-type="string">
            <text:p>언어 변경</text:p>
          </table:table-cell>
          <table:table-cell table:style-name="ce235" office:value-type="string" calcext:value-type="string">
            <text:p>Выберите язык</text:p>
          </table:table-cell>
          <table:table-cell table:style-name="ce227" office:value-type="string" calcext:value-type="string">
            <text:p>Canviar l'idioma</text:p>
          </table:table-cell>
          <table:table-cell table:style-name="ce248" office:value-type="string" calcext:value-type="string">
            <text:p>Promeni jezik</text:p>
          </table:table-cell>
          <table:table-cell table:style-name="ce260"/>
          <table:table-cell table:style-name="ce272" office:value-type="string" calcext:value-type="string">
            <text:p>言語の変更</text:p>
          </table:table-cell>
          <table:table-cell table:style-name="ce279" office:value-type="string" calcext:value-type="string">
            <text:p>Промена на јазик</text:p>
          </table:table-cell>
          <table:table-cell table:style-name="ce285" office:value-type="string" calcext:value-type="string">
            <text:p>تغيير اللغة</text:p>
          </table:table-cell>
          <table:table-cell table:style-name="ce289" table:number-columns-repeated="996"/>
        </table:table-row>
        <table:table-row table:style-name="ro15">
          <table:table-cell table:style-name="ce45" office:value-type="string" calcext:value-type="string">
            <text:p>CommandToggleFileExplorer_FriendlyName</text:p>
          </table:table-cell>
          <table:table-cell table:style-name="ce49"/>
          <table:table-cell table:style-name="ce52" office:value-type="string" calcext:value-type="string">
            <text:p>Show/Hide File Explorer</text:p>
          </table:table-cell>
          <table:table-cell table:style-name="ce63" office:value-type="string" calcext:value-type="string">
            <text:p>Montrer/Cacher l'Explorateur de Fichiers</text:p>
          </table:table-cell>
          <table:table-cell table:style-name="ce81" office:value-type="string" calcext:value-type="string">
            <text:p>Toon/Verberg bestand verkenner</text:p>
          </table:table-cell>
          <table:table-cell table:style-name="ce92" office:value-type="string" calcext:value-type="string">
            <text:p>Explorer zeigen / verbergen</text:p>
          </table:table-cell>
          <table:table-cell table:style-name="ce103" office:value-type="string" calcext:value-type="string">
            <text:p>Mostrar/Ocultar Explorador de Archivos</text:p>
          </table:table-cell>
          <table:table-cell table:style-name="ce111" office:value-type="string" calcext:value-type="string">
            <text:p>Mostrar/Ocultar o Gerenciador de Arquivos</text:p>
          </table:table-cell>
          <table:table-cell table:style-name="ce120" office:value-type="string" calcext:value-type="string">
            <text:p>Pokaż/Ukryj przeglądarkę plików</text:p>
          </table:table-cell>
          <table:table-cell table:style-name="ce128" office:value-type="string" calcext:value-type="string">
            <text:p>Mostra / Nascondi Esplora File</text:p>
          </table:table-cell>
          <table:table-cell table:style-name="ce136" office:value-type="string" calcext:value-type="string">
            <text:p>Arată/Ascunde Exploratorul de fişiere</text:p>
          </table:table-cell>
          <table:table-cell table:style-name="ce147" office:value-type="string" calcext:value-type="string">
            <text:p>Näytä/piilota Explorer</text:p>
          </table:table-cell>
          <table:table-cell table:style-name="ce157" office:value-type="string" calcext:value-type="string">
            <text:p>Vis/Skjul</text:p>
          </table:table-cell>
          <table:table-cell table:style-name="ce165" office:value-type="string" calcext:value-type="string">
            <text:p>显示/隐藏 文件浏览器</text:p>
          </table:table-cell>
          <table:table-cell table:style-name="ce174" office:value-type="string" calcext:value-type="string">
            <text:p>Dosya Yöneticisini Göster/Gizle</text:p>
          </table:table-cell>
          <table:table-cell table:style-name="ce182" office:value-type="string" calcext:value-type="string">
            <text:p>Εμφάνιση/Απόκρυψη Εξερεύνησης Αρχείων</text:p>
          </table:table-cell>
          <table:table-cell table:style-name="ce193" office:value-type="string" calcext:value-type="string">
            <text:p>Rodyti/slėpti dokumentų naršyklę</text:p>
          </table:table-cell>
          <table:table-cell table:style-name="ce203" office:value-type="string" calcext:value-type="string">
            <text:p>Dölj/Visa Fil Utforskare</text:p>
          </table:table-cell>
          <table:table-cell table:style-name="ce210" office:value-type="string" calcext:value-type="string">
            <text:p>Vis/Gem filoversigt</text:p>
          </table:table-cell>
          <table:table-cell table:style-name="ce219" office:value-type="string" calcext:value-type="string">
            <text:p>Zobrazit/Skrýt File Explorer</text:p>
          </table:table-cell>
          <table:table-cell table:style-name="ce227"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35" office:value-type="string" calcext:value-type="string">
            <text:p>Показать/Скрыть директории</text:p>
          </table:table-cell>
          <table:table-cell table:style-name="ce227" office:value-type="string" calcext:value-type="string">
            <text:p>Mostrar/amagar l'explorador d'arxius</text:p>
          </table:table-cell>
          <table:table-cell table:style-name="ce249" office:value-type="string" calcext:value-type="string">
            <text:p>Prikaži/sakrij istraživač datoteke</text:p>
          </table:table-cell>
          <table:table-cell table:style-name="ce261" office:value-type="string" calcext:value-type="string">
            <text:p>Прикажи/сакриј истраживач датотеке</text:p>
          </table:table-cell>
          <table:table-cell table:style-name="ce272" office:value-type="string" calcext:value-type="string">
            <text:p>エクスプローラーの表示/非表示</text:p>
          </table:table-cell>
          <table:table-cell table:style-name="ce279" office:value-type="string" calcext:value-type="string">
            <text:p>Покажи/Скриј истражувач на датотеката</text:p>
          </table:table-cell>
          <table:table-cell table:style-name="ce285" office:value-type="string" calcext:value-type="string">
            <text:p>اظهار/اخفاء متصفح الملفات</text:p>
          </table:table-cell>
          <table:table-cell table:style-name="ce289" table:number-columns-repeated="996"/>
        </table:table-row>
        <table:table-row table:style-name="ro5">
          <table:table-cell table:style-name="ce45" office:value-type="string" calcext:value-type="string">
            <text:p>dlgOpenFile_Filter</text:p>
          </table:table-cell>
          <table:table-cell table:style-name="ce49"/>
          <table:table-cell table:style-name="ce52" office:value-type="string" calcext:value-type="string">
            <text:p>All files (*.*)|*.*</text:p>
          </table:table-cell>
          <table:table-cell table:style-name="ce63" office:value-type="string" calcext:value-type="string">
            <text:p>Tous les fichiers (*.*)|*.*</text:p>
          </table:table-cell>
          <table:table-cell table:style-name="ce81" office:value-type="string" calcext:value-type="string">
            <text:p>Alle bestanden (*.*)|*.*</text:p>
          </table:table-cell>
          <table:table-cell table:style-name="ce92" office:value-type="string" calcext:value-type="string">
            <text:p>Alle Dateien (*.*)|*.*</text:p>
          </table:table-cell>
          <table:table-cell table:style-name="ce104" office:value-type="string" calcext:value-type="string">
            <text:p>Todos los archivos (*.*)|*.*</text:p>
          </table:table-cell>
          <table:table-cell table:style-name="ce110" office:value-type="string" calcext:value-type="string">
            <text:p>Todos os arquivos (*.*)|*.*</text:p>
          </table:table-cell>
          <table:table-cell table:style-name="ce121" office:value-type="string" calcext:value-type="string">
            <text:p>Wszystkie pliki (*.*)|*.*</text:p>
          </table:table-cell>
          <table:table-cell table:style-name="ce129" office:value-type="string" calcext:value-type="string">
            <text:p>Tutti I files (*.*)|*.*</text:p>
          </table:table-cell>
          <table:table-cell table:style-name="ce136" office:value-type="string" calcext:value-type="string">
            <text:p>Toate fişierele (*.*)|*.*</text:p>
          </table:table-cell>
          <table:table-cell table:style-name="ce147" office:value-type="string" calcext:value-type="string">
            <text:p>Kaikki tiedostot (*.*)|*.*</text:p>
          </table:table-cell>
          <table:table-cell table:style-name="ce157" office:value-type="string" calcext:value-type="string">
            <text:p>Alle filer (*.*)|*.*</text:p>
          </table:table-cell>
          <table:table-cell table:style-name="ce165" office:value-type="string" calcext:value-type="string">
            <text:p>所有文件 (*.*)|*.*</text:p>
          </table:table-cell>
          <table:table-cell table:style-name="ce174" office:value-type="string" calcext:value-type="string">
            <text:p>Tüm Dosyalar (*.*)|*.*</text:p>
          </table:table-cell>
          <table:table-cell table:style-name="ce182" office:value-type="string" calcext:value-type="string">
            <text:p>Όλα τα αρχεία (*.*)|*.*</text:p>
          </table:table-cell>
          <table:table-cell table:style-name="ce194" office:value-type="string" calcext:value-type="string">
            <text:p>Visi dokumentai (*.*)|*.*</text:p>
          </table:table-cell>
          <table:table-cell table:style-name="ce203" office:value-type="string" calcext:value-type="string">
            <text:p>Alla filer (*.*)|*.*</text:p>
          </table:table-cell>
          <table:table-cell table:style-name="ce211" office:value-type="string" calcext:value-type="string">
            <text:p>Alle filtyper (*.*)|*.*</text:p>
          </table:table-cell>
          <table:table-cell table:style-name="ce218" office:value-type="string" calcext:value-type="string">
            <text:p>Všechny soubory (*.*)|*.*</text:p>
          </table:table-cell>
          <table:table-cell table:style-name="ce227" office:value-type="string" calcext:value-type="string">
            <text:p><text:span text:style-name="T3">모든</text:span><text:span text:style-name="T4"> </text:span><text:span text:style-name="T5">파일들</text:span><text:span text:style-name="T4"> (*.*)|*.*</text:span></text:p>
          </table:table-cell>
          <table:table-cell table:style-name="ce236" office:value-type="string" calcext:value-type="string">
            <text:p>Все файлы (*.*)|*.*</text:p>
          </table:table-cell>
          <table:table-cell table:style-name="ce227" office:value-type="string" calcext:value-type="string">
            <text:p>Tots els fitxers (*.*)|*.*</text:p>
          </table:table-cell>
          <table:table-cell table:style-name="ce249" office:value-type="string" calcext:value-type="string">
            <text:p>Sve datoteke (*.*)|*.*</text:p>
          </table:table-cell>
          <table:table-cell table:style-name="ce261" office:value-type="string" calcext:value-type="string">
            <text:p>Све датотеке (*.*)|*.*</text:p>
          </table:table-cell>
          <table:table-cell table:style-name="ce272" office:value-type="string" calcext:value-type="string">
            <text:p>すべてのファイル (*.*)|*.*</text:p>
          </table:table-cell>
          <table:table-cell table:style-name="ce279" office:value-type="string" calcext:value-type="string">
            <text:p>Сите датотеки</text:p>
          </table:table-cell>
          <table:table-cell table:style-name="ce285" office:value-type="string" calcext:value-type="string">
            <text:p>جميع الملفات (*. *)| *. *</text:p>
          </table:table-cell>
          <table:table-cell table:style-name="ce289" table:number-columns-repeated="996"/>
        </table:table-row>
        <table:table-row table:style-name="ro5">
          <table:table-cell table:style-name="ce45" office:value-type="string" calcext:value-type="string">
            <text:p>dlgOpenFile_Title</text:p>
          </table:table-cell>
          <table:table-cell table:style-name="ce49"/>
          <table:table-cell table:style-name="ce52" office:value-type="string" calcext:value-type="string">
            <text:p>Open Video File</text:p>
          </table:table-cell>
          <table:table-cell table:style-name="ce63" office:value-type="string" calcext:value-type="string">
            <text:p>Ouvrir un Fichier Vidéo</text:p>
          </table:table-cell>
          <table:table-cell table:style-name="ce81" office:value-type="string" calcext:value-type="string">
            <text:p>Open een video bestand</text:p>
          </table:table-cell>
          <table:table-cell table:style-name="ce92" office:value-type="string" calcext:value-type="string">
            <text:p>Videodatei öffnen</text:p>
          </table:table-cell>
          <table:table-cell table:style-name="ce104" office:value-type="string" calcext:value-type="string">
            <text:p>Abrir un Video</text:p>
          </table:table-cell>
          <table:table-cell table:style-name="ce110" office:value-type="string" calcext:value-type="string">
            <text:p>Abrir arquivo de vídeo</text:p>
          </table:table-cell>
          <table:table-cell table:style-name="ce121" office:value-type="string" calcext:value-type="string">
            <text:p>Otwórz plik wideo</text:p>
          </table:table-cell>
          <table:table-cell table:style-name="ce129" office:value-type="string" calcext:value-type="string">
            <text:p>Apri File Video</text:p>
          </table:table-cell>
          <table:table-cell table:style-name="ce136" office:value-type="string" calcext:value-type="string">
            <text:p>Deschide fişier video</text:p>
          </table:table-cell>
          <table:table-cell table:style-name="ce147" office:value-type="string" calcext:value-type="string">
            <text:p>Avaa videotiedosto</text:p>
          </table:table-cell>
          <table:table-cell table:style-name="ce157" office:value-type="string" calcext:value-type="string">
            <text:p>Åpne videofil</text:p>
          </table:table-cell>
          <table:table-cell table:style-name="ce165" office:value-type="string" calcext:value-type="string">
            <text:p>打开视频文件</text:p>
          </table:table-cell>
          <table:table-cell table:style-name="ce174" office:value-type="string" calcext:value-type="string">
            <text:p>Video Dosyasını Aç</text:p>
          </table:table-cell>
          <table:table-cell table:style-name="ce182" office:value-type="string" calcext:value-type="string">
            <text:p>Άνοιγμα Αρχείου Video</text:p>
          </table:table-cell>
          <table:table-cell table:style-name="ce193" office:value-type="string" calcext:value-type="string">
            <text:p>Atidaryti vaizdo dokumentą</text:p>
          </table:table-cell>
          <table:table-cell table:style-name="ce203" office:value-type="string" calcext:value-type="string">
            <text:p>Öppna Video Fil</text:p>
          </table:table-cell>
          <table:table-cell table:style-name="ce211" office:value-type="string" calcext:value-type="string">
            <text:p>Aben videofil</text:p>
          </table:table-cell>
          <table:table-cell table:style-name="ce218" office:value-type="string" calcext:value-type="string">
            <text:p>Otevřít video soubor</text:p>
          </table:table-cell>
          <table:table-cell table:style-name="ce226" office:value-type="string" calcext:value-type="string">
            <text:p>비디오<text:span text:style-name="T6"> </text:span><text:span text:style-name="T5">파일</text:span><text:span text:style-name="T4"> </text:span><text:span text:style-name="T5">열기</text:span></text:p>
          </table:table-cell>
          <table:table-cell table:style-name="ce237" office:value-type="string" calcext:value-type="string">
            <text:p>Открыть видео файл</text:p>
          </table:table-cell>
          <table:table-cell table:style-name="ce227" office:value-type="string" calcext:value-type="string">
            <text:p>Obrir un arxiu de video</text:p>
          </table:table-cell>
          <table:table-cell table:style-name="ce249" office:value-type="string" calcext:value-type="string">
            <text:p>Otvori video datoteku</text:p>
          </table:table-cell>
          <table:table-cell table:style-name="ce261" office:value-type="string" calcext:value-type="string">
            <text:p>Отвори видео датотеку</text:p>
          </table:table-cell>
          <table:table-cell table:style-name="ce272" office:value-type="string" calcext:value-type="string">
            <text:p>ビデオファイルを開く</text:p>
          </table:table-cell>
          <table:table-cell table:style-name="ce279" office:value-type="string" calcext:value-type="string">
            <text:p>Отвори видео датотека</text:p>
          </table:table-cell>
          <table:table-cell table:style-name="ce285" office:value-type="string" calcext:value-type="string">
            <text:p>فتح ملف الفيديو</text:p>
          </table:table-cell>
          <table:table-cell table:style-name="ce289" table:number-columns-repeated="996"/>
        </table:table-row>
        <table:table-row table:style-name="ro5">
          <table:table-cell table:style-name="ce45" office:value-type="string" calcext:value-type="string">
            <text:p>dlgPreferences_btnCapture</text:p>
          </table:table-cell>
          <table:table-cell table:style-name="ce49"/>
          <table:table-cell table:style-name="ce52" office:value-type="string" calcext:value-type="string">
            <text:p>Capture</text:p>
          </table:table-cell>
          <table:table-cell table:style-name="ce63" office:value-type="string" calcext:value-type="string">
            <text:p>Capture</text:p>
          </table:table-cell>
          <table:table-cell table:style-name="ce81" office:value-type="string" calcext:value-type="string">
            <text:p>Opnemen</text:p>
          </table:table-cell>
          <table:table-cell table:style-name="ce93" office:value-type="string" calcext:value-type="string">
            <text:p>Aufnahme</text:p>
          </table:table-cell>
          <table:table-cell table:style-name="ce104" office:value-type="string" calcext:value-type="string">
            <text:p>Captura</text:p>
          </table:table-cell>
          <table:table-cell table:style-name="ce111" office:value-type="string" calcext:value-type="string">
            <text:p>Capturar</text:p>
          </table:table-cell>
          <table:table-cell table:style-name="ce121"/>
          <table:table-cell table:style-name="ce129" office:value-type="string" calcext:value-type="string">
            <text:p>Cattura</text:p>
          </table:table-cell>
          <table:table-cell table:style-name="ce136" office:value-type="string" calcext:value-type="string">
            <text:p>Captură</text:p>
          </table:table-cell>
          <table:table-cell table:style-name="ce147" office:value-type="string" calcext:value-type="string">
            <text:p>Videotallennus</text:p>
          </table:table-cell>
          <table:table-cell table:style-name="ce157"/>
          <table:table-cell table:style-name="ce165"/>
          <table:table-cell table:style-name="ce173" office:value-type="string" calcext:value-type="string">
            <text:p>Capture</text:p>
          </table:table-cell>
          <table:table-cell table:style-name="ce183" office:value-type="string" calcext:value-type="string">
            <text:p>Αποτύπωση</text:p>
          </table:table-cell>
          <table:table-cell table:style-name="ce195" office:value-type="string" calcext:value-type="string">
            <text:p>Įrašymas</text:p>
          </table:table-cell>
          <table:table-cell table:style-name="ce203" office:value-type="string" calcext:value-type="string">
            <text:p>Inspelning</text:p>
          </table:table-cell>
          <table:table-cell table:style-name="ce210" office:value-type="string" calcext:value-type="string">
            <text:p>Optag</text:p>
          </table:table-cell>
          <table:table-cell table:style-name="ce218" office:value-type="string" calcext:value-type="string">
            <text:p>Záznam</text:p>
          </table:table-cell>
          <table:table-cell table:style-name="ce226" office:value-type="string" calcext:value-type="string">
            <text:p>캡처</text:p>
          </table:table-cell>
          <table:table-cell table:style-name="ce235" office:value-type="string" calcext:value-type="string">
            <text:p>Съемка</text:p>
          </table:table-cell>
          <table:table-cell table:style-name="ce227" office:value-type="string" calcext:value-type="string">
            <text:p>Capturar</text:p>
          </table:table-cell>
          <table:table-cell table:style-name="ce249" office:value-type="string" calcext:value-type="string">
            <text:p>Uhvati</text:p>
          </table:table-cell>
          <table:table-cell table:style-name="ce261" office:value-type="string" calcext:value-type="string">
            <text:p>Ухвати</text:p>
          </table:table-cell>
          <table:table-cell table:style-name="ce272" office:value-type="string" calcext:value-type="string">
            <text:p>キャプチャ</text:p>
          </table:table-cell>
          <table:table-cell table:style-name="ce279" office:value-type="string" calcext:value-type="string">
            <text:p>Превзени</text:p>
          </table:table-cell>
          <table:table-cell table:style-name="ce285" office:value-type="string" calcext:value-type="string">
            <text:p>التقاط</text:p>
          </table:table-cell>
          <table:table-cell table:style-name="ce289" table:number-columns-repeated="996"/>
        </table:table-row>
        <table:table-row table:style-name="ro5">
          <table:table-cell table:style-name="ce45" office:value-type="string" calcext:value-type="string">
            <text:p>dlgPreferences_btnDrawings</text:p>
          </table:table-cell>
          <table:table-cell table:style-name="ce49"/>
          <table:table-cell table:style-name="ce52" office:value-type="string" calcext:value-type="string">
            <text:p>Drawings</text:p>
          </table:table-cell>
          <table:table-cell table:style-name="ce63" office:value-type="string" calcext:value-type="string">
            <text:p>Dessins</text:p>
          </table:table-cell>
          <table:table-cell table:style-name="ce81" office:value-type="string" calcext:value-type="string">
            <text:p>Tekeningen</text:p>
          </table:table-cell>
          <table:table-cell table:style-name="ce92" office:value-type="string" calcext:value-type="string">
            <text:p>Zeichenelemente</text:p>
          </table:table-cell>
          <table:table-cell table:style-name="ce104" office:value-type="string" calcext:value-type="string">
            <text:p>Dibujos</text:p>
          </table:table-cell>
          <table:table-cell table:style-name="ce110" office:value-type="string" calcext:value-type="string">
            <text:p>Desenhos</text:p>
          </table:table-cell>
          <table:table-cell table:style-name="ce121"/>
          <table:table-cell table:style-name="ce128" office:value-type="string" calcext:value-type="string">
            <text:p>Disegni</text:p>
          </table:table-cell>
          <table:table-cell table:style-name="ce136" office:value-type="string" calcext:value-type="string">
            <text:p>Desene</text:p>
          </table:table-cell>
          <table:table-cell table:style-name="ce147" office:value-type="string" calcext:value-type="string">
            <text:p>Piirrokset</text:p>
          </table:table-cell>
          <table:table-cell table:style-name="ce157" office:value-type="string" calcext:value-type="string">
            <text:p>Tegninger</text:p>
          </table:table-cell>
          <table:table-cell table:style-name="ce165" office:value-type="string" calcext:value-type="string">
            <text:p>绘制</text:p>
          </table:table-cell>
          <table:table-cell table:style-name="ce174" office:value-type="string" calcext:value-type="string">
            <text:p>Çizimler</text:p>
          </table:table-cell>
          <table:table-cell table:style-name="ce182" office:value-type="string" calcext:value-type="string">
            <text:p>Σχέδια</text:p>
          </table:table-cell>
          <table:table-cell table:style-name="ce193" office:value-type="string" calcext:value-type="string">
            <text:p>Piešimas</text:p>
          </table:table-cell>
          <table:table-cell table:style-name="ce203" office:value-type="string" calcext:value-type="string">
            <text:p>Ritningar</text:p>
          </table:table-cell>
          <table:table-cell table:style-name="ce211" office:value-type="string" calcext:value-type="string">
            <text:p>Tegning</text:p>
          </table:table-cell>
          <table:table-cell table:style-name="ce218" office:value-type="string" calcext:value-type="string">
            <text:p>Kreslení</text:p>
          </table:table-cell>
          <table:table-cell table:style-name="ce226" office:value-type="string" calcext:value-type="string">
            <text:p>그림들</text:p>
          </table:table-cell>
          <table:table-cell table:style-name="ce237" office:value-type="string" calcext:value-type="string">
            <text:p>Нарисовать</text:p>
          </table:table-cell>
          <table:table-cell table:style-name="ce227" office:value-type="string" calcext:value-type="string">
            <text:p>Dibuixos</text:p>
          </table:table-cell>
          <table:table-cell table:style-name="ce249" office:value-type="string" calcext:value-type="string">
            <text:p>Crteži</text:p>
          </table:table-cell>
          <table:table-cell table:style-name="ce261" office:value-type="string" calcext:value-type="string">
            <text:p>Цртежи</text:p>
          </table:table-cell>
          <table:table-cell table:style-name="ce272" office:value-type="string" calcext:value-type="string">
            <text:p>ドローイング</text:p>
          </table:table-cell>
          <table:table-cell table:style-name="ce279" office:value-type="string" calcext:value-type="string">
            <text:p>Цртежи</text:p>
          </table:table-cell>
          <table:table-cell table:style-name="ce285" office:value-type="string" calcext:value-type="string">
            <text:p>الرسومات</text:p>
          </table:table-cell>
          <table:table-cell table:style-name="ce289" table:number-columns-repeated="996"/>
        </table:table-row>
        <table:table-row table:style-name="ro5">
          <table:table-cell table:style-name="ce45" office:value-type="string" calcext:value-type="string">
            <text:p>dlgPreferences_ButtonGeneral</text:p>
          </table:table-cell>
          <table:table-cell table:style-name="ce49"/>
          <table:table-cell table:style-name="ce52" office:value-type="string" calcext:value-type="string">
            <text:p>General</text:p>
          </table:table-cell>
          <table:table-cell table:style-name="ce63" office:value-type="string" calcext:value-type="string">
            <text:p>Général</text:p>
          </table:table-cell>
          <table:table-cell table:style-name="ce81" office:value-type="string" calcext:value-type="string">
            <text:p>Algemeen</text:p>
          </table:table-cell>
          <table:table-cell table:style-name="ce92" office:value-type="string" calcext:value-type="string">
            <text:p>Allgemein</text:p>
          </table:table-cell>
          <table:table-cell table:style-name="ce103" office:value-type="string" calcext:value-type="string">
            <text:p>General</text:p>
          </table:table-cell>
          <table:table-cell table:style-name="ce110" office:value-type="string" calcext:value-type="string">
            <text:p>Geral</text:p>
          </table:table-cell>
          <table:table-cell table:style-name="ce121" office:value-type="string" calcext:value-type="string">
            <text:p>Ogólne</text:p>
          </table:table-cell>
          <table:table-cell table:style-name="ce129" office:value-type="string" calcext:value-type="string">
            <text:p>Generale</text:p>
          </table:table-cell>
          <table:table-cell table:style-name="ce136" office:value-type="string" calcext:value-type="string">
            <text:p>General</text:p>
          </table:table-cell>
          <table:table-cell table:style-name="ce147" office:value-type="string" calcext:value-type="string">
            <text:p>Yleinen</text:p>
          </table:table-cell>
          <table:table-cell table:style-name="ce157" office:value-type="string" calcext:value-type="string">
            <text:p>Generelt</text:p>
          </table:table-cell>
          <table:table-cell table:style-name="ce165" office:value-type="string" calcext:value-type="string">
            <text:p>常规</text:p>
          </table:table-cell>
          <table:table-cell table:style-name="ce174" office:value-type="string" calcext:value-type="string">
            <text:p>Genel</text:p>
          </table:table-cell>
          <table:table-cell table:style-name="ce182" office:value-type="string" calcext:value-type="string">
            <text:p>Γενικά</text:p>
          </table:table-cell>
          <table:table-cell table:style-name="ce193" office:value-type="string" calcext:value-type="string">
            <text:p>Pagrindinis</text:p>
          </table:table-cell>
          <table:table-cell table:style-name="ce203" office:value-type="string" calcext:value-type="string">
            <text:p>Allmänt</text:p>
          </table:table-cell>
          <table:table-cell table:style-name="ce211" office:value-type="string" calcext:value-type="string">
            <text:p>Generelt</text:p>
          </table:table-cell>
          <table:table-cell table:style-name="ce218" office:value-type="string" calcext:value-type="string">
            <text:p>Obecné</text:p>
          </table:table-cell>
          <table:table-cell table:style-name="ce226" office:value-type="string" calcext:value-type="string">
            <text:p>일반</text:p>
          </table:table-cell>
          <table:table-cell table:style-name="ce237" office:value-type="string" calcext:value-type="string">
            <text:p>Общие</text:p>
          </table:table-cell>
          <table:table-cell table:style-name="ce227" office:value-type="string" calcext:value-type="string">
            <text:p>General</text:p>
          </table:table-cell>
          <table:table-cell table:style-name="ce250" office:value-type="string" calcext:value-type="string">
            <text:p>Opšte</text:p>
          </table:table-cell>
          <table:table-cell table:style-name="ce262" office:value-type="string" calcext:value-type="string">
            <text:p>Опште</text:p>
          </table:table-cell>
          <table:table-cell table:style-name="ce272" office:value-type="string" calcext:value-type="string">
            <text:p>一般</text:p>
          </table:table-cell>
          <table:table-cell table:style-name="ce279" office:value-type="string" calcext:value-type="string">
            <text:p>Општо</text:p>
          </table:table-cell>
          <table:table-cell table:style-name="ce285" office:value-type="string" calcext:value-type="string">
            <text:p>عام</text:p>
          </table:table-cell>
          <table:table-cell table:style-name="ce289" table:number-columns-repeated="996"/>
        </table:table-row>
        <table:table-row table:style-name="ro5">
          <table:table-cell table:style-name="ce45" office:value-type="string" calcext:value-type="string">
            <text:p>dlgPreferences_ButtonPlayAnalyze</text:p>
          </table:table-cell>
          <table:table-cell table:style-name="ce49"/>
          <table:table-cell table:style-name="ce53" office:value-type="string" calcext:value-type="string">
            <text:p>Playback</text:p>
          </table:table-cell>
          <table:table-cell table:style-name="ce63" office:value-type="string" calcext:value-type="string">
            <text:p>Lecture</text:p>
          </table:table-cell>
          <table:table-cell table:style-name="ce81" office:value-type="string" calcext:value-type="string">
            <text:p>Afspelen</text:p>
          </table:table-cell>
          <table:table-cell table:style-name="ce92" office:value-type="string" calcext:value-type="string">
            <text:p>Wiedergabe</text:p>
          </table:table-cell>
          <table:table-cell table:style-name="ce104" office:value-type="string" calcext:value-type="string">
            <text:p>Lectura</text:p>
          </table:table-cell>
          <table:table-cell table:style-name="ce110" office:value-type="string" calcext:value-type="string">
            <text:p>Reproduzir</text:p>
          </table:table-cell>
          <table:table-cell table:style-name="ce121" office:value-type="string" calcext:value-type="string">
            <text:p>Odtwórz</text:p>
          </table:table-cell>
          <table:table-cell table:style-name="ce129" office:value-type="string" calcext:value-type="string">
            <text:p>Riproduzione</text:p>
          </table:table-cell>
          <table:table-cell table:style-name="ce136" office:value-type="string" calcext:value-type="string">
            <text:p>Rulează</text:p>
          </table:table-cell>
          <table:table-cell table:style-name="ce147" office:value-type="string" calcext:value-type="string">
            <text:p>Näytä</text:p>
          </table:table-cell>
          <table:table-cell table:style-name="ce157" office:value-type="string" calcext:value-type="string">
            <text:p>Spill av</text:p>
          </table:table-cell>
          <table:table-cell table:style-name="ce165" office:value-type="string" calcext:value-type="string">
            <text:p>播放</text:p>
          </table:table-cell>
          <table:table-cell table:style-name="ce174" office:value-type="string" calcext:value-type="string">
            <text:p>İzle</text:p>
          </table:table-cell>
          <table:table-cell table:style-name="ce182" office:value-type="string" calcext:value-type="string">
            <text:p>Αναπαραγωγή</text:p>
          </table:table-cell>
          <table:table-cell table:style-name="ce193" office:value-type="string" calcext:value-type="string">
            <text:p>Groti</text:p>
          </table:table-cell>
          <table:table-cell table:style-name="ce203" office:value-type="string" calcext:value-type="string">
            <text:p>Uppspelning</text:p>
          </table:table-cell>
          <table:table-cell table:style-name="ce211" office:value-type="string" calcext:value-type="string">
            <text:p>Afspil</text:p>
          </table:table-cell>
          <table:table-cell table:style-name="ce218" office:value-type="string" calcext:value-type="string">
            <text:p>Přehrávání</text:p>
          </table:table-cell>
          <table:table-cell table:style-name="ce226" office:value-type="string" calcext:value-type="string">
            <text:p>재생</text:p>
          </table:table-cell>
          <table:table-cell table:style-name="ce237" office:value-type="string" calcext:value-type="string">
            <text:p>Воспроизвести</text:p>
          </table:table-cell>
          <table:table-cell table:style-name="ce227" office:value-type="string" calcext:value-type="string">
            <text:p>Reproducció</text:p>
          </table:table-cell>
          <table:table-cell table:style-name="ce251" office:value-type="string" calcext:value-type="string">
            <text:p>Reprodukovanje</text:p>
          </table:table-cell>
          <table:table-cell table:style-name="ce263" office:value-type="string" calcext:value-type="string">
            <text:p>Репродуковање</text:p>
          </table:table-cell>
          <table:table-cell table:style-name="ce272" office:value-type="string" calcext:value-type="string">
            <text:p>プレイバック</text:p>
          </table:table-cell>
          <table:table-cell table:style-name="ce279" office:value-type="string" calcext:value-type="string">
            <text:p>Репродуцирање</text:p>
          </table:table-cell>
          <table:table-cell table:style-name="ce285" office:value-type="string" calcext:value-type="string">
            <text:p>العرض</text:p>
          </table:table-cell>
          <table:table-cell table:style-name="ce289" table:number-columns-repeated="996"/>
        </table:table-row>
        <table:table-row table:style-name="ro5">
          <table:table-cell table:style-name="ce45" office:value-type="string" calcext:value-type="string">
            <text:p>dlgPreferences_Capture_Left</text:p>
          </table:table-cell>
          <table:table-cell table:style-name="ce49"/>
          <table:table-cell table:style-name="ce53" office:value-type="string" calcext:value-type="string">
            <text:p>Left</text:p>
          </table:table-cell>
          <table:table-cell table:style-name="ce63" office:value-type="string" calcext:value-type="string">
            <text:p>Gauche</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شمال</text:p>
          </table:table-cell>
          <table:table-cell table:style-name="ce289" table:number-columns-repeated="996"/>
        </table:table-row>
        <table:table-row table:style-name="ro5">
          <table:table-cell table:style-name="ce45" office:value-type="string" calcext:value-type="string">
            <text:p>dlgPreferences_Capture_Right</text:p>
          </table:table-cell>
          <table:table-cell table:style-name="ce49"/>
          <table:table-cell table:style-name="ce53" office:value-type="string" calcext:value-type="string">
            <text:p>Right</text:p>
          </table:table-cell>
          <table:table-cell table:style-name="ce63" office:value-type="string" calcext:value-type="string">
            <text:p>Droite</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يمين</text:p>
          </table:table-cell>
          <table:table-cell table:style-name="ce289" table:number-columns-repeated="996"/>
        </table:table-row>
        <table:table-row table:style-name="ro5">
          <table:table-cell table:style-name="ce45" office:value-type="string" calcext:value-type="string">
            <text:p>dlgPreferences_Capture_Root</text:p>
          </table:table-cell>
          <table:table-cell table:style-name="ce49"/>
          <table:table-cell table:style-name="ce53" office:value-type="string" calcext:value-type="string">
            <text:p>Root :</text:p>
          </table:table-cell>
          <table:table-cell table:style-name="ce63" office:value-type="string" calcext:value-type="string">
            <text:p>Racine :</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الاساسي :</text:p>
          </table:table-cell>
          <table:table-cell table:style-name="ce289" table:number-columns-repeated="996"/>
        </table:table-row>
        <table:table-row table:style-name="ro5">
          <table:table-cell table:style-name="ce45" office:value-type="string" calcext:value-type="string">
            <text:p>dlgPreferences_Capture_Subdir</text:p>
          </table:table-cell>
          <table:table-cell table:style-name="ce49"/>
          <table:table-cell table:style-name="ce53" office:value-type="string" calcext:value-type="string">
            <text:p>Sub directory :</text:p>
          </table:table-cell>
          <table:table-cell table:style-name="ce63" office:value-type="string" calcext:value-type="string">
            <text:p>Sous dossier :</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الدليل الفرعي :</text:p>
          </table:table-cell>
          <table:table-cell table:style-name="ce289" table:number-columns-repeated="996"/>
        </table:table-row>
        <table:table-row table:style-name="ro5">
          <table:table-cell table:style-name="ce45" office:value-type="string" calcext:value-type="string">
            <text:p>dlgPreferences_Capture_File</text:p>
          </table:table-cell>
          <table:table-cell table:style-name="ce49"/>
          <table:table-cell table:style-name="ce53" office:value-type="string" calcext:value-type="string">
            <text:p>File :</text:p>
          </table:table-cell>
          <table:table-cell table:style-name="ce63" office:value-type="string" calcext:value-type="string">
            <text:p>Fichier :</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ملف :</text:p>
          </table:table-cell>
          <table:table-cell table:style-name="ce289" table:number-columns-repeated="996"/>
        </table:table-row>
        <table:table-row table:style-name="ro5">
          <table:table-cell table:style-name="ce45" office:value-type="string" calcext:value-type="string">
            <text:p>dlgPreferences_Capture_ImageNaming</text:p>
          </table:table-cell>
          <table:table-cell table:style-name="ce49"/>
          <table:table-cell table:style-name="ce53" office:value-type="string" calcext:value-type="string">
            <text:p>Image naming</text:p>
          </table:table-cell>
          <table:table-cell table:style-name="ce63" office:value-type="string" calcext:value-type="string">
            <text:p>Nommage des images</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تسمية الصورة</text:p>
          </table:table-cell>
          <table:table-cell table:style-name="ce289" table:number-columns-repeated="996"/>
        </table:table-row>
        <table:table-row table:style-name="ro5">
          <table:table-cell table:style-name="ce45" office:value-type="string" calcext:value-type="string">
            <text:p>dlgPreferences_Capture_VideoNaming</text:p>
          </table:table-cell>
          <table:table-cell table:style-name="ce49"/>
          <table:table-cell table:style-name="ce53" office:value-type="string" calcext:value-type="string">
            <text:p>Video naming</text:p>
          </table:table-cell>
          <table:table-cell table:style-name="ce63" office:value-type="string" calcext:value-type="string">
            <text:p>Nommage des vidéos</text:p>
          </table:table-cell>
          <table:table-cell table:style-name="ce81"/>
          <table:table-cell table:style-name="ce92"/>
          <table:table-cell table:style-name="ce104"/>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1"/>
          <table:table-cell table:style-name="ce218"/>
          <table:table-cell table:style-name="ce226"/>
          <table:table-cell table:style-name="ce237"/>
          <table:table-cell table:style-name="ce227"/>
          <table:table-cell table:style-name="ce251"/>
          <table:table-cell table:style-name="ce263"/>
          <table:table-cell table:style-name="ce272"/>
          <table:table-cell table:style-name="ce279"/>
          <table:table-cell table:style-name="ce285" office:value-type="string" calcext:value-type="string">
            <text:p>تسمية الفيديو</text:p>
          </table:table-cell>
          <table:table-cell table:style-name="ce289" table:number-columns-repeated="996"/>
        </table:table-row>
        <table:table-row table:style-name="ro5">
          <table:table-cell table:style-name="ce45" office:value-type="string" calcext:value-type="string">
            <text:p>dlgPreferences_Capture_lblImageFormat</text:p>
          </table:table-cell>
          <table:table-cell table:style-name="ce49"/>
          <table:table-cell table:style-name="ce53" office:value-type="string" calcext:value-type="string">
            <text:p>Image format:</text:p>
          </table:table-cell>
          <table:table-cell table:style-name="ce63" office:value-type="string" calcext:value-type="string">
            <text:p>Format image :</text:p>
          </table:table-cell>
          <table:table-cell table:style-name="ce81" office:value-type="string" calcext:value-type="string">
            <text:p>Afbeeldingstype :</text:p>
          </table:table-cell>
          <table:table-cell table:style-name="ce93" office:value-type="string" calcext:value-type="string">
            <text:p>Bildformat</text:p>
          </table:table-cell>
          <table:table-cell table:style-name="ce104" office:value-type="string" calcext:value-type="string">
            <text:p>Formato de imagen :</text:p>
          </table:table-cell>
          <table:table-cell table:style-name="ce111" office:value-type="string" calcext:value-type="string">
            <text:p>Formato da Imagem:</text:p>
          </table:table-cell>
          <table:table-cell table:style-name="ce121"/>
          <table:table-cell table:style-name="ce129" office:value-type="string" calcext:value-type="string">
            <text:p>Formato immagine:</text:p>
          </table:table-cell>
          <table:table-cell table:style-name="ce136" office:value-type="string" calcext:value-type="string">
            <text:p>Format imagine:</text:p>
          </table:table-cell>
          <table:table-cell table:style-name="ce147" office:value-type="string" calcext:value-type="string">
            <text:p>Kuvamuoto :</text:p>
          </table:table-cell>
          <table:table-cell table:style-name="ce157"/>
          <table:table-cell table:style-name="ce165"/>
          <table:table-cell table:style-name="ce173" office:value-type="string" calcext:value-type="string">
            <text:p>İmaj formatı:</text:p>
          </table:table-cell>
          <table:table-cell table:style-name="ce183" office:value-type="string" calcext:value-type="string">
            <text:p>Μορφή εικονας:</text:p>
          </table:table-cell>
          <table:table-cell table:style-name="ce195" office:value-type="string" calcext:value-type="string">
            <text:p>Paveikslėlio formatas:</text:p>
          </table:table-cell>
          <table:table-cell table:style-name="ce203" office:value-type="string" calcext:value-type="string">
            <text:p>Bildformat:</text:p>
          </table:table-cell>
          <table:table-cell table:style-name="ce210" office:value-type="string" calcext:value-type="string">
            <text:p>Billedformat:</text:p>
          </table:table-cell>
          <table:table-cell table:style-name="ce218" office:value-type="string" calcext:value-type="string">
            <text:p>Formát obrazu:</text:p>
          </table:table-cell>
          <table:table-cell table:style-name="ce227" office:value-type="string" calcext:value-type="string">
            <text:p><text:span text:style-name="T3">이미지</text:span><text:span text:style-name="T4"> </text:span><text:span text:style-name="T5">포맷</text:span><text:span text:style-name="T4">:</text:span></text:p>
          </table:table-cell>
          <table:table-cell table:style-name="ce235" office:value-type="string" calcext:value-type="string">
            <text:p>Формат изображения</text:p>
          </table:table-cell>
          <table:table-cell table:style-name="ce227" office:value-type="string" calcext:value-type="string">
            <text:p>Format d'imatge</text:p>
          </table:table-cell>
          <table:table-cell table:style-name="ce248" office:value-type="string" calcext:value-type="string">
            <text:p>Grafički format:</text:p>
          </table:table-cell>
          <table:table-cell table:style-name="ce260" office:value-type="string" calcext:value-type="string">
            <text:p>Графички формат:</text:p>
          </table:table-cell>
          <table:table-cell table:style-name="ce272" office:value-type="string" calcext:value-type="string">
            <text:p>イメージフォーマット:</text:p>
          </table:table-cell>
          <table:table-cell table:style-name="ce279" office:value-type="string" calcext:value-type="string">
            <text:p>Формат на сликата:</text:p>
          </table:table-cell>
          <table:table-cell table:style-name="ce285" office:value-type="string" calcext:value-type="string">
            <text:p>تهيئة الصورة:</text:p>
          </table:table-cell>
          <table:table-cell table:style-name="ce289" table:number-columns-repeated="996"/>
        </table:table-row>
        <table:table-row table:style-name="ro5">
          <table:table-cell table:style-name="ce45" office:value-type="string" calcext:value-type="string">
            <text:p>dlgPreferences_Capture_lblVideoFormat</text:p>
          </table:table-cell>
          <table:table-cell table:style-name="ce49"/>
          <table:table-cell table:style-name="ce53" office:value-type="string" calcext:value-type="string">
            <text:p>Video format:</text:p>
          </table:table-cell>
          <table:table-cell table:style-name="ce63" office:value-type="string" calcext:value-type="string">
            <text:p>Format vidéo :</text:p>
          </table:table-cell>
          <table:table-cell table:style-name="ce81" office:value-type="string" calcext:value-type="string">
            <text:p>Videotype :</text:p>
          </table:table-cell>
          <table:table-cell table:style-name="ce93" office:value-type="string" calcext:value-type="string">
            <text:p>Videoformat</text:p>
          </table:table-cell>
          <table:table-cell table:style-name="ce104" office:value-type="string" calcext:value-type="string">
            <text:p>Formato de video :</text:p>
          </table:table-cell>
          <table:table-cell table:style-name="ce111" office:value-type="string" calcext:value-type="string">
            <text:p>Formato do Video:</text:p>
          </table:table-cell>
          <table:table-cell table:style-name="ce121"/>
          <table:table-cell table:style-name="ce129" office:value-type="string" calcext:value-type="string">
            <text:p>Formato video:</text:p>
          </table:table-cell>
          <table:table-cell table:style-name="ce136" office:value-type="string" calcext:value-type="string">
            <text:p>Format video:</text:p>
          </table:table-cell>
          <table:table-cell table:style-name="ce147" office:value-type="string" calcext:value-type="string">
            <text:p>Videomuoto :</text:p>
          </table:table-cell>
          <table:table-cell table:style-name="ce157"/>
          <table:table-cell table:style-name="ce165"/>
          <table:table-cell table:style-name="ce173" office:value-type="string" calcext:value-type="string">
            <text:p>Video formatı:</text:p>
          </table:table-cell>
          <table:table-cell table:style-name="ce183" office:value-type="string" calcext:value-type="string">
            <text:p>Μορφή βίντεο:</text:p>
          </table:table-cell>
          <table:table-cell table:style-name="ce195" office:value-type="string" calcext:value-type="string">
            <text:p>Vaizdo formatas:</text:p>
          </table:table-cell>
          <table:table-cell table:style-name="ce203" office:value-type="string" calcext:value-type="string">
            <text:p>Videoformat:</text:p>
          </table:table-cell>
          <table:table-cell table:style-name="ce210" office:value-type="string" calcext:value-type="string">
            <text:p>Videoformat:</text:p>
          </table:table-cell>
          <table:table-cell table:style-name="ce218" office:value-type="string" calcext:value-type="string">
            <text:p>Formát videa</text:p>
          </table:table-cell>
          <table:table-cell table:style-name="ce227" office:value-type="string" calcext:value-type="string">
            <text:p><text:span text:style-name="T3">비디오</text:span><text:span text:style-name="T4"> </text:span><text:span text:style-name="T5">포맷</text:span><text:span text:style-name="T4">:</text:span></text:p>
          </table:table-cell>
          <table:table-cell table:style-name="ce235" office:value-type="string" calcext:value-type="string">
            <text:p>Формат видео</text:p>
          </table:table-cell>
          <table:table-cell table:style-name="ce227" office:value-type="string" calcext:value-type="string">
            <text:p>Format de video</text:p>
          </table:table-cell>
          <table:table-cell table:style-name="ce251" office:value-type="string" calcext:value-type="string">
            <text:p>Video format:</text:p>
          </table:table-cell>
          <table:table-cell table:style-name="ce263" office:value-type="string" calcext:value-type="string">
            <text:p>Видео формат:</text:p>
          </table:table-cell>
          <table:table-cell table:style-name="ce272" office:value-type="string" calcext:value-type="string">
            <text:p>ビデオフォーマット:</text:p>
          </table:table-cell>
          <table:table-cell table:style-name="ce279" office:value-type="string" calcext:value-type="string">
            <text:p>Формат на видеото:</text:p>
          </table:table-cell>
          <table:table-cell table:style-name="ce285" office:value-type="string" calcext:value-type="string">
            <text:p>تهيئة الفيديو:</text:p>
          </table:table-cell>
          <table:table-cell table:style-name="ce289" table:number-columns-repeated="996"/>
        </table:table-row>
        <table:table-row table:style-name="ro5">
          <table:table-cell table:style-name="ce45" office:value-type="string" calcext:value-type="string">
            <text:p>dlgPreferences_Capture_PatternYear</text:p>
          </table:table-cell>
          <table:table-cell table:style-name="ce49"/>
          <table:table-cell table:style-name="ce52" office:value-type="string" calcext:value-type="string">
            <text:p>Year</text:p>
          </table:table-cell>
          <table:table-cell table:style-name="ce63" office:value-type="string" calcext:value-type="string">
            <text:p>Année</text:p>
          </table:table-cell>
          <table:table-cell table:style-name="ce82"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1" office:value-type="string" calcext:value-type="string">
            <text:p>Ano</text:p>
          </table:table-cell>
          <table:table-cell table:style-name="ce121"/>
          <table:table-cell table:style-name="ce130" office:value-type="string" calcext:value-type="string">
            <text:p>Anno</text:p>
          </table:table-cell>
          <table:table-cell table:style-name="ce137" office:value-type="string" calcext:value-type="string">
            <text:p>Anul</text:p>
          </table:table-cell>
          <table:table-cell table:style-name="ce148" office:value-type="string" calcext:value-type="string">
            <text:p>Vuosi</text:p>
          </table:table-cell>
          <table:table-cell table:style-name="ce158"/>
          <table:table-cell table:style-name="ce165"/>
          <table:table-cell table:style-name="ce175" office:value-type="string" calcext:value-type="string">
            <text:p>Yıl</text:p>
          </table:table-cell>
          <table:table-cell table:style-name="ce184" office:value-type="string" calcext:value-type="string">
            <text:p>Έτος</text:p>
          </table:table-cell>
          <table:table-cell table:style-name="ce195" office:value-type="string" calcext:value-type="string">
            <text:p>Metai</text:p>
          </table:table-cell>
          <table:table-cell table:style-name="ce203" office:value-type="string" calcext:value-type="string">
            <text:p>År</text:p>
          </table:table-cell>
          <table:table-cell table:style-name="ce210" office:value-type="string" calcext:value-type="string">
            <text:p>År</text:p>
          </table:table-cell>
          <table:table-cell table:style-name="ce218" office:value-type="string" calcext:value-type="string">
            <text:p>Rok</text:p>
          </table:table-cell>
          <table:table-cell table:style-name="ce226" office:value-type="string" calcext:value-type="string">
            <text:p>연도</text:p>
          </table:table-cell>
          <table:table-cell table:style-name="ce235" office:value-type="string" calcext:value-type="string">
            <text:p>Год</text:p>
          </table:table-cell>
          <table:table-cell table:style-name="ce227" office:value-type="string" calcext:value-type="string">
            <text:p>Any</text:p>
          </table:table-cell>
          <table:table-cell table:style-name="ce249" office:value-type="string" calcext:value-type="string">
            <text:p>Godina</text:p>
          </table:table-cell>
          <table:table-cell table:style-name="ce261" office:value-type="string" calcext:value-type="string">
            <text:p>Година</text:p>
          </table:table-cell>
          <table:table-cell table:style-name="ce272" office:value-type="string" calcext:value-type="string">
            <text:p>年</text:p>
          </table:table-cell>
          <table:table-cell table:style-name="ce279" office:value-type="string" calcext:value-type="string">
            <text:p>Година</text:p>
          </table:table-cell>
          <table:table-cell table:style-name="ce285" office:value-type="string" calcext:value-type="string">
            <text:p>سنة</text:p>
          </table:table-cell>
          <table:table-cell table:style-name="ce289" table:number-columns-repeated="996"/>
        </table:table-row>
        <table:table-row table:style-name="ro5">
          <table:table-cell table:style-name="ce45" office:value-type="string" calcext:value-type="string">
            <text:p>dlgPreferences_Capture_PatternMonth</text:p>
          </table:table-cell>
          <table:table-cell table:style-name="ce49"/>
          <table:table-cell table:style-name="ce52" office:value-type="string" calcext:value-type="string">
            <text:p>Month</text:p>
          </table:table-cell>
          <table:table-cell table:style-name="ce63" office:value-type="string" calcext:value-type="string">
            <text:p>Mois</text:p>
          </table:table-cell>
          <table:table-cell table:style-name="ce82"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1" office:value-type="string" calcext:value-type="string">
            <text:p>Mês</text:p>
          </table:table-cell>
          <table:table-cell table:style-name="ce121"/>
          <table:table-cell table:style-name="ce130" office:value-type="string" calcext:value-type="string">
            <text:p>Mese</text:p>
          </table:table-cell>
          <table:table-cell table:style-name="ce137" office:value-type="string" calcext:value-type="string">
            <text:p>Luna</text:p>
          </table:table-cell>
          <table:table-cell table:style-name="ce148" office:value-type="string" calcext:value-type="string">
            <text:p>Kuukausi</text:p>
          </table:table-cell>
          <table:table-cell table:style-name="ce158"/>
          <table:table-cell table:style-name="ce165"/>
          <table:table-cell table:style-name="ce175" office:value-type="string" calcext:value-type="string">
            <text:p>Ay</text:p>
          </table:table-cell>
          <table:table-cell table:style-name="ce184" office:value-type="string" calcext:value-type="string">
            <text:p>Μήνας</text:p>
          </table:table-cell>
          <table:table-cell table:style-name="ce195" office:value-type="string" calcext:value-type="string">
            <text:p>Mėnuo</text:p>
          </table:table-cell>
          <table:table-cell table:style-name="ce203" office:value-type="string" calcext:value-type="string">
            <text:p>Månad</text:p>
          </table:table-cell>
          <table:table-cell table:style-name="ce210" office:value-type="string" calcext:value-type="string">
            <text:p>Måned</text:p>
          </table:table-cell>
          <table:table-cell table:style-name="ce218" office:value-type="string" calcext:value-type="string">
            <text:p>Měsíc</text:p>
          </table:table-cell>
          <table:table-cell table:style-name="ce226" office:value-type="string" calcext:value-type="string">
            <text:p>월</text:p>
          </table:table-cell>
          <table:table-cell table:style-name="ce235" office:value-type="string" calcext:value-type="string">
            <text:p>Месяц</text:p>
          </table:table-cell>
          <table:table-cell table:style-name="ce227" office:value-type="string" calcext:value-type="string">
            <text:p>Mes</text:p>
          </table:table-cell>
          <table:table-cell table:style-name="ce249" office:value-type="string" calcext:value-type="string">
            <text:p>Mesec</text:p>
          </table:table-cell>
          <table:table-cell table:style-name="ce261" office:value-type="string" calcext:value-type="string">
            <text:p>Месец</text:p>
          </table:table-cell>
          <table:table-cell table:style-name="ce272" office:value-type="string" calcext:value-type="string">
            <text:p>月</text:p>
          </table:table-cell>
          <table:table-cell table:style-name="ce279" office:value-type="string" calcext:value-type="string">
            <text:p>Месец</text:p>
          </table:table-cell>
          <table:table-cell table:style-name="ce285" office:value-type="string" calcext:value-type="string">
            <text:p>شهر</text:p>
          </table:table-cell>
          <table:table-cell table:style-name="ce289" table:number-columns-repeated="996"/>
        </table:table-row>
        <table:table-row table:style-name="ro5">
          <table:table-cell table:style-name="ce45" office:value-type="string" calcext:value-type="string">
            <text:p>dlgPreferences_Capture_PatternDay</text:p>
          </table:table-cell>
          <table:table-cell table:style-name="ce49"/>
          <table:table-cell table:style-name="ce52" office:value-type="string" calcext:value-type="string">
            <text:p>Day</text:p>
          </table:table-cell>
          <table:table-cell table:style-name="ce63" office:value-type="string" calcext:value-type="string">
            <text:p>Jour</text:p>
          </table:table-cell>
          <table:table-cell table:style-name="ce82"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1" office:value-type="string" calcext:value-type="string">
            <text:p>Dia</text:p>
          </table:table-cell>
          <table:table-cell table:style-name="ce121"/>
          <table:table-cell table:style-name="ce130" office:value-type="string" calcext:value-type="string">
            <text:p>Giorno</text:p>
          </table:table-cell>
          <table:table-cell table:style-name="ce137" office:value-type="string" calcext:value-type="string">
            <text:p>Ziua</text:p>
          </table:table-cell>
          <table:table-cell table:style-name="ce148" office:value-type="string" calcext:value-type="string">
            <text:p>Päivä</text:p>
          </table:table-cell>
          <table:table-cell table:style-name="ce158"/>
          <table:table-cell table:style-name="ce165"/>
          <table:table-cell table:style-name="ce175" office:value-type="string" calcext:value-type="string">
            <text:p>Gün</text:p>
          </table:table-cell>
          <table:table-cell table:style-name="ce184" office:value-type="string" calcext:value-type="string">
            <text:p>Ημέρα</text:p>
          </table:table-cell>
          <table:table-cell table:style-name="ce195" office:value-type="string" calcext:value-type="string">
            <text:p>Diena</text:p>
          </table:table-cell>
          <table:table-cell table:style-name="ce203" office:value-type="string" calcext:value-type="string">
            <text:p>Dag</text:p>
          </table:table-cell>
          <table:table-cell table:style-name="ce210" office:value-type="string" calcext:value-type="string">
            <text:p>Dag</text:p>
          </table:table-cell>
          <table:table-cell table:style-name="ce218" office:value-type="string" calcext:value-type="string">
            <text:p>Den</text:p>
          </table:table-cell>
          <table:table-cell table:style-name="ce226" office:value-type="string" calcext:value-type="string">
            <text:p>일</text:p>
          </table:table-cell>
          <table:table-cell table:style-name="ce235" office:value-type="string" calcext:value-type="string">
            <text:p>День</text:p>
          </table:table-cell>
          <table:table-cell table:style-name="ce227" office:value-type="string" calcext:value-type="string">
            <text:p>Dia</text:p>
          </table:table-cell>
          <table:table-cell table:style-name="ce249" office:value-type="string" calcext:value-type="string">
            <text:p>Dan</text:p>
          </table:table-cell>
          <table:table-cell table:style-name="ce261" office:value-type="string" calcext:value-type="string">
            <text:p>Дан</text:p>
          </table:table-cell>
          <table:table-cell table:style-name="ce272" office:value-type="string" calcext:value-type="string">
            <text:p>日</text:p>
          </table:table-cell>
          <table:table-cell table:style-name="ce279" office:value-type="string" calcext:value-type="string">
            <text:p>Ден</text:p>
          </table:table-cell>
          <table:table-cell table:style-name="ce285" office:value-type="string" calcext:value-type="string">
            <text:p>يوم</text:p>
          </table:table-cell>
          <table:table-cell table:style-name="ce289" table:number-columns-repeated="996"/>
        </table:table-row>
        <table:table-row table:style-name="ro5">
          <table:table-cell table:style-name="ce45" office:value-type="string" calcext:value-type="string">
            <text:p>dlgPreferences_Capture_PatternHour</text:p>
          </table:table-cell>
          <table:table-cell table:style-name="ce49"/>
          <table:table-cell table:style-name="ce52" office:value-type="string" calcext:value-type="string">
            <text:p>Hour</text:p>
          </table:table-cell>
          <table:table-cell table:style-name="ce63" office:value-type="string" calcext:value-type="string">
            <text:p>Heure</text:p>
          </table:table-cell>
          <table:table-cell table:style-name="ce82"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1" office:value-type="string" calcext:value-type="string">
            <text:p>Hora</text:p>
          </table:table-cell>
          <table:table-cell table:style-name="ce121"/>
          <table:table-cell table:style-name="ce130" office:value-type="string" calcext:value-type="string">
            <text:p>Ora</text:p>
          </table:table-cell>
          <table:table-cell table:style-name="ce137" office:value-type="string" calcext:value-type="string">
            <text:p>Ora</text:p>
          </table:table-cell>
          <table:table-cell table:style-name="ce148" office:value-type="string" calcext:value-type="string">
            <text:p>Tunti</text:p>
          </table:table-cell>
          <table:table-cell table:style-name="ce158"/>
          <table:table-cell table:style-name="ce165"/>
          <table:table-cell table:style-name="ce175" office:value-type="string" calcext:value-type="string">
            <text:p>Saat</text:p>
          </table:table-cell>
          <table:table-cell table:style-name="ce184" office:value-type="string" calcext:value-type="string">
            <text:p>Ώρα</text:p>
          </table:table-cell>
          <table:table-cell table:style-name="ce195" office:value-type="string" calcext:value-type="string">
            <text:p>Valanda</text:p>
          </table:table-cell>
          <table:table-cell table:style-name="ce203" office:value-type="string" calcext:value-type="string">
            <text:p>Timme</text:p>
          </table:table-cell>
          <table:table-cell table:style-name="ce210" office:value-type="string" calcext:value-type="string">
            <text:p>Time</text:p>
          </table:table-cell>
          <table:table-cell table:style-name="ce218" office:value-type="string" calcext:value-type="string">
            <text:p>Hodina</text:p>
          </table:table-cell>
          <table:table-cell table:style-name="ce226" office:value-type="string" calcext:value-type="string">
            <text:p>시</text:p>
          </table:table-cell>
          <table:table-cell table:style-name="ce235" office:value-type="string" calcext:value-type="string">
            <text:p>Час</text:p>
          </table:table-cell>
          <table:table-cell table:style-name="ce227" office:value-type="string" calcext:value-type="string">
            <text:p>Hora</text:p>
          </table:table-cell>
          <table:table-cell table:style-name="ce248" office:value-type="string" calcext:value-type="string">
            <text:p>Sat</text:p>
          </table:table-cell>
          <table:table-cell table:style-name="ce260" office:value-type="string" calcext:value-type="string">
            <text:p>Сат</text:p>
          </table:table-cell>
          <table:table-cell table:style-name="ce272" office:value-type="string" calcext:value-type="string">
            <text:p>時</text:p>
          </table:table-cell>
          <table:table-cell table:style-name="ce279" office:value-type="string" calcext:value-type="string">
            <text:p>Час</text:p>
          </table:table-cell>
          <table:table-cell table:style-name="ce285" office:value-type="string" calcext:value-type="string">
            <text:p>ساعة</text:p>
          </table:table-cell>
          <table:table-cell table:style-name="ce289" table:number-columns-repeated="996"/>
        </table:table-row>
        <table:table-row table:style-name="ro5">
          <table:table-cell table:style-name="ce45" office:value-type="string" calcext:value-type="string">
            <text:p>dlgPreferences_Capture_PatternMinute</text:p>
          </table:table-cell>
          <table:table-cell table:style-name="ce49"/>
          <table:table-cell table:style-name="ce52" office:value-type="string" calcext:value-type="string">
            <text:p>Minute</text:p>
          </table:table-cell>
          <table:table-cell table:style-name="ce63" office:value-type="string" calcext:value-type="string">
            <text:p>Minute</text:p>
          </table:table-cell>
          <table:table-cell table:style-name="ce82"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1" office:value-type="string" calcext:value-type="string">
            <text:p>Minuto</text:p>
          </table:table-cell>
          <table:table-cell table:style-name="ce121"/>
          <table:table-cell table:style-name="ce130" office:value-type="string" calcext:value-type="string">
            <text:p>Minuto</text:p>
          </table:table-cell>
          <table:table-cell table:style-name="ce137" office:value-type="string" calcext:value-type="string">
            <text:p>Minutul</text:p>
          </table:table-cell>
          <table:table-cell table:style-name="ce148" office:value-type="string" calcext:value-type="string">
            <text:p>Minuutti</text:p>
          </table:table-cell>
          <table:table-cell table:style-name="ce158"/>
          <table:table-cell table:style-name="ce165"/>
          <table:table-cell table:style-name="ce175" office:value-type="string" calcext:value-type="string">
            <text:p>Dakika</text:p>
          </table:table-cell>
          <table:table-cell table:style-name="ce184" office:value-type="string" calcext:value-type="string">
            <text:p>Λεπτό</text:p>
          </table:table-cell>
          <table:table-cell table:style-name="ce195" office:value-type="string" calcext:value-type="string">
            <text:p>Minutė</text:p>
          </table:table-cell>
          <table:table-cell table:style-name="ce203" office:value-type="string" calcext:value-type="string">
            <text:p>Minuter</text:p>
          </table:table-cell>
          <table:table-cell table:style-name="ce210" office:value-type="string" calcext:value-type="string">
            <text:p>Minut</text:p>
          </table:table-cell>
          <table:table-cell table:style-name="ce218" office:value-type="string" calcext:value-type="string">
            <text:p>Minuta</text:p>
          </table:table-cell>
          <table:table-cell table:style-name="ce226" office:value-type="string" calcext:value-type="string">
            <text:p>분</text:p>
          </table:table-cell>
          <table:table-cell table:style-name="ce235" office:value-type="string" calcext:value-type="string">
            <text:p>Минута</text:p>
          </table:table-cell>
          <table:table-cell table:style-name="ce227" office:value-type="string" calcext:value-type="string">
            <text:p>Minut</text:p>
          </table:table-cell>
          <table:table-cell table:style-name="ce248" office:value-type="string" calcext:value-type="string">
            <text:p>Minut</text:p>
          </table:table-cell>
          <table:table-cell table:style-name="ce260" office:value-type="string" calcext:value-type="string">
            <text:p>Минут</text:p>
          </table:table-cell>
          <table:table-cell table:style-name="ce272" office:value-type="string" calcext:value-type="string">
            <text:p>分</text:p>
          </table:table-cell>
          <table:table-cell table:style-name="ce279" office:value-type="string" calcext:value-type="string">
            <text:p>Минута</text:p>
          </table:table-cell>
          <table:table-cell table:style-name="ce285" office:value-type="string" calcext:value-type="string">
            <text:p>دقيقة</text:p>
          </table:table-cell>
          <table:table-cell table:style-name="ce289" table:number-columns-repeated="996"/>
        </table:table-row>
        <table:table-row table:style-name="ro5">
          <table:table-cell table:style-name="ce45" office:value-type="string" calcext:value-type="string">
            <text:p>dlgPreferences_Capture_PatternSecond</text:p>
          </table:table-cell>
          <table:table-cell table:style-name="ce49"/>
          <table:table-cell table:style-name="ce52" office:value-type="string" calcext:value-type="string">
            <text:p>Second</text:p>
          </table:table-cell>
          <table:table-cell table:style-name="ce63" office:value-type="string" calcext:value-type="string">
            <text:p>Seconde</text:p>
          </table:table-cell>
          <table:table-cell table:style-name="ce82"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1" office:value-type="string" calcext:value-type="string">
            <text:p>Segundo</text:p>
          </table:table-cell>
          <table:table-cell table:style-name="ce121"/>
          <table:table-cell table:style-name="ce130" office:value-type="string" calcext:value-type="string">
            <text:p>Secondo</text:p>
          </table:table-cell>
          <table:table-cell table:style-name="ce137" office:value-type="string" calcext:value-type="string">
            <text:p>Secunda</text:p>
          </table:table-cell>
          <table:table-cell table:style-name="ce148" office:value-type="string" calcext:value-type="string">
            <text:p>Sekunti</text:p>
          </table:table-cell>
          <table:table-cell table:style-name="ce158"/>
          <table:table-cell table:style-name="ce165"/>
          <table:table-cell table:style-name="ce175" office:value-type="string" calcext:value-type="string">
            <text:p>Saniye</text:p>
          </table:table-cell>
          <table:table-cell table:style-name="ce184" office:value-type="string" calcext:value-type="string">
            <text:p>Δευτερόλεπτο</text:p>
          </table:table-cell>
          <table:table-cell table:style-name="ce195" office:value-type="string" calcext:value-type="string">
            <text:p>Sekundė</text:p>
          </table:table-cell>
          <table:table-cell table:style-name="ce203" office:value-type="string" calcext:value-type="string">
            <text:p>Sekunder</text:p>
          </table:table-cell>
          <table:table-cell table:style-name="ce210" office:value-type="string" calcext:value-type="string">
            <text:p>Sekund</text:p>
          </table:table-cell>
          <table:table-cell table:style-name="ce218" office:value-type="string" calcext:value-type="string">
            <text:p>Sekunda</text:p>
          </table:table-cell>
          <table:table-cell table:style-name="ce226" office:value-type="string" calcext:value-type="string">
            <text:p>초</text:p>
          </table:table-cell>
          <table:table-cell table:style-name="ce235" office:value-type="string" calcext:value-type="string">
            <text:p>Секунда</text:p>
          </table:table-cell>
          <table:table-cell table:style-name="ce227" office:value-type="string" calcext:value-type="string">
            <text:p>Segon</text:p>
          </table:table-cell>
          <table:table-cell table:style-name="ce249" office:value-type="string" calcext:value-type="string">
            <text:p>Sekund</text:p>
          </table:table-cell>
          <table:table-cell table:style-name="ce261" office:value-type="string" calcext:value-type="string">
            <text:p>Секунд</text:p>
          </table:table-cell>
          <table:table-cell table:style-name="ce272" office:value-type="string" calcext:value-type="string">
            <text:p>秒</text:p>
          </table:table-cell>
          <table:table-cell table:style-name="ce279" office:value-type="string" calcext:value-type="string">
            <text:p>Секунда</text:p>
          </table:table-cell>
          <table:table-cell table:style-name="ce285" office:value-type="string" calcext:value-type="string">
            <text:p>ثانية</text:p>
          </table:table-cell>
          <table:table-cell table:style-name="ce289" table:number-columns-repeated="996"/>
        </table:table-row>
        <table:table-row table:style-name="ro5">
          <table:table-cell table:style-name="ce45" office:value-type="string" calcext:value-type="string">
            <text:p>dlgPreferences_Capture_PatternCameraAlias</text:p>
          </table:table-cell>
          <table:table-cell table:style-name="ce49"/>
          <table:table-cell table:style-name="ce54" office:value-type="string" calcext:value-type="string">
            <text:p>Camera alias</text:p>
          </table:table-cell>
          <table:table-cell table:style-name="ce64" office:value-type="string" calcext:value-type="string">
            <text:p>Alias caméra</text:p>
          </table:table-cell>
          <table:table-cell table:style-name="ce83"/>
          <table:table-cell table:style-name="ce95"/>
          <table:table-cell table:style-name="ce105"/>
          <table:table-cell table:style-name="ce112"/>
          <table:table-cell table:style-name="ce122"/>
          <table:table-cell table:style-name="ce131"/>
          <table:table-cell table:style-name="ce138"/>
          <table:table-cell table:style-name="ce149"/>
          <table:table-cell table:style-name="ce159"/>
          <table:table-cell table:style-name="ce166"/>
          <table:table-cell table:style-name="ce176"/>
          <table:table-cell table:style-name="ce185"/>
          <table:table-cell table:style-name="ce196"/>
          <table:table-cell table:style-name="ce204"/>
          <table:table-cell table:style-name="ce212"/>
          <table:table-cell table:style-name="ce220"/>
          <table:table-cell table:style-name="ce228"/>
          <table:table-cell table:style-name="ce238"/>
          <table:table-cell table:style-name="ce244"/>
          <table:table-cell table:style-name="ce252"/>
          <table:table-cell table:style-name="ce264"/>
          <table:table-cell table:style-name="ce273"/>
          <table:table-cell table:style-name="ce280"/>
          <table:table-cell table:style-name="ce285" office:value-type="string" calcext:value-type="string">
            <text:p>الاسم المستعار للكاميرا</text:p>
          </table:table-cell>
          <table:table-cell table:style-name="ce289" table:number-columns-repeated="996"/>
        </table:table-row>
        <table:table-row table:style-name="ro5">
          <table:table-cell table:style-name="ce45" office:value-type="string" calcext:value-type="string">
            <text:p>dlgPreferences_Capture_PatternConfiguredFramerate</text:p>
          </table:table-cell>
          <table:table-cell table:style-name="ce49"/>
          <table:table-cell table:style-name="ce55" office:value-type="string" calcext:value-type="string">
            <text:p>Configured framerate</text:p>
          </table:table-cell>
          <table:table-cell table:style-name="ce65" office:value-type="string" calcext:value-type="string">
            <text:p>Nombre d'images par seconde configuré</text:p>
          </table:table-cell>
          <table:table-cell table:style-name="ce84"/>
          <table:table-cell table:style-name="ce96"/>
          <table:table-cell table:style-name="ce106"/>
          <table:table-cell table:style-name="ce113"/>
          <table:table-cell table:style-name="ce123"/>
          <table:table-cell table:style-name="ce132"/>
          <table:table-cell table:style-name="ce139"/>
          <table:table-cell table:style-name="ce150"/>
          <table:table-cell table:style-name="ce160"/>
          <table:table-cell table:style-name="ce167"/>
          <table:table-cell table:style-name="ce177"/>
          <table:table-cell table:style-name="ce186"/>
          <table:table-cell table:style-name="ce197"/>
          <table:table-cell table:style-name="ce205"/>
          <table:table-cell table:style-name="ce213"/>
          <table:table-cell table:style-name="ce221"/>
          <table:table-cell table:style-name="ce229"/>
          <table:table-cell table:style-name="ce239"/>
          <table:table-cell table:style-name="ce245"/>
          <table:table-cell table:style-name="ce253"/>
          <table:table-cell table:style-name="ce265"/>
          <table:table-cell table:style-name="ce274"/>
          <table:table-cell table:style-name="ce281"/>
          <table:table-cell table:style-name="ce285" office:value-type="string" calcext:value-type="string">
            <text:p>تهيئة معدل الكادرات</text:p>
          </table:table-cell>
          <table:table-cell table:style-name="ce289" table:number-columns-repeated="996"/>
        </table:table-row>
        <table:table-row table:style-name="ro5">
          <table:table-cell table:style-name="ce45" office:value-type="string" calcext:value-type="string">
            <text:p>dlgPreferences_Capture_PatternReceivedFramerate</text:p>
          </table:table-cell>
          <table:table-cell table:style-name="ce49"/>
          <table:table-cell table:style-name="ce55" office:value-type="string" calcext:value-type="string">
            <text:p>Received framerate</text:p>
          </table:table-cell>
          <table:table-cell table:style-name="ce65" office:value-type="string" calcext:value-type="string">
            <text:p>Nombre d'images par seconde reçu</text:p>
          </table:table-cell>
          <table:table-cell table:style-name="ce84"/>
          <table:table-cell table:style-name="ce96"/>
          <table:table-cell table:style-name="ce106"/>
          <table:table-cell table:style-name="ce113"/>
          <table:table-cell table:style-name="ce123"/>
          <table:table-cell table:style-name="ce132"/>
          <table:table-cell table:style-name="ce139"/>
          <table:table-cell table:style-name="ce150"/>
          <table:table-cell table:style-name="ce160"/>
          <table:table-cell table:style-name="ce167"/>
          <table:table-cell table:style-name="ce177"/>
          <table:table-cell table:style-name="ce186"/>
          <table:table-cell table:style-name="ce197"/>
          <table:table-cell table:style-name="ce205"/>
          <table:table-cell table:style-name="ce213"/>
          <table:table-cell table:style-name="ce221"/>
          <table:table-cell table:style-name="ce229"/>
          <table:table-cell table:style-name="ce239"/>
          <table:table-cell table:style-name="ce245"/>
          <table:table-cell table:style-name="ce253"/>
          <table:table-cell table:style-name="ce265"/>
          <table:table-cell table:style-name="ce274"/>
          <table:table-cell table:style-name="ce281"/>
          <table:table-cell table:style-name="ce285" office:value-type="string" calcext:value-type="string">
            <text:p>معدل الكادرات المستلمة</text:p>
          </table:table-cell>
          <table:table-cell table:style-name="ce289" table:number-columns-repeated="996"/>
        </table:table-row>
        <table:table-row table:style-name="ro5">
          <table:table-cell table:style-name="ce45" office:value-type="string" calcext:value-type="string">
            <text:p>dlgPreferences_Capture_ContextVariables</text:p>
          </table:table-cell>
          <table:table-cell table:style-name="ce49"/>
          <table:table-cell table:style-name="ce56" office:value-type="string" calcext:value-type="string">
            <text:p>Context variables</text:p>
          </table:table-cell>
          <table:table-cell table:style-name="ce66" office:value-type="string" calcext:value-type="string">
            <text:p>Variables contextuelles</text:p>
          </table:table-cell>
          <table:table-cell table:style-name="ce85"/>
          <table:table-cell table:style-name="ce97"/>
          <table:table-cell table:style-name="ce107"/>
          <table:table-cell table:style-name="ce114"/>
          <table:table-cell table:style-name="ce124"/>
          <table:table-cell table:style-name="ce133"/>
          <table:table-cell table:style-name="ce140"/>
          <table:table-cell table:style-name="ce151"/>
          <table:table-cell table:style-name="ce161"/>
          <table:table-cell table:style-name="ce168"/>
          <table:table-cell table:style-name="ce178"/>
          <table:table-cell table:style-name="ce187"/>
          <table:table-cell table:style-name="ce198"/>
          <table:table-cell table:style-name="ce206"/>
          <table:table-cell table:style-name="ce214"/>
          <table:table-cell table:style-name="ce222"/>
          <table:table-cell table:style-name="ce230"/>
          <table:table-cell table:style-name="ce240"/>
          <table:table-cell table:style-name="ce231"/>
          <table:table-cell table:style-name="ce254"/>
          <table:table-cell table:style-name="ce266"/>
          <table:table-cell table:style-name="ce275"/>
          <table:table-cell table:style-name="ce282"/>
          <table:table-cell table:style-name="ce285" office:value-type="string" calcext:value-type="string">
            <text:p>متغيرات السياق</text:p>
          </table:table-cell>
          <table:table-cell table:style-name="ce289" table:number-columns-repeated="996"/>
        </table:table-row>
        <table:table-row table:style-name="ro5">
          <table:table-cell table:style-name="ce45" office:value-type="string" calcext:value-type="string">
            <text:p>dlgPreferences_Capture_Context</text:p>
          </table:table-cell>
          <table:table-cell table:style-name="ce49"/>
          <table:table-cell table:style-name="ce56" office:value-type="string" calcext:value-type="string">
            <text:p>Context</text:p>
          </table:table-cell>
          <table:table-cell table:style-name="ce66" office:value-type="string" calcext:value-type="string">
            <text:p>Contexte</text:p>
          </table:table-cell>
          <table:table-cell table:style-name="ce85"/>
          <table:table-cell table:style-name="ce97"/>
          <table:table-cell table:style-name="ce107"/>
          <table:table-cell table:style-name="ce114"/>
          <table:table-cell table:style-name="ce124"/>
          <table:table-cell table:style-name="ce133"/>
          <table:table-cell table:style-name="ce140"/>
          <table:table-cell table:style-name="ce151"/>
          <table:table-cell table:style-name="ce161"/>
          <table:table-cell table:style-name="ce168"/>
          <table:table-cell table:style-name="ce178"/>
          <table:table-cell table:style-name="ce187"/>
          <table:table-cell table:style-name="ce198"/>
          <table:table-cell table:style-name="ce206"/>
          <table:table-cell table:style-name="ce214"/>
          <table:table-cell table:style-name="ce222"/>
          <table:table-cell table:style-name="ce230"/>
          <table:table-cell table:style-name="ce240"/>
          <table:table-cell table:style-name="ce231"/>
          <table:table-cell table:style-name="ce254"/>
          <table:table-cell table:style-name="ce266"/>
          <table:table-cell table:style-name="ce275"/>
          <table:table-cell table:style-name="ce282"/>
          <table:table-cell table:style-name="ce285" office:value-type="string" calcext:value-type="string">
            <text:p>السياق</text:p>
          </table:table-cell>
          <table:table-cell table:style-name="ce289" table:number-columns-repeated="996"/>
        </table:table-row>
        <table:table-row table:style-name="ro5">
          <table:table-cell table:style-name="ce45" office:value-type="string" calcext:value-type="string">
            <text:p>dlgPreferences_Capture_Macro</text:p>
          </table:table-cell>
          <table:table-cell table:style-name="ce49"/>
          <table:table-cell table:style-name="ce56" office:value-type="string" calcext:value-type="string">
            <text:p>Macro</text:p>
          </table:table-cell>
          <table:table-cell table:style-name="ce66" office:value-type="string" calcext:value-type="string">
            <text:p>Macro</text:p>
          </table:table-cell>
          <table:table-cell table:style-name="ce85"/>
          <table:table-cell table:style-name="ce97"/>
          <table:table-cell table:style-name="ce107"/>
          <table:table-cell table:style-name="ce114"/>
          <table:table-cell table:style-name="ce124"/>
          <table:table-cell table:style-name="ce133"/>
          <table:table-cell table:style-name="ce140"/>
          <table:table-cell table:style-name="ce151"/>
          <table:table-cell table:style-name="ce161"/>
          <table:table-cell table:style-name="ce168"/>
          <table:table-cell table:style-name="ce178"/>
          <table:table-cell table:style-name="ce187"/>
          <table:table-cell table:style-name="ce198"/>
          <table:table-cell table:style-name="ce206"/>
          <table:table-cell table:style-name="ce214"/>
          <table:table-cell table:style-name="ce222"/>
          <table:table-cell table:style-name="ce230"/>
          <table:table-cell table:style-name="ce240"/>
          <table:table-cell table:style-name="ce231"/>
          <table:table-cell table:style-name="ce254"/>
          <table:table-cell table:style-name="ce266"/>
          <table:table-cell table:style-name="ce275"/>
          <table:table-cell table:style-name="ce282"/>
          <table:table-cell table:style-name="ce285" office:value-type="string" calcext:value-type="string">
            <text:p>ماكرو</text:p>
          </table:table-cell>
          <table:table-cell table:style-name="ce289" table:number-columns-repeated="996"/>
        </table:table-row>
        <table:table-row table:style-name="ro5">
          <table:table-cell table:style-name="ce45" office:value-type="string" calcext:value-type="string">
            <text:p>dlgPreferences_Capture_tabMemory</text:p>
          </table:table-cell>
          <table:table-cell table:style-name="ce49"/>
          <table:table-cell table:style-name="ce56" office:value-type="string" calcext:value-type="string">
            <text:p>Memory</text:p>
          </table:table-cell>
          <table:table-cell table:style-name="ce66" office:value-type="string" calcext:value-type="string">
            <text:p>Mémoire</text:p>
          </table:table-cell>
          <table:table-cell table:style-name="ce85" office:value-type="string" calcext:value-type="string">
            <text:p>Geheugen</text:p>
          </table:table-cell>
          <table:table-cell table:style-name="ce97" office:value-type="string" calcext:value-type="string">
            <text:p>Speicher</text:p>
          </table:table-cell>
          <table:table-cell table:style-name="ce107" office:value-type="string" calcext:value-type="string">
            <text:p>Memoria</text:p>
          </table:table-cell>
          <table:table-cell table:style-name="ce114" office:value-type="string" calcext:value-type="string">
            <text:p>Memória</text:p>
          </table:table-cell>
          <table:table-cell table:style-name="ce124"/>
          <table:table-cell table:style-name="ce133" office:value-type="string" calcext:value-type="string">
            <text:p>Memoria</text:p>
          </table:table-cell>
          <table:table-cell table:style-name="ce140" office:value-type="string" calcext:value-type="string">
            <text:p>Memorie</text:p>
          </table:table-cell>
          <table:table-cell table:style-name="ce151" office:value-type="string" calcext:value-type="string">
            <text:p>Muisti</text:p>
          </table:table-cell>
          <table:table-cell table:style-name="ce161"/>
          <table:table-cell table:style-name="ce168"/>
          <table:table-cell table:style-name="ce178" office:value-type="string" calcext:value-type="string">
            <text:p>Bellek</text:p>
          </table:table-cell>
          <table:table-cell table:style-name="ce187" office:value-type="string" calcext:value-type="string">
            <text:p>Μνήμη</text:p>
          </table:table-cell>
          <table:table-cell table:style-name="ce198" office:value-type="string" calcext:value-type="string">
            <text:p>Atmintis</text:p>
          </table:table-cell>
          <table:table-cell table:style-name="ce206" office:value-type="string" calcext:value-type="string">
            <text:p>Minne</text:p>
          </table:table-cell>
          <table:table-cell table:style-name="ce214" office:value-type="string" calcext:value-type="string">
            <text:p>Hukommelse</text:p>
          </table:table-cell>
          <table:table-cell table:style-name="ce222" office:value-type="string" calcext:value-type="string">
            <text:p>Paměť</text:p>
          </table:table-cell>
          <table:table-cell table:style-name="ce230" office:value-type="string" calcext:value-type="string">
            <text:p>메모리</text:p>
          </table:table-cell>
          <table:table-cell table:style-name="ce240" office:value-type="string" calcext:value-type="string">
            <text:p>Память</text:p>
          </table:table-cell>
          <table:table-cell table:style-name="ce231" office:value-type="string" calcext:value-type="string">
            <text:p>Memòria</text:p>
          </table:table-cell>
          <table:table-cell table:style-name="ce255" office:value-type="string" calcext:value-type="string">
            <text:p>Memorija</text:p>
          </table:table-cell>
          <table:table-cell table:style-name="ce267" office:value-type="string" calcext:value-type="string">
            <text:p>Меморија</text:p>
          </table:table-cell>
          <table:table-cell table:style-name="ce275" office:value-type="string" calcext:value-type="string">
            <text:p>メモリー</text:p>
          </table:table-cell>
          <table:table-cell table:style-name="ce282" office:value-type="string" calcext:value-type="string">
            <text:p>Меморија</text:p>
          </table:table-cell>
          <table:table-cell table:style-name="ce285" office:value-type="string" calcext:value-type="string">
            <text:p>الذاكرة</text:p>
          </table:table-cell>
          <table:table-cell table:style-name="ce289" table:number-columns-repeated="996"/>
        </table:table-row>
        <table:table-row table:style-name="ro16">
          <table:table-cell table:style-name="ce45" office:value-type="string" calcext:value-type="string">
            <text:p>dlgPreferences_Capture_lblMemoryBuffer</text:p>
          </table:table-cell>
          <table:table-cell table:style-name="ce49"/>
          <table:table-cell table:style-name="ce56" office:value-type="string" calcext:value-type="string">
            <text:p>Memory allocated for capture buffers: {0} MB.</text:p>
          </table:table-cell>
          <table:table-cell table:style-name="ce66" office:value-type="string" calcext:value-type="string">
            <text:p>Mémoire allouée pour la mémoire tampon : {0} Mo.</text:p>
          </table:table-cell>
          <table:table-cell table:style-name="ce85"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7" office:value-type="string" calcext:value-type="string">
            <text:p>Memoria asignada al buffer : {0} MB.</text:p>
          </table:table-cell>
          <table:table-cell table:style-name="ce115" office:value-type="string" calcext:value-type="string">
            <text:p>Memória usada para captura de buffers: {0} MB.</text:p>
          </table:table-cell>
          <table:table-cell table:style-name="ce124"/>
          <table:table-cell table:style-name="ce133" office:value-type="string" calcext:value-type="string">
            <text:p>Memoria allocata per buffer di cattura: {0} MB.</text:p>
          </table:table-cell>
          <table:table-cell table:style-name="ce140" office:value-type="string" calcext:value-type="string">
            <text:p>Memorie alocată bufferelor de captură: {0} MB.</text:p>
          </table:table-cell>
          <table:table-cell table:style-name="ce151" office:value-type="string" calcext:value-type="string">
            <text:p>Tallennukseen varattu muistimäärä : {0} Mb.</text:p>
          </table:table-cell>
          <table:table-cell table:style-name="ce161"/>
          <table:table-cell table:style-name="ce168"/>
          <table:table-cell table:style-name="ce178" office:value-type="string" calcext:value-type="string">
            <text:p>Capture tamponu için ayrılmış bellek: {0} MB.</text:p>
          </table:table-cell>
          <table:table-cell table:style-name="ce187" office:value-type="string" calcext:value-type="string">
            <text:p>Προσδιορισμένη ενδιάμεση μνήμη αποτύπωσης: {0} MB.</text:p>
          </table:table-cell>
          <table:table-cell table:style-name="ce199" office:value-type="string" calcext:value-type="string">
            <text:p>Užimta atminties įrašymo buferiui: {0} MB.</text:p>
          </table:table-cell>
          <table:table-cell table:style-name="ce206" office:value-type="string" calcext:value-type="string">
            <text:p>Minne som tilldelats upptagen buffer: {0} MB.</text:p>
          </table:table-cell>
          <table:table-cell table:style-name="ce214" office:value-type="string" calcext:value-type="string">
            <text:p>Hukommelsesallokering til optagebuffer: {0} MB.</text:p>
          </table:table-cell>
          <table:table-cell table:style-name="ce222" office:value-type="string" calcext:value-type="string">
            <text:p>Alokovaná paměť pro záznam: {0} MB</text:p>
          </table:table-cell>
          <table:table-cell table:style-name="ce231"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40" office:value-type="string" calcext:value-type="string">
            <text:p>Выделенная память для съемки в буфер : {0} MB.</text:p>
          </table:table-cell>
          <table:table-cell table:style-name="ce231" office:value-type="string" calcext:value-type="string">
            <text:p>Memòria reservada per la la memòria cau : {0} MB</text:p>
          </table:table-cell>
          <table:table-cell table:style-name="ce254" office:value-type="string" calcext:value-type="string">
            <text:p>Memorija rezervisana za hvatenje bafera: {0} MB.</text:p>
          </table:table-cell>
          <table:table-cell table:style-name="ce266" office:value-type="string" calcext:value-type="string">
            <text:p>Меморија резервисана за хватање бафера: {0} MB.</text:p>
          </table:table-cell>
          <table:table-cell table:style-name="ce275" office:value-type="string" calcext:value-type="string">
            <text:p>キャプチャバッファー用メモリー: {0} MB.</text:p>
          </table:table-cell>
          <table:table-cell table:style-name="ce282"/>
          <table:table-cell table:style-name="ce285" office:value-type="string" calcext:value-type="string">
            <text:p>الذاكرة المخصصة للالتقاط المؤقت: {0} ميغابايت</text:p>
          </table:table-cell>
          <table:table-cell table:style-name="ce289" table:number-columns-repeated="996"/>
        </table:table-row>
        <table:table-row table:style-name="ro5">
          <table:table-cell table:style-name="ce45" office:value-type="string" calcext:value-type="string">
            <text:p>dlgPreferences_chkAlwaysVisible</text:p>
          </table:table-cell>
          <table:table-cell table:style-name="ce49"/>
          <table:table-cell table:style-name="ce57" office:value-type="string" calcext:value-type="string">
            <text:p>Always Visible</text:p>
          </table:table-cell>
          <table:table-cell table:style-name="ce67" office:value-type="string" calcext:value-type="string">
            <text:p>Toujours Visible</text:p>
          </table:table-cell>
          <table:table-cell table:style-name="ce86" office:value-type="string" calcext:value-type="string">
            <text:p>Altijd zichtbaar</text:p>
          </table:table-cell>
          <table:table-cell table:style-name="ce99" office:value-type="string" calcext:value-type="string">
            <text:p>immer sichtbar</text:p>
          </table:table-cell>
          <table:table-cell table:style-name="ce103" office:value-type="string" calcext:value-type="string">
            <text:p>Siempre Visible</text:p>
          </table:table-cell>
          <table:table-cell table:style-name="ce110" office:value-type="string" calcext:value-type="string">
            <text:p>Sempre Visível</text:p>
          </table:table-cell>
          <table:table-cell table:style-name="ce121"/>
          <table:table-cell table:style-name="ce128" office:value-type="string" calcext:value-type="string">
            <text:p>Sempre Visibile</text:p>
          </table:table-cell>
          <table:table-cell table:style-name="ce141" office:value-type="string" calcext:value-type="string">
            <text:p>Întotdeauna vizibil</text:p>
          </table:table-cell>
          <table:table-cell table:style-name="ce152" office:value-type="string" calcext:value-type="string">
            <text:p>Aina näkyvillä</text:p>
          </table:table-cell>
          <table:table-cell table:style-name="ce157" office:value-type="string" calcext:value-type="string">
            <text:p>Alltid synlig</text:p>
          </table:table-cell>
          <table:table-cell table:style-name="ce169" office:value-type="string" calcext:value-type="string">
            <text:p>一直可见</text:p>
          </table:table-cell>
          <table:table-cell table:style-name="ce174" office:value-type="string" calcext:value-type="string">
            <text:p>Her zaman Görünür</text:p>
          </table:table-cell>
          <table:table-cell table:style-name="ce188" office:value-type="string" calcext:value-type="string">
            <text:p>Ορατό Πάντα</text:p>
          </table:table-cell>
          <table:table-cell table:style-name="ce193" office:value-type="string" calcext:value-type="string">
            <text:p>Visą laiką rodyti</text:p>
          </table:table-cell>
          <table:table-cell table:style-name="ce207" office:value-type="string" calcext:value-type="string">
            <text:p>Alltid synlig</text:p>
          </table:table-cell>
          <table:table-cell table:style-name="ce210" office:value-type="string" calcext:value-type="string">
            <text:p>Altid synlig</text:p>
          </table:table-cell>
          <table:table-cell table:style-name="ce223" office:value-type="string" calcext:value-type="string">
            <text:p>Vždy viditelné</text:p>
          </table:table-cell>
          <table:table-cell table:style-name="ce226" office:value-type="string" calcext:value-type="string">
            <text:p>항상 보임</text:p>
          </table:table-cell>
          <table:table-cell table:style-name="ce235" office:value-type="string" calcext:value-type="string">
            <text:p>Всегда видеть</text:p>
          </table:table-cell>
          <table:table-cell table:style-name="ce227" office:value-type="string" calcext:value-type="string">
            <text:p>Sempre visible</text:p>
          </table:table-cell>
          <table:table-cell table:style-name="ce251" office:value-type="string" calcext:value-type="string">
            <text:p>Uvek vidljivo</text:p>
          </table:table-cell>
          <table:table-cell table:style-name="ce263" office:value-type="string" calcext:value-type="string">
            <text:p>Увек видљиво</text:p>
          </table:table-cell>
          <table:table-cell table:style-name="ce272" office:value-type="string" calcext:value-type="string">
            <text:p>常に表示</text:p>
          </table:table-cell>
          <table:table-cell table:style-name="ce279" office:value-type="string" calcext:value-type="string">
            <text:p>Секогаш видливо</text:p>
          </table:table-cell>
          <table:table-cell table:style-name="ce285" office:value-type="string" calcext:value-type="string">
            <text:p>مرئي دائما</text:p>
          </table:table-cell>
          <table:table-cell table:style-name="ce289" table:number-columns-repeated="996"/>
        </table:table-row>
        <table:table-row table:style-name="ro16">
          <table:table-cell table:style-name="ce45" office:value-type="string" calcext:value-type="string">
            <text:p>dlgPreferences_chkDrawOnPlay</text:p>
          </table:table-cell>
          <table:table-cell table:style-name="ce49"/>
          <table:table-cell table:style-name="ce52" office:value-type="string" calcext:value-type="string">
            <text:p>Show drawings when video is playing</text:p>
          </table:table-cell>
          <table:table-cell table:style-name="ce63" office:value-type="string" calcext:value-type="string">
            <text:p>Montrer les dessins pendant la lecture vidéo</text:p>
          </table:table-cell>
          <table:table-cell table:style-name="ce81" office:value-type="string" calcext:value-type="string">
            <text:p>Toon tekening als de video speelt</text:p>
          </table:table-cell>
          <table:table-cell table:style-name="ce92"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1" office:value-type="string" calcext:value-type="string">
            <text:p>Mostrar desenhos enquanto o vídeo estiver reproduzindo</text:p>
          </table:table-cell>
          <table:table-cell table:style-name="ce121"/>
          <table:table-cell table:style-name="ce128" office:value-type="string" calcext:value-type="string">
            <text:p>Mostra disegni quando riproduce il video</text:p>
          </table:table-cell>
          <table:table-cell table:style-name="ce136" office:value-type="string" calcext:value-type="string">
            <text:p>Arată desenele când este rulat fişierul video</text:p>
          </table:table-cell>
          <table:table-cell table:style-name="ce147" office:value-type="string" calcext:value-type="string">
            <text:p>Näytä piirrustukset videon aikana</text:p>
          </table:table-cell>
          <table:table-cell table:style-name="ce157" office:value-type="string" calcext:value-type="string">
            <text:p>Vis tegninger samtidig meg videoavspilling</text:p>
          </table:table-cell>
          <table:table-cell table:style-name="ce165" office:value-type="string" calcext:value-type="string">
            <text:p>当播放视频的时候显示绘制信息</text:p>
          </table:table-cell>
          <table:table-cell table:style-name="ce174" office:value-type="string" calcext:value-type="string">
            <text:p>Video oynatılırken çizimleri göster</text:p>
          </table:table-cell>
          <table:table-cell table:style-name="ce182" office:value-type="string" calcext:value-type="string">
            <text:p>Απεικόνηση σχεδίων κατά την αναπαραγωγή</text:p>
          </table:table-cell>
          <table:table-cell table:style-name="ce193" office:value-type="string" calcext:value-type="string">
            <text:p>Rodyti piešinius rodant vaizdą</text:p>
          </table:table-cell>
          <table:table-cell table:style-name="ce203" office:value-type="string" calcext:value-type="string">
            <text:p>Visa ritningar när video spelas</text:p>
          </table:table-cell>
          <table:table-cell table:style-name="ce210" office:value-type="string" calcext:value-type="string">
            <text:p>Vis tegning når video kører</text:p>
          </table:table-cell>
          <table:table-cell table:style-name="ce218" office:value-type="string" calcext:value-type="string">
            <text:p>Zobrazit nákres při přehrávání videa</text:p>
          </table:table-cell>
          <table:table-cell table:style-name="ce227"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35" office:value-type="string" calcext:value-type="string">
            <text:p>Показывать рисунки когда играет видео</text:p>
          </table:table-cell>
          <table:table-cell table:style-name="ce227" office:value-type="string" calcext:value-type="string">
            <text:p>Mostra els dibuixos mentre el video es reprodueix</text:p>
          </table:table-cell>
          <table:table-cell table:style-name="ce249" office:value-type="string" calcext:value-type="string">
            <text:p>Prikaži crteže dok video reprodukuje</text:p>
          </table:table-cell>
          <table:table-cell table:style-name="ce261" office:value-type="string" calcext:value-type="string">
            <text:p>Прикажи цртеже док видео репродукује</text:p>
          </table:table-cell>
          <table:table-cell table:style-name="ce272" office:value-type="string" calcext:value-type="string">
            <text:p>ビデオ再生中にドローイングを表示する</text:p>
          </table:table-cell>
          <table:table-cell table:style-name="ce279" office:value-type="string" calcext:value-type="string">
            <text:p>Покажи ги цртежите додека видеото се репродуцира</text:p>
          </table:table-cell>
          <table:table-cell table:style-name="ce285" office:value-type="string" calcext:value-type="string">
            <text:p>اظهار الرسومات عند تشغيل الفيديو</text:p>
          </table:table-cell>
          <table:table-cell table:style-name="ce289" table:number-columns-repeated="996"/>
        </table:table-row>
        <table:table-row table:style-name="ro5">
          <table:table-cell table:style-name="ce45" office:value-type="string" calcext:value-type="string">
            <text:p>dlgPreferences_chkEnablePersistence</text:p>
          </table:table-cell>
          <table:table-cell table:style-name="ce49"/>
          <table:table-cell table:style-name="ce52" office:value-type="string" calcext:value-type="string">
            <text:p>Enable persistence</text:p>
          </table:table-cell>
          <table:table-cell table:style-name="ce63" office:value-type="string" calcext:value-type="string">
            <text:p>Activer la persistance</text:p>
          </table:table-cell>
          <table:table-cell table:style-name="ce81" office:value-type="string" calcext:value-type="string">
            <text:p>Sta Persistentie toe</text:p>
          </table:table-cell>
          <table:table-cell table:style-name="ce99" office:value-type="string" calcext:value-type="string">
            <text:p>Nachleuchten aktivieren</text:p>
          </table:table-cell>
          <table:table-cell table:style-name="ce104" office:value-type="string" calcext:value-type="string">
            <text:p>Activar persistencia</text:p>
          </table:table-cell>
          <table:table-cell table:style-name="ce110" office:value-type="string" calcext:value-type="string">
            <text:p>Habilitar persistência</text:p>
          </table:table-cell>
          <table:table-cell table:style-name="ce121"/>
          <table:table-cell table:style-name="ce128" office:value-type="string" calcext:value-type="string">
            <text:p>Attiva la persistenza</text:p>
          </table:table-cell>
          <table:table-cell table:style-name="ce136" office:value-type="string" calcext:value-type="string">
            <text:p>Activează persistenţa</text:p>
          </table:table-cell>
          <table:table-cell table:style-name="ce147" office:value-type="string" calcext:value-type="string">
            <text:p>Aktivoi pysyvyys</text:p>
          </table:table-cell>
          <table:table-cell table:style-name="ce157" office:value-type="string" calcext:value-type="string">
            <text:p>Start likevekt</text:p>
          </table:table-cell>
          <table:table-cell table:style-name="ce165" office:value-type="string" calcext:value-type="string">
            <text:p>允许持久性</text:p>
          </table:table-cell>
          <table:table-cell table:style-name="ce174" office:value-type="string" calcext:value-type="string">
            <text:p>Kalıcılığı aktive et</text:p>
          </table:table-cell>
          <table:table-cell table:style-name="ce182" office:value-type="string" calcext:value-type="string">
            <text:p>Ενεργοποίηση Επιμονής</text:p>
          </table:table-cell>
          <table:table-cell table:style-name="ce193" office:value-type="string" calcext:value-type="string">
            <text:p>Įjungti išlaikymą</text:p>
          </table:table-cell>
          <table:table-cell table:style-name="ce203" office:value-type="string" calcext:value-type="string">
            <text:p>Aktivera synlighet</text:p>
          </table:table-cell>
          <table:table-cell table:style-name="ce210" office:value-type="string" calcext:value-type="string">
            <text:p>Aktiver vedholdenhed</text:p>
          </table:table-cell>
          <table:table-cell table:style-name="ce218" office:value-type="string" calcext:value-type="string">
            <text:p>Umožnit přetrvání zobrazení</text:p>
          </table:table-cell>
          <table:table-cell table:style-name="ce226" office:value-type="string" calcext:value-type="string">
            <text:p>지속 가능하게 함</text:p>
          </table:table-cell>
          <table:table-cell table:style-name="ce235" office:value-type="string" calcext:value-type="string">
            <text:p>Включить сохранение</text:p>
          </table:table-cell>
          <table:table-cell table:style-name="ce227" office:value-type="string" calcext:value-type="string">
            <text:p>Activar al persistència</text:p>
          </table:table-cell>
          <table:table-cell table:style-name="ce248" office:value-type="string" calcext:value-type="string">
            <text:p>Omogući postojanost</text:p>
          </table:table-cell>
          <table:table-cell table:style-name="ce260" office:value-type="string" calcext:value-type="string">
            <text:p>Омогућ́и постојаност</text:p>
          </table:table-cell>
          <table:table-cell table:style-name="ce272" office:value-type="string" calcext:value-type="string">
            <text:p>継続時間の有効化</text:p>
          </table:table-cell>
          <table:table-cell table:style-name="ce279" office:value-type="string" calcext:value-type="string">
            <text:p>Овозможи постојаност</text:p>
          </table:table-cell>
          <table:table-cell table:style-name="ce285" office:value-type="string" calcext:value-type="string">
            <text:p>تفعيل الاستمرار</text:p>
          </table:table-cell>
          <table:table-cell table:style-name="ce289" table:number-columns-repeated="996"/>
        </table:table-row>
        <table:table-row table:style-name="ro17">
          <table:table-cell table:style-name="ce45" office:value-type="string" calcext:value-type="string">
            <text:p>dlgPreferences_DeinterlaceByDefault</text:p>
          </table:table-cell>
          <table:table-cell table:style-name="ce49"/>
          <table:table-cell table:style-name="ce52" office:value-type="string" calcext:value-type="string">
            <text:p>Always deinterlace when opening a new video.</text:p>
          </table:table-cell>
          <table:table-cell table:style-name="ce63" office:value-type="string" calcext:value-type="string">
            <text:p>Toujours désentrelacer à l'ouverture d'une nouvelle vidéo.</text:p>
          </table:table-cell>
          <table:table-cell table:style-name="ce81"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0" office:value-type="string" calcext:value-type="string">
            <text:p>Sempre desentrelaçar ao abrir um novo vídeo.</text:p>
          </table:table-cell>
          <table:table-cell table:style-name="ce121"/>
          <table:table-cell table:style-name="ce128" office:value-type="string" calcext:value-type="string">
            <text:p>Attiva sempre funzione Deinterlaccia quando apre un nuovo video</text:p>
          </table:table-cell>
          <table:table-cell table:style-name="ce136" office:value-type="string" calcext:value-type="string">
            <text:p>Ruleaza intotdeauna filtrul deintretesere cand este deschis un nou fisier video</text:p>
          </table:table-cell>
          <table:table-cell table:style-name="ce147" office:value-type="string" calcext:value-type="string">
            <text:p>Poista aina kuvien limitykset avattaessa uusi video.</text:p>
          </table:table-cell>
          <table:table-cell table:style-name="ce157" office:value-type="string" calcext:value-type="string">
            <text:p>Alltid deinterlace ved åpning av ny video</text:p>
          </table:table-cell>
          <table:table-cell table:style-name="ce165" office:value-type="string" calcext:value-type="string">
            <text:p>当打开一个新视频的时候使用反交错.</text:p>
          </table:table-cell>
          <table:table-cell table:style-name="ce174" office:value-type="string" calcext:value-type="string">
            <text:p>Yeni bir video açarken her zaman deinterlace et</text:p>
          </table:table-cell>
          <table:table-cell table:style-name="ce182" office:value-type="string" calcext:value-type="string">
            <text:p>Απόπλεξη πάντα όταν ανοίγει ένα νέο video</text:p>
          </table:table-cell>
          <table:table-cell table:style-name="ce193" office:value-type="string" calcext:value-type="string">
            <text:p>Deinterlace filtro naudojimas.</text:p>
          </table:table-cell>
          <table:table-cell table:style-name="ce203" office:value-type="string" calcext:value-type="string">
            <text:p>Utför alltid uppflätning när ny video hämtas.</text:p>
          </table:table-cell>
          <table:table-cell table:style-name="ce210" office:value-type="string" calcext:value-type="string">
            <text:p>Altid deinterlace når ny video åbnes.</text:p>
          </table:table-cell>
          <table:table-cell table:style-name="ce218" office:value-type="string" calcext:value-type="string">
            <text:p>Při otevření nového souboru vždy použít deinterlace.</text:p>
          </table:table-cell>
          <table:table-cell table:style-name="ce227"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35" office:value-type="string" calcext:value-type="string">
            <text:p>Выполнять деинтерлейсинг при открытии нового видео</text:p>
          </table:table-cell>
          <table:table-cell table:style-name="ce227" office:value-type="string" calcext:value-type="string">
            <text:p>Desentrellaçar sempre que s'obri un nou video</text:p>
          </table:table-cell>
          <table:table-cell table:style-name="ce249" office:value-type="string" calcext:value-type="string">
            <text:p>Uvek raspleti kada otvaraš novi video.</text:p>
          </table:table-cell>
          <table:table-cell table:style-name="ce261" office:value-type="string" calcext:value-type="string">
            <text:p>Увек расплети када отвараш нови видео.</text:p>
          </table:table-cell>
          <table:table-cell table:style-name="ce272" office:value-type="string" calcext:value-type="string">
            <text:p>新しいビデオを開くときはインターレースを解除する</text:p>
          </table:table-cell>
          <table:table-cell table:style-name="ce279" office:value-type="string" calcext:value-type="string">
            <text:p>Секогаш расплети кога отвораш ново видео.</text:p>
          </table:table-cell>
          <table:table-cell table:style-name="ce285" office:value-type="string" calcext:value-type="string">
            <text:p>فك التشابك دائما عند فتح <text:s/>فيديو جديد.</text:p>
          </table:table-cell>
          <table:table-cell table:style-name="ce289" table:number-columns-repeated="996"/>
        </table:table-row>
        <table:table-row table:style-name="ro17">
          <table:table-cell table:style-name="ce45" office:value-type="string" calcext:value-type="string">
            <text:p>dlgPreferences_InteractiveFrameTracker</text:p>
          </table:table-cell>
          <table:table-cell table:style-name="ce49"/>
          <table:table-cell table:style-name="ce52" office:value-type="string" calcext:value-type="string">
            <text:p>Update image during time cursor movement</text:p>
          </table:table-cell>
          <table:table-cell table:style-name="ce63" office:value-type="string" calcext:value-type="string">
            <text:p>Mettre à jour l'image pendant le déplacement du curseur de temps</text:p>
          </table:table-cell>
          <table:table-cell table:style-name="ce81"/>
          <table:table-cell table:style-name="ce99"/>
          <table:table-cell table:style-name="ce104"/>
          <table:table-cell table:style-name="ce110"/>
          <table:table-cell table:style-name="ce121"/>
          <table:table-cell table:style-name="ce128"/>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0"/>
          <table:table-cell table:style-name="ce218"/>
          <table:table-cell table:style-name="ce227"/>
          <table:table-cell table:style-name="ce235"/>
          <table:table-cell table:style-name="ce227"/>
          <table:table-cell table:style-name="ce249"/>
          <table:table-cell table:style-name="ce261"/>
          <table:table-cell table:style-name="ce272"/>
          <table:table-cell table:style-name="ce279"/>
          <table:table-cell table:style-name="ce285" office:value-type="string" calcext:value-type="string">
            <text:p>تحديث الصورة عند حركة المؤشر</text:p>
          </table:table-cell>
          <table:table-cell table:style-name="ce289" table:number-columns-repeated="996"/>
        </table:table-row>
        <table:table-row table:style-name="ro17">
          <table:table-cell table:style-name="ce45" office:value-type="string" calcext:value-type="string">
            <text:p>dlgPreferences_SyncLockSpeeds</text:p>
          </table:table-cell>
          <table:table-cell table:style-name="ce49"/>
          <table:table-cell table:style-name="ce52" office:value-type="string" calcext:value-type="string">
            <text:p>Link speed sliders when comparing videos.</text:p>
          </table:table-cell>
          <table:table-cell table:style-name="ce63" office:value-type="string" calcext:value-type="string">
            <text:p>Lier les contrôles de vitesse lors de la comparaison de vidéos.</text:p>
          </table:table-cell>
          <table:table-cell table:style-name="ce81" office:value-type="string" calcext:value-type="string">
            <text:p>Verbind de snelheid-regelaars tijdens het vergelijken van de videos.</text:p>
          </table:table-cell>
          <table:table-cell table:style-name="ce99"/>
          <table:table-cell table:style-name="ce104"/>
          <table:table-cell table:style-name="ce110"/>
          <table:table-cell table:style-name="ce121"/>
          <table:table-cell table:style-name="ce128"/>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0"/>
          <table:table-cell table:style-name="ce218"/>
          <table:table-cell table:style-name="ce227"/>
          <table:table-cell table:style-name="ce241" office:value-type="string" calcext:value-type="string">
            <text:p>Выровнять скорость при сравнении видео </text:p>
          </table:table-cell>
          <table:table-cell table:style-name="ce227" office:value-type="string" calcext:value-type="string">
            <text:p>Enllaçar les barres de velocitats en la comparació de videos</text:p>
          </table:table-cell>
          <table:table-cell table:style-name="ce249" office:value-type="string" calcext:value-type="string">
            <text:p>Poveži brze klizače kada upoređuješ video zapise.</text:p>
          </table:table-cell>
          <table:table-cell table:style-name="ce261" office:value-type="string" calcext:value-type="string">
            <text:p>Повежи брзе клизаче када упоређујеш видео записе.</text:p>
          </table:table-cell>
          <table:table-cell table:style-name="ce272" office:value-type="string" calcext:value-type="string">
            <text:p>ビデオを比較する際、スピードスライダーを連動させる</text:p>
          </table:table-cell>
          <table:table-cell table:style-name="ce279" office:value-type="string" calcext:value-type="string">
            <text:p>Поврзи ги брзите лизгачи кога се споредуваат видеата.</text:p>
          </table:table-cell>
          <table:table-cell table:style-name="ce285" office:value-type="string" calcext:value-type="string">
            <text:p>ربط شرائط تمرير السرعة عند مقارنة الفيديوهات</text:p>
          </table:table-cell>
          <table:table-cell table:style-name="ce289" table:number-columns-repeated="996"/>
        </table:table-row>
        <table:table-row table:style-name="ro18">
          <table:table-cell table:style-name="ce45" office:value-type="string" calcext:value-type="string">
            <text:p>dlgPreferences_Format169</text:p>
          </table:table-cell>
          <table:table-cell table:style-name="ce49" office:value-type="string" calcext:value-type="string">
            <text:p>also on ScreenManagerLang</text:p>
          </table:table-cell>
          <table:table-cell table:style-name="ce52" office:value-type="string" calcext:value-type="string">
            <text:p>Force 16:9</text:p>
          </table:table-cell>
          <table:table-cell table:style-name="ce63" office:value-type="string" calcext:value-type="string">
            <text:p>Forcer 16:9</text:p>
          </table:table-cell>
          <table:table-cell table:style-name="ce81" office:value-type="string" calcext:value-type="string">
            <text:p>Forceer 16:9</text:p>
          </table:table-cell>
          <table:table-cell table:style-name="ce99" office:value-type="string" calcext:value-type="string">
            <text:p>16:9 erzwingen</text:p>
          </table:table-cell>
          <table:table-cell table:style-name="ce104" office:value-type="string" calcext:value-type="string">
            <text:p>Forzar 16:9</text:p>
          </table:table-cell>
          <table:table-cell table:style-name="ce110" office:value-type="string" calcext:value-type="string">
            <text:p>Forçar formato 16:9</text:p>
          </table:table-cell>
          <table:table-cell table:style-name="ce121"/>
          <table:table-cell table:style-name="ce128" office:value-type="string" calcext:value-type="string">
            <text:p>Applica 16:9</text:p>
          </table:table-cell>
          <table:table-cell table:style-name="ce136" office:value-type="string" calcext:value-type="string">
            <text:p>Forteaza format 16:9</text:p>
          </table:table-cell>
          <table:table-cell table:style-name="ce147" office:value-type="string" calcext:value-type="string">
            <text:p>Pakota 16:9</text:p>
          </table:table-cell>
          <table:table-cell table:style-name="ce157" office:value-type="string" calcext:value-type="string">
            <text:p>Bruk 16:9</text:p>
          </table:table-cell>
          <table:table-cell table:style-name="ce165" office:value-type="string" calcext:value-type="string">
            <text:p>强制 16:9</text:p>
          </table:table-cell>
          <table:table-cell table:style-name="ce174" office:value-type="string" calcext:value-type="string">
            <text:p>16:9'u Zorla</text:p>
          </table:table-cell>
          <table:table-cell table:style-name="ce182" office:value-type="string" calcext:value-type="string">
            <text:p>Εφαρμογή 16:9</text:p>
          </table:table-cell>
          <table:table-cell table:style-name="ce193" office:value-type="string" calcext:value-type="string">
            <text:p>Formatas 16:9</text:p>
          </table:table-cell>
          <table:table-cell table:style-name="ce207" office:value-type="string" calcext:value-type="string">
            <text:p>Bildförhållande 16:9</text:p>
          </table:table-cell>
          <table:table-cell table:style-name="ce210" office:value-type="string" calcext:value-type="string">
            <text:p>Gennemtving 16:9 format</text:p>
          </table:table-cell>
          <table:table-cell table:style-name="ce218" office:value-type="string" calcext:value-type="string">
            <text:p>Formát 16:9</text:p>
          </table:table-cell>
          <table:table-cell table:style-name="ce226" office:value-type="string" calcext:value-type="string">
            <text:p>16:9로 만듬</text:p>
          </table:table-cell>
          <table:table-cell table:style-name="ce235" office:value-type="string" calcext:value-type="string">
            <text:p>Соотношение 16:9</text:p>
          </table:table-cell>
          <table:table-cell table:style-name="ce227" office:value-type="string" calcext:value-type="string">
            <text:p>Forçar 16:9</text:p>
          </table:table-cell>
          <table:table-cell table:style-name="ce249" office:value-type="string" calcext:value-type="string">
            <text:p>Sila 16:9</text:p>
          </table:table-cell>
          <table:table-cell table:style-name="ce261" office:value-type="string" calcext:value-type="string">
            <text:p>Сила 16:9</text:p>
          </table:table-cell>
          <table:table-cell table:style-name="ce272" office:value-type="string" calcext:value-type="string">
            <text:p>16:9に変換</text:p>
          </table:table-cell>
          <table:table-cell table:style-name="ce279" office:value-type="string" calcext:value-type="string">
            <text:p>Сила 19:9</text:p>
          </table:table-cell>
          <table:table-cell table:style-name="ce285" office:value-type="string" calcext:value-type="string">
            <text:p>مصدر 16:9</text:p>
          </table:table-cell>
          <table:table-cell table:style-name="ce289" table:number-columns-repeated="996"/>
        </table:table-row>
        <table:table-row table:style-name="ro18">
          <table:table-cell table:style-name="ce45" office:value-type="string" calcext:value-type="string">
            <text:p>dlgPreferences_Format43</text:p>
          </table:table-cell>
          <table:table-cell table:style-name="ce49" office:value-type="string" calcext:value-type="string">
            <text:p>also on ScreenManagerLang</text:p>
          </table:table-cell>
          <table:table-cell table:style-name="ce52" office:value-type="string" calcext:value-type="string">
            <text:p>Force 4:3</text:p>
          </table:table-cell>
          <table:table-cell table:style-name="ce63" office:value-type="string" calcext:value-type="string">
            <text:p>Forcer 4:3</text:p>
          </table:table-cell>
          <table:table-cell table:style-name="ce81" office:value-type="string" calcext:value-type="string">
            <text:p>Forceer 4:3</text:p>
          </table:table-cell>
          <table:table-cell table:style-name="ce99" office:value-type="string" calcext:value-type="string">
            <text:p>4:3 erzwingen</text:p>
          </table:table-cell>
          <table:table-cell table:style-name="ce104" office:value-type="string" calcext:value-type="string">
            <text:p>Forzar 4:3</text:p>
          </table:table-cell>
          <table:table-cell table:style-name="ce110" office:value-type="string" calcext:value-type="string">
            <text:p>Forçar formato 4:3</text:p>
          </table:table-cell>
          <table:table-cell table:style-name="ce121"/>
          <table:table-cell table:style-name="ce128" office:value-type="string" calcext:value-type="string">
            <text:p>Applica 4:3</text:p>
          </table:table-cell>
          <table:table-cell table:style-name="ce136" office:value-type="string" calcext:value-type="string">
            <text:p>Forteaza format 4:3</text:p>
          </table:table-cell>
          <table:table-cell table:style-name="ce147" office:value-type="string" calcext:value-type="string">
            <text:p>Pakota 4:3</text:p>
          </table:table-cell>
          <table:table-cell table:style-name="ce157" office:value-type="string" calcext:value-type="string">
            <text:p>Bruk 4:3</text:p>
          </table:table-cell>
          <table:table-cell table:style-name="ce165" office:value-type="string" calcext:value-type="string">
            <text:p>强制 4:3</text:p>
          </table:table-cell>
          <table:table-cell table:style-name="ce174" office:value-type="string" calcext:value-type="string">
            <text:p>4:3'ü Zorla</text:p>
          </table:table-cell>
          <table:table-cell table:style-name="ce182" office:value-type="string" calcext:value-type="string">
            <text:p>Εφαρμογή 4:3</text:p>
          </table:table-cell>
          <table:table-cell table:style-name="ce193" office:value-type="string" calcext:value-type="string">
            <text:p>Formatas 4:3</text:p>
          </table:table-cell>
          <table:table-cell table:style-name="ce207" office:value-type="string" calcext:value-type="string">
            <text:p>Bildförhållande 4:3</text:p>
          </table:table-cell>
          <table:table-cell table:style-name="ce210" office:value-type="string" calcext:value-type="string">
            <text:p>Gennemtving 4:3 format</text:p>
          </table:table-cell>
          <table:table-cell table:style-name="ce218" office:value-type="string" calcext:value-type="string">
            <text:p>Formát 4:3</text:p>
          </table:table-cell>
          <table:table-cell table:style-name="ce227" office:value-type="string" calcext:value-type="string">
            <text:p>4:3<text:span text:style-name="T3">으로</text:span><text:span text:style-name="T4"> </text:span><text:span text:style-name="T5">만듬</text:span></text:p>
          </table:table-cell>
          <table:table-cell table:style-name="ce235" office:value-type="string" calcext:value-type="string">
            <text:p>Соотношение 4:3</text:p>
          </table:table-cell>
          <table:table-cell table:style-name="ce227" office:value-type="string" calcext:value-type="string">
            <text:p>Forçar 4:3</text:p>
          </table:table-cell>
          <table:table-cell table:style-name="ce249" office:value-type="string" calcext:value-type="string">
            <text:p>Sila 14:3</text:p>
          </table:table-cell>
          <table:table-cell table:style-name="ce261" office:value-type="string" calcext:value-type="string">
            <text:p>Сила 14:3</text:p>
          </table:table-cell>
          <table:table-cell table:style-name="ce272" office:value-type="string" calcext:value-type="string">
            <text:p>4:3に変換</text:p>
          </table:table-cell>
          <table:table-cell table:style-name="ce279" office:value-type="string" calcext:value-type="string">
            <text:p>Сила 4:3</text:p>
          </table:table-cell>
          <table:table-cell table:style-name="ce285" office:value-type="string" calcext:value-type="string">
            <text:p>مصدر 4:3</text:p>
          </table:table-cell>
          <table:table-cell table:style-name="ce289" table:number-columns-repeated="996"/>
        </table:table-row>
        <table:table-row table:style-name="ro18">
          <table:table-cell table:style-name="ce45" office:value-type="string" calcext:value-type="string">
            <text:p>dlgPreferences_FormatAuto</text:p>
          </table:table-cell>
          <table:table-cell table:style-name="ce49" office:value-type="string" calcext:value-type="string">
            <text:p>also on ScreenManagerLang</text:p>
          </table:table-cell>
          <table:table-cell table:style-name="ce52" office:value-type="string" calcext:value-type="string">
            <text:p>Auto Detection</text:p>
          </table:table-cell>
          <table:table-cell table:style-name="ce63" office:value-type="string" calcext:value-type="string">
            <text:p>Détection Automatique</text:p>
          </table:table-cell>
          <table:table-cell table:style-name="ce81" office:value-type="string" calcext:value-type="string">
            <text:p>Automatische Detectie</text:p>
          </table:table-cell>
          <table:table-cell table:style-name="ce99" office:value-type="string" calcext:value-type="string">
            <text:p>Automatisch erkennen</text:p>
          </table:table-cell>
          <table:table-cell table:style-name="ce104" office:value-type="string" calcext:value-type="string">
            <text:p>Detección automática</text:p>
          </table:table-cell>
          <table:table-cell table:style-name="ce110" office:value-type="string" calcext:value-type="string">
            <text:p>Auto Detecção</text:p>
          </table:table-cell>
          <table:table-cell table:style-name="ce121"/>
          <table:table-cell table:style-name="ce128" office:value-type="string" calcext:value-type="string">
            <text:p>Rilevazione automatica </text:p>
          </table:table-cell>
          <table:table-cell table:style-name="ce136" office:value-type="string" calcext:value-type="string">
            <text:p>Detectie automata</text:p>
          </table:table-cell>
          <table:table-cell table:style-name="ce147" office:value-type="string" calcext:value-type="string">
            <text:p>Automaattinen havaitseminen</text:p>
          </table:table-cell>
          <table:table-cell table:style-name="ce157" office:value-type="string" calcext:value-type="string">
            <text:p>Automatisk valg</text:p>
          </table:table-cell>
          <table:table-cell table:style-name="ce165" office:value-type="string" calcext:value-type="string">
            <text:p>自动识别</text:p>
          </table:table-cell>
          <table:table-cell table:style-name="ce174" office:value-type="string" calcext:value-type="string">
            <text:p>Otomatik Bulma</text:p>
          </table:table-cell>
          <table:table-cell table:style-name="ce182" office:value-type="string" calcext:value-type="string">
            <text:p>Αυτόματη Ανίχνευση</text:p>
          </table:table-cell>
          <table:table-cell table:style-name="ce193" office:value-type="string" calcext:value-type="string">
            <text:p>Automatinis aptikimas</text:p>
          </table:table-cell>
          <table:table-cell table:style-name="ce203" office:value-type="string" calcext:value-type="string">
            <text:p>Automatisk igenkänning</text:p>
          </table:table-cell>
          <table:table-cell table:style-name="ce210" office:value-type="string" calcext:value-type="string">
            <text:p>Auto detektering</text:p>
          </table:table-cell>
          <table:table-cell table:style-name="ce218" office:value-type="string" calcext:value-type="string">
            <text:p>Autodetekce</text:p>
          </table:table-cell>
          <table:table-cell table:style-name="ce226" office:value-type="string" calcext:value-type="string">
            <text:p>자동 탐지</text:p>
          </table:table-cell>
          <table:table-cell table:style-name="ce235" office:value-type="string" calcext:value-type="string">
            <text:p>Автоматическое определение</text:p>
          </table:table-cell>
          <table:table-cell table:style-name="ce227" office:value-type="string" calcext:value-type="string">
            <text:p>Detecció automàtica</text:p>
          </table:table-cell>
          <table:table-cell table:style-name="ce248" office:value-type="string" calcext:value-type="string">
            <text:p>Automatsko otkrivanje</text:p>
          </table:table-cell>
          <table:table-cell table:style-name="ce260" office:value-type="string" calcext:value-type="string">
            <text:p>Аутоматско откривање</text:p>
          </table:table-cell>
          <table:table-cell table:style-name="ce272" office:value-type="string" calcext:value-type="string">
            <text:p>自動検出</text:p>
          </table:table-cell>
          <table:table-cell table:style-name="ce279" office:value-type="string" calcext:value-type="string">
            <text:p>Автоматско пронаоѓање</text:p>
          </table:table-cell>
          <table:table-cell table:style-name="ce285" office:value-type="string" calcext:value-type="string">
            <text:p>اكتشاف تلقائي</text:p>
          </table:table-cell>
          <table:table-cell table:style-name="ce289" table:number-columns-repeated="996"/>
        </table:table-row>
        <table:table-row table:style-name="ro15">
          <table:table-cell table:style-name="ce45" office:value-type="string" calcext:value-type="string">
            <text:p>dlgPreferences_GroupAnalysisMode</text:p>
          </table:table-cell>
          <table:table-cell table:style-name="ce49"/>
          <table:table-cell table:style-name="ce52" office:value-type="string" calcext:value-type="string">
            <text:p>Switch To Analysis Mode</text:p>
          </table:table-cell>
          <table:table-cell table:style-name="ce63" office:value-type="string" calcext:value-type="string">
            <text:p>Bascule en mode Analyse</text:p>
          </table:table-cell>
          <table:table-cell table:style-name="ce81" office:value-type="string" calcext:value-type="string">
            <text:p>Schakel naar Analyse functie</text:p>
          </table:table-cell>
          <table:table-cell table:style-name="ce92" office:value-type="string" calcext:value-type="string">
            <text:p>Wechseln zum Analyse-Modus</text:p>
          </table:table-cell>
          <table:table-cell table:style-name="ce103" office:value-type="string" calcext:value-type="string">
            <text:p>Cambiar A Modo Análisis</text:p>
          </table:table-cell>
          <table:table-cell table:style-name="ce111" office:value-type="string" calcext:value-type="string">
            <text:p>Mudar para o Módulo de Análise</text:p>
          </table:table-cell>
          <table:table-cell table:style-name="ce121" office:value-type="string" calcext:value-type="string">
            <text:p>Przejdź do trybu Analizy</text:p>
          </table:table-cell>
          <table:table-cell table:style-name="ce129" office:value-type="string" calcext:value-type="string">
            <text:p>Passa a Modalita' Analisi </text:p>
          </table:table-cell>
          <table:table-cell table:style-name="ce136" office:value-type="string" calcext:value-type="string">
            <text:p>Schimbă in Modul Analiză</text:p>
          </table:table-cell>
          <table:table-cell table:style-name="ce147" office:value-type="string" calcext:value-type="string">
            <text:p>Vaihda Analyysi-tilaan</text:p>
          </table:table-cell>
          <table:table-cell table:style-name="ce157" office:value-type="string" calcext:value-type="string">
            <text:p>Bytt til Analyse modus</text:p>
          </table:table-cell>
          <table:table-cell table:style-name="ce165" office:value-type="string" calcext:value-type="string">
            <text:p>当以下情况切换至分析模式</text:p>
          </table:table-cell>
          <table:table-cell table:style-name="ce174" office:value-type="string" calcext:value-type="string">
            <text:p>Analiz Moduna Geç</text:p>
          </table:table-cell>
          <table:table-cell table:style-name="ce182" office:value-type="string" calcext:value-type="string">
            <text:p>Αλλαγή σε Τρόπο Ανάλυσης</text:p>
          </table:table-cell>
          <table:table-cell table:style-name="ce193" office:value-type="string" calcext:value-type="string">
            <text:p>Pereitį į analizavimo rėžimą</text:p>
          </table:table-cell>
          <table:table-cell table:style-name="ce203" office:value-type="string" calcext:value-type="string">
            <text:p>Byt till analysverktyg</text:p>
          </table:table-cell>
          <table:table-cell table:style-name="ce210" office:value-type="string" calcext:value-type="string">
            <text:p>Skift til analyse mode</text:p>
          </table:table-cell>
          <table:table-cell table:style-name="ce218" office:value-type="string" calcext:value-type="string">
            <text:p>Přepnout do módu analýzy</text:p>
          </table:table-cell>
          <table:table-cell table:style-name="ce227"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35" office:value-type="string" calcext:value-type="string">
            <text:p>Перейти в режим анализа</text:p>
          </table:table-cell>
          <table:table-cell table:style-name="ce227" office:value-type="string" calcext:value-type="string">
            <text:p>Canviar a Mode d'Anàlisis</text:p>
          </table:table-cell>
          <table:table-cell table:style-name="ce248" office:value-type="string" calcext:value-type="string">
            <text:p>Prebaci na režim za analizu</text:p>
          </table:table-cell>
          <table:table-cell table:style-name="ce260" office:value-type="string" calcext:value-type="string">
            <text:p>Пребаци на режим за анализу</text:p>
          </table:table-cell>
          <table:table-cell table:style-name="ce272" office:value-type="string" calcext:value-type="string">
            <text:p>分析モードに変更</text:p>
          </table:table-cell>
          <table:table-cell table:style-name="ce279" office:value-type="string" calcext:value-type="string">
            <text:p>Префрли се на режимот за анализа</text:p>
          </table:table-cell>
          <table:table-cell table:style-name="ce285" office:value-type="string" calcext:value-type="string">
            <text:p>التبديل الي وضع التحليل</text:p>
          </table:table-cell>
          <table:table-cell table:style-name="ce289" table:number-columns-repeated="996"/>
        </table:table-row>
        <table:table-row table:style-name="ro5">
          <table:table-cell table:style-name="ce45" office:value-type="string" calcext:value-type="string">
            <text:p>dlgPreferences_grpPersistence</text:p>
          </table:table-cell>
          <table:table-cell table:style-name="ce49"/>
          <table:table-cell table:style-name="ce52" office:value-type="string" calcext:value-type="string">
            <text:p>Persistence</text:p>
          </table:table-cell>
          <table:table-cell table:style-name="ce63" office:value-type="string" calcext:value-type="string">
            <text:p>Persistance</text:p>
          </table:table-cell>
          <table:table-cell table:style-name="ce81" office:value-type="string" calcext:value-type="string">
            <text:p>Persistentie</text:p>
          </table:table-cell>
          <table:table-cell table:style-name="ce99" office:value-type="string" calcext:value-type="string">
            <text:p>Nachleuchten</text:p>
          </table:table-cell>
          <table:table-cell table:style-name="ce104" office:value-type="string" calcext:value-type="string">
            <text:p>Persistencia</text:p>
          </table:table-cell>
          <table:table-cell table:style-name="ce110" office:value-type="string" calcext:value-type="string">
            <text:p>Persistência</text:p>
          </table:table-cell>
          <table:table-cell table:style-name="ce121"/>
          <table:table-cell table:style-name="ce128" office:value-type="string" calcext:value-type="string">
            <text:p>Persistenza</text:p>
          </table:table-cell>
          <table:table-cell table:style-name="ce136" office:value-type="string" calcext:value-type="string">
            <text:p>Persistenţă</text:p>
          </table:table-cell>
          <table:table-cell table:style-name="ce147" office:value-type="string" calcext:value-type="string">
            <text:p>Pysyvyys</text:p>
          </table:table-cell>
          <table:table-cell table:style-name="ce157" office:value-type="string" calcext:value-type="string">
            <text:p>Likevekt</text:p>
          </table:table-cell>
          <table:table-cell table:style-name="ce165" office:value-type="string" calcext:value-type="string">
            <text:p>持久性</text:p>
          </table:table-cell>
          <table:table-cell table:style-name="ce174" office:value-type="string" calcext:value-type="string">
            <text:p>Kalıcılık</text:p>
          </table:table-cell>
          <table:table-cell table:style-name="ce182" office:value-type="string" calcext:value-type="string">
            <text:p>Επιμονή</text:p>
          </table:table-cell>
          <table:table-cell table:style-name="ce193" office:value-type="string" calcext:value-type="string">
            <text:p>Išlaikymas</text:p>
          </table:table-cell>
          <table:table-cell table:style-name="ce203" office:value-type="string" calcext:value-type="string">
            <text:p>Synlighet</text:p>
          </table:table-cell>
          <table:table-cell table:style-name="ce210" office:value-type="string" calcext:value-type="string">
            <text:p>Vedholdenhed</text:p>
          </table:table-cell>
          <table:table-cell table:style-name="ce218" office:value-type="string" calcext:value-type="string">
            <text:p>Přetrvání zobrazení</text:p>
          </table:table-cell>
          <table:table-cell table:style-name="ce226" office:value-type="string" calcext:value-type="string">
            <text:p>지속</text:p>
          </table:table-cell>
          <table:table-cell table:style-name="ce235" office:value-type="string" calcext:value-type="string">
            <text:p>Продолжительность</text:p>
          </table:table-cell>
          <table:table-cell table:style-name="ce227" office:value-type="string" calcext:value-type="string">
            <text:p>Persistència</text:p>
          </table:table-cell>
          <table:table-cell table:style-name="ce248" office:value-type="string" calcext:value-type="string">
            <text:p>Postojanost</text:p>
          </table:table-cell>
          <table:table-cell table:style-name="ce260" office:value-type="string" calcext:value-type="string">
            <text:p>Постојаност</text:p>
          </table:table-cell>
          <table:table-cell table:style-name="ce272" office:value-type="string" calcext:value-type="string">
            <text:p>継続時間</text:p>
          </table:table-cell>
          <table:table-cell table:style-name="ce279" office:value-type="string" calcext:value-type="string">
            <text:p>Постојаност</text:p>
          </table:table-cell>
          <table:table-cell table:style-name="ce285" office:value-type="string" calcext:value-type="string">
            <text:p>الاستمرار</text:p>
          </table:table-cell>
          <table:table-cell table:style-name="ce289" table:number-columns-repeated="996"/>
        </table:table-row>
        <table:table-row table:style-name="ro18">
          <table:table-cell table:style-name="ce45" office:value-type="string" calcext:value-type="string">
            <text:p>dlgPreferences_LabelHistoryCount</text:p>
          </table:table-cell>
          <table:table-cell table:style-name="ce49"/>
          <table:table-cell table:style-name="ce52" office:value-type="string" calcext:value-type="string">
            <text:p>Number of files in history:</text:p>
          </table:table-cell>
          <table:table-cell table:style-name="ce63" office:value-type="string" calcext:value-type="string">
            <text:p>Nombre de fichiers dans l'historique :</text:p>
          </table:table-cell>
          <table:table-cell table:style-name="ce81" office:value-type="string" calcext:value-type="string">
            <text:p>Aantal bestanden in historie:</text:p>
          </table:table-cell>
          <table:table-cell table:style-name="ce92" office:value-type="string" calcext:value-type="string">
            <text:p>Anzahl Dateien im Verlauf :</text:p>
          </table:table-cell>
          <table:table-cell table:style-name="ce103" office:value-type="string" calcext:value-type="string">
            <text:p>Número de archivos en historial:</text:p>
          </table:table-cell>
          <table:table-cell table:style-name="ce110" office:value-type="string" calcext:value-type="string">
            <text:p>Número de arquivos no histórico:</text:p>
          </table:table-cell>
          <table:table-cell table:style-name="ce121" office:value-type="string" calcext:value-type="string">
            <text:p>Liczba plików w historii :</text:p>
          </table:table-cell>
          <table:table-cell table:style-name="ce129" office:value-type="string" calcext:value-type="string">
            <text:p>Numero di Files nella cronologia :</text:p>
          </table:table-cell>
          <table:table-cell table:style-name="ce136" office:value-type="string" calcext:value-type="string">
            <text:p>Număr de fişiere în istoric :</text:p>
          </table:table-cell>
          <table:table-cell table:style-name="ce147" office:value-type="string" calcext:value-type="string">
            <text:p>Historiassa näkyvien tiedostojen määrä:</text:p>
          </table:table-cell>
          <table:table-cell table:style-name="ce157" office:value-type="string" calcext:value-type="string">
            <text:p>Antall filer i historielisten:</text:p>
          </table:table-cell>
          <table:table-cell table:style-name="ce165" office:value-type="string" calcext:value-type="string">
            <text:p>历史文件显示个数:</text:p>
          </table:table-cell>
          <table:table-cell table:style-name="ce174" office:value-type="string" calcext:value-type="string">
            <text:p>Geçmişteki dosya sayısı:</text:p>
          </table:table-cell>
          <table:table-cell table:style-name="ce182" office:value-type="string" calcext:value-type="string">
            <text:p>Αριθμός αρχείων στο Ιστορικό:</text:p>
          </table:table-cell>
          <table:table-cell table:style-name="ce193" office:value-type="string" calcext:value-type="string">
            <text:p>Dokumentų kiekis atmintyje:</text:p>
          </table:table-cell>
          <table:table-cell table:style-name="ce203" office:value-type="string" calcext:value-type="string">
            <text:p>Antal filer i historik:</text:p>
          </table:table-cell>
          <table:table-cell table:style-name="ce210" office:value-type="string" calcext:value-type="string">
            <text:p>Antal filer i historik:</text:p>
          </table:table-cell>
          <table:table-cell table:style-name="ce218" office:value-type="string" calcext:value-type="string">
            <text:p>Počet souborů v historii:</text:p>
          </table:table-cell>
          <table:table-cell table:style-name="ce227"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35" office:value-type="string" calcext:value-type="string">
            <text:p>Число файлов в истории</text:p>
          </table:table-cell>
          <table:table-cell table:style-name="ce227" office:value-type="string" calcext:value-type="string">
            <text:p>Nombre d'arxius a l'historial</text:p>
          </table:table-cell>
          <table:table-cell table:style-name="ce249" office:value-type="string" calcext:value-type="string">
            <text:p>Broj datoteka u istoriji:</text:p>
          </table:table-cell>
          <table:table-cell table:style-name="ce261" office:value-type="string" calcext:value-type="string">
            <text:p>Број датотека у историји:</text:p>
          </table:table-cell>
          <table:table-cell table:style-name="ce272" office:value-type="string" calcext:value-type="string">
            <text:p>履歴上のファイル数:</text:p>
          </table:table-cell>
          <table:table-cell table:style-name="ce279" office:value-type="string" calcext:value-type="string">
            <text:p>Број на датотеки во историјата:</text:p>
          </table:table-cell>
          <table:table-cell table:style-name="ce285" office:value-type="string" calcext:value-type="string">
            <text:p>عدد الملفات في سجل التصفح: </text:p>
          </table:table-cell>
          <table:table-cell table:style-name="ce289" table:number-columns-repeated="996"/>
        </table:table-row>
        <table:table-row table:style-name="ro18">
          <table:table-cell table:style-name="ce45" office:value-type="string" calcext:value-type="string">
            <text:p>dlgPreferences_LabelImageFormat</text:p>
          </table:table-cell>
          <table:table-cell table:style-name="ce49"/>
          <table:table-cell table:style-name="ce52" office:value-type="string" calcext:value-type="string">
            <text:p>Default image format:</text:p>
          </table:table-cell>
          <table:table-cell table:style-name="ce63" office:value-type="string" calcext:value-type="string">
            <text:p>Format d'image par défault :</text:p>
          </table:table-cell>
          <table:table-cell table:style-name="ce81" office:value-type="string" calcext:value-type="string">
            <text:p>Standaard beeldformaat:</text:p>
          </table:table-cell>
          <table:table-cell table:style-name="ce92" office:value-type="string" calcext:value-type="string">
            <text:p>Standard Bildformat</text:p>
          </table:table-cell>
          <table:table-cell table:style-name="ce103" office:value-type="string" calcext:value-type="string">
            <text:p>Formato de imagen por defecto</text:p>
          </table:table-cell>
          <table:table-cell table:style-name="ce111" office:value-type="string" calcext:value-type="string">
            <text:p>Formato padrão de imagem:</text:p>
          </table:table-cell>
          <table:table-cell table:style-name="ce121"/>
          <table:table-cell table:style-name="ce129" office:value-type="string" calcext:value-type="string">
            <text:p>Formato immagine preimpostato</text:p>
          </table:table-cell>
          <table:table-cell table:style-name="ce136" office:value-type="string" calcext:value-type="string">
            <text:p>Formatul de imagine implicit</text:p>
          </table:table-cell>
          <table:table-cell table:style-name="ce147" office:value-type="string" calcext:value-type="string">
            <text:p>Kuvien oletusformaatti:</text:p>
          </table:table-cell>
          <table:table-cell table:style-name="ce157" office:value-type="string" calcext:value-type="string">
            <text:p>Standard bildeformat:</text:p>
          </table:table-cell>
          <table:table-cell table:style-name="ce165" office:value-type="string" calcext:value-type="string">
            <text:p>默认图像显示格式:</text:p>
          </table:table-cell>
          <table:table-cell table:style-name="ce174" office:value-type="string" calcext:value-type="string">
            <text:p>Öntanımlı imaj formatı:</text:p>
          </table:table-cell>
          <table:table-cell table:style-name="ce182" office:value-type="string" calcext:value-type="string">
            <text:p>Προκαθορισμένη μορφή εικόνας:</text:p>
          </table:table-cell>
          <table:table-cell table:style-name="ce193" office:value-type="string" calcext:value-type="string">
            <text:p>Numatytasis paveikslėlio formatas:</text:p>
          </table:table-cell>
          <table:table-cell table:style-name="ce203" office:value-type="string" calcext:value-type="string">
            <text:p>Original bildformat:</text:p>
          </table:table-cell>
          <table:table-cell table:style-name="ce210" office:value-type="string" calcext:value-type="string">
            <text:p>Standard billedformat:</text:p>
          </table:table-cell>
          <table:table-cell table:style-name="ce218" office:value-type="string" calcext:value-type="string">
            <text:p>Přednastavený formát obrazu:</text:p>
          </table:table-cell>
          <table:table-cell table:style-name="ce227"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35" office:value-type="string" calcext:value-type="string">
            <text:p>Формат изображения по умолчанию</text:p>
          </table:table-cell>
          <table:table-cell table:style-name="ce227" office:value-type="string" calcext:value-type="string">
            <text:p>Format d'imatge per defecte</text:p>
          </table:table-cell>
          <table:table-cell table:style-name="ce249" office:value-type="string" calcext:value-type="string">
            <text:p>Podrazumevani format slika:</text:p>
          </table:table-cell>
          <table:table-cell table:style-name="ce261" office:value-type="string" calcext:value-type="string">
            <text:p>Подразумевани формат слика:</text:p>
          </table:table-cell>
          <table:table-cell table:style-name="ce272" office:value-type="string" calcext:value-type="string">
            <text:p>デフォルト画像フォーマット:</text:p>
          </table:table-cell>
          <table:table-cell table:style-name="ce279" office:value-type="string" calcext:value-type="string">
            <text:p>Стандарден формат на сликата:</text:p>
          </table:table-cell>
          <table:table-cell table:style-name="ce285" office:value-type="string" calcext:value-type="string">
            <text:p>تهيئة الصورة الافتراضية:</text:p>
          </table:table-cell>
          <table:table-cell table:style-name="ce289" table:number-columns-repeated="996"/>
        </table:table-row>
        <table:table-row table:style-name="ro5">
          <table:table-cell table:style-name="ce45" office:value-type="string" calcext:value-type="string">
            <text:p>dlgPreferences_LabelLanguages</text:p>
          </table:table-cell>
          <table:table-cell table:style-name="ce49"/>
          <table:table-cell table:style-name="ce52" office:value-type="string" calcext:value-type="string">
            <text:p>Language:</text:p>
          </table:table-cell>
          <table:table-cell table:style-name="ce63" office:value-type="string" calcext:value-type="string">
            <text:p>Langue :</text:p>
          </table:table-cell>
          <table:table-cell table:style-name="ce81" office:value-type="string" calcext:value-type="string">
            <text:p>Taal:</text:p>
          </table:table-cell>
          <table:table-cell table:style-name="ce92" office:value-type="string" calcext:value-type="string">
            <text:p>Sprache :</text:p>
          </table:table-cell>
          <table:table-cell table:style-name="ce104" office:value-type="string" calcext:value-type="string">
            <text:p>Idioma:</text:p>
          </table:table-cell>
          <table:table-cell table:style-name="ce110" office:value-type="string" calcext:value-type="string">
            <text:p>Idioma:</text:p>
          </table:table-cell>
          <table:table-cell table:style-name="ce121" office:value-type="string" calcext:value-type="string">
            <text:p>Język :</text:p>
          </table:table-cell>
          <table:table-cell table:style-name="ce129" office:value-type="string" calcext:value-type="string">
            <text:p>Lingua :</text:p>
          </table:table-cell>
          <table:table-cell table:style-name="ce136" office:value-type="string" calcext:value-type="string">
            <text:p>Limba :</text:p>
          </table:table-cell>
          <table:table-cell table:style-name="ce147" office:value-type="string" calcext:value-type="string">
            <text:p>Kieli:</text:p>
          </table:table-cell>
          <table:table-cell table:style-name="ce157" office:value-type="string" calcext:value-type="string">
            <text:p>Språk:</text:p>
          </table:table-cell>
          <table:table-cell table:style-name="ce165" office:value-type="string" calcext:value-type="string">
            <text:p>语言:</text:p>
          </table:table-cell>
          <table:table-cell table:style-name="ce174" office:value-type="string" calcext:value-type="string">
            <text:p>Dil:</text:p>
          </table:table-cell>
          <table:table-cell table:style-name="ce182" office:value-type="string" calcext:value-type="string">
            <text:p>Γλώσσα:</text:p>
          </table:table-cell>
          <table:table-cell table:style-name="ce193" office:value-type="string" calcext:value-type="string">
            <text:p>Kalba:</text:p>
          </table:table-cell>
          <table:table-cell table:style-name="ce203" office:value-type="string" calcext:value-type="string">
            <text:p>Språk:</text:p>
          </table:table-cell>
          <table:table-cell table:style-name="ce210" office:value-type="string" calcext:value-type="string">
            <text:p>Sprog:</text:p>
          </table:table-cell>
          <table:table-cell table:style-name="ce218" office:value-type="string" calcext:value-type="string">
            <text:p>Jazyk</text:p>
          </table:table-cell>
          <table:table-cell table:style-name="ce226" office:value-type="string" calcext:value-type="string">
            <text:p>언어:</text:p>
          </table:table-cell>
          <table:table-cell table:style-name="ce235" office:value-type="string" calcext:value-type="string">
            <text:p>Язык</text:p>
          </table:table-cell>
          <table:table-cell table:style-name="ce227" office:value-type="string" calcext:value-type="string">
            <text:p>Idioma</text:p>
          </table:table-cell>
          <table:table-cell table:style-name="ce249" office:value-type="string" calcext:value-type="string">
            <text:p>Jezik:</text:p>
          </table:table-cell>
          <table:table-cell table:style-name="ce261" office:value-type="string" calcext:value-type="string">
            <text:p>Језик:</text:p>
          </table:table-cell>
          <table:table-cell table:style-name="ce272" office:value-type="string" calcext:value-type="string">
            <text:p>言語:</text:p>
          </table:table-cell>
          <table:table-cell table:style-name="ce279" office:value-type="string" calcext:value-type="string">
            <text:p>Јазик</text:p>
          </table:table-cell>
          <table:table-cell table:style-name="ce285" office:value-type="string" calcext:value-type="string">
            <text:p>اللغة:</text:p>
          </table:table-cell>
          <table:table-cell table:style-name="ce289" table:number-columns-repeated="996"/>
        </table:table-row>
        <table:table-row table:style-name="ro5">
          <table:table-cell table:style-name="ce45" office:value-type="string" calcext:value-type="string">
            <text:p>dlgPreferences_LabelLogic</text:p>
          </table:table-cell>
          <table:table-cell table:style-name="ce49"/>
          <table:table-cell table:style-name="ce52" office:value-type="string" calcext:value-type="string">
            <text:p>And</text:p>
          </table:table-cell>
          <table:table-cell table:style-name="ce63" office:value-type="string" calcext:value-type="string">
            <text:p>Et</text:p>
          </table:table-cell>
          <table:table-cell table:style-name="ce81" office:value-type="string" calcext:value-type="string">
            <text:p>En</text:p>
          </table:table-cell>
          <table:table-cell table:style-name="ce92" office:value-type="string" calcext:value-type="string">
            <text:p>Und</text:p>
          </table:table-cell>
          <table:table-cell table:style-name="ce103" office:value-type="string" calcext:value-type="string">
            <text:p>Y</text:p>
          </table:table-cell>
          <table:table-cell table:style-name="ce110" office:value-type="string" calcext:value-type="string">
            <text:p>E</text:p>
          </table:table-cell>
          <table:table-cell table:style-name="ce121" office:value-type="string" calcext:value-type="string">
            <text:p>I</text:p>
          </table:table-cell>
          <table:table-cell table:style-name="ce129" office:value-type="string" calcext:value-type="string">
            <text:p>E</text:p>
          </table:table-cell>
          <table:table-cell table:style-name="ce136" office:value-type="string" calcext:value-type="string">
            <text:p>Şi</text:p>
          </table:table-cell>
          <table:table-cell table:style-name="ce147" office:value-type="string" calcext:value-type="string">
            <text:p>Ja</text:p>
          </table:table-cell>
          <table:table-cell table:style-name="ce157" office:value-type="string" calcext:value-type="string">
            <text:p>Og</text:p>
          </table:table-cell>
          <table:table-cell table:style-name="ce165" office:value-type="string" calcext:value-type="string">
            <text:p>和</text:p>
          </table:table-cell>
          <table:table-cell table:style-name="ce174" office:value-type="string" calcext:value-type="string">
            <text:p>Ve</text:p>
          </table:table-cell>
          <table:table-cell table:style-name="ce182" office:value-type="string" calcext:value-type="string">
            <text:p>Και</text:p>
          </table:table-cell>
          <table:table-cell table:style-name="ce193" office:value-type="string" calcext:value-type="string">
            <text:p>Ir</text:p>
          </table:table-cell>
          <table:table-cell table:style-name="ce203" office:value-type="string" calcext:value-type="string">
            <text:p>Och</text:p>
          </table:table-cell>
          <table:table-cell table:style-name="ce210" office:value-type="string" calcext:value-type="string">
            <text:p>Og</text:p>
          </table:table-cell>
          <table:table-cell table:style-name="ce218" office:value-type="string" calcext:value-type="string">
            <text:p>a</text:p>
          </table:table-cell>
          <table:table-cell table:style-name="ce226" office:value-type="string" calcext:value-type="string">
            <text:p>그리고</text:p>
          </table:table-cell>
          <table:table-cell table:style-name="ce235" office:value-type="string" calcext:value-type="string">
            <text:p>И</text:p>
          </table:table-cell>
          <table:table-cell table:style-name="ce227" office:value-type="string" calcext:value-type="string">
            <text:p>I</text:p>
          </table:table-cell>
          <table:table-cell table:style-name="ce249" office:value-type="string" calcext:value-type="string">
            <text:p>I</text:p>
          </table:table-cell>
          <table:table-cell table:style-name="ce261" office:value-type="string" calcext:value-type="string">
            <text:p>И</text:p>
          </table:table-cell>
          <table:table-cell table:style-name="ce272" office:value-type="string" calcext:value-type="string">
            <text:p>&amp;</text:p>
          </table:table-cell>
          <table:table-cell table:style-name="ce279" office:value-type="string" calcext:value-type="string">
            <text:p>И</text:p>
          </table:table-cell>
          <table:table-cell table:style-name="ce285" office:value-type="string" calcext:value-type="string">
            <text:p>و</text:p>
          </table:table-cell>
          <table:table-cell table:style-name="ce289" table:number-columns-repeated="996"/>
        </table:table-row>
        <table:table-row table:style-name="ro18">
          <table:table-cell table:style-name="ce45" office:value-type="string" calcext:value-type="string">
            <text:p>dlgPreferences_LabelTimeFormat</text:p>
          </table:table-cell>
          <table:table-cell table:style-name="ce49"/>
          <table:table-cell table:style-name="ce52" office:value-type="string" calcext:value-type="string">
            <text:p>Time markers format</text:p>
          </table:table-cell>
          <table:table-cell table:style-name="ce63" office:value-type="string" calcext:value-type="string">
            <text:p>Format des marqueurs temporels</text:p>
          </table:table-cell>
          <table:table-cell table:style-name="ce81" office:value-type="string" calcext:value-type="string">
            <text:p>Tijdmarkeringsvorm</text:p>
          </table:table-cell>
          <table:table-cell table:style-name="ce100" office:value-type="string" calcext:value-type="string">
            <text:p>Zeitmarkierungsformat</text:p>
          </table:table-cell>
          <table:table-cell table:style-name="ce103" office:value-type="string" calcext:value-type="string">
            <text:p>Formato de marcas de tiempo</text:p>
          </table:table-cell>
          <table:table-cell table:style-name="ce110" office:value-type="string" calcext:value-type="string">
            <text:p>Formato de marcação de tempo</text:p>
          </table:table-cell>
          <table:table-cell table:style-name="ce121" office:value-type="string" calcext:value-type="string">
            <text:p>Format znaczników czasu</text:p>
          </table:table-cell>
          <table:table-cell table:style-name="ce129" office:value-type="string" calcext:value-type="string">
            <text:p>Formato dei contatori di tempo</text:p>
          </table:table-cell>
          <table:table-cell table:style-name="ce136" office:value-type="string" calcext:value-type="string">
            <text:p>Formatul markerilor temporari</text:p>
          </table:table-cell>
          <table:table-cell table:style-name="ce147" office:value-type="string" calcext:value-type="string">
            <text:p>Ajan oletusmuotoilu</text:p>
          </table:table-cell>
          <table:table-cell table:style-name="ce157" office:value-type="string" calcext:value-type="string">
            <text:p>Tidsmarkør format</text:p>
          </table:table-cell>
          <table:table-cell table:style-name="ce165" office:value-type="string" calcext:value-type="string">
            <text:p>时间标记格式</text:p>
          </table:table-cell>
          <table:table-cell table:style-name="ce174" office:value-type="string" calcext:value-type="string">
            <text:p>Zaman işaretleyicisi formatı</text:p>
          </table:table-cell>
          <table:table-cell table:style-name="ce182" office:value-type="string" calcext:value-type="string">
            <text:p>Μορφή Σελιδοδεικτών Χρόνου</text:p>
          </table:table-cell>
          <table:table-cell table:style-name="ce193" office:value-type="string" calcext:value-type="string">
            <text:p>Laiko žymų formatai</text:p>
          </table:table-cell>
          <table:table-cell table:style-name="ce203" office:value-type="string" calcext:value-type="string">
            <text:p>Format för tidsmarkering</text:p>
          </table:table-cell>
          <table:table-cell table:style-name="ce210" office:value-type="string" calcext:value-type="string">
            <text:p>Format for tidsstempel</text:p>
          </table:table-cell>
          <table:table-cell table:style-name="ce218" office:value-type="string" calcext:value-type="string">
            <text:p>Formát časových značek</text:p>
          </table:table-cell>
          <table:table-cell table:style-name="ce227"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35" office:value-type="string" calcext:value-type="string">
            <text:p>Формат маркеров времени</text:p>
          </table:table-cell>
          <table:table-cell table:style-name="ce227" office:value-type="string" calcext:value-type="string">
            <text:p>Format dels marcadors temporals</text:p>
          </table:table-cell>
          <table:table-cell table:style-name="ce249" office:value-type="string" calcext:value-type="string">
            <text:p>Okvir za vremenske označivače</text:p>
          </table:table-cell>
          <table:table-cell table:style-name="ce261" office:value-type="string" calcext:value-type="string">
            <text:p>Оквир за временске означиваче</text:p>
          </table:table-cell>
          <table:table-cell table:style-name="ce272" office:value-type="string" calcext:value-type="string">
            <text:p>タイムマーカーフォーマット</text:p>
          </table:table-cell>
          <table:table-cell table:style-name="ce279" office:value-type="string" calcext:value-type="string">
            <text:p>Формат на временските означувачи</text:p>
          </table:table-cell>
          <table:table-cell table:style-name="ce285" office:value-type="string" calcext:value-type="string">
            <text:p>تهيئة علامات الوقت</text:p>
          </table:table-cell>
          <table:table-cell table:style-name="ce289" table:number-columns-repeated="996"/>
        </table:table-row>
        <table:table-row table:style-name="ro16">
          <table:table-cell table:style-name="ce45" office:value-type="string" calcext:value-type="string">
            <text:p>dlgPreferences_LabelWorkingZoneMemory</text:p>
          </table:table-cell>
          <table:table-cell table:style-name="ce49"/>
          <table:table-cell table:style-name="ce52" office:value-type="string" calcext:value-type="string">
            <text:p>Working Zone will take less than {0} MB of Memory.</text:p>
          </table:table-cell>
          <table:table-cell table:style-name="ce63" office:value-type="string" calcext:value-type="string">
            <text:p>La Zone de Travail prend moins de {0} Mo de mémoire.</text:p>
          </table:table-cell>
          <table:table-cell table:style-name="ce81" office:value-type="string" calcext:value-type="string">
            <text:p>Werkgebied zal minder dan {0} MB van het geheugen innemen.</text:p>
          </table:table-cell>
          <table:table-cell table:style-name="ce92"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0" office:value-type="string" calcext:value-type="string">
            <text:p>Zona de Trabalho usará menos que {0} MB de Memória.</text:p>
          </table:table-cell>
          <table:table-cell table:style-name="ce121" office:value-type="string" calcext:value-type="string">
            <text:p>Strefa obróbki zajmie mniej niż {0} MB pamięci.</text:p>
          </table:table-cell>
          <table:table-cell table:style-name="ce129" office:value-type="string" calcext:value-type="string">
            <text:p>La Zona Lavoro occupa meno di {0} MB di Memoria.</text:p>
          </table:table-cell>
          <table:table-cell table:style-name="ce136" office:value-type="string" calcext:value-type="string">
            <text:p>Zona de lucru va accesa mai puţin de {0} MB de memorie.</text:p>
          </table:table-cell>
          <table:table-cell table:style-name="ce147" office:value-type="string" calcext:value-type="string">
            <text:p>Työstettävä jakso käyttää alle {0} MB muistia.</text:p>
          </table:table-cell>
          <table:table-cell table:style-name="ce157" office:value-type="string" calcext:value-type="string">
            <text:p>Arbeidsfelt vil benytte seg av mindre enn {0} MB minne.</text:p>
          </table:table-cell>
          <table:table-cell table:style-name="ce165" office:value-type="string" calcext:value-type="string">
            <text:p>工作区文件占用内存少于 {0} MB.</text:p>
          </table:table-cell>
          <table:table-cell table:style-name="ce174" office:value-type="string" calcext:value-type="string">
            <text:p>Çalışma Alanı Hafızanın {0} MB'ından daha azını kullanacaktır.</text:p>
          </table:table-cell>
          <table:table-cell table:style-name="ce182" office:value-type="string" calcext:value-type="string">
            <text:p>Το Πεδίο Εργασίας θα χρησιμοποιήσει λιγότερα από {0} MB Μνήμης.</text:p>
          </table:table-cell>
          <table:table-cell table:style-name="ce193" office:value-type="string" calcext:value-type="string">
            <text:p>Darbo zona užims mažiau nei {0} Mb atminties.</text:p>
          </table:table-cell>
          <table:table-cell table:style-name="ce203" office:value-type="string" calcext:value-type="string">
            <text:p>Arbetszonen upptar mindre än {0} av minnet</text:p>
          </table:table-cell>
          <table:table-cell table:style-name="ce210" office:value-type="string" calcext:value-type="string">
            <text:p>Arbejdszone tager mindre end {0} MB hukommelse.</text:p>
          </table:table-cell>
          <table:table-cell table:style-name="ce219" office:value-type="string" calcext:value-type="string">
            <text:p>Pracovní oblast zabere méně než {0} MB paměti.</text:p>
          </table:table-cell>
          <table:table-cell table:style-name="ce227"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35" office:value-type="string" calcext:value-type="string">
            <text:p>Обрабатываемый фрагмент будет менее {0} MB памяти</text:p>
          </table:table-cell>
          <table:table-cell table:style-name="ce227" office:value-type="string" calcext:value-type="string">
            <text:p>La zona de treball ocuparà enys de {0} MB de memòria</text:p>
          </table:table-cell>
          <table:table-cell table:style-name="ce251" office:value-type="string" calcext:value-type="string">
            <text:p>Radna zona će zauzeti manje od {0} MB memorije.</text:p>
          </table:table-cell>
          <table:table-cell table:style-name="ce263" office:value-type="string" calcext:value-type="string">
            <text:p>Радна меморија ће заузети мање од {0} MB меморије.</text:p>
          </table:table-cell>
          <table:table-cell table:style-name="ce272" office:value-type="string" calcext:value-type="string">
            <text:p>作業範囲はメモリ中 {0} MB以下</text:p>
          </table:table-cell>
          <table:table-cell table:style-name="ce279" office:value-type="string" calcext:value-type="string">
            <text:p>Работната зона е помала од {0} MB од меморијата.</text:p>
          </table:table-cell>
          <table:table-cell table:style-name="ce285" office:value-type="string" calcext:value-type="string">
            <text:p>منطقة العمل تستغرق أقل من {0} ميغابايت من الذاكرة.</text:p>
          </table:table-cell>
          <table:table-cell table:style-name="ce289" table:number-columns-repeated="996"/>
        </table:table-row>
        <table:table-row table:style-name="ro15">
          <table:table-cell table:style-name="ce45" office:value-type="string" calcext:value-type="string">
            <text:p>dlgPreferences_LabelWorkingZoneSeconds</text:p>
          </table:table-cell>
          <table:table-cell table:style-name="ce49"/>
          <table:table-cell table:style-name="ce52" office:value-type="string" calcext:value-type="string">
            <text:p>Working Zone is less than {0} seconds.</text:p>
          </table:table-cell>
          <table:table-cell table:style-name="ce63" office:value-type="string" calcext:value-type="string">
            <text:p>La Zone de Travail fait moins de {0} secondes.</text:p>
          </table:table-cell>
          <table:table-cell table:style-name="ce81" office:value-type="string" calcext:value-type="string">
            <text:p>Werkgebied is minder dan {0} seconden.</text:p>
          </table:table-cell>
          <table:table-cell table:style-name="ce92"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0" office:value-type="string" calcext:value-type="string">
            <text:p>A Zona de Trabalho é menor que {0} segundos.</text:p>
          </table:table-cell>
          <table:table-cell table:style-name="ce121" office:value-type="string" calcext:value-type="string">
            <text:p>Strefa obróbki jest mniejsza niż {0} sekund.</text:p>
          </table:table-cell>
          <table:table-cell table:style-name="ce129" office:value-type="string" calcext:value-type="string">
            <text:p>La Zona Lavoro e' minore di {0} secondi.</text:p>
          </table:table-cell>
          <table:table-cell table:style-name="ce136" office:value-type="string" calcext:value-type="string">
            <text:p>Zona de lucru este mai mică de {0} seconds.</text:p>
          </table:table-cell>
          <table:table-cell table:style-name="ce147" office:value-type="string" calcext:value-type="string">
            <text:p>Työstettävä jakso on kestoltaan alle {0} sekuntia.</text:p>
          </table:table-cell>
          <table:table-cell table:style-name="ce157" office:value-type="string" calcext:value-type="string">
            <text:p>Arbeidsfelt er mindre enn {0} sekunder.</text:p>
          </table:table-cell>
          <table:table-cell table:style-name="ce165" office:value-type="string" calcext:value-type="string">
            <text:p>工作区视频文件小于 {0} 秒.</text:p>
          </table:table-cell>
          <table:table-cell table:style-name="ce174" office:value-type="string" calcext:value-type="string">
            <text:p>Çalışma Alanı {0} saniyeden daha az.</text:p>
          </table:table-cell>
          <table:table-cell table:style-name="ce182" office:value-type="string" calcext:value-type="string">
            <text:p>Το Πεδίο Εργασίας είναι λιγότερο από {0} δευτερόλεπτα.</text:p>
          </table:table-cell>
          <table:table-cell table:style-name="ce193" office:value-type="string" calcext:value-type="string">
            <text:p>Darbo zona yra mažiau nei {0} sekundės.</text:p>
          </table:table-cell>
          <table:table-cell table:style-name="ce203" office:value-type="string" calcext:value-type="string">
            <text:p>Arbetszonen är mindre än {0} sekunder</text:p>
          </table:table-cell>
          <table:table-cell table:style-name="ce210" office:value-type="string" calcext:value-type="string">
            <text:p>Arbejdszone er mindre end {0} sekunder</text:p>
          </table:table-cell>
          <table:table-cell table:style-name="ce219" office:value-type="string" calcext:value-type="string">
            <text:p>Pracovní oblast trvá méně než {0} sekund.</text:p>
          </table:table-cell>
          <table:table-cell table:style-name="ce227"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35" office:value-type="string" calcext:value-type="string">
            <text:p>Обрабатываемый фрагмент менее {0} <text:s/>секунд</text:p>
          </table:table-cell>
          <table:table-cell table:style-name="ce227" office:value-type="string" calcext:value-type="string">
            <text:p>La zona de treball és de menys de {0} segons</text:p>
          </table:table-cell>
          <table:table-cell table:style-name="ce248" office:value-type="string" calcext:value-type="string">
            <text:p>Radna zona je manje od {0} sekundi .</text:p>
          </table:table-cell>
          <table:table-cell table:style-name="ce260" office:value-type="string" calcext:value-type="string">
            <text:p>Радна зона је мање од {0} секунди.</text:p>
          </table:table-cell>
          <table:table-cell table:style-name="ce272" office:value-type="string" calcext:value-type="string">
            <text:p>作業範囲は {0} 秒以下</text:p>
          </table:table-cell>
          <table:table-cell table:style-name="ce279" office:value-type="string" calcext:value-type="string">
            <text:p>Работната зона е помала од {0} секунди.</text:p>
          </table:table-cell>
          <table:table-cell table:style-name="ce285" office:value-type="string" calcext:value-type="string">
            <text:p>منطقة العمل هي أقل من {0} ثواني.</text:p>
          </table:table-cell>
          <table:table-cell table:style-name="ce289" table:number-columns-repeated="996"/>
        </table:table-row>
        <table:table-row table:style-name="ro19">
          <table:table-cell table:style-name="ce45" office:value-type="string" calcext:value-type="string">
            <text:p>dlgPreferences_lblFading</text:p>
          </table:table-cell>
          <table:table-cell table:style-name="ce49"/>
          <table:table-cell table:style-name="ce52" office:value-type="string" calcext:value-type="string">
            <text:p>By default, drawings will stay visible for {0} images around the Key Image.</text:p>
          </table:table-cell>
          <table:table-cell table:style-name="ce63" office:value-type="string" calcext:value-type="string">
            <text:p>Par défaut, les dessins resteront visibles pendant {0} images autour de leur Image Clé.</text:p>
          </table:table-cell>
          <table:table-cell table:style-name="ce81"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0" office:value-type="string" calcext:value-type="string">
            <text:p>Por padrão os desenhos permanecerão {0} imagens ao redor do Quadro de Imagem.</text:p>
          </table:table-cell>
          <table:table-cell table:style-name="ce121"/>
          <table:table-cell table:style-name="ce129" office:value-type="string" calcext:value-type="string">
            <text:p>Come preimpostazione, il disegno restera' visibile per {0} immagini intorno all'Immagine Chiave.</text:p>
          </table:table-cell>
          <table:table-cell table:style-name="ce136" office:value-type="string" calcext:value-type="string">
            <text:p>Implicit, desenele vor sta vizibile pentru {0} imagini în jurul Imaginii Principale.</text:p>
          </table:table-cell>
          <table:table-cell table:style-name="ce147" office:value-type="string" calcext:value-type="string">
            <text:p>Oletuksena piirrokset pysyvät näkyvissä {0} kuvaa ennen ja jälkeen avainkuvan.</text:p>
          </table:table-cell>
          <table:table-cell table:style-name="ce157" office:value-type="string" calcext:value-type="string">
            <text:p>Tegninger vil være synlige I {0} enkeltbilder rundt nøkkelbildet.</text:p>
          </table:table-cell>
          <table:table-cell table:style-name="ce165" office:value-type="string" calcext:value-type="string">
            <text:p>默认情况下，从关键图像开始绘制信息将被保持 {0} 次.</text:p>
          </table:table-cell>
          <table:table-cell table:style-name="ce174" office:value-type="string" calcext:value-type="string">
            <text:p>Öntanımlı değer olarak, çizimler Anahtar İmajın etrafındaki {0} imaj boyunca görülebilir kalacaktır.</text:p>
          </table:table-cell>
          <table:table-cell table:style-name="ce182" office:value-type="string" calcext:value-type="string">
            <text:p>Προκαθορισμένα, τα σχέδια παραμένουν ορατά για {0} εικόνες γύρω από την Βασική εικόνα.</text:p>
          </table:table-cell>
          <table:table-cell table:style-name="ce193" office:value-type="string" calcext:value-type="string">
            <text:p>Pagal nutylėjimą, brėžiniai liks matomi {0} kadruose.</text:p>
          </table:table-cell>
          <table:table-cell table:style-name="ce207" office:value-type="string" calcext:value-type="string">
            <text:p>Som standard, ritningar kommer att vara </text:p>
            <text:p>synliga i {0} bilder runt nyckelbild.</text:p>
          </table:table-cell>
          <table:table-cell table:style-name="ce210" office:value-type="string" calcext:value-type="string">
            <text:p>Som standard, tegning vil være synlig i {0} billeder omkring nøglebilledet.</text:p>
          </table:table-cell>
          <table:table-cell table:style-name="ce219" office:value-type="string" calcext:value-type="string">
            <text:p>Nákresy budou viditelné na {0} obrazech kolem klíčové pozice.</text:p>
          </table:table-cell>
          <table:table-cell table:style-name="ce227"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35" office:value-type="string" calcext:value-type="string">
            <text:p>По умолчанию обрабатываемые рисунки будут оставаться видимыми {0} <text:s/>кадров</text:p>
          </table:table-cell>
          <table:table-cell table:style-name="ce227" office:value-type="string" calcext:value-type="string">
            <text:p>Per defecte els dibuixos seran visibles durant {0} fotogrames al voltant dl fotograma clau.</text:p>
          </table:table-cell>
          <table:table-cell table:style-name="ce249" office:value-type="string" calcext:value-type="string">
            <text:p>Podrazumevano, crteži će ostati vidljivi za {0} slika oko ključne slike.</text:p>
          </table:table-cell>
          <table:table-cell table:style-name="ce261" office:value-type="string" calcext:value-type="string">
            <text:p>Подразумевано, цртежи ће остати видљиви за {0} слика око кључне слике.</text:p>
          </table:table-cell>
          <table:table-cell table:style-name="ce272" office:value-type="string" calcext:value-type="string">
            <text:p>デフォルトでは、ドローイングはキーイメージの周囲で {0} イメージが表示される</text:p>
          </table:table-cell>
          <table:table-cell table:style-name="ce279" office:value-type="string" calcext:value-type="string">
            <text:p>Стандардно, цртежите ќе останат видливи {0} слики околу клучната слика.</text:p>
          </table:table-cell>
          <table:table-cell table:style-name="ce285" office:value-type="string" calcext:value-type="string">
            <text:p>افتراضيا، سوف تبقي الرسومات مستمرة لـ {0} صور حول مفتاح الصورة.</text:p>
          </table:table-cell>
          <table:table-cell table:style-name="ce289" table:number-columns-repeated="996"/>
        </table:table-row>
        <table:table-row table:style-name="ro5">
          <table:table-cell table:style-name="ce45" office:value-type="string" calcext:value-type="string">
            <text:p>dlgPreferences_LabelSpeedUnit</text:p>
          </table:table-cell>
          <table:table-cell table:style-name="ce49"/>
          <table:table-cell table:style-name="ce52" office:value-type="string" calcext:value-type="string">
            <text:p>Speed unit:</text:p>
          </table:table-cell>
          <table:table-cell table:style-name="ce63" office:value-type="string" calcext:value-type="string">
            <text:p>Unité de vitesse :</text:p>
          </table:table-cell>
          <table:table-cell table:style-name="ce81" office:value-type="string" calcext:value-type="string">
            <text:p>Snelheid eenheid:</text:p>
          </table:table-cell>
          <table:table-cell table:style-name="ce99" office:value-type="string" calcext:value-type="string">
            <text:p>Geschwindigkeitseinheit:</text:p>
          </table:table-cell>
          <table:table-cell table:style-name="ce103" office:value-type="string" calcext:value-type="string">
            <text:p>Unidad de velocidad :</text:p>
          </table:table-cell>
          <table:table-cell table:style-name="ce111" office:value-type="string" calcext:value-type="string">
            <text:p>Unidade de Velocidade:</text:p>
          </table:table-cell>
          <table:table-cell table:style-name="ce121"/>
          <table:table-cell table:style-name="ce129" office:value-type="string" calcext:value-type="string">
            <text:p>Unita' di misura velocita':</text:p>
          </table:table-cell>
          <table:table-cell table:style-name="ce136" office:value-type="string" calcext:value-type="string">
            <text:p>Unitatea de măsurare a vitezei:</text:p>
          </table:table-cell>
          <table:table-cell table:style-name="ce148" office:value-type="string" calcext:value-type="string">
            <text:p>Nopeuden yksikkö:</text:p>
          </table:table-cell>
          <table:table-cell table:style-name="ce158" office:value-type="string" calcext:value-type="string">
            <text:p>Hastighet:</text:p>
          </table:table-cell>
          <table:table-cell table:style-name="ce165" office:value-type="string" calcext:value-type="string">
            <text:p>速度单位:</text:p>
          </table:table-cell>
          <table:table-cell table:style-name="ce179" office:value-type="string" calcext:value-type="string">
            <text:p>Hız birimi:</text:p>
          </table:table-cell>
          <table:table-cell table:style-name="ce189" office:value-type="string" calcext:value-type="string">
            <text:p>Μονάδα ταχύτητας:</text:p>
          </table:table-cell>
          <table:table-cell table:style-name="ce193" office:value-type="string" calcext:value-type="string">
            <text:p>Greičio matas:</text:p>
          </table:table-cell>
          <table:table-cell table:style-name="ce203" office:value-type="string" calcext:value-type="string">
            <text:p>Hastighet enhet:</text:p>
          </table:table-cell>
          <table:table-cell table:style-name="ce210" office:value-type="string" calcext:value-type="string">
            <text:p>Enhed for hastighed:</text:p>
          </table:table-cell>
          <table:table-cell table:style-name="ce218" office:value-type="string" calcext:value-type="string">
            <text:p>Jednotka rychlosti:</text:p>
          </table:table-cell>
          <table:table-cell table:style-name="ce227" office:value-type="string" calcext:value-type="string">
            <text:p><text:span text:style-name="T3">속력</text:span><text:span text:style-name="T4"> </text:span><text:span text:style-name="T5">단위</text:span><text:span text:style-name="T4">:</text:span></text:p>
          </table:table-cell>
          <table:table-cell table:style-name="ce235" office:value-type="string" calcext:value-type="string">
            <text:p>Скорость</text:p>
          </table:table-cell>
          <table:table-cell table:style-name="ce227" office:value-type="string" calcext:value-type="string">
            <text:p>Unitat de velocitat:</text:p>
          </table:table-cell>
          <table:table-cell table:style-name="ce249" office:value-type="string" calcext:value-type="string">
            <text:p>Jedinica brzine:</text:p>
          </table:table-cell>
          <table:table-cell table:style-name="ce261" office:value-type="string" calcext:value-type="string">
            <text:p>Јединица брзине:</text:p>
          </table:table-cell>
          <table:table-cell table:style-name="ce272" office:value-type="string" calcext:value-type="string">
            <text:p>スピードの単位:</text:p>
          </table:table-cell>
          <table:table-cell table:style-name="ce279" office:value-type="string" calcext:value-type="string">
            <text:p>Единица за брзина:</text:p>
          </table:table-cell>
          <table:table-cell table:style-name="ce285" office:value-type="string" calcext:value-type="string">
            <text:p>وحدة قياس السرعة:</text:p>
          </table:table-cell>
          <table:table-cell table:style-name="ce289" table:number-columns-repeated="996"/>
        </table:table-row>
        <table:table-row table:style-name="ro5">
          <table:table-cell table:style-name="ce45" office:value-type="string" calcext:value-type="string">
            <text:p>dlgPreferences_Speed_MetersPerSecond</text:p>
          </table:table-cell>
          <table:table-cell table:style-name="ce49"/>
          <table:table-cell table:style-name="ce52" office:value-type="string" calcext:value-type="string">
            <text:p>Meters per second ({0})</text:p>
          </table:table-cell>
          <table:table-cell table:style-name="ce63" office:value-type="string" calcext:value-type="string">
            <text:p>Mètres / seconde ({0})</text:p>
          </table:table-cell>
          <table:table-cell table:style-name="ce81"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16" office:value-type="string" calcext:value-type="string">
            <text:p>Metros por segundo ({0})</text:p>
          </table:table-cell>
          <table:table-cell table:style-name="ce121"/>
          <table:table-cell table:style-name="ce130" office:value-type="string" calcext:value-type="string">
            <text:p>Metri al secondo ({0})</text:p>
          </table:table-cell>
          <table:table-cell table:style-name="ce137" office:value-type="string" calcext:value-type="string">
            <text:p>Metri pe secondă ({0})</text:p>
          </table:table-cell>
          <table:table-cell table:style-name="ce148" office:value-type="string" calcext:value-type="string">
            <text:p>Metriä sekunnissa ({0})</text:p>
          </table:table-cell>
          <table:table-cell table:style-name="ce158" office:value-type="string" calcext:value-type="string">
            <text:p>Meter per sekund ({0})</text:p>
          </table:table-cell>
          <table:table-cell table:style-name="ce165" office:value-type="string" calcext:value-type="string">
            <text:p>米/秒 ({0})</text:p>
          </table:table-cell>
          <table:table-cell table:style-name="ce179" office:value-type="string" calcext:value-type="string">
            <text:p>Metre bölü saniye ({0})</text:p>
          </table:table-cell>
          <table:table-cell table:style-name="ce189" office:value-type="string" calcext:value-type="string">
            <text:p>Μέτρα ανά δευτερόλεπτο ({0})</text:p>
          </table:table-cell>
          <table:table-cell table:style-name="ce200" office:value-type="string" calcext:value-type="string">
            <text:p>Metrai per sekunde ({0})</text:p>
          </table:table-cell>
          <table:table-cell table:style-name="ce203" office:value-type="string" calcext:value-type="string">
            <text:p>Meter/sekund ({0})</text:p>
          </table:table-cell>
          <table:table-cell table:style-name="ce210" office:value-type="string" calcext:value-type="string">
            <text:p>Meter pr. sek. ({0})</text:p>
          </table:table-cell>
          <table:table-cell table:style-name="ce219" office:value-type="string" calcext:value-type="string">
            <text:p>Metry za sekundu ({0})</text:p>
          </table:table-cell>
          <table:table-cell table:style-name="ce227" office:value-type="string" calcext:value-type="string">
            <text:p><text:span text:style-name="T3">초당</text:span><text:span text:style-name="T4"> </text:span><text:span text:style-name="T5">미터</text:span><text:span text:style-name="T4">({0})</text:span></text:p>
          </table:table-cell>
          <table:table-cell table:style-name="ce235" office:value-type="string" calcext:value-type="string">
            <text:p>Метров в секунду ({0})</text:p>
          </table:table-cell>
          <table:table-cell table:style-name="ce227" office:value-type="string" calcext:value-type="string">
            <text:p>Metres per segon ({0})</text:p>
          </table:table-cell>
          <table:table-cell table:style-name="ce251" office:value-type="string" calcext:value-type="string">
            <text:p>Metara u sekundi ({0})</text:p>
          </table:table-cell>
          <table:table-cell table:style-name="ce263" office:value-type="string" calcext:value-type="string">
            <text:p>Метара у секунди ({0})</text:p>
          </table:table-cell>
          <table:table-cell table:style-name="ce272" office:value-type="string" calcext:value-type="string">
            <text:p>秒速/m ({0})</text:p>
          </table:table-cell>
          <table:table-cell table:style-name="ce279" office:value-type="string" calcext:value-type="string">
            <text:p>Метри во секунда</text:p>
          </table:table-cell>
          <table:table-cell table:style-name="ce285" office:value-type="string" calcext:value-type="string">
            <text:p>متر في الثانية ({0})</text:p>
          </table:table-cell>
          <table:table-cell table:style-name="ce289" table:number-columns-repeated="996"/>
        </table:table-row>
        <table:table-row table:style-name="ro5">
          <table:table-cell table:style-name="ce45" office:value-type="string" calcext:value-type="string">
            <text:p>dlgPreferences_Speed_KilometersPerHour</text:p>
          </table:table-cell>
          <table:table-cell table:style-name="ce49"/>
          <table:table-cell table:style-name="ce52" office:value-type="string" calcext:value-type="string">
            <text:p>Kilometers per hour ({0})</text:p>
          </table:table-cell>
          <table:table-cell table:style-name="ce63" office:value-type="string" calcext:value-type="string">
            <text:p>Kilomètres / heure ({0})</text:p>
          </table:table-cell>
          <table:table-cell table:style-name="ce81"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1" office:value-type="string" calcext:value-type="string">
            <text:p>Kilomêtros por hora ({0})</text:p>
          </table:table-cell>
          <table:table-cell table:style-name="ce121"/>
          <table:table-cell table:style-name="ce130" office:value-type="string" calcext:value-type="string">
            <text:p>Chilometri all'ora ({0})</text:p>
          </table:table-cell>
          <table:table-cell table:style-name="ce137" office:value-type="string" calcext:value-type="string">
            <text:p>Kilometri pe oră ({0})</text:p>
          </table:table-cell>
          <table:table-cell table:style-name="ce148" office:value-type="string" calcext:value-type="string">
            <text:p>Kilometriä tunnissa ({0})</text:p>
          </table:table-cell>
          <table:table-cell table:style-name="ce158" office:value-type="string" calcext:value-type="string">
            <text:p>Kilometer per sekund ({0})</text:p>
          </table:table-cell>
          <table:table-cell table:style-name="ce165" office:value-type="string" calcext:value-type="string">
            <text:p>千米/小时 ({0})</text:p>
          </table:table-cell>
          <table:table-cell table:style-name="ce179" office:value-type="string" calcext:value-type="string">
            <text:p>Kilometre bölü saat ({0})</text:p>
          </table:table-cell>
          <table:table-cell table:style-name="ce189" office:value-type="string" calcext:value-type="string">
            <text:p>Χιλιόμετρα ανά ώρα ({0})</text:p>
          </table:table-cell>
          <table:table-cell table:style-name="ce200" office:value-type="string" calcext:value-type="string">
            <text:p>Kilometrai per valandą ({0})</text:p>
          </table:table-cell>
          <table:table-cell table:style-name="ce203" office:value-type="string" calcext:value-type="string">
            <text:p>Kilometer/timme ({0})</text:p>
          </table:table-cell>
          <table:table-cell table:style-name="ce210" office:value-type="string" calcext:value-type="string">
            <text:p>Kilometer i timen ({0})</text:p>
          </table:table-cell>
          <table:table-cell table:style-name="ce218" office:value-type="string" calcext:value-type="string">
            <text:p>Kilometry za hodinu ({0})</text:p>
          </table:table-cell>
          <table:table-cell table:style-name="ce227" office:value-type="string" calcext:value-type="string">
            <text:p><text:span text:style-name="T3">시간당</text:span><text:span text:style-name="T4"> </text:span><text:span text:style-name="T5">킬로미터</text:span><text:span text:style-name="T4">({0})</text:span></text:p>
          </table:table-cell>
          <table:table-cell table:style-name="ce235" office:value-type="string" calcext:value-type="string">
            <text:p>Километров в час ({0})</text:p>
          </table:table-cell>
          <table:table-cell table:style-name="ce227" office:value-type="string" calcext:value-type="string">
            <text:p>Kilometre per hora ({0})</text:p>
          </table:table-cell>
          <table:table-cell table:style-name="ce251" office:value-type="string" calcext:value-type="string">
            <text:p>Kilometra na sat ({0})</text:p>
          </table:table-cell>
          <table:table-cell table:style-name="ce263" office:value-type="string" calcext:value-type="string">
            <text:p>Километра на сат ({0})</text:p>
          </table:table-cell>
          <table:table-cell table:style-name="ce272" office:value-type="string" calcext:value-type="string">
            <text:p>時速/km ({0})</text:p>
          </table:table-cell>
          <table:table-cell table:style-name="ce279" office:value-type="string" calcext:value-type="string">
            <text:p>Килмометри на час</text:p>
          </table:table-cell>
          <table:table-cell table:style-name="ce285" office:value-type="string" calcext:value-type="string">
            <text:p>كيلومتر في الساعة ({0})</text:p>
          </table:table-cell>
          <table:table-cell table:style-name="ce289" table:number-columns-repeated="996"/>
        </table:table-row>
        <table:table-row table:style-name="ro5">
          <table:table-cell table:style-name="ce45" office:value-type="string" calcext:value-type="string">
            <text:p>dlgPreferences_Speed_FeetPerSecond</text:p>
          </table:table-cell>
          <table:table-cell table:style-name="ce49"/>
          <table:table-cell table:style-name="ce52" office:value-type="string" calcext:value-type="string">
            <text:p>Feet per second ({0})</text:p>
          </table:table-cell>
          <table:table-cell table:style-name="ce63" office:value-type="string" calcext:value-type="string">
            <text:p>Pieds / seconde ({0})</text:p>
          </table:table-cell>
          <table:table-cell table:style-name="ce81"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1" office:value-type="string" calcext:value-type="string">
            <text:p>Pés por segundo ({0})</text:p>
          </table:table-cell>
          <table:table-cell table:style-name="ce121"/>
          <table:table-cell table:style-name="ce130" office:value-type="string" calcext:value-type="string">
            <text:p>Piedi al secondo ({0})</text:p>
          </table:table-cell>
          <table:table-cell table:style-name="ce137" office:value-type="string" calcext:value-type="string">
            <text:p>Picioare (30.5 cm) <text:s/>pe secundă ({0})</text:p>
          </table:table-cell>
          <table:table-cell table:style-name="ce148" office:value-type="string" calcext:value-type="string">
            <text:p>Jalkaa sekunnissa ({0})</text:p>
          </table:table-cell>
          <table:table-cell table:style-name="ce158" office:value-type="string" calcext:value-type="string">
            <text:p>Fot per sekund ({0})</text:p>
          </table:table-cell>
          <table:table-cell table:style-name="ce165" office:value-type="string" calcext:value-type="string">
            <text:p>英尺/秒 ({0})</text:p>
          </table:table-cell>
          <table:table-cell table:style-name="ce179" office:value-type="string" calcext:value-type="string">
            <text:p>Ayak bölü saniye({0})</text:p>
          </table:table-cell>
          <table:table-cell table:style-name="ce189" office:value-type="string" calcext:value-type="string">
            <text:p>Πόδια ανά δευτερόλεπτο ({0})</text:p>
          </table:table-cell>
          <table:table-cell table:style-name="ce200" office:value-type="string" calcext:value-type="string">
            <text:p>Pedų per sekundę ({0})</text:p>
          </table:table-cell>
          <table:table-cell table:style-name="ce203" office:value-type="string" calcext:value-type="string">
            <text:p>Fot/timme ({0})</text:p>
          </table:table-cell>
          <table:table-cell table:style-name="ce210" office:value-type="string" calcext:value-type="string">
            <text:p>Fod pr. Sek. ({0})</text:p>
          </table:table-cell>
          <table:table-cell table:style-name="ce219" office:value-type="string" calcext:value-type="string">
            <text:p>Stopy za sekundu ({0})</text:p>
          </table:table-cell>
          <table:table-cell table:style-name="ce227" office:value-type="string" calcext:value-type="string">
            <text:p><text:span text:style-name="T3">초당</text:span><text:span text:style-name="T4"> </text:span><text:span text:style-name="T5">피트</text:span><text:span text:style-name="T4">({0})</text:span></text:p>
          </table:table-cell>
          <table:table-cell table:style-name="ce235" office:value-type="string" calcext:value-type="string">
            <text:p>Футов в секунду ({0})</text:p>
          </table:table-cell>
          <table:table-cell table:style-name="ce227" office:value-type="string" calcext:value-type="string">
            <text:p>Peus per sogon ({0})</text:p>
          </table:table-cell>
          <table:table-cell table:style-name="ce251" office:value-type="string" calcext:value-type="string">
            <text:p>Stopa u sekundi ({0})</text:p>
          </table:table-cell>
          <table:table-cell table:style-name="ce263" office:value-type="string" calcext:value-type="string">
            <text:p>Стопа у секунди ({0})</text:p>
          </table:table-cell>
          <table:table-cell table:style-name="ce272" office:value-type="string" calcext:value-type="string">
            <text:p>秒速/ft ({0})</text:p>
          </table:table-cell>
          <table:table-cell table:style-name="ce279" office:value-type="string" calcext:value-type="string">
            <text:p>Стапки во секунда</text:p>
          </table:table-cell>
          <table:table-cell table:style-name="ce285" office:value-type="string" calcext:value-type="string">
            <text:p>قدم في الثانية ({0})</text:p>
          </table:table-cell>
          <table:table-cell table:style-name="ce289" table:number-columns-repeated="996"/>
        </table:table-row>
        <table:table-row table:style-name="ro5">
          <table:table-cell table:style-name="ce45" office:value-type="string" calcext:value-type="string">
            <text:p>dlgPreferences_Speed_MilesPerHour</text:p>
          </table:table-cell>
          <table:table-cell table:style-name="ce49"/>
          <table:table-cell table:style-name="ce52" office:value-type="string" calcext:value-type="string">
            <text:p>Miles per hour ({0})</text:p>
          </table:table-cell>
          <table:table-cell table:style-name="ce63" office:value-type="string" calcext:value-type="string">
            <text:p>Miles / heure ({0})</text:p>
          </table:table-cell>
          <table:table-cell table:style-name="ce81"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1" office:value-type="string" calcext:value-type="string">
            <text:p>Milhas por hora ({0})</text:p>
          </table:table-cell>
          <table:table-cell table:style-name="ce121"/>
          <table:table-cell table:style-name="ce130" office:value-type="string" calcext:value-type="string">
            <text:p>Miglia all'ora ({0})</text:p>
          </table:table-cell>
          <table:table-cell table:style-name="ce137" office:value-type="string" calcext:value-type="string">
            <text:p>Mile (1609 m) pe oră ({0})</text:p>
          </table:table-cell>
          <table:table-cell table:style-name="ce148" office:value-type="string" calcext:value-type="string">
            <text:p>Mailia tunnissa ({0})</text:p>
          </table:table-cell>
          <table:table-cell table:style-name="ce158" office:value-type="string" calcext:value-type="string">
            <text:p>Miles per sekund ({0})</text:p>
          </table:table-cell>
          <table:table-cell table:style-name="ce165" office:value-type="string" calcext:value-type="string">
            <text:p>英里/小时 ({0})</text:p>
          </table:table-cell>
          <table:table-cell table:style-name="ce179" office:value-type="string" calcext:value-type="string">
            <text:p>Mil bölü saat ({0})</text:p>
          </table:table-cell>
          <table:table-cell table:style-name="ce189" office:value-type="string" calcext:value-type="string">
            <text:p>Μίλια ανά δευτερόλεπτο ({0})</text:p>
          </table:table-cell>
          <table:table-cell table:style-name="ce200" office:value-type="string" calcext:value-type="string">
            <text:p>Milių per valandą ({0})</text:p>
          </table:table-cell>
          <table:table-cell table:style-name="ce203" office:value-type="string" calcext:value-type="string">
            <text:p>Eng.mil/timme ({0})</text:p>
          </table:table-cell>
          <table:table-cell table:style-name="ce210" office:value-type="string" calcext:value-type="string">
            <text:p>Miles i timen ({0})</text:p>
          </table:table-cell>
          <table:table-cell table:style-name="ce218" office:value-type="string" calcext:value-type="string">
            <text:p>Míle za hodinu ({0})</text:p>
          </table:table-cell>
          <table:table-cell table:style-name="ce227" office:value-type="string" calcext:value-type="string">
            <text:p><text:span text:style-name="T3">시간당</text:span><text:span text:style-name="T4"> </text:span><text:span text:style-name="T5">마일</text:span><text:span text:style-name="T4">({0})</text:span></text:p>
          </table:table-cell>
          <table:table-cell table:style-name="ce235" office:value-type="string" calcext:value-type="string">
            <text:p>Миль в час ({0})</text:p>
          </table:table-cell>
          <table:table-cell table:style-name="ce227" office:value-type="string" calcext:value-type="string">
            <text:p>Milles per hora ({0})</text:p>
          </table:table-cell>
          <table:table-cell table:style-name="ce251" office:value-type="string" calcext:value-type="string">
            <text:p>Milja na sat ({0})</text:p>
          </table:table-cell>
          <table:table-cell table:style-name="ce263" office:value-type="string" calcext:value-type="string">
            <text:p>Миља на сат ({0})</text:p>
          </table:table-cell>
          <table:table-cell table:style-name="ce272" office:value-type="string" calcext:value-type="string">
            <text:p>時速/miles ({0})</text:p>
          </table:table-cell>
          <table:table-cell table:style-name="ce279" office:value-type="string" calcext:value-type="string">
            <text:p>Милји во секунда</text:p>
          </table:table-cell>
          <table:table-cell table:style-name="ce285" office:value-type="string" calcext:value-type="string">
            <text:p>ميل في الساعة ({0})</text:p>
          </table:table-cell>
          <table:table-cell table:style-name="ce289" table:number-columns-repeated="996"/>
        </table:table-row>
        <table:table-row table:style-name="ro5">
          <table:table-cell table:style-name="ce45" office:value-type="string" calcext:value-type="string">
            <text:p>dlgPreferences_Speed_Knots</text:p>
          </table:table-cell>
          <table:table-cell table:style-name="ce49"/>
          <table:table-cell table:style-name="ce52" office:value-type="string" calcext:value-type="string">
            <text:p>Knots ({0})</text:p>
          </table:table-cell>
          <table:table-cell table:style-name="ce63" office:value-type="string" calcext:value-type="string">
            <text:p>Nœuds ({0})</text:p>
          </table:table-cell>
          <table:table-cell table:style-name="ce81" office:value-type="string" calcext:value-type="string">
            <text:p>Knopen <text:s/>({0})</text:p>
          </table:table-cell>
          <table:table-cell table:style-name="ce99" office:value-type="string" calcext:value-type="string">
            <text:p>Knoten ({0})</text:p>
          </table:table-cell>
          <table:table-cell table:style-name="ce103" office:value-type="string" calcext:value-type="string">
            <text:p>Nudos ({0})</text:p>
          </table:table-cell>
          <table:table-cell table:style-name="ce111" office:value-type="string" calcext:value-type="string">
            <text:p>Nós ({0})</text:p>
          </table:table-cell>
          <table:table-cell table:style-name="ce121"/>
          <table:table-cell table:style-name="ce130" office:value-type="string" calcext:value-type="string">
            <text:p>Nodi ({0})</text:p>
          </table:table-cell>
          <table:table-cell table:style-name="ce137" office:value-type="string" calcext:value-type="string">
            <text:p>Noduri (milă pe oră) ({0})</text:p>
          </table:table-cell>
          <table:table-cell table:style-name="ce148" office:value-type="string" calcext:value-type="string">
            <text:p>Solmua ({0})</text:p>
          </table:table-cell>
          <table:table-cell table:style-name="ce158" office:value-type="string" calcext:value-type="string">
            <text:p>Knop ({0})</text:p>
          </table:table-cell>
          <table:table-cell table:style-name="ce165" office:value-type="string" calcext:value-type="string">
            <text:p>结 ({0})</text:p>
          </table:table-cell>
          <table:table-cell table:style-name="ce179" office:value-type="string" calcext:value-type="string">
            <text:p>Deniz mili ({0})</text:p>
          </table:table-cell>
          <table:table-cell table:style-name="ce189" office:value-type="string" calcext:value-type="string">
            <text:p>Κόμβοι ({0})</text:p>
          </table:table-cell>
          <table:table-cell table:style-name="ce200" office:value-type="string" calcext:value-type="string">
            <text:p>Mazgų ({0})</text:p>
          </table:table-cell>
          <table:table-cell table:style-name="ce203" office:value-type="string" calcext:value-type="string">
            <text:p>Knop ({0})</text:p>
          </table:table-cell>
          <table:table-cell table:style-name="ce210" office:value-type="string" calcext:value-type="string">
            <text:p>Knob ({0})</text:p>
          </table:table-cell>
          <table:table-cell table:style-name="ce218" office:value-type="string" calcext:value-type="string">
            <text:p>Uzly ({0})</text:p>
          </table:table-cell>
          <table:table-cell table:style-name="ce227" office:value-type="string" calcext:value-type="string">
            <text:p><text:span text:style-name="T3">노트</text:span><text:span text:style-name="T4">({0})</text:span></text:p>
          </table:table-cell>
          <table:table-cell table:style-name="ce235" office:value-type="string" calcext:value-type="string">
            <text:p>Узлы ({0})</text:p>
          </table:table-cell>
          <table:table-cell table:style-name="ce227" office:value-type="string" calcext:value-type="string">
            <text:p>Nusos ({0})</text:p>
          </table:table-cell>
          <table:table-cell table:style-name="ce251" office:value-type="string" calcext:value-type="string">
            <text:p>Čvorova ({0})</text:p>
          </table:table-cell>
          <table:table-cell table:style-name="ce263" office:value-type="string" calcext:value-type="string">
            <text:p>Чворова ({0})</text:p>
          </table:table-cell>
          <table:table-cell table:style-name="ce272" office:value-type="string" calcext:value-type="string">
            <text:p>ノット ({0})</text:p>
          </table:table-cell>
          <table:table-cell table:style-name="ce279" office:value-type="string" calcext:value-type="string">
            <text:p>Наутичка милја ({0})</text:p>
          </table:table-cell>
          <table:table-cell table:style-name="ce285" office:value-type="string" calcext:value-type="string">
            <text:p>عقدة ({0})</text:p>
          </table:table-cell>
          <table:table-cell table:style-name="ce289" table:number-columns-repeated="996"/>
        </table:table-row>
        <table:table-row table:style-name="ro20">
          <table:table-cell table:style-name="ce45" office:value-type="string" calcext:value-type="string">
            <text:p>dlgPreferences_Title</text:p>
          </table:table-cell>
          <table:table-cell table:style-name="ce49"/>
          <table:table-cell table:style-name="ce52" office:value-type="string" calcext:value-type="string">
            <text:p>Preferences…</text:p>
          </table:table-cell>
          <table:table-cell table:style-name="ce63" office:value-type="string" calcext:value-type="string">
            <text:p>Préférences...</text:p>
          </table:table-cell>
          <table:table-cell table:style-name="ce81" office:value-type="string" calcext:value-type="string">
            <text:p>Voorkeuren…</text:p>
          </table:table-cell>
          <table:table-cell table:style-name="ce92" office:value-type="string" calcext:value-type="string">
            <text:p>Einstellungen...</text:p>
          </table:table-cell>
          <table:table-cell table:style-name="ce103" office:value-type="string" calcext:value-type="string">
            <text:p>Preferencias…</text:p>
          </table:table-cell>
          <table:table-cell table:style-name="ce110" office:value-type="string" calcext:value-type="string">
            <text:p>Preferências...</text:p>
          </table:table-cell>
          <table:table-cell table:style-name="ce121" office:value-type="string" calcext:value-type="string">
            <text:p>Preferencje...</text:p>
          </table:table-cell>
          <table:table-cell table:style-name="ce129" office:value-type="string" calcext:value-type="string">
            <text:p>Preferenze...</text:p>
          </table:table-cell>
          <table:table-cell table:style-name="ce136" office:value-type="string" calcext:value-type="string">
            <text:p>Preferinţe...</text:p>
          </table:table-cell>
          <table:table-cell table:style-name="ce147" office:value-type="string" calcext:value-type="string">
            <text:p>Asetukset...</text:p>
          </table:table-cell>
          <table:table-cell table:style-name="ce157" office:value-type="string" calcext:value-type="string">
            <text:p>Instillinger</text:p>
          </table:table-cell>
          <table:table-cell table:style-name="ce165" office:value-type="string" calcext:value-type="string">
            <text:p>首选项...</text:p>
          </table:table-cell>
          <table:table-cell table:style-name="ce174" office:value-type="string" calcext:value-type="string">
            <text:p>Tercihler...</text:p>
          </table:table-cell>
          <table:table-cell table:style-name="ce182" office:value-type="string" calcext:value-type="string">
            <text:p>Προτιμήσεις…</text:p>
          </table:table-cell>
          <table:table-cell table:style-name="ce200" office:value-type="string" calcext:value-type="string">
            <text:p>Parinktys...</text:p>
          </table:table-cell>
          <table:table-cell table:style-name="ce203" office:value-type="string" calcext:value-type="string">
            <text:p>Inställningar...</text:p>
          </table:table-cell>
          <table:table-cell table:style-name="ce210" office:value-type="string" calcext:value-type="string">
            <text:p>Indstillinger…</text:p>
          </table:table-cell>
          <table:table-cell table:style-name="ce218" office:value-type="string" calcext:value-type="string">
            <text:p>Preference…</text:p>
          </table:table-cell>
          <table:table-cell table:style-name="ce227" office:value-type="string" calcext:value-type="string">
            <text:p><text:span text:style-name="T3">선호 사항들</text:span><text:span text:style-name="T4">…</text:span></text:p>
          </table:table-cell>
          <table:table-cell table:style-name="ce235" office:value-type="string" calcext:value-type="string">
            <text:p>Предпочтение</text:p>
          </table:table-cell>
          <table:table-cell table:style-name="ce227" office:value-type="string" calcext:value-type="string">
            <text:p>Preferències...</text:p>
          </table:table-cell>
          <table:table-cell table:style-name="ce251" office:value-type="string" calcext:value-type="string">
            <text:p>Željene opcije...</text:p>
          </table:table-cell>
          <table:table-cell table:style-name="ce263" office:value-type="string" calcext:value-type="string">
            <text:p>Жељене опције...</text:p>
          </table:table-cell>
          <table:table-cell table:style-name="ce272" office:value-type="string" calcext:value-type="string">
            <text:p>設定<text:span text:style-name="T7">…</text:span></text:p>
          </table:table-cell>
          <table:table-cell table:style-name="ce279" office:value-type="string" calcext:value-type="string">
            <text:p>Параметри...</text:p>
          </table:table-cell>
          <table:table-cell table:style-name="ce285" office:value-type="string" calcext:value-type="string">
            <text:p>التفضيلات ...</text:p>
          </table:table-cell>
          <table:table-cell table:style-name="ce289" table:number-columns-repeated="996"/>
        </table:table-row>
        <table:table-row table:style-name="ro5">
          <table:table-cell table:style-name="ce45" office:value-type="string" calcext:value-type="string">
            <text:p>dlgPreferences_Player_UnitsSpeed</text:p>
          </table:table-cell>
          <table:table-cell table:style-name="ce49"/>
          <table:table-cell table:style-name="ce52" office:value-type="string" calcext:value-type="string">
            <text:p>Speed:</text:p>
          </table:table-cell>
          <table:table-cell table:style-name="ce63" office:value-type="string" calcext:value-type="string">
            <text:p>Vitesse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سرعة:</text:p>
          </table:table-cell>
          <table:table-cell table:style-name="ce289" table:number-columns-repeated="996"/>
        </table:table-row>
        <table:table-row table:style-name="ro5">
          <table:table-cell table:style-name="ce45" office:value-type="string" calcext:value-type="string">
            <text:p>dlgPreferences_Player_UnitsAcceleration</text:p>
          </table:table-cell>
          <table:table-cell table:style-name="ce49"/>
          <table:table-cell table:style-name="ce52" office:value-type="string" calcext:value-type="string">
            <text:p>Acceleration:</text:p>
          </table:table-cell>
          <table:table-cell table:style-name="ce63" office:value-type="string" calcext:value-type="string">
            <text:p>Accéleration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تسارع:</text:p>
          </table:table-cell>
          <table:table-cell table:style-name="ce289" table:number-columns-repeated="996"/>
        </table:table-row>
        <table:table-row table:style-name="ro5">
          <table:table-cell table:style-name="ce45" office:value-type="string" calcext:value-type="string">
            <text:p>dlgPreferences_Player_UnitsAngle</text:p>
          </table:table-cell>
          <table:table-cell table:style-name="ce49"/>
          <table:table-cell table:style-name="ce52" office:value-type="string" calcext:value-type="string">
            <text:p>Angle:</text:p>
          </table:table-cell>
          <table:table-cell table:style-name="ce63" office:value-type="string" calcext:value-type="string">
            <text:p>Angle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زاوية:</text:p>
          </table:table-cell>
          <table:table-cell table:style-name="ce289" table:number-columns-repeated="996"/>
        </table:table-row>
        <table:table-row table:style-name="ro5">
          <table:table-cell table:style-name="ce45" office:value-type="string" calcext:value-type="string">
            <text:p>dlgPreferences_Player_UnitsAngularVelocity</text:p>
          </table:table-cell>
          <table:table-cell table:style-name="ce49"/>
          <table:table-cell table:style-name="ce52" office:value-type="string" calcext:value-type="string">
            <text:p>Angular velocity:</text:p>
          </table:table-cell>
          <table:table-cell table:style-name="ce63" office:value-type="string" calcext:value-type="string">
            <text:p>Vitesse angulaire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سرعة الزاوية:</text:p>
          </table:table-cell>
          <table:table-cell table:style-name="ce289" table:number-columns-repeated="996"/>
        </table:table-row>
        <table:table-row table:style-name="ro5">
          <table:table-cell table:style-name="ce45" office:value-type="string" calcext:value-type="string">
            <text:p>dlgPreferences_Player_UnitsAngularAcceleration</text:p>
          </table:table-cell>
          <table:table-cell table:style-name="ce49"/>
          <table:table-cell table:style-name="ce52" office:value-type="string" calcext:value-type="string">
            <text:p>Angular acceleration:</text:p>
          </table:table-cell>
          <table:table-cell table:style-name="ce63" office:value-type="string" calcext:value-type="string">
            <text:p>Accélération angulaire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عجلة الزاوية:</text:p>
          </table:table-cell>
          <table:table-cell table:style-name="ce289" table:number-columns-repeated="996"/>
        </table:table-row>
        <table:table-row table:style-name="ro5">
          <table:table-cell table:style-name="ce45" office:value-type="string" calcext:value-type="string">
            <text:p>dlgPreferences_Player_UnitsMetersPerSecondSquared</text:p>
          </table:table-cell>
          <table:table-cell table:style-name="ce49"/>
          <table:table-cell table:style-name="ce58" office:value-type="string" calcext:value-type="string">
            <text:p>Meters per second squared ({0})</text:p>
          </table:table-cell>
          <table:table-cell table:style-name="ce63" office:value-type="string" calcext:value-type="string">
            <text:p>Mètres / seconde carré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متر في الثانية المربعة ({0})</text:p>
          </table:table-cell>
          <table:table-cell table:style-name="ce289" table:number-columns-repeated="996"/>
        </table:table-row>
        <table:table-row table:style-name="ro5">
          <table:table-cell table:style-name="ce45" office:value-type="string" calcext:value-type="string">
            <text:p>dlgPreferences_Player_UnitsFeetPerSecondSquared</text:p>
          </table:table-cell>
          <table:table-cell table:style-name="ce49"/>
          <table:table-cell table:style-name="ce58" office:value-type="string" calcext:value-type="string">
            <text:p>Feet per second squared ({0})</text:p>
          </table:table-cell>
          <table:table-cell table:style-name="ce68" office:value-type="string" calcext:value-type="string">
            <text:p>Pieds / seconde carré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قدم في الثانية المربعة ({0})</text:p>
          </table:table-cell>
          <table:table-cell table:style-name="ce289" table:number-columns-repeated="996"/>
        </table:table-row>
        <table:table-row table:style-name="ro5">
          <table:table-cell table:style-name="ce45" office:value-type="string" calcext:value-type="string">
            <text:p>dlgPreferences_Player_UnitsDegrees</text:p>
          </table:table-cell>
          <table:table-cell table:style-name="ce49"/>
          <table:table-cell table:style-name="ce58" office:value-type="string" calcext:value-type="string">
            <text:p>Degrees ({0})</text:p>
          </table:table-cell>
          <table:table-cell table:style-name="ce69" office:value-type="string" calcext:value-type="string">
            <text:p>Degrés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درجة <text:s/>({0})</text:p>
          </table:table-cell>
          <table:table-cell table:style-name="ce289" table:number-columns-repeated="996"/>
        </table:table-row>
        <table:table-row table:style-name="ro5">
          <table:table-cell table:style-name="ce45" office:value-type="string" calcext:value-type="string">
            <text:p>dlgPreferences_Player_UnitsRadians</text:p>
          </table:table-cell>
          <table:table-cell table:style-name="ce49"/>
          <table:table-cell table:style-name="ce58" office:value-type="string" calcext:value-type="string">
            <text:p>Radians ({0})</text:p>
          </table:table-cell>
          <table:table-cell table:style-name="ce70" office:value-type="string" calcext:value-type="string">
            <text:p>Radians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راديان ({0})</text:p>
          </table:table-cell>
          <table:table-cell table:style-name="ce289" table:number-columns-repeated="996"/>
        </table:table-row>
        <table:table-row table:style-name="ro5">
          <table:table-cell table:style-name="ce45" office:value-type="string" calcext:value-type="string">
            <text:p>dlgPreferences_Player_UnitsDegreesPerSecond</text:p>
          </table:table-cell>
          <table:table-cell table:style-name="ce49"/>
          <table:table-cell table:style-name="ce58" office:value-type="string" calcext:value-type="string">
            <text:p>Degrees per second ({0})</text:p>
          </table:table-cell>
          <table:table-cell table:style-name="ce71" office:value-type="string" calcext:value-type="string">
            <text:p>Degrés par second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درجة في الثانية ({0})</text:p>
          </table:table-cell>
          <table:table-cell table:style-name="ce289" table:number-columns-repeated="996"/>
        </table:table-row>
        <table:table-row table:style-name="ro5">
          <table:table-cell table:style-name="ce45" office:value-type="string" calcext:value-type="string">
            <text:p>dlgPreferences_Player_UnitsRadiansPerSecond</text:p>
          </table:table-cell>
          <table:table-cell table:style-name="ce49"/>
          <table:table-cell table:style-name="ce58" office:value-type="string" calcext:value-type="string">
            <text:p>Radians per second ({0})</text:p>
          </table:table-cell>
          <table:table-cell table:style-name="ce72" office:value-type="string" calcext:value-type="string">
            <text:p>Radians par second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راديان في الثانية ({0})</text:p>
          </table:table-cell>
          <table:table-cell table:style-name="ce289" table:number-columns-repeated="996"/>
        </table:table-row>
        <table:table-row table:style-name="ro5">
          <table:table-cell table:style-name="ce45" office:value-type="string" calcext:value-type="string">
            <text:p>dlgPreferences_Player_UnitsRevolutionsPerMinute</text:p>
          </table:table-cell>
          <table:table-cell table:style-name="ce49"/>
          <table:table-cell table:style-name="ce58" office:value-type="string" calcext:value-type="string">
            <text:p>Revolutions per minute ({0})</text:p>
          </table:table-cell>
          <table:table-cell table:style-name="ce73" office:value-type="string" calcext:value-type="string">
            <text:p>Révolutions par minut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دورة في الدقيقة ({0})</text:p>
          </table:table-cell>
          <table:table-cell table:style-name="ce289" table:number-columns-repeated="996"/>
        </table:table-row>
        <table:table-row table:style-name="ro5">
          <table:table-cell table:style-name="ce45" office:value-type="string" calcext:value-type="string">
            <text:p>dlgPreferences_Player_UnitsDegreesPerSecondSquared</text:p>
          </table:table-cell>
          <table:table-cell table:style-name="ce49"/>
          <table:table-cell table:style-name="ce58" office:value-type="string" calcext:value-type="string">
            <text:p>Degrees per second squared ({0})</text:p>
          </table:table-cell>
          <table:table-cell table:style-name="ce74" office:value-type="string" calcext:value-type="string">
            <text:p>Degrés / seconde carré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درجة في الثانية المربعة ({0})</text:p>
          </table:table-cell>
          <table:table-cell table:style-name="ce289" table:number-columns-repeated="996"/>
        </table:table-row>
        <table:table-row table:style-name="ro5">
          <table:table-cell table:style-name="ce45" office:value-type="string" calcext:value-type="string">
            <text:p>dlgPreferences_Player_UnitsRadiansPerSecondSquared</text:p>
          </table:table-cell>
          <table:table-cell table:style-name="ce49"/>
          <table:table-cell table:style-name="ce58" office:value-type="string" calcext:value-type="string">
            <text:p>Radians per second squared ({0})</text:p>
          </table:table-cell>
          <table:table-cell table:style-name="ce75" office:value-type="string" calcext:value-type="string">
            <text:p>Radians / seconde carrée ({0})</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راديان في الثانية المربعة ({0})</text:p>
          </table:table-cell>
          <table:table-cell table:style-name="ce289" table:number-columns-repeated="996"/>
        </table:table-row>
        <table:table-row table:style-name="ro5">
          <table:table-cell table:style-name="ce45" office:value-type="string" calcext:value-type="string">
            <text:p>dlgPreferences_Player_Tracking</text:p>
          </table:table-cell>
          <table:table-cell table:style-name="ce49"/>
          <table:table-cell table:style-name="ce52" office:value-type="string" calcext:value-type="string">
            <text:p>Tracking</text:p>
          </table:table-cell>
          <table:table-cell table:style-name="ce63" office:value-type="string" calcext:value-type="string">
            <text:p>Suivi</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تتبع</text:p>
          </table:table-cell>
          <table:table-cell table:style-name="ce289" table:number-columns-repeated="996"/>
        </table:table-row>
        <table:table-row table:style-name="ro5">
          <table:table-cell table:style-name="ce45" office:value-type="string" calcext:value-type="string">
            <text:p>dlgPreferences_Player_TrackingDescription</text:p>
          </table:table-cell>
          <table:table-cell table:style-name="ce49"/>
          <table:table-cell table:style-name="ce52" office:value-type="string" calcext:value-type="string">
            <text:p>Default tracking parameters</text:p>
          </table:table-cell>
          <table:table-cell table:style-name="ce63" office:value-type="string" calcext:value-type="string">
            <text:p>Paramètres de suivi par défaut</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بارامترات التتبع الافتراضية</text:p>
          </table:table-cell>
          <table:table-cell table:style-name="ce289" table:number-columns-repeated="996"/>
        </table:table-row>
        <table:table-row table:style-name="ro5">
          <table:table-cell table:style-name="ce45" office:value-type="string" calcext:value-type="string">
            <text:p>dlgPreferences_Player_TrackingObjectWindow</text:p>
          </table:table-cell>
          <table:table-cell table:style-name="ce49"/>
          <table:table-cell table:style-name="ce52" office:value-type="string" calcext:value-type="string">
            <text:p>Object window:</text:p>
          </table:table-cell>
          <table:table-cell table:style-name="ce76" office:value-type="string" calcext:value-type="string">
            <text:p>Fenêtre de l'objet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نافذة ادوات التحليل:</text:p>
          </table:table-cell>
          <table:table-cell table:style-name="ce289" table:number-columns-repeated="996"/>
        </table:table-row>
        <table:table-row table:style-name="ro5">
          <table:table-cell table:style-name="ce45" office:value-type="string" calcext:value-type="string">
            <text:p>dlgPreferences_Player_TrackingSearchWindow</text:p>
          </table:table-cell>
          <table:table-cell table:style-name="ce49"/>
          <table:table-cell table:style-name="ce52" office:value-type="string" calcext:value-type="string">
            <text:p>Search window:</text:p>
          </table:table-cell>
          <table:table-cell table:style-name="ce63" office:value-type="string" calcext:value-type="string">
            <text:p>Fenêtre de recherche :</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نافذة البحث:</text:p>
          </table:table-cell>
          <table:table-cell table:style-name="ce289" table:number-columns-repeated="996"/>
        </table:table-row>
        <table:table-row table:style-name="ro5">
          <table:table-cell table:style-name="ce45" office:value-type="string" calcext:value-type="string">
            <text:p>dlgPreferences_Player_TrackingPercentage</text:p>
          </table:table-cell>
          <table:table-cell table:style-name="ce49"/>
          <table:table-cell table:style-name="ce52" office:value-type="string" calcext:value-type="string">
            <text:p>Percentage</text:p>
          </table:table-cell>
          <table:table-cell table:style-name="ce63" office:value-type="string" calcext:value-type="string">
            <text:p>Pourcentage</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نسبة المئوية</text:p>
          </table:table-cell>
          <table:table-cell table:style-name="ce289" table:number-columns-repeated="996"/>
        </table:table-row>
        <table:table-row table:style-name="ro5">
          <table:table-cell table:style-name="ce45" office:value-type="string" calcext:value-type="string">
            <text:p>dlgPreferences_Player_TrackingPixels</text:p>
          </table:table-cell>
          <table:table-cell table:style-name="ce49"/>
          <table:table-cell table:style-name="ce52" office:value-type="string" calcext:value-type="string">
            <text:p>Pixels</text:p>
          </table:table-cell>
          <table:table-cell table:style-name="ce63" office:value-type="string" calcext:value-type="string">
            <text:p>Pixels</text:p>
          </table:table-cell>
          <table:table-cell table:style-name="ce81"/>
          <table:table-cell table:style-name="ce92"/>
          <table:table-cell table:style-name="ce103"/>
          <table:table-cell table:style-name="ce110"/>
          <table:table-cell table:style-name="ce121"/>
          <table:table-cell table:style-name="ce129"/>
          <table:table-cell table:style-name="ce136"/>
          <table:table-cell table:style-name="ce147"/>
          <table:table-cell table:style-name="ce157"/>
          <table:table-cell table:style-name="ce165"/>
          <table:table-cell table:style-name="ce174"/>
          <table:table-cell table:style-name="ce182"/>
          <table:table-cell table:style-name="ce200"/>
          <table:table-cell table:style-name="ce203"/>
          <table:table-cell table:style-name="ce210"/>
          <table:table-cell table:style-name="ce218"/>
          <table:table-cell table:style-name="ce227"/>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بكسل</text:p>
          </table:table-cell>
          <table:table-cell table:style-name="ce289" table:number-columns-repeated="996"/>
        </table:table-row>
        <table:table-row table:style-name="ro16">
          <table:table-cell table:style-name="ce45" office:value-type="string" calcext:value-type="string">
            <text:p>dlgSplash_LoadInfos</text:p>
          </table:table-cell>
          <table:table-cell table:style-name="ce49"/>
          <table:table-cell table:style-name="ce52" office:value-type="string" calcext:value-type="string">
            <text:p>Loading User Interface…</text:p>
          </table:table-cell>
          <table:table-cell table:style-name="ce63" office:value-type="string" calcext:value-type="string">
            <text:p>Chargement de l'Interface Graphique...</text:p>
          </table:table-cell>
          <table:table-cell table:style-name="ce81"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1" office:value-type="string" calcext:value-type="string">
            <text:p>Carregando a Interface de Usuário... </text:p>
          </table:table-cell>
          <table:table-cell table:style-name="ce121" office:value-type="string" calcext:value-type="string">
            <text:p>Wczytywanie interfejsu użytkownika...</text:p>
          </table:table-cell>
          <table:table-cell table:style-name="ce129" office:value-type="string" calcext:value-type="string">
            <text:p>Caricamento Interfaccia Utente... </text:p>
          </table:table-cell>
          <table:table-cell table:style-name="ce136" office:value-type="string" calcext:value-type="string">
            <text:p>Încarc Interfaţa Grafica... </text:p>
          </table:table-cell>
          <table:table-cell table:style-name="ce147" office:value-type="string" calcext:value-type="string">
            <text:p>Ladataan käyttäjäliittymää...</text:p>
          </table:table-cell>
          <table:table-cell table:style-name="ce157" office:value-type="string" calcext:value-type="string">
            <text:p>Laster brukerinstillinger</text:p>
          </table:table-cell>
          <table:table-cell table:style-name="ce165" office:value-type="string" calcext:value-type="string">
            <text:p>载入用户界面...</text:p>
          </table:table-cell>
          <table:table-cell table:style-name="ce174" office:value-type="string" calcext:value-type="string">
            <text:p>Kullanıcı Arayüzünü Yüklüyor...</text:p>
          </table:table-cell>
          <table:table-cell table:style-name="ce182" office:value-type="string" calcext:value-type="string">
            <text:p>Φόρτωση Διεπαφής/Διασύνδεσης Χρήστη</text:p>
          </table:table-cell>
          <table:table-cell table:style-name="ce200" office:value-type="string" calcext:value-type="string">
            <text:p>Įkeliama vartotojo sąsaja...</text:p>
          </table:table-cell>
          <table:table-cell table:style-name="ce203" office:value-type="string" calcext:value-type="string">
            <text:p>Laddar användargränssnitt...</text:p>
          </table:table-cell>
          <table:table-cell table:style-name="ce210" office:value-type="string" calcext:value-type="string">
            <text:p>Indlæser brugergrænseflade…</text:p>
          </table:table-cell>
          <table:table-cell table:style-name="ce218" office:value-type="string" calcext:value-type="string">
            <text:p>Nahrávání uživatelského rozhraní…</text:p>
          </table:table-cell>
          <table:table-cell table:style-name="ce227"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35" office:value-type="string" calcext:value-type="string">
            <text:p>Загрузить пользовательский интерфейс</text:p>
          </table:table-cell>
          <table:table-cell table:style-name="ce227" office:value-type="string" calcext:value-type="string">
            <text:p>Carregant l'interfície d'usuari</text:p>
          </table:table-cell>
          <table:table-cell table:style-name="ce251" office:value-type="string" calcext:value-type="string">
            <text:p>Učitavanje korisničkog interfejsa...</text:p>
          </table:table-cell>
          <table:table-cell table:style-name="ce263" office:value-type="string" calcext:value-type="string">
            <text:p>Учитавање корисничког интерфејса...</text:p>
          </table:table-cell>
          <table:table-cell table:style-name="ce272" office:value-type="string" calcext:value-type="string">
            <text:p>ユーザーインターフェースのロード中<text:span text:style-name="T7">…</text:span></text:p>
          </table:table-cell>
          <table:table-cell table:style-name="ce279" office:value-type="string" calcext:value-type="string">
            <text:p>Вчитување на корисничкиот интерфејс...</text:p>
          </table:table-cell>
          <table:table-cell table:style-name="ce285" office:value-type="string" calcext:value-type="string">
            <text:p>تحميل واجهة المستخدم ...</text:p>
          </table:table-cell>
          <table:table-cell table:style-name="ce289" table:number-columns-repeated="996"/>
        </table:table-row>
        <table:table-row table:style-name="ro5">
          <table:table-cell table:style-name="ce45" office:value-type="string" calcext:value-type="string">
            <text:p>Generic_Cancel</text:p>
          </table:table-cell>
          <table:table-cell table:style-name="ce49"/>
          <table:table-cell table:style-name="ce52" office:value-type="string" calcext:value-type="string">
            <text:p>Cancel</text:p>
          </table:table-cell>
          <table:table-cell table:style-name="ce63" office:value-type="string" calcext:value-type="string">
            <text:p>Annuler</text:p>
          </table:table-cell>
          <table:table-cell table:style-name="ce81" office:value-type="string" calcext:value-type="string">
            <text:p>Annuleer</text:p>
          </table:table-cell>
          <table:table-cell table:style-name="ce92" office:value-type="string" calcext:value-type="string">
            <text:p>Abbrechen</text:p>
          </table:table-cell>
          <table:table-cell table:style-name="ce104" office:value-type="string" calcext:value-type="string">
            <text:p>Cancelar</text:p>
          </table:table-cell>
          <table:table-cell table:style-name="ce110" office:value-type="string" calcext:value-type="string">
            <text:p>Cancelar</text:p>
          </table:table-cell>
          <table:table-cell table:style-name="ce121" office:value-type="string" calcext:value-type="string">
            <text:p>Anuluj</text:p>
          </table:table-cell>
          <table:table-cell table:style-name="ce129" office:value-type="string" calcext:value-type="string">
            <text:p>Annulla</text:p>
          </table:table-cell>
          <table:table-cell table:style-name="ce136" office:value-type="string" calcext:value-type="string">
            <text:p>Anulează</text:p>
          </table:table-cell>
          <table:table-cell table:style-name="ce147" office:value-type="string" calcext:value-type="string">
            <text:p>Peruuta</text:p>
          </table:table-cell>
          <table:table-cell table:style-name="ce157" office:value-type="string" calcext:value-type="string">
            <text:p>Avbryt</text:p>
          </table:table-cell>
          <table:table-cell table:style-name="ce165" office:value-type="string" calcext:value-type="string">
            <text:p>取消</text:p>
          </table:table-cell>
          <table:table-cell table:style-name="ce174" office:value-type="string" calcext:value-type="string">
            <text:p>İptal Et</text:p>
          </table:table-cell>
          <table:table-cell table:style-name="ce182" office:value-type="string" calcext:value-type="string">
            <text:p>Άκυρο</text:p>
          </table:table-cell>
          <table:table-cell table:style-name="ce200" office:value-type="string" calcext:value-type="string">
            <text:p>Anuliuoti</text:p>
          </table:table-cell>
          <table:table-cell table:style-name="ce203" office:value-type="string" calcext:value-type="string">
            <text:p>Ångra</text:p>
          </table:table-cell>
          <table:table-cell table:style-name="ce210" office:value-type="string" calcext:value-type="string">
            <text:p>Afbryd</text:p>
          </table:table-cell>
          <table:table-cell table:style-name="ce218" office:value-type="string" calcext:value-type="string">
            <text:p>Zrušit</text:p>
          </table:table-cell>
          <table:table-cell table:style-name="ce226" office:value-type="string" calcext:value-type="string">
            <text:p>최소</text:p>
          </table:table-cell>
          <table:table-cell table:style-name="ce235" office:value-type="string" calcext:value-type="string">
            <text:p>Отмена</text:p>
          </table:table-cell>
          <table:table-cell table:style-name="ce227" office:value-type="string" calcext:value-type="string">
            <text:p>Cancel·lar</text:p>
          </table:table-cell>
          <table:table-cell table:style-name="ce248" office:value-type="string" calcext:value-type="string">
            <text:p>Otkaži</text:p>
          </table:table-cell>
          <table:table-cell table:style-name="ce260" office:value-type="string" calcext:value-type="string">
            <text:p>Откажи</text:p>
          </table:table-cell>
          <table:table-cell table:style-name="ce272" office:value-type="string" calcext:value-type="string">
            <text:p>キャンセル</text:p>
          </table:table-cell>
          <table:table-cell table:style-name="ce279" office:value-type="string" calcext:value-type="string">
            <text:p>Откажи</text:p>
          </table:table-cell>
          <table:table-cell table:style-name="ce285" office:value-type="string" calcext:value-type="string">
            <text:p>الغاء</text:p>
          </table:table-cell>
          <table:table-cell table:style-name="ce289" table:number-columns-repeated="996"/>
        </table:table-row>
        <table:table-row table:style-name="ro5">
          <table:table-cell table:style-name="ce45" office:value-type="string" calcext:value-type="string">
            <text:p>Generic_Quit</text:p>
          </table:table-cell>
          <table:table-cell table:style-name="ce49"/>
          <table:table-cell table:style-name="ce52" office:value-type="string" calcext:value-type="string">
            <text:p>Quit</text:p>
          </table:table-cell>
          <table:table-cell table:style-name="ce63" office:value-type="string" calcext:value-type="string">
            <text:p>Quitter</text:p>
          </table:table-cell>
          <table:table-cell table:style-name="ce81" office:value-type="string" calcext:value-type="string">
            <text:p>Stop</text:p>
          </table:table-cell>
          <table:table-cell table:style-name="ce92" office:value-type="string" calcext:value-type="string">
            <text:p>Beenden</text:p>
          </table:table-cell>
          <table:table-cell table:style-name="ce103" office:value-type="string" calcext:value-type="string">
            <text:p>Salir</text:p>
          </table:table-cell>
          <table:table-cell table:style-name="ce110" office:value-type="string" calcext:value-type="string">
            <text:p>Sair</text:p>
          </table:table-cell>
          <table:table-cell table:style-name="ce121" office:value-type="string" calcext:value-type="string">
            <text:p>Wyjdź</text:p>
          </table:table-cell>
          <table:table-cell table:style-name="ce129" office:value-type="string" calcext:value-type="string">
            <text:p>Esci</text:p>
          </table:table-cell>
          <table:table-cell table:style-name="ce136" office:value-type="string" calcext:value-type="string">
            <text:p>Renunţ</text:p>
          </table:table-cell>
          <table:table-cell table:style-name="ce147" office:value-type="string" calcext:value-type="string">
            <text:p>Lopeta</text:p>
          </table:table-cell>
          <table:table-cell table:style-name="ce157" office:value-type="string" calcext:value-type="string">
            <text:p>End </text:p>
          </table:table-cell>
          <table:table-cell table:style-name="ce165" office:value-type="string" calcext:value-type="string">
            <text:p>退出</text:p>
          </table:table-cell>
          <table:table-cell table:style-name="ce174" office:value-type="string" calcext:value-type="string">
            <text:p>Çık</text:p>
          </table:table-cell>
          <table:table-cell table:style-name="ce182" office:value-type="string" calcext:value-type="string">
            <text:p>Παραίτηση</text:p>
          </table:table-cell>
          <table:table-cell table:style-name="ce193" office:value-type="string" calcext:value-type="string">
            <text:p>Baigti</text:p>
          </table:table-cell>
          <table:table-cell table:style-name="ce203" office:value-type="string" calcext:value-type="string">
            <text:p>Avsluta</text:p>
          </table:table-cell>
          <table:table-cell table:style-name="ce210" office:value-type="string" calcext:value-type="string">
            <text:p>Afslut</text:p>
          </table:table-cell>
          <table:table-cell table:style-name="ce218" office:value-type="string" calcext:value-type="string">
            <text:p>Zavřít</text:p>
          </table:table-cell>
          <table:table-cell table:style-name="ce226" office:value-type="string" calcext:value-type="string">
            <text:p>끝내기</text:p>
          </table:table-cell>
          <table:table-cell table:style-name="ce235" office:value-type="string" calcext:value-type="string">
            <text:p>Выйти</text:p>
          </table:table-cell>
          <table:table-cell table:style-name="ce227" office:value-type="string" calcext:value-type="string">
            <text:p>Sortir</text:p>
          </table:table-cell>
          <table:table-cell table:style-name="ce248" office:value-type="string" calcext:value-type="string">
            <text:p>Odustani</text:p>
          </table:table-cell>
          <table:table-cell table:style-name="ce260" office:value-type="string" calcext:value-type="string">
            <text:p>Одустани</text:p>
          </table:table-cell>
          <table:table-cell table:style-name="ce272" office:value-type="string" calcext:value-type="string">
            <text:p>中止</text:p>
          </table:table-cell>
          <table:table-cell table:style-name="ce279" office:value-type="string" calcext:value-type="string">
            <text:p>Напушти</text:p>
          </table:table-cell>
          <table:table-cell table:style-name="ce285" office:value-type="string" calcext:value-type="string">
            <text:p>خروج</text:p>
          </table:table-cell>
          <table:table-cell table:style-name="ce289" table:number-columns-repeated="996"/>
        </table:table-row>
        <table:table-row table:style-name="ro5">
          <table:table-cell table:style-name="ce45" office:value-type="string" calcext:value-type="string">
            <text:p>Generic_Save</text:p>
          </table:table-cell>
          <table:table-cell table:style-name="ce49"/>
          <table:table-cell table:style-name="ce52" office:value-type="string" calcext:value-type="string">
            <text:p>Save</text:p>
          </table:table-cell>
          <table:table-cell table:style-name="ce63" office:value-type="string" calcext:value-type="string">
            <text:p>Enregistrer</text:p>
          </table:table-cell>
          <table:table-cell table:style-name="ce81" office:value-type="string" calcext:value-type="string">
            <text:p>Bewaar</text:p>
          </table:table-cell>
          <table:table-cell table:style-name="ce92" office:value-type="string" calcext:value-type="string">
            <text:p>Speichern</text:p>
          </table:table-cell>
          <table:table-cell table:style-name="ce103" office:value-type="string" calcext:value-type="string">
            <text:p>Guardar</text:p>
          </table:table-cell>
          <table:table-cell table:style-name="ce110" office:value-type="string" calcext:value-type="string">
            <text:p>Salvar</text:p>
          </table:table-cell>
          <table:table-cell table:style-name="ce121" office:value-type="string" calcext:value-type="string">
            <text:p>Zapisz</text:p>
          </table:table-cell>
          <table:table-cell table:style-name="ce129" office:value-type="string" calcext:value-type="string">
            <text:p>Salva</text:p>
          </table:table-cell>
          <table:table-cell table:style-name="ce136" office:value-type="string" calcext:value-type="string">
            <text:p>Salvează</text:p>
          </table:table-cell>
          <table:table-cell table:style-name="ce147" office:value-type="string" calcext:value-type="string">
            <text:p>Tallenna</text:p>
          </table:table-cell>
          <table:table-cell table:style-name="ce157" office:value-type="string" calcext:value-type="string">
            <text:p>Lagre</text:p>
          </table:table-cell>
          <table:table-cell table:style-name="ce165" office:value-type="string" calcext:value-type="string">
            <text:p>保存...</text:p>
          </table:table-cell>
          <table:table-cell table:style-name="ce174" office:value-type="string" calcext:value-type="string">
            <text:p>Kaydet</text:p>
          </table:table-cell>
          <table:table-cell table:style-name="ce182" office:value-type="string" calcext:value-type="string">
            <text:p>Αποθήκευση</text:p>
          </table:table-cell>
          <table:table-cell table:style-name="ce193" office:value-type="string" calcext:value-type="string">
            <text:p>Išsaugoti</text:p>
          </table:table-cell>
          <table:table-cell table:style-name="ce203" office:value-type="string" calcext:value-type="string">
            <text:p>Spara</text:p>
          </table:table-cell>
          <table:table-cell table:style-name="ce210" office:value-type="string" calcext:value-type="string">
            <text:p>Gem</text:p>
          </table:table-cell>
          <table:table-cell table:style-name="ce218" office:value-type="string" calcext:value-type="string">
            <text:p>Uložit</text:p>
          </table:table-cell>
          <table:table-cell table:style-name="ce226" office:value-type="string" calcext:value-type="string">
            <text:p>저장</text:p>
          </table:table-cell>
          <table:table-cell table:style-name="ce235" office:value-type="string" calcext:value-type="string">
            <text:p>Сохранить</text:p>
          </table:table-cell>
          <table:table-cell table:style-name="ce227" office:value-type="string" calcext:value-type="string">
            <text:p>Desar</text:p>
          </table:table-cell>
          <table:table-cell table:style-name="ce248" office:value-type="string" calcext:value-type="string">
            <text:p>Sačuvaj</text:p>
          </table:table-cell>
          <table:table-cell table:style-name="ce260" office:value-type="string" calcext:value-type="string">
            <text:p>Сачувај</text:p>
          </table:table-cell>
          <table:table-cell table:style-name="ce272" office:value-type="string" calcext:value-type="string">
            <text:p>保存</text:p>
          </table:table-cell>
          <table:table-cell table:style-name="ce279" office:value-type="string" calcext:value-type="string">
            <text:p>Зачувај</text:p>
          </table:table-cell>
          <table:table-cell table:style-name="ce285" office:value-type="string" calcext:value-type="string">
            <text:p>حفظ</text:p>
          </table:table-cell>
          <table:table-cell table:style-name="ce289" table:number-columns-repeated="996"/>
        </table:table-row>
        <table:table-row table:style-name="ro20">
          <table:table-cell table:style-name="ce45" office:value-type="string" calcext:value-type="string">
            <text:p>mnuAbout</text:p>
          </table:table-cell>
          <table:table-cell table:style-name="ce49"/>
          <table:table-cell table:style-name="ce52" office:value-type="string" calcext:value-type="string">
            <text:p>About Kinovea…</text:p>
          </table:table-cell>
          <table:table-cell table:style-name="ce63" office:value-type="string" calcext:value-type="string">
            <text:p>À Propos de Kinovea…</text:p>
          </table:table-cell>
          <table:table-cell table:style-name="ce81" office:value-type="string" calcext:value-type="string">
            <text:p>Over Kinovea…</text:p>
          </table:table-cell>
          <table:table-cell table:style-name="ce92" office:value-type="string" calcext:value-type="string">
            <text:p>Über Kinovea...</text:p>
          </table:table-cell>
          <table:table-cell table:style-name="ce103" office:value-type="string" calcext:value-type="string">
            <text:p>Acerca de Kinovea…</text:p>
          </table:table-cell>
          <table:table-cell table:style-name="ce110" office:value-type="string" calcext:value-type="string">
            <text:p>Sobre o Kinovea...</text:p>
          </table:table-cell>
          <table:table-cell table:style-name="ce121" office:value-type="string" calcext:value-type="string">
            <text:p>O Kinovea</text:p>
          </table:table-cell>
          <table:table-cell table:style-name="ce129" office:value-type="string" calcext:value-type="string">
            <text:p>Riguardo Kinovea...</text:p>
          </table:table-cell>
          <table:table-cell table:style-name="ce136" office:value-type="string" calcext:value-type="string">
            <text:p>Despre Kinovea...</text:p>
          </table:table-cell>
          <table:table-cell table:style-name="ce147" office:value-type="string" calcext:value-type="string">
            <text:p>Kinoveasta...</text:p>
          </table:table-cell>
          <table:table-cell table:style-name="ce157" office:value-type="string" calcext:value-type="string">
            <text:p>Om Kinovea...</text:p>
          </table:table-cell>
          <table:table-cell table:style-name="ce165" office:value-type="string" calcext:value-type="string">
            <text:p>关于本软件...</text:p>
          </table:table-cell>
          <table:table-cell table:style-name="ce174" office:value-type="string" calcext:value-type="string">
            <text:p>Kinovea Hakkında...</text:p>
          </table:table-cell>
          <table:table-cell table:style-name="ce182" office:value-type="string" calcext:value-type="string">
            <text:p>Περί του Kinovea…</text:p>
          </table:table-cell>
          <table:table-cell table:style-name="ce193" office:value-type="string" calcext:value-type="string">
            <text:p>Apie Kinovea...</text:p>
          </table:table-cell>
          <table:table-cell table:style-name="ce203" office:value-type="string" calcext:value-type="string">
            <text:p>Om Kinovea...</text:p>
          </table:table-cell>
          <table:table-cell table:style-name="ce210" office:value-type="string" calcext:value-type="string">
            <text:p>Om Kinovea</text:p>
          </table:table-cell>
          <table:table-cell table:style-name="ce218" office:value-type="string" calcext:value-type="string">
            <text:p>O Kinovea</text:p>
          </table:table-cell>
          <table:table-cell table:style-name="ce226" office:value-type="string" calcext:value-type="string">
            <text:p>Kinovea에 대해서…</text:p>
          </table:table-cell>
          <table:table-cell table:style-name="ce235" office:value-type="string" calcext:value-type="string">
            <text:p>О программе Kinovea…</text:p>
          </table:table-cell>
          <table:table-cell table:style-name="ce227" office:value-type="string" calcext:value-type="string">
            <text:p>Sobre el Kinovea</text:p>
          </table:table-cell>
          <table:table-cell table:style-name="ce248" office:value-type="string" calcext:value-type="string">
            <text:p>O Kinovea ...</text:p>
          </table:table-cell>
          <table:table-cell table:style-name="ce260" office:value-type="string" calcext:value-type="string">
            <text:p>O Kinovea ...</text:p>
          </table:table-cell>
          <table:table-cell table:style-name="ce272" office:value-type="string" calcext:value-type="string">
            <text:p>Kinoveaについて<text:span text:style-name="T7">…</text:span></text:p>
          </table:table-cell>
          <table:table-cell table:style-name="ce279" office:value-type="string" calcext:value-type="string">
            <text:p>За Киновеа</text:p>
          </table:table-cell>
          <table:table-cell table:style-name="ce285" office:value-type="string" calcext:value-type="string">
            <text:p>حول كينوفيا ...</text:p>
          </table:table-cell>
          <table:table-cell table:style-name="ce289" table:number-columns-repeated="996"/>
        </table:table-row>
        <table:table-row table:style-name="ro18">
          <table:table-cell table:style-name="ce45" office:value-type="string" calcext:value-type="string">
            <text:p>mnuApplicationFolder</text:p>
          </table:table-cell>
          <table:table-cell table:style-name="ce49"/>
          <table:table-cell table:style-name="ce52" office:value-type="string" calcext:value-type="string">
            <text:p>Open log folder…</text:p>
          </table:table-cell>
          <table:table-cell table:style-name="ce63" office:value-type="string" calcext:value-type="string">
            <text:p>Ouvrir le dossier des logs…</text:p>
          </table:table-cell>
          <table:table-cell table:style-name="ce81" office:value-type="string" calcext:value-type="string">
            <text:p>Open de map met de logs..</text:p>
          </table:table-cell>
          <table:table-cell table:style-name="ce92" office:value-type="string" calcext:value-type="string">
            <text:p>Log Ordner öffnen...</text:p>
          </table:table-cell>
          <table:table-cell table:style-name="ce103" office:value-type="string" calcext:value-type="string">
            <text:p>Abrir el archivo de logs</text:p>
          </table:table-cell>
          <table:table-cell table:style-name="ce110" office:value-type="string" calcext:value-type="string">
            <text:p>Abrir pasta de log...</text:p>
          </table:table-cell>
          <table:table-cell table:style-name="ce121"/>
          <table:table-cell table:style-name="ce129" office:value-type="string" calcext:value-type="string">
            <text:p>Apri cartella del Log</text:p>
          </table:table-cell>
          <table:table-cell table:style-name="ce136" office:value-type="string" calcext:value-type="string">
            <text:p>Deschide folderul de loguri...</text:p>
          </table:table-cell>
          <table:table-cell table:style-name="ce147" office:value-type="string" calcext:value-type="string">
            <text:p>Avaa lokitiedosto...</text:p>
          </table:table-cell>
          <table:table-cell table:style-name="ce157" office:value-type="string" calcext:value-type="string">
            <text:p>Åpne logfil</text:p>
          </table:table-cell>
          <table:table-cell table:style-name="ce165" office:value-type="string" calcext:value-type="string">
            <text:p>上传视频分析...</text:p>
          </table:table-cell>
          <table:table-cell table:style-name="ce174" office:value-type="string" calcext:value-type="string">
            <text:p>Log klasörünü aç...</text:p>
          </table:table-cell>
          <table:table-cell table:style-name="ce182" office:value-type="string" calcext:value-type="string">
            <text:p>Άνοιγμα Φακέλου Ημερολογίου…</text:p>
          </table:table-cell>
          <table:table-cell table:style-name="ce193" office:value-type="string" calcext:value-type="string">
            <text:p>Atverti registro aplanką</text:p>
          </table:table-cell>
          <table:table-cell table:style-name="ce203" office:value-type="string" calcext:value-type="string">
            <text:p>Öppna log mapp...</text:p>
          </table:table-cell>
          <table:table-cell table:style-name="ce210" office:value-type="string" calcext:value-type="string">
            <text:p>Åben katalog med logfiler…</text:p>
          </table:table-cell>
          <table:table-cell table:style-name="ce218" office:value-type="string" calcext:value-type="string">
            <text:p>Otovřít log složku….</text:p>
          </table:table-cell>
          <table:table-cell table:style-name="ce226" office:value-type="string" calcext:value-type="string">
            <text:p>로그 폴더 열기…</text:p>
          </table:table-cell>
          <table:table-cell table:style-name="ce235" office:value-type="string" calcext:value-type="string">
            <text:p>Открыть журнал</text:p>
          </table:table-cell>
          <table:table-cell table:style-name="ce227" office:value-type="string" calcext:value-type="string">
            <text:p>Obrir l'arxiu de registres</text:p>
          </table:table-cell>
          <table:table-cell table:style-name="ce248" office:value-type="string" calcext:value-type="string">
            <text:p>Otvori fasciklu evidencija...</text:p>
          </table:table-cell>
          <table:table-cell table:style-name="ce260" office:value-type="string" calcext:value-type="string">
            <text:p>Отвори фасциклу евиденција...</text:p>
          </table:table-cell>
          <table:table-cell table:style-name="ce272" office:value-type="string" calcext:value-type="string">
            <text:p>ログフォルダを開く<text:span text:style-name="T7">…</text:span></text:p>
          </table:table-cell>
          <table:table-cell table:style-name="ce279" office:value-type="string" calcext:value-type="string">
            <text:p>Отвори го дневникот на папки...</text:p>
          </table:table-cell>
          <table:table-cell table:style-name="ce285" office:value-type="string" calcext:value-type="string">
            <text:p>فتح مجلد السجل...</text:p>
          </table:table-cell>
          <table:table-cell table:style-name="ce289" table:number-columns-repeated="996"/>
        </table:table-row>
        <table:table-row table:style-name="ro5">
          <table:table-cell table:style-name="ce45" office:value-type="string" calcext:value-type="string">
            <text:p>mnuEdit</text:p>
          </table:table-cell>
          <table:table-cell table:style-name="ce49"/>
          <table:table-cell table:style-name="ce52" office:value-type="string" calcext:value-type="string">
            <text:p>Edit</text:p>
          </table:table-cell>
          <table:table-cell table:style-name="ce63" office:value-type="string" calcext:value-type="string">
            <text:p>Édition</text:p>
          </table:table-cell>
          <table:table-cell table:style-name="ce81" office:value-type="string" calcext:value-type="string">
            <text:p>Bewerk</text:p>
          </table:table-cell>
          <table:table-cell table:style-name="ce92" office:value-type="string" calcext:value-type="string">
            <text:p>Bearbeiten</text:p>
          </table:table-cell>
          <table:table-cell table:style-name="ce103" office:value-type="string" calcext:value-type="string">
            <text:p>Editar</text:p>
          </table:table-cell>
          <table:table-cell table:style-name="ce110" office:value-type="string" calcext:value-type="string">
            <text:p>Editar</text:p>
          </table:table-cell>
          <table:table-cell table:style-name="ce121" office:value-type="string" calcext:value-type="string">
            <text:p>Edytuj</text:p>
          </table:table-cell>
          <table:table-cell table:style-name="ce129" office:value-type="string" calcext:value-type="string">
            <text:p>Modifica</text:p>
          </table:table-cell>
          <table:table-cell table:style-name="ce136" office:value-type="string" calcext:value-type="string">
            <text:p>Editează</text:p>
          </table:table-cell>
          <table:table-cell table:style-name="ce147" office:value-type="string" calcext:value-type="string">
            <text:p>Editoi</text:p>
          </table:table-cell>
          <table:table-cell table:style-name="ce157" office:value-type="string" calcext:value-type="string">
            <text:p>Edit</text:p>
          </table:table-cell>
          <table:table-cell table:style-name="ce165" office:value-type="string" calcext:value-type="string">
            <text:p>编辑</text:p>
          </table:table-cell>
          <table:table-cell table:style-name="ce174" office:value-type="string" calcext:value-type="string">
            <text:p>Düzenle</text:p>
          </table:table-cell>
          <table:table-cell table:style-name="ce182" office:value-type="string" calcext:value-type="string">
            <text:p>Σύνταξη</text:p>
          </table:table-cell>
          <table:table-cell table:style-name="ce200" office:value-type="string" calcext:value-type="string">
            <text:p>Redaguoti</text:p>
          </table:table-cell>
          <table:table-cell table:style-name="ce203" office:value-type="string" calcext:value-type="string">
            <text:p>Redigera</text:p>
          </table:table-cell>
          <table:table-cell table:style-name="ce210" office:value-type="string" calcext:value-type="string">
            <text:p>Editer</text:p>
          </table:table-cell>
          <table:table-cell table:style-name="ce218" office:value-type="string" calcext:value-type="string">
            <text:p>Editovat</text:p>
          </table:table-cell>
          <table:table-cell table:style-name="ce226" office:value-type="string" calcext:value-type="string">
            <text:p>편집</text:p>
          </table:table-cell>
          <table:table-cell table:style-name="ce235" office:value-type="string" calcext:value-type="string">
            <text:p>Редактировать</text:p>
          </table:table-cell>
          <table:table-cell table:style-name="ce227" office:value-type="string" calcext:value-type="string">
            <text:p>Editar</text:p>
          </table:table-cell>
          <table:table-cell table:style-name="ce251" office:value-type="string" calcext:value-type="string">
            <text:p>Izmeni</text:p>
          </table:table-cell>
          <table:table-cell table:style-name="ce263" office:value-type="string" calcext:value-type="string">
            <text:p>Измени</text:p>
          </table:table-cell>
          <table:table-cell table:style-name="ce272" office:value-type="string" calcext:value-type="string">
            <text:p>編集</text:p>
          </table:table-cell>
          <table:table-cell table:style-name="ce279" office:value-type="string" calcext:value-type="string">
            <text:p>Уреди</text:p>
          </table:table-cell>
          <table:table-cell table:style-name="ce285" office:value-type="string" calcext:value-type="string">
            <text:p>تحرير</text:p>
          </table:table-cell>
          <table:table-cell table:style-name="ce289" table:number-columns-repeated="996"/>
        </table:table-row>
        <table:table-row table:style-name="ro5">
          <table:table-cell table:style-name="ce45" office:value-type="string" calcext:value-type="string">
            <text:p>mnuFile</text:p>
          </table:table-cell>
          <table:table-cell table:style-name="ce49"/>
          <table:table-cell table:style-name="ce52" office:value-type="string" calcext:value-type="string">
            <text:p>File</text:p>
          </table:table-cell>
          <table:table-cell table:style-name="ce63" office:value-type="string" calcext:value-type="string">
            <text:p>Fichier</text:p>
          </table:table-cell>
          <table:table-cell table:style-name="ce81" office:value-type="string" calcext:value-type="string">
            <text:p>Bestand</text:p>
          </table:table-cell>
          <table:table-cell table:style-name="ce92" office:value-type="string" calcext:value-type="string">
            <text:p>Datei</text:p>
          </table:table-cell>
          <table:table-cell table:style-name="ce103" office:value-type="string" calcext:value-type="string">
            <text:p>Archivo</text:p>
          </table:table-cell>
          <table:table-cell table:style-name="ce110" office:value-type="string" calcext:value-type="string">
            <text:p>Arquivo</text:p>
          </table:table-cell>
          <table:table-cell table:style-name="ce121" office:value-type="string" calcext:value-type="string">
            <text:p>Plik</text:p>
          </table:table-cell>
          <table:table-cell table:style-name="ce128" office:value-type="string" calcext:value-type="string">
            <text:p>File</text:p>
          </table:table-cell>
          <table:table-cell table:style-name="ce136" office:value-type="string" calcext:value-type="string">
            <text:p>Fişier</text:p>
          </table:table-cell>
          <table:table-cell table:style-name="ce147" office:value-type="string" calcext:value-type="string">
            <text:p>Tiedosto</text:p>
          </table:table-cell>
          <table:table-cell table:style-name="ce157" office:value-type="string" calcext:value-type="string">
            <text:p>Fil</text:p>
          </table:table-cell>
          <table:table-cell table:style-name="ce165" office:value-type="string" calcext:value-type="string">
            <text:p>文件</text:p>
          </table:table-cell>
          <table:table-cell table:style-name="ce174" office:value-type="string" calcext:value-type="string">
            <text:p>Dosya</text:p>
          </table:table-cell>
          <table:table-cell table:style-name="ce182" office:value-type="string" calcext:value-type="string">
            <text:p>Αρχείο</text:p>
          </table:table-cell>
          <table:table-cell table:style-name="ce193" office:value-type="string" calcext:value-type="string">
            <text:p>Dokumentai</text:p>
          </table:table-cell>
          <table:table-cell table:style-name="ce203" office:value-type="string" calcext:value-type="string">
            <text:p>Fil</text:p>
          </table:table-cell>
          <table:table-cell table:style-name="ce210" office:value-type="string" calcext:value-type="string">
            <text:p>Filer</text:p>
          </table:table-cell>
          <table:table-cell table:style-name="ce218" office:value-type="string" calcext:value-type="string">
            <text:p>Soubor</text:p>
          </table:table-cell>
          <table:table-cell table:style-name="ce226" office:value-type="string" calcext:value-type="string">
            <text:p>파일</text:p>
          </table:table-cell>
          <table:table-cell table:style-name="ce235" office:value-type="string" calcext:value-type="string">
            <text:p>Файл</text:p>
          </table:table-cell>
          <table:table-cell table:style-name="ce227" office:value-type="string" calcext:value-type="string">
            <text:p>Arxiu</text:p>
          </table:table-cell>
          <table:table-cell table:style-name="ce248" office:value-type="string" calcext:value-type="string">
            <text:p>Datoteka</text:p>
          </table:table-cell>
          <table:table-cell table:style-name="ce260" office:value-type="string" calcext:value-type="string">
            <text:p>Датотека</text:p>
          </table:table-cell>
          <table:table-cell table:style-name="ce272" office:value-type="string" calcext:value-type="string">
            <text:p>ファイル</text:p>
          </table:table-cell>
          <table:table-cell table:style-name="ce279" office:value-type="string" calcext:value-type="string">
            <text:p>Датотека</text:p>
          </table:table-cell>
          <table:table-cell table:style-name="ce285" office:value-type="string" calcext:value-type="string">
            <text:p>ملف</text:p>
          </table:table-cell>
          <table:table-cell table:style-name="ce289" table:number-columns-repeated="996"/>
        </table:table-row>
        <table:table-row table:style-name="ro5">
          <table:table-cell table:style-name="ce45" office:value-type="string" calcext:value-type="string">
            <text:p>mnuFullScreen</text:p>
          </table:table-cell>
          <table:table-cell table:style-name="ce49"/>
          <table:table-cell table:style-name="ce52" office:value-type="string" calcext:value-type="string">
            <text:p>Full screen</text:p>
          </table:table-cell>
          <table:table-cell table:style-name="ce63" office:value-type="string" calcext:value-type="string">
            <text:p>Plein écran</text:p>
          </table:table-cell>
          <table:table-cell table:style-name="ce81" office:value-type="string" calcext:value-type="string">
            <text:p>Volledig scherm</text:p>
          </table:table-cell>
          <table:table-cell table:style-name="ce92"/>
          <table:table-cell table:style-name="ce103"/>
          <table:table-cell table:style-name="ce110"/>
          <table:table-cell table:style-name="ce121"/>
          <table:table-cell table:style-name="ce128"/>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0" office:value-type="string" calcext:value-type="string">
            <text:p>Hel skærm</text:p>
          </table:table-cell>
          <table:table-cell table:style-name="ce218" office:value-type="string" calcext:value-type="string">
            <text:p>Celá obrazovka</text:p>
          </table:table-cell>
          <table:table-cell table:style-name="ce227" office:value-type="string" calcext:value-type="string">
            <text:p><text:span text:style-name="T3">전체</text:span><text:span text:style-name="T4"> </text:span><text:span text:style-name="T5">화면</text:span></text:p>
          </table:table-cell>
          <table:table-cell table:style-name="ce235" office:value-type="string" calcext:value-type="string">
            <text:p>Полный экран</text:p>
          </table:table-cell>
          <table:table-cell table:style-name="ce227" office:value-type="string" calcext:value-type="string">
            <text:p>Pantalla complerta</text:p>
          </table:table-cell>
          <table:table-cell table:style-name="ce248" office:value-type="string" calcext:value-type="string">
            <text:p>Pun ekran</text:p>
          </table:table-cell>
          <table:table-cell table:style-name="ce260" office:value-type="string" calcext:value-type="string">
            <text:p>Пун екран</text:p>
          </table:table-cell>
          <table:table-cell table:style-name="ce272" office:value-type="string" calcext:value-type="string">
            <text:p>全画面</text:p>
          </table:table-cell>
          <table:table-cell table:style-name="ce279" office:value-type="string" calcext:value-type="string">
            <text:p>Цел екран</text:p>
          </table:table-cell>
          <table:table-cell table:style-name="ce285" office:value-type="string" calcext:value-type="string">
            <text:p>شاشة كاملة</text:p>
          </table:table-cell>
          <table:table-cell table:style-name="ce289" table:number-columns-repeated="996"/>
        </table:table-row>
        <table:table-row table:style-name="ro5">
          <table:table-cell table:style-name="ce45" office:value-type="string" calcext:value-type="string">
            <text:p>mnuHelp</text:p>
          </table:table-cell>
          <table:table-cell table:style-name="ce49"/>
          <table:table-cell table:style-name="ce52" office:value-type="string" calcext:value-type="string">
            <text:p>Help</text:p>
          </table:table-cell>
          <table:table-cell table:style-name="ce63" office:value-type="string" calcext:value-type="string">
            <text:p>Aide</text:p>
          </table:table-cell>
          <table:table-cell table:style-name="ce81" office:value-type="string" calcext:value-type="string">
            <text:p>Help</text:p>
          </table:table-cell>
          <table:table-cell table:style-name="ce92" office:value-type="string" calcext:value-type="string">
            <text:p>Hilfe</text:p>
          </table:table-cell>
          <table:table-cell table:style-name="ce103" office:value-type="string" calcext:value-type="string">
            <text:p>Ayuda</text:p>
          </table:table-cell>
          <table:table-cell table:style-name="ce110" office:value-type="string" calcext:value-type="string">
            <text:p>Ajuda</text:p>
          </table:table-cell>
          <table:table-cell table:style-name="ce121" office:value-type="string" calcext:value-type="string">
            <text:p>Pomoc</text:p>
          </table:table-cell>
          <table:table-cell table:style-name="ce128" office:value-type="string" calcext:value-type="string">
            <text:p>Aiuto</text:p>
          </table:table-cell>
          <table:table-cell table:style-name="ce136" office:value-type="string" calcext:value-type="string">
            <text:p>Ajutor</text:p>
          </table:table-cell>
          <table:table-cell table:style-name="ce147" office:value-type="string" calcext:value-type="string">
            <text:p>Apua</text:p>
          </table:table-cell>
          <table:table-cell table:style-name="ce157" office:value-type="string" calcext:value-type="string">
            <text:p>Hjelp</text:p>
          </table:table-cell>
          <table:table-cell table:style-name="ce165" office:value-type="string" calcext:value-type="string">
            <text:p>帮助</text:p>
          </table:table-cell>
          <table:table-cell table:style-name="ce174" office:value-type="string" calcext:value-type="string">
            <text:p>Yardım</text:p>
          </table:table-cell>
          <table:table-cell table:style-name="ce182" office:value-type="string" calcext:value-type="string">
            <text:p>Βοήθεια</text:p>
          </table:table-cell>
          <table:table-cell table:style-name="ce193" office:value-type="string" calcext:value-type="string">
            <text:p>Pagalba</text:p>
          </table:table-cell>
          <table:table-cell table:style-name="ce203" office:value-type="string" calcext:value-type="string">
            <text:p>Hjälp</text:p>
          </table:table-cell>
          <table:table-cell table:style-name="ce210" office:value-type="string" calcext:value-type="string">
            <text:p>Hjælp</text:p>
          </table:table-cell>
          <table:table-cell table:style-name="ce218" office:value-type="string" calcext:value-type="string">
            <text:p>Nápověda</text:p>
          </table:table-cell>
          <table:table-cell table:style-name="ce226" office:value-type="string" calcext:value-type="string">
            <text:p>도움말</text:p>
          </table:table-cell>
          <table:table-cell table:style-name="ce235" office:value-type="string" calcext:value-type="string">
            <text:p>Помощь</text:p>
          </table:table-cell>
          <table:table-cell table:style-name="ce227" office:value-type="string" calcext:value-type="string">
            <text:p>Ajuda</text:p>
          </table:table-cell>
          <table:table-cell table:style-name="ce248" office:value-type="string" calcext:value-type="string">
            <text:p>Pomoć</text:p>
          </table:table-cell>
          <table:table-cell table:style-name="ce260" office:value-type="string" calcext:value-type="string">
            <text:p>Помоћ</text:p>
          </table:table-cell>
          <table:table-cell table:style-name="ce272" office:value-type="string" calcext:value-type="string">
            <text:p>ヘルプ</text:p>
          </table:table-cell>
          <table:table-cell table:style-name="ce279" office:value-type="string" calcext:value-type="string">
            <text:p>Помош</text:p>
          </table:table-cell>
          <table:table-cell table:style-name="ce285" office:value-type="string" calcext:value-type="string">
            <text:p>مساعدة </text:p>
          </table:table-cell>
          <table:table-cell table:style-name="ce289" table:number-columns-repeated="996"/>
        </table:table-row>
        <table:table-row table:style-name="ro5">
          <table:table-cell table:style-name="ce45" office:value-type="string" calcext:value-type="string">
            <text:p>mnuHelpContents</text:p>
          </table:table-cell>
          <table:table-cell table:style-name="ce49"/>
          <table:table-cell table:style-name="ce52" office:value-type="string" calcext:value-type="string">
            <text:p>Kinovea Help...</text:p>
          </table:table-cell>
          <table:table-cell table:style-name="ce63" office:value-type="string" calcext:value-type="string">
            <text:p>Aide de Kinovea…</text:p>
          </table:table-cell>
          <table:table-cell table:style-name="ce81" office:value-type="string" calcext:value-type="string">
            <text:p>Kinovea Help…</text:p>
          </table:table-cell>
          <table:table-cell table:style-name="ce92" office:value-type="string" calcext:value-type="string">
            <text:p>Kinovea Hilfe...</text:p>
          </table:table-cell>
          <table:table-cell table:style-name="ce103" office:value-type="string" calcext:value-type="string">
            <text:p>Ayuda de Kinovea...</text:p>
          </table:table-cell>
          <table:table-cell table:style-name="ce110" office:value-type="string" calcext:value-type="string">
            <text:p>Ajuda do Kinovea...</text:p>
          </table:table-cell>
          <table:table-cell table:style-name="ce121" office:value-type="string" calcext:value-type="string">
            <text:p>Kinovea - pomoc</text:p>
          </table:table-cell>
          <table:table-cell table:style-name="ce129" office:value-type="string" calcext:value-type="string">
            <text:p>Aiuto di Kinovea ...</text:p>
          </table:table-cell>
          <table:table-cell table:style-name="ce136" office:value-type="string" calcext:value-type="string">
            <text:p>Ajutor Kinovea …</text:p>
          </table:table-cell>
          <table:table-cell table:style-name="ce147" office:value-type="string" calcext:value-type="string">
            <text:p>Kinovean apu...</text:p>
          </table:table-cell>
          <table:table-cell table:style-name="ce157" office:value-type="string" calcext:value-type="string">
            <text:p>Kinovea hjelp</text:p>
          </table:table-cell>
          <table:table-cell table:style-name="ce165" office:value-type="string" calcext:value-type="string">
            <text:p>帮助...</text:p>
          </table:table-cell>
          <table:table-cell table:style-name="ce174" office:value-type="string" calcext:value-type="string">
            <text:p>Kinovea Yardımı...</text:p>
          </table:table-cell>
          <table:table-cell table:style-name="ce182" office:value-type="string" calcext:value-type="string">
            <text:p>Βοήθεια Kinovea…</text:p>
          </table:table-cell>
          <table:table-cell table:style-name="ce193" office:value-type="string" calcext:value-type="string">
            <text:p>Kinovea pagalba...</text:p>
          </table:table-cell>
          <table:table-cell table:style-name="ce203" office:value-type="string" calcext:value-type="string">
            <text:p>Kinovea hjälp...</text:p>
          </table:table-cell>
          <table:table-cell table:style-name="ce210" office:value-type="string" calcext:value-type="string">
            <text:p>Kinovea Hjælp…</text:p>
          </table:table-cell>
          <table:table-cell table:style-name="ce218" office:value-type="string" calcext:value-type="string">
            <text:p>Nápověda Kinovea…</text:p>
          </table:table-cell>
          <table:table-cell table:style-name="ce226" office:value-type="string" calcext:value-type="string">
            <text:p>Kinovea 도움말…</text:p>
          </table:table-cell>
          <table:table-cell table:style-name="ce235" office:value-type="string" calcext:value-type="string">
            <text:p>Kinovea помощь</text:p>
          </table:table-cell>
          <table:table-cell table:style-name="ce227" office:value-type="string" calcext:value-type="string">
            <text:p>Ajuda del Kinovea</text:p>
          </table:table-cell>
          <table:table-cell table:style-name="ce248" office:value-type="string" calcext:value-type="string">
            <text:p>Kinovea pomoć ...</text:p>
          </table:table-cell>
          <table:table-cell table:style-name="ce260" office:value-type="string" calcext:value-type="string">
            <text:p>Kinovea помоћ...</text:p>
          </table:table-cell>
          <table:table-cell table:style-name="ce272" office:value-type="string" calcext:value-type="string">
            <text:p>Kinovea ヘルプ</text:p>
          </table:table-cell>
          <table:table-cell table:style-name="ce279" office:value-type="string" calcext:value-type="string">
            <text:p>Киновеа Помош</text:p>
          </table:table-cell>
          <table:table-cell table:style-name="ce286" office:value-type="string" calcext:value-type="string">
            <text:p>مساعدة كينوفيا…</text:p>
          </table:table-cell>
          <table:table-cell table:style-name="ce289" table:number-columns-repeated="996"/>
        </table:table-row>
        <table:table-row table:style-name="ro5">
          <table:table-cell table:style-name="ce45" office:value-type="string" calcext:value-type="string">
            <text:p>mnuHistory</text:p>
          </table:table-cell>
          <table:table-cell table:style-name="ce49"/>
          <table:table-cell table:style-name="ce52" office:value-type="string" calcext:value-type="string">
            <text:p>Recent</text:p>
          </table:table-cell>
          <table:table-cell table:style-name="ce63" office:value-type="string" calcext:value-type="string">
            <text:p>Récents</text:p>
          </table:table-cell>
          <table:table-cell table:style-name="ce81" office:value-type="string" calcext:value-type="string">
            <text:p>Recent</text:p>
          </table:table-cell>
          <table:table-cell table:style-name="ce92" office:value-type="string" calcext:value-type="string">
            <text:p>Zuletzt verwendet</text:p>
          </table:table-cell>
          <table:table-cell table:style-name="ce103" office:value-type="string" calcext:value-type="string">
            <text:p>Recientes</text:p>
          </table:table-cell>
          <table:table-cell table:style-name="ce110" office:value-type="string" calcext:value-type="string">
            <text:p>Recentes</text:p>
          </table:table-cell>
          <table:table-cell table:style-name="ce121" office:value-type="string" calcext:value-type="string">
            <text:p>Ostatnie</text:p>
          </table:table-cell>
          <table:table-cell table:style-name="ce128" office:value-type="string" calcext:value-type="string">
            <text:p>Recenti</text:p>
          </table:table-cell>
          <table:table-cell table:style-name="ce136" office:value-type="string" calcext:value-type="string">
            <text:p>Recent</text:p>
          </table:table-cell>
          <table:table-cell table:style-name="ce147" office:value-type="string" calcext:value-type="string">
            <text:p>Aikaisemmat</text:p>
          </table:table-cell>
          <table:table-cell table:style-name="ce157" office:value-type="string" calcext:value-type="string">
            <text:p>Sist benyttet</text:p>
          </table:table-cell>
          <table:table-cell table:style-name="ce165" office:value-type="string" calcext:value-type="string">
            <text:p>最近文件...</text:p>
          </table:table-cell>
          <table:table-cell table:style-name="ce174" office:value-type="string" calcext:value-type="string">
            <text:p>Son Kullanılan</text:p>
          </table:table-cell>
          <table:table-cell table:style-name="ce182" office:value-type="string" calcext:value-type="string">
            <text:p>Πρόσφατα</text:p>
          </table:table-cell>
          <table:table-cell table:style-name="ce193" office:value-type="string" calcext:value-type="string">
            <text:p>Naujausi</text:p>
          </table:table-cell>
          <table:table-cell table:style-name="ce203" office:value-type="string" calcext:value-type="string">
            <text:p>Senaste</text:p>
          </table:table-cell>
          <table:table-cell table:style-name="ce210" office:value-type="string" calcext:value-type="string">
            <text:p>Seneste</text:p>
          </table:table-cell>
          <table:table-cell table:style-name="ce218" office:value-type="string" calcext:value-type="string">
            <text:p>Poslední dokumenty</text:p>
          </table:table-cell>
          <table:table-cell table:style-name="ce226" office:value-type="string" calcext:value-type="string">
            <text:p>최근</text:p>
          </table:table-cell>
          <table:table-cell table:style-name="ce235" office:value-type="string" calcext:value-type="string">
            <text:p>Недавние</text:p>
          </table:table-cell>
          <table:table-cell table:style-name="ce227" office:value-type="string" calcext:value-type="string">
            <text:p>Recents</text:p>
          </table:table-cell>
          <table:table-cell table:style-name="ce251" office:value-type="string" calcext:value-type="string">
            <text:p>Nedavno</text:p>
          </table:table-cell>
          <table:table-cell table:style-name="ce263" office:value-type="string" calcext:value-type="string">
            <text:p>Недавно</text:p>
          </table:table-cell>
          <table:table-cell table:style-name="ce272" office:value-type="string" calcext:value-type="string">
            <text:p>履歴</text:p>
          </table:table-cell>
          <table:table-cell table:style-name="ce279" office:value-type="string" calcext:value-type="string">
            <text:p>Скорешно</text:p>
          </table:table-cell>
          <table:table-cell table:style-name="ce285" office:value-type="string" calcext:value-type="string">
            <text:p>الاخيرة</text:p>
          </table:table-cell>
          <table:table-cell table:style-name="ce289" table:number-columns-repeated="996"/>
        </table:table-row>
        <table:table-row table:style-name="ro18">
          <table:table-cell table:style-name="ce45" office:value-type="string" calcext:value-type="string">
            <text:p>mnuHistoryReset</text:p>
          </table:table-cell>
          <table:table-cell table:style-name="ce49"/>
          <table:table-cell table:style-name="ce52" office:value-type="string" calcext:value-type="string">
            <text:p>Reset History</text:p>
          </table:table-cell>
          <table:table-cell table:style-name="ce63" office:value-type="string" calcext:value-type="string">
            <text:p>Effacer l'Historique</text:p>
          </table:table-cell>
          <table:table-cell table:style-name="ce81" office:value-type="string" calcext:value-type="string">
            <text:p>Herstel historie</text:p>
          </table:table-cell>
          <table:table-cell table:style-name="ce92" office:value-type="string" calcext:value-type="string">
            <text:p>Verlauf löschen</text:p>
          </table:table-cell>
          <table:table-cell table:style-name="ce103" office:value-type="string" calcext:value-type="string">
            <text:p>Borrar Historial</text:p>
          </table:table-cell>
          <table:table-cell table:style-name="ce110" office:value-type="string" calcext:value-type="string">
            <text:p>Zerar Histórico</text:p>
          </table:table-cell>
          <table:table-cell table:style-name="ce121" office:value-type="string" calcext:value-type="string">
            <text:p>Skasuj historię</text:p>
          </table:table-cell>
          <table:table-cell table:style-name="ce128" office:value-type="string" calcext:value-type="string">
            <text:p>Cancella cronologia</text:p>
          </table:table-cell>
          <table:table-cell table:style-name="ce136" office:value-type="string" calcext:value-type="string">
            <text:p>Resetează Istoric</text:p>
          </table:table-cell>
          <table:table-cell table:style-name="ce147" office:value-type="string" calcext:value-type="string">
            <text:p>Palauta historia</text:p>
          </table:table-cell>
          <table:table-cell table:style-name="ce157" office:value-type="string" calcext:value-type="string">
            <text:p>Sist benyttet historikk</text:p>
          </table:table-cell>
          <table:table-cell table:style-name="ce165" office:value-type="string" calcext:value-type="string">
            <text:p>重设历史文件</text:p>
          </table:table-cell>
          <table:table-cell table:style-name="ce174" office:value-type="string" calcext:value-type="string">
            <text:p>Geçmişi Sıfırla</text:p>
          </table:table-cell>
          <table:table-cell table:style-name="ce182" office:value-type="string" calcext:value-type="string">
            <text:p>Επανάθεση Ιστορικού</text:p>
          </table:table-cell>
          <table:table-cell table:style-name="ce193" office:value-type="string" calcext:value-type="string">
            <text:p>Įvalyti istorija</text:p>
          </table:table-cell>
          <table:table-cell table:style-name="ce203" office:value-type="string" calcext:value-type="string">
            <text:p>Återställ historik</text:p>
          </table:table-cell>
          <table:table-cell table:style-name="ce210" office:value-type="string" calcext:value-type="string">
            <text:p>Nulstil historik</text:p>
          </table:table-cell>
          <table:table-cell table:style-name="ce218" office:value-type="string" calcext:value-type="string">
            <text:p>Poslední historie</text:p>
          </table:table-cell>
          <table:table-cell table:style-name="ce226" office:value-type="string" calcext:value-type="string">
            <text:p>기록 초기화</text:p>
          </table:table-cell>
          <table:table-cell table:style-name="ce235" office:value-type="string" calcext:value-type="string">
            <text:p>Сбросить историю</text:p>
          </table:table-cell>
          <table:table-cell table:style-name="ce227" office:value-type="string" calcext:value-type="string">
            <text:p>Reiniciar Historial</text:p>
          </table:table-cell>
          <table:table-cell table:style-name="ce249" office:value-type="string" calcext:value-type="string">
            <text:p>Vrati istoriju</text:p>
          </table:table-cell>
          <table:table-cell table:style-name="ce261" office:value-type="string" calcext:value-type="string">
            <text:p>Врати историју</text:p>
          </table:table-cell>
          <table:table-cell table:style-name="ce272" office:value-type="string" calcext:value-type="string">
            <text:p>履歴の削除</text:p>
          </table:table-cell>
          <table:table-cell table:style-name="ce279" office:value-type="string" calcext:value-type="string">
            <text:p>Враќање на историјата на почеток</text:p>
          </table:table-cell>
          <table:table-cell table:style-name="ce285" office:value-type="string" calcext:value-type="string">
            <text:p>إعادة ضبط سجل التصفح</text:p>
          </table:table-cell>
          <table:table-cell table:style-name="ce289" table:number-columns-repeated="996"/>
        </table:table-row>
        <table:table-row table:style-name="ro5">
          <table:table-cell table:style-name="ce45" office:value-type="string" calcext:value-type="string">
            <text:p>mnuImage</text:p>
          </table:table-cell>
          <table:table-cell table:style-name="ce49"/>
          <table:table-cell table:style-name="ce52" office:value-type="string" calcext:value-type="string">
            <text:p>Image</text:p>
          </table:table-cell>
          <table:table-cell table:style-name="ce63" office:value-type="string" calcext:value-type="string">
            <text:p>Image</text:p>
          </table:table-cell>
          <table:table-cell table:style-name="ce81" office:value-type="string" calcext:value-type="string">
            <text:p>Afbeelding</text:p>
          </table:table-cell>
          <table:table-cell table:style-name="ce92" office:value-type="string" calcext:value-type="string">
            <text:p>Bild</text:p>
          </table:table-cell>
          <table:table-cell table:style-name="ce103" office:value-type="string" calcext:value-type="string">
            <text:p>Imagen</text:p>
          </table:table-cell>
          <table:table-cell table:style-name="ce110" office:value-type="string" calcext:value-type="string">
            <text:p>Imagem</text:p>
          </table:table-cell>
          <table:table-cell table:style-name="ce121" office:value-type="string" calcext:value-type="string">
            <text:p>Obraz</text:p>
          </table:table-cell>
          <table:table-cell table:style-name="ce128" office:value-type="string" calcext:value-type="string">
            <text:p>Immagine</text:p>
          </table:table-cell>
          <table:table-cell table:style-name="ce136" office:value-type="string" calcext:value-type="string">
            <text:p>Imagine</text:p>
          </table:table-cell>
          <table:table-cell table:style-name="ce147" office:value-type="string" calcext:value-type="string">
            <text:p>Kuva</text:p>
          </table:table-cell>
          <table:table-cell table:style-name="ce157" office:value-type="string" calcext:value-type="string">
            <text:p>Bilde</text:p>
          </table:table-cell>
          <table:table-cell table:style-name="ce165" office:value-type="string" calcext:value-type="string">
            <text:p>图像</text:p>
          </table:table-cell>
          <table:table-cell table:style-name="ce174" office:value-type="string" calcext:value-type="string">
            <text:p>İmaj</text:p>
          </table:table-cell>
          <table:table-cell table:style-name="ce182" office:value-type="string" calcext:value-type="string">
            <text:p>Εικόνα</text:p>
          </table:table-cell>
          <table:table-cell table:style-name="ce193" office:value-type="string" calcext:value-type="string">
            <text:p>Paveikslėlis</text:p>
          </table:table-cell>
          <table:table-cell table:style-name="ce203" office:value-type="string" calcext:value-type="string">
            <text:p>Bild</text:p>
          </table:table-cell>
          <table:table-cell table:style-name="ce210" office:value-type="string" calcext:value-type="string">
            <text:p>Billede</text:p>
          </table:table-cell>
          <table:table-cell table:style-name="ce218" office:value-type="string" calcext:value-type="string">
            <text:p>Obraz</text:p>
          </table:table-cell>
          <table:table-cell table:style-name="ce226" office:value-type="string" calcext:value-type="string">
            <text:p>이미지 </text:p>
          </table:table-cell>
          <table:table-cell table:style-name="ce235" office:value-type="string" calcext:value-type="string">
            <text:p>Картинка</text:p>
          </table:table-cell>
          <table:table-cell table:style-name="ce227" office:value-type="string" calcext:value-type="string">
            <text:p>Imatge</text:p>
          </table:table-cell>
          <table:table-cell table:style-name="ce251" office:value-type="string" calcext:value-type="string">
            <text:p>Slika</text:p>
          </table:table-cell>
          <table:table-cell table:style-name="ce263" office:value-type="string" calcext:value-type="string">
            <text:p>Слика</text:p>
          </table:table-cell>
          <table:table-cell table:style-name="ce272" office:value-type="string" calcext:value-type="string">
            <text:p>画像</text:p>
          </table:table-cell>
          <table:table-cell table:style-name="ce279" office:value-type="string" calcext:value-type="string">
            <text:p>Слика</text:p>
          </table:table-cell>
          <table:table-cell table:style-name="ce285" office:value-type="string" calcext:value-type="string">
            <text:p>صورة</text:p>
          </table:table-cell>
          <table:table-cell table:style-name="ce289" table:number-columns-repeated="996"/>
        </table:table-row>
        <table:table-row table:style-name="ro5">
          <table:table-cell table:style-name="ce45" office:value-type="string" calcext:value-type="string">
            <text:p>mnuLanguages</text:p>
          </table:table-cell>
          <table:table-cell table:style-name="ce49"/>
          <table:table-cell table:style-name="ce52" office:value-type="string" calcext:value-type="string">
            <text:p>Language</text:p>
          </table:table-cell>
          <table:table-cell table:style-name="ce63" office:value-type="string" calcext:value-type="string">
            <text:p>Langue</text:p>
          </table:table-cell>
          <table:table-cell table:style-name="ce81" office:value-type="string" calcext:value-type="string">
            <text:p>Taal</text:p>
          </table:table-cell>
          <table:table-cell table:style-name="ce92" office:value-type="string" calcext:value-type="string">
            <text:p>Sprachen</text:p>
          </table:table-cell>
          <table:table-cell table:style-name="ce103" office:value-type="string" calcext:value-type="string">
            <text:p>Idioma</text:p>
          </table:table-cell>
          <table:table-cell table:style-name="ce110" office:value-type="string" calcext:value-type="string">
            <text:p>Idioma</text:p>
          </table:table-cell>
          <table:table-cell table:style-name="ce121" office:value-type="string" calcext:value-type="string">
            <text:p>Język</text:p>
          </table:table-cell>
          <table:table-cell table:style-name="ce129" office:value-type="string" calcext:value-type="string">
            <text:p>Lingua</text:p>
          </table:table-cell>
          <table:table-cell table:style-name="ce136" office:value-type="string" calcext:value-type="string">
            <text:p>Limba</text:p>
          </table:table-cell>
          <table:table-cell table:style-name="ce147" office:value-type="string" calcext:value-type="string">
            <text:p>Kieli</text:p>
          </table:table-cell>
          <table:table-cell table:style-name="ce157" office:value-type="string" calcext:value-type="string">
            <text:p>Språk</text:p>
          </table:table-cell>
          <table:table-cell table:style-name="ce165" office:value-type="string" calcext:value-type="string">
            <text:p>语言</text:p>
          </table:table-cell>
          <table:table-cell table:style-name="ce174" office:value-type="string" calcext:value-type="string">
            <text:p>Dil</text:p>
          </table:table-cell>
          <table:table-cell table:style-name="ce182" office:value-type="string" calcext:value-type="string">
            <text:p>Γλώσσα</text:p>
          </table:table-cell>
          <table:table-cell table:style-name="ce193" office:value-type="string" calcext:value-type="string">
            <text:p>Kalba</text:p>
          </table:table-cell>
          <table:table-cell table:style-name="ce203" office:value-type="string" calcext:value-type="string">
            <text:p>Språk</text:p>
          </table:table-cell>
          <table:table-cell table:style-name="ce210" office:value-type="string" calcext:value-type="string">
            <text:p>Sprog</text:p>
          </table:table-cell>
          <table:table-cell table:style-name="ce218" office:value-type="string" calcext:value-type="string">
            <text:p>Jazyk</text:p>
          </table:table-cell>
          <table:table-cell table:style-name="ce226" office:value-type="string" calcext:value-type="string">
            <text:p>언어</text:p>
          </table:table-cell>
          <table:table-cell table:style-name="ce235" office:value-type="string" calcext:value-type="string">
            <text:p>Язык</text:p>
          </table:table-cell>
          <table:table-cell table:style-name="ce227" office:value-type="string" calcext:value-type="string">
            <text:p>Idioma</text:p>
          </table:table-cell>
          <table:table-cell table:style-name="ce251" office:value-type="string" calcext:value-type="string">
            <text:p>Jezik</text:p>
          </table:table-cell>
          <table:table-cell table:style-name="ce263" office:value-type="string" calcext:value-type="string">
            <text:p>Језик</text:p>
          </table:table-cell>
          <table:table-cell table:style-name="ce272" office:value-type="string" calcext:value-type="string">
            <text:p>言語</text:p>
          </table:table-cell>
          <table:table-cell table:style-name="ce279" office:value-type="string" calcext:value-type="string">
            <text:p>Јазик</text:p>
          </table:table-cell>
          <table:table-cell table:style-name="ce285" office:value-type="string" calcext:value-type="string">
            <text:p>اللغة:</text:p>
          </table:table-cell>
          <table:table-cell table:style-name="ce289" table:number-columns-repeated="996"/>
        </table:table-row>
        <table:table-row table:style-name="ro20">
          <table:table-cell table:style-name="ce45" office:value-type="string" calcext:value-type="string">
            <text:p>mnuVideo</text:p>
          </table:table-cell>
          <table:table-cell table:style-name="ce49"/>
          <table:table-cell table:style-name="ce59" office:value-type="string" calcext:value-type="string">
            <text:p>Video</text:p>
          </table:table-cell>
          <table:table-cell table:style-name="ce77" office:value-type="string" calcext:value-type="string">
            <text:p>Vidéo</text:p>
          </table:table-cell>
          <table:table-cell table:style-name="ce87" office:value-type="string" calcext:value-type="string">
            <text:p>Video</text:p>
          </table:table-cell>
          <table:table-cell table:style-name="ce101" office:value-type="string" calcext:value-type="string">
            <text:p>Video</text:p>
          </table:table-cell>
          <table:table-cell table:style-name="ce108" office:value-type="string" calcext:value-type="string">
            <text:p>Video</text:p>
          </table:table-cell>
          <table:table-cell table:style-name="ce117" office:value-type="string" calcext:value-type="string">
            <text:p>Video</text:p>
          </table:table-cell>
          <table:table-cell table:style-name="ce125"/>
          <table:table-cell table:style-name="ce134" office:value-type="string" calcext:value-type="string">
            <text:p>Video</text:p>
          </table:table-cell>
          <table:table-cell table:style-name="ce142" office:value-type="string" calcext:value-type="string">
            <text:p>Video </text:p>
          </table:table-cell>
          <table:table-cell table:style-name="ce153" office:value-type="string" calcext:value-type="string">
            <text:p>Video</text:p>
          </table:table-cell>
          <table:table-cell table:style-name="ce162"/>
          <table:table-cell table:style-name="ce170"/>
          <table:table-cell table:style-name="ce180" office:value-type="string" calcext:value-type="string">
            <text:p>Video</text:p>
          </table:table-cell>
          <table:table-cell table:style-name="ce190" office:value-type="string" calcext:value-type="string">
            <text:p>Βίντεο</text:p>
          </table:table-cell>
          <table:table-cell table:style-name="ce201" office:value-type="string" calcext:value-type="string">
            <text:p>Vaizdas</text:p>
          </table:table-cell>
          <table:table-cell table:style-name="ce208" office:value-type="string" calcext:value-type="string">
            <text:p>Video</text:p>
          </table:table-cell>
          <table:table-cell table:style-name="ce215" office:value-type="string" calcext:value-type="string">
            <text:p>Video</text:p>
          </table:table-cell>
          <table:table-cell table:style-name="ce224" office:value-type="string" calcext:value-type="string">
            <text:p>Video</text:p>
          </table:table-cell>
          <table:table-cell table:style-name="ce232" office:value-type="string" calcext:value-type="string">
            <text:p>비디오</text:p>
          </table:table-cell>
          <table:table-cell table:style-name="ce242" office:value-type="string" calcext:value-type="string">
            <text:p>Видео</text:p>
          </table:table-cell>
          <table:table-cell table:style-name="ce246" office:value-type="string" calcext:value-type="string">
            <text:p>Vídeo</text:p>
          </table:table-cell>
          <table:table-cell table:style-name="ce256" office:value-type="string" calcext:value-type="string">
            <text:p>Video</text:p>
          </table:table-cell>
          <table:table-cell table:style-name="ce268" office:value-type="string" calcext:value-type="string">
            <text:p>Видео</text:p>
          </table:table-cell>
          <table:table-cell table:style-name="ce276" office:value-type="string" calcext:value-type="string">
            <text:p>ビデオ</text:p>
          </table:table-cell>
          <table:table-cell table:style-name="ce283" office:value-type="string" calcext:value-type="string">
            <text:p>Видео</text:p>
          </table:table-cell>
          <table:table-cell table:style-name="ce285" office:value-type="string" calcext:value-type="string">
            <text:p>فيديو</text:p>
          </table:table-cell>
          <table:table-cell table:style-name="ce289" table:number-columns-repeated="996"/>
        </table:table-row>
        <table:table-row table:style-name="ro5">
          <table:table-cell table:style-name="ce45" office:value-type="string" calcext:value-type="string">
            <text:p>mnuTools</text:p>
          </table:table-cell>
          <table:table-cell table:style-name="ce49"/>
          <table:table-cell table:style-name="ce52" office:value-type="string" calcext:value-type="string">
            <text:p>Tools</text:p>
          </table:table-cell>
          <table:table-cell table:style-name="ce63" office:value-type="string" calcext:value-type="string">
            <text:p>Outils</text:p>
          </table:table-cell>
          <table:table-cell table:style-name="ce81"/>
          <table:table-cell table:style-name="ce92"/>
          <table:table-cell table:style-name="ce103"/>
          <table:table-cell table:style-name="ce110"/>
          <table:table-cell table:style-name="ce121"/>
          <table:table-cell table:style-name="ce128"/>
          <table:table-cell table:style-name="ce136"/>
          <table:table-cell table:style-name="ce147"/>
          <table:table-cell table:style-name="ce157"/>
          <table:table-cell table:style-name="ce165"/>
          <table:table-cell table:style-name="ce174"/>
          <table:table-cell table:style-name="ce182"/>
          <table:table-cell table:style-name="ce193"/>
          <table:table-cell table:style-name="ce203"/>
          <table:table-cell table:style-name="ce210"/>
          <table:table-cell table:style-name="ce218"/>
          <table:table-cell table:style-name="ce226"/>
          <table:table-cell table:style-name="ce235"/>
          <table:table-cell table:style-name="ce227"/>
          <table:table-cell table:style-name="ce251"/>
          <table:table-cell table:style-name="ce263"/>
          <table:table-cell table:style-name="ce272"/>
          <table:table-cell table:style-name="ce279"/>
          <table:table-cell table:style-name="ce285" office:value-type="string" calcext:value-type="string">
            <text:p>الادوات</text:p>
          </table:table-cell>
          <table:table-cell table:style-name="ce289" table:number-columns-repeated="996"/>
        </table:table-row>
        <table:table-row table:style-name="ro20">
          <table:table-cell table:style-name="ce45" office:value-type="string" calcext:value-type="string">
            <text:p>mnuOpenFile</text:p>
          </table:table-cell>
          <table:table-cell table:style-name="ce49"/>
          <table:table-cell table:style-name="ce52" office:value-type="string" calcext:value-type="string">
            <text:p>Open Video File…</text:p>
          </table:table-cell>
          <table:table-cell table:style-name="ce63" office:value-type="string" calcext:value-type="string">
            <text:p>Ouvrir un Fichier Video…</text:p>
          </table:table-cell>
          <table:table-cell table:style-name="ce81" office:value-type="string" calcext:value-type="string">
            <text:p>Open een video bestand...</text:p>
          </table:table-cell>
          <table:table-cell table:style-name="ce92" office:value-type="string" calcext:value-type="string">
            <text:p>Videodatei öffnen...</text:p>
          </table:table-cell>
          <table:table-cell table:style-name="ce103" office:value-type="string" calcext:value-type="string">
            <text:p>Abrir Archivo de Video…</text:p>
          </table:table-cell>
          <table:table-cell table:style-name="ce110" office:value-type="string" calcext:value-type="string">
            <text:p>Abrir Arquivo de Vídeo...</text:p>
          </table:table-cell>
          <table:table-cell table:style-name="ce121" office:value-type="string" calcext:value-type="string">
            <text:p>Otwórz plik wideo...</text:p>
          </table:table-cell>
          <table:table-cell table:style-name="ce129" office:value-type="string" calcext:value-type="string">
            <text:p>Apri File Video...</text:p>
          </table:table-cell>
          <table:table-cell table:style-name="ce136" office:value-type="string" calcext:value-type="string">
            <text:p>Deschid fişierul video...</text:p>
          </table:table-cell>
          <table:table-cell table:style-name="ce147" office:value-type="string" calcext:value-type="string">
            <text:p>Avaa videotiedosto</text:p>
          </table:table-cell>
          <table:table-cell table:style-name="ce157" office:value-type="string" calcext:value-type="string">
            <text:p>Åpne videofil...</text:p>
          </table:table-cell>
          <table:table-cell table:style-name="ce165" office:value-type="string" calcext:value-type="string">
            <text:p>打开视频文件...</text:p>
          </table:table-cell>
          <table:table-cell table:style-name="ce174" office:value-type="string" calcext:value-type="string">
            <text:p>Video Dosyasını Aç...</text:p>
          </table:table-cell>
          <table:table-cell table:style-name="ce182" office:value-type="string" calcext:value-type="string">
            <text:p>Άνοιγμα Αρχείου Video…</text:p>
          </table:table-cell>
          <table:table-cell table:style-name="ce193" office:value-type="string" calcext:value-type="string">
            <text:p>Atidaryti vaizdo dokumentą...</text:p>
          </table:table-cell>
          <table:table-cell table:style-name="ce203" office:value-type="string" calcext:value-type="string">
            <text:p>Öppna videofil...</text:p>
          </table:table-cell>
          <table:table-cell table:style-name="ce210" office:value-type="string" calcext:value-type="string">
            <text:p>Åben videofil…</text:p>
          </table:table-cell>
          <table:table-cell table:style-name="ce218" office:value-type="string" calcext:value-type="string">
            <text:p>Otevřít video soubor…</text:p>
          </table:table-cell>
          <table:table-cell table:style-name="ce226" office:value-type="string" calcext:value-type="string">
            <text:p>비디오 파일 열기…</text:p>
          </table:table-cell>
          <table:table-cell table:style-name="ce235" office:value-type="string" calcext:value-type="string">
            <text:p>Открыть видеофайл</text:p>
          </table:table-cell>
          <table:table-cell table:style-name="ce227" office:value-type="string" calcext:value-type="string">
            <text:p>Obrir un arxiu de video</text:p>
          </table:table-cell>
          <table:table-cell table:style-name="ce249" office:value-type="string" calcext:value-type="string">
            <text:p>Otvori video datoteku...</text:p>
          </table:table-cell>
          <table:table-cell table:style-name="ce261" office:value-type="string" calcext:value-type="string">
            <text:p>Отвори видео датотеку...</text:p>
          </table:table-cell>
          <table:table-cell table:style-name="ce272" office:value-type="string" calcext:value-type="string">
            <text:p>ビデオファイルを開く<text:span text:style-name="T7">…</text:span></text:p>
          </table:table-cell>
          <table:table-cell table:style-name="ce279" office:value-type="string" calcext:value-type="string">
            <text:p>Отвори Видео датотека...</text:p>
          </table:table-cell>
          <table:table-cell table:style-name="ce285" office:value-type="string" calcext:value-type="string">
            <text:p>فتح ملف فيديو...</text:p>
          </table:table-cell>
          <table:table-cell table:style-name="ce289" table:number-columns-repeated="996"/>
        </table:table-row>
        <table:table-row table:style-name="ro5">
          <table:table-cell table:style-name="ce45" office:value-type="string" calcext:value-type="string">
            <text:p>mnuOptions</text:p>
          </table:table-cell>
          <table:table-cell table:style-name="ce49"/>
          <table:table-cell table:style-name="ce52" office:value-type="string" calcext:value-type="string">
            <text:p>Options</text:p>
          </table:table-cell>
          <table:table-cell table:style-name="ce63" office:value-type="string" calcext:value-type="string">
            <text:p>Options</text:p>
          </table:table-cell>
          <table:table-cell table:style-name="ce81"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0" office:value-type="string" calcext:value-type="string">
            <text:p>Opções</text:p>
          </table:table-cell>
          <table:table-cell table:style-name="ce121" office:value-type="string" calcext:value-type="string">
            <text:p>Opcje</text:p>
          </table:table-cell>
          <table:table-cell table:style-name="ce129" office:value-type="string" calcext:value-type="string">
            <text:p>Opzioni</text:p>
          </table:table-cell>
          <table:table-cell table:style-name="ce136" office:value-type="string" calcext:value-type="string">
            <text:p>Opţiuni</text:p>
          </table:table-cell>
          <table:table-cell table:style-name="ce147" office:value-type="string" calcext:value-type="string">
            <text:p>Vaihtoehdot</text:p>
          </table:table-cell>
          <table:table-cell table:style-name="ce157" office:value-type="string" calcext:value-type="string">
            <text:p>Alternativer</text:p>
          </table:table-cell>
          <table:table-cell table:style-name="ce165" office:value-type="string" calcext:value-type="string">
            <text:p>选项</text:p>
          </table:table-cell>
          <table:table-cell table:style-name="ce174" office:value-type="string" calcext:value-type="string">
            <text:p>Seçenekler</text:p>
          </table:table-cell>
          <table:table-cell table:style-name="ce182" office:value-type="string" calcext:value-type="string">
            <text:p>Επιλογές</text:p>
          </table:table-cell>
          <table:table-cell table:style-name="ce193" office:value-type="string" calcext:value-type="string">
            <text:p>Nustatymai</text:p>
          </table:table-cell>
          <table:table-cell table:style-name="ce203" office:value-type="string" calcext:value-type="string">
            <text:p>Alternativ</text:p>
          </table:table-cell>
          <table:table-cell table:style-name="ce210" office:value-type="string" calcext:value-type="string">
            <text:p>Valgmuligheder</text:p>
          </table:table-cell>
          <table:table-cell table:style-name="ce218" office:value-type="string" calcext:value-type="string">
            <text:p>Možnosti</text:p>
          </table:table-cell>
          <table:table-cell table:style-name="ce226" office:value-type="string" calcext:value-type="string">
            <text:p>선택 사항들</text:p>
          </table:table-cell>
          <table:table-cell table:style-name="ce235" office:value-type="string" calcext:value-type="string">
            <text:p>Настройки</text:p>
          </table:table-cell>
          <table:table-cell table:style-name="ce227" office:value-type="string" calcext:value-type="string">
            <text:p>Opcions</text:p>
          </table:table-cell>
          <table:table-cell table:style-name="ce248" office:value-type="string" calcext:value-type="string">
            <text:p>Opcije</text:p>
          </table:table-cell>
          <table:table-cell table:style-name="ce260" office:value-type="string" calcext:value-type="string">
            <text:p>Опције</text:p>
          </table:table-cell>
          <table:table-cell table:style-name="ce272" office:value-type="string" calcext:value-type="string">
            <text:p>オプション</text:p>
          </table:table-cell>
          <table:table-cell table:style-name="ce279" office:value-type="string" calcext:value-type="string">
            <text:p>Опции</text:p>
          </table:table-cell>
          <table:table-cell table:style-name="ce285" office:value-type="string" calcext:value-type="string">
            <text:p>الخيارات</text:p>
          </table:table-cell>
          <table:table-cell table:style-name="ce289" table:number-columns-repeated="996"/>
        </table:table-row>
        <table:table-row table:style-name="ro20">
          <table:table-cell table:style-name="ce45" office:value-type="string" calcext:value-type="string">
            <text:p>mnuPreferences</text:p>
          </table:table-cell>
          <table:table-cell table:style-name="ce49"/>
          <table:table-cell table:style-name="ce52" office:value-type="string" calcext:value-type="string">
            <text:p>Preferences…</text:p>
          </table:table-cell>
          <table:table-cell table:style-name="ce63" office:value-type="string" calcext:value-type="string">
            <text:p>Préférences…</text:p>
          </table:table-cell>
          <table:table-cell table:style-name="ce81"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0" office:value-type="string" calcext:value-type="string">
            <text:p>Preferências...</text:p>
          </table:table-cell>
          <table:table-cell table:style-name="ce121" office:value-type="string" calcext:value-type="string">
            <text:p>Preferencje...</text:p>
          </table:table-cell>
          <table:table-cell table:style-name="ce129" office:value-type="string" calcext:value-type="string">
            <text:p>Preferenze...</text:p>
          </table:table-cell>
          <table:table-cell table:style-name="ce136" office:value-type="string" calcext:value-type="string">
            <text:p>Preferinţe...</text:p>
          </table:table-cell>
          <table:table-cell table:style-name="ce147" office:value-type="string" calcext:value-type="string">
            <text:p>Asetukset...</text:p>
          </table:table-cell>
          <table:table-cell table:style-name="ce157" office:value-type="string" calcext:value-type="string">
            <text:p>Instillinger...</text:p>
          </table:table-cell>
          <table:table-cell table:style-name="ce165" office:value-type="string" calcext:value-type="string">
            <text:p>首选项...</text:p>
          </table:table-cell>
          <table:table-cell table:style-name="ce174" office:value-type="string" calcext:value-type="string">
            <text:p>Tercihler...</text:p>
          </table:table-cell>
          <table:table-cell table:style-name="ce182" office:value-type="string" calcext:value-type="string">
            <text:p>Προτιμήσεις…</text:p>
          </table:table-cell>
          <table:table-cell table:style-name="ce193" office:value-type="string" calcext:value-type="string">
            <text:p>Nuostatos...</text:p>
          </table:table-cell>
          <table:table-cell table:style-name="ce203" office:value-type="string" calcext:value-type="string">
            <text:p>Inställningar...</text:p>
          </table:table-cell>
          <table:table-cell table:style-name="ce210" office:value-type="string" calcext:value-type="string">
            <text:p>Indstillinger…</text:p>
          </table:table-cell>
          <table:table-cell table:style-name="ce218" office:value-type="string" calcext:value-type="string">
            <text:p>Preference…</text:p>
          </table:table-cell>
          <table:table-cell table:style-name="ce226" office:value-type="string" calcext:value-type="string">
            <text:p>선호 사항들</text:p>
          </table:table-cell>
          <table:table-cell table:style-name="ce235" office:value-type="string" calcext:value-type="string">
            <text:p>Предпочтение</text:p>
          </table:table-cell>
          <table:table-cell table:style-name="ce227" office:value-type="string" calcext:value-type="string">
            <text:p>Preferències...</text:p>
          </table:table-cell>
          <table:table-cell table:style-name="ce251" office:value-type="string" calcext:value-type="string">
            <text:p>Željene opcije...</text:p>
          </table:table-cell>
          <table:table-cell table:style-name="ce263" office:value-type="string" calcext:value-type="string">
            <text:p>Жељене опције...</text:p>
          </table:table-cell>
          <table:table-cell table:style-name="ce272" office:value-type="string" calcext:value-type="string">
            <text:p>設定<text:span text:style-name="T7">…</text:span></text:p>
          </table:table-cell>
          <table:table-cell table:style-name="ce279" office:value-type="string" calcext:value-type="string">
            <text:p>Параметри...</text:p>
          </table:table-cell>
          <table:table-cell table:style-name="ce285" office:value-type="string" calcext:value-type="string">
            <text:p>التفضيلات...</text:p>
          </table:table-cell>
          <table:table-cell table:style-name="ce289" table:number-columns-repeated="996"/>
        </table:table-row>
        <table:table-row table:style-name="ro5">
          <table:table-cell table:style-name="ce45" office:value-type="string" calcext:value-type="string">
            <text:p>mnuRedo</text:p>
          </table:table-cell>
          <table:table-cell table:style-name="ce49"/>
          <table:table-cell table:style-name="ce52" office:value-type="string" calcext:value-type="string">
            <text:p>Redo</text:p>
          </table:table-cell>
          <table:table-cell table:style-name="ce63" office:value-type="string" calcext:value-type="string">
            <text:p>Refaire</text:p>
          </table:table-cell>
          <table:table-cell table:style-name="ce81"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0" office:value-type="string" calcext:value-type="string">
            <text:p>Refazer</text:p>
          </table:table-cell>
          <table:table-cell table:style-name="ce121" office:value-type="string" calcext:value-type="string">
            <text:p>Powtórz</text:p>
          </table:table-cell>
          <table:table-cell table:style-name="ce129" office:value-type="string" calcext:value-type="string">
            <text:p>Riesegui</text:p>
          </table:table-cell>
          <table:table-cell table:style-name="ce136" office:value-type="string" calcext:value-type="string">
            <text:p>Refă</text:p>
          </table:table-cell>
          <table:table-cell table:style-name="ce147" office:value-type="string" calcext:value-type="string">
            <text:p>Toista</text:p>
          </table:table-cell>
          <table:table-cell table:style-name="ce157" office:value-type="string" calcext:value-type="string">
            <text:p>Gjør om</text:p>
          </table:table-cell>
          <table:table-cell table:style-name="ce165" office:value-type="string" calcext:value-type="string">
            <text:p>重做</text:p>
          </table:table-cell>
          <table:table-cell table:style-name="ce174" office:value-type="string" calcext:value-type="string">
            <text:p>Yinele</text:p>
          </table:table-cell>
          <table:table-cell table:style-name="ce182" office:value-type="string" calcext:value-type="string">
            <text:p>Επανάληψη</text:p>
          </table:table-cell>
          <table:table-cell table:style-name="ce193" office:value-type="string" calcext:value-type="string">
            <text:p>Veiksmas pirmyn</text:p>
          </table:table-cell>
          <table:table-cell table:style-name="ce203" office:value-type="string" calcext:value-type="string">
            <text:p>Gör om</text:p>
          </table:table-cell>
          <table:table-cell table:style-name="ce210" office:value-type="string" calcext:value-type="string">
            <text:p>Annuller Fortryd</text:p>
          </table:table-cell>
          <table:table-cell table:style-name="ce218" office:value-type="string" calcext:value-type="string">
            <text:p>Zrušit zpět</text:p>
          </table:table-cell>
          <table:table-cell table:style-name="ce226" office:value-type="string" calcext:value-type="string">
            <text:p>다시 함</text:p>
          </table:table-cell>
          <table:table-cell table:style-name="ce235" office:value-type="string" calcext:value-type="string">
            <text:p>Повтор</text:p>
          </table:table-cell>
          <table:table-cell table:style-name="ce227" office:value-type="string" calcext:value-type="string">
            <text:p>Refer</text:p>
          </table:table-cell>
          <table:table-cell table:style-name="ce251" office:value-type="string" calcext:value-type="string">
            <text:p>Ponoviti radnju</text:p>
          </table:table-cell>
          <table:table-cell table:style-name="ce263" office:value-type="string" calcext:value-type="string">
            <text:p>Поновити радњу</text:p>
          </table:table-cell>
          <table:table-cell table:style-name="ce272" office:value-type="string" calcext:value-type="string">
            <text:p>やり直し</text:p>
          </table:table-cell>
          <table:table-cell table:style-name="ce279" office:value-type="string" calcext:value-type="string">
            <text:p>Обнови</text:p>
          </table:table-cell>
          <table:table-cell table:style-name="ce285" office:value-type="string" calcext:value-type="string">
            <text:p>عوده</text:p>
          </table:table-cell>
          <table:table-cell table:style-name="ce289" table:number-columns-repeated="996"/>
        </table:table-row>
        <table:table-row table:style-name="ro5">
          <table:table-cell table:style-name="ce45" office:value-type="string" calcext:value-type="string">
            <text:p>mnuScreens</text:p>
          </table:table-cell>
          <table:table-cell table:style-name="ce49"/>
          <table:table-cell table:style-name="ce52" office:value-type="string" calcext:value-type="string">
            <text:p>View</text:p>
          </table:table-cell>
          <table:table-cell table:style-name="ce63" office:value-type="string" calcext:value-type="string">
            <text:p>Affichage</text:p>
          </table:table-cell>
          <table:table-cell table:style-name="ce81" office:value-type="string" calcext:value-type="string">
            <text:p>Bekijk</text:p>
          </table:table-cell>
          <table:table-cell table:style-name="ce92" office:value-type="string" calcext:value-type="string">
            <text:p>Ansicht</text:p>
          </table:table-cell>
          <table:table-cell table:style-name="ce103" office:value-type="string" calcext:value-type="string">
            <text:p>Vista</text:p>
          </table:table-cell>
          <table:table-cell table:style-name="ce110" office:value-type="string" calcext:value-type="string">
            <text:p>Visualizar</text:p>
          </table:table-cell>
          <table:table-cell table:style-name="ce121" office:value-type="string" calcext:value-type="string">
            <text:p>Widok</text:p>
          </table:table-cell>
          <table:table-cell table:style-name="ce129" office:value-type="string" calcext:value-type="string">
            <text:p>Visualizza</text:p>
          </table:table-cell>
          <table:table-cell table:style-name="ce136" office:value-type="string" calcext:value-type="string">
            <text:p>Vizionare</text:p>
          </table:table-cell>
          <table:table-cell table:style-name="ce147" office:value-type="string" calcext:value-type="string">
            <text:p>Näytä</text:p>
          </table:table-cell>
          <table:table-cell table:style-name="ce157" office:value-type="string" calcext:value-type="string">
            <text:p>Se</text:p>
          </table:table-cell>
          <table:table-cell table:style-name="ce165" office:value-type="string" calcext:value-type="string">
            <text:p>查看</text:p>
          </table:table-cell>
          <table:table-cell table:style-name="ce174" office:value-type="string" calcext:value-type="string">
            <text:p>Görünüm</text:p>
          </table:table-cell>
          <table:table-cell table:style-name="ce182" office:value-type="string" calcext:value-type="string">
            <text:p>Επισκόπηση</text:p>
          </table:table-cell>
          <table:table-cell table:style-name="ce193" office:value-type="string" calcext:value-type="string">
            <text:p>Peržiūra</text:p>
          </table:table-cell>
          <table:table-cell table:style-name="ce203" office:value-type="string" calcext:value-type="string">
            <text:p>Granska</text:p>
          </table:table-cell>
          <table:table-cell table:style-name="ce210" office:value-type="string" calcext:value-type="string">
            <text:p>Se</text:p>
          </table:table-cell>
          <table:table-cell table:style-name="ce218" office:value-type="string" calcext:value-type="string">
            <text:p>Zobrazení</text:p>
          </table:table-cell>
          <table:table-cell table:style-name="ce226" office:value-type="string" calcext:value-type="string">
            <text:p>보기</text:p>
          </table:table-cell>
          <table:table-cell table:style-name="ce235" office:value-type="string" calcext:value-type="string">
            <text:p>Вид</text:p>
          </table:table-cell>
          <table:table-cell table:style-name="ce227" office:value-type="string" calcext:value-type="string">
            <text:p>Veure</text:p>
          </table:table-cell>
          <table:table-cell table:style-name="ce251" office:value-type="string" calcext:value-type="string">
            <text:p>Prikaz</text:p>
          </table:table-cell>
          <table:table-cell table:style-name="ce263" office:value-type="string" calcext:value-type="string">
            <text:p>Приказ</text:p>
          </table:table-cell>
          <table:table-cell table:style-name="ce272" office:value-type="string" calcext:value-type="string">
            <text:p>ビュー</text:p>
          </table:table-cell>
          <table:table-cell table:style-name="ce279" office:value-type="string" calcext:value-type="string">
            <text:p>Поглед</text:p>
          </table:table-cell>
          <table:table-cell table:style-name="ce285" office:value-type="string" calcext:value-type="string">
            <text:p>عرض</text:p>
          </table:table-cell>
          <table:table-cell table:style-name="ce289" table:number-columns-repeated="996"/>
        </table:table-row>
        <table:table-row table:style-name="ro5">
          <table:table-cell table:style-name="ce45" office:value-type="string" calcext:value-type="string">
            <text:p>mnuToggleFileExplorer</text:p>
          </table:table-cell>
          <table:table-cell table:style-name="ce49"/>
          <table:table-cell table:style-name="ce52" office:value-type="string" calcext:value-type="string">
            <text:p>File Explorer</text:p>
          </table:table-cell>
          <table:table-cell table:style-name="ce63" office:value-type="string" calcext:value-type="string">
            <text:p>Explorateur de Fichiers</text:p>
          </table:table-cell>
          <table:table-cell table:style-name="ce81" office:value-type="string" calcext:value-type="string">
            <text:p>Bladeren</text:p>
          </table:table-cell>
          <table:table-cell table:style-name="ce92" office:value-type="string" calcext:value-type="string">
            <text:p>Datei Explorer</text:p>
          </table:table-cell>
          <table:table-cell table:style-name="ce103" office:value-type="string" calcext:value-type="string">
            <text:p>Explorador De Archivos</text:p>
          </table:table-cell>
          <table:table-cell table:style-name="ce110" office:value-type="string" calcext:value-type="string">
            <text:p>Gerenciador de Arquivos</text:p>
          </table:table-cell>
          <table:table-cell table:style-name="ce121" office:value-type="string" calcext:value-type="string">
            <text:p>Przeglądarka plików</text:p>
          </table:table-cell>
          <table:table-cell table:style-name="ce129" office:value-type="string" calcext:value-type="string">
            <text:p>Esplora File </text:p>
          </table:table-cell>
          <table:table-cell table:style-name="ce136" office:value-type="string" calcext:value-type="string">
            <text:p>Explorator fişiere</text:p>
          </table:table-cell>
          <table:table-cell table:style-name="ce147" office:value-type="string" calcext:value-type="string">
            <text:p>Tiedostopuu</text:p>
          </table:table-cell>
          <table:table-cell table:style-name="ce157" office:value-type="string" calcext:value-type="string">
            <text:p>Utforsk fil</text:p>
          </table:table-cell>
          <table:table-cell table:style-name="ce165" office:value-type="string" calcext:value-type="string">
            <text:p>文件浏览器</text:p>
          </table:table-cell>
          <table:table-cell table:style-name="ce174" office:value-type="string" calcext:value-type="string">
            <text:p>Dosya Gezgini</text:p>
          </table:table-cell>
          <table:table-cell table:style-name="ce182" office:value-type="string" calcext:value-type="string">
            <text:p>Εξερευνητής Αρχείων</text:p>
          </table:table-cell>
          <table:table-cell table:style-name="ce193" office:value-type="string" calcext:value-type="string">
            <text:p>Dokumentų naršyklė</text:p>
          </table:table-cell>
          <table:table-cell table:style-name="ce203" office:value-type="string" calcext:value-type="string">
            <text:p>Fil Utforskare</text:p>
          </table:table-cell>
          <table:table-cell table:style-name="ce210" office:value-type="string" calcext:value-type="string">
            <text:p>Filliste</text:p>
          </table:table-cell>
          <table:table-cell table:style-name="ce225" office:value-type="string" calcext:value-type="string">
            <text:p>File Explorer</text:p>
          </table:table-cell>
          <table:table-cell table:style-name="ce226" office:value-type="string" calcext:value-type="string">
            <text:p>파일 탐색기</text:p>
          </table:table-cell>
          <table:table-cell table:style-name="ce235" office:value-type="string" calcext:value-type="string">
            <text:p>Проводник</text:p>
          </table:table-cell>
          <table:table-cell table:style-name="ce227" office:value-type="string" calcext:value-type="string">
            <text:p>Explorador d'arxius</text:p>
          </table:table-cell>
          <table:table-cell table:style-name="ce251" office:value-type="string" calcext:value-type="string">
            <text:p>Istraživač datoteke</text:p>
          </table:table-cell>
          <table:table-cell table:style-name="ce263" office:value-type="string" calcext:value-type="string">
            <text:p>Истраживач датотеке</text:p>
          </table:table-cell>
          <table:table-cell table:style-name="ce272" office:value-type="string" calcext:value-type="string">
            <text:p>ファイルエクスプローラー</text:p>
          </table:table-cell>
          <table:table-cell table:style-name="ce279" office:value-type="string" calcext:value-type="string">
            <text:p>Истражувач на датотеки</text:p>
          </table:table-cell>
          <table:table-cell table:style-name="ce285" office:value-type="string" calcext:value-type="string">
            <text:p>متصفح الملفات</text:p>
          </table:table-cell>
          <table:table-cell table:style-name="ce289" table:number-columns-repeated="996"/>
        </table:table-row>
        <table:table-row table:style-name="ro20">
          <table:table-cell table:style-name="ce45" office:value-type="string" calcext:value-type="string">
            <text:p>mnuTutorialVideos</text:p>
          </table:table-cell>
          <table:table-cell table:style-name="ce49"/>
          <table:table-cell table:style-name="ce52" office:value-type="string" calcext:value-type="string">
            <text:p>Video Tutorials…</text:p>
          </table:table-cell>
          <table:table-cell table:style-name="ce63" office:value-type="string" calcext:value-type="string">
            <text:p>Tutoriels Vidéos…</text:p>
          </table:table-cell>
          <table:table-cell table:style-name="ce81" office:value-type="string" calcext:value-type="string">
            <text:p>Video Tutorials…</text:p>
          </table:table-cell>
          <table:table-cell table:style-name="ce92" office:value-type="string" calcext:value-type="string">
            <text:p>Videoanleitungen...</text:p>
          </table:table-cell>
          <table:table-cell table:style-name="ce103" office:value-type="string" calcext:value-type="string">
            <text:p>Videotutoriales...</text:p>
          </table:table-cell>
          <table:table-cell table:style-name="ce110" office:value-type="string" calcext:value-type="string">
            <text:p>Vídeo Tutoriais...</text:p>
          </table:table-cell>
          <table:table-cell table:style-name="ce121" office:value-type="string" calcext:value-type="string">
            <text:p>Tutoriale wideo...</text:p>
          </table:table-cell>
          <table:table-cell table:style-name="ce129" office:value-type="string" calcext:value-type="string">
            <text:p>Video dimostrativo...</text:p>
          </table:table-cell>
          <table:table-cell table:style-name="ce136" office:value-type="string" calcext:value-type="string">
            <text:p>Tutoriale video...</text:p>
          </table:table-cell>
          <table:table-cell table:style-name="ce147" office:value-type="string" calcext:value-type="string">
            <text:p>Video-ohjeet...</text:p>
          </table:table-cell>
          <table:table-cell table:style-name="ce157" office:value-type="string" calcext:value-type="string">
            <text:p>Instruksjonsvideoer...</text:p>
          </table:table-cell>
          <table:table-cell table:style-name="ce165" office:value-type="string" calcext:value-type="string">
            <text:p>视频教程...</text:p>
          </table:table-cell>
          <table:table-cell table:style-name="ce174" office:value-type="string" calcext:value-type="string">
            <text:p>Video Eğitselleri...</text:p>
          </table:table-cell>
          <table:table-cell table:style-name="ce182" office:value-type="string" calcext:value-type="string">
            <text:p>Εκπαιδευτικά Video…</text:p>
          </table:table-cell>
          <table:table-cell table:style-name="ce193" office:value-type="string" calcext:value-type="string">
            <text:p>Vaizdinės pamokos...</text:p>
          </table:table-cell>
          <table:table-cell table:style-name="ce203" office:value-type="string" calcext:value-type="string">
            <text:p>Videoguider...</text:p>
          </table:table-cell>
          <table:table-cell table:style-name="ce210" office:value-type="string" calcext:value-type="string">
            <text:p>Forklarende video</text:p>
          </table:table-cell>
          <table:table-cell table:style-name="ce218" office:value-type="string" calcext:value-type="string">
            <text:p>Videotutoriály…</text:p>
          </table:table-cell>
          <table:table-cell table:style-name="ce226" office:value-type="string" calcext:value-type="string">
            <text:p>비디오 강좌…</text:p>
          </table:table-cell>
          <table:table-cell table:style-name="ce235" office:value-type="string" calcext:value-type="string">
            <text:p>Видеоруководство…</text:p>
          </table:table-cell>
          <table:table-cell table:style-name="ce227" office:value-type="string" calcext:value-type="string">
            <text:p>Videos de tutorials</text:p>
          </table:table-cell>
          <table:table-cell table:style-name="ce249" office:value-type="string" calcext:value-type="string">
            <text:p>Video uputstva...</text:p>
          </table:table-cell>
          <table:table-cell table:style-name="ce261" office:value-type="string" calcext:value-type="string">
            <text:p>Видео упутства...</text:p>
          </table:table-cell>
          <table:table-cell table:style-name="ce272" office:value-type="string" calcext:value-type="string">
            <text:p>ビデオチュートリアル<text:span text:style-name="T7">…</text:span></text:p>
          </table:table-cell>
          <table:table-cell table:style-name="ce279" office:value-type="string" calcext:value-type="string">
            <text:p>Видео упатства...</text:p>
          </table:table-cell>
          <table:table-cell table:style-name="ce285" office:value-type="string" calcext:value-type="string">
            <text:p>دروس فيديو...</text:p>
          </table:table-cell>
          <table:table-cell table:style-name="ce289" table:number-columns-repeated="996"/>
        </table:table-row>
        <table:table-row table:style-name="ro5">
          <table:table-cell table:style-name="ce45" office:value-type="string" calcext:value-type="string">
            <text:p>mnuUndo</text:p>
          </table:table-cell>
          <table:table-cell table:style-name="ce49"/>
          <table:table-cell table:style-name="ce52" office:value-type="string" calcext:value-type="string">
            <text:p>Undo</text:p>
          </table:table-cell>
          <table:table-cell table:style-name="ce63" office:value-type="string" calcext:value-type="string">
            <text:p>Annuler</text:p>
          </table:table-cell>
          <table:table-cell table:style-name="ce81"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0" office:value-type="string" calcext:value-type="string">
            <text:p>Desfazer</text:p>
          </table:table-cell>
          <table:table-cell table:style-name="ce121" office:value-type="string" calcext:value-type="string">
            <text:p>Cofnij</text:p>
          </table:table-cell>
          <table:table-cell table:style-name="ce128" office:value-type="string" calcext:value-type="string">
            <text:p>Annulla </text:p>
          </table:table-cell>
          <table:table-cell table:style-name="ce136" office:value-type="string" calcext:value-type="string">
            <text:p>Anulează</text:p>
          </table:table-cell>
          <table:table-cell table:style-name="ce147" office:value-type="string" calcext:value-type="string">
            <text:p>Palauta</text:p>
          </table:table-cell>
          <table:table-cell table:style-name="ce157" office:value-type="string" calcext:value-type="string">
            <text:p>Tilbake</text:p>
          </table:table-cell>
          <table:table-cell table:style-name="ce165" office:value-type="string" calcext:value-type="string">
            <text:p>撤销</text:p>
          </table:table-cell>
          <table:table-cell table:style-name="ce174" office:value-type="string" calcext:value-type="string">
            <text:p>Geri Al</text:p>
          </table:table-cell>
          <table:table-cell table:style-name="ce182" office:value-type="string" calcext:value-type="string">
            <text:p>Επανόρθωση/Πίσω</text:p>
          </table:table-cell>
          <table:table-cell table:style-name="ce193" office:value-type="string" calcext:value-type="string">
            <text:p>Veiksmas atgal</text:p>
          </table:table-cell>
          <table:table-cell table:style-name="ce203" office:value-type="string" calcext:value-type="string">
            <text:p>Ångra</text:p>
          </table:table-cell>
          <table:table-cell table:style-name="ce210" office:value-type="string" calcext:value-type="string">
            <text:p>Fortryd</text:p>
          </table:table-cell>
          <table:table-cell table:style-name="ce218" office:value-type="string" calcext:value-type="string">
            <text:p>Zpět</text:p>
          </table:table-cell>
          <table:table-cell table:style-name="ce226" office:value-type="string" calcext:value-type="string">
            <text:p>실행 취소</text:p>
          </table:table-cell>
          <table:table-cell table:style-name="ce235" office:value-type="string" calcext:value-type="string">
            <text:p>Назад</text:p>
          </table:table-cell>
          <table:table-cell table:style-name="ce227" office:value-type="string" calcext:value-type="string">
            <text:p>Desfer</text:p>
          </table:table-cell>
          <table:table-cell table:style-name="ce251" office:value-type="string" calcext:value-type="string">
            <text:p>Opozvati radnju</text:p>
          </table:table-cell>
          <table:table-cell table:style-name="ce263" office:value-type="string" calcext:value-type="string">
            <text:p>Опозвати радњу</text:p>
          </table:table-cell>
          <table:table-cell table:style-name="ce272" office:value-type="string" calcext:value-type="string">
            <text:p>元に戻す</text:p>
          </table:table-cell>
          <table:table-cell table:style-name="ce279" office:value-type="string" calcext:value-type="string">
            <text:p>Врати</text:p>
          </table:table-cell>
          <table:table-cell table:style-name="ce285" office:value-type="string" calcext:value-type="string">
            <text:p>تراجع</text:p>
          </table:table-cell>
          <table:table-cell table:style-name="ce289" table:number-columns-repeated="996"/>
        </table:table-row>
        <table:table-row table:style-name="ro21">
          <table:table-cell table:style-name="ce45" office:value-type="string" calcext:value-type="string">
            <text:p>TimeCodeFormat_Classic</text:p>
          </table:table-cell>
          <table:table-cell table:style-name="ce49"/>
          <table:table-cell table:style-name="ce52" office:value-type="string" calcext:value-type="string">
            <text:p>Classic (h:mm:ss:hundredth)</text:p>
          </table:table-cell>
          <table:table-cell table:style-name="ce63" office:value-type="string" calcext:value-type="string">
            <text:p>Classique (h:mm:ss:centièmes)</text:p>
          </table:table-cell>
          <table:table-cell table:style-name="ce81" office:value-type="string" calcext:value-type="string">
            <text:p>Klassiek (h:mm:ss:hondersten)</text:p>
          </table:table-cell>
          <table:table-cell table:style-name="ce92" office:value-type="string" calcext:value-type="string">
            <text:p>Standard (h:mm:ss:Hundertstel)</text:p>
          </table:table-cell>
          <table:table-cell table:style-name="ce103" office:value-type="string" calcext:value-type="string">
            <text:p>Clasico (h:mm:ss:centésimos)</text:p>
          </table:table-cell>
          <table:table-cell table:style-name="ce110" office:value-type="string" calcext:value-type="string">
            <text:p>Clássico (h:mm:ss:centésimos)</text:p>
          </table:table-cell>
          <table:table-cell table:style-name="ce121" office:value-type="string" calcext:value-type="string">
            <text:p>Klasyczny (h:mm:ss:setne)</text:p>
          </table:table-cell>
          <table:table-cell table:style-name="ce129" office:value-type="string" calcext:value-type="string">
            <text:p>Classico (h:mm:ss:centesimi)</text:p>
          </table:table-cell>
          <table:table-cell table:style-name="ce136" office:value-type="string" calcext:value-type="string">
            <text:p>Clasic (h:mm:ss:sutimi)</text:p>
          </table:table-cell>
          <table:table-cell table:style-name="ce147" office:value-type="string" calcext:value-type="string">
            <text:p>Klassinen (t:mm:ss:sadasosat)</text:p>
          </table:table-cell>
          <table:table-cell table:style-name="ce157" office:value-type="string" calcext:value-type="string">
            <text:p>Standard (h:mm:ss:hundredel)</text:p>
          </table:table-cell>
          <table:table-cell table:style-name="ce165" office:value-type="string" calcext:value-type="string">
            <text:p>传统 (h:mm:ss:hundredth)</text:p>
          </table:table-cell>
          <table:table-cell table:style-name="ce174" office:value-type="string" calcext:value-type="string">
            <text:p>Klasik (h:mm:ss:yüzdesi)</text:p>
          </table:table-cell>
          <table:table-cell table:style-name="ce182" office:value-type="string" calcext:value-type="string">
            <text:p>Κλασικό (ω:λλ:δδ:εκατοστά)</text:p>
          </table:table-cell>
          <table:table-cell table:style-name="ce200" office:value-type="string" calcext:value-type="string">
            <text:p>Standartinis (h:mm:ss:šimtosios)</text:p>
          </table:table-cell>
          <table:table-cell table:style-name="ce203" office:value-type="string" calcext:value-type="string">
            <text:p>Klassiskt (t:mm:ss:hundradelar)</text:p>
          </table:table-cell>
          <table:table-cell table:style-name="ce210" office:value-type="string" calcext:value-type="string">
            <text:p>Klassisk (t:mm:ss:1/100)</text:p>
          </table:table-cell>
          <table:table-cell table:style-name="ce219" office:value-type="string" calcext:value-type="string">
            <text:p>Klasické (h:mm:ss:setiny)</text:p>
          </table:table-cell>
          <table:table-cell table:style-name="ce226" office:value-type="string" calcext:value-type="string">
            <text:p>전통(시:분:초:백분의 일초)</text:p>
          </table:table-cell>
          <table:table-cell table:style-name="ce235" office:value-type="string" calcext:value-type="string">
            <text:p>Классический формат (часы:минуты:секунды: сотые)</text:p>
          </table:table-cell>
          <table:table-cell table:style-name="ce227" office:value-type="string" calcext:value-type="string">
            <text:p>Classic (h:mm:ss:centèssimes)</text:p>
          </table:table-cell>
          <table:table-cell table:style-name="ce257" office:value-type="string" calcext:value-type="string">
            <text:p>Standardno (h:mm:ss:stotinka) </text:p>
          </table:table-cell>
          <table:table-cell table:style-name="ce269" office:value-type="string" calcext:value-type="string">
            <text:p>Стандардно (h:mm:ss:stotinka) </text:p>
          </table:table-cell>
          <table:table-cell table:style-name="ce272" office:value-type="string" calcext:value-type="string">
            <text:p>クラシック (h:mm:ss:hundredth)</text:p>
          </table:table-cell>
          <table:table-cell table:style-name="ce279" office:value-type="string" calcext:value-type="string">
            <text:p>Класично (ч:мм:сек:стотинки)</text:p>
          </table:table-cell>
          <table:table-cell table:style-name="ce285" office:value-type="string" calcext:value-type="string">
            <text:p>كلاسيكي (h:mm:ss:hundredth)</text:p>
          </table:table-cell>
          <table:table-cell table:style-name="ce289" table:number-columns-repeated="996"/>
        </table:table-row>
        <table:table-row table:style-name="ro5">
          <table:table-cell table:style-name="ce45" office:value-type="string" calcext:value-type="string">
            <text:p>TimeCodeFormat_Frames</text:p>
          </table:table-cell>
          <table:table-cell table:style-name="ce49"/>
          <table:table-cell table:style-name="ce52" office:value-type="string" calcext:value-type="string">
            <text:p>Frames numbers</text:p>
          </table:table-cell>
          <table:table-cell table:style-name="ce63" office:value-type="string" calcext:value-type="string">
            <text:p>Numéros des images</text:p>
          </table:table-cell>
          <table:table-cell table:style-name="ce81" office:value-type="string" calcext:value-type="string">
            <text:p>Frame nummers</text:p>
          </table:table-cell>
          <table:table-cell table:style-name="ce92" office:value-type="string" calcext:value-type="string">
            <text:p>Framenummer</text:p>
          </table:table-cell>
          <table:table-cell table:style-name="ce103" office:value-type="string" calcext:value-type="string">
            <text:p>Número de Cuadros</text:p>
          </table:table-cell>
          <table:table-cell table:style-name="ce111" office:value-type="string" calcext:value-type="string">
            <text:p>Número de Quadros</text:p>
          </table:table-cell>
          <table:table-cell table:style-name="ce121" office:value-type="string" calcext:value-type="string">
            <text:p>Numer klatki</text:p>
          </table:table-cell>
          <table:table-cell table:style-name="ce129" office:value-type="string" calcext:value-type="string">
            <text:p>Numero di fotogrammi</text:p>
          </table:table-cell>
          <table:table-cell table:style-name="ce136" office:value-type="string" calcext:value-type="string">
            <text:p>Numărul imaginilor</text:p>
          </table:table-cell>
          <table:table-cell table:style-name="ce147" office:value-type="string" calcext:value-type="string">
            <text:p>Kehysnumerointi</text:p>
          </table:table-cell>
          <table:table-cell table:style-name="ce157" office:value-type="string" calcext:value-type="string">
            <text:p>Bildenummer</text:p>
          </table:table-cell>
          <table:table-cell table:style-name="ce165" office:value-type="string" calcext:value-type="string">
            <text:p>帧数</text:p>
          </table:table-cell>
          <table:table-cell table:style-name="ce174" office:value-type="string" calcext:value-type="string">
            <text:p>Kare Sayıları</text:p>
          </table:table-cell>
          <table:table-cell table:style-name="ce182" office:value-type="string" calcext:value-type="string">
            <text:p>Αριθμητικά Πλαίσια</text:p>
          </table:table-cell>
          <table:table-cell table:style-name="ce193" office:value-type="string" calcext:value-type="string">
            <text:p>Kadro numeriai</text:p>
          </table:table-cell>
          <table:table-cell table:style-name="ce203" office:value-type="string" calcext:value-type="string">
            <text:p>Bild nummer</text:p>
          </table:table-cell>
          <table:table-cell table:style-name="ce210" office:value-type="string" calcext:value-type="string">
            <text:p>Billednumre</text:p>
          </table:table-cell>
          <table:table-cell table:style-name="ce218" office:value-type="string" calcext:value-type="string">
            <text:p>Číslo snímku</text:p>
          </table:table-cell>
          <table:table-cell table:style-name="ce226" office:value-type="string" calcext:value-type="string">
            <text:p>프레임 숫자</text:p>
          </table:table-cell>
          <table:table-cell table:style-name="ce235" office:value-type="string" calcext:value-type="string">
            <text:p>Количество кадров</text:p>
          </table:table-cell>
          <table:table-cell table:style-name="ce227" office:value-type="string" calcext:value-type="string">
            <text:p>Número de fotogrames</text:p>
          </table:table-cell>
          <table:table-cell table:style-name="ce251" office:value-type="string" calcext:value-type="string">
            <text:p>Brojevi okvira </text:p>
          </table:table-cell>
          <table:table-cell table:style-name="ce263" office:value-type="string" calcext:value-type="string">
            <text:p>Бројеви оквира </text:p>
          </table:table-cell>
          <table:table-cell table:style-name="ce272" office:value-type="string" calcext:value-type="string">
            <text:p>フレーム数</text:p>
          </table:table-cell>
          <table:table-cell table:style-name="ce279" office:value-type="string" calcext:value-type="string">
            <text:p>Број на фрејмови</text:p>
          </table:table-cell>
          <table:table-cell table:style-name="ce285" office:value-type="string" calcext:value-type="string">
            <text:p>عدد الكادرات</text:p>
          </table:table-cell>
          <table:table-cell table:style-name="ce289" table:number-columns-repeated="996"/>
        </table:table-row>
        <table:table-row table:style-name="ro5">
          <table:table-cell table:style-name="ce45" office:value-type="string" calcext:value-type="string">
            <text:p>TimeCodeFormat_Milliseconds</text:p>
          </table:table-cell>
          <table:table-cell table:style-name="ce49"/>
          <table:table-cell table:style-name="ce52" office:value-type="string" calcext:value-type="string">
            <text:p>Total milliseconds</text:p>
          </table:table-cell>
          <table:table-cell table:style-name="ce63" office:value-type="string" calcext:value-type="string">
            <text:p>Total en millisecondes</text:p>
          </table:table-cell>
          <table:table-cell table:style-name="ce81" office:value-type="string" calcext:value-type="string">
            <text:p>Totaal millisecondes</text:p>
          </table:table-cell>
          <table:table-cell table:style-name="ce93" office:value-type="string" calcext:value-type="string">
            <text:p>Millisekunden</text:p>
          </table:table-cell>
          <table:table-cell table:style-name="ce103" office:value-type="string" calcext:value-type="string">
            <text:p>Total en milisegundos</text:p>
          </table:table-cell>
          <table:table-cell table:style-name="ce111" office:value-type="string" calcext:value-type="string">
            <text:p>Total em milisegundos</text:p>
          </table:table-cell>
          <table:table-cell table:style-name="ce121"/>
          <table:table-cell table:style-name="ce129" office:value-type="string" calcext:value-type="string">
            <text:p>Totale in millisecondi</text:p>
          </table:table-cell>
          <table:table-cell table:style-name="ce136" office:value-type="string" calcext:value-type="string">
            <text:p>Total în milisecunde</text:p>
          </table:table-cell>
          <table:table-cell table:style-name="ce147" office:value-type="string" calcext:value-type="string">
            <text:p>Kokonaisaika millisekunnit</text:p>
          </table:table-cell>
          <table:table-cell table:style-name="ce157"/>
          <table:table-cell table:style-name="ce165"/>
          <table:table-cell table:style-name="ce173" office:value-type="string" calcext:value-type="string">
            <text:p>Toplam milisaniye</text:p>
          </table:table-cell>
          <table:table-cell table:style-name="ce183" office:value-type="string" calcext:value-type="string">
            <text:p>Συνολικά χιλιοστά δευτερολέπτου</text:p>
          </table:table-cell>
          <table:table-cell table:style-name="ce193" office:value-type="string" calcext:value-type="string">
            <text:p>Viso milisekundžių</text:p>
          </table:table-cell>
          <table:table-cell table:style-name="ce203" office:value-type="string" calcext:value-type="string">
            <text:p>Totala millisekunder</text:p>
          </table:table-cell>
          <table:table-cell table:style-name="ce210" office:value-type="string" calcext:value-type="string">
            <text:p>Total millisekunder</text:p>
          </table:table-cell>
          <table:table-cell table:style-name="ce218" office:value-type="string" calcext:value-type="string">
            <text:p>Celkem milisekund</text:p>
          </table:table-cell>
          <table:table-cell table:style-name="ce226" office:value-type="string" calcext:value-type="string">
            <text:p>천분의 일초</text:p>
          </table:table-cell>
          <table:table-cell table:style-name="ce235" office:value-type="string" calcext:value-type="string">
            <text:p>Миллисекунды</text:p>
          </table:table-cell>
          <table:table-cell table:style-name="ce227" office:value-type="string" calcext:value-type="string">
            <text:p>Total en milisegons</text:p>
          </table:table-cell>
          <table:table-cell table:style-name="ce248" office:value-type="string" calcext:value-type="string">
            <text:p>Ukupno milisekundi</text:p>
          </table:table-cell>
          <table:table-cell table:style-name="ce260" office:value-type="string" calcext:value-type="string">
            <text:p>Укупно милисекунди</text:p>
          </table:table-cell>
          <table:table-cell table:style-name="ce272" office:value-type="string" calcext:value-type="string">
            <text:p>合計ミリ秒</text:p>
          </table:table-cell>
          <table:table-cell table:style-name="ce279" office:value-type="string" calcext:value-type="string">
            <text:p>Вкупно милисекунди</text:p>
          </table:table-cell>
          <table:table-cell table:style-name="ce285" office:value-type="string" calcext:value-type="string">
            <text:p>مجموع ميلي ثانية</text:p>
          </table:table-cell>
          <table:table-cell table:style-name="ce289" table:number-columns-repeated="996"/>
        </table:table-row>
        <table:table-row table:style-name="ro5">
          <table:table-cell table:style-name="ce45" office:value-type="string" calcext:value-type="string">
            <text:p>TimeCodeFormat_Microseconds</text:p>
          </table:table-cell>
          <table:table-cell table:style-name="ce49"/>
          <table:table-cell table:style-name="ce52" office:value-type="string" calcext:value-type="string">
            <text:p>Total microseconds</text:p>
          </table:table-cell>
          <table:table-cell table:style-name="ce63" office:value-type="string" calcext:value-type="string">
            <text:p>Total en microsecondes</text:p>
          </table:table-cell>
          <table:table-cell table:style-name="ce81"/>
          <table:table-cell table:style-name="ce93"/>
          <table:table-cell table:style-name="ce103"/>
          <table:table-cell table:style-name="ce111"/>
          <table:table-cell table:style-name="ce121"/>
          <table:table-cell table:style-name="ce129"/>
          <table:table-cell table:style-name="ce136"/>
          <table:table-cell table:style-name="ce147"/>
          <table:table-cell table:style-name="ce157"/>
          <table:table-cell table:style-name="ce165"/>
          <table:table-cell table:style-name="ce173"/>
          <table:table-cell table:style-name="ce183"/>
          <table:table-cell table:style-name="ce193"/>
          <table:table-cell table:style-name="ce203"/>
          <table:table-cell table:style-name="ce210"/>
          <table:table-cell table:style-name="ce218"/>
          <table:table-cell table:style-name="ce226"/>
          <table:table-cell table:style-name="ce235"/>
          <table:table-cell table:style-name="ce227"/>
          <table:table-cell table:style-name="ce248"/>
          <table:table-cell table:style-name="ce260"/>
          <table:table-cell table:style-name="ce272"/>
          <table:table-cell table:style-name="ce279"/>
          <table:table-cell table:style-name="ce285" office:value-type="string" calcext:value-type="string">
            <text:p>مجموع ميكروثانية</text:p>
          </table:table-cell>
          <table:table-cell table:style-name="ce289" table:number-columns-repeated="996"/>
        </table:table-row>
        <table:table-row table:style-name="ro5">
          <table:table-cell table:style-name="ce45" office:value-type="string" calcext:value-type="string">
            <text:p>TimeCodeFormat_HundredthOfMinutes</text:p>
          </table:table-cell>
          <table:table-cell table:style-name="ce49"/>
          <table:table-cell table:style-name="ce52" office:value-type="string" calcext:value-type="string">
            <text:p>Hundredth of a minute</text:p>
          </table:table-cell>
          <table:table-cell table:style-name="ce63" office:value-type="string" calcext:value-type="string">
            <text:p>Centièmes de minute</text:p>
          </table:table-cell>
          <table:table-cell table:style-name="ce81" office:value-type="string" calcext:value-type="string">
            <text:p>Hondersten van een minuut</text:p>
          </table:table-cell>
          <table:table-cell table:style-name="ce92" office:value-type="string" calcext:value-type="string">
            <text:p>Hundertstelminuten</text:p>
          </table:table-cell>
          <table:table-cell table:style-name="ce103" office:value-type="string" calcext:value-type="string">
            <text:p>Centésimas de un minuto</text:p>
          </table:table-cell>
          <table:table-cell table:style-name="ce111" office:value-type="string" calcext:value-type="string">
            <text:p>Centésimos de minuto</text:p>
          </table:table-cell>
          <table:table-cell table:style-name="ce121" office:value-type="string" calcext:value-type="string">
            <text:p>Setne części minuty</text:p>
          </table:table-cell>
          <table:table-cell table:style-name="ce129" office:value-type="string" calcext:value-type="string">
            <text:p>Centesimi di Minuto</text:p>
          </table:table-cell>
          <table:table-cell table:style-name="ce136" office:value-type="string" calcext:value-type="string">
            <text:p>Sutimi de minut</text:p>
          </table:table-cell>
          <table:table-cell table:style-name="ce147" office:value-type="string" calcext:value-type="string">
            <text:p>Sadasosaminuutti</text:p>
          </table:table-cell>
          <table:table-cell table:style-name="ce157" office:value-type="string" calcext:value-type="string">
            <text:p>Hundredels minutt</text:p>
          </table:table-cell>
          <table:table-cell table:style-name="ce165" office:value-type="string" calcext:value-type="string">
            <text:p>百分钟</text:p>
          </table:table-cell>
          <table:table-cell table:style-name="ce174" office:value-type="string" calcext:value-type="string">
            <text:p>Bir dakikanın yüzdesi</text:p>
          </table:table-cell>
          <table:table-cell table:style-name="ce182" office:value-type="string" calcext:value-type="string">
            <text:p>Εκατοστό του Λεπτού</text:p>
          </table:table-cell>
          <table:table-cell table:style-name="ce193" office:value-type="string" calcext:value-type="string">
            <text:p>Šimtosios minutės</text:p>
          </table:table-cell>
          <table:table-cell table:style-name="ce203" office:value-type="string" calcext:value-type="string">
            <text:p>Hundradels minut</text:p>
          </table:table-cell>
          <table:table-cell table:style-name="ce210" office:value-type="string" calcext:value-type="string">
            <text:p>1/100 minut</text:p>
          </table:table-cell>
          <table:table-cell table:style-name="ce218" office:value-type="string" calcext:value-type="string">
            <text:p>Setina minuty</text:p>
          </table:table-cell>
          <table:table-cell table:style-name="ce226" office:value-type="string" calcext:value-type="string">
            <text:p>일분을 백 등분한 시간</text:p>
          </table:table-cell>
          <table:table-cell table:style-name="ce235" office:value-type="string" calcext:value-type="string">
            <text:p>Сотые минуты</text:p>
          </table:table-cell>
          <table:table-cell table:style-name="ce227" office:value-type="string" calcext:value-type="string">
            <text:p>Centèssimes de minut</text:p>
          </table:table-cell>
          <table:table-cell table:style-name="ce251" office:value-type="string" calcext:value-type="string">
            <text:p>Stoti deo minute</text:p>
          </table:table-cell>
          <table:table-cell table:style-name="ce263" office:value-type="string" calcext:value-type="string">
            <text:p>Стоти део минуте</text:p>
          </table:table-cell>
          <table:table-cell table:style-name="ce272" office:value-type="string" calcext:value-type="string">
            <text:p>1/100分</text:p>
          </table:table-cell>
          <table:table-cell table:style-name="ce279" office:value-type="string" calcext:value-type="string">
            <text:p>Стоти дел од минутата</text:p>
          </table:table-cell>
          <table:table-cell table:style-name="ce285" office:value-type="string" calcext:value-type="string">
            <text:p>مائة في الدقيقة</text:p>
          </table:table-cell>
          <table:table-cell table:style-name="ce289" table:number-columns-repeated="996"/>
        </table:table-row>
        <table:table-row table:style-name="ro18">
          <table:table-cell table:style-name="ce45" office:value-type="string" calcext:value-type="string">
            <text:p>TimeCodeFormat_TenThousandthOfHours</text:p>
          </table:table-cell>
          <table:table-cell table:style-name="ce49"/>
          <table:table-cell table:style-name="ce52" office:value-type="string" calcext:value-type="string">
            <text:p>Ten thousandth of an hour</text:p>
          </table:table-cell>
          <table:table-cell table:style-name="ce63" office:value-type="string" calcext:value-type="string">
            <text:p>Dix millièmes d'heure</text:p>
          </table:table-cell>
          <table:table-cell table:style-name="ce81" office:value-type="string" calcext:value-type="string">
            <text:p>Tienduizendsten van een uur</text:p>
          </table:table-cell>
          <table:table-cell table:style-name="ce92" office:value-type="string" calcext:value-type="string">
            <text:p>Zehntausendstel einer Stunde</text:p>
          </table:table-cell>
          <table:table-cell table:style-name="ce103" office:value-type="string" calcext:value-type="string">
            <text:p>Diez milésimas de una hora</text:p>
          </table:table-cell>
          <table:table-cell table:style-name="ce110" office:value-type="string" calcext:value-type="string">
            <text:p>Dez milésimos de uma hora</text:p>
          </table:table-cell>
          <table:table-cell table:style-name="ce121" office:value-type="string" calcext:value-type="string">
            <text:p>Dziesięcio-tysięczne części godziny</text:p>
          </table:table-cell>
          <table:table-cell table:style-name="ce129" office:value-type="string" calcext:value-type="string">
            <text:p>Decimillesimi d'ora</text:p>
          </table:table-cell>
          <table:table-cell table:style-name="ce136" office:value-type="string" calcext:value-type="string">
            <text:p>Zece miimi de oră</text:p>
          </table:table-cell>
          <table:table-cell table:style-name="ce147" office:value-type="string" calcext:value-type="string">
            <text:p>Tunnin kymmenestuhannesosa</text:p>
          </table:table-cell>
          <table:table-cell table:style-name="ce157" office:value-type="string" calcext:value-type="string">
            <text:p>Titusendedels time</text:p>
          </table:table-cell>
          <table:table-cell table:style-name="ce165" office:value-type="string" calcext:value-type="string">
            <text:p>万分之一小时</text:p>
          </table:table-cell>
          <table:table-cell table:style-name="ce174" office:value-type="string" calcext:value-type="string">
            <text:p>Bir saatin on bindesi</text:p>
          </table:table-cell>
          <table:table-cell table:style-name="ce182" office:value-type="string" calcext:value-type="string">
            <text:p>Δεκάδες Χιλιοστά της ώρας</text:p>
          </table:table-cell>
          <table:table-cell table:style-name="ce193" office:value-type="string" calcext:value-type="string">
            <text:p>Dešimt tūkstantoji valandos</text:p>
          </table:table-cell>
          <table:table-cell table:style-name="ce203" office:value-type="string" calcext:value-type="string">
            <text:p>tiotusendels timme</text:p>
          </table:table-cell>
          <table:table-cell table:style-name="ce210" office:value-type="string" calcext:value-type="string">
            <text:p>10/1000 time</text:p>
          </table:table-cell>
          <table:table-cell table:style-name="ce218" office:value-type="string" calcext:value-type="string">
            <text:p>Desetitisícina hodiny</text:p>
          </table:table-cell>
          <table:table-cell table:style-name="ce226" office:value-type="string" calcext:value-type="string">
            <text:p>한 시간을 만 등분한 시간</text:p>
          </table:table-cell>
          <table:table-cell table:style-name="ce235" office:value-type="string" calcext:value-type="string">
            <text:p>Десятитысячные часа</text:p>
          </table:table-cell>
          <table:table-cell table:style-name="ce227" office:value-type="string" calcext:value-type="string">
            <text:p>Deumilèssimes d'hora</text:p>
          </table:table-cell>
          <table:table-cell table:style-name="ce248" office:value-type="string" calcext:value-type="string">
            <text:p>Deset stotinki sata</text:p>
          </table:table-cell>
          <table:table-cell table:style-name="ce260" office:value-type="string" calcext:value-type="string">
            <text:p>Десет стотинки сата</text:p>
          </table:table-cell>
          <table:table-cell table:style-name="ce272" office:value-type="string" calcext:value-type="string">
            <text:p>1/10,000時間</text:p>
          </table:table-cell>
          <table:table-cell table:style-name="ce279" office:value-type="string" calcext:value-type="string">
            <text:p>Десет илјадити дел од часот</text:p>
          </table:table-cell>
          <table:table-cell table:style-name="ce285" office:value-type="string" calcext:value-type="string">
            <text:p>عشرة آلاف في <text:s/>الساعة</text:p>
          </table:table-cell>
          <table:table-cell table:style-name="ce289" table:number-columns-repeated="996"/>
        </table:table-row>
        <table:table-row table:style-name="ro5">
          <table:table-cell table:style-name="ce45" office:value-type="string" calcext:value-type="string">
            <text:p>TimeCodeFormat_Timestamps</text:p>
          </table:table-cell>
          <table:table-cell table:style-name="ce49"/>
          <table:table-cell table:style-name="ce60" office:value-type="string" calcext:value-type="string">
            <text:p>Time Stamps</text:p>
          </table:table-cell>
          <table:table-cell table:style-name="ce78" office:value-type="string" calcext:value-type="string">
            <text:p>Time Stamps</text:p>
          </table:table-cell>
          <table:table-cell table:style-name="ce88" office:value-type="string" calcext:value-type="string">
            <text:p>Time Stamps</text:p>
          </table:table-cell>
          <table:table-cell table:style-name="ce100" office:value-type="string" calcext:value-type="string">
            <text:p>Zeitmarken</text:p>
          </table:table-cell>
          <table:table-cell table:style-name="ce103" office:value-type="string" calcext:value-type="string">
            <text:p>Time Stamps</text:p>
          </table:table-cell>
          <table:table-cell table:style-name="ce118" office:value-type="string" calcext:value-type="string">
            <text:p>Contador de Tempo</text:p>
          </table:table-cell>
          <table:table-cell table:style-name="ce126" office:value-type="string" calcext:value-type="string">
            <text:p>Time Stamps</text:p>
          </table:table-cell>
          <table:table-cell table:style-name="ce128" office:value-type="string" calcext:value-type="string">
            <text:p>Timbro-orario (Time Stamps)</text:p>
          </table:table-cell>
          <table:table-cell table:style-name="ce143" office:value-type="string" calcext:value-type="string">
            <text:p>Markeri timp</text:p>
          </table:table-cell>
          <table:table-cell table:style-name="ce154" office:value-type="string" calcext:value-type="string">
            <text:p>Aikaleimat</text:p>
          </table:table-cell>
          <table:table-cell table:style-name="ce157" office:value-type="string" calcext:value-type="string">
            <text:p>Tidsmarkør format:</text:p>
          </table:table-cell>
          <table:table-cell table:style-name="ce165" office:value-type="string" calcext:value-type="string">
            <text:p>时间戳</text:p>
          </table:table-cell>
          <table:table-cell table:style-name="ce174" office:value-type="string" calcext:value-type="string">
            <text:p>Zaman Etiketleri</text:p>
          </table:table-cell>
          <table:table-cell table:style-name="ce182" office:value-type="string" calcext:value-type="string">
            <text:p>Χρονικά Σημάδια</text:p>
          </table:table-cell>
          <table:table-cell table:style-name="ce193" office:value-type="string" calcext:value-type="string">
            <text:p>Laiko žyma</text:p>
          </table:table-cell>
          <table:table-cell table:style-name="ce203" office:value-type="string" calcext:value-type="string">
            <text:p>Tidsstämpel</text:p>
          </table:table-cell>
          <table:table-cell table:style-name="ce210" office:value-type="string" calcext:value-type="string">
            <text:p>Tidsstempler</text:p>
          </table:table-cell>
          <table:table-cell table:style-name="ce218" office:value-type="string" calcext:value-type="string">
            <text:p>Časová razítka</text:p>
          </table:table-cell>
          <table:table-cell table:style-name="ce226" office:value-type="string" calcext:value-type="string">
            <text:p>시간 스탬프들</text:p>
          </table:table-cell>
          <table:table-cell table:style-name="ce243" office:value-type="string" calcext:value-type="string">
            <text:p>Time Stamps</text:p>
          </table:table-cell>
          <table:table-cell table:style-name="ce227" office:value-type="string" calcext:value-type="string">
            <text:p>Marques de temps</text:p>
          </table:table-cell>
          <table:table-cell table:style-name="ce248" office:value-type="string" calcext:value-type="string">
            <text:p>Vremenske oznake </text:p>
          </table:table-cell>
          <table:table-cell table:style-name="ce260" office:value-type="string" calcext:value-type="string">
            <text:p>Временске ознаке </text:p>
          </table:table-cell>
          <table:table-cell table:style-name="ce272" office:value-type="string" calcext:value-type="string">
            <text:p>タイムスタンプ</text:p>
          </table:table-cell>
          <table:table-cell table:style-name="ce279" office:value-type="string" calcext:value-type="string">
            <text:p>Бележење на времето</text:p>
          </table:table-cell>
          <table:table-cell table:style-name="ce285" office:value-type="string" calcext:value-type="string">
            <text:p>الطوابع الزمنية </text:p>
          </table:table-cell>
          <table:table-cell table:style-name="ce289" table:number-columns-repeated="996"/>
        </table:table-row>
        <table:table-row table:style-name="ro18">
          <table:table-cell table:style-name="ce46" office:value-type="string" calcext:value-type="string">
            <text:p>TimeCodeFormat_TimeAndFrames</text:p>
          </table:table-cell>
          <table:table-cell table:style-name="ce49"/>
          <table:table-cell table:style-name="ce60" office:value-type="string" calcext:value-type="string">
            <text:p>Classic + Frame numbers</text:p>
          </table:table-cell>
          <table:table-cell table:style-name="ce78" office:value-type="string" calcext:value-type="string">
            <text:p>Classique + Numéros des images</text:p>
          </table:table-cell>
          <table:table-cell table:style-name="ce88" office:value-type="string" calcext:value-type="string">
            <text:p>Klassiek + Beeldnummers</text:p>
          </table:table-cell>
          <table:table-cell table:style-name="ce100" office:value-type="string" calcext:value-type="string">
            <text:p>Klassisch + Framenummer</text:p>
          </table:table-cell>
          <table:table-cell table:style-name="ce103" office:value-type="string" calcext:value-type="string">
            <text:p>Clásico + Número de imágenes</text:p>
          </table:table-cell>
          <table:table-cell table:style-name="ce118" office:value-type="string" calcext:value-type="string">
            <text:p>Clássico + Número de Quadros</text:p>
          </table:table-cell>
          <table:table-cell table:style-name="ce126"/>
          <table:table-cell table:style-name="ce128" office:value-type="string" calcext:value-type="string">
            <text:p>Classico + num. fotogramma</text:p>
          </table:table-cell>
          <table:table-cell table:style-name="ce144" office:value-type="string" calcext:value-type="string">
            <text:p>Clasic+Numarul cadrelor</text:p>
          </table:table-cell>
          <table:table-cell table:style-name="ce155" office:value-type="string" calcext:value-type="string">
            <text:p>Klassinen + kuvanumeroinnit</text:p>
          </table:table-cell>
          <table:table-cell table:style-name="ce157" office:value-type="string" calcext:value-type="string">
            <text:p>Standard + Bildenummer</text:p>
          </table:table-cell>
          <table:table-cell table:style-name="ce165" office:value-type="string" calcext:value-type="string">
            <text:p>传统 + 帧数</text:p>
          </table:table-cell>
          <table:table-cell table:style-name="ce174" office:value-type="string" calcext:value-type="string">
            <text:p>Klasik + Kare sayıları</text:p>
          </table:table-cell>
          <table:table-cell table:style-name="ce182" office:value-type="string" calcext:value-type="string">
            <text:p>Κλασσικό + Αριθμητικά πλαίσια</text:p>
          </table:table-cell>
          <table:table-cell table:style-name="ce193" office:value-type="string" calcext:value-type="string">
            <text:p>Standartinis + Kadro numeriai</text:p>
          </table:table-cell>
          <table:table-cell table:style-name="ce203" office:value-type="string" calcext:value-type="string">
            <text:p>Klassiskt + Bildnummer</text:p>
          </table:table-cell>
          <table:table-cell table:style-name="ce210" office:value-type="string" calcext:value-type="string">
            <text:p>Klassisk + Billednumre</text:p>
          </table:table-cell>
          <table:table-cell table:style-name="ce218" office:value-type="string" calcext:value-type="string">
            <text:p>Klasické zobarzení + číslo snímku</text:p>
          </table:table-cell>
          <table:table-cell table:style-name="ce226" office:value-type="string" calcext:value-type="string">
            <text:p>전통+프레임 숫자</text:p>
          </table:table-cell>
          <table:table-cell table:style-name="ce235" office:value-type="string" calcext:value-type="string">
            <text:p>Классический формат +номера кадров</text:p>
          </table:table-cell>
          <table:table-cell table:style-name="ce227" office:value-type="string" calcext:value-type="string">
            <text:p>Classic + Número de fotogrames</text:p>
          </table:table-cell>
          <table:table-cell table:style-name="ce258" office:value-type="string" calcext:value-type="string">
            <text:p>Klasični + brojevi okvira </text:p>
          </table:table-cell>
          <table:table-cell table:style-name="ce270" office:value-type="string" calcext:value-type="string">
            <text:p>Класични + бројеви оквира </text:p>
          </table:table-cell>
          <table:table-cell table:style-name="ce272" office:value-type="string" calcext:value-type="string">
            <text:p>クラシック + フレーム 数</text:p>
          </table:table-cell>
          <table:table-cell table:style-name="ce279" office:value-type="string" calcext:value-type="string">
            <text:p>Класично + Број на фрејмови</text:p>
          </table:table-cell>
          <table:table-cell table:style-name="ce285" office:value-type="string" calcext:value-type="string">
            <text:p>كلاسيكي + عدد الكادرات</text:p>
          </table:table-cell>
          <table:table-cell table:style-name="ce289" table:number-columns-repeated="996"/>
        </table:table-row>
        <table:table-row table:style-name="ro6">
          <table:table-cell/>
          <table:table-cell table:style-name="ce50"/>
          <table:table-cell table:style-name="ce61"/>
          <table:table-cell table:style-name="ce79"/>
          <table:table-cell table:style-name="ce89"/>
          <table:table-cell table:number-columns-repeated="5"/>
          <table:table-cell table:style-name="ce145" table:number-columns-repeated="2"/>
          <table:table-cell table:number-columns-repeated="9"/>
          <table:table-cell table:style-name="ce1"/>
          <table:table-cell table:number-columns-repeated="1002"/>
        </table:table-row>
        <table:table-row table:style-name="ro6" table:number-rows-repeated="65201">
          <table:table-cell/>
          <table:table-cell table:style-name="ce50"/>
          <table:table-cell table:style-name="ce61"/>
          <table:table-cell table:style-name="ce79"/>
          <table:table-cell table:style-name="ce90"/>
          <table:table-cell table:number-columns-repeated="5"/>
          <table:table-cell table:style-name="ce145"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C96:RootLang.AA112 RootLang.E34:RootLang.AA75 RootLang.C3:RootLang.AA25 RootLang.C77:RootLang.AA94 RootLang.C74:RootLang.C76 RootLang.E76:RootLang.AA76 RootLang.C34:RootLang.C64 RootLang.D34:RootLang.D65 RootLang.D74:RootLang.D75">
            <calcext:condition calcext:apply-style-name="Missing translation" calcext:value="=0" calcext:base-cell-address="RootLang.C3"/>
          </calcext:conditional-format>
          <calcext:conditional-format calcext:target-range-address="RootLang.C95:RootLang.AA95">
            <calcext:condition calcext:apply-style-name="Missing translation" calcext:value="=0" calcext:base-cell-address="RootLang.C95"/>
          </calcext:conditional-format>
          <calcext:conditional-format calcext:target-range-address="RootLang.C29:RootLang.AA33">
            <calcext:condition calcext:apply-style-name="Missing translation" calcext:value="=0" calcext:base-cell-address="RootLang.C29"/>
          </calcext:conditional-format>
          <calcext:conditional-format calcext:target-range-address="RootLang.C26:RootLang.AA26">
            <calcext:condition calcext:apply-style-name="Missing translation" calcext:value="=0" calcext:base-cell-address="RootLang.C26"/>
          </calcext:conditional-format>
          <calcext:conditional-format calcext:target-range-address="RootLang.C27:RootLang.AA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2" calcext:value="=0" calcext:base-cell-address="RootLang.AB3"/>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7"/>
        <table:table-column table:style-name="co56" table:number-columns-repeated="227" table:default-cell-style-name="Default"/>
        <table:table-column table:style-name="co27" table:number-columns-repeated="769" table:default-cell-style-name="Default"/>
        <table:table-row table:style-name="ro13">
          <table:table-cell table:style-name="ce43" office:value-type="string" calcext:value-type="string">
            <text:p>#LanguageName</text:p>
          </table:table-cell>
          <table:table-cell table:style-name="ce47"/>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3" office:value-type="string" calcext:value-type="string">
            <text:p>简体中文</text:p>
          </table:table-cell>
          <table:table-cell table:style-name="ce171" office:value-type="string" calcext:value-type="string">
            <text:p>Türkçe</text:p>
          </table:table-cell>
          <table:table-cell table:style-name="ce171" office:value-type="string" calcext:value-type="string">
            <text:p>Ελληνικά</text:p>
          </table:table-cell>
          <table:table-cell table:style-name="ce191" office:value-type="string" calcext:value-type="string">
            <text:p>Lietuvių</text:p>
          </table:table-cell>
          <table:table-cell table:style-name="ce191" office:value-type="string" calcext:value-type="string">
            <text:p>Svenska</text:p>
          </table:table-cell>
          <table:table-cell table:style-name="ce191" office:value-type="string" calcext:value-type="string">
            <text:p>Dansk</text:p>
          </table:table-cell>
          <table:table-cell table:style-name="ce216" office:value-type="string" calcext:value-type="string">
            <text:p>Čeština</text:p>
          </table:table-cell>
          <table:table-cell table:style-name="ce216"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71" office:value-type="string" calcext:value-type="string">
            <text:p>日本語</text:p>
          </table:table-cell>
          <table:table-cell table:style-name="ce277" office:value-type="string" calcext:value-type="string">
            <text:p>Македонски</text:p>
          </table:table-cell>
          <table:table-cell table:style-name="ce40" office:value-type="string" calcext:value-type="string">
            <text:p>العَرَبِية</text:p>
          </table:table-cell>
          <table:table-cell table:style-name="ce288" table:number-columns-repeated="996"/>
        </table:table-row>
        <table:table-row table:style-name="ro14">
          <table:table-cell table:style-name="ce44" office:value-type="string" calcext:value-type="string">
            <text:p>#LanguageCode</text:p>
          </table:table-cell>
          <table:table-cell table:style-name="ce48" office:value-type="string" calcext:value-type="string">
            <text:p>-</text:p>
          </table:table-cell>
          <table:table-cell table:style-name="ce51"/>
          <table:table-cell table:style-name="ce62" office:value-type="string" calcext:value-type="string">
            <text:p>fr</text:p>
          </table:table-cell>
          <table:table-cell table:style-name="ce217" office:value-type="string" calcext:value-type="string">
            <text:p>nl</text:p>
          </table:table-cell>
          <table:table-cell table:style-name="ce91" office:value-type="string" calcext:value-type="string">
            <text:p>de</text:p>
          </table:table-cell>
          <table:table-cell table:style-name="ce102" office:value-type="string" calcext:value-type="string">
            <text:p>es</text:p>
          </table:table-cell>
          <table:table-cell table:style-name="ce109" office:value-type="string" calcext:value-type="string">
            <text:p>pt</text:p>
          </table:table-cell>
          <table:table-cell table:style-name="ce119" office:value-type="string" calcext:value-type="string">
            <text:p>pl</text:p>
          </table:table-cell>
          <table:table-cell table:style-name="ce127" office:value-type="string" calcext:value-type="string">
            <text:p>it</text:p>
          </table:table-cell>
          <table:table-cell table:style-name="ce135" office:value-type="string" calcext:value-type="string">
            <text:p>ro</text:p>
          </table:table-cell>
          <table:table-cell table:style-name="ce146" office:value-type="string" calcext:value-type="string">
            <text:p>fi</text:p>
          </table:table-cell>
          <table:table-cell table:style-name="ce156" office:value-type="string" calcext:value-type="string">
            <text:p>no</text:p>
          </table:table-cell>
          <table:table-cell table:style-name="ce164" office:value-type="string" calcext:value-type="string">
            <text:p>Zh-CHS</text:p>
          </table:table-cell>
          <table:table-cell table:style-name="ce172" office:value-type="string" calcext:value-type="string">
            <text:p>tr</text:p>
          </table:table-cell>
          <table:table-cell table:style-name="ce181" office:value-type="string" calcext:value-type="string">
            <text:p>el</text:p>
          </table:table-cell>
          <table:table-cell table:style-name="ce192" office:value-type="string" calcext:value-type="string">
            <text:p>lt</text:p>
          </table:table-cell>
          <table:table-cell table:style-name="ce192" office:value-type="string" calcext:value-type="string">
            <text:p>sv</text:p>
          </table:table-cell>
          <table:table-cell table:style-name="ce209" office:value-type="string" calcext:value-type="string">
            <text:p>da</text:p>
          </table:table-cell>
          <table:table-cell table:style-name="ce217" office:value-type="string" calcext:value-type="string">
            <text:p>cs</text:p>
          </table:table-cell>
          <table:table-cell table:style-name="ce209" office:value-type="string" calcext:value-type="string">
            <text:p>ko</text:p>
          </table:table-cell>
          <table:table-cell table:style-name="ce209" office:value-type="string" calcext:value-type="string">
            <text:p>ru</text:p>
          </table:table-cell>
          <table:table-cell table:style-name="ce209" office:value-type="string" calcext:value-type="string">
            <text:p>ca</text:p>
          </table:table-cell>
          <table:table-cell table:style-name="ce247" office:value-type="string" calcext:value-type="string">
            <text:p>sr-Latn-CS</text:p>
          </table:table-cell>
          <table:table-cell table:style-name="ce259" office:value-type="string" calcext:value-type="string">
            <text:p>sr-Cyrl-CS</text:p>
          </table:table-cell>
          <table:table-cell table:style-name="ce209" office:value-type="string" calcext:value-type="string">
            <text:p>ja</text:p>
          </table:table-cell>
          <table:table-cell table:style-name="ce278" office:value-type="string" calcext:value-type="string">
            <text:p>mk</text:p>
          </table:table-cell>
          <table:table-cell table:style-name="ce284" office:value-type="string" calcext:value-type="string">
            <text:p>ar</text:p>
          </table:table-cell>
          <table:table-cell table:style-name="ce209" table:number-columns-repeated="996"/>
        </table:table-row>
        <table:table-row table:style-name="ro15">
          <table:table-cell table:style-name="ce45" office:value-type="string" calcext:value-type="string">
            <text:p>mnuCheckForUpdates</text:p>
          </table:table-cell>
          <table:table-cell table:style-name="ce290"/>
          <table:table-cell table:style-name="ce291" office:value-type="string" calcext:value-type="string">
            <text:p>Software Update…</text:p>
          </table:table-cell>
          <table:table-cell table:style-name="ce292" office:value-type="string" calcext:value-type="string">
            <text:p>Mise à Jour…</text:p>
          </table:table-cell>
          <table:table-cell table:style-name="ce293" office:value-type="string" calcext:value-type="string">
            <text:p>Software Update</text:p>
          </table:table-cell>
          <table:table-cell table:style-name="ce295" office:value-type="string" calcext:value-type="string">
            <text:p>Auf Updates prüfen...</text:p>
          </table:table-cell>
          <table:table-cell table:style-name="ce296" office:value-type="string" calcext:value-type="string">
            <text:p>Actualización…</text:p>
          </table:table-cell>
          <table:table-cell table:style-name="ce297" office:value-type="string" calcext:value-type="string">
            <text:p>Atualização do software...</text:p>
          </table:table-cell>
          <table:table-cell table:style-name="ce299" office:value-type="string" calcext:value-type="string">
            <text:p>Sprawdź w poszukiwaniu aktualizacji...</text:p>
          </table:table-cell>
          <table:table-cell table:style-name="ce302" office:value-type="string" calcext:value-type="string">
            <text:p>Aggiornamento software...</text:p>
          </table:table-cell>
          <table:table-cell table:style-name="ce304" office:value-type="string" calcext:value-type="string">
            <text:p>Actualizat...</text:p>
          </table:table-cell>
          <table:table-cell table:style-name="ce305" office:value-type="string" calcext:value-type="string">
            <text:p>Ohjelmistopäivitys...</text:p>
          </table:table-cell>
          <table:table-cell table:style-name="ce306" office:value-type="string" calcext:value-type="string">
            <text:p>Se etter oppdateringer...</text:p>
          </table:table-cell>
          <table:table-cell table:style-name="ce308" office:value-type="string" calcext:value-type="string">
            <text:p>检查更新...</text:p>
          </table:table-cell>
          <table:table-cell table:style-name="ce309" office:value-type="string" calcext:value-type="string">
            <text:p>Yazılım Güncelleme...</text:p>
          </table:table-cell>
          <table:table-cell table:style-name="ce311" office:value-type="string" calcext:value-type="string">
            <text:p>Αναβάθμιση Λογισμικού</text:p>
          </table:table-cell>
          <table:table-cell table:style-name="ce313" office:value-type="string" calcext:value-type="string">
            <text:p>Programos atnaujinimas...</text:p>
          </table:table-cell>
          <table:table-cell table:style-name="ce314" office:value-type="string" calcext:value-type="string">
            <text:p>Programuppdatering...</text:p>
          </table:table-cell>
          <table:table-cell table:style-name="ce315" office:value-type="string" calcext:value-type="string">
            <text:p>Ændret</text:p>
          </table:table-cell>
          <table:table-cell table:style-name="ce317" office:value-type="string" calcext:value-type="string">
            <text:p>Aktualizace softwaru</text:p>
          </table:table-cell>
          <table:table-cell table:style-name="ce320"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2" office:value-type="string" calcext:value-type="string">
            <text:p>Обновить программу</text:p>
          </table:table-cell>
          <table:table-cell table:style-name="ce325" office:value-type="string" calcext:value-type="string">
            <text:p>Actualització de programari</text:p>
          </table:table-cell>
          <table:table-cell table:style-name="ce326" office:value-type="string" calcext:value-type="string">
            <text:p>Ažuriranje softvera...</text:p>
          </table:table-cell>
          <table:table-cell table:style-name="ce329"/>
          <table:table-cell table:style-name="ce332" office:value-type="string" calcext:value-type="string">
            <text:p><text:span text:style-name="T11">ソフトウェアアップデート</text:span><text:span text:style-name="T12">…</text:span></text:p>
          </table:table-cell>
          <table:table-cell table:style-name="ce334" office:value-type="string" calcext:value-type="string">
            <text:p>Ажурирање на софтверот...</text:p>
          </table:table-cell>
          <table:table-cell table:style-name="ce335" office:value-type="string" calcext:value-type="string">
            <text:p>تحديث البرنامج…</text:p>
          </table:table-cell>
          <table:table-cell table:style-name="ce338" table:number-columns-repeated="225"/>
          <table:table-cell table:style-name="ce289" table:number-columns-repeated="771"/>
        </table:table-row>
        <table:table-row table:style-name="ro15">
          <table:table-cell table:style-name="ce45" office:value-type="string" calcext:value-type="string">
            <text:p>Updater_Behind</text:p>
          </table:table-cell>
          <table:table-cell table:style-name="ce290"/>
          <table:table-cell table:style-name="ce291" office:value-type="string" calcext:value-type="string">
            <text:p>A new version is available!</text:p>
          </table:table-cell>
          <table:table-cell table:style-name="ce292" office:value-type="string" calcext:value-type="string">
            <text:p>Une nouvelle version est disponible !</text:p>
          </table:table-cell>
          <table:table-cell table:style-name="ce293" office:value-type="string" calcext:value-type="string">
            <text:p>Een nieuwe versie is beschikbaar !</text:p>
          </table:table-cell>
          <table:table-cell table:style-name="ce295" office:value-type="string" calcext:value-type="string">
            <text:p>Eine neue Version ist verfügbar ! </text:p>
          </table:table-cell>
          <table:table-cell table:style-name="ce296" office:value-type="string" calcext:value-type="string">
            <text:p>¡Una nueva versión está disponible!</text:p>
          </table:table-cell>
          <table:table-cell table:style-name="ce297" office:value-type="string" calcext:value-type="string">
            <text:p>Uma nova versão está disponível!</text:p>
          </table:table-cell>
          <table:table-cell table:style-name="ce299" office:value-type="string" calcext:value-type="string">
            <text:p>Dostępna jest nowa wersja programu!</text:p>
          </table:table-cell>
          <table:table-cell table:style-name="ce302" office:value-type="string" calcext:value-type="string">
            <text:p>E' disponibile una nuova versione !</text:p>
          </table:table-cell>
          <table:table-cell table:style-name="ce304" office:value-type="string" calcext:value-type="string">
            <text:p>O nouă versiune este disponibilă !</text:p>
          </table:table-cell>
          <table:table-cell table:style-name="ce305" office:value-type="string" calcext:value-type="string">
            <text:p>Uusi versio on saatavilla!</text:p>
          </table:table-cell>
          <table:table-cell table:style-name="ce307" office:value-type="string" calcext:value-type="string">
            <text:p>En ny versjon er tilgjengelig !</text:p>
          </table:table-cell>
          <table:table-cell table:style-name="ce308" office:value-type="string" calcext:value-type="string">
            <text:p>有新版本！</text:p>
          </table:table-cell>
          <table:table-cell table:style-name="ce310" office:value-type="string" calcext:value-type="string">
            <text:p>Yeni bir sürüm mevcut !</text:p>
          </table:table-cell>
          <table:table-cell table:style-name="ce312" office:value-type="string" calcext:value-type="string">
            <text:p>Μια νέα έκδοση είναι διαθέσιμη !</text:p>
          </table:table-cell>
          <table:table-cell table:style-name="ce313" office:value-type="string" calcext:value-type="string">
            <text:p>Jau galite atnaujinti programą!</text:p>
          </table:table-cell>
          <table:table-cell table:style-name="ce314" office:value-type="string" calcext:value-type="string">
            <text:p>Ny version är tillgänglig!</text:p>
          </table:table-cell>
          <table:table-cell table:style-name="ce316" office:value-type="string" calcext:value-type="string">
            <text:p>Ny version tilgængelig!</text:p>
          </table:table-cell>
          <table:table-cell table:style-name="ce318" office:value-type="string" calcext:value-type="string">
            <text:p>Nová verze je k dispozici!</text:p>
          </table:table-cell>
          <table:table-cell table:style-name="ce320"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3" office:value-type="string" calcext:value-type="string">
            <text:p>Доступна новая версия!</text:p>
          </table:table-cell>
          <table:table-cell table:style-name="ce325" office:value-type="string" calcext:value-type="string">
            <text:p>Hi ha disponible una nova versió</text:p>
          </table:table-cell>
          <table:table-cell table:style-name="ce327" office:value-type="string" calcext:value-type="string">
            <text:p>Nova verzija je dostupna!</text:p>
          </table:table-cell>
          <table:table-cell table:style-name="ce330" office:value-type="string" calcext:value-type="string">
            <text:p>Нова верзија је доступна!</text:p>
          </table:table-cell>
          <table:table-cell table:style-name="ce333" office:value-type="string" calcext:value-type="string">
            <text:p>最新バージョンにアップデートできます!</text:p>
          </table:table-cell>
          <table:table-cell table:style-name="ce334" office:value-type="string" calcext:value-type="string">
            <text:p>Достапна е нова верзија!</text:p>
          </table:table-cell>
          <table:table-cell table:style-name="ce335" office:value-type="string" calcext:value-type="string">
            <text:p>يتوفر إصدار جديد!</text:p>
          </table:table-cell>
          <table:table-cell table:style-name="ce338" table:number-columns-repeated="225"/>
          <table:table-cell table:style-name="ce289" table:number-columns-repeated="771"/>
        </table:table-row>
        <table:table-row table:style-name="ro22">
          <table:table-cell table:style-name="ce45" office:value-type="string" calcext:value-type="string">
            <text:p>Updater_BrowseFolderDescription</text:p>
          </table:table-cell>
          <table:table-cell table:style-name="ce290"/>
          <table:table-cell table:style-name="ce291" office:value-type="string" calcext:value-type="string">
            <text:p>Please choose the target directory for the installer file.</text:p>
          </table:table-cell>
          <table:table-cell table:style-name="ce292" office:value-type="string" calcext:value-type="string">
            <text:p>Veuillez choisir le dossier dans lequel sera placé le programme d'installation.</text:p>
          </table:table-cell>
          <table:table-cell table:style-name="ce293" office:value-type="string" calcext:value-type="string">
            <text:p>Kies a.u.b. de directory voor het installatiebestand.</text:p>
          </table:table-cell>
          <table:table-cell table:style-name="ce295" office:value-type="string" calcext:value-type="string">
            <text:p>Bitte wählen Sie den Ordner, in dem das Programm installiert wird. </text:p>
          </table:table-cell>
          <table:table-cell table:style-name="ce296" office:value-type="string" calcext:value-type="string">
            <text:p>Porfavor escoga el directorio de destino para el archivo de instalación.</text:p>
          </table:table-cell>
          <table:table-cell table:style-name="ce298" office:value-type="string" calcext:value-type="string">
            <text:p>Por favor, escolha a pasta que deseja salvar o arquivo de instalação.</text:p>
          </table:table-cell>
          <table:table-cell table:style-name="ce300" office:value-type="string" calcext:value-type="string">
            <text:p>Wybierz katalog docelowy dla plików instalacyjnych.</text:p>
          </table:table-cell>
          <table:table-cell table:style-name="ce303" office:value-type="string" calcext:value-type="string">
            <text:p>Scegliere la Directory di destinazione per il File di installazione.</text:p>
          </table:table-cell>
          <table:table-cell table:style-name="ce304" office:value-type="string" calcext:value-type="string">
            <text:p>Vă rugăm să alegeţi directorul unde va fi salvat kitul de instalare.</text:p>
          </table:table-cell>
          <table:table-cell table:style-name="ce305" office:value-type="string" calcext:value-type="string">
            <text:p>Valitse asennustiedoston kohdehakemisto.</text:p>
          </table:table-cell>
          <table:table-cell table:style-name="ce307" office:value-type="string" calcext:value-type="string">
            <text:p>Vennligst velg målmappe for nedlasting av installasjonsfilen.</text:p>
          </table:table-cell>
          <table:table-cell table:style-name="ce308" office:value-type="string" calcext:value-type="string">
            <text:p>请选择安装目录.</text:p>
          </table:table-cell>
          <table:table-cell table:style-name="ce310" office:value-type="string" calcext:value-type="string">
            <text:p>Lütfen yükleyici dosya için gerekli hedef klasörünü seçin.</text:p>
          </table:table-cell>
          <table:table-cell table:style-name="ce311" office:value-type="string" calcext:value-type="string">
            <text:p>Παρακαλώ επιλέξτε την κατεύθυνση προορισμού του αρχείου εγκατάστασης.</text:p>
          </table:table-cell>
          <table:table-cell table:style-name="ce313" office:value-type="string" calcext:value-type="string">
            <text:p>Prašau pasirinkti aplanką diegimo dokumentui.</text:p>
          </table:table-cell>
          <table:table-cell table:style-name="ce314" office:value-type="string" calcext:value-type="string">
            <text:p>Välj katalog för installationsfilen.</text:p>
          </table:table-cell>
          <table:table-cell table:style-name="ce316" office:value-type="string" calcext:value-type="string">
            <text:p>Vælg katalog til installationsfil.</text:p>
          </table:table-cell>
          <table:table-cell table:style-name="ce318" office:value-type="string" calcext:value-type="string">
            <text:p>Zvolte prosím cílové umístění instalačního souboru.</text:p>
          </table:table-cell>
          <table:table-cell table:style-name="ce320"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3" office:value-type="string" calcext:value-type="string">
            <text:p>Пожалуйста, измените директорию для установочного файла.</text:p>
          </table:table-cell>
          <table:table-cell table:style-name="ce325" office:value-type="string" calcext:value-type="string">
            <text:p>Siusplau, escolliu un directori on desar l'arxiu d'instal·lació</text:p>
          </table:table-cell>
          <table:table-cell table:style-name="ce327" office:value-type="string" calcext:value-type="string">
            <text:p>Molimo izaberite željeni direktorijum za datoteku sa instalatorom .</text:p>
          </table:table-cell>
          <table:table-cell table:style-name="ce330" office:value-type="string" calcext:value-type="string">
            <text:p>Молимо изаберите жељени директоријум за датотеку са инсталатором .</text:p>
          </table:table-cell>
          <table:table-cell table:style-name="ce333" office:value-type="string" calcext:value-type="string">
            <text:p>インストーラーファイルのターゲットディレクトリを選択してください。</text:p>
          </table:table-cell>
          <table:table-cell table:style-name="ce334" office:value-type="string" calcext:value-type="string">
            <text:p>Ве молиме одберете целен директориум за инсталираната датотека.</text:p>
          </table:table-cell>
          <table:table-cell table:style-name="ce335" office:value-type="string" calcext:value-type="string">
            <text:p>برجاء اختيار المسار المحدد لملف التثبيت</text:p>
          </table:table-cell>
          <table:table-cell table:style-name="ce338" table:number-columns-repeated="225"/>
          <table:table-cell table:style-name="ce289" table:number-columns-repeated="771"/>
        </table:table-row>
        <table:table-row table:style-name="ro5">
          <table:table-cell table:style-name="ce45" office:value-type="string" calcext:value-type="string">
            <text:p>Updater_CurrentVersion</text:p>
          </table:table-cell>
          <table:table-cell table:style-name="ce290"/>
          <table:table-cell table:style-name="ce291" office:value-type="string" calcext:value-type="string">
            <text:p>Current Version :</text:p>
          </table:table-cell>
          <table:table-cell table:style-name="ce292" office:value-type="string" calcext:value-type="string">
            <text:p>Version Courante :</text:p>
          </table:table-cell>
          <table:table-cell table:style-name="ce293" office:value-type="string" calcext:value-type="string">
            <text:p>Huidige versie :</text:p>
          </table:table-cell>
          <table:table-cell table:style-name="ce295" office:value-type="string" calcext:value-type="string">
            <text:p>Aktuelle Version : </text:p>
          </table:table-cell>
          <table:table-cell table:style-name="ce296" office:value-type="string" calcext:value-type="string">
            <text:p>Versión actual:</text:p>
          </table:table-cell>
          <table:table-cell table:style-name="ce297" office:value-type="string" calcext:value-type="string">
            <text:p>Versão atual :</text:p>
          </table:table-cell>
          <table:table-cell table:style-name="ce300" office:value-type="string" calcext:value-type="string">
            <text:p>Aktualna wersja :</text:p>
          </table:table-cell>
          <table:table-cell table:style-name="ce302" office:value-type="string" calcext:value-type="string">
            <text:p>Versione Attuale :</text:p>
          </table:table-cell>
          <table:table-cell table:style-name="ce304" office:value-type="string" calcext:value-type="string">
            <text:p>Current Version :</text:p>
          </table:table-cell>
          <table:table-cell table:style-name="ce305" office:value-type="string" calcext:value-type="string">
            <text:p>Nykyinen versio:</text:p>
          </table:table-cell>
          <table:table-cell table:style-name="ce307" office:value-type="string" calcext:value-type="string">
            <text:p>Aktuell versjon:</text:p>
          </table:table-cell>
          <table:table-cell table:style-name="ce308" office:value-type="string" calcext:value-type="string">
            <text:p>现在的版本:</text:p>
          </table:table-cell>
          <table:table-cell table:style-name="ce310" office:value-type="string" calcext:value-type="string">
            <text:p>Geçerli Sürüm :</text:p>
          </table:table-cell>
          <table:table-cell table:style-name="ce312" office:value-type="string" calcext:value-type="string">
            <text:p>Τρέχουσα Έκδοση :</text:p>
          </table:table-cell>
          <table:table-cell table:style-name="ce313" office:value-type="string" calcext:value-type="string">
            <text:p>Dabartinė programos versija :</text:p>
          </table:table-cell>
          <table:table-cell table:style-name="ce314" office:value-type="string" calcext:value-type="string">
            <text:p>Nuvarande version:</text:p>
          </table:table-cell>
          <table:table-cell table:style-name="ce316" office:value-type="string" calcext:value-type="string">
            <text:p>Nuværende version:</text:p>
          </table:table-cell>
          <table:table-cell table:style-name="ce318" office:value-type="string" calcext:value-type="string">
            <text:p>Stávající verze:</text:p>
          </table:table-cell>
          <table:table-cell table:style-name="ce320" office:value-type="string" calcext:value-type="string">
            <text:p><text:span text:style-name="T3">현재</text:span><text:span text:style-name="T4"> </text:span><text:span text:style-name="T5">버전</text:span><text:span text:style-name="T4">:</text:span></text:p>
          </table:table-cell>
          <table:table-cell table:style-name="ce323" office:value-type="string" calcext:value-type="string">
            <text:p>Текущая версия:</text:p>
          </table:table-cell>
          <table:table-cell table:style-name="ce325" office:value-type="string" calcext:value-type="string">
            <text:p>Versió actual:</text:p>
          </table:table-cell>
          <table:table-cell table:style-name="ce327" office:value-type="string" calcext:value-type="string">
            <text:p>Trenutna verzija:</text:p>
          </table:table-cell>
          <table:table-cell table:style-name="ce330" office:value-type="string" calcext:value-type="string">
            <text:p>Тренутна верзија:</text:p>
          </table:table-cell>
          <table:table-cell table:style-name="ce332" office:value-type="string" calcext:value-type="string">
            <text:p><text:span text:style-name="T11">現在のバージョン</text:span><text:span text:style-name="T12">:</text:span></text:p>
          </table:table-cell>
          <table:table-cell table:style-name="ce334" office:value-type="string" calcext:value-type="string">
            <text:p>Актуелна верзија :</text:p>
          </table:table-cell>
          <table:table-cell table:style-name="ce335" office:value-type="string" calcext:value-type="string">
            <text:p>النسخة الحالية :</text:p>
          </table:table-cell>
          <table:table-cell table:style-name="ce338" table:number-columns-repeated="225"/>
          <table:table-cell table:style-name="ce289" table:number-columns-repeated="771"/>
        </table:table-row>
        <table:table-row table:style-name="ro5">
          <table:table-cell table:style-name="ce45" office:value-type="string" calcext:value-type="string">
            <text:p>Updater_Download</text:p>
          </table:table-cell>
          <table:table-cell table:style-name="ce290"/>
          <table:table-cell table:style-name="ce291" office:value-type="string" calcext:value-type="string">
            <text:p>Download</text:p>
          </table:table-cell>
          <table:table-cell table:style-name="ce292" office:value-type="string" calcext:value-type="string">
            <text:p>Télécharger</text:p>
          </table:table-cell>
          <table:table-cell table:style-name="ce293" office:value-type="string" calcext:value-type="string">
            <text:p>Download</text:p>
          </table:table-cell>
          <table:table-cell table:style-name="ce295" office:value-type="string" calcext:value-type="string">
            <text:p>Herunterladen </text:p>
          </table:table-cell>
          <table:table-cell table:style-name="ce296" office:value-type="string" calcext:value-type="string">
            <text:p>Descargar</text:p>
          </table:table-cell>
          <table:table-cell table:style-name="ce298" office:value-type="string" calcext:value-type="string">
            <text:p>Baixar</text:p>
          </table:table-cell>
          <table:table-cell table:style-name="ce300" office:value-type="string" calcext:value-type="string">
            <text:p>Pobierz</text:p>
          </table:table-cell>
          <table:table-cell table:style-name="ce302" office:value-type="string" calcext:value-type="string">
            <text:p>Scarico (Download)</text:p>
          </table:table-cell>
          <table:table-cell table:style-name="ce304" office:value-type="string" calcext:value-type="string">
            <text:p>Descarcă</text:p>
          </table:table-cell>
          <table:table-cell table:style-name="ce305" office:value-type="string" calcext:value-type="string">
            <text:p>Lataa</text:p>
          </table:table-cell>
          <table:table-cell table:style-name="ce307" office:value-type="string" calcext:value-type="string">
            <text:p>Last ned</text:p>
          </table:table-cell>
          <table:table-cell table:style-name="ce308" office:value-type="string" calcext:value-type="string">
            <text:p>下载</text:p>
          </table:table-cell>
          <table:table-cell table:style-name="ce310" office:value-type="string" calcext:value-type="string">
            <text:p>İndir</text:p>
          </table:table-cell>
          <table:table-cell table:style-name="ce312" office:value-type="string" calcext:value-type="string">
            <text:p>Καταφόρτωση</text:p>
          </table:table-cell>
          <table:table-cell table:style-name="ce313" office:value-type="string" calcext:value-type="string">
            <text:p>Atsiųsti</text:p>
          </table:table-cell>
          <table:table-cell table:style-name="ce314" office:value-type="string" calcext:value-type="string">
            <text:p>Nedladdning</text:p>
          </table:table-cell>
          <table:table-cell table:style-name="ce316" office:value-type="string" calcext:value-type="string">
            <text:p>Hent</text:p>
          </table:table-cell>
          <table:table-cell table:style-name="ce318" office:value-type="string" calcext:value-type="string">
            <text:p>Stáhnout</text:p>
          </table:table-cell>
          <table:table-cell table:style-name="ce321" office:value-type="string" calcext:value-type="string">
            <text:p>내려 받기</text:p>
          </table:table-cell>
          <table:table-cell table:style-name="ce323" office:value-type="string" calcext:value-type="string">
            <text:p>Загрузить</text:p>
          </table:table-cell>
          <table:table-cell table:style-name="ce325" office:value-type="string" calcext:value-type="string">
            <text:p>Descarregar</text:p>
          </table:table-cell>
          <table:table-cell table:style-name="ce327" office:value-type="string" calcext:value-type="string">
            <text:p>Preuzeti</text:p>
          </table:table-cell>
          <table:table-cell table:style-name="ce330" office:value-type="string" calcext:value-type="string">
            <text:p>Преузети</text:p>
          </table:table-cell>
          <table:table-cell table:style-name="ce333" office:value-type="string" calcext:value-type="string">
            <text:p>ダウンロード</text:p>
          </table:table-cell>
          <table:table-cell table:style-name="ce334" office:value-type="string" calcext:value-type="string">
            <text:p>Превземи</text:p>
          </table:table-cell>
          <table:table-cell table:style-name="ce335" office:value-type="string" calcext:value-type="string">
            <text:p>تحميل</text:p>
          </table:table-cell>
          <table:table-cell table:style-name="ce338" table:number-columns-repeated="225"/>
          <table:table-cell table:style-name="ce289" table:number-columns-repeated="771"/>
        </table:table-row>
        <table:table-row table:style-name="ro23">
          <table:table-cell table:style-name="ce45" office:value-type="string" calcext:value-type="string">
            <text:p>Updater_FileSize</text:p>
          </table:table-cell>
          <table:table-cell table:style-name="ce290"/>
          <table:table-cell table:style-name="ce291" office:value-type="string" calcext:value-type="string">
            <text:p>File Size :</text:p>
          </table:table-cell>
          <table:table-cell table:style-name="ce292" office:value-type="string" calcext:value-type="string">
            <text:p>Taille du Fichier :</text:p>
          </table:table-cell>
          <table:table-cell table:style-name="ce293" office:value-type="string" calcext:value-type="string">
            <text:p>Bestandsgrootte :</text:p>
          </table:table-cell>
          <table:table-cell table:style-name="ce295" office:value-type="string" calcext:value-type="string">
            <text:p>Größe der Datei: </text:p>
          </table:table-cell>
          <table:table-cell table:style-name="ce296" office:value-type="string" calcext:value-type="string">
            <text:p>Tamaño de Archivo:</text:p>
          </table:table-cell>
          <table:table-cell table:style-name="ce298" office:value-type="string" calcext:value-type="string">
            <text:p>Tamanho do arquivo :</text:p>
          </table:table-cell>
          <table:table-cell table:style-name="ce300" office:value-type="string" calcext:value-type="string">
            <text:p>Rozmiar pliku :</text:p>
          </table:table-cell>
          <table:table-cell table:style-name="ce302" office:value-type="string" calcext:value-type="string">
            <text:p>Dimensione File :</text:p>
          </table:table-cell>
          <table:table-cell table:style-name="ce304" office:value-type="string" calcext:value-type="string">
            <text:p>Mărimea fişierului :</text:p>
          </table:table-cell>
          <table:table-cell table:style-name="ce305" office:value-type="string" calcext:value-type="string">
            <text:p>Tiedoston koko:</text:p>
          </table:table-cell>
          <table:table-cell table:style-name="ce307" office:value-type="string" calcext:value-type="string">
            <text:p>Filstørrelse:</text:p>
          </table:table-cell>
          <table:table-cell table:style-name="ce308" office:value-type="string" calcext:value-type="string">
            <text:p>文件大小:</text:p>
          </table:table-cell>
          <table:table-cell table:style-name="ce310" office:value-type="string" calcext:value-type="string">
            <text:p>Dosya Büyüklüğü :</text:p>
          </table:table-cell>
          <table:table-cell table:style-name="ce312" office:value-type="string" calcext:value-type="string">
            <text:p>Μέγεθος Αρχείου :</text:p>
          </table:table-cell>
          <table:table-cell table:style-name="ce313" office:value-type="string" calcext:value-type="string">
            <text:p>Dokumento dydis :</text:p>
          </table:table-cell>
          <table:table-cell table:style-name="ce314" office:value-type="string" calcext:value-type="string">
            <text:p>Filstorlek :</text:p>
          </table:table-cell>
          <table:table-cell table:style-name="ce316" office:value-type="string" calcext:value-type="string">
            <text:p>Filstørrelse:</text:p>
          </table:table-cell>
          <table:table-cell table:style-name="ce318" office:value-type="string" calcext:value-type="string">
            <text:p>Velikost souboru:</text:p>
          </table:table-cell>
          <table:table-cell table:style-name="ce320" office:value-type="string" calcext:value-type="string">
            <text:p><text:span text:style-name="T3">파일</text:span><text:span text:style-name="T4"> </text:span><text:span text:style-name="T5">크기</text:span><text:span text:style-name="T4">:</text:span></text:p>
          </table:table-cell>
          <table:table-cell table:style-name="ce323" office:value-type="string" calcext:value-type="string">
            <text:p>Размер файла:</text:p>
          </table:table-cell>
          <table:table-cell table:style-name="ce325" office:value-type="string" calcext:value-type="string">
            <text:p>Mida de l'arxiu:</text:p>
          </table:table-cell>
          <table:table-cell table:style-name="ce327" office:value-type="string" calcext:value-type="string">
            <text:p>Veličini datoteke:</text:p>
          </table:table-cell>
          <table:table-cell table:style-name="ce330" office:value-type="string" calcext:value-type="string">
            <text:p>Величина датотеке:</text:p>
          </table:table-cell>
          <table:table-cell table:style-name="ce332" office:value-type="string" calcext:value-type="string">
            <text:p><text:span text:style-name="T11">ファイルサイズ</text:span><text:span text:style-name="T12">:</text:span></text:p>
          </table:table-cell>
          <table:table-cell table:style-name="ce334" office:value-type="string" calcext:value-type="string">
            <text:p>Големина на датотеката :</text:p>
          </table:table-cell>
          <table:table-cell table:style-name="ce335" office:value-type="string" calcext:value-type="string">
            <text:p>حجم الملف :</text:p>
          </table:table-cell>
          <table:table-cell table:style-name="ce338" table:number-columns-repeated="225"/>
          <table:table-cell table:style-name="ce289" table:number-columns-repeated="771"/>
        </table:table-row>
        <table:table-row table:style-name="ro24">
          <table:table-cell table:style-name="ce45" office:value-type="string" calcext:value-type="string">
            <text:p>Updater_InternetError</text:p>
          </table:table-cell>
          <table:table-cell table:style-name="ce290"/>
          <table:table-cell table:style-name="ce291" office:value-type="string" calcext:value-type="string">
            <text:p>An error occurred while checking for updates. Please ensure an Internet connection is available. </text:p>
          </table:table-cell>
          <table:table-cell table:style-name="ce292" office:value-type="string" calcext:value-type="string">
            <text:p>Une erreur est survenue durant la vérification. Veuillez vous assurer que la connexion à Internet est opérationnelle.</text:p>
          </table:table-cell>
          <table:table-cell table:style-name="ce293" office:value-type="string" calcext:value-type="string">
            <text:p>Een fout is opgetreden bij het controleren op nieuwe versies. Zorg er voor dat er een verbinding met Internet is.</text:p>
          </table:table-cell>
          <table:table-cell table:style-name="ce295" office:value-type="string" calcext:value-type="string">
            <text:p>Ein Fehler ist aufgetreten, während der Prüfung. Bitte stellen Sie sicher, dass die Internet-Verbindung betriebsbereit ist. </text:p>
          </table:table-cell>
          <table:table-cell table:style-name="ce296" office:value-type="string" calcext:value-type="string">
            <text:p>Un error ocurrió mientras se buscaban actualizaciones. Porfavor asegúrese que una conexión a Internet está disponible.</text:p>
          </table:table-cell>
          <table:table-cell table:style-name="ce298" office:value-type="string" calcext:value-type="string">
            <text:p>Ocorreu um erro enquanto o programa procurava atualizações. Por favor, verifique se existe uma conexão de Internet ativa.</text:p>
          </table:table-cell>
          <table:table-cell table:style-name="ce300" office:value-type="string" calcext:value-type="string">
            <text:p>Wystąpił błąd podczas sprawdzania dostępnych aktualizacji. Upewnij się, że masz dostęp do internetu.</text:p>
          </table:table-cell>
          <table:table-cell table:style-name="ce302" office:value-type="string" calcext:value-type="string">
            <text:p>E' avvenuto un errore durante la ricerca di Aggiornamenti. Assicurarsi che sia attiva la connessione Internet. </text:p>
          </table:table-cell>
          <table:table-cell table:style-name="ce304" office:value-type="string" calcext:value-type="string">
            <text:p>A apărut o eroare in procesul de verificare a actualizărilor. Vă rugăm să verificaţi conexiunea la Internet. </text:p>
          </table:table-cell>
          <table:table-cell table:style-name="ce305" office:value-type="string" calcext:value-type="string">
            <text:p>Haettaessa päivityksiä tapahtui virhe. Tarkista internetyhteytesi.</text:p>
          </table:table-cell>
          <table:table-cell table:style-name="ce307" office:value-type="string" calcext:value-type="string">
            <text:p>En feil oppstod ved sjekk av oppdateringer. Vennligst se etter at du er logget på internett. </text:p>
          </table:table-cell>
          <table:table-cell table:style-name="ce308" office:value-type="string" calcext:value-type="string">
            <text:p>检查更新出错. 请确认有效的网络连接.</text:p>
          </table:table-cell>
          <table:table-cell table:style-name="ce310" office:value-type="string" calcext:value-type="string">
            <text:p>Güncellemeleri tararken bir hata meydana geldi. İnternet bağlantınızın olduğundan emin olun.</text:p>
          </table:table-cell>
          <table:table-cell table:style-name="ce312"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3" office:value-type="string" calcext:value-type="string">
            <text:p>Klaida ieškant atnaujinimo. Prašau patikrinkite prieigą prie interneto.</text:p>
          </table:table-cell>
          <table:table-cell table:style-name="ce314" office:value-type="string" calcext:value-type="string">
            <text:p>Ett fel uppstod vid kontroll av uppdateringar. Vänligen kontrollera</text:p>
            <text:p>Internetanslutningen.</text:p>
          </table:table-cell>
          <table:table-cell table:style-name="ce316" office:value-type="string" calcext:value-type="string">
            <text:p>Der opstod en fejl under søgning efter ny version. Venligst, kontroller at internetforbindelsen er i orden.</text:p>
          </table:table-cell>
          <table:table-cell table:style-name="ce318" office:value-type="string" calcext:value-type="string">
            <text:p>Při kontrole vyhledávání nové verze se objevila chyba. Zabezpečte internetové <text:s/>připojení.</text:p>
          </table:table-cell>
          <table:table-cell table:style-name="ce320"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4" office:value-type="string" calcext:value-type="string">
            <text:p>Произошла ошибка при проверке обновлений. Пожалуйста, убедитесь, что вы подключены к Интернету.</text:p>
          </table:table-cell>
          <table:table-cell table:style-name="ce325" office:value-type="string" calcext:value-type="string">
            <text:p>S'ha produït un error mentre es comprovaven les actualitzacions. Siusplau assegureu-vos de que estu connectats a Internet</text:p>
          </table:table-cell>
          <table:table-cell table:style-name="ce328" office:value-type="string" calcext:value-type="string">
            <text:p>Došlo je do greške prilikom provere ažuriranja. Molimo vas da osigurate da Internet veza bude dostupna.</text:p>
          </table:table-cell>
          <table:table-cell table:style-name="ce331"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3" office:value-type="string" calcext:value-type="string">
            <text:p>アップデート確認中にエラーが発生しました。インターネット回線に接続されているか確認して下さい。</text:p>
          </table:table-cell>
          <table:table-cell table:style-name="ce334" office:value-type="string" calcext:value-type="string">
            <text:p>Дојде до грешка при ажурирањето. Ве молиме да се осигурате дека интернет конекцијата е достапна.</text:p>
          </table:table-cell>
          <table:table-cell table:style-name="ce335" office:value-type="string" calcext:value-type="string">
            <text:p>حدث خطأ أثناء التحقق من وجود تحديثات. يرجى التأكد من الاتصال بالإنترنت.</text:p>
          </table:table-cell>
          <table:table-cell table:style-name="ce338" table:number-columns-repeated="225"/>
          <table:table-cell table:style-name="ce289" table:number-columns-repeated="771"/>
        </table:table-row>
        <table:table-row table:style-name="ro5">
          <table:table-cell table:style-name="ce45" office:value-type="string" calcext:value-type="string">
            <text:p>Updater_LblChangeLog</text:p>
          </table:table-cell>
          <table:table-cell table:style-name="ce290"/>
          <table:table-cell table:style-name="ce291" office:value-type="string" calcext:value-type="string">
            <text:p>Change Log :</text:p>
          </table:table-cell>
          <table:table-cell table:style-name="ce292" office:value-type="string" calcext:value-type="string">
            <text:p>Liste de Changements :</text:p>
          </table:table-cell>
          <table:table-cell table:style-name="ce293" office:value-type="string" calcext:value-type="string">
            <text:p>Lijst met veranderingen :</text:p>
          </table:table-cell>
          <table:table-cell table:style-name="ce295" office:value-type="string" calcext:value-type="string">
            <text:p>Liste der Änderungen: </text:p>
          </table:table-cell>
          <table:table-cell table:style-name="ce296" office:value-type="string" calcext:value-type="string">
            <text:p>Lista de Cambios:</text:p>
          </table:table-cell>
          <table:table-cell table:style-name="ce298" office:value-type="string" calcext:value-type="string">
            <text:p>Log de mudanças:</text:p>
          </table:table-cell>
          <table:table-cell table:style-name="ce300" office:value-type="string" calcext:value-type="string">
            <text:p>Dziennik zmian :</text:p>
          </table:table-cell>
          <table:table-cell table:style-name="ce302" office:value-type="string" calcext:value-type="string">
            <text:p>Lista Variazioni :</text:p>
          </table:table-cell>
          <table:table-cell table:style-name="ce304" office:value-type="string" calcext:value-type="string">
            <text:p>Listă schimbări :</text:p>
          </table:table-cell>
          <table:table-cell table:style-name="ce305" office:value-type="string" calcext:value-type="string">
            <text:p>Muutosloki:</text:p>
          </table:table-cell>
          <table:table-cell table:style-name="ce307" office:value-type="string" calcext:value-type="string">
            <text:p>Endre logg:</text:p>
          </table:table-cell>
          <table:table-cell table:style-name="ce308" office:value-type="string" calcext:value-type="string">
            <text:p>更改日志:</text:p>
          </table:table-cell>
          <table:table-cell table:style-name="ce310" office:value-type="string" calcext:value-type="string">
            <text:p>Değişim Logu:</text:p>
          </table:table-cell>
          <table:table-cell table:style-name="ce312" office:value-type="string" calcext:value-type="string">
            <text:p>Αλλαγή Ημερολογίου :</text:p>
          </table:table-cell>
          <table:table-cell table:style-name="ce313" office:value-type="string" calcext:value-type="string">
            <text:p>Pakeitimų žurnalas :</text:p>
          </table:table-cell>
          <table:table-cell table:style-name="ce314" office:value-type="string" calcext:value-type="string">
            <text:p>Byt Log :</text:p>
          </table:table-cell>
          <table:table-cell table:style-name="ce316" office:value-type="string" calcext:value-type="string">
            <text:p>Ændringslog:</text:p>
          </table:table-cell>
          <table:table-cell table:style-name="ce318" office:value-type="string" calcext:value-type="string">
            <text:p>Změňte Log:</text:p>
          </table:table-cell>
          <table:table-cell table:style-name="ce320" office:value-type="string" calcext:value-type="string">
            <text:p><text:span text:style-name="T3">기록</text:span><text:span text:style-name="T4"> </text:span><text:span text:style-name="T5">변경</text:span><text:span text:style-name="T4">:</text:span></text:p>
          </table:table-cell>
          <table:table-cell table:style-name="ce323" office:value-type="string" calcext:value-type="string">
            <text:p>Изменение регистрации:</text:p>
          </table:table-cell>
          <table:table-cell table:style-name="ce325" office:value-type="string" calcext:value-type="string">
            <text:p>Llista de canvis</text:p>
          </table:table-cell>
          <table:table-cell table:style-name="ce327" office:value-type="string" calcext:value-type="string">
            <text:p>Evidencija promena:</text:p>
          </table:table-cell>
          <table:table-cell table:style-name="ce330" office:value-type="string" calcext:value-type="string">
            <text:p>Евиденција промена:</text:p>
          </table:table-cell>
          <table:table-cell table:style-name="ce332" office:value-type="string" calcext:value-type="string">
            <text:p><text:span text:style-name="T11">ログ変更</text:span><text:span text:style-name="T12">:</text:span></text:p>
          </table:table-cell>
          <table:table-cell table:style-name="ce334" office:value-type="string" calcext:value-type="string">
            <text:p>Промени дневник :</text:p>
          </table:table-cell>
          <table:table-cell table:style-name="ce335" office:value-type="string" calcext:value-type="string">
            <text:p>قائمة التغيرات :</text:p>
          </table:table-cell>
          <table:table-cell table:style-name="ce338" table:number-columns-repeated="225"/>
          <table:table-cell table:style-name="ce289" table:number-columns-repeated="771"/>
        </table:table-row>
        <table:table-row table:style-name="ro24">
          <table:table-cell table:style-name="ce45" office:value-type="string" calcext:value-type="string">
            <text:p>Updater_mboxDownloadSuccess_Description</text:p>
          </table:table-cell>
          <table:table-cell table:style-name="ce290"/>
          <table:table-cell table:style-name="ce291" office:value-type="string" calcext:value-type="string">
            <text:p>The new version was successfully downloaded.\n Please close Kinovea and launch the installer from where you saved it. </text:p>
          </table:table-cell>
          <table:table-cell table:style-name="ce292" office:value-type="string" calcext:value-type="string">
            <text:p>La nouvelle version a été téléchargée avec succès.\n Veuillez fermer Kinovea et lancer le programme d'installation.</text:p>
          </table:table-cell>
          <table:table-cell table:style-name="ce293" office:value-type="string" calcext:value-type="string">
            <text:p>De nieuwe versie is met succes ingelezen.\n Sluit Kinovea a.u.b. af en start het installatiebestand vanuit de plaats waar u deze hebt opgeslagen.</text:p>
          </table:table-cell>
          <table:table-cell table:style-name="ce295" office:value-type="string" calcext:value-type="string">
            <text:p>Die neue Version wurde mit Erfolg heruntergeladen.\n Bitte Kinovea <text:s/>schließen und das Installationsprogramm starten.</text:p>
          </table:table-cell>
          <table:table-cell table:style-name="ce296" office:value-type="string" calcext:value-type="string">
            <text:p>La nueva versión fue correctamente descargada. \n Porfavor cierre Kinovea y ejecute el instalador desde el lugar donde lo guardó.</text:p>
          </table:table-cell>
          <table:table-cell table:style-name="ce298" office:value-type="string" calcext:value-type="string">
            <text:p>A nova versão foi baixada com sucesso.\n Por favor, feche o Kinovea e execute o instalador de onde você o salvou.</text:p>
          </table:table-cell>
          <table:table-cell table:style-name="ce300" office:value-type="string" calcext:value-type="string">
            <text:p>Nowa wersja została pobrana.\n Zamknij Kinovea i uruchom program instalacyjny z pliku, który pobrałeś.</text:p>
          </table:table-cell>
          <table:table-cell table:style-name="ce302" office:value-type="string" calcext:value-type="string">
            <text:p>La nuova Versione e' stata scaricata con successo.\n Chiudere Kinovea e far partire il Programma di Installazione dalla cartella in cui e' stato salvato. </text:p>
          </table:table-cell>
          <table:table-cell table:style-name="ce304" office:value-type="string" calcext:value-type="string">
            <text:p>Versiunea nouă a fost descărcată cu succes.\n Vă rugăm să inchideţi Kinovea şi să lansaţi instalerul de unde l-aţi salvat. </text:p>
          </table:table-cell>
          <table:table-cell table:style-name="ce305" office:value-type="string" calcext:value-type="string">
            <text:p>Uusi versio ladattiin onnistuneesti.\n Sulje Kinovea ja käynnistä asennusohjelma tallennuspaikastaan.</text:p>
          </table:table-cell>
          <table:table-cell table:style-name="ce307" office:value-type="string" calcext:value-type="string">
            <text:p>Den nye versjonen ble lastet ned. \n Vennligst lukk Kinovea og start installasjonen av ny versjon.</text:p>
          </table:table-cell>
          <table:table-cell table:style-name="ce308" office:value-type="string" calcext:value-type="string">
            <text:p>新版本已成功下载.\n 请关闭并启动安装程序. </text:p>
          </table:table-cell>
          <table:table-cell table:style-name="ce310" office:value-type="string" calcext:value-type="string">
            <text:p>Yeni sürüm başarıyla indirildi.\n Lütfen Kinovea'yı kapatın ve yükleyiciyi kaydettiğiniz yerden çalıştırın.</text:p>
          </table:table-cell>
          <table:table-cell table:style-name="ce312"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3" office:value-type="string" calcext:value-type="string">
            <text:p>Programos naujausia versija atsiusta.\n Prašau uždaryti programą Kinovea ir paleisti diegimo dokumentą.</text:p>
          </table:table-cell>
          <table:table-cell table:style-name="ce314" office:value-type="string" calcext:value-type="string">
            <text:p>Den nya versionen laddades ner </text:p>
            <text:p>komplett.\n Stäng Kinovea och starta installation där du sparade den.</text:p>
          </table:table-cell>
          <table:table-cell table:style-name="ce316" office:value-type="string" calcext:value-type="string">
            <text:p>Den nye version blev hentet uden problemer.\n Luk Kinovea og installer ny version.</text:p>
          </table:table-cell>
          <table:table-cell table:style-name="ce319" office:value-type="string" calcext:value-type="string">
            <text:p>Nová verze byla úspěšně stažena.\n Ukončete oprosím program Kinovea a spusťte instalační program ze složky, do které jste ho umístili. </text:p>
          </table:table-cell>
          <table:table-cell table:style-name="ce320"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3"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5" office:value-type="string" calcext:value-type="string">
            <text:p>La nov a versió s'ha descarregat correctament.\n Siusplau tanquel el Kinovea i executeu l'instal·lador des de on l'hagueu desat.</text:p>
          </table:table-cell>
          <table:table-cell table:style-name="ce327" office:value-type="string" calcext:value-type="string">
            <text:p>Nova verzija je uspešno preuzeta.\n Molimo vas da zatvorite Kinovea i pokrenete instalator sa mesta gde ste ga sačuvali.</text:p>
          </table:table-cell>
          <table:table-cell table:style-name="ce330"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33"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4"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5" office:value-type="string" calcext:value-type="string">
            <text:p>تم تحميل النسخة الجديدة بنجاح. \n الرجاء إغلاق البرنامج وتنصيبه من مكان الحفظ.</text:p>
          </table:table-cell>
          <table:table-cell table:style-name="ce338" table:number-columns-repeated="225"/>
          <table:table-cell table:style-name="ce289" table:number-columns-repeated="771"/>
        </table:table-row>
        <table:table-row table:style-name="ro25">
          <table:table-cell table:style-name="ce45" office:value-type="string" calcext:value-type="string">
            <text:p>Updater_MegaBytes</text:p>
          </table:table-cell>
          <table:table-cell table:style-name="ce290" office:value-type="string" calcext:value-type="string">
            <office:annotation draw:style-name="gr2"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91" office:value-type="string" calcext:value-type="string">
            <text:p>MB</text:p>
          </table:table-cell>
          <table:table-cell table:style-name="ce292" office:value-type="string" calcext:value-type="string">
            <text:p>Mo</text:p>
          </table:table-cell>
          <table:table-cell table:style-name="ce293" office:value-type="string" calcext:value-type="string">
            <text:p>MB</text:p>
          </table:table-cell>
          <table:table-cell table:style-name="ce295" office:value-type="string" calcext:value-type="string">
            <text:p>MB </text:p>
          </table:table-cell>
          <table:table-cell table:style-name="ce296" office:value-type="string" calcext:value-type="string">
            <text:p>MB</text:p>
          </table:table-cell>
          <table:table-cell table:style-name="ce298" office:value-type="string" calcext:value-type="string">
            <text:p>MB</text:p>
          </table:table-cell>
          <table:table-cell table:style-name="ce300" office:value-type="string" calcext:value-type="string">
            <text:p>MB</text:p>
          </table:table-cell>
          <table:table-cell table:style-name="ce302" office:value-type="string" calcext:value-type="string">
            <text:p>MB</text:p>
          </table:table-cell>
          <table:table-cell table:style-name="ce304" office:value-type="string" calcext:value-type="string">
            <text:p>MB</text:p>
          </table:table-cell>
          <table:table-cell table:style-name="ce305" office:value-type="string" calcext:value-type="string">
            <text:p>MB</text:p>
          </table:table-cell>
          <table:table-cell table:style-name="ce307" office:value-type="string" calcext:value-type="string">
            <text:p>MB</text:p>
          </table:table-cell>
          <table:table-cell table:style-name="ce308"/>
          <table:table-cell table:style-name="ce310" office:value-type="string" calcext:value-type="string">
            <text:p>MB</text:p>
          </table:table-cell>
          <table:table-cell table:style-name="ce312" office:value-type="string" calcext:value-type="string">
            <text:p>ΜΒ</text:p>
          </table:table-cell>
          <table:table-cell table:style-name="ce313" office:value-type="string" calcext:value-type="string">
            <text:p>Mb</text:p>
          </table:table-cell>
          <table:table-cell table:style-name="ce314" office:value-type="string" calcext:value-type="string">
            <text:p>MB</text:p>
          </table:table-cell>
          <table:table-cell table:style-name="ce316" office:value-type="string" calcext:value-type="string">
            <text:p>MB</text:p>
          </table:table-cell>
          <table:table-cell table:style-name="ce318" office:value-type="string" calcext:value-type="string">
            <text:p>MB</text:p>
          </table:table-cell>
          <table:table-cell table:style-name="ce320" office:value-type="string" calcext:value-type="string">
            <text:p>MB</text:p>
          </table:table-cell>
          <table:table-cell table:style-name="ce323" office:value-type="string" calcext:value-type="string">
            <text:p>МБ</text:p>
          </table:table-cell>
          <table:table-cell table:style-name="ce325" office:value-type="string" calcext:value-type="string">
            <text:p>MB</text:p>
          </table:table-cell>
          <table:table-cell table:style-name="ce326" office:value-type="string" calcext:value-type="string">
            <text:p>MB</text:p>
          </table:table-cell>
          <table:table-cell table:style-name="ce329" office:value-type="string" calcext:value-type="string">
            <text:p>MB</text:p>
          </table:table-cell>
          <table:table-cell table:style-name="ce332" office:value-type="string" calcext:value-type="string">
            <text:p>MB</text:p>
          </table:table-cell>
          <table:table-cell table:style-name="ce334" office:value-type="string" calcext:value-type="string">
            <text:p>МБ</text:p>
          </table:table-cell>
          <table:table-cell table:style-name="ce335" office:value-type="string" calcext:value-type="string">
            <text:p>ميغابايت</text:p>
          </table:table-cell>
          <table:table-cell table:style-name="ce338" table:number-columns-repeated="225"/>
          <table:table-cell table:style-name="ce289" table:number-columns-repeated="771"/>
        </table:table-row>
        <table:table-row table:style-name="ro5">
          <table:table-cell table:style-name="ce45" office:value-type="string" calcext:value-type="string">
            <text:p>Updater_NewVersion</text:p>
          </table:table-cell>
          <table:table-cell table:style-name="ce290"/>
          <table:table-cell table:style-name="ce291" office:value-type="string" calcext:value-type="string">
            <text:p>New Version</text:p>
          </table:table-cell>
          <table:table-cell table:style-name="ce292" office:value-type="string" calcext:value-type="string">
            <text:p>Nouvelle Version</text:p>
          </table:table-cell>
          <table:table-cell table:style-name="ce293" office:value-type="string" calcext:value-type="string">
            <text:p>Nieuwe versie</text:p>
          </table:table-cell>
          <table:table-cell table:style-name="ce295" office:value-type="string" calcext:value-type="string">
            <text:p>Neue Version </text:p>
          </table:table-cell>
          <table:table-cell table:style-name="ce296" office:value-type="string" calcext:value-type="string">
            <text:p>Nueva Versiòn</text:p>
          </table:table-cell>
          <table:table-cell table:style-name="ce298" office:value-type="string" calcext:value-type="string">
            <text:p>Nova Versão</text:p>
          </table:table-cell>
          <table:table-cell table:style-name="ce301" office:value-type="string" calcext:value-type="string">
            <text:p>Nowa wersja </text:p>
          </table:table-cell>
          <table:table-cell table:style-name="ce302" office:value-type="string" calcext:value-type="string">
            <text:p>Nuova Versione</text:p>
          </table:table-cell>
          <table:table-cell table:style-name="ce304" office:value-type="string" calcext:value-type="string">
            <text:p>Versiune nouă</text:p>
          </table:table-cell>
          <table:table-cell table:style-name="ce305" office:value-type="string" calcext:value-type="string">
            <text:p>Uusi versio</text:p>
          </table:table-cell>
          <table:table-cell table:style-name="ce307" office:value-type="string" calcext:value-type="string">
            <text:p>Ny versjon</text:p>
          </table:table-cell>
          <table:table-cell table:style-name="ce308" office:value-type="string" calcext:value-type="string">
            <text:p>新版本</text:p>
          </table:table-cell>
          <table:table-cell table:style-name="ce310" office:value-type="string" calcext:value-type="string">
            <text:p>Yeni Sürüm</text:p>
          </table:table-cell>
          <table:table-cell table:style-name="ce312" office:value-type="string" calcext:value-type="string">
            <text:p>Νέα Έκδοση</text:p>
          </table:table-cell>
          <table:table-cell table:style-name="ce313" office:value-type="string" calcext:value-type="string">
            <text:p>Nauja versija</text:p>
          </table:table-cell>
          <table:table-cell table:style-name="ce314" office:value-type="string" calcext:value-type="string">
            <text:p>Ny version</text:p>
          </table:table-cell>
          <table:table-cell table:style-name="ce316" office:value-type="string" calcext:value-type="string">
            <text:p>Ny version</text:p>
          </table:table-cell>
          <table:table-cell table:style-name="ce318" office:value-type="string" calcext:value-type="string">
            <text:p>Nová verze</text:p>
          </table:table-cell>
          <table:table-cell table:style-name="ce320" office:value-type="string" calcext:value-type="string">
            <text:p><text:span text:style-name="T3">새</text:span><text:span text:style-name="T4"> </text:span><text:span text:style-name="T5">버전</text:span></text:p>
          </table:table-cell>
          <table:table-cell table:style-name="ce323" office:value-type="string" calcext:value-type="string">
            <text:p>Новая версия </text:p>
          </table:table-cell>
          <table:table-cell table:style-name="ce325" office:value-type="string" calcext:value-type="string">
            <text:p>Nova Versió</text:p>
          </table:table-cell>
          <table:table-cell table:style-name="ce326" office:value-type="string" calcext:value-type="string">
            <text:p>Nova verzija</text:p>
          </table:table-cell>
          <table:table-cell table:style-name="ce329" office:value-type="string" calcext:value-type="string">
            <text:p>Нова верзија</text:p>
          </table:table-cell>
          <table:table-cell table:style-name="ce333" office:value-type="string" calcext:value-type="string">
            <text:p>最新バージョン</text:p>
          </table:table-cell>
          <table:table-cell table:style-name="ce334" office:value-type="string" calcext:value-type="string">
            <text:p>Нова верзија</text:p>
          </table:table-cell>
          <table:table-cell table:style-name="ce335" office:value-type="string" calcext:value-type="string">
            <text:p>اصدار جديد</text:p>
          </table:table-cell>
          <table:table-cell table:style-name="ce338" table:number-columns-repeated="225"/>
          <table:table-cell table:style-name="ce289" table:number-columns-repeated="771"/>
        </table:table-row>
        <table:table-row table:style-name="ro5">
          <table:table-cell table:style-name="ce45" office:value-type="string" calcext:value-type="string">
            <text:p>Updater_Quit</text:p>
          </table:table-cell>
          <table:table-cell table:style-name="ce290"/>
          <table:table-cell table:style-name="ce291" office:value-type="string" calcext:value-type="string">
            <text:p>Quit</text:p>
          </table:table-cell>
          <table:table-cell table:style-name="ce292" office:value-type="string" calcext:value-type="string">
            <text:p>Quitter</text:p>
          </table:table-cell>
          <table:table-cell table:style-name="ce293" office:value-type="string" calcext:value-type="string">
            <text:p>Stop</text:p>
          </table:table-cell>
          <table:table-cell table:style-name="ce295" office:value-type="string" calcext:value-type="string">
            <text:p>Beenden </text:p>
          </table:table-cell>
          <table:table-cell table:style-name="ce296" office:value-type="string" calcext:value-type="string">
            <text:p>Salir</text:p>
          </table:table-cell>
          <table:table-cell table:style-name="ce298" office:value-type="string" calcext:value-type="string">
            <text:p>Sair</text:p>
          </table:table-cell>
          <table:table-cell table:style-name="ce300" office:value-type="string" calcext:value-type="string">
            <text:p>Wyjdź</text:p>
          </table:table-cell>
          <table:table-cell table:style-name="ce302" office:value-type="string" calcext:value-type="string">
            <text:p>Esci</text:p>
          </table:table-cell>
          <table:table-cell table:style-name="ce304" office:value-type="string" calcext:value-type="string">
            <text:p>Ieşi</text:p>
          </table:table-cell>
          <table:table-cell table:style-name="ce305" office:value-type="string" calcext:value-type="string">
            <text:p>Lopeta</text:p>
          </table:table-cell>
          <table:table-cell table:style-name="ce307" office:value-type="string" calcext:value-type="string">
            <text:p>Slutt</text:p>
          </table:table-cell>
          <table:table-cell table:style-name="ce308" office:value-type="string" calcext:value-type="string">
            <text:p>退出</text:p>
          </table:table-cell>
          <table:table-cell table:style-name="ce310" office:value-type="string" calcext:value-type="string">
            <text:p>Çık</text:p>
          </table:table-cell>
          <table:table-cell table:style-name="ce312" office:value-type="string" calcext:value-type="string">
            <text:p>Παραίτηση</text:p>
          </table:table-cell>
          <table:table-cell table:style-name="ce313" office:value-type="string" calcext:value-type="string">
            <text:p>Baigti</text:p>
          </table:table-cell>
          <table:table-cell table:style-name="ce314" office:value-type="string" calcext:value-type="string">
            <text:p>Avsluta</text:p>
          </table:table-cell>
          <table:table-cell table:style-name="ce316" office:value-type="string" calcext:value-type="string">
            <text:p>Afslut</text:p>
          </table:table-cell>
          <table:table-cell table:style-name="ce318" office:value-type="string" calcext:value-type="string">
            <text:p>Ukončit</text:p>
          </table:table-cell>
          <table:table-cell table:style-name="ce321" office:value-type="string" calcext:value-type="string">
            <text:p>끝내기</text:p>
          </table:table-cell>
          <table:table-cell table:style-name="ce323" office:value-type="string" calcext:value-type="string">
            <text:p>Выйти</text:p>
          </table:table-cell>
          <table:table-cell table:style-name="ce325" office:value-type="string" calcext:value-type="string">
            <text:p>Sortir</text:p>
          </table:table-cell>
          <table:table-cell table:style-name="ce326" office:value-type="string" calcext:value-type="string">
            <text:p>Odustani</text:p>
          </table:table-cell>
          <table:table-cell table:style-name="ce329" office:value-type="string" calcext:value-type="string">
            <text:p>Одустани</text:p>
          </table:table-cell>
          <table:table-cell table:style-name="ce333" office:value-type="string" calcext:value-type="string">
            <text:p>終了</text:p>
          </table:table-cell>
          <table:table-cell table:style-name="ce334" office:value-type="string" calcext:value-type="string">
            <text:p>Напушти</text:p>
          </table:table-cell>
          <table:table-cell table:style-name="ce335" office:value-type="string" calcext:value-type="string">
            <text:p>خروج</text:p>
          </table:table-cell>
          <table:table-cell table:style-name="ce338" table:number-columns-repeated="225"/>
          <table:table-cell table:style-name="ce289" table:number-columns-repeated="771"/>
        </table:table-row>
        <table:table-row table:style-name="ro16">
          <table:table-cell table:style-name="ce45" office:value-type="string" calcext:value-type="string">
            <text:p>Updater_Title</text:p>
          </table:table-cell>
          <table:table-cell table:style-name="ce290"/>
          <table:table-cell table:style-name="ce291" office:value-type="string" calcext:value-type="string">
            <text:p>Kinovea - Checking for new version.</text:p>
          </table:table-cell>
          <table:table-cell table:style-name="ce292" office:value-type="string" calcext:value-type="string">
            <text:p>Kinovea - Vérification de mises à jour.</text:p>
          </table:table-cell>
          <table:table-cell table:style-name="ce294" office:value-type="string" calcext:value-type="string">
            <text:p>Kinovea - Controleert op een nieuwe versie.</text:p>
          </table:table-cell>
          <table:table-cell table:style-name="ce295" office:value-type="string" calcext:value-type="string">
            <text:p>Kinovea - Prüfung auf Updates. </text:p>
          </table:table-cell>
          <table:table-cell table:style-name="ce296" office:value-type="string" calcext:value-type="string">
            <text:p>Kinovea - Buscando nuevas versiones</text:p>
          </table:table-cell>
          <table:table-cell table:style-name="ce298" office:value-type="string" calcext:value-type="string">
            <text:p>Kinovea - Buscando nova versão.</text:p>
          </table:table-cell>
          <table:table-cell table:style-name="ce301" office:value-type="string" calcext:value-type="string">
            <text:p>Kinovea - poszukiwanie nowej wersji</text:p>
          </table:table-cell>
          <table:table-cell table:style-name="ce302" office:value-type="string" calcext:value-type="string">
            <text:p>Kinovea – Verifica esistenza di nuova versione.</text:p>
          </table:table-cell>
          <table:table-cell table:style-name="ce304" office:value-type="string" calcext:value-type="string">
            <text:p>Kinovea – Verific actualizările.</text:p>
          </table:table-cell>
          <table:table-cell table:style-name="ce305" office:value-type="string" calcext:value-type="string">
            <text:p>Kinovea – etsitään uudempaa versiota.</text:p>
          </table:table-cell>
          <table:table-cell table:style-name="ce307" office:value-type="string" calcext:value-type="string">
            <text:p>Kinovea – ser etter ny versjon.</text:p>
          </table:table-cell>
          <table:table-cell table:style-name="ce308" office:value-type="string" calcext:value-type="string">
            <text:p>检查更新.</text:p>
          </table:table-cell>
          <table:table-cell table:style-name="ce310" office:value-type="string" calcext:value-type="string">
            <text:p>Kinovea - Yeni bir sürümü tarıyor.</text:p>
          </table:table-cell>
          <table:table-cell table:style-name="ce312" office:value-type="string" calcext:value-type="string">
            <text:p>Kinovea - Γίνεται έλεγχος για νέα έκδοση</text:p>
          </table:table-cell>
          <table:table-cell table:style-name="ce313" office:value-type="string" calcext:value-type="string">
            <text:p>Kinovea - tikrinama programos versija.</text:p>
          </table:table-cell>
          <table:table-cell table:style-name="ce314" office:value-type="string" calcext:value-type="string">
            <text:p>Kinovea - Kontrollerar om ny </text:p>
            <text:p>version finns.</text:p>
          </table:table-cell>
          <table:table-cell table:style-name="ce316" office:value-type="string" calcext:value-type="string">
            <text:p>Kinovea - kikker efter ny version.</text:p>
          </table:table-cell>
          <table:table-cell table:style-name="ce319" office:value-type="string" calcext:value-type="string">
            <text:p>Kinovea - vyhledávání nové verze.</text:p>
          </table:table-cell>
          <table:table-cell table:style-name="ce320"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3" office:value-type="string" calcext:value-type="string">
            <text:p>Kinovea <text:s/>- проверить новую версию</text:p>
          </table:table-cell>
          <table:table-cell table:style-name="ce325" office:value-type="string" calcext:value-type="string">
            <text:p>Kinovea – Comprovant si hi ha una nova versió</text:p>
          </table:table-cell>
          <table:table-cell table:style-name="ce328" office:value-type="string" calcext:value-type="string">
            <text:p>Kinovea - Provera za novu verziju .</text:p>
          </table:table-cell>
          <table:table-cell table:style-name="ce331" office:value-type="string" calcext:value-type="string">
            <text:p>Kinovea – Провера за нову верзију.</text:p>
          </table:table-cell>
          <table:table-cell table:style-name="ce332" office:value-type="string" calcext:value-type="string">
            <text:p>Kinovea - <text:span text:style-name="T11">最新バージョンの確認。</text:span></text:p>
          </table:table-cell>
          <table:table-cell table:style-name="ce334" office:value-type="string" calcext:value-type="string">
            <text:p>Киновеа – Проверка на нова верзија.</text:p>
          </table:table-cell>
          <table:table-cell table:style-name="ce336" office:value-type="string" calcext:value-type="string">
            <text:p>كينوفيا - يتحقق من توافر اصدار جديد.</text:p>
          </table:table-cell>
          <table:table-cell table:style-name="ce338" table:number-columns-repeated="225"/>
          <table:table-cell table:style-name="ce289" table:number-columns-repeated="771"/>
        </table:table-row>
        <table:table-row table:style-name="ro15">
          <table:table-cell table:style-name="ce45" office:value-type="string" calcext:value-type="string">
            <text:p>Updater_UpToDate</text:p>
          </table:table-cell>
          <table:table-cell table:style-name="ce290"/>
          <table:table-cell table:style-name="ce291" office:value-type="string" calcext:value-type="string">
            <text:p>Your version is up to date !</text:p>
          </table:table-cell>
          <table:table-cell table:style-name="ce292" office:value-type="string" calcext:value-type="string">
            <text:p>Votre version est à jour !</text:p>
          </table:table-cell>
          <table:table-cell table:style-name="ce293" office:value-type="string" calcext:value-type="string">
            <text:p>Uw versie is actueel !</text:p>
          </table:table-cell>
          <table:table-cell table:style-name="ce295" office:value-type="string" calcext:value-type="string">
            <text:p>Ihre Version ist auf dem neuesten Stand! </text:p>
          </table:table-cell>
          <table:table-cell table:style-name="ce296" office:value-type="string" calcext:value-type="string">
            <text:p>¡Su versión està actualizada!</text:p>
          </table:table-cell>
          <table:table-cell table:style-name="ce298" office:value-type="string" calcext:value-type="string">
            <text:p>Sua versão está atualizada!</text:p>
          </table:table-cell>
          <table:table-cell table:style-name="ce300" office:value-type="string" calcext:value-type="string">
            <text:p>Posiadasz najbardziej aktualną wersję programu !</text:p>
          </table:table-cell>
          <table:table-cell table:style-name="ce302" office:value-type="string" calcext:value-type="string">
            <text:p>La vostra Versione e' aggiornata !</text:p>
          </table:table-cell>
          <table:table-cell table:style-name="ce304" office:value-type="string" calcext:value-type="string">
            <text:p>Versiunea dumneavostră este ultima disponibilă !</text:p>
          </table:table-cell>
          <table:table-cell table:style-name="ce305" office:value-type="string" calcext:value-type="string">
            <text:p>Ohjelmaversiosi on ajan tasalla!</text:p>
          </table:table-cell>
          <table:table-cell table:style-name="ce307" office:value-type="string" calcext:value-type="string">
            <text:p>Din versjon er oppdatert. </text:p>
          </table:table-cell>
          <table:table-cell table:style-name="ce308" office:value-type="string" calcext:value-type="string">
            <text:p>您的版本已经是最新的!</text:p>
          </table:table-cell>
          <table:table-cell table:style-name="ce310" office:value-type="string" calcext:value-type="string">
            <text:p>Sürümünüz güncel !</text:p>
          </table:table-cell>
          <table:table-cell table:style-name="ce312" office:value-type="string" calcext:value-type="string">
            <text:p>Η έκδοσή σας είναι ενήμερη !</text:p>
          </table:table-cell>
          <table:table-cell table:style-name="ce313" office:value-type="string" calcext:value-type="string">
            <text:p>Programa atnaujinta!</text:p>
          </table:table-cell>
          <table:table-cell table:style-name="ce314" office:value-type="string" calcext:value-type="string">
            <text:p>Din version är den senaste!</text:p>
          </table:table-cell>
          <table:table-cell table:style-name="ce316" office:value-type="string" calcext:value-type="string">
            <text:p>Du har nyeste version.</text:p>
          </table:table-cell>
          <table:table-cell table:style-name="ce319" office:value-type="string" calcext:value-type="string">
            <text:p>Vaše verze je aktualizována!</text:p>
          </table:table-cell>
          <table:table-cell table:style-name="ce320" office:value-type="string" calcext:value-type="string">
            <text:p><text:span text:style-name="T8">최신</text:span><text:span text:style-name="T9"> </text:span><text:span text:style-name="T10">버전입니다</text:span><text:span text:style-name="T9">.</text:span></text:p>
          </table:table-cell>
          <table:table-cell table:style-name="ce323" office:value-type="string" calcext:value-type="string">
            <text:p>Ваша версия обновлена!</text:p>
          </table:table-cell>
          <table:table-cell table:style-name="ce325" office:value-type="string" calcext:value-type="string">
            <text:p>La vostre versió està actualitzada</text:p>
          </table:table-cell>
          <table:table-cell table:style-name="ce327" office:value-type="string" calcext:value-type="string">
            <text:p>Vaša verzija je najnovija !</text:p>
          </table:table-cell>
          <table:table-cell table:style-name="ce330" office:value-type="string" calcext:value-type="string">
            <text:p>Ваша верзија је најновија !</text:p>
          </table:table-cell>
          <table:table-cell table:style-name="ce332" office:value-type="string" calcext:value-type="string">
            <text:p><text:span text:style-name="T11">このバージョンは最新バージョンです</text:span><text:span text:style-name="T12">!</text:span></text:p>
          </table:table-cell>
          <table:table-cell table:style-name="ce334" office:value-type="string" calcext:value-type="string">
            <text:p>Вашата верзија е најнова !</text:p>
          </table:table-cell>
          <table:table-cell table:style-name="ce335" office:value-type="string" calcext:value-type="string">
            <text:p>لديك اخر اصدار !</text:p>
          </table:table-cell>
          <table:table-cell table:style-name="ce338" table:number-columns-repeated="225"/>
          <table:table-cell table:style-name="ce289" table:number-columns-repeated="771"/>
        </table:table-row>
        <table:table-row table:style-name="ro6" table:number-rows-repeated="65310">
          <table:table-cell table:style-name="ce145" table:number-columns-repeated="16"/>
          <table:table-cell/>
          <table:table-cell table:style-name="ce145" table:number-columns-repeated="10"/>
          <table:table-cell table:style-name="ce337"/>
          <table:table-cell table:style-name="ce145"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 calcext:target-range-address="UpdaterLang.AB3:UpdaterLang.AB16">
            <calcext:condition calcext:apply-style-name="cf2" calcext:value="=0" calcext:base-cell-address="UpdaterLang.AB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77" table:default-cell-style-name="Default"/>
        <table:table-column table:style-name="co80" table:default-cell-style-name="Default"/>
        <table:table-column table:style-name="co7" table:default-cell-style-name="Default"/>
        <table:table-column table:style-name="co81" table:default-cell-style-name="Default"/>
        <table:table-column table:style-name="co82" table:default-cell-style-name="Default"/>
        <table:table-column table:style-name="co83" table:default-cell-style-name="Default"/>
        <table:table-column table:style-name="co77" table:default-cell-style-name="Default"/>
        <table:table-column table:style-name="co84" table:default-cell-style-name="Default"/>
        <table:table-column table:style-name="co6"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ce370"/>
        <table:table-column table:style-name="co90" table:default-cell-style-name="ce375"/>
        <table:table-column table:style-name="co15" table:default-cell-style-name="ce380"/>
        <table:table-column table:style-name="co11" table:default-cell-style-name="ce386"/>
        <table:table-column table:style-name="co91" table:default-cell-style-name="ce391"/>
        <table:table-column table:style-name="co92" table:default-cell-style-name="ce395"/>
        <table:table-column table:style-name="co93" table:default-cell-style-name="ce401"/>
        <table:table-column table:style-name="co94" table:default-cell-style-name="ce407"/>
        <table:table-column table:style-name="co20" table:default-cell-style-name="ce412"/>
        <table:table-column table:style-name="co95" table:default-cell-style-name="ce414"/>
        <table:table-column table:style-name="co96" table:default-cell-style-name="ce287"/>
        <table:table-column table:style-name="co56" table:number-columns-repeated="227" table:default-cell-style-name="Default"/>
        <table:table-column table:style-name="co27" table:number-columns-repeated="769" table:default-cell-style-name="Default"/>
        <table:table-row table:style-name="ro13">
          <table:table-cell table:style-name="ce43" office:value-type="string" calcext:value-type="string">
            <text:p>#LanguageName</text:p>
          </table:table-cell>
          <table:table-cell table:style-name="ce47"/>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3" office:value-type="string" calcext:value-type="string">
            <text:p>简体中文</text:p>
          </table:table-cell>
          <table:table-cell table:style-name="ce171" office:value-type="string" calcext:value-type="string">
            <text:p>Türkçe</text:p>
          </table:table-cell>
          <table:table-cell table:style-name="ce171" office:value-type="string" calcext:value-type="string">
            <text:p>Ελληνικά</text:p>
          </table:table-cell>
          <table:table-cell table:style-name="ce191" office:value-type="string" calcext:value-type="string">
            <text:p>Lietuvių</text:p>
          </table:table-cell>
          <table:table-cell table:style-name="ce367" office:value-type="string" calcext:value-type="string">
            <text:p>Svenska</text:p>
          </table:table-cell>
          <table:table-cell table:style-name="ce371" office:value-type="string" calcext:value-type="string">
            <text:p>Dansk</text:p>
          </table:table-cell>
          <table:table-cell table:style-name="ce376" office:value-type="string" calcext:value-type="string">
            <text:p>Čeština</text:p>
          </table:table-cell>
          <table:table-cell table:style-name="ce381" office:value-type="string" calcext:value-type="string">
            <text:p>한국어</text:p>
          </table:table-cell>
          <table:table-cell table:style-name="ce387" office:value-type="string" calcext:value-type="string">
            <text:p>Русский</text:p>
          </table:table-cell>
          <table:table-cell table:style-name="ce392" office:value-type="string" calcext:value-type="string">
            <text:p>Català</text:p>
          </table:table-cell>
          <table:table-cell table:style-name="ce396" office:value-type="string" calcext:value-type="string">
            <text:p>Srpski</text:p>
          </table:table-cell>
          <table:table-cell table:style-name="ce402" office:value-type="string" calcext:value-type="string">
            <text:p>Српски</text:p>
          </table:table-cell>
          <table:table-cell table:style-name="ce408" office:value-type="string" calcext:value-type="string">
            <text:p>日本語</text:p>
          </table:table-cell>
          <table:table-cell table:style-name="ce277" office:value-type="string" calcext:value-type="string">
            <text:p>Македонски</text:p>
          </table:table-cell>
          <table:table-cell table:style-name="ce40" office:value-type="string" calcext:value-type="string">
            <text:p>العَرَبِية</text:p>
          </table:table-cell>
          <table:table-cell table:style-name="ce288" table:number-columns-repeated="996"/>
        </table:table-row>
        <table:table-row table:style-name="ro14">
          <table:table-cell table:style-name="ce44" office:value-type="string" calcext:value-type="string">
            <text:p>#LanguageCode</text:p>
          </table:table-cell>
          <table:table-cell table:style-name="ce48" office:value-type="string" calcext:value-type="string">
            <text:p>-</text:p>
          </table:table-cell>
          <table:table-cell table:style-name="ce51"/>
          <table:table-cell table:style-name="ce62" office:value-type="string" calcext:value-type="string">
            <text:p>fr</text:p>
          </table:table-cell>
          <table:table-cell table:style-name="ce217" office:value-type="string" calcext:value-type="string">
            <text:p>nl</text:p>
          </table:table-cell>
          <table:table-cell table:style-name="ce91" office:value-type="string" calcext:value-type="string">
            <text:p>de</text:p>
          </table:table-cell>
          <table:table-cell table:style-name="ce102" office:value-type="string" calcext:value-type="string">
            <text:p>es</text:p>
          </table:table-cell>
          <table:table-cell table:style-name="ce109" office:value-type="string" calcext:value-type="string">
            <text:p>pt</text:p>
          </table:table-cell>
          <table:table-cell table:style-name="ce119" office:value-type="string" calcext:value-type="string">
            <text:p>pl</text:p>
          </table:table-cell>
          <table:table-cell table:style-name="ce127" office:value-type="string" calcext:value-type="string">
            <text:p>it</text:p>
          </table:table-cell>
          <table:table-cell table:style-name="ce135" office:value-type="string" calcext:value-type="string">
            <text:p>ro</text:p>
          </table:table-cell>
          <table:table-cell table:style-name="ce146" office:value-type="string" calcext:value-type="string">
            <text:p>fi</text:p>
          </table:table-cell>
          <table:table-cell table:style-name="ce156" office:value-type="string" calcext:value-type="string">
            <text:p>no</text:p>
          </table:table-cell>
          <table:table-cell table:style-name="ce164" office:value-type="string" calcext:value-type="string">
            <text:p>Zh-CHS</text:p>
          </table:table-cell>
          <table:table-cell table:style-name="ce172" office:value-type="string" calcext:value-type="string">
            <text:p>tr</text:p>
          </table:table-cell>
          <table:table-cell table:style-name="ce181" office:value-type="string" calcext:value-type="string">
            <text:p>el</text:p>
          </table:table-cell>
          <table:table-cell table:style-name="ce192" office:value-type="string" calcext:value-type="string">
            <text:p>lt</text:p>
          </table:table-cell>
          <table:table-cell table:style-name="ce368" office:value-type="string" calcext:value-type="string">
            <text:p>sv</text:p>
          </table:table-cell>
          <table:table-cell table:style-name="ce372" office:value-type="string" calcext:value-type="string">
            <text:p>da</text:p>
          </table:table-cell>
          <table:table-cell table:style-name="ce377" office:value-type="string" calcext:value-type="string">
            <text:p>cs</text:p>
          </table:table-cell>
          <table:table-cell table:style-name="ce382" office:value-type="string" calcext:value-type="string">
            <text:p>ko</text:p>
          </table:table-cell>
          <table:table-cell table:style-name="ce388" office:value-type="string" calcext:value-type="string">
            <text:p>ru</text:p>
          </table:table-cell>
          <table:table-cell table:style-name="ce393" office:value-type="string" calcext:value-type="string">
            <text:p>ca</text:p>
          </table:table-cell>
          <table:table-cell table:style-name="ce397" office:value-type="string" calcext:value-type="string">
            <text:p>sr-Latn-CS</text:p>
          </table:table-cell>
          <table:table-cell table:style-name="ce403" office:value-type="string" calcext:value-type="string">
            <text:p>sr-Cyrl-CS</text:p>
          </table:table-cell>
          <table:table-cell table:style-name="ce409" office:value-type="string" calcext:value-type="string">
            <text:p>ja</text:p>
          </table:table-cell>
          <table:table-cell table:style-name="ce278" office:value-type="string" calcext:value-type="string">
            <text:p>mk</text:p>
          </table:table-cell>
          <table:table-cell table:style-name="ce284" office:value-type="string" calcext:value-type="string">
            <text:p>ar</text:p>
          </table:table-cell>
          <table:table-cell table:style-name="ce209" table:number-columns-repeated="996"/>
        </table:table-row>
        <table:table-row table:style-name="ro20">
          <table:table-cell table:style-name="ce45" office:value-type="string" calcext:value-type="string">
            <text:p>lblFolders</text:p>
          </table:table-cell>
          <table:table-cell table:style-name="ce339"/>
          <table:table-cell table:style-name="ce340" office:value-type="string" calcext:value-type="string">
            <text:p>Folders:</text:p>
          </table:table-cell>
          <table:table-cell table:style-name="ce342" office:value-type="string" calcext:value-type="string">
            <text:p>Dossiers:</text:p>
          </table:table-cell>
          <table:table-cell table:style-name="ce344" office:value-type="string" calcext:value-type="string">
            <text:p>Mappen:</text:p>
          </table:table-cell>
          <table:table-cell table:style-name="ce346" office:value-type="string" calcext:value-type="string">
            <text:p>Ordner: </text:p>
          </table:table-cell>
          <table:table-cell table:style-name="ce349" office:value-type="string" calcext:value-type="string">
            <text:p>Carpetas:</text:p>
          </table:table-cell>
          <table:table-cell table:style-name="ce351" office:value-type="string" calcext:value-type="string">
            <text:p>Pastas:</text:p>
          </table:table-cell>
          <table:table-cell table:style-name="ce354" office:value-type="string" calcext:value-type="string">
            <text:p>Foldery:</text:p>
          </table:table-cell>
          <table:table-cell table:style-name="ce356" office:value-type="string" calcext:value-type="string">
            <text:p>Cartelle:</text:p>
          </table:table-cell>
          <table:table-cell table:style-name="ce358" office:value-type="string" calcext:value-type="string">
            <text:p>Foldere:</text:p>
          </table:table-cell>
          <table:table-cell table:style-name="ce360" office:value-type="string" calcext:value-type="string">
            <text:p>Hakemistot:</text:p>
          </table:table-cell>
          <table:table-cell table:style-name="ce361" office:value-type="string" calcext:value-type="string">
            <text:p>Mapper:</text:p>
          </table:table-cell>
          <table:table-cell table:style-name="ce362" office:value-type="string" calcext:value-type="string">
            <text:p>文件夹:</text:p>
          </table:table-cell>
          <table:table-cell table:style-name="ce364" office:value-type="string" calcext:value-type="string">
            <text:p>Klasörler:</text:p>
          </table:table-cell>
          <table:table-cell table:style-name="ce365" office:value-type="string" calcext:value-type="string">
            <text:p>Φάκελοι:</text:p>
          </table:table-cell>
          <table:table-cell table:style-name="ce344" office:value-type="string" calcext:value-type="string">
            <text:p>Aplankai:</text:p>
          </table:table-cell>
          <table:table-cell table:style-name="ce369" office:value-type="string" calcext:value-type="string">
            <text:p>Mappar</text:p>
          </table:table-cell>
          <table:table-cell table:style-name="ce373" office:value-type="string" calcext:value-type="string">
            <text:p>Kataloger:</text:p>
          </table:table-cell>
          <table:table-cell table:style-name="ce378" office:value-type="string" calcext:value-type="string">
            <text:p>Složky:</text:p>
          </table:table-cell>
          <table:table-cell table:style-name="ce383" office:value-type="string" calcext:value-type="string">
            <text:p><text:span text:style-name="T3">폴더</text:span><text:span text:style-name="T4">:</text:span></text:p>
          </table:table-cell>
          <table:table-cell table:style-name="ce389" office:value-type="string" calcext:value-type="string">
            <text:p>Папки</text:p>
          </table:table-cell>
          <table:table-cell table:style-name="ce394" office:value-type="string" calcext:value-type="string">
            <text:p>Directoris</text:p>
          </table:table-cell>
          <table:table-cell table:style-name="ce398" office:value-type="string" calcext:value-type="string">
            <text:p>Fascikle:</text:p>
          </table:table-cell>
          <table:table-cell table:style-name="ce404" office:value-type="string" calcext:value-type="string">
            <text:p>Фасцикле:</text:p>
          </table:table-cell>
          <table:table-cell table:style-name="ce410" office:value-type="string" calcext:value-type="string">
            <text:p><text:span text:style-name="T15">フォルダ</text:span><text:span text:style-name="T16">:</text:span></text:p>
          </table:table-cell>
          <table:table-cell table:style-name="ce413" office:value-type="string" calcext:value-type="string">
            <text:p>Папки:</text:p>
          </table:table-cell>
          <table:table-cell table:style-name="ce415" office:value-type="string" calcext:value-type="string">
            <text:p>المجلدات:</text:p>
          </table:table-cell>
          <table:table-cell table:style-name="ce289" table:number-columns-repeated="996"/>
        </table:table-row>
        <table:table-row table:style-name="ro26">
          <table:table-cell table:style-name="ce45" office:value-type="string" calcext:value-type="string">
            <text:p>lblVideoFiles</text:p>
          </table:table-cell>
          <table:table-cell table:style-name="ce339"/>
          <table:table-cell table:style-name="ce340" office:value-type="string" calcext:value-type="string">
            <text:p>Video Files:</text:p>
          </table:table-cell>
          <table:table-cell table:style-name="ce342" office:value-type="string" calcext:value-type="string">
            <text:p>Fichiers Vidéo:</text:p>
          </table:table-cell>
          <table:table-cell table:style-name="ce344" office:value-type="string" calcext:value-type="string">
            <text:p>Video bestanden:</text:p>
          </table:table-cell>
          <table:table-cell table:style-name="ce346" office:value-type="string" calcext:value-type="string">
            <text:p>Video-Dateien: </text:p>
          </table:table-cell>
          <table:table-cell table:style-name="ce350" office:value-type="string" calcext:value-type="string">
            <text:p>Archivos de Video:</text:p>
          </table:table-cell>
          <table:table-cell table:style-name="ce351" office:value-type="string" calcext:value-type="string">
            <text:p>Arquivos de Vídeo:</text:p>
          </table:table-cell>
          <table:table-cell table:style-name="ce354" office:value-type="string" calcext:value-type="string">
            <text:p>Pliki wideo:</text:p>
          </table:table-cell>
          <table:table-cell table:style-name="ce356" office:value-type="string" calcext:value-type="string">
            <text:p>Files Video:</text:p>
          </table:table-cell>
          <table:table-cell table:style-name="ce358" office:value-type="string" calcext:value-type="string">
            <text:p>Fişiere video:</text:p>
          </table:table-cell>
          <table:table-cell table:style-name="ce360" office:value-type="string" calcext:value-type="string">
            <text:p>Videotiedostot:</text:p>
          </table:table-cell>
          <table:table-cell table:style-name="ce361" office:value-type="string" calcext:value-type="string">
            <text:p>Videofiler:</text:p>
          </table:table-cell>
          <table:table-cell table:style-name="ce362" office:value-type="string" calcext:value-type="string">
            <text:p>视频文件:</text:p>
          </table:table-cell>
          <table:table-cell table:style-name="ce364" office:value-type="string" calcext:value-type="string">
            <text:p>Video Dosyaları:</text:p>
          </table:table-cell>
          <table:table-cell table:style-name="ce365" office:value-type="string" calcext:value-type="string">
            <text:p>Αρχεία Video:</text:p>
          </table:table-cell>
          <table:table-cell table:style-name="ce344" office:value-type="string" calcext:value-type="string">
            <text:p>Vaizdo dokumentai:</text:p>
          </table:table-cell>
          <table:table-cell table:style-name="ce369" office:value-type="string" calcext:value-type="string">
            <text:p>Videofiler:</text:p>
          </table:table-cell>
          <table:table-cell table:style-name="ce373" office:value-type="string" calcext:value-type="string">
            <text:p>Videofiler:</text:p>
          </table:table-cell>
          <table:table-cell table:style-name="ce378" office:value-type="string" calcext:value-type="string">
            <text:p>Video soubory:</text:p>
          </table:table-cell>
          <table:table-cell table:style-name="ce383" office:value-type="string" calcext:value-type="string">
            <text:p><text:span text:style-name="T3">비디오</text:span><text:span text:style-name="T4"> </text:span><text:span text:style-name="T5">파일</text:span><text:span text:style-name="T4">:</text:span></text:p>
          </table:table-cell>
          <table:table-cell table:style-name="ce389" office:value-type="string" calcext:value-type="string">
            <text:p>Видеофайлы:</text:p>
          </table:table-cell>
          <table:table-cell table:style-name="ce394" office:value-type="string" calcext:value-type="string">
            <text:p>Arxius de video</text:p>
          </table:table-cell>
          <table:table-cell table:style-name="ce399" office:value-type="string" calcext:value-type="string">
            <text:p>Video datoteke:</text:p>
          </table:table-cell>
          <table:table-cell table:style-name="ce405" office:value-type="string" calcext:value-type="string">
            <text:p>Видео датотеке:</text:p>
          </table:table-cell>
          <table:table-cell table:style-name="ce410" office:value-type="string" calcext:value-type="string">
            <text:p><text:span text:style-name="T15">ビデオファイル</text:span><text:span text:style-name="T16">:</text:span></text:p>
          </table:table-cell>
          <table:table-cell table:style-name="ce413" office:value-type="string" calcext:value-type="string">
            <text:p>Видео датотеки:</text:p>
          </table:table-cell>
          <table:table-cell table:style-name="ce415" office:value-type="string" calcext:value-type="string">
            <text:p>ملفات الفيديو:</text:p>
          </table:table-cell>
          <table:table-cell table:style-name="ce289" table:number-columns-repeated="996"/>
        </table:table-row>
        <table:table-row table:style-name="ro27">
          <table:table-cell table:style-name="ce45" office:value-type="string" calcext:value-type="string">
            <text:p>mnuAddShortcut</text:p>
          </table:table-cell>
          <table:table-cell table:style-name="ce339"/>
          <table:table-cell table:style-name="ce340" office:value-type="string" calcext:value-type="string">
            <text:p>Add shortcut</text:p>
          </table:table-cell>
          <table:table-cell table:style-name="ce342" office:value-type="string" calcext:value-type="string">
            <text:p>Ajouter un raccourci</text:p>
          </table:table-cell>
          <table:table-cell table:style-name="ce344" office:value-type="string" calcext:value-type="string">
            <text:p>Voeg snelkoppeling toe</text:p>
          </table:table-cell>
          <table:table-cell table:style-name="ce347" office:value-type="string" calcext:value-type="string">
            <text:p>Favoriten hinzufügen</text:p>
          </table:table-cell>
          <table:table-cell table:style-name="ce350" office:value-type="string" calcext:value-type="string">
            <text:p>Añadir atajo</text:p>
          </table:table-cell>
          <table:table-cell table:style-name="ce352" office:value-type="string" calcext:value-type="string">
            <text:p>Adicionar atalho</text:p>
          </table:table-cell>
          <table:table-cell table:style-name="ce354"/>
          <table:table-cell table:style-name="ce356" office:value-type="string" calcext:value-type="string">
            <text:p>Aggiungi preferito</text:p>
          </table:table-cell>
          <table:table-cell table:style-name="ce358" office:value-type="string" calcext:value-type="string">
            <text:p>Adaugă shortcut</text:p>
          </table:table-cell>
          <table:table-cell table:style-name="ce360" office:value-type="string" calcext:value-type="string">
            <text:p>Lisää oikopolku</text:p>
          </table:table-cell>
          <table:table-cell table:style-name="ce361" office:value-type="string" calcext:value-type="string">
            <text:p>Legg til snarvei</text:p>
          </table:table-cell>
          <table:table-cell table:style-name="ce362" office:value-type="string" calcext:value-type="string">
            <text:p>新增快捷项</text:p>
          </table:table-cell>
          <table:table-cell table:style-name="ce364" office:value-type="string" calcext:value-type="string">
            <text:p>Kısayol ekle</text:p>
          </table:table-cell>
          <table:table-cell table:style-name="ce365" office:value-type="string" calcext:value-type="string">
            <text:p>Προσθήκη συντόμευσης</text:p>
          </table:table-cell>
          <table:table-cell table:style-name="ce344" office:value-type="string" calcext:value-type="string">
            <text:p>Pridėti nuorodą</text:p>
          </table:table-cell>
          <table:table-cell table:style-name="ce369" office:value-type="string" calcext:value-type="string">
            <text:p>Lägg till genväg</text:p>
          </table:table-cell>
          <table:table-cell table:style-name="ce373" office:value-type="string" calcext:value-type="string">
            <text:p>Tilføj genvej</text:p>
          </table:table-cell>
          <table:table-cell table:style-name="ce378" office:value-type="string" calcext:value-type="string">
            <text:p>Přidat klávesovou zkratku</text:p>
          </table:table-cell>
          <table:table-cell table:style-name="ce383" office:value-type="string" calcext:value-type="string">
            <text:p><text:span text:style-name="T3">단축키</text:span><text:span text:style-name="T4"> </text:span><text:span text:style-name="T5">추가</text:span></text:p>
          </table:table-cell>
          <table:table-cell table:style-name="ce389" office:value-type="string" calcext:value-type="string">
            <text:p>Добавить ярлык</text:p>
          </table:table-cell>
          <table:table-cell table:style-name="ce394" office:value-type="string" calcext:value-type="string">
            <text:p>Afegir accés directe</text:p>
          </table:table-cell>
          <table:table-cell table:style-name="ce398" office:value-type="string" calcext:value-type="string">
            <text:p>Dodaj prečicu</text:p>
          </table:table-cell>
          <table:table-cell table:style-name="ce404" office:value-type="string" calcext:value-type="string">
            <text:p>Додај пречицу</text:p>
          </table:table-cell>
          <table:table-cell table:style-name="ce411" office:value-type="string" calcext:value-type="string">
            <text:p>ショートカットの追加</text:p>
          </table:table-cell>
          <table:table-cell table:style-name="ce413" office:value-type="string" calcext:value-type="string">
            <text:p>Додади скратен пат</text:p>
          </table:table-cell>
          <table:table-cell table:style-name="ce415" office:value-type="string" calcext:value-type="string">
            <text:p>اضافة اختصار</text:p>
          </table:table-cell>
          <table:table-cell table:style-name="ce289" table:number-columns-repeated="996"/>
        </table:table-row>
        <table:table-row table:style-name="ro27">
          <table:table-cell table:style-name="ce45" office:value-type="string" calcext:value-type="string">
            <text:p>mnuAddToShortcuts</text:p>
          </table:table-cell>
          <table:table-cell table:style-name="ce339"/>
          <table:table-cell table:style-name="ce340" office:value-type="string" calcext:value-type="string">
            <text:p>Add to shortcuts</text:p>
          </table:table-cell>
          <table:table-cell table:style-name="ce342" office:value-type="string" calcext:value-type="string">
            <text:p>Ajouter aux raccourcis</text:p>
          </table:table-cell>
          <table:table-cell table:style-name="ce344" office:value-type="string" calcext:value-type="string">
            <text:p>Toevoegen aan snelkoppelingen</text:p>
          </table:table-cell>
          <table:table-cell table:style-name="ce347" office:value-type="string" calcext:value-type="string">
            <text:p>zu Favoriten hinzufügen</text:p>
          </table:table-cell>
          <table:table-cell table:style-name="ce350" office:value-type="string" calcext:value-type="string">
            <text:p>Añadir a atajos</text:p>
          </table:table-cell>
          <table:table-cell table:style-name="ce352" office:value-type="string" calcext:value-type="string">
            <text:p>Adicionar aos atalhos</text:p>
          </table:table-cell>
          <table:table-cell table:style-name="ce354"/>
          <table:table-cell table:style-name="ce356" office:value-type="string" calcext:value-type="string">
            <text:p>Aggiungi ai preferiti</text:p>
          </table:table-cell>
          <table:table-cell table:style-name="ce358" office:value-type="string" calcext:value-type="string">
            <text:p>Adaugă la shortcut-uri</text:p>
          </table:table-cell>
          <table:table-cell table:style-name="ce360" office:value-type="string" calcext:value-type="string">
            <text:p>Lisää oikopolkuihin</text:p>
          </table:table-cell>
          <table:table-cell table:style-name="ce361" office:value-type="string" calcext:value-type="string">
            <text:p>Legg til snarveier</text:p>
          </table:table-cell>
          <table:table-cell table:style-name="ce362" office:value-type="string" calcext:value-type="string">
            <text:p>添加至快捷项</text:p>
          </table:table-cell>
          <table:table-cell table:style-name="ce364" office:value-type="string" calcext:value-type="string">
            <text:p>Kısayollara ekle</text:p>
          </table:table-cell>
          <table:table-cell table:style-name="ce365" office:value-type="string" calcext:value-type="string">
            <text:p>Προσθήκη στις συντομεύσεις</text:p>
          </table:table-cell>
          <table:table-cell table:style-name="ce366" office:value-type="string" calcext:value-type="string">
            <text:p>Papildyti nuorodą</text:p>
          </table:table-cell>
          <table:table-cell table:style-name="ce369" office:value-type="string" calcext:value-type="string">
            <text:p>Lägg till genvägar</text:p>
          </table:table-cell>
          <table:table-cell table:style-name="ce374" office:value-type="string" calcext:value-type="string">
            <text:p>Tilføj til genveje</text:p>
          </table:table-cell>
          <table:table-cell table:style-name="ce379" office:value-type="string" calcext:value-type="string">
            <text:p>Přidat ke klávesovým zkratkám</text:p>
          </table:table-cell>
          <table:table-cell table:style-name="ce384" office:value-type="string" calcext:value-type="string">
            <text:p><text:span text:style-name="T3">단축키에</text:span><text:span text:style-name="T4"> </text:span><text:span text:style-name="T5">추가</text:span></text:p>
          </table:table-cell>
          <table:table-cell table:style-name="ce390" office:value-type="string" calcext:value-type="string">
            <text:p>Добавить к ярлыкам</text:p>
          </table:table-cell>
          <table:table-cell table:style-name="ce394" office:value-type="string" calcext:value-type="string">
            <text:p>Afegir als accessos directes</text:p>
          </table:table-cell>
          <table:table-cell table:style-name="ce400" office:value-type="string" calcext:value-type="string">
            <text:p>Dodaj u prečice</text:p>
          </table:table-cell>
          <table:table-cell table:style-name="ce406" office:value-type="string" calcext:value-type="string">
            <text:p>Додај у пречице</text:p>
          </table:table-cell>
          <table:table-cell table:style-name="ce411" office:value-type="string" calcext:value-type="string">
            <text:p>ショートカットへの追加</text:p>
          </table:table-cell>
          <table:table-cell table:style-name="ce413" office:value-type="string" calcext:value-type="string">
            <text:p>Додати во скратените патишта</text:p>
          </table:table-cell>
          <table:table-cell table:style-name="ce415" office:value-type="string" calcext:value-type="string">
            <text:p>اضافة الي اختصارات</text:p>
          </table:table-cell>
          <table:table-cell table:style-name="ce289" table:number-columns-repeated="996"/>
        </table:table-row>
        <table:table-row table:style-name="ro27">
          <table:table-cell table:style-name="ce45" office:value-type="string" calcext:value-type="string">
            <text:p>mnuDeleteShortcut</text:p>
          </table:table-cell>
          <table:table-cell table:style-name="ce339"/>
          <table:table-cell table:style-name="ce340" office:value-type="string" calcext:value-type="string">
            <text:p>Delete shortcut</text:p>
          </table:table-cell>
          <table:table-cell table:style-name="ce342" office:value-type="string" calcext:value-type="string">
            <text:p>Effacer le raccourci</text:p>
          </table:table-cell>
          <table:table-cell table:style-name="ce344" office:value-type="string" calcext:value-type="string">
            <text:p>Verwijder snelkoppeling</text:p>
          </table:table-cell>
          <table:table-cell table:style-name="ce347" office:value-type="string" calcext:value-type="string">
            <text:p>Favoriten löschen</text:p>
          </table:table-cell>
          <table:table-cell table:style-name="ce350" office:value-type="string" calcext:value-type="string">
            <text:p>Borrar atajo</text:p>
          </table:table-cell>
          <table:table-cell table:style-name="ce352" office:value-type="string" calcext:value-type="string">
            <text:p>Apagar atalho</text:p>
          </table:table-cell>
          <table:table-cell table:style-name="ce354"/>
          <table:table-cell table:style-name="ce356" office:value-type="string" calcext:value-type="string">
            <text:p>Cancella preferito</text:p>
          </table:table-cell>
          <table:table-cell table:style-name="ce358" office:value-type="string" calcext:value-type="string">
            <text:p>Şterge shortcut</text:p>
          </table:table-cell>
          <table:table-cell table:style-name="ce360" office:value-type="string" calcext:value-type="string">
            <text:p>Poista oikopolku</text:p>
          </table:table-cell>
          <table:table-cell table:style-name="ce361" office:value-type="string" calcext:value-type="string">
            <text:p>Slett snarvei</text:p>
          </table:table-cell>
          <table:table-cell table:style-name="ce362" office:value-type="string" calcext:value-type="string">
            <text:p>删除快捷项</text:p>
          </table:table-cell>
          <table:table-cell table:style-name="ce364" office:value-type="string" calcext:value-type="string">
            <text:p>Kısayol sil</text:p>
          </table:table-cell>
          <table:table-cell table:style-name="ce365" office:value-type="string" calcext:value-type="string">
            <text:p>Διαγραφή συντόμευσης</text:p>
          </table:table-cell>
          <table:table-cell table:style-name="ce366" office:value-type="string" calcext:value-type="string">
            <text:p>Naukinti nuorodą</text:p>
          </table:table-cell>
          <table:table-cell table:style-name="ce369" office:value-type="string" calcext:value-type="string">
            <text:p>Ta bort genväg</text:p>
          </table:table-cell>
          <table:table-cell table:style-name="ce374" office:value-type="string" calcext:value-type="string">
            <text:p>Slet genvej</text:p>
          </table:table-cell>
          <table:table-cell table:style-name="ce379" office:value-type="string" calcext:value-type="string">
            <text:p>Odstranit klávesovou zkratku</text:p>
          </table:table-cell>
          <table:table-cell table:style-name="ce384" office:value-type="string" calcext:value-type="string">
            <text:p><text:span text:style-name="T3">단축키</text:span><text:span text:style-name="T4"> </text:span><text:span text:style-name="T5">삭제</text:span></text:p>
          </table:table-cell>
          <table:table-cell table:style-name="ce390" office:value-type="string" calcext:value-type="string">
            <text:p>Удалить ярлык</text:p>
          </table:table-cell>
          <table:table-cell table:style-name="ce394" office:value-type="string" calcext:value-type="string">
            <text:p>Esborrar accés directe</text:p>
          </table:table-cell>
          <table:table-cell table:style-name="ce400" office:value-type="string" calcext:value-type="string">
            <text:p>Izbriši prečicu</text:p>
          </table:table-cell>
          <table:table-cell table:style-name="ce406" office:value-type="string" calcext:value-type="string">
            <text:p>Избриши пречицу</text:p>
          </table:table-cell>
          <table:table-cell table:style-name="ce411" office:value-type="string" calcext:value-type="string">
            <text:p>ショートカットの削除</text:p>
          </table:table-cell>
          <table:table-cell table:style-name="ce413" office:value-type="string" calcext:value-type="string">
            <text:p>Избриши го скратениот пат</text:p>
          </table:table-cell>
          <table:table-cell table:style-name="ce415" office:value-type="string" calcext:value-type="string">
            <text:p>حذف اختصار</text:p>
          </table:table-cell>
          <table:table-cell table:style-name="ce289" table:number-columns-repeated="996"/>
        </table:table-row>
        <table:table-row table:style-name="ro5">
          <table:table-cell table:style-name="ce45" office:value-type="string" calcext:value-type="string">
            <text:p>mnuVideoPlay</text:p>
          </table:table-cell>
          <table:table-cell table:style-name="ce339"/>
          <table:table-cell table:style-name="ce340" office:value-type="string" calcext:value-type="string">
            <text:p>Play video</text:p>
          </table:table-cell>
          <table:table-cell table:style-name="ce342" office:value-type="string" calcext:value-type="string">
            <text:p>Lancer la vidéo</text:p>
          </table:table-cell>
          <table:table-cell table:style-name="ce344"/>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6"/>
          <table:table-cell table:style-name="ce369"/>
          <table:table-cell table:style-name="ce374"/>
          <table:table-cell table:style-name="ce379"/>
          <table:table-cell table:style-name="ce384"/>
          <table:table-cell table:style-name="ce390"/>
          <table:table-cell table:style-name="ce394"/>
          <table:table-cell table:style-name="ce400"/>
          <table:table-cell table:style-name="ce406"/>
          <table:table-cell table:style-name="ce411"/>
          <table:table-cell table:style-name="ce413"/>
          <table:table-cell table:style-name="ce415" office:value-type="string" calcext:value-type="string">
            <text:p>تشغيل فيديو</text:p>
          </table:table-cell>
          <table:table-cell table:style-name="ce289" table:number-columns-repeated="996"/>
        </table:table-row>
        <table:table-row table:style-name="ro23">
          <table:table-cell table:style-name="ce45" office:value-type="string" calcext:value-type="string">
            <text:p>mnuVideoLocate</text:p>
          </table:table-cell>
          <table:table-cell table:style-name="ce339"/>
          <table:table-cell table:style-name="ce340" office:value-type="string" calcext:value-type="string">
            <text:p>Locate file in Windows Explorer </text:p>
          </table:table-cell>
          <table:table-cell table:style-name="ce342" office:value-type="string" calcext:value-type="string">
            <text:p>Trouver le fichier dans l'Explorateur Windows</text:p>
          </table:table-cell>
          <table:table-cell table:style-name="ce344"/>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6"/>
          <table:table-cell table:style-name="ce369"/>
          <table:table-cell table:style-name="ce374"/>
          <table:table-cell table:style-name="ce379"/>
          <table:table-cell table:style-name="ce384"/>
          <table:table-cell table:style-name="ce390"/>
          <table:table-cell table:style-name="ce394"/>
          <table:table-cell table:style-name="ce400"/>
          <table:table-cell table:style-name="ce406"/>
          <table:table-cell table:style-name="ce411"/>
          <table:table-cell table:style-name="ce413"/>
          <table:table-cell table:style-name="ce415" office:value-type="string" calcext:value-type="string">
            <text:p>العثور علي ملف في متصفح الويندوز</text:p>
          </table:table-cell>
          <table:table-cell table:style-name="ce289" table:number-columns-repeated="996"/>
        </table:table-row>
        <table:table-row table:style-name="ro5">
          <table:table-cell table:style-name="ce45" office:value-type="string" calcext:value-type="string">
            <text:p>mnuVideoDelete</text:p>
          </table:table-cell>
          <table:table-cell table:style-name="ce339"/>
          <table:table-cell table:style-name="ce340" office:value-type="string" calcext:value-type="string">
            <text:p>Delete file</text:p>
          </table:table-cell>
          <table:table-cell table:style-name="ce342" office:value-type="string" calcext:value-type="string">
            <text:p>Supprimer le fichier</text:p>
          </table:table-cell>
          <table:table-cell table:style-name="ce344"/>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6"/>
          <table:table-cell table:style-name="ce369"/>
          <table:table-cell table:style-name="ce374"/>
          <table:table-cell table:style-name="ce379"/>
          <table:table-cell table:style-name="ce384"/>
          <table:table-cell table:style-name="ce390"/>
          <table:table-cell table:style-name="ce394"/>
          <table:table-cell table:style-name="ce400"/>
          <table:table-cell table:style-name="ce406"/>
          <table:table-cell table:style-name="ce411"/>
          <table:table-cell table:style-name="ce413"/>
          <table:table-cell table:style-name="ce415" office:value-type="string" calcext:value-type="string">
            <text:p>حذف ملف</text:p>
          </table:table-cell>
          <table:table-cell table:style-name="ce289" table:number-columns-repeated="996"/>
        </table:table-row>
        <table:table-row table:style-name="ro20">
          <table:table-cell table:style-name="ce45" office:value-type="string" calcext:value-type="string">
            <text:p>tabExplorer</text:p>
          </table:table-cell>
          <table:table-cell table:style-name="ce339"/>
          <table:table-cell table:style-name="ce340" office:value-type="string" calcext:value-type="string">
            <text:p>Explorer</text:p>
          </table:table-cell>
          <table:table-cell table:style-name="ce342" office:value-type="string" calcext:value-type="string">
            <text:p>Explorateur</text:p>
          </table:table-cell>
          <table:table-cell table:style-name="ce344" office:value-type="string" calcext:value-type="string">
            <text:p>Verkenner</text:p>
          </table:table-cell>
          <table:table-cell table:style-name="ce346" office:value-type="string" calcext:value-type="string">
            <text:p>Explorer</text:p>
          </table:table-cell>
          <table:table-cell table:style-name="ce349" office:value-type="string" calcext:value-type="string">
            <text:p>Explorador</text:p>
          </table:table-cell>
          <table:table-cell table:style-name="ce351" office:value-type="string" calcext:value-type="string">
            <text:p>Gerenciador</text:p>
          </table:table-cell>
          <table:table-cell table:style-name="ce354" office:value-type="string" calcext:value-type="string">
            <text:p>Przeglądarka</text:p>
          </table:table-cell>
          <table:table-cell table:style-name="ce356" office:value-type="string" calcext:value-type="string">
            <text:p>Esplora</text:p>
          </table:table-cell>
          <table:table-cell table:style-name="ce358" office:value-type="string" calcext:value-type="string">
            <text:p>Explorator</text:p>
          </table:table-cell>
          <table:table-cell table:style-name="ce360" office:value-type="string" calcext:value-type="string">
            <text:p>Explorer</text:p>
          </table:table-cell>
          <table:table-cell table:style-name="ce361" office:value-type="string" calcext:value-type="string">
            <text:p>Explorer</text:p>
          </table:table-cell>
          <table:table-cell table:style-name="ce362" office:value-type="string" calcext:value-type="string">
            <text:p>浏览器</text:p>
          </table:table-cell>
          <table:table-cell table:style-name="ce364" office:value-type="string" calcext:value-type="string">
            <text:p>Gezgin</text:p>
          </table:table-cell>
          <table:table-cell table:style-name="ce365" office:value-type="string" calcext:value-type="string">
            <text:p>Εξερευνητής</text:p>
          </table:table-cell>
          <table:table-cell table:style-name="ce366" office:value-type="string" calcext:value-type="string">
            <text:p>Naršyklė</text:p>
          </table:table-cell>
          <table:table-cell table:style-name="ce369" office:value-type="string" calcext:value-type="string">
            <text:p>Utforskare</text:p>
          </table:table-cell>
          <table:table-cell table:style-name="ce374" office:value-type="string" calcext:value-type="string">
            <text:p>Stifinder</text:p>
          </table:table-cell>
          <table:table-cell table:style-name="ce378" office:value-type="string" calcext:value-type="string">
            <text:p>Explorer</text:p>
          </table:table-cell>
          <table:table-cell table:style-name="ce384" office:value-type="string" calcext:value-type="string">
            <text:p><text:span text:style-name="T3">파일</text:span><text:span text:style-name="T4"> </text:span><text:span text:style-name="T5">탐색기</text:span></text:p>
          </table:table-cell>
          <table:table-cell table:style-name="ce390" office:value-type="string" calcext:value-type="string">
            <text:p>Проводник</text:p>
          </table:table-cell>
          <table:table-cell table:style-name="ce394" office:value-type="string" calcext:value-type="string">
            <text:p>Explorador</text:p>
          </table:table-cell>
          <table:table-cell table:style-name="ce400" office:value-type="string" calcext:value-type="string">
            <text:p>Istraživač</text:p>
          </table:table-cell>
          <table:table-cell table:style-name="ce406" office:value-type="string" calcext:value-type="string">
            <text:p>Истраживач</text:p>
          </table:table-cell>
          <table:table-cell table:style-name="ce411" office:value-type="string" calcext:value-type="string">
            <text:p>エクスプローラー</text:p>
          </table:table-cell>
          <table:table-cell table:style-name="ce413" office:value-type="string" calcext:value-type="string">
            <text:p>Истражувач</text:p>
          </table:table-cell>
          <table:table-cell table:style-name="ce415" office:value-type="string" calcext:value-type="string">
            <text:p>المتصفح </text:p>
          </table:table-cell>
          <table:table-cell table:style-name="ce289" table:number-columns-repeated="996"/>
        </table:table-row>
        <table:table-row table:style-name="ro20">
          <table:table-cell table:style-name="ce45" office:value-type="string" calcext:value-type="string">
            <text:p>tabShortcuts</text:p>
          </table:table-cell>
          <table:table-cell table:style-name="ce339"/>
          <table:table-cell table:style-name="ce341" office:value-type="string" calcext:value-type="string">
            <text:p>Shortcuts</text:p>
          </table:table-cell>
          <table:table-cell table:style-name="ce343" office:value-type="string" calcext:value-type="string">
            <text:p>Raccourcis</text:p>
          </table:table-cell>
          <table:table-cell table:style-name="ce345" office:value-type="string" calcext:value-type="string">
            <text:p>Favorieten</text:p>
          </table:table-cell>
          <table:table-cell table:style-name="ce348" office:value-type="string" calcext:value-type="string">
            <text:p>Favoriten</text:p>
          </table:table-cell>
          <table:table-cell table:style-name="ce349" office:value-type="string" calcext:value-type="string">
            <text:p>Atajos</text:p>
          </table:table-cell>
          <table:table-cell table:style-name="ce353" office:value-type="string" calcext:value-type="string">
            <text:p>Atalhos</text:p>
          </table:table-cell>
          <table:table-cell table:style-name="ce355" office:value-type="string" calcext:value-type="string">
            <text:p>Ulubione</text:p>
          </table:table-cell>
          <table:table-cell table:style-name="ce357" office:value-type="string" calcext:value-type="string">
            <text:p>Preferiti</text:p>
          </table:table-cell>
          <table:table-cell table:style-name="ce359" office:value-type="string" calcext:value-type="string">
            <text:p>Shortcut-uri</text:p>
          </table:table-cell>
          <table:table-cell table:style-name="ce360" office:value-type="string" calcext:value-type="string">
            <text:p>Pikalinkit</text:p>
          </table:table-cell>
          <table:table-cell table:style-name="ce361" office:value-type="string" calcext:value-type="string">
            <text:p>Snarvei</text:p>
          </table:table-cell>
          <table:table-cell table:style-name="ce363" office:value-type="string" calcext:value-type="string">
            <text:p>快捷项</text:p>
          </table:table-cell>
          <table:table-cell table:style-name="ce364" office:value-type="string" calcext:value-type="string">
            <text:p>Kısayollar</text:p>
          </table:table-cell>
          <table:table-cell table:style-name="ce365" office:value-type="string" calcext:value-type="string">
            <text:p>Συντομεύσεις</text:p>
          </table:table-cell>
          <table:table-cell table:style-name="ce366" office:value-type="string" calcext:value-type="string">
            <text:p>Nuorodos</text:p>
          </table:table-cell>
          <table:table-cell table:style-name="ce369" office:value-type="string" calcext:value-type="string">
            <text:p>Genvägar</text:p>
          </table:table-cell>
          <table:table-cell table:style-name="ce374" office:value-type="string" calcext:value-type="string">
            <text:p>Genveje</text:p>
          </table:table-cell>
          <table:table-cell table:style-name="ce378" office:value-type="string" calcext:value-type="string">
            <text:p>Klávesové zkratky</text:p>
          </table:table-cell>
          <table:table-cell table:style-name="ce385" office:value-type="string" calcext:value-type="string">
            <text:p>단축키</text:p>
          </table:table-cell>
          <table:table-cell table:style-name="ce390" office:value-type="string" calcext:value-type="string">
            <text:p>Ярлыки</text:p>
          </table:table-cell>
          <table:table-cell table:style-name="ce394" office:value-type="string" calcext:value-type="string">
            <text:p>Accessos directes</text:p>
          </table:table-cell>
          <table:table-cell table:style-name="ce400" office:value-type="string" calcext:value-type="string">
            <text:p>Prečice</text:p>
          </table:table-cell>
          <table:table-cell table:style-name="ce406" office:value-type="string" calcext:value-type="string">
            <text:p>Пречице</text:p>
          </table:table-cell>
          <table:table-cell table:style-name="ce411" office:value-type="string" calcext:value-type="string">
            <text:p>ショートカット</text:p>
          </table:table-cell>
          <table:table-cell table:style-name="ce413" office:value-type="string" calcext:value-type="string">
            <text:p>Скратени патишта</text:p>
          </table:table-cell>
          <table:table-cell table:style-name="ce415" office:value-type="string" calcext:value-type="string">
            <text:p>الاختصارات</text:p>
          </table:table-cell>
          <table:table-cell table:style-name="ce289"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 calcext:target-range-address="FileBrowserLang.AB3:FileBrowserLang.AB12">
            <calcext:condition calcext:apply-style-name="cf2"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57" table:default-cell-style-name="ce423"/>
        <table:table-column table:style-name="co97" table:default-cell-style-name="ce423"/>
        <table:table-column table:style-name="co98" table:default-cell-style-name="ce446"/>
        <table:table-column table:style-name="co99" table:default-cell-style-name="ce423"/>
        <table:table-column table:style-name="co39" table:default-cell-style-name="ce473"/>
        <table:table-column table:style-name="co100" table:default-cell-style-name="ce488"/>
        <table:table-column table:style-name="co99" table:default-cell-style-name="ce501"/>
        <table:table-column table:style-name="co98" table:default-cell-style-name="ce518"/>
        <table:table-column table:style-name="co101" table:default-cell-style-name="ce532"/>
        <table:table-column table:style-name="co98" table:default-cell-style-name="ce550"/>
        <table:table-column table:style-name="co102" table:default-cell-style-name="ce568"/>
        <table:table-column table:style-name="co98" table:default-cell-style-name="ce585"/>
        <table:table-column table:style-name="co103" table:default-cell-style-name="ce599"/>
        <table:table-column table:style-name="co38" table:default-cell-style-name="ce611"/>
        <table:table-column table:style-name="co104" table:default-cell-style-name="ce623"/>
        <table:table-column table:style-name="co43" table:default-cell-style-name="ce638"/>
        <table:table-column table:style-name="co105" table:default-cell-style-name="ce650"/>
        <table:table-column table:style-name="co106" table:default-cell-style-name="ce661"/>
        <table:table-column table:style-name="co107" table:default-cell-style-name="ce674"/>
        <table:table-column table:style-name="co86" table:default-cell-style-name="ce686"/>
        <table:table-column table:style-name="co108" table:default-cell-style-name="ce701"/>
        <table:table-column table:style-name="co109" table:default-cell-style-name="ce713"/>
        <table:table-column table:style-name="co110" table:default-cell-style-name="ce725"/>
        <table:table-column table:style-name="co111" table:default-cell-style-name="ce737"/>
        <table:table-column table:style-name="co112" table:default-cell-style-name="ce749"/>
        <table:table-column table:style-name="co113" table:default-cell-style-name="ce765"/>
        <table:table-column table:style-name="co114" table:default-cell-style-name="ce778"/>
        <table:table-column table:style-name="co115" table:default-cell-style-name="ce783"/>
        <table:table-column table:style-name="co56" table:number-columns-repeated="226" table:default-cell-style-name="ce423"/>
        <table:table-column table:style-name="co27" table:number-columns-repeated="770" table:default-cell-style-name="ce423"/>
        <table:table-row table:style-name="ro13">
          <table:table-cell table:style-name="ce416" office:value-type="string" calcext:value-type="string">
            <text:p>#LanguageName</text:p>
          </table:table-cell>
          <table:table-cell table:style-name="ce424"/>
          <table:table-cell table:style-name="ce427" office:value-type="string" calcext:value-type="string">
            <text:p>English</text:p>
          </table:table-cell>
          <table:table-cell table:style-name="ce447" office:value-type="string" calcext:value-type="string">
            <text:p>Français</text:p>
          </table:table-cell>
          <table:table-cell table:style-name="ce461" office:value-type="string" calcext:value-type="string">
            <text:p>Nederlands</text:p>
          </table:table-cell>
          <table:table-cell table:style-name="ce474" office:value-type="string" calcext:value-type="string">
            <text:p>Deutsch</text:p>
          </table:table-cell>
          <table:table-cell table:style-name="ce489" office:value-type="string" calcext:value-type="string">
            <text:p>Español</text:p>
          </table:table-cell>
          <table:table-cell table:style-name="ce502" office:value-type="string" calcext:value-type="string">
            <text:p>Português (br)</text:p>
          </table:table-cell>
          <table:table-cell table:style-name="ce519" office:value-type="string" calcext:value-type="string">
            <text:p>Polski</text:p>
          </table:table-cell>
          <table:table-cell table:style-name="ce533" office:value-type="string" calcext:value-type="string">
            <text:p>Italiano</text:p>
          </table:table-cell>
          <table:table-cell table:style-name="ce551" office:value-type="string" calcext:value-type="string">
            <text:p>Română</text:p>
          </table:table-cell>
          <table:table-cell table:style-name="ce569" office:value-type="string" calcext:value-type="string">
            <text:p>Suomi</text:p>
          </table:table-cell>
          <table:table-cell table:style-name="ce586" office:value-type="string" calcext:value-type="string">
            <text:p>Norsk</text:p>
          </table:table-cell>
          <table:table-cell table:style-name="ce600" office:value-type="string" calcext:value-type="string">
            <text:p>简体中文</text:p>
          </table:table-cell>
          <table:table-cell table:style-name="ce612" office:value-type="string" calcext:value-type="string">
            <text:p>Türkçe</text:p>
          </table:table-cell>
          <table:table-cell table:style-name="ce624" office:value-type="string" calcext:value-type="string">
            <text:p>Ελληνικά</text:p>
          </table:table-cell>
          <table:table-cell table:style-name="ce639" office:value-type="string" calcext:value-type="string">
            <text:p>Lietuvių</text:p>
          </table:table-cell>
          <table:table-cell table:style-name="ce651" office:value-type="string" calcext:value-type="string">
            <text:p>Svenska</text:p>
          </table:table-cell>
          <table:table-cell table:style-name="ce662" office:value-type="string" calcext:value-type="string">
            <text:p>Dansk</text:p>
          </table:table-cell>
          <table:table-cell table:style-name="ce675" office:value-type="string" calcext:value-type="string">
            <text:p>Čeština</text:p>
          </table:table-cell>
          <table:table-cell table:style-name="ce687" office:value-type="string" calcext:value-type="string">
            <text:p>한국어</text:p>
          </table:table-cell>
          <table:table-cell table:style-name="ce702" office:value-type="string" calcext:value-type="string">
            <text:p>Русский</text:p>
          </table:table-cell>
          <table:table-cell table:style-name="ce714" office:value-type="string" calcext:value-type="string">
            <text:p>Català</text:p>
          </table:table-cell>
          <table:table-cell table:style-name="ce726" office:value-type="string" calcext:value-type="string">
            <text:p>Srpski</text:p>
          </table:table-cell>
          <table:table-cell table:style-name="ce738" office:value-type="string" calcext:value-type="string">
            <text:p>Српски</text:p>
          </table:table-cell>
          <table:table-cell table:style-name="ce750" office:value-type="string" calcext:value-type="string">
            <text:p>日本語</text:p>
          </table:table-cell>
          <table:table-cell table:style-name="ce766" office:value-type="string" calcext:value-type="string">
            <text:p>Македонски</text:p>
          </table:table-cell>
          <table:table-cell table:style-name="ce40" office:value-type="string" calcext:value-type="string">
            <text:p>العَرَبِية</text:p>
          </table:table-cell>
          <table:table-cell table:style-name="ce784" table:number-columns-repeated="996"/>
        </table:table-row>
        <table:table-row table:style-name="ro14">
          <table:table-cell table:style-name="ce417" office:value-type="string" calcext:value-type="string">
            <text:p>#LanguageCode</text:p>
          </table:table-cell>
          <table:table-cell table:style-name="ce425" office:value-type="string" calcext:value-type="string">
            <text:p>-</text:p>
          </table:table-cell>
          <table:table-cell table:style-name="ce428"/>
          <table:table-cell table:style-name="ce448" office:value-type="string" calcext:value-type="string">
            <text:p>fr</text:p>
          </table:table-cell>
          <table:table-cell table:style-name="ce462" office:value-type="string" calcext:value-type="string">
            <text:p>nl</text:p>
          </table:table-cell>
          <table:table-cell table:style-name="ce475" office:value-type="string" calcext:value-type="string">
            <text:p>de</text:p>
          </table:table-cell>
          <table:table-cell table:style-name="ce490" office:value-type="string" calcext:value-type="string">
            <text:p>es</text:p>
          </table:table-cell>
          <table:table-cell table:style-name="ce503" office:value-type="string" calcext:value-type="string">
            <text:p>pt</text:p>
          </table:table-cell>
          <table:table-cell table:style-name="ce520" office:value-type="string" calcext:value-type="string">
            <text:p>pl</text:p>
          </table:table-cell>
          <table:table-cell table:style-name="ce534" office:value-type="string" calcext:value-type="string">
            <text:p>it</text:p>
          </table:table-cell>
          <table:table-cell table:style-name="ce552" office:value-type="string" calcext:value-type="string">
            <text:p>ro</text:p>
          </table:table-cell>
          <table:table-cell table:style-name="ce570" office:value-type="string" calcext:value-type="string">
            <text:p>fi</text:p>
          </table:table-cell>
          <table:table-cell table:style-name="ce587" office:value-type="string" calcext:value-type="string">
            <text:p>no</text:p>
          </table:table-cell>
          <table:table-cell table:style-name="ce601" office:value-type="string" calcext:value-type="string">
            <text:p>Zh-CHS</text:p>
          </table:table-cell>
          <table:table-cell table:style-name="ce613" office:value-type="string" calcext:value-type="string">
            <text:p>tr</text:p>
          </table:table-cell>
          <table:table-cell table:style-name="ce625" office:value-type="string" calcext:value-type="string">
            <text:p>el</text:p>
          </table:table-cell>
          <table:table-cell table:style-name="ce640" office:value-type="string" calcext:value-type="string">
            <text:p>lt</text:p>
          </table:table-cell>
          <table:table-cell table:style-name="ce652" office:value-type="string" calcext:value-type="string">
            <text:p>sv</text:p>
          </table:table-cell>
          <table:table-cell table:style-name="ce663" office:value-type="string" calcext:value-type="string">
            <text:p>da</text:p>
          </table:table-cell>
          <table:table-cell table:style-name="ce676" office:value-type="string" calcext:value-type="string">
            <text:p>cs</text:p>
          </table:table-cell>
          <table:table-cell table:style-name="ce688" office:value-type="string" calcext:value-type="string">
            <text:p>ko</text:p>
          </table:table-cell>
          <table:table-cell table:style-name="ce703" office:value-type="string" calcext:value-type="string">
            <text:p>ru</text:p>
          </table:table-cell>
          <table:table-cell table:style-name="ce715" office:value-type="string" calcext:value-type="string">
            <text:p>ca</text:p>
          </table:table-cell>
          <table:table-cell table:style-name="ce727" office:value-type="string" calcext:value-type="string">
            <text:p>sr-Latn-CS</text:p>
          </table:table-cell>
          <table:table-cell table:style-name="ce739" office:value-type="string" calcext:value-type="string">
            <text:p>sr-Cyrl-CS</text:p>
          </table:table-cell>
          <table:table-cell table:style-name="ce751" office:value-type="string" calcext:value-type="string">
            <text:p>ja</text:p>
          </table:table-cell>
          <table:table-cell table:style-name="ce767" office:value-type="string" calcext:value-type="string">
            <text:p>mk</text:p>
          </table:table-cell>
          <table:table-cell table:style-name="ce284" office:value-type="string" calcext:value-type="string">
            <text:p>ar</text:p>
          </table:table-cell>
          <table:table-cell table:style-name="ce234" table:number-columns-repeated="996"/>
        </table:table-row>
        <table:table-row table:style-name="ro27">
          <table:table-cell table:style-name="ce45" office:value-type="string" calcext:value-type="string">
            <text:p>btnSync_ToolTip</text:p>
          </table:table-cell>
          <table:table-cell table:style-name="ce339"/>
          <table:table-cell table:style-name="ce429" office:value-type="string" calcext:value-type="string">
            <text:p>Synchronize Videos on the Current Frames</text:p>
          </table:table-cell>
          <table:table-cell table:style-name="ce449" office:value-type="string" calcext:value-type="string">
            <text:p>Synchroniser les Vidéos sur les Images en Cours</text:p>
          </table:table-cell>
          <table:table-cell table:style-name="ce463" office:value-type="string" calcext:value-type="string">
            <text:p>Synchroniseer de videos op de huidige frames</text:p>
          </table:table-cell>
          <table:table-cell table:style-name="ce476" office:value-type="string" calcext:value-type="string">
            <text:p>Synchronisiere Videos auf die aktuellen Frames</text:p>
          </table:table-cell>
          <table:table-cell table:style-name="ce491" office:value-type="string" calcext:value-type="string">
            <text:p>Sincronizar Videos en el cuadro actual.</text:p>
          </table:table-cell>
          <table:table-cell table:style-name="ce504" office:value-type="string" calcext:value-type="string">
            <text:p>Sincronizar Vídeos no Quadro atual.</text:p>
          </table:table-cell>
          <table:table-cell table:style-name="ce521" office:value-type="string" calcext:value-type="string">
            <text:p>Synchronizuj wideo na bieżącej klatce</text:p>
          </table:table-cell>
          <table:table-cell table:style-name="ce535" office:value-type="string" calcext:value-type="string">
            <text:p>Sincronizza i Video sul Fotogramma attuale</text:p>
          </table:table-cell>
          <table:table-cell table:style-name="ce553" office:value-type="string" calcext:value-type="string">
            <text:p>Sincronizează fişierele video în cadrele curente </text:p>
          </table:table-cell>
          <table:table-cell table:style-name="ce571" office:value-type="string" calcext:value-type="string">
            <text:p>Synkronoi videot valituista kuvista</text:p>
          </table:table-cell>
          <table:table-cell table:style-name="ce588" office:value-type="string" calcext:value-type="string">
            <text:p>Synkroniser videoer etter <text:span text:style-name="T17">aktivt</text:span> bilde</text:p>
          </table:table-cell>
          <table:table-cell table:style-name="ce602" office:value-type="string" calcext:value-type="string">
            <text:p>在当前帧位置同步视频</text:p>
          </table:table-cell>
          <table:table-cell table:style-name="ce614" office:value-type="string" calcext:value-type="string">
            <text:p>Geçerli Karelerdeki Videoları Senkronize Et</text:p>
          </table:table-cell>
          <table:table-cell table:style-name="ce626" office:value-type="string" calcext:value-type="string">
            <text:p>Συγχρονισμός Video στα Παρόντα Πλαίσια</text:p>
          </table:table-cell>
          <table:table-cell table:style-name="ce641" office:value-type="string" calcext:value-type="string">
            <text:p>Sinchronizuoti vaizdą su esamu kadru</text:p>
          </table:table-cell>
          <table:table-cell table:style-name="ce653" office:value-type="string" calcext:value-type="string">
            <text:p>Synkronisera videona med aktuella bilder</text:p>
          </table:table-cell>
          <table:table-cell table:style-name="ce664" office:value-type="string" calcext:value-type="string">
            <text:p>Synkroniser videoer til/på nuværende billeder</text:p>
          </table:table-cell>
          <table:table-cell table:style-name="ce677" office:value-type="string" calcext:value-type="string">
            <text:p>Synchronizovat videa ba stávajících snímcích</text:p>
          </table:table-cell>
          <table:table-cell table:style-name="ce689"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704" office:value-type="string" calcext:value-type="string">
            <text:p>Синхронизировать видео и текущие кадры</text:p>
          </table:table-cell>
          <table:table-cell table:style-name="ce716" office:value-type="string" calcext:value-type="string">
            <text:p>Sincronitzar els videos en el fotograma actual</text:p>
          </table:table-cell>
          <table:table-cell table:style-name="ce728" office:value-type="string" calcext:value-type="string">
            <text:p>Sinhronizuj video na trenutnom okviru</text:p>
          </table:table-cell>
          <table:table-cell table:style-name="ce740" office:value-type="string" calcext:value-type="string">
            <text:p>Синхронизуј видео на тренутном оквиру</text:p>
          </table:table-cell>
          <table:table-cell table:style-name="ce752" office:value-type="string" calcext:value-type="string">
            <text:p>現在のフレームをビデオと同期</text:p>
          </table:table-cell>
          <table:table-cell table:style-name="ce768" office:value-type="string" calcext:value-type="string">
            <text:p>Синхронизирај го видеото на актуалната рамка</text:p>
          </table:table-cell>
          <table:table-cell table:style-name="ce779" office:value-type="string" calcext:value-type="string">
            <text:p>مزامنة الفيديوهات من الكادرات الحالية</text:p>
          </table:table-cell>
          <table:table-cell table:style-name="ce289" table:number-columns-repeated="996"/>
        </table:table-row>
        <table:table-row table:style-name="ro23">
          <table:table-cell table:style-name="ce45" office:value-type="string" calcext:value-type="string">
            <text:p>buttonGotoFirst_ToolTip</text:p>
          </table:table-cell>
          <table:table-cell table:style-name="ce339"/>
          <table:table-cell table:style-name="ce429" office:value-type="string" calcext:value-type="string">
            <text:p>Go Back to Beginning for Both Videos</text:p>
          </table:table-cell>
          <table:table-cell table:style-name="ce449" office:value-type="string" calcext:value-type="string">
            <text:p>Retourner au Début pour les Deux Vidéos</text:p>
          </table:table-cell>
          <table:table-cell table:style-name="ce463" office:value-type="string" calcext:value-type="string">
            <text:p>Ga terug naar het begin van beide videos</text:p>
          </table:table-cell>
          <table:table-cell table:style-name="ce477" office:value-type="string" calcext:value-type="string">
            <text:p>Gehe zurück zum Anfang beider Videos</text:p>
          </table:table-cell>
          <table:table-cell table:style-name="ce491" office:value-type="string" calcext:value-type="string">
            <text:p>Retornar al inicio de ambos videos.</text:p>
          </table:table-cell>
          <table:table-cell table:style-name="ce504" office:value-type="string" calcext:value-type="string">
            <text:p>Voltar ao Início de Ambos os Vídeos.</text:p>
          </table:table-cell>
          <table:table-cell table:style-name="ce522" office:value-type="string" calcext:value-type="string">
            <text:p>Idź do Początku obu plików wideo</text:p>
          </table:table-cell>
          <table:table-cell table:style-name="ce535" office:value-type="string" calcext:value-type="string">
            <text:p>Torna all'inizio di entrambi i Video</text:p>
          </table:table-cell>
          <table:table-cell table:style-name="ce553" office:value-type="string" calcext:value-type="string">
            <text:p>Mergi înapoi la început pentru ambele fişiere video</text:p>
          </table:table-cell>
          <table:table-cell table:style-name="ce571" office:value-type="string" calcext:value-type="string">
            <text:p>Palaa kummankin videon alkuun</text:p>
          </table:table-cell>
          <table:table-cell table:style-name="ce588" office:value-type="string" calcext:value-type="string">
            <text:p>Tilbake til start for begge videoer</text:p>
          </table:table-cell>
          <table:table-cell table:style-name="ce602" office:value-type="string" calcext:value-type="string">
            <text:p>跳到两个视频的开始位置</text:p>
          </table:table-cell>
          <table:table-cell table:style-name="ce614" office:value-type="string" calcext:value-type="string">
            <text:p>Her İki Video için Başlangıca Geri Dön</text:p>
          </table:table-cell>
          <table:table-cell table:style-name="ce626" office:value-type="string" calcext:value-type="string">
            <text:p>Και τα δυο Video πίσω στην αρχή</text:p>
          </table:table-cell>
          <table:table-cell table:style-name="ce641" office:value-type="string" calcext:value-type="string">
            <text:p>Į pradžią abu vaizdo šaltinius</text:p>
          </table:table-cell>
          <table:table-cell table:style-name="ce653" office:value-type="string" calcext:value-type="string">
            <text:p>Gå till början för båda videona</text:p>
          </table:table-cell>
          <table:table-cell table:style-name="ce664" office:value-type="string" calcext:value-type="string">
            <text:p>Gå til begyndelsen af begge videoer</text:p>
          </table:table-cell>
          <table:table-cell table:style-name="ce677" office:value-type="string" calcext:value-type="string">
            <text:p>Zpět na začátek obou videí</text:p>
          </table:table-cell>
          <table:table-cell table:style-name="ce689"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704" office:value-type="string" calcext:value-type="string">
            <text:p>Воспроизводить в обратном порядке к началу обоих видео</text:p>
          </table:table-cell>
          <table:table-cell table:style-name="ce716" office:value-type="string" calcext:value-type="string">
            <text:p>Anar a l'inici dels dos vídeos</text:p>
          </table:table-cell>
          <table:table-cell table:style-name="ce728" office:value-type="string" calcext:value-type="string">
            <text:p>Nazad na početak za oba video zapisa</text:p>
          </table:table-cell>
          <table:table-cell table:style-name="ce740" office:value-type="string" calcext:value-type="string">
            <text:p>Назад на почетак за оба видео записа</text:p>
          </table:table-cell>
          <table:table-cell table:style-name="ce752" office:value-type="string" calcext:value-type="string">
            <text:p>両方のビデオの最初に戻る</text:p>
          </table:table-cell>
          <table:table-cell table:style-name="ce768" office:value-type="string" calcext:value-type="string">
            <text:p>Врати се на почетокот кај двете видеа</text:p>
          </table:table-cell>
          <table:table-cell table:style-name="ce779" office:value-type="string" calcext:value-type="string">
            <text:p>العودة إلى بداية الفديوهين</text:p>
          </table:table-cell>
          <table:table-cell table:style-name="ce289" table:number-columns-repeated="996"/>
        </table:table-row>
        <table:table-row table:style-name="ro23">
          <table:table-cell table:style-name="ce45" office:value-type="string" calcext:value-type="string">
            <text:p>buttonGotoLast_ToolTip</text:p>
          </table:table-cell>
          <table:table-cell table:style-name="ce339"/>
          <table:table-cell table:style-name="ce429" office:value-type="string" calcext:value-type="string">
            <text:p>Jump to End for Both Videos</text:p>
          </table:table-cell>
          <table:table-cell table:style-name="ce449" office:value-type="string" calcext:value-type="string">
            <text:p>Aller à la Fin pour les Deux Vidéos</text:p>
          </table:table-cell>
          <table:table-cell table:style-name="ce463" office:value-type="string" calcext:value-type="string">
            <text:p>Spring naar het eind van beide videos</text:p>
          </table:table-cell>
          <table:table-cell table:style-name="ce477" office:value-type="string" calcext:value-type="string">
            <text:p>Springe zum Ende beider Videos</text:p>
          </table:table-cell>
          <table:table-cell table:style-name="ce491" office:value-type="string" calcext:value-type="string">
            <text:p>Saltar al final de ambos videos.</text:p>
          </table:table-cell>
          <table:table-cell table:style-name="ce504" office:value-type="string" calcext:value-type="string">
            <text:p>Pular para o Fim de Ambos os Vídeos.</text:p>
          </table:table-cell>
          <table:table-cell table:style-name="ce522" office:value-type="string" calcext:value-type="string">
            <text:p>Skocz na Koniec obu plików wideo</text:p>
          </table:table-cell>
          <table:table-cell table:style-name="ce535" office:value-type="string" calcext:value-type="string">
            <text:p>Salta alla fine di entrambi i Video</text:p>
          </table:table-cell>
          <table:table-cell table:style-name="ce553" office:value-type="string" calcext:value-type="string">
            <text:p>Mergi la sfârşitul ambelor fişiere video</text:p>
          </table:table-cell>
          <table:table-cell table:style-name="ce571" office:value-type="string" calcext:value-type="string">
            <text:p>Mene kummankin videon loppuun</text:p>
          </table:table-cell>
          <table:table-cell table:style-name="ce588" office:value-type="string" calcext:value-type="string">
            <text:p>Gå til slutten av begge videoer</text:p>
          </table:table-cell>
          <table:table-cell table:style-name="ce602" office:value-type="string" calcext:value-type="string">
            <text:p>跳到两个视频的结束位置</text:p>
          </table:table-cell>
          <table:table-cell table:style-name="ce614" office:value-type="string" calcext:value-type="string">
            <text:p>Her İki Video için Sona Atla</text:p>
          </table:table-cell>
          <table:table-cell table:style-name="ce626" office:value-type="string" calcext:value-type="string">
            <text:p>Και τα δυο Video μπροστά στο τέλος</text:p>
          </table:table-cell>
          <table:table-cell table:style-name="ce641" office:value-type="string" calcext:value-type="string">
            <text:p>Į pabaigą abu vaizdo šaltinius</text:p>
          </table:table-cell>
          <table:table-cell table:style-name="ce653" office:value-type="string" calcext:value-type="string">
            <text:p>Hoppa till slutet av båda videona</text:p>
          </table:table-cell>
          <table:table-cell table:style-name="ce664" office:value-type="string" calcext:value-type="string">
            <text:p>Hop til enden af begge videoer</text:p>
          </table:table-cell>
          <table:table-cell table:style-name="ce677" office:value-type="string" calcext:value-type="string">
            <text:p>Přejít na konec obou videí</text:p>
          </table:table-cell>
          <table:table-cell table:style-name="ce689"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704" office:value-type="string" calcext:value-type="string">
            <text:p>Перейти к концу обоих видео</text:p>
          </table:table-cell>
          <table:table-cell table:style-name="ce716" office:value-type="string" calcext:value-type="string">
            <text:p>Anar al final dels dos vídeos</text:p>
          </table:table-cell>
          <table:table-cell table:style-name="ce728" office:value-type="string" calcext:value-type="string">
            <text:p>Prebaci se na kraj za oba vide zapisa</text:p>
          </table:table-cell>
          <table:table-cell table:style-name="ce740" office:value-type="string" calcext:value-type="string">
            <text:p>Пребаци се на крај за оба виде записа</text:p>
          </table:table-cell>
          <table:table-cell table:style-name="ce752" office:value-type="string" calcext:value-type="string">
            <text:p>両方のビデオの最後へ移動</text:p>
          </table:table-cell>
          <table:table-cell table:style-name="ce768" office:value-type="string" calcext:value-type="string">
            <text:p>Префрли се на крајот од двете видеа</text:p>
          </table:table-cell>
          <table:table-cell table:style-name="ce779" office:value-type="string" calcext:value-type="string">
            <text:p>الانتقال السريع لنهاية الفيديوهين</text:p>
          </table:table-cell>
          <table:table-cell table:style-name="ce289" table:number-columns-repeated="996"/>
        </table:table-row>
        <table:table-row table:style-name="ro27">
          <table:table-cell table:style-name="ce45" office:value-type="string" calcext:value-type="string">
            <text:p>buttonGotoNext_ToolTip</text:p>
          </table:table-cell>
          <table:table-cell table:style-name="ce339"/>
          <table:table-cell table:style-name="ce429" office:value-type="string" calcext:value-type="string">
            <text:p>Go to Next Frame for Both Videos</text:p>
          </table:table-cell>
          <table:table-cell table:style-name="ce449" office:value-type="string" calcext:value-type="string">
            <text:p>Aller à l'Image Suivante pour les Deux Vidéos</text:p>
          </table:table-cell>
          <table:table-cell table:style-name="ce463" office:value-type="string" calcext:value-type="string">
            <text:p>Ga naar het volgende frame van beide videos</text:p>
          </table:table-cell>
          <table:table-cell table:style-name="ce477" office:value-type="string" calcext:value-type="string">
            <text:p>Gehe zum nächsten Frame beider Videos</text:p>
          </table:table-cell>
          <table:table-cell table:style-name="ce491" office:value-type="string" calcext:value-type="string">
            <text:p>Ir al siguiente cuadro de ambos videos.</text:p>
          </table:table-cell>
          <table:table-cell table:style-name="ce504" office:value-type="string" calcext:value-type="string">
            <text:p>Ir para o Próximo Quadro de Ambos os Vídeos.</text:p>
          </table:table-cell>
          <table:table-cell table:style-name="ce522" office:value-type="string" calcext:value-type="string">
            <text:p>Idź do Następnej Klatki obu plików wideo</text:p>
          </table:table-cell>
          <table:table-cell table:style-name="ce535" office:value-type="string" calcext:value-type="string">
            <text:p>Vai al fotogramma seguente per entrambi i Video</text:p>
          </table:table-cell>
          <table:table-cell table:style-name="ce553" office:value-type="string" calcext:value-type="string">
            <text:p>Mergi la următorul cadru pentru ambele fişiere video </text:p>
          </table:table-cell>
          <table:table-cell table:style-name="ce571" office:value-type="string" calcext:value-type="string">
            <text:p>Mene kummankin videon seuraavaan kuvaan</text:p>
          </table:table-cell>
          <table:table-cell table:style-name="ce588" office:value-type="string" calcext:value-type="string">
            <text:p>Gå til neste bilde for begge videoer</text:p>
          </table:table-cell>
          <table:table-cell table:style-name="ce602" office:value-type="string" calcext:value-type="string">
            <text:p>跳到两个视频的下一帧</text:p>
          </table:table-cell>
          <table:table-cell table:style-name="ce614" office:value-type="string" calcext:value-type="string">
            <text:p>Her İki Video için Bir Sonraki Kareye Git</text:p>
          </table:table-cell>
          <table:table-cell table:style-name="ce626" office:value-type="string" calcext:value-type="string">
            <text:p>Και τα δυο Video ένα πλαίσιο μπροστά</text:p>
          </table:table-cell>
          <table:table-cell table:style-name="ce641" office:value-type="string" calcext:value-type="string">
            <text:p>Sekantis kadras abiejų vaizdo šaltinių</text:p>
          </table:table-cell>
          <table:table-cell table:style-name="ce653" office:value-type="string" calcext:value-type="string">
            <text:p>Gå till nästa bild i båda videona</text:p>
          </table:table-cell>
          <table:table-cell table:style-name="ce664" office:value-type="string" calcext:value-type="string">
            <text:p>Hop til næste billede på begge videoer</text:p>
          </table:table-cell>
          <table:table-cell table:style-name="ce677" office:value-type="string" calcext:value-type="string">
            <text:p>Přejít na následující snímek obou videí</text:p>
          </table:table-cell>
          <table:table-cell table:style-name="ce689"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704" office:value-type="string" calcext:value-type="string">
            <text:p>Перейти к следующему кадру обоих видео</text:p>
          </table:table-cell>
          <table:table-cell table:style-name="ce716" office:value-type="string" calcext:value-type="string">
            <text:p>Anar a l'inici dels dos vídeos</text:p>
          </table:table-cell>
          <table:table-cell table:style-name="ce728" office:value-type="string" calcext:value-type="string">
            <text:p>Idi na sledeći okvir za oba video zapisa</text:p>
          </table:table-cell>
          <table:table-cell table:style-name="ce740" office:value-type="string" calcext:value-type="string">
            <text:p>Иди на следећи оквир за оба видео записа</text:p>
          </table:table-cell>
          <table:table-cell table:style-name="ce752" office:value-type="string" calcext:value-type="string">
            <text:p>両方のビデオの次のフレームへ</text:p>
          </table:table-cell>
          <table:table-cell table:style-name="ce768" office:value-type="string" calcext:value-type="string">
            <text:p>Оди на следната слика од двете видеа</text:p>
          </table:table-cell>
          <table:table-cell table:style-name="ce779" office:value-type="string" calcext:value-type="string">
            <text:p>الذهاب إلى الكادر التالي لكلا الفيديوهين</text:p>
          </table:table-cell>
          <table:table-cell table:style-name="ce289" table:number-columns-repeated="996"/>
        </table:table-row>
        <table:table-row table:style-name="ro27">
          <table:table-cell table:style-name="ce45" office:value-type="string" calcext:value-type="string">
            <text:p>buttonGotoPrevious_ToolTip</text:p>
          </table:table-cell>
          <table:table-cell table:style-name="ce339"/>
          <table:table-cell table:style-name="ce429" office:value-type="string" calcext:value-type="string">
            <text:p>Go to Previous Frame for Both Videos</text:p>
          </table:table-cell>
          <table:table-cell table:style-name="ce449" office:value-type="string" calcext:value-type="string">
            <text:p>Aller à l'Image Précédente pour les Deux Vidéos</text:p>
          </table:table-cell>
          <table:table-cell table:style-name="ce463" office:value-type="string" calcext:value-type="string">
            <text:p>Ga naar het vorige frame van beide videos</text:p>
          </table:table-cell>
          <table:table-cell table:style-name="ce477" office:value-type="string" calcext:value-type="string">
            <text:p>Gehe zum vorherigen Frame beider Videos</text:p>
          </table:table-cell>
          <table:table-cell table:style-name="ce491" office:value-type="string" calcext:value-type="string">
            <text:p>Ir al cuadro anterior de ambos videos.</text:p>
          </table:table-cell>
          <table:table-cell table:style-name="ce504" office:value-type="string" calcext:value-type="string">
            <text:p>Voltar ao Quadro Anterior de Ambos os Vídeos.</text:p>
          </table:table-cell>
          <table:table-cell table:style-name="ce522" office:value-type="string" calcext:value-type="string">
            <text:p>Idź do Poprzedniej Klatki obu plików wideo</text:p>
          </table:table-cell>
          <table:table-cell table:style-name="ce535" office:value-type="string" calcext:value-type="string">
            <text:p>Vai al fotogramma precedente per entrambi i Video</text:p>
          </table:table-cell>
          <table:table-cell table:style-name="ce553" office:value-type="string" calcext:value-type="string">
            <text:p>Mergi la cadrul anterior pentru ambele fişiere video </text:p>
          </table:table-cell>
          <table:table-cell table:style-name="ce571" office:value-type="string" calcext:value-type="string">
            <text:p>Palaa kummankin videon edelliseen kuvaan</text:p>
          </table:table-cell>
          <table:table-cell table:style-name="ce588" office:value-type="string" calcext:value-type="string">
            <text:p>Gå til forrige bilde for begge videoer</text:p>
          </table:table-cell>
          <table:table-cell table:style-name="ce602" office:value-type="string" calcext:value-type="string">
            <text:p>跳到两个视频的上一帧</text:p>
          </table:table-cell>
          <table:table-cell table:style-name="ce614" office:value-type="string" calcext:value-type="string">
            <text:p>Her İki Video için Bir Önceki Kareye Git</text:p>
          </table:table-cell>
          <table:table-cell table:style-name="ce626" office:value-type="string" calcext:value-type="string">
            <text:p>Και τα δυο Video ένα πλαίσιο πίσω</text:p>
          </table:table-cell>
          <table:table-cell table:style-name="ce641" office:value-type="string" calcext:value-type="string">
            <text:p>Ankstesnis kadras abiejų vaizdo šaltinių</text:p>
          </table:table-cell>
          <table:table-cell table:style-name="ce653" office:value-type="string" calcext:value-type="string">
            <text:p>Gå till föregående bild i</text:p>
            <text:p>båda videona</text:p>
          </table:table-cell>
          <table:table-cell table:style-name="ce664" office:value-type="string" calcext:value-type="string">
            <text:p>Hop til forrige billede på begge videoer</text:p>
          </table:table-cell>
          <table:table-cell table:style-name="ce677" office:value-type="string" calcext:value-type="string">
            <text:p>Přejít na předcházející snímek obou videí</text:p>
          </table:table-cell>
          <table:table-cell table:style-name="ce689"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704" office:value-type="string" calcext:value-type="string">
            <text:p>Перейти к предыдущему кадру обоих видео</text:p>
          </table:table-cell>
          <table:table-cell table:style-name="ce716" office:value-type="string" calcext:value-type="string">
            <text:p>Anar al fotograma anterior en ambdós vídeos</text:p>
          </table:table-cell>
          <table:table-cell table:style-name="ce728" office:value-type="string" calcext:value-type="string">
            <text:p>Idi na prethodni okvir za oba video zapisa</text:p>
          </table:table-cell>
          <table:table-cell table:style-name="ce740" office:value-type="string" calcext:value-type="string">
            <text:p>Иди на претходни оквир за оба видео записа</text:p>
          </table:table-cell>
          <table:table-cell table:style-name="ce752" office:value-type="string" calcext:value-type="string">
            <text:p>両方のビデオの前のフレームへ</text:p>
          </table:table-cell>
          <table:table-cell table:style-name="ce768" office:value-type="string" calcext:value-type="string">
            <text:p>Оди на претходната слика од двете видеа</text:p>
          </table:table-cell>
          <table:table-cell table:style-name="ce779" office:value-type="string" calcext:value-type="string">
            <text:p>الذهاب إلى الكادر السابق لكلا الفيديوهين</text:p>
          </table:table-cell>
          <table:table-cell table:style-name="ce289" table:number-columns-repeated="996"/>
        </table:table-row>
        <table:table-row table:style-name="ro18">
          <table:table-cell table:style-name="ce45" office:value-type="string" calcext:value-type="string">
            <text:p>buttonPlay_ToolTip</text:p>
          </table:table-cell>
          <table:table-cell table:style-name="ce339"/>
          <table:table-cell table:style-name="ce429" office:value-type="string" calcext:value-type="string">
            <text:p>Play | Pause Both Videos</text:p>
          </table:table-cell>
          <table:table-cell table:style-name="ce449" office:value-type="string" calcext:value-type="string">
            <text:p>Lire | Pauser les Deux Vidéos</text:p>
          </table:table-cell>
          <table:table-cell table:style-name="ce463" office:value-type="string" calcext:value-type="string">
            <text:p>Speel <text:s/>| Pauzeer beide videos</text:p>
          </table:table-cell>
          <table:table-cell table:style-name="ce477" office:value-type="string" calcext:value-type="string">
            <text:p>Play I Pause beide Videos</text:p>
          </table:table-cell>
          <table:table-cell table:style-name="ce491" office:value-type="string" calcext:value-type="string">
            <text:p>Reproducir | Pausar ambos videos</text:p>
          </table:table-cell>
          <table:table-cell table:style-name="ce505" office:value-type="string" calcext:value-type="string">
            <text:p>Reproduzir | Pausar Ambos os Videos</text:p>
          </table:table-cell>
          <table:table-cell table:style-name="ce523" office:value-type="string" calcext:value-type="string">
            <text:p>Odtwórz | Zatrzymaj wideo</text:p>
          </table:table-cell>
          <table:table-cell table:style-name="ce535" office:value-type="string" calcext:value-type="string">
            <text:p>Riproduci | metti in Pausa entrambi i Video</text:p>
          </table:table-cell>
          <table:table-cell table:style-name="ce553" office:value-type="string" calcext:value-type="string">
            <text:p>Rulează | Pune pauză pentru ambele fişiere video</text:p>
          </table:table-cell>
          <table:table-cell table:style-name="ce571" office:value-type="string" calcext:value-type="string">
            <text:p>Käynnistä | Pysäytä kummatkin videot</text:p>
          </table:table-cell>
          <table:table-cell table:style-name="ce588" office:value-type="string" calcext:value-type="string">
            <text:p>Spill av | Pause for begge videoer</text:p>
          </table:table-cell>
          <table:table-cell table:style-name="ce602" office:value-type="string" calcext:value-type="string">
            <text:p>播放 | 暂停 两个视频</text:p>
          </table:table-cell>
          <table:table-cell table:style-name="ce614" office:value-type="string" calcext:value-type="string">
            <text:p>Her İki Videoyu Oynat | Duraklat</text:p>
          </table:table-cell>
          <table:table-cell table:style-name="ce626" office:value-type="string" calcext:value-type="string">
            <text:p>Αναπαραγωγή | Παύση και τα δυο Video</text:p>
          </table:table-cell>
          <table:table-cell table:style-name="ce641" office:value-type="string" calcext:value-type="string">
            <text:p>Groti | Pauzė abiejų vaizdo šaltinių</text:p>
          </table:table-cell>
          <table:table-cell table:style-name="ce653" office:value-type="string" calcext:value-type="string">
            <text:p>Starta | Pausa båda videona</text:p>
          </table:table-cell>
          <table:table-cell table:style-name="ce664" office:value-type="string" calcext:value-type="string">
            <text:p>Afspil | Pause begge videoer</text:p>
          </table:table-cell>
          <table:table-cell table:style-name="ce677" office:value-type="string" calcext:value-type="string">
            <text:p>Přehrát I Pozastavit obě videa</text:p>
          </table:table-cell>
          <table:table-cell table:style-name="ce689"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704" office:value-type="string" calcext:value-type="string">
            <text:p>Воспроизвести | Пауза обоих видео</text:p>
          </table:table-cell>
          <table:table-cell table:style-name="ce716" office:value-type="string" calcext:value-type="string">
            <text:p>Reproduir | Pausar ambdós vídeos</text:p>
          </table:table-cell>
          <table:table-cell table:style-name="ce728" office:value-type="string" calcext:value-type="string">
            <text:p>Reprodukuj | zaustavi oba video zapisa</text:p>
          </table:table-cell>
          <table:table-cell table:style-name="ce740" office:value-type="string" calcext:value-type="string">
            <text:p>Репродукуј | заустави оба видео записа</text:p>
          </table:table-cell>
          <table:table-cell table:style-name="ce752" office:value-type="string" calcext:value-type="string">
            <text:p>両方のビデオの再生 | 停止</text:p>
          </table:table-cell>
          <table:table-cell table:style-name="ce768" office:value-type="string" calcext:value-type="string">
            <text:p>Старт | Пауза на двете видеа</text:p>
          </table:table-cell>
          <table:table-cell table:style-name="ce779" office:value-type="string" calcext:value-type="string">
            <text:p>تشغيل| ايقاف كلا الفديوهين</text:p>
          </table:table-cell>
          <table:table-cell table:style-name="ce289" table:number-columns-repeated="996"/>
        </table:table-row>
        <table:table-row table:style-name="ro20">
          <table:table-cell table:style-name="ce45" office:value-type="string" calcext:value-type="string">
            <text:p>Capture_NextImage</text:p>
          </table:table-cell>
          <table:table-cell table:style-name="ce339"/>
          <table:table-cell table:style-name="ce429" office:value-type="string" calcext:value-type="string">
            <text:p>Next image :</text:p>
          </table:table-cell>
          <table:table-cell table:style-name="ce449" office:value-type="string" calcext:value-type="string">
            <text:p>Prochaine image :</text:p>
          </table:table-cell>
          <table:table-cell table:style-name="ce463" office:value-type="string" calcext:value-type="string">
            <text:p>Volgende afbeelding:</text:p>
          </table:table-cell>
          <table:table-cell table:style-name="ce478" office:value-type="string" calcext:value-type="string">
            <text:p>nächstes Bild</text:p>
          </table:table-cell>
          <table:table-cell table:style-name="ce491" office:value-type="string" calcext:value-type="string">
            <text:p>Próxima imagen :</text:p>
          </table:table-cell>
          <table:table-cell table:style-name="ce506" office:value-type="string" calcext:value-type="string">
            <text:p>Próxima imagem :</text:p>
          </table:table-cell>
          <table:table-cell table:style-name="ce523"/>
          <table:table-cell table:style-name="ce536" office:value-type="string" calcext:value-type="string">
            <text:p>Prossima immagine :</text:p>
          </table:table-cell>
          <table:table-cell table:style-name="ce553" office:value-type="string" calcext:value-type="string">
            <text:p>Următoarea imagine :</text:p>
          </table:table-cell>
          <table:table-cell table:style-name="ce571" office:value-type="string" calcext:value-type="string">
            <text:p>Seuraava kuva:</text:p>
          </table:table-cell>
          <table:table-cell table:style-name="ce588"/>
          <table:table-cell table:style-name="ce602"/>
          <table:table-cell table:style-name="ce615" office:value-type="string" calcext:value-type="string">
            <text:p>Sonraki imaj:</text:p>
          </table:table-cell>
          <table:table-cell table:style-name="ce627" office:value-type="string" calcext:value-type="string">
            <text:p>Επόμενη εικόνα</text:p>
          </table:table-cell>
          <table:table-cell table:style-name="ce642" office:value-type="string" calcext:value-type="string">
            <text:p>Sekantis paveikslėlis :</text:p>
          </table:table-cell>
          <table:table-cell table:style-name="ce653" office:value-type="string" calcext:value-type="string">
            <text:p>Nästa bild :</text:p>
          </table:table-cell>
          <table:table-cell table:style-name="ce664" office:value-type="string" calcext:value-type="string">
            <text:p>Næste billede:</text:p>
          </table:table-cell>
          <table:table-cell table:style-name="ce677" office:value-type="string" calcext:value-type="string">
            <text:p>Následující obraz:</text:p>
          </table:table-cell>
          <table:table-cell table:style-name="ce689" office:value-type="string" calcext:value-type="string">
            <text:p><text:span text:style-name="T3">다음</text:span><text:span text:style-name="T4"> </text:span><text:span text:style-name="T5">이미지</text:span><text:span text:style-name="T4">:</text:span></text:p>
          </table:table-cell>
          <table:table-cell table:style-name="ce704" office:value-type="string" calcext:value-type="string">
            <text:p>Следующее изображение:</text:p>
          </table:table-cell>
          <table:table-cell table:style-name="ce716" office:value-type="string" calcext:value-type="string">
            <text:p>Següent fotograma</text:p>
          </table:table-cell>
          <table:table-cell table:style-name="ce728" office:value-type="string" calcext:value-type="string">
            <text:p>Sledeća slika:</text:p>
          </table:table-cell>
          <table:table-cell table:style-name="ce740" office:value-type="string" calcext:value-type="string">
            <text:p>Следећа слика:</text:p>
          </table:table-cell>
          <table:table-cell table:style-name="ce753" office:value-type="string" calcext:value-type="string">
            <text:p><text:span text:style-name="T15">次のイメージ</text:span><text:span text:style-name="T16">:</text:span></text:p>
          </table:table-cell>
          <table:table-cell table:style-name="ce768" office:value-type="string" calcext:value-type="string">
            <text:p>Следна слика :</text:p>
          </table:table-cell>
          <table:table-cell table:style-name="ce779" office:value-type="string" calcext:value-type="string">
            <text:p>الصورة التالية :</text:p>
          </table:table-cell>
          <table:table-cell table:style-name="ce289" table:number-columns-repeated="996"/>
        </table:table-row>
        <table:table-row table:style-name="ro20">
          <table:table-cell table:style-name="ce45" office:value-type="string" calcext:value-type="string">
            <text:p>Capture_NextVideo</text:p>
          </table:table-cell>
          <table:table-cell table:style-name="ce339"/>
          <table:table-cell table:style-name="ce429" office:value-type="string" calcext:value-type="string">
            <text:p>Next video :</text:p>
          </table:table-cell>
          <table:table-cell table:style-name="ce449" office:value-type="string" calcext:value-type="string">
            <text:p>Prochaine vidéo :</text:p>
          </table:table-cell>
          <table:table-cell table:style-name="ce463" office:value-type="string" calcext:value-type="string">
            <text:p>Volgende video:</text:p>
          </table:table-cell>
          <table:table-cell table:style-name="ce478" office:value-type="string" calcext:value-type="string">
            <text:p>nächstes Video</text:p>
          </table:table-cell>
          <table:table-cell table:style-name="ce491" office:value-type="string" calcext:value-type="string">
            <text:p>Próximo video :</text:p>
          </table:table-cell>
          <table:table-cell table:style-name="ce506" office:value-type="string" calcext:value-type="string">
            <text:p>Próximo video :</text:p>
          </table:table-cell>
          <table:table-cell table:style-name="ce523"/>
          <table:table-cell table:style-name="ce536" office:value-type="string" calcext:value-type="string">
            <text:p>Prossimo video :</text:p>
          </table:table-cell>
          <table:table-cell table:style-name="ce553" office:value-type="string" calcext:value-type="string">
            <text:p>Următorul fişier video :</text:p>
          </table:table-cell>
          <table:table-cell table:style-name="ce571" office:value-type="string" calcext:value-type="string">
            <text:p>Seuraava video:</text:p>
          </table:table-cell>
          <table:table-cell table:style-name="ce588"/>
          <table:table-cell table:style-name="ce602"/>
          <table:table-cell table:style-name="ce615" office:value-type="string" calcext:value-type="string">
            <text:p>Sonraki video:</text:p>
          </table:table-cell>
          <table:table-cell table:style-name="ce627" office:value-type="string" calcext:value-type="string">
            <text:p>Επόμενο Βίντεο</text:p>
          </table:table-cell>
          <table:table-cell table:style-name="ce642" office:value-type="string" calcext:value-type="string">
            <text:p>Sekantis vaizdas :</text:p>
          </table:table-cell>
          <table:table-cell table:style-name="ce653" office:value-type="string" calcext:value-type="string">
            <text:p>Nästa video :</text:p>
          </table:table-cell>
          <table:table-cell table:style-name="ce664" office:value-type="string" calcext:value-type="string">
            <text:p>Næste video:</text:p>
          </table:table-cell>
          <table:table-cell table:style-name="ce677" office:value-type="string" calcext:value-type="string">
            <text:p>Následující video:</text:p>
          </table:table-cell>
          <table:table-cell table:style-name="ce689" office:value-type="string" calcext:value-type="string">
            <text:p><text:span text:style-name="T3">다음</text:span><text:span text:style-name="T4"> </text:span><text:span text:style-name="T5">비디오</text:span><text:span text:style-name="T4">:</text:span></text:p>
          </table:table-cell>
          <table:table-cell table:style-name="ce704" office:value-type="string" calcext:value-type="string">
            <text:p>Следующее видео:</text:p>
          </table:table-cell>
          <table:table-cell table:style-name="ce716" office:value-type="string" calcext:value-type="string">
            <text:p>Següent vídeo</text:p>
          </table:table-cell>
          <table:table-cell table:style-name="ce728" office:value-type="string" calcext:value-type="string">
            <text:p>Sledeći video zapis: </text:p>
          </table:table-cell>
          <table:table-cell table:style-name="ce740" office:value-type="string" calcext:value-type="string">
            <text:p>Следећи видео запис: </text:p>
          </table:table-cell>
          <table:table-cell table:style-name="ce753" office:value-type="string" calcext:value-type="string">
            <text:p><text:span text:style-name="T15">次のビデオ</text:span><text:span text:style-name="T16">:</text:span></text:p>
          </table:table-cell>
          <table:table-cell table:style-name="ce768" office:value-type="string" calcext:value-type="string">
            <text:p>Следно видео :</text:p>
          </table:table-cell>
          <table:table-cell table:style-name="ce779" office:value-type="string" calcext:value-type="string">
            <text:p>الفيديو التالي :</text:p>
          </table:table-cell>
          <table:table-cell table:style-name="ce289" table:number-columns-repeated="996"/>
        </table:table-row>
        <table:table-row table:style-name="ro27">
          <table:table-cell table:style-name="ce45" office:value-type="string" calcext:value-type="string">
            <text:p>Capture_CameraNotFound</text:p>
          </table:table-cell>
          <table:table-cell table:style-name="ce339"/>
          <table:table-cell table:style-name="ce429" office:value-type="string" calcext:value-type="string">
            <text:p>Camera not found</text:p>
          </table:table-cell>
          <table:table-cell table:style-name="ce449" office:value-type="string" calcext:value-type="string">
            <text:p>Caméra non trouvée</text:p>
          </table:table-cell>
          <table:table-cell table:style-name="ce463" office:value-type="string" calcext:value-type="string">
            <text:p>Camera niet gevonden</text:p>
          </table:table-cell>
          <table:table-cell table:style-name="ce478" office:value-type="string" calcext:value-type="string">
            <text:p>Kamera nicht gefunden</text:p>
          </table:table-cell>
          <table:table-cell table:style-name="ce491" office:value-type="string" calcext:value-type="string">
            <text:p>No se encontró la cámara</text:p>
          </table:table-cell>
          <table:table-cell table:style-name="ce506" office:value-type="string" calcext:value-type="string">
            <text:p>Câmera não encontrada :</text:p>
          </table:table-cell>
          <table:table-cell table:style-name="ce523"/>
          <table:table-cell table:style-name="ce535" office:value-type="string" calcext:value-type="string">
            <text:p>Camera non trovata</text:p>
          </table:table-cell>
          <table:table-cell table:style-name="ce553" office:value-type="string" calcext:value-type="string">
            <text:p>Camera nu a fost găsită</text:p>
          </table:table-cell>
          <table:table-cell table:style-name="ce571" office:value-type="string" calcext:value-type="string">
            <text:p>Kameraa ei löydy</text:p>
          </table:table-cell>
          <table:table-cell table:style-name="ce588"/>
          <table:table-cell table:style-name="ce602"/>
          <table:table-cell table:style-name="ce615" office:value-type="string" calcext:value-type="string">
            <text:p>Kamera bulunamadı</text:p>
          </table:table-cell>
          <table:table-cell table:style-name="ce627" office:value-type="string" calcext:value-type="string">
            <text:p>Δεν βρέθηκε κάμερα</text:p>
          </table:table-cell>
          <table:table-cell table:style-name="ce642" office:value-type="string" calcext:value-type="string">
            <text:p>Vaizdokamera nerasta</text:p>
          </table:table-cell>
          <table:table-cell table:style-name="ce653" office:value-type="string" calcext:value-type="string">
            <text:p>Hittar ingen kamera</text:p>
          </table:table-cell>
          <table:table-cell table:style-name="ce664" office:value-type="string" calcext:value-type="string">
            <text:p>Intet kamera fundet</text:p>
          </table:table-cell>
          <table:table-cell table:style-name="ce677" office:value-type="string" calcext:value-type="string">
            <text:p>Kamera nenalezena</text:p>
          </table:table-cell>
          <table:table-cell table:style-name="ce689" office:value-type="string" calcext:value-type="string">
            <text:p><text:span text:style-name="T3">카메라가</text:span><text:span text:style-name="T4"> </text:span><text:span text:style-name="T5">없음</text:span></text:p>
          </table:table-cell>
          <table:table-cell table:style-name="ce704" office:value-type="string" calcext:value-type="string">
            <text:p>Камера не найдена</text:p>
          </table:table-cell>
          <table:table-cell table:style-name="ce716" office:value-type="string" calcext:value-type="string">
            <text:p>Càmera no trobada</text:p>
          </table:table-cell>
          <table:table-cell table:style-name="ce728" office:value-type="string" calcext:value-type="string">
            <text:p>Kamera nije pronađena</text:p>
          </table:table-cell>
          <table:table-cell table:style-name="ce740" office:value-type="string" calcext:value-type="string">
            <text:p>Камера није пронађена</text:p>
          </table:table-cell>
          <table:table-cell table:style-name="ce752" office:value-type="string" calcext:value-type="string">
            <text:p>カメラが検出されませんでした</text:p>
          </table:table-cell>
          <table:table-cell table:style-name="ce768" office:value-type="string" calcext:value-type="string">
            <text:p>Камерата не е пронајдена</text:p>
          </table:table-cell>
          <table:table-cell table:style-name="ce779" office:value-type="string" calcext:value-type="string">
            <text:p><text:s/>لم يتم العثور علي الكاميرا</text:p>
          </table:table-cell>
          <table:table-cell table:style-name="ce289" table:number-columns-repeated="996"/>
        </table:table-row>
        <table:table-row table:style-name="ro20">
          <table:table-cell table:style-name="ce45" office:value-type="string" calcext:value-type="string">
            <text:p>Capture_NetworkCamera</text:p>
          </table:table-cell>
          <table:table-cell table:style-name="ce339"/>
          <table:table-cell table:style-name="ce429" office:value-type="string" calcext:value-type="string">
            <text:p>Network camera</text:p>
          </table:table-cell>
          <table:table-cell table:style-name="ce449" office:value-type="string" calcext:value-type="string">
            <text:p>Caméra réseau</text:p>
          </table:table-cell>
          <table:table-cell table:style-name="ce463" office:value-type="string" calcext:value-type="string">
            <text:p>Netwerk camera</text:p>
          </table:table-cell>
          <table:table-cell table:style-name="ce478" office:value-type="string" calcext:value-type="string">
            <text:p>Netzwerkkamera</text:p>
          </table:table-cell>
          <table:table-cell table:style-name="ce491" office:value-type="string" calcext:value-type="string">
            <text:p>Cámara de red</text:p>
          </table:table-cell>
          <table:table-cell table:style-name="ce507" office:value-type="string" calcext:value-type="string">
            <text:p>Câmera de rede :</text:p>
          </table:table-cell>
          <table:table-cell table:style-name="ce522"/>
          <table:table-cell table:style-name="ce535" office:value-type="string" calcext:value-type="string">
            <text:p>Camera di rete</text:p>
          </table:table-cell>
          <table:table-cell table:style-name="ce553" office:value-type="string" calcext:value-type="string">
            <text:p>Cameră reţea</text:p>
          </table:table-cell>
          <table:table-cell table:style-name="ce571" office:value-type="string" calcext:value-type="string">
            <text:p>Verkkokamera</text:p>
          </table:table-cell>
          <table:table-cell table:style-name="ce588"/>
          <table:table-cell table:style-name="ce602"/>
          <table:table-cell table:style-name="ce615" office:value-type="string" calcext:value-type="string">
            <text:p>Ağ kamerası</text:p>
          </table:table-cell>
          <table:table-cell table:style-name="ce627" office:value-type="string" calcext:value-type="string">
            <text:p>Κάμερα δικτύου</text:p>
          </table:table-cell>
          <table:table-cell table:style-name="ce642" office:value-type="string" calcext:value-type="string">
            <text:p>Tinklo kamera</text:p>
          </table:table-cell>
          <table:table-cell table:style-name="ce653" office:value-type="string" calcext:value-type="string">
            <text:p>Nätverkskamera</text:p>
          </table:table-cell>
          <table:table-cell table:style-name="ce664" office:value-type="string" calcext:value-type="string">
            <text:p>Netværkskamera</text:p>
          </table:table-cell>
          <table:table-cell table:style-name="ce677" office:value-type="string" calcext:value-type="string">
            <text:p>Síťová kamera</text:p>
          </table:table-cell>
          <table:table-cell table:style-name="ce689" office:value-type="string" calcext:value-type="string">
            <text:p><text:span text:style-name="T3">네트워크</text:span><text:span text:style-name="T4"> </text:span><text:span text:style-name="T5">카메라</text:span></text:p>
          </table:table-cell>
          <table:table-cell table:style-name="ce704" office:value-type="string" calcext:value-type="string">
            <text:p>Сетевая камера</text:p>
          </table:table-cell>
          <table:table-cell table:style-name="ce716" office:value-type="string" calcext:value-type="string">
            <text:p>Càmera de xarxa</text:p>
          </table:table-cell>
          <table:table-cell table:style-name="ce728" office:value-type="string" calcext:value-type="string">
            <text:p>Mrežna kamera</text:p>
          </table:table-cell>
          <table:table-cell table:style-name="ce740" office:value-type="string" calcext:value-type="string">
            <text:p>Мрежна камера</text:p>
          </table:table-cell>
          <table:table-cell table:style-name="ce752" office:value-type="string" calcext:value-type="string">
            <text:p>ネットワークカメラ</text:p>
          </table:table-cell>
          <table:table-cell table:style-name="ce768" office:value-type="string" calcext:value-type="string">
            <text:p>Камерата не е пронајдена</text:p>
          </table:table-cell>
          <table:table-cell table:style-name="ce779" office:value-type="string" calcext:value-type="string">
            <text:p>كاميرا الشبكة</text:p>
          </table:table-cell>
          <table:table-cell table:style-name="ce289" table:number-columns-repeated="996"/>
        </table:table-row>
        <table:table-row table:style-name="ro27">
          <table:table-cell table:style-name="ce45" office:value-type="string" calcext:value-type="string">
            <text:p>CommandAddCaptureScreen_FriendlyName</text:p>
          </table:table-cell>
          <table:table-cell table:style-name="ce339"/>
          <table:table-cell table:style-name="ce429" office:value-type="string" calcext:value-type="string">
            <text:p>Add Screen for Capture</text:p>
          </table:table-cell>
          <table:table-cell table:style-name="ce449" office:value-type="string" calcext:value-type="string">
            <text:p>Ajouter un Écran de Capture</text:p>
          </table:table-cell>
          <table:table-cell table:style-name="ce463" office:value-type="string" calcext:value-type="string">
            <text:p>Voeg een Opnamescherm toe</text:p>
          </table:table-cell>
          <table:table-cell table:style-name="ce477" office:value-type="string" calcext:value-type="string">
            <text:p>Aufnahmebildschirm einfügen</text:p>
          </table:table-cell>
          <table:table-cell table:style-name="ce491" office:value-type="string" calcext:value-type="string">
            <text:p>Añadir Pantalla de Captura</text:p>
          </table:table-cell>
          <table:table-cell table:style-name="ce504" office:value-type="string" calcext:value-type="string">
            <text:p>Adicionar Tela para Captura</text:p>
          </table:table-cell>
          <table:table-cell table:style-name="ce522"/>
          <table:table-cell table:style-name="ce535" office:value-type="string" calcext:value-type="string">
            <text:p>Aggiungi uno schermo di Cattura Video</text:p>
          </table:table-cell>
          <table:table-cell table:style-name="ce553" office:value-type="string" calcext:value-type="string">
            <text:p>Adauga ecran de captura</text:p>
          </table:table-cell>
          <table:table-cell table:style-name="ce571" office:value-type="string" calcext:value-type="string">
            <text:p>Lisää näyttö kuvaukseen</text:p>
          </table:table-cell>
          <table:table-cell table:style-name="ce588" office:value-type="string" calcext:value-type="string">
            <text:p>Legg til vindu for opptak</text:p>
          </table:table-cell>
          <table:table-cell table:style-name="ce602" office:value-type="string" calcext:value-type="string">
            <text:p>新增捕捉屏幕</text:p>
          </table:table-cell>
          <table:table-cell table:style-name="ce614" office:value-type="string" calcext:value-type="string">
            <text:p>Görüntü Yakalama için Ekran Ekle</text:p>
          </table:table-cell>
          <table:table-cell table:style-name="ce626" office:value-type="string" calcext:value-type="string">
            <text:p>Προσθήκη οθόνης για αποτύπωση</text:p>
          </table:table-cell>
          <table:table-cell table:style-name="ce641" office:value-type="string" calcext:value-type="string">
            <text:p>Pridėti ekraną irašymui</text:p>
          </table:table-cell>
          <table:table-cell table:style-name="ce653" office:value-type="string" calcext:value-type="string">
            <text:p>Lägg till fönster för inspelning</text:p>
          </table:table-cell>
          <table:table-cell table:style-name="ce664" office:value-type="string" calcext:value-type="string">
            <text:p>Tilføj optagevindue</text:p>
          </table:table-cell>
          <table:table-cell table:style-name="ce677" office:value-type="string" calcext:value-type="string">
            <text:p>Přidat obrazovku pro snímání</text:p>
          </table:table-cell>
          <table:table-cell table:style-name="ce689"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704" office:value-type="string" calcext:value-type="string">
            <text:p>Добавить экран для съемки</text:p>
          </table:table-cell>
          <table:table-cell table:style-name="ce716" office:value-type="string" calcext:value-type="string">
            <text:p>Afegir una pantalla de captura</text:p>
          </table:table-cell>
          <table:table-cell table:style-name="ce728" office:value-type="string" calcext:value-type="string">
            <text:p>Dodaj ekran za snimanje</text:p>
          </table:table-cell>
          <table:table-cell table:style-name="ce740" office:value-type="string" calcext:value-type="string">
            <text:p>Додај екран за снимање</text:p>
          </table:table-cell>
          <table:table-cell table:style-name="ce752" office:value-type="string" calcext:value-type="string">
            <text:p>キャプチャ用スクリーンの追加</text:p>
          </table:table-cell>
          <table:table-cell table:style-name="ce768" office:value-type="string" calcext:value-type="string">
            <text:p>Додади екран за снимање</text:p>
          </table:table-cell>
          <table:table-cell table:style-name="ce779" office:value-type="string" calcext:value-type="string">
            <text:p>إضافة شاشة للالتقاط</text:p>
          </table:table-cell>
          <table:table-cell table:style-name="ce289" table:number-columns-repeated="996"/>
        </table:table-row>
        <table:table-row table:style-name="ro20">
          <table:table-cell table:style-name="ce418" office:value-type="string" calcext:value-type="string">
            <text:p>CommandAddChrono_FriendlyName</text:p>
          </table:table-cell>
          <table:table-cell table:style-name="ce339"/>
          <table:table-cell table:style-name="ce429" office:value-type="string" calcext:value-type="string">
            <text:p>Add Stopwatch</text:p>
          </table:table-cell>
          <table:table-cell table:style-name="ce449" office:value-type="string" calcext:value-type="string">
            <text:p>Ajouter un Chronomètre</text:p>
          </table:table-cell>
          <table:table-cell table:style-name="ce463" office:value-type="string" calcext:value-type="string">
            <text:p>Start Stopwatch</text:p>
          </table:table-cell>
          <table:table-cell table:style-name="ce476" office:value-type="string" calcext:value-type="string">
            <text:p>Stoppuhr einfügen</text:p>
          </table:table-cell>
          <table:table-cell table:style-name="ce491" office:value-type="string" calcext:value-type="string">
            <text:p>Añadir un Cronómetro</text:p>
          </table:table-cell>
          <table:table-cell table:style-name="ce504" office:value-type="string" calcext:value-type="string">
            <text:p>Adicionar Cronômetro</text:p>
          </table:table-cell>
          <table:table-cell table:style-name="ce522"/>
          <table:table-cell table:style-name="ce537" office:value-type="string" calcext:value-type="string">
            <text:p>Aggiungi Cronometro</text:p>
          </table:table-cell>
          <table:table-cell table:style-name="ce553" office:value-type="string" calcext:value-type="string">
            <text:p>Adaugă cronometru</text:p>
          </table:table-cell>
          <table:table-cell table:style-name="ce571" office:value-type="string" calcext:value-type="string">
            <text:p>Lisää ajanotto</text:p>
          </table:table-cell>
          <table:table-cell table:style-name="ce588" office:value-type="string" calcext:value-type="string">
            <text:p>Legg til stoppeklokke</text:p>
          </table:table-cell>
          <table:table-cell table:style-name="ce602" office:value-type="string" calcext:value-type="string">
            <text:p>新增秒表</text:p>
          </table:table-cell>
          <table:table-cell table:style-name="ce614" office:value-type="string" calcext:value-type="string">
            <text:p>Kronometre Ekle</text:p>
          </table:table-cell>
          <table:table-cell table:style-name="ce626" office:value-type="string" calcext:value-type="string">
            <text:p>Προσθήκη Χρονομέτρου</text:p>
          </table:table-cell>
          <table:table-cell table:style-name="ce641" office:value-type="string" calcext:value-type="string">
            <text:p>Pridėti chronometrą</text:p>
          </table:table-cell>
          <table:table-cell table:style-name="ce653" office:value-type="string" calcext:value-type="string">
            <text:p>Lägg till stoppur</text:p>
          </table:table-cell>
          <table:table-cell table:style-name="ce664" office:value-type="string" calcext:value-type="string">
            <text:p>Tilføj stopur</text:p>
          </table:table-cell>
          <table:table-cell table:style-name="ce677" office:value-type="string" calcext:value-type="string">
            <text:p>Přidat stopky</text:p>
          </table:table-cell>
          <table:table-cell table:style-name="ce689" office:value-type="string" calcext:value-type="string">
            <text:p><text:span text:style-name="T3">초 시계</text:span><text:span text:style-name="T4"> </text:span><text:span text:style-name="T5">추가</text:span></text:p>
          </table:table-cell>
          <table:table-cell table:style-name="ce704" office:value-type="string" calcext:value-type="string">
            <text:p>Добавить секундомер</text:p>
          </table:table-cell>
          <table:table-cell table:style-name="ce716" office:value-type="string" calcext:value-type="string">
            <text:p>Afegir un cronómetre</text:p>
          </table:table-cell>
          <table:table-cell table:style-name="ce728" office:value-type="string" calcext:value-type="string">
            <text:p>Dodaj štopericu</text:p>
          </table:table-cell>
          <table:table-cell table:style-name="ce740" office:value-type="string" calcext:value-type="string">
            <text:p>Додај штоперицу</text:p>
          </table:table-cell>
          <table:table-cell table:style-name="ce752" office:value-type="string" calcext:value-type="string">
            <text:p>ストップウォッチの追加</text:p>
          </table:table-cell>
          <table:table-cell table:style-name="ce768" office:value-type="string" calcext:value-type="string">
            <text:p>Додади стоперица</text:p>
          </table:table-cell>
          <table:table-cell table:style-name="ce779" office:value-type="string" calcext:value-type="string">
            <text:p>إضافة ساعة توقيت</text:p>
          </table:table-cell>
          <table:table-cell table:style-name="ce289" table:number-columns-repeated="996"/>
        </table:table-row>
        <table:table-row table:style-name="ro20">
          <table:table-cell table:style-name="ce45" office:value-type="string" calcext:value-type="string">
            <text:p>CommandAddDrawing_FriendlyName</text:p>
          </table:table-cell>
          <table:table-cell table:style-name="ce339"/>
          <table:table-cell table:style-name="ce429" office:value-type="string" calcext:value-type="string">
            <text:p>Add Drawing</text:p>
          </table:table-cell>
          <table:table-cell table:style-name="ce449" office:value-type="string" calcext:value-type="string">
            <text:p>Ajouter un Dessin</text:p>
          </table:table-cell>
          <table:table-cell table:style-name="ce463" office:value-type="string" calcext:value-type="string">
            <text:p>Voeg een tekening toe</text:p>
          </table:table-cell>
          <table:table-cell table:style-name="ce477" office:value-type="string" calcext:value-type="string">
            <text:p>Zeichnung einfügen</text:p>
          </table:table-cell>
          <table:table-cell table:style-name="ce491" office:value-type="string" calcext:value-type="string">
            <text:p>Añadir Diseño</text:p>
          </table:table-cell>
          <table:table-cell table:style-name="ce504" office:value-type="string" calcext:value-type="string">
            <text:p>Adicionar Desenho</text:p>
          </table:table-cell>
          <table:table-cell table:style-name="ce524" office:value-type="string" calcext:value-type="string">
            <text:p>Dodaj rysunek</text:p>
          </table:table-cell>
          <table:table-cell table:style-name="ce535" office:value-type="string" calcext:value-type="string">
            <text:p>Aggiungi disegno</text:p>
          </table:table-cell>
          <table:table-cell table:style-name="ce553" office:value-type="string" calcext:value-type="string">
            <text:p>Adaugă desen</text:p>
          </table:table-cell>
          <table:table-cell table:style-name="ce571" office:value-type="string" calcext:value-type="string">
            <text:p>Lisää piirros</text:p>
          </table:table-cell>
          <table:table-cell table:style-name="ce588" office:value-type="string" calcext:value-type="string">
            <text:p>Legg til tegning</text:p>
          </table:table-cell>
          <table:table-cell table:style-name="ce602" office:value-type="string" calcext:value-type="string">
            <text:p>新增绘制</text:p>
          </table:table-cell>
          <table:table-cell table:style-name="ce614" office:value-type="string" calcext:value-type="string">
            <text:p>Çizim Ekle</text:p>
          </table:table-cell>
          <table:table-cell table:style-name="ce626" office:value-type="string" calcext:value-type="string">
            <text:p>Προσθήκη Σχεδίου</text:p>
          </table:table-cell>
          <table:table-cell table:style-name="ce641" office:value-type="string" calcext:value-type="string">
            <text:p>Pridėti piešinį</text:p>
          </table:table-cell>
          <table:table-cell table:style-name="ce654" office:value-type="string" calcext:value-type="string">
            <text:p>Lägg tilll ritning</text:p>
          </table:table-cell>
          <table:table-cell table:style-name="ce664" office:value-type="string" calcext:value-type="string">
            <text:p>Tilføj tegning</text:p>
          </table:table-cell>
          <table:table-cell table:style-name="ce677" office:value-type="string" calcext:value-type="string">
            <text:p>Přidat nákres</text:p>
          </table:table-cell>
          <table:table-cell table:style-name="ce689" office:value-type="string" calcext:value-type="string">
            <text:p><text:span text:style-name="T3">그림</text:span><text:span text:style-name="T4"> </text:span><text:span text:style-name="T5">추가</text:span></text:p>
          </table:table-cell>
          <table:table-cell table:style-name="ce704" office:value-type="string" calcext:value-type="string">
            <text:p>Добавить рисунок</text:p>
          </table:table-cell>
          <table:table-cell table:style-name="ce716" office:value-type="string" calcext:value-type="string">
            <text:p>Afegir un dibuix</text:p>
          </table:table-cell>
          <table:table-cell table:style-name="ce728" office:value-type="string" calcext:value-type="string">
            <text:p>Dodaj crtež</text:p>
          </table:table-cell>
          <table:table-cell table:style-name="ce740" office:value-type="string" calcext:value-type="string">
            <text:p>Додај цртеж</text:p>
          </table:table-cell>
          <table:table-cell table:style-name="ce752" office:value-type="string" calcext:value-type="string">
            <text:p>ドローイングの追加</text:p>
          </table:table-cell>
          <table:table-cell table:style-name="ce768" office:value-type="string" calcext:value-type="string">
            <text:p>Додади цртање</text:p>
          </table:table-cell>
          <table:table-cell table:style-name="ce779" office:value-type="string" calcext:value-type="string">
            <text:p>إضافة رسم</text:p>
          </table:table-cell>
          <table:table-cell table:style-name="ce289" table:number-columns-repeated="996"/>
        </table:table-row>
        <table:table-row table:style-name="ro27">
          <table:table-cell table:style-name="ce45" office:value-type="string" calcext:value-type="string">
            <text:p>CommandAddPlayerScreen_FriendlyName</text:p>
          </table:table-cell>
          <table:table-cell table:style-name="ce339"/>
          <table:table-cell table:style-name="ce429" office:value-type="string" calcext:value-type="string">
            <text:p>Add Screen for Playback</text:p>
          </table:table-cell>
          <table:table-cell table:style-name="ce449" office:value-type="string" calcext:value-type="string">
            <text:p>Ajouter un Écran de Lecture</text:p>
          </table:table-cell>
          <table:table-cell table:style-name="ce463" office:value-type="string" calcext:value-type="string">
            <text:p>Voeg scherm toe voor afspelen/analyse</text:p>
          </table:table-cell>
          <table:table-cell table:style-name="ce477" office:value-type="string" calcext:value-type="string">
            <text:p>Zusätzlicher Bildschirm zum Abspielen/Analyse</text:p>
          </table:table-cell>
          <table:table-cell table:style-name="ce491" office:value-type="string" calcext:value-type="string">
            <text:p>Añadir Pantalla para Reproducir | Analizar</text:p>
          </table:table-cell>
          <table:table-cell table:style-name="ce504" office:value-type="string" calcext:value-type="string">
            <text:p>Adicionar Tela para Reproduzir/Analisar</text:p>
          </table:table-cell>
          <table:table-cell table:style-name="ce522" office:value-type="string" calcext:value-type="string">
            <text:p>Dodaj ekran do </text:p>
          </table:table-cell>
          <table:table-cell table:style-name="ce535" office:value-type="string" calcext:value-type="string">
            <text:p>Aggiungi uno schermo per Riproduzione/Analisi</text:p>
          </table:table-cell>
          <table:table-cell table:style-name="ce553" office:value-type="string" calcext:value-type="string">
            <text:p>Adaugă fereastră pentru Rulare / Analiză</text:p>
          </table:table-cell>
          <table:table-cell table:style-name="ce571" office:value-type="string" calcext:value-type="string">
            <text:p>Lisää näyttö Katseluun/Analyysiin</text:p>
          </table:table-cell>
          <table:table-cell table:style-name="ce588" office:value-type="string" calcext:value-type="string">
            <text:p>Legg til vindu for avspilling</text:p>
          </table:table-cell>
          <table:table-cell table:style-name="ce602" office:value-type="string" calcext:value-type="string">
            <text:p>新增播放画面</text:p>
          </table:table-cell>
          <table:table-cell table:style-name="ce614" office:value-type="string" calcext:value-type="string">
            <text:p>Oynatma için Ekran Ekle</text:p>
          </table:table-cell>
          <table:table-cell table:style-name="ce626" office:value-type="string" calcext:value-type="string">
            <text:p>Προσθήκη Οθόνης για αναπαραγωγή</text:p>
          </table:table-cell>
          <table:table-cell table:style-name="ce641" office:value-type="string" calcext:value-type="string">
            <text:p>Pridėti peržiūros ekraną</text:p>
          </table:table-cell>
          <table:table-cell table:style-name="ce653" office:value-type="string" calcext:value-type="string">
            <text:p>Lägg till fönster för uppspelning</text:p>
          </table:table-cell>
          <table:table-cell table:style-name="ce664" office:value-type="string" calcext:value-type="string">
            <text:p>Tilføj visningsvundue</text:p>
          </table:table-cell>
          <table:table-cell table:style-name="ce677" office:value-type="string" calcext:value-type="string">
            <text:p>Přidat obrazovku pro přehrávání</text:p>
          </table:table-cell>
          <table:table-cell table:style-name="ce689"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704" office:value-type="string" calcext:value-type="string">
            <text:p>Добавить экран для воспроизведения</text:p>
          </table:table-cell>
          <table:table-cell table:style-name="ce716" office:value-type="string" calcext:value-type="string">
            <text:p>Afegir una pantalla de reproducció</text:p>
          </table:table-cell>
          <table:table-cell table:style-name="ce728" office:value-type="string" calcext:value-type="string">
            <text:p>Dodaj ekran za reprodukciju</text:p>
          </table:table-cell>
          <table:table-cell table:style-name="ce740" office:value-type="string" calcext:value-type="string">
            <text:p>Додај екран за репродукцију</text:p>
          </table:table-cell>
          <table:table-cell table:style-name="ce752" office:value-type="string" calcext:value-type="string">
            <text:p>プレイバック用スクリーンの追加</text:p>
          </table:table-cell>
          <table:table-cell table:style-name="ce768" office:value-type="string" calcext:value-type="string">
            <text:p>Додади екран за репродукција</text:p>
          </table:table-cell>
          <table:table-cell table:style-name="ce779" office:value-type="string" calcext:value-type="string">
            <text:p>إضافة شاشة للتشغيل</text:p>
          </table:table-cell>
          <table:table-cell table:style-name="ce289" table:number-columns-repeated="996"/>
        </table:table-row>
        <table:table-row table:style-name="ro5">
          <table:table-cell table:style-name="ce45" office:value-type="string" calcext:value-type="string">
            <text:p>CommandDeleteDrawing_FriendlyName</text:p>
          </table:table-cell>
          <table:table-cell table:style-name="ce339"/>
          <table:table-cell table:style-name="ce429" office:value-type="string" calcext:value-type="string">
            <text:p>Delete Drawing</text:p>
          </table:table-cell>
          <table:table-cell table:style-name="ce449" office:value-type="string" calcext:value-type="string">
            <text:p>Effacer le Dessin</text:p>
          </table:table-cell>
          <table:table-cell table:style-name="ce463" office:value-type="string" calcext:value-type="string">
            <text:p>Verwijder tekening</text:p>
          </table:table-cell>
          <table:table-cell table:style-name="ce477" office:value-type="string" calcext:value-type="string">
            <text:p>Lösche Zeichnung</text:p>
          </table:table-cell>
          <table:table-cell table:style-name="ce491" office:value-type="string" calcext:value-type="string">
            <text:p>Borrar Diseño</text:p>
          </table:table-cell>
          <table:table-cell table:style-name="ce504" office:value-type="string" calcext:value-type="string">
            <text:p>Apagar Desenho</text:p>
          </table:table-cell>
          <table:table-cell table:style-name="ce524" office:value-type="string" calcext:value-type="string">
            <text:p>Usuń rysunek</text:p>
          </table:table-cell>
          <table:table-cell table:style-name="ce535" office:value-type="string" calcext:value-type="string">
            <text:p>Cancella il disegno</text:p>
          </table:table-cell>
          <table:table-cell table:style-name="ce553" office:value-type="string" calcext:value-type="string">
            <text:p>Şterge desen</text:p>
          </table:table-cell>
          <table:table-cell table:style-name="ce571" office:value-type="string" calcext:value-type="string">
            <text:p>Poista piirros</text:p>
          </table:table-cell>
          <table:table-cell table:style-name="ce589" office:value-type="string" calcext:value-type="string">
            <text:p>Slett tegning</text:p>
          </table:table-cell>
          <table:table-cell table:style-name="ce602" office:value-type="string" calcext:value-type="string">
            <text:p>删除绘制</text:p>
          </table:table-cell>
          <table:table-cell table:style-name="ce614" office:value-type="string" calcext:value-type="string">
            <text:p>Çizim Sil</text:p>
          </table:table-cell>
          <table:table-cell table:style-name="ce626" office:value-type="string" calcext:value-type="string">
            <text:p>Διαγραφή Σχεδίου</text:p>
          </table:table-cell>
          <table:table-cell table:style-name="ce641" office:value-type="string" calcext:value-type="string">
            <text:p>Trinti piešinius</text:p>
          </table:table-cell>
          <table:table-cell table:style-name="ce653" office:value-type="string" calcext:value-type="string">
            <text:p>Ta bort ritning</text:p>
          </table:table-cell>
          <table:table-cell table:style-name="ce664" office:value-type="string" calcext:value-type="string">
            <text:p>Slet tegning</text:p>
          </table:table-cell>
          <table:table-cell table:style-name="ce677" office:value-type="string" calcext:value-type="string">
            <text:p>Odstranit nákres</text:p>
          </table:table-cell>
          <table:table-cell table:style-name="ce690" office:value-type="string" calcext:value-type="string">
            <text:p><text:span text:style-name="T3">그림</text:span><text:span text:style-name="T4"> </text:span><text:span text:style-name="T5">삭제</text:span></text:p>
          </table:table-cell>
          <table:table-cell table:style-name="ce704" office:value-type="string" calcext:value-type="string">
            <text:p>Удалить рисунки</text:p>
          </table:table-cell>
          <table:table-cell table:style-name="ce716" office:value-type="string" calcext:value-type="string">
            <text:p>Esborrar dibuix</text:p>
          </table:table-cell>
          <table:table-cell table:style-name="ce728" office:value-type="string" calcext:value-type="string">
            <text:p>Obriši crtež</text:p>
          </table:table-cell>
          <table:table-cell table:style-name="ce740" office:value-type="string" calcext:value-type="string">
            <text:p>Обриши цртеж</text:p>
          </table:table-cell>
          <table:table-cell table:style-name="ce754" office:value-type="string" calcext:value-type="string">
            <text:p>ドローイングの削除</text:p>
          </table:table-cell>
          <table:table-cell table:style-name="ce769" office:value-type="string" calcext:value-type="string">
            <text:p>Избриши го цртаното</text:p>
          </table:table-cell>
          <table:table-cell table:style-name="ce780" office:value-type="string" calcext:value-type="string">
            <text:p>حذف الرسم</text:p>
          </table:table-cell>
          <table:table-cell table:style-name="ce338" table:number-columns-repeated="224"/>
          <table:table-cell table:style-name="ce289" table:number-columns-repeated="772"/>
        </table:table-row>
        <table:table-row table:style-name="ro5">
          <table:table-cell table:style-name="ce45" office:value-type="string" calcext:value-type="string">
            <text:p>CommandDeleteKeyframe_FriendlyName</text:p>
          </table:table-cell>
          <table:table-cell table:style-name="ce339"/>
          <table:table-cell table:style-name="ce429" office:value-type="string" calcext:value-type="string">
            <text:p>Remove a Key Image</text:p>
          </table:table-cell>
          <table:table-cell table:style-name="ce449" office:value-type="string" calcext:value-type="string">
            <text:p>Supprimer une Image Clé</text:p>
          </table:table-cell>
          <table:table-cell table:style-name="ce463" office:value-type="string" calcext:value-type="string">
            <text:p>Verwijder een Kernbeeld</text:p>
          </table:table-cell>
          <table:table-cell table:style-name="ce477" office:value-type="string" calcext:value-type="string">
            <text:p>Entferne ein Key Image</text:p>
          </table:table-cell>
          <table:table-cell table:style-name="ce491" office:value-type="string" calcext:value-type="string">
            <text:p>Remover Imagen Clave</text:p>
          </table:table-cell>
          <table:table-cell table:style-name="ce507" office:value-type="string" calcext:value-type="string">
            <text:p>Remover um Quadro de Imagem</text:p>
          </table:table-cell>
          <table:table-cell table:style-name="ce524" office:value-type="string" calcext:value-type="string">
            <text:p>Usuń obraz kluczowy</text:p>
          </table:table-cell>
          <table:table-cell table:style-name="ce535" office:value-type="string" calcext:value-type="string">
            <text:p>Rimuovi un'Immagine Chiave</text:p>
          </table:table-cell>
          <table:table-cell table:style-name="ce553" office:value-type="string" calcext:value-type="string">
            <text:p>Şterge cadru cheie</text:p>
          </table:table-cell>
          <table:table-cell table:style-name="ce571" office:value-type="string" calcext:value-type="string">
            <text:p>Poista Avainkuva</text:p>
          </table:table-cell>
          <table:table-cell table:style-name="ce589" office:value-type="string" calcext:value-type="string">
            <text:p>Slett nøkkelbilde</text:p>
          </table:table-cell>
          <table:table-cell table:style-name="ce602" office:value-type="string" calcext:value-type="string">
            <text:p>移除一个关键帧</text:p>
          </table:table-cell>
          <table:table-cell table:style-name="ce614" office:value-type="string" calcext:value-type="string">
            <text:p>Bir Anahtar İmajı Kaldır </text:p>
          </table:table-cell>
          <table:table-cell table:style-name="ce626" office:value-type="string" calcext:value-type="string">
            <text:p>Κατάργηση Εικόνας "Κλειδί"</text:p>
          </table:table-cell>
          <table:table-cell table:style-name="ce641" office:value-type="string" calcext:value-type="string">
            <text:p>Panaikinti paveikslelio žymą</text:p>
          </table:table-cell>
          <table:table-cell table:style-name="ce653" office:value-type="string" calcext:value-type="string">
            <text:p>Ta bort nyckelbild</text:p>
          </table:table-cell>
          <table:table-cell table:style-name="ce664" office:value-type="string" calcext:value-type="string">
            <text:p>Fjern nøglebillede</text:p>
          </table:table-cell>
          <table:table-cell table:style-name="ce677" office:value-type="string" calcext:value-type="string">
            <text:p>Odstranit klíčovou pozici</text:p>
          </table:table-cell>
          <table:table-cell table:style-name="ce690"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704" office:value-type="string" calcext:value-type="string">
            <text:p>Удалить ключевой кадр</text:p>
          </table:table-cell>
          <table:table-cell table:style-name="ce716" office:value-type="string" calcext:value-type="string">
            <text:p>Esborrar un fotograma clau</text:p>
          </table:table-cell>
          <table:table-cell table:style-name="ce728" office:value-type="string" calcext:value-type="string">
            <text:p>Ukloni ključnu sliku</text:p>
          </table:table-cell>
          <table:table-cell table:style-name="ce740" office:value-type="string" calcext:value-type="string">
            <text:p>Уклони кључну слику</text:p>
          </table:table-cell>
          <table:table-cell table:style-name="ce754" office:value-type="string" calcext:value-type="string">
            <text:p>キーイメージの削除</text:p>
          </table:table-cell>
          <table:table-cell table:style-name="ce769" office:value-type="string" calcext:value-type="string">
            <text:p>Отстрани ја клучната слика</text:p>
          </table:table-cell>
          <table:table-cell table:style-name="ce780" office:value-type="string" calcext:value-type="string">
            <text:p>إزالة صورة الرئيسية</text:p>
          </table:table-cell>
          <table:table-cell table:style-name="ce338" table:number-columns-repeated="224"/>
          <table:table-cell table:style-name="ce289" table:number-columns-repeated="772"/>
        </table:table-row>
        <table:table-row table:style-name="ro20">
          <table:table-cell table:style-name="ce45" office:value-type="string" calcext:value-type="string">
            <text:p>CommandLoadMovie_FriendlyName</text:p>
          </table:table-cell>
          <table:table-cell table:style-name="ce339"/>
          <table:table-cell table:style-name="ce429" office:value-type="string" calcext:value-type="string">
            <text:p>Load Video</text:p>
          </table:table-cell>
          <table:table-cell table:style-name="ce449" office:value-type="string" calcext:value-type="string">
            <text:p>Charger une Vidéo</text:p>
          </table:table-cell>
          <table:table-cell table:style-name="ce463" office:value-type="string" calcext:value-type="string">
            <text:p>Laad video</text:p>
          </table:table-cell>
          <table:table-cell table:style-name="ce477" office:value-type="string" calcext:value-type="string">
            <text:p>Lade Video</text:p>
          </table:table-cell>
          <table:table-cell table:style-name="ce491" office:value-type="string" calcext:value-type="string">
            <text:p>Cargar Video</text:p>
          </table:table-cell>
          <table:table-cell table:style-name="ce504" office:value-type="string" calcext:value-type="string">
            <text:p>Carregar Vídeo</text:p>
          </table:table-cell>
          <table:table-cell table:style-name="ce522" office:value-type="string" calcext:value-type="string">
            <text:p>Wczytaj wideo</text:p>
          </table:table-cell>
          <table:table-cell table:style-name="ce535" office:value-type="string" calcext:value-type="string">
            <text:p>Carica il Video</text:p>
          </table:table-cell>
          <table:table-cell table:style-name="ce553" office:value-type="string" calcext:value-type="string">
            <text:p>Încarcă fişier video</text:p>
          </table:table-cell>
          <table:table-cell table:style-name="ce571" office:value-type="string" calcext:value-type="string">
            <text:p>Lataa video</text:p>
          </table:table-cell>
          <table:table-cell table:style-name="ce588" office:value-type="string" calcext:value-type="string">
            <text:p>Last inn video</text:p>
          </table:table-cell>
          <table:table-cell table:style-name="ce602" office:value-type="string" calcext:value-type="string">
            <text:p>载入视频</text:p>
          </table:table-cell>
          <table:table-cell table:style-name="ce614" office:value-type="string" calcext:value-type="string">
            <text:p>Video Yükle</text:p>
          </table:table-cell>
          <table:table-cell table:style-name="ce626" office:value-type="string" calcext:value-type="string">
            <text:p>Φόρτωση Video</text:p>
          </table:table-cell>
          <table:table-cell table:style-name="ce641" office:value-type="string" calcext:value-type="string">
            <text:p>Įkelti vaizdą</text:p>
          </table:table-cell>
          <table:table-cell table:style-name="ce653" office:value-type="string" calcext:value-type="string">
            <text:p>Ladda Video</text:p>
          </table:table-cell>
          <table:table-cell table:style-name="ce664" office:value-type="string" calcext:value-type="string">
            <text:p>Indlæs video</text:p>
          </table:table-cell>
          <table:table-cell table:style-name="ce677" office:value-type="string" calcext:value-type="string">
            <text:p>Nahrát video</text:p>
          </table:table-cell>
          <table:table-cell table:style-name="ce689" office:value-type="string" calcext:value-type="string">
            <text:p><text:span text:style-name="T3">비디오</text:span><text:span text:style-name="T4"> </text:span><text:span text:style-name="T5">가져옴</text:span></text:p>
          </table:table-cell>
          <table:table-cell table:style-name="ce704" office:value-type="string" calcext:value-type="string">
            <text:p>Загрузить видео</text:p>
          </table:table-cell>
          <table:table-cell table:style-name="ce716" office:value-type="string" calcext:value-type="string">
            <text:p>Obrir un vídeo</text:p>
          </table:table-cell>
          <table:table-cell table:style-name="ce728" office:value-type="string" calcext:value-type="string">
            <text:p>Učitaj video zapis</text:p>
          </table:table-cell>
          <table:table-cell table:style-name="ce740" office:value-type="string" calcext:value-type="string">
            <text:p>Учитај видео запис</text:p>
          </table:table-cell>
          <table:table-cell table:style-name="ce752" office:value-type="string" calcext:value-type="string">
            <text:p>ビデオを開く</text:p>
          </table:table-cell>
          <table:table-cell table:style-name="ce768" office:value-type="string" calcext:value-type="string">
            <text:p>Вчитај го видеото</text:p>
          </table:table-cell>
          <table:table-cell table:style-name="ce779" office:value-type="string" calcext:value-type="string">
            <text:p>تحميل فيديو</text:p>
          </table:table-cell>
          <table:table-cell table:style-name="ce289" table:number-columns-repeated="996"/>
        </table:table-row>
        <table:table-row table:style-name="ro20">
          <table:table-cell table:style-name="ce45" office:value-type="string" calcext:value-type="string">
            <text:p>CommandLoadMovieInScreen_FriendlyName</text:p>
          </table:table-cell>
          <table:table-cell table:style-name="ce339"/>
          <table:table-cell table:style-name="ce429" office:value-type="string" calcext:value-type="string">
            <text:p>Load Video</text:p>
          </table:table-cell>
          <table:table-cell table:style-name="ce449" office:value-type="string" calcext:value-type="string">
            <text:p>Charger une Vidéo</text:p>
          </table:table-cell>
          <table:table-cell table:style-name="ce463" office:value-type="string" calcext:value-type="string">
            <text:p>Laad video</text:p>
          </table:table-cell>
          <table:table-cell table:style-name="ce477" office:value-type="string" calcext:value-type="string">
            <text:p>Lade Video</text:p>
          </table:table-cell>
          <table:table-cell table:style-name="ce491" office:value-type="string" calcext:value-type="string">
            <text:p>Cargar Video</text:p>
          </table:table-cell>
          <table:table-cell table:style-name="ce504" office:value-type="string" calcext:value-type="string">
            <text:p>Carregar Vídeo</text:p>
          </table:table-cell>
          <table:table-cell table:style-name="ce522" office:value-type="string" calcext:value-type="string">
            <text:p>Wczytaj wideo</text:p>
          </table:table-cell>
          <table:table-cell table:style-name="ce535" office:value-type="string" calcext:value-type="string">
            <text:p>Carica il Video</text:p>
          </table:table-cell>
          <table:table-cell table:style-name="ce553" office:value-type="string" calcext:value-type="string">
            <text:p>Încarcă fişier video</text:p>
          </table:table-cell>
          <table:table-cell table:style-name="ce571" office:value-type="string" calcext:value-type="string">
            <text:p>Lataa video</text:p>
          </table:table-cell>
          <table:table-cell table:style-name="ce588" office:value-type="string" calcext:value-type="string">
            <text:p>Last inn video</text:p>
          </table:table-cell>
          <table:table-cell table:style-name="ce602" office:value-type="string" calcext:value-type="string">
            <text:p>载入视频</text:p>
          </table:table-cell>
          <table:table-cell table:style-name="ce614" office:value-type="string" calcext:value-type="string">
            <text:p>Video Yükle</text:p>
          </table:table-cell>
          <table:table-cell table:style-name="ce626" office:value-type="string" calcext:value-type="string">
            <text:p>Φόρτωση Video</text:p>
          </table:table-cell>
          <table:table-cell table:style-name="ce641" office:value-type="string" calcext:value-type="string">
            <text:p>Įkelti vaizdą</text:p>
          </table:table-cell>
          <table:table-cell table:style-name="ce653" office:value-type="string" calcext:value-type="string">
            <text:p>Ladda Video</text:p>
          </table:table-cell>
          <table:table-cell table:style-name="ce664" office:value-type="string" calcext:value-type="string">
            <text:p>Indlæs video</text:p>
          </table:table-cell>
          <table:table-cell table:style-name="ce677" office:value-type="string" calcext:value-type="string">
            <text:p>Nahrát video</text:p>
          </table:table-cell>
          <table:table-cell table:style-name="ce689" office:value-type="string" calcext:value-type="string">
            <text:p><text:span text:style-name="T3">비디오</text:span><text:span text:style-name="T4"> </text:span><text:span text:style-name="T5">가져옴</text:span></text:p>
          </table:table-cell>
          <table:table-cell table:style-name="ce704" office:value-type="string" calcext:value-type="string">
            <text:p>Загрузить видео</text:p>
          </table:table-cell>
          <table:table-cell table:style-name="ce716" office:value-type="string" calcext:value-type="string">
            <text:p>Obri un vídeo</text:p>
          </table:table-cell>
          <table:table-cell table:style-name="ce728" office:value-type="string" calcext:value-type="string">
            <text:p>Učitaj video zapis</text:p>
          </table:table-cell>
          <table:table-cell table:style-name="ce740" office:value-type="string" calcext:value-type="string">
            <text:p>Учитај видео запис</text:p>
          </table:table-cell>
          <table:table-cell table:style-name="ce752" office:value-type="string" calcext:value-type="string">
            <text:p>ビデオを開く</text:p>
          </table:table-cell>
          <table:table-cell table:style-name="ce768" office:value-type="string" calcext:value-type="string">
            <text:p>Вчитај го видеото</text:p>
          </table:table-cell>
          <table:table-cell table:style-name="ce779" office:value-type="string" calcext:value-type="string">
            <text:p>تحميل فيديو</text:p>
          </table:table-cell>
          <table:table-cell table:style-name="ce289" table:number-columns-repeated="996"/>
        </table:table-row>
        <table:table-row table:style-name="ro20">
          <table:table-cell table:style-name="ce45" office:value-type="string" calcext:value-type="string">
            <text:p>CommandPlayMovie_FriendlyName</text:p>
          </table:table-cell>
          <table:table-cell table:style-name="ce339"/>
          <table:table-cell table:style-name="ce429" office:value-type="string" calcext:value-type="string">
            <text:p>Play Video</text:p>
          </table:table-cell>
          <table:table-cell table:style-name="ce449" office:value-type="string" calcext:value-type="string">
            <text:p>Lire une Vidéo</text:p>
          </table:table-cell>
          <table:table-cell table:style-name="ce463" office:value-type="string" calcext:value-type="string">
            <text:p>Speel video</text:p>
          </table:table-cell>
          <table:table-cell table:style-name="ce477" office:value-type="string" calcext:value-type="string">
            <text:p>Video abspielen</text:p>
          </table:table-cell>
          <table:table-cell table:style-name="ce491" office:value-type="string" calcext:value-type="string">
            <text:p>Reproducir Video</text:p>
          </table:table-cell>
          <table:table-cell table:style-name="ce504" office:value-type="string" calcext:value-type="string">
            <text:p>Reproduzir Vídeo</text:p>
          </table:table-cell>
          <table:table-cell table:style-name="ce522" office:value-type="string" calcext:value-type="string">
            <text:p>Odtwórz wideo</text:p>
          </table:table-cell>
          <table:table-cell table:style-name="ce535" office:value-type="string" calcext:value-type="string">
            <text:p>Riproduci il Video</text:p>
          </table:table-cell>
          <table:table-cell table:style-name="ce553" office:value-type="string" calcext:value-type="string">
            <text:p>Rulează fişier video</text:p>
          </table:table-cell>
          <table:table-cell table:style-name="ce571" office:value-type="string" calcext:value-type="string">
            <text:p>Käynnistä video</text:p>
          </table:table-cell>
          <table:table-cell table:style-name="ce588" office:value-type="string" calcext:value-type="string">
            <text:p>Spill av video</text:p>
          </table:table-cell>
          <table:table-cell table:style-name="ce602" office:value-type="string" calcext:value-type="string">
            <text:p>播放视频</text:p>
          </table:table-cell>
          <table:table-cell table:style-name="ce614" office:value-type="string" calcext:value-type="string">
            <text:p>Video Oynat</text:p>
          </table:table-cell>
          <table:table-cell table:style-name="ce626" office:value-type="string" calcext:value-type="string">
            <text:p>Αναπαραγωγή Video</text:p>
          </table:table-cell>
          <table:table-cell table:style-name="ce641" office:value-type="string" calcext:value-type="string">
            <text:p>Groti video</text:p>
          </table:table-cell>
          <table:table-cell table:style-name="ce653" office:value-type="string" calcext:value-type="string">
            <text:p>Starta Video</text:p>
          </table:table-cell>
          <table:table-cell table:style-name="ce664" office:value-type="string" calcext:value-type="string">
            <text:p>Afspil video</text:p>
          </table:table-cell>
          <table:table-cell table:style-name="ce677" office:value-type="string" calcext:value-type="string">
            <text:p>Přehrát video</text:p>
          </table:table-cell>
          <table:table-cell table:style-name="ce689" office:value-type="string" calcext:value-type="string">
            <text:p><text:span text:style-name="T3">비디오</text:span><text:span text:style-name="T4"> </text:span><text:span text:style-name="T5">재생</text:span></text:p>
          </table:table-cell>
          <table:table-cell table:style-name="ce704" office:value-type="string" calcext:value-type="string">
            <text:p>Воспроизвести видео</text:p>
          </table:table-cell>
          <table:table-cell table:style-name="ce716" office:value-type="string" calcext:value-type="string">
            <text:p>Reproduir el vídeo</text:p>
          </table:table-cell>
          <table:table-cell table:style-name="ce728" office:value-type="string" calcext:value-type="string">
            <text:p>Reprodukuj video zapis</text:p>
          </table:table-cell>
          <table:table-cell table:style-name="ce740" office:value-type="string" calcext:value-type="string">
            <text:p>Репродукуј видео запис</text:p>
          </table:table-cell>
          <table:table-cell table:style-name="ce752" office:value-type="string" calcext:value-type="string">
            <text:p>ビデオを再生</text:p>
          </table:table-cell>
          <table:table-cell table:style-name="ce768" office:value-type="string" calcext:value-type="string">
            <text:p>Стартувај го видеото</text:p>
          </table:table-cell>
          <table:table-cell table:style-name="ce779" office:value-type="string" calcext:value-type="string">
            <text:p>تشغيل الفيديو</text:p>
          </table:table-cell>
          <table:table-cell table:style-name="ce289" table:number-columns-repeated="996"/>
        </table:table-row>
        <table:table-row table:style-name="ro20">
          <table:table-cell table:style-name="ce45" office:value-type="string" calcext:value-type="string">
            <text:p>CommandRemoveScreen_FriendlyName</text:p>
          </table:table-cell>
          <table:table-cell table:style-name="ce339"/>
          <table:table-cell table:style-name="ce429" office:value-type="string" calcext:value-type="string">
            <text:p>Close Screen</text:p>
          </table:table-cell>
          <table:table-cell table:style-name="ce449" office:value-type="string" calcext:value-type="string">
            <text:p>Fermer l'Écran</text:p>
          </table:table-cell>
          <table:table-cell table:style-name="ce463" office:value-type="string" calcext:value-type="string">
            <text:p>Sluit scherm</text:p>
          </table:table-cell>
          <table:table-cell table:style-name="ce477" office:value-type="string" calcext:value-type="string">
            <text:p>Schließe Bildschirm</text:p>
          </table:table-cell>
          <table:table-cell table:style-name="ce491" office:value-type="string" calcext:value-type="string">
            <text:p>Cerrar Video</text:p>
          </table:table-cell>
          <table:table-cell table:style-name="ce504" office:value-type="string" calcext:value-type="string">
            <text:p>Fechar a Tela</text:p>
          </table:table-cell>
          <table:table-cell table:style-name="ce522" office:value-type="string" calcext:value-type="string">
            <text:p>Zamknij ekran</text:p>
          </table:table-cell>
          <table:table-cell table:style-name="ce535" office:value-type="string" calcext:value-type="string">
            <text:p>Chiudi lo schermo</text:p>
          </table:table-cell>
          <table:table-cell table:style-name="ce553" office:value-type="string" calcext:value-type="string">
            <text:p>Închide fereastra</text:p>
          </table:table-cell>
          <table:table-cell table:style-name="ce571" office:value-type="string" calcext:value-type="string">
            <text:p>Sulje katselunäyttö</text:p>
          </table:table-cell>
          <table:table-cell table:style-name="ce588" office:value-type="string" calcext:value-type="string">
            <text:p>Lukk vindu</text:p>
          </table:table-cell>
          <table:table-cell table:style-name="ce602" office:value-type="string" calcext:value-type="string">
            <text:p>关闭屏幕</text:p>
          </table:table-cell>
          <table:table-cell table:style-name="ce614" office:value-type="string" calcext:value-type="string">
            <text:p>Ekran Kapat</text:p>
          </table:table-cell>
          <table:table-cell table:style-name="ce626" office:value-type="string" calcext:value-type="string">
            <text:p>Κλείσιμο Οθόνης</text:p>
          </table:table-cell>
          <table:table-cell table:style-name="ce641" office:value-type="string" calcext:value-type="string">
            <text:p>Uždaryti ekraną</text:p>
          </table:table-cell>
          <table:table-cell table:style-name="ce653" office:value-type="string" calcext:value-type="string">
            <text:p>Stäng fönster</text:p>
          </table:table-cell>
          <table:table-cell table:style-name="ce664" office:value-type="string" calcext:value-type="string">
            <text:p>Luk vindue</text:p>
          </table:table-cell>
          <table:table-cell table:style-name="ce677" office:value-type="string" calcext:value-type="string">
            <text:p>Zavřít obrazovku</text:p>
          </table:table-cell>
          <table:table-cell table:style-name="ce689" office:value-type="string" calcext:value-type="string">
            <text:p><text:span text:style-name="T3">화면</text:span><text:span text:style-name="T4"> </text:span><text:span text:style-name="T5">닫음</text:span></text:p>
          </table:table-cell>
          <table:table-cell table:style-name="ce704" office:value-type="string" calcext:value-type="string">
            <text:p>Закрыть экран</text:p>
          </table:table-cell>
          <table:table-cell table:style-name="ce716" office:value-type="string" calcext:value-type="string">
            <text:p>Tancar pantalla</text:p>
          </table:table-cell>
          <table:table-cell table:style-name="ce728" office:value-type="string" calcext:value-type="string">
            <text:p>Zatvori ekran</text:p>
          </table:table-cell>
          <table:table-cell table:style-name="ce740" office:value-type="string" calcext:value-type="string">
            <text:p>Затвори екран</text:p>
          </table:table-cell>
          <table:table-cell table:style-name="ce752" office:value-type="string" calcext:value-type="string">
            <text:p>スクリーンを閉じる</text:p>
          </table:table-cell>
          <table:table-cell table:style-name="ce768" office:value-type="string" calcext:value-type="string">
            <text:p>Зачувај го видеото</text:p>
          </table:table-cell>
          <table:table-cell table:style-name="ce779" office:value-type="string" calcext:value-type="string">
            <text:p>إغلاق الشاشة</text:p>
          </table:table-cell>
          <table:table-cell table:style-name="ce289" table:number-columns-repeated="996"/>
        </table:table-row>
        <table:table-row table:style-name="ro20">
          <table:table-cell table:style-name="ce45" office:value-type="string" calcext:value-type="string">
            <text:p>CommandSaveMovie_FriendlyName</text:p>
          </table:table-cell>
          <table:table-cell table:style-name="ce339"/>
          <table:table-cell table:style-name="ce429" office:value-type="string" calcext:value-type="string">
            <text:p>Save Video</text:p>
          </table:table-cell>
          <table:table-cell table:style-name="ce449" office:value-type="string" calcext:value-type="string">
            <text:p>Enregistrer une Vidéo</text:p>
          </table:table-cell>
          <table:table-cell table:style-name="ce463" office:value-type="string" calcext:value-type="string">
            <text:p>Bewaar video</text:p>
          </table:table-cell>
          <table:table-cell table:style-name="ce477" office:value-type="string" calcext:value-type="string">
            <text:p>Speichere Video</text:p>
          </table:table-cell>
          <table:table-cell table:style-name="ce491" office:value-type="string" calcext:value-type="string">
            <text:p>Guardar Video</text:p>
          </table:table-cell>
          <table:table-cell table:style-name="ce507" office:value-type="string" calcext:value-type="string">
            <text:p>Salvar o Vídeo</text:p>
          </table:table-cell>
          <table:table-cell table:style-name="ce522" office:value-type="string" calcext:value-type="string">
            <text:p>Zapisz wideo</text:p>
          </table:table-cell>
          <table:table-cell table:style-name="ce535" office:value-type="string" calcext:value-type="string">
            <text:p>Salva il Video</text:p>
          </table:table-cell>
          <table:table-cell table:style-name="ce553" office:value-type="string" calcext:value-type="string">
            <text:p>Salvează fişier video</text:p>
          </table:table-cell>
          <table:table-cell table:style-name="ce571" office:value-type="string" calcext:value-type="string">
            <text:p>Tallenna video</text:p>
          </table:table-cell>
          <table:table-cell table:style-name="ce588" office:value-type="string" calcext:value-type="string">
            <text:p>Lagre video</text:p>
          </table:table-cell>
          <table:table-cell table:style-name="ce602" office:value-type="string" calcext:value-type="string">
            <text:p>保存视频</text:p>
          </table:table-cell>
          <table:table-cell table:style-name="ce614" office:value-type="string" calcext:value-type="string">
            <text:p>Video Kaydet</text:p>
          </table:table-cell>
          <table:table-cell table:style-name="ce626" office:value-type="string" calcext:value-type="string">
            <text:p>Αποθήκευση Video</text:p>
          </table:table-cell>
          <table:table-cell table:style-name="ce641" office:value-type="string" calcext:value-type="string">
            <text:p>Išsaugoti vaizdą</text:p>
          </table:table-cell>
          <table:table-cell table:style-name="ce653" office:value-type="string" calcext:value-type="string">
            <text:p>Spara Video</text:p>
          </table:table-cell>
          <table:table-cell table:style-name="ce664" office:value-type="string" calcext:value-type="string">
            <text:p>Gem video</text:p>
          </table:table-cell>
          <table:table-cell table:style-name="ce677" office:value-type="string" calcext:value-type="string">
            <text:p>Uložit video</text:p>
          </table:table-cell>
          <table:table-cell table:style-name="ce689" office:value-type="string" calcext:value-type="string">
            <text:p><text:span text:style-name="T3">비디오</text:span><text:span text:style-name="T4"> </text:span><text:span text:style-name="T5">저장</text:span></text:p>
          </table:table-cell>
          <table:table-cell table:style-name="ce704" office:value-type="string" calcext:value-type="string">
            <text:p>Сохранить видео</text:p>
          </table:table-cell>
          <table:table-cell table:style-name="ce716" office:value-type="string" calcext:value-type="string">
            <text:p>Desar el vídeo</text:p>
          </table:table-cell>
          <table:table-cell table:style-name="ce728" office:value-type="string" calcext:value-type="string">
            <text:p>Sačuvaj video</text:p>
          </table:table-cell>
          <table:table-cell table:style-name="ce740" office:value-type="string" calcext:value-type="string">
            <text:p>Сачувај видео</text:p>
          </table:table-cell>
          <table:table-cell table:style-name="ce752" office:value-type="string" calcext:value-type="string">
            <text:p>ビデオの保存</text:p>
          </table:table-cell>
          <table:table-cell table:style-name="ce768" office:value-type="string" calcext:value-type="string">
            <text:p>Зачувај го видео</text:p>
          </table:table-cell>
          <table:table-cell table:style-name="ce779" office:value-type="string" calcext:value-type="string">
            <text:p>حفظ الفيديو</text:p>
          </table:table-cell>
          <table:table-cell table:style-name="ce289" table:number-columns-repeated="996"/>
        </table:table-row>
        <table:table-row table:style-name="ro20">
          <table:table-cell table:style-name="ce45" office:value-type="string" calcext:value-type="string">
            <text:p>CommandShowScreen_FriendlyName</text:p>
          </table:table-cell>
          <table:table-cell table:style-name="ce339"/>
          <table:table-cell table:style-name="ce429" office:value-type="string" calcext:value-type="string">
            <text:p>Show Screens</text:p>
          </table:table-cell>
          <table:table-cell table:style-name="ce449" office:value-type="string" calcext:value-type="string">
            <text:p>Afficher les Écrans</text:p>
          </table:table-cell>
          <table:table-cell table:style-name="ce463" office:value-type="string" calcext:value-type="string">
            <text:p>Toon schermen</text:p>
          </table:table-cell>
          <table:table-cell table:style-name="ce477" office:value-type="string" calcext:value-type="string">
            <text:p>Zeige Bildschirme</text:p>
          </table:table-cell>
          <table:table-cell table:style-name="ce491" office:value-type="string" calcext:value-type="string">
            <text:p>Mostrar Pantallas</text:p>
          </table:table-cell>
          <table:table-cell table:style-name="ce504" office:value-type="string" calcext:value-type="string">
            <text:p>Mostrar Telas</text:p>
          </table:table-cell>
          <table:table-cell table:style-name="ce522" office:value-type="string" calcext:value-type="string">
            <text:p>Pokaż ekrany</text:p>
          </table:table-cell>
          <table:table-cell table:style-name="ce535" office:value-type="string" calcext:value-type="string">
            <text:p>Mostra gli schermi</text:p>
          </table:table-cell>
          <table:table-cell table:style-name="ce553" office:value-type="string" calcext:value-type="string">
            <text:p>Arată ferestre</text:p>
          </table:table-cell>
          <table:table-cell table:style-name="ce571" office:value-type="string" calcext:value-type="string">
            <text:p>Näytä katselunäytöt</text:p>
          </table:table-cell>
          <table:table-cell table:style-name="ce588" office:value-type="string" calcext:value-type="string">
            <text:p>Vis vindu</text:p>
          </table:table-cell>
          <table:table-cell table:style-name="ce602" office:value-type="string" calcext:value-type="string">
            <text:p>显示屏幕</text:p>
          </table:table-cell>
          <table:table-cell table:style-name="ce614" office:value-type="string" calcext:value-type="string">
            <text:p>Ekranları Göster</text:p>
          </table:table-cell>
          <table:table-cell table:style-name="ce626" office:value-type="string" calcext:value-type="string">
            <text:p>Εμφάνιση Οθονών</text:p>
          </table:table-cell>
          <table:table-cell table:style-name="ce641" office:value-type="string" calcext:value-type="string">
            <text:p>Rodyti ekranus</text:p>
          </table:table-cell>
          <table:table-cell table:style-name="ce653" office:value-type="string" calcext:value-type="string">
            <text:p>Visa fönster</text:p>
          </table:table-cell>
          <table:table-cell table:style-name="ce664" office:value-type="string" calcext:value-type="string">
            <text:p>Vis vinduer</text:p>
          </table:table-cell>
          <table:table-cell table:style-name="ce677" office:value-type="string" calcext:value-type="string">
            <text:p>Ukázat obrazovky</text:p>
          </table:table-cell>
          <table:table-cell table:style-name="ce689" office:value-type="string" calcext:value-type="string">
            <text:p><text:span text:style-name="T3">스크린</text:span><text:span text:style-name="T4"> </text:span><text:span text:style-name="T5">보이기</text:span></text:p>
          </table:table-cell>
          <table:table-cell table:style-name="ce704" office:value-type="string" calcext:value-type="string">
            <text:p>Показать экраны</text:p>
          </table:table-cell>
          <table:table-cell table:style-name="ce716" office:value-type="string" calcext:value-type="string">
            <text:p>Mostrar les pantalles</text:p>
          </table:table-cell>
          <table:table-cell table:style-name="ce728" office:value-type="string" calcext:value-type="string">
            <text:p>Prikaži ekrane </text:p>
          </table:table-cell>
          <table:table-cell table:style-name="ce740" office:value-type="string" calcext:value-type="string">
            <text:p>Прикажи екране </text:p>
          </table:table-cell>
          <table:table-cell table:style-name="ce752" office:value-type="string" calcext:value-type="string">
            <text:p>スクリーンの表示</text:p>
          </table:table-cell>
          <table:table-cell table:style-name="ce768" office:value-type="string" calcext:value-type="string">
            <text:p>Прикажи ги екраните</text:p>
          </table:table-cell>
          <table:table-cell table:style-name="ce779" office:value-type="string" calcext:value-type="string">
            <text:p>عرض الشاشات</text:p>
          </table:table-cell>
          <table:table-cell table:style-name="ce289" table:number-columns-repeated="996"/>
        </table:table-row>
        <table:table-row table:style-name="ro20">
          <table:table-cell table:style-name="ce45" office:value-type="string" calcext:value-type="string">
            <text:p>CommandSwapScreens_FriendlyName</text:p>
          </table:table-cell>
          <table:table-cell table:style-name="ce339"/>
          <table:table-cell table:style-name="ce429" office:value-type="string" calcext:value-type="string">
            <text:p>Swap Screens</text:p>
          </table:table-cell>
          <table:table-cell table:style-name="ce449" office:value-type="string" calcext:value-type="string">
            <text:p>Inverser les Emplacements des Vidéos</text:p>
          </table:table-cell>
          <table:table-cell table:style-name="ce463" office:value-type="string" calcext:value-type="string">
            <text:p>Wissel schermen</text:p>
          </table:table-cell>
          <table:table-cell table:style-name="ce477" office:value-type="string" calcext:value-type="string">
            <text:p>Tausche Bildschirme</text:p>
          </table:table-cell>
          <table:table-cell table:style-name="ce491" office:value-type="string" calcext:value-type="string">
            <text:p>Cambiar Pantallas</text:p>
          </table:table-cell>
          <table:table-cell table:style-name="ce504" office:value-type="string" calcext:value-type="string">
            <text:p>Trocar Telas</text:p>
          </table:table-cell>
          <table:table-cell table:style-name="ce522" office:value-type="string" calcext:value-type="string">
            <text:p>Zamień ekrany</text:p>
          </table:table-cell>
          <table:table-cell table:style-name="ce535" office:value-type="string" calcext:value-type="string">
            <text:p>Scambia gli schermi </text:p>
          </table:table-cell>
          <table:table-cell table:style-name="ce553" office:value-type="string" calcext:value-type="string">
            <text:p>Inversează ferestrele</text:p>
          </table:table-cell>
          <table:table-cell table:style-name="ce571" office:value-type="string" calcext:value-type="string">
            <text:p>Vaihda katselunäytöt</text:p>
          </table:table-cell>
          <table:table-cell table:style-name="ce588" office:value-type="string" calcext:value-type="string">
            <text:p>Bytt vindu</text:p>
          </table:table-cell>
          <table:table-cell table:style-name="ce602" office:value-type="string" calcext:value-type="string">
            <text:p>交换屏幕</text:p>
          </table:table-cell>
          <table:table-cell table:style-name="ce614" office:value-type="string" calcext:value-type="string">
            <text:p>Ekranları Karşılıklı Değiştir</text:p>
          </table:table-cell>
          <table:table-cell table:style-name="ce626" office:value-type="string" calcext:value-type="string">
            <text:p>Εναλλαγή Οθονών</text:p>
          </table:table-cell>
          <table:table-cell table:style-name="ce641" office:value-type="string" calcext:value-type="string">
            <text:p>Sukeisti ekranus</text:p>
          </table:table-cell>
          <table:table-cell table:style-name="ce653" office:value-type="string" calcext:value-type="string">
            <text:p>Byt plats på fönster</text:p>
          </table:table-cell>
          <table:table-cell table:style-name="ce664" office:value-type="string" calcext:value-type="string">
            <text:p>Byt om på vinduer</text:p>
          </table:table-cell>
          <table:table-cell table:style-name="ce677" office:value-type="string" calcext:value-type="string">
            <text:p>Přepnout obrazovky</text:p>
          </table:table-cell>
          <table:table-cell table:style-name="ce689" office:value-type="string" calcext:value-type="string">
            <text:p><text:span text:style-name="T3">스크린</text:span><text:span text:style-name="T4"> </text:span><text:span text:style-name="T5">바꾸기</text:span></text:p>
          </table:table-cell>
          <table:table-cell table:style-name="ce704" office:value-type="string" calcext:value-type="string">
            <text:p>Поменять экраны</text:p>
          </table:table-cell>
          <table:table-cell table:style-name="ce716" office:value-type="string" calcext:value-type="string">
            <text:p>Intercanviar les pantalles</text:p>
          </table:table-cell>
          <table:table-cell table:style-name="ce728" office:value-type="string" calcext:value-type="string">
            <text:p>Prebaci ekrane </text:p>
          </table:table-cell>
          <table:table-cell table:style-name="ce740" office:value-type="string" calcext:value-type="string">
            <text:p>Пребаци екране </text:p>
          </table:table-cell>
          <table:table-cell table:style-name="ce752" office:value-type="string" calcext:value-type="string">
            <text:p>スクリーンの交換</text:p>
          </table:table-cell>
          <table:table-cell table:style-name="ce768" office:value-type="string" calcext:value-type="string">
            <text:p>Смени ги екраните</text:p>
          </table:table-cell>
          <table:table-cell table:style-name="ce779" office:value-type="string" calcext:value-type="string">
            <text:p>تبديل موضع الفيديو</text:p>
          </table:table-cell>
          <table:table-cell table:style-name="ce289" table:number-columns-repeated="996"/>
        </table:table-row>
        <table:table-row table:style-name="ro28">
          <table:table-cell table:style-name="ce45" office:value-type="string" calcext:value-type="string">
            <text:p>CommandToggleCommonControls_FriendlyName</text:p>
          </table:table-cell>
          <table:table-cell table:style-name="ce339"/>
          <table:table-cell table:style-name="ce429" office:value-type="string" calcext:value-type="string">
            <text:p>Toggle Common Controls</text:p>
          </table:table-cell>
          <table:table-cell table:style-name="ce449" office:value-type="string" calcext:value-type="string">
            <text:p>Montrer/Cacher les Contrôles Communs</text:p>
          </table:table-cell>
          <table:table-cell table:style-name="ce463" office:value-type="string" calcext:value-type="string">
            <text:p>Open/sluiten standaard bediening</text:p>
          </table:table-cell>
          <table:table-cell table:style-name="ce477" office:value-type="string" calcext:value-type="string">
            <text:p>Öffne Standardwerkzeuge</text:p>
          </table:table-cell>
          <table:table-cell table:style-name="ce491" office:value-type="string" calcext:value-type="string">
            <text:p>Mostrar/Ocultar Controles Comunes</text:p>
          </table:table-cell>
          <table:table-cell table:style-name="ce504" office:value-type="string" calcext:value-type="string">
            <text:p>Alternar os Controles Comuns</text:p>
          </table:table-cell>
          <table:table-cell table:style-name="ce522" office:value-type="string" calcext:value-type="string">
            <text:p>Przełącz Wspólne Sterowanie</text:p>
          </table:table-cell>
          <table:table-cell table:style-name="ce535" office:value-type="string" calcext:value-type="string">
            <text:p>Mostra / Nascondi i Controlli Comuni</text:p>
          </table:table-cell>
          <table:table-cell table:style-name="ce553" office:value-type="string" calcext:value-type="string">
            <text:p>Afişează / Ascunde controalele comune</text:p>
          </table:table-cell>
          <table:table-cell table:style-name="ce571" office:value-type="string" calcext:value-type="string">
            <text:p>Avaa yleiset työkalut</text:p>
          </table:table-cell>
          <table:table-cell table:style-name="ce588" office:value-type="string" calcext:value-type="string">
            <text:p>Åpne standardverktøy</text:p>
          </table:table-cell>
          <table:table-cell table:style-name="ce602" office:value-type="string" calcext:value-type="string">
            <text:p>切换公共控件</text:p>
          </table:table-cell>
          <table:table-cell table:style-name="ce614" office:value-type="string" calcext:value-type="string">
            <text:p>Ortak Kontrollere Geç</text:p>
          </table:table-cell>
          <table:table-cell table:style-name="ce626" office:value-type="string" calcext:value-type="string">
            <text:p>Κοινές Λειτουργίες On/Off</text:p>
          </table:table-cell>
          <table:table-cell table:style-name="ce641" office:value-type="string" calcext:value-type="string">
            <text:p>Perjungti bendrą kontrolę</text:p>
          </table:table-cell>
          <table:table-cell table:style-name="ce653" office:value-type="string" calcext:value-type="string">
            <text:p>Dölj/Visa gemensamma kontroller</text:p>
          </table:table-cell>
          <table:table-cell table:style-name="ce664" office:value-type="string" calcext:value-type="string">
            <text:p>Vis/skjul almindlig styring</text:p>
          </table:table-cell>
          <table:table-cell table:style-name="ce677" office:value-type="string" calcext:value-type="string">
            <text:p>Přepnout ovládací prvky</text:p>
          </table:table-cell>
          <table:table-cell table:style-name="ce689"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704" office:value-type="string" calcext:value-type="string">
            <text:p>Изменить общие элементы управления</text:p>
          </table:table-cell>
          <table:table-cell table:style-name="ce716" office:value-type="string" calcext:value-type="string">
            <text:p>Mostra/Amaga els controls comuns</text:p>
          </table:table-cell>
          <table:table-cell table:style-name="ce728" office:value-type="string" calcext:value-type="string">
            <text:p>Promeni kontrolne komande</text:p>
          </table:table-cell>
          <table:table-cell table:style-name="ce740" office:value-type="string" calcext:value-type="string">
            <text:p>Промени контролне команде</text:p>
          </table:table-cell>
          <table:table-cell table:style-name="ce752" office:value-type="string" calcext:value-type="string">
            <text:p>同時コントロールの切り替え</text:p>
          </table:table-cell>
          <table:table-cell table:style-name="ce768" office:value-type="string" calcext:value-type="string">
            <text:p>Вклучувач на вообичаните контроли</text:p>
          </table:table-cell>
          <table:table-cell table:style-name="ce779" office:value-type="string" calcext:value-type="string">
            <text:p>إظهار / إخفاء عناصر التحكم العامة</text:p>
          </table:table-cell>
          <table:table-cell table:style-name="ce289" table:number-columns-repeated="996"/>
        </table:table-row>
        <table:table-row table:style-name="ro28">
          <table:table-cell table:style-name="ce45" office:value-type="string" calcext:value-type="string">
            <text:p>DataAnalysis</text:p>
          </table:table-cell>
          <table:table-cell table:style-name="ce339"/>
          <table:table-cell table:style-name="ce429" office:value-type="string" calcext:value-type="string">
            <text:p>Data analysis</text:p>
          </table:table-cell>
          <table:table-cell table:style-name="ce449" office:value-type="string" calcext:value-type="string">
            <text:p>Analyse de donnée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حليل البيانات</text:p>
          </table:table-cell>
          <table:table-cell table:style-name="ce289" table:number-columns-repeated="996"/>
        </table:table-row>
        <table:table-row table:style-name="ro28">
          <table:table-cell table:style-name="ce45" office:value-type="string" calcext:value-type="string">
            <text:p>DataAnalysis_PagePlot</text:p>
          </table:table-cell>
          <table:table-cell table:style-name="ce339"/>
          <table:table-cell table:style-name="ce429" office:value-type="string" calcext:value-type="string">
            <text:p>Plot</text:p>
          </table:table-cell>
          <table:table-cell table:style-name="ce449" office:value-type="string" calcext:value-type="string">
            <text:p>Graph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قاط</text:p>
          </table:table-cell>
          <table:table-cell table:style-name="ce289" table:number-columns-repeated="996"/>
        </table:table-row>
        <table:table-row table:style-name="ro28">
          <table:table-cell table:style-name="ce45" office:value-type="string" calcext:value-type="string">
            <text:p>DataAnalysis_Labels</text:p>
          </table:table-cell>
          <table:table-cell table:style-name="ce339"/>
          <table:table-cell table:style-name="ce429" office:value-type="string" calcext:value-type="string">
            <text:p>Labels</text:p>
          </table:table-cell>
          <table:table-cell table:style-name="ce449" office:value-type="string" calcext:value-type="string">
            <text:p>Label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مسميات</text:p>
          </table:table-cell>
          <table:table-cell table:style-name="ce289" table:number-columns-repeated="996"/>
        </table:table-row>
        <table:table-row table:style-name="ro28">
          <table:table-cell table:style-name="ce45" office:value-type="string" calcext:value-type="string">
            <text:p>DataAnalysis_Title</text:p>
          </table:table-cell>
          <table:table-cell table:style-name="ce339"/>
          <table:table-cell table:style-name="ce429" office:value-type="string" calcext:value-type="string">
            <text:p>Title:</text:p>
          </table:table-cell>
          <table:table-cell table:style-name="ce449" office:value-type="string" calcext:value-type="string">
            <text:p>Titre :</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عنوان:</text:p>
          </table:table-cell>
          <table:table-cell table:style-name="ce289" table:number-columns-repeated="996"/>
        </table:table-row>
        <table:table-row table:style-name="ro28">
          <table:table-cell table:style-name="ce45" office:value-type="string" calcext:value-type="string">
            <text:p>DataAnalysis_XaxisLabel</text:p>
          </table:table-cell>
          <table:table-cell table:style-name="ce339"/>
          <table:table-cell table:style-name="ce429" office:value-type="string" calcext:value-type="string">
            <text:p>X axis :</text:p>
          </table:table-cell>
          <table:table-cell table:style-name="ce449" office:value-type="string" calcext:value-type="string">
            <text:p>Axe X :</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محور X :</text:p>
          </table:table-cell>
          <table:table-cell table:style-name="ce289" table:number-columns-repeated="996"/>
        </table:table-row>
        <table:table-row table:style-name="ro28">
          <table:table-cell table:style-name="ce45" office:value-type="string" calcext:value-type="string">
            <text:p>DataAnalysis_XaxisDefaultPoints</text:p>
          </table:table-cell>
          <table:table-cell table:style-name="ce339"/>
          <table:table-cell table:style-name="ce429" office:value-type="string" calcext:value-type="string">
            <text:p>X axis</text:p>
          </table:table-cell>
          <table:table-cell table:style-name="ce449" office:value-type="string" calcext:value-type="string">
            <text:p>Axe X</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حور X</text:p>
          </table:table-cell>
          <table:table-cell table:style-name="ce289" table:number-columns-repeated="996"/>
        </table:table-row>
        <table:table-row table:style-name="ro28">
          <table:table-cell table:style-name="ce45" office:value-type="string" calcext:value-type="string">
            <text:p>DataAnalysis_YaxisLabel</text:p>
          </table:table-cell>
          <table:table-cell table:style-name="ce339"/>
          <table:table-cell table:style-name="ce429" office:value-type="string" calcext:value-type="string">
            <text:p>Y axis :</text:p>
          </table:table-cell>
          <table:table-cell table:style-name="ce449" office:value-type="string" calcext:value-type="string">
            <text:p>Axe Y : </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حور Y :</text:p>
          </table:table-cell>
          <table:table-cell table:style-name="ce289" table:number-columns-repeated="996"/>
        </table:table-row>
        <table:table-row table:style-name="ro28">
          <table:table-cell table:style-name="ce45" office:value-type="string" calcext:value-type="string">
            <text:p>DataAnalysis_YaxisDefaultPoints</text:p>
          </table:table-cell>
          <table:table-cell table:style-name="ce339"/>
          <table:table-cell table:style-name="ce429" office:value-type="string" calcext:value-type="string">
            <text:p>Y axis</text:p>
          </table:table-cell>
          <table:table-cell table:style-name="ce449" office:value-type="string" calcext:value-type="string">
            <text:p>Axe Y</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حور Y</text:p>
          </table:table-cell>
          <table:table-cell table:style-name="ce289" table:number-columns-repeated="996"/>
        </table:table-row>
        <table:table-row table:style-name="ro28">
          <table:table-cell table:style-name="ce45" office:value-type="string" calcext:value-type="string">
            <text:p>DataAnalysis_ScatterPlot</text:p>
          </table:table-cell>
          <table:table-cell table:style-name="ce339"/>
          <table:table-cell table:style-name="ce429" office:value-type="string" calcext:value-type="string">
            <text:p>Scatter plot</text:p>
          </table:table-cell>
          <table:table-cell table:style-name="ce449" office:value-type="string" calcext:value-type="string">
            <text:p>Nuage de point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قاط منتشرة</text:p>
          </table:table-cell>
          <table:table-cell table:style-name="ce289" table:number-columns-repeated="996"/>
        </table:table-row>
        <table:table-row table:style-name="ro28">
          <table:table-cell table:style-name="ce45" office:value-type="string" calcext:value-type="string">
            <text:p>DataAnalysis_CalibrationPlane</text:p>
          </table:table-cell>
          <table:table-cell table:style-name="ce339"/>
          <table:table-cell table:style-name="ce429" office:value-type="string" calcext:value-type="string">
            <text:p>Calibration plane</text:p>
          </table:table-cell>
          <table:table-cell table:style-name="ce449" office:value-type="string" calcext:value-type="string">
            <text:p>Plan de calibrat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خطة المعايرة</text:p>
          </table:table-cell>
          <table:table-cell table:style-name="ce289" table:number-columns-repeated="996"/>
        </table:table-row>
        <table:table-row table:style-name="ro28">
          <table:table-cell table:style-name="ce45" office:value-type="string" calcext:value-type="string">
            <text:p>DataAnalysis_ExportGraph</text:p>
          </table:table-cell>
          <table:table-cell table:style-name="ce339"/>
          <table:table-cell table:style-name="ce429" office:value-type="string" calcext:value-type="string">
            <text:p>Export graph</text:p>
          </table:table-cell>
          <table:table-cell table:style-name="ce449" office:value-type="string" calcext:value-type="string">
            <text:p>Exporter le graph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الرسم البياني</text:p>
          </table:table-cell>
          <table:table-cell table:style-name="ce289" table:number-columns-repeated="996"/>
        </table:table-row>
        <table:table-row table:style-name="ro28">
          <table:table-cell table:style-name="ce45" office:value-type="string" calcext:value-type="string">
            <text:p>DataAnalysis_Pixels</text:p>
          </table:table-cell>
          <table:table-cell table:style-name="ce339"/>
          <table:table-cell table:style-name="ce429" office:value-type="string" calcext:value-type="string">
            <text:p>pixels</text:p>
          </table:table-cell>
          <table:table-cell table:style-name="ce449" office:value-type="string" calcext:value-type="string">
            <text:p>pixel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بكسل</text:p>
          </table:table-cell>
          <table:table-cell table:style-name="ce289" table:number-columns-repeated="996"/>
        </table:table-row>
        <table:table-row table:style-name="ro28">
          <table:table-cell table:style-name="ce45" office:value-type="string" calcext:value-type="string">
            <text:p>DataAnalysis_SaveToFile</text:p>
          </table:table-cell>
          <table:table-cell table:style-name="ce339"/>
          <table:table-cell table:style-name="ce429" office:value-type="string" calcext:value-type="string">
            <text:p>Save to file</text:p>
          </table:table-cell>
          <table:table-cell table:style-name="ce449" office:value-type="string" calcext:value-type="string">
            <text:p>Sauver dans un fichier</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حفظ الي ملف</text:p>
          </table:table-cell>
          <table:table-cell table:style-name="ce289" table:number-columns-repeated="996"/>
        </table:table-row>
        <table:table-row table:style-name="ro28">
          <table:table-cell table:style-name="ce45" office:value-type="string" calcext:value-type="string">
            <text:p>DataAnalysis_ExportData</text:p>
          </table:table-cell>
          <table:table-cell table:style-name="ce339"/>
          <table:table-cell table:style-name="ce429" office:value-type="string" calcext:value-type="string">
            <text:p>Export data</text:p>
          </table:table-cell>
          <table:table-cell table:style-name="ce449" office:value-type="string" calcext:value-type="string">
            <text:p>Exporter les donnée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البيانات</text:p>
          </table:table-cell>
          <table:table-cell table:style-name="ce289" table:number-columns-repeated="996"/>
        </table:table-row>
        <table:table-row table:style-name="ro28">
          <table:table-cell table:style-name="ce45" office:value-type="string" calcext:value-type="string">
            <text:p>DataAnalysis_DataSource</text:p>
          </table:table-cell>
          <table:table-cell table:style-name="ce339"/>
          <table:table-cell table:style-name="ce429" office:value-type="string" calcext:value-type="string">
            <text:p>Data source</text:p>
          </table:table-cell>
          <table:table-cell table:style-name="ce449" office:value-type="string" calcext:value-type="string">
            <text:p>Source de donnée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صدر البيانات</text:p>
          </table:table-cell>
          <table:table-cell table:style-name="ce289" table:number-columns-repeated="996"/>
        </table:table-row>
        <table:table-row table:style-name="ro28">
          <table:table-cell table:style-name="ce45" office:value-type="string" calcext:value-type="string">
            <text:p>DataAnalysis_DataLabel</text:p>
          </table:table-cell>
          <table:table-cell table:style-name="ce339"/>
          <table:table-cell table:style-name="ce429" office:value-type="string" calcext:value-type="string">
            <text:p>Data :</text:p>
          </table:table-cell>
          <table:table-cell table:style-name="ce449" office:value-type="string" calcext:value-type="string">
            <text:p>Données :</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بيانات :</text:p>
          </table:table-cell>
          <table:table-cell table:style-name="ce289" table:number-columns-repeated="996"/>
        </table:table-row>
        <table:table-row table:style-name="ro20">
          <table:table-cell table:style-name="ce418" office:value-type="string" calcext:value-type="string">
            <text:p>dlgColorPicker_Title</text:p>
          </table:table-cell>
          <table:table-cell table:style-name="ce339"/>
          <table:table-cell table:style-name="ce429" office:value-type="string" calcext:value-type="string">
            <text:p>Colors</text:p>
          </table:table-cell>
          <table:table-cell table:style-name="ce450" office:value-type="string" calcext:value-type="string">
            <text:p>Couleurs</text:p>
          </table:table-cell>
          <table:table-cell table:style-name="ce463" office:value-type="string" calcext:value-type="string">
            <text:p>Kleuren</text:p>
          </table:table-cell>
          <table:table-cell table:style-name="ce478" office:value-type="string" calcext:value-type="string">
            <text:p>Farben</text:p>
          </table:table-cell>
          <table:table-cell table:style-name="ce491" office:value-type="string" calcext:value-type="string">
            <text:p>Colores</text:p>
          </table:table-cell>
          <table:table-cell table:style-name="ce507" office:value-type="string" calcext:value-type="string">
            <text:p>Cores</text:p>
          </table:table-cell>
          <table:table-cell table:style-name="ce521"/>
          <table:table-cell table:style-name="ce537" office:value-type="string" calcext:value-type="string">
            <text:p>Colori</text:p>
          </table:table-cell>
          <table:table-cell table:style-name="ce554" office:value-type="string" calcext:value-type="string">
            <text:p>Culori</text:p>
          </table:table-cell>
          <table:table-cell table:style-name="ce571" office:value-type="string" calcext:value-type="string">
            <text:p>Värit</text:p>
          </table:table-cell>
          <table:table-cell table:style-name="ce588"/>
          <table:table-cell table:style-name="ce602"/>
          <table:table-cell table:style-name="ce615" office:value-type="string" calcext:value-type="string">
            <text:p>Renkler</text:p>
          </table:table-cell>
          <table:table-cell table:style-name="ce627" office:value-type="string" calcext:value-type="string">
            <text:p>Χρώματα</text:p>
          </table:table-cell>
          <table:table-cell table:style-name="ce641" office:value-type="string" calcext:value-type="string">
            <text:p>Spalvos</text:p>
          </table:table-cell>
          <table:table-cell table:style-name="ce653" office:value-type="string" calcext:value-type="string">
            <text:p>Färger</text:p>
          </table:table-cell>
          <table:table-cell table:style-name="ce664" office:value-type="string" calcext:value-type="string">
            <text:p>Farver</text:p>
          </table:table-cell>
          <table:table-cell table:style-name="ce677" office:value-type="string" calcext:value-type="string">
            <text:p>Barvy…</text:p>
          </table:table-cell>
          <table:table-cell table:style-name="ce691" office:value-type="string" calcext:value-type="string">
            <text:p>색상</text:p>
          </table:table-cell>
          <table:table-cell table:style-name="ce704" office:value-type="string" calcext:value-type="string">
            <text:p>Цвета</text:p>
          </table:table-cell>
          <table:table-cell table:style-name="ce716" office:value-type="string" calcext:value-type="string">
            <text:p>Colors</text:p>
          </table:table-cell>
          <table:table-cell table:style-name="ce728" office:value-type="string" calcext:value-type="string">
            <text:p>Boje</text:p>
          </table:table-cell>
          <table:table-cell table:style-name="ce740" office:value-type="string" calcext:value-type="string">
            <text:p>Боје</text:p>
          </table:table-cell>
          <table:table-cell table:style-name="ce752" office:value-type="string" calcext:value-type="string">
            <text:p>色</text:p>
          </table:table-cell>
          <table:table-cell table:style-name="ce768" office:value-type="string" calcext:value-type="string">
            <text:p>Бои:</text:p>
          </table:table-cell>
          <table:table-cell table:style-name="ce779" office:value-type="string" calcext:value-type="string">
            <text:p>الألوان</text:p>
          </table:table-cell>
          <table:table-cell table:style-name="ce289" table:number-columns-repeated="996"/>
        </table:table-row>
        <table:table-row table:style-name="ro20">
          <table:table-cell table:style-name="ce45" office:value-type="string" calcext:value-type="string">
            <text:p>dlgColorProfile_Title</text:p>
          </table:table-cell>
          <table:table-cell table:style-name="ce339"/>
          <table:table-cell table:style-name="ce429" office:value-type="string" calcext:value-type="string">
            <text:p>Color Profile...</text:p>
          </table:table-cell>
          <table:table-cell table:style-name="ce449" office:value-type="string" calcext:value-type="string">
            <text:p>Profil Couleurs...</text:p>
          </table:table-cell>
          <table:table-cell table:style-name="ce463" office:value-type="string" calcext:value-type="string">
            <text:p>Kleurprofiel…</text:p>
          </table:table-cell>
          <table:table-cell table:style-name="ce477" office:value-type="string" calcext:value-type="string">
            <text:p>Farbprofil...</text:p>
          </table:table-cell>
          <table:table-cell table:style-name="ce491" office:value-type="string" calcext:value-type="string">
            <text:p>Perfil Colores...</text:p>
          </table:table-cell>
          <table:table-cell table:style-name="ce504" office:value-type="string" calcext:value-type="string">
            <text:p>Perfil de Cores...</text:p>
          </table:table-cell>
          <table:table-cell table:style-name="ce521" office:value-type="string" calcext:value-type="string">
            <text:p>Profil koloru,,,</text:p>
          </table:table-cell>
          <table:table-cell table:style-name="ce535" office:value-type="string" calcext:value-type="string">
            <text:p>Impostazioni Colore...</text:p>
          </table:table-cell>
          <table:table-cell table:style-name="ce553" office:value-type="string" calcext:value-type="string">
            <text:p>Profil culori...</text:p>
          </table:table-cell>
          <table:table-cell table:style-name="ce571" office:value-type="string" calcext:value-type="string">
            <text:p>Väriprofiili...</text:p>
          </table:table-cell>
          <table:table-cell table:style-name="ce588" office:value-type="string" calcext:value-type="string">
            <text:p>Fargeprofil...</text:p>
          </table:table-cell>
          <table:table-cell table:style-name="ce602" office:value-type="string" calcext:value-type="string">
            <text:p>颜色配置…</text:p>
          </table:table-cell>
          <table:table-cell table:style-name="ce614" office:value-type="string" calcext:value-type="string">
            <text:p>Renk Profili...</text:p>
          </table:table-cell>
          <table:table-cell table:style-name="ce626" office:value-type="string" calcext:value-type="string">
            <text:p>Προφίλ Χρώματος…</text:p>
          </table:table-cell>
          <table:table-cell table:style-name="ce641" office:value-type="string" calcext:value-type="string">
            <text:p>Spalvos profilis...</text:p>
          </table:table-cell>
          <table:table-cell table:style-name="ce653" office:value-type="string" calcext:value-type="string">
            <text:p>Färginställning...</text:p>
          </table:table-cell>
          <table:table-cell table:style-name="ce664" office:value-type="string" calcext:value-type="string">
            <text:p>Farveprofil…</text:p>
          </table:table-cell>
          <table:table-cell table:style-name="ce677" office:value-type="string" calcext:value-type="string">
            <text:p>Barevný profil…</text:p>
          </table:table-cell>
          <table:table-cell table:style-name="ce689" office:value-type="string" calcext:value-type="string">
            <text:p><text:span text:style-name="T3">색상</text:span><text:span text:style-name="T4"> </text:span><text:span text:style-name="T5">프로파일</text:span><text:span text:style-name="T4">…</text:span></text:p>
          </table:table-cell>
          <table:table-cell table:style-name="ce704" office:value-type="string" calcext:value-type="string">
            <text:p>Цветовой профиль</text:p>
          </table:table-cell>
          <table:table-cell table:style-name="ce716" office:value-type="string" calcext:value-type="string">
            <text:p>Perfil de colors</text:p>
          </table:table-cell>
          <table:table-cell table:style-name="ce728" office:value-type="string" calcext:value-type="string">
            <text:p>Profil boja...</text:p>
          </table:table-cell>
          <table:table-cell table:style-name="ce740" office:value-type="string" calcext:value-type="string">
            <text:p>Профил боја...</text:p>
          </table:table-cell>
          <table:table-cell table:style-name="ce753" office:value-type="string" calcext:value-type="string">
            <text:p><text:span text:style-name="T15">カラープロファイル</text:span><text:span text:style-name="T16">…</text:span></text:p>
          </table:table-cell>
          <table:table-cell table:style-name="ce768" office:value-type="string" calcext:value-type="string">
            <text:p>Боја на профилот...</text:p>
          </table:table-cell>
          <table:table-cell table:style-name="ce779" office:value-type="string" calcext:value-type="string">
            <text:p>بروفايل اللون...</text:p>
          </table:table-cell>
          <table:table-cell table:style-name="ce289" table:number-columns-repeated="996"/>
        </table:table-row>
        <table:table-row table:style-name="ro27">
          <table:table-cell table:style-name="ce45" office:value-type="string" calcext:value-type="string">
            <text:p>dlgColorProfile_ToolTip_DefaultProfile</text:p>
          </table:table-cell>
          <table:table-cell table:style-name="ce339"/>
          <table:table-cell table:style-name="ce429" office:value-type="string" calcext:value-type="string">
            <text:p>Reset to default Color Profile</text:p>
          </table:table-cell>
          <table:table-cell table:style-name="ce449" office:value-type="string" calcext:value-type="string">
            <text:p>Rétablir le Profil Couleurs par défaut</text:p>
          </table:table-cell>
          <table:table-cell table:style-name="ce463" office:value-type="string" calcext:value-type="string">
            <text:p>Herstel naar basis kleurenprofiel</text:p>
          </table:table-cell>
          <table:table-cell table:style-name="ce478" office:value-type="string" calcext:value-type="string">
            <text:p>Standardprofil zurücksetzen</text:p>
          </table:table-cell>
          <table:table-cell table:style-name="ce491" office:value-type="string" calcext:value-type="string">
            <text:p>Perfil de Color Predeterminado</text:p>
          </table:table-cell>
          <table:table-cell table:style-name="ce507" office:value-type="string" calcext:value-type="string">
            <text:p>Voltar ao Perfil de Cores padrão.</text:p>
          </table:table-cell>
          <table:table-cell table:style-name="ce524" office:value-type="string" calcext:value-type="string">
            <text:p>Domyślny profil kolorów</text:p>
          </table:table-cell>
          <table:table-cell table:style-name="ce535" office:value-type="string" calcext:value-type="string">
            <text:p>Ricarica impostazioni STANDARD Colore</text:p>
          </table:table-cell>
          <table:table-cell table:style-name="ce553" office:value-type="string" calcext:value-type="string">
            <text:p>Restaurează Profilul de culori iniţial</text:p>
          </table:table-cell>
          <table:table-cell table:style-name="ce571" office:value-type="string" calcext:value-type="string">
            <text:p>Palauta väriprofiilin oletukset</text:p>
          </table:table-cell>
          <table:table-cell table:style-name="ce588" office:value-type="string" calcext:value-type="string">
            <text:p>Standard fargeprofil</text:p>
          </table:table-cell>
          <table:table-cell table:style-name="ce602" office:value-type="string" calcext:value-type="string">
            <text:p>默认颜色配置</text:p>
          </table:table-cell>
          <table:table-cell table:style-name="ce615" office:value-type="string" calcext:value-type="string">
            <text:p>Varsayılan Renk Profiline Dön</text:p>
          </table:table-cell>
          <table:table-cell table:style-name="ce627" office:value-type="string" calcext:value-type="string">
            <text:p>Επανάθεση στο προκαθορισμένο Προφίλ Χρώματος</text:p>
          </table:table-cell>
          <table:table-cell table:style-name="ce641" office:value-type="string" calcext:value-type="string">
            <text:p>Atkurti numatytajį spalvos profilį</text:p>
          </table:table-cell>
          <table:table-cell table:style-name="ce653" office:value-type="string" calcext:value-type="string">
            <text:p>Återställ till original färginställning</text:p>
          </table:table-cell>
          <table:table-cell table:style-name="ce664" office:value-type="string" calcext:value-type="string">
            <text:p>Genskab standard farveprofil</text:p>
          </table:table-cell>
          <table:table-cell table:style-name="ce677" office:value-type="string" calcext:value-type="string">
            <text:p>Nastavit na předvolený barevný profil</text:p>
          </table:table-cell>
          <table:table-cell table:style-name="ce689"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704" office:value-type="string" calcext:value-type="string">
            <text:p>Восстановить цветовой профиль по умолчанию</text:p>
          </table:table-cell>
          <table:table-cell table:style-name="ce716" office:value-type="string" calcext:value-type="string">
            <text:p>Restablir el perfil de colors per defecte</text:p>
          </table:table-cell>
          <table:table-cell table:style-name="ce728" office:value-type="string" calcext:value-type="string">
            <text:p>Vrati na podrazumevane boje profila</text:p>
          </table:table-cell>
          <table:table-cell table:style-name="ce740" office:value-type="string" calcext:value-type="string">
            <text:p>Врати на подразумеване боје профила</text:p>
          </table:table-cell>
          <table:table-cell table:style-name="ce752" office:value-type="string" calcext:value-type="string">
            <text:p>デフォルトのカラープロファイルへ戻す</text:p>
          </table:table-cell>
          <table:table-cell table:style-name="ce768" office:value-type="string" calcext:value-type="string">
            <text:p>Ресетирај во стандардна боја на профилот</text:p>
          </table:table-cell>
          <table:table-cell table:style-name="ce779" office:value-type="string" calcext:value-type="string">
            <text:p>إعادة الضبط إلى اللون الافتراضي </text:p>
          </table:table-cell>
          <table:table-cell table:style-name="ce289" table:number-columns-repeated="996"/>
        </table:table-row>
        <table:table-row table:style-name="ro20">
          <table:table-cell table:style-name="ce45" office:value-type="string" calcext:value-type="string">
            <text:p>dlgColorProfile_ToolTip_LoadProfile</text:p>
          </table:table-cell>
          <table:table-cell table:style-name="ce339"/>
          <table:table-cell table:style-name="ce429" office:value-type="string" calcext:value-type="string">
            <text:p>Load color profile</text:p>
          </table:table-cell>
          <table:table-cell table:style-name="ce449" office:value-type="string" calcext:value-type="string">
            <text:p>Charger un profil couleurs</text:p>
          </table:table-cell>
          <table:table-cell table:style-name="ce463" office:value-type="string" calcext:value-type="string">
            <text:p>Laad een kleurenprofiel</text:p>
          </table:table-cell>
          <table:table-cell table:style-name="ce477" office:value-type="string" calcext:value-type="string">
            <text:p>Lade Farbprofil</text:p>
          </table:table-cell>
          <table:table-cell table:style-name="ce491" office:value-type="string" calcext:value-type="string">
            <text:p>Cargar Perfil de Color</text:p>
          </table:table-cell>
          <table:table-cell table:style-name="ce504" office:value-type="string" calcext:value-type="string">
            <text:p>Carregar Perfil de Cores</text:p>
          </table:table-cell>
          <table:table-cell table:style-name="ce521" office:value-type="string" calcext:value-type="string">
            <text:p>Wczytaj profil koloru</text:p>
          </table:table-cell>
          <table:table-cell table:style-name="ce535" office:value-type="string" calcext:value-type="string">
            <text:p>Carica impostazioni Colore</text:p>
          </table:table-cell>
          <table:table-cell table:style-name="ce553" office:value-type="string" calcext:value-type="string">
            <text:p>Încarcă profil culori</text:p>
          </table:table-cell>
          <table:table-cell table:style-name="ce571" office:value-type="string" calcext:value-type="string">
            <text:p>Lataa väriprofiili</text:p>
          </table:table-cell>
          <table:table-cell table:style-name="ce588" office:value-type="string" calcext:value-type="string">
            <text:p>Last inn fargeprofil</text:p>
          </table:table-cell>
          <table:table-cell table:style-name="ce602" office:value-type="string" calcext:value-type="string">
            <text:p>载入颜色配置</text:p>
          </table:table-cell>
          <table:table-cell table:style-name="ce614" office:value-type="string" calcext:value-type="string">
            <text:p>Renk Profili Yükle</text:p>
          </table:table-cell>
          <table:table-cell table:style-name="ce626" office:value-type="string" calcext:value-type="string">
            <text:p>Φόρτωση Προφίλ Χρώματος</text:p>
          </table:table-cell>
          <table:table-cell table:style-name="ce641" office:value-type="string" calcext:value-type="string">
            <text:p>Įkelti spalvos profilį</text:p>
          </table:table-cell>
          <table:table-cell table:style-name="ce653" office:value-type="string" calcext:value-type="string">
            <text:p>Ladda färginställning</text:p>
          </table:table-cell>
          <table:table-cell table:style-name="ce664" office:value-type="string" calcext:value-type="string">
            <text:p>Indlæs farveprofil</text:p>
          </table:table-cell>
          <table:table-cell table:style-name="ce677" office:value-type="string" calcext:value-type="string">
            <text:p>Nahrát barevný profil</text:p>
          </table:table-cell>
          <table:table-cell table:style-name="ce691" office:value-type="string" calcext:value-type="string">
            <text:p>색상<text:span text:style-name="T6"> </text:span><text:span text:style-name="T5">프로파일</text:span><text:span text:style-name="T4"> </text:span><text:span text:style-name="T5">가져오기</text:span></text:p>
          </table:table-cell>
          <table:table-cell table:style-name="ce704" office:value-type="string" calcext:value-type="string">
            <text:p>Загрузить цветовой профиль</text:p>
          </table:table-cell>
          <table:table-cell table:style-name="ce716" office:value-type="string" calcext:value-type="string">
            <text:p>Carregar un perfil de colors</text:p>
          </table:table-cell>
          <table:table-cell table:style-name="ce728" office:value-type="string" calcext:value-type="string">
            <text:p>Učitaj <text:s/>boje profila</text:p>
          </table:table-cell>
          <table:table-cell table:style-name="ce740" office:value-type="string" calcext:value-type="string">
            <text:p>Учитај <text:s/>боје профила</text:p>
          </table:table-cell>
          <table:table-cell table:style-name="ce752" office:value-type="string" calcext:value-type="string">
            <text:p>カラープロファイルを開く</text:p>
          </table:table-cell>
          <table:table-cell table:style-name="ce768" office:value-type="string" calcext:value-type="string">
            <text:p>Вчитај ја бојата на изгледот</text:p>
          </table:table-cell>
          <table:table-cell table:style-name="ce779" office:value-type="string" calcext:value-type="string">
            <text:p>تحميل لون البروفايل</text:p>
          </table:table-cell>
          <table:table-cell table:style-name="ce289" table:number-columns-repeated="996"/>
        </table:table-row>
        <table:table-row table:style-name="ro20">
          <table:table-cell table:style-name="ce45" office:value-type="string" calcext:value-type="string">
            <text:p>dlgColorProfile_ToolTip_SaveProfile</text:p>
          </table:table-cell>
          <table:table-cell table:style-name="ce339"/>
          <table:table-cell table:style-name="ce429" office:value-type="string" calcext:value-type="string">
            <text:p>Save color Profile</text:p>
          </table:table-cell>
          <table:table-cell table:style-name="ce449" office:value-type="string" calcext:value-type="string">
            <text:p>Sauver le profil couleurs</text:p>
          </table:table-cell>
          <table:table-cell table:style-name="ce463" office:value-type="string" calcext:value-type="string">
            <text:p>Bewaar kleurenprofiel</text:p>
          </table:table-cell>
          <table:table-cell table:style-name="ce477" office:value-type="string" calcext:value-type="string">
            <text:p>Speichere Farbprofil</text:p>
          </table:table-cell>
          <table:table-cell table:style-name="ce491" office:value-type="string" calcext:value-type="string">
            <text:p>Guardar Perfil de Color</text:p>
          </table:table-cell>
          <table:table-cell table:style-name="ce504" office:value-type="string" calcext:value-type="string">
            <text:p>Salvar Perfil de Cores</text:p>
          </table:table-cell>
          <table:table-cell table:style-name="ce521" office:value-type="string" calcext:value-type="string">
            <text:p>Zapisz profil koloru</text:p>
          </table:table-cell>
          <table:table-cell table:style-name="ce535" office:value-type="string" calcext:value-type="string">
            <text:p>Salva impostazioni Colore</text:p>
          </table:table-cell>
          <table:table-cell table:style-name="ce553" office:value-type="string" calcext:value-type="string">
            <text:p>Salvează profil culori</text:p>
          </table:table-cell>
          <table:table-cell table:style-name="ce571" office:value-type="string" calcext:value-type="string">
            <text:p>Tallenna väriprofiili</text:p>
          </table:table-cell>
          <table:table-cell table:style-name="ce588" office:value-type="string" calcext:value-type="string">
            <text:p>Lagre fargeprofil</text:p>
          </table:table-cell>
          <table:table-cell table:style-name="ce602" office:value-type="string" calcext:value-type="string">
            <text:p>保存颜色配置</text:p>
          </table:table-cell>
          <table:table-cell table:style-name="ce614" office:value-type="string" calcext:value-type="string">
            <text:p>Renk Profili Kaydet</text:p>
          </table:table-cell>
          <table:table-cell table:style-name="ce626" office:value-type="string" calcext:value-type="string">
            <text:p>Αποθήκευση Προφίλ Χρώματος</text:p>
          </table:table-cell>
          <table:table-cell table:style-name="ce641" office:value-type="string" calcext:value-type="string">
            <text:p>Išsaugoti spalvos profilį</text:p>
          </table:table-cell>
          <table:table-cell table:style-name="ce653" office:value-type="string" calcext:value-type="string">
            <text:p>Spara färginställning</text:p>
          </table:table-cell>
          <table:table-cell table:style-name="ce664" office:value-type="string" calcext:value-type="string">
            <text:p>Gem farveprofil</text:p>
          </table:table-cell>
          <table:table-cell table:style-name="ce677" office:value-type="string" calcext:value-type="string">
            <text:p>Uložit barevný profil</text:p>
          </table:table-cell>
          <table:table-cell table:style-name="ce691" office:value-type="string" calcext:value-type="string">
            <text:p>색상<text:span text:style-name="T6"> </text:span><text:span text:style-name="T5">프로파일</text:span><text:span text:style-name="T4"> </text:span><text:span text:style-name="T5">저장하기</text:span></text:p>
          </table:table-cell>
          <table:table-cell table:style-name="ce704" office:value-type="string" calcext:value-type="string">
            <text:p>Сохранить цветовой профиль</text:p>
          </table:table-cell>
          <table:table-cell table:style-name="ce716" office:value-type="string" calcext:value-type="string">
            <text:p>Desar el perfil de colors</text:p>
          </table:table-cell>
          <table:table-cell table:style-name="ce728" office:value-type="string" calcext:value-type="string">
            <text:p>Sačuvaj profil boja</text:p>
          </table:table-cell>
          <table:table-cell table:style-name="ce740" office:value-type="string" calcext:value-type="string">
            <text:p>Сачувај профил боја</text:p>
          </table:table-cell>
          <table:table-cell table:style-name="ce752" office:value-type="string" calcext:value-type="string">
            <text:p>カラープロファイルの保存</text:p>
          </table:table-cell>
          <table:table-cell table:style-name="ce768" office:value-type="string" calcext:value-type="string">
            <text:p>Зачувај ја бојата на изгледот</text:p>
          </table:table-cell>
          <table:table-cell table:style-name="ce779" office:value-type="string" calcext:value-type="string">
            <text:p>حفظ لون البروفايل</text:p>
          </table:table-cell>
          <table:table-cell table:style-name="ce289" table:number-columns-repeated="996"/>
        </table:table-row>
        <table:table-row table:style-name="ro20">
          <table:table-cell table:style-name="ce418" office:value-type="string" calcext:value-type="string">
            <text:p>dlgConfigureChrono_chkShowLabel</text:p>
          </table:table-cell>
          <table:table-cell table:style-name="ce339"/>
          <table:table-cell table:style-name="ce430" office:value-type="string" calcext:value-type="string">
            <text:p>Always Show Label</text:p>
          </table:table-cell>
          <table:table-cell table:style-name="ce450" office:value-type="string" calcext:value-type="string">
            <text:p>Toujours Montrer le Label</text:p>
          </table:table-cell>
          <table:table-cell table:style-name="ce463" office:value-type="string" calcext:value-type="string">
            <text:p>Toon altijd Label</text:p>
          </table:table-cell>
          <table:table-cell table:style-name="ce477" office:value-type="string" calcext:value-type="string">
            <text:p>Beschriftung dauernd anzeigen</text:p>
          </table:table-cell>
          <table:table-cell table:style-name="ce491" office:value-type="string" calcext:value-type="string">
            <text:p>Mostrar siempre la etiqueta</text:p>
          </table:table-cell>
          <table:table-cell table:style-name="ce504" office:value-type="string" calcext:value-type="string">
            <text:p>Sempre Mostrar Identificador</text:p>
          </table:table-cell>
          <table:table-cell table:style-name="ce521"/>
          <table:table-cell table:style-name="ce537" office:value-type="string" calcext:value-type="string">
            <text:p>Mostra sempre le etichette</text:p>
          </table:table-cell>
          <table:table-cell table:style-name="ce554" office:value-type="string" calcext:value-type="string">
            <text:p>Arată întotdeauna eticheta</text:p>
          </table:table-cell>
          <table:table-cell table:style-name="ce572" office:value-type="string" calcext:value-type="string">
            <text:p>Näytä aina leima</text:p>
          </table:table-cell>
          <table:table-cell table:style-name="ce590" office:value-type="string" calcext:value-type="string">
            <text:p>Alltid vis beskrivelse</text:p>
          </table:table-cell>
          <table:table-cell table:style-name="ce602" office:value-type="string" calcext:value-type="string">
            <text:p>一直显示标签</text:p>
          </table:table-cell>
          <table:table-cell table:style-name="ce614" office:value-type="string" calcext:value-type="string">
            <text:p>Etiketi Her Zaman Göster</text:p>
          </table:table-cell>
          <table:table-cell table:style-name="ce626" office:value-type="string" calcext:value-type="string">
            <text:p>Εμφάνιση Ετικέτας Πάντα</text:p>
          </table:table-cell>
          <table:table-cell table:style-name="ce641" office:value-type="string" calcext:value-type="string">
            <text:p>Visą laiką rodyti žymą</text:p>
          </table:table-cell>
          <table:table-cell table:style-name="ce653" office:value-type="string" calcext:value-type="string">
            <text:p>Visa alltid etikett</text:p>
          </table:table-cell>
          <table:table-cell table:style-name="ce664" office:value-type="string" calcext:value-type="string">
            <text:p>Vis altid ledetekster</text:p>
          </table:table-cell>
          <table:table-cell table:style-name="ce677" office:value-type="string" calcext:value-type="string">
            <text:p>Vždy zobrazit označení</text:p>
          </table:table-cell>
          <table:table-cell table:style-name="ce689"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704" office:value-type="string" calcext:value-type="string">
            <text:p>Всегда показывать подпись</text:p>
          </table:table-cell>
          <table:table-cell table:style-name="ce716" office:value-type="string" calcext:value-type="string">
            <text:p>Sempre mostrar les etiquetes</text:p>
          </table:table-cell>
          <table:table-cell table:style-name="ce728" office:value-type="string" calcext:value-type="string">
            <text:p>Uvek prikaži oznaku</text:p>
          </table:table-cell>
          <table:table-cell table:style-name="ce740" office:value-type="string" calcext:value-type="string">
            <text:p>Увек прикажи ознаку</text:p>
          </table:table-cell>
          <table:table-cell table:style-name="ce752" office:value-type="string" calcext:value-type="string">
            <text:p>ラベルを常に表示</text:p>
          </table:table-cell>
          <table:table-cell table:style-name="ce768" office:value-type="string" calcext:value-type="string">
            <text:p>Секогаш прикажува ознака</text:p>
          </table:table-cell>
          <table:table-cell table:style-name="ce779" office:value-type="string" calcext:value-type="string">
            <text:p>عرض المسمي دائما</text:p>
          </table:table-cell>
          <table:table-cell table:style-name="ce289" table:number-columns-repeated="996"/>
        </table:table-row>
        <table:table-row table:style-name="ro20">
          <table:table-cell table:style-name="ce418" office:value-type="string" calcext:value-type="string">
            <text:p>dlgConfigureChrono_Label</text:p>
          </table:table-cell>
          <table:table-cell table:style-name="ce339"/>
          <table:table-cell table:style-name="ce430" office:value-type="string" calcext:value-type="string">
            <text:p>Label :</text:p>
          </table:table-cell>
          <table:table-cell table:style-name="ce450" office:value-type="string" calcext:value-type="string">
            <text:p>Label :</text:p>
          </table:table-cell>
          <table:table-cell table:style-name="ce463" office:value-type="string" calcext:value-type="string">
            <text:p>Label:</text:p>
          </table:table-cell>
          <table:table-cell table:style-name="ce477" office:value-type="string" calcext:value-type="string">
            <text:p>Beschriftung:</text:p>
          </table:table-cell>
          <table:table-cell table:style-name="ce491" office:value-type="string" calcext:value-type="string">
            <text:p>Etiqueta :</text:p>
          </table:table-cell>
          <table:table-cell table:style-name="ce504" office:value-type="string" calcext:value-type="string">
            <text:p>Identificador :</text:p>
          </table:table-cell>
          <table:table-cell table:style-name="ce521"/>
          <table:table-cell table:style-name="ce537" office:value-type="string" calcext:value-type="string">
            <text:p>Etichetta :</text:p>
          </table:table-cell>
          <table:table-cell table:style-name="ce554" office:value-type="string" calcext:value-type="string">
            <text:p>Eticheta :</text:p>
          </table:table-cell>
          <table:table-cell table:style-name="ce572" office:value-type="string" calcext:value-type="string">
            <text:p>Leima:</text:p>
          </table:table-cell>
          <table:table-cell table:style-name="ce588" office:value-type="string" calcext:value-type="string">
            <text:p>Beskrivelse: </text:p>
          </table:table-cell>
          <table:table-cell table:style-name="ce602" office:value-type="string" calcext:value-type="string">
            <text:p>标签:</text:p>
          </table:table-cell>
          <table:table-cell table:style-name="ce614" office:value-type="string" calcext:value-type="string">
            <text:p>Etiket :</text:p>
          </table:table-cell>
          <table:table-cell table:style-name="ce626" office:value-type="string" calcext:value-type="string">
            <text:p>Ετικέτα :</text:p>
          </table:table-cell>
          <table:table-cell table:style-name="ce641" office:value-type="string" calcext:value-type="string">
            <text:p>Žymė :</text:p>
          </table:table-cell>
          <table:table-cell table:style-name="ce653" office:value-type="string" calcext:value-type="string">
            <text:p>Etikett</text:p>
          </table:table-cell>
          <table:table-cell table:style-name="ce664" office:value-type="string" calcext:value-type="string">
            <text:p>Etikette:</text:p>
          </table:table-cell>
          <table:table-cell table:style-name="ce677" office:value-type="string" calcext:value-type="string">
            <text:p>Označení:</text:p>
          </table:table-cell>
          <table:table-cell table:style-name="ce689" office:value-type="string" calcext:value-type="string">
            <text:p><text:span text:style-name="T3">레이블</text:span><text:span text:style-name="T4">:</text:span></text:p>
          </table:table-cell>
          <table:table-cell table:style-name="ce704" office:value-type="string" calcext:value-type="string">
            <text:p>Подпись:</text:p>
          </table:table-cell>
          <table:table-cell table:style-name="ce716" office:value-type="string" calcext:value-type="string">
            <text:p>Etiqueta:</text:p>
          </table:table-cell>
          <table:table-cell table:style-name="ce728" office:value-type="string" calcext:value-type="string">
            <text:p>Oznaka:</text:p>
          </table:table-cell>
          <table:table-cell table:style-name="ce740" office:value-type="string" calcext:value-type="string">
            <text:p>Ознака:</text:p>
          </table:table-cell>
          <table:table-cell table:style-name="ce753" office:value-type="string" calcext:value-type="string">
            <text:p><text:span text:style-name="T15">ラベル</text:span><text:span text:style-name="T16">:</text:span></text:p>
          </table:table-cell>
          <table:table-cell table:style-name="ce768" office:value-type="string" calcext:value-type="string">
            <text:p>Ознака :</text:p>
          </table:table-cell>
          <table:table-cell table:style-name="ce779" office:value-type="string" calcext:value-type="string">
            <text:p>المسمي:</text:p>
          </table:table-cell>
          <table:table-cell table:style-name="ce289" table:number-columns-repeated="996"/>
        </table:table-row>
        <table:table-row table:style-name="ro20">
          <table:table-cell table:style-name="ce418" office:value-type="string" calcext:value-type="string">
            <text:p>dlgConfigureChrono_Title</text:p>
          </table:table-cell>
          <table:table-cell table:style-name="ce339"/>
          <table:table-cell table:style-name="ce429" office:value-type="string" calcext:value-type="string">
            <text:p>Configure Stopwatch</text:p>
          </table:table-cell>
          <table:table-cell table:style-name="ce450" office:value-type="string" calcext:value-type="string">
            <text:p>Configurer le Chronomètre</text:p>
          </table:table-cell>
          <table:table-cell table:style-name="ce463" office:value-type="string" calcext:value-type="string">
            <text:p>Configureer Stopwatch</text:p>
          </table:table-cell>
          <table:table-cell table:style-name="ce477" office:value-type="string" calcext:value-type="string">
            <text:p>Stoppuhr einstellen</text:p>
          </table:table-cell>
          <table:table-cell table:style-name="ce491" office:value-type="string" calcext:value-type="string">
            <text:p>Configurar el cronòmetro</text:p>
          </table:table-cell>
          <table:table-cell table:style-name="ce504" office:value-type="string" calcext:value-type="string">
            <text:p>Configurar Cronômetro</text:p>
          </table:table-cell>
          <table:table-cell table:style-name="ce521"/>
          <table:table-cell table:style-name="ce537" office:value-type="string" calcext:value-type="string">
            <text:p>Configura Cronometro</text:p>
          </table:table-cell>
          <table:table-cell table:style-name="ce554" office:value-type="string" calcext:value-type="string">
            <text:p>Configurează Cronometru</text:p>
          </table:table-cell>
          <table:table-cell table:style-name="ce571" office:value-type="string" calcext:value-type="string">
            <text:p>Konfiguroi ajanottokello</text:p>
          </table:table-cell>
          <table:table-cell table:style-name="ce588" office:value-type="string" calcext:value-type="string">
            <text:p>Konfigurer stoppeklokke</text:p>
          </table:table-cell>
          <table:table-cell table:style-name="ce602" office:value-type="string" calcext:value-type="string">
            <text:p>配置秒表</text:p>
          </table:table-cell>
          <table:table-cell table:style-name="ce614" office:value-type="string" calcext:value-type="string">
            <text:p>Kronometreyi Ayarla</text:p>
          </table:table-cell>
          <table:table-cell table:style-name="ce626" office:value-type="string" calcext:value-type="string">
            <text:p>Διευθέτηση Χρονομέτρου</text:p>
          </table:table-cell>
          <table:table-cell table:style-name="ce641" office:value-type="string" calcext:value-type="string">
            <text:p>Nustatyti chronometrą</text:p>
          </table:table-cell>
          <table:table-cell table:style-name="ce653" office:value-type="string" calcext:value-type="string">
            <text:p>Inställningar stoppur</text:p>
          </table:table-cell>
          <table:table-cell table:style-name="ce664" office:value-type="string" calcext:value-type="string">
            <text:p>Konfigurer stopur</text:p>
          </table:table-cell>
          <table:table-cell table:style-name="ce677" office:value-type="string" calcext:value-type="string">
            <text:p>Konfigurovat stopky</text:p>
          </table:table-cell>
          <table:table-cell table:style-name="ce689" office:value-type="string" calcext:value-type="string">
            <text:p><text:span text:style-name="T3">초 시계</text:span><text:span text:style-name="T4"> </text:span><text:span text:style-name="T5">구성</text:span></text:p>
          </table:table-cell>
          <table:table-cell table:style-name="ce704" office:value-type="string" calcext:value-type="string">
            <text:p>Конфигурация секундомера</text:p>
          </table:table-cell>
          <table:table-cell table:style-name="ce716" office:value-type="string" calcext:value-type="string">
            <text:p>Configurar el Cronòmetre</text:p>
          </table:table-cell>
          <table:table-cell table:style-name="ce728" office:value-type="string" calcext:value-type="string">
            <text:p>Podešavanje štoperice</text:p>
          </table:table-cell>
          <table:table-cell table:style-name="ce740" office:value-type="string" calcext:value-type="string">
            <text:p>Подешавање штоперице</text:p>
          </table:table-cell>
          <table:table-cell table:style-name="ce752" office:value-type="string" calcext:value-type="string">
            <text:p>ストップウォッチの設定</text:p>
          </table:table-cell>
          <table:table-cell table:style-name="ce768" office:value-type="string" calcext:value-type="string">
            <text:p>Прилагодување на стоперицата</text:p>
          </table:table-cell>
          <table:table-cell table:style-name="ce779" office:value-type="string" calcext:value-type="string">
            <text:p>اعدادت ساعة التوقيت</text:p>
          </table:table-cell>
          <table:table-cell table:style-name="ce289" table:number-columns-repeated="996"/>
        </table:table-row>
        <table:table-row table:style-name="ro23">
          <table:table-cell table:style-name="ce418" office:value-type="string" calcext:value-type="string">
            <text:p>dlgConfigureDrawing_Title</text:p>
          </table:table-cell>
          <table:table-cell table:style-name="ce339"/>
          <table:table-cell table:style-name="ce430" office:value-type="string" calcext:value-type="string">
            <text:p>Configure Drawing</text:p>
          </table:table-cell>
          <table:table-cell table:style-name="ce450" office:value-type="string" calcext:value-type="string">
            <text:p>Configurer le Dessin</text:p>
          </table:table-cell>
          <table:table-cell table:style-name="ce463" office:value-type="string" calcext:value-type="string">
            <text:p>Configureer Tekening</text:p>
          </table:table-cell>
          <table:table-cell table:style-name="ce477" office:value-type="string" calcext:value-type="string">
            <text:p>Zeichnung konfigurieren</text:p>
          </table:table-cell>
          <table:table-cell table:style-name="ce491" office:value-type="string" calcext:value-type="string">
            <text:p>Configurar el dibujo</text:p>
          </table:table-cell>
          <table:table-cell table:style-name="ce504" office:value-type="string" calcext:value-type="string">
            <text:p>Configurar Desenho</text:p>
          </table:table-cell>
          <table:table-cell table:style-name="ce521"/>
          <table:table-cell table:style-name="ce537" office:value-type="string" calcext:value-type="string">
            <text:p>Configura Disegno</text:p>
          </table:table-cell>
          <table:table-cell table:style-name="ce554" office:value-type="string" calcext:value-type="string">
            <text:p>Configurează desen</text:p>
          </table:table-cell>
          <table:table-cell table:style-name="ce572" office:value-type="string" calcext:value-type="string">
            <text:p>Konfiguroi piirros</text:p>
          </table:table-cell>
          <table:table-cell table:style-name="ce588" office:value-type="string" calcext:value-type="string">
            <text:p>Konfigurer tegning</text:p>
          </table:table-cell>
          <table:table-cell table:style-name="ce602" office:value-type="string" calcext:value-type="string">
            <text:p>配置绘图</text:p>
          </table:table-cell>
          <table:table-cell table:style-name="ce614" office:value-type="string" calcext:value-type="string">
            <text:p>Çizimi Ayarla</text:p>
          </table:table-cell>
          <table:table-cell table:style-name="ce626" office:value-type="string" calcext:value-type="string">
            <text:p>Διευθέτηση Σχεδίου</text:p>
          </table:table-cell>
          <table:table-cell table:style-name="ce641" office:value-type="string" calcext:value-type="string">
            <text:p>Piešinių nustatymai</text:p>
          </table:table-cell>
          <table:table-cell table:style-name="ce653" office:value-type="string" calcext:value-type="string">
            <text:p>Inställningar ritning</text:p>
          </table:table-cell>
          <table:table-cell table:style-name="ce664" office:value-type="string" calcext:value-type="string">
            <text:p>Konfigurer tegning</text:p>
          </table:table-cell>
          <table:table-cell table:style-name="ce677" office:value-type="string" calcext:value-type="string">
            <text:p>Konfigurovat nákres</text:p>
          </table:table-cell>
          <table:table-cell table:style-name="ce689"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704" office:value-type="string" calcext:value-type="string">
            <text:p>Конфигурация инструментов рисования</text:p>
          </table:table-cell>
          <table:table-cell table:style-name="ce716" office:value-type="string" calcext:value-type="string">
            <text:p>Configurar el dibuix</text:p>
          </table:table-cell>
          <table:table-cell table:style-name="ce728" office:value-type="string" calcext:value-type="string">
            <text:p>Podešavanje crteža</text:p>
          </table:table-cell>
          <table:table-cell table:style-name="ce740" office:value-type="string" calcext:value-type="string">
            <text:p>Подешавање цртежа</text:p>
          </table:table-cell>
          <table:table-cell table:style-name="ce752" office:value-type="string" calcext:value-type="string">
            <text:p>ドローイングの設定</text:p>
          </table:table-cell>
          <table:table-cell table:style-name="ce768" office:value-type="string" calcext:value-type="string">
            <text:p>Прилагодување на цртањето</text:p>
          </table:table-cell>
          <table:table-cell table:style-name="ce779" office:value-type="string" calcext:value-type="string">
            <text:p>اعدادت الرسم</text:p>
          </table:table-cell>
          <table:table-cell table:style-name="ce289" table:number-columns-repeated="996"/>
        </table:table-row>
        <table:table-row table:style-name="ro5">
          <table:table-cell table:style-name="ce418" office:value-type="string" calcext:value-type="string">
            <text:p>dlgConfigureDrawing_Name</text:p>
          </table:table-cell>
          <table:table-cell table:style-name="ce339"/>
          <table:table-cell table:style-name="ce430" office:value-type="string" calcext:value-type="string">
            <text:p>Name</text:p>
          </table:table-cell>
          <table:table-cell table:style-name="ce450" office:value-type="string" calcext:value-type="string">
            <text:p>Nom</text:p>
          </table:table-cell>
          <table:table-cell table:style-name="ce463"/>
          <table:table-cell table:style-name="ce477"/>
          <table:table-cell table:style-name="ce491"/>
          <table:table-cell table:style-name="ce504"/>
          <table:table-cell table:style-name="ce521"/>
          <table:table-cell table:style-name="ce537"/>
          <table:table-cell table:style-name="ce554"/>
          <table:table-cell table:style-name="ce572"/>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سم</text:p>
          </table:table-cell>
          <table:table-cell table:style-name="ce289" table:number-columns-repeated="996"/>
        </table:table-row>
        <table:table-row table:style-name="ro20">
          <table:table-cell table:style-name="ce418" office:value-type="string" calcext:value-type="string">
            <text:p>dlgConfigureFading_chkAlwaysVisible</text:p>
          </table:table-cell>
          <table:table-cell table:style-name="ce339"/>
          <table:table-cell table:style-name="ce431" office:value-type="string" calcext:value-type="string">
            <text:p>Always Visible</text:p>
          </table:table-cell>
          <table:table-cell table:style-name="ce450" office:value-type="string" calcext:value-type="string">
            <text:p>Toujours Visible</text:p>
          </table:table-cell>
          <table:table-cell table:style-name="ce463" office:value-type="string" calcext:value-type="string">
            <text:p>Altijd zichtbaar</text:p>
          </table:table-cell>
          <table:table-cell table:style-name="ce476" office:value-type="string" calcext:value-type="string">
            <text:p>immer sichtbar</text:p>
          </table:table-cell>
          <table:table-cell table:style-name="ce491" office:value-type="string" calcext:value-type="string">
            <text:p>Siempre Visible</text:p>
          </table:table-cell>
          <table:table-cell table:style-name="ce504" office:value-type="string" calcext:value-type="string">
            <text:p>Sempre Visível</text:p>
          </table:table-cell>
          <table:table-cell table:style-name="ce521"/>
          <table:table-cell table:style-name="ce537" office:value-type="string" calcext:value-type="string">
            <text:p>Sempre Visibile</text:p>
          </table:table-cell>
          <table:table-cell table:style-name="ce555" office:value-type="string" calcext:value-type="string">
            <text:p>Întotdeauna vizibil</text:p>
          </table:table-cell>
          <table:table-cell table:style-name="ce573" office:value-type="string" calcext:value-type="string">
            <text:p>Aina näkyvillä</text:p>
          </table:table-cell>
          <table:table-cell table:style-name="ce588" office:value-type="string" calcext:value-type="string">
            <text:p>Alltid synlig</text:p>
          </table:table-cell>
          <table:table-cell table:style-name="ce602" office:value-type="string" calcext:value-type="string">
            <text:p>一直可见</text:p>
          </table:table-cell>
          <table:table-cell table:style-name="ce614" office:value-type="string" calcext:value-type="string">
            <text:p>Her zaman Görünür</text:p>
          </table:table-cell>
          <table:table-cell table:style-name="ce626" office:value-type="string" calcext:value-type="string">
            <text:p>Ορατό Πάντα</text:p>
          </table:table-cell>
          <table:table-cell table:style-name="ce641" office:value-type="string" calcext:value-type="string">
            <text:p>Pastovei matomas</text:p>
          </table:table-cell>
          <table:table-cell table:style-name="ce653" office:value-type="string" calcext:value-type="string">
            <text:p>Alltid synlig</text:p>
          </table:table-cell>
          <table:table-cell table:style-name="ce664" office:value-type="string" calcext:value-type="string">
            <text:p>Altid synlig</text:p>
          </table:table-cell>
          <table:table-cell table:style-name="ce677" office:value-type="string" calcext:value-type="string">
            <text:p>Vždy viditelné</text:p>
          </table:table-cell>
          <table:table-cell table:style-name="ce689" office:value-type="string" calcext:value-type="string">
            <text:p><text:span text:style-name="T3">항상</text:span><text:span text:style-name="T4"> </text:span><text:span text:style-name="T5">보이기</text:span></text:p>
          </table:table-cell>
          <table:table-cell table:style-name="ce704" office:value-type="string" calcext:value-type="string">
            <text:p>Всегда видимый</text:p>
          </table:table-cell>
          <table:table-cell table:style-name="ce716" office:value-type="string" calcext:value-type="string">
            <text:p>Sempre visible</text:p>
          </table:table-cell>
          <table:table-cell table:style-name="ce728" office:value-type="string" calcext:value-type="string">
            <text:p>uvek vidljivo</text:p>
          </table:table-cell>
          <table:table-cell table:style-name="ce740" office:value-type="string" calcext:value-type="string">
            <text:p>увек видљиво</text:p>
          </table:table-cell>
          <table:table-cell table:style-name="ce752" office:value-type="string" calcext:value-type="string">
            <text:p>常に表示</text:p>
          </table:table-cell>
          <table:table-cell table:style-name="ce768" office:value-type="string" calcext:value-type="string">
            <text:p>Секогаш видливо</text:p>
          </table:table-cell>
          <table:table-cell table:style-name="ce779" office:value-type="string" calcext:value-type="string">
            <text:p>مرئي دائما</text:p>
          </table:table-cell>
          <table:table-cell table:style-name="ce289" table:number-columns-repeated="996"/>
        </table:table-row>
        <table:table-row table:style-name="ro23">
          <table:table-cell table:style-name="ce418" office:value-type="string" calcext:value-type="string">
            <text:p>dlgConfigureFading_chkDefault</text:p>
          </table:table-cell>
          <table:table-cell table:style-name="ce339"/>
          <table:table-cell table:style-name="ce431" office:value-type="string" calcext:value-type="string">
            <text:p>Use default value</text:p>
          </table:table-cell>
          <table:table-cell table:style-name="ce450" office:value-type="string" calcext:value-type="string">
            <text:p>Utiliser la valeur par défaut</text:p>
          </table:table-cell>
          <table:table-cell table:style-name="ce463" office:value-type="string" calcext:value-type="string">
            <text:p>Gebruik standaardwaarde</text:p>
          </table:table-cell>
          <table:table-cell table:style-name="ce476" office:value-type="string" calcext:value-type="string">
            <text:p>Standardwerte verwenden</text:p>
          </table:table-cell>
          <table:table-cell table:style-name="ce491" office:value-type="string" calcext:value-type="string">
            <text:p>Utilizar el valor por defecto</text:p>
          </table:table-cell>
          <table:table-cell table:style-name="ce504" office:value-type="string" calcext:value-type="string">
            <text:p>Usar valor padrão</text:p>
          </table:table-cell>
          <table:table-cell table:style-name="ce521"/>
          <table:table-cell table:style-name="ce537" office:value-type="string" calcext:value-type="string">
            <text:p>Utilizza valore standard preimpostato</text:p>
          </table:table-cell>
          <table:table-cell table:style-name="ce555" office:value-type="string" calcext:value-type="string">
            <text:p>Utilizează valoarea implicită</text:p>
          </table:table-cell>
          <table:table-cell table:style-name="ce573" office:value-type="string" calcext:value-type="string">
            <text:p>Käytä oletusarvoa</text:p>
          </table:table-cell>
          <table:table-cell table:style-name="ce588" office:value-type="string" calcext:value-type="string">
            <text:p>Bruk standardverdier</text:p>
          </table:table-cell>
          <table:table-cell table:style-name="ce602" office:value-type="string" calcext:value-type="string">
            <text:p>使用默认值</text:p>
          </table:table-cell>
          <table:table-cell table:style-name="ce614" office:value-type="string" calcext:value-type="string">
            <text:p>Öntanımlı değeri kullan</text:p>
          </table:table-cell>
          <table:table-cell table:style-name="ce626" office:value-type="string" calcext:value-type="string">
            <text:p>Χρήση προκαθορισμένης τιμής</text:p>
          </table:table-cell>
          <table:table-cell table:style-name="ce641" office:value-type="string" calcext:value-type="string">
            <text:p>Reikšmė pagal nutylėjimą</text:p>
          </table:table-cell>
          <table:table-cell table:style-name="ce653" office:value-type="string" calcext:value-type="string">
            <text:p>Använd grundvärde</text:p>
          </table:table-cell>
          <table:table-cell table:style-name="ce664" office:value-type="string" calcext:value-type="string">
            <text:p>Brug standardværdi</text:p>
          </table:table-cell>
          <table:table-cell table:style-name="ce677" office:value-type="string" calcext:value-type="string">
            <text:p>Použít předvolenou hodnotu</text:p>
          </table:table-cell>
          <table:table-cell table:style-name="ce689"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704" office:value-type="string" calcext:value-type="string">
            <text:p>Использовать значения по умолчанию</text:p>
          </table:table-cell>
          <table:table-cell table:style-name="ce716" office:value-type="string" calcext:value-type="string">
            <text:p>Utilitzar el valor per defecte</text:p>
          </table:table-cell>
          <table:table-cell table:style-name="ce728" office:value-type="string" calcext:value-type="string">
            <text:p>Koristi podrazumevanu vrednost</text:p>
          </table:table-cell>
          <table:table-cell table:style-name="ce740" office:value-type="string" calcext:value-type="string">
            <text:p>Користи подразумевану вредност</text:p>
          </table:table-cell>
          <table:table-cell table:style-name="ce752" office:value-type="string" calcext:value-type="string">
            <text:p>デフォルト設定</text:p>
          </table:table-cell>
          <table:table-cell table:style-name="ce768" office:value-type="string" calcext:value-type="string">
            <text:p>Користи стандардна вредност</text:p>
          </table:table-cell>
          <table:table-cell table:style-name="ce779" office:value-type="string" calcext:value-type="string">
            <text:p>استخدام القيمة الافتراضية </text:p>
          </table:table-cell>
          <table:table-cell table:style-name="ce289" table:number-columns-repeated="996"/>
        </table:table-row>
        <table:table-row table:style-name="ro20">
          <table:table-cell table:style-name="ce418" office:value-type="string" calcext:value-type="string">
            <text:p>dlgConfigureFading_chkEnable</text:p>
          </table:table-cell>
          <table:table-cell table:style-name="ce339"/>
          <table:table-cell table:style-name="ce431" office:value-type="string" calcext:value-type="string">
            <text:p>Enable persistence</text:p>
          </table:table-cell>
          <table:table-cell table:style-name="ce450" office:value-type="string" calcext:value-type="string">
            <text:p>Activer la persistance</text:p>
          </table:table-cell>
          <table:table-cell table:style-name="ce463" office:value-type="string" calcext:value-type="string">
            <text:p>Start Persistentie</text:p>
          </table:table-cell>
          <table:table-cell table:style-name="ce476" office:value-type="string" calcext:value-type="string">
            <text:p>Nachleuchten aktivieren</text:p>
          </table:table-cell>
          <table:table-cell table:style-name="ce491" office:value-type="string" calcext:value-type="string">
            <text:p>Activar persistencia</text:p>
          </table:table-cell>
          <table:table-cell table:style-name="ce504" office:value-type="string" calcext:value-type="string">
            <text:p>Habilitar persistência</text:p>
          </table:table-cell>
          <table:table-cell table:style-name="ce521"/>
          <table:table-cell table:style-name="ce537" office:value-type="string" calcext:value-type="string">
            <text:p>Attiva la persistenza</text:p>
          </table:table-cell>
          <table:table-cell table:style-name="ce555" office:value-type="string" calcext:value-type="string">
            <text:p>Activează persistenţa</text:p>
          </table:table-cell>
          <table:table-cell table:style-name="ce573" office:value-type="string" calcext:value-type="string">
            <text:p>Mahdollista pysyvyys</text:p>
          </table:table-cell>
          <table:table-cell table:style-name="ce588" office:value-type="string" calcext:value-type="string">
            <text:p>Start vedlikehold</text:p>
          </table:table-cell>
          <table:table-cell table:style-name="ce602" office:value-type="string" calcext:value-type="string">
            <text:p>启用持久度</text:p>
          </table:table-cell>
          <table:table-cell table:style-name="ce614" office:value-type="string" calcext:value-type="string">
            <text:p>Kalıcılığı Aktive Et</text:p>
          </table:table-cell>
          <table:table-cell table:style-name="ce626" office:value-type="string" calcext:value-type="string">
            <text:p>Ενεργοποίηση Επιμονής</text:p>
          </table:table-cell>
          <table:table-cell table:style-name="ce641" office:value-type="string" calcext:value-type="string">
            <text:p>Naudoti išlaikymą</text:p>
          </table:table-cell>
          <table:table-cell table:style-name="ce653" office:value-type="string" calcext:value-type="string">
            <text:p>Aktivera synlighet</text:p>
          </table:table-cell>
          <table:table-cell table:style-name="ce664" office:value-type="string" calcext:value-type="string">
            <text:p>Aktiver vedholdenhed</text:p>
          </table:table-cell>
          <table:table-cell table:style-name="ce677" office:value-type="string" calcext:value-type="string">
            <text:p>Umožnit prodlevu zobrazení</text:p>
          </table:table-cell>
          <table:table-cell table:style-name="ce689"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704" office:value-type="string" calcext:value-type="string">
            <text:p>Включить постоянство</text:p>
          </table:table-cell>
          <table:table-cell table:style-name="ce716" office:value-type="string" calcext:value-type="string">
            <text:p>Activar la persistència</text:p>
          </table:table-cell>
          <table:table-cell table:style-name="ce728" office:value-type="string" calcext:value-type="string">
            <text:p>Omogući postojanost</text:p>
          </table:table-cell>
          <table:table-cell table:style-name="ce740" office:value-type="string" calcext:value-type="string">
            <text:p>Омогућ́и постојаност</text:p>
          </table:table-cell>
          <table:table-cell table:style-name="ce752" office:value-type="string" calcext:value-type="string">
            <text:p>継続時間を有効化</text:p>
          </table:table-cell>
          <table:table-cell table:style-name="ce768" office:value-type="string" calcext:value-type="string">
            <text:p>Овозможи постојаност</text:p>
          </table:table-cell>
          <table:table-cell table:style-name="ce779" office:value-type="string" calcext:value-type="string">
            <text:p>تمكين الاستمرارية</text:p>
          </table:table-cell>
          <table:table-cell table:style-name="ce289" table:number-columns-repeated="996"/>
        </table:table-row>
        <table:table-row table:style-name="ro20">
          <table:table-cell table:style-name="ce418" office:value-type="string" calcext:value-type="string">
            <text:p>dlgConfigureFading_lblValue</text:p>
          </table:table-cell>
          <table:table-cell table:style-name="ce339"/>
          <table:table-cell table:style-name="ce431" office:value-type="string" calcext:value-type="string">
            <text:p>{0} images.</text:p>
          </table:table-cell>
          <table:table-cell table:style-name="ce450" office:value-type="string" calcext:value-type="string">
            <text:p>{0} images.</text:p>
          </table:table-cell>
          <table:table-cell table:style-name="ce463" office:value-type="string" calcext:value-type="string">
            <text:p>{0} beelden.</text:p>
          </table:table-cell>
          <table:table-cell table:style-name="ce476" office:value-type="string" calcext:value-type="string">
            <text:p>{0} Bilder.</text:p>
          </table:table-cell>
          <table:table-cell table:style-name="ce491" office:value-type="string" calcext:value-type="string">
            <text:p>{0} imágenes</text:p>
          </table:table-cell>
          <table:table-cell table:style-name="ce504" office:value-type="string" calcext:value-type="string">
            <text:p>{0} imagens.</text:p>
          </table:table-cell>
          <table:table-cell table:style-name="ce521"/>
          <table:table-cell table:style-name="ce538" office:value-type="string" calcext:value-type="string">
            <text:p>{0} immagini.</text:p>
          </table:table-cell>
          <table:table-cell table:style-name="ce555" office:value-type="string" calcext:value-type="string">
            <text:p>{0} cadre.</text:p>
          </table:table-cell>
          <table:table-cell table:style-name="ce573" office:value-type="string" calcext:value-type="string">
            <text:p><text:s/>{0} kuvaa</text:p>
          </table:table-cell>
          <table:table-cell table:style-name="ce588" office:value-type="string" calcext:value-type="string">
            <text:p>{0} bilder.</text:p>
          </table:table-cell>
          <table:table-cell table:style-name="ce602" office:value-type="string" calcext:value-type="string">
            <text:p>{0} 图像.</text:p>
          </table:table-cell>
          <table:table-cell table:style-name="ce614" office:value-type="string" calcext:value-type="string">
            <text:p>{0} imaj.</text:p>
          </table:table-cell>
          <table:table-cell table:style-name="ce626" office:value-type="string" calcext:value-type="string">
            <text:p>{0} εικόνες.</text:p>
          </table:table-cell>
          <table:table-cell table:style-name="ce641" office:value-type="string" calcext:value-type="string">
            <text:p>{0} paveikslėlių.</text:p>
          </table:table-cell>
          <table:table-cell table:style-name="ce653" office:value-type="string" calcext:value-type="string">
            <text:p>{0} bilder.</text:p>
          </table:table-cell>
          <table:table-cell table:style-name="ce664" office:value-type="string" calcext:value-type="string">
            <text:p>{0} billeder.</text:p>
          </table:table-cell>
          <table:table-cell table:style-name="ce677" office:value-type="string" calcext:value-type="string">
            <text:p>{0} obrazů.</text:p>
          </table:table-cell>
          <table:table-cell table:style-name="ce689" office:value-type="string" calcext:value-type="string">
            <text:p>{0} <text:span text:style-name="T3">이미지</text:span><text:span text:style-name="T4">.</text:span></text:p>
          </table:table-cell>
          <table:table-cell table:style-name="ce704" office:value-type="string" calcext:value-type="string">
            <text:p>{0} кадров.</text:p>
          </table:table-cell>
          <table:table-cell table:style-name="ce716" office:value-type="string" calcext:value-type="string">
            <text:p>{0} fotogrames</text:p>
          </table:table-cell>
          <table:table-cell table:style-name="ce728" office:value-type="string" calcext:value-type="string">
            <text:p>{0} slika.</text:p>
          </table:table-cell>
          <table:table-cell table:style-name="ce740" office:value-type="string" calcext:value-type="string">
            <text:p>{0} слика.</text:p>
          </table:table-cell>
          <table:table-cell table:style-name="ce753" office:value-type="string" calcext:value-type="string">
            <text:p>{0} <text:span text:style-name="T15">イメージ</text:span></text:p>
          </table:table-cell>
          <table:table-cell table:style-name="ce768" office:value-type="string" calcext:value-type="string">
            <text:p>{0} слики</text:p>
          </table:table-cell>
          <table:table-cell table:style-name="ce779" office:value-type="string" calcext:value-type="string">
            <text:p>{0} الصور.</text:p>
          </table:table-cell>
          <table:table-cell table:style-name="ce289" table:number-columns-repeated="996"/>
        </table:table-row>
        <table:table-row table:style-name="ro18">
          <table:table-cell table:style-name="ce418" office:value-type="string" calcext:value-type="string">
            <text:p>dlgConfigureFading_Title</text:p>
          </table:table-cell>
          <table:table-cell table:style-name="ce339"/>
          <table:table-cell table:style-name="ce431" office:value-type="string" calcext:value-type="string">
            <text:p>Configure Persistence</text:p>
          </table:table-cell>
          <table:table-cell table:style-name="ce450" office:value-type="string" calcext:value-type="string">
            <text:p>Configurer la Persistance</text:p>
          </table:table-cell>
          <table:table-cell table:style-name="ce463" office:value-type="string" calcext:value-type="string">
            <text:p>Configureer Persistentie</text:p>
          </table:table-cell>
          <table:table-cell table:style-name="ce476" office:value-type="string" calcext:value-type="string">
            <text:p>Nachleuchten konfigurieren</text:p>
          </table:table-cell>
          <table:table-cell table:style-name="ce491" office:value-type="string" calcext:value-type="string">
            <text:p>Configurar Persistencia</text:p>
          </table:table-cell>
          <table:table-cell table:style-name="ce504" office:value-type="string" calcext:value-type="string">
            <text:p>Configurar Persistência</text:p>
          </table:table-cell>
          <table:table-cell table:style-name="ce521"/>
          <table:table-cell table:style-name="ce537" office:value-type="string" calcext:value-type="string">
            <text:p>Configura la persistenza</text:p>
          </table:table-cell>
          <table:table-cell table:style-name="ce555" office:value-type="string" calcext:value-type="string">
            <text:p>Configurează Persistenţa</text:p>
          </table:table-cell>
          <table:table-cell table:style-name="ce573" office:value-type="string" calcext:value-type="string">
            <text:p>Konfiguroi pysyvyys</text:p>
          </table:table-cell>
          <table:table-cell table:style-name="ce588" office:value-type="string" calcext:value-type="string">
            <text:p>Konfigurer vedlikehold</text:p>
          </table:table-cell>
          <table:table-cell table:style-name="ce602" office:value-type="string" calcext:value-type="string">
            <text:p>配置持久度</text:p>
          </table:table-cell>
          <table:table-cell table:style-name="ce614" office:value-type="string" calcext:value-type="string">
            <text:p>Kalıcılığı Ayarla</text:p>
          </table:table-cell>
          <table:table-cell table:style-name="ce626" office:value-type="string" calcext:value-type="string">
            <text:p>Διευθέτηση Επιμονής</text:p>
          </table:table-cell>
          <table:table-cell table:style-name="ce641" office:value-type="string" calcext:value-type="string">
            <text:p>Išlaikymo nustatymai</text:p>
          </table:table-cell>
          <table:table-cell table:style-name="ce653" office:value-type="string" calcext:value-type="string">
            <text:p>Konfigurera synlighet</text:p>
          </table:table-cell>
          <table:table-cell table:style-name="ce665" office:value-type="string" calcext:value-type="string">
            <text:p>Konfigurer vedholdenhed</text:p>
          </table:table-cell>
          <table:table-cell table:style-name="ce677" office:value-type="string" calcext:value-type="string">
            <text:p>Konfigurovat prodlevu zobrazení</text:p>
          </table:table-cell>
          <table:table-cell table:style-name="ce689" office:value-type="string" calcext:value-type="string">
            <text:p><text:span text:style-name="T3">지속성</text:span><text:span text:style-name="T4"> </text:span><text:span text:style-name="T5">구성</text:span></text:p>
          </table:table-cell>
          <table:table-cell table:style-name="ce704" office:value-type="string" calcext:value-type="string">
            <text:p>Конфигурация постоянства</text:p>
          </table:table-cell>
          <table:table-cell table:style-name="ce716" office:value-type="string" calcext:value-type="string">
            <text:p>Configurar la persistència</text:p>
          </table:table-cell>
          <table:table-cell table:style-name="ce728" office:value-type="string" calcext:value-type="string">
            <text:p>Podešavanje postojanosti</text:p>
          </table:table-cell>
          <table:table-cell table:style-name="ce740" office:value-type="string" calcext:value-type="string">
            <text:p>Подешавање постојаности</text:p>
          </table:table-cell>
          <table:table-cell table:style-name="ce752" office:value-type="string" calcext:value-type="string">
            <text:p>継続時間の設定</text:p>
          </table:table-cell>
          <table:table-cell table:style-name="ce768" office:value-type="string" calcext:value-type="string">
            <text:p>Прилагодување на постојаноста</text:p>
          </table:table-cell>
          <table:table-cell table:style-name="ce779" office:value-type="string" calcext:value-type="string">
            <text:p>اعدادت الاستمرارية</text:p>
          </table:table-cell>
          <table:table-cell table:style-name="ce289" table:number-columns-repeated="996"/>
        </table:table-row>
        <table:table-row table:style-name="ro20">
          <table:table-cell table:style-name="ce418" office:value-type="string" calcext:value-type="string">
            <text:p>dlgConfigureGrids_Divisions</text:p>
          </table:table-cell>
          <table:table-cell table:style-name="ce339"/>
          <table:table-cell table:style-name="ce430" office:value-type="string" calcext:value-type="string">
            <text:p>Number of Divisions :</text:p>
          </table:table-cell>
          <table:table-cell table:style-name="ce450" office:value-type="string" calcext:value-type="string">
            <text:p>Nombre de Divisions :</text:p>
          </table:table-cell>
          <table:table-cell table:style-name="ce463" office:value-type="string" calcext:value-type="string">
            <text:p>Aantal delen:</text:p>
          </table:table-cell>
          <table:table-cell table:style-name="ce477" office:value-type="string" calcext:value-type="string">
            <text:p>Anzahl der Kategorien:</text:p>
          </table:table-cell>
          <table:table-cell table:style-name="ce491" office:value-type="string" calcext:value-type="string">
            <text:p>Numero de Divisiones :</text:p>
          </table:table-cell>
          <table:table-cell table:style-name="ce504" office:value-type="string" calcext:value-type="string">
            <text:p>Número de Divisões:</text:p>
          </table:table-cell>
          <table:table-cell table:style-name="ce521"/>
          <table:table-cell table:style-name="ce537" office:value-type="string" calcext:value-type="string">
            <text:p>Numero di suddivisioni :</text:p>
          </table:table-cell>
          <table:table-cell table:style-name="ce554" office:value-type="string" calcext:value-type="string">
            <text:p>Numărul de diviziuni :</text:p>
          </table:table-cell>
          <table:table-cell table:style-name="ce572" office:value-type="string" calcext:value-type="string">
            <text:p>Jakojen lukumäärä:</text:p>
          </table:table-cell>
          <table:table-cell table:style-name="ce588" office:value-type="string" calcext:value-type="string">
            <text:p>Antall kategorier:</text:p>
          </table:table-cell>
          <table:table-cell table:style-name="ce602" office:value-type="string" calcext:value-type="string">
            <text:p>网格数量 :</text:p>
          </table:table-cell>
          <table:table-cell table:style-name="ce614" office:value-type="string" calcext:value-type="string">
            <text:p>Bölüm Sayısı :</text:p>
          </table:table-cell>
          <table:table-cell table:style-name="ce626" office:value-type="string" calcext:value-type="string">
            <text:p>Αριθμός Διαιρέσεων:</text:p>
          </table:table-cell>
          <table:table-cell table:style-name="ce641" office:value-type="string" calcext:value-type="string">
            <text:p>Tinklelio tankis :</text:p>
          </table:table-cell>
          <table:table-cell table:style-name="ce654" office:value-type="string" calcext:value-type="string">
            <text:p>Antal indelningar :</text:p>
          </table:table-cell>
          <table:table-cell table:style-name="ce664" office:value-type="string" calcext:value-type="string">
            <text:p>Antal inddelinger:</text:p>
          </table:table-cell>
          <table:table-cell table:style-name="ce677" office:value-type="string" calcext:value-type="string">
            <text:p>Počet dělení:</text:p>
          </table:table-cell>
          <table:table-cell table:style-name="ce689" office:value-type="string" calcext:value-type="string">
            <text:p><text:span text:style-name="T3">나누는</text:span><text:span text:style-name="T4"> </text:span><text:span text:style-name="T5">수</text:span><text:span text:style-name="T4">:</text:span></text:p>
          </table:table-cell>
          <table:table-cell table:style-name="ce704" office:value-type="string" calcext:value-type="string">
            <text:p>Число делений</text:p>
          </table:table-cell>
          <table:table-cell table:style-name="ce716" office:value-type="string" calcext:value-type="string">
            <text:p>Número de divisions</text:p>
          </table:table-cell>
          <table:table-cell table:style-name="ce728" office:value-type="string" calcext:value-type="string">
            <text:p>Broj grupa :</text:p>
          </table:table-cell>
          <table:table-cell table:style-name="ce740" office:value-type="string" calcext:value-type="string">
            <text:p>Број група :</text:p>
          </table:table-cell>
          <table:table-cell table:style-name="ce753" office:value-type="string" calcext:value-type="string">
            <text:p><text:span text:style-name="T15">分割の数</text:span><text:span text:style-name="T16">:</text:span></text:p>
          </table:table-cell>
          <table:table-cell table:style-name="ce768" office:value-type="string" calcext:value-type="string">
            <text:p>Број на делови :</text:p>
          </table:table-cell>
          <table:table-cell table:style-name="ce779" office:value-type="string" calcext:value-type="string">
            <text:p>عدد الأقسام:</text:p>
          </table:table-cell>
          <table:table-cell table:style-name="ce289" table:number-columns-repeated="996"/>
        </table:table-row>
        <table:table-row table:style-name="ro23">
          <table:table-cell table:style-name="ce418" office:value-type="string" calcext:value-type="string">
            <text:p>dlgConfigureGrids_Title</text:p>
          </table:table-cell>
          <table:table-cell table:style-name="ce339"/>
          <table:table-cell table:style-name="ce430" office:value-type="string" calcext:value-type="string">
            <text:p>Configure Grid</text:p>
          </table:table-cell>
          <table:table-cell table:style-name="ce450" office:value-type="string" calcext:value-type="string">
            <text:p>Configurer la Grille</text:p>
          </table:table-cell>
          <table:table-cell table:style-name="ce463" office:value-type="string" calcext:value-type="string">
            <text:p>Configureer grid</text:p>
          </table:table-cell>
          <table:table-cell table:style-name="ce477" office:value-type="string" calcext:value-type="string">
            <text:p>Gitter einrichten</text:p>
          </table:table-cell>
          <table:table-cell table:style-name="ce491" office:value-type="string" calcext:value-type="string">
            <text:p>Configurar la cuadricula</text:p>
          </table:table-cell>
          <table:table-cell table:style-name="ce504" office:value-type="string" calcext:value-type="string">
            <text:p>Configurar Grade</text:p>
          </table:table-cell>
          <table:table-cell table:style-name="ce521"/>
          <table:table-cell table:style-name="ce537" office:value-type="string" calcext:value-type="string">
            <text:p>Configura Griglia</text:p>
          </table:table-cell>
          <table:table-cell table:style-name="ce554" office:value-type="string" calcext:value-type="string">
            <text:p>Configurează grila</text:p>
          </table:table-cell>
          <table:table-cell table:style-name="ce572" office:value-type="string" calcext:value-type="string">
            <text:p>Konfiguroi ruudukkoa</text:p>
          </table:table-cell>
          <table:table-cell table:style-name="ce588" office:value-type="string" calcext:value-type="string">
            <text:p>Konfigurer rutenett</text:p>
          </table:table-cell>
          <table:table-cell table:style-name="ce602" office:value-type="string" calcext:value-type="string">
            <text:p>配置网格</text:p>
          </table:table-cell>
          <table:table-cell table:style-name="ce614" office:value-type="string" calcext:value-type="string">
            <text:p>Izgarayı Ayarla</text:p>
          </table:table-cell>
          <table:table-cell table:style-name="ce626" office:value-type="string" calcext:value-type="string">
            <text:p>Διευθέτηση Πλέγματος</text:p>
          </table:table-cell>
          <table:table-cell table:style-name="ce641" office:value-type="string" calcext:value-type="string">
            <text:p>Tinklelio nustatymai</text:p>
          </table:table-cell>
          <table:table-cell table:style-name="ce653" office:value-type="string" calcext:value-type="string">
            <text:p>Inställningar rutverk</text:p>
          </table:table-cell>
          <table:table-cell table:style-name="ce664" office:value-type="string" calcext:value-type="string">
            <text:p>Konfigurer gitter</text:p>
          </table:table-cell>
          <table:table-cell table:style-name="ce677" office:value-type="string" calcext:value-type="string">
            <text:p>Konfigurovat mřížku</text:p>
          </table:table-cell>
          <table:table-cell table:style-name="ce689" office:value-type="string" calcext:value-type="string">
            <text:p><text:span text:style-name="T3">그리드</text:span><text:span text:style-name="T4"> </text:span><text:span text:style-name="T5">구성</text:span></text:p>
          </table:table-cell>
          <table:table-cell table:style-name="ce704" office:value-type="string" calcext:value-type="string">
            <text:p>Конфигурация сетки</text:p>
          </table:table-cell>
          <table:table-cell table:style-name="ce716" office:value-type="string" calcext:value-type="string">
            <text:p>Configurar la graella</text:p>
          </table:table-cell>
          <table:table-cell table:style-name="ce728" office:value-type="string" calcext:value-type="string">
            <text:p>Podesi koordinatnu mrežu</text:p>
          </table:table-cell>
          <table:table-cell table:style-name="ce740" office:value-type="string" calcext:value-type="string">
            <text:p>Подеси координатну мрежу</text:p>
          </table:table-cell>
          <table:table-cell table:style-name="ce752" office:value-type="string" calcext:value-type="string">
            <text:p>グリッドの設定</text:p>
          </table:table-cell>
          <table:table-cell table:style-name="ce768" office:value-type="string" calcext:value-type="string">
            <text:p>Прилагодување на координатната мрежа</text:p>
          </table:table-cell>
          <table:table-cell table:style-name="ce779" office:value-type="string" calcext:value-type="string">
            <text:p>اعدادات الشبكة</text:p>
          </table:table-cell>
          <table:table-cell table:style-name="ce289" table:number-columns-repeated="996"/>
        </table:table-row>
        <table:table-row table:style-name="ro20">
          <table:table-cell table:style-name="ce418" office:value-type="string" calcext:value-type="string">
            <text:p>dlgConfigureOpacity_Title</text:p>
          </table:table-cell>
          <table:table-cell table:style-name="ce339"/>
          <table:table-cell table:style-name="ce430" office:value-type="string" calcext:value-type="string">
            <text:p>Configure Opacity</text:p>
          </table:table-cell>
          <table:table-cell table:style-name="ce450" office:value-type="string" calcext:value-type="string">
            <text:p>Configurer l'opacité</text:p>
          </table:table-cell>
          <table:table-cell table:style-name="ce464" office:value-type="string" calcext:value-type="string">
            <text:p>Configureer doorzichtigheid</text:p>
          </table:table-cell>
          <table:table-cell table:style-name="ce478" office:value-type="string" calcext:value-type="string">
            <text:p>Deckkraft</text:p>
          </table:table-cell>
          <table:table-cell table:style-name="ce491" office:value-type="string" calcext:value-type="string">
            <text:p>Configurar la opacidad</text:p>
          </table:table-cell>
          <table:table-cell table:style-name="ce507" office:value-type="string" calcext:value-type="string">
            <text:p>Configurar opacidade</text:p>
          </table:table-cell>
          <table:table-cell table:style-name="ce521"/>
          <table:table-cell table:style-name="ce537" office:value-type="string" calcext:value-type="string">
            <text:p>Configura l'opacita'</text:p>
          </table:table-cell>
          <table:table-cell table:style-name="ce554" office:value-type="string" calcext:value-type="string">
            <text:p>Configurează opacitatea</text:p>
          </table:table-cell>
          <table:table-cell table:style-name="ce572" office:value-type="string" calcext:value-type="string">
            <text:p>Säädä läpinäkyvyys</text:p>
          </table:table-cell>
          <table:table-cell table:style-name="ce588"/>
          <table:table-cell table:style-name="ce602"/>
          <table:table-cell table:style-name="ce615" office:value-type="string" calcext:value-type="string">
            <text:p>Opaklığı Ayarla</text:p>
          </table:table-cell>
          <table:table-cell table:style-name="ce627" office:value-type="string" calcext:value-type="string">
            <text:p>Διευθέτηση Αδιαφάνειας</text:p>
          </table:table-cell>
          <table:table-cell table:style-name="ce642" office:value-type="string" calcext:value-type="string">
            <text:p>Keisti permatomumą</text:p>
          </table:table-cell>
          <table:table-cell table:style-name="ce653" office:value-type="string" calcext:value-type="string">
            <text:p>Inställningar transparens</text:p>
          </table:table-cell>
          <table:table-cell table:style-name="ce664" office:value-type="string" calcext:value-type="string">
            <text:p>Konfigurer ugennemsigtighed</text:p>
          </table:table-cell>
          <table:table-cell table:style-name="ce677" office:value-type="string" calcext:value-type="string">
            <text:p>Konfigurovat opacitu</text:p>
          </table:table-cell>
          <table:table-cell table:style-name="ce689" office:value-type="string" calcext:value-type="string">
            <text:p><text:span text:style-name="T3">투명도</text:span><text:span text:style-name="T4"> </text:span><text:span text:style-name="T5">구성</text:span></text:p>
          </table:table-cell>
          <table:table-cell table:style-name="ce704" office:value-type="string" calcext:value-type="string">
            <text:p>Настройка прозрачности</text:p>
          </table:table-cell>
          <table:table-cell table:style-name="ce716" office:value-type="string" calcext:value-type="string">
            <text:p>Configurar l'opacitat</text:p>
          </table:table-cell>
          <table:table-cell table:style-name="ce728" office:value-type="string" calcext:value-type="string">
            <text:p>Podesi neprozirnost</text:p>
          </table:table-cell>
          <table:table-cell table:style-name="ce740" office:value-type="string" calcext:value-type="string">
            <text:p>Подеси непрозирност</text:p>
          </table:table-cell>
          <table:table-cell table:style-name="ce752" office:value-type="string" calcext:value-type="string">
            <text:p>透明度の設定</text:p>
          </table:table-cell>
          <table:table-cell table:style-name="ce768" office:value-type="string" calcext:value-type="string">
            <text:p>Прилагодување на нејасност</text:p>
          </table:table-cell>
          <table:table-cell table:style-name="ce779" office:value-type="string" calcext:value-type="string">
            <text:p>اعدادت التعتيم</text:p>
          </table:table-cell>
          <table:table-cell table:style-name="ce289" table:number-columns-repeated="996"/>
        </table:table-row>
        <table:table-row table:style-name="ro23">
          <table:table-cell table:style-name="ce418" office:value-type="string" calcext:value-type="string">
            <text:p>dlgConfigureOpacity_lblValue</text:p>
          </table:table-cell>
          <table:table-cell table:style-name="ce339"/>
          <table:table-cell table:style-name="ce430" office:value-type="string" calcext:value-type="string">
            <text:p>Opacity: {0:0}%</text:p>
          </table:table-cell>
          <table:table-cell table:style-name="ce450" office:value-type="string" calcext:value-type="string">
            <text:p>Opacité : {0:0}%</text:p>
          </table:table-cell>
          <table:table-cell table:style-name="ce464" office:value-type="string" calcext:value-type="string">
            <text:p>Doorzichtigheid: {0:0}%</text:p>
          </table:table-cell>
          <table:table-cell table:style-name="ce478" office:value-type="string" calcext:value-type="string">
            <text:p>Deckkraft: {0:0}%</text:p>
          </table:table-cell>
          <table:table-cell table:style-name="ce491" office:value-type="string" calcext:value-type="string">
            <text:p>Opacidad : {0:0}%</text:p>
          </table:table-cell>
          <table:table-cell table:style-name="ce507" office:value-type="string" calcext:value-type="string">
            <text:p>Opacidade: {0:0}%</text:p>
          </table:table-cell>
          <table:table-cell table:style-name="ce521"/>
          <table:table-cell table:style-name="ce539" office:value-type="string" calcext:value-type="string">
            <text:p>Opacita': {0:0}%</text:p>
          </table:table-cell>
          <table:table-cell table:style-name="ce554" office:value-type="string" calcext:value-type="string">
            <text:p>Opacitate : {0:0}%</text:p>
          </table:table-cell>
          <table:table-cell table:style-name="ce572" office:value-type="string" calcext:value-type="string">
            <text:p>Läpinäkyvyys : {0:0}%</text:p>
          </table:table-cell>
          <table:table-cell table:style-name="ce588"/>
          <table:table-cell table:style-name="ce602"/>
          <table:table-cell table:style-name="ce615" office:value-type="string" calcext:value-type="string">
            <text:p>Opaklık: {0:0}%</text:p>
          </table:table-cell>
          <table:table-cell table:style-name="ce628" office:value-type="string" calcext:value-type="string">
            <text:p>Αδιαφάνεια: {0:0}%</text:p>
          </table:table-cell>
          <table:table-cell table:style-name="ce643" office:value-type="string" calcext:value-type="string">
            <text:p>Permatomumas: {0:0}%</text:p>
          </table:table-cell>
          <table:table-cell table:style-name="ce653" office:value-type="string" calcext:value-type="string">
            <text:p>Transparens: {0:0}%</text:p>
          </table:table-cell>
          <table:table-cell table:style-name="ce664" office:value-type="string" calcext:value-type="string">
            <text:p>Ugennemsigtighed: {0:0}%</text:p>
          </table:table-cell>
          <table:table-cell table:style-name="ce677" office:value-type="string" calcext:value-type="string">
            <text:p>Opacita: {0:0}%</text:p>
          </table:table-cell>
          <table:table-cell table:style-name="ce689" office:value-type="string" calcext:value-type="string">
            <text:p/>
            <text:p><text:span text:style-name="T3">투명도</text:span><text:span text:style-name="T4">:  {0:0}%</text:span></text:p>
          </table:table-cell>
          <table:table-cell table:style-name="ce704" office:value-type="string" calcext:value-type="string">
            <text:p>Прозрачность : {0:0}%</text:p>
          </table:table-cell>
          <table:table-cell table:style-name="ce716" office:value-type="string" calcext:value-type="string">
            <text:p>Opacitat : {0:0}%</text:p>
          </table:table-cell>
          <table:table-cell table:style-name="ce728" office:value-type="string" calcext:value-type="string">
            <text:p>Neprozirnost: {0:0}%</text:p>
          </table:table-cell>
          <table:table-cell table:style-name="ce740" office:value-type="string" calcext:value-type="string">
            <text:p>Непрозирност: {0:0}%</text:p>
          </table:table-cell>
          <table:table-cell table:style-name="ce752" office:value-type="string" calcext:value-type="string">
            <text:p>透明度: {0:0}%</text:p>
          </table:table-cell>
          <table:table-cell table:style-name="ce768" office:value-type="string" calcext:value-type="string">
            <text:p>Нејасност: {0:0}%</text:p>
          </table:table-cell>
          <table:table-cell table:style-name="ce779" office:value-type="string" calcext:value-type="string">
            <text:p>التعتيم: {0: 0}٪</text:p>
          </table:table-cell>
          <table:table-cell table:style-name="ce289" table:number-columns-repeated="996"/>
        </table:table-row>
        <table:table-row table:style-name="ro5">
          <table:table-cell table:style-name="ce418" office:value-type="string" calcext:value-type="string">
            <text:p>dlgTimebase_Title</text:p>
          </table:table-cell>
          <table:table-cell table:style-name="ce339"/>
          <table:table-cell table:style-name="ce430" office:value-type="string" calcext:value-type="string">
            <text:p>Configure video timing</text:p>
          </table:table-cell>
          <table:table-cell table:style-name="ce450" office:value-type="string" calcext:value-type="string">
            <text:p>Configurer le timing de la vidéo</text:p>
          </table:table-cell>
          <table:table-cell table:style-name="ce464"/>
          <table:table-cell table:style-name="ce478"/>
          <table:table-cell table:style-name="ce491"/>
          <table:table-cell table:style-name="ce507"/>
          <table:table-cell table:style-name="ce521"/>
          <table:table-cell table:style-name="ce539"/>
          <table:table-cell table:style-name="ce554"/>
          <table:table-cell table:style-name="ce572"/>
          <table:table-cell table:style-name="ce588"/>
          <table:table-cell table:style-name="ce602"/>
          <table:table-cell table:style-name="ce615"/>
          <table:table-cell table:style-name="ce628"/>
          <table:table-cell table:style-name="ce643"/>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عدادات توقيت الفيديو</text:p>
          </table:table-cell>
          <table:table-cell table:style-name="ce289" table:number-columns-repeated="996"/>
        </table:table-row>
        <table:table-row table:style-name="ro5">
          <table:table-cell table:style-name="ce418" office:value-type="string" calcext:value-type="string">
            <text:p>dlgTimebase_GroupCapture</text:p>
          </table:table-cell>
          <table:table-cell table:style-name="ce339"/>
          <table:table-cell table:style-name="ce430" office:value-type="string" calcext:value-type="string">
            <text:p>High speed camera</text:p>
          </table:table-cell>
          <table:table-cell table:style-name="ce450" office:value-type="string" calcext:value-type="string">
            <text:p>Camera haute vitesse</text:p>
          </table:table-cell>
          <table:table-cell table:style-name="ce464"/>
          <table:table-cell table:style-name="ce478"/>
          <table:table-cell table:style-name="ce491"/>
          <table:table-cell table:style-name="ce507"/>
          <table:table-cell table:style-name="ce521"/>
          <table:table-cell table:style-name="ce539"/>
          <table:table-cell table:style-name="ce554"/>
          <table:table-cell table:style-name="ce572"/>
          <table:table-cell table:style-name="ce588"/>
          <table:table-cell table:style-name="ce602"/>
          <table:table-cell table:style-name="ce615"/>
          <table:table-cell table:style-name="ce628"/>
          <table:table-cell table:style-name="ce643"/>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كاميرا عالية السرعة</text:p>
          </table:table-cell>
          <table:table-cell table:style-name="ce289" table:number-columns-repeated="996"/>
        </table:table-row>
        <table:table-row table:style-name="ro5">
          <table:table-cell table:style-name="ce339" office:value-type="string" calcext:value-type="string">
            <text:p>dlgTimebase_lblCapture</text:p>
          </table:table-cell>
          <table:table-cell table:style-name="ce339"/>
          <table:table-cell table:style-name="ce432" office:value-type="string" calcext:value-type="string">
            <text:p>Capture framerate:</text:p>
          </table:table-cell>
          <table:table-cell table:style-name="ce450" office:value-type="string" calcext:value-type="string">
            <text:p>Fréquence de capture :</text:p>
          </table:table-cell>
          <table:table-cell table:style-name="ce463"/>
          <table:table-cell table:style-name="ce476"/>
          <table:table-cell table:style-name="ce491"/>
          <table:table-cell table:style-name="ce504"/>
          <table:table-cell table:style-name="ce521"/>
          <table:table-cell table:style-name="ce537"/>
          <table:table-cell table:style-name="ce556"/>
          <table:table-cell table:style-name="ce574"/>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دل كادرات الالتقاط:</text:p>
          </table:table-cell>
          <table:table-cell table:style-name="ce289" table:number-columns-repeated="996"/>
        </table:table-row>
        <table:table-row table:style-name="ro29">
          <table:table-cell table:style-name="ce339" office:value-type="string" calcext:value-type="string">
            <text:p>dlgTimebase_InfoCapture</text:p>
          </table:table-cell>
          <table:table-cell table:style-name="ce339"/>
          <table:table-cell table:style-name="ce432"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50"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63"/>
          <table:table-cell table:style-name="ce476"/>
          <table:table-cell table:style-name="ce491"/>
          <table:table-cell table:style-name="ce504"/>
          <table:table-cell table:style-name="ce521"/>
          <table:table-cell table:style-name="ce537"/>
          <table:table-cell table:style-name="ce556"/>
          <table:table-cell table:style-name="ce574"/>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text:s/>هذا الخيار يوضح الفرق بين سرعة الفيديو و الوقت الفعلي. وينعكي علي المسميات التي تحتوي على الزمن والقياسات الكينماتيكه . يتم استخدامة عندما يتم تصوير الفيديو بسرعة عالية.</text:p>
          </table:table-cell>
          <table:table-cell table:style-name="ce289" table:number-columns-repeated="996"/>
        </table:table-row>
        <table:table-row table:style-name="ro18">
          <table:table-cell table:style-name="ce339" office:value-type="string" calcext:value-type="string">
            <text:p>dlgTimebase_lblFileFPS</text:p>
          </table:table-cell>
          <table:table-cell table:style-name="ce339"/>
          <table:table-cell table:style-name="ce433" office:value-type="string" calcext:value-type="string">
            <text:p>Framerate read in the file: {0:0.##} fps</text:p>
          </table:table-cell>
          <table:table-cell table:style-name="ce451" office:value-type="string" calcext:value-type="string">
            <text:p>Fréquence d'images lue dans le fichier : {0:0.##} fps</text:p>
          </table:table-cell>
          <table:table-cell table:style-name="ce463"/>
          <table:table-cell table:style-name="ce476"/>
          <table:table-cell table:style-name="ce491"/>
          <table:table-cell table:style-name="ce504"/>
          <table:table-cell table:style-name="ce521"/>
          <table:table-cell table:style-name="ce537"/>
          <table:table-cell table:style-name="ce556"/>
          <table:table-cell table:style-name="ce574"/>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دل الكادرات في الملف: {0: 0 ##} كادر في الثانية</text:p>
          </table:table-cell>
          <table:table-cell table:style-name="ce289" table:number-columns-repeated="996"/>
        </table:table-row>
        <table:table-row table:style-name="ro5">
          <table:table-cell table:style-name="ce339" office:value-type="string" calcext:value-type="string">
            <text:p>dlgTimebase_lblUserFPS</text:p>
          </table:table-cell>
          <table:table-cell table:style-name="ce339"/>
          <table:table-cell table:style-name="ce434" office:value-type="string" calcext:value-type="string">
            <text:p>Video framerate:</text:p>
          </table:table-cell>
          <table:table-cell table:style-name="ce58" office:value-type="string" calcext:value-type="string">
            <text:p>Fréquence de la vidéo :</text:p>
          </table:table-cell>
          <table:table-cell table:style-name="ce463"/>
          <table:table-cell table:style-name="ce476"/>
          <table:table-cell table:style-name="ce491"/>
          <table:table-cell table:style-name="ce504"/>
          <table:table-cell table:style-name="ce521"/>
          <table:table-cell table:style-name="ce537"/>
          <table:table-cell table:style-name="ce556"/>
          <table:table-cell table:style-name="ce574"/>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دل كادرات الفيديو:</text:p>
          </table:table-cell>
          <table:table-cell table:style-name="ce289" table:number-columns-repeated="996"/>
        </table:table-row>
        <table:table-row table:style-name="ro30">
          <table:table-cell table:style-name="ce339" office:value-type="string" calcext:value-type="string">
            <text:p>dlgTimebase_InfoUser</text:p>
          </table:table-cell>
          <table:table-cell table:style-name="ce339"/>
          <table:table-cell table:style-name="ce433" office:value-type="string" calcext:value-type="string">
            <text:p>This option defines the reference framerate used by Kinovea to play the video. Use it when the video contains a wrong framerate or Kinovea cannot read it. </text:p>
          </table:table-cell>
          <table:table-cell table:style-name="ce451"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63"/>
          <table:table-cell table:style-name="ce476"/>
          <table:table-cell table:style-name="ce491"/>
          <table:table-cell table:style-name="ce504"/>
          <table:table-cell table:style-name="ce521"/>
          <table:table-cell table:style-name="ce537"/>
          <table:table-cell table:style-name="ce556"/>
          <table:table-cell table:style-name="ce574"/>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289" table:number-columns-repeated="996"/>
        </table:table-row>
        <table:table-row table:style-name="ro20">
          <table:table-cell table:style-name="ce339" office:value-type="string" calcext:value-type="string">
            <text:p>dlgTimebase_ToolTip_Reset</text:p>
          </table:table-cell>
          <table:table-cell table:style-name="ce339"/>
          <table:table-cell table:style-name="ce432" office:value-type="string" calcext:value-type="string">
            <text:p>Reset</text:p>
          </table:table-cell>
          <table:table-cell table:style-name="ce450" office:value-type="string" calcext:value-type="string">
            <text:p>Remettre à zéro</text:p>
          </table:table-cell>
          <table:table-cell table:style-name="ce463" office:value-type="string" calcext:value-type="string">
            <text:p>Herstel</text:p>
          </table:table-cell>
          <table:table-cell table:style-name="ce476" office:value-type="string" calcext:value-type="string">
            <text:p>Zurücksetzen</text:p>
          </table:table-cell>
          <table:table-cell table:style-name="ce491" office:value-type="string" calcext:value-type="string">
            <text:p>Restaurar</text:p>
          </table:table-cell>
          <table:table-cell table:style-name="ce504" office:value-type="string" calcext:value-type="string">
            <text:p>Resetar</text:p>
          </table:table-cell>
          <table:table-cell table:style-name="ce521"/>
          <table:table-cell table:style-name="ce537" office:value-type="string" calcext:value-type="string">
            <text:p>Azzera</text:p>
          </table:table-cell>
          <table:table-cell table:style-name="ce556" office:value-type="string" calcext:value-type="string">
            <text:p>Reseteză</text:p>
          </table:table-cell>
          <table:table-cell table:style-name="ce574" office:value-type="string" calcext:value-type="string">
            <text:p>Palauta</text:p>
          </table:table-cell>
          <table:table-cell table:style-name="ce588" office:value-type="string" calcext:value-type="string">
            <text:p>Tilbakestill</text:p>
          </table:table-cell>
          <table:table-cell table:style-name="ce602" office:value-type="string" calcext:value-type="string">
            <text:p>重设</text:p>
          </table:table-cell>
          <table:table-cell table:style-name="ce614" office:value-type="string" calcext:value-type="string">
            <text:p>Baştaki Konuma Getir</text:p>
          </table:table-cell>
          <table:table-cell table:style-name="ce626" office:value-type="string" calcext:value-type="string">
            <text:p>Επανάθεση</text:p>
          </table:table-cell>
          <table:table-cell table:style-name="ce641" office:value-type="string" calcext:value-type="string">
            <text:p>Atkurti</text:p>
          </table:table-cell>
          <table:table-cell table:style-name="ce653" office:value-type="string" calcext:value-type="string">
            <text:p>Återställning</text:p>
          </table:table-cell>
          <table:table-cell table:style-name="ce664" office:value-type="string" calcext:value-type="string">
            <text:p>Nulstil</text:p>
          </table:table-cell>
          <table:table-cell table:style-name="ce677" office:value-type="string" calcext:value-type="string">
            <text:p>Reset</text:p>
          </table:table-cell>
          <table:table-cell table:style-name="ce691" office:value-type="string" calcext:value-type="string">
            <text:p>초기화</text:p>
          </table:table-cell>
          <table:table-cell table:style-name="ce704" office:value-type="string" calcext:value-type="string">
            <text:p>Сброс параметров</text:p>
          </table:table-cell>
          <table:table-cell table:style-name="ce716" office:value-type="string" calcext:value-type="string">
            <text:p>Restablir</text:p>
          </table:table-cell>
          <table:table-cell table:style-name="ce728" office:value-type="string" calcext:value-type="string">
            <text:p>Poništiti</text:p>
          </table:table-cell>
          <table:table-cell table:style-name="ce740" office:value-type="string" calcext:value-type="string">
            <text:p>Поништити</text:p>
          </table:table-cell>
          <table:table-cell table:style-name="ce752" office:value-type="string" calcext:value-type="string">
            <text:p>リセット</text:p>
          </table:table-cell>
          <table:table-cell table:style-name="ce768" office:value-type="string" calcext:value-type="string">
            <text:p>Ресетирање</text:p>
          </table:table-cell>
          <table:table-cell table:style-name="ce779" office:value-type="string" calcext:value-type="string">
            <text:p>إعادة ضبط </text:p>
          </table:table-cell>
          <table:table-cell table:style-name="ce289" table:number-columns-repeated="996"/>
        </table:table-row>
        <table:table-row table:style-name="ro18">
          <table:table-cell table:style-name="ce418" office:value-type="string" calcext:value-type="string">
            <text:p>dlgConfigureTrajectory_chkShowTarget</text:p>
          </table:table-cell>
          <table:table-cell table:style-name="ce339"/>
          <table:table-cell table:style-name="ce430" office:value-type="string" calcext:value-type="string">
            <text:p>Show the Target Marker</text:p>
          </table:table-cell>
          <table:table-cell table:style-name="ce450" office:value-type="string" calcext:value-type="string">
            <text:p>Montrer le Marqueur de Cible</text:p>
          </table:table-cell>
          <table:table-cell table:style-name="ce463" office:value-type="string" calcext:value-type="string">
            <text:p>Toon Doel Markeerder</text:p>
          </table:table-cell>
          <table:table-cell table:style-name="ce477" office:value-type="string" calcext:value-type="string">
            <text:p>Zielmarkierungswerzeug anzeigen</text:p>
          </table:table-cell>
          <table:table-cell table:style-name="ce491" office:value-type="string" calcext:value-type="string">
            <text:p>Mostrar el marcador de diana</text:p>
          </table:table-cell>
          <table:table-cell table:style-name="ce504" office:value-type="string" calcext:value-type="string">
            <text:p>Mostrar Marcador Alvo</text:p>
          </table:table-cell>
          <table:table-cell table:style-name="ce521"/>
          <table:table-cell table:style-name="ce537" office:value-type="string" calcext:value-type="string">
            <text:p>Mostra riquadro marcatore bersaglio</text:p>
          </table:table-cell>
          <table:table-cell table:style-name="ce554" office:value-type="string" calcext:value-type="string">
            <text:p>Arată markerul ţintă</text:p>
          </table:table-cell>
          <table:table-cell table:style-name="ce572" office:value-type="string" calcext:value-type="string">
            <text:p>Näytä kohdemerkki</text:p>
          </table:table-cell>
          <table:table-cell table:style-name="ce588" office:value-type="string" calcext:value-type="string">
            <text:p>Vis markør</text:p>
          </table:table-cell>
          <table:table-cell table:style-name="ce602" office:value-type="string" calcext:value-type="string">
            <text:p>显示目标标记</text:p>
          </table:table-cell>
          <table:table-cell table:style-name="ce614" office:value-type="string" calcext:value-type="string">
            <text:p>Hedef İşaretleyicisini Göster</text:p>
          </table:table-cell>
          <table:table-cell table:style-name="ce626" office:value-type="string" calcext:value-type="string">
            <text:p>Εμφάνιση Σελιδοδείκτη Προορισμού</text:p>
          </table:table-cell>
          <table:table-cell table:style-name="ce641" office:value-type="string" calcext:value-type="string">
            <text:p>Rodyti žymę</text:p>
          </table:table-cell>
          <table:table-cell table:style-name="ce653" office:value-type="string" calcext:value-type="string">
            <text:p>Visa Kryssmarkören</text:p>
          </table:table-cell>
          <table:table-cell table:style-name="ce664" office:value-type="string" calcext:value-type="string">
            <text:p>Vis Målmarkør</text:p>
          </table:table-cell>
          <table:table-cell table:style-name="ce677" office:value-type="string" calcext:value-type="string">
            <text:p>Zobrazit cílovou značku</text:p>
          </table:table-cell>
          <table:table-cell table:style-name="ce689" office:value-type="string" calcext:value-type="string">
            <text:p><text:span text:style-name="T3">타깃</text:span><text:span text:style-name="T4"> </text:span><text:span text:style-name="T5">표식</text:span><text:span text:style-name="T4"> </text:span><text:span text:style-name="T5">보이기</text:span></text:p>
          </table:table-cell>
          <table:table-cell table:style-name="ce704" office:value-type="string" calcext:value-type="string">
            <text:p>Показать целевые маркеры</text:p>
          </table:table-cell>
          <table:table-cell table:style-name="ce716" office:value-type="string" calcext:value-type="string">
            <text:p>Mostrar el marcador de l'objectiu</text:p>
          </table:table-cell>
          <table:table-cell table:style-name="ce728" office:value-type="string" calcext:value-type="string">
            <text:p>Prikaži željeni označivač</text:p>
          </table:table-cell>
          <table:table-cell table:style-name="ce740" office:value-type="string" calcext:value-type="string">
            <text:p>Прикажи жељени означивач</text:p>
          </table:table-cell>
          <table:table-cell table:style-name="ce752" office:value-type="string" calcext:value-type="string">
            <text:p>ターゲットマーカーを表示</text:p>
          </table:table-cell>
          <table:table-cell table:style-name="ce768" office:value-type="string" calcext:value-type="string">
            <text:p>Прикажи го целниот означувач</text:p>
          </table:table-cell>
          <table:table-cell table:style-name="ce779" office:value-type="string" calcext:value-type="string">
            <text:p>اظهار حدود العلامة </text:p>
          </table:table-cell>
          <table:table-cell table:style-name="ce289" table:number-columns-repeated="996"/>
        </table:table-row>
        <table:table-row table:style-name="ro18">
          <table:table-cell table:style-name="ce418" office:value-type="string" calcext:value-type="string">
            <text:p>dlgConfigureTrajectory_chkShowTitles</text:p>
          </table:table-cell>
          <table:table-cell table:style-name="ce339"/>
          <table:table-cell table:style-name="ce430" office:value-type="string" calcext:value-type="string">
            <text:p>Show Key Images Titles</text:p>
          </table:table-cell>
          <table:table-cell table:style-name="ce450" office:value-type="string" calcext:value-type="string">
            <text:p>Montrer les Titres des Images Clés</text:p>
          </table:table-cell>
          <table:table-cell table:style-name="ce463" office:value-type="string" calcext:value-type="string">
            <text:p>Toon Kernbeeld Titel</text:p>
          </table:table-cell>
          <table:table-cell table:style-name="ce477" office:value-type="string" calcext:value-type="string">
            <text:p>Zeige Schlüsselbild Titel</text:p>
          </table:table-cell>
          <table:table-cell table:style-name="ce491" office:value-type="string" calcext:value-type="string">
            <text:p>Mostrar títulos de las imàgenes clave</text:p>
          </table:table-cell>
          <table:table-cell table:style-name="ce504" office:value-type="string" calcext:value-type="string">
            <text:p>Mostrar Título dos Quadros de Imagens</text:p>
          </table:table-cell>
          <table:table-cell table:style-name="ce521"/>
          <table:table-cell table:style-name="ce537" office:value-type="string" calcext:value-type="string">
            <text:p>Mostra Titoli delle Immagini Chiave</text:p>
          </table:table-cell>
          <table:table-cell table:style-name="ce554" office:value-type="string" calcext:value-type="string">
            <text:p>Arată numele cadrelor cheie </text:p>
          </table:table-cell>
          <table:table-cell table:style-name="ce572" office:value-type="string" calcext:value-type="string">
            <text:p>Näytä avainkuvien nimet</text:p>
          </table:table-cell>
          <table:table-cell table:style-name="ce588" office:value-type="string" calcext:value-type="string">
            <text:p>Vis nøkkelbilde titler</text:p>
          </table:table-cell>
          <table:table-cell table:style-name="ce602" office:value-type="string" calcext:value-type="string">
            <text:p>显示关键帧标题</text:p>
          </table:table-cell>
          <table:table-cell table:style-name="ce614" office:value-type="string" calcext:value-type="string">
            <text:p>Anahtar İmaj Başlıklarını Göster</text:p>
          </table:table-cell>
          <table:table-cell table:style-name="ce626" office:value-type="string" calcext:value-type="string">
            <text:p>Εμφάνιση Τίτλων εικόνων κλειδιά</text:p>
          </table:table-cell>
          <table:table-cell table:style-name="ce641" office:value-type="string" calcext:value-type="string">
            <text:p>Rodyti paveikslėlių žymių antraštes</text:p>
          </table:table-cell>
          <table:table-cell table:style-name="ce653" office:value-type="string" calcext:value-type="string">
            <text:p>Visa Nyckelbildernas titlar</text:p>
          </table:table-cell>
          <table:table-cell table:style-name="ce664" office:value-type="string" calcext:value-type="string">
            <text:p>Vis Nøglebilleders titler</text:p>
          </table:table-cell>
          <table:table-cell table:style-name="ce677" office:value-type="string" calcext:value-type="string">
            <text:p>Ukázat titulky klíčových pozic</text:p>
          </table:table-cell>
          <table:table-cell table:style-name="ce689" office:value-type="string" calcext:value-type="string">
            <text:p><text:span text:style-name="T3">키</text:span><text:span text:style-name="T4"> </text:span><text:span text:style-name="T5">이미지</text:span><text:span text:style-name="T4">' </text:span><text:span text:style-name="T5">의</text:span><text:span text:style-name="T4"> </text:span><text:span text:style-name="T5">제목</text:span><text:span text:style-name="T4"> </text:span><text:span text:style-name="T5">보이기</text:span></text:p>
          </table:table-cell>
          <table:table-cell table:style-name="ce704" office:value-type="string" calcext:value-type="string">
            <text:p>Показать названия ключевых кадров</text:p>
          </table:table-cell>
          <table:table-cell table:style-name="ce716" office:value-type="string" calcext:value-type="string">
            <text:p>Mostrar el títols de les imatges clau</text:p>
          </table:table-cell>
          <table:table-cell table:style-name="ce728" office:value-type="string" calcext:value-type="string">
            <text:p>Prikaži naslove ključnih slika</text:p>
          </table:table-cell>
          <table:table-cell table:style-name="ce740" office:value-type="string" calcext:value-type="string">
            <text:p>Прикажи наслове кључних слика</text:p>
          </table:table-cell>
          <table:table-cell table:style-name="ce752" office:value-type="string" calcext:value-type="string">
            <text:p>キーイメージタイトルを表示</text:p>
          </table:table-cell>
          <table:table-cell table:style-name="ce768" office:value-type="string" calcext:value-type="string">
            <text:p>Покажи ги насловите на клучните слики</text:p>
          </table:table-cell>
          <table:table-cell table:style-name="ce779" office:value-type="string" calcext:value-type="string">
            <text:p>اظهار عناوين الصور الرئيسية</text:p>
          </table:table-cell>
          <table:table-cell table:style-name="ce289" table:number-columns-repeated="996"/>
        </table:table-row>
        <table:table-row table:style-name="ro20">
          <table:table-cell table:style-name="ce45" office:value-type="string" calcext:value-type="string">
            <text:p>dlgConfigureTrajectory_chkShowTrajectory</text:p>
          </table:table-cell>
          <table:table-cell table:style-name="ce339"/>
          <table:table-cell table:style-name="ce429" office:value-type="string" calcext:value-type="string">
            <text:p>Show Path</text:p>
          </table:table-cell>
          <table:table-cell table:style-name="ce450" office:value-type="string" calcext:value-type="string">
            <text:p>Montrer la Trajectoire</text:p>
          </table:table-cell>
          <table:table-cell table:style-name="ce463" office:value-type="string" calcext:value-type="string">
            <text:p>Toon Trajectpad</text:p>
          </table:table-cell>
          <table:table-cell table:style-name="ce476" office:value-type="string" calcext:value-type="string">
            <text:p>Zeige Trajektorie</text:p>
          </table:table-cell>
          <table:table-cell table:style-name="ce491" office:value-type="string" calcext:value-type="string">
            <text:p>Mostrar la trayectoria</text:p>
          </table:table-cell>
          <table:table-cell table:style-name="ce504" office:value-type="string" calcext:value-type="string">
            <text:p>Mostrar Caminho</text:p>
          </table:table-cell>
          <table:table-cell table:style-name="ce521"/>
          <table:table-cell table:style-name="ce537" office:value-type="string" calcext:value-type="string">
            <text:p>Mostra la Traiettoria</text:p>
          </table:table-cell>
          <table:table-cell table:style-name="ce553" office:value-type="string" calcext:value-type="string">
            <text:p>Arată traiectoria </text:p>
          </table:table-cell>
          <table:table-cell table:style-name="ce571" office:value-type="string" calcext:value-type="string">
            <text:p>Näytä liikerata</text:p>
          </table:table-cell>
          <table:table-cell table:style-name="ce588" office:value-type="string" calcext:value-type="string">
            <text:p>Vis bane</text:p>
          </table:table-cell>
          <table:table-cell table:style-name="ce602" office:value-type="string" calcext:value-type="string">
            <text:p>显示路径</text:p>
          </table:table-cell>
          <table:table-cell table:style-name="ce614" office:value-type="string" calcext:value-type="string">
            <text:p>Yolu Göster</text:p>
          </table:table-cell>
          <table:table-cell table:style-name="ce626" office:value-type="string" calcext:value-type="string">
            <text:p>Εμφάνιση Διαδρομής</text:p>
          </table:table-cell>
          <table:table-cell table:style-name="ce641" office:value-type="string" calcext:value-type="string">
            <text:p>Rodyti kelią</text:p>
          </table:table-cell>
          <table:table-cell table:style-name="ce653" office:value-type="string" calcext:value-type="string">
            <text:p>Visa bana</text:p>
          </table:table-cell>
          <table:table-cell table:style-name="ce664" office:value-type="string" calcext:value-type="string">
            <text:p>Vis stien</text:p>
          </table:table-cell>
          <table:table-cell table:style-name="ce677" office:value-type="string" calcext:value-type="string">
            <text:p>Ukázat trasu</text:p>
          </table:table-cell>
          <table:table-cell table:style-name="ce689" office:value-type="string" calcext:value-type="string">
            <text:p><text:span text:style-name="T3">경로</text:span><text:span text:style-name="T4"> </text:span><text:span text:style-name="T5">보이기</text:span></text:p>
          </table:table-cell>
          <table:table-cell table:style-name="ce704" office:value-type="string" calcext:value-type="string">
            <text:p>Показать путь</text:p>
          </table:table-cell>
          <table:table-cell table:style-name="ce716" office:value-type="string" calcext:value-type="string">
            <text:p>Mostrar la trajectòria</text:p>
          </table:table-cell>
          <table:table-cell table:style-name="ce728" office:value-type="string" calcext:value-type="string">
            <text:p>Prikaži putanju</text:p>
          </table:table-cell>
          <table:table-cell table:style-name="ce740" office:value-type="string" calcext:value-type="string">
            <text:p>Прикажи путању</text:p>
          </table:table-cell>
          <table:table-cell table:style-name="ce752" office:value-type="string" calcext:value-type="string">
            <text:p>軌道を表示</text:p>
          </table:table-cell>
          <table:table-cell table:style-name="ce768" office:value-type="string" calcext:value-type="string">
            <text:p>Покажи го патот</text:p>
          </table:table-cell>
          <table:table-cell table:style-name="ce779" office:value-type="string" calcext:value-type="string">
            <text:p>اظهار المسار</text:p>
          </table:table-cell>
          <table:table-cell table:style-name="ce289" table:number-columns-repeated="996"/>
        </table:table-row>
        <table:table-row table:style-name="ro20">
          <table:table-cell table:style-name="ce45" office:value-type="string" calcext:value-type="string">
            <text:p>dlgConfigureTrajectory_LabelExtraData</text:p>
          </table:table-cell>
          <table:table-cell table:style-name="ce339"/>
          <table:table-cell table:style-name="ce429" office:value-type="string" calcext:value-type="string">
            <text:p>Measurement:</text:p>
          </table:table-cell>
          <table:table-cell table:style-name="ce450" office:value-type="string" calcext:value-type="string">
            <text:p>Mesure :</text:p>
          </table:table-cell>
          <table:table-cell table:style-name="ce463" office:value-type="string" calcext:value-type="string">
            <text:p>Meting:</text:p>
          </table:table-cell>
          <table:table-cell table:style-name="ce476" office:value-type="string" calcext:value-type="string">
            <text:p>Messung :</text:p>
          </table:table-cell>
          <table:table-cell table:style-name="ce491" office:value-type="string" calcext:value-type="string">
            <text:p>Medición :</text:p>
          </table:table-cell>
          <table:table-cell table:style-name="ce507" office:value-type="string" calcext:value-type="string">
            <text:p>Medida:</text:p>
          </table:table-cell>
          <table:table-cell table:style-name="ce521"/>
          <table:table-cell table:style-name="ce537" office:value-type="string" calcext:value-type="string">
            <text:p>Misurazione:</text:p>
          </table:table-cell>
          <table:table-cell table:style-name="ce553" office:value-type="string" calcext:value-type="string">
            <text:p>Măsurare:</text:p>
          </table:table-cell>
          <table:table-cell table:style-name="ce575" office:value-type="string" calcext:value-type="string">
            <text:p>Mitta:</text:p>
          </table:table-cell>
          <table:table-cell table:style-name="ce590" office:value-type="string" calcext:value-type="string">
            <text:p>Måling:</text:p>
          </table:table-cell>
          <table:table-cell table:style-name="ce602" office:value-type="string" calcext:value-type="string">
            <text:p>测量:</text:p>
          </table:table-cell>
          <table:table-cell table:style-name="ce616" office:value-type="string" calcext:value-type="string">
            <text:p>Ölçüm:</text:p>
          </table:table-cell>
          <table:table-cell table:style-name="ce629" office:value-type="string" calcext:value-type="string">
            <text:p>Μέτρηση:</text:p>
          </table:table-cell>
          <table:table-cell table:style-name="ce641" office:value-type="string" calcext:value-type="string">
            <text:p>Matas :</text:p>
          </table:table-cell>
          <table:table-cell table:style-name="ce653" office:value-type="string" calcext:value-type="string">
            <text:p>Mätning:</text:p>
          </table:table-cell>
          <table:table-cell table:style-name="ce664" office:value-type="string" calcext:value-type="string">
            <text:p>Måling:</text:p>
          </table:table-cell>
          <table:table-cell table:style-name="ce677" office:value-type="string" calcext:value-type="string">
            <text:p>Měření:</text:p>
          </table:table-cell>
          <table:table-cell table:style-name="ce689" office:value-type="string" calcext:value-type="string">
            <text:p><text:span text:style-name="T3">측정</text:span><text:span text:style-name="T4">:</text:span></text:p>
          </table:table-cell>
          <table:table-cell table:style-name="ce704" office:value-type="string" calcext:value-type="string">
            <text:p>Измерения</text:p>
          </table:table-cell>
          <table:table-cell table:style-name="ce716" office:value-type="string" calcext:value-type="string">
            <text:p>Mesura:</text:p>
          </table:table-cell>
          <table:table-cell table:style-name="ce728" office:value-type="string" calcext:value-type="string">
            <text:p>Merenje:</text:p>
          </table:table-cell>
          <table:table-cell table:style-name="ce740" office:value-type="string" calcext:value-type="string">
            <text:p>Мерење:</text:p>
          </table:table-cell>
          <table:table-cell table:style-name="ce753" office:value-type="string" calcext:value-type="string">
            <text:p><text:span text:style-name="T15">計測</text:span><text:span text:style-name="T16">:</text:span></text:p>
          </table:table-cell>
          <table:table-cell table:style-name="ce768" office:value-type="string" calcext:value-type="string">
            <text:p>Мерки:</text:p>
          </table:table-cell>
          <table:table-cell table:style-name="ce779" office:value-type="string" calcext:value-type="string">
            <text:p>القياس:</text:p>
          </table:table-cell>
          <table:table-cell table:style-name="ce289" table:number-columns-repeated="996"/>
        </table:table-row>
        <table:table-row table:style-name="ro20">
          <table:table-cell table:style-name="ce45" office:value-type="string" calcext:value-type="string">
            <text:p>dlgConfigureTrajectory_ExtraData_None</text:p>
          </table:table-cell>
          <table:table-cell table:style-name="ce339"/>
          <table:table-cell table:style-name="ce429" office:value-type="string" calcext:value-type="string">
            <text:p>None</text:p>
          </table:table-cell>
          <table:table-cell table:style-name="ce450" office:value-type="string" calcext:value-type="string">
            <text:p>Aucune</text:p>
          </table:table-cell>
          <table:table-cell table:style-name="ce463" office:value-type="string" calcext:value-type="string">
            <text:p>Geen Meting</text:p>
          </table:table-cell>
          <table:table-cell table:style-name="ce476" office:value-type="string" calcext:value-type="string">
            <text:p>Keine Messung </text:p>
          </table:table-cell>
          <table:table-cell table:style-name="ce491" office:value-type="string" calcext:value-type="string">
            <text:p>Ninguna</text:p>
          </table:table-cell>
          <table:table-cell table:style-name="ce507" office:value-type="string" calcext:value-type="string">
            <text:p>Nenhum(a)</text:p>
          </table:table-cell>
          <table:table-cell table:style-name="ce521"/>
          <table:table-cell table:style-name="ce537" office:value-type="string" calcext:value-type="string">
            <text:p>Nessuna</text:p>
          </table:table-cell>
          <table:table-cell table:style-name="ce553" office:value-type="string" calcext:value-type="string">
            <text:p>Nedisponibilă</text:p>
          </table:table-cell>
          <table:table-cell table:style-name="ce575" office:value-type="string" calcext:value-type="string">
            <text:p>Puuttuu</text:p>
          </table:table-cell>
          <table:table-cell table:style-name="ce590" office:value-type="string" calcext:value-type="string">
            <text:p>Ingen måling</text:p>
          </table:table-cell>
          <table:table-cell table:style-name="ce602" office:value-type="string" calcext:value-type="string">
            <text:p>无</text:p>
          </table:table-cell>
          <table:table-cell table:style-name="ce616" office:value-type="string" calcext:value-type="string">
            <text:p>Hiçbiri</text:p>
          </table:table-cell>
          <table:table-cell table:style-name="ce629" office:value-type="string" calcext:value-type="string">
            <text:p>Καμμία</text:p>
          </table:table-cell>
          <table:table-cell table:style-name="ce641" office:value-type="string" calcext:value-type="string">
            <text:p>Nieko</text:p>
          </table:table-cell>
          <table:table-cell table:style-name="ce653" office:value-type="string" calcext:value-type="string">
            <text:p>Inget</text:p>
          </table:table-cell>
          <table:table-cell table:style-name="ce664" office:value-type="string" calcext:value-type="string">
            <text:p>Ingen</text:p>
          </table:table-cell>
          <table:table-cell table:style-name="ce677" office:value-type="string" calcext:value-type="string">
            <text:p>Žádný</text:p>
          </table:table-cell>
          <table:table-cell table:style-name="ce689" office:value-type="string" calcext:value-type="string">
            <text:p><text:span text:style-name="T3">아무것도</text:span><text:span text:style-name="T4"> </text:span><text:span text:style-name="T5">아님</text:span></text:p>
          </table:table-cell>
          <table:table-cell table:style-name="ce704" office:value-type="string" calcext:value-type="string">
            <text:p>Отсутствует</text:p>
          </table:table-cell>
          <table:table-cell table:style-name="ce716" office:value-type="string" calcext:value-type="string">
            <text:p>Cap</text:p>
          </table:table-cell>
          <table:table-cell table:style-name="ce728" office:value-type="string" calcext:value-type="string">
            <text:p>Nijedan</text:p>
          </table:table-cell>
          <table:table-cell table:style-name="ce740" office:value-type="string" calcext:value-type="string">
            <text:p>Ниједан</text:p>
          </table:table-cell>
          <table:table-cell table:style-name="ce752" office:value-type="string" calcext:value-type="string">
            <text:p>なし</text:p>
          </table:table-cell>
          <table:table-cell table:style-name="ce768" office:value-type="string" calcext:value-type="string">
            <text:p>Никој</text:p>
          </table:table-cell>
          <table:table-cell table:style-name="ce779" office:value-type="string" calcext:value-type="string">
            <text:p>لايوجد</text:p>
          </table:table-cell>
          <table:table-cell table:style-name="ce289" table:number-columns-repeated="996"/>
        </table:table-row>
        <table:table-row table:style-name="ro20">
          <table:table-cell table:style-name="ce45" office:value-type="string" calcext:value-type="string">
            <text:p>dlgConfigureTrajectory_ExtraData_TotalDistance</text:p>
          </table:table-cell>
          <table:table-cell table:style-name="ce339"/>
          <table:table-cell table:style-name="ce429" office:value-type="string" calcext:value-type="string">
            <text:p>Distance</text:p>
          </table:table-cell>
          <table:table-cell table:style-name="ce450" office:value-type="string" calcext:value-type="string">
            <text:p>Distance</text:p>
          </table:table-cell>
          <table:table-cell table:style-name="ce463" office:value-type="string" calcext:value-type="string">
            <text:p>Afstand</text:p>
          </table:table-cell>
          <table:table-cell table:style-name="ce476" office:value-type="string" calcext:value-type="string">
            <text:p>Länge</text:p>
          </table:table-cell>
          <table:table-cell table:style-name="ce491" office:value-type="string" calcext:value-type="string">
            <text:p>Distancia</text:p>
          </table:table-cell>
          <table:table-cell table:style-name="ce507" office:value-type="string" calcext:value-type="string">
            <text:p>Distância</text:p>
          </table:table-cell>
          <table:table-cell table:style-name="ce521"/>
          <table:table-cell table:style-name="ce537" office:value-type="string" calcext:value-type="string">
            <text:p>Distanza</text:p>
          </table:table-cell>
          <table:table-cell table:style-name="ce553" office:value-type="string" calcext:value-type="string">
            <text:p>Distanţă</text:p>
          </table:table-cell>
          <table:table-cell table:style-name="ce575" office:value-type="string" calcext:value-type="string">
            <text:p>Matka</text:p>
          </table:table-cell>
          <table:table-cell table:style-name="ce590" office:value-type="string" calcext:value-type="string">
            <text:p>Distanse</text:p>
          </table:table-cell>
          <table:table-cell table:style-name="ce602" office:value-type="string" calcext:value-type="string">
            <text:p>距离</text:p>
          </table:table-cell>
          <table:table-cell table:style-name="ce616" office:value-type="string" calcext:value-type="string">
            <text:p>Mesafe</text:p>
          </table:table-cell>
          <table:table-cell table:style-name="ce629" office:value-type="string" calcext:value-type="string">
            <text:p>Απόσταση</text:p>
          </table:table-cell>
          <table:table-cell table:style-name="ce641" office:value-type="string" calcext:value-type="string">
            <text:p>Atstumas</text:p>
          </table:table-cell>
          <table:table-cell table:style-name="ce653" office:value-type="string" calcext:value-type="string">
            <text:p>Längd</text:p>
          </table:table-cell>
          <table:table-cell table:style-name="ce664" office:value-type="string" calcext:value-type="string">
            <text:p>Afstand</text:p>
          </table:table-cell>
          <table:table-cell table:style-name="ce677" office:value-type="string" calcext:value-type="string">
            <text:p>Vzdálenost</text:p>
          </table:table-cell>
          <table:table-cell table:style-name="ce691" office:value-type="string" calcext:value-type="string">
            <text:p>거리</text:p>
          </table:table-cell>
          <table:table-cell table:style-name="ce704" office:value-type="string" calcext:value-type="string">
            <text:p>Дистанция</text:p>
          </table:table-cell>
          <table:table-cell table:style-name="ce716" office:value-type="string" calcext:value-type="string">
            <text:p>Distància</text:p>
          </table:table-cell>
          <table:table-cell table:style-name="ce728" office:value-type="string" calcext:value-type="string">
            <text:p>Udaljenost</text:p>
          </table:table-cell>
          <table:table-cell table:style-name="ce740" office:value-type="string" calcext:value-type="string">
            <text:p>Удаљеност</text:p>
          </table:table-cell>
          <table:table-cell table:style-name="ce752" office:value-type="string" calcext:value-type="string">
            <text:p>距離</text:p>
          </table:table-cell>
          <table:table-cell table:style-name="ce768" office:value-type="string" calcext:value-type="string">
            <text:p>Растојание</text:p>
          </table:table-cell>
          <table:table-cell table:style-name="ce779" office:value-type="string" calcext:value-type="string">
            <text:p>مسافه</text:p>
          </table:table-cell>
          <table:table-cell table:style-name="ce289" table:number-columns-repeated="996"/>
        </table:table-row>
        <table:table-row table:style-name="ro20">
          <table:table-cell table:style-name="ce45" office:value-type="string" calcext:value-type="string">
            <text:p>dlgConfigureTrajectory_ExtraData_Speed</text:p>
          </table:table-cell>
          <table:table-cell table:style-name="ce339"/>
          <table:table-cell table:style-name="ce429" office:value-type="string" calcext:value-type="string">
            <text:p>Speed</text:p>
          </table:table-cell>
          <table:table-cell table:style-name="ce450" office:value-type="string" calcext:value-type="string">
            <text:p>Vitesse</text:p>
          </table:table-cell>
          <table:table-cell table:style-name="ce463" office:value-type="string" calcext:value-type="string">
            <text:p>Snelheid</text:p>
          </table:table-cell>
          <table:table-cell table:style-name="ce476" office:value-type="string" calcext:value-type="string">
            <text:p>Geschwindigkeit</text:p>
          </table:table-cell>
          <table:table-cell table:style-name="ce491" office:value-type="string" calcext:value-type="string">
            <text:p>Velocidad</text:p>
          </table:table-cell>
          <table:table-cell table:style-name="ce507" office:value-type="string" calcext:value-type="string">
            <text:p>Velocidade</text:p>
          </table:table-cell>
          <table:table-cell table:style-name="ce521"/>
          <table:table-cell table:style-name="ce537" office:value-type="string" calcext:value-type="string">
            <text:p>Velocita'</text:p>
          </table:table-cell>
          <table:table-cell table:style-name="ce553" office:value-type="string" calcext:value-type="string">
            <text:p>Viteză </text:p>
          </table:table-cell>
          <table:table-cell table:style-name="ce575" office:value-type="string" calcext:value-type="string">
            <text:p>Nopeus</text:p>
          </table:table-cell>
          <table:table-cell table:style-name="ce590" office:value-type="string" calcext:value-type="string">
            <text:p>Fart</text:p>
          </table:table-cell>
          <table:table-cell table:style-name="ce602" office:value-type="string" calcext:value-type="string">
            <text:p>速度</text:p>
          </table:table-cell>
          <table:table-cell table:style-name="ce616" office:value-type="string" calcext:value-type="string">
            <text:p>Hız </text:p>
          </table:table-cell>
          <table:table-cell table:style-name="ce629" office:value-type="string" calcext:value-type="string">
            <text:p>Ταχύτητα</text:p>
          </table:table-cell>
          <table:table-cell table:style-name="ce641" office:value-type="string" calcext:value-type="string">
            <text:p>Greitis</text:p>
          </table:table-cell>
          <table:table-cell table:style-name="ce653" office:value-type="string" calcext:value-type="string">
            <text:p>Hastighet</text:p>
          </table:table-cell>
          <table:table-cell table:style-name="ce664" office:value-type="string" calcext:value-type="string">
            <text:p>Hastighed</text:p>
          </table:table-cell>
          <table:table-cell table:style-name="ce677" office:value-type="string" calcext:value-type="string">
            <text:p>Rychlost</text:p>
          </table:table-cell>
          <table:table-cell table:style-name="ce691" office:value-type="string" calcext:value-type="string">
            <text:p>속력</text:p>
          </table:table-cell>
          <table:table-cell table:style-name="ce704" office:value-type="string" calcext:value-type="string">
            <text:p>Скорость</text:p>
          </table:table-cell>
          <table:table-cell table:style-name="ce716" office:value-type="string" calcext:value-type="string">
            <text:p>Velocitat</text:p>
          </table:table-cell>
          <table:table-cell table:style-name="ce728" office:value-type="string" calcext:value-type="string">
            <text:p>Brzina</text:p>
          </table:table-cell>
          <table:table-cell table:style-name="ce740" office:value-type="string" calcext:value-type="string">
            <text:p>Брзина</text:p>
          </table:table-cell>
          <table:table-cell table:style-name="ce752" office:value-type="string" calcext:value-type="string">
            <text:p>スピード</text:p>
          </table:table-cell>
          <table:table-cell table:style-name="ce768" office:value-type="string" calcext:value-type="string">
            <text:p>Брзина</text:p>
          </table:table-cell>
          <table:table-cell table:style-name="ce779" office:value-type="string" calcext:value-type="string">
            <text:p>سرعة</text:p>
          </table:table-cell>
          <table:table-cell table:style-name="ce289" table:number-columns-repeated="996"/>
        </table:table-row>
        <table:table-row table:style-name="ro20">
          <table:table-cell table:style-name="ce45" office:value-type="string" calcext:value-type="string">
            <text:p>dlgConfigureTrajectory_lblMode</text:p>
          </table:table-cell>
          <table:table-cell table:style-name="ce339"/>
          <table:table-cell table:style-name="ce431" office:value-type="string" calcext:value-type="string">
            <text:p>Mode :</text:p>
          </table:table-cell>
          <table:table-cell table:style-name="ce450" office:value-type="string" calcext:value-type="string">
            <text:p>Mode :</text:p>
          </table:table-cell>
          <table:table-cell table:style-name="ce463" office:value-type="string" calcext:value-type="string">
            <text:p>Mode:</text:p>
          </table:table-cell>
          <table:table-cell table:style-name="ce476" office:value-type="string" calcext:value-type="string">
            <text:p>Modus</text:p>
          </table:table-cell>
          <table:table-cell table:style-name="ce491" office:value-type="string" calcext:value-type="string">
            <text:p>Modo :</text:p>
          </table:table-cell>
          <table:table-cell table:style-name="ce504" office:value-type="string" calcext:value-type="string">
            <text:p>Modo:</text:p>
          </table:table-cell>
          <table:table-cell table:style-name="ce521"/>
          <table:table-cell table:style-name="ce537" office:value-type="string" calcext:value-type="string">
            <text:p>Modalita' :</text:p>
          </table:table-cell>
          <table:table-cell table:style-name="ce555" office:value-type="string" calcext:value-type="string">
            <text:p>Mod :</text:p>
          </table:table-cell>
          <table:table-cell table:style-name="ce573" office:value-type="string" calcext:value-type="string">
            <text:p>Tila:</text:p>
          </table:table-cell>
          <table:table-cell table:style-name="ce588" office:value-type="string" calcext:value-type="string">
            <text:p>Modus:</text:p>
          </table:table-cell>
          <table:table-cell table:style-name="ce602" office:value-type="string" calcext:value-type="string">
            <text:p>模式:</text:p>
          </table:table-cell>
          <table:table-cell table:style-name="ce614" office:value-type="string" calcext:value-type="string">
            <text:p>Mod:</text:p>
          </table:table-cell>
          <table:table-cell table:style-name="ce626" office:value-type="string" calcext:value-type="string">
            <text:p>Τρόπος :</text:p>
          </table:table-cell>
          <table:table-cell table:style-name="ce641" office:value-type="string" calcext:value-type="string">
            <text:p>Būdas :</text:p>
          </table:table-cell>
          <table:table-cell table:style-name="ce653" office:value-type="string" calcext:value-type="string">
            <text:p>Läge :</text:p>
          </table:table-cell>
          <table:table-cell table:style-name="ce664" office:value-type="string" calcext:value-type="string">
            <text:p>Tilstand:</text:p>
          </table:table-cell>
          <table:table-cell table:style-name="ce677" office:value-type="string" calcext:value-type="string">
            <text:p>Mód</text:p>
          </table:table-cell>
          <table:table-cell table:style-name="ce689" office:value-type="string" calcext:value-type="string">
            <text:p><text:span text:style-name="T3">모드</text:span><text:span text:style-name="T4">:</text:span></text:p>
          </table:table-cell>
          <table:table-cell table:style-name="ce704" office:value-type="string" calcext:value-type="string">
            <text:p>Режим:</text:p>
          </table:table-cell>
          <table:table-cell table:style-name="ce716" office:value-type="string" calcext:value-type="string">
            <text:p>Mode:</text:p>
          </table:table-cell>
          <table:table-cell table:style-name="ce728" office:value-type="string" calcext:value-type="string">
            <text:p>Režim:</text:p>
          </table:table-cell>
          <table:table-cell table:style-name="ce740" office:value-type="string" calcext:value-type="string">
            <text:p>Режим:</text:p>
          </table:table-cell>
          <table:table-cell table:style-name="ce753" office:value-type="string" calcext:value-type="string">
            <text:p><text:span text:style-name="T15">モード</text:span><text:span text:style-name="T16">:</text:span></text:p>
          </table:table-cell>
          <table:table-cell table:style-name="ce768" office:value-type="string" calcext:value-type="string">
            <text:p>Режим:</text:p>
          </table:table-cell>
          <table:table-cell table:style-name="ce779" office:value-type="string" calcext:value-type="string">
            <text:p>الوضع:</text:p>
          </table:table-cell>
          <table:table-cell table:style-name="ce289" table:number-columns-repeated="996"/>
        </table:table-row>
        <table:table-row table:style-name="ro20">
          <table:table-cell table:style-name="ce45" office:value-type="string" calcext:value-type="string">
            <text:p>dlgConfigureTrajectory_ModeTrajectory</text:p>
          </table:table-cell>
          <table:table-cell table:style-name="ce339"/>
          <table:table-cell table:style-name="ce429" office:value-type="string" calcext:value-type="string">
            <text:p>Path</text:p>
          </table:table-cell>
          <table:table-cell table:style-name="ce450" office:value-type="string" calcext:value-type="string">
            <text:p>Trajectoire</text:p>
          </table:table-cell>
          <table:table-cell table:style-name="ce463" office:value-type="string" calcext:value-type="string">
            <text:p>Trajectpad</text:p>
          </table:table-cell>
          <table:table-cell table:style-name="ce476" office:value-type="string" calcext:value-type="string">
            <text:p>Trajektorie</text:p>
          </table:table-cell>
          <table:table-cell table:style-name="ce491" office:value-type="string" calcext:value-type="string">
            <text:p>Trayectoria</text:p>
          </table:table-cell>
          <table:table-cell table:style-name="ce504" office:value-type="string" calcext:value-type="string">
            <text:p>Caminho</text:p>
          </table:table-cell>
          <table:table-cell table:style-name="ce521"/>
          <table:table-cell table:style-name="ce537" office:value-type="string" calcext:value-type="string">
            <text:p>Traiettoria</text:p>
          </table:table-cell>
          <table:table-cell table:style-name="ce555" office:value-type="string" calcext:value-type="string">
            <text:p>Traiectorie</text:p>
          </table:table-cell>
          <table:table-cell table:style-name="ce571" office:value-type="string" calcext:value-type="string">
            <text:p>Liikerata</text:p>
          </table:table-cell>
          <table:table-cell table:style-name="ce588" office:value-type="string" calcext:value-type="string">
            <text:p>Bane</text:p>
          </table:table-cell>
          <table:table-cell table:style-name="ce602" office:value-type="string" calcext:value-type="string">
            <text:p>路径</text:p>
          </table:table-cell>
          <table:table-cell table:style-name="ce614" office:value-type="string" calcext:value-type="string">
            <text:p>Yol</text:p>
          </table:table-cell>
          <table:table-cell table:style-name="ce626" office:value-type="string" calcext:value-type="string">
            <text:p>Διαδρομή</text:p>
          </table:table-cell>
          <table:table-cell table:style-name="ce641" office:value-type="string" calcext:value-type="string">
            <text:p>Kelias</text:p>
          </table:table-cell>
          <table:table-cell table:style-name="ce653" office:value-type="string" calcext:value-type="string">
            <text:p>Bana</text:p>
          </table:table-cell>
          <table:table-cell table:style-name="ce664" office:value-type="string" calcext:value-type="string">
            <text:p>Bevægelseskurve</text:p>
          </table:table-cell>
          <table:table-cell table:style-name="ce677" office:value-type="string" calcext:value-type="string">
            <text:p>Cesta</text:p>
          </table:table-cell>
          <table:table-cell table:style-name="ce691" office:value-type="string" calcext:value-type="string">
            <text:p>경로</text:p>
          </table:table-cell>
          <table:table-cell table:style-name="ce704" office:value-type="string" calcext:value-type="string">
            <text:p>Путь</text:p>
          </table:table-cell>
          <table:table-cell table:style-name="ce716" office:value-type="string" calcext:value-type="string">
            <text:p>Trajectòria</text:p>
          </table:table-cell>
          <table:table-cell table:style-name="ce728" office:value-type="string" calcext:value-type="string">
            <text:p>Putanja</text:p>
          </table:table-cell>
          <table:table-cell table:style-name="ce740" office:value-type="string" calcext:value-type="string">
            <text:p>Путања</text:p>
          </table:table-cell>
          <table:table-cell table:style-name="ce752" office:value-type="string" calcext:value-type="string">
            <text:p>軌道</text:p>
          </table:table-cell>
          <table:table-cell table:style-name="ce768" office:value-type="string" calcext:value-type="string">
            <text:p>Пат</text:p>
          </table:table-cell>
          <table:table-cell table:style-name="ce779" office:value-type="string" calcext:value-type="string">
            <text:p>مسار</text:p>
          </table:table-cell>
          <table:table-cell table:style-name="ce289" table:number-columns-repeated="996"/>
        </table:table-row>
        <table:table-row table:style-name="ro20">
          <table:table-cell table:style-name="ce418" office:value-type="string" calcext:value-type="string">
            <text:p>dlgConfigureTrajectory_Style</text:p>
          </table:table-cell>
          <table:table-cell table:style-name="ce339"/>
          <table:table-cell table:style-name="ce430" office:value-type="string" calcext:value-type="string">
            <text:p>Style :</text:p>
          </table:table-cell>
          <table:table-cell table:style-name="ce450" office:value-type="string" calcext:value-type="string">
            <text:p>Style :</text:p>
          </table:table-cell>
          <table:table-cell table:style-name="ce463" office:value-type="string" calcext:value-type="string">
            <text:p>Stijl:</text:p>
          </table:table-cell>
          <table:table-cell table:style-name="ce477" office:value-type="string" calcext:value-type="string">
            <text:p>Stil:</text:p>
          </table:table-cell>
          <table:table-cell table:style-name="ce491" office:value-type="string" calcext:value-type="string">
            <text:p>Stilo :</text:p>
          </table:table-cell>
          <table:table-cell table:style-name="ce504" office:value-type="string" calcext:value-type="string">
            <text:p>Estilo:</text:p>
          </table:table-cell>
          <table:table-cell table:style-name="ce521"/>
          <table:table-cell table:style-name="ce537" office:value-type="string" calcext:value-type="string">
            <text:p>Stile :</text:p>
          </table:table-cell>
          <table:table-cell table:style-name="ce554" office:value-type="string" calcext:value-type="string">
            <text:p>Stil :</text:p>
          </table:table-cell>
          <table:table-cell table:style-name="ce572" office:value-type="string" calcext:value-type="string">
            <text:p>Tyyli:</text:p>
          </table:table-cell>
          <table:table-cell table:style-name="ce588" office:value-type="string" calcext:value-type="string">
            <text:p>Stil: </text:p>
          </table:table-cell>
          <table:table-cell table:style-name="ce602" office:value-type="string" calcext:value-type="string">
            <text:p>风格:</text:p>
          </table:table-cell>
          <table:table-cell table:style-name="ce614" office:value-type="string" calcext:value-type="string">
            <text:p>Stil:</text:p>
          </table:table-cell>
          <table:table-cell table:style-name="ce626" office:value-type="string" calcext:value-type="string">
            <text:p>Στυλ :</text:p>
          </table:table-cell>
          <table:table-cell table:style-name="ce641" office:value-type="string" calcext:value-type="string">
            <text:p>Stilius :</text:p>
          </table:table-cell>
          <table:table-cell table:style-name="ce653" office:value-type="string" calcext:value-type="string">
            <text:p>Stil :</text:p>
          </table:table-cell>
          <table:table-cell table:style-name="ce664" office:value-type="string" calcext:value-type="string">
            <text:p>Udseende</text:p>
          </table:table-cell>
          <table:table-cell table:style-name="ce677" office:value-type="string" calcext:value-type="string">
            <text:p>Styl:</text:p>
          </table:table-cell>
          <table:table-cell table:style-name="ce689" office:value-type="string" calcext:value-type="string">
            <text:p><text:span text:style-name="T3">스타일</text:span><text:span text:style-name="T4">:</text:span></text:p>
          </table:table-cell>
          <table:table-cell table:style-name="ce704" office:value-type="string" calcext:value-type="string">
            <text:p>Стиль:</text:p>
          </table:table-cell>
          <table:table-cell table:style-name="ce716" office:value-type="string" calcext:value-type="string">
            <text:p>Estil:</text:p>
          </table:table-cell>
          <table:table-cell table:style-name="ce728" office:value-type="string" calcext:value-type="string">
            <text:p>Stil:</text:p>
          </table:table-cell>
          <table:table-cell table:style-name="ce740" office:value-type="string" calcext:value-type="string">
            <text:p>Стил:</text:p>
          </table:table-cell>
          <table:table-cell table:style-name="ce753" office:value-type="string" calcext:value-type="string">
            <text:p><text:span text:style-name="T15">スタイル</text:span><text:span text:style-name="T16">:</text:span></text:p>
          </table:table-cell>
          <table:table-cell table:style-name="ce768" office:value-type="string" calcext:value-type="string">
            <text:p>Стил:</text:p>
          </table:table-cell>
          <table:table-cell table:style-name="ce779" office:value-type="string" calcext:value-type="string">
            <text:p>نمط:</text:p>
          </table:table-cell>
          <table:table-cell table:style-name="ce289" table:number-columns-repeated="996"/>
        </table:table-row>
        <table:table-row table:style-name="ro20">
          <table:table-cell table:style-name="ce418" office:value-type="string" calcext:value-type="string">
            <text:p>dlgConfigureTrajectory_Title</text:p>
          </table:table-cell>
          <table:table-cell table:style-name="ce339"/>
          <table:table-cell table:style-name="ce429" office:value-type="string" calcext:value-type="string">
            <text:p>Configure Path</text:p>
          </table:table-cell>
          <table:table-cell table:style-name="ce450" office:value-type="string" calcext:value-type="string">
            <text:p>Configurer l'Affichage de la Trajectoire</text:p>
          </table:table-cell>
          <table:table-cell table:style-name="ce463" office:value-type="string" calcext:value-type="string">
            <text:p>Configureer Trajectpad</text:p>
          </table:table-cell>
          <table:table-cell table:style-name="ce476" office:value-type="string" calcext:value-type="string">
            <text:p>Trajektorie konfigurieren</text:p>
          </table:table-cell>
          <table:table-cell table:style-name="ce491" office:value-type="string" calcext:value-type="string">
            <text:p>Configurar la Trayectoria</text:p>
          </table:table-cell>
          <table:table-cell table:style-name="ce507" office:value-type="string" calcext:value-type="string">
            <text:p>Configurar Trajetória</text:p>
          </table:table-cell>
          <table:table-cell table:style-name="ce521"/>
          <table:table-cell table:style-name="ce537" office:value-type="string" calcext:value-type="string">
            <text:p>Configura la Traiettoria</text:p>
          </table:table-cell>
          <table:table-cell table:style-name="ce554" office:value-type="string" calcext:value-type="string">
            <text:p>Configurează afişarea traiectoriei</text:p>
          </table:table-cell>
          <table:table-cell table:style-name="ce571" office:value-type="string" calcext:value-type="string">
            <text:p>Konfiguroi liikerata</text:p>
          </table:table-cell>
          <table:table-cell table:style-name="ce588" office:value-type="string" calcext:value-type="string">
            <text:p>Konfigurer bane</text:p>
          </table:table-cell>
          <table:table-cell table:style-name="ce602" office:value-type="string" calcext:value-type="string">
            <text:p>配置路径</text:p>
          </table:table-cell>
          <table:table-cell table:style-name="ce614" office:value-type="string" calcext:value-type="string">
            <text:p>Yolu Ayarla</text:p>
          </table:table-cell>
          <table:table-cell table:style-name="ce626" office:value-type="string" calcext:value-type="string">
            <text:p>Διευθέτηση Διαδρομής</text:p>
          </table:table-cell>
          <table:table-cell table:style-name="ce641" office:value-type="string" calcext:value-type="string">
            <text:p>Redaguoti kelią</text:p>
          </table:table-cell>
          <table:table-cell table:style-name="ce653" office:value-type="string" calcext:value-type="string">
            <text:p>Konfigurera banan</text:p>
          </table:table-cell>
          <table:table-cell table:style-name="ce664" office:value-type="string" calcext:value-type="string">
            <text:p>Konfigurer bevægelseskurve</text:p>
          </table:table-cell>
          <table:table-cell table:style-name="ce677" office:value-type="string" calcext:value-type="string">
            <text:p>Konfigurovat cestu</text:p>
          </table:table-cell>
          <table:table-cell table:style-name="ce689" office:value-type="string" calcext:value-type="string">
            <text:p><text:span text:style-name="T3">경로</text:span><text:span text:style-name="T4"> </text:span><text:span text:style-name="T5">구성</text:span></text:p>
          </table:table-cell>
          <table:table-cell table:style-name="ce704" office:value-type="string" calcext:value-type="string">
            <text:p>Конфигурация пути</text:p>
          </table:table-cell>
          <table:table-cell table:style-name="ce716" office:value-type="string" calcext:value-type="string">
            <text:p>Configurar la trajectòria</text:p>
          </table:table-cell>
          <table:table-cell table:style-name="ce728" office:value-type="string" calcext:value-type="string">
            <text:p>Podesi puta</text:p>
          </table:table-cell>
          <table:table-cell table:style-name="ce740" office:value-type="string" calcext:value-type="string">
            <text:p>Подеси путању</text:p>
          </table:table-cell>
          <table:table-cell table:style-name="ce752" office:value-type="string" calcext:value-type="string">
            <text:p>軌道の設定</text:p>
          </table:table-cell>
          <table:table-cell table:style-name="ce768" office:value-type="string" calcext:value-type="string">
            <text:p>Прилагоди го патот</text:p>
          </table:table-cell>
          <table:table-cell table:style-name="ce779" office:value-type="string" calcext:value-type="string">
            <text:p>اعدادت المسار</text:p>
          </table:table-cell>
          <table:table-cell table:style-name="ce289" table:number-columns-repeated="996"/>
        </table:table-row>
        <table:table-row table:style-name="ro20">
          <table:table-cell table:style-name="ce418" office:value-type="string" calcext:value-type="string">
            <text:p>dlgConfigureTrajectory_RadioComplete</text:p>
          </table:table-cell>
          <table:table-cell table:style-name="ce339"/>
          <table:table-cell table:style-name="ce429" office:value-type="string" calcext:value-type="string">
            <text:p>Complete Path</text:p>
          </table:table-cell>
          <table:table-cell table:style-name="ce450" office:value-type="string" calcext:value-type="string">
            <text:p>Trajectoire complète</text:p>
          </table:table-cell>
          <table:table-cell table:style-name="ce463" office:value-type="string" calcext:value-type="string">
            <text:p>Compleet Trajectpad</text:p>
          </table:table-cell>
          <table:table-cell table:style-name="ce477" office:value-type="string" calcext:value-type="string">
            <text:p>Komplette Spur</text:p>
          </table:table-cell>
          <table:table-cell table:style-name="ce491" office:value-type="string" calcext:value-type="string">
            <text:p>Trayectoria completa</text:p>
          </table:table-cell>
          <table:table-cell table:style-name="ce507" office:value-type="string" calcext:value-type="string">
            <text:p>Trajetória Completa</text:p>
          </table:table-cell>
          <table:table-cell table:style-name="ce521"/>
          <table:table-cell table:style-name="ce537" office:value-type="string" calcext:value-type="string">
            <text:p>Traiettoria completa</text:p>
          </table:table-cell>
          <table:table-cell table:style-name="ce554" office:value-type="string" calcext:value-type="string">
            <text:p>Traiectorie completa</text:p>
          </table:table-cell>
          <table:table-cell table:style-name="ce571" office:value-type="string" calcext:value-type="string">
            <text:p>Koko liikerata</text:p>
          </table:table-cell>
          <table:table-cell table:style-name="ce588" office:value-type="string" calcext:value-type="string">
            <text:p>Fullstendig bane</text:p>
          </table:table-cell>
          <table:table-cell table:style-name="ce602" office:value-type="string" calcext:value-type="string">
            <text:p>完整路径</text:p>
          </table:table-cell>
          <table:table-cell table:style-name="ce614" office:value-type="string" calcext:value-type="string">
            <text:p>Yolu Tamamla</text:p>
          </table:table-cell>
          <table:table-cell table:style-name="ce626" office:value-type="string" calcext:value-type="string">
            <text:p>Ολοκλήρωση Διαδρομής</text:p>
          </table:table-cell>
          <table:table-cell table:style-name="ce641" office:value-type="string" calcext:value-type="string">
            <text:p>Rodyti visą kelią</text:p>
          </table:table-cell>
          <table:table-cell table:style-name="ce653" office:value-type="string" calcext:value-type="string">
            <text:p>Hela banan</text:p>
          </table:table-cell>
          <table:table-cell table:style-name="ce664" office:value-type="string" calcext:value-type="string">
            <text:p>Færdiggør bevægelseskurve</text:p>
          </table:table-cell>
          <table:table-cell table:style-name="ce677" office:value-type="string" calcext:value-type="string">
            <text:p>Ukončit cestu</text:p>
          </table:table-cell>
          <table:table-cell table:style-name="ce689" office:value-type="string" calcext:value-type="string">
            <text:p><text:span text:style-name="T3">완전한</text:span><text:span text:style-name="T4"> </text:span><text:span text:style-name="T5">경로</text:span></text:p>
          </table:table-cell>
          <table:table-cell table:style-name="ce704" office:value-type="string" calcext:value-type="string">
            <text:p>Завершенный путь путь</text:p>
          </table:table-cell>
          <table:table-cell table:style-name="ce716" office:value-type="string" calcext:value-type="string">
            <text:p>Trajectòria completada</text:p>
          </table:table-cell>
          <table:table-cell table:style-name="ce728" office:value-type="string" calcext:value-type="string">
            <text:p>Završi putanju</text:p>
          </table:table-cell>
          <table:table-cell table:style-name="ce740" office:value-type="string" calcext:value-type="string">
            <text:p>Заврши путању</text:p>
          </table:table-cell>
          <table:table-cell table:style-name="ce752" office:value-type="string" calcext:value-type="string">
            <text:p>完全な軌道</text:p>
          </table:table-cell>
          <table:table-cell table:style-name="ce768" office:value-type="string" calcext:value-type="string">
            <text:p>Заврши го патот</text:p>
          </table:table-cell>
          <table:table-cell table:style-name="ce779" office:value-type="string" calcext:value-type="string">
            <text:p>مسار الكامل</text:p>
          </table:table-cell>
          <table:table-cell table:style-name="ce289" table:number-columns-repeated="996"/>
        </table:table-row>
        <table:table-row table:style-name="ro18">
          <table:table-cell table:style-name="ce418" office:value-type="string" calcext:value-type="string">
            <text:p>dlgConfigureTrajectory_RadioFocus</text:p>
          </table:table-cell>
          <table:table-cell table:style-name="ce339"/>
          <table:table-cell table:style-name="ce429" office:value-type="string" calcext:value-type="string">
            <text:p>Path section around current image</text:p>
          </table:table-cell>
          <table:table-cell table:style-name="ce450" office:value-type="string" calcext:value-type="string">
            <text:p>Section de trajectoire autour de l'image en cours</text:p>
          </table:table-cell>
          <table:table-cell table:style-name="ce463" office:value-type="string" calcext:value-type="string">
            <text:p>Trajectpad sectie rond huidig beeld</text:p>
          </table:table-cell>
          <table:table-cell table:style-name="ce477" office:value-type="string" calcext:value-type="string">
            <text:p>Teilspur um das aktuelle Bild</text:p>
          </table:table-cell>
          <table:table-cell table:style-name="ce491" office:value-type="string" calcext:value-type="string">
            <text:p>Selección de trayectoria alrededor de la imagen en curso</text:p>
          </table:table-cell>
          <table:table-cell table:style-name="ce507" office:value-type="string" calcext:value-type="string">
            <text:p>Seleção da trajetória ao redor da imagem atual</text:p>
          </table:table-cell>
          <table:table-cell table:style-name="ce521"/>
          <table:table-cell table:style-name="ce537" office:value-type="string" calcext:value-type="string">
            <text:p>Segmento di traiettoria intorno all'immagine attuale</text:p>
          </table:table-cell>
          <table:table-cell table:style-name="ce554" office:value-type="string" calcext:value-type="string">
            <text:p>Sectiune de traiectorie in jurul cadrului curent</text:p>
          </table:table-cell>
          <table:table-cell table:style-name="ce571" office:value-type="string" calcext:value-type="string">
            <text:p>Nykyisen kuvan ympärillä oleva liikeradan osuus</text:p>
          </table:table-cell>
          <table:table-cell table:style-name="ce588" office:value-type="string" calcext:value-type="string">
            <text:p>Deler av bane rundt aktuelt bilde</text:p>
          </table:table-cell>
          <table:table-cell table:style-name="ce602" office:value-type="string" calcext:value-type="string">
            <text:p>当前图像路径</text:p>
          </table:table-cell>
          <table:table-cell table:style-name="ce614" office:value-type="string" calcext:value-type="string">
            <text:p>Geçerli imajın etrafındaki yol kesiti</text:p>
          </table:table-cell>
          <table:table-cell table:style-name="ce626" office:value-type="string" calcext:value-type="string">
            <text:p>Επιλογή διαδρομής γύρω από την παρούσα εικόνα</text:p>
          </table:table-cell>
          <table:table-cell table:style-name="ce641" office:value-type="string" calcext:value-type="string">
            <text:p>Rodyti busimą kelią</text:p>
          </table:table-cell>
          <table:table-cell table:style-name="ce653" office:value-type="string" calcext:value-type="string">
            <text:p>Bansnittet kring nuvarande bild</text:p>
          </table:table-cell>
          <table:table-cell table:style-name="ce664" office:value-type="string" calcext:value-type="string">
            <text:p>Bevægelseskurve omkring nuværende billede</text:p>
          </table:table-cell>
          <table:table-cell table:style-name="ce677" office:value-type="string" calcext:value-type="string">
            <text:p>Část trasy okolo stávajícího obrazu</text:p>
          </table:table-cell>
          <table:table-cell table:style-name="ce689" office:value-type="string" calcext:value-type="string">
            <text:p><text:span text:style-name="T3">현재</text:span><text:span text:style-name="T4"> </text:span><text:span text:style-name="T5">이미지</text:span><text:span text:style-name="T4"> </text:span><text:span text:style-name="T5">주변의</text:span><text:span text:style-name="T4"> </text:span><text:span text:style-name="T5">경로</text:span><text:span text:style-name="T4"> </text:span><text:span text:style-name="T5">선택</text:span></text:p>
          </table:table-cell>
          <table:table-cell table:style-name="ce704" office:value-type="string" calcext:value-type="string">
            <text:p>Путь вокруг выбранного изображения</text:p>
          </table:table-cell>
          <table:table-cell table:style-name="ce716" office:value-type="string" calcext:value-type="string">
            <text:p>Secció de trajectòria al voltant de l'imatge actual</text:p>
          </table:table-cell>
          <table:table-cell table:style-name="ce728" office:value-type="string" calcext:value-type="string">
            <text:p>Deo puta oko trenutne slike</text:p>
          </table:table-cell>
          <table:table-cell table:style-name="ce740" office:value-type="string" calcext:value-type="string">
            <text:p>Део пута око тренутне слике</text:p>
          </table:table-cell>
          <table:table-cell table:style-name="ce752" office:value-type="string" calcext:value-type="string">
            <text:p>現在のイメージ周囲の軌道</text:p>
          </table:table-cell>
          <table:table-cell table:style-name="ce768" office:value-type="string" calcext:value-type="string">
            <text:p>Дел од патот околу актуелната слика</text:p>
          </table:table-cell>
          <table:table-cell table:style-name="ce779" office:value-type="string" calcext:value-type="string">
            <text:p>مقطع المسار حول الصورة الحالية</text:p>
          </table:table-cell>
          <table:table-cell table:style-name="ce289" table:number-columns-repeated="996"/>
        </table:table-row>
        <table:table-row table:style-name="ro23">
          <table:table-cell table:style-name="ce418" office:value-type="string" calcext:value-type="string">
            <text:p>dlgConfigureTrajectory_RadioLabel</text:p>
          </table:table-cell>
          <table:table-cell table:style-name="ce339"/>
          <table:table-cell table:style-name="ce429" office:value-type="string" calcext:value-type="string">
            <text:p>Label following the Path</text:p>
          </table:table-cell>
          <table:table-cell table:style-name="ce450" office:value-type="string" calcext:value-type="string">
            <text:p>Label suivant la trajectoire</text:p>
          </table:table-cell>
          <table:table-cell table:style-name="ce463" office:value-type="string" calcext:value-type="string">
            <text:p>Label volgt het Trajectpad</text:p>
          </table:table-cell>
          <table:table-cell table:style-name="ce477" office:value-type="string" calcext:value-type="string">
            <text:p>Beschriftung folgt der Spur</text:p>
          </table:table-cell>
          <table:table-cell table:style-name="ce491" office:value-type="string" calcext:value-type="string">
            <text:p>Etiqueta según la trayectoria</text:p>
          </table:table-cell>
          <table:table-cell table:style-name="ce507" office:value-type="string" calcext:value-type="string">
            <text:p>Informação seguindo a Trajetória</text:p>
          </table:table-cell>
          <table:table-cell table:style-name="ce521"/>
          <table:table-cell table:style-name="ce537" office:value-type="string" calcext:value-type="string">
            <text:p>Etichetta che segue la traiettoria</text:p>
          </table:table-cell>
          <table:table-cell table:style-name="ce554" office:value-type="string" calcext:value-type="string">
            <text:p>Eticheta de-a lungul traiectoriei</text:p>
          </table:table-cell>
          <table:table-cell table:style-name="ce571" office:value-type="string" calcext:value-type="string">
            <text:p>Liikeradan otsikot</text:p>
          </table:table-cell>
          <table:table-cell table:style-name="ce588" office:value-type="string" calcext:value-type="string">
            <text:p>Beskrivelse følger banen</text:p>
          </table:table-cell>
          <table:table-cell table:style-name="ce602" office:value-type="string" calcext:value-type="string">
            <text:p>路径下标签</text:p>
          </table:table-cell>
          <table:table-cell table:style-name="ce614" office:value-type="string" calcext:value-type="string">
            <text:p>Yolu takip eden etiket</text:p>
          </table:table-cell>
          <table:table-cell table:style-name="ce626" office:value-type="string" calcext:value-type="string">
            <text:p>Ετικέτα ακολουθούμενη την διαδρομή</text:p>
          </table:table-cell>
          <table:table-cell table:style-name="ce641" office:value-type="string" calcext:value-type="string">
            <text:p>Atraštė sekanti kelią</text:p>
          </table:table-cell>
          <table:table-cell table:style-name="ce653" office:value-type="string" calcext:value-type="string">
            <text:p>Etikett följer banan</text:p>
          </table:table-cell>
          <table:table-cell table:style-name="ce665" office:value-type="string" calcext:value-type="string">
            <text:p>Ledetekst følger bevægelseskurve</text:p>
          </table:table-cell>
          <table:table-cell table:style-name="ce677" office:value-type="string" calcext:value-type="string">
            <text:p>Označit následující trasu</text:p>
          </table:table-cell>
          <table:table-cell table:style-name="ce689" office:value-type="string" calcext:value-type="string">
            <text:p><text:span text:style-name="T3">경로를</text:span><text:span text:style-name="T4"> </text:span><text:span text:style-name="T5">따라가는</text:span><text:span text:style-name="T4"> </text:span><text:span text:style-name="T5">레이블</text:span></text:p>
          </table:table-cell>
          <table:table-cell table:style-name="ce704" office:value-type="string" calcext:value-type="string">
            <text:p>Надпись следует за путем</text:p>
          </table:table-cell>
          <table:table-cell table:style-name="ce716" office:value-type="string" calcext:value-type="string">
            <text:p>Etiqueta seguint la trajectòria</text:p>
          </table:table-cell>
          <table:table-cell table:style-name="ce728" office:value-type="string" calcext:value-type="string">
            <text:p>Oznaka koja prati put</text:p>
          </table:table-cell>
          <table:table-cell table:style-name="ce740" office:value-type="string" calcext:value-type="string">
            <text:p>Ознака која прати пут</text:p>
          </table:table-cell>
          <table:table-cell table:style-name="ce752" office:value-type="string" calcext:value-type="string">
            <text:p>ラベル付き軌道</text:p>
          </table:table-cell>
          <table:table-cell table:style-name="ce768" office:value-type="string" calcext:value-type="string">
            <text:p>Означи го следењето на патот</text:p>
          </table:table-cell>
          <table:table-cell table:style-name="ce779" office:value-type="string" calcext:value-type="string">
            <text:p>المسمي المرافق للمسار</text:p>
          </table:table-cell>
          <table:table-cell table:style-name="ce289" table:number-columns-repeated="996"/>
        </table:table-row>
        <table:table-row table:style-name="ro23">
          <table:table-cell table:style-name="ce418" office:value-type="string" calcext:value-type="string">
            <text:p>dlgConfigureMeasure_lblRealSize</text:p>
          </table:table-cell>
          <table:table-cell table:style-name="ce339"/>
          <table:table-cell table:style-name="ce430" office:value-type="string" calcext:value-type="string">
            <text:p>Real size of the segment :</text:p>
          </table:table-cell>
          <table:table-cell table:style-name="ce450" office:value-type="string" calcext:value-type="string">
            <text:p>Taille réelle du segment :</text:p>
          </table:table-cell>
          <table:table-cell table:style-name="ce463" office:value-type="string" calcext:value-type="string">
            <text:p>Werkelijke afmetingen van het segment:</text:p>
          </table:table-cell>
          <table:table-cell table:style-name="ce477" office:value-type="string" calcext:value-type="string">
            <text:p>Tatsächliche Länge der Strecke</text:p>
          </table:table-cell>
          <table:table-cell table:style-name="ce491" office:value-type="string" calcext:value-type="string">
            <text:p>Medida real del segmento :</text:p>
          </table:table-cell>
          <table:table-cell table:style-name="ce504" office:value-type="string" calcext:value-type="string">
            <text:p>Tamanho real do segmento:</text:p>
          </table:table-cell>
          <table:table-cell table:style-name="ce521"/>
          <table:table-cell table:style-name="ce537" office:value-type="string" calcext:value-type="string">
            <text:p>Dimensione reale del segmento :</text:p>
          </table:table-cell>
          <table:table-cell table:style-name="ce554" office:value-type="string" calcext:value-type="string">
            <text:p>Marimea reala a segmentului :</text:p>
          </table:table-cell>
          <table:table-cell table:style-name="ce572" office:value-type="string" calcext:value-type="string">
            <text:p>Segmentin oikea koko:</text:p>
          </table:table-cell>
          <table:table-cell table:style-name="ce588" office:value-type="string" calcext:value-type="string">
            <text:p>Reell størrelse på segment:</text:p>
          </table:table-cell>
          <table:table-cell table:style-name="ce602" office:value-type="string" calcext:value-type="string">
            <text:p>片段真实大小 :</text:p>
          </table:table-cell>
          <table:table-cell table:style-name="ce614" office:value-type="string" calcext:value-type="string">
            <text:p>Segmentin gerçek büyüklüğü :</text:p>
          </table:table-cell>
          <table:table-cell table:style-name="ce626" office:value-type="string" calcext:value-type="string">
            <text:p>Πραγματικό μέγεθος του τμήματος</text:p>
          </table:table-cell>
          <table:table-cell table:style-name="ce641" office:value-type="string" calcext:value-type="string">
            <text:p>Segmento dydis :</text:p>
          </table:table-cell>
          <table:table-cell table:style-name="ce653" office:value-type="string" calcext:value-type="string">
            <text:p>Verklig storlek av segmentet :</text:p>
          </table:table-cell>
          <table:table-cell table:style-name="ce664" office:value-type="string" calcext:value-type="string">
            <text:p>Segmentets naturlige størrelse</text:p>
          </table:table-cell>
          <table:table-cell table:style-name="ce677" office:value-type="string" calcext:value-type="string">
            <text:p>Skutečná velikost segmentu:</text:p>
          </table:table-cell>
          <table:table-cell table:style-name="ce689"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704" office:value-type="string" calcext:value-type="string">
            <text:p>Реальный размер сегмента:</text:p>
          </table:table-cell>
          <table:table-cell table:style-name="ce716" office:value-type="string" calcext:value-type="string">
            <text:p>Mesura real del segment</text:p>
          </table:table-cell>
          <table:table-cell table:style-name="ce728" office:value-type="string" calcext:value-type="string">
            <text:p>Realna veličina segmenta:</text:p>
          </table:table-cell>
          <table:table-cell table:style-name="ce740" office:value-type="string" calcext:value-type="string">
            <text:p>Реална величина сегмента:</text:p>
          </table:table-cell>
          <table:table-cell table:style-name="ce753" office:value-type="string" calcext:value-type="string">
            <text:p><text:span text:style-name="T15">セグメントの実際のサイズ</text:span><text:span text:style-name="T16">:</text:span></text:p>
          </table:table-cell>
          <table:table-cell table:style-name="ce768" office:value-type="string" calcext:value-type="string">
            <text:p>Оригинална големина на сегментот:</text:p>
          </table:table-cell>
          <table:table-cell table:style-name="ce779" office:value-type="string" calcext:value-type="string">
            <text:p>الحجم الحقيقي للمقطع:</text:p>
          </table:table-cell>
          <table:table-cell table:style-name="ce289" table:number-columns-repeated="996"/>
        </table:table-row>
        <table:table-row table:style-name="ro20">
          <table:table-cell table:style-name="ce418" office:value-type="string" calcext:value-type="string">
            <text:p>dlgCalibrateLine_Title</text:p>
          </table:table-cell>
          <table:table-cell table:style-name="ce339"/>
          <table:table-cell table:style-name="ce430" office:value-type="string" calcext:value-type="string">
            <text:p>Line calibration</text:p>
          </table:table-cell>
          <table:table-cell table:style-name="ce450" office:value-type="string" calcext:value-type="string">
            <text:p>Calibration de ligne</text:p>
          </table:table-cell>
          <table:table-cell table:style-name="ce463" office:value-type="string" calcext:value-type="string">
            <text:p>Fixeer de afmeting</text:p>
          </table:table-cell>
          <table:table-cell table:style-name="ce477" office:value-type="string" calcext:value-type="string">
            <text:p>Messung kalibrieren</text:p>
          </table:table-cell>
          <table:table-cell table:style-name="ce491" office:value-type="string" calcext:value-type="string">
            <text:p>Calibrar la medida</text:p>
          </table:table-cell>
          <table:table-cell table:style-name="ce507" office:value-type="string" calcext:value-type="string">
            <text:p>Calibrar medida</text:p>
          </table:table-cell>
          <table:table-cell table:style-name="ce521"/>
          <table:table-cell table:style-name="ce537" office:value-type="string" calcext:value-type="string">
            <text:p>Misura stabilita</text:p>
          </table:table-cell>
          <table:table-cell table:style-name="ce554" office:value-type="string" calcext:value-type="string">
            <text:p>Calibrare</text:p>
          </table:table-cell>
          <table:table-cell table:style-name="ce572" office:value-type="string" calcext:value-type="string">
            <text:p>Sulje mitta</text:p>
          </table:table-cell>
          <table:table-cell table:style-name="ce590" office:value-type="string" calcext:value-type="string">
            <text:p>Kalibrere måling</text:p>
          </table:table-cell>
          <table:table-cell table:style-name="ce602" office:value-type="string" calcext:value-type="string">
            <text:p>校准测量</text:p>
          </table:table-cell>
          <table:table-cell table:style-name="ce614" office:value-type="string" calcext:value-type="string">
            <text:p>Ölçümü Kalibre Et</text:p>
          </table:table-cell>
          <table:table-cell table:style-name="ce626" office:value-type="string" calcext:value-type="string">
            <text:p>Μέτρηση σφραγίδας</text:p>
          </table:table-cell>
          <table:table-cell table:style-name="ce641" office:value-type="string" calcext:value-type="string">
            <text:p>Nustatyti dydį</text:p>
          </table:table-cell>
          <table:table-cell table:style-name="ce653" office:value-type="string" calcext:value-type="string">
            <text:p>Kalibrera Längd</text:p>
          </table:table-cell>
          <table:table-cell table:style-name="ce666" office:value-type="string" calcext:value-type="string">
            <text:p>Kalibrering af linje</text:p>
          </table:table-cell>
          <table:table-cell table:style-name="ce677" office:value-type="string" calcext:value-type="string">
            <text:p>Kalibrace měření</text:p>
          </table:table-cell>
          <table:table-cell table:style-name="ce689" office:value-type="string" calcext:value-type="string">
            <text:p><text:span text:style-name="T3">자를</text:span><text:span text:style-name="T4"> </text:span><text:span text:style-name="T5">측정함</text:span></text:p>
          </table:table-cell>
          <table:table-cell table:style-name="ce704" office:value-type="string" calcext:value-type="string">
            <text:p>Калибровка измерений</text:p>
          </table:table-cell>
          <table:table-cell table:style-name="ce716" office:value-type="string" calcext:value-type="string">
            <text:p>Calibració lineal</text:p>
          </table:table-cell>
          <table:table-cell table:style-name="ce728" office:value-type="string" calcext:value-type="string">
            <text:p>Linija kalabracije</text:p>
          </table:table-cell>
          <table:table-cell table:style-name="ce740" office:value-type="string" calcext:value-type="string">
            <text:p>Линија калибрације</text:p>
          </table:table-cell>
          <table:table-cell table:style-name="ce752" office:value-type="string" calcext:value-type="string">
            <text:p>ライン較正</text:p>
          </table:table-cell>
          <table:table-cell table:style-name="ce768" office:value-type="string" calcext:value-type="string">
            <text:p>Калибрација на линијата</text:p>
          </table:table-cell>
          <table:table-cell table:style-name="ce779" office:value-type="string" calcext:value-type="string">
            <text:p>معايرة الخط</text:p>
          </table:table-cell>
          <table:table-cell table:style-name="ce289" table:number-columns-repeated="996"/>
        </table:table-row>
        <table:table-row table:style-name="ro20">
          <table:table-cell table:style-name="ce418" office:value-type="string" calcext:value-type="string">
            <text:p>dlgCalibratePlane_Title</text:p>
          </table:table-cell>
          <table:table-cell table:style-name="ce339"/>
          <table:table-cell table:style-name="ce430" office:value-type="string" calcext:value-type="string">
            <text:p>Plane calibration</text:p>
          </table:table-cell>
          <table:table-cell table:style-name="ce450" office:value-type="string" calcext:value-type="string">
            <text:p>Calibration du plan</text:p>
          </table:table-cell>
          <table:table-cell table:style-name="ce465" office:value-type="string" calcext:value-type="string">
            <text:p>Vlak Calibratie</text:p>
          </table:table-cell>
          <table:table-cell table:style-name="ce477"/>
          <table:table-cell table:style-name="ce491"/>
          <table:table-cell table:style-name="ce507"/>
          <table:table-cell table:style-name="ce521"/>
          <table:table-cell table:style-name="ce537"/>
          <table:table-cell table:style-name="ce554"/>
          <table:table-cell table:style-name="ce572"/>
          <table:table-cell table:style-name="ce590"/>
          <table:table-cell table:style-name="ce602"/>
          <table:table-cell table:style-name="ce614"/>
          <table:table-cell table:style-name="ce626"/>
          <table:table-cell table:style-name="ce641"/>
          <table:table-cell table:style-name="ce653"/>
          <table:table-cell table:style-name="ce666" office:value-type="string" calcext:value-type="string">
            <text:p>Kalibrering af plan</text:p>
          </table:table-cell>
          <table:table-cell table:style-name="ce677"/>
          <table:table-cell table:style-name="ce689"/>
          <table:table-cell table:style-name="ce705" office:value-type="string" calcext:value-type="string">
            <text:p>Калибровка плоскости</text:p>
          </table:table-cell>
          <table:table-cell table:style-name="ce716" office:value-type="string" calcext:value-type="string">
            <text:p>Calibració del pla</text:p>
          </table:table-cell>
          <table:table-cell table:style-name="ce728" office:value-type="string" calcext:value-type="string">
            <text:p>Ravna kalabracija</text:p>
          </table:table-cell>
          <table:table-cell table:style-name="ce740" office:value-type="string" calcext:value-type="string">
            <text:p>Равна калабрација</text:p>
          </table:table-cell>
          <table:table-cell table:style-name="ce752" office:value-type="string" calcext:value-type="string">
            <text:p>平面較正</text:p>
          </table:table-cell>
          <table:table-cell table:style-name="ce768" office:value-type="string" calcext:value-type="string">
            <text:p>Калибрација на рамнината</text:p>
          </table:table-cell>
          <table:table-cell table:style-name="ce779" office:value-type="string" calcext:value-type="string">
            <text:p>خطة المعايرة</text:p>
          </table:table-cell>
          <table:table-cell table:style-name="ce289" table:number-columns-repeated="996"/>
        </table:table-row>
        <table:table-row table:style-name="ro20">
          <table:table-cell table:style-name="ce418" office:value-type="string" calcext:value-type="string">
            <text:p>dlgDevicePicker_CurrentDevice</text:p>
          </table:table-cell>
          <table:table-cell table:style-name="ce339"/>
          <table:table-cell table:style-name="ce430" office:value-type="string" calcext:value-type="string">
            <text:p>Current device</text:p>
          </table:table-cell>
          <table:table-cell table:style-name="ce450" office:value-type="string" calcext:value-type="string">
            <text:p>Source en cours</text:p>
          </table:table-cell>
          <table:table-cell table:style-name="ce464" office:value-type="string" calcext:value-type="string">
            <text:p>Huidige selectie:</text:p>
          </table:table-cell>
          <table:table-cell table:style-name="ce478" office:value-type="string" calcext:value-type="string">
            <text:p>Gerät</text:p>
          </table:table-cell>
          <table:table-cell table:style-name="ce491" office:value-type="string" calcext:value-type="string">
            <text:p>Cámara de vídeo actual</text:p>
          </table:table-cell>
          <table:table-cell table:style-name="ce507" office:value-type="string" calcext:value-type="string">
            <text:p>Dispositivo atual</text:p>
          </table:table-cell>
          <table:table-cell table:style-name="ce521"/>
          <table:table-cell table:style-name="ce537" office:value-type="string" calcext:value-type="string">
            <text:p>Dispositivo corrente</text:p>
          </table:table-cell>
          <table:table-cell table:style-name="ce554" office:value-type="string" calcext:value-type="string">
            <text:p>Sursa curentă</text:p>
          </table:table-cell>
          <table:table-cell table:style-name="ce572" office:value-type="string" calcext:value-type="string">
            <text:p>Käytössä oleva laite</text:p>
          </table:table-cell>
          <table:table-cell table:style-name="ce590"/>
          <table:table-cell table:style-name="ce602"/>
          <table:table-cell table:style-name="ce615" office:value-type="string" calcext:value-type="string">
            <text:p>Geçerli aygıt</text:p>
          </table:table-cell>
          <table:table-cell table:style-name="ce627" office:value-type="string" calcext:value-type="string">
            <text:p>Παρούσα συσκευή</text:p>
          </table:table-cell>
          <table:table-cell table:style-name="ce641" office:value-type="string" calcext:value-type="string">
            <text:p>Esamas įrenginys</text:p>
          </table:table-cell>
          <table:table-cell table:style-name="ce653" office:value-type="string" calcext:value-type="string">
            <text:p>Aktuell enhet</text:p>
          </table:table-cell>
          <table:table-cell table:style-name="ce664" office:value-type="string" calcext:value-type="string">
            <text:p>Nuværende enhed</text:p>
          </table:table-cell>
          <table:table-cell table:style-name="ce677" office:value-type="string" calcext:value-type="string">
            <text:p>Stávající zařízení</text:p>
          </table:table-cell>
          <table:table-cell table:style-name="ce689" office:value-type="string" calcext:value-type="string">
            <text:p><text:span text:style-name="T3">현재</text:span><text:span text:style-name="T4"> </text:span><text:span text:style-name="T5">장치</text:span></text:p>
          </table:table-cell>
          <table:table-cell table:style-name="ce704" office:value-type="string" calcext:value-type="string">
            <text:p>Текущее устройство</text:p>
          </table:table-cell>
          <table:table-cell table:style-name="ce716" office:value-type="string" calcext:value-type="string">
            <text:p>Dispositiu actual</text:p>
          </table:table-cell>
          <table:table-cell table:style-name="ce728" office:value-type="string" calcext:value-type="string">
            <text:p>Trenutni uređaj</text:p>
          </table:table-cell>
          <table:table-cell table:style-name="ce740" office:value-type="string" calcext:value-type="string">
            <text:p>Тренутни уређај</text:p>
          </table:table-cell>
          <table:table-cell table:style-name="ce752" office:value-type="string" calcext:value-type="string">
            <text:p>現行のデバイス</text:p>
          </table:table-cell>
          <table:table-cell table:style-name="ce768" office:value-type="string" calcext:value-type="string">
            <text:p>Актуелен уред</text:p>
          </table:table-cell>
          <table:table-cell table:style-name="ce779" office:value-type="string" calcext:value-type="string">
            <text:p>الجهاز الحالي</text:p>
          </table:table-cell>
          <table:table-cell table:style-name="ce289" table:number-columns-repeated="996"/>
        </table:table-row>
        <table:table-row table:style-name="ro20">
          <table:table-cell table:style-name="ce418" office:value-type="string" calcext:value-type="string">
            <text:p>dlgDevicePicker_DeviceProperties</text:p>
          </table:table-cell>
          <table:table-cell table:style-name="ce339"/>
          <table:table-cell table:style-name="ce430" office:value-type="string" calcext:value-type="string">
            <text:p>Properties</text:p>
          </table:table-cell>
          <table:table-cell table:style-name="ce450" office:value-type="string" calcext:value-type="string">
            <text:p>Propriétés</text:p>
          </table:table-cell>
          <table:table-cell table:style-name="ce464" office:value-type="string" calcext:value-type="string">
            <text:p>Eigenschappen</text:p>
          </table:table-cell>
          <table:table-cell table:style-name="ce478" office:value-type="string" calcext:value-type="string">
            <text:p>Eigenschaften</text:p>
          </table:table-cell>
          <table:table-cell table:style-name="ce491" office:value-type="string" calcext:value-type="string">
            <text:p>Propriedades</text:p>
          </table:table-cell>
          <table:table-cell table:style-name="ce507" office:value-type="string" calcext:value-type="string">
            <text:p>Propriedades</text:p>
          </table:table-cell>
          <table:table-cell table:style-name="ce521"/>
          <table:table-cell table:style-name="ce537" office:value-type="string" calcext:value-type="string">
            <text:p>Proprieta'</text:p>
          </table:table-cell>
          <table:table-cell table:style-name="ce554" office:value-type="string" calcext:value-type="string">
            <text:p>Proprietăţi</text:p>
          </table:table-cell>
          <table:table-cell table:style-name="ce572" office:value-type="string" calcext:value-type="string">
            <text:p>Ominaisuudet</text:p>
          </table:table-cell>
          <table:table-cell table:style-name="ce590"/>
          <table:table-cell table:style-name="ce602"/>
          <table:table-cell table:style-name="ce615" office:value-type="string" calcext:value-type="string">
            <text:p>Özellikler</text:p>
          </table:table-cell>
          <table:table-cell table:style-name="ce627" office:value-type="string" calcext:value-type="string">
            <text:p>Ιδιότητες</text:p>
          </table:table-cell>
          <table:table-cell table:style-name="ce642" office:value-type="string" calcext:value-type="string">
            <text:p>Nustatymai</text:p>
          </table:table-cell>
          <table:table-cell table:style-name="ce653" office:value-type="string" calcext:value-type="string">
            <text:p>Egenskaper</text:p>
          </table:table-cell>
          <table:table-cell table:style-name="ce664" office:value-type="string" calcext:value-type="string">
            <text:p>Egenskaber</text:p>
          </table:table-cell>
          <table:table-cell table:style-name="ce677" office:value-type="string" calcext:value-type="string">
            <text:p>Vlastnosti</text:p>
          </table:table-cell>
          <table:table-cell table:style-name="ce691" office:value-type="string" calcext:value-type="string">
            <text:p>특성</text:p>
          </table:table-cell>
          <table:table-cell table:style-name="ce704" office:value-type="string" calcext:value-type="string">
            <text:p>Свойства</text:p>
          </table:table-cell>
          <table:table-cell table:style-name="ce716" office:value-type="string" calcext:value-type="string">
            <text:p>Propietats</text:p>
          </table:table-cell>
          <table:table-cell table:style-name="ce728" office:value-type="string" calcext:value-type="string">
            <text:p>Svojstva</text:p>
          </table:table-cell>
          <table:table-cell table:style-name="ce740" office:value-type="string" calcext:value-type="string">
            <text:p>Својства</text:p>
          </table:table-cell>
          <table:table-cell table:style-name="ce752" office:value-type="string" calcext:value-type="string">
            <text:p>プロパティ</text:p>
          </table:table-cell>
          <table:table-cell table:style-name="ce768" office:value-type="string" calcext:value-type="string">
            <text:p>Својства</text:p>
          </table:table-cell>
          <table:table-cell table:style-name="ce779" office:value-type="string" calcext:value-type="string">
            <text:p>الخصائص</text:p>
          </table:table-cell>
          <table:table-cell table:style-name="ce289" table:number-columns-repeated="996"/>
        </table:table-row>
        <table:table-row table:style-name="ro23">
          <table:table-cell table:style-name="ce418" office:value-type="string" calcext:value-type="string">
            <text:p>dlgDevicePicker_NoConf</text:p>
          </table:table-cell>
          <table:table-cell table:style-name="ce339"/>
          <table:table-cell table:style-name="ce430" office:value-type="string" calcext:value-type="string">
            <text:p>No other option available</text:p>
          </table:table-cell>
          <table:table-cell table:style-name="ce450" office:value-type="string" calcext:value-type="string">
            <text:p>Pas d'autre option disponible</text:p>
          </table:table-cell>
          <table:table-cell table:style-name="ce464" office:value-type="string" calcext:value-type="string">
            <text:p>Geen andere optie beschikbaar</text:p>
          </table:table-cell>
          <table:table-cell table:style-name="ce478" office:value-type="string" calcext:value-type="string">
            <text:p>Keine weitere Option verfügbar</text:p>
          </table:table-cell>
          <table:table-cell table:style-name="ce491" office:value-type="string" calcext:value-type="string">
            <text:p>No hay otras opciones disponibles</text:p>
          </table:table-cell>
          <table:table-cell table:style-name="ce507" office:value-type="string" calcext:value-type="string">
            <text:p>Nehuma outra opção disponível</text:p>
          </table:table-cell>
          <table:table-cell table:style-name="ce521"/>
          <table:table-cell table:style-name="ce537" office:value-type="string" calcext:value-type="string">
            <text:p>Nessun'altra opzione disponibile</text:p>
          </table:table-cell>
          <table:table-cell table:style-name="ce554" office:value-type="string" calcext:value-type="string">
            <text:p>Nu există altă opţiune</text:p>
          </table:table-cell>
          <table:table-cell table:style-name="ce572" office:value-type="string" calcext:value-type="string">
            <text:p>Ei muuta vaihtoehtoa käytettävissä</text:p>
          </table:table-cell>
          <table:table-cell table:style-name="ce590"/>
          <table:table-cell table:style-name="ce602"/>
          <table:table-cell table:style-name="ce615" office:value-type="string" calcext:value-type="string">
            <text:p>Başka bir seçenek yok</text:p>
          </table:table-cell>
          <table:table-cell table:style-name="ce627" office:value-type="string" calcext:value-type="string">
            <text:p>Καμμία άλλη επιλογή διθέσιμη</text:p>
          </table:table-cell>
          <table:table-cell table:style-name="ce641" office:value-type="string" calcext:value-type="string">
            <text:p>Nėra kitų galimybių</text:p>
          </table:table-cell>
          <table:table-cell table:style-name="ce653" office:value-type="string" calcext:value-type="string">
            <text:p>Inga fler alternativ finns</text:p>
          </table:table-cell>
          <table:table-cell table:style-name="ce664" office:value-type="string" calcext:value-type="string">
            <text:p>Ingen andre valgmuligheder tilgængelig</text:p>
          </table:table-cell>
          <table:table-cell table:style-name="ce677" office:value-type="string" calcext:value-type="string">
            <text:p>Nejsou jiné možnosti</text:p>
          </table:table-cell>
          <table:table-cell table:style-name="ce689"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704" office:value-type="string" calcext:value-type="string">
            <text:p>Другие опции не доступны</text:p>
          </table:table-cell>
          <table:table-cell table:style-name="ce716" office:value-type="string" calcext:value-type="string">
            <text:p>Altres opcions no disponibles</text:p>
          </table:table-cell>
          <table:table-cell table:style-name="ce728" office:value-type="string" calcext:value-type="string">
            <text:p>Nijedna druga opcija nije na <text:s/>raspolaganju</text:p>
          </table:table-cell>
          <table:table-cell table:style-name="ce740" office:value-type="string" calcext:value-type="string">
            <text:p>Ниједна друга опција није на <text:s/>располагању</text:p>
          </table:table-cell>
          <table:table-cell table:style-name="ce752" office:value-type="string" calcext:value-type="string">
            <text:p>他のオプションは選択不可</text:p>
          </table:table-cell>
          <table:table-cell table:style-name="ce768" office:value-type="string" calcext:value-type="string">
            <text:p>Не е достапна друга опција</text:p>
          </table:table-cell>
          <table:table-cell table:style-name="ce779" office:value-type="string" calcext:value-type="string">
            <text:p>لايوجد خيار متاح</text:p>
          </table:table-cell>
          <table:table-cell table:style-name="ce289" table:number-columns-repeated="996"/>
        </table:table-row>
        <table:table-row table:style-name="ro27">
          <table:table-cell table:style-name="ce418" office:value-type="string" calcext:value-type="string">
            <text:p>dlgDevicePicker_SelectAnother</text:p>
          </table:table-cell>
          <table:table-cell table:style-name="ce339"/>
          <table:table-cell table:style-name="ce430" office:value-type="string" calcext:value-type="string">
            <text:p>Select another device</text:p>
          </table:table-cell>
          <table:table-cell table:style-name="ce450" office:value-type="string" calcext:value-type="string">
            <text:p>Choisir une autre source</text:p>
          </table:table-cell>
          <table:table-cell table:style-name="ce464" office:value-type="string" calcext:value-type="string">
            <text:p>Kies een ander apparaat</text:p>
          </table:table-cell>
          <table:table-cell table:style-name="ce478" office:value-type="string" calcext:value-type="string">
            <text:p>anderes Gerät wählen</text:p>
          </table:table-cell>
          <table:table-cell table:style-name="ce491" office:value-type="string" calcext:value-type="string">
            <text:p>Seleccione otra cámara</text:p>
          </table:table-cell>
          <table:table-cell table:style-name="ce507" office:value-type="string" calcext:value-type="string">
            <text:p>Selecionar outro dispositivo</text:p>
          </table:table-cell>
          <table:table-cell table:style-name="ce521"/>
          <table:table-cell table:style-name="ce537" office:value-type="string" calcext:value-type="string">
            <text:p>Scegli un altro dispositivo</text:p>
          </table:table-cell>
          <table:table-cell table:style-name="ce554" office:value-type="string" calcext:value-type="string">
            <text:p>Selectaţi altă sursă</text:p>
          </table:table-cell>
          <table:table-cell table:style-name="ce572" office:value-type="string" calcext:value-type="string">
            <text:p>Valitse muu laite</text:p>
          </table:table-cell>
          <table:table-cell table:style-name="ce590"/>
          <table:table-cell table:style-name="ce602"/>
          <table:table-cell table:style-name="ce615" office:value-type="string" calcext:value-type="string">
            <text:p>Başka bir aygıt seç</text:p>
          </table:table-cell>
          <table:table-cell table:style-name="ce627" office:value-type="string" calcext:value-type="string">
            <text:p>Επιλογή άλλης συσκευής</text:p>
          </table:table-cell>
          <table:table-cell table:style-name="ce641" office:value-type="string" calcext:value-type="string">
            <text:p>Pasirinkite kitą įrenginį</text:p>
          </table:table-cell>
          <table:table-cell table:style-name="ce653" office:value-type="string" calcext:value-type="string">
            <text:p>Välj en annan enhet</text:p>
          </table:table-cell>
          <table:table-cell table:style-name="ce664" office:value-type="string" calcext:value-type="string">
            <text:p>Vælg en anden enhed</text:p>
          </table:table-cell>
          <table:table-cell table:style-name="ce677" office:value-type="string" calcext:value-type="string">
            <text:p>Vyber jiné zařízení</text:p>
          </table:table-cell>
          <table:table-cell table:style-name="ce689"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704" office:value-type="string" calcext:value-type="string">
            <text:p>Выбрать другое устройство</text:p>
          </table:table-cell>
          <table:table-cell table:style-name="ce716" office:value-type="string" calcext:value-type="string">
            <text:p>Seleccioneu un altre dispositiu</text:p>
          </table:table-cell>
          <table:table-cell table:style-name="ce728" office:value-type="string" calcext:value-type="string">
            <text:p>Izaberite drugi uređaj</text:p>
          </table:table-cell>
          <table:table-cell table:style-name="ce740" office:value-type="string" calcext:value-type="string">
            <text:p>Изаберите други уређај</text:p>
          </table:table-cell>
          <table:table-cell table:style-name="ce752" office:value-type="string" calcext:value-type="string">
            <text:p>他のデバイスを選択してください。</text:p>
          </table:table-cell>
          <table:table-cell table:style-name="ce768" office:value-type="string" calcext:value-type="string">
            <text:p>Одбери друг уред</text:p>
          </table:table-cell>
          <table:table-cell table:style-name="ce779" office:value-type="string" calcext:value-type="string">
            <text:p>حدد جهاز آخر</text:p>
          </table:table-cell>
          <table:table-cell table:style-name="ce289" table:number-columns-repeated="996"/>
        </table:table-row>
        <table:table-row table:style-name="ro25">
          <table:table-cell table:style-name="ce418" office:value-type="string" calcext:value-type="string">
            <text:p>dlgDevicePicker_Url</text:p>
          </table:table-cell>
          <table:table-cell table:style-name="ce339" office:value-type="string" calcext:value-type="string">
            <text:p>cam address</text:p>
          </table:table-cell>
          <table:table-cell table:style-name="ce430" office:value-type="string" calcext:value-type="string">
            <text:p>URL :</text:p>
          </table:table-cell>
          <table:table-cell table:style-name="ce450" office:value-type="string" calcext:value-type="string">
            <text:p>URL :</text:p>
          </table:table-cell>
          <table:table-cell table:style-name="ce464" office:value-type="string" calcext:value-type="string">
            <text:p>URL:</text:p>
          </table:table-cell>
          <table:table-cell table:style-name="ce478" office:value-type="string" calcext:value-type="string">
            <text:p>URL:</text:p>
          </table:table-cell>
          <table:table-cell table:style-name="ce491" office:value-type="string" calcext:value-type="string">
            <text:p>URL :</text:p>
          </table:table-cell>
          <table:table-cell table:style-name="ce507" office:value-type="string" calcext:value-type="string">
            <text:p>URL :</text:p>
          </table:table-cell>
          <table:table-cell table:style-name="ce521"/>
          <table:table-cell table:style-name="ce540" office:value-type="string" calcext:value-type="string">
            <text:p>URL :</text:p>
          </table:table-cell>
          <table:table-cell table:style-name="ce554" office:value-type="string" calcext:value-type="string">
            <text:p>URL :</text:p>
          </table:table-cell>
          <table:table-cell table:style-name="ce572" office:value-type="string" calcext:value-type="string">
            <text:p>URL:</text:p>
          </table:table-cell>
          <table:table-cell table:style-name="ce590"/>
          <table:table-cell table:style-name="ce602"/>
          <table:table-cell table:style-name="ce615" office:value-type="string" calcext:value-type="string">
            <text:p>URL :</text:p>
          </table:table-cell>
          <table:table-cell table:style-name="ce627" office:value-type="string" calcext:value-type="string">
            <text:p>URL :</text:p>
          </table:table-cell>
          <table:table-cell table:style-name="ce642" office:value-type="string" calcext:value-type="string">
            <text:p>URL :</text:p>
          </table:table-cell>
          <table:table-cell table:style-name="ce653" office:value-type="string" calcext:value-type="string">
            <text:p>URL :</text:p>
          </table:table-cell>
          <table:table-cell table:style-name="ce664" office:value-type="string" calcext:value-type="string">
            <text:p>URL:</text:p>
          </table:table-cell>
          <table:table-cell table:style-name="ce677" office:value-type="string" calcext:value-type="string">
            <text:p>URL:</text:p>
          </table:table-cell>
          <table:table-cell table:style-name="ce690" office:value-type="string" calcext:value-type="string">
            <text:p>URL :</text:p>
          </table:table-cell>
          <table:table-cell table:style-name="ce704" office:value-type="string" calcext:value-type="string">
            <text:p>URL :</text:p>
          </table:table-cell>
          <table:table-cell table:style-name="ce716" office:value-type="string" calcext:value-type="string">
            <text:p>URL:</text:p>
          </table:table-cell>
          <table:table-cell table:style-name="ce728" office:value-type="string" calcext:value-type="string">
            <text:p>URL :</text:p>
          </table:table-cell>
          <table:table-cell table:style-name="ce740" office:value-type="string" calcext:value-type="string">
            <text:p>URL :</text:p>
          </table:table-cell>
          <table:table-cell table:style-name="ce753" office:value-type="string" calcext:value-type="string">
            <text:p>URL :</text:p>
          </table:table-cell>
          <table:table-cell table:style-name="ce768" office:value-type="string" calcext:value-type="string">
            <text:p>URL :</text:p>
          </table:table-cell>
          <table:table-cell table:style-name="ce779" office:value-type="string" calcext:value-type="string">
            <text:p>URL:</text:p>
          </table:table-cell>
          <table:table-cell table:style-name="ce289" table:number-columns-repeated="996"/>
        </table:table-row>
        <table:table-row table:style-name="ro18">
          <table:table-cell table:style-name="ce418" office:value-type="string" calcext:value-type="string">
            <text:p>dlgDevicePicker_Type</text:p>
          </table:table-cell>
          <table:table-cell table:style-name="ce339" office:value-type="string" calcext:value-type="string">
            <text:p>(stream type, jpeg/mjpeg)</text:p>
          </table:table-cell>
          <table:table-cell table:style-name="ce430" office:value-type="string" calcext:value-type="string">
            <text:p>Type :</text:p>
          </table:table-cell>
          <table:table-cell table:style-name="ce450" office:value-type="string" calcext:value-type="string">
            <text:p>Type :</text:p>
          </table:table-cell>
          <table:table-cell table:style-name="ce464" office:value-type="string" calcext:value-type="string">
            <text:p>Type:</text:p>
          </table:table-cell>
          <table:table-cell table:style-name="ce478" office:value-type="string" calcext:value-type="string">
            <text:p>Typ:</text:p>
          </table:table-cell>
          <table:table-cell table:style-name="ce491" office:value-type="string" calcext:value-type="string">
            <text:p>Tipo :</text:p>
          </table:table-cell>
          <table:table-cell table:style-name="ce507" office:value-type="string" calcext:value-type="string">
            <text:p>Tipo :</text:p>
          </table:table-cell>
          <table:table-cell table:style-name="ce521"/>
          <table:table-cell table:style-name="ce540" office:value-type="string" calcext:value-type="string">
            <text:p>Tipo :</text:p>
          </table:table-cell>
          <table:table-cell table:style-name="ce554" office:value-type="string" calcext:value-type="string">
            <text:p>Tip :</text:p>
          </table:table-cell>
          <table:table-cell table:style-name="ce572" office:value-type="string" calcext:value-type="string">
            <text:p>Tyyppi:</text:p>
          </table:table-cell>
          <table:table-cell table:style-name="ce590"/>
          <table:table-cell table:style-name="ce602"/>
          <table:table-cell table:style-name="ce615" office:value-type="string" calcext:value-type="string">
            <text:p>Tip :</text:p>
          </table:table-cell>
          <table:table-cell table:style-name="ce627" office:value-type="string" calcext:value-type="string">
            <text:p>Τύπος :</text:p>
          </table:table-cell>
          <table:table-cell table:style-name="ce642" office:value-type="string" calcext:value-type="string">
            <text:p>Tipas :</text:p>
          </table:table-cell>
          <table:table-cell table:style-name="ce653" office:value-type="string" calcext:value-type="string">
            <text:p>Typ :</text:p>
          </table:table-cell>
          <table:table-cell table:style-name="ce664" office:value-type="string" calcext:value-type="string">
            <text:p>Type:</text:p>
          </table:table-cell>
          <table:table-cell table:style-name="ce677" office:value-type="string" calcext:value-type="string">
            <text:p>Typ:</text:p>
          </table:table-cell>
          <table:table-cell table:style-name="ce690" office:value-type="string" calcext:value-type="string">
            <text:p><text:span text:style-name="T3">형태</text:span><text:span text:style-name="T4"> :</text:span></text:p>
          </table:table-cell>
          <table:table-cell table:style-name="ce704" office:value-type="string" calcext:value-type="string">
            <text:p>Тип:</text:p>
          </table:table-cell>
          <table:table-cell table:style-name="ce716" office:value-type="string" calcext:value-type="string">
            <text:p>Tipus:</text:p>
          </table:table-cell>
          <table:table-cell table:style-name="ce728" office:value-type="string" calcext:value-type="string">
            <text:p>Tip:</text:p>
          </table:table-cell>
          <table:table-cell table:style-name="ce740" office:value-type="string" calcext:value-type="string">
            <text:p>Тип:</text:p>
          </table:table-cell>
          <table:table-cell table:style-name="ce753" office:value-type="string" calcext:value-type="string">
            <text:p><text:span text:style-name="T15">タイプ</text:span><text:span text:style-name="T16"> :</text:span></text:p>
          </table:table-cell>
          <table:table-cell table:style-name="ce768" office:value-type="string" calcext:value-type="string">
            <text:p>Тип :</text:p>
          </table:table-cell>
          <table:table-cell table:style-name="ce779" office:value-type="string" calcext:value-type="string">
            <text:p>النوع :</text:p>
          </table:table-cell>
          <table:table-cell table:style-name="ce289" table:number-columns-repeated="996"/>
        </table:table-row>
        <table:table-row table:style-name="ro21">
          <table:table-cell table:style-name="ce45" office:value-type="string" calcext:value-type="string">
            <text:p>dlgDiapoExport_LabelFrequencyHundredth</text:p>
          </table:table-cell>
          <table:table-cell table:style-name="ce339"/>
          <table:table-cell table:style-name="ce429" office:value-type="string" calcext:value-type="string">
            <text:p>Duration on each Key Image : {0} hundredth of seconds.</text:p>
          </table:table-cell>
          <table:table-cell table:style-name="ce449" office:value-type="string" calcext:value-type="string">
            <text:p>Durée de chaque Image Clé : {0} centièmes de secondes.</text:p>
          </table:table-cell>
          <table:table-cell table:style-name="ce463" office:value-type="string" calcext:value-type="string">
            <text:p>Duur van elke Kernbeeld :{0} hondersten van seconden.</text:p>
          </table:table-cell>
          <table:table-cell table:style-name="ce477" office:value-type="string" calcext:value-type="string">
            <text:p>Anzeigedauer jedes Bildes : {0} Hundertstelsekunden</text:p>
          </table:table-cell>
          <table:table-cell table:style-name="ce491" office:value-type="string" calcext:value-type="string">
            <text:p>Duración de cada diapositiva: {0} centésimas de segundo.</text:p>
          </table:table-cell>
          <table:table-cell table:style-name="ce504" office:value-type="string" calcext:value-type="string">
            <text:p>Duração de cada Quadro de Imagem: {0} centésimos de segundos.</text:p>
          </table:table-cell>
          <table:table-cell table:style-name="ce524" office:value-type="string" calcext:value-type="string">
            <text:p>Czas trwania każdego diapozytywu : {0} setnych sekundy.</text:p>
          </table:table-cell>
          <table:table-cell table:style-name="ce535" office:value-type="string" calcext:value-type="string">
            <text:p>Durata per ogni Immagine Chiave : {0} centesimi di secondo.</text:p>
          </table:table-cell>
          <table:table-cell table:style-name="ce553" office:value-type="string" calcext:value-type="string">
            <text:p>Durata fiecărui diapozitiv: {0} sutimi de secundă.</text:p>
          </table:table-cell>
          <table:table-cell table:style-name="ce571" office:value-type="string" calcext:value-type="string">
            <text:p>Erilliskuvan kesto : {0} sadasosa sekuntia</text:p>
          </table:table-cell>
          <table:table-cell table:style-name="ce588" office:value-type="string" calcext:value-type="string">
            <text:p>Varighet av hvert Nøkkelbilde : {0} hundredels sekund</text:p>
          </table:table-cell>
          <table:table-cell table:style-name="ce602" office:value-type="string" calcext:value-type="string">
            <text:p>每个关键图像的长短 : {0} 百秒.</text:p>
          </table:table-cell>
          <table:table-cell table:style-name="ce614" office:value-type="string" calcext:value-type="string">
            <text:p>Her bir Anahtar İmaj üzerinde geçen süre: <text:s/>saniyenin yüzde {0} sı.</text:p>
          </table:table-cell>
          <table:table-cell table:style-name="ce626" office:value-type="string" calcext:value-type="string">
            <text:p>Διάρκεια κάθε Βασικής εικόνας : {0} εκατοστά του δευτερολέπτου.</text:p>
          </table:table-cell>
          <table:table-cell table:style-name="ce641" office:value-type="string" calcext:value-type="string">
            <text:p>Trukmė pažymėtų paveikslėlių : {0} šimtųjų sekundžių.</text:p>
          </table:table-cell>
          <table:table-cell table:style-name="ce653" office:value-type="string" calcext:value-type="string">
            <text:p>Längd på varje nyckelbild : {0} hundradels sekunder</text:p>
          </table:table-cell>
          <table:table-cell table:style-name="ce664" office:value-type="string" calcext:value-type="string">
            <text:p>Varighed af hvert nøglebilled: {0}/100 sek.</text:p>
          </table:table-cell>
          <table:table-cell table:style-name="ce677" office:value-type="string" calcext:value-type="string">
            <text:p>Výdrž na každé klíčové pozici : {0} setin sekundy.</text:p>
          </table:table-cell>
          <table:table-cell table:style-name="ce689"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704" office:value-type="string" calcext:value-type="string">
            <text:p>Продолжительность каждого ключевого кадра <text:s/>: {0} <text:s/>сотые секунды</text:p>
          </table:table-cell>
          <table:table-cell table:style-name="ce716" office:value-type="string" calcext:value-type="string">
            <text:p>Duració de cada fotograma clau: {0} centèsima de segon.</text:p>
          </table:table-cell>
          <table:table-cell table:style-name="ce728" office:value-type="string" calcext:value-type="string">
            <text:p>Trajanje svake ključne slike: {0} stotinki sekunde.</text:p>
          </table:table-cell>
          <table:table-cell table:style-name="ce740" office:value-type="string" calcext:value-type="string">
            <text:p>Трајање сваке кључне слике: {0} стотинки секунде.</text:p>
          </table:table-cell>
          <table:table-cell table:style-name="ce752" office:value-type="string" calcext:value-type="string">
            <text:p>各キーイメージの継続性 : {0} 1/100秒。</text:p>
          </table:table-cell>
          <table:table-cell table:style-name="ce768" office:value-type="string" calcext:value-type="string">
            <text:p>Траење на секоја клучна слика : {0} стоти дел од секунда.</text:p>
          </table:table-cell>
          <table:table-cell table:style-name="ce779" office:value-type="string" calcext:value-type="string">
            <text:p>المدة في كل صورة رئيسية: {0} مائة من الثواني.</text:p>
          </table:table-cell>
          <table:table-cell table:style-name="ce289" table:number-columns-repeated="996"/>
        </table:table-row>
        <table:table-row table:style-name="ro21">
          <table:table-cell table:style-name="ce45" office:value-type="string" calcext:value-type="string">
            <text:p>dlgDiapoExport_LabelFrequencySeconds</text:p>
          </table:table-cell>
          <table:table-cell table:style-name="ce339"/>
          <table:table-cell table:style-name="ce429" office:value-type="string" calcext:value-type="string">
            <text:p>Duration of each Key Image : {0:0.00} seconds.</text:p>
          </table:table-cell>
          <table:table-cell table:style-name="ce449" office:value-type="string" calcext:value-type="string">
            <text:p>Durée de chaque Image Clé : {0:0.00} secondes.</text:p>
          </table:table-cell>
          <table:table-cell table:style-name="ce463" office:value-type="string" calcext:value-type="string">
            <text:p>Duur van elke Kernbeeld :{0:0.00} seconden.</text:p>
          </table:table-cell>
          <table:table-cell table:style-name="ce477" office:value-type="string" calcext:value-type="string">
            <text:p>Anzeigedauer jedes Bildes : {0:0.00} Sekunden</text:p>
          </table:table-cell>
          <table:table-cell table:style-name="ce491" office:value-type="string" calcext:value-type="string">
            <text:p>Duración de cada diapositiva: {0:0.00} segundos.</text:p>
          </table:table-cell>
          <table:table-cell table:style-name="ce504" office:value-type="string" calcext:value-type="string">
            <text:p>Duração de cada Quadro de Imagem: {0:0.00} segundos.</text:p>
          </table:table-cell>
          <table:table-cell table:style-name="ce524" office:value-type="string" calcext:value-type="string">
            <text:p>Czas trwania każdego diapozytywu : {0:0.00} sekund.</text:p>
          </table:table-cell>
          <table:table-cell table:style-name="ce535" office:value-type="string" calcext:value-type="string">
            <text:p>Durata per ogni Immagine Chiave : {0:0.00} secondi.</text:p>
          </table:table-cell>
          <table:table-cell table:style-name="ce553" office:value-type="string" calcext:value-type="string">
            <text:p>Durata fiecărui diapozitiv : {0:0.00} secunde.</text:p>
          </table:table-cell>
          <table:table-cell table:style-name="ce571" office:value-type="string" calcext:value-type="string">
            <text:p>Erilliskuvan kesto: {0:0.00} sekuntia.</text:p>
          </table:table-cell>
          <table:table-cell table:style-name="ce588" office:value-type="string" calcext:value-type="string">
            <text:p>Varighet av hvert Nøkkelbilde : {0:0.00} sekunder</text:p>
          </table:table-cell>
          <table:table-cell table:style-name="ce602" office:value-type="string" calcext:value-type="string">
            <text:p>每个关键图像的长短 : {0:0.00} 秒.</text:p>
          </table:table-cell>
          <table:table-cell table:style-name="ce614" office:value-type="string" calcext:value-type="string">
            <text:p>Her bir Anahtar İmaj üzerinde geçen süre : {0:0.00} saniye.</text:p>
          </table:table-cell>
          <table:table-cell table:style-name="ce626" office:value-type="string" calcext:value-type="string">
            <text:p>Διάρκεια κάθε Βασικής εικόνας : {0:0.00} δευτερόλεπτα.</text:p>
          </table:table-cell>
          <table:table-cell table:style-name="ce641" office:value-type="string" calcext:value-type="string">
            <text:p>Trukmė pažymėtų paveikslėlių : {0:0.00} sekundžių.</text:p>
          </table:table-cell>
          <table:table-cell table:style-name="ce653" office:value-type="string" calcext:value-type="string">
            <text:p>Längd på varje nyckelbild : {0:0.00} <text:s/>sekunder</text:p>
          </table:table-cell>
          <table:table-cell table:style-name="ce664" office:value-type="string" calcext:value-type="string">
            <text:p>Varighed af hvert nøglebilled: {0:0.00} sek.</text:p>
          </table:table-cell>
          <table:table-cell table:style-name="ce677" office:value-type="string" calcext:value-type="string">
            <text:p>Výdrž na každé klíčové pozici: {0:0.00} sekund</text:p>
          </table:table-cell>
          <table:table-cell table:style-name="ce689"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704" office:value-type="string" calcext:value-type="string">
            <text:p>Продолжительность каждого ключевого кадра <text:s/>: {0:0.00} секунды.</text:p>
          </table:table-cell>
          <table:table-cell table:style-name="ce716" office:value-type="string" calcext:value-type="string">
            <text:p>Duració de cada fotograma clau: {0:0.00} <text:s/>segons.</text:p>
          </table:table-cell>
          <table:table-cell table:style-name="ce728" office:value-type="string" calcext:value-type="string">
            <text:p>Trajanje svake ključne slike: {0:0.00} sekundi .</text:p>
          </table:table-cell>
          <table:table-cell table:style-name="ce740" office:value-type="string" calcext:value-type="string">
            <text:p>Трајање сваке кључне слике: {0:0.00} секунди .</text:p>
          </table:table-cell>
          <table:table-cell table:style-name="ce752" office:value-type="string" calcext:value-type="string">
            <text:p>各キーイメージの継続性 : {0:0.00} 秒。 </text:p>
          </table:table-cell>
          <table:table-cell table:style-name="ce768" office:value-type="string" calcext:value-type="string">
            <text:p>Траење на секоја клучна слика : {0:0.00} секунди.</text:p>
          </table:table-cell>
          <table:table-cell table:style-name="ce779" office:value-type="string" calcext:value-type="string">
            <text:p>مدة كل صورة رئيسية: {0: 0.00} ثواني.</text:p>
          </table:table-cell>
          <table:table-cell table:style-name="ce289" table:number-columns-repeated="996"/>
        </table:table-row>
        <table:table-row table:style-name="ro20">
          <table:table-cell table:style-name="ce45" office:value-type="string" calcext:value-type="string">
            <text:p>dlgDiapoExport_Title</text:p>
          </table:table-cell>
          <table:table-cell table:style-name="ce339"/>
          <table:table-cell table:style-name="ce429" office:value-type="string" calcext:value-type="string">
            <text:p>Save Video</text:p>
          </table:table-cell>
          <table:table-cell table:style-name="ce449" office:value-type="string" calcext:value-type="string">
            <text:p>Enregistrer une Vidéo</text:p>
          </table:table-cell>
          <table:table-cell table:style-name="ce463" office:value-type="string" calcext:value-type="string">
            <text:p>Bewaar video</text:p>
          </table:table-cell>
          <table:table-cell table:style-name="ce477" office:value-type="string" calcext:value-type="string">
            <text:p>Speichere Video</text:p>
          </table:table-cell>
          <table:table-cell table:style-name="ce491" office:value-type="string" calcext:value-type="string">
            <text:p>Guardar Video</text:p>
          </table:table-cell>
          <table:table-cell table:style-name="ce504" office:value-type="string" calcext:value-type="string">
            <text:p>Salvar o Vídeo</text:p>
          </table:table-cell>
          <table:table-cell table:style-name="ce522" office:value-type="string" calcext:value-type="string">
            <text:p>Zapisz wideo</text:p>
          </table:table-cell>
          <table:table-cell table:style-name="ce535" office:value-type="string" calcext:value-type="string">
            <text:p>Salva il Video</text:p>
          </table:table-cell>
          <table:table-cell table:style-name="ce553" office:value-type="string" calcext:value-type="string">
            <text:p>Salvează fişier video</text:p>
          </table:table-cell>
          <table:table-cell table:style-name="ce571" office:value-type="string" calcext:value-type="string">
            <text:p>Tallenna video</text:p>
          </table:table-cell>
          <table:table-cell table:style-name="ce588" office:value-type="string" calcext:value-type="string">
            <text:p>Lagre video</text:p>
          </table:table-cell>
          <table:table-cell table:style-name="ce602" office:value-type="string" calcext:value-type="string">
            <text:p>保存视频</text:p>
          </table:table-cell>
          <table:table-cell table:style-name="ce614" office:value-type="string" calcext:value-type="string">
            <text:p>Videoyu Kaydet</text:p>
          </table:table-cell>
          <table:table-cell table:style-name="ce626" office:value-type="string" calcext:value-type="string">
            <text:p>Αποθήκευση Video</text:p>
          </table:table-cell>
          <table:table-cell table:style-name="ce641" office:value-type="string" calcext:value-type="string">
            <text:p>Išsaugoti vaizdą</text:p>
          </table:table-cell>
          <table:table-cell table:style-name="ce653" office:value-type="string" calcext:value-type="string">
            <text:p>Spara Video</text:p>
          </table:table-cell>
          <table:table-cell table:style-name="ce664" office:value-type="string" calcext:value-type="string">
            <text:p>Gem video</text:p>
          </table:table-cell>
          <table:table-cell table:style-name="ce677" office:value-type="string" calcext:value-type="string">
            <text:p>Ulož video</text:p>
          </table:table-cell>
          <table:table-cell table:style-name="ce689" office:value-type="string" calcext:value-type="string">
            <text:p><text:span text:style-name="T3">비디오</text:span><text:span text:style-name="T4"> </text:span><text:span text:style-name="T5">저장</text:span></text:p>
          </table:table-cell>
          <table:table-cell table:style-name="ce704" office:value-type="string" calcext:value-type="string">
            <text:p>Сохранить видео</text:p>
          </table:table-cell>
          <table:table-cell table:style-name="ce716" office:value-type="string" calcext:value-type="string">
            <text:p>Desar el vídeo</text:p>
          </table:table-cell>
          <table:table-cell table:style-name="ce728" office:value-type="string" calcext:value-type="string">
            <text:p>Sačuvaj video zapis</text:p>
          </table:table-cell>
          <table:table-cell table:style-name="ce740" office:value-type="string" calcext:value-type="string">
            <text:p>Сачувај видео запис</text:p>
          </table:table-cell>
          <table:table-cell table:style-name="ce752" office:value-type="string" calcext:value-type="string">
            <text:p>ビデオの保存</text:p>
          </table:table-cell>
          <table:table-cell table:style-name="ce768" office:value-type="string" calcext:value-type="string">
            <text:p>Зачувај го видеото</text:p>
          </table:table-cell>
          <table:table-cell table:style-name="ce779" office:value-type="string" calcext:value-type="string">
            <text:p>حفظ الفيديو</text:p>
          </table:table-cell>
          <table:table-cell table:style-name="ce289" table:number-columns-repeated="996"/>
        </table:table-row>
        <table:table-row table:style-name="ro21">
          <table:table-cell table:style-name="ce45" office:value-type="string" calcext:value-type="string">
            <text:p>dlgDiapoExport_RadioPausedVideo</text:p>
          </table:table-cell>
          <table:table-cell table:style-name="ce339"/>
          <table:table-cell table:style-name="ce429" office:value-type="string" calcext:value-type="string">
            <text:p>Original video with a pause on each Key Image</text:p>
          </table:table-cell>
          <table:table-cell table:style-name="ce449" office:value-type="string" calcext:value-type="string">
            <text:p>La vidéo initiale avec une pause sur chaque Image Clé</text:p>
          </table:table-cell>
          <table:table-cell table:style-name="ce463" office:value-type="string" calcext:value-type="string">
            <text:p>Originele video met een pauze op elk Kernbeeld</text:p>
          </table:table-cell>
          <table:table-cell table:style-name="ce477" office:value-type="string" calcext:value-type="string">
            <text:p>Speichere ein Video mit Pause zwischen jedem Schlüsselbild</text:p>
          </table:table-cell>
          <table:table-cell table:style-name="ce491" office:value-type="string" calcext:value-type="string">
            <text:p>Video inicial con una pausa en cada Imagen Clave</text:p>
          </table:table-cell>
          <table:table-cell table:style-name="ce504" office:value-type="string" calcext:value-type="string">
            <text:p>Video original com pausa em cada Quadro de Imagem.</text:p>
          </table:table-cell>
          <table:table-cell table:style-name="ce524"/>
          <table:table-cell table:style-name="ce535" office:value-type="string" calcext:value-type="string">
            <text:p>Video originale con una pausa su ogni Immagine Chiave</text:p>
          </table:table-cell>
          <table:table-cell table:style-name="ce553" office:value-type="string" calcext:value-type="string">
            <text:p>Fisierul video original cu o pauza la fiecare cadru cheie</text:p>
          </table:table-cell>
          <table:table-cell table:style-name="ce571" office:value-type="string" calcext:value-type="string">
            <text:p>Alkuperäinen video tauotettuna jokaisen avainkuvan kohdalla</text:p>
          </table:table-cell>
          <table:table-cell table:style-name="ce588" office:value-type="string" calcext:value-type="string">
            <text:p>Original video med pause ved hvert nøkkelbilde</text:p>
          </table:table-cell>
          <table:table-cell table:style-name="ce602" office:value-type="string" calcext:value-type="string">
            <text:p>在每个关键图像上有停顿的原始视频</text:p>
          </table:table-cell>
          <table:table-cell table:style-name="ce614" office:value-type="string" calcext:value-type="string">
            <text:p>Her bir Anahtar İmaj üzerinde duraklatma olan orijinal video</text:p>
          </table:table-cell>
          <table:table-cell table:style-name="ce626" office:value-type="string" calcext:value-type="string">
            <text:p>Αρχικό video με παύση σε κάθε Βασική Εικόνα</text:p>
          </table:table-cell>
          <table:table-cell table:style-name="ce641" office:value-type="string" calcext:value-type="string">
            <text:p>Originalus vaizda su pristabdymu kiekviename pažymėtame paveikslėlyje</text:p>
          </table:table-cell>
          <table:table-cell table:style-name="ce653" office:value-type="string" calcext:value-type="string">
            <text:p>Original video med paus på varje nyckelbild</text:p>
          </table:table-cell>
          <table:table-cell table:style-name="ce664" office:value-type="string" calcext:value-type="string">
            <text:p>Original video med pause på hvert nøglebillede</text:p>
          </table:table-cell>
          <table:table-cell table:style-name="ce677" office:value-type="string" calcext:value-type="string">
            <text:p>Originální video s pauzou na každé klíčové pozici.</text:p>
          </table:table-cell>
          <table:table-cell table:style-name="ce689"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704" office:value-type="string" calcext:value-type="string">
            <text:p>Оригинальное видео с паузой на каждом ключевом кадре</text:p>
          </table:table-cell>
          <table:table-cell table:style-name="ce716" office:value-type="string" calcext:value-type="string">
            <text:p>Vídeo original amb una pausa a cada fotograma clau</text:p>
          </table:table-cell>
          <table:table-cell table:style-name="ce728" office:value-type="string" calcext:value-type="string">
            <text:p>Originalni video sa pauzom na svakoj ključnoj slici</text:p>
          </table:table-cell>
          <table:table-cell table:style-name="ce740" office:value-type="string" calcext:value-type="string">
            <text:p>Оригинални видео са паузом на свакој кључној слици</text:p>
          </table:table-cell>
          <table:table-cell table:style-name="ce752" office:value-type="string" calcext:value-type="string">
            <text:p>各キーイメージで一時停止したオリジナルビデオ</text:p>
          </table:table-cell>
          <table:table-cell table:style-name="ce768" office:value-type="string" calcext:value-type="string">
            <text:p>Оригинално видео со пауза на секоја клучна слика</text:p>
          </table:table-cell>
          <table:table-cell table:style-name="ce779" office:value-type="string" calcext:value-type="string">
            <text:p>الفيديو الأصلي مع وقفة على كل صورة رئيسية</text:p>
          </table:table-cell>
          <table:table-cell table:style-name="ce289" table:number-columns-repeated="996"/>
        </table:table-row>
        <table:table-row table:style-name="ro27">
          <table:table-cell table:style-name="ce45" office:value-type="string" calcext:value-type="string">
            <text:p>dlgDiapoExport_RadioSlideshow</text:p>
          </table:table-cell>
          <table:table-cell table:style-name="ce339"/>
          <table:table-cell table:style-name="ce429" office:value-type="string" calcext:value-type="string">
            <text:p>Video slideshow with only the Key Images.</text:p>
          </table:table-cell>
          <table:table-cell table:style-name="ce449" office:value-type="string" calcext:value-type="string">
            <text:p>Diaporama vidéo avec uniquement les Images Clés </text:p>
          </table:table-cell>
          <table:table-cell table:style-name="ce463" office:value-type="string" calcext:value-type="string">
            <text:p>Video diashow met alleen de Kernbeelden.</text:p>
          </table:table-cell>
          <table:table-cell table:style-name="ce477" office:value-type="string" calcext:value-type="string">
            <text:p>Speichere eine Diashow aus den Schlüsselbildern</text:p>
          </table:table-cell>
          <table:table-cell table:style-name="ce491" office:value-type="string" calcext:value-type="string">
            <text:p>Presentación de Diapositivas con las Imágenes Clave</text:p>
          </table:table-cell>
          <table:table-cell table:style-name="ce504" office:value-type="string" calcext:value-type="string">
            <text:p>Apresentação em slides apenas com os Quadros de Imagem.</text:p>
          </table:table-cell>
          <table:table-cell table:style-name="ce524"/>
          <table:table-cell table:style-name="ce535" office:value-type="string" calcext:value-type="string">
            <text:p>Video composto solo dalle Immagini Chiave</text:p>
          </table:table-cell>
          <table:table-cell table:style-name="ce553" office:value-type="string" calcext:value-type="string">
            <text:p>Prezentare tip sideshow doar a cadrelor cheie</text:p>
          </table:table-cell>
          <table:table-cell table:style-name="ce571" office:value-type="string" calcext:value-type="string">
            <text:p>Videodiaesitys vain avainkuvista.</text:p>
          </table:table-cell>
          <table:table-cell table:style-name="ce588" office:value-type="string" calcext:value-type="string">
            <text:p>Video slideshow med bare nøkkelbilder</text:p>
          </table:table-cell>
          <table:table-cell table:style-name="ce602" office:value-type="string" calcext:value-type="string">
            <text:p>只有关键图像的视频幻灯片.</text:p>
          </table:table-cell>
          <table:table-cell table:style-name="ce614" office:value-type="string" calcext:value-type="string">
            <text:p>Sadece Anahtar İmajları içeren Video slayt gösterisi</text:p>
          </table:table-cell>
          <table:table-cell table:style-name="ce626" office:value-type="string" calcext:value-type="string">
            <text:p>Προβολή-διαφανειών video με μόνο τις Βασικές εικόνες</text:p>
          </table:table-cell>
          <table:table-cell table:style-name="ce641" office:value-type="string" calcext:value-type="string">
            <text:p>Vaizdo demonstracija tik su pažymėtais paveikslėliais</text:p>
          </table:table-cell>
          <table:table-cell table:style-name="ce653" office:value-type="string" calcext:value-type="string">
            <text:p>Bildspel med endast nyckelbilder.</text:p>
          </table:table-cell>
          <table:table-cell table:style-name="ce664" office:value-type="string" calcext:value-type="string">
            <text:p>Video slideshow kun med nøglebilleder</text:p>
          </table:table-cell>
          <table:table-cell table:style-name="ce677" office:value-type="string" calcext:value-type="string">
            <text:p>Video slideshow pouze z klíčových pozic.</text:p>
          </table:table-cell>
          <table:table-cell table:style-name="ce691" office:value-type="string" calcext:value-type="string">
            <text:p>키 이미지'만 사용한 슬라이드 쇼</text:p>
          </table:table-cell>
          <table:table-cell table:style-name="ce704" office:value-type="string" calcext:value-type="string">
            <text:p>Видео слайдшоу из ключевых кадров</text:p>
          </table:table-cell>
          <table:table-cell table:style-name="ce716" office:value-type="string" calcext:value-type="string">
            <text:p>Presentació amb només els fotogrames clau</text:p>
          </table:table-cell>
          <table:table-cell table:style-name="ce728" office:value-type="string" calcext:value-type="string">
            <text:p>Projekcija video slajdova samo sa glavnim slikama.</text:p>
          </table:table-cell>
          <table:table-cell table:style-name="ce740" office:value-type="string" calcext:value-type="string">
            <text:p>Пројекција видео слајдова само са главним сликама.</text:p>
          </table:table-cell>
          <table:table-cell table:style-name="ce752" office:value-type="string" calcext:value-type="string">
            <text:p>キーイメージのみのビデオスライドショー</text:p>
          </table:table-cell>
          <table:table-cell table:style-name="ce768" office:value-type="string" calcext:value-type="string">
            <text:p>Видео слајд шоу само со клучни слики</text:p>
          </table:table-cell>
          <table:table-cell table:style-name="ce779" office:value-type="string" calcext:value-type="string">
            <text:p>فيديو عرض الشرائح فقط مع الصور الرئيسية.</text:p>
          </table:table-cell>
          <table:table-cell table:style-name="ce289" table:number-columns-repeated="996"/>
        </table:table-row>
        <table:table-row table:style-name="ro20">
          <table:table-cell table:style-name="ce45" office:value-type="string" calcext:value-type="string">
            <text:p>dlgDiapoExport_GroupDiapoType</text:p>
          </table:table-cell>
          <table:table-cell table:style-name="ce339"/>
          <table:table-cell table:style-name="ce429" office:value-type="string" calcext:value-type="string">
            <text:p>Type of video</text:p>
          </table:table-cell>
          <table:table-cell table:style-name="ce449" office:value-type="string" calcext:value-type="string">
            <text:p>Type de vidéo</text:p>
          </table:table-cell>
          <table:table-cell table:style-name="ce463" office:value-type="string" calcext:value-type="string">
            <text:p>Videotype</text:p>
          </table:table-cell>
          <table:table-cell table:style-name="ce477" office:value-type="string" calcext:value-type="string">
            <text:p>Videotyp</text:p>
          </table:table-cell>
          <table:table-cell table:style-name="ce491" office:value-type="string" calcext:value-type="string">
            <text:p>Tipo de vídeo</text:p>
          </table:table-cell>
          <table:table-cell table:style-name="ce504" office:value-type="string" calcext:value-type="string">
            <text:p>Tipo de video</text:p>
          </table:table-cell>
          <table:table-cell table:style-name="ce524"/>
          <table:table-cell table:style-name="ce535" office:value-type="string" calcext:value-type="string">
            <text:p>Tipo di video</text:p>
          </table:table-cell>
          <table:table-cell table:style-name="ce553" office:value-type="string" calcext:value-type="string">
            <text:p>Tipul fisierului video</text:p>
          </table:table-cell>
          <table:table-cell table:style-name="ce571" office:value-type="string" calcext:value-type="string">
            <text:p>Videon tyyppi</text:p>
          </table:table-cell>
          <table:table-cell table:style-name="ce588" office:value-type="string" calcext:value-type="string">
            <text:p>Type video</text:p>
          </table:table-cell>
          <table:table-cell table:style-name="ce602" office:value-type="string" calcext:value-type="string">
            <text:p>视频种类</text:p>
          </table:table-cell>
          <table:table-cell table:style-name="ce614" office:value-type="string" calcext:value-type="string">
            <text:p>Video tipi</text:p>
          </table:table-cell>
          <table:table-cell table:style-name="ce626" office:value-type="string" calcext:value-type="string">
            <text:p>Τύπος Video</text:p>
          </table:table-cell>
          <table:table-cell table:style-name="ce641" office:value-type="string" calcext:value-type="string">
            <text:p>Vaizdo tipas</text:p>
          </table:table-cell>
          <table:table-cell table:style-name="ce653" office:value-type="string" calcext:value-type="string">
            <text:p>Typ av video</text:p>
          </table:table-cell>
          <table:table-cell table:style-name="ce664" office:value-type="string" calcext:value-type="string">
            <text:p>Videotype</text:p>
          </table:table-cell>
          <table:table-cell table:style-name="ce677" office:value-type="string" calcext:value-type="string">
            <text:p>Typ videa</text:p>
          </table:table-cell>
          <table:table-cell table:style-name="ce689" office:value-type="string" calcext:value-type="string">
            <text:p><text:span text:style-name="T3">비디오의</text:span><text:span text:style-name="T4"> </text:span><text:span text:style-name="T5">형태</text:span></text:p>
          </table:table-cell>
          <table:table-cell table:style-name="ce704" office:value-type="string" calcext:value-type="string">
            <text:p>Тип видео</text:p>
          </table:table-cell>
          <table:table-cell table:style-name="ce716" office:value-type="string" calcext:value-type="string">
            <text:p>Tipus de vídeo</text:p>
          </table:table-cell>
          <table:table-cell table:style-name="ce728" office:value-type="string" calcext:value-type="string">
            <text:p>Tip video zapisa</text:p>
          </table:table-cell>
          <table:table-cell table:style-name="ce740" office:value-type="string" calcext:value-type="string">
            <text:p>Тип видео записа</text:p>
          </table:table-cell>
          <table:table-cell table:style-name="ce752" office:value-type="string" calcext:value-type="string">
            <text:p>ビデオの種類</text:p>
          </table:table-cell>
          <table:table-cell table:style-name="ce768" office:value-type="string" calcext:value-type="string">
            <text:p>Тип на видео</text:p>
          </table:table-cell>
          <table:table-cell table:style-name="ce779" office:value-type="string" calcext:value-type="string">
            <text:p>نوع الفيديو</text:p>
          </table:table-cell>
          <table:table-cell table:style-name="ce289" table:number-columns-repeated="996"/>
        </table:table-row>
        <table:table-row table:style-name="ro21">
          <table:table-cell table:style-name="ce45" office:value-type="string" calcext:value-type="string">
            <text:p>dlgExportSpreadsheet_Title</text:p>
          </table:table-cell>
          <table:table-cell table:style-name="ce339"/>
          <table:table-cell table:style-name="ce429" office:value-type="string" calcext:value-type="string">
            <text:p>Save Data as a Spreadsheet Document</text:p>
          </table:table-cell>
          <table:table-cell table:style-name="ce449" office:value-type="string" calcext:value-type="string">
            <text:p>Enregistrer les Données pour un Tableur</text:p>
          </table:table-cell>
          <table:table-cell table:style-name="ce463" office:value-type="string" calcext:value-type="string">
            <text:p>Bewaar de gegevens als een databestanddocument</text:p>
          </table:table-cell>
          <table:table-cell table:style-name="ce477" office:value-type="string" calcext:value-type="string">
            <text:p>Daten als Tabellendokument speichern</text:p>
          </table:table-cell>
          <table:table-cell table:style-name="ce491" office:value-type="string" calcext:value-type="string">
            <text:p>Guardar los Datos en una Hoja de Cálculo</text:p>
          </table:table-cell>
          <table:table-cell table:style-name="ce504" office:value-type="string" calcext:value-type="string">
            <text:p>Salvar dados como uma Planilha</text:p>
          </table:table-cell>
          <table:table-cell table:style-name="ce521"/>
          <table:table-cell table:style-name="ce535" office:value-type="string" calcext:value-type="string">
            <text:p>Salva i Dati in formato foglio di calcolo</text:p>
          </table:table-cell>
          <table:table-cell table:style-name="ce553" office:value-type="string" calcext:value-type="string">
            <text:p>Salveaza datele ca tabel</text:p>
          </table:table-cell>
          <table:table-cell table:style-name="ce571" office:value-type="string" calcext:value-type="string">
            <text:p>Tallenna PDF asiakirja avainkuvista</text:p>
          </table:table-cell>
          <table:table-cell table:style-name="ce588" office:value-type="string" calcext:value-type="string">
            <text:p>Lagre data som et regneark dokument</text:p>
          </table:table-cell>
          <table:table-cell table:style-name="ce602" office:value-type="string" calcext:value-type="string">
            <text:p>保存数据为电子表格</text:p>
          </table:table-cell>
          <table:table-cell table:style-name="ce614" office:value-type="string" calcext:value-type="string">
            <text:p>Veriyi Spreadsheet Dökümanı olarak Kaydet </text:p>
          </table:table-cell>
          <table:table-cell table:style-name="ce626" office:value-type="string" calcext:value-type="string">
            <text:p>Αποθήκευση Δεδομένων ως αρχείο Λογιστικού Φύλλου</text:p>
          </table:table-cell>
          <table:table-cell table:style-name="ce641" office:value-type="string" calcext:value-type="string">
            <text:p>Išsaugoti duomenis kaip skaičiuoklės dokumentą</text:p>
          </table:table-cell>
          <table:table-cell table:style-name="ce653" office:value-type="string" calcext:value-type="string">
            <text:p>Spara data som kalkylbladsdokument</text:p>
          </table:table-cell>
          <table:table-cell table:style-name="ce664" office:value-type="string" calcext:value-type="string">
            <text:p>Gem data i et regneark</text:p>
          </table:table-cell>
          <table:table-cell table:style-name="ce677" office:value-type="string" calcext:value-type="string">
            <text:p>Uložit data jako tabulkový dokument.</text:p>
          </table:table-cell>
          <table:table-cell table:style-name="ce689"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704" office:value-type="string" calcext:value-type="string">
            <text:p>Сохранить данные в виде электронной таблицы</text:p>
          </table:table-cell>
          <table:table-cell table:style-name="ce716" office:value-type="string" calcext:value-type="string">
            <text:p>Desar les dades com a graella.</text:p>
          </table:table-cell>
          <table:table-cell table:style-name="ce728" office:value-type="string" calcext:value-type="string">
            <text:p>Sačuvaj podatke kao dokument sa unakrsnim tabelama</text:p>
          </table:table-cell>
          <table:table-cell table:style-name="ce740" office:value-type="string" calcext:value-type="string">
            <text:p>Сачувај податке као документ са унакрсним табелама</text:p>
          </table:table-cell>
          <table:table-cell table:style-name="ce752" office:value-type="string" calcext:value-type="string">
            <text:p>スプレッドシートとして保存</text:p>
          </table:table-cell>
          <table:table-cell table:style-name="ce768" office:value-type="string" calcext:value-type="string">
            <text:p>Зачувај ги податоците како табеларен документ</text:p>
          </table:table-cell>
          <table:table-cell table:style-name="ce779" office:value-type="string" calcext:value-type="string">
            <text:p>حفظ البيانات كورقة جدوليه</text:p>
          </table:table-cell>
          <table:table-cell table:style-name="ce289" table:number-columns-repeated="996"/>
        </table:table-row>
        <table:table-row table:style-name="ro13">
          <table:table-cell table:style-name="ce45" office:value-type="string" calcext:value-type="string">
            <text:p>dlgImportReference_Title</text:p>
          </table:table-cell>
          <table:table-cell table:style-name="ce426"/>
          <table:table-cell table:style-name="ce429" office:value-type="string" calcext:value-type="string">
            <text:p>Import an image as reference</text:p>
          </table:table-cell>
          <table:table-cell table:style-name="ce449" office:value-type="string" calcext:value-type="string">
            <text:p>Importer une image comme référence</text:p>
          </table:table-cell>
          <table:table-cell table:style-name="ce463" office:value-type="string" calcext:value-type="string">
            <text:p>Importeer een afbeelding als referentie</text:p>
          </table:table-cell>
          <table:table-cell table:style-name="ce478" office:value-type="string" calcext:value-type="string">
            <text:p>Import Referenzbild</text:p>
          </table:table-cell>
          <table:table-cell table:style-name="ce491" office:value-type="string" calcext:value-type="string">
            <text:p>Importar un imagen como referencia</text:p>
          </table:table-cell>
          <table:table-cell table:style-name="ce507" office:value-type="string" calcext:value-type="string">
            <text:p>Importar uma imagem como referência</text:p>
          </table:table-cell>
          <table:table-cell table:style-name="ce521"/>
          <table:table-cell table:style-name="ce535" office:value-type="string" calcext:value-type="string">
            <text:p>Importa un'immagine come riferimento</text:p>
          </table:table-cell>
          <table:table-cell table:style-name="ce557" office:value-type="string" calcext:value-type="string">
            <text:p>Importaţi o imagine ca referinţă</text:p>
          </table:table-cell>
          <table:table-cell table:style-name="ce571" office:value-type="string" calcext:value-type="string">
            <text:p>Tuo kuva referenssinä</text:p>
          </table:table-cell>
          <table:table-cell table:style-name="ce588"/>
          <table:table-cell table:style-name="ce602"/>
          <table:table-cell table:style-name="ce615" office:value-type="string" calcext:value-type="string">
            <text:p>Bir imajı referans olarak import et</text:p>
          </table:table-cell>
          <table:table-cell table:style-name="ce627" office:value-type="string" calcext:value-type="string">
            <text:p>Εισαγωγή εικόνας αναφορας</text:p>
          </table:table-cell>
          <table:table-cell table:style-name="ce642" office:value-type="string" calcext:value-type="string">
            <text:p>Importuoti kaip nuorodą paveikslėlio</text:p>
          </table:table-cell>
          <table:table-cell table:style-name="ce653" office:value-type="string" calcext:value-type="string">
            <text:p>Importera bild som referens</text:p>
          </table:table-cell>
          <table:table-cell table:style-name="ce664" office:value-type="string" calcext:value-type="string">
            <text:p>Importer et referencebillede</text:p>
          </table:table-cell>
          <table:table-cell table:style-name="ce677" office:value-type="string" calcext:value-type="string">
            <text:p>Importovat obraz jako referenci</text:p>
          </table:table-cell>
          <table:table-cell table:style-name="ce691" office:value-type="string" calcext:value-type="string">
            <text:p>한 이미지를 참조로 가져옴</text:p>
          </table:table-cell>
          <table:table-cell table:style-name="ce704" office:value-type="string" calcext:value-type="string">
            <text:p>Импортировать изображение как ссылку</text:p>
          </table:table-cell>
          <table:table-cell table:style-name="ce716" office:value-type="string" calcext:value-type="string">
            <text:p>Importar una imatge com a referència</text:p>
          </table:table-cell>
          <table:table-cell table:style-name="ce728" office:value-type="string" calcext:value-type="string">
            <text:p>Uvezi sliku kao referencu</text:p>
          </table:table-cell>
          <table:table-cell table:style-name="ce740" office:value-type="string" calcext:value-type="string">
            <text:p>Увези слику као референцу</text:p>
          </table:table-cell>
          <table:table-cell table:style-name="ce752" office:value-type="string" calcext:value-type="string">
            <text:p>参照イメージをインポート</text:p>
          </table:table-cell>
          <table:table-cell table:style-name="ce768" office:value-type="string" calcext:value-type="string">
            <text:p>Внеси слика како референца</text:p>
          </table:table-cell>
          <table:table-cell table:style-name="ce779" office:value-type="string" calcext:value-type="string">
            <text:p>استيراد صورة كمرجع</text:p>
          </table:table-cell>
          <table:table-cell table:style-name="ce289" table:number-columns-repeated="996"/>
        </table:table-row>
        <table:table-row table:style-name="ro20">
          <table:table-cell table:style-name="ce45" office:value-type="string" calcext:value-type="string">
            <text:p>dlgKeyframeComment_Title</text:p>
          </table:table-cell>
          <table:table-cell table:style-name="ce339"/>
          <table:table-cell table:style-name="ce429" office:value-type="string" calcext:value-type="string">
            <text:p>Comments...</text:p>
          </table:table-cell>
          <table:table-cell table:style-name="ce449" office:value-type="string" calcext:value-type="string">
            <text:p>Commentaires...</text:p>
          </table:table-cell>
          <table:table-cell table:style-name="ce463" office:value-type="string" calcext:value-type="string">
            <text:p>Commentaar…</text:p>
          </table:table-cell>
          <table:table-cell table:style-name="ce477" office:value-type="string" calcext:value-type="string">
            <text:p>Anmerkungen...</text:p>
          </table:table-cell>
          <table:table-cell table:style-name="ce491" office:value-type="string" calcext:value-type="string">
            <text:p>Commentarios...</text:p>
          </table:table-cell>
          <table:table-cell table:style-name="ce504" office:value-type="string" calcext:value-type="string">
            <text:p>Comentários...</text:p>
          </table:table-cell>
          <table:table-cell table:style-name="ce521" office:value-type="string" calcext:value-type="string">
            <text:p>Komentarze...</text:p>
          </table:table-cell>
          <table:table-cell table:style-name="ce535" office:value-type="string" calcext:value-type="string">
            <text:p>Commenti...</text:p>
          </table:table-cell>
          <table:table-cell table:style-name="ce553" office:value-type="string" calcext:value-type="string">
            <text:p>Comentarii...</text:p>
          </table:table-cell>
          <table:table-cell table:style-name="ce571" office:value-type="string" calcext:value-type="string">
            <text:p>Kommentit...</text:p>
          </table:table-cell>
          <table:table-cell table:style-name="ce588" office:value-type="string" calcext:value-type="string">
            <text:p>Kommentarer...</text:p>
          </table:table-cell>
          <table:table-cell table:style-name="ce602" office:value-type="string" calcext:value-type="string">
            <text:p>注释...</text:p>
          </table:table-cell>
          <table:table-cell table:style-name="ce614" office:value-type="string" calcext:value-type="string">
            <text:p>Yorumlar...</text:p>
          </table:table-cell>
          <table:table-cell table:style-name="ce626" office:value-type="string" calcext:value-type="string">
            <text:p>Σχόλια</text:p>
          </table:table-cell>
          <table:table-cell table:style-name="ce641" office:value-type="string" calcext:value-type="string">
            <text:p>Komentarai...</text:p>
          </table:table-cell>
          <table:table-cell table:style-name="ce653" office:value-type="string" calcext:value-type="string">
            <text:p>Kommentarer...</text:p>
          </table:table-cell>
          <table:table-cell table:style-name="ce664" office:value-type="string" calcext:value-type="string">
            <text:p>Kommentarer…</text:p>
          </table:table-cell>
          <table:table-cell table:style-name="ce677" office:value-type="string" calcext:value-type="string">
            <text:p>Komentář…</text:p>
          </table:table-cell>
          <table:table-cell table:style-name="ce689" office:value-type="string" calcext:value-type="string">
            <text:p><text:span text:style-name="T3">주석</text:span><text:span text:style-name="T4">…</text:span></text:p>
          </table:table-cell>
          <table:table-cell table:style-name="ce704" office:value-type="string" calcext:value-type="string">
            <text:p>Комментарии…</text:p>
          </table:table-cell>
          <table:table-cell table:style-name="ce716" office:value-type="string" calcext:value-type="string">
            <text:p>Comentaris...</text:p>
          </table:table-cell>
          <table:table-cell table:style-name="ce728" office:value-type="string" calcext:value-type="string">
            <text:p>Komentari...</text:p>
          </table:table-cell>
          <table:table-cell table:style-name="ce740" office:value-type="string" calcext:value-type="string">
            <text:p>Коментари...</text:p>
          </table:table-cell>
          <table:table-cell table:style-name="ce753" office:value-type="string" calcext:value-type="string">
            <text:p><text:span text:style-name="T15">コメント</text:span><text:span text:style-name="T16">…</text:span></text:p>
          </table:table-cell>
          <table:table-cell table:style-name="ce768" office:value-type="string" calcext:value-type="string">
            <text:p>Коментари...</text:p>
          </table:table-cell>
          <table:table-cell table:style-name="ce779" office:value-type="string" calcext:value-type="string">
            <text:p>تعليقات...</text:p>
          </table:table-cell>
          <table:table-cell table:style-name="ce289" table:number-columns-repeated="996"/>
        </table:table-row>
        <table:table-row table:style-name="ro23">
          <table:table-cell table:style-name="ce45" office:value-type="string" calcext:value-type="string">
            <text:p>dlgLoadAnalysis_Title</text:p>
          </table:table-cell>
          <table:table-cell table:style-name="ce339"/>
          <table:table-cell table:style-name="ce429" office:value-type="string" calcext:value-type="string">
            <text:p>Load Key Images Data</text:p>
          </table:table-cell>
          <table:table-cell table:style-name="ce449" office:value-type="string" calcext:value-type="string">
            <text:p>Charger des Données d'Images Clés</text:p>
          </table:table-cell>
          <table:table-cell table:style-name="ce463" office:value-type="string" calcext:value-type="string">
            <text:p>Laad de Kernbeeldgegevens</text:p>
          </table:table-cell>
          <table:table-cell table:style-name="ce477" office:value-type="string" calcext:value-type="string">
            <text:p>Schlüsselbilddatei laden</text:p>
          </table:table-cell>
          <table:table-cell table:style-name="ce491" office:value-type="string" calcext:value-type="string">
            <text:p>Cargar datos de las imagenes clave</text:p>
          </table:table-cell>
          <table:table-cell table:style-name="ce504" office:value-type="string" calcext:value-type="string">
            <text:p>Carregar Dados dos Quadros de Imagem</text:p>
          </table:table-cell>
          <table:table-cell table:style-name="ce521" office:value-type="string" calcext:value-type="string">
            <text:p>Wczytaj kluczowe Obrazy</text:p>
          </table:table-cell>
          <table:table-cell table:style-name="ce535" office:value-type="string" calcext:value-type="string">
            <text:p>Carica le Immagini Chiave e loro Dati</text:p>
          </table:table-cell>
          <table:table-cell table:style-name="ce553" office:value-type="string" calcext:value-type="string">
            <text:p>Încarcă datele cadrelor cheie </text:p>
          </table:table-cell>
          <table:table-cell table:style-name="ce571" office:value-type="string" calcext:value-type="string">
            <text:p>Lataa avainkuvien tiedot</text:p>
          </table:table-cell>
          <table:table-cell table:style-name="ce588" office:value-type="string" calcext:value-type="string">
            <text:p>Last inn nøkkelbilde data</text:p>
          </table:table-cell>
          <table:table-cell table:style-name="ce602" office:value-type="string" calcext:value-type="string">
            <text:p>载入关键图像数据</text:p>
          </table:table-cell>
          <table:table-cell table:style-name="ce614" office:value-type="string" calcext:value-type="string">
            <text:p>Anahtar İmaj Verisi Yükle</text:p>
          </table:table-cell>
          <table:table-cell table:style-name="ce626" office:value-type="string" calcext:value-type="string">
            <text:p>Φόρτωση Δεδομένων Βασικών Εικόνων</text:p>
          </table:table-cell>
          <table:table-cell table:style-name="ce641" office:value-type="string" calcext:value-type="string">
            <text:p>Įkelti paveiklėlių žymių duomenis</text:p>
          </table:table-cell>
          <table:table-cell table:style-name="ce653" office:value-type="string" calcext:value-type="string">
            <text:p>Ladda nyckelbildsdata</text:p>
          </table:table-cell>
          <table:table-cell table:style-name="ce664" office:value-type="string" calcext:value-type="string">
            <text:p>Indlæs nøglebilleders data</text:p>
          </table:table-cell>
          <table:table-cell table:style-name="ce677" office:value-type="string" calcext:value-type="string">
            <text:p>Nahrát data klíčových pozic</text:p>
          </table:table-cell>
          <table:table-cell table:style-name="ce689"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704" office:value-type="string" calcext:value-type="string">
            <text:p>Загрузить данные по ключевым кадрам</text:p>
          </table:table-cell>
          <table:table-cell table:style-name="ce716" office:value-type="string" calcext:value-type="string">
            <text:p>Carregar dades de imatges clau</text:p>
          </table:table-cell>
          <table:table-cell table:style-name="ce728" office:value-type="string" calcext:value-type="string">
            <text:p>Učitati podatke ključne slike</text:p>
          </table:table-cell>
          <table:table-cell table:style-name="ce740" office:value-type="string" calcext:value-type="string">
            <text:p>Учитати податке кључне слике</text:p>
          </table:table-cell>
          <table:table-cell table:style-name="ce752" office:value-type="string" calcext:value-type="string">
            <text:p>キーイメージデータを開く</text:p>
          </table:table-cell>
          <table:table-cell table:style-name="ce768" office:value-type="string" calcext:value-type="string">
            <text:p>Вчитај податок за клучните слики</text:p>
          </table:table-cell>
          <table:table-cell table:style-name="ce779" office:value-type="string" calcext:value-type="string">
            <text:p>تحميل بيانات الصورة الرئيسيه</text:p>
          </table:table-cell>
          <table:table-cell table:style-name="ce289" table:number-columns-repeated="996"/>
        </table:table-row>
        <table:table-row table:style-name="ro27">
          <table:table-cell table:style-name="ce45" office:value-type="string" calcext:value-type="string">
            <text:p>dlgRafaleExport_LabelKeyframesOnly</text:p>
          </table:table-cell>
          <table:table-cell table:style-name="ce339"/>
          <table:table-cell table:style-name="ce429" office:value-type="string" calcext:value-type="string">
            <text:p>Export Key Images only.</text:p>
          </table:table-cell>
          <table:table-cell table:style-name="ce449" office:value-type="string" calcext:value-type="string">
            <text:p>Enregistrer uniquement les Images Clés.</text:p>
          </table:table-cell>
          <table:table-cell table:style-name="ce463" office:value-type="string" calcext:value-type="string">
            <text:p>Exporteer alleen Kernbeelden.</text:p>
          </table:table-cell>
          <table:table-cell table:style-name="ce476" office:value-type="string" calcext:value-type="string">
            <text:p>Exportiere nur Schlüsselbilder.</text:p>
          </table:table-cell>
          <table:table-cell table:style-name="ce491" office:value-type="string" calcext:value-type="string">
            <text:p>Guardar sólo imàgenes clave.</text:p>
          </table:table-cell>
          <table:table-cell table:style-name="ce504" office:value-type="string" calcext:value-type="string">
            <text:p>Exportar apenas Quadros de Imagens.</text:p>
          </table:table-cell>
          <table:table-cell table:style-name="ce521" office:value-type="string" calcext:value-type="string">
            <text:p>Eksportuj tylko kluczowe Obrazy</text:p>
          </table:table-cell>
          <table:table-cell table:style-name="ce535" office:value-type="string" calcext:value-type="string">
            <text:p>Esporta solo le Immagini Chiave.</text:p>
          </table:table-cell>
          <table:table-cell table:style-name="ce553" office:value-type="string" calcext:value-type="string">
            <text:p>Exporta doar cadrele cheie.</text:p>
          </table:table-cell>
          <table:table-cell table:style-name="ce571" office:value-type="string" calcext:value-type="string">
            <text:p>Vie ainoastaan avainkuvat.</text:p>
          </table:table-cell>
          <table:table-cell table:style-name="ce588" office:value-type="string" calcext:value-type="string">
            <text:p>Eksporter bare nøkkelbilder.</text:p>
          </table:table-cell>
          <table:table-cell table:style-name="ce602" office:value-type="string" calcext:value-type="string">
            <text:p>只导出关键图像.</text:p>
          </table:table-cell>
          <table:table-cell table:style-name="ce615" office:value-type="string" calcext:value-type="string">
            <text:p>Sadece Anahtar İmajları Export Et.</text:p>
          </table:table-cell>
          <table:table-cell table:style-name="ce626" office:value-type="string" calcext:value-type="string">
            <text:p>Εξαγωγή Βασικών Εικόνων μόνο.</text:p>
          </table:table-cell>
          <table:table-cell table:style-name="ce641" office:value-type="string" calcext:value-type="string">
            <text:p>Eksportuoti tik pažymėtus paveikslus</text:p>
          </table:table-cell>
          <table:table-cell table:style-name="ce653" office:value-type="string" calcext:value-type="string">
            <text:p>Exportera endast nyckelbild.</text:p>
          </table:table-cell>
          <table:table-cell table:style-name="ce664" office:value-type="string" calcext:value-type="string">
            <text:p>Eksporter kun nøglebilleder.</text:p>
          </table:table-cell>
          <table:table-cell table:style-name="ce677" office:value-type="string" calcext:value-type="string">
            <text:p>Exportovat pouze klíčové pozice.</text:p>
          </table:table-cell>
          <table:table-cell table:style-name="ce689"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704" office:value-type="string" calcext:value-type="string">
            <text:p>Экспортировать только ключевые кадры.</text:p>
          </table:table-cell>
          <table:table-cell table:style-name="ce716" office:value-type="string" calcext:value-type="string">
            <text:p>Exportar només les imatges clau.</text:p>
          </table:table-cell>
          <table:table-cell table:style-name="ce728" office:value-type="string" calcext:value-type="string">
            <text:p>Izvezi samo ključnu sliku.</text:p>
          </table:table-cell>
          <table:table-cell table:style-name="ce740" office:value-type="string" calcext:value-type="string">
            <text:p>Извези само кључну слику.</text:p>
          </table:table-cell>
          <table:table-cell table:style-name="ce752" office:value-type="string" calcext:value-type="string">
            <text:p>キーイメージのみをエクスポート</text:p>
          </table:table-cell>
          <table:table-cell table:style-name="ce768" office:value-type="string" calcext:value-type="string">
            <text:p>Експорт само на клучните слики.</text:p>
          </table:table-cell>
          <table:table-cell table:style-name="ce779" office:value-type="string" calcext:value-type="string">
            <text:p>تصدير الصور الرئيسية فقط.</text:p>
          </table:table-cell>
          <table:table-cell table:style-name="ce289" table:number-columns-repeated="996"/>
        </table:table-row>
        <table:table-row table:style-name="ro5">
          <table:table-cell table:style-name="ce45" office:value-type="string" calcext:value-type="string">
            <text:p>dlgRafaleExport_LabelTotalFrames</text:p>
          </table:table-cell>
          <table:table-cell table:style-name="ce339"/>
          <table:table-cell table:style-name="ce429" office:value-type="string" calcext:value-type="string">
            <text:p>Total : {0:0} images.</text:p>
          </table:table-cell>
          <table:table-cell table:style-name="ce449" office:value-type="string" calcext:value-type="string">
            <text:p>Total : {0:0} images.</text:p>
          </table:table-cell>
          <table:table-cell table:style-name="ce463" office:value-type="string" calcext:value-type="string">
            <text:p>Totaal : {0:0}.</text:p>
          </table:table-cell>
          <table:table-cell table:style-name="ce477" office:value-type="string" calcext:value-type="string">
            <text:p>Gesamte : {0:0}</text:p>
          </table:table-cell>
          <table:table-cell table:style-name="ce491" office:value-type="string" calcext:value-type="string">
            <text:p>Total : {0:0} imágenes.</text:p>
          </table:table-cell>
          <table:table-cell table:style-name="ce504" office:value-type="string" calcext:value-type="string">
            <text:p>Total : {0:0} imagens.</text:p>
          </table:table-cell>
          <table:table-cell table:style-name="ce521"/>
          <table:table-cell table:style-name="ce535"/>
          <table:table-cell table:style-name="ce553"/>
          <table:table-cell table:style-name="ce571"/>
          <table:table-cell table:style-name="ce588"/>
          <table:table-cell table:style-name="ce602"/>
          <table:table-cell table:style-name="ce615"/>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office:value-type="string" calcext:value-type="string">
            <text:p>Total : {0:0} imatges</text:p>
          </table:table-cell>
          <table:table-cell table:style-name="ce728"/>
          <table:table-cell table:style-name="ce740"/>
          <table:table-cell table:style-name="ce752"/>
          <table:table-cell table:style-name="ce768"/>
          <table:table-cell table:style-name="ce779" office:value-type="string" calcext:value-type="string">
            <text:p>المجموع: {0: 0} صورة.</text:p>
          </table:table-cell>
          <table:table-cell table:style-name="ce289" table:number-columns-repeated="996"/>
        </table:table-row>
        <table:table-row table:style-name="ro5">
          <table:table-cell table:style-name="ce45" office:value-type="string" calcext:value-type="string">
            <text:p>dlgRafaleExport_ExportAll</text:p>
          </table:table-cell>
          <table:table-cell table:style-name="ce339"/>
          <table:table-cell table:style-name="ce429" office:value-type="string" calcext:value-type="string">
            <text:p>Export all images.</text:p>
          </table:table-cell>
          <table:table-cell table:style-name="ce449" office:value-type="string" calcext:value-type="string">
            <text:p>Exporter toutes les image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5"/>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جميع الصور.</text:p>
          </table:table-cell>
          <table:table-cell table:style-name="ce289" table:number-columns-repeated="996"/>
        </table:table-row>
        <table:table-row table:style-name="ro23">
          <table:table-cell table:style-name="ce45" office:value-type="string" calcext:value-type="string">
            <text:p>dlgRafaleExport_ExportFrameDecimation</text:p>
          </table:table-cell>
          <table:table-cell table:style-name="ce339"/>
          <table:table-cell table:style-name="ce429" office:value-type="string" calcext:value-type="string">
            <text:p>Export one image every {0} images.</text:p>
          </table:table-cell>
          <table:table-cell table:style-name="ce449" office:value-type="string" calcext:value-type="string">
            <text:p>Exporter une image toutes les {0} image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5"/>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صورة واحدة كل {0}صورة.</text:p>
          </table:table-cell>
          <table:table-cell table:style-name="ce289" table:number-columns-repeated="996"/>
        </table:table-row>
        <table:table-row table:style-name="ro5">
          <table:table-cell table:style-name="ce45" office:value-type="string" calcext:value-type="string">
            <text:p>dlgRafaleExport_ExportTimeDecimationSeconds</text:p>
          </table:table-cell>
          <table:table-cell table:style-name="ce339"/>
          <table:table-cell table:style-name="ce434" office:value-type="string" calcext:value-type="string">
            <text:p>Export one image every {0:0.00}s.</text:p>
          </table:table-cell>
          <table:table-cell table:style-name="ce58" office:value-type="string" calcext:value-type="string">
            <text:p>Exporter une image toutes les {0:0.00}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5"/>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صورة واحدة كل {0: 0.00} الصورة.</text:p>
          </table:table-cell>
          <table:table-cell table:style-name="ce289" table:number-columns-repeated="996"/>
        </table:table-row>
        <table:table-row table:style-name="ro23">
          <table:table-cell table:style-name="ce45" office:value-type="string" calcext:value-type="string">
            <text:p>dlgRafaleExport_ExportTimeDecimationMilliseconds</text:p>
          </table:table-cell>
          <table:table-cell table:style-name="ce339"/>
          <table:table-cell table:style-name="ce434" office:value-type="string" calcext:value-type="string">
            <text:p>Export one image every {0:0}ms.</text:p>
          </table:table-cell>
          <table:table-cell table:style-name="ce58" office:value-type="string" calcext:value-type="string">
            <text:p>Exporter une image toutes les {0:0}m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5"/>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صدير صورة واحدة كل {0: 0} مللي ثانية.</text:p>
          </table:table-cell>
          <table:table-cell table:style-name="ce289" table:number-columns-repeated="996"/>
        </table:table-row>
        <table:table-row table:style-name="ro21">
          <table:table-cell table:style-name="ce45" office:value-type="string" calcext:value-type="string">
            <text:p>dlgRafaleExport_Title</text:p>
          </table:table-cell>
          <table:table-cell table:style-name="ce339"/>
          <table:table-cell table:style-name="ce429" office:value-type="string" calcext:value-type="string">
            <text:p><text:s text:c="2"/>Save a Sequence of Images</text:p>
          </table:table-cell>
          <table:table-cell table:style-name="ce449" office:value-type="string" calcext:value-type="string">
            <text:p>Enregistrer une Séquence d'Images</text:p>
          </table:table-cell>
          <table:table-cell table:style-name="ce463" office:value-type="string" calcext:value-type="string">
            <text:p>Bewaar een volgorde van de beelden.</text:p>
          </table:table-cell>
          <table:table-cell table:style-name="ce477" office:value-type="string" calcext:value-type="string">
            <text:p>Bildsequenz speichern</text:p>
          </table:table-cell>
          <table:table-cell table:style-name="ce491" office:value-type="string" calcext:value-type="string">
            <text:p>Guardar una secuencia de imágenes</text:p>
          </table:table-cell>
          <table:table-cell table:style-name="ce504" office:value-type="string" calcext:value-type="string">
            <text:p><text:s text:c="2"/>Salvar uma Sequência de Imagens</text:p>
          </table:table-cell>
          <table:table-cell table:style-name="ce521" office:value-type="string" calcext:value-type="string">
            <text:p>Zapisz sekwencje obrazów</text:p>
          </table:table-cell>
          <table:table-cell table:style-name="ce535" office:value-type="string" calcext:value-type="string">
            <text:p>Salva una sequenza di Immagini</text:p>
          </table:table-cell>
          <table:table-cell table:style-name="ce553" office:value-type="string" calcext:value-type="string">
            <text:p>Salvează o succesiune de cadre</text:p>
          </table:table-cell>
          <table:table-cell table:style-name="ce571" office:value-type="string" calcext:value-type="string">
            <text:p>Tallenna kuvajakso</text:p>
          </table:table-cell>
          <table:table-cell table:style-name="ce588" office:value-type="string" calcext:value-type="string">
            <text:p>Lagre en sekvens av bilder</text:p>
          </table:table-cell>
          <table:table-cell table:style-name="ce602" office:value-type="string" calcext:value-type="string">
            <text:p>保存为图像序列</text:p>
          </table:table-cell>
          <table:table-cell table:style-name="ce614" office:value-type="string" calcext:value-type="string">
            <text:p>Bir İmaj Sekansı Kaydet</text:p>
          </table:table-cell>
          <table:table-cell table:style-name="ce626" office:value-type="string" calcext:value-type="string">
            <text:p>Αποθήκευση Ακολουθίας Εικόνων</text:p>
          </table:table-cell>
          <table:table-cell table:style-name="ce641" office:value-type="string" calcext:value-type="string">
            <text:p>Išsaugoti vaizdų seką</text:p>
          </table:table-cell>
          <table:table-cell table:style-name="ce653" office:value-type="string" calcext:value-type="string">
            <text:p>Spara en bildsekvens</text:p>
          </table:table-cell>
          <table:table-cell table:style-name="ce664" office:value-type="string" calcext:value-type="string">
            <text:p>Gem en billedserie.</text:p>
          </table:table-cell>
          <table:table-cell table:style-name="ce677" office:value-type="string" calcext:value-type="string">
            <text:p>Uložit sekvenci obrazů</text:p>
          </table:table-cell>
          <table:table-cell table:style-name="ce689"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04" office:value-type="string" calcext:value-type="string">
            <text:p>Сохранить последовательность изображений</text:p>
          </table:table-cell>
          <table:table-cell table:style-name="ce716" office:value-type="string" calcext:value-type="string">
            <text:p>Desar una seqüència d'imatges</text:p>
          </table:table-cell>
          <table:table-cell table:style-name="ce728" office:value-type="string" calcext:value-type="string">
            <text:p>Sačuvaj redosled slika</text:p>
          </table:table-cell>
          <table:table-cell table:style-name="ce740" office:value-type="string" calcext:value-type="string">
            <text:p>Сачувај редослед слика</text:p>
          </table:table-cell>
          <table:table-cell table:style-name="ce752" office:value-type="string" calcext:value-type="string">
            <text:p>イメージシーケンスを保存</text:p>
          </table:table-cell>
          <table:table-cell table:style-name="ce768" office:value-type="string" calcext:value-type="string">
            <text:p>Зачувај ја секвенцата од сликите</text:p>
          </table:table-cell>
          <table:table-cell table:style-name="ce779" office:value-type="string" calcext:value-type="string">
            <text:p>  حفظ تسلسل الصور</text:p>
          </table:table-cell>
          <table:table-cell table:style-name="ce289" table:number-columns-repeated="996"/>
        </table:table-row>
        <table:table-row table:style-name="ro27">
          <table:table-cell table:style-name="ce45" office:value-type="string" calcext:value-type="string">
            <text:p>dlgSaveAnalysisOrVideo_CheckSlow</text:p>
          </table:table-cell>
          <table:table-cell table:style-name="ce339"/>
          <table:table-cell table:style-name="ce429" office:value-type="string" calcext:value-type="string">
            <text:p>Take Slow Motion into account. (Current = </text:p>
          </table:table-cell>
          <table:table-cell table:style-name="ce449" office:value-type="string" calcext:value-type="string">
            <text:p>Tenir compte du ralentit pour l'enregistrement. (Actuel = </text:p>
          </table:table-cell>
          <table:table-cell table:style-name="ce463" office:value-type="string" calcext:value-type="string">
            <text:p>Houdt rekening met Slow Motion. (Huidig =</text:p>
          </table:table-cell>
          <table:table-cell table:style-name="ce477" office:value-type="string" calcext:value-type="string">
            <text:p>Berücksichtige Slow-Motion (Aktuell =</text:p>
          </table:table-cell>
          <table:table-cell table:style-name="ce491" office:value-type="string" calcext:value-type="string">
            <text:p>Guardar con el ralentizado (Actual = </text:p>
          </table:table-cell>
          <table:table-cell table:style-name="ce504" office:value-type="string" calcext:value-type="string">
            <text:p>Gravar Slow Motion. (Atual = </text:p>
          </table:table-cell>
          <table:table-cell table:style-name="ce522" office:value-type="string" calcext:value-type="string">
            <text:p>Weź pod uwagę zwolnienia. (Aktualne=</text:p>
          </table:table-cell>
          <table:table-cell table:style-name="ce535" office:value-type="string" calcext:value-type="string">
            <text:p>Nel salvataggio tieni conto del Rallentatore. (Attuale = </text:p>
          </table:table-cell>
          <table:table-cell table:style-name="ce553" office:value-type="string" calcext:value-type="string">
            <text:p>Ţine cont de mişcarea cu încetinitorul. (Curent = </text:p>
          </table:table-cell>
          <table:table-cell table:style-name="ce571" office:value-type="string" calcext:value-type="string">
            <text:p>Huomioi videon hidastus. (Nykyinen:</text:p>
          </table:table-cell>
          <table:table-cell table:style-name="ce588" office:value-type="string" calcext:value-type="string">
            <text:p>Ta høyde for slow motion (Current =</text:p>
          </table:table-cell>
          <table:table-cell table:style-name="ce602" office:value-type="string" calcext:value-type="string">
            <text:p>考虑慢动作. (Current = </text:p>
          </table:table-cell>
          <table:table-cell table:style-name="ce614" office:value-type="string" calcext:value-type="string">
            <text:p>Slow Motion'ı hesaba kat. (Geçerli = </text:p>
          </table:table-cell>
          <table:table-cell table:style-name="ce626" office:value-type="string" calcext:value-type="string">
            <text:p>Υπολογισμός και της Αργής Κίνησης. (Current = </text:p>
          </table:table-cell>
          <table:table-cell table:style-name="ce641" office:value-type="string" calcext:value-type="string">
            <text:p>Naudoti letą judesį. (Esamas = </text:p>
          </table:table-cell>
          <table:table-cell table:style-name="ce653" office:value-type="string" calcext:value-type="string">
            <text:p>Beakta slow motion (Aktuell =</text:p>
          </table:table-cell>
          <table:table-cell table:style-name="ce664" office:value-type="string" calcext:value-type="string">
            <text:p>Tag højde for slow motion. (Nuværende =</text:p>
          </table:table-cell>
          <table:table-cell table:style-name="ce677" office:value-type="string" calcext:value-type="string">
            <text:p>Berte do úvahy zpomalený pohyb. (Stávající = </text:p>
          </table:table-cell>
          <table:table-cell table:style-name="ce689"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704" office:value-type="string" calcext:value-type="string">
            <text:p>Значения замедленной съемки (Текущее = <text:s/></text:p>
          </table:table-cell>
          <table:table-cell table:style-name="ce716" office:value-type="string" calcext:value-type="string">
            <text:p>Tenir en compte l'Slow Motion (Actual =</text:p>
          </table:table-cell>
          <table:table-cell table:style-name="ce728" office:value-type="string" calcext:value-type="string">
            <text:p>Uzmi u obzir usporeni snimak. (Aktuelno = </text:p>
          </table:table-cell>
          <table:table-cell table:style-name="ce740" office:value-type="string" calcext:value-type="string">
            <text:p>Узми у обзир успорени снимак. (Актуелно = </text:p>
          </table:table-cell>
          <table:table-cell table:style-name="ce752" office:value-type="string" calcext:value-type="string">
            <text:p>スローモーションをアカウントに追加 (Current =</text:p>
          </table:table-cell>
          <table:table-cell table:style-name="ce768" office:value-type="string" calcext:value-type="string">
            <text:p>Земи во предвид забавено движење. (Current =</text:p>
          </table:table-cell>
          <table:table-cell table:style-name="ce779" office:value-type="string" calcext:value-type="string">
            <text:p>تأخذ الحركة البطيئة بعين الاعتبار. (الحالي =</text:p>
          </table:table-cell>
          <table:table-cell table:style-name="ce289" table:number-columns-repeated="996"/>
        </table:table-row>
        <table:table-row table:style-name="ro20">
          <table:table-cell table:style-name="ce45" office:value-type="string" calcext:value-type="string">
            <text:p>dlgSaveAnalysisOrVideo_GroupOptions</text:p>
          </table:table-cell>
          <table:table-cell table:style-name="ce339"/>
          <table:table-cell table:style-name="ce429" office:value-type="string" calcext:value-type="string">
            <text:p>Options</text:p>
          </table:table-cell>
          <table:table-cell table:style-name="ce449" office:value-type="string" calcext:value-type="string">
            <text:p>Options</text:p>
          </table:table-cell>
          <table:table-cell table:style-name="ce463" office:value-type="string" calcext:value-type="string">
            <text:p>Opties</text:p>
          </table:table-cell>
          <table:table-cell table:style-name="ce477" office:value-type="string" calcext:value-type="string">
            <text:p>Optionen</text:p>
          </table:table-cell>
          <table:table-cell table:style-name="ce491" office:value-type="string" calcext:value-type="string">
            <text:p>Opciones</text:p>
          </table:table-cell>
          <table:table-cell table:style-name="ce504" office:value-type="string" calcext:value-type="string">
            <text:p>Opções</text:p>
          </table:table-cell>
          <table:table-cell table:style-name="ce521" office:value-type="string" calcext:value-type="string">
            <text:p>Opcje</text:p>
          </table:table-cell>
          <table:table-cell table:style-name="ce535" office:value-type="string" calcext:value-type="string">
            <text:p>Opzioni</text:p>
          </table:table-cell>
          <table:table-cell table:style-name="ce553" office:value-type="string" calcext:value-type="string">
            <text:p>Opţiuni</text:p>
          </table:table-cell>
          <table:table-cell table:style-name="ce571" office:value-type="string" calcext:value-type="string">
            <text:p>Vaihtoehdot</text:p>
          </table:table-cell>
          <table:table-cell table:style-name="ce588" office:value-type="string" calcext:value-type="string">
            <text:p>Alternativer</text:p>
          </table:table-cell>
          <table:table-cell table:style-name="ce602" office:value-type="string" calcext:value-type="string">
            <text:p>选项</text:p>
          </table:table-cell>
          <table:table-cell table:style-name="ce614" office:value-type="string" calcext:value-type="string">
            <text:p>Seçenekler</text:p>
          </table:table-cell>
          <table:table-cell table:style-name="ce626" office:value-type="string" calcext:value-type="string">
            <text:p>Επιλογές</text:p>
          </table:table-cell>
          <table:table-cell table:style-name="ce641" office:value-type="string" calcext:value-type="string">
            <text:p>Nustatymai</text:p>
          </table:table-cell>
          <table:table-cell table:style-name="ce653" office:value-type="string" calcext:value-type="string">
            <text:p>Alternativ</text:p>
          </table:table-cell>
          <table:table-cell table:style-name="ce664" office:value-type="string" calcext:value-type="string">
            <text:p>Valgmuligheder</text:p>
          </table:table-cell>
          <table:table-cell table:style-name="ce677" office:value-type="string" calcext:value-type="string">
            <text:p>Možnosti</text:p>
          </table:table-cell>
          <table:table-cell table:style-name="ce691" office:value-type="string" calcext:value-type="string">
            <text:p>선택사항</text:p>
          </table:table-cell>
          <table:table-cell table:style-name="ce704" office:value-type="string" calcext:value-type="string">
            <text:p>Опции</text:p>
          </table:table-cell>
          <table:table-cell table:style-name="ce716" office:value-type="string" calcext:value-type="string">
            <text:p>Opcions</text:p>
          </table:table-cell>
          <table:table-cell table:style-name="ce728" office:value-type="string" calcext:value-type="string">
            <text:p>Opcije</text:p>
          </table:table-cell>
          <table:table-cell table:style-name="ce740" office:value-type="string" calcext:value-type="string">
            <text:p>Опције</text:p>
          </table:table-cell>
          <table:table-cell table:style-name="ce752" office:value-type="string" calcext:value-type="string">
            <text:p>オプション</text:p>
          </table:table-cell>
          <table:table-cell table:style-name="ce768" office:value-type="string" calcext:value-type="string">
            <text:p>Опции</text:p>
          </table:table-cell>
          <table:table-cell table:style-name="ce779" office:value-type="string" calcext:value-type="string">
            <text:p>خيارات</text:p>
          </table:table-cell>
          <table:table-cell table:style-name="ce289" table:number-columns-repeated="996"/>
        </table:table-row>
        <table:table-row table:style-name="ro20">
          <table:table-cell table:style-name="ce45" office:value-type="string" calcext:value-type="string">
            <text:p>dlgSaveAnalysisOrVideo_GroupSaveMethod</text:p>
          </table:table-cell>
          <table:table-cell table:style-name="ce339"/>
          <table:table-cell table:style-name="ce429" office:value-type="string" calcext:value-type="string">
            <text:p>Save Method</text:p>
          </table:table-cell>
          <table:table-cell table:style-name="ce449" office:value-type="string" calcext:value-type="string">
            <text:p>Méthode d'Enregistrement</text:p>
          </table:table-cell>
          <table:table-cell table:style-name="ce463" office:value-type="string" calcext:value-type="string">
            <text:p>Opslagmethode</text:p>
          </table:table-cell>
          <table:table-cell table:style-name="ce477" office:value-type="string" calcext:value-type="string">
            <text:p>Speichermethode</text:p>
          </table:table-cell>
          <table:table-cell table:style-name="ce491" office:value-type="string" calcext:value-type="string">
            <text:p>Método para guardar</text:p>
          </table:table-cell>
          <table:table-cell table:style-name="ce504" office:value-type="string" calcext:value-type="string">
            <text:p>Salvar Método</text:p>
          </table:table-cell>
          <table:table-cell table:style-name="ce521" office:value-type="string" calcext:value-type="string">
            <text:p>Metoda zapisu</text:p>
          </table:table-cell>
          <table:table-cell table:style-name="ce535" office:value-type="string" calcext:value-type="string">
            <text:p>Modalita' di salvataggio</text:p>
          </table:table-cell>
          <table:table-cell table:style-name="ce553" office:value-type="string" calcext:value-type="string">
            <text:p>Metoda de salvare</text:p>
          </table:table-cell>
          <table:table-cell table:style-name="ce571" office:value-type="string" calcext:value-type="string">
            <text:p>Tallennustapa</text:p>
          </table:table-cell>
          <table:table-cell table:style-name="ce588" office:value-type="string" calcext:value-type="string">
            <text:p>Lagre metode</text:p>
          </table:table-cell>
          <table:table-cell table:style-name="ce602" office:value-type="string" calcext:value-type="string">
            <text:p>保存方法</text:p>
          </table:table-cell>
          <table:table-cell table:style-name="ce614" office:value-type="string" calcext:value-type="string">
            <text:p>Kaydetme Yöntemi</text:p>
          </table:table-cell>
          <table:table-cell table:style-name="ce626" office:value-type="string" calcext:value-type="string">
            <text:p>Αποθήκευση Μεθόδου</text:p>
          </table:table-cell>
          <table:table-cell table:style-name="ce641" office:value-type="string" calcext:value-type="string">
            <text:p>Išsaugojimo metodas</text:p>
          </table:table-cell>
          <table:table-cell table:style-name="ce653" office:value-type="string" calcext:value-type="string">
            <text:p>Spara metod</text:p>
          </table:table-cell>
          <table:table-cell table:style-name="ce664" office:value-type="string" calcext:value-type="string">
            <text:p>Lagringsmåde</text:p>
          </table:table-cell>
          <table:table-cell table:style-name="ce677" office:value-type="string" calcext:value-type="string">
            <text:p>Uložit metodu</text:p>
          </table:table-cell>
          <table:table-cell table:style-name="ce689" office:value-type="string" calcext:value-type="string">
            <text:p><text:span text:style-name="T3">저장</text:span><text:span text:style-name="T4"> </text:span><text:span text:style-name="T5">방법</text:span></text:p>
          </table:table-cell>
          <table:table-cell table:style-name="ce704" office:value-type="string" calcext:value-type="string">
            <text:p>Сохранить метод</text:p>
          </table:table-cell>
          <table:table-cell table:style-name="ce716" office:value-type="string" calcext:value-type="string">
            <text:p>Mètode d'enregistrament</text:p>
          </table:table-cell>
          <table:table-cell table:style-name="ce728" office:value-type="string" calcext:value-type="string">
            <text:p>Metoda za čuvanje</text:p>
          </table:table-cell>
          <table:table-cell table:style-name="ce740" office:value-type="string" calcext:value-type="string">
            <text:p>Метода за чување</text:p>
          </table:table-cell>
          <table:table-cell table:style-name="ce752" office:value-type="string" calcext:value-type="string">
            <text:p>メソッドを保存</text:p>
          </table:table-cell>
          <table:table-cell table:style-name="ce768" office:value-type="string" calcext:value-type="string">
            <text:p>Зачувај метод</text:p>
          </table:table-cell>
          <table:table-cell table:style-name="ce779" office:value-type="string" calcext:value-type="string">
            <text:p>حفظ <text:s/>الاسلوب</text:p>
          </table:table-cell>
          <table:table-cell table:style-name="ce289" table:number-columns-repeated="996"/>
        </table:table-row>
        <table:table-row table:style-name="ro23">
          <table:table-cell table:style-name="ce45" office:value-type="string" calcext:value-type="string">
            <text:p>dlgSaveAnalysisOrVideo_RadioAnalysis</text:p>
          </table:table-cell>
          <table:table-cell table:style-name="ce339"/>
          <table:table-cell table:style-name="ce435" office:value-type="string" calcext:value-type="string">
            <text:p>Save only the analysis</text:p>
          </table:table-cell>
          <table:table-cell table:style-name="ce449" office:value-type="string" calcext:value-type="string">
            <text:p>Enregistrer uniquement l'analyse</text:p>
          </table:table-cell>
          <table:table-cell table:style-name="ce463" office:value-type="string" calcext:value-type="string">
            <text:p>Bewaar alleen de Kernbeeldgegevens.</text:p>
          </table:table-cell>
          <table:table-cell table:style-name="ce477" office:value-type="string" calcext:value-type="string">
            <text:p>Speichere nur Schlüsselbilddaten</text:p>
          </table:table-cell>
          <table:table-cell table:style-name="ce491" office:value-type="string" calcext:value-type="string">
            <text:p>Guardar sólo los datos de las imàgenes clave.</text:p>
          </table:table-cell>
          <table:table-cell table:style-name="ce504" office:value-type="string" calcext:value-type="string">
            <text:p>Salvar apenas os dados dos quadros de imagens.</text:p>
          </table:table-cell>
          <table:table-cell table:style-name="ce521" office:value-type="string" calcext:value-type="string">
            <text:p>Zapisz tylko kluczowe dane obrazów.</text:p>
          </table:table-cell>
          <table:table-cell table:style-name="ce535" office:value-type="string" calcext:value-type="string">
            <text:p>Salva solo le Immagini Chiave ed i loro Dati.</text:p>
          </table:table-cell>
          <table:table-cell table:style-name="ce553" office:value-type="string" calcext:value-type="string">
            <text:p>Salvează doar datele cadrelor cheie</text:p>
          </table:table-cell>
          <table:table-cell table:style-name="ce571" office:value-type="string" calcext:value-type="string">
            <text:p>Tallenna vain avainkuvien tietoja.</text:p>
          </table:table-cell>
          <table:table-cell table:style-name="ce588" office:value-type="string" calcext:value-type="string">
            <text:p>Lagre bare nøkkelbilde data</text:p>
          </table:table-cell>
          <table:table-cell table:style-name="ce602" office:value-type="string" calcext:value-type="string">
            <text:p>只保存关键图像数据.</text:p>
          </table:table-cell>
          <table:table-cell table:style-name="ce614" office:value-type="string" calcext:value-type="string">
            <text:p>Sadece anahtar imaj verisini kaydet.</text:p>
          </table:table-cell>
          <table:table-cell table:style-name="ce626" office:value-type="string" calcext:value-type="string">
            <text:p>Αποθήκευση μόνο των δεδομένων των βασικών εικόνων.</text:p>
          </table:table-cell>
          <table:table-cell table:style-name="ce641" office:value-type="string" calcext:value-type="string">
            <text:p>Išsaugoti tik paveikslėlių žymių duomenis.</text:p>
          </table:table-cell>
          <table:table-cell table:style-name="ce653" office:value-type="string" calcext:value-type="string">
            <text:p>Spara endast nyckelbildernas data.</text:p>
          </table:table-cell>
          <table:table-cell table:style-name="ce664" office:value-type="string" calcext:value-type="string">
            <text:p>Gem kun analysen</text:p>
          </table:table-cell>
          <table:table-cell table:style-name="ce677" office:value-type="string" calcext:value-type="string">
            <text:p>Uložit pouze analýzu</text:p>
          </table:table-cell>
          <table:table-cell table:style-name="ce689"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704" office:value-type="string" calcext:value-type="string">
            <text:p>Сохранить только анализ</text:p>
          </table:table-cell>
          <table:table-cell table:style-name="ce716" office:value-type="string" calcext:value-type="string">
            <text:p>Desar només l'anàlisi</text:p>
          </table:table-cell>
          <table:table-cell table:style-name="ce728" office:value-type="string" calcext:value-type="string">
            <text:p>Sačuvaj samo analizu</text:p>
          </table:table-cell>
          <table:table-cell table:style-name="ce740" office:value-type="string" calcext:value-type="string">
            <text:p>Сачувај само анализу</text:p>
          </table:table-cell>
          <table:table-cell table:style-name="ce752" office:value-type="string" calcext:value-type="string">
            <text:p>分析結果のみを保存</text:p>
          </table:table-cell>
          <table:table-cell table:style-name="ce768" office:value-type="string" calcext:value-type="string">
            <text:p>Зачувај ја само анализата</text:p>
          </table:table-cell>
          <table:table-cell table:style-name="ce779" office:value-type="string" calcext:value-type="string">
            <text:p>حفظ التحليل فقط</text:p>
          </table:table-cell>
          <table:table-cell table:style-name="ce289" table:number-columns-repeated="996"/>
        </table:table-row>
        <table:table-row table:style-name="ro31">
          <table:table-cell table:style-name="ce45" office:value-type="string" calcext:value-type="string">
            <text:p>dlgSaveAnalysisOrVideo_HintAnalysis</text:p>
          </table:table-cell>
          <table:table-cell table:style-name="ce339" office:value-type="string" calcext:value-type="string">
            <text:p># is used to separate lines</text:p>
          </table:table-cell>
          <table:table-cell table:style-name="ce435" office:value-type="string" calcext:value-type="string">
            <text:p>Only the description of drawings and other analysis objects will be saved.#The file can be imported in a video later.</text:p>
          </table:table-cell>
          <table:table-cell table:style-name="ce449" office:value-type="string" calcext:value-type="string">
            <text:p>Seuls seront sauvés les dessins et autres objets d'analyse, dans un fichier à part.#Le fichier pourra être réimporté sur une vidéo.</text:p>
          </table:table-cell>
          <table:table-cell table:style-name="ce463" office:value-type="string" calcext:value-type="string">
            <text:p>Alleen de beschrijving van de tekeningen en andere onderdelen van de analyse worden opgeslagen.#Het bestand kan later in een video worden geïmporteerd.</text:p>
          </table:table-cell>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office:value-type="string" calcext:value-type="string">
            <text:p>Kun beskrivelse af tegninger og andre analyseobjekter vil blive gemt. #Filen kan importeres i en video senere.</text:p>
          </table:table-cell>
          <table:table-cell table:style-name="ce677" office:value-type="string" calcext:value-type="string">
            <text:p>Budou uloženy pouze popisy nákresů a ostatní objekty analýzy.#Soubor lze importovat do videa později. </text:p>
          </table:table-cell>
          <table:table-cell table:style-name="ce689"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706"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16" office:value-type="string" calcext:value-type="string">
            <text:p>Només es desaran les descripcions dels dibuixos i altres objectes de l'anàlisi.# L'arxiu pot ser importat en un vídeo posteriorment</text:p>
          </table:table-cell>
          <table:table-cell table:style-name="ce728" office:value-type="string" calcext:value-type="string">
            <text:p>Samo opis crteža i analiza ostalih objekata biće sačuvani.#Datoteka se kasnije može uključiti u video zapis.</text:p>
          </table:table-cell>
          <table:table-cell table:style-name="ce740"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53" office:value-type="string" calcext:value-type="string">
            <text:p><text:span text:style-name="T15">ドローイングと分析された対象の内容のみを保存。</text:span><text:span text:style-name="T16">#</text:span><text:span text:style-name="T18">ファイルはのちにビデオにインポートできます。</text:span></text:p>
          </table:table-cell>
          <table:table-cell table:style-name="ce768"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779" office:value-type="string" calcext:value-type="string">
            <text:p>حفظ الرسومات والأشياء الأخرى المتعلقة بالتحليل فقط. # يمكن استيراد الملف الي الفيديو في وقت لاحق.</text:p>
          </table:table-cell>
          <table:table-cell table:style-name="ce289" table:number-columns-repeated="996"/>
        </table:table-row>
        <table:table-row table:style-name="ro22">
          <table:table-cell table:style-name="ce45" office:value-type="string" calcext:value-type="string">
            <text:p>dlgSaveAnalysisOrVideo_RadioBlended</text:p>
          </table:table-cell>
          <table:table-cell table:style-name="ce339"/>
          <table:table-cell table:style-name="ce436" office:value-type="string" calcext:value-type="string">
            <text:p>Save video with analysis permanently applied on the video</text:p>
          </table:table-cell>
          <table:table-cell table:style-name="ce449" office:value-type="string" calcext:value-type="string">
            <text:p>Enregistrer la vidéo avec l'analyse incrustée définitivement</text:p>
          </table:table-cell>
          <table:table-cell table:style-name="ce463" office:value-type="string" calcext:value-type="string">
            <text:p>Markeer permanent de Kernbeeld gegevens op de video.</text:p>
          </table:table-cell>
          <table:table-cell table:style-name="ce477" office:value-type="string" calcext:value-type="string">
            <text:p>Schlüsselbilddaten dauerhaft ins Video zeichnen.</text:p>
          </table:table-cell>
          <table:table-cell table:style-name="ce491" office:value-type="string" calcext:value-type="string">
            <text:p>Incrustar permanentemente los datos de las imágenes clave sobre el vídeo</text:p>
          </table:table-cell>
          <table:table-cell table:style-name="ce504" office:value-type="string" calcext:value-type="string">
            <text:p>Pintar dados dos quadros de imagens no vídeo permanentemente.</text:p>
          </table:table-cell>
          <table:table-cell table:style-name="ce521"/>
          <table:table-cell table:style-name="ce535" office:value-type="string" calcext:value-type="string">
            <text:p>Includi definitivamente nel Video i Dati delle immagini chiave. </text:p>
          </table:table-cell>
          <table:table-cell table:style-name="ce553" office:value-type="string" calcext:value-type="string">
            <text:p>Imprima permanent datele cadrelor cheie pe fisierul video</text:p>
          </table:table-cell>
          <table:table-cell table:style-name="ce571" office:value-type="string" calcext:value-type="string">
            <text:p>Maalaa avainkuvien tiedot pysyvästi videolle.</text:p>
          </table:table-cell>
          <table:table-cell table:style-name="ce588" office:value-type="string" calcext:value-type="string">
            <text:p>Lagre tegninger permanent på video</text:p>
          </table:table-cell>
          <table:table-cell table:style-name="ce602" office:value-type="string" calcext:value-type="string">
            <text:p>永久性地保留视频上的关键图像数据.</text:p>
          </table:table-cell>
          <table:table-cell table:style-name="ce614" office:value-type="string" calcext:value-type="string">
            <text:p>Anahtar imaj verisini video üzerine kalıcı olarak kaydet.</text:p>
          </table:table-cell>
          <table:table-cell table:style-name="ce626" office:value-type="string" calcext:value-type="string">
            <text:p>Μόνιμος Χρωματισμός βασικών εικόνων στο video.</text:p>
          </table:table-cell>
          <table:table-cell table:style-name="ce641" office:value-type="string" calcext:value-type="string">
            <text:p>Pastoviai rodyti paveikslėlių žymių duomenis vaizde.</text:p>
          </table:table-cell>
          <table:table-cell table:style-name="ce654" office:value-type="string" calcext:value-type="string">
            <text:p>Måla nyckelbildernas grafik permanent på videon.</text:p>
          </table:table-cell>
          <table:table-cell table:style-name="ce664" office:value-type="string" calcext:value-type="string">
            <text:p>Gem video, med permanent analyse</text:p>
          </table:table-cell>
          <table:table-cell table:style-name="ce677" office:value-type="string" calcext:value-type="string">
            <text:p>Uložit video s analýzou trvale aplikovanou na video</text:p>
          </table:table-cell>
          <table:table-cell table:style-name="ce689"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704" office:value-type="string" calcext:value-type="string">
            <text:p>Сохранить видео с постоянно применяемым анализом</text:p>
          </table:table-cell>
          <table:table-cell table:style-name="ce716" office:value-type="string" calcext:value-type="string">
            <text:p>Desar un vídeo amb l'anàlisi incrustat permanentment</text:p>
          </table:table-cell>
          <table:table-cell table:style-name="ce728" office:value-type="string" calcext:value-type="string">
            <text:p>Sačuvajte video zapis sa analizom koja je trajno primenjena na video zapisu</text:p>
          </table:table-cell>
          <table:table-cell table:style-name="ce740" office:value-type="string" calcext:value-type="string">
            <text:p>Сачувајте видео запис са анализом која је трајно примењена на видео запису</text:p>
          </table:table-cell>
          <table:table-cell table:style-name="ce752" office:value-type="string" calcext:value-type="string">
            <text:p>分析結果をビデオに永続的に付与して保存</text:p>
          </table:table-cell>
          <table:table-cell table:style-name="ce768" office:value-type="string" calcext:value-type="string">
            <text:p>Зачувај го видеото со постојана анализа применета на видеото</text:p>
          </table:table-cell>
          <table:table-cell table:style-name="ce779" office:value-type="string" calcext:value-type="string">
            <text:p>حفظ الفيديو مع التحليل المطبق بشكل دائم على الفيديو</text:p>
          </table:table-cell>
          <table:table-cell table:style-name="ce289" table:number-columns-repeated="996"/>
        </table:table-row>
        <table:table-row table:style-name="ro32">
          <table:table-cell table:style-name="ce45" office:value-type="string" calcext:value-type="string">
            <text:p>dlgSaveAnalysisOrVideo_HintBlended</text:p>
          </table:table-cell>
          <table:table-cell table:style-name="ce339" office:value-type="string" calcext:value-type="string">
            <text:p># is used to separate lines</text:p>
          </table:table-cell>
          <table:table-cell table:style-name="ce436" office:value-type="string" calcext:value-type="string">
            <text:p>Analysis objects will be visible in all players but not modifiable.#Extra comments attached to key images will not be saved.</text:p>
          </table:table-cell>
          <table:table-cell table:style-name="ce449" office:value-type="string" calcext:value-type="string">
            <text:p>Les objets d'analyse seront visible dans <text:s/>tous les lecteurs, mais non modifiables.#Les commentaires supplémentaires attachés aux images clés ne seront pas enregistrés.</text:p>
          </table:table-cell>
          <table:table-cell table:style-name="ce463" office:value-type="string" calcext:value-type="string">
            <text:p>De onderdelen van de analyse zijn zichtbaar in de afspelers, maar niet meer bewerkbaar.# Extra commentaar verbonden aan de Kernbeelden worden niet opgeslagen.</text:p>
          </table:table-cell>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4"/>
          <table:table-cell table:style-name="ce664" office:value-type="string" calcext:value-type="string">
            <text:p>Analyseobjekter vil være synlige i alle afspillere, men kan ikke ændres.#Ekstra kommentarer til nøglebilleder vil ikke blive gemt.</text:p>
          </table:table-cell>
          <table:table-cell table:style-name="ce677" office:value-type="string" calcext:value-type="string">
            <text:p>Objekty analýzy budou viditelné ve všech přehrávačích, ale nebude je možno modifikovat.#Zvláštní komentáře připojené ke klíčovým pozicím nebudou uloženy.</text:p>
          </table:table-cell>
          <table:table-cell table:style-name="ce689"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704"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16" office:value-type="string" calcext:value-type="string">
            <text:p>Els objectes de l'anàlisi seran visibles en tots els reproductors però no seran modificables.# Els comentaris de les imatges clau no es desaran.</text:p>
          </table:table-cell>
          <table:table-cell table:style-name="ce728" office:value-type="string" calcext:value-type="string">
            <text:p>Analizirani objekti će biti vidljiv u svim programima za reprodukciju , ali se ne može modifikovati. # Dodatni komentari vezani za ključne slike neće biti sačuvani.</text:p>
          </table:table-cell>
          <table:table-cell table:style-name="ce740"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53" office:value-type="string" calcext:value-type="string">
            <text:p><text:span text:style-name="T15">分析対象はすべてのプレーヤーで参照できますが、変更できません。</text:span><text:span text:style-name="T16">#</text:span><text:span text:style-name="T18">キーイメージに取り付けられたコメントは保存されません。</text:span></text:p>
          </table:table-cell>
          <table:table-cell table:style-name="ce768"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779"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289" table:number-columns-repeated="996"/>
        </table:table-row>
        <table:table-row table:style-name="ro23">
          <table:table-cell table:style-name="ce45" office:value-type="string" calcext:value-type="string">
            <text:p>dlgSaveAnalysisOrVideo_Title</text:p>
          </table:table-cell>
          <table:table-cell table:style-name="ce339"/>
          <table:table-cell table:style-name="ce429" office:value-type="string" calcext:value-type="string">
            <text:p>Save Video...</text:p>
          </table:table-cell>
          <table:table-cell table:style-name="ce449" office:value-type="string" calcext:value-type="string">
            <text:p>Enregistrement de la Vidéo...</text:p>
          </table:table-cell>
          <table:table-cell table:style-name="ce463" office:value-type="string" calcext:value-type="string">
            <text:p>Bewaar video of Kernbeeldgegevens…</text:p>
          </table:table-cell>
          <table:table-cell table:style-name="ce477" office:value-type="string" calcext:value-type="string">
            <text:p>Speichere Video oder Schlüsselbilddaten...</text:p>
          </table:table-cell>
          <table:table-cell table:style-name="ce491" office:value-type="string" calcext:value-type="string">
            <text:p>Guardar el video y los datos de las imàgenes clave…</text:p>
          </table:table-cell>
          <table:table-cell table:style-name="ce504" office:value-type="string" calcext:value-type="string">
            <text:p>Salvar Vídeo ou Dados dos Quadros de Imagens...</text:p>
          </table:table-cell>
          <table:table-cell table:style-name="ce521" office:value-type="string" calcext:value-type="string">
            <text:p>Zapisz dane wideo albo kluczowych obrazów</text:p>
          </table:table-cell>
          <table:table-cell table:style-name="ce535" office:value-type="string" calcext:value-type="string">
            <text:p>Salva il Video o le Immagini Chiave...</text:p>
          </table:table-cell>
          <table:table-cell table:style-name="ce553" office:value-type="string" calcext:value-type="string">
            <text:p>Salvează video sau cadre cheie...</text:p>
          </table:table-cell>
          <table:table-cell table:style-name="ce571" office:value-type="string" calcext:value-type="string">
            <text:p>Tallenna video tai avainkuvien tiedot...</text:p>
          </table:table-cell>
          <table:table-cell table:style-name="ce588" office:value-type="string" calcext:value-type="string">
            <text:p>Lagre video eller nøkkelbilde data</text:p>
          </table:table-cell>
          <table:table-cell table:style-name="ce602" office:value-type="string" calcext:value-type="string">
            <text:p>保存视频或关键图像数据...</text:p>
          </table:table-cell>
          <table:table-cell table:style-name="ce614" office:value-type="string" calcext:value-type="string">
            <text:p>Video veya Anahtar İmaj Verisini Kaydet...</text:p>
          </table:table-cell>
          <table:table-cell table:style-name="ce626" office:value-type="string" calcext:value-type="string">
            <text:p>Αποθήκευση video ή δεδομένων Βασικών Εικόνων…</text:p>
          </table:table-cell>
          <table:table-cell table:style-name="ce641" office:value-type="string" calcext:value-type="string">
            <text:p>Išsaugoti video arba pažymėtus vaizdus</text:p>
          </table:table-cell>
          <table:table-cell table:style-name="ce653" office:value-type="string" calcext:value-type="string">
            <text:p>Spara video eller nyckelbilds data...</text:p>
          </table:table-cell>
          <table:table-cell table:style-name="ce664" office:value-type="string" calcext:value-type="string">
            <text:p>Gem Video…</text:p>
          </table:table-cell>
          <table:table-cell table:style-name="ce677" office:value-type="string" calcext:value-type="string">
            <text:p>Uložit video…</text:p>
          </table:table-cell>
          <table:table-cell table:style-name="ce689" office:value-type="string" calcext:value-type="string">
            <text:p><text:span text:style-name="T3">비디오</text:span><text:span text:style-name="T4"> </text:span><text:span text:style-name="T5">저장</text:span><text:span text:style-name="T4">…</text:span></text:p>
          </table:table-cell>
          <table:table-cell table:style-name="ce704" office:value-type="string" calcext:value-type="string">
            <text:p>Сохранить видео…</text:p>
          </table:table-cell>
          <table:table-cell table:style-name="ce716" office:value-type="string" calcext:value-type="string">
            <text:p>Desar el vídeo...</text:p>
          </table:table-cell>
          <table:table-cell table:style-name="ce728" office:value-type="string" calcext:value-type="string">
            <text:p>Sačuvaj video ...</text:p>
          </table:table-cell>
          <table:table-cell table:style-name="ce740" office:value-type="string" calcext:value-type="string">
            <text:p>Сачувај видео ...</text:p>
          </table:table-cell>
          <table:table-cell table:style-name="ce752" office:value-type="string" calcext:value-type="string">
            <text:p>ビデオの保存</text:p>
          </table:table-cell>
          <table:table-cell table:style-name="ce768" office:value-type="string" calcext:value-type="string">
            <text:p>Зачувај го видеото</text:p>
          </table:table-cell>
          <table:table-cell table:style-name="ce779" office:value-type="string" calcext:value-type="string">
            <text:p>حفظ الفيديو...</text:p>
          </table:table-cell>
          <table:table-cell table:style-name="ce289" table:number-columns-repeated="996"/>
        </table:table-row>
        <table:table-row table:style-name="ro18">
          <table:table-cell table:style-name="ce45" office:value-type="string" calcext:value-type="string">
            <text:p>dlgSaveAnalysisTitle</text:p>
          </table:table-cell>
          <table:table-cell table:style-name="ce339"/>
          <table:table-cell table:style-name="ce429" office:value-type="string" calcext:value-type="string">
            <text:p>Save Key Images Data</text:p>
          </table:table-cell>
          <table:table-cell table:style-name="ce449" office:value-type="string" calcext:value-type="string">
            <text:p>Enregistrer les Données des Images Clés</text:p>
          </table:table-cell>
          <table:table-cell table:style-name="ce463" office:value-type="string" calcext:value-type="string">
            <text:p>Bewaar Kernbeeldgegegevens.</text:p>
          </table:table-cell>
          <table:table-cell table:style-name="ce477" office:value-type="string" calcext:value-type="string">
            <text:p>Speichere Schlüsselbilddaten</text:p>
          </table:table-cell>
          <table:table-cell table:style-name="ce491" office:value-type="string" calcext:value-type="string">
            <text:p>Guardar los datos de las imàgenes clave .</text:p>
          </table:table-cell>
          <table:table-cell table:style-name="ce504" office:value-type="string" calcext:value-type="string">
            <text:p>Salvar Dados dos Quadros de Imagens</text:p>
          </table:table-cell>
          <table:table-cell table:style-name="ce521" office:value-type="string" calcext:value-type="string">
            <text:p>Zapisz dane kluczowych obrazów</text:p>
          </table:table-cell>
          <table:table-cell table:style-name="ce535" office:value-type="string" calcext:value-type="string">
            <text:p>Salva i Dati delle immagini chiave</text:p>
          </table:table-cell>
          <table:table-cell table:style-name="ce553" office:value-type="string" calcext:value-type="string">
            <text:p>Salvează datele cadrelor cheie</text:p>
          </table:table-cell>
          <table:table-cell table:style-name="ce571" office:value-type="string" calcext:value-type="string">
            <text:p>Tallenna avainkuvien tiedot</text:p>
          </table:table-cell>
          <table:table-cell table:style-name="ce588" office:value-type="string" calcext:value-type="string">
            <text:p>Lagre nøkkelbilde data</text:p>
          </table:table-cell>
          <table:table-cell table:style-name="ce602" office:value-type="string" calcext:value-type="string">
            <text:p>保存关键图像数据</text:p>
          </table:table-cell>
          <table:table-cell table:style-name="ce614" office:value-type="string" calcext:value-type="string">
            <text:p>Anahtar İmaj Verisini Kaydet</text:p>
          </table:table-cell>
          <table:table-cell table:style-name="ce626" office:value-type="string" calcext:value-type="string">
            <text:p>Αποθήκευση Δεδομένων Βασικών Εικόνων</text:p>
          </table:table-cell>
          <table:table-cell table:style-name="ce641" office:value-type="string" calcext:value-type="string">
            <text:p>Išsaugoti pažymėtų vaizdų duomenis</text:p>
          </table:table-cell>
          <table:table-cell table:style-name="ce653" office:value-type="string" calcext:value-type="string">
            <text:p>Spara nyckelbilds data</text:p>
          </table:table-cell>
          <table:table-cell table:style-name="ce664" office:value-type="string" calcext:value-type="string">
            <text:p>Gem data for nøglebilleder</text:p>
          </table:table-cell>
          <table:table-cell table:style-name="ce677" office:value-type="string" calcext:value-type="string">
            <text:p>Uložit data klíčových pozic</text:p>
          </table:table-cell>
          <table:table-cell table:style-name="ce689"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704" office:value-type="string" calcext:value-type="string">
            <text:p>Сохранить ключевые кадры</text:p>
          </table:table-cell>
          <table:table-cell table:style-name="ce716" office:value-type="string" calcext:value-type="string">
            <text:p>Desar les dades de les imatges clau</text:p>
          </table:table-cell>
          <table:table-cell table:style-name="ce728" office:value-type="string" calcext:value-type="string">
            <text:p>Sačuvaj podatke ključne slike</text:p>
          </table:table-cell>
          <table:table-cell table:style-name="ce740" office:value-type="string" calcext:value-type="string">
            <text:p>Сачувај податке кључне слике</text:p>
          </table:table-cell>
          <table:table-cell table:style-name="ce752" office:value-type="string" calcext:value-type="string">
            <text:p>キーイメージデータの保存</text:p>
          </table:table-cell>
          <table:table-cell table:style-name="ce768" office:value-type="string" calcext:value-type="string">
            <text:p>Зачувај ги податоците од клучните слики</text:p>
          </table:table-cell>
          <table:table-cell table:style-name="ce779" office:value-type="string" calcext:value-type="string">
            <text:p>حفظ بيانات الصور الرئيسية</text:p>
          </table:table-cell>
          <table:table-cell table:style-name="ce289" table:number-columns-repeated="996"/>
        </table:table-row>
        <table:table-row table:style-name="ro23">
          <table:table-cell table:style-name="ce45" office:value-type="string" calcext:value-type="string">
            <text:p>dlgSaveSequenceTitle</text:p>
          </table:table-cell>
          <table:table-cell table:style-name="ce339"/>
          <table:table-cell table:style-name="ce429" office:value-type="string" calcext:value-type="string">
            <text:p>Save Sequence</text:p>
          </table:table-cell>
          <table:table-cell table:style-name="ce449" office:value-type="string" calcext:value-type="string">
            <text:p>Enregistrer la Séquence d'Images</text:p>
          </table:table-cell>
          <table:table-cell table:style-name="ce463" office:value-type="string" calcext:value-type="string">
            <text:p>Bewaar beeldmateriaal</text:p>
          </table:table-cell>
          <table:table-cell table:style-name="ce477" office:value-type="string" calcext:value-type="string">
            <text:p>Speichere Sequenz</text:p>
          </table:table-cell>
          <table:table-cell table:style-name="ce491" office:value-type="string" calcext:value-type="string">
            <text:p>Guardar la secuencia de imàgenes </text:p>
          </table:table-cell>
          <table:table-cell table:style-name="ce504" office:value-type="string" calcext:value-type="string">
            <text:p>Salvar Sequência</text:p>
          </table:table-cell>
          <table:table-cell table:style-name="ce521" office:value-type="string" calcext:value-type="string">
            <text:p>Zapisz sekwencję</text:p>
          </table:table-cell>
          <table:table-cell table:style-name="ce535" office:value-type="string" calcext:value-type="string">
            <text:p>Salva la Sequenza di Immagini</text:p>
          </table:table-cell>
          <table:table-cell table:style-name="ce553" office:value-type="string" calcext:value-type="string">
            <text:p>Salvează Secvenţa</text:p>
          </table:table-cell>
          <table:table-cell table:style-name="ce571" office:value-type="string" calcext:value-type="string">
            <text:p>Tallenna kuvausjakso</text:p>
          </table:table-cell>
          <table:table-cell table:style-name="ce588" office:value-type="string" calcext:value-type="string">
            <text:p>Lagre sekvens</text:p>
          </table:table-cell>
          <table:table-cell table:style-name="ce602" office:value-type="string" calcext:value-type="string">
            <text:p>保存序列</text:p>
          </table:table-cell>
          <table:table-cell table:style-name="ce614" office:value-type="string" calcext:value-type="string">
            <text:p>Sekans Kaydet</text:p>
          </table:table-cell>
          <table:table-cell table:style-name="ce626" office:value-type="string" calcext:value-type="string">
            <text:p>Αποθήκευση Ακολουθίας</text:p>
          </table:table-cell>
          <table:table-cell table:style-name="ce641" office:value-type="string" calcext:value-type="string">
            <text:p>Išsaugoti seką</text:p>
          </table:table-cell>
          <table:table-cell table:style-name="ce653" office:value-type="string" calcext:value-type="string">
            <text:p>Spara bildsekvens</text:p>
          </table:table-cell>
          <table:table-cell table:style-name="ce664" office:value-type="string" calcext:value-type="string">
            <text:p>Gem sekvens</text:p>
          </table:table-cell>
          <table:table-cell table:style-name="ce677" office:value-type="string" calcext:value-type="string">
            <text:p>Uložit sekvenci obrazů</text:p>
          </table:table-cell>
          <table:table-cell table:style-name="ce689"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04" office:value-type="string" calcext:value-type="string">
            <text:p>Сохранить последовательность </text:p>
          </table:table-cell>
          <table:table-cell table:style-name="ce716" office:value-type="string" calcext:value-type="string">
            <text:p>Desar la seqüència d'imatges</text:p>
          </table:table-cell>
          <table:table-cell table:style-name="ce728" office:value-type="string" calcext:value-type="string">
            <text:p>Redosled čuvanja</text:p>
          </table:table-cell>
          <table:table-cell table:style-name="ce740" office:value-type="string" calcext:value-type="string">
            <text:p>Редослед чувања</text:p>
          </table:table-cell>
          <table:table-cell table:style-name="ce752" office:value-type="string" calcext:value-type="string">
            <text:p>シーケンスの保存</text:p>
          </table:table-cell>
          <table:table-cell table:style-name="ce768" office:value-type="string" calcext:value-type="string">
            <text:p>Зачувај секвенца</text:p>
          </table:table-cell>
          <table:table-cell table:style-name="ce779" office:value-type="string" calcext:value-type="string">
            <text:p>حفظ التسلسل</text:p>
          </table:table-cell>
          <table:table-cell table:style-name="ce289" table:number-columns-repeated="996"/>
        </table:table-row>
        <table:table-row table:style-name="ro20">
          <table:table-cell table:style-name="ce45" office:value-type="string" calcext:value-type="string">
            <text:p>dlgSaveVideoTitle</text:p>
          </table:table-cell>
          <table:table-cell table:style-name="ce339"/>
          <table:table-cell table:style-name="ce429" office:value-type="string" calcext:value-type="string">
            <text:p>Save Video</text:p>
          </table:table-cell>
          <table:table-cell table:style-name="ce449" office:value-type="string" calcext:value-type="string">
            <text:p>Enregistrer la Vidéo</text:p>
          </table:table-cell>
          <table:table-cell table:style-name="ce463" office:value-type="string" calcext:value-type="string">
            <text:p>Bewaar video</text:p>
          </table:table-cell>
          <table:table-cell table:style-name="ce477" office:value-type="string" calcext:value-type="string">
            <text:p>Speichere Video</text:p>
          </table:table-cell>
          <table:table-cell table:style-name="ce491" office:value-type="string" calcext:value-type="string">
            <text:p>Guardar el video.</text:p>
          </table:table-cell>
          <table:table-cell table:style-name="ce504" office:value-type="string" calcext:value-type="string">
            <text:p>Salvar Vídeo</text:p>
          </table:table-cell>
          <table:table-cell table:style-name="ce522" office:value-type="string" calcext:value-type="string">
            <text:p>Zapisz wideo</text:p>
          </table:table-cell>
          <table:table-cell table:style-name="ce535" office:value-type="string" calcext:value-type="string">
            <text:p>Salva il Video</text:p>
          </table:table-cell>
          <table:table-cell table:style-name="ce553" office:value-type="string" calcext:value-type="string">
            <text:p>Salvează Video</text:p>
          </table:table-cell>
          <table:table-cell table:style-name="ce571" office:value-type="string" calcext:value-type="string">
            <text:p>Tallenna video</text:p>
          </table:table-cell>
          <table:table-cell table:style-name="ce588" office:value-type="string" calcext:value-type="string">
            <text:p>Lagre video</text:p>
          </table:table-cell>
          <table:table-cell table:style-name="ce602" office:value-type="string" calcext:value-type="string">
            <text:p>保存视频</text:p>
          </table:table-cell>
          <table:table-cell table:style-name="ce614" office:value-type="string" calcext:value-type="string">
            <text:p>Video Kaydet</text:p>
          </table:table-cell>
          <table:table-cell table:style-name="ce626" office:value-type="string" calcext:value-type="string">
            <text:p>Αποθήκευση Video</text:p>
          </table:table-cell>
          <table:table-cell table:style-name="ce641" office:value-type="string" calcext:value-type="string">
            <text:p>Išsaugoti video</text:p>
          </table:table-cell>
          <table:table-cell table:style-name="ce653" office:value-type="string" calcext:value-type="string">
            <text:p>Spara Video</text:p>
          </table:table-cell>
          <table:table-cell table:style-name="ce664" office:value-type="string" calcext:value-type="string">
            <text:p>Gem Video</text:p>
          </table:table-cell>
          <table:table-cell table:style-name="ce677" office:value-type="string" calcext:value-type="string">
            <text:p>Uložit video</text:p>
          </table:table-cell>
          <table:table-cell table:style-name="ce689" office:value-type="string" calcext:value-type="string">
            <text:p><text:span text:style-name="T3">비디오</text:span><text:span text:style-name="T4"> </text:span><text:span text:style-name="T5">저장</text:span></text:p>
          </table:table-cell>
          <table:table-cell table:style-name="ce704" office:value-type="string" calcext:value-type="string">
            <text:p>Сохранить видео</text:p>
          </table:table-cell>
          <table:table-cell table:style-name="ce716" office:value-type="string" calcext:value-type="string">
            <text:p>Desar el vídeo</text:p>
          </table:table-cell>
          <table:table-cell table:style-name="ce728" office:value-type="string" calcext:value-type="string">
            <text:p>Sačuvaj video</text:p>
          </table:table-cell>
          <table:table-cell table:style-name="ce740" office:value-type="string" calcext:value-type="string">
            <text:p>Сачувај видео</text:p>
          </table:table-cell>
          <table:table-cell table:style-name="ce752" office:value-type="string" calcext:value-type="string">
            <text:p>ビデオを保存</text:p>
          </table:table-cell>
          <table:table-cell table:style-name="ce768" office:value-type="string" calcext:value-type="string">
            <text:p>Зачувај Видео</text:p>
          </table:table-cell>
          <table:table-cell table:style-name="ce779" office:value-type="string" calcext:value-type="string">
            <text:p>حفظ الفيديو</text:p>
          </table:table-cell>
          <table:table-cell table:style-name="ce289" table:number-columns-repeated="996"/>
        </table:table-row>
        <table:table-row table:style-name="ro5">
          <table:table-cell table:style-name="ce45" office:value-type="string" calcext:value-type="string">
            <text:p>dlgCameraCalibration_Title</text:p>
          </table:table-cell>
          <table:table-cell table:style-name="ce339"/>
          <table:table-cell table:style-name="ce429" office:value-type="string" calcext:value-type="string">
            <text:p>Camera calibration</text:p>
          </table:table-cell>
          <table:table-cell table:style-name="ce449" office:value-type="string" calcext:value-type="string">
            <text:p>Calibration caméra</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ايرة الكاميرا</text:p>
          </table:table-cell>
          <table:table-cell table:style-name="ce289" table:number-columns-repeated="996"/>
        </table:table-row>
        <table:table-row table:style-name="ro5">
          <table:table-cell table:style-name="ce45" office:value-type="string" calcext:value-type="string">
            <text:p>dlgCameraCalibration_DistortionCoefficients</text:p>
          </table:table-cell>
          <table:table-cell table:style-name="ce339"/>
          <table:table-cell table:style-name="ce429" office:value-type="string" calcext:value-type="string">
            <text:p>Distortion coefficients</text:p>
          </table:table-cell>
          <table:table-cell table:style-name="ce449" office:value-type="string" calcext:value-type="string">
            <text:p>Coefficients de distors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املات الاعوجاج</text:p>
          </table:table-cell>
          <table:table-cell table:style-name="ce289" table:number-columns-repeated="996"/>
        </table:table-row>
        <table:table-row table:style-name="ro5">
          <table:table-cell table:style-name="ce45" office:value-type="string" calcext:value-type="string">
            <text:p>dlgCameraCalibration_CameraIntrinsics</text:p>
          </table:table-cell>
          <table:table-cell table:style-name="ce339"/>
          <table:table-cell table:style-name="ce429" office:value-type="string" calcext:value-type="string">
            <text:p>Camera intrisics</text:p>
          </table:table-cell>
          <table:table-cell table:style-name="ce449" office:value-type="string" calcext:value-type="string">
            <text:p>Paramètres intrinsèque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تغيرات الكاميرا</text:p>
          </table:table-cell>
          <table:table-cell table:style-name="ce289" table:number-columns-repeated="996"/>
        </table:table-row>
        <table:table-row table:style-name="ro5">
          <table:table-cell table:style-name="ce45" office:value-type="string" calcext:value-type="string">
            <text:p>dlgCameraCalibration_CalibrateCamera</text:p>
          </table:table-cell>
          <table:table-cell table:style-name="ce339"/>
          <table:table-cell table:style-name="ce429" office:value-type="string" calcext:value-type="string">
            <text:p>Calibrate camera</text:p>
          </table:table-cell>
          <table:table-cell table:style-name="ce449" office:value-type="string" calcext:value-type="string">
            <text:p>Calibrer la caméra</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ايرة الكاميرا</text:p>
          </table:table-cell>
          <table:table-cell table:style-name="ce289" table:number-columns-repeated="996"/>
        </table:table-row>
        <table:table-row table:style-name="ro5">
          <table:table-cell table:style-name="ce45" office:value-type="string" calcext:value-type="string">
            <text:p>dlgCameraCalibration_Distortion</text:p>
          </table:table-cell>
          <table:table-cell table:style-name="ce339"/>
          <table:table-cell table:style-name="ce429" office:value-type="string" calcext:value-type="string">
            <text:p>Distortion</text:p>
          </table:table-cell>
          <table:table-cell table:style-name="ce449" office:value-type="string" calcext:value-type="string">
            <text:p>Distors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اعوجاج</text:p>
          </table:table-cell>
          <table:table-cell table:style-name="ce289" table:number-columns-repeated="996"/>
        </table:table-row>
        <table:table-row table:style-name="ro5">
          <table:table-cell table:style-name="ce45" office:value-type="string" calcext:value-type="string">
            <text:p>dlgCameraCalibration_OpenDialogTitle</text:p>
          </table:table-cell>
          <table:table-cell table:style-name="ce339"/>
          <table:table-cell table:style-name="ce434" office:value-type="string" calcext:value-type="string">
            <text:p>Load camera calibration profile</text:p>
          </table:table-cell>
          <table:table-cell table:style-name="ce449" office:value-type="string" calcext:value-type="string">
            <text:p>Charger un profil de calibrat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حميل بروفايل معايرة الكاميرا</text:p>
          </table:table-cell>
          <table:table-cell table:style-name="ce289" table:number-columns-repeated="996"/>
        </table:table-row>
        <table:table-row table:style-name="ro5">
          <table:table-cell table:style-name="ce45" office:value-type="string" calcext:value-type="string">
            <text:p>dlgCameraCalibration_SaveDialogTitle</text:p>
          </table:table-cell>
          <table:table-cell table:style-name="ce339"/>
          <table:table-cell table:style-name="ce434" office:value-type="string" calcext:value-type="string">
            <text:p>Save camera calibration profile</text:p>
          </table:table-cell>
          <table:table-cell table:style-name="ce449" office:value-type="string" calcext:value-type="string">
            <text:p>Sauver le profil de calibrat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حفظ بروفايل معايرة الكاميرا</text:p>
          </table:table-cell>
          <table:table-cell table:style-name="ce289" table:number-columns-repeated="996"/>
        </table:table-row>
        <table:table-row table:style-name="ro5">
          <table:table-cell table:style-name="ce45" office:value-type="string" calcext:value-type="string">
            <text:p>DrawingName_ArrowDash</text:p>
          </table:table-cell>
          <table:table-cell table:style-name="ce339"/>
          <table:table-cell table:style-name="ce429" office:value-type="string" calcext:value-type="string">
            <text:p>Arrow – Dash</text:p>
          </table:table-cell>
          <table:table-cell table:style-name="ce449" office:value-type="string" calcext:value-type="string">
            <text:p>Flèche – Points tillé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خطوط مقطعة</text:p>
          </table:table-cell>
          <table:table-cell table:style-name="ce289" table:number-columns-repeated="996"/>
        </table:table-row>
        <table:table-row table:style-name="ro5">
          <table:table-cell table:style-name="ce45" office:value-type="string" calcext:value-type="string">
            <text:p>DrawingName_ArrowSquiggly</text:p>
          </table:table-cell>
          <table:table-cell table:style-name="ce339"/>
          <table:table-cell table:style-name="ce429" office:value-type="string" calcext:value-type="string">
            <text:p>Arrow – Squiggly</text:p>
          </table:table-cell>
          <table:table-cell table:style-name="ce449" office:value-type="string" calcext:value-type="string">
            <text:p>Flèche – Zigzag</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متعرج</text:p>
          </table:table-cell>
          <table:table-cell table:style-name="ce289" table:number-columns-repeated="996"/>
        </table:table-row>
        <table:table-row table:style-name="ro5">
          <table:table-cell table:style-name="ce45" office:value-type="string" calcext:value-type="string">
            <text:p>DrawingName_ArrowCurve</text:p>
          </table:table-cell>
          <table:table-cell table:style-name="ce339"/>
          <table:table-cell table:style-name="ce429" office:value-type="string" calcext:value-type="string">
            <text:p>Arrow – Curve</text:p>
          </table:table-cell>
          <table:table-cell table:style-name="ce449" office:value-type="string" calcext:value-type="string">
            <text:p>Flèche – Courb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منحني</text:p>
          </table:table-cell>
          <table:table-cell table:style-name="ce289" table:number-columns-repeated="996"/>
        </table:table-row>
        <table:table-row table:style-name="ro5">
          <table:table-cell table:style-name="ce45" office:value-type="string" calcext:value-type="string">
            <text:p>DrawingName_ArrowPolyline</text:p>
          </table:table-cell>
          <table:table-cell table:style-name="ce339"/>
          <table:table-cell table:style-name="ce429" office:value-type="string" calcext:value-type="string">
            <text:p>Arrow – Polyline</text:p>
          </table:table-cell>
          <table:table-cell table:style-name="ce449" office:value-type="string" calcext:value-type="string">
            <text:p>Flèche – Polylign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متعدد الخطوط</text:p>
          </table:table-cell>
          <table:table-cell table:style-name="ce289" table:number-columns-repeated="996"/>
        </table:table-row>
        <table:table-row table:style-name="ro5">
          <table:table-cell table:style-name="ce45" office:value-type="string" calcext:value-type="string">
            <text:p>DrawingName_ArrowPolylineDash</text:p>
          </table:table-cell>
          <table:table-cell table:style-name="ce339"/>
          <table:table-cell table:style-name="ce429" office:value-type="string" calcext:value-type="string">
            <text:p>Arrow – Polyline dash</text:p>
          </table:table-cell>
          <table:table-cell table:style-name="ce449" office:value-type="string" calcext:value-type="string">
            <text:p>Flèche – Polyligne points tillés</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خطوط متعددة مقطعة</text:p>
          </table:table-cell>
          <table:table-cell table:style-name="ce289" table:number-columns-repeated="996"/>
        </table:table-row>
        <table:table-row table:style-name="ro5">
          <table:table-cell table:style-name="ce45" office:value-type="string" calcext:value-type="string">
            <text:p>DrawingName_ArrowPolylineSquiggly</text:p>
          </table:table-cell>
          <table:table-cell table:style-name="ce339"/>
          <table:table-cell table:style-name="ce429" office:value-type="string" calcext:value-type="string">
            <text:p>Arrow – Polyline squiggly</text:p>
          </table:table-cell>
          <table:table-cell table:style-name="ce449" office:value-type="string" calcext:value-type="string">
            <text:p>Flèche – Polyligne zigzag</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سهم - خطوط متعددة متعرجة</text:p>
          </table:table-cell>
          <table:table-cell table:style-name="ce289" table:number-columns-repeated="996"/>
        </table:table-row>
        <table:table-row table:style-name="ro5">
          <table:table-cell table:style-name="ce45" office:value-type="string" calcext:value-type="string">
            <text:p>DrawingName_Polyline</text:p>
          </table:table-cell>
          <table:table-cell table:style-name="ce339"/>
          <table:table-cell table:style-name="ce429" office:value-type="string" calcext:value-type="string">
            <text:p>Polyline</text:p>
          </table:table-cell>
          <table:table-cell table:style-name="ce449" office:value-type="string" calcext:value-type="string">
            <text:p>Polylign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شكل متعدد الخطوط</text:p>
          </table:table-cell>
          <table:table-cell table:style-name="ce289" table:number-columns-repeated="996"/>
        </table:table-row>
        <table:table-row table:style-name="ro5">
          <table:table-cell table:style-name="ce45" office:value-type="string" calcext:value-type="string">
            <text:p>DrawingName_DistortionGrid</text:p>
          </table:table-cell>
          <table:table-cell table:style-name="ce339"/>
          <table:table-cell table:style-name="ce429" office:value-type="string" calcext:value-type="string">
            <text:p>Distortion grid</text:p>
          </table:table-cell>
          <table:table-cell table:style-name="ce449" office:value-type="string" calcext:value-type="string">
            <text:p>Grille de distorsio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شبكة الاعوجاج </text:p>
          </table:table-cell>
          <table:table-cell table:style-name="ce289" table:number-columns-repeated="996"/>
        </table:table-row>
        <table:table-row table:style-name="ro5">
          <table:table-cell table:style-name="ce45" office:value-type="string" calcext:value-type="string">
            <text:p>DrawingName_Goniometer</text:p>
          </table:table-cell>
          <table:table-cell table:style-name="ce339"/>
          <table:table-cell table:style-name="ce429" office:value-type="string" calcext:value-type="string">
            <text:p>Goniometer</text:p>
          </table:table-cell>
          <table:table-cell table:style-name="ce449" office:value-type="string" calcext:value-type="string">
            <text:p>Goniomètr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نقلة لقياس الزوايا</text:p>
          </table:table-cell>
          <table:table-cell table:style-name="ce289" table:number-columns-repeated="996"/>
        </table:table-row>
        <table:table-row table:style-name="ro5">
          <table:table-cell table:style-name="ce45" office:value-type="string" calcext:value-type="string">
            <text:p>DrawingName_Posture</text:p>
          </table:table-cell>
          <table:table-cell table:style-name="ce339"/>
          <table:table-cell table:style-name="ce429" office:value-type="string" calcext:value-type="string">
            <text:p>Posture</text:p>
          </table:table-cell>
          <table:table-cell table:style-name="ce449" office:value-type="string" calcext:value-type="string">
            <text:p>Postur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وضع الوقوف</text:p>
          </table:table-cell>
          <table:table-cell table:style-name="ce289" table:number-columns-repeated="996"/>
        </table:table-row>
        <table:table-row table:style-name="ro5">
          <table:table-cell table:style-name="ce45" office:value-type="string" calcext:value-type="string">
            <text:p>DrawingName_Bikefit</text:p>
          </table:table-cell>
          <table:table-cell table:style-name="ce339"/>
          <table:table-cell table:style-name="ce429" office:value-type="string" calcext:value-type="string">
            <text:p>Bike fit</text:p>
          </table:table-cell>
          <table:table-cell table:style-name="ce449" office:value-type="string" calcext:value-type="string">
            <text:p>Bike fit</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وضع الدراجة المناسب</text:p>
          </table:table-cell>
          <table:table-cell table:style-name="ce289" table:number-columns-repeated="996"/>
        </table:table-row>
        <table:table-row table:style-name="ro5">
          <table:table-cell table:style-name="ce45" office:value-type="string" calcext:value-type="string">
            <text:p>DrawingName_Profile</text:p>
          </table:table-cell>
          <table:table-cell table:style-name="ce339"/>
          <table:table-cell table:style-name="ce429" office:value-type="string" calcext:value-type="string">
            <text:p>Profile</text:p>
          </table:table-cell>
          <table:table-cell table:style-name="ce449" office:value-type="string" calcext:value-type="string">
            <text:p>Profil</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وضع الجانبي</text:p>
          </table:table-cell>
          <table:table-cell table:style-name="ce289" table:number-columns-repeated="996"/>
        </table:table-row>
        <table:table-row table:style-name="ro5">
          <table:table-cell table:style-name="ce45" office:value-type="string" calcext:value-type="string">
            <text:p>DrawingName_Genu</text:p>
          </table:table-cell>
          <table:table-cell table:style-name="ce339"/>
          <table:table-cell table:style-name="ce429" office:value-type="string" calcext:value-type="string">
            <text:p>Genu</text:p>
          </table:table-cell>
          <table:table-cell table:style-name="ce449" office:value-type="string" calcext:value-type="string">
            <text:p>Genu</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وضع السفلي</text:p>
          </table:table-cell>
          <table:table-cell table:style-name="ce289" table:number-columns-repeated="996"/>
        </table:table-row>
        <table:table-row table:style-name="ro5">
          <table:table-cell table:style-name="ce45" office:value-type="string" calcext:value-type="string">
            <text:p>DrawingName_Archery</text:p>
          </table:table-cell>
          <table:table-cell table:style-name="ce339"/>
          <table:table-cell table:style-name="ce429" office:value-type="string" calcext:value-type="string">
            <text:p>Archery</text:p>
          </table:table-cell>
          <table:table-cell table:style-name="ce449" office:value-type="string" calcext:value-type="string">
            <text:p>Tir à l'arc</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وضع الرماية </text:p>
          </table:table-cell>
          <table:table-cell table:style-name="ce289" table:number-columns-repeated="996"/>
        </table:table-row>
        <table:table-row table:style-name="ro5">
          <table:table-cell table:style-name="ce45" office:value-type="string" calcext:value-type="string">
            <text:p>DrawingName_AngleToVertical</text:p>
          </table:table-cell>
          <table:table-cell table:style-name="ce339"/>
          <table:table-cell table:style-name="ce429" office:value-type="string" calcext:value-type="string">
            <text:p>Angle to vertical</text:p>
          </table:table-cell>
          <table:table-cell table:style-name="ce449" office:value-type="string" calcext:value-type="string">
            <text:p>Angle à la vertical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زاوية الي الاتجاه العمودي</text:p>
          </table:table-cell>
          <table:table-cell table:style-name="ce289" table:number-columns-repeated="996"/>
        </table:table-row>
        <table:table-row table:style-name="ro5">
          <table:table-cell table:style-name="ce45" office:value-type="string" calcext:value-type="string">
            <text:p>DrawingName_AngleToHorizontal</text:p>
          </table:table-cell>
          <table:table-cell table:style-name="ce339"/>
          <table:table-cell table:style-name="ce429" office:value-type="string" calcext:value-type="string">
            <text:p>Angle to horizontal</text:p>
          </table:table-cell>
          <table:table-cell table:style-name="ce449" office:value-type="string" calcext:value-type="string">
            <text:p>Angle à l'horizontal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زاوية إلى الاتجاه أفقي</text:p>
          </table:table-cell>
          <table:table-cell table:style-name="ce289" table:number-columns-repeated="996"/>
        </table:table-row>
        <table:table-row table:style-name="ro5">
          <table:table-cell table:style-name="ce45" office:value-type="string" calcext:value-type="string">
            <text:p>DrawingName_DistanceHorizontal</text:p>
          </table:table-cell>
          <table:table-cell table:style-name="ce339"/>
          <table:table-cell table:style-name="ce429" office:value-type="string" calcext:value-type="string">
            <text:p>Distance (horizontal)</text:p>
          </table:table-cell>
          <table:table-cell table:style-name="ce449" office:value-type="string" calcext:value-type="string">
            <text:p>Distance horizontale</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مسافة (افقية)</text:p>
          </table:table-cell>
          <table:table-cell table:style-name="ce289" table:number-columns-repeated="996"/>
        </table:table-row>
        <table:table-row table:style-name="ro5">
          <table:table-cell table:style-name="ce45" office:value-type="string" calcext:value-type="string">
            <text:p>DrawingName_HumanModel</text:p>
          </table:table-cell>
          <table:table-cell table:style-name="ce339"/>
          <table:table-cell table:style-name="ce429" office:value-type="string" calcext:value-type="string">
            <text:p>Human model</text:p>
          </table:table-cell>
          <table:table-cell table:style-name="ce449" office:value-type="string" calcext:value-type="string">
            <text:p>Modèle humain</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موذج الإنسان</text:p>
          </table:table-cell>
          <table:table-cell table:style-name="ce289" table:number-columns-repeated="996"/>
        </table:table-row>
        <table:table-row table:style-name="ro5">
          <table:table-cell table:style-name="ce45" office:value-type="string" calcext:value-type="string">
            <text:p>DrawingName_HumanModel2</text:p>
          </table:table-cell>
          <table:table-cell table:style-name="ce339"/>
          <table:table-cell table:style-name="ce429" office:value-type="string" calcext:value-type="string">
            <text:p>Human model (2)</text:p>
          </table:table-cell>
          <table:table-cell table:style-name="ce449" office:value-type="string" calcext:value-type="string">
            <text:p>Modèle humain (2)</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موذج الإنسان (2)</text:p>
          </table:table-cell>
          <table:table-cell table:style-name="ce289" table:number-columns-repeated="996"/>
        </table:table-row>
        <table:table-row table:style-name="ro5">
          <table:table-cell table:style-name="ce45" office:value-type="string" calcext:value-type="string">
            <text:p>DrawingName_TestGrid</text:p>
          </table:table-cell>
          <table:table-cell table:style-name="ce339"/>
          <table:table-cell table:style-name="ce429" office:value-type="string" calcext:value-type="string">
            <text:p>Camera test grid</text:p>
          </table:table-cell>
          <table:table-cell table:style-name="ce449" office:value-type="string" calcext:value-type="string">
            <text:p>Grille de test camera</text:p>
          </table:table-cell>
          <table:table-cell table:style-name="ce463"/>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text:s/>اختبار الشبكة للكاميرا</text:p>
          </table:table-cell>
          <table:table-cell table:style-name="ce289" table:number-columns-repeated="996"/>
        </table:table-row>
        <table:table-row table:style-name="ro27">
          <table:table-cell table:style-name="ce419" office:value-type="string" calcext:value-type="string">
            <text:p>Error_Capture_CannotConnect_Title</text:p>
          </table:table-cell>
          <table:table-cell table:style-name="ce339"/>
          <table:table-cell table:style-name="ce429" office:value-type="string" calcext:value-type="string">
            <text:p>Cannot connect to video device</text:p>
          </table:table-cell>
          <table:table-cell table:style-name="ce450" office:value-type="string" calcext:value-type="string">
            <text:p>Impossible de se connecter à la caméra</text:p>
          </table:table-cell>
          <table:table-cell table:style-name="ce464" office:value-type="string" calcext:value-type="string">
            <text:p>Kan niet verbinden met video apparaat.</text:p>
          </table:table-cell>
          <table:table-cell table:style-name="ce478" office:value-type="string" calcext:value-type="string">
            <text:p>Verbindung fehlgeschlagen</text:p>
          </table:table-cell>
          <table:table-cell table:style-name="ce491" office:value-type="string" calcext:value-type="string">
            <text:p>No se puede connectar a la cámara</text:p>
          </table:table-cell>
          <table:table-cell table:style-name="ce508" office:value-type="string" calcext:value-type="string">
            <text:p>Não foi possível se conectar a um dispositivo de video.</text:p>
          </table:table-cell>
          <table:table-cell table:style-name="ce521"/>
          <table:table-cell table:style-name="ce541" office:value-type="string" calcext:value-type="string">
            <text:p>Impossibile connettersi al dispositivo video</text:p>
          </table:table-cell>
          <table:table-cell table:style-name="ce554" office:value-type="string" calcext:value-type="string">
            <text:p>Aparatul video nu poate fi conectat.</text:p>
          </table:table-cell>
          <table:table-cell table:style-name="ce571" office:value-type="string" calcext:value-type="string">
            <text:p>Ei voida kytkeä videolaitteeseen</text:p>
          </table:table-cell>
          <table:table-cell table:style-name="ce588"/>
          <table:table-cell table:style-name="ce602"/>
          <table:table-cell table:style-name="ce615" office:value-type="string" calcext:value-type="string">
            <text:p>Video aygıtına bağlanamıyor</text:p>
          </table:table-cell>
          <table:table-cell table:style-name="ce627" office:value-type="string" calcext:value-type="string">
            <text:p>Αδύνατη η σύνδεση στην συσκευή εικόνας</text:p>
          </table:table-cell>
          <table:table-cell table:style-name="ce641" office:value-type="string" calcext:value-type="string">
            <text:p>Negaliu prisijungti prie vaizdo įrenginio</text:p>
          </table:table-cell>
          <table:table-cell table:style-name="ce653" office:value-type="string" calcext:value-type="string">
            <text:p>Kan inte koppla till videoenhet</text:p>
          </table:table-cell>
          <table:table-cell table:style-name="ce664" office:value-type="string" calcext:value-type="string">
            <text:p>Kan ikke forbinde til videokamera</text:p>
          </table:table-cell>
          <table:table-cell table:style-name="ce677" office:value-type="string" calcext:value-type="string">
            <text:p>Nelze připojit k video zařízení</text:p>
          </table:table-cell>
          <table:table-cell table:style-name="ce689"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704" office:value-type="string" calcext:value-type="string">
            <text:p>Невозможно подключиться к видео устройству</text:p>
          </table:table-cell>
          <table:table-cell table:style-name="ce716" office:value-type="string" calcext:value-type="string">
            <text:p>No s'ha pogut connectar al dispositiu de vídeo</text:p>
          </table:table-cell>
          <table:table-cell table:style-name="ce728" office:value-type="string" calcext:value-type="string">
            <text:p>Nije moguće povezivanje sa video uređajem</text:p>
          </table:table-cell>
          <table:table-cell table:style-name="ce740" office:value-type="string" calcext:value-type="string">
            <text:p>Није могуц́е повезивање са видео уређајем</text:p>
          </table:table-cell>
          <table:table-cell table:style-name="ce752" office:value-type="string" calcext:value-type="string">
            <text:p>ビデオデバイスと接続できません</text:p>
          </table:table-cell>
          <table:table-cell table:style-name="ce768" office:value-type="string" calcext:value-type="string">
            <text:p>Не може да се поврзе со видео уредот</text:p>
          </table:table-cell>
          <table:table-cell table:style-name="ce779" office:value-type="string" calcext:value-type="string">
            <text:p>لا يمكن الاتصال إلى جهاز الفيديو</text:p>
          </table:table-cell>
          <table:table-cell table:style-name="ce289" table:number-columns-repeated="996"/>
        </table:table-row>
        <table:table-row table:style-name="ro17">
          <table:table-cell table:style-name="ce419" office:value-type="string" calcext:value-type="string">
            <text:p>Error_Capture_CannotConnect_Text</text:p>
          </table:table-cell>
          <table:table-cell table:style-name="ce339"/>
          <table:table-cell table:style-name="ce429" office:value-type="string" calcext:value-type="string">
            <text:p>Couldn't find any device to connect to.\nPlease make sure the device is properly plugged to the computer.</text:p>
          </table:table-cell>
          <table:table-cell table:style-name="ce450" office:value-type="string" calcext:value-type="string">
            <text:p>Aucune caméra n'a été trouvée.\nVeuillez vérifier que la caméra est bien connectée à l'ordinateur.</text:p>
          </table:table-cell>
          <table:table-cell table:style-name="ce464" office:value-type="string" calcext:value-type="string">
            <text:p>Kan geen apparaat vinden om mee te verbinden.\n Zorg er voor dat het apparaat verbonden is met de computer.</text:p>
          </table:table-cell>
          <table:table-cell table:style-name="ce478" office:value-type="string" calcext:value-type="string">
            <text:p>Verbindung konnte nicht hergestellt werden.\nBitte vergewissern Sie sich, ob das Gerät richtig angeschlossen ist. </text:p>
          </table:table-cell>
          <table:table-cell table:style-name="ce491" office:value-type="string" calcext:value-type="string">
            <text:p>No se encontró la cámara.\nPor favor compruebe que la cámara está conectada al ordenador.</text:p>
          </table:table-cell>
          <table:table-cell table:style-name="ce508" office:value-type="string" calcext:value-type="string">
            <text:p>Não foi possível localizar nenhum dispositivo de video.\nPor favor verifique se o dispositivo está conectado corretamente ao computador.</text:p>
          </table:table-cell>
          <table:table-cell table:style-name="ce521"/>
          <table:table-cell table:style-name="ce535" office:value-type="string" calcext:value-type="string">
            <text:p>Impossibile trovare un dispositivo video a cui connettersi.\nAssicurarsi che il dispositivo sia correttamente collegato al computer.</text:p>
          </table:table-cell>
          <table:table-cell table:style-name="ce554" office:value-type="string" calcext:value-type="string">
            <text:p>Nu s-a găsit niciun dispozitiv conectat.\nVă rugăm verificaţi ca dispozitivul să fie conectat correspunzător la calculator.</text:p>
          </table:table-cell>
          <table:table-cell table:style-name="ce575" office:value-type="string" calcext:value-type="string">
            <text:p>EI löytynyt kytkettävää laitetta.\nVarmista että laite on kytketty tietokoneeseen oikein.</text:p>
          </table:table-cell>
          <table:table-cell table:style-name="ce588"/>
          <table:table-cell table:style-name="ce602"/>
          <table:table-cell table:style-name="ce615" office:value-type="string" calcext:value-type="string">
            <text:p>Bağlanacak bir aygıt bulunamadı.\nLütfen aygıtın bilgisayara uygun şekilde bağlı olduğundan emin olun.</text:p>
          </table:table-cell>
          <table:table-cell table:style-name="ce627"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41" office:value-type="string" calcext:value-type="string">
            <text:p>Negaliu rasti prijungto įrenginio prie.\nPrašau patikrinti ar teisingai prijungtas irenginys.</text:p>
          </table:table-cell>
          <table:table-cell table:style-name="ce653" office:value-type="string" calcext:value-type="string">
            <text:p>Hittar ingen enhet att koppla upp.\nKontrollera att enheten är rätt kopplad till datorn.</text:p>
          </table:table-cell>
          <table:table-cell table:style-name="ce664" office:value-type="string" calcext:value-type="string">
            <text:p>Kunne ikke finde et tilsluttet kamera.\nKontroller at kameraet er sluttet korrekt til PC.</text:p>
          </table:table-cell>
          <table:table-cell table:style-name="ce677" office:value-type="string" calcext:value-type="string">
            <text:p>Nemůže najít zařízení pro připojení.\nUbezpečte se, že je zařízení řádně připojeno k počítači.</text:p>
          </table:table-cell>
          <table:table-cell table:style-name="ce689"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704"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16" office:value-type="string" calcext:value-type="string">
            <text:p>No s'ha trobat cap dispositiu al qual connectar. Si us plau, asseguri's <text:s/>de que el dispositiu està degudament endollat. </text:p>
          </table:table-cell>
          <table:table-cell table:style-name="ce728" office:value-type="string" calcext:value-type="string">
            <text:p>Ni jedan uređaj za priključivanje nije pronađen.\nMolimo uverite se da je uređaj ispravno priključen za računar.</text:p>
          </table:table-cell>
          <table:table-cell table:style-name="ce740"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752" office:value-type="string" calcext:value-type="string">
            <text:p>接続可能デバイスが検出されません。<text:span text:style-name="T7">\n</text:span><text:span text:style-name="T18">デバイスが正しくコンピューターに接続されていることを確認して下さい。</text:span></text:p>
          </table:table-cell>
          <table:table-cell table:style-name="ce768"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779" office:value-type="string" calcext:value-type="string">
            <text:p>لا يمكن العثور على أي جهاز للاتصال. \n الرجاء التأكد من توصيل الجهاز بشكل صحيح إلى الكمبيوتر.</text:p>
          </table:table-cell>
          <table:table-cell table:style-name="ce289" table:number-columns-repeated="996"/>
        </table:table-row>
        <table:table-row table:style-name="ro33">
          <table:table-cell table:style-name="ce419" office:value-type="string" calcext:value-type="string">
            <text:p>Error_Capture_FileExists_Title</text:p>
          </table:table-cell>
          <table:table-cell table:style-name="ce339"/>
          <table:table-cell table:style-name="ce429" office:value-type="string" calcext:value-type="string">
            <text:p>File overwrite</text:p>
          </table:table-cell>
          <table:table-cell table:style-name="ce450" office:value-type="string" calcext:value-type="string">
            <text:p>Remplacement de fichier</text:p>
          </table:table-cell>
          <table:table-cell table:style-name="ce464" office:value-type="string" calcext:value-type="string">
            <text:p>Overschrijf bestand</text:p>
          </table:table-cell>
          <table:table-cell table:style-name="ce478" office:value-type="string" calcext:value-type="string">
            <text:p>Datei überschreiben</text:p>
          </table:table-cell>
          <table:table-cell table:style-name="ce491" office:value-type="string" calcext:value-type="string">
            <text:p>Sobrescribir archivo</text:p>
          </table:table-cell>
          <table:table-cell table:style-name="ce508" office:value-type="string" calcext:value-type="string">
            <text:p>Sobrescrever o arquivo</text:p>
          </table:table-cell>
          <table:table-cell table:style-name="ce521"/>
          <table:table-cell table:style-name="ce541" office:value-type="string" calcext:value-type="string">
            <text:p>Sovrascrittura del file</text:p>
          </table:table-cell>
          <table:table-cell table:style-name="ce554" office:value-type="string" calcext:value-type="string">
            <text:p>Suprascrie fişierul</text:p>
          </table:table-cell>
          <table:table-cell table:style-name="ce571" office:value-type="string" calcext:value-type="string">
            <text:p>Tiedoston korvaaminen</text:p>
          </table:table-cell>
          <table:table-cell table:style-name="ce588"/>
          <table:table-cell table:style-name="ce602"/>
          <table:table-cell table:style-name="ce615" office:value-type="string" calcext:value-type="string">
            <text:p>Dosyanın üzerine yaz</text:p>
          </table:table-cell>
          <table:table-cell table:style-name="ce627" office:value-type="string" calcext:value-type="string">
            <text:p>Επικάλυψη αρχείου</text:p>
          </table:table-cell>
          <table:table-cell table:style-name="ce641" office:value-type="string" calcext:value-type="string">
            <text:p>Vaizdo perrašymas</text:p>
          </table:table-cell>
          <table:table-cell table:style-name="ce653" office:value-type="string" calcext:value-type="string">
            <text:p>Skriv över fil</text:p>
          </table:table-cell>
          <table:table-cell table:style-name="ce664" office:value-type="string" calcext:value-type="string">
            <text:p>Overskriv fil</text:p>
          </table:table-cell>
          <table:table-cell table:style-name="ce677" office:value-type="string" calcext:value-type="string">
            <text:p>Přepsat soubor</text:p>
          </table:table-cell>
          <table:table-cell table:style-name="ce689" office:value-type="string" calcext:value-type="string">
            <text:p><text:span text:style-name="T3">파일</text:span><text:span text:style-name="T4"> </text:span><text:span text:style-name="T5">덮어쓰기</text:span></text:p>
          </table:table-cell>
          <table:table-cell table:style-name="ce704" office:value-type="string" calcext:value-type="string">
            <text:p>Перезаписать файл</text:p>
          </table:table-cell>
          <table:table-cell table:style-name="ce716" office:value-type="string" calcext:value-type="string">
            <text:p>Sobreescriure l'arixiu</text:p>
          </table:table-cell>
          <table:table-cell table:style-name="ce728" office:value-type="string" calcext:value-type="string">
            <text:p>Zamena datoteka</text:p>
          </table:table-cell>
          <table:table-cell table:style-name="ce740" office:value-type="string" calcext:value-type="string">
            <text:p>Замена датотека</text:p>
          </table:table-cell>
          <table:table-cell table:style-name="ce752" office:value-type="string" calcext:value-type="string">
            <text:p>ファイル上書き</text:p>
          </table:table-cell>
          <table:table-cell table:style-name="ce768" office:value-type="string" calcext:value-type="string">
            <text:p>Датотека презапиши</text:p>
          </table:table-cell>
          <table:table-cell table:style-name="ce779" office:value-type="string" calcext:value-type="string">
            <text:p>الكتابة علي ملف</text:p>
          </table:table-cell>
          <table:table-cell table:style-name="ce289" table:number-columns-repeated="996"/>
        </table:table-row>
        <table:table-row table:style-name="ro34">
          <table:table-cell table:style-name="ce419" office:value-type="string" calcext:value-type="string">
            <text:p>Error_Capture_FileExists_Text</text:p>
          </table:table-cell>
          <table:table-cell table:style-name="ce339"/>
          <table:table-cell table:style-name="ce429" office:value-type="string" calcext:value-type="string">
            <text:p>The file {0} already exists.\nDo you want to replace it?</text:p>
          </table:table-cell>
          <table:table-cell table:style-name="ce450" office:value-type="string" calcext:value-type="string">
            <text:p>Le fichier {0} existe déjà.\nSouhaitez vous <text:s/>le remplacer ?</text:p>
          </table:table-cell>
          <table:table-cell table:style-name="ce463" office:value-type="string" calcext:value-type="string">
            <text:p>Het bestand {0} bestaat reeds.\nWilt u het vervangen?</text:p>
          </table:table-cell>
          <table:table-cell table:style-name="ce478" office:value-type="string" calcext:value-type="string">
            <text:p>Die Datei {0} existiert bereits.\nWollen Sie sie überschreiben?</text:p>
          </table:table-cell>
          <table:table-cell table:style-name="ce491" office:value-type="string" calcext:value-type="string">
            <text:p>El archivo {0} ya existe.\n¿Desea reemplazarlo ?</text:p>
          </table:table-cell>
          <table:table-cell table:style-name="ce508" office:value-type="string" calcext:value-type="string">
            <text:p>O arquivo {0} já existe.\nDeseja substitui-lo?</text:p>
          </table:table-cell>
          <table:table-cell table:style-name="ce521"/>
          <table:table-cell table:style-name="ce536" office:value-type="string" calcext:value-type="string">
            <text:p>Il file {0} esiste gia'.\nVuoi sostituirlo?</text:p>
          </table:table-cell>
          <table:table-cell table:style-name="ce554" office:value-type="string" calcext:value-type="string">
            <text:p>Fişierul {0} există deja.\nDoriţi să-l înlocuiţi?</text:p>
          </table:table-cell>
          <table:table-cell table:style-name="ce575" office:value-type="string" calcext:value-type="string">
            <text:p>Tiedosto {0}on jo olemassa.\nHaluatko korvata sen?</text:p>
          </table:table-cell>
          <table:table-cell table:style-name="ce588"/>
          <table:table-cell table:style-name="ce602"/>
          <table:table-cell table:style-name="ce615" office:value-type="string" calcext:value-type="string">
            <text:p>Dosya {0} zaten mevcut.\nDeğiştirmek istiyor musunuz?</text:p>
          </table:table-cell>
          <table:table-cell table:style-name="ce627" office:value-type="string" calcext:value-type="string">
            <text:p>Το αρχείο {0} ήδη υπάρχει.\nΘέλετε να το αντικαταστήσετε?</text:p>
          </table:table-cell>
          <table:table-cell table:style-name="ce641" office:value-type="string" calcext:value-type="string">
            <text:p>Dokumentas {0} jau yra.\nNorite pakeisti?</text:p>
          </table:table-cell>
          <table:table-cell table:style-name="ce653" office:value-type="string" calcext:value-type="string">
            <text:p>Filen {0} finns redan.\nSkriv över?</text:p>
          </table:table-cell>
          <table:table-cell table:style-name="ce664" office:value-type="string" calcext:value-type="string">
            <text:p>Filen {0} eksisterer allerede.\nØnsker du at overskrive den?</text:p>
          </table:table-cell>
          <table:table-cell table:style-name="ce677" office:value-type="string" calcext:value-type="string">
            <text:p>Soubor {0} již existuje.\nChcete jej nahradit?</text:p>
          </table:table-cell>
          <table:table-cell table:style-name="ce690"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704" office:value-type="string" calcext:value-type="string">
            <text:p>Файл {0} <text:s/>уже существует. \n Желаете его перезаписать?</text:p>
          </table:table-cell>
          <table:table-cell table:style-name="ce716" office:value-type="string" calcext:value-type="string">
            <text:p>L'arxiu {0} ja existeix.\n Voleu reemplaçar-lo?</text:p>
          </table:table-cell>
          <table:table-cell table:style-name="ce728" office:value-type="string" calcext:value-type="string">
            <text:p>Datoteka {0} već postoji.\nDa li želite da je zamenite?</text:p>
          </table:table-cell>
          <table:table-cell table:style-name="ce740" office:value-type="string" calcext:value-type="string">
            <text:p>Датотека {0} већ постоји.\нДа ли желите да је замените?</text:p>
          </table:table-cell>
          <table:table-cell table:style-name="ce752" office:value-type="string" calcext:value-type="string">
            <text:p>ファイル<text:span text:style-name="T7"> {0} </text:span><text:span text:style-name="T18">は既に存在します。</text:span><text:span text:style-name="T19">\n</text:span><text:span text:style-name="T18">置き換えますか？</text:span></text:p>
          </table:table-cell>
          <table:table-cell table:style-name="ce768" office:value-type="string" calcext:value-type="string">
            <text:p>Датотеката {0} веќе постои. \n Дали сакаш да ја замениш?</text:p>
          </table:table-cell>
          <table:table-cell table:style-name="ce779" office:value-type="string" calcext:value-type="string">
            <text:p>الملف {0} موجود بالفعل. \n هل تريد استبداله؟</text:p>
          </table:table-cell>
          <table:table-cell table:style-name="ce289" table:number-columns-repeated="996"/>
        </table:table-row>
        <table:table-row table:style-name="ro34">
          <table:table-cell table:style-name="ce419" office:value-type="string" calcext:value-type="string">
            <text:p>Error_Capture_InvalidFile_Title</text:p>
          </table:table-cell>
          <table:table-cell table:style-name="ce339"/>
          <table:table-cell table:style-name="ce429" office:value-type="string" calcext:value-type="string">
            <text:p>Invalid file name</text:p>
          </table:table-cell>
          <table:table-cell table:style-name="ce450" office:value-type="string" calcext:value-type="string">
            <text:p>Nom de fichier invalide</text:p>
          </table:table-cell>
          <table:table-cell table:style-name="ce464" office:value-type="string" calcext:value-type="string">
            <text:p>Incorrecte bestandsnaam</text:p>
          </table:table-cell>
          <table:table-cell table:style-name="ce478" office:value-type="string" calcext:value-type="string">
            <text:p>Fehler im Dateinamen</text:p>
          </table:table-cell>
          <table:table-cell table:style-name="ce491" office:value-type="string" calcext:value-type="string">
            <text:p>Nombre de archivo no válido</text:p>
          </table:table-cell>
          <table:table-cell table:style-name="ce508" office:value-type="string" calcext:value-type="string">
            <text:p>Nome de arquivo inválido</text:p>
          </table:table-cell>
          <table:table-cell table:style-name="ce521"/>
          <table:table-cell table:style-name="ce541" office:value-type="string" calcext:value-type="string">
            <text:p>Nome file non valido</text:p>
          </table:table-cell>
          <table:table-cell table:style-name="ce554" office:value-type="string" calcext:value-type="string">
            <text:p>Nume fişier invalid</text:p>
          </table:table-cell>
          <table:table-cell table:style-name="ce571" office:value-type="string" calcext:value-type="string">
            <text:p>Tiedoston nimi ei kelpaa</text:p>
          </table:table-cell>
          <table:table-cell table:style-name="ce588"/>
          <table:table-cell table:style-name="ce602"/>
          <table:table-cell table:style-name="ce615" office:value-type="string" calcext:value-type="string">
            <text:p>Geçersiz dosya ismi</text:p>
          </table:table-cell>
          <table:table-cell table:style-name="ce627" office:value-type="string" calcext:value-type="string">
            <text:p>Άκυρο όνομα αρχείου</text:p>
          </table:table-cell>
          <table:table-cell table:style-name="ce641" office:value-type="string" calcext:value-type="string">
            <text:p>Neteisingas dokumento pavadinimas</text:p>
          </table:table-cell>
          <table:table-cell table:style-name="ce653" office:value-type="string" calcext:value-type="string">
            <text:p>Ogiltigt filnamn</text:p>
          </table:table-cell>
          <table:table-cell table:style-name="ce664" office:value-type="string" calcext:value-type="string">
            <text:p>Ugyldigt filnavn</text:p>
          </table:table-cell>
          <table:table-cell table:style-name="ce677" office:value-type="string" calcext:value-type="string">
            <text:p>Neplatné jméno souboru</text:p>
          </table:table-cell>
          <table:table-cell table:style-name="ce689" office:value-type="string" calcext:value-type="string">
            <text:p><text:span text:style-name="T3">잘못된</text:span><text:span text:style-name="T4"> </text:span><text:span text:style-name="T5">파일명</text:span><text:span text:style-name="T4">.</text:span></text:p>
          </table:table-cell>
          <table:table-cell table:style-name="ce704" office:value-type="string" calcext:value-type="string">
            <text:p>Неправильное название файла</text:p>
          </table:table-cell>
          <table:table-cell table:style-name="ce716" office:value-type="string" calcext:value-type="string">
            <text:p>Nom d'arxiu invàlid</text:p>
          </table:table-cell>
          <table:table-cell table:style-name="ce728" office:value-type="string" calcext:value-type="string">
            <text:p>Ime datoteke nije odgovarajuće</text:p>
          </table:table-cell>
          <table:table-cell table:style-name="ce740" office:value-type="string" calcext:value-type="string">
            <text:p>Име датотеке није одговарајуће</text:p>
          </table:table-cell>
          <table:table-cell table:style-name="ce752" office:value-type="string" calcext:value-type="string">
            <text:p>無効なファイル名</text:p>
          </table:table-cell>
          <table:table-cell table:style-name="ce768" office:value-type="string" calcext:value-type="string">
            <text:p>Невалидно име на датотеката</text:p>
          </table:table-cell>
          <table:table-cell table:style-name="ce779" office:value-type="string" calcext:value-type="string">
            <text:p>اسم الملف غير صالح</text:p>
          </table:table-cell>
          <table:table-cell table:style-name="ce289" table:number-columns-repeated="996"/>
        </table:table-row>
        <table:table-row table:style-name="ro34">
          <table:table-cell table:style-name="ce419" office:value-type="string" calcext:value-type="string">
            <text:p>Error_Capture_InvalidFile_Text</text:p>
          </table:table-cell>
          <table:table-cell table:style-name="ce339"/>
          <table:table-cell table:style-name="ce429" office:value-type="string" calcext:value-type="string">
            <text:p>The file name contains invalid characters.\n A file name cannot contain any of the following characters:\n \ / : * ? " &lt; &gt;</text:p>
          </table:table-cell>
          <table:table-cell table:style-name="ce450" office:value-type="string" calcext:value-type="string">
            <text:p>Le fichier contient des caractères invalides.\nUn nom de fichier ne peut pas contenir les caractères suivants :\n <text:s/>\ / : * ? " &lt; &gt;</text:p>
          </table:table-cell>
          <table:table-cell table:style-name="ce464" office:value-type="string" calcext:value-type="string">
            <text:p>Een bestandsnaam bevat onjuiste tekens.\n Een bestandsnaam kan geen van de volgende tekens bevatten:\n \ / : * ? " &lt; &gt;</text:p>
          </table:table-cell>
          <table:table-cell table:style-name="ce478" office:value-type="string" calcext:value-type="string">
            <text:p>Der Dateiname enthält ungültige Zeichen.\n Folgende Zeichen sind nicht erlaubt:\n \ / : * ? " &lt; &gt;</text:p>
          </table:table-cell>
          <table:table-cell table:style-name="ce491" office:value-type="string" calcext:value-type="string">
            <text:p>El nombre del archivo contiene caracteres no válidos.\n El nombre del archivo no puede contener los siguientes caracteres:\n \ / : * ? “ &lt; &gt;</text:p>
          </table:table-cell>
          <table:table-cell table:style-name="ce508" office:value-type="string" calcext:value-type="string">
            <text:p>O nome do arquivo não pode conter nenhum dos seguintes caracteres:\n \ / : * ? " &lt; &gt;</text:p>
          </table:table-cell>
          <table:table-cell table:style-name="ce521"/>
          <table:table-cell table:style-name="ce535" office:value-type="string" calcext:value-type="string">
            <text:p>Il nome file contiene caratteri non validi.\n Un nome file non puo' contenere alcuno dei caratteri seguenti:\n \ / : * ? " &lt; &gt;</text:p>
          </table:table-cell>
          <table:table-cell table:style-name="ce554" office:value-type="string" calcext:value-type="string">
            <text:p>Numele fişierului conţine caractere invalide.\n Numele fişierului trebuie să nu conţină niciunul din următoarele caractere:\n \ / : * ? " &lt; &gt;</text:p>
          </table:table-cell>
          <table:table-cell table:style-name="ce575" office:value-type="string" calcext:value-type="string">
            <text:p>Tiedoston nimi sisältää kelpaamattomia symboleja.\n Tiedoston nimi ei voi sisältää seuraavia symboleja:\n \ / : * ? " &lt; &gt;</text:p>
          </table:table-cell>
          <table:table-cell table:style-name="ce588"/>
          <table:table-cell table:style-name="ce602"/>
          <table:table-cell table:style-name="ce615" office:value-type="string" calcext:value-type="string">
            <text:p>Dosya ismi geçersiz karakterler içeriyor.\n Dosya ismi şu karakterlerden herhangi birini içeremez:\n \ / : * ? " &lt; &gt;</text:p>
          </table:table-cell>
          <table:table-cell table:style-name="ce627"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41" office:value-type="string" calcext:value-type="string">
            <text:p>Dokumento pavadinimas turi simbolius.\n Dokumento pavadinime negalima naudoti sekančius simbolius:\n \ / : * ? " &lt; &gt;</text:p>
          </table:table-cell>
          <table:table-cell table:style-name="ce653" office:value-type="string" calcext:value-type="string">
            <text:p>Filnamnet innehåller ogiltiga tecken.\n Kan ej innehålla följande tecken:\n \ / : * ? " &lt; &gt;</text:p>
          </table:table-cell>
          <table:table-cell table:style-name="ce664" office:value-type="string" calcext:value-type="string">
            <text:p>Filnavnet indeholder ugyldige karakterer.\nEt filnavn må ikke indeholder nogen af følgende tegn:\n \ / : * ? " &lt; &gt;</text:p>
          </table:table-cell>
          <table:table-cell table:style-name="ce677" office:value-type="string" calcext:value-type="string">
            <text:p>Název souboru obsahuje neplatné znaky.\n Jméno souboru nesmí obsahovat žádný z těchto znaků:\n \ / : * ? " &lt; &gt;</text:p>
          </table:table-cell>
          <table:table-cell table:style-name="ce689"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704"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16" office:value-type="string" calcext:value-type="string">
            <text:p>El nom d'arxiu contè caràcters invàlids.\ Un nom d'arxiu no pot contenir cap dels següents caràcters:\n \ / : * ? " &lt; &gt;</text:p>
          </table:table-cell>
          <table:table-cell table:style-name="ce728" office:value-type="string" calcext:value-type="string">
            <text:p>Ime datoteke sadrži neodgovarajuće znakove.\nIme datoteke ne može da sadrži bilo koji od sledećih znakova :\n \ / : * ? " &lt; &gt;</text:p>
          </table:table-cell>
          <table:table-cell table:style-name="ce740"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752" office:value-type="string" calcext:value-type="string">
            <text:p>ファイル名に無効な文字列が含まれています。<text:span text:style-name="T7">\n</text:span><text:span text:style-name="T18">ファイル名には以下の文字列は使用できません。</text:span><text:span text:style-name="T19">:\n \ / : * ? " &lt; &gt;</text:span></text:p>
          </table:table-cell>
          <table:table-cell table:style-name="ce768"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779" office:value-type="string" calcext:value-type="string">
            <text:p>اسم الملف يحتوي على أحرف غير صالحة \ n لا يمكن أن يحتوي اسم الملف على أي من الأحرف التالية: \n \ /: *؟ "&lt;&gt;</text:p>
          </table:table-cell>
          <table:table-cell table:style-name="ce289" table:number-columns-repeated="996"/>
        </table:table-row>
        <table:table-row table:style-name="ro9">
          <table:table-cell table:style-name="ce45" office:value-type="string" calcext:value-type="string">
            <text:p>Error_SaveDiaporama</text:p>
          </table:table-cell>
          <table:table-cell table:style-name="ce339"/>
          <table:table-cell table:style-name="ce429" office:value-type="string" calcext:value-type="string">
            <text:p>Kinovea - Cannot create Slideshow.</text:p>
          </table:table-cell>
          <table:table-cell table:style-name="ce449" office:value-type="string" calcext:value-type="string">
            <text:p>Kinovea - Création du Diaporama Impossible.</text:p>
          </table:table-cell>
          <table:table-cell table:style-name="ce463" office:value-type="string" calcext:value-type="string">
            <text:p>Kinovea - Kan geen Diashow maken</text:p>
          </table:table-cell>
          <table:table-cell table:style-name="ce477" office:value-type="string" calcext:value-type="string">
            <text:p>Kinovea – Diashow kann nicht erstellt werden.</text:p>
          </table:table-cell>
          <table:table-cell table:style-name="ce491" office:value-type="string" calcext:value-type="string">
            <text:p>Kinovea - Creaciòn de la presentación de diapositivas imposible.</text:p>
          </table:table-cell>
          <table:table-cell table:style-name="ce504" office:value-type="string" calcext:value-type="string">
            <text:p>Kinovea - Não pode criar Apresentação de Slides.</text:p>
          </table:table-cell>
          <table:table-cell table:style-name="ce524" office:value-type="string" calcext:value-type="string">
            <text:p>Kinovea - nie można utworzyć pokazu slajdów.</text:p>
          </table:table-cell>
          <table:table-cell table:style-name="ce535" office:value-type="string" calcext:value-type="string">
            <text:p>Kinovea – Impossibile creare la videopresentazione.</text:p>
          </table:table-cell>
          <table:table-cell table:style-name="ce553" office:value-type="string" calcext:value-type="string">
            <text:p>Kinovea – Crearea secvenţelor de cadre este imposibilă.</text:p>
          </table:table-cell>
          <table:table-cell table:style-name="ce571" office:value-type="string" calcext:value-type="string">
            <text:p>Kinovea – Ei voi luoda diaesitystä</text:p>
          </table:table-cell>
          <table:table-cell table:style-name="ce588" office:value-type="string" calcext:value-type="string">
            <text:p>Kinovea – kan ikke lage slideshow</text:p>
          </table:table-cell>
          <table:table-cell table:style-name="ce602" office:value-type="string" calcext:value-type="string">
            <text:p>无法创建幻灯片.</text:p>
          </table:table-cell>
          <table:table-cell table:style-name="ce614" office:value-type="string" calcext:value-type="string">
            <text:p>Kinovea - Slayt gösterisi yaratılamıyor.</text:p>
          </table:table-cell>
          <table:table-cell table:style-name="ce626" office:value-type="string" calcext:value-type="string">
            <text:p>Kinovea - Αδύνατη η δημιουργία Προβολής Διαφανειών</text:p>
          </table:table-cell>
          <table:table-cell table:style-name="ce641" office:value-type="string" calcext:value-type="string">
            <text:p>Kinovea - negaliu sukurti demonstracijos.</text:p>
          </table:table-cell>
          <table:table-cell table:style-name="ce653" office:value-type="string" calcext:value-type="string">
            <text:p>Kinovea - Kan inte skapa bildspel.</text:p>
          </table:table-cell>
          <table:table-cell table:style-name="ce664" office:value-type="string" calcext:value-type="string">
            <text:p>Kinovea - Kan ikke oprette slidshow.</text:p>
          </table:table-cell>
          <table:table-cell table:style-name="ce677" office:value-type="string" calcext:value-type="string">
            <text:p>Kinovea - nemůže vytvořit Slideshow.</text:p>
          </table:table-cell>
          <table:table-cell table:style-name="ce690"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704" office:value-type="string" calcext:value-type="string">
            <text:p>Kinovea <text:s/>- невозможно создать слайдшоу</text:p>
          </table:table-cell>
          <table:table-cell table:style-name="ce716" office:value-type="string" calcext:value-type="string">
            <text:p>Kinovea – No s'ha pogut crear la presentació</text:p>
          </table:table-cell>
          <table:table-cell table:style-name="ce728" office:value-type="string" calcext:value-type="string">
            <text:p>Kinovea - Nije moguće napraviti projekciju slajdova.</text:p>
          </table:table-cell>
          <table:table-cell table:style-name="ce740" office:value-type="string" calcext:value-type="string">
            <text:p>Kinovea - Није могуће направити пројекцију слајдова.</text:p>
          </table:table-cell>
          <table:table-cell table:style-name="ce753" office:value-type="string" calcext:value-type="string">
            <text:p>Kinovea - <text:span text:style-name="T15">スライドショーを生成できません</text:span></text:p>
          </table:table-cell>
          <table:table-cell table:style-name="ce768" office:value-type="string" calcext:value-type="string">
            <text:p>Киновеа – не може да креира слајдшоу</text:p>
          </table:table-cell>
          <table:table-cell table:style-name="ce781" office:value-type="string" calcext:value-type="string">
            <text:p>.غير قادر علي إنشاء عرض للشرائح - Kinovea</text:p>
          </table:table-cell>
          <table:table-cell table:style-name="ce289" table:number-columns-repeated="996"/>
        </table:table-row>
        <table:table-row table:style-name="ro35">
          <table:table-cell table:style-name="ce45" office:value-type="string" calcext:value-type="string">
            <text:p>Error_SaveDiaporama_NoKeyframes</text:p>
          </table:table-cell>
          <table:table-cell table:style-name="ce339"/>
          <table:table-cell table:style-name="ce429" office:value-type="string" calcext:value-type="string">
            <text:p>A Slideshow is a sequence of Key Images saved in video format.\n Please add some Key Images before generating the Slideshow.</text:p>
          </table:table-cell>
          <table:table-cell table:style-name="ce449" office:value-type="string" calcext:value-type="string">
            <text:p>Un Diaporama est une succession d'Images Clés enregistrées sous forme de vidéo.\nVeuillez ajouter quelques Images Clés avant de générer le Diaporama.</text:p>
          </table:table-cell>
          <table:table-cell table:style-name="ce463" office:value-type="string" calcext:value-type="string">
            <text:p>Een diashow is een rij opeenvolgende Kernbeelden opgeslagen in video format.\n Voer a.u.b. enkele kernbeelden in,voordat u de diashow maakt.</text:p>
          </table:table-cell>
          <table:table-cell table:style-name="ce477" office:value-type="string" calcext:value-type="string">
            <text:p>Eine Diashow ist eine Sequenz von Schlüsselbildern als Videoformat gespeichert.\n Bitte erst Schlüsselbilder auswählen und dann die Diashow erstellen.</text:p>
          </table:table-cell>
          <table:table-cell table:style-name="ce491" office:value-type="string" calcext:value-type="string">
            <text:p>Un Pase de Diapositivas es una sucesión de imágenes clave guardas en un vídeo.\nAñada alguna imagen clave antes de generar el Pase de Diapositivas</text:p>
          </table:table-cell>
          <table:table-cell table:style-name="ce504" office:value-type="string" calcext:value-type="string">
            <text:p>Uma Apresentação de Slides é uma sequência de Quadros de Imagens salvos num formato de vídeo.\n Por favor, adicione alguns Quadros antes de gerar o Slideshow.</text:p>
          </table:table-cell>
          <table:table-cell table:style-name="ce521" office:value-type="string" calcext:value-type="string">
            <text:p>Pokaz slajdów jest to sekwencja kluczowy obrazów zapisanych w formacie wideo.\n Dodaj proszę kilka kluczowych obrazów przed generacją pokazu.</text:p>
          </table:table-cell>
          <table:table-cell table:style-name="ce535" office:value-type="string" calcext:value-type="string">
            <text:p>Una videopresentazione e' una sequenza di Immagini Chiave salvate in formato Video.\n Occorre aggiungere qualche Immagine Chiave PRIMA di generare la videopresentazione.</text:p>
          </table:table-cell>
          <table:table-cell table:style-name="ce553" office:value-type="string" calcext:value-type="string">
            <text:p>O Secvenţă de cadre reprezintă o serie de cadre cheie salvată în format video.\n Vă rugăm să adăugaţi câteva cadre cheie înainte de a genera Secvenţa de imagini.</text:p>
          </table:table-cell>
          <table:table-cell table:style-name="ce571" office:value-type="string" calcext:value-type="string">
            <text:p>Diaesitys on avainkuvien sarja tallennettuna videomuotoon.\n Lisää avainkuvia luodaksesi diaesityksen.</text:p>
          </table:table-cell>
          <table:table-cell table:style-name="ce588" office:value-type="string" calcext:value-type="string">
            <text:p>Et slidehow er en sekvens nøkkelbilder som er lagret I et videoformat.\n Vennligst legg til nøkkelbilder før du genererer slideshow.</text:p>
          </table:table-cell>
          <table:table-cell table:style-name="ce602" office:value-type="string" calcext:value-type="string">
            <text:p>一张幻灯片是在视频文件内保存的一系列关键图像序列.\n 请在生成幻灯片之前添加一些关键图像.</text:p>
          </table:table-cell>
          <table:table-cell table:style-name="ce614" office:value-type="string" calcext:value-type="string">
            <text:p>Slayt gösterisi, video formatı olarak kaydedilen bir Anahtar İmaj sekansıdır.\n Lütfen slayt gösterimini yaratmadan önce bir miktar Anahtar İmaj ekleyin.</text:p>
          </table:table-cell>
          <table:table-cell table:style-name="ce626"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41" office:value-type="string" calcext:value-type="string">
            <text:p>Demonstracija vyksta paveikslėlių žymių seka .\n Prašau pridėti paveikslėlių žymes prieš naudojant demonstracija.</text:p>
          </table:table-cell>
          <table:table-cell table:style-name="ce653" office:value-type="string" calcext:value-type="string">
            <text:p>Bildspel är en sekvens av nyckelbilder </text:p>
            <text:p>som sparats i videoformat.\n Lägg till nyckelbilder innan bildspel skapas.</text:p>
          </table:table-cell>
          <table:table-cell table:style-name="ce664" office:value-type="string" calcext:value-type="string">
            <text:p>Et slideshow er en sekvens af nøglebilleder, der e gemt i videoformat.\n Tilføj nøglebilleder før oprettelse af et slideshow.</text:p>
          </table:table-cell>
          <table:table-cell table:style-name="ce677" office:value-type="string" calcext:value-type="string">
            <text:p>Slideshow je sekvence klíčových pozic uložených ve video formátu\n Přidejte klíčové pozice před vytvořením Slideshow.</text:p>
          </table:table-cell>
          <table:table-cell table:style-name="ce689"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704"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16" office:value-type="string" calcext:value-type="string">
            <text:p>Una presentació és una seqüència de fotogrames clau desats en format de vídeo.\n Si us plau afegeix alguns fotogrames clau abans de generar la presentació.</text:p>
          </table:table-cell>
          <table:table-cell table:style-name="ce728" office:value-type="string" calcext:value-type="string">
            <text:p>Projekcija slajdova je niz ključnih slika sačuvanih u video formatu.\n Molimo dodajte neke ključne slike pre generisanja projekcije slajdova .</text:p>
          </table:table-cell>
          <table:table-cell table:style-name="ce740"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752" office:value-type="string" calcext:value-type="string">
            <text:p>スライドショーはビデオフォーマットで保存された一連のキーイメージです。<text:span text:style-name="T7">\n</text:span><text:span text:style-name="T18">スライドショーを生成する前にキーイメージを追加してください。</text:span></text:p>
          </table:table-cell>
          <table:table-cell table:style-name="ce768"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779" office:value-type="string" calcext:value-type="string">
            <text:p>عرض الشرائح هو سلسلة من الصور الرئيسية محفوظة في شكل شريط فيديو. \ n الرجاء إضافة بعض الصور الرئيسية قبل إنشاء عرض الشرائح.</text:p>
          </table:table-cell>
          <table:table-cell table:style-name="ce289" table:number-columns-repeated="996"/>
        </table:table-row>
        <table:table-row table:style-name="ro36">
          <table:table-cell table:style-name="ce45" office:value-type="string" calcext:value-type="string">
            <text:p>Error_SavePausedVideo</text:p>
          </table:table-cell>
          <table:table-cell table:style-name="ce339"/>
          <table:table-cell table:style-name="ce429" office:value-type="string" calcext:value-type="string">
            <text:p>Kinovea – Cannot create paused video</text:p>
          </table:table-cell>
          <table:table-cell table:style-name="ce449" office:value-type="string" calcext:value-type="string">
            <text:p>Kinovea - Création de la vidéo impossible.</text:p>
          </table:table-cell>
          <table:table-cell table:style-name="ce463" office:value-type="string" calcext:value-type="string">
            <text:p>Kinovea - Kan geen video met pauzes maken</text:p>
          </table:table-cell>
          <table:table-cell table:style-name="ce477" office:value-type="string" calcext:value-type="string">
            <text:p>Kinovea – Video kann nicht erstellt werden.</text:p>
          </table:table-cell>
          <table:table-cell table:style-name="ce491" office:value-type="string" calcext:value-type="string">
            <text:p>Kinovea – Imposible crear el vídeo</text:p>
          </table:table-cell>
          <table:table-cell table:style-name="ce504" office:value-type="string" calcext:value-type="string">
            <text:p>Kinovea - Nao pode criar video pausado.</text:p>
          </table:table-cell>
          <table:table-cell table:style-name="ce521"/>
          <table:table-cell table:style-name="ce535" office:value-type="string" calcext:value-type="string">
            <text:p>Kinovea – Impossibile creare il video richiesto</text:p>
          </table:table-cell>
          <table:table-cell table:style-name="ce553" office:value-type="string" calcext:value-type="string">
            <text:p>Kinovea – Fisierul video este imposibil de creat</text:p>
          </table:table-cell>
          <table:table-cell table:style-name="ce571" office:value-type="string" calcext:value-type="string">
            <text:p>Kinovea – Tauotetun videon luonti ei onnistu</text:p>
          </table:table-cell>
          <table:table-cell table:style-name="ce588" office:value-type="string" calcext:value-type="string">
            <text:p>Kinovea – Kan ikke lage video</text:p>
          </table:table-cell>
          <table:table-cell table:style-name="ce602" office:value-type="string" calcext:value-type="string">
            <text:p>不能建立暂停视频</text:p>
          </table:table-cell>
          <table:table-cell table:style-name="ce614" office:value-type="string" calcext:value-type="string">
            <text:p>Kinovea - Duraklatılmış video yaratılamıyor.</text:p>
          </table:table-cell>
          <table:table-cell table:style-name="ce626" office:value-type="string" calcext:value-type="string">
            <text:p>Kinovea – Αδύνατη η δημιουργία Video με παύση</text:p>
          </table:table-cell>
          <table:table-cell table:style-name="ce641" office:value-type="string" calcext:value-type="string">
            <text:p>Kinovea - negaliu atvaizduoti sustabdyto video</text:p>
          </table:table-cell>
          <table:table-cell table:style-name="ce653" office:value-type="string" calcext:value-type="string">
            <text:p>Kinovea – Kan inte skapa pausad video</text:p>
          </table:table-cell>
          <table:table-cell table:style-name="ce664" office:value-type="string" calcext:value-type="string">
            <text:p>Kinovea - Kan ikke oprette en pauset video.</text:p>
          </table:table-cell>
          <table:table-cell table:style-name="ce677" office:value-type="string" calcext:value-type="string">
            <text:p>Kinovea - nemůže vytvořit video s pauzami.</text:p>
          </table:table-cell>
          <table:table-cell table:style-name="ce690"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704" office:value-type="string" calcext:value-type="string">
            <text:p>Kinovea - невозможно создать видео с паузами</text:p>
          </table:table-cell>
          <table:table-cell table:style-name="ce716" office:value-type="string" calcext:value-type="string">
            <text:p>Kinovea – No s'ha pogut crear el vídeo.</text:p>
          </table:table-cell>
          <table:table-cell table:style-name="ce728" office:value-type="string" calcext:value-type="string">
            <text:p>Kinovea - Nije moguće zaustaviti video</text:p>
          </table:table-cell>
          <table:table-cell table:style-name="ce740" office:value-type="string" calcext:value-type="string">
            <text:p>Kinovea - Није могуће зауставити видео</text:p>
          </table:table-cell>
          <table:table-cell table:style-name="ce753" office:value-type="string" calcext:value-type="string">
            <text:p>Kinovea - <text:span text:style-name="T15">停止したビデオを生成できません。</text:span></text:p>
          </table:table-cell>
          <table:table-cell table:style-name="ce768" office:value-type="string" calcext:value-type="string">
            <text:p>Киновеа – не може да креира паузирано видео</text:p>
          </table:table-cell>
          <table:table-cell table:style-name="ce781" office:value-type="string" calcext:value-type="string">
            <text:p>كينوفيا - غير قادر علي إنشاء فيديو مؤقت. </text:p>
          </table:table-cell>
          <table:table-cell table:style-name="ce289" table:number-columns-repeated="996"/>
        </table:table-row>
        <table:table-row table:style-name="ro37">
          <table:table-cell table:style-name="ce45" office:value-type="string" calcext:value-type="string">
            <text:p>Error_SavePausedVideo_NoKeyframes</text:p>
          </table:table-cell>
          <table:table-cell table:style-name="ce339"/>
          <table:table-cell table:style-name="ce429" office:value-type="string" calcext:value-type="string">
            <text:p>You need to add some key images before using this function.</text:p>
          </table:table-cell>
          <table:table-cell table:style-name="ce449" office:value-type="string" calcext:value-type="string">
            <text:p>Vous devez ajouter quelques images clés avant d'utiliser cette fonction.</text:p>
          </table:table-cell>
          <table:table-cell table:style-name="ce463" office:value-type="string" calcext:value-type="string">
            <text:p>U dient enkele Kernbeelden toe te voegen, voordat u deze functie kunt gebruiken.</text:p>
          </table:table-cell>
          <table:table-cell table:style-name="ce477" office:value-type="string" calcext:value-type="string">
            <text:p>Sie müssen mindestens ein Schlüsselbild hinzufügen, um diese Funktion zu verwenden.</text:p>
          </table:table-cell>
          <table:table-cell table:style-name="ce491" office:value-type="string" calcext:value-type="string">
            <text:p>Debe añadir alguna imagen clave antes de usar esta función</text:p>
          </table:table-cell>
          <table:table-cell table:style-name="ce504" office:value-type="string" calcext:value-type="string">
            <text:p>Você precisa adicionar alguns Quadros de Imagens antes de usar esta função.</text:p>
          </table:table-cell>
          <table:table-cell table:style-name="ce521"/>
          <table:table-cell table:style-name="ce535" office:value-type="string" calcext:value-type="string">
            <text:p>Occorre aggiungere qualche Immagine Chiave PRIMA di utilizzare questa funzione.</text:p>
          </table:table-cell>
          <table:table-cell table:style-name="ce553" office:value-type="string" calcext:value-type="string">
            <text:p>Trebuie sa adaugati cateva cadre cheie inainte de a utiliza aceasta functie.</text:p>
          </table:table-cell>
          <table:table-cell table:style-name="ce571" office:value-type="string" calcext:value-type="string">
            <text:p>Sinun on lisättävä avainkuvia tämän toiminnon suorittamiseksi.</text:p>
          </table:table-cell>
          <table:table-cell table:style-name="ce588" office:value-type="string" calcext:value-type="string">
            <text:p>Du må legge til nøkkelbilder før du kan benytte denne funksjonen</text:p>
          </table:table-cell>
          <table:table-cell table:style-name="ce602" office:value-type="string" calcext:value-type="string">
            <text:p>在使用此功能之前必须添加关键图像.</text:p>
          </table:table-cell>
          <table:table-cell table:style-name="ce614" office:value-type="string" calcext:value-type="string">
            <text:p>Bu fonksiyonu kullanmadan önce bir miktar anahtar imaj eklemelisiniz.</text:p>
          </table:table-cell>
          <table:table-cell table:style-name="ce626" office:value-type="string" calcext:value-type="string">
            <text:p>Πρέπει να προσθέστε μερικές Βασικές Εικόνες πριν χρησιμοποιήσετε αυτή την λειτουργία.</text:p>
          </table:table-cell>
          <table:table-cell table:style-name="ce641" office:value-type="string" calcext:value-type="string">
            <text:p>Jums reikia pridėti paveikslėlių žymes prieš naudojant šią funkcija</text:p>
          </table:table-cell>
          <table:table-cell table:style-name="ce653" office:value-type="string" calcext:value-type="string">
            <text:p>Du måste lägga till nyckelbilder innan den </text:p>
            <text:p>här funktionen kan användas.</text:p>
          </table:table-cell>
          <table:table-cell table:style-name="ce664" office:value-type="string" calcext:value-type="string">
            <text:p>Der skal oprettes nøglebilleder før denne funktion kan anvendes.</text:p>
          </table:table-cell>
          <table:table-cell table:style-name="ce677" office:value-type="string" calcext:value-type="string">
            <text:p>Přidejte klíčové pozice před použitím této funkce.</text:p>
          </table:table-cell>
          <table:table-cell table:style-name="ce691"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704" office:value-type="string" calcext:value-type="string">
            <text:p>Вам необходимо добавить несколько ключевых кадров перед применением этой функции</text:p>
          </table:table-cell>
          <table:table-cell table:style-name="ce716" office:value-type="string" calcext:value-type="string">
            <text:p>Necessites crear alguns fotogrames clau abans d'usar aquesta funció.</text:p>
          </table:table-cell>
          <table:table-cell table:style-name="ce728" office:value-type="string" calcext:value-type="string">
            <text:p>Potrebno je da dodate neke ključne slike pre korišćenja ove funkcije.</text:p>
          </table:table-cell>
          <table:table-cell table:style-name="ce740" office:value-type="string" calcext:value-type="string">
            <text:p>Потребно је да додате неке кључне слике пре коришћења ове функције.</text:p>
          </table:table-cell>
          <table:table-cell table:style-name="ce752" office:value-type="string" calcext:value-type="string">
            <text:p>この機能を使うためにはキーイメージを追加する必要があります。</text:p>
          </table:table-cell>
          <table:table-cell table:style-name="ce768" office:value-type="string" calcext:value-type="string">
            <text:p>Треба да додадете некои клучни слики пред да ја користите оваа функција.</text:p>
          </table:table-cell>
          <table:table-cell table:style-name="ce779" office:value-type="string" calcext:value-type="string">
            <text:p>تحتاج إلى إضافة بعض الصور الرئيسية قبل استخدام هذه الخاصية.</text:p>
          </table:table-cell>
          <table:table-cell table:style-name="ce289" table:number-columns-repeated="996"/>
        </table:table-row>
        <table:table-row table:style-name="ro38">
          <table:table-cell table:style-name="ce45" office:value-type="string" calcext:value-type="string">
            <text:p>Error_SaveMovie_FileError</text:p>
          </table:table-cell>
          <table:table-cell table:style-name="ce339"/>
          <table:table-cell table:style-name="ce429" office:value-type="string" calcext:value-type="string">
            <text:p>Unable to write file.\nMake sure you have the rights to write in the target folder and that the file is not currently used.</text:p>
          </table:table-cell>
          <table:table-cell table:style-name="ce449" office:value-type="string" calcext:value-type="string">
            <text:p>Le fichier n'a pu être écrit.\nAssurez vous d'avoir les droits suffisants pour écrire dans le dossier et que le fichier n'est pas en cours d'utilisation.</text:p>
          </table:table-cell>
          <table:table-cell table:style-name="ce463" office:value-type="string" calcext:value-type="string">
            <text:p>Onmogelijk bestand te maken. \nZorg ervoor dat u de rechten heeft om bestanden op te slaan in doelmap en dat het bestand nu niet in gebruik is.</text:p>
          </table:table-cell>
          <table:table-cell table:style-name="ce477" office:value-type="string" calcext:value-type="string">
            <text:p>Datei kann nicht gespeichert werden.\n Überprüfen Sie, ob Sie ausreichend Schreibrechte im Zielverzeichnis besitzen und die Datei nicht gerade verwendet wird.</text:p>
          </table:table-cell>
          <table:table-cell table:style-name="ce491" office:value-type="string" calcext:value-type="string">
            <text:p>El fichero no ha podido escribirse.\nAsegurese de tener derechos de escritura en la carpeta y que el fichero no está siendo utilizado.</text:p>
          </table:table-cell>
          <table:table-cell table:style-name="ce504" office:value-type="string" calcext:value-type="string">
            <text:p>Sem poder salvar o arquivo. \nVerifique se você tem autorização para salvar arquivos na pasta escolhida e se o mesmo nao está em uso.</text:p>
          </table:table-cell>
          <table:table-cell table:style-name="ce521"/>
          <table:table-cell table:style-name="ce535" office:value-type="string" calcext:value-type="string">
            <text:p>Impossibile scrivere il file.\nOccorre assicurarsi di avere i diritti per scrivere nella cartella di destinazione e che il file non sia al momento gia' in uso.</text:p>
          </table:table-cell>
          <table:table-cell table:style-name="ce558" office:value-type="string" calcext:value-type="string">
            <text:p>Fisierul nu a putut fi scris.\nAsigurati-va ca aveti drepturi de scriere in folderul destinatie si ca fisierul nu este in uz.</text:p>
          </table:table-cell>
          <table:table-cell table:style-name="ce571" office:value-type="string" calcext:value-type="string">
            <text:p>Tiedoston kirjoittaminen ei onnistu.\nVarmista käyttöoikeutesi tähän kohdehakemistoon ja että kyseinen tiedosto ei ole käytössä.</text:p>
          </table:table-cell>
          <table:table-cell table:style-name="ce588" office:value-type="string" calcext:value-type="string">
            <text:p>Kan ikke skrive til fil.\nPass på at du har rettighetene til å skrive til aktuell mappe og at filen ikke er I bruk. </text:p>
          </table:table-cell>
          <table:table-cell table:style-name="ce602" office:value-type="string" calcext:value-type="string">
            <text:p>写入文件出错.\n请确认目标目录有足够的权限及文件是否被打开.</text:p>
          </table:table-cell>
          <table:table-cell table:style-name="ce614" office:value-type="string" calcext:value-type="string">
            <text:p>Dosyayı yazamıyor.\n Hedef klasöre yazmak için gerekli izinlere sahip olduğunuzdan ve dosyanın şu anda kullanımda olmadığından emin olun.</text:p>
          </table:table-cell>
          <table:table-cell table:style-name="ce626"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41" office:value-type="string" calcext:value-type="string">
            <text:p>Negaliu įrašyti dokumento.\nPrašau patikrinti ar turite priėjimo teises į nudytą aplanką, ar dokumentas nenaudojamas kitos programos.</text:p>
          </table:table-cell>
          <table:table-cell table:style-name="ce653" office:value-type="string" calcext:value-type="string">
            <text:p>Kan inte skriva fil.\nHar du rättighet att skriva i målmapp eller används filen av någon?</text:p>
          </table:table-cell>
          <table:table-cell table:style-name="ce664" office:value-type="string" calcext:value-type="string">
            <text:p>Kan ikke gemme filen.\nsørg for at have skriverettigheder til kataloget, samt at filen ikke er i brug.</text:p>
          </table:table-cell>
          <table:table-cell table:style-name="ce677" office:value-type="string" calcext:value-type="string">
            <text:p>Do souboru nelze zapisovat.\nUbezpečte se, že máte oprávnění zapisovat do cílové složky a že soubor není právě používán.</text:p>
          </table:table-cell>
          <table:table-cell table:style-name="ce690"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704"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16" office:value-type="string" calcext:value-type="string">
            <text:p>No s'ha pogut desar l'arxiu.\nAssegureu-vos de que teniu permisos d'escriptura en la destinació i que l'arxiu no està actualment en us.</text:p>
          </table:table-cell>
          <table:table-cell table:style-name="ce728" office:value-type="string" calcext:value-type="string">
            <text:p>Nije moguće zapisati datoteku.\nBudite sigurni da imate prava da pišete u željenoj fascikli i da se ta datoteka trenutno ne koristi. </text:p>
          </table:table-cell>
          <table:table-cell table:style-name="ce740"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753" office:value-type="string" calcext:value-type="string">
            <text:p><text:span text:style-name="T15">ファイルを上書きできません。</text:span><text:span text:style-name="T16">\n</text:span><text:span text:style-name="T18">ターゲットフォルダに書き込む権利を有し、別の場所でファイルが使われていないことを確認して下さい。</text:span></text:p>
          </table:table-cell>
          <table:table-cell table:style-name="ce768"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779" office:value-type="string" calcext:value-type="string">
            <text:p>غير قادر على الكتابة علي الملف. \ n تأكد ان لديك الحق في الكتابة في المجلد المحدد، وأنه لم يتم استخدام الملف حاليا.</text:p>
          </table:table-cell>
          <table:table-cell table:style-name="ce289" table:number-columns-repeated="996"/>
        </table:table-row>
        <table:table-row table:style-name="ro39">
          <table:table-cell table:style-name="ce420" office:value-type="string" calcext:value-type="string">
            <text:p>Error_SaveMovie_Title</text:p>
          </table:table-cell>
          <table:table-cell table:style-name="ce339"/>
          <table:table-cell table:style-name="ce429" office:value-type="string" calcext:value-type="string">
            <text:p>Kinovea - Unable to Save Video. </text:p>
          </table:table-cell>
          <table:table-cell table:style-name="ce449" office:value-type="string" calcext:value-type="string">
            <text:p>Kinovea – Sauvegarde de la vidéo Impossible.</text:p>
          </table:table-cell>
          <table:table-cell table:style-name="ce463" office:value-type="string" calcext:value-type="string">
            <text:p>Kinovea - Kan bestand niet opslaan.</text:p>
          </table:table-cell>
          <table:table-cell table:style-name="ce477" office:value-type="string" calcext:value-type="string">
            <text:p>Kinovea – Video kann nicht gespeichert werden.</text:p>
          </table:table-cell>
          <table:table-cell table:style-name="ce491" office:value-type="string" calcext:value-type="string">
            <text:p>Kinovea – Fué imposible guardar el vídeo </text:p>
          </table:table-cell>
          <table:table-cell table:style-name="ce504" office:value-type="string" calcext:value-type="string">
            <text:p>Kinovea - Sem poder salvar o vídeo.</text:p>
          </table:table-cell>
          <table:table-cell table:style-name="ce521"/>
          <table:table-cell table:style-name="ce535" office:value-type="string" calcext:value-type="string">
            <text:p>Kinovea – Impossibile salvare il Video. </text:p>
          </table:table-cell>
          <table:table-cell table:style-name="ce559" office:value-type="string" calcext:value-type="string">
            <text:p>Kinovea – Salvarea fisierului video este imposibila.</text:p>
          </table:table-cell>
          <table:table-cell table:style-name="ce571" office:value-type="string" calcext:value-type="string">
            <text:p>Kinovea – Videon tallennus ei onnistu.</text:p>
          </table:table-cell>
          <table:table-cell table:style-name="ce588" office:value-type="string" calcext:value-type="string">
            <text:p>Kinovea – kan ikke lagre video</text:p>
          </table:table-cell>
          <table:table-cell table:style-name="ce602" office:value-type="string" calcext:value-type="string">
            <text:p>保存视频文件出错. </text:p>
          </table:table-cell>
          <table:table-cell table:style-name="ce614" office:value-type="string" calcext:value-type="string">
            <text:p>Kinovea - Videoyu Kaydedemiyor.</text:p>
          </table:table-cell>
          <table:table-cell table:style-name="ce626" office:value-type="string" calcext:value-type="string">
            <text:p>Kinovea - Αδύνατη η αποθήκευση του Video. </text:p>
          </table:table-cell>
          <table:table-cell table:style-name="ce641" office:value-type="string" calcext:value-type="string">
            <text:p>Kinovea - negaliu išsaugoti video.</text:p>
          </table:table-cell>
          <table:table-cell table:style-name="ce653" office:value-type="string" calcext:value-type="string">
            <text:p>Kinovea - Kan inte spara video.</text:p>
          </table:table-cell>
          <table:table-cell table:style-name="ce664" office:value-type="string" calcext:value-type="string">
            <text:p>Kinovea - Kan ikke gemme video.</text:p>
          </table:table-cell>
          <table:table-cell table:style-name="ce677" office:value-type="string" calcext:value-type="string">
            <text:p>Kinovea - nemůže uložit video.</text:p>
          </table:table-cell>
          <table:table-cell table:style-name="ce690"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704" office:value-type="string" calcext:value-type="string">
            <text:p>Kinovea - невозможно сохранить видео</text:p>
          </table:table-cell>
          <table:table-cell table:style-name="ce716" office:value-type="string" calcext:value-type="string">
            <text:p>Kinovea – Impossible desar el vídeo.</text:p>
          </table:table-cell>
          <table:table-cell table:style-name="ce728" office:value-type="string" calcext:value-type="string">
            <text:p>Kinovea - Nije moguće sačuvati video.</text:p>
          </table:table-cell>
          <table:table-cell table:style-name="ce740" office:value-type="string" calcext:value-type="string">
            <text:p>Киновеа - Није могyће сачувати видео.</text:p>
          </table:table-cell>
          <table:table-cell table:style-name="ce753" office:value-type="string" calcext:value-type="string">
            <text:p>Kinovea - <text:span text:style-name="T15">ビデオを保存できませんでした</text:span></text:p>
          </table:table-cell>
          <table:table-cell table:style-name="ce768" office:value-type="string" calcext:value-type="string">
            <text:p>Киновеа – не може да го зачува видеото.</text:p>
          </table:table-cell>
          <table:table-cell table:style-name="ce781" office:value-type="string" calcext:value-type="string">
            <text:p><text:s/>كينوفيا - غير قادر على حفظ الفيديو. </text:p>
          </table:table-cell>
          <table:table-cell table:style-name="ce289" table:number-columns-repeated="996"/>
        </table:table-row>
        <table:table-row table:style-name="ro17">
          <table:table-cell table:style-name="ce420" office:value-type="string" calcext:value-type="string">
            <text:p>Error_SaveMovie_LowLevelError</text:p>
          </table:table-cell>
          <table:table-cell table:style-name="ce339"/>
          <table:table-cell table:style-name="ce429" office:value-type="string" calcext:value-type="string">
            <text:p>Unable to save video.\nTry again with a different format.</text:p>
          </table:table-cell>
          <table:table-cell table:style-name="ce449" office:value-type="string" calcext:value-type="string">
            <text:p>La vidéo n'a pu être enregistrée.\nRéessayez en utilisant un format différent. </text:p>
          </table:table-cell>
          <table:table-cell table:style-name="ce463" office:value-type="string" calcext:value-type="string">
            <text:p>Kan video niet opslaan.\nProbeer nogmaals met een ander format.</text:p>
          </table:table-cell>
          <table:table-cell table:style-name="ce477" office:value-type="string" calcext:value-type="string">
            <text:p>Video kann nicht gespeichert werden.\n Versuchen Sie es mit einem anderen Format.</text:p>
          </table:table-cell>
          <table:table-cell table:style-name="ce491" office:value-type="string" calcext:value-type="string">
            <text:p>El vídeo no ha podido guardarse.\nInténtelo de nuevo usando otro formato</text:p>
          </table:table-cell>
          <table:table-cell table:style-name="ce504" office:value-type="string" calcext:value-type="string">
            <text:p>Sem poder salvar o vídeo. \nTente denovo com um formato diferente.</text:p>
          </table:table-cell>
          <table:table-cell table:style-name="ce521"/>
          <table:table-cell table:style-name="ce535" office:value-type="string" calcext:value-type="string">
            <text:p>Impossibile salvare il video.\nRiprovare con formato diverso.</text:p>
          </table:table-cell>
          <table:table-cell table:style-name="ce558" office:value-type="string" calcext:value-type="string">
            <text:p>Fisierul video nu a putut fi salvat.\nIncercati din nou cu un alt format.</text:p>
          </table:table-cell>
          <table:table-cell table:style-name="ce571" office:value-type="string" calcext:value-type="string">
            <text:p>Videon tallennus ei onnistu.\nKokeile uudestaan toisella formaatilla.</text:p>
          </table:table-cell>
          <table:table-cell table:style-name="ce588" office:value-type="string" calcext:value-type="string">
            <text:p>Kan ikke lagre video. \n Prøv igjen med et annet format.</text:p>
          </table:table-cell>
          <table:table-cell table:style-name="ce602" office:value-type="string" calcext:value-type="string">
            <text:p>保存视频文件出错.\n请尝试不同保存格式.</text:p>
          </table:table-cell>
          <table:table-cell table:style-name="ce614" office:value-type="string" calcext:value-type="string">
            <text:p>Videoyu Kaydedemiyor.\n Başka bir format ile tekrar deneyin.</text:p>
          </table:table-cell>
          <table:table-cell table:style-name="ce626" office:value-type="string" calcext:value-type="string">
            <text:p>Αδύνατη η αποθήκευση του Video. \n Ξαναπροσπαθήστε με άλλη μορφή αρχείου.</text:p>
          </table:table-cell>
          <table:table-cell table:style-name="ce641" office:value-type="string" calcext:value-type="string">
            <text:p>Negaliu išsaugoti vaizdo.\nPabandykite naudoti kitą formatą.</text:p>
          </table:table-cell>
          <table:table-cell table:style-name="ce653" office:value-type="string" calcext:value-type="string">
            <text:p>Kan inte spara video.\nProva något annat format.</text:p>
          </table:table-cell>
          <table:table-cell table:style-name="ce664" office:value-type="string" calcext:value-type="string">
            <text:p>Kan ikke gemme video.\nPrøv igen med et andet format.</text:p>
          </table:table-cell>
          <table:table-cell table:style-name="ce677" office:value-type="string" calcext:value-type="string">
            <text:p>Video nelze uložit.\nZkuste znovu s jiným formátem.</text:p>
          </table:table-cell>
          <table:table-cell table:style-name="ce690"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704" office:value-type="string" calcext:value-type="string">
            <text:p>Невозможно сохранить видео. \n Попытайтесь сохранить вновь в другом формате.</text:p>
          </table:table-cell>
          <table:table-cell table:style-name="ce716" office:value-type="string" calcext:value-type="string">
            <text:p>No s'ha pogut desar el vídeo.\nProveu-ho en un format diferent.</text:p>
          </table:table-cell>
          <table:table-cell table:style-name="ce728" office:value-type="string" calcext:value-type="string">
            <text:p>Nije moguće sačuvati video.\nPokušajte ponovo sa drugim formatom.</text:p>
          </table:table-cell>
          <table:table-cell table:style-name="ce740" office:value-type="string" calcext:value-type="string">
            <text:p>Није могуће сачувати видео.\нПокушајте поново са другим форматом.</text:p>
          </table:table-cell>
          <table:table-cell table:style-name="ce753" office:value-type="string" calcext:value-type="string">
            <text:p><text:span text:style-name="T15">ビデオを保存できませんでした。</text:span><text:span text:style-name="T16">\n</text:span><text:span text:style-name="T18">別のフォーマットでもう一度試してみてください。</text:span></text:p>
          </table:table-cell>
          <table:table-cell table:style-name="ce768" office:value-type="string" calcext:value-type="string">
            <text:p>Не може да се зачува видеото.\nОбидете се со друг формат.</text:p>
          </table:table-cell>
          <table:table-cell table:style-name="ce779" office:value-type="string" calcext:value-type="string">
            <text:p>غير قادر على حفظ الفيديو. \n حاول مرة أخرى بصيغة مختلفة.</text:p>
          </table:table-cell>
          <table:table-cell table:style-name="ce289" table:number-columns-repeated="996"/>
        </table:table-row>
        <table:table-row table:style-name="ro20">
          <table:table-cell table:style-name="ce45" office:value-type="string" calcext:value-type="string">
            <text:p>FormFileSave_Infos</text:p>
          </table:table-cell>
          <table:table-cell table:style-name="ce339"/>
          <table:table-cell table:style-name="ce429" office:value-type="string" calcext:value-type="string">
            <text:p>Progress :</text:p>
          </table:table-cell>
          <table:table-cell table:style-name="ce449" office:value-type="string" calcext:value-type="string">
            <text:p>Progression :</text:p>
          </table:table-cell>
          <table:table-cell table:style-name="ce463" office:value-type="string" calcext:value-type="string">
            <text:p>Voortgang :</text:p>
          </table:table-cell>
          <table:table-cell table:style-name="ce477" office:value-type="string" calcext:value-type="string">
            <text:p>Fortschritt :</text:p>
          </table:table-cell>
          <table:table-cell table:style-name="ce491" office:value-type="string" calcext:value-type="string">
            <text:p>Progresiòn :</text:p>
          </table:table-cell>
          <table:table-cell table:style-name="ce504" office:value-type="string" calcext:value-type="string">
            <text:p>Progresso:</text:p>
          </table:table-cell>
          <table:table-cell table:style-name="ce521" office:value-type="string" calcext:value-type="string">
            <text:p>Postęp :</text:p>
          </table:table-cell>
          <table:table-cell table:style-name="ce535" office:value-type="string" calcext:value-type="string">
            <text:p>In esecuzione :</text:p>
          </table:table-cell>
          <table:table-cell table:style-name="ce553" office:value-type="string" calcext:value-type="string">
            <text:p>Progres :</text:p>
          </table:table-cell>
          <table:table-cell table:style-name="ce571" office:value-type="string" calcext:value-type="string">
            <text:p>Edistyminen:</text:p>
          </table:table-cell>
          <table:table-cell table:style-name="ce588" office:value-type="string" calcext:value-type="string">
            <text:p>Framdrift:</text:p>
          </table:table-cell>
          <table:table-cell table:style-name="ce602" office:value-type="string" calcext:value-type="string">
            <text:p>进度:</text:p>
          </table:table-cell>
          <table:table-cell table:style-name="ce614" office:value-type="string" calcext:value-type="string">
            <text:p>İlerleme :</text:p>
          </table:table-cell>
          <table:table-cell table:style-name="ce626" office:value-type="string" calcext:value-type="string">
            <text:p>Πρόοδος :</text:p>
          </table:table-cell>
          <table:table-cell table:style-name="ce641" office:value-type="string" calcext:value-type="string">
            <text:p>Progresas :</text:p>
          </table:table-cell>
          <table:table-cell table:style-name="ce653" office:value-type="string" calcext:value-type="string">
            <text:p>Arbetsskede :</text:p>
          </table:table-cell>
          <table:table-cell table:style-name="ce664" office:value-type="string" calcext:value-type="string">
            <text:p>Arbejder:</text:p>
          </table:table-cell>
          <table:table-cell table:style-name="ce677" office:value-type="string" calcext:value-type="string">
            <text:p>Zpracování:</text:p>
          </table:table-cell>
          <table:table-cell table:style-name="ce689" office:value-type="string" calcext:value-type="string">
            <text:p><text:span text:style-name="T3">진행</text:span><text:span text:style-name="T4">:</text:span></text:p>
          </table:table-cell>
          <table:table-cell table:style-name="ce704" office:value-type="string" calcext:value-type="string">
            <text:p>Прогресс :</text:p>
          </table:table-cell>
          <table:table-cell table:style-name="ce716" office:value-type="string" calcext:value-type="string">
            <text:p>Progrés :</text:p>
          </table:table-cell>
          <table:table-cell table:style-name="ce728" office:value-type="string" calcext:value-type="string">
            <text:p>Napredovanje :</text:p>
          </table:table-cell>
          <table:table-cell table:style-name="ce740" office:value-type="string" calcext:value-type="string">
            <text:p>Напредовање :</text:p>
          </table:table-cell>
          <table:table-cell table:style-name="ce753" office:value-type="string" calcext:value-type="string">
            <text:p><text:span text:style-name="T15">進行中</text:span><text:span text:style-name="T16">…</text:span></text:p>
          </table:table-cell>
          <table:table-cell table:style-name="ce768" office:value-type="string" calcext:value-type="string">
            <text:p>Прогрес:</text:p>
          </table:table-cell>
          <table:table-cell table:style-name="ce779" office:value-type="string" calcext:value-type="string">
            <text:p>تقدم :</text:p>
          </table:table-cell>
          <table:table-cell table:style-name="ce289" table:number-columns-repeated="996"/>
        </table:table-row>
        <table:table-row table:style-name="ro20">
          <table:table-cell table:style-name="ce45" office:value-type="string" calcext:value-type="string">
            <text:p>FormFileSave_Title</text:p>
          </table:table-cell>
          <table:table-cell table:style-name="ce339"/>
          <table:table-cell table:style-name="ce429" office:value-type="string" calcext:value-type="string">
            <text:p>Saving Video...</text:p>
          </table:table-cell>
          <table:table-cell table:style-name="ce449" office:value-type="string" calcext:value-type="string">
            <text:p>Enregistrement de la Vidéo...</text:p>
          </table:table-cell>
          <table:table-cell table:style-name="ce463" office:value-type="string" calcext:value-type="string">
            <text:p>Bewaar video…</text:p>
          </table:table-cell>
          <table:table-cell table:style-name="ce477" office:value-type="string" calcext:value-type="string">
            <text:p>Speichere Video...</text:p>
          </table:table-cell>
          <table:table-cell table:style-name="ce491" office:value-type="string" calcext:value-type="string">
            <text:p>Guardar el Video...</text:p>
          </table:table-cell>
          <table:table-cell table:style-name="ce504" office:value-type="string" calcext:value-type="string">
            <text:p>Salvando o Vídeo...</text:p>
          </table:table-cell>
          <table:table-cell table:style-name="ce521" office:value-type="string" calcext:value-type="string">
            <text:p>Zapisywanie pliku wideo...</text:p>
          </table:table-cell>
          <table:table-cell table:style-name="ce535" office:value-type="string" calcext:value-type="string">
            <text:p>Salvataggio Video...</text:p>
          </table:table-cell>
          <table:table-cell table:style-name="ce553" office:value-type="string" calcext:value-type="string">
            <text:p>Salvez Video...</text:p>
          </table:table-cell>
          <table:table-cell table:style-name="ce571" office:value-type="string" calcext:value-type="string">
            <text:p>Video tallennetaan...</text:p>
          </table:table-cell>
          <table:table-cell table:style-name="ce588" office:value-type="string" calcext:value-type="string">
            <text:p>Lagrer video...</text:p>
          </table:table-cell>
          <table:table-cell table:style-name="ce602" office:value-type="string" calcext:value-type="string">
            <text:p>正在保存视频…</text:p>
          </table:table-cell>
          <table:table-cell table:style-name="ce614" office:value-type="string" calcext:value-type="string">
            <text:p>Videoyu Kaydediyor...</text:p>
          </table:table-cell>
          <table:table-cell table:style-name="ce626" office:value-type="string" calcext:value-type="string">
            <text:p>Αποθήκευση Video…</text:p>
          </table:table-cell>
          <table:table-cell table:style-name="ce641" office:value-type="string" calcext:value-type="string">
            <text:p>Išsaugau video...</text:p>
          </table:table-cell>
          <table:table-cell table:style-name="ce653" office:value-type="string" calcext:value-type="string">
            <text:p>Spara Video</text:p>
          </table:table-cell>
          <table:table-cell table:style-name="ce664" office:value-type="string" calcext:value-type="string">
            <text:p>Gemmer video…</text:p>
          </table:table-cell>
          <table:table-cell table:style-name="ce677" office:value-type="string" calcext:value-type="string">
            <text:p>Ukládání videa….</text:p>
          </table:table-cell>
          <table:table-cell table:style-name="ce689" office:value-type="string" calcext:value-type="string">
            <text:p><text:span text:style-name="T3">비디오</text:span><text:span text:style-name="T4"> </text:span><text:span text:style-name="T5">저장</text:span><text:span text:style-name="T4">…</text:span></text:p>
          </table:table-cell>
          <table:table-cell table:style-name="ce704" office:value-type="string" calcext:value-type="string">
            <text:p>Сохранение видео …</text:p>
          </table:table-cell>
          <table:table-cell table:style-name="ce716" office:value-type="string" calcext:value-type="string">
            <text:p>Desant el vídeo...</text:p>
          </table:table-cell>
          <table:table-cell table:style-name="ce728" office:value-type="string" calcext:value-type="string">
            <text:p>Čuvanje video zapisa...</text:p>
          </table:table-cell>
          <table:table-cell table:style-name="ce740" office:value-type="string" calcext:value-type="string">
            <text:p>Чување видео записа...</text:p>
          </table:table-cell>
          <table:table-cell table:style-name="ce753" office:value-type="string" calcext:value-type="string">
            <text:p><text:span text:style-name="T15">ビデオ保存中</text:span><text:span text:style-name="T16">…</text:span></text:p>
          </table:table-cell>
          <table:table-cell table:style-name="ce768" office:value-type="string" calcext:value-type="string">
            <text:p>Зачувување на видеото...</text:p>
          </table:table-cell>
          <table:table-cell table:style-name="ce779" office:value-type="string" calcext:value-type="string">
            <text:p>حفط الفيديو...</text:p>
          </table:table-cell>
          <table:table-cell table:style-name="ce289" table:number-columns-repeated="996"/>
        </table:table-row>
        <table:table-row table:style-name="ro23">
          <table:table-cell table:style-name="ce45" office:value-type="string" calcext:value-type="string">
            <text:p>FormFramesExport_Infos</text:p>
          </table:table-cell>
          <table:table-cell table:style-name="ce339"/>
          <table:table-cell table:style-name="ce429" office:value-type="string" calcext:value-type="string">
            <text:p>Exported Images :</text:p>
          </table:table-cell>
          <table:table-cell table:style-name="ce449" office:value-type="string" calcext:value-type="string">
            <text:p>Images Exportées :</text:p>
          </table:table-cell>
          <table:table-cell table:style-name="ce463" office:value-type="string" calcext:value-type="string">
            <text:p>Geëxporteerde afbeeldingen:</text:p>
          </table:table-cell>
          <table:table-cell table:style-name="ce477" office:value-type="string" calcext:value-type="string">
            <text:p>Exportierte Bilder :</text:p>
          </table:table-cell>
          <table:table-cell table:style-name="ce491" office:value-type="string" calcext:value-type="string">
            <text:p>Imagenes Exportadas :</text:p>
          </table:table-cell>
          <table:table-cell table:style-name="ce504" office:value-type="string" calcext:value-type="string">
            <text:p>Imagens exportadas:</text:p>
          </table:table-cell>
          <table:table-cell table:style-name="ce524" office:value-type="string" calcext:value-type="string">
            <text:p>Wyskeportowane obrazy :</text:p>
          </table:table-cell>
          <table:table-cell table:style-name="ce535" office:value-type="string" calcext:value-type="string">
            <text:p>Immagini esportate :</text:p>
          </table:table-cell>
          <table:table-cell table:style-name="ce553" office:value-type="string" calcext:value-type="string">
            <text:p>Imagini exportate :</text:p>
          </table:table-cell>
          <table:table-cell table:style-name="ce571" office:value-type="string" calcext:value-type="string">
            <text:p>Kirkkaus:</text:p>
          </table:table-cell>
          <table:table-cell table:style-name="ce588" office:value-type="string" calcext:value-type="string">
            <text:p>Eksporterte bilder:</text:p>
          </table:table-cell>
          <table:table-cell table:style-name="ce602"/>
          <table:table-cell table:style-name="ce615" office:value-type="string" calcext:value-type="string">
            <text:p>Export edilen İmajlar :</text:p>
          </table:table-cell>
          <table:table-cell table:style-name="ce626" office:value-type="string" calcext:value-type="string">
            <text:p>Εξαγόμενες εικόνες :</text:p>
          </table:table-cell>
          <table:table-cell table:style-name="ce641" office:value-type="string" calcext:value-type="string">
            <text:p>Eksportuoti vaizdai :</text:p>
          </table:table-cell>
          <table:table-cell table:style-name="ce653" office:value-type="string" calcext:value-type="string">
            <text:p>Exporterade Bilder :</text:p>
          </table:table-cell>
          <table:table-cell table:style-name="ce664" office:value-type="string" calcext:value-type="string">
            <text:p>Eksporterede billeder:</text:p>
          </table:table-cell>
          <table:table-cell table:style-name="ce677" office:value-type="string" calcext:value-type="string">
            <text:p>Exportované obrazy:</text:p>
          </table:table-cell>
          <table:table-cell table:style-name="ce689" office:value-type="string" calcext:value-type="string">
            <text:p><text:span text:style-name="T3">반출된</text:span><text:span text:style-name="T4"> </text:span><text:span text:style-name="T5">이미지</text:span><text:span text:style-name="T4">:</text:span></text:p>
          </table:table-cell>
          <table:table-cell table:style-name="ce704" office:value-type="string" calcext:value-type="string">
            <text:p>Экспортированные изображения :</text:p>
          </table:table-cell>
          <table:table-cell table:style-name="ce716" office:value-type="string" calcext:value-type="string">
            <text:p>Imatges exportades :</text:p>
          </table:table-cell>
          <table:table-cell table:style-name="ce728" office:value-type="string" calcext:value-type="string">
            <text:p>Izvezene slike:</text:p>
          </table:table-cell>
          <table:table-cell table:style-name="ce740" office:value-type="string" calcext:value-type="string">
            <text:p>Извезене слике:</text:p>
          </table:table-cell>
          <table:table-cell table:style-name="ce753" office:value-type="string" calcext:value-type="string">
            <text:p><text:span text:style-name="T15">イメージエクスポート</text:span><text:span text:style-name="T16">:</text:span></text:p>
          </table:table-cell>
          <table:table-cell table:style-name="ce768" office:value-type="string" calcext:value-type="string">
            <text:p>Експортирани слики:</text:p>
          </table:table-cell>
          <table:table-cell table:style-name="ce779" office:value-type="string" calcext:value-type="string">
            <text:p>الصور المصدرة :</text:p>
          </table:table-cell>
          <table:table-cell table:style-name="ce289" table:number-columns-repeated="996"/>
        </table:table-row>
        <table:table-row table:style-name="ro20">
          <table:table-cell table:style-name="ce45" office:value-type="string" calcext:value-type="string">
            <text:p>FormFramesExport_Title</text:p>
          </table:table-cell>
          <table:table-cell table:style-name="ce339"/>
          <table:table-cell table:style-name="ce429" office:value-type="string" calcext:value-type="string">
            <text:p>Exporting Images...</text:p>
          </table:table-cell>
          <table:table-cell table:style-name="ce449" office:value-type="string" calcext:value-type="string">
            <text:p>Export des Images...</text:p>
          </table:table-cell>
          <table:table-cell table:style-name="ce463" office:value-type="string" calcext:value-type="string">
            <text:p>Exporteren van de afbeeldingen…</text:p>
          </table:table-cell>
          <table:table-cell table:style-name="ce477" office:value-type="string" calcext:value-type="string">
            <text:p>Exprotiere Bilder...</text:p>
          </table:table-cell>
          <table:table-cell table:style-name="ce491" office:value-type="string" calcext:value-type="string">
            <text:p>Exportar Imagenes...</text:p>
          </table:table-cell>
          <table:table-cell table:style-name="ce504" office:value-type="string" calcext:value-type="string">
            <text:p>Exportanto imagens...</text:p>
          </table:table-cell>
          <table:table-cell table:style-name="ce524" office:value-type="string" calcext:value-type="string">
            <text:p>Eksportowanie obrazów...</text:p>
          </table:table-cell>
          <table:table-cell table:style-name="ce535" office:value-type="string" calcext:value-type="string">
            <text:p>Esportazione Immagini...</text:p>
          </table:table-cell>
          <table:table-cell table:style-name="ce553" office:value-type="string" calcext:value-type="string">
            <text:p>Export imagini...</text:p>
          </table:table-cell>
          <table:table-cell table:style-name="ce571" office:value-type="string" calcext:value-type="string">
            <text:p>Värisyvyys:</text:p>
          </table:table-cell>
          <table:table-cell table:style-name="ce588" office:value-type="string" calcext:value-type="string">
            <text:p>Eksporterer bilder...</text:p>
          </table:table-cell>
          <table:table-cell table:style-name="ce602" office:value-type="string" calcext:value-type="string">
            <text:p>正在导出的图像...</text:p>
          </table:table-cell>
          <table:table-cell table:style-name="ce615" office:value-type="string" calcext:value-type="string">
            <text:p>İmajları export ediyor...</text:p>
          </table:table-cell>
          <table:table-cell table:style-name="ce626" office:value-type="string" calcext:value-type="string">
            <text:p>Εικόνες Εξάγονται…</text:p>
          </table:table-cell>
          <table:table-cell table:style-name="ce641" office:value-type="string" calcext:value-type="string">
            <text:p>Eksportuoju vaizdus...</text:p>
          </table:table-cell>
          <table:table-cell table:style-name="ce653" office:value-type="string" calcext:value-type="string">
            <text:p>Exporterar Bilder :</text:p>
          </table:table-cell>
          <table:table-cell table:style-name="ce664" office:value-type="string" calcext:value-type="string">
            <text:p>Eksporterer billeder…</text:p>
          </table:table-cell>
          <table:table-cell table:style-name="ce677" office:value-type="string" calcext:value-type="string">
            <text:p>Exportování obrazů…</text:p>
          </table:table-cell>
          <table:table-cell table:style-name="ce689" office:value-type="string" calcext:value-type="string">
            <text:p><text:span text:style-name="T3">이미지</text:span><text:span text:style-name="T4"> </text:span><text:span text:style-name="T5">반출</text:span><text:span text:style-name="T4">(export)…</text:span></text:p>
          </table:table-cell>
          <table:table-cell table:style-name="ce704" office:value-type="string" calcext:value-type="string">
            <text:p>Экспорт изображений:</text:p>
          </table:table-cell>
          <table:table-cell table:style-name="ce716" office:value-type="string" calcext:value-type="string">
            <text:p>Exportant les imatges...</text:p>
          </table:table-cell>
          <table:table-cell table:style-name="ce728" office:value-type="string" calcext:value-type="string">
            <text:p>Izvoz slika ...</text:p>
          </table:table-cell>
          <table:table-cell table:style-name="ce740" office:value-type="string" calcext:value-type="string">
            <text:p>Извоз слика ...</text:p>
          </table:table-cell>
          <table:table-cell table:style-name="ce753" office:value-type="string" calcext:value-type="string">
            <text:p><text:span text:style-name="T15">イメージエクスポート中</text:span><text:span text:style-name="T16">:</text:span></text:p>
          </table:table-cell>
          <table:table-cell table:style-name="ce768" office:value-type="string" calcext:value-type="string">
            <text:p>Експортирање слики...</text:p>
          </table:table-cell>
          <table:table-cell table:style-name="ce779" office:value-type="string" calcext:value-type="string">
            <text:p>تصدير الصور...</text:p>
          </table:table-cell>
          <table:table-cell table:style-name="ce289" table:number-columns-repeated="996"/>
        </table:table-row>
        <table:table-row table:style-name="ro20">
          <table:table-cell table:style-name="ce45" office:value-type="string" calcext:value-type="string">
            <text:p>FormFramesImport_Infos</text:p>
          </table:table-cell>
          <table:table-cell table:style-name="ce339"/>
          <table:table-cell table:style-name="ce429" office:value-type="string" calcext:value-type="string">
            <text:p>Decompressed Frames : </text:p>
          </table:table-cell>
          <table:table-cell table:style-name="ce449" office:value-type="string" calcext:value-type="string">
            <text:p>Images Décompressées : </text:p>
          </table:table-cell>
          <table:table-cell table:style-name="ce463" office:value-type="string" calcext:value-type="string">
            <text:p>Gekozen frames :</text:p>
          </table:table-cell>
          <table:table-cell table:style-name="ce477" office:value-type="string" calcext:value-type="string">
            <text:p>Entkomprimierte Bilder :</text:p>
          </table:table-cell>
          <table:table-cell table:style-name="ce491" office:value-type="string" calcext:value-type="string">
            <text:p>Imagenes descomprimidas : </text:p>
          </table:table-cell>
          <table:table-cell table:style-name="ce504" office:value-type="string" calcext:value-type="string">
            <text:p>Quadros descomprimidos:</text:p>
          </table:table-cell>
          <table:table-cell table:style-name="ce521" office:value-type="string" calcext:value-type="string">
            <text:p>Zdekompresowane klatki :</text:p>
          </table:table-cell>
          <table:table-cell table:style-name="ce535" office:value-type="string" calcext:value-type="string">
            <text:p>Fotogrammi decompressi : </text:p>
          </table:table-cell>
          <table:table-cell table:style-name="ce553" office:value-type="string" calcext:value-type="string">
            <text:p>Imagini decompresate : </text:p>
          </table:table-cell>
          <table:table-cell table:style-name="ce571" office:value-type="string" calcext:value-type="string">
            <text:p>Kontrasti:</text:p>
          </table:table-cell>
          <table:table-cell table:style-name="ce588" office:value-type="string" calcext:value-type="string">
            <text:p>Dekomprimerte bilder:</text:p>
          </table:table-cell>
          <table:table-cell table:style-name="ce602" office:value-type="string" calcext:value-type="string">
            <text:p>被解压缩的帧 : </text:p>
          </table:table-cell>
          <table:table-cell table:style-name="ce614" office:value-type="string" calcext:value-type="string">
            <text:p>Açılan Kareler:</text:p>
          </table:table-cell>
          <table:table-cell table:style-name="ce626" office:value-type="string" calcext:value-type="string">
            <text:p>Αποσυμπιεσμένα πλαίσια :</text:p>
          </table:table-cell>
          <table:table-cell table:style-name="ce641" office:value-type="string" calcext:value-type="string">
            <text:p>Išspausti kadrai :</text:p>
          </table:table-cell>
          <table:table-cell table:style-name="ce653" office:value-type="string" calcext:value-type="string">
            <text:p>Okomprimerade bilder : </text:p>
          </table:table-cell>
          <table:table-cell table:style-name="ce664" office:value-type="string" calcext:value-type="string">
            <text:p>Ukomprimerede billeder:</text:p>
          </table:table-cell>
          <table:table-cell table:style-name="ce677" office:value-type="string" calcext:value-type="string">
            <text:p>Dekomprimované snímky:</text:p>
          </table:table-cell>
          <table:table-cell table:style-name="ce689" office:value-type="string" calcext:value-type="string">
            <text:p><text:span text:style-name="T3">프레임</text:span><text:span text:style-name="T4"> </text:span><text:span text:style-name="T5">압축해제</text:span><text:span text:style-name="T4">:</text:span></text:p>
          </table:table-cell>
          <table:table-cell table:style-name="ce704" office:value-type="string" calcext:value-type="string">
            <text:p>Декомпрессия кадров :</text:p>
          </table:table-cell>
          <table:table-cell table:style-name="ce716" office:value-type="string" calcext:value-type="string">
            <text:p>Fotogrames descomprimits :</text:p>
          </table:table-cell>
          <table:table-cell table:style-name="ce728" office:value-type="string" calcext:value-type="string">
            <text:p>Dekompresiovani okviri :</text:p>
          </table:table-cell>
          <table:table-cell table:style-name="ce740" office:value-type="string" calcext:value-type="string">
            <text:p>Декомпресиовани оквири :</text:p>
          </table:table-cell>
          <table:table-cell table:style-name="ce753" office:value-type="string" calcext:value-type="string">
            <text:p><text:span text:style-name="T15">解凍されたフレーム</text:span><text:span text:style-name="T16">:</text:span></text:p>
          </table:table-cell>
          <table:table-cell table:style-name="ce768" office:value-type="string" calcext:value-type="string">
            <text:p>Декомпресирани слики:</text:p>
          </table:table-cell>
          <table:table-cell table:style-name="ce779" office:value-type="string" calcext:value-type="string">
            <text:p>الكادرات الغير مضغوطة :</text:p>
          </table:table-cell>
          <table:table-cell table:style-name="ce289" table:number-columns-repeated="996"/>
        </table:table-row>
        <table:table-row table:style-name="ro20">
          <table:table-cell table:style-name="ce45" office:value-type="string" calcext:value-type="string">
            <text:p>FormProgressBar_Title</text:p>
          </table:table-cell>
          <table:table-cell table:style-name="ce339"/>
          <table:table-cell table:style-name="ce429" office:value-type="string" calcext:value-type="string">
            <text:p>Progress</text:p>
          </table:table-cell>
          <table:table-cell table:style-name="ce449" office:value-type="string" calcext:value-type="string">
            <text:p>Progression</text:p>
          </table:table-cell>
          <table:table-cell table:style-name="ce463" office:value-type="string" calcext:value-type="string">
            <text:p>Voortgang</text:p>
          </table:table-cell>
          <table:table-cell table:style-name="ce477" office:value-type="string" calcext:value-type="string">
            <text:p>Fortschritt</text:p>
          </table:table-cell>
          <table:table-cell table:style-name="ce491" office:value-type="string" calcext:value-type="string">
            <text:p>Progresiòn</text:p>
          </table:table-cell>
          <table:table-cell table:style-name="ce504" office:value-type="string" calcext:value-type="string">
            <text:p>Progresso</text:p>
          </table:table-cell>
          <table:table-cell table:style-name="ce521" office:value-type="string" calcext:value-type="string">
            <text:p>Postęp</text:p>
          </table:table-cell>
          <table:table-cell table:style-name="ce535" office:value-type="string" calcext:value-type="string">
            <text:p>In esecuzione</text:p>
          </table:table-cell>
          <table:table-cell table:style-name="ce553" office:value-type="string" calcext:value-type="string">
            <text:p>Progres</text:p>
          </table:table-cell>
          <table:table-cell table:style-name="ce571" office:value-type="string" calcext:value-type="string">
            <text:p>Tarkenna</text:p>
          </table:table-cell>
          <table:table-cell table:style-name="ce588" office:value-type="string" calcext:value-type="string">
            <text:p>Framdrift:</text:p>
          </table:table-cell>
          <table:table-cell table:style-name="ce602" office:value-type="string" calcext:value-type="string">
            <text:p>进度</text:p>
          </table:table-cell>
          <table:table-cell table:style-name="ce614" office:value-type="string" calcext:value-type="string">
            <text:p>İlerleme</text:p>
          </table:table-cell>
          <table:table-cell table:style-name="ce626" office:value-type="string" calcext:value-type="string">
            <text:p>Πρόοδος</text:p>
          </table:table-cell>
          <table:table-cell table:style-name="ce641" office:value-type="string" calcext:value-type="string">
            <text:p>Progresas</text:p>
          </table:table-cell>
          <table:table-cell table:style-name="ce653" office:value-type="string" calcext:value-type="string">
            <text:p>Arbetsskede</text:p>
          </table:table-cell>
          <table:table-cell table:style-name="ce665" office:value-type="string" calcext:value-type="string">
            <text:p>Arbejder</text:p>
          </table:table-cell>
          <table:table-cell table:style-name="ce677" office:value-type="string" calcext:value-type="string">
            <text:p>Zpracování:</text:p>
          </table:table-cell>
          <table:table-cell table:style-name="ce689" office:value-type="string" calcext:value-type="string">
            <text:p><text:span text:style-name="T3">진행</text:span><text:span text:style-name="T4">:</text:span></text:p>
          </table:table-cell>
          <table:table-cell table:style-name="ce704" office:value-type="string" calcext:value-type="string">
            <text:p>Прогресс </text:p>
          </table:table-cell>
          <table:table-cell table:style-name="ce716" office:value-type="string" calcext:value-type="string">
            <text:p>Progrés :</text:p>
          </table:table-cell>
          <table:table-cell table:style-name="ce728" office:value-type="string" calcext:value-type="string">
            <text:p>Napredovanje</text:p>
          </table:table-cell>
          <table:table-cell table:style-name="ce740" office:value-type="string" calcext:value-type="string">
            <text:p>Напредовање</text:p>
          </table:table-cell>
          <table:table-cell table:style-name="ce752" office:value-type="string" calcext:value-type="string">
            <text:p>進行中</text:p>
          </table:table-cell>
          <table:table-cell table:style-name="ce768" office:value-type="string" calcext:value-type="string">
            <text:p>Прогрес:</text:p>
          </table:table-cell>
          <table:table-cell table:style-name="ce779" office:value-type="string" calcext:value-type="string">
            <text:p>تقدم</text:p>
          </table:table-cell>
          <table:table-cell table:style-name="ce289" table:number-columns-repeated="996"/>
        </table:table-row>
        <table:table-row table:style-name="ro20">
          <table:table-cell table:style-name="ce45" office:value-type="string" calcext:value-type="string">
            <text:p>FormFramesImport_Title</text:p>
          </table:table-cell>
          <table:table-cell table:style-name="ce339"/>
          <table:table-cell table:style-name="ce429" office:value-type="string" calcext:value-type="string">
            <text:p>Importing Frames...</text:p>
          </table:table-cell>
          <table:table-cell table:style-name="ce449" office:value-type="string" calcext:value-type="string">
            <text:p>Import des images...</text:p>
          </table:table-cell>
          <table:table-cell table:style-name="ce463" office:value-type="string" calcext:value-type="string">
            <text:p>Importeren van frames…</text:p>
          </table:table-cell>
          <table:table-cell table:style-name="ce476" office:value-type="string" calcext:value-type="string">
            <text:p>Importiere Bilder...</text:p>
          </table:table-cell>
          <table:table-cell table:style-name="ce491" office:value-type="string" calcext:value-type="string">
            <text:p>Importar imagenes...</text:p>
          </table:table-cell>
          <table:table-cell table:style-name="ce504" office:value-type="string" calcext:value-type="string">
            <text:p>Importando Quadros...</text:p>
          </table:table-cell>
          <table:table-cell table:style-name="ce521" office:value-type="string" calcext:value-type="string">
            <text:p>Importowanie klatek...</text:p>
          </table:table-cell>
          <table:table-cell table:style-name="ce535" office:value-type="string" calcext:value-type="string">
            <text:p>Importazione Fotogrammi...</text:p>
          </table:table-cell>
          <table:table-cell table:style-name="ce553" office:value-type="string" calcext:value-type="string">
            <text:p>Import cadre...</text:p>
          </table:table-cell>
          <table:table-cell table:style-name="ce571" office:value-type="string" calcext:value-type="string">
            <text:p>Tuodaan kuvia...</text:p>
          </table:table-cell>
          <table:table-cell table:style-name="ce588" office:value-type="string" calcext:value-type="string">
            <text:p>Importerer bilder...</text:p>
          </table:table-cell>
          <table:table-cell table:style-name="ce602" office:value-type="string" calcext:value-type="string">
            <text:p>正在导入帧...</text:p>
          </table:table-cell>
          <table:table-cell table:style-name="ce615" office:value-type="string" calcext:value-type="string">
            <text:p>Kareleri import ediyor...</text:p>
          </table:table-cell>
          <table:table-cell table:style-name="ce626" office:value-type="string" calcext:value-type="string">
            <text:p>Εισαγωγή Πλαισίων…</text:p>
          </table:table-cell>
          <table:table-cell table:style-name="ce641" office:value-type="string" calcext:value-type="string">
            <text:p>Importuotju kadrus...</text:p>
          </table:table-cell>
          <table:table-cell table:style-name="ce653" office:value-type="string" calcext:value-type="string">
            <text:p>Importera bilder...</text:p>
          </table:table-cell>
          <table:table-cell table:style-name="ce664" office:value-type="string" calcext:value-type="string">
            <text:p>Importerer billeder…</text:p>
          </table:table-cell>
          <table:table-cell table:style-name="ce677" office:value-type="string" calcext:value-type="string">
            <text:p>Importování snímků…</text:p>
          </table:table-cell>
          <table:table-cell table:style-name="ce689" office:value-type="string" calcext:value-type="string">
            <text:p><text:span text:style-name="T3">프레임</text:span><text:span text:style-name="T4"> </text:span><text:span text:style-name="T5">반입</text:span><text:span text:style-name="T4">(import)</text:span></text:p>
          </table:table-cell>
          <table:table-cell table:style-name="ce704" office:value-type="string" calcext:value-type="string">
            <text:p>Импортирование кадров…</text:p>
          </table:table-cell>
          <table:table-cell table:style-name="ce716" office:value-type="string" calcext:value-type="string">
            <text:p>Important fotogrames...</text:p>
          </table:table-cell>
          <table:table-cell table:style-name="ce728" office:value-type="string" calcext:value-type="string">
            <text:p>Uvoz ramova ...</text:p>
          </table:table-cell>
          <table:table-cell table:style-name="ce740" office:value-type="string" calcext:value-type="string">
            <text:p>Увоз рамова ...</text:p>
          </table:table-cell>
          <table:table-cell table:style-name="ce753" office:value-type="string" calcext:value-type="string">
            <text:p><text:span text:style-name="T15">フレームインポート中</text:span><text:span text:style-name="T16">…</text:span></text:p>
          </table:table-cell>
          <table:table-cell table:style-name="ce768" office:value-type="string" calcext:value-type="string">
            <text:p>Импортирање слики...</text:p>
          </table:table-cell>
          <table:table-cell table:style-name="ce779" office:value-type="string" calcext:value-type="string">
            <text:p>استيراد كادرات...</text:p>
          </table:table-cell>
          <table:table-cell table:style-name="ce289" table:number-columns-repeated="996"/>
        </table:table-row>
        <table:table-row table:style-name="ro20">
          <table:table-cell table:style-name="ce45" office:value-type="string" calcext:value-type="string">
            <text:p>Generic_Appearance</text:p>
          </table:table-cell>
          <table:table-cell table:style-name="ce339"/>
          <table:table-cell table:style-name="ce429" office:value-type="string" calcext:value-type="string">
            <text:p>Appearance</text:p>
          </table:table-cell>
          <table:table-cell table:style-name="ce449" office:value-type="string" calcext:value-type="string">
            <text:p>Apparence</text:p>
          </table:table-cell>
          <table:table-cell table:style-name="ce463" office:value-type="string" calcext:value-type="string">
            <text:p>Verschijning</text:p>
          </table:table-cell>
          <table:table-cell table:style-name="ce477" office:value-type="string" calcext:value-type="string">
            <text:p>Darstellung</text:p>
          </table:table-cell>
          <table:table-cell table:style-name="ce491" office:value-type="string" calcext:value-type="string">
            <text:p>Apariencia</text:p>
          </table:table-cell>
          <table:table-cell table:style-name="ce504" office:value-type="string" calcext:value-type="string">
            <text:p>Aparência</text:p>
          </table:table-cell>
          <table:table-cell table:style-name="ce521"/>
          <table:table-cell table:style-name="ce535" office:value-type="string" calcext:value-type="string">
            <text:p>Aspetto</text:p>
          </table:table-cell>
          <table:table-cell table:style-name="ce553" office:value-type="string" calcext:value-type="string">
            <text:p>Aspect</text:p>
          </table:table-cell>
          <table:table-cell table:style-name="ce571" office:value-type="string" calcext:value-type="string">
            <text:p>Ulkoasu</text:p>
          </table:table-cell>
          <table:table-cell table:style-name="ce588" office:value-type="string" calcext:value-type="string">
            <text:p>Utseende</text:p>
          </table:table-cell>
          <table:table-cell table:style-name="ce602" office:value-type="string" calcext:value-type="string">
            <text:p>外观</text:p>
          </table:table-cell>
          <table:table-cell table:style-name="ce614" office:value-type="string" calcext:value-type="string">
            <text:p>Görünüm</text:p>
          </table:table-cell>
          <table:table-cell table:style-name="ce626" office:value-type="string" calcext:value-type="string">
            <text:p>Εμφάνιση</text:p>
          </table:table-cell>
          <table:table-cell table:style-name="ce641" office:value-type="string" calcext:value-type="string">
            <text:p>Išvaizda</text:p>
          </table:table-cell>
          <table:table-cell table:style-name="ce653" office:value-type="string" calcext:value-type="string">
            <text:p>Utseende</text:p>
          </table:table-cell>
          <table:table-cell table:style-name="ce664" office:value-type="string" calcext:value-type="string">
            <text:p>Fremtoning</text:p>
          </table:table-cell>
          <table:table-cell table:style-name="ce677" office:value-type="string" calcext:value-type="string">
            <text:p>Vzhled</text:p>
          </table:table-cell>
          <table:table-cell table:style-name="ce691" office:value-type="string" calcext:value-type="string">
            <text:p>모양새</text:p>
          </table:table-cell>
          <table:table-cell table:style-name="ce704" office:value-type="string" calcext:value-type="string">
            <text:p>Видимость</text:p>
          </table:table-cell>
          <table:table-cell table:style-name="ce716" office:value-type="string" calcext:value-type="string">
            <text:p>Aparença</text:p>
          </table:table-cell>
          <table:table-cell table:style-name="ce728" office:value-type="string" calcext:value-type="string">
            <text:p>Izgled</text:p>
          </table:table-cell>
          <table:table-cell table:style-name="ce740" office:value-type="string" calcext:value-type="string">
            <text:p>Изглед</text:p>
          </table:table-cell>
          <table:table-cell table:style-name="ce752" office:value-type="string" calcext:value-type="string">
            <text:p>外観</text:p>
          </table:table-cell>
          <table:table-cell table:style-name="ce768" office:value-type="string" calcext:value-type="string">
            <text:p>Изглед</text:p>
          </table:table-cell>
          <table:table-cell table:style-name="ce779" office:value-type="string" calcext:value-type="string">
            <text:p>الظهور</text:p>
          </table:table-cell>
          <table:table-cell table:style-name="ce289" table:number-columns-repeated="996"/>
        </table:table-row>
        <table:table-row table:style-name="ro20">
          <table:table-cell table:style-name="ce45" office:value-type="string" calcext:value-type="string">
            <text:p>Generic_Apply</text:p>
          </table:table-cell>
          <table:table-cell table:style-name="ce339"/>
          <table:table-cell table:style-name="ce429" office:value-type="string" calcext:value-type="string">
            <text:p>Apply</text:p>
          </table:table-cell>
          <table:table-cell table:style-name="ce449" office:value-type="string" calcext:value-type="string">
            <text:p>Appliquer</text:p>
          </table:table-cell>
          <table:table-cell table:style-name="ce463" office:value-type="string" calcext:value-type="string">
            <text:p>Toepassen</text:p>
          </table:table-cell>
          <table:table-cell table:style-name="ce476" office:value-type="string" calcext:value-type="string">
            <text:p>Anwenden</text:p>
          </table:table-cell>
          <table:table-cell table:style-name="ce491" office:value-type="string" calcext:value-type="string">
            <text:p>Aplicar</text:p>
          </table:table-cell>
          <table:table-cell table:style-name="ce504" office:value-type="string" calcext:value-type="string">
            <text:p>Aplicar</text:p>
          </table:table-cell>
          <table:table-cell table:style-name="ce521" office:value-type="string" calcext:value-type="string">
            <text:p>Zastosuj</text:p>
          </table:table-cell>
          <table:table-cell table:style-name="ce535" office:value-type="string" calcext:value-type="string">
            <text:p>Applica</text:p>
          </table:table-cell>
          <table:table-cell table:style-name="ce553" office:value-type="string" calcext:value-type="string">
            <text:p>Aplică</text:p>
          </table:table-cell>
          <table:table-cell table:style-name="ce571" office:value-type="string" calcext:value-type="string">
            <text:p>Sovella</text:p>
          </table:table-cell>
          <table:table-cell table:style-name="ce588" office:value-type="string" calcext:value-type="string">
            <text:p>Bruk</text:p>
          </table:table-cell>
          <table:table-cell table:style-name="ce602" office:value-type="string" calcext:value-type="string">
            <text:p>提交</text:p>
          </table:table-cell>
          <table:table-cell table:style-name="ce614" office:value-type="string" calcext:value-type="string">
            <text:p>Uygula</text:p>
          </table:table-cell>
          <table:table-cell table:style-name="ce626" office:value-type="string" calcext:value-type="string">
            <text:p>Εφαρμογή</text:p>
          </table:table-cell>
          <table:table-cell table:style-name="ce641" office:value-type="string" calcext:value-type="string">
            <text:p>Vykdyti</text:p>
          </table:table-cell>
          <table:table-cell table:style-name="ce653" office:value-type="string" calcext:value-type="string">
            <text:p>Använd</text:p>
          </table:table-cell>
          <table:table-cell table:style-name="ce664" office:value-type="string" calcext:value-type="string">
            <text:p>Anvend</text:p>
          </table:table-cell>
          <table:table-cell table:style-name="ce677" office:value-type="string" calcext:value-type="string">
            <text:p>Použít</text:p>
          </table:table-cell>
          <table:table-cell table:style-name="ce691" office:value-type="string" calcext:value-type="string">
            <text:p>적용</text:p>
          </table:table-cell>
          <table:table-cell table:style-name="ce704" office:value-type="string" calcext:value-type="string">
            <text:p>Применить</text:p>
          </table:table-cell>
          <table:table-cell table:style-name="ce716" office:value-type="string" calcext:value-type="string">
            <text:p>Aplicar</text:p>
          </table:table-cell>
          <table:table-cell table:style-name="ce728" office:value-type="string" calcext:value-type="string">
            <text:p>Primeni</text:p>
          </table:table-cell>
          <table:table-cell table:style-name="ce740" office:value-type="string" calcext:value-type="string">
            <text:p>Примени</text:p>
          </table:table-cell>
          <table:table-cell table:style-name="ce752" office:value-type="string" calcext:value-type="string">
            <text:p>適用</text:p>
          </table:table-cell>
          <table:table-cell table:style-name="ce768" office:value-type="string" calcext:value-type="string">
            <text:p>Примени</text:p>
          </table:table-cell>
          <table:table-cell table:style-name="ce779" office:value-type="string" calcext:value-type="string">
            <text:p>تطبيق</text:p>
          </table:table-cell>
          <table:table-cell table:style-name="ce289" table:number-columns-repeated="996"/>
        </table:table-row>
        <table:table-row table:style-name="ro20">
          <table:table-cell table:style-name="ce45" office:value-type="string" calcext:value-type="string">
            <text:p>Generic_ArrowPicker</text:p>
          </table:table-cell>
          <table:table-cell table:style-name="ce339"/>
          <table:table-cell table:style-name="ce429" office:value-type="string" calcext:value-type="string">
            <text:p>Arrows:</text:p>
          </table:table-cell>
          <table:table-cell table:style-name="ce449" office:value-type="string" calcext:value-type="string">
            <text:p>Flèches :</text:p>
          </table:table-cell>
          <table:table-cell table:style-name="ce463" office:value-type="string" calcext:value-type="string">
            <text:p>Pijlen:</text:p>
          </table:table-cell>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office:value-type="string" calcext:value-type="string">
            <text:p>Pile:</text:p>
          </table:table-cell>
          <table:table-cell table:style-name="ce677" office:value-type="string" calcext:value-type="string">
            <text:p>Šipky:</text:p>
          </table:table-cell>
          <table:table-cell table:style-name="ce689" office:value-type="string" calcext:value-type="string">
            <text:p><text:span text:style-name="T3">화살표</text:span><text:span text:style-name="T4">:</text:span></text:p>
          </table:table-cell>
          <table:table-cell table:style-name="ce704" office:value-type="string" calcext:value-type="string">
            <text:p>Стрелки</text:p>
          </table:table-cell>
          <table:table-cell table:style-name="ce716" office:value-type="string" calcext:value-type="string">
            <text:p>Fletxes :</text:p>
          </table:table-cell>
          <table:table-cell table:style-name="ce728" office:value-type="string" calcext:value-type="string">
            <text:p>Strelice:</text:p>
          </table:table-cell>
          <table:table-cell table:style-name="ce740" office:value-type="string" calcext:value-type="string">
            <text:p>Стрелице:</text:p>
          </table:table-cell>
          <table:table-cell table:style-name="ce752" office:value-type="string" calcext:value-type="string">
            <text:p>矢印:</text:p>
          </table:table-cell>
          <table:table-cell table:style-name="ce768" office:value-type="string" calcext:value-type="string">
            <text:p>Стрелки:</text:p>
          </table:table-cell>
          <table:table-cell table:style-name="ce779" office:value-type="string" calcext:value-type="string">
            <text:p>اسهم:</text:p>
          </table:table-cell>
          <table:table-cell table:style-name="ce289" table:number-columns-repeated="996"/>
        </table:table-row>
        <table:table-row table:style-name="ro5">
          <table:table-cell table:style-name="ce45" office:value-type="string" calcext:value-type="string">
            <text:p>Generic_Curved</text:p>
          </table:table-cell>
          <table:table-cell table:style-name="ce339"/>
          <table:table-cell table:style-name="ce429" office:value-type="string" calcext:value-type="string">
            <text:p>Curve:</text:p>
          </table:table-cell>
          <table:table-cell table:style-name="ce449" office:value-type="string" calcext:value-type="string">
            <text:p>Courbe :</text:p>
          </table:table-cell>
          <table:table-cell table:style-name="ce463"/>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نحنى:</text:p>
          </table:table-cell>
          <table:table-cell table:style-name="ce289" table:number-columns-repeated="996"/>
        </table:table-row>
        <table:table-row table:style-name="ro20">
          <table:table-cell table:style-name="ce45" office:value-type="string" calcext:value-type="string">
            <text:p>Generic_Cancel</text:p>
          </table:table-cell>
          <table:table-cell table:style-name="ce339"/>
          <table:table-cell table:style-name="ce429" office:value-type="string" calcext:value-type="string">
            <text:p>Cancel</text:p>
          </table:table-cell>
          <table:table-cell table:style-name="ce449" office:value-type="string" calcext:value-type="string">
            <text:p>Annuler</text:p>
          </table:table-cell>
          <table:table-cell table:style-name="ce463" office:value-type="string" calcext:value-type="string">
            <text:p>Annuleer</text:p>
          </table:table-cell>
          <table:table-cell table:style-name="ce477" office:value-type="string" calcext:value-type="string">
            <text:p>Abbrechen</text:p>
          </table:table-cell>
          <table:table-cell table:style-name="ce491" office:value-type="string" calcext:value-type="string">
            <text:p>Anular</text:p>
          </table:table-cell>
          <table:table-cell table:style-name="ce504" office:value-type="string" calcext:value-type="string">
            <text:p>Cancelar</text:p>
          </table:table-cell>
          <table:table-cell table:style-name="ce521" office:value-type="string" calcext:value-type="string">
            <text:p>Anuluj</text:p>
          </table:table-cell>
          <table:table-cell table:style-name="ce535" office:value-type="string" calcext:value-type="string">
            <text:p>Annulla</text:p>
          </table:table-cell>
          <table:table-cell table:style-name="ce553" office:value-type="string" calcext:value-type="string">
            <text:p>Renunţă</text:p>
          </table:table-cell>
          <table:table-cell table:style-name="ce571" office:value-type="string" calcext:value-type="string">
            <text:p>Peruuta</text:p>
          </table:table-cell>
          <table:table-cell table:style-name="ce588" office:value-type="string" calcext:value-type="string">
            <text:p>Avbryt</text:p>
          </table:table-cell>
          <table:table-cell table:style-name="ce602" office:value-type="string" calcext:value-type="string">
            <text:p>取消</text:p>
          </table:table-cell>
          <table:table-cell table:style-name="ce614" office:value-type="string" calcext:value-type="string">
            <text:p>İptal Et</text:p>
          </table:table-cell>
          <table:table-cell table:style-name="ce626" office:value-type="string" calcext:value-type="string">
            <text:p>Ακύρωση</text:p>
          </table:table-cell>
          <table:table-cell table:style-name="ce641" office:value-type="string" calcext:value-type="string">
            <text:p>Nutraukti</text:p>
          </table:table-cell>
          <table:table-cell table:style-name="ce653" office:value-type="string" calcext:value-type="string">
            <text:p>Ångra</text:p>
          </table:table-cell>
          <table:table-cell table:style-name="ce664" office:value-type="string" calcext:value-type="string">
            <text:p>Annuller</text:p>
          </table:table-cell>
          <table:table-cell table:style-name="ce677" office:value-type="string" calcext:value-type="string">
            <text:p>Zrušit</text:p>
          </table:table-cell>
          <table:table-cell table:style-name="ce691" office:value-type="string" calcext:value-type="string">
            <text:p>취소</text:p>
          </table:table-cell>
          <table:table-cell table:style-name="ce704" office:value-type="string" calcext:value-type="string">
            <text:p>Отмена</text:p>
          </table:table-cell>
          <table:table-cell table:style-name="ce716" office:value-type="string" calcext:value-type="string">
            <text:p>Anular</text:p>
          </table:table-cell>
          <table:table-cell table:style-name="ce728" office:value-type="string" calcext:value-type="string">
            <text:p>Otkaži</text:p>
          </table:table-cell>
          <table:table-cell table:style-name="ce740" office:value-type="string" calcext:value-type="string">
            <text:p>Откажи</text:p>
          </table:table-cell>
          <table:table-cell table:style-name="ce752" office:value-type="string" calcext:value-type="string">
            <text:p>キャンセル</text:p>
          </table:table-cell>
          <table:table-cell table:style-name="ce768" office:value-type="string" calcext:value-type="string">
            <text:p>Откажи</text:p>
          </table:table-cell>
          <table:table-cell table:style-name="ce779" office:value-type="string" calcext:value-type="string">
            <text:p>إلغاء</text:p>
          </table:table-cell>
          <table:table-cell table:style-name="ce289" table:number-columns-repeated="996"/>
        </table:table-row>
        <table:table-row table:style-name="ro20">
          <table:table-cell table:style-name="ce45" office:value-type="string" calcext:value-type="string">
            <text:p>Generic_Close</text:p>
          </table:table-cell>
          <table:table-cell table:style-name="ce339"/>
          <table:table-cell table:style-name="ce429" office:value-type="string" calcext:value-type="string">
            <text:p>Close</text:p>
          </table:table-cell>
          <table:table-cell table:style-name="ce449" office:value-type="string" calcext:value-type="string">
            <text:p>Fermer</text:p>
          </table:table-cell>
          <table:table-cell table:style-name="ce463" office:value-type="string" calcext:value-type="string">
            <text:p>Sluiten</text:p>
          </table:table-cell>
          <table:table-cell table:style-name="ce477" office:value-type="string" calcext:value-type="string">
            <text:p>Schließen</text:p>
          </table:table-cell>
          <table:table-cell table:style-name="ce491" office:value-type="string" calcext:value-type="string">
            <text:p>Cerrar</text:p>
          </table:table-cell>
          <table:table-cell table:style-name="ce504" office:value-type="string" calcext:value-type="string">
            <text:p>Fechar</text:p>
          </table:table-cell>
          <table:table-cell table:style-name="ce521" office:value-type="string" calcext:value-type="string">
            <text:p>Zamknij</text:p>
          </table:table-cell>
          <table:table-cell table:style-name="ce535" office:value-type="string" calcext:value-type="string">
            <text:p>Chiudi</text:p>
          </table:table-cell>
          <table:table-cell table:style-name="ce553" office:value-type="string" calcext:value-type="string">
            <text:p>Închide</text:p>
          </table:table-cell>
          <table:table-cell table:style-name="ce571" office:value-type="string" calcext:value-type="string">
            <text:p>Sulje</text:p>
          </table:table-cell>
          <table:table-cell table:style-name="ce588" office:value-type="string" calcext:value-type="string">
            <text:p>Lukk vindu</text:p>
          </table:table-cell>
          <table:table-cell table:style-name="ce602" office:value-type="string" calcext:value-type="string">
            <text:p>关闭</text:p>
          </table:table-cell>
          <table:table-cell table:style-name="ce614" office:value-type="string" calcext:value-type="string">
            <text:p>Kapat</text:p>
          </table:table-cell>
          <table:table-cell table:style-name="ce626" office:value-type="string" calcext:value-type="string">
            <text:p>Κλείσιμο</text:p>
          </table:table-cell>
          <table:table-cell table:style-name="ce641" office:value-type="string" calcext:value-type="string">
            <text:p>Uždaryti</text:p>
          </table:table-cell>
          <table:table-cell table:style-name="ce653" office:value-type="string" calcext:value-type="string">
            <text:p>Stäng</text:p>
          </table:table-cell>
          <table:table-cell table:style-name="ce664" office:value-type="string" calcext:value-type="string">
            <text:p>Luk</text:p>
          </table:table-cell>
          <table:table-cell table:style-name="ce677" office:value-type="string" calcext:value-type="string">
            <text:p>Zavřít</text:p>
          </table:table-cell>
          <table:table-cell table:style-name="ce691" office:value-type="string" calcext:value-type="string">
            <text:p>닫기</text:p>
          </table:table-cell>
          <table:table-cell table:style-name="ce704" office:value-type="string" calcext:value-type="string">
            <text:p>Закрыть <text:s/></text:p>
          </table:table-cell>
          <table:table-cell table:style-name="ce716" office:value-type="string" calcext:value-type="string">
            <text:p>Tancar</text:p>
          </table:table-cell>
          <table:table-cell table:style-name="ce728" office:value-type="string" calcext:value-type="string">
            <text:p>Zatvori</text:p>
          </table:table-cell>
          <table:table-cell table:style-name="ce740" office:value-type="string" calcext:value-type="string">
            <text:p>Затвори</text:p>
          </table:table-cell>
          <table:table-cell table:style-name="ce752" office:value-type="string" calcext:value-type="string">
            <text:p>閉じる</text:p>
          </table:table-cell>
          <table:table-cell table:style-name="ce768" office:value-type="string" calcext:value-type="string">
            <text:p>Затвори</text:p>
          </table:table-cell>
          <table:table-cell table:style-name="ce779" office:value-type="string" calcext:value-type="string">
            <text:p>اغلاق</text:p>
          </table:table-cell>
          <table:table-cell table:style-name="ce289" table:number-columns-repeated="996"/>
        </table:table-row>
        <table:table-row table:style-name="ro20">
          <table:table-cell table:style-name="ce418" office:value-type="string" calcext:value-type="string">
            <text:p>Generic_ColorPicker</text:p>
          </table:table-cell>
          <table:table-cell table:style-name="ce339"/>
          <table:table-cell table:style-name="ce429" office:value-type="string" calcext:value-type="string">
            <text:p>Color:</text:p>
          </table:table-cell>
          <table:table-cell table:style-name="ce449" office:value-type="string" calcext:value-type="string">
            <text:p>Couleur :</text:p>
          </table:table-cell>
          <table:table-cell table:style-name="ce463" office:value-type="string" calcext:value-type="string">
            <text:p>Kleur:</text:p>
          </table:table-cell>
          <table:table-cell table:style-name="ce477" office:value-type="string" calcext:value-type="string">
            <text:p>Farbe :</text:p>
          </table:table-cell>
          <table:table-cell table:style-name="ce491" office:value-type="string" calcext:value-type="string">
            <text:p>Color :</text:p>
          </table:table-cell>
          <table:table-cell table:style-name="ce504" office:value-type="string" calcext:value-type="string">
            <text:p>Cor:</text:p>
          </table:table-cell>
          <table:table-cell table:style-name="ce521"/>
          <table:table-cell table:style-name="ce537" office:value-type="string" calcext:value-type="string">
            <text:p>Colore</text:p>
          </table:table-cell>
          <table:table-cell table:style-name="ce553" office:value-type="string" calcext:value-type="string">
            <text:p>Culoare :</text:p>
          </table:table-cell>
          <table:table-cell table:style-name="ce571" office:value-type="string" calcext:value-type="string">
            <text:p>Väri:</text:p>
          </table:table-cell>
          <table:table-cell table:style-name="ce588" office:value-type="string" calcext:value-type="string">
            <text:p>Farger:</text:p>
          </table:table-cell>
          <table:table-cell table:style-name="ce602" office:value-type="string" calcext:value-type="string">
            <text:p>颜色:</text:p>
          </table:table-cell>
          <table:table-cell table:style-name="ce614" office:value-type="string" calcext:value-type="string">
            <text:p>Renk :</text:p>
          </table:table-cell>
          <table:table-cell table:style-name="ce626" office:value-type="string" calcext:value-type="string">
            <text:p>Χρώμα :</text:p>
          </table:table-cell>
          <table:table-cell table:style-name="ce641" office:value-type="string" calcext:value-type="string">
            <text:p>Spalva :</text:p>
          </table:table-cell>
          <table:table-cell table:style-name="ce653" office:value-type="string" calcext:value-type="string">
            <text:p>Färg :</text:p>
          </table:table-cell>
          <table:table-cell table:style-name="ce664" office:value-type="string" calcext:value-type="string">
            <text:p>Farve:</text:p>
          </table:table-cell>
          <table:table-cell table:style-name="ce677" office:value-type="string" calcext:value-type="string">
            <text:p>Barva:</text:p>
          </table:table-cell>
          <table:table-cell table:style-name="ce689" office:value-type="string" calcext:value-type="string">
            <text:p><text:span text:style-name="T3">색상</text:span><text:span text:style-name="T4">:</text:span></text:p>
          </table:table-cell>
          <table:table-cell table:style-name="ce704" office:value-type="string" calcext:value-type="string">
            <text:p>Цвета:</text:p>
          </table:table-cell>
          <table:table-cell table:style-name="ce716" office:value-type="string" calcext:value-type="string">
            <text:p>Color :</text:p>
          </table:table-cell>
          <table:table-cell table:style-name="ce728" office:value-type="string" calcext:value-type="string">
            <text:p>Boja:</text:p>
          </table:table-cell>
          <table:table-cell table:style-name="ce740" office:value-type="string" calcext:value-type="string">
            <text:p>Боја:</text:p>
          </table:table-cell>
          <table:table-cell table:style-name="ce752" office:value-type="string" calcext:value-type="string">
            <text:p>色</text:p>
          </table:table-cell>
          <table:table-cell table:style-name="ce768" office:value-type="string" calcext:value-type="string">
            <text:p>Боја:</text:p>
          </table:table-cell>
          <table:table-cell table:style-name="ce779" office:value-type="string" calcext:value-type="string">
            <text:p>لون:</text:p>
          </table:table-cell>
          <table:table-cell table:style-name="ce289" table:number-columns-repeated="996"/>
        </table:table-row>
        <table:table-row table:style-name="ro20">
          <table:table-cell table:style-name="ce45" office:value-type="string" calcext:value-type="string">
            <text:p>Generic_Configuration</text:p>
          </table:table-cell>
          <table:table-cell table:style-name="ce339"/>
          <table:table-cell table:style-name="ce429" office:value-type="string" calcext:value-type="string">
            <text:p>Configuration</text:p>
          </table:table-cell>
          <table:table-cell table:style-name="ce449" office:value-type="string" calcext:value-type="string">
            <text:p>Configuration</text:p>
          </table:table-cell>
          <table:table-cell table:style-name="ce463" office:value-type="string" calcext:value-type="string">
            <text:p>Configuratie</text:p>
          </table:table-cell>
          <table:table-cell table:style-name="ce477" office:value-type="string" calcext:value-type="string">
            <text:p>Konfigurieren</text:p>
          </table:table-cell>
          <table:table-cell table:style-name="ce491" office:value-type="string" calcext:value-type="string">
            <text:p>Configuraciòn</text:p>
          </table:table-cell>
          <table:table-cell table:style-name="ce504" office:value-type="string" calcext:value-type="string">
            <text:p>Configuração</text:p>
          </table:table-cell>
          <table:table-cell table:style-name="ce521" office:value-type="string" calcext:value-type="string">
            <text:p>Konfiguracja</text:p>
          </table:table-cell>
          <table:table-cell table:style-name="ce535" office:value-type="string" calcext:value-type="string">
            <text:p>Configurazione</text:p>
          </table:table-cell>
          <table:table-cell table:style-name="ce553" office:value-type="string" calcext:value-type="string">
            <text:p>Configuraţie</text:p>
          </table:table-cell>
          <table:table-cell table:style-name="ce571" office:value-type="string" calcext:value-type="string">
            <text:p>Konfiguraatio</text:p>
          </table:table-cell>
          <table:table-cell table:style-name="ce588" office:value-type="string" calcext:value-type="string">
            <text:p>Konfigurasjon</text:p>
          </table:table-cell>
          <table:table-cell table:style-name="ce602" office:value-type="string" calcext:value-type="string">
            <text:p>配置</text:p>
          </table:table-cell>
          <table:table-cell table:style-name="ce614" office:value-type="string" calcext:value-type="string">
            <text:p>Ayarlamalar</text:p>
          </table:table-cell>
          <table:table-cell table:style-name="ce626" office:value-type="string" calcext:value-type="string">
            <text:p>Διευθέτηση</text:p>
          </table:table-cell>
          <table:table-cell table:style-name="ce641" office:value-type="string" calcext:value-type="string">
            <text:p>Nustatymai</text:p>
          </table:table-cell>
          <table:table-cell table:style-name="ce653" office:value-type="string" calcext:value-type="string">
            <text:p>Konfiguration</text:p>
          </table:table-cell>
          <table:table-cell table:style-name="ce664" office:value-type="string" calcext:value-type="string">
            <text:p>Konfiguration</text:p>
          </table:table-cell>
          <table:table-cell table:style-name="ce677" office:value-type="string" calcext:value-type="string">
            <text:p>Konfigurace</text:p>
          </table:table-cell>
          <table:table-cell table:style-name="ce691" office:value-type="string" calcext:value-type="string">
            <text:p>구성</text:p>
          </table:table-cell>
          <table:table-cell table:style-name="ce704" office:value-type="string" calcext:value-type="string">
            <text:p>Конфигурация</text:p>
          </table:table-cell>
          <table:table-cell table:style-name="ce716" office:value-type="string" calcext:value-type="string">
            <text:p>Configuració</text:p>
          </table:table-cell>
          <table:table-cell table:style-name="ce728" office:value-type="string" calcext:value-type="string">
            <text:p>Konfiguracija</text:p>
          </table:table-cell>
          <table:table-cell table:style-name="ce740" office:value-type="string" calcext:value-type="string">
            <text:p>Конфигурација</text:p>
          </table:table-cell>
          <table:table-cell table:style-name="ce752" office:value-type="string" calcext:value-type="string">
            <text:p>設定</text:p>
          </table:table-cell>
          <table:table-cell table:style-name="ce768" office:value-type="string" calcext:value-type="string">
            <text:p>Конфигурација</text:p>
          </table:table-cell>
          <table:table-cell table:style-name="ce779" office:value-type="string" calcext:value-type="string">
            <text:p>اعدادات</text:p>
          </table:table-cell>
          <table:table-cell table:style-name="ce289" table:number-columns-repeated="996"/>
        </table:table-row>
        <table:table-row table:style-name="ro20">
          <table:table-cell table:style-name="ce45" office:value-type="string" calcext:value-type="string">
            <text:p>Generic_ConfigurationElipsis</text:p>
          </table:table-cell>
          <table:table-cell table:style-name="ce339"/>
          <table:table-cell table:style-name="ce429" office:value-type="string" calcext:value-type="string">
            <text:p>Configuration...</text:p>
          </table:table-cell>
          <table:table-cell table:style-name="ce452" office:value-type="string" calcext:value-type="string">
            <text:p>Configuration…</text:p>
          </table:table-cell>
          <table:table-cell table:style-name="ce463" office:value-type="string" calcext:value-type="string">
            <text:p>Configuratie…</text:p>
          </table:table-cell>
          <table:table-cell table:style-name="ce477" office:value-type="string" calcext:value-type="string">
            <text:p>Konfigurieren…</text:p>
          </table:table-cell>
          <table:table-cell table:style-name="ce491" office:value-type="string" calcext:value-type="string">
            <text:p>Configuraciòn…</text:p>
          </table:table-cell>
          <table:table-cell table:style-name="ce504" office:value-type="string" calcext:value-type="string">
            <text:p>Configuração…</text:p>
          </table:table-cell>
          <table:table-cell table:style-name="ce521" office:value-type="string" calcext:value-type="string">
            <text:p>Konfiguracja…</text:p>
          </table:table-cell>
          <table:table-cell table:style-name="ce535" office:value-type="string" calcext:value-type="string">
            <text:p>Configurazione…</text:p>
          </table:table-cell>
          <table:table-cell table:style-name="ce553" office:value-type="string" calcext:value-type="string">
            <text:p>Configuraţie…</text:p>
          </table:table-cell>
          <table:table-cell table:style-name="ce571" office:value-type="string" calcext:value-type="string">
            <text:p>Konfiguraatio…</text:p>
          </table:table-cell>
          <table:table-cell table:style-name="ce588" office:value-type="string" calcext:value-type="string">
            <text:p>Konfigurasjon...</text:p>
          </table:table-cell>
          <table:table-cell table:style-name="ce602" office:value-type="string" calcext:value-type="string">
            <text:p>配置...</text:p>
          </table:table-cell>
          <table:table-cell table:style-name="ce614" office:value-type="string" calcext:value-type="string">
            <text:p>Ayarlamalar…</text:p>
          </table:table-cell>
          <table:table-cell table:style-name="ce626" office:value-type="string" calcext:value-type="string">
            <text:p>Διευθέτηση…</text:p>
          </table:table-cell>
          <table:table-cell table:style-name="ce641" office:value-type="string" calcext:value-type="string">
            <text:p>Nustatymai…</text:p>
          </table:table-cell>
          <table:table-cell table:style-name="ce653" office:value-type="string" calcext:value-type="string">
            <text:p>Konfiguration…</text:p>
          </table:table-cell>
          <table:table-cell table:style-name="ce664" office:value-type="string" calcext:value-type="string">
            <text:p>Konfiguration…</text:p>
          </table:table-cell>
          <table:table-cell table:style-name="ce677" office:value-type="string" calcext:value-type="string">
            <text:p>Konfigurace…</text:p>
          </table:table-cell>
          <table:table-cell table:style-name="ce691" office:value-type="string" calcext:value-type="string">
            <text:p>구성...</text:p>
          </table:table-cell>
          <table:table-cell table:style-name="ce704" office:value-type="string" calcext:value-type="string">
            <text:p>Конфигурация...</text:p>
          </table:table-cell>
          <table:table-cell table:style-name="ce716" office:value-type="string" calcext:value-type="string">
            <text:p>Configuració…</text:p>
          </table:table-cell>
          <table:table-cell table:style-name="ce728" office:value-type="string" calcext:value-type="string">
            <text:p>Konfiguracija…</text:p>
          </table:table-cell>
          <table:table-cell table:style-name="ce740" office:value-type="string" calcext:value-type="string">
            <text:p>Конфигурација…</text:p>
          </table:table-cell>
          <table:table-cell table:style-name="ce752" office:value-type="string" calcext:value-type="string">
            <text:p>設定...</text:p>
          </table:table-cell>
          <table:table-cell table:style-name="ce768" office:value-type="string" calcext:value-type="string">
            <text:p>Конфигурација…</text:p>
          </table:table-cell>
          <table:table-cell table:style-name="ce779" office:value-type="string" calcext:value-type="string">
            <text:p>اعدادت...</text:p>
          </table:table-cell>
          <table:table-cell table:style-name="ce289" table:number-columns-repeated="996"/>
        </table:table-row>
        <table:table-row table:style-name="ro20">
          <table:table-cell table:style-name="ce45" office:value-type="string" calcext:value-type="string">
            <text:p>Generic_Calibration</text:p>
          </table:table-cell>
          <table:table-cell table:style-name="ce339"/>
          <table:table-cell table:style-name="ce429" office:value-type="string" calcext:value-type="string">
            <text:p>Calibration</text:p>
          </table:table-cell>
          <table:table-cell table:style-name="ce449" office:value-type="string" calcext:value-type="string">
            <text:p>Calibration</text:p>
          </table:table-cell>
          <table:table-cell table:style-name="ce465" office:value-type="string" calcext:value-type="string">
            <text:p>Calibratie</text:p>
          </table:table-cell>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91"/>
          <table:table-cell table:style-name="ce705" office:value-type="string" calcext:value-type="string">
            <text:p>Калибровка</text:p>
          </table:table-cell>
          <table:table-cell table:style-name="ce716" office:value-type="string" calcext:value-type="string">
            <text:p>Calibració</text:p>
          </table:table-cell>
          <table:table-cell table:style-name="ce728" office:value-type="string" calcext:value-type="string">
            <text:p>Kalibracija</text:p>
          </table:table-cell>
          <table:table-cell table:style-name="ce740" office:value-type="string" calcext:value-type="string">
            <text:p>Калибрација</text:p>
          </table:table-cell>
          <table:table-cell table:style-name="ce752" office:value-type="string" calcext:value-type="string">
            <text:p>較正</text:p>
          </table:table-cell>
          <table:table-cell table:style-name="ce768" office:value-type="string" calcext:value-type="string">
            <text:p>Калибрација</text:p>
          </table:table-cell>
          <table:table-cell table:style-name="ce779" office:value-type="string" calcext:value-type="string">
            <text:p>معايرة</text:p>
          </table:table-cell>
          <table:table-cell table:style-name="ce289" table:number-columns-repeated="996"/>
        </table:table-row>
        <table:table-row table:style-name="ro20">
          <table:table-cell table:style-name="ce45" office:value-type="string" calcext:value-type="string">
            <text:p>Generic_GridDivisionsPicker</text:p>
          </table:table-cell>
          <table:table-cell table:style-name="ce339"/>
          <table:table-cell table:style-name="ce429" office:value-type="string" calcext:value-type="string">
            <text:p>Divisions:</text:p>
          </table:table-cell>
          <table:table-cell table:style-name="ce449" office:value-type="string" calcext:value-type="string">
            <text:p>Divisions :</text:p>
          </table:table-cell>
          <table:table-cell table:style-name="ce465" office:value-type="string" calcext:value-type="string">
            <text:p>Verdeling:</text:p>
          </table:table-cell>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91"/>
          <table:table-cell table:style-name="ce705" office:value-type="string" calcext:value-type="string">
            <text:p>Подразделения:</text:p>
          </table:table-cell>
          <table:table-cell table:style-name="ce716" office:value-type="string" calcext:value-type="string">
            <text:p>Divisions :</text:p>
          </table:table-cell>
          <table:table-cell table:style-name="ce728" office:value-type="string" calcext:value-type="string">
            <text:p>Podeoci:</text:p>
          </table:table-cell>
          <table:table-cell table:style-name="ce740" office:value-type="string" calcext:value-type="string">
            <text:p>Подеоци:</text:p>
          </table:table-cell>
          <table:table-cell table:style-name="ce753" office:value-type="string" calcext:value-type="string">
            <text:p><text:span text:style-name="T15">分割数</text:span><text:span text:style-name="T16">:</text:span></text:p>
          </table:table-cell>
          <table:table-cell table:style-name="ce768" office:value-type="string" calcext:value-type="string">
            <text:p>Делови:</text:p>
          </table:table-cell>
          <table:table-cell table:style-name="ce779" office:value-type="string" calcext:value-type="string">
            <text:p>أقسام:</text:p>
          </table:table-cell>
          <table:table-cell table:style-name="ce289" table:number-columns-repeated="996"/>
        </table:table-row>
        <table:table-row table:style-name="ro20">
          <table:table-cell table:style-name="ce418" office:value-type="string" calcext:value-type="string">
            <text:p>Generic_FontSizePicker</text:p>
          </table:table-cell>
          <table:table-cell table:style-name="ce339"/>
          <table:table-cell table:style-name="ce429" office:value-type="string" calcext:value-type="string">
            <text:p>Font size:</text:p>
          </table:table-cell>
          <table:table-cell table:style-name="ce449" office:value-type="string" calcext:value-type="string">
            <text:p>Taille de la police :</text:p>
          </table:table-cell>
          <table:table-cell table:style-name="ce463" office:value-type="string" calcext:value-type="string">
            <text:p>Lettergrootte:</text:p>
          </table:table-cell>
          <table:table-cell table:style-name="ce477" office:value-type="string" calcext:value-type="string">
            <text:p>Schriftgröße:</text:p>
          </table:table-cell>
          <table:table-cell table:style-name="ce491" office:value-type="string" calcext:value-type="string">
            <text:p>Tamaño de la fuente:</text:p>
          </table:table-cell>
          <table:table-cell table:style-name="ce504" office:value-type="string" calcext:value-type="string">
            <text:p>Tamanho da Fonte:</text:p>
          </table:table-cell>
          <table:table-cell table:style-name="ce521"/>
          <table:table-cell table:style-name="ce537" office:value-type="string" calcext:value-type="string">
            <text:p>Dimensione del Font</text:p>
          </table:table-cell>
          <table:table-cell table:style-name="ce553" office:value-type="string" calcext:value-type="string">
            <text:p>Dimensiune font :</text:p>
          </table:table-cell>
          <table:table-cell table:style-name="ce571" office:value-type="string" calcext:value-type="string">
            <text:p>Fonttikoko:</text:p>
          </table:table-cell>
          <table:table-cell table:style-name="ce588" office:value-type="string" calcext:value-type="string">
            <text:p>Skriftstørrelse:</text:p>
          </table:table-cell>
          <table:table-cell table:style-name="ce602" office:value-type="string" calcext:value-type="string">
            <text:p>字体大小</text:p>
          </table:table-cell>
          <table:table-cell table:style-name="ce614" office:value-type="string" calcext:value-type="string">
            <text:p>Yazıtipi Büyüklüğü :</text:p>
          </table:table-cell>
          <table:table-cell table:style-name="ce626" office:value-type="string" calcext:value-type="string">
            <text:p>Μέγεθος Γραμματοσειράς :</text:p>
          </table:table-cell>
          <table:table-cell table:style-name="ce641" office:value-type="string" calcext:value-type="string">
            <text:p>Šrifto dydis :</text:p>
          </table:table-cell>
          <table:table-cell table:style-name="ce653" office:value-type="string" calcext:value-type="string">
            <text:p>Fontstorlek</text:p>
          </table:table-cell>
          <table:table-cell table:style-name="ce664" office:value-type="string" calcext:value-type="string">
            <text:p>Skriftstørrelse:</text:p>
          </table:table-cell>
          <table:table-cell table:style-name="ce677" office:value-type="string" calcext:value-type="string">
            <text:p>Velikost fontu:</text:p>
          </table:table-cell>
          <table:table-cell table:style-name="ce689" office:value-type="string" calcext:value-type="string">
            <text:p><text:span text:style-name="T3">글자</text:span><text:span text:style-name="T4"> </text:span><text:span text:style-name="T5">크기</text:span><text:span text:style-name="T4">:</text:span></text:p>
          </table:table-cell>
          <table:table-cell table:style-name="ce704" office:value-type="string" calcext:value-type="string">
            <text:p>Размер шрифта:</text:p>
          </table:table-cell>
          <table:table-cell table:style-name="ce716" office:value-type="string" calcext:value-type="string">
            <text:p>Mida de la font :</text:p>
          </table:table-cell>
          <table:table-cell table:style-name="ce728" office:value-type="string" calcext:value-type="string">
            <text:p>Veličina fonta:</text:p>
          </table:table-cell>
          <table:table-cell table:style-name="ce740" office:value-type="string" calcext:value-type="string">
            <text:p>Величина фонта:</text:p>
          </table:table-cell>
          <table:table-cell table:style-name="ce753" office:value-type="string" calcext:value-type="string">
            <text:p><text:span text:style-name="T15">フォントのサイズ</text:span><text:span text:style-name="T16">:</text:span></text:p>
          </table:table-cell>
          <table:table-cell table:style-name="ce768" office:value-type="string" calcext:value-type="string">
            <text:p>Големина на фонтот:</text:p>
          </table:table-cell>
          <table:table-cell table:style-name="ce779" office:value-type="string" calcext:value-type="string">
            <text:p>حجم الخط:</text:p>
          </table:table-cell>
          <table:table-cell table:style-name="ce289" table:number-columns-repeated="996"/>
        </table:table-row>
        <table:table-row table:style-name="ro20">
          <table:table-cell table:style-name="ce418" office:value-type="string" calcext:value-type="string">
            <text:p>Generic_LineSizePicker</text:p>
          </table:table-cell>
          <table:table-cell table:style-name="ce339"/>
          <table:table-cell table:style-name="ce429" office:value-type="string" calcext:value-type="string">
            <text:p>Width:</text:p>
          </table:table-cell>
          <table:table-cell table:style-name="ce449" office:value-type="string" calcext:value-type="string">
            <text:p>Épaisseur :</text:p>
          </table:table-cell>
          <table:table-cell table:style-name="ce463" office:value-type="string" calcext:value-type="string">
            <text:p>Breedte:</text:p>
          </table:table-cell>
          <table:table-cell table:style-name="ce477"/>
          <table:table-cell table:style-name="ce491"/>
          <table:table-cell table:style-name="ce504"/>
          <table:table-cell table:style-name="ce521"/>
          <table:table-cell table:style-name="ce537"/>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office:value-type="string" calcext:value-type="string">
            <text:p>Bredde:</text:p>
          </table:table-cell>
          <table:table-cell table:style-name="ce677" office:value-type="string" calcext:value-type="string">
            <text:p>Šířka:</text:p>
          </table:table-cell>
          <table:table-cell table:style-name="ce689" office:value-type="string" calcext:value-type="string">
            <text:p><text:span text:style-name="T3">폭</text:span><text:span text:style-name="T4">:</text:span></text:p>
          </table:table-cell>
          <table:table-cell table:style-name="ce704" office:value-type="string" calcext:value-type="string">
            <text:p>Ширина:</text:p>
          </table:table-cell>
          <table:table-cell table:style-name="ce716" office:value-type="string" calcext:value-type="string">
            <text:p>Amplada:</text:p>
          </table:table-cell>
          <table:table-cell table:style-name="ce728" office:value-type="string" calcext:value-type="string">
            <text:p>Širina:</text:p>
          </table:table-cell>
          <table:table-cell table:style-name="ce740" office:value-type="string" calcext:value-type="string">
            <text:p>Ширина:</text:p>
          </table:table-cell>
          <table:table-cell table:style-name="ce753" office:value-type="string" calcext:value-type="string">
            <text:p><text:span text:style-name="T15">幅</text:span><text:span text:style-name="T16">:</text:span></text:p>
          </table:table-cell>
          <table:table-cell table:style-name="ce768" office:value-type="string" calcext:value-type="string">
            <text:p>Ширина:</text:p>
          </table:table-cell>
          <table:table-cell table:style-name="ce779" office:value-type="string" calcext:value-type="string">
            <text:p>العرض:</text:p>
          </table:table-cell>
          <table:table-cell table:style-name="ce289" table:number-columns-repeated="996"/>
        </table:table-row>
        <table:table-row table:style-name="ro20">
          <table:table-cell table:style-name="ce418" office:value-type="string" calcext:value-type="string">
            <text:p>Generic_Opacity</text:p>
          </table:table-cell>
          <table:table-cell table:style-name="ce339"/>
          <table:table-cell table:style-name="ce429" office:value-type="string" calcext:value-type="string">
            <text:p>Opacity</text:p>
          </table:table-cell>
          <table:table-cell table:style-name="ce449" office:value-type="string" calcext:value-type="string">
            <text:p>Opacité</text:p>
          </table:table-cell>
          <table:table-cell table:style-name="ce463" office:value-type="string" calcext:value-type="string">
            <text:p>Doorzichtigheid</text:p>
          </table:table-cell>
          <table:table-cell table:style-name="ce478" office:value-type="string" calcext:value-type="string">
            <text:p>Deckkraft</text:p>
          </table:table-cell>
          <table:table-cell table:style-name="ce491" office:value-type="string" calcext:value-type="string">
            <text:p>Opacidad</text:p>
          </table:table-cell>
          <table:table-cell table:style-name="ce507" office:value-type="string" calcext:value-type="string">
            <text:p>Opacidade</text:p>
          </table:table-cell>
          <table:table-cell table:style-name="ce521"/>
          <table:table-cell table:style-name="ce537" office:value-type="string" calcext:value-type="string">
            <text:p>Opacita'</text:p>
          </table:table-cell>
          <table:table-cell table:style-name="ce553" office:value-type="string" calcext:value-type="string">
            <text:p>Opacitate </text:p>
          </table:table-cell>
          <table:table-cell table:style-name="ce571" office:value-type="string" calcext:value-type="string">
            <text:p>Läpinäkyvyys</text:p>
          </table:table-cell>
          <table:table-cell table:style-name="ce588"/>
          <table:table-cell table:style-name="ce602"/>
          <table:table-cell table:style-name="ce615" office:value-type="string" calcext:value-type="string">
            <text:p>Opaklık</text:p>
          </table:table-cell>
          <table:table-cell table:style-name="ce627" office:value-type="string" calcext:value-type="string">
            <text:p>Αδιαφάνεια</text:p>
          </table:table-cell>
          <table:table-cell table:style-name="ce642" office:value-type="string" calcext:value-type="string">
            <text:p>Permatomumas</text:p>
          </table:table-cell>
          <table:table-cell table:style-name="ce653" office:value-type="string" calcext:value-type="string">
            <text:p>Transparens</text:p>
          </table:table-cell>
          <table:table-cell table:style-name="ce664" office:value-type="string" calcext:value-type="string">
            <text:p>Ugennemsigtighed:</text:p>
          </table:table-cell>
          <table:table-cell table:style-name="ce677" office:value-type="string" calcext:value-type="string">
            <text:p>Opacita</text:p>
          </table:table-cell>
          <table:table-cell table:style-name="ce691" office:value-type="string" calcext:value-type="string">
            <text:p>투명도</text:p>
          </table:table-cell>
          <table:table-cell table:style-name="ce704" office:value-type="string" calcext:value-type="string">
            <text:p>Непрозрачность</text:p>
          </table:table-cell>
          <table:table-cell table:style-name="ce716" office:value-type="string" calcext:value-type="string">
            <text:p>Opacitat</text:p>
          </table:table-cell>
          <table:table-cell table:style-name="ce728" office:value-type="string" calcext:value-type="string">
            <text:p>Neprozirnost</text:p>
          </table:table-cell>
          <table:table-cell table:style-name="ce740" office:value-type="string" calcext:value-type="string">
            <text:p>Непрозирност</text:p>
          </table:table-cell>
          <table:table-cell table:style-name="ce753" office:value-type="string" calcext:value-type="string">
            <text:p><text:span text:style-name="T15">透明度</text:span><text:span text:style-name="T16">:</text:span></text:p>
          </table:table-cell>
          <table:table-cell table:style-name="ce768" office:value-type="string" calcext:value-type="string">
            <text:p>Нејасност</text:p>
          </table:table-cell>
          <table:table-cell table:style-name="ce779" office:value-type="string" calcext:value-type="string">
            <text:p>غموض</text:p>
          </table:table-cell>
          <table:table-cell table:style-name="ce289" table:number-columns-repeated="996"/>
        </table:table-row>
        <table:table-row table:style-name="ro20">
          <table:table-cell table:style-name="ce418" office:value-type="string" calcext:value-type="string">
            <text:p>Generic_PenSizePicker</text:p>
          </table:table-cell>
          <table:table-cell table:style-name="ce339"/>
          <table:table-cell table:style-name="ce429" office:value-type="string" calcext:value-type="string">
            <text:p>Size:</text:p>
          </table:table-cell>
          <table:table-cell table:style-name="ce449" office:value-type="string" calcext:value-type="string">
            <text:p>Taille :</text:p>
          </table:table-cell>
          <table:table-cell table:style-name="ce463" office:value-type="string" calcext:value-type="string">
            <text:p>Afmeting:</text:p>
          </table:table-cell>
          <table:table-cell table:style-name="ce478"/>
          <table:table-cell table:style-name="ce491"/>
          <table:table-cell table:style-name="ce507"/>
          <table:table-cell table:style-name="ce521"/>
          <table:table-cell table:style-name="ce537"/>
          <table:table-cell table:style-name="ce553"/>
          <table:table-cell table:style-name="ce571"/>
          <table:table-cell table:style-name="ce588"/>
          <table:table-cell table:style-name="ce602"/>
          <table:table-cell table:style-name="ce615"/>
          <table:table-cell table:style-name="ce627"/>
          <table:table-cell table:style-name="ce642"/>
          <table:table-cell table:style-name="ce653"/>
          <table:table-cell table:style-name="ce664" office:value-type="string" calcext:value-type="string">
            <text:p>Størrelse:</text:p>
          </table:table-cell>
          <table:table-cell table:style-name="ce677" office:value-type="string" calcext:value-type="string">
            <text:p>Velikost:</text:p>
          </table:table-cell>
          <table:table-cell table:style-name="ce689" office:value-type="string" calcext:value-type="string">
            <text:p><text:span text:style-name="T3">크기</text:span><text:span text:style-name="T4">:</text:span></text:p>
          </table:table-cell>
          <table:table-cell table:style-name="ce704" office:value-type="string" calcext:value-type="string">
            <text:p>Размер:</text:p>
          </table:table-cell>
          <table:table-cell table:style-name="ce716" office:value-type="string" calcext:value-type="string">
            <text:p>Mida :</text:p>
          </table:table-cell>
          <table:table-cell table:style-name="ce728" office:value-type="string" calcext:value-type="string">
            <text:p>Veličina:</text:p>
          </table:table-cell>
          <table:table-cell table:style-name="ce740" office:value-type="string" calcext:value-type="string">
            <text:p>Величина:</text:p>
          </table:table-cell>
          <table:table-cell table:style-name="ce753" office:value-type="string" calcext:value-type="string">
            <text:p><text:span text:style-name="T15">サイズ</text:span><text:span text:style-name="T16">:</text:span></text:p>
          </table:table-cell>
          <table:table-cell table:style-name="ce768" office:value-type="string" calcext:value-type="string">
            <text:p>Големина:</text:p>
          </table:table-cell>
          <table:table-cell table:style-name="ce779" office:value-type="string" calcext:value-type="string">
            <text:p>حجم:</text:p>
          </table:table-cell>
          <table:table-cell table:style-name="ce289" table:number-columns-repeated="996"/>
        </table:table-row>
        <table:table-row table:style-name="ro20">
          <table:table-cell table:style-name="ce45" office:value-type="string" calcext:value-type="string">
            <text:p>Generic_Save</text:p>
          </table:table-cell>
          <table:table-cell table:style-name="ce339"/>
          <table:table-cell table:style-name="ce429" office:value-type="string" calcext:value-type="string">
            <text:p>Save</text:p>
          </table:table-cell>
          <table:table-cell table:style-name="ce449" office:value-type="string" calcext:value-type="string">
            <text:p>Enregistrer</text:p>
          </table:table-cell>
          <table:table-cell table:style-name="ce463" office:value-type="string" calcext:value-type="string">
            <text:p>Bewaar</text:p>
          </table:table-cell>
          <table:table-cell table:style-name="ce476" office:value-type="string" calcext:value-type="string">
            <text:p>Speichern</text:p>
          </table:table-cell>
          <table:table-cell table:style-name="ce491" office:value-type="string" calcext:value-type="string">
            <text:p>Guardar</text:p>
          </table:table-cell>
          <table:table-cell table:style-name="ce504" office:value-type="string" calcext:value-type="string">
            <text:p>Salvar</text:p>
          </table:table-cell>
          <table:table-cell table:style-name="ce521" office:value-type="string" calcext:value-type="string">
            <text:p>Zapisz</text:p>
          </table:table-cell>
          <table:table-cell table:style-name="ce535" office:value-type="string" calcext:value-type="string">
            <text:p>Salva</text:p>
          </table:table-cell>
          <table:table-cell table:style-name="ce553" office:value-type="string" calcext:value-type="string">
            <text:p>Salvează</text:p>
          </table:table-cell>
          <table:table-cell table:style-name="ce571" office:value-type="string" calcext:value-type="string">
            <text:p>Tallenna</text:p>
          </table:table-cell>
          <table:table-cell table:style-name="ce588" office:value-type="string" calcext:value-type="string">
            <text:p>Lagre</text:p>
          </table:table-cell>
          <table:table-cell table:style-name="ce602" office:value-type="string" calcext:value-type="string">
            <text:p>保存</text:p>
          </table:table-cell>
          <table:table-cell table:style-name="ce614" office:value-type="string" calcext:value-type="string">
            <text:p>Kaydet</text:p>
          </table:table-cell>
          <table:table-cell table:style-name="ce626" office:value-type="string" calcext:value-type="string">
            <text:p>Αποθήκευση</text:p>
          </table:table-cell>
          <table:table-cell table:style-name="ce641" office:value-type="string" calcext:value-type="string">
            <text:p>Išsaugoti</text:p>
          </table:table-cell>
          <table:table-cell table:style-name="ce653" office:value-type="string" calcext:value-type="string">
            <text:p>Spara</text:p>
          </table:table-cell>
          <table:table-cell table:style-name="ce664" office:value-type="string" calcext:value-type="string">
            <text:p>Gem</text:p>
          </table:table-cell>
          <table:table-cell table:style-name="ce677" office:value-type="string" calcext:value-type="string">
            <text:p>Uložit</text:p>
          </table:table-cell>
          <table:table-cell table:style-name="ce691" office:value-type="string" calcext:value-type="string">
            <text:p>저장</text:p>
          </table:table-cell>
          <table:table-cell table:style-name="ce704" office:value-type="string" calcext:value-type="string">
            <text:p>Сохранить</text:p>
          </table:table-cell>
          <table:table-cell table:style-name="ce716" office:value-type="string" calcext:value-type="string">
            <text:p>Desar</text:p>
          </table:table-cell>
          <table:table-cell table:style-name="ce728" office:value-type="string" calcext:value-type="string">
            <text:p>Sačuvaj</text:p>
          </table:table-cell>
          <table:table-cell table:style-name="ce740" office:value-type="string" calcext:value-type="string">
            <text:p>Сачувај</text:p>
          </table:table-cell>
          <table:table-cell table:style-name="ce752" office:value-type="string" calcext:value-type="string">
            <text:p>保存</text:p>
          </table:table-cell>
          <table:table-cell table:style-name="ce768" office:value-type="string" calcext:value-type="string">
            <text:p>Зачувај Видео</text:p>
          </table:table-cell>
          <table:table-cell table:style-name="ce779" office:value-type="string" calcext:value-type="string">
            <text:p>حفظ</text:p>
          </table:table-cell>
          <table:table-cell table:style-name="ce289" table:number-columns-repeated="996"/>
        </table:table-row>
        <table:table-row table:style-name="ro20">
          <table:table-cell table:style-name="ce45" office:value-type="string" calcext:value-type="string">
            <text:p>Generic_TrackShapePicker</text:p>
          </table:table-cell>
          <table:table-cell table:style-name="ce339"/>
          <table:table-cell table:style-name="ce429" office:value-type="string" calcext:value-type="string">
            <text:p>Line shape:</text:p>
          </table:table-cell>
          <table:table-cell table:style-name="ce449" office:value-type="string" calcext:value-type="string">
            <text:p>Forme de ligne :</text:p>
          </table:table-cell>
          <table:table-cell table:style-name="ce463" office:value-type="string" calcext:value-type="string">
            <text:p>Lijnvorm:</text:p>
          </table:table-cell>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office:value-type="string" calcext:value-type="string">
            <text:p>Linjetype:</text:p>
          </table:table-cell>
          <table:table-cell table:style-name="ce677" office:value-type="string" calcext:value-type="string">
            <text:p>Tvar linky:</text:p>
          </table:table-cell>
          <table:table-cell table:style-name="ce689" office:value-type="string" calcext:value-type="string">
            <text:p><text:span text:style-name="T3">선</text:span><text:span text:style-name="T4"> </text:span><text:span text:style-name="T5">모양</text:span><text:span text:style-name="T4">:</text:span></text:p>
          </table:table-cell>
          <table:table-cell table:style-name="ce704" office:value-type="string" calcext:value-type="string">
            <text:p>Форма линии:</text:p>
          </table:table-cell>
          <table:table-cell table:style-name="ce716" office:value-type="string" calcext:value-type="string">
            <text:p>Forma de la línia :</text:p>
          </table:table-cell>
          <table:table-cell table:style-name="ce728" office:value-type="string" calcext:value-type="string">
            <text:p>Oblik linije:</text:p>
          </table:table-cell>
          <table:table-cell table:style-name="ce740" office:value-type="string" calcext:value-type="string">
            <text:p>Облик линије:</text:p>
          </table:table-cell>
          <table:table-cell table:style-name="ce753" office:value-type="string" calcext:value-type="string">
            <text:p><text:span text:style-name="T15">線の形</text:span><text:span text:style-name="T16">:</text:span></text:p>
          </table:table-cell>
          <table:table-cell table:style-name="ce768" office:value-type="string" calcext:value-type="string">
            <text:p>Форма на линијата:</text:p>
          </table:table-cell>
          <table:table-cell table:style-name="ce779" office:value-type="string" calcext:value-type="string">
            <text:p>شكل الخط:</text:p>
          </table:table-cell>
          <table:table-cell table:style-name="ce289" table:number-columns-repeated="996"/>
        </table:table-row>
        <table:table-row table:style-name="ro20">
          <table:table-cell table:style-name="ce45" office:value-type="string" calcext:value-type="string">
            <text:p>Generic_Image</text:p>
          </table:table-cell>
          <table:table-cell table:style-name="ce339"/>
          <table:table-cell table:style-name="ce429" office:value-type="string" calcext:value-type="string">
            <text:p>Image</text:p>
          </table:table-cell>
          <table:table-cell table:style-name="ce449" office:value-type="string" calcext:value-type="string">
            <text:p>Image</text:p>
          </table:table-cell>
          <table:table-cell table:style-name="ce463" office:value-type="string" calcext:value-type="string">
            <text:p>Beeld</text:p>
          </table:table-cell>
          <table:table-cell table:style-name="ce476" office:value-type="string" calcext:value-type="string">
            <text:p>Bild</text:p>
          </table:table-cell>
          <table:table-cell table:style-name="ce491" office:value-type="string" calcext:value-type="string">
            <text:p>Imagen </text:p>
          </table:table-cell>
          <table:table-cell table:style-name="ce504" office:value-type="string" calcext:value-type="string">
            <text:p>Imagem</text:p>
          </table:table-cell>
          <table:table-cell table:style-name="ce521"/>
          <table:table-cell table:style-name="ce535" office:value-type="string" calcext:value-type="string">
            <text:p>Immagine</text:p>
          </table:table-cell>
          <table:table-cell table:style-name="ce553" office:value-type="string" calcext:value-type="string">
            <text:p>Imagine</text:p>
          </table:table-cell>
          <table:table-cell table:style-name="ce571" office:value-type="string" calcext:value-type="string">
            <text:p>Kuva</text:p>
          </table:table-cell>
          <table:table-cell table:style-name="ce588" office:value-type="string" calcext:value-type="string">
            <text:p>Bilde</text:p>
          </table:table-cell>
          <table:table-cell table:style-name="ce602" office:value-type="string" calcext:value-type="string">
            <text:p>图片</text:p>
          </table:table-cell>
          <table:table-cell table:style-name="ce614" office:value-type="string" calcext:value-type="string">
            <text:p>İmaj</text:p>
          </table:table-cell>
          <table:table-cell table:style-name="ce626" office:value-type="string" calcext:value-type="string">
            <text:p>Εικόνα</text:p>
          </table:table-cell>
          <table:table-cell table:style-name="ce641" office:value-type="string" calcext:value-type="string">
            <text:p>Paveikslėlis</text:p>
          </table:table-cell>
          <table:table-cell table:style-name="ce653" office:value-type="string" calcext:value-type="string">
            <text:p>Bild</text:p>
          </table:table-cell>
          <table:table-cell table:style-name="ce664" office:value-type="string" calcext:value-type="string">
            <text:p>Billede</text:p>
          </table:table-cell>
          <table:table-cell table:style-name="ce677" office:value-type="string" calcext:value-type="string">
            <text:p>Obraz</text:p>
          </table:table-cell>
          <table:table-cell table:style-name="ce691" office:value-type="string" calcext:value-type="string">
            <text:p>이미지</text:p>
          </table:table-cell>
          <table:table-cell table:style-name="ce704" office:value-type="string" calcext:value-type="string">
            <text:p>Изображение</text:p>
          </table:table-cell>
          <table:table-cell table:style-name="ce716" office:value-type="string" calcext:value-type="string">
            <text:p>Imatge</text:p>
          </table:table-cell>
          <table:table-cell table:style-name="ce728" office:value-type="string" calcext:value-type="string">
            <text:p>Slika</text:p>
          </table:table-cell>
          <table:table-cell table:style-name="ce740" office:value-type="string" calcext:value-type="string">
            <text:p>Слика</text:p>
          </table:table-cell>
          <table:table-cell table:style-name="ce752" office:value-type="string" calcext:value-type="string">
            <text:p>イメージ</text:p>
          </table:table-cell>
          <table:table-cell table:style-name="ce768" office:value-type="string" calcext:value-type="string">
            <text:p>Слика</text:p>
          </table:table-cell>
          <table:table-cell table:style-name="ce779" office:value-type="string" calcext:value-type="string">
            <text:p>صورة</text:p>
          </table:table-cell>
          <table:table-cell table:style-name="ce289" table:number-columns-repeated="996"/>
        </table:table-row>
        <table:table-row table:style-name="ro20">
          <table:table-cell table:style-name="ce45" office:value-type="string" calcext:value-type="string">
            <text:p>Generic_Video</text:p>
          </table:table-cell>
          <table:table-cell table:style-name="ce339"/>
          <table:table-cell table:style-name="ce429" office:value-type="string" calcext:value-type="string">
            <text:p>Video</text:p>
          </table:table-cell>
          <table:table-cell table:style-name="ce449" office:value-type="string" calcext:value-type="string">
            <text:p>Vidéo</text:p>
          </table:table-cell>
          <table:table-cell table:style-name="ce463" office:value-type="string" calcext:value-type="string">
            <text:p>Video</text:p>
          </table:table-cell>
          <table:table-cell table:style-name="ce479" office:value-type="string" calcext:value-type="string">
            <text:p>Video</text:p>
          </table:table-cell>
          <table:table-cell table:style-name="ce491" office:value-type="string" calcext:value-type="string">
            <text:p>Video</text:p>
          </table:table-cell>
          <table:table-cell table:style-name="ce507" office:value-type="string" calcext:value-type="string">
            <text:p>Video</text:p>
          </table:table-cell>
          <table:table-cell table:style-name="ce521"/>
          <table:table-cell table:style-name="ce535" office:value-type="string" calcext:value-type="string">
            <text:p>Video</text:p>
          </table:table-cell>
          <table:table-cell table:style-name="ce553" office:value-type="string" calcext:value-type="string">
            <text:p>Video </text:p>
          </table:table-cell>
          <table:table-cell table:style-name="ce571" office:value-type="string" calcext:value-type="string">
            <text:p>Video</text:p>
          </table:table-cell>
          <table:table-cell table:style-name="ce588"/>
          <table:table-cell table:style-name="ce602"/>
          <table:table-cell table:style-name="ce615" office:value-type="string" calcext:value-type="string">
            <text:p>Video</text:p>
          </table:table-cell>
          <table:table-cell table:style-name="ce627" office:value-type="string" calcext:value-type="string">
            <text:p>Βίντεο</text:p>
          </table:table-cell>
          <table:table-cell table:style-name="ce641" office:value-type="string" calcext:value-type="string">
            <text:p>Vaizdas</text:p>
          </table:table-cell>
          <table:table-cell table:style-name="ce653" office:value-type="string" calcext:value-type="string">
            <text:p>Video</text:p>
          </table:table-cell>
          <table:table-cell table:style-name="ce664" office:value-type="string" calcext:value-type="string">
            <text:p>Video</text:p>
          </table:table-cell>
          <table:table-cell table:style-name="ce677" office:value-type="string" calcext:value-type="string">
            <text:p>Video</text:p>
          </table:table-cell>
          <table:table-cell table:style-name="ce691" office:value-type="string" calcext:value-type="string">
            <text:p>비디오</text:p>
          </table:table-cell>
          <table:table-cell table:style-name="ce704" office:value-type="string" calcext:value-type="string">
            <text:p>Видео</text:p>
          </table:table-cell>
          <table:table-cell table:style-name="ce716" office:value-type="string" calcext:value-type="string">
            <text:p>Vídeo</text:p>
          </table:table-cell>
          <table:table-cell table:style-name="ce729" office:value-type="string" calcext:value-type="string">
            <text:p>Video</text:p>
          </table:table-cell>
          <table:table-cell table:style-name="ce741" office:value-type="string" calcext:value-type="string">
            <text:p>Видео</text:p>
          </table:table-cell>
          <table:table-cell table:style-name="ce752" office:value-type="string" calcext:value-type="string">
            <text:p>ビデオ</text:p>
          </table:table-cell>
          <table:table-cell table:style-name="ce768" office:value-type="string" calcext:value-type="string">
            <text:p>Видео</text:p>
          </table:table-cell>
          <table:table-cell table:style-name="ce779" office:value-type="string" calcext:value-type="string">
            <text:p>فيديو</text:p>
          </table:table-cell>
          <table:table-cell table:style-name="ce289" table:number-columns-repeated="996"/>
        </table:table-row>
        <table:table-row table:style-name="ro20">
          <table:table-cell table:style-name="ce45" office:value-type="string" calcext:value-type="string">
            <text:p>Generic_SaveImage</text:p>
          </table:table-cell>
          <table:table-cell table:style-name="ce339"/>
          <table:table-cell table:style-name="ce429" office:value-type="string" calcext:value-type="string">
            <text:p>Save image</text:p>
          </table:table-cell>
          <table:table-cell table:style-name="ce449" office:value-type="string" calcext:value-type="string">
            <text:p>Enregistrer l'image </text:p>
          </table:table-cell>
          <table:table-cell table:style-name="ce463" office:value-type="string" calcext:value-type="string">
            <text:p>Bewaar afbeelding</text:p>
          </table:table-cell>
          <table:table-cell table:style-name="ce477" office:value-type="string" calcext:value-type="string">
            <text:p>Speichere Einzelbild</text:p>
          </table:table-cell>
          <table:table-cell table:style-name="ce491" office:value-type="string" calcext:value-type="string">
            <text:p>Guardar la imagen.</text:p>
          </table:table-cell>
          <table:table-cell table:style-name="ce504" office:value-type="string" calcext:value-type="string">
            <text:p>Salvar Imagem</text:p>
          </table:table-cell>
          <table:table-cell table:style-name="ce521" office:value-type="string" calcext:value-type="string">
            <text:p>Zapisz obraz</text:p>
          </table:table-cell>
          <table:table-cell table:style-name="ce535" office:value-type="string" calcext:value-type="string">
            <text:p>Salva l'Immagine </text:p>
          </table:table-cell>
          <table:table-cell table:style-name="ce553" office:value-type="string" calcext:value-type="string">
            <text:p>Salvează cadrul</text:p>
          </table:table-cell>
          <table:table-cell table:style-name="ce571" office:value-type="string" calcext:value-type="string">
            <text:p>Tallenna kuva</text:p>
          </table:table-cell>
          <table:table-cell table:style-name="ce588" office:value-type="string" calcext:value-type="string">
            <text:p>Lagre bilde</text:p>
          </table:table-cell>
          <table:table-cell table:style-name="ce602" office:value-type="string" calcext:value-type="string">
            <text:p>保存图片</text:p>
          </table:table-cell>
          <table:table-cell table:style-name="ce614" office:value-type="string" calcext:value-type="string">
            <text:p>İmaj Kaydet</text:p>
          </table:table-cell>
          <table:table-cell table:style-name="ce626" office:value-type="string" calcext:value-type="string">
            <text:p>Αποθήκευση Εικόνας</text:p>
          </table:table-cell>
          <table:table-cell table:style-name="ce641" office:value-type="string" calcext:value-type="string">
            <text:p>Išsaugoti paveikslėlį</text:p>
          </table:table-cell>
          <table:table-cell table:style-name="ce653" office:value-type="string" calcext:value-type="string">
            <text:p>Spara bild</text:p>
          </table:table-cell>
          <table:table-cell table:style-name="ce664" office:value-type="string" calcext:value-type="string">
            <text:p>Gem billede</text:p>
          </table:table-cell>
          <table:table-cell table:style-name="ce677" office:value-type="string" calcext:value-type="string">
            <text:p>Uložit obraz</text:p>
          </table:table-cell>
          <table:table-cell table:style-name="ce689" office:value-type="string" calcext:value-type="string">
            <text:p><text:span text:style-name="T3">이미지</text:span><text:span text:style-name="T4"> </text:span><text:span text:style-name="T5">저장</text:span></text:p>
          </table:table-cell>
          <table:table-cell table:style-name="ce704" office:value-type="string" calcext:value-type="string">
            <text:p>Сохранить изображение</text:p>
          </table:table-cell>
          <table:table-cell table:style-name="ce716" office:value-type="string" calcext:value-type="string">
            <text:p>Desar l'imatge</text:p>
          </table:table-cell>
          <table:table-cell table:style-name="ce728" office:value-type="string" calcext:value-type="string">
            <text:p>Sačuvaj sliku</text:p>
          </table:table-cell>
          <table:table-cell table:style-name="ce740" office:value-type="string" calcext:value-type="string">
            <text:p>Сачувај слику</text:p>
          </table:table-cell>
          <table:table-cell table:style-name="ce752" office:value-type="string" calcext:value-type="string">
            <text:p>イメージの保存</text:p>
          </table:table-cell>
          <table:table-cell table:style-name="ce768" office:value-type="string" calcext:value-type="string">
            <text:p>Зачувај Слика</text:p>
          </table:table-cell>
          <table:table-cell table:style-name="ce779" office:value-type="string" calcext:value-type="string">
            <text:p>احفظ الصورة</text:p>
          </table:table-cell>
          <table:table-cell table:style-name="ce289" table:number-columns-repeated="996"/>
        </table:table-row>
        <table:table-row table:style-name="ro5">
          <table:table-cell table:style-name="ce45" office:value-type="string" calcext:value-type="string">
            <text:p>Generic_File</text:p>
          </table:table-cell>
          <table:table-cell table:style-name="ce339"/>
          <table:table-cell table:style-name="ce429" office:value-type="string" calcext:value-type="string">
            <text:p>File</text:p>
          </table:table-cell>
          <table:table-cell table:style-name="ce449" office:value-type="string" calcext:value-type="string">
            <text:p>Fichier</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لف</text:p>
          </table:table-cell>
          <table:table-cell table:style-name="ce289" table:number-columns-repeated="996"/>
        </table:table-row>
        <table:table-row table:style-name="ro5">
          <table:table-cell table:style-name="ce45" office:value-type="string" calcext:value-type="string">
            <text:p>Generic_Open</text:p>
          </table:table-cell>
          <table:table-cell table:style-name="ce339"/>
          <table:table-cell table:style-name="ce429" office:value-type="string" calcext:value-type="string">
            <text:p>Open</text:p>
          </table:table-cell>
          <table:table-cell table:style-name="ce449" office:value-type="string" calcext:value-type="string">
            <text:p>Ouvrir</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فتح</text:p>
          </table:table-cell>
          <table:table-cell table:style-name="ce289" table:number-columns-repeated="996"/>
        </table:table-row>
        <table:table-row table:style-name="ro5">
          <table:table-cell table:style-name="ce45" office:value-type="string" calcext:value-type="string">
            <text:p>Generic_Import</text:p>
          </table:table-cell>
          <table:table-cell table:style-name="ce339"/>
          <table:table-cell table:style-name="ce429" office:value-type="string" calcext:value-type="string">
            <text:p>Import</text:p>
          </table:table-cell>
          <table:table-cell table:style-name="ce449" office:value-type="string" calcext:value-type="string">
            <text:p>Importer</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ستيراد</text:p>
          </table:table-cell>
          <table:table-cell table:style-name="ce289" table:number-columns-repeated="996"/>
        </table:table-row>
        <table:table-row table:style-name="ro5">
          <table:table-cell table:style-name="ce45" office:value-type="string" calcext:value-type="string">
            <text:p>Generic_Restore</text:p>
          </table:table-cell>
          <table:table-cell table:style-name="ce339"/>
          <table:table-cell table:style-name="ce429" office:value-type="string" calcext:value-type="string">
            <text:p>Restore default</text:p>
          </table:table-cell>
          <table:table-cell table:style-name="ce449" office:value-type="string" calcext:value-type="string">
            <text:p>Remise à zéro</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ستعادة الوضع الافتراضي</text:p>
          </table:table-cell>
          <table:table-cell table:style-name="ce289" table:number-columns-repeated="996"/>
        </table:table-row>
        <table:table-row table:style-name="ro5">
          <table:table-cell table:style-name="ce45" office:value-type="string" calcext:value-type="string">
            <text:p>Generic_Quit</text:p>
          </table:table-cell>
          <table:table-cell table:style-name="ce339"/>
          <table:table-cell table:style-name="ce429" office:value-type="string" calcext:value-type="string">
            <text:p>Quit</text:p>
          </table:table-cell>
          <table:table-cell table:style-name="ce449" office:value-type="string" calcext:value-type="string">
            <text:p>Quitter</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خروج</text:p>
          </table:table-cell>
          <table:table-cell table:style-name="ce289" table:number-columns-repeated="996"/>
        </table:table-row>
        <table:table-row table:style-name="ro5">
          <table:table-cell table:style-name="ce45" office:value-type="string" calcext:value-type="string">
            <text:p>FileProperty_Size</text:p>
          </table:table-cell>
          <table:table-cell table:style-name="ce339"/>
          <table:table-cell table:style-name="ce429" office:value-type="string" calcext:value-type="string">
            <text:p>Size</text:p>
          </table:table-cell>
          <table:table-cell table:style-name="ce449" office:value-type="string" calcext:value-type="string">
            <text:p>Taille</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حجم</text:p>
          </table:table-cell>
          <table:table-cell table:style-name="ce289" table:number-columns-repeated="996"/>
        </table:table-row>
        <table:table-row table:style-name="ro5">
          <table:table-cell table:style-name="ce45" office:value-type="string" calcext:value-type="string">
            <text:p>FileProperty_Framerate</text:p>
          </table:table-cell>
          <table:table-cell table:style-name="ce339"/>
          <table:table-cell table:style-name="ce429" office:value-type="string" calcext:value-type="string">
            <text:p>Framerate</text:p>
          </table:table-cell>
          <table:table-cell table:style-name="ce449" office:value-type="string" calcext:value-type="string">
            <text:p>Fréquence d'image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عدل الكادرات</text:p>
          </table:table-cell>
          <table:table-cell table:style-name="ce289" table:number-columns-repeated="996"/>
        </table:table-row>
        <table:table-row table:style-name="ro5">
          <table:table-cell table:style-name="ce45" office:value-type="string" calcext:value-type="string">
            <text:p>FileProperty_Duration</text:p>
          </table:table-cell>
          <table:table-cell table:style-name="ce339"/>
          <table:table-cell table:style-name="ce429" office:value-type="string" calcext:value-type="string">
            <text:p>Duration</text:p>
          </table:table-cell>
          <table:table-cell table:style-name="ce449" office:value-type="string" calcext:value-type="string">
            <text:p>Durée</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المدة الزمنية</text:p>
          </table:table-cell>
          <table:table-cell table:style-name="ce289" table:number-columns-repeated="996"/>
        </table:table-row>
        <table:table-row table:style-name="ro5">
          <table:table-cell table:style-name="ce45" office:value-type="string" calcext:value-type="string">
            <text:p>FileProperty_CreationTime</text:p>
          </table:table-cell>
          <table:table-cell table:style-name="ce339"/>
          <table:table-cell table:style-name="ce429" office:value-type="string" calcext:value-type="string">
            <text:p>Creation time</text:p>
          </table:table-cell>
          <table:table-cell table:style-name="ce449" office:value-type="string" calcext:value-type="string">
            <text:p>Date de création</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زمن الانشاء</text:p>
          </table:table-cell>
          <table:table-cell table:style-name="ce289" table:number-columns-repeated="996"/>
        </table:table-row>
        <table:table-row table:style-name="ro5">
          <table:table-cell table:style-name="ce45" office:value-type="string" calcext:value-type="string">
            <text:p>FileProperty_HasKva</text:p>
          </table:table-cell>
          <table:table-cell table:style-name="ce339"/>
          <table:table-cell table:style-name="ce429" office:value-type="string" calcext:value-type="string">
            <text:p>Kva file</text:p>
          </table:table-cell>
          <table:table-cell table:style-name="ce449" office:value-type="string" calcext:value-type="string">
            <text:p>Fichier Kva</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ملف Kva</text:p>
          </table:table-cell>
          <table:table-cell table:style-name="ce289" table:number-columns-repeated="996"/>
        </table:table-row>
        <table:table-row table:style-name="ro25">
          <table:table-cell table:style-name="ce45" office:value-type="string" calcext:value-type="string">
            <text:p>FileFilter_XML</text:p>
          </table:table-cell>
          <table:table-cell table:style-name="ce339"/>
          <table:table-cell table:style-name="ce437" office:value-type="string" calcext:value-type="string">
            <text:p>XML (*.xml)|*.xml;</text:p>
          </table:table-cell>
          <table:table-cell table:style-name="ce453" office:value-type="string" calcext:value-type="string">
            <text:p>XML (*.xml)|*.xml;</text:p>
          </table:table-cell>
          <table:table-cell table:style-name="ce466" office:value-type="string" calcext:value-type="string">
            <text:p>XML (*.xml)|*.xml;</text:p>
          </table:table-cell>
          <table:table-cell table:style-name="ce480" office:value-type="string" calcext:value-type="string">
            <text:p>XML (*.xml)|*.xml;</text:p>
          </table:table-cell>
          <table:table-cell table:style-name="ce492" office:value-type="string" calcext:value-type="string">
            <text:p>XML (*.xml)|*.xml;</text:p>
          </table:table-cell>
          <table:table-cell table:style-name="ce509" office:value-type="string" calcext:value-type="string">
            <text:p>XML (*.xml)|*.xml;</text:p>
          </table:table-cell>
          <table:table-cell table:style-name="ce525" office:value-type="string" calcext:value-type="string">
            <text:p>XML (*.xml)|*.xml;</text:p>
          </table:table-cell>
          <table:table-cell table:style-name="ce542" office:value-type="string" calcext:value-type="string">
            <text:p>XML (*.xml)|*.xml;</text:p>
          </table:table-cell>
          <table:table-cell table:style-name="ce560" office:value-type="string" calcext:value-type="string">
            <text:p>XML (*.xml)|*.xml;</text:p>
          </table:table-cell>
          <table:table-cell table:style-name="ce576" office:value-type="string" calcext:value-type="string">
            <text:p>XML (*.xml)|*.xml;</text:p>
          </table:table-cell>
          <table:table-cell table:style-name="ce591" office:value-type="string" calcext:value-type="string">
            <text:p>XML (*.xml)|*.xml;</text:p>
          </table:table-cell>
          <table:table-cell table:style-name="ce603"/>
          <table:table-cell table:style-name="ce617" office:value-type="string" calcext:value-type="string">
            <text:p>XML (*.xml)|*.xml;</text:p>
          </table:table-cell>
          <table:table-cell table:style-name="ce630" office:value-type="string" calcext:value-type="string">
            <text:p>XML (*.xml)|*.xml;</text:p>
          </table:table-cell>
          <table:table-cell table:style-name="ce644" office:value-type="string" calcext:value-type="string">
            <text:p>XML (*.xml)|*.xml;</text:p>
          </table:table-cell>
          <table:table-cell table:style-name="ce655" office:value-type="string" calcext:value-type="string">
            <text:p>XML (*.xml)|*.xml;</text:p>
          </table:table-cell>
          <table:table-cell table:style-name="ce667" office:value-type="string" calcext:value-type="string">
            <text:p>XML (*.xml)|*.xml;</text:p>
          </table:table-cell>
          <table:table-cell table:style-name="ce678" office:value-type="string" calcext:value-type="string">
            <text:p>XML (*.xml)|*.xml;</text:p>
          </table:table-cell>
          <table:table-cell table:style-name="ce692" office:value-type="string" calcext:value-type="string">
            <text:p>XML (*.xml)|*.xml;</text:p>
          </table:table-cell>
          <table:table-cell table:style-name="ce707" office:value-type="string" calcext:value-type="string">
            <text:p>XML (*.xml)|*.xml;</text:p>
          </table:table-cell>
          <table:table-cell table:style-name="ce717" office:value-type="string" calcext:value-type="string">
            <text:p>XML (*.xml)|*.xml;</text:p>
          </table:table-cell>
          <table:table-cell table:style-name="ce730" office:value-type="string" calcext:value-type="string">
            <text:p>XML (*.xml)|*.xml;</text:p>
          </table:table-cell>
          <table:table-cell table:style-name="ce742" office:value-type="string" calcext:value-type="string">
            <text:p>XML (*.xml)|*.xml;</text:p>
          </table:table-cell>
          <table:table-cell table:style-name="ce755" office:value-type="string" calcext:value-type="string">
            <text:p>XML (*.xml)|*.xml;</text:p>
          </table:table-cell>
          <table:table-cell table:style-name="ce770" office:value-type="string" calcext:value-type="string">
            <text:p>XML (*.xml)|*.xml;</text:p>
          </table:table-cell>
          <table:table-cell table:style-name="ce782" office:value-type="string" calcext:value-type="string">
            <text:p>XML (*.xml)|*.xml;</text:p>
          </table:table-cell>
          <table:table-cell table:style-name="ce289" table:number-columns-repeated="996"/>
        </table:table-row>
        <table:table-row table:style-name="ro40">
          <table:table-cell table:style-name="ce45" office:value-type="string" calcext:value-type="string">
            <text:p>FileFilter_SaveImage</text:p>
          </table:table-cell>
          <table:table-cell table:style-name="ce339"/>
          <table:table-cell table:style-name="ce438" office:value-type="string" calcext:value-type="string">
            <text:p>JPEG Images (*.jpg,*.jpeg)|*.jpg;*.jpeg|PNG Images (*.png)|*.png|Bitmap Images (*.bmp)|*.bmp</text:p>
          </table:table-cell>
          <table:table-cell table:style-name="ce454" office:value-type="string" calcext:value-type="string">
            <text:p>Images JPEG (*.jpg,*.jpeg)|*.jpg;*.jpeg|Images PNG (*.png)|*.png|Images Bitmap (*.bmp)|*.bmp</text:p>
          </table:table-cell>
          <table:table-cell table:style-name="ce467" office:value-type="string" calcext:value-type="string">
            <text:p>JPEG afbeeldingen (*.jpg,*.jpeg)|*.jpg;*.jpeg|PNG afbeeldingen (*.png)|*.png|Bitmap afbeeldingen (*.bmp)|*.bmp</text:p>
          </table:table-cell>
          <table:table-cell table:style-name="ce481" office:value-type="string" calcext:value-type="string">
            <text:p>JPEG Bilder (*.jpg,*.jpeg)|*.jpg;*.jpeg|PNG Bilder (*.png)|*.png|Pixelgrafik (*.bmp)|*.bmp</text:p>
          </table:table-cell>
          <table:table-cell table:style-name="ce493" office:value-type="string" calcext:value-type="string">
            <text:p>Imagenes JPEG (*.jpg,*.jpeg)|*.jpg;*.jpeg|Imagenes PNG (*.png)|*.png|Imagenes Bitmap (*.bmp)|*.bmp</text:p>
          </table:table-cell>
          <table:table-cell table:style-name="ce510" office:value-type="string" calcext:value-type="string">
            <text:p>Imagens JPEG (*.jpg,*.jpeg)|*.jpg;*.jpeg|Imagens PNG (*.png)|*.png|Imagens Bitmap (*.bmp)|*.bmp</text:p>
          </table:table-cell>
          <table:table-cell table:style-name="ce526" office:value-type="string" calcext:value-type="string">
            <text:p>Obrazy JPEG (*.jpg,*.jpeg)|*.jpg;*.jpeg|Obrazy PNG (*.png)|*.png|Bitmapy (*.bmp)|*.bmp</text:p>
          </table:table-cell>
          <table:table-cell table:style-name="ce543" office:value-type="string" calcext:value-type="string">
            <text:p>JPEG Images (*.jpg,*.jpeg)|*.jpg;*.jpeg|PNG Images (*.png)|*.png|Bitmap Images (*.bmp)|*.bmp</text:p>
          </table:table-cell>
          <table:table-cell table:style-name="ce561" office:value-type="string" calcext:value-type="string">
            <text:p>JPEG <text:s/>(*.jpg,*.jpeg)|*.jpg;*.jpeg|PNG <text:s/>(*.png)|*.png|Bitmap <text:s/>(*.bmp)|*.bmp</text:p>
          </table:table-cell>
          <table:table-cell table:style-name="ce577" office:value-type="string" calcext:value-type="string">
            <text:p>JPEG kuvat (*.jpg,*.jpeg)|*.jpg;*.jpeg|PNG kuvat (*.png)|*.png|Bitmap kuvat (*.bmp)|*.bmp</text:p>
          </table:table-cell>
          <table:table-cell table:style-name="ce592" office:value-type="string" calcext:value-type="string">
            <text:p>JPEG Images (*.jpg,*.jpeg)|*.jpg;*.jpeg|PNG Images (*.png)|*.png|Bitmap Images (*.bmp)|*.bmp</text:p>
          </table:table-cell>
          <table:table-cell table:style-name="ce604" office:value-type="string" calcext:value-type="string">
            <text:p>JPEG Images (*.jpg,*.jpeg)|*.jpg;*.jpeg|PNG Images (*.png)|*.png|Bitmap Images (*.bmp)|*.bmp</text:p>
          </table:table-cell>
          <table:table-cell table:style-name="ce618" office:value-type="string" calcext:value-type="string">
            <text:p>JPEG İmajları (*.jpg,*.jpeg)|*.jpg;*.jpeg|PNG İmajları (*.png)|*.png|Bitmap İmajları (*.bmp)|*.bmp</text:p>
          </table:table-cell>
          <table:table-cell table:style-name="ce631" office:value-type="string" calcext:value-type="string">
            <text:p>JPEG Images (*.jpg,*.jpeg)|*.jpg;*.jpeg|PNG Images (*.png)|*.png|Bitmap Images (*.bmp)|*.bmp</text:p>
          </table:table-cell>
          <table:table-cell table:style-name="ce645" office:value-type="string" calcext:value-type="string">
            <text:p>JPEG Images (*.jpg,*.jpeg)|*.jpg;*.jpeg|PNG Images (*.png)|*.png|Bitmap Images (*.bmp)|*.bmp</text:p>
          </table:table-cell>
          <table:table-cell table:style-name="ce656" office:value-type="string" calcext:value-type="string">
            <text:p>JPEG bilder (*.jpg,*.jpeg)|*.jpg;*.jpeg|PNG bilder (*.png)|*.png|Bitmap bilder (*.bmp)|*.bmp</text:p>
          </table:table-cell>
          <table:table-cell table:style-name="ce668" office:value-type="string" calcext:value-type="string">
            <text:p>JPEG billeder (*.jpg,*.jpeg)|*.jpg;*.jpeg|PNG billeder (*.png)|*.png|Bitmap billeder (*.bmp)|*.bmp</text:p>
          </table:table-cell>
          <table:table-cell table:style-name="ce679" office:value-type="string" calcext:value-type="string">
            <text:p>JPEG Images (*.jpg,*.jpeg)|*.jpg;*.jpeg|PNG Images (*.png)|*.png|Bitmap Images (*.bmp)|*.bmp</text:p>
          </table:table-cell>
          <table:table-cell table:style-name="ce693" office:value-type="string" calcext:value-type="string">
            <text:p>JPEG Images (*.jpg,*.jpeg)|*.jpg;*.jpeg|PNG Images (*.png)|*.png|Bitmap Images (*.bmp)|*.bmp</text:p>
          </table:table-cell>
          <table:table-cell table:style-name="ce708" office:value-type="string" calcext:value-type="string">
            <text:p>JPEG изображения (*.jpg,*.jpeg)|*.jpg;*.jpeg|PNG Изображения (*.png)|*.png|Битовые изображения (*.bmp)|*.bmp</text:p>
          </table:table-cell>
          <table:table-cell table:style-name="ce718" office:value-type="string" calcext:value-type="string">
            <text:p>Imatges JPEG (*.jpg,*.jpeg)|*.jpg;*.jpeg|Imatges PNG (*.png)|*.png|Imatges Bitmap (*.bmp)|*.bmp</text:p>
          </table:table-cell>
          <table:table-cell table:style-name="ce731" office:value-type="string" calcext:value-type="string">
            <text:p>JPEG slike (*.jpg,*.jpeg)|*.jpg;*.jpeg|PNG slike (*.png)|*.png|Bitmap slike (*.bmp)|*.bmp</text:p>
          </table:table-cell>
          <table:table-cell table:style-name="ce743" office:value-type="string" calcext:value-type="string">
            <text:p>JPEG slike (*.jpg,*.jpeg)|*.jpg;*.jpeg|PNG slike (*.png)|*.png|Bitmap slike (*.bmp)|*.bmp</text:p>
          </table:table-cell>
          <table:table-cell table:style-name="ce756"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771" office:value-type="string" calcext:value-type="string">
            <text:p>JPEG слики (*.jpg,*.jpeg)|*.jpg;*.jpeg|PNG слики (*.png)|*.png|Bitmap слики (*.bmp)|*.bmp</text:p>
          </table:table-cell>
          <table:table-cell table:style-name="ce782" office:value-type="string" calcext:value-type="string">
            <text:p>JPEG صور (*.jpg,*.jpeg)|*.jpg;*.jpeg|PNG Images (*.png)|*.png|Bitmap صور (*.bmp)|*.bmp</text:p>
          </table:table-cell>
          <table:table-cell table:style-name="ce289" table:number-columns-repeated="996"/>
        </table:table-row>
        <table:table-row table:style-name="ro41">
          <table:table-cell table:style-name="ce45" office:value-type="string" calcext:value-type="string">
            <text:p>FileFilter_ImportReference</text:p>
          </table:table-cell>
          <table:table-cell table:style-name="ce426"/>
          <table:table-cell table:style-name="ce439" office:value-type="string" calcext:value-type="string">
            <text:p>All supported files (*.SVG;*.JPG;*.PNG;*.BMP;*.GIF)|*.SVG;*.JPG;*.PNG;*.BMP;*.GIF</text:p>
          </table:table-cell>
          <table:table-cell table:style-name="ce455" office:value-type="string" calcext:value-type="string">
            <text:p>Tous les fichiers supportés (*.SVG;*.JPG;*.PNG;*.BMP;*.GIF)|*.SVG;*.JPG;*.PNG;*.BMP;*.GIF</text:p>
          </table:table-cell>
          <table:table-cell table:style-name="ce468" office:value-type="string" calcext:value-type="string">
            <text:p>Alle ondersteunde bestandtypes (*.SVG;*.JPG;*.PNG;*.BMP;*.GIF)|*.SVG;*.JPG;*.PNG;*.BMP;*.GIF</text:p>
          </table:table-cell>
          <table:table-cell table:style-name="ce482" office:value-type="string" calcext:value-type="string">
            <text:p>Alle unterstützten Formate (*.SVG;*.JPG;*.PNG;*.BMP;*.GIF)|*.SVG;*.JPG;*.PNG;*.BMP;*.GIF</text:p>
          </table:table-cell>
          <table:table-cell table:style-name="ce494" office:value-type="string" calcext:value-type="string">
            <text:p>Todos los archivos soportados (*.SVG;*.JPG;*.PNG;*.BMP;*.GIF)|*.SVG;*.JPG;*.PNG;*.BMP;*.GIF</text:p>
          </table:table-cell>
          <table:table-cell table:style-name="ce511" office:value-type="string" calcext:value-type="string">
            <text:p>Todos os formatos suportados (*.SVG;*.JPG;*.PNG;*.BMP;*.GIF)|*.SVG;*.JPG;*.PNG;*.BMP;*.GIF</text:p>
          </table:table-cell>
          <table:table-cell table:style-name="ce527"/>
          <table:table-cell table:style-name="ce544" office:value-type="string" calcext:value-type="string">
            <text:p>tutti I file supportati (*.SVG;*.JPG;*.PNG;*.BMP;*.GIF)|*.SVG;*.JPG;*.PNG;*.BMP;*.GIF</text:p>
          </table:table-cell>
          <table:table-cell table:style-name="ce562" office:value-type="string" calcext:value-type="string">
            <text:p>Toate fişierele suportate (*.SVG;*.JPG;*.PNG;*.BMP;*.GIF)|*.SVG;*.JPG;*.PNG;*.BMP;*.GIF</text:p>
          </table:table-cell>
          <table:table-cell table:style-name="ce578" office:value-type="string" calcext:value-type="string">
            <text:p>Kaikki tuetut kuvamuodot (*.SVG;*.JPG;*.PNG;*.BMP;*.GIF)|*.SVG;*.JPG;*.PNG;*.BMP;*.GIF</text:p>
          </table:table-cell>
          <table:table-cell table:style-name="ce593"/>
          <table:table-cell table:style-name="ce605"/>
          <table:table-cell table:style-name="ce619" office:value-type="string" calcext:value-type="string">
            <text:p>Desteklenen tüm dosyalar (*.SVG;*.JPG;*.PNG;*.BMP;*.GIF)|*.SVG;*.JPG;*.PNG;*.BMP;*.GIF</text:p>
          </table:table-cell>
          <table:table-cell table:style-name="ce632" office:value-type="string" calcext:value-type="string">
            <text:p>Όλα τα υποστηριζόμενα αρχεία (*.SVG;*.JPG;*.PNG;*.BMP;*.GIF)|*.SVG;*.JPG;*.PNG;*.BMP;*.GIF</text:p>
          </table:table-cell>
          <table:table-cell table:style-name="ce646" office:value-type="string" calcext:value-type="string">
            <text:p>Visi palaikomi failai (*.SVG;*.JPG;*.PNG;*.BMP;*.GIF)|*.SVG;*.JPG;*.PNG;*.BMP;*.GIF</text:p>
          </table:table-cell>
          <table:table-cell table:style-name="ce657" office:value-type="string" calcext:value-type="string">
            <text:p>Följande filer stöds (*.SVG;*.JPG;*.PNG;*.BMP;*.GIF)|*.SVG;*.JPG;*.PNG;*.BMP;*.GIF</text:p>
          </table:table-cell>
          <table:table-cell table:style-name="ce669" office:value-type="string" calcext:value-type="string">
            <text:p>Filtyper der understøttes (*.SVG;*.JPG;*.PNG;*.BMP;*.GIF)|*.SVG;*.JPG;*.PNG;*.BMP;*.GIF</text:p>
          </table:table-cell>
          <table:table-cell table:style-name="ce680" office:value-type="string" calcext:value-type="string">
            <text:p>All supported files (*.SVG;*.JPG;*.PNG;*.BMP;*.GIF)|*.SVG;*.JPG;*.PNG;*.BMP;*.GIF</text:p>
          </table:table-cell>
          <table:table-cell table:style-name="ce694"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09" office:value-type="string" calcext:value-type="string">
            <text:p>Все поддерживаемые форматы файлов (*.SVG;*.JPG;*.PNG;*.BMP;*.GIF)|*.SVG;*.JPG;*.PNG;*.BMP;*.GIF</text:p>
          </table:table-cell>
          <table:table-cell table:style-name="ce719" office:value-type="string" calcext:value-type="string">
            <text:p>Tots els formats suportats(*.SVG;*.JPG;*.PNG;*.BMP;*.GIF)|*.SVG;*.JPG;*.PNG;*.BMP;*.GIF</text:p>
          </table:table-cell>
          <table:table-cell table:style-name="ce732" office:value-type="string" calcext:value-type="string">
            <text:p>Sve podržane datoteke (*.SVG;*.JPG;*.PNG;*.BMP;*.GIF)|*.SVG;*.JPG;*.PNG;*.BMP;*.GIF</text:p>
          </table:table-cell>
          <table:table-cell table:style-name="ce744" office:value-type="string" calcext:value-type="string">
            <text:p>Све подржане датотеке (*.SVG;*.JPG;*.PNG;*.BMP;*.GIF)|*.SVG;*.JPG;*.PNG;*.BMP;*.GIF</text:p>
          </table:table-cell>
          <table:table-cell table:style-name="ce757" office:value-type="string" calcext:value-type="string">
            <text:p><text:span text:style-name="T11">すべてのファイル拡張子</text:span><text:span text:style-name="T12">(*.SVG;*.JPG;*.PNG;*.BMP;*.GIF)|*.SVG;*.JPG;*.PNG;*.BMP;*.GIF</text:span></text:p>
          </table:table-cell>
          <table:table-cell table:style-name="ce772" office:value-type="string" calcext:value-type="string">
            <text:p>Сите поддржани датотеки (*.SVG;*.JPG;*.PNG;*.BMP;*.GIF)|*.SVG;*.JPG;*.PNG;*.BMP;*.GIF</text:p>
          </table:table-cell>
          <table:table-cell table:style-name="ce782" office:value-type="string" calcext:value-type="string">
            <text:p>الملفات المدعومة (*.SVG;*.JPG;*.PNG;*.BMP;*.GIF)|*.SVG;*.JPG;*.PNG;*.BMP;*.GIF</text:p>
          </table:table-cell>
          <table:table-cell table:style-name="ce289" table:number-columns-repeated="996"/>
        </table:table-row>
        <table:table-row table:style-name="ro42">
          <table:table-cell table:style-name="ce45" office:value-type="string" calcext:value-type="string">
            <text:p>FileFilter_Spreadsheet</text:p>
          </table:table-cell>
          <table:table-cell table:style-name="ce426" office:value-type="string" calcext:value-type="string">
            <text:p>"Text" should be translated</text:p>
          </table:table-cell>
          <table:table-cell table:style-name="ce440" office:value-type="string" calcext:value-type="string">
            <text:p>OpenOffice Calc (*.ods)|*.ods|Microsoft Excel (*.xml)|*.xml|XHTML (*.html)|*.html|Text (*.txt)|*.txt;</text:p>
          </table:table-cell>
          <table:table-cell table:style-name="ce456" office:value-type="string" calcext:value-type="string">
            <text:p>OpenOffice Calc (*.ods)|*.ods|Microsoft Excel (*.xml)|*.xml|XHTML (*.html)|*.html|Texte (*.txt)|*.txt;</text:p>
          </table:table-cell>
          <table:table-cell table:style-name="ce469" office:value-type="string" calcext:value-type="string">
            <text:p>OpenOffice Calc (*.ods)|*.ods|Microsoft Excel (*.xml)|*.xml|XHTML (*.html)|*.html|Text (*.txt)|*.txt;</text:p>
          </table:table-cell>
          <table:table-cell table:style-name="ce483" office:value-type="string" calcext:value-type="string">
            <text:p>OpenOffice Calc (*.ods)|*.ods|Microsoft Excel (*.xml)|*.xml|XHTML (*.html)|*.html|Text (*.txt)|*.txt;</text:p>
          </table:table-cell>
          <table:table-cell table:style-name="ce495" office:value-type="string" calcext:value-type="string">
            <text:p>OpenOffice Calc (*.ods)|*.ods|Microsoft Excel (*.xml)|*.xml|XHTML (*.html)|*.html|Text (*.txt)|*.txt;</text:p>
          </table:table-cell>
          <table:table-cell table:style-name="ce512" office:value-type="string" calcext:value-type="string">
            <text:p>OpenOffice Calc (*.ods)|*.ods|Microsoft Excel (*.xml)|*.xml|XHTML (*.html)|*.html|Text (*.txt)|*.txt;</text:p>
          </table:table-cell>
          <table:table-cell table:style-name="ce528"/>
          <table:table-cell table:style-name="ce545" office:value-type="string" calcext:value-type="string">
            <text:p>OpenOffice Calc (*.ods)|*.ods|Microsoft Excel (*.xml)|*.xml|XHTML (*.html)|*.html|Text (*.txt)|*.txt;</text:p>
          </table:table-cell>
          <table:table-cell table:style-name="ce563" office:value-type="string" calcext:value-type="string">
            <text:p>OpenOffice Calc (*.ods)|*.ods|Microsoft Excel (*.xml)|*.xml|XHTML (*.html)|*.html|Text (*.txt)|*.txt;</text:p>
          </table:table-cell>
          <table:table-cell table:style-name="ce579" office:value-type="string" calcext:value-type="string">
            <text:p>OpenOffice Calc (*.ods)|*.ods|Microsoft Excel (*.xml)|*.xml|XHTML (*.html)|*.html|Text (*.txt)|*.txt;</text:p>
          </table:table-cell>
          <table:table-cell table:style-name="ce594" office:value-type="string" calcext:value-type="string">
            <text:p>OpenOffice Calc (*.ods)|*.ods|Microsoft Excel (*.xml)|*.xml|XHTML (*.html)|*.html|Text (*.txt)|*.txt;</text:p>
          </table:table-cell>
          <table:table-cell table:style-name="ce606" office:value-type="string" calcext:value-type="string">
            <text:p>OpenOffice Calc (*.ods)|*.ods|Microsoft Excel (*.xml)|*.xml|XHTML (*.html)|*.html|Text (*.txt)|*.txt;</text:p>
          </table:table-cell>
          <table:table-cell table:style-name="ce620" office:value-type="string" calcext:value-type="string">
            <text:p>OpenOffice Calc (*.ods)|*.ods|Microsoft Excel (*.xml)|*.xml|XHTML (*.html)|*.html|Text (*.txt)|*.txt;</text:p>
          </table:table-cell>
          <table:table-cell table:style-name="ce633" office:value-type="string" calcext:value-type="string">
            <text:p>OpenOffice Calc (*.ods)|*.ods|Microsoft Excel (*.xml)|*.xml|XHTML (*.html)|*.html|Text (*.txt)|*.txt</text:p>
          </table:table-cell>
          <table:table-cell table:style-name="ce647" office:value-type="string" calcext:value-type="string">
            <text:p>OpenOffice Calc (*.ods)|*.ods|Microsoft Excel (*.xml)|*.xml|XHTML (*.html)|*.html|Text (*.txt)|*.txt;</text:p>
          </table:table-cell>
          <table:table-cell table:style-name="ce658" office:value-type="string" calcext:value-type="string">
            <text:p>OpenOffice Calc (*.ods)|*.ods|Microsoft Excel (*.xml)|*.xml|XHTML (*.html)|*.html|Text(*.txt)|*.txt;</text:p>
          </table:table-cell>
          <table:table-cell table:style-name="ce670" office:value-type="string" calcext:value-type="string">
            <text:p>OpenOffice Calc (*.ods)|*.ods|Microsoft Excel (*.xml)|*.xml|XHTML (*.html)|*.html|Text (*.txt)|*.txt;</text:p>
          </table:table-cell>
          <table:table-cell table:style-name="ce681"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10" office:value-type="string" calcext:value-type="string">
            <text:p>OpenOffice Calc (*.ods)|*.ods|Microsoft Excel (*.xml)|*.xml|XHTML (*.html)|*.html|Text (*.txt)|*.txt;</text:p>
          </table:table-cell>
          <table:table-cell table:style-name="ce720" office:value-type="string" calcext:value-type="string">
            <text:p>OpenOffice Calc (*.ods)|*.ods|Microsoft Excel (*.xml)|*.xml|XHTML (*.html)|*.html|Texte (*.txt)|*.txt;</text:p>
          </table:table-cell>
          <table:table-cell table:style-name="ce733" office:value-type="string" calcext:value-type="string">
            <text:p>OpenOffice Calc (*.ods)|*.ods|Microsoft Excel (*.xml)|*.xml|XHTML (*.html)|*.html|Text (*.txt)|*.txt;</text:p>
          </table:table-cell>
          <table:table-cell table:style-name="ce745" office:value-type="string" calcext:value-type="string">
            <text:p>OpenOffice Calc (*.ods)|*.ods|Microsoft Excel (*.xml)|*.xml|XHTML (*.html)|*.html|Text (*.txt)|*.txt;</text:p>
          </table:table-cell>
          <table:table-cell table:style-name="ce758" office:value-type="string" calcext:value-type="string">
            <text:p>OpenOffice Calc (*.ods)|*.ods|Microsoft Excel (*.xml)|*.xml|XHTML (*.html)|*.html|<text:span text:style-name="T15">テキスト</text:span><text:span text:style-name="T16"> (*.txt)|*.txt;</text:span></text:p>
          </table:table-cell>
          <table:table-cell table:style-name="ce773" office:value-type="string" calcext:value-type="string">
            <text:p>OpenOffice Calc (*.ods)|*.ods|Microsoft Excel (*.xml)|*.xml|XHTML (*.html)|*.html|Text (*.txt)|*.txt;</text:p>
          </table:table-cell>
          <table:table-cell table:style-name="ce782" office:value-type="string" calcext:value-type="string">
            <text:p>OpenOffice Calc (*.ods)|*.ods|Microsoft Excel (*.xml)|*.xml|XHTML (*.html)|*.html|Text (*.txt)|*.txt;</text:p>
          </table:table-cell>
          <table:table-cell table:style-name="ce289" table:number-columns-repeated="996"/>
        </table:table-row>
        <table:table-row table:style-name="ro16">
          <table:table-cell table:style-name="ce45" office:value-type="string" calcext:value-type="string">
            <text:p>FileFilter_KVA</text:p>
          </table:table-cell>
          <table:table-cell table:style-name="ce339"/>
          <table:table-cell table:style-name="ce441" office:value-type="string" calcext:value-type="string">
            <text:p>Kinovea Video Analysis (*.kva)|*.kva|XML (*.xml)|*.xml;</text:p>
          </table:table-cell>
          <table:table-cell table:style-name="ce457" office:value-type="string" calcext:value-type="string">
            <text:p>Analyse Video Kinovea (*.kva)|*.kva|XML (*.xml)|*.xml;</text:p>
          </table:table-cell>
          <table:table-cell table:style-name="ce470" office:value-type="string" calcext:value-type="string">
            <text:p>Kinovea Video Analyse (*.kva)|*.kva|XML (*.xml)|*.xml;</text:p>
          </table:table-cell>
          <table:table-cell table:style-name="ce484" office:value-type="string" calcext:value-type="string">
            <text:p>Kinovea Video Analyse (*.kva)|*.kva|XML (*.xml)|*.xml;</text:p>
          </table:table-cell>
          <table:table-cell table:style-name="ce496" office:value-type="string" calcext:value-type="string">
            <text:p>Analisis Video Kinovea (*.kva)|*.kva|XML (*.xml)|*.xml;</text:p>
          </table:table-cell>
          <table:table-cell table:style-name="ce513" office:value-type="string" calcext:value-type="string">
            <text:p>Kinovea Video Analysis (*.kva)|*.kva|XML (*.xml)|*.xml;</text:p>
          </table:table-cell>
          <table:table-cell table:style-name="ce529" office:value-type="string" calcext:value-type="string">
            <text:p>Kinovea Video Analysis (*.kva)|*.kva|XML (*.xml)|*.xml;</text:p>
          </table:table-cell>
          <table:table-cell table:style-name="ce546" office:value-type="string" calcext:value-type="string">
            <text:p>Kinovea Video Analisi (*.kva)|*.kva|XML (*.xml)|*.xml;</text:p>
          </table:table-cell>
          <table:table-cell table:style-name="ce564" office:value-type="string" calcext:value-type="string">
            <text:p>Analiză Video Kinovea <text:s/>(*.kva)|*.kva|XML (*.xml)|*.xml;</text:p>
          </table:table-cell>
          <table:table-cell table:style-name="ce580" office:value-type="string" calcext:value-type="string">
            <text:p>Kinovea videoanalyysi (*.kva)|*.kva|XML (*.xml)|*.xml;</text:p>
          </table:table-cell>
          <table:table-cell table:style-name="ce595" office:value-type="string" calcext:value-type="string">
            <text:p>Kinovea Video Analysis (*.kva)|*.kva|XML (*.xml)|*.xml;</text:p>
          </table:table-cell>
          <table:table-cell table:style-name="ce607" office:value-type="string" calcext:value-type="string">
            <text:p>视频分析文件 (*.kva)|*.kva|XML (*.xml)|*.xml;</text:p>
          </table:table-cell>
          <table:table-cell table:style-name="ce621" office:value-type="string" calcext:value-type="string">
            <text:p>Kinovea Video Analizi (*.kva)|*.kva|XML (*.xml)|*.xml;</text:p>
          </table:table-cell>
          <table:table-cell table:style-name="ce634" office:value-type="string" calcext:value-type="string">
            <text:p>Kinovea Video Analysis (*.kva)|*.kva|XML (*.xml)|*.xml;</text:p>
          </table:table-cell>
          <table:table-cell table:style-name="ce648" office:value-type="string" calcext:value-type="string">
            <text:p>Kinovea vaizdo analizė (*.kva)|*.kva|XML (*.xml)|*.xml;</text:p>
          </table:table-cell>
          <table:table-cell table:style-name="ce659" office:value-type="string" calcext:value-type="string">
            <text:p>Kinovea Videoanalys (*.kva)|*.kva|XML (*.xml)|*.xml;</text:p>
          </table:table-cell>
          <table:table-cell table:style-name="ce671" office:value-type="string" calcext:value-type="string">
            <text:p>Kinovea Video Analyse (*.kva)|*.kva|XML (*.xml)|*.xml;</text:p>
          </table:table-cell>
          <table:table-cell table:style-name="ce682" office:value-type="string" calcext:value-type="string">
            <text:p>Kinovea Video Analysis (*.kva)|*.kva|XML (*.xml)|*.xml;</text:p>
          </table:table-cell>
          <table:table-cell table:style-name="ce696" office:value-type="string" calcext:value-type="string">
            <text:p>Kinovea <text:span text:style-name="T3">비디오</text:span><text:span text:style-name="T4"> </text:span><text:span text:style-name="T5">분석</text:span><text:span text:style-name="T4"> (*.kva)|*.kva|XML (*.xml)|*.xml;</text:span></text:p>
          </table:table-cell>
          <table:table-cell table:style-name="ce711" office:value-type="string" calcext:value-type="string">
            <text:p>Kinovea видео анализ (*.kva)|*.kva|XML (*.xml)|*.xml;</text:p>
          </table:table-cell>
          <table:table-cell table:style-name="ce721" office:value-type="string" calcext:value-type="string">
            <text:p>Anàlisis de vídeo de Kinovea (*.kva)|*.kva|XML (*.xml)|*.xml;</text:p>
          </table:table-cell>
          <table:table-cell table:style-name="ce734" office:value-type="string" calcext:value-type="string">
            <text:p>Kinovea video analiza (*.kva)|*.kva|XML (*.xml)|*.xml;</text:p>
          </table:table-cell>
          <table:table-cell table:style-name="ce746" office:value-type="string" calcext:value-type="string">
            <text:p>Kinovea video analiza (*.kva)|*.kva|XML (*.xml)|*.xml;</text:p>
          </table:table-cell>
          <table:table-cell table:style-name="ce759" office:value-type="string" calcext:value-type="string">
            <text:p>Kinovea<text:span text:style-name="T15">ビデオアナラシス</text:span><text:span text:style-name="T16"> (*.kva)|*.kva|XML (*.xml)|*.xml;</text:span></text:p>
          </table:table-cell>
          <table:table-cell table:style-name="ce774" office:value-type="string" calcext:value-type="string">
            <text:p>Киновеа видео анализа <text:s/>(*.kva)|*.kva|XML (*.xml)|*.xml;</text:p>
          </table:table-cell>
          <table:table-cell table:style-name="ce782" office:value-type="string" calcext:value-type="string">
            <text:p>Kinovea Video Analysis (*.kva)|*.kva|XML (*.xml)|*.xml;</text:p>
          </table:table-cell>
          <table:table-cell table:style-name="ce289" table:number-columns-repeated="996"/>
        </table:table-row>
        <table:table-row table:style-name="ro43">
          <table:table-cell table:style-name="ce45" office:value-type="string" calcext:value-type="string">
            <text:p>FileFilter_SaveVideo</text:p>
          </table:table-cell>
          <table:table-cell table:style-name="ce339"/>
          <table:table-cell table:style-name="ce442" office:value-type="string" calcext:value-type="string">
            <text:p>Matroska (*.mkv)|*.mkv|MP4 (*.mp4)|*.mp4|AVI (*.avi)|*.avi; </text:p>
          </table:table-cell>
          <table:table-cell table:style-name="ce458" office:value-type="string" calcext:value-type="string">
            <text:p>Matroska (*.mkv)|*.mkv|MP4 (*.mp4)|*.mp4|AVI (*.avi)|*.avi; </text:p>
          </table:table-cell>
          <table:table-cell table:style-name="ce471" office:value-type="string" calcext:value-type="string">
            <text:p>Matroska (*.mkv)|*.mkv|MP4 (*.mp4)|*.mp4|AVI (*.avi)|*.avi;</text:p>
          </table:table-cell>
          <table:table-cell table:style-name="ce485" office:value-type="string" calcext:value-type="string">
            <text:p>Matroska (*.mkv)|*.mkv|MP4 (*.mp4)|*.mp4|AVI (*.avi)|*.avi; </text:p>
          </table:table-cell>
          <table:table-cell table:style-name="ce497" office:value-type="string" calcext:value-type="string">
            <text:p>Matroska (*.mkv)|*.mkv|MP4 (*.mp4)|*.mp4|AVI (*.avi)|*.avi; </text:p>
          </table:table-cell>
          <table:table-cell table:style-name="ce514" office:value-type="string" calcext:value-type="string">
            <text:p>Matroska (*.mkv)|*.mkv|MP4 (*.mp4)|*.mp4|AVI (*.avi)|*.avi; </text:p>
          </table:table-cell>
          <table:table-cell table:style-name="ce530" office:value-type="string" calcext:value-type="string">
            <text:p>Matroska (*.mkv)|*.mkv|MP4 (*.mp4)|*.mp4|AVI (*.avi)|*.avi; </text:p>
          </table:table-cell>
          <table:table-cell table:style-name="ce547" office:value-type="string" calcext:value-type="string">
            <text:p>Matroska (*.mkv)|*.mkv|MP4 (*.mp4)|*.mp4|AVI (*.avi)|*.avi; </text:p>
          </table:table-cell>
          <table:table-cell table:style-name="ce565" office:value-type="string" calcext:value-type="string">
            <text:p>Matroska (*.mkv)|*.mkv|MP4 (*.mp4)|*.mp4|AVI (*.avi)|*.avi; </text:p>
          </table:table-cell>
          <table:table-cell table:style-name="ce581" office:value-type="string" calcext:value-type="string">
            <text:p>Matroska (*.mkv)|*.mkv|MP4 (*.mp4)|*.mp4|AVI (*.avi)|*.avi; </text:p>
          </table:table-cell>
          <table:table-cell table:style-name="ce596" office:value-type="string" calcext:value-type="string">
            <text:p>Matroska (*.mkv)|*.mkv|MP4 (*.mp4)|*.mp4|AVI (*.avi)|*.avi;</text:p>
          </table:table-cell>
          <table:table-cell table:style-name="ce608" office:value-type="string" calcext:value-type="string">
            <text:p>高清格式 (*.mkv)|*.mkv|MP4 (*.mp4)|*.mp4|AVI (*.avi)|*.avi; </text:p>
          </table:table-cell>
          <table:table-cell table:style-name="ce622" office:value-type="string" calcext:value-type="string">
            <text:p>Matroska (*.mkv)|*.mkv|MP4 (*.mp4)|*.mp4|AVI (*.avi)|*.avi; </text:p>
          </table:table-cell>
          <table:table-cell table:style-name="ce635" office:value-type="string" calcext:value-type="string">
            <text:p>Matroska (*.mkv)|*.mkv|MP4 (*.mp4)|*.mp4|AVI (*.avi)|*.avi; </text:p>
          </table:table-cell>
          <table:table-cell table:style-name="ce649" office:value-type="string" calcext:value-type="string">
            <text:p>Matroska (*.mkv)|*.mkv|MP4 (*.mp4)|*.mp4|AVI (*.avi)|*.avi; </text:p>
          </table:table-cell>
          <table:table-cell table:style-name="ce660" office:value-type="string" calcext:value-type="string">
            <text:p>Matroska (*.mkv)|*.mkv|MP4 (*.mp4)|*.mp4|AVI (*.avi)|*.avi; </text:p>
          </table:table-cell>
          <table:table-cell table:style-name="ce672" office:value-type="string" calcext:value-type="string">
            <text:p>Matroska (*.mkv)|*.mkv|MP4 (*.mp4)|*.mp4|AVI (*.avi)|*.avi; </text:p>
          </table:table-cell>
          <table:table-cell table:style-name="ce683" office:value-type="string" calcext:value-type="string">
            <text:p>Matroska (*.mkv)|*.mkv|MP4 (*.mp4)|*.mp4|AVI (*.avi)|*.avi; </text:p>
          </table:table-cell>
          <table:table-cell table:style-name="ce697" office:value-type="string" calcext:value-type="string">
            <text:p>Matroska (*.mkv)|*.mkv|MP4 (*.mp4)|*.mp4|AVI (*.avi)|*.avi; </text:p>
          </table:table-cell>
          <table:table-cell table:style-name="ce712" office:value-type="string" calcext:value-type="string">
            <text:p>Matroska (*.mkv)|*.mkv|MP4 (*.mp4)|*.mp4|AVI (*.avi)|*.avi; </text:p>
          </table:table-cell>
          <table:table-cell table:style-name="ce722" office:value-type="string" calcext:value-type="string">
            <text:p>Matroska (*.mkv)|*.mkv|MP4 (*.mp4)|*.mp4|AVI (*.avi)|*.avi; </text:p>
          </table:table-cell>
          <table:table-cell table:style-name="ce735" office:value-type="string" calcext:value-type="string">
            <text:p>Matroska (*.mkv)|*.mkv|MP4 (*.mp4)|*.mp4|AVI (*.avi)|*.avi; </text:p>
          </table:table-cell>
          <table:table-cell table:style-name="ce747" office:value-type="string" calcext:value-type="string">
            <text:p>Matroska (*.mkv)|*.mkv|MP4 (*.mp4)|*.mp4|AVI (*.avi)|*.avi; </text:p>
          </table:table-cell>
          <table:table-cell table:style-name="ce760" office:value-type="string" calcext:value-type="string">
            <text:p>Matroska (*.mkv)|*.mkv|MP4 (*.mp4)|*.mp4|AVI (*.avi)|*.avi;</text:p>
          </table:table-cell>
          <table:table-cell table:style-name="ce775" office:value-type="string" calcext:value-type="string">
            <text:p>Matroska (*.mkv)|*.mkv|MP4 (*.mp4)|*.mp4|AVI (*.avi)|*.avi; </text:p>
          </table:table-cell>
          <table:table-cell table:style-name="ce782" office:value-type="string" calcext:value-type="string">
            <text:p>Matroska (*.mkv)|*.mkv|MP4 (*.mp4)|*.mp4|AVI (*.avi)|*.avi;</text:p>
          </table:table-cell>
          <table:table-cell table:style-name="ce289" table:number-columns-repeated="996"/>
        </table:table-row>
        <table:table-row table:style-name="ro40">
          <table:table-cell table:style-name="ce45" office:value-type="string" calcext:value-type="string">
            <text:p>InfoBox_MetadataIsDirty_Text</text:p>
          </table:table-cell>
          <table:table-cell table:style-name="ce339"/>
          <table:table-cell table:style-name="ce429" office:value-type="string" calcext:value-type="string">
            <text:p>Key images have been modified.\nDo you want to save key images data before closing ?</text:p>
          </table:table-cell>
          <table:table-cell table:style-name="ce449" office:value-type="string" calcext:value-type="string">
            <text:p>Les images clés ont été modifiées.\nVoulez-vous sauvegarder les données des images clés avant de fermer ?</text:p>
          </table:table-cell>
          <table:table-cell table:style-name="ce463" office:value-type="string" calcext:value-type="string">
            <text:p>Kernbeelden zijn veranderd. \nWilt u de veranderde kernbeelden opslaan voor afsluiten ?</text:p>
          </table:table-cell>
          <table:table-cell table:style-name="ce476" office:value-type="string" calcext:value-type="string">
            <text:p>Schlüsselbilder wurden geändert.\nWollen Sie die Änderungen speichern?</text:p>
          </table:table-cell>
          <table:table-cell table:style-name="ce491" office:value-type="string" calcext:value-type="string">
            <text:p>Imágenes clave han sido modificados.\n ¿Desea guardar los datos antes de cerrar ?</text:p>
          </table:table-cell>
          <table:table-cell table:style-name="ce504" office:value-type="string" calcext:value-type="string">
            <text:p>Quadros de imagens foram modificados.\nVocê deseja salvá-los antes de sair?</text:p>
          </table:table-cell>
          <table:table-cell table:style-name="ce521"/>
          <table:table-cell table:style-name="ce535" office:value-type="string" calcext:value-type="string">
            <text:p>Le Immagini Chiave sono state modificate.\nSalvare le Immagini Chiave ed i loro Dati prima di chiudere ?</text:p>
          </table:table-cell>
          <table:table-cell table:style-name="ce553" office:value-type="string" calcext:value-type="string">
            <text:p>Cadrele cheie au fost modificate.\n Doriţi să salvaţi datele cadrelor cheie înainte de a inchide ?</text:p>
          </table:table-cell>
          <table:table-cell table:style-name="ce571" office:value-type="string" calcext:value-type="string">
            <text:p>Avainkuvia on muokattu.\nHaluatko tallentaa avainkuvien tiedot ennen sulkemista?</text:p>
          </table:table-cell>
          <table:table-cell table:style-name="ce588" office:value-type="string" calcext:value-type="string">
            <text:p>Nøkkelbilder er endret.\nØnsker du å lagre bilder før du avslutter ?</text:p>
          </table:table-cell>
          <table:table-cell table:style-name="ce602" office:value-type="string" calcext:value-type="string">
            <text:p>关键帧已被修改.\n关闭前是否保存数据？</text:p>
          </table:table-cell>
          <table:table-cell table:style-name="ce614" office:value-type="string" calcext:value-type="string">
            <text:p>Anahtar İmajlar değiştirildi.\n Kapatmadan önce anahtar imaj verisini kaydetmek istiyor musunuz?</text:p>
          </table:table-cell>
          <table:table-cell table:style-name="ce626"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41" office:value-type="string" calcext:value-type="string">
            <text:p>Paveikslėlių žymės yra pakeistos.\nAr norite išsaugoti žymes prieš uždarant programą?</text:p>
          </table:table-cell>
          <table:table-cell table:style-name="ce653" office:value-type="string" calcext:value-type="string">
            <text:p>Nyckelbilder har modifierats.\nVill du spara nyckelbildsinformation innan stängning ?</text:p>
          </table:table-cell>
          <table:table-cell table:style-name="ce664" office:value-type="string" calcext:value-type="string">
            <text:p>Nøglebilleder er blevet modificeret.\nØnsker du at gemme nøglebillederne inden der lukkes?</text:p>
          </table:table-cell>
          <table:table-cell table:style-name="ce677" office:value-type="string" calcext:value-type="string">
            <text:p>Klíčové pozice byly změněny.\n¨Chcete uložit klíčové pozice před uzavřením?</text:p>
          </table:table-cell>
          <table:table-cell table:style-name="ce691" office:value-type="string" calcext:value-type="string">
            <text:p>키 이미지'가 수정되었음.\n닫기 전에 키 이지미 자료를 저장할까요?</text:p>
          </table:table-cell>
          <table:table-cell table:style-name="ce704" office:value-type="string" calcext:value-type="string">
            <text:p>Ключевые кадры изменены.\n Вы хотите сохранить данные по ключевым кадрам перед закрытием?</text:p>
          </table:table-cell>
          <table:table-cell table:style-name="ce716" office:value-type="string" calcext:value-type="string">
            <text:p>Els fotogrames clau han estat modificats:\nVoleu desar-los abans de tancar?</text:p>
          </table:table-cell>
          <table:table-cell table:style-name="ce729" office:value-type="string" calcext:value-type="string">
            <text:p>Ključni slike su modifikovane.\nDa li želite da sačuvate podatke ključnih slika pre zatvaranja?</text:p>
          </table:table-cell>
          <table:table-cell table:style-name="ce741" office:value-type="string" calcext:value-type="string">
            <text:p>Кључни слике су модификоване.\нДа ли желите да сачувате податке кључних слика пре затварања?</text:p>
          </table:table-cell>
          <table:table-cell table:style-name="ce752" office:value-type="string" calcext:value-type="string">
            <text:p>キーイメージが変更されました。<text:span text:style-name="T7">\n</text:span><text:span text:style-name="T18">終了する前にキーイメージを保存しますか？</text:span></text:p>
          </table:table-cell>
          <table:table-cell table:style-name="ce768" office:value-type="string" calcext:value-type="string">
            <text:p>Клучните слики се модифицирани. Дали сакате да се зачуваат податоците од клучните слики пред затворање?</text:p>
          </table:table-cell>
          <table:table-cell office:value-type="string" calcext:value-type="string">
            <text:p>تم تعديل الصور الرئيسية. \ n هل تريد حفظ بيانات الصور الرئيسية قبل الاغلاق؟</text:p>
          </table:table-cell>
          <table:table-cell table:style-name="ce289" table:number-columns-repeated="996"/>
        </table:table-row>
        <table:table-row table:style-name="ro27">
          <table:table-cell table:style-name="ce45" office:value-type="string" calcext:value-type="string">
            <text:p>InfoBox_MetadataIsDirty_Title</text:p>
          </table:table-cell>
          <table:table-cell table:style-name="ce339"/>
          <table:table-cell table:style-name="ce429" office:value-type="string" calcext:value-type="string">
            <text:p>Key images data not saved</text:p>
          </table:table-cell>
          <table:table-cell table:style-name="ce449" office:value-type="string" calcext:value-type="string">
            <text:p>Images clés non sauvées</text:p>
          </table:table-cell>
          <table:table-cell table:style-name="ce463" office:value-type="string" calcext:value-type="string">
            <text:p>Kernbeelden niet opgeslagen</text:p>
          </table:table-cell>
          <table:table-cell table:style-name="ce477" office:value-type="string" calcext:value-type="string">
            <text:p>Schlüsselbilddaten wurden nicht gespeichert</text:p>
          </table:table-cell>
          <table:table-cell table:style-name="ce491" office:value-type="string" calcext:value-type="string">
            <text:p>Imágenes clave no guardadas</text:p>
          </table:table-cell>
          <table:table-cell table:style-name="ce504" office:value-type="string" calcext:value-type="string">
            <text:p>Dados dos quadros de imagens não foram salvos.</text:p>
          </table:table-cell>
          <table:table-cell table:style-name="ce521"/>
          <table:table-cell table:style-name="ce537" office:value-type="string" calcext:value-type="string">
            <text:p>Immagini Chiave non salvate</text:p>
          </table:table-cell>
          <table:table-cell table:style-name="ce553" office:value-type="string" calcext:value-type="string">
            <text:p>Cadrele cheie nu au fost salvate</text:p>
          </table:table-cell>
          <table:table-cell table:style-name="ce571" office:value-type="string" calcext:value-type="string">
            <text:p>Avainkuvien tietoja ei tallennettu</text:p>
          </table:table-cell>
          <table:table-cell table:style-name="ce588" office:value-type="string" calcext:value-type="string">
            <text:p>Nøkkelbilder ble ikke lagret</text:p>
          </table:table-cell>
          <table:table-cell table:style-name="ce602" office:value-type="string" calcext:value-type="string">
            <text:p>关键数据尚未保存！</text:p>
          </table:table-cell>
          <table:table-cell table:style-name="ce614" office:value-type="string" calcext:value-type="string">
            <text:p>Anahtar imaj verisi kaydedilmedi</text:p>
          </table:table-cell>
          <table:table-cell table:style-name="ce626" office:value-type="string" calcext:value-type="string">
            <text:p>Τα δεδομένα των Βασικών Εικόνων δεν έχουν αποθηκευτεί</text:p>
          </table:table-cell>
          <table:table-cell table:style-name="ce641" office:value-type="string" calcext:value-type="string">
            <text:p>Paveiklėlių žymės neišsaugotos</text:p>
          </table:table-cell>
          <table:table-cell table:style-name="ce653" office:value-type="string" calcext:value-type="string">
            <text:p>Nyckelbilds data ej sparad</text:p>
          </table:table-cell>
          <table:table-cell table:style-name="ce664" office:value-type="string" calcext:value-type="string">
            <text:p>Nøglebilleders data er ikke gemt</text:p>
          </table:table-cell>
          <table:table-cell table:style-name="ce677" office:value-type="string" calcext:value-type="string">
            <text:p>Data klíčových pozic neuložena</text:p>
          </table:table-cell>
          <table:table-cell table:style-name="ce689"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704" office:value-type="string" calcext:value-type="string">
            <text:p>Данные по ключевым кадрам не сохранены</text:p>
          </table:table-cell>
          <table:table-cell table:style-name="ce716" office:value-type="string" calcext:value-type="string">
            <text:p>Els fotogrames clau no s'han desat</text:p>
          </table:table-cell>
          <table:table-cell table:style-name="ce728" office:value-type="string" calcext:value-type="string">
            <text:p><text:s/>Podaci ključnih slika nisu sačuvani</text:p>
          </table:table-cell>
          <table:table-cell table:style-name="ce740" office:value-type="string" calcext:value-type="string">
            <text:p><text:s/>Подаци кључних слика нису сачувани</text:p>
          </table:table-cell>
          <table:table-cell table:style-name="ce752" office:value-type="string" calcext:value-type="string">
            <text:p>キーイメージは保存されませんでした。</text:p>
          </table:table-cell>
          <table:table-cell table:style-name="ce768" office:value-type="string" calcext:value-type="string">
            <text:p>Податотоците од клучните слики не се зачувани</text:p>
          </table:table-cell>
          <table:table-cell table:style-name="ce779" office:value-type="string" calcext:value-type="string">
            <text:p>لم يتم حفظ بيانات الصور الرئيسية</text:p>
          </table:table-cell>
          <table:table-cell table:style-name="ce289" table:number-columns-repeated="996"/>
        </table:table-row>
        <table:table-row table:style-name="ro27">
          <table:table-cell table:style-name="ce45" office:value-type="string" calcext:value-type="string">
            <text:p>lblDelay_Text</text:p>
          </table:table-cell>
          <table:table-cell table:style-name="ce339"/>
          <table:table-cell table:style-name="ce429" office:value-type="string" calcext:value-type="string">
            <text:p>Delay display by: {0:0} s</text:p>
          </table:table-cell>
          <table:table-cell table:style-name="ce449" office:value-type="string" calcext:value-type="string">
            <text:p>Retarder l'affichage de : {0:0} s</text:p>
          </table:table-cell>
          <table:table-cell table:style-name="ce463" office:value-type="string" calcext:value-type="string">
            <text:p>Vertraag weergave met: {0:0} s</text:p>
          </table:table-cell>
          <table:table-cell table:style-name="ce478" office:value-type="string" calcext:value-type="string">
            <text:p>Verzögerung: {0:0} s</text:p>
          </table:table-cell>
          <table:table-cell table:style-name="ce491" office:value-type="string" calcext:value-type="string">
            <text:p>Retraso mostrando imágenes: {0:0} s</text:p>
          </table:table-cell>
          <table:table-cell table:style-name="ce507" office:value-type="string" calcext:value-type="string">
            <text:p>Atrasar em: {0:0} s</text:p>
          </table:table-cell>
          <table:table-cell table:style-name="ce521"/>
          <table:table-cell table:style-name="ce536" office:value-type="string" calcext:value-type="string">
            <text:p>Ritarda la visualizzazione di: {0:0} s</text:p>
          </table:table-cell>
          <table:table-cell table:style-name="ce553" office:value-type="string" calcext:value-type="string">
            <text:p>Întârziere afişaj cu: {0:0} s</text:p>
          </table:table-cell>
          <table:table-cell table:style-name="ce571" office:value-type="string" calcext:value-type="string">
            <text:p>Viivytä näyttöä: {0:0} sekunnilla</text:p>
          </table:table-cell>
          <table:table-cell table:style-name="ce588"/>
          <table:table-cell table:style-name="ce602"/>
          <table:table-cell table:style-name="ce615" office:value-type="string" calcext:value-type="string">
            <text:p>Görünümü bu kadar geciktir: {0:0} sn</text:p>
          </table:table-cell>
          <table:table-cell table:style-name="ce627" office:value-type="string" calcext:value-type="string">
            <text:p>Καθυστέρηση απεικόνησης κατά {0:0} δευτερόλεπτα</text:p>
          </table:table-cell>
          <table:table-cell table:style-name="ce641" office:value-type="string" calcext:value-type="string">
            <text:p>Vėlavimo rodinys: {0:0} s</text:p>
          </table:table-cell>
          <table:table-cell table:style-name="ce653" office:value-type="string" calcext:value-type="string">
            <text:p>Fördröj visning med: {0:0} s</text:p>
          </table:table-cell>
          <table:table-cell table:style-name="ce664" office:value-type="string" calcext:value-type="string">
            <text:p>Forsink visning med: {0:0} sek.</text:p>
          </table:table-cell>
          <table:table-cell table:style-name="ce677" office:value-type="string" calcext:value-type="string">
            <text:p>Zpozdit zobrazení o: {0:0} s</text:p>
          </table:table-cell>
          <table:table-cell table:style-name="ce689"/>
          <table:table-cell table:style-name="ce704" office:value-type="string" calcext:value-type="string">
            <text:p>Задержка дисплея на: {0:0} <text:s/>с </text:p>
          </table:table-cell>
          <table:table-cell table:style-name="ce716" office:value-type="string" calcext:value-type="string">
            <text:p>Enderrerir la visualització: {0:0} s</text:p>
          </table:table-cell>
          <table:table-cell table:style-name="ce728" office:value-type="string" calcext:value-type="string">
            <text:p>Kašnjenje prikaza po: {0:0} s</text:p>
          </table:table-cell>
          <table:table-cell table:style-name="ce740" office:value-type="string" calcext:value-type="string">
            <text:p>Кашњење приказа по: {0:0} s</text:p>
          </table:table-cell>
          <table:table-cell table:style-name="ce752" office:value-type="string" calcext:value-type="string">
            <text:p>ディスプレイを: {0:0} 秒遅らせて表示</text:p>
          </table:table-cell>
          <table:table-cell table:style-name="ce768" office:value-type="string" calcext:value-type="string">
            <text:p>Одложен екран {0:0} с</text:p>
          </table:table-cell>
          <table:table-cell table:style-name="ce779" office:value-type="string" calcext:value-type="string">
            <text:p>تأخير العرض بـ: {0: 0} ثانية</text:p>
          </table:table-cell>
          <table:table-cell table:style-name="ce289" table:number-columns-repeated="996"/>
        </table:table-row>
        <table:table-row table:style-name="ro23">
          <table:table-cell table:style-name="ce45" office:value-type="string" calcext:value-type="string">
            <text:p>lblInfo_Text</text:p>
          </table:table-cell>
          <table:table-cell table:style-name="ce339"/>
          <table:table-cell table:style-name="ce429" office:value-type="string" calcext:value-type="string">
            <text:p>Common Controls :</text:p>
          </table:table-cell>
          <table:table-cell table:style-name="ce449" office:value-type="string" calcext:value-type="string">
            <text:p>Contrôles Communs :</text:p>
          </table:table-cell>
          <table:table-cell table:style-name="ce463" office:value-type="string" calcext:value-type="string">
            <text:p>Standaard bediening:</text:p>
          </table:table-cell>
          <table:table-cell table:style-name="ce477" office:value-type="string" calcext:value-type="string">
            <text:p>Standardauswahl:</text:p>
          </table:table-cell>
          <table:table-cell table:style-name="ce491" office:value-type="string" calcext:value-type="string">
            <text:p>Controles Comunes :</text:p>
          </table:table-cell>
          <table:table-cell table:style-name="ce504" office:value-type="string" calcext:value-type="string">
            <text:p>Controles Comuns:</text:p>
          </table:table-cell>
          <table:table-cell table:style-name="ce521" office:value-type="string" calcext:value-type="string">
            <text:p>Wspólne sterowanie :</text:p>
          </table:table-cell>
          <table:table-cell table:style-name="ce535" office:value-type="string" calcext:value-type="string">
            <text:p>Controlli Comuni :</text:p>
          </table:table-cell>
          <table:table-cell table:style-name="ce553" office:value-type="string" calcext:value-type="string">
            <text:p>Controale comune :</text:p>
          </table:table-cell>
          <table:table-cell table:style-name="ce571" office:value-type="string" calcext:value-type="string">
            <text:p>Yleiset toiminnot:</text:p>
          </table:table-cell>
          <table:table-cell table:style-name="ce588" office:value-type="string" calcext:value-type="string">
            <text:p>Standardvalg:</text:p>
          </table:table-cell>
          <table:table-cell table:style-name="ce602" office:value-type="string" calcext:value-type="string">
            <text:p>常用控制 :</text:p>
          </table:table-cell>
          <table:table-cell table:style-name="ce614" office:value-type="string" calcext:value-type="string">
            <text:p>Ortak Kontroller :</text:p>
          </table:table-cell>
          <table:table-cell table:style-name="ce626" office:value-type="string" calcext:value-type="string">
            <text:p>Κοινές Λειτουργίες :</text:p>
          </table:table-cell>
          <table:table-cell table:style-name="ce641" office:value-type="string" calcext:value-type="string">
            <text:p>Bendroji kontrolė :</text:p>
          </table:table-cell>
          <table:table-cell table:style-name="ce653" office:value-type="string" calcext:value-type="string">
            <text:p>Gemensamma kontroller :</text:p>
          </table:table-cell>
          <table:table-cell table:style-name="ce664" office:value-type="string" calcext:value-type="string">
            <text:p>Standardkontroller:</text:p>
          </table:table-cell>
          <table:table-cell table:style-name="ce677" office:value-type="string" calcext:value-type="string">
            <text:p>Ovládací prvky:</text:p>
          </table:table-cell>
          <table:table-cell table:style-name="ce689" office:value-type="string" calcext:value-type="string">
            <text:p><text:span text:style-name="T3">공통</text:span><text:span text:style-name="T4"> </text:span><text:span text:style-name="T5">조절</text:span><text:span text:style-name="T4">:</text:span></text:p>
          </table:table-cell>
          <table:table-cell table:style-name="ce704" office:value-type="string" calcext:value-type="string">
            <text:p>Общие элементы управления :</text:p>
          </table:table-cell>
          <table:table-cell table:style-name="ce716" office:value-type="string" calcext:value-type="string">
            <text:p>Controls comuns :</text:p>
          </table:table-cell>
          <table:table-cell table:style-name="ce728" office:value-type="string" calcext:value-type="string">
            <text:p>Zajedničke kontrole:</text:p>
          </table:table-cell>
          <table:table-cell table:style-name="ce740" office:value-type="string" calcext:value-type="string">
            <text:p>Заједничке контроле:</text:p>
          </table:table-cell>
          <table:table-cell table:style-name="ce753" office:value-type="string" calcext:value-type="string">
            <text:p><text:span text:style-name="T15">共通コントロール</text:span><text:span text:style-name="T16">:</text:span></text:p>
          </table:table-cell>
          <table:table-cell table:style-name="ce768" office:value-type="string" calcext:value-type="string">
            <text:p>Заеднички контроли:</text:p>
          </table:table-cell>
          <table:table-cell table:style-name="ce779" office:value-type="string" calcext:value-type="string">
            <text:p>التحكمات الشائعة:</text:p>
          </table:table-cell>
          <table:table-cell table:style-name="ce289" table:number-columns-repeated="996"/>
        </table:table-row>
        <table:table-row table:style-name="ro20">
          <table:table-cell table:style-name="ce45" office:value-type="string" calcext:value-type="string">
            <text:p>lblSelDuration_Text</text:p>
          </table:table-cell>
          <table:table-cell table:style-name="ce339"/>
          <table:table-cell table:style-name="ce429" office:value-type="string" calcext:value-type="string">
            <text:p>Duration</text:p>
          </table:table-cell>
          <table:table-cell table:style-name="ce449" office:value-type="string" calcext:value-type="string">
            <text:p>Durée</text:p>
          </table:table-cell>
          <table:table-cell table:style-name="ce463" office:value-type="string" calcext:value-type="string">
            <text:p>Duur</text:p>
          </table:table-cell>
          <table:table-cell table:style-name="ce477" office:value-type="string" calcext:value-type="string">
            <text:p>Dauer</text:p>
          </table:table-cell>
          <table:table-cell table:style-name="ce491" office:value-type="string" calcext:value-type="string">
            <text:p>Duraciòn</text:p>
          </table:table-cell>
          <table:table-cell table:style-name="ce504" office:value-type="string" calcext:value-type="string">
            <text:p>Duração</text:p>
          </table:table-cell>
          <table:table-cell table:style-name="ce521" office:value-type="string" calcext:value-type="string">
            <text:p>Długość</text:p>
          </table:table-cell>
          <table:table-cell table:style-name="ce535" office:value-type="string" calcext:value-type="string">
            <text:p>Durata</text:p>
          </table:table-cell>
          <table:table-cell table:style-name="ce553" office:value-type="string" calcext:value-type="string">
            <text:p>Durata </text:p>
          </table:table-cell>
          <table:table-cell table:style-name="ce571" office:value-type="string" calcext:value-type="string">
            <text:p>Kesto</text:p>
          </table:table-cell>
          <table:table-cell table:style-name="ce588" office:value-type="string" calcext:value-type="string">
            <text:p>Varighet</text:p>
          </table:table-cell>
          <table:table-cell table:style-name="ce602" office:value-type="string" calcext:value-type="string">
            <text:p>时间</text:p>
          </table:table-cell>
          <table:table-cell table:style-name="ce614" office:value-type="string" calcext:value-type="string">
            <text:p>Süre</text:p>
          </table:table-cell>
          <table:table-cell table:style-name="ce626" office:value-type="string" calcext:value-type="string">
            <text:p>Διάρκεια</text:p>
          </table:table-cell>
          <table:table-cell table:style-name="ce641" office:value-type="string" calcext:value-type="string">
            <text:p>Trukmė</text:p>
          </table:table-cell>
          <table:table-cell table:style-name="ce653" office:value-type="string" calcext:value-type="string">
            <text:p>Längd på Klipp</text:p>
          </table:table-cell>
          <table:table-cell table:style-name="ce664" office:value-type="string" calcext:value-type="string">
            <text:p>Varighed</text:p>
          </table:table-cell>
          <table:table-cell table:style-name="ce677" office:value-type="string" calcext:value-type="string">
            <text:p>Délka</text:p>
          </table:table-cell>
          <table:table-cell table:style-name="ce691" office:value-type="string" calcext:value-type="string">
            <text:p>기간</text:p>
          </table:table-cell>
          <table:table-cell table:style-name="ce704" office:value-type="string" calcext:value-type="string">
            <text:p>Продолжительность</text:p>
          </table:table-cell>
          <table:table-cell table:style-name="ce716" office:value-type="string" calcext:value-type="string">
            <text:p>Duració</text:p>
          </table:table-cell>
          <table:table-cell table:style-name="ce728" office:value-type="string" calcext:value-type="string">
            <text:p>Trajanje</text:p>
          </table:table-cell>
          <table:table-cell table:style-name="ce740" office:value-type="string" calcext:value-type="string">
            <text:p>Трајање</text:p>
          </table:table-cell>
          <table:table-cell table:style-name="ce752" office:value-type="string" calcext:value-type="string">
            <text:p>時間</text:p>
          </table:table-cell>
          <table:table-cell table:style-name="ce768" office:value-type="string" calcext:value-type="string">
            <text:p>Времетраење</text:p>
          </table:table-cell>
          <table:table-cell table:style-name="ce779" office:value-type="string" calcext:value-type="string">
            <text:p>المدة</text:p>
          </table:table-cell>
          <table:table-cell table:style-name="ce289" table:number-columns-repeated="996"/>
        </table:table-row>
        <table:table-row table:style-name="ro20">
          <table:table-cell table:style-name="ce45" office:value-type="string" calcext:value-type="string">
            <text:p>lblSelStartSelection_Text</text:p>
          </table:table-cell>
          <table:table-cell table:style-name="ce339"/>
          <table:table-cell table:style-name="ce429" office:value-type="string" calcext:value-type="string">
            <text:p>Start</text:p>
          </table:table-cell>
          <table:table-cell table:style-name="ce449" office:value-type="string" calcext:value-type="string">
            <text:p>Début</text:p>
          </table:table-cell>
          <table:table-cell table:style-name="ce463" office:value-type="string" calcext:value-type="string">
            <text:p>Start</text:p>
          </table:table-cell>
          <table:table-cell table:style-name="ce477" office:value-type="string" calcext:value-type="string">
            <text:p>Start</text:p>
          </table:table-cell>
          <table:table-cell table:style-name="ce491" office:value-type="string" calcext:value-type="string">
            <text:p>Principio</text:p>
          </table:table-cell>
          <table:table-cell table:style-name="ce504" office:value-type="string" calcext:value-type="string">
            <text:p>Início</text:p>
          </table:table-cell>
          <table:table-cell table:style-name="ce521" office:value-type="string" calcext:value-type="string">
            <text:p>Start</text:p>
          </table:table-cell>
          <table:table-cell table:style-name="ce535" office:value-type="string" calcext:value-type="string">
            <text:p>Inizio</text:p>
          </table:table-cell>
          <table:table-cell table:style-name="ce553" office:value-type="string" calcext:value-type="string">
            <text:p>Start</text:p>
          </table:table-cell>
          <table:table-cell table:style-name="ce571" office:value-type="string" calcext:value-type="string">
            <text:p>Aloitus</text:p>
          </table:table-cell>
          <table:table-cell table:style-name="ce588" office:value-type="string" calcext:value-type="string">
            <text:p>Start</text:p>
          </table:table-cell>
          <table:table-cell table:style-name="ce602" office:value-type="string" calcext:value-type="string">
            <text:p>开始</text:p>
          </table:table-cell>
          <table:table-cell table:style-name="ce614" office:value-type="string" calcext:value-type="string">
            <text:p>Başlat</text:p>
          </table:table-cell>
          <table:table-cell table:style-name="ce626" office:value-type="string" calcext:value-type="string">
            <text:p>Αρχή</text:p>
          </table:table-cell>
          <table:table-cell table:style-name="ce641" office:value-type="string" calcext:value-type="string">
            <text:p>Startas</text:p>
          </table:table-cell>
          <table:table-cell table:style-name="ce653" office:value-type="string" calcext:value-type="string">
            <text:p>Start</text:p>
          </table:table-cell>
          <table:table-cell table:style-name="ce664" office:value-type="string" calcext:value-type="string">
            <text:p>Start</text:p>
          </table:table-cell>
          <table:table-cell table:style-name="ce677" office:value-type="string" calcext:value-type="string">
            <text:p>Start</text:p>
          </table:table-cell>
          <table:table-cell table:style-name="ce691" office:value-type="string" calcext:value-type="string">
            <text:p>시작</text:p>
          </table:table-cell>
          <table:table-cell table:style-name="ce704" office:value-type="string" calcext:value-type="string">
            <text:p>Старт</text:p>
          </table:table-cell>
          <table:table-cell table:style-name="ce716" office:value-type="string" calcext:value-type="string">
            <text:p>Inici</text:p>
          </table:table-cell>
          <table:table-cell table:style-name="ce728" office:value-type="string" calcext:value-type="string">
            <text:p>Početak</text:p>
          </table:table-cell>
          <table:table-cell table:style-name="ce740" office:value-type="string" calcext:value-type="string">
            <text:p>Почетак</text:p>
          </table:table-cell>
          <table:table-cell table:style-name="ce752" office:value-type="string" calcext:value-type="string">
            <text:p>スタート</text:p>
          </table:table-cell>
          <table:table-cell table:style-name="ce768" office:value-type="string" calcext:value-type="string">
            <text:p>Старт</text:p>
          </table:table-cell>
          <table:table-cell table:style-name="ce779" office:value-type="string" calcext:value-type="string">
            <text:p>بداية</text:p>
          </table:table-cell>
          <table:table-cell table:style-name="ce289" table:number-columns-repeated="996"/>
        </table:table-row>
        <table:table-row table:style-name="ro20">
          <table:table-cell table:style-name="ce45" office:value-type="string" calcext:value-type="string">
            <text:p>lblSpeedTuner_Text</text:p>
          </table:table-cell>
          <table:table-cell table:style-name="ce339"/>
          <table:table-cell table:style-name="ce429" office:value-type="string" calcext:value-type="string">
            <text:p>Speed :</text:p>
          </table:table-cell>
          <table:table-cell table:style-name="ce449" office:value-type="string" calcext:value-type="string">
            <text:p>Vitesse :</text:p>
          </table:table-cell>
          <table:table-cell table:style-name="ce463" office:value-type="string" calcext:value-type="string">
            <text:p>Snelheid :</text:p>
          </table:table-cell>
          <table:table-cell table:style-name="ce477" office:value-type="string" calcext:value-type="string">
            <text:p>Geschwindigkeit :</text:p>
          </table:table-cell>
          <table:table-cell table:style-name="ce491" office:value-type="string" calcext:value-type="string">
            <text:p>Velocidad :</text:p>
          </table:table-cell>
          <table:table-cell table:style-name="ce504" office:value-type="string" calcext:value-type="string">
            <text:p>Velocidade:</text:p>
          </table:table-cell>
          <table:table-cell table:style-name="ce521" office:value-type="string" calcext:value-type="string">
            <text:p>Prędkość :</text:p>
          </table:table-cell>
          <table:table-cell table:style-name="ce535" office:value-type="string" calcext:value-type="string">
            <text:p>Velocita' :</text:p>
          </table:table-cell>
          <table:table-cell table:style-name="ce553" office:value-type="string" calcext:value-type="string">
            <text:p>Viteză :</text:p>
          </table:table-cell>
          <table:table-cell table:style-name="ce571" office:value-type="string" calcext:value-type="string">
            <text:p>Nopeus:</text:p>
          </table:table-cell>
          <table:table-cell table:style-name="ce588" office:value-type="string" calcext:value-type="string">
            <text:p>Hastighet:</text:p>
          </table:table-cell>
          <table:table-cell table:style-name="ce602" office:value-type="string" calcext:value-type="string">
            <text:p>速度</text:p>
          </table:table-cell>
          <table:table-cell table:style-name="ce614" office:value-type="string" calcext:value-type="string">
            <text:p>Hız :</text:p>
          </table:table-cell>
          <table:table-cell table:style-name="ce626" office:value-type="string" calcext:value-type="string">
            <text:p>Ταχύτητα :</text:p>
          </table:table-cell>
          <table:table-cell table:style-name="ce641" office:value-type="string" calcext:value-type="string">
            <text:p>Greitis :</text:p>
          </table:table-cell>
          <table:table-cell table:style-name="ce653" office:value-type="string" calcext:value-type="string">
            <text:p>Hastighet :</text:p>
          </table:table-cell>
          <table:table-cell table:style-name="ce664" office:value-type="string" calcext:value-type="string">
            <text:p>Hastighed</text:p>
          </table:table-cell>
          <table:table-cell table:style-name="ce677" office:value-type="string" calcext:value-type="string">
            <text:p>Rychlost:</text:p>
          </table:table-cell>
          <table:table-cell table:style-name="ce689" office:value-type="string" calcext:value-type="string">
            <text:p><text:span text:style-name="T3">속력</text:span><text:span text:style-name="T4">:</text:span></text:p>
          </table:table-cell>
          <table:table-cell table:style-name="ce704" office:value-type="string" calcext:value-type="string">
            <text:p>Скорость :</text:p>
          </table:table-cell>
          <table:table-cell table:style-name="ce716" office:value-type="string" calcext:value-type="string">
            <text:p>Velocitat:</text:p>
          </table:table-cell>
          <table:table-cell table:style-name="ce728" office:value-type="string" calcext:value-type="string">
            <text:p>Brzina :</text:p>
          </table:table-cell>
          <table:table-cell table:style-name="ce740" office:value-type="string" calcext:value-type="string">
            <text:p>Брзина :</text:p>
          </table:table-cell>
          <table:table-cell table:style-name="ce753" office:value-type="string" calcext:value-type="string">
            <text:p><text:span text:style-name="T15">スピード</text:span><text:span text:style-name="T16">:</text:span></text:p>
          </table:table-cell>
          <table:table-cell table:style-name="ce768" office:value-type="string" calcext:value-type="string">
            <text:p>Брзина:</text:p>
          </table:table-cell>
          <table:table-cell table:style-name="ce779" office:value-type="string" calcext:value-type="string">
            <text:p>سرعة :</text:p>
          </table:table-cell>
          <table:table-cell table:style-name="ce289" table:number-columns-repeated="996"/>
        </table:table-row>
        <table:table-row table:style-name="ro20">
          <table:table-cell table:style-name="ce45" office:value-type="string" calcext:value-type="string">
            <text:p>lblTimeCode_Text</text:p>
          </table:table-cell>
          <table:table-cell table:style-name="ce339"/>
          <table:table-cell table:style-name="ce429" office:value-type="string" calcext:value-type="string">
            <text:p>Position</text:p>
          </table:table-cell>
          <table:table-cell table:style-name="ce449" office:value-type="string" calcext:value-type="string">
            <text:p>Position</text:p>
          </table:table-cell>
          <table:table-cell table:style-name="ce463" office:value-type="string" calcext:value-type="string">
            <text:p>Positie</text:p>
          </table:table-cell>
          <table:table-cell table:style-name="ce477" office:value-type="string" calcext:value-type="string">
            <text:p>Position</text:p>
          </table:table-cell>
          <table:table-cell table:style-name="ce491" office:value-type="string" calcext:value-type="string">
            <text:p>Posiciòn</text:p>
          </table:table-cell>
          <table:table-cell table:style-name="ce504" office:value-type="string" calcext:value-type="string">
            <text:p>Posição</text:p>
          </table:table-cell>
          <table:table-cell table:style-name="ce521" office:value-type="string" calcext:value-type="string">
            <text:p>Pozycja</text:p>
          </table:table-cell>
          <table:table-cell table:style-name="ce535" office:value-type="string" calcext:value-type="string">
            <text:p>Posizione</text:p>
          </table:table-cell>
          <table:table-cell table:style-name="ce553" office:value-type="string" calcext:value-type="string">
            <text:p>Poziţie</text:p>
          </table:table-cell>
          <table:table-cell table:style-name="ce571" office:value-type="string" calcext:value-type="string">
            <text:p>Järjestys</text:p>
          </table:table-cell>
          <table:table-cell table:style-name="ce588" office:value-type="string" calcext:value-type="string">
            <text:p>Posisjon</text:p>
          </table:table-cell>
          <table:table-cell table:style-name="ce602" office:value-type="string" calcext:value-type="string">
            <text:p>位置</text:p>
          </table:table-cell>
          <table:table-cell table:style-name="ce614" office:value-type="string" calcext:value-type="string">
            <text:p>Konum</text:p>
          </table:table-cell>
          <table:table-cell table:style-name="ce626" office:value-type="string" calcext:value-type="string">
            <text:p>Θέση</text:p>
          </table:table-cell>
          <table:table-cell table:style-name="ce641" office:value-type="string" calcext:value-type="string">
            <text:p>Pozicija</text:p>
          </table:table-cell>
          <table:table-cell table:style-name="ce653" office:value-type="string" calcext:value-type="string">
            <text:p>Position</text:p>
          </table:table-cell>
          <table:table-cell table:style-name="ce664" office:value-type="string" calcext:value-type="string">
            <text:p>Position</text:p>
          </table:table-cell>
          <table:table-cell table:style-name="ce677" office:value-type="string" calcext:value-type="string">
            <text:p>Pozice</text:p>
          </table:table-cell>
          <table:table-cell table:style-name="ce691" office:value-type="string" calcext:value-type="string">
            <text:p>위치</text:p>
          </table:table-cell>
          <table:table-cell table:style-name="ce704" office:value-type="string" calcext:value-type="string">
            <text:p>Позиция</text:p>
          </table:table-cell>
          <table:table-cell table:style-name="ce716" office:value-type="string" calcext:value-type="string">
            <text:p>Posició</text:p>
          </table:table-cell>
          <table:table-cell table:style-name="ce728" office:value-type="string" calcext:value-type="string">
            <text:p>Pozicija</text:p>
          </table:table-cell>
          <table:table-cell table:style-name="ce740" office:value-type="string" calcext:value-type="string">
            <text:p>Позиција</text:p>
          </table:table-cell>
          <table:table-cell table:style-name="ce752" office:value-type="string" calcext:value-type="string">
            <text:p>ポジション</text:p>
          </table:table-cell>
          <table:table-cell table:style-name="ce768" office:value-type="string" calcext:value-type="string">
            <text:p>Позиција</text:p>
          </table:table-cell>
          <table:table-cell table:style-name="ce779" office:value-type="string" calcext:value-type="string">
            <text:p>موضع</text:p>
          </table:table-cell>
          <table:table-cell table:style-name="ce289" table:number-columns-repeated="996"/>
        </table:table-row>
        <table:table-row table:style-name="ro20">
          <table:table-cell table:style-name="ce45" office:value-type="string" calcext:value-type="string">
            <text:p>lblWorkingZone_Text</text:p>
          </table:table-cell>
          <table:table-cell table:style-name="ce339"/>
          <table:table-cell table:style-name="ce429" office:value-type="string" calcext:value-type="string">
            <text:p>Working Zone:</text:p>
          </table:table-cell>
          <table:table-cell table:style-name="ce449" office:value-type="string" calcext:value-type="string">
            <text:p>Zone de Travail:</text:p>
          </table:table-cell>
          <table:table-cell table:style-name="ce463" office:value-type="string" calcext:value-type="string">
            <text:p>Werkgebied :</text:p>
          </table:table-cell>
          <table:table-cell table:style-name="ce477" office:value-type="string" calcext:value-type="string">
            <text:p>Arbeitsbereich:</text:p>
          </table:table-cell>
          <table:table-cell table:style-name="ce491" office:value-type="string" calcext:value-type="string">
            <text:p>Espacio de Trabajo:</text:p>
          </table:table-cell>
          <table:table-cell table:style-name="ce504" office:value-type="string" calcext:value-type="string">
            <text:p>Zona de Trabalho:</text:p>
          </table:table-cell>
          <table:table-cell table:style-name="ce521" office:value-type="string" calcext:value-type="string">
            <text:p>Obszar roboczy:</text:p>
          </table:table-cell>
          <table:table-cell table:style-name="ce535" office:value-type="string" calcext:value-type="string">
            <text:p>Zona Lavoro:</text:p>
          </table:table-cell>
          <table:table-cell table:style-name="ce553" office:value-type="string" calcext:value-type="string">
            <text:p>Zonă de lucru:</text:p>
          </table:table-cell>
          <table:table-cell table:style-name="ce571" office:value-type="string" calcext:value-type="string">
            <text:p>Työstettävä jakso:</text:p>
          </table:table-cell>
          <table:table-cell table:style-name="ce588" office:value-type="string" calcext:value-type="string">
            <text:p>Arbeidsfelt:</text:p>
          </table:table-cell>
          <table:table-cell table:style-name="ce602" office:value-type="string" calcext:value-type="string">
            <text:p>工作区</text:p>
          </table:table-cell>
          <table:table-cell table:style-name="ce614" office:value-type="string" calcext:value-type="string">
            <text:p>Çalışma Alanı:</text:p>
          </table:table-cell>
          <table:table-cell table:style-name="ce626" office:value-type="string" calcext:value-type="string">
            <text:p>Ζώνη Εργασίας:</text:p>
          </table:table-cell>
          <table:table-cell table:style-name="ce641" office:value-type="string" calcext:value-type="string">
            <text:p>Darbinė zona:</text:p>
          </table:table-cell>
          <table:table-cell table:style-name="ce653" office:value-type="string" calcext:value-type="string">
            <text:p>Arbetsområde:</text:p>
          </table:table-cell>
          <table:table-cell table:style-name="ce664" office:value-type="string" calcext:value-type="string">
            <text:p>Arbejdsområde:</text:p>
          </table:table-cell>
          <table:table-cell table:style-name="ce677" office:value-type="string" calcext:value-type="string">
            <text:p>Pracovní oblast:</text:p>
          </table:table-cell>
          <table:table-cell table:style-name="ce689" office:value-type="string" calcext:value-type="string">
            <text:p><text:span text:style-name="T3">작업영역</text:span><text:span text:style-name="T4">:</text:span></text:p>
          </table:table-cell>
          <table:table-cell table:style-name="ce704" office:value-type="string" calcext:value-type="string">
            <text:p>Обрабатываемый интервал:</text:p>
          </table:table-cell>
          <table:table-cell table:style-name="ce716" office:value-type="string" calcext:value-type="string">
            <text:p>Zona de treball:</text:p>
          </table:table-cell>
          <table:table-cell table:style-name="ce728" office:value-type="string" calcext:value-type="string">
            <text:p>Radna zona:</text:p>
          </table:table-cell>
          <table:table-cell table:style-name="ce740" office:value-type="string" calcext:value-type="string">
            <text:p>Радна зона:</text:p>
          </table:table-cell>
          <table:table-cell table:style-name="ce753" office:value-type="string" calcext:value-type="string">
            <text:p><text:span text:style-name="T15">作業範囲</text:span><text:span text:style-name="T16">:</text:span></text:p>
          </table:table-cell>
          <table:table-cell table:style-name="ce768" office:value-type="string" calcext:value-type="string">
            <text:p>Работна Зона:</text:p>
          </table:table-cell>
          <table:table-cell table:style-name="ce779" office:value-type="string" calcext:value-type="string">
            <text:p>منطقة العمل:</text:p>
          </table:table-cell>
          <table:table-cell table:style-name="ce289" table:number-columns-repeated="996"/>
        </table:table-row>
        <table:table-row table:style-name="ro20">
          <table:table-cell table:style-name="ce45" office:value-type="string" calcext:value-type="string">
            <text:p>LengthUnit_Millimeters</text:p>
          </table:table-cell>
          <table:table-cell table:style-name="ce339"/>
          <table:table-cell table:style-name="ce429" office:value-type="string" calcext:value-type="string">
            <text:p>Millimeters</text:p>
          </table:table-cell>
          <table:table-cell table:style-name="ce449" office:value-type="string" calcext:value-type="string">
            <text:p>Millimètres</text:p>
          </table:table-cell>
          <table:table-cell table:style-name="ce465" office:value-type="string" calcext:value-type="string">
            <text:p>Millimeters</text:p>
          </table:table-cell>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Миллиметры</text:p>
          </table:table-cell>
          <table:table-cell table:style-name="ce716" office:value-type="string" calcext:value-type="string">
            <text:p>Mil·límetres</text:p>
          </table:table-cell>
          <table:table-cell table:style-name="ce728" office:value-type="string" calcext:value-type="string">
            <text:p>Milimetri</text:p>
          </table:table-cell>
          <table:table-cell table:style-name="ce740" office:value-type="string" calcext:value-type="string">
            <text:p>Милиметри</text:p>
          </table:table-cell>
          <table:table-cell table:style-name="ce752" office:value-type="string" calcext:value-type="string">
            <text:p>ミリメートル</text:p>
          </table:table-cell>
          <table:table-cell table:style-name="ce768" office:value-type="string" calcext:value-type="string">
            <text:p>Милиметри</text:p>
          </table:table-cell>
          <table:table-cell table:style-name="ce779" office:value-type="string" calcext:value-type="string">
            <text:p>ملليمترات</text:p>
          </table:table-cell>
          <table:table-cell table:style-name="ce289" table:number-columns-repeated="996"/>
        </table:table-row>
        <table:table-row table:style-name="ro20">
          <table:table-cell table:style-name="ce45" office:value-type="string" calcext:value-type="string">
            <text:p>LengthUnit_Centimeters</text:p>
          </table:table-cell>
          <table:table-cell table:style-name="ce339"/>
          <table:table-cell table:style-name="ce429" office:value-type="string" calcext:value-type="string">
            <text:p>Centimeters</text:p>
          </table:table-cell>
          <table:table-cell table:style-name="ce449" office:value-type="string" calcext:value-type="string">
            <text:p>Centimètres</text:p>
          </table:table-cell>
          <table:table-cell table:style-name="ce463" office:value-type="string" calcext:value-type="string">
            <text:p>Centimeters</text:p>
          </table:table-cell>
          <table:table-cell table:style-name="ce477" office:value-type="string" calcext:value-type="string">
            <text:p>Zentimeter</text:p>
          </table:table-cell>
          <table:table-cell table:style-name="ce491" office:value-type="string" calcext:value-type="string">
            <text:p>Centímetros</text:p>
          </table:table-cell>
          <table:table-cell table:style-name="ce504" office:value-type="string" calcext:value-type="string">
            <text:p>Centimetro</text:p>
          </table:table-cell>
          <table:table-cell table:style-name="ce521"/>
          <table:table-cell table:style-name="ce535" office:value-type="string" calcext:value-type="string">
            <text:p>Centimetri</text:p>
          </table:table-cell>
          <table:table-cell table:style-name="ce553" office:value-type="string" calcext:value-type="string">
            <text:p>Centimetri</text:p>
          </table:table-cell>
          <table:table-cell table:style-name="ce571" office:value-type="string" calcext:value-type="string">
            <text:p>Senttimetriä</text:p>
          </table:table-cell>
          <table:table-cell table:style-name="ce588" office:value-type="string" calcext:value-type="string">
            <text:p>Centimetere</text:p>
          </table:table-cell>
          <table:table-cell table:style-name="ce602" office:value-type="string" calcext:value-type="string">
            <text:p>厘米</text:p>
          </table:table-cell>
          <table:table-cell table:style-name="ce614" office:value-type="string" calcext:value-type="string">
            <text:p>Santimetre</text:p>
          </table:table-cell>
          <table:table-cell table:style-name="ce626" office:value-type="string" calcext:value-type="string">
            <text:p>Εκατοστά</text:p>
          </table:table-cell>
          <table:table-cell table:style-name="ce641" office:value-type="string" calcext:value-type="string">
            <text:p>Centimetrai</text:p>
          </table:table-cell>
          <table:table-cell table:style-name="ce653" office:value-type="string" calcext:value-type="string">
            <text:p>Centimeter</text:p>
          </table:table-cell>
          <table:table-cell table:style-name="ce664" office:value-type="string" calcext:value-type="string">
            <text:p>Centimeter</text:p>
          </table:table-cell>
          <table:table-cell table:style-name="ce677" office:value-type="string" calcext:value-type="string">
            <text:p>Centimetry</text:p>
          </table:table-cell>
          <table:table-cell table:style-name="ce691" office:value-type="string" calcext:value-type="string">
            <text:p>센티미터</text:p>
          </table:table-cell>
          <table:table-cell table:style-name="ce704" office:value-type="string" calcext:value-type="string">
            <text:p>Сантиметры</text:p>
          </table:table-cell>
          <table:table-cell table:style-name="ce716" office:value-type="string" calcext:value-type="string">
            <text:p>Centímetres</text:p>
          </table:table-cell>
          <table:table-cell table:style-name="ce728" office:value-type="string" calcext:value-type="string">
            <text:p>Centimetri</text:p>
          </table:table-cell>
          <table:table-cell table:style-name="ce740" office:value-type="string" calcext:value-type="string">
            <text:p>Центиметри</text:p>
          </table:table-cell>
          <table:table-cell table:style-name="ce752" office:value-type="string" calcext:value-type="string">
            <text:p>センチメートル</text:p>
          </table:table-cell>
          <table:table-cell table:style-name="ce768" office:value-type="string" calcext:value-type="string">
            <text:p>Сантиметри</text:p>
          </table:table-cell>
          <table:table-cell table:style-name="ce779" office:value-type="string" calcext:value-type="string">
            <text:p>سم</text:p>
          </table:table-cell>
          <table:table-cell table:style-name="ce289" table:number-columns-repeated="996"/>
        </table:table-row>
        <table:table-row table:style-name="ro20">
          <table:table-cell table:style-name="ce45" office:value-type="string" calcext:value-type="string">
            <text:p>LengthUnit_Meters</text:p>
          </table:table-cell>
          <table:table-cell table:style-name="ce339"/>
          <table:table-cell table:style-name="ce429" office:value-type="string" calcext:value-type="string">
            <text:p>Meters</text:p>
          </table:table-cell>
          <table:table-cell table:style-name="ce449" office:value-type="string" calcext:value-type="string">
            <text:p>Mètres</text:p>
          </table:table-cell>
          <table:table-cell table:style-name="ce463" office:value-type="string" calcext:value-type="string">
            <text:p>Meters</text:p>
          </table:table-cell>
          <table:table-cell table:style-name="ce477" office:value-type="string" calcext:value-type="string">
            <text:p>Meter</text:p>
          </table:table-cell>
          <table:table-cell table:style-name="ce491" office:value-type="string" calcext:value-type="string">
            <text:p>Metros</text:p>
          </table:table-cell>
          <table:table-cell table:style-name="ce504" office:value-type="string" calcext:value-type="string">
            <text:p>Metros</text:p>
          </table:table-cell>
          <table:table-cell table:style-name="ce521"/>
          <table:table-cell table:style-name="ce535" office:value-type="string" calcext:value-type="string">
            <text:p>Metri</text:p>
          </table:table-cell>
          <table:table-cell table:style-name="ce553" office:value-type="string" calcext:value-type="string">
            <text:p>Metri</text:p>
          </table:table-cell>
          <table:table-cell table:style-name="ce571" office:value-type="string" calcext:value-type="string">
            <text:p>Metriä</text:p>
          </table:table-cell>
          <table:table-cell table:style-name="ce588" office:value-type="string" calcext:value-type="string">
            <text:p>Metre</text:p>
          </table:table-cell>
          <table:table-cell table:style-name="ce602" office:value-type="string" calcext:value-type="string">
            <text:p>米</text:p>
          </table:table-cell>
          <table:table-cell table:style-name="ce614" office:value-type="string" calcext:value-type="string">
            <text:p>Metre</text:p>
          </table:table-cell>
          <table:table-cell table:style-name="ce626" office:value-type="string" calcext:value-type="string">
            <text:p>Μέτρα</text:p>
          </table:table-cell>
          <table:table-cell table:style-name="ce641" office:value-type="string" calcext:value-type="string">
            <text:p>Metrai</text:p>
          </table:table-cell>
          <table:table-cell table:style-name="ce653" office:value-type="string" calcext:value-type="string">
            <text:p>Meter</text:p>
          </table:table-cell>
          <table:table-cell table:style-name="ce664" office:value-type="string" calcext:value-type="string">
            <text:p>Meter</text:p>
          </table:table-cell>
          <table:table-cell table:style-name="ce677" office:value-type="string" calcext:value-type="string">
            <text:p>Metry</text:p>
          </table:table-cell>
          <table:table-cell table:style-name="ce691" office:value-type="string" calcext:value-type="string">
            <text:p>미터</text:p>
          </table:table-cell>
          <table:table-cell table:style-name="ce704" office:value-type="string" calcext:value-type="string">
            <text:p>Метры</text:p>
          </table:table-cell>
          <table:table-cell table:style-name="ce716" office:value-type="string" calcext:value-type="string">
            <text:p>Metres</text:p>
          </table:table-cell>
          <table:table-cell table:style-name="ce728" office:value-type="string" calcext:value-type="string">
            <text:p>Metri</text:p>
          </table:table-cell>
          <table:table-cell table:style-name="ce740" office:value-type="string" calcext:value-type="string">
            <text:p>Метри</text:p>
          </table:table-cell>
          <table:table-cell table:style-name="ce752" office:value-type="string" calcext:value-type="string">
            <text:p>メートル</text:p>
          </table:table-cell>
          <table:table-cell table:style-name="ce768" office:value-type="string" calcext:value-type="string">
            <text:p>Метри</text:p>
          </table:table-cell>
          <table:table-cell table:style-name="ce779" office:value-type="string" calcext:value-type="string">
            <text:p>متر</text:p>
          </table:table-cell>
          <table:table-cell table:style-name="ce289" table:number-columns-repeated="996"/>
        </table:table-row>
        <table:table-row table:style-name="ro20">
          <table:table-cell table:style-name="ce45" office:value-type="string" calcext:value-type="string">
            <text:p>LengthUnit_Inches</text:p>
          </table:table-cell>
          <table:table-cell table:style-name="ce339"/>
          <table:table-cell table:style-name="ce429" office:value-type="string" calcext:value-type="string">
            <text:p>Inches</text:p>
          </table:table-cell>
          <table:table-cell table:style-name="ce449" office:value-type="string" calcext:value-type="string">
            <text:p>Pouces</text:p>
          </table:table-cell>
          <table:table-cell table:style-name="ce463" office:value-type="string" calcext:value-type="string">
            <text:p>Inches</text:p>
          </table:table-cell>
          <table:table-cell table:style-name="ce477" office:value-type="string" calcext:value-type="string">
            <text:p>Inches</text:p>
          </table:table-cell>
          <table:table-cell table:style-name="ce491" office:value-type="string" calcext:value-type="string">
            <text:p>Pulgadas</text:p>
          </table:table-cell>
          <table:table-cell table:style-name="ce504" office:value-type="string" calcext:value-type="string">
            <text:p>Polegadas</text:p>
          </table:table-cell>
          <table:table-cell table:style-name="ce521"/>
          <table:table-cell table:style-name="ce535" office:value-type="string" calcext:value-type="string">
            <text:p>Pollici</text:p>
          </table:table-cell>
          <table:table-cell table:style-name="ce553" office:value-type="string" calcext:value-type="string">
            <text:p>Inch</text:p>
          </table:table-cell>
          <table:table-cell table:style-name="ce571" office:value-type="string" calcext:value-type="string">
            <text:p>Tuumaa</text:p>
          </table:table-cell>
          <table:table-cell table:style-name="ce588" office:value-type="string" calcext:value-type="string">
            <text:p>Tommer</text:p>
          </table:table-cell>
          <table:table-cell table:style-name="ce602" office:value-type="string" calcext:value-type="string">
            <text:p>英寸</text:p>
          </table:table-cell>
          <table:table-cell table:style-name="ce614" office:value-type="string" calcext:value-type="string">
            <text:p>İnç</text:p>
          </table:table-cell>
          <table:table-cell table:style-name="ce626" office:value-type="string" calcext:value-type="string">
            <text:p>Ίντσες</text:p>
          </table:table-cell>
          <table:table-cell table:style-name="ce641" office:value-type="string" calcext:value-type="string">
            <text:p>Coliai</text:p>
          </table:table-cell>
          <table:table-cell table:style-name="ce653" office:value-type="string" calcext:value-type="string">
            <text:p>Tum</text:p>
          </table:table-cell>
          <table:table-cell table:style-name="ce664" office:value-type="string" calcext:value-type="string">
            <text:p>Tommer</text:p>
          </table:table-cell>
          <table:table-cell table:style-name="ce677" office:value-type="string" calcext:value-type="string">
            <text:p>Palce</text:p>
          </table:table-cell>
          <table:table-cell table:style-name="ce691" office:value-type="string" calcext:value-type="string">
            <text:p>인치</text:p>
          </table:table-cell>
          <table:table-cell table:style-name="ce704" office:value-type="string" calcext:value-type="string">
            <text:p>Дюймы</text:p>
          </table:table-cell>
          <table:table-cell table:style-name="ce716" office:value-type="string" calcext:value-type="string">
            <text:p>Polzades</text:p>
          </table:table-cell>
          <table:table-cell table:style-name="ce728" office:value-type="string" calcext:value-type="string">
            <text:p>Inči</text:p>
          </table:table-cell>
          <table:table-cell table:style-name="ce740" office:value-type="string" calcext:value-type="string">
            <text:p>Инчи</text:p>
          </table:table-cell>
          <table:table-cell table:style-name="ce752" office:value-type="string" calcext:value-type="string">
            <text:p>インチ</text:p>
          </table:table-cell>
          <table:table-cell table:style-name="ce768" office:value-type="string" calcext:value-type="string">
            <text:p>Инчи</text:p>
          </table:table-cell>
          <table:table-cell table:style-name="ce779" office:value-type="string" calcext:value-type="string">
            <text:p>بوصة</text:p>
          </table:table-cell>
          <table:table-cell table:style-name="ce289" table:number-columns-repeated="996"/>
        </table:table-row>
        <table:table-row table:style-name="ro20">
          <table:table-cell table:style-name="ce45" office:value-type="string" calcext:value-type="string">
            <text:p>LengthUnit_Feet</text:p>
          </table:table-cell>
          <table:table-cell table:style-name="ce339"/>
          <table:table-cell table:style-name="ce429" office:value-type="string" calcext:value-type="string">
            <text:p>Feet</text:p>
          </table:table-cell>
          <table:table-cell table:style-name="ce449" office:value-type="string" calcext:value-type="string">
            <text:p>Pieds</text:p>
          </table:table-cell>
          <table:table-cell table:style-name="ce463" office:value-type="string" calcext:value-type="string">
            <text:p>Voet</text:p>
          </table:table-cell>
          <table:table-cell table:style-name="ce477" office:value-type="string" calcext:value-type="string">
            <text:p>Fuß</text:p>
          </table:table-cell>
          <table:table-cell table:style-name="ce491" office:value-type="string" calcext:value-type="string">
            <text:p>Pies</text:p>
          </table:table-cell>
          <table:table-cell table:style-name="ce504" office:value-type="string" calcext:value-type="string">
            <text:p>Pés</text:p>
          </table:table-cell>
          <table:table-cell table:style-name="ce521"/>
          <table:table-cell table:style-name="ce535" office:value-type="string" calcext:value-type="string">
            <text:p>Piedi</text:p>
          </table:table-cell>
          <table:table-cell table:style-name="ce553" office:value-type="string" calcext:value-type="string">
            <text:p>Picioare</text:p>
          </table:table-cell>
          <table:table-cell table:style-name="ce571" office:value-type="string" calcext:value-type="string">
            <text:p>Jalkaa</text:p>
          </table:table-cell>
          <table:table-cell table:style-name="ce588" office:value-type="string" calcext:value-type="string">
            <text:p>Fot</text:p>
          </table:table-cell>
          <table:table-cell table:style-name="ce602" office:value-type="string" calcext:value-type="string">
            <text:p>尺</text:p>
          </table:table-cell>
          <table:table-cell table:style-name="ce614" office:value-type="string" calcext:value-type="string">
            <text:p>Ayak</text:p>
          </table:table-cell>
          <table:table-cell table:style-name="ce626" office:value-type="string" calcext:value-type="string">
            <text:p>Πόδια</text:p>
          </table:table-cell>
          <table:table-cell table:style-name="ce641" office:value-type="string" calcext:value-type="string">
            <text:p>Pedos</text:p>
          </table:table-cell>
          <table:table-cell table:style-name="ce653" office:value-type="string" calcext:value-type="string">
            <text:p>Fot</text:p>
          </table:table-cell>
          <table:table-cell table:style-name="ce664" office:value-type="string" calcext:value-type="string">
            <text:p>Fod</text:p>
          </table:table-cell>
          <table:table-cell table:style-name="ce677" office:value-type="string" calcext:value-type="string">
            <text:p>Stopy</text:p>
          </table:table-cell>
          <table:table-cell table:style-name="ce691" office:value-type="string" calcext:value-type="string">
            <text:p>피트</text:p>
          </table:table-cell>
          <table:table-cell table:style-name="ce704" office:value-type="string" calcext:value-type="string">
            <text:p>Футы</text:p>
          </table:table-cell>
          <table:table-cell table:style-name="ce716" office:value-type="string" calcext:value-type="string">
            <text:p>Peus</text:p>
          </table:table-cell>
          <table:table-cell table:style-name="ce728" office:value-type="string" calcext:value-type="string">
            <text:p>Stope</text:p>
          </table:table-cell>
          <table:table-cell table:style-name="ce740" office:value-type="string" calcext:value-type="string">
            <text:p>Стопе</text:p>
          </table:table-cell>
          <table:table-cell table:style-name="ce752" office:value-type="string" calcext:value-type="string">
            <text:p>フィート</text:p>
          </table:table-cell>
          <table:table-cell table:style-name="ce768" office:value-type="string" calcext:value-type="string">
            <text:p>Стапки</text:p>
          </table:table-cell>
          <table:table-cell table:style-name="ce779" office:value-type="string" calcext:value-type="string">
            <text:p>قدم</text:p>
          </table:table-cell>
          <table:table-cell table:style-name="ce289" table:number-columns-repeated="996"/>
        </table:table-row>
        <table:table-row table:style-name="ro20">
          <table:table-cell table:style-name="ce45" office:value-type="string" calcext:value-type="string">
            <text:p>LengthUnit_Yards</text:p>
          </table:table-cell>
          <table:table-cell table:style-name="ce339"/>
          <table:table-cell table:style-name="ce429" office:value-type="string" calcext:value-type="string">
            <text:p>Yards</text:p>
          </table:table-cell>
          <table:table-cell table:style-name="ce449" office:value-type="string" calcext:value-type="string">
            <text:p>Yards</text:p>
          </table:table-cell>
          <table:table-cell table:style-name="ce463" office:value-type="string" calcext:value-type="string">
            <text:p>Yards</text:p>
          </table:table-cell>
          <table:table-cell table:style-name="ce477" office:value-type="string" calcext:value-type="string">
            <text:p>Yard</text:p>
          </table:table-cell>
          <table:table-cell table:style-name="ce491" office:value-type="string" calcext:value-type="string">
            <text:p>Yardas</text:p>
          </table:table-cell>
          <table:table-cell table:style-name="ce504" office:value-type="string" calcext:value-type="string">
            <text:p>Jardas</text:p>
          </table:table-cell>
          <table:table-cell table:style-name="ce521"/>
          <table:table-cell table:style-name="ce535" office:value-type="string" calcext:value-type="string">
            <text:p>Yarde</text:p>
          </table:table-cell>
          <table:table-cell table:style-name="ce553" office:value-type="string" calcext:value-type="string">
            <text:p>Yarzi</text:p>
          </table:table-cell>
          <table:table-cell table:style-name="ce571" office:value-type="string" calcext:value-type="string">
            <text:p>Jaardia</text:p>
          </table:table-cell>
          <table:table-cell table:style-name="ce588" office:value-type="string" calcext:value-type="string">
            <text:p>Yards</text:p>
          </table:table-cell>
          <table:table-cell table:style-name="ce602" office:value-type="string" calcext:value-type="string">
            <text:p>码</text:p>
          </table:table-cell>
          <table:table-cell table:style-name="ce614" office:value-type="string" calcext:value-type="string">
            <text:p>Yarda</text:p>
          </table:table-cell>
          <table:table-cell table:style-name="ce626" office:value-type="string" calcext:value-type="string">
            <text:p>Γιάρδες</text:p>
          </table:table-cell>
          <table:table-cell table:style-name="ce641" office:value-type="string" calcext:value-type="string">
            <text:p>Jardai</text:p>
          </table:table-cell>
          <table:table-cell table:style-name="ce653" office:value-type="string" calcext:value-type="string">
            <text:p>Yards</text:p>
          </table:table-cell>
          <table:table-cell table:style-name="ce664" office:value-type="string" calcext:value-type="string">
            <text:p>Yards</text:p>
          </table:table-cell>
          <table:table-cell table:style-name="ce677" office:value-type="string" calcext:value-type="string">
            <text:p>Yardy</text:p>
          </table:table-cell>
          <table:table-cell table:style-name="ce691" office:value-type="string" calcext:value-type="string">
            <text:p>야드</text:p>
          </table:table-cell>
          <table:table-cell table:style-name="ce704" office:value-type="string" calcext:value-type="string">
            <text:p>Ярды</text:p>
          </table:table-cell>
          <table:table-cell table:style-name="ce716" office:value-type="string" calcext:value-type="string">
            <text:p>Iardes</text:p>
          </table:table-cell>
          <table:table-cell table:style-name="ce728" office:value-type="string" calcext:value-type="string">
            <text:p>Jardi</text:p>
          </table:table-cell>
          <table:table-cell table:style-name="ce740" office:value-type="string" calcext:value-type="string">
            <text:p>Јарди</text:p>
          </table:table-cell>
          <table:table-cell table:style-name="ce752" office:value-type="string" calcext:value-type="string">
            <text:p>ヤード</text:p>
          </table:table-cell>
          <table:table-cell table:style-name="ce768" office:value-type="string" calcext:value-type="string">
            <text:p>Јарди</text:p>
          </table:table-cell>
          <table:table-cell table:style-name="ce779" office:value-type="string" calcext:value-type="string">
            <text:p>ياردة</text:p>
          </table:table-cell>
          <table:table-cell table:style-name="ce289" table:number-columns-repeated="996"/>
        </table:table-row>
        <table:table-row table:style-name="ro44">
          <table:table-cell table:style-name="ce45" office:value-type="string" calcext:value-type="string">
            <text:p>LoadMovie_CodecNotFound</text:p>
          </table:table-cell>
          <table:table-cell table:style-name="ce339"/>
          <table:table-cell table:style-name="ce429" office:value-type="string" calcext:value-type="string">
            <text:p>Failure: Unable to open the file : unsupported video stream.</text:p>
          </table:table-cell>
          <table:table-cell table:style-name="ce449" office:value-type="string" calcext:value-type="string">
            <text:p>Chargement du fichier impossible : ce type de flux vidéo n'est pas supporté.</text:p>
          </table:table-cell>
          <table:table-cell table:style-name="ce463" office:value-type="string" calcext:value-type="string">
            <text:p>Fout bij het openen van het bestand : niet ondersteund video type.</text:p>
          </table:table-cell>
          <table:table-cell table:style-name="ce476" office:value-type="string" calcext:value-type="string">
            <text:p>Fehler beim Öffnen der Datei – Videostream wird nicht unterstützt.</text:p>
          </table:table-cell>
          <table:table-cell table:style-name="ce491" office:value-type="string" calcext:value-type="string">
            <text:p>Carga de archivo imposible: este tipo de flujo de vídeo no es compatible.</text:p>
          </table:table-cell>
          <table:table-cell table:style-name="ce504" office:value-type="string" calcext:value-type="string">
            <text:p>Falha: Erro ao tentar abrir o arquivo: formato de vídeo não suportado.</text:p>
          </table:table-cell>
          <table:table-cell table:style-name="ce521" office:value-type="string" calcext:value-type="string">
            <text:p>Błąd przy próbie otwarcia pliku : nieobsługiwany strumień wideo.</text:p>
          </table:table-cell>
          <table:table-cell table:style-name="ce535" office:value-type="string" calcext:value-type="string">
            <text:p>Errore : Impossibile aprire file : tipo di flusso video non supportato.</text:p>
          </table:table-cell>
          <table:table-cell table:style-name="ce553" office:value-type="string" calcext:value-type="string">
            <text:p>Eroare la deschiderea fişierului : fluxul video nu este suportat.</text:p>
          </table:table-cell>
          <table:table-cell table:style-name="ce571" office:value-type="string" calcext:value-type="string">
            <text:p>Tiedoston avaus epäonnistui: ei-tuettu videon stream-muoto.</text:p>
          </table:table-cell>
          <table:table-cell table:style-name="ce588" office:value-type="string" calcext:value-type="string">
            <text:p>Advarsel: Kan ikke åpne fil : støtter ikke videostream</text:p>
          </table:table-cell>
          <table:table-cell table:style-name="ce602" office:value-type="string" calcext:value-type="string">
            <text:p>失败: 无法打开文件 : 不支持的视频格式.</text:p>
          </table:table-cell>
          <table:table-cell table:style-name="ce614" office:value-type="string" calcext:value-type="string">
            <text:p>Hata: Dosya açılamıyor : desteklenmeyen video akışı.</text:p>
          </table:table-cell>
          <table:table-cell table:style-name="ce626" office:value-type="string" calcext:value-type="string">
            <text:p>Αποτυχία: Αδύνατο το άνοιγμα του αρχείου : Μη υποστηριζόμενη ροή video.</text:p>
          </table:table-cell>
          <table:table-cell table:style-name="ce641" office:value-type="string" calcext:value-type="string">
            <text:p>Klaida: Negaliu atveti dokumento : video formatas nepalaikomas.</text:p>
          </table:table-cell>
          <table:table-cell table:style-name="ce653" office:value-type="string" calcext:value-type="string">
            <text:p>Fel: Kan ej öppna filen : videoformat stöds ej.</text:p>
          </table:table-cell>
          <table:table-cell table:style-name="ce664" office:value-type="string" calcext:value-type="string">
            <text:p>Fejl: Kan ikke åbne filen: usupporteret video stream.</text:p>
          </table:table-cell>
          <table:table-cell table:style-name="ce677" office:value-type="string" calcext:value-type="string">
            <text:p>Chyba: Nelze otevřít soubor: nepodporovaný záznam videa</text:p>
          </table:table-cell>
          <table:table-cell table:style-name="ce689"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704" office:value-type="string" calcext:value-type="string">
            <text:p>Ошибка: Невозможно открыть файл : потоковое видео не поддерживается.</text:p>
          </table:table-cell>
          <table:table-cell table:style-name="ce716" office:value-type="string" calcext:value-type="string">
            <text:p>Error: No s'ha pogut obrir l'arxiu: flux de vídeo no suportat.</text:p>
          </table:table-cell>
          <table:table-cell table:style-name="ce728" office:value-type="string" calcext:value-type="string">
            <text:p>Greška : Nije moguće otvoriti datoteku : video zapis nije podržan.</text:p>
          </table:table-cell>
          <table:table-cell table:style-name="ce740" office:value-type="string" calcext:value-type="string">
            <text:p>Грешка : Није могуће отворити датотеку : видео запис није подржан.</text:p>
          </table:table-cell>
          <table:table-cell table:style-name="ce753" office:value-type="string" calcext:value-type="string">
            <text:p><text:span text:style-name="T15">エラー</text:span><text:span text:style-name="T16">: </text:span><text:span text:style-name="T18">ファイルを開くことができませんでした</text:span><text:span text:style-name="T16"> : </text:span><text:span text:style-name="T18">サポートされていないビデオ形式。</text:span></text:p>
          </table:table-cell>
          <table:table-cell table:style-name="ce768" office:value-type="string" calcext:value-type="string">
            <text:p>Проблем: Не може да се отвори датотеката : неподдржано видео рационализирање.</text:p>
          </table:table-cell>
          <table:table-cell table:style-name="ce779" office:value-type="string" calcext:value-type="string">
            <text:p>فشل: غير قادر على فتح الملف: لايدعم البث للفيديو .</text:p>
          </table:table-cell>
          <table:table-cell table:style-name="ce289" table:number-columns-repeated="996"/>
        </table:table-row>
        <table:table-row table:style-name="ro45">
          <table:table-cell table:style-name="ce45" office:value-type="string" calcext:value-type="string">
            <text:p>LoadMovie_CodecNotOpened</text:p>
          </table:table-cell>
          <table:table-cell table:style-name="ce339"/>
          <table:table-cell table:style-name="ce429" office:value-type="string" calcext:value-type="string">
            <text:p>Failure: Unable to open the file : problem while initializing decoder.</text:p>
          </table:table-cell>
          <table:table-cell table:style-name="ce449" office:value-type="string" calcext:value-type="string">
            <text:p>Chargement du fichier impossible : problème lors l'initialisation du décodeur.</text:p>
          </table:table-cell>
          <table:table-cell table:style-name="ce463" office:value-type="string" calcext:value-type="string">
            <text:p>Fout bij het openen van het bestand : probleem met initialiseren van decoder.</text:p>
          </table:table-cell>
          <table:table-cell table:style-name="ce477" office:value-type="string" calcext:value-type="string">
            <text:p>Fehler beim Öffnen der Datei – Initialisierungsfehler des Decoders</text:p>
          </table:table-cell>
          <table:table-cell table:style-name="ce491" office:value-type="string" calcext:value-type="string">
            <text:p>Imposible cargar el archivo problema durante la inicialización del decodificador.</text:p>
          </table:table-cell>
          <table:table-cell table:style-name="ce504" office:value-type="string" calcext:value-type="string">
            <text:p>Falha: Erro ao tentar abrir o arquivo: problema durante a inicialização do decodificador.</text:p>
          </table:table-cell>
          <table:table-cell table:style-name="ce521" office:value-type="string" calcext:value-type="string">
            <text:p>Błąd przy próbie otwarcia pliku : problem podczas inicjalizacji dekodera.</text:p>
          </table:table-cell>
          <table:table-cell table:style-name="ce535" office:value-type="string" calcext:value-type="string">
            <text:p>Errore : Impossibile aprire file : problemi nell'inizializzazione decodificatore.</text:p>
          </table:table-cell>
          <table:table-cell table:style-name="ce553" office:value-type="string" calcext:value-type="string">
            <text:p>Eroare la deschiderea fişierului : sunt probleme la iniţializarea decodorului.</text:p>
          </table:table-cell>
          <table:table-cell table:style-name="ce571" office:value-type="string" calcext:value-type="string">
            <text:p>Tiedoston avaus epäonnistui: ongelma dekooderin käynnistyksessä.</text:p>
          </table:table-cell>
          <table:table-cell table:style-name="ce588" office:value-type="string" calcext:value-type="string">
            <text:p>Advarsel: Kan ikke åpne fil : problemer med å initialisere dekoder</text:p>
          </table:table-cell>
          <table:table-cell table:style-name="ce602" office:value-type="string" calcext:value-type="string">
            <text:p>失败: 无法打开文件 : 初始化解码器时出现问题.</text:p>
          </table:table-cell>
          <table:table-cell table:style-name="ce614" office:value-type="string" calcext:value-type="string">
            <text:p>Hata: Dosya açılamıyor : çözücüyü başlatırken problem oluştu.</text:p>
          </table:table-cell>
          <table:table-cell table:style-name="ce626" office:value-type="string" calcext:value-type="string">
            <text:p>Αποτυχία: Αδύνατο το άνοιγμα του αρχείου : Πρόβλημα κατά την ενεργοποίηση του αποκωδικοποιητή.</text:p>
          </table:table-cell>
          <table:table-cell table:style-name="ce641" office:value-type="string" calcext:value-type="string">
            <text:p>Klaida: Negaliu atverti dokumento : problema su dekoderiu.</text:p>
          </table:table-cell>
          <table:table-cell table:style-name="ce653" office:value-type="string" calcext:value-type="string">
            <text:p>Fel: Kan ej öppna filen : Problem med initierings dekodern.</text:p>
          </table:table-cell>
          <table:table-cell table:style-name="ce664" office:value-type="string" calcext:value-type="string">
            <text:p>Fejl: Kan ikke åbne filen: problem med/under initialisering af dekoder.</text:p>
          </table:table-cell>
          <table:table-cell table:style-name="ce677" office:value-type="string" calcext:value-type="string">
            <text:p>Chyba: Nelze otevřít soubor: problém s dekodérem</text:p>
          </table:table-cell>
          <table:table-cell table:style-name="ce691" office:value-type="string" calcext:value-type="string">
            <text:p>실패: 파일을 열수 없음: 디코더 초기화 때 문제 있음.</text:p>
          </table:table-cell>
          <table:table-cell table:style-name="ce704" office:value-type="string" calcext:value-type="string">
            <text:p>Ошибка: Невозможно открыть файл : проблема при инициализации декодера.</text:p>
          </table:table-cell>
          <table:table-cell table:style-name="ce716" office:value-type="string" calcext:value-type="string">
            <text:p>Error: No s'ha pogut obrir l'arxiu: problema amb el decodificador.</text:p>
          </table:table-cell>
          <table:table-cell table:style-name="ce728" office:value-type="string" calcext:value-type="string">
            <text:p>Greška: Nije moguće otvoriti datoteku : problem u inicijalizaciji dekodera.</text:p>
          </table:table-cell>
          <table:table-cell table:style-name="ce740" office:value-type="string" calcext:value-type="string">
            <text:p>Грешка: Није могуће отворити датотеку : проблем у иницијализацији декодера.</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デコーダーの初期設定で問題が発生しました。</text:span></text:p>
          </table:table-cell>
          <table:table-cell table:style-name="ce768" office:value-type="string" calcext:value-type="string">
            <text:p>Проблем: Не може да се отвори датотеката : проблем при иницијализирање на декодер.</text:p>
          </table:table-cell>
          <table:table-cell table:style-name="ce779" office:value-type="string" calcext:value-type="string">
            <text:p>فشل: غير قادر على فتح الملف: مشكلة أثناء اعداد فك التشفير.</text:p>
          </table:table-cell>
          <table:table-cell table:style-name="ce289" table:number-columns-repeated="996"/>
        </table:table-row>
        <table:table-row table:style-name="ro46">
          <table:table-cell table:style-name="ce45" office:value-type="string" calcext:value-type="string">
            <text:p>LoadMovie_CodecNotSupported</text:p>
          </table:table-cell>
          <table:table-cell table:style-name="ce339"/>
          <table:table-cell table:style-name="ce429" office:value-type="string" calcext:value-type="string">
            <text:p>Failure: Unable to open the file : file type is not supported.</text:p>
          </table:table-cell>
          <table:table-cell table:style-name="ce449" office:value-type="string" calcext:value-type="string">
            <text:p>Chargement du fichier impossible : ce type du fichier n'est pas supporté.</text:p>
          </table:table-cell>
          <table:table-cell table:style-name="ce463" office:value-type="string" calcext:value-type="string">
            <text:p>Fout bij het openen van het bestand : bestandstype wordt niet ondersteund.</text:p>
          </table:table-cell>
          <table:table-cell table:style-name="ce476" office:value-type="string" calcext:value-type="string">
            <text:p>Fehler beim Öffnen der Datei – Format wird nicht unterstützt.</text:p>
          </table:table-cell>
          <table:table-cell table:style-name="ce491" office:value-type="string" calcext:value-type="string">
            <text:p>Carga de archivo imposible: este tipo de archivo no es compatible.</text:p>
          </table:table-cell>
          <table:table-cell table:style-name="ce504" office:value-type="string" calcext:value-type="string">
            <text:p>Falha: Erro ao tentar abrir o arquivo: tipo de arquivo não suportado.</text:p>
          </table:table-cell>
          <table:table-cell table:style-name="ce521" office:value-type="string" calcext:value-type="string">
            <text:p>Błąd przy próbie otwarcia pliku : typ pliku nie jest obsługiwany.</text:p>
          </table:table-cell>
          <table:table-cell table:style-name="ce535" office:value-type="string" calcext:value-type="string">
            <text:p>Errore : Impossibile aprire file : tipo file non supportato.</text:p>
          </table:table-cell>
          <table:table-cell table:style-name="ce553" office:value-type="string" calcext:value-type="string">
            <text:p>Eroare la deschiderea fişierului : tipul fişierului nu este suportat.</text:p>
          </table:table-cell>
          <table:table-cell table:style-name="ce571" office:value-type="string" calcext:value-type="string">
            <text:p>Tiedoston avaus epäonnistui: ei-tuettu tiedostomuoto.</text:p>
          </table:table-cell>
          <table:table-cell table:style-name="ce588" office:value-type="string" calcext:value-type="string">
            <text:p>Advarsel: Kan ikke åpne fil : denne filtypen støttes ikke</text:p>
          </table:table-cell>
          <table:table-cell table:style-name="ce602" office:value-type="string" calcext:value-type="string">
            <text:p>失败: 无法打开文件 : 文件类型不支持.</text:p>
          </table:table-cell>
          <table:table-cell table:style-name="ce614" office:value-type="string" calcext:value-type="string">
            <text:p>Hata: Dosya açılamıyor : dosya tipi desteklenmiyor.</text:p>
          </table:table-cell>
          <table:table-cell table:style-name="ce626" office:value-type="string" calcext:value-type="string">
            <text:p>Αποτυχία: Αδύνατο το άνοιγμα του αρχείου : Μη υποστηριζόμενος τύπος αρχείου.</text:p>
          </table:table-cell>
          <table:table-cell table:style-name="ce641" office:value-type="string" calcext:value-type="string">
            <text:p>Klaida: Negaliu atverti dokumento : dokumento formatas nepalaikomas</text:p>
          </table:table-cell>
          <table:table-cell table:style-name="ce653" office:value-type="string" calcext:value-type="string">
            <text:p>Fel: Kan ej öppna filen : filtypen stöds ej.</text:p>
          </table:table-cell>
          <table:table-cell table:style-name="ce664" office:value-type="string" calcext:value-type="string">
            <text:p>Fejl: Kan ikke åbne filen: usupporteret filtype.</text:p>
          </table:table-cell>
          <table:table-cell table:style-name="ce677" office:value-type="string" calcext:value-type="string">
            <text:p>Chyba: Nelze otevřít soubor: typ souboru není podporován.</text:p>
          </table:table-cell>
          <table:table-cell table:style-name="ce691" office:value-type="string" calcext:value-type="string">
            <text:p>실패: 파일을 열수 없음: 파일 형태가 지원되지 않는 것임.</text:p>
          </table:table-cell>
          <table:table-cell table:style-name="ce704" office:value-type="string" calcext:value-type="string">
            <text:p>Ошибка: Невозможно открыть файл: тип файла не поддерживается</text:p>
          </table:table-cell>
          <table:table-cell table:style-name="ce716" office:value-type="string" calcext:value-type="string">
            <text:p>Error: No s'ha pogut obrir l'arxiu: tipus no suportat.</text:p>
          </table:table-cell>
          <table:table-cell table:style-name="ce728" office:value-type="string" calcext:value-type="string">
            <text:p>Greška: Nije moguće otvoriti datoteku : tip datoteke nije podržan.</text:p>
          </table:table-cell>
          <table:table-cell table:style-name="ce740" office:value-type="string" calcext:value-type="string">
            <text:p>Грешка: Није могуће отворити датотеку : тип датотеке није подржан.</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サポートされていないファイルタイプ。</text:span></text:p>
          </table:table-cell>
          <table:table-cell table:style-name="ce768" office:value-type="string" calcext:value-type="string">
            <text:p>Проблем: Не може да се отвори датотеката : не е поддржан видот на датотеката. </text:p>
          </table:table-cell>
          <table:table-cell table:style-name="ce779" office:value-type="string" calcext:value-type="string">
            <text:p>فشل: غير قادر على فتح الملف: نوع ملف غير مدعوم.</text:p>
          </table:table-cell>
          <table:table-cell table:style-name="ce289" table:number-columns-repeated="996"/>
        </table:table-row>
        <table:table-row table:style-name="ro23">
          <table:table-cell table:style-name="ce45" office:value-type="string" calcext:value-type="string">
            <text:p>LoadMovie_Error</text:p>
          </table:table-cell>
          <table:table-cell table:style-name="ce339"/>
          <table:table-cell table:style-name="ce429" office:value-type="string" calcext:value-type="string">
            <text:p>Kinovea - Loading Error.</text:p>
          </table:table-cell>
          <table:table-cell table:style-name="ce449" office:value-type="string" calcext:value-type="string">
            <text:p>Kinovea - Erreur de Chargement.</text:p>
          </table:table-cell>
          <table:table-cell table:style-name="ce463" office:value-type="string" calcext:value-type="string">
            <text:p>Kinovea - Foutmelding</text:p>
          </table:table-cell>
          <table:table-cell table:style-name="ce477" office:value-type="string" calcext:value-type="string">
            <text:p>Kinovea – Ladefehler.</text:p>
          </table:table-cell>
          <table:table-cell table:style-name="ce491" office:value-type="string" calcext:value-type="string">
            <text:p>Kinovea - Error al cargar.</text:p>
          </table:table-cell>
          <table:table-cell table:style-name="ce504" office:value-type="string" calcext:value-type="string">
            <text:p>Kinovea - Erro ao carregar.</text:p>
          </table:table-cell>
          <table:table-cell table:style-name="ce521" office:value-type="string" calcext:value-type="string">
            <text:p>Kinovea - błąd podczas ładowania.</text:p>
          </table:table-cell>
          <table:table-cell table:style-name="ce535" office:value-type="string" calcext:value-type="string">
            <text:p>Kinovea – Errore nel caricamento.</text:p>
          </table:table-cell>
          <table:table-cell table:style-name="ce553" office:value-type="string" calcext:value-type="string">
            <text:p>Kinovea – Eroare la încărcare.</text:p>
          </table:table-cell>
          <table:table-cell table:style-name="ce571" office:value-type="string" calcext:value-type="string">
            <text:p>Kinovea – Latausvirhe.</text:p>
          </table:table-cell>
          <table:table-cell table:style-name="ce588" office:value-type="string" calcext:value-type="string">
            <text:p>Kinovea – Lastefeil</text:p>
          </table:table-cell>
          <table:table-cell table:style-name="ce602" office:value-type="string" calcext:value-type="string">
            <text:p>载入出错.</text:p>
          </table:table-cell>
          <table:table-cell table:style-name="ce614" office:value-type="string" calcext:value-type="string">
            <text:p>Kinovea - Yükleme Hatası.</text:p>
          </table:table-cell>
          <table:table-cell table:style-name="ce626" office:value-type="string" calcext:value-type="string">
            <text:p>Kinovea - Σφάλμα Φόρτωσης.</text:p>
          </table:table-cell>
          <table:table-cell table:style-name="ce641" office:value-type="string" calcext:value-type="string">
            <text:p>Kinovea - paleisties klaida.</text:p>
          </table:table-cell>
          <table:table-cell table:style-name="ce653" office:value-type="string" calcext:value-type="string">
            <text:p>Kinovea – Laddningsfel.</text:p>
          </table:table-cell>
          <table:table-cell table:style-name="ce664" office:value-type="string" calcext:value-type="string">
            <text:p>Kinovea - Indlæsningsfejl.</text:p>
          </table:table-cell>
          <table:table-cell table:style-name="ce677" office:value-type="string" calcext:value-type="string">
            <text:p>Kinovea - chyba při nahrávání.</text:p>
          </table:table-cell>
          <table:table-cell table:style-name="ce690" office:value-type="string" calcext:value-type="string">
            <text:p>Kinovea - <text:span text:style-name="T3">불러오기</text:span><text:span text:style-name="T4"> </text:span><text:span text:style-name="T5">오류</text:span><text:span text:style-name="T4">.</text:span></text:p>
          </table:table-cell>
          <table:table-cell table:style-name="ce704" office:value-type="string" calcext:value-type="string">
            <text:p>Kinovea - ошибка загрузки.</text:p>
          </table:table-cell>
          <table:table-cell table:style-name="ce716" office:value-type="string" calcext:value-type="string">
            <text:p>Kinovea – Error en carregar</text:p>
          </table:table-cell>
          <table:table-cell table:style-name="ce728" office:value-type="string" calcext:value-type="string">
            <text:p>Kinovea - Greška pri učitavanju.</text:p>
          </table:table-cell>
          <table:table-cell table:style-name="ce740" office:value-type="string" calcext:value-type="string">
            <text:p>Киновеа - Грешка при учитавању.</text:p>
          </table:table-cell>
          <table:table-cell table:style-name="ce753" office:value-type="string" calcext:value-type="string">
            <text:p>Kinovea - <text:span text:style-name="T15">ロードエラー</text:span></text:p>
          </table:table-cell>
          <table:table-cell table:style-name="ce768" office:value-type="string" calcext:value-type="string">
            <text:p>Киновеа – грешка при вчитување.</text:p>
          </table:table-cell>
          <table:table-cell table:style-name="ce779" office:value-type="string" calcext:value-type="string">
            <text:p>كينوفيا - خطأ التحميل.</text:p>
          </table:table-cell>
          <table:table-cell table:style-name="ce289" table:number-columns-repeated="996"/>
        </table:table-row>
        <table:table-row table:style-name="ro45">
          <table:table-cell table:style-name="ce45" office:value-type="string" calcext:value-type="string">
            <text:p>LoadMovie_FileNotOpened</text:p>
          </table:table-cell>
          <table:table-cell table:style-name="ce339"/>
          <table:table-cell table:style-name="ce429" office:value-type="string" calcext:value-type="string">
            <text:p>Failure: Unable to open the file : file not found or empty.</text:p>
          </table:table-cell>
          <table:table-cell table:style-name="ce449" office:value-type="string" calcext:value-type="string">
            <text:p>Chargement du fichier impossible : fichier introuvable ou vide.</text:p>
          </table:table-cell>
          <table:table-cell table:style-name="ce463" office:value-type="string" calcext:value-type="string">
            <text:p>Fout bij openen van bestand ; bestand niet gevonden.</text:p>
          </table:table-cell>
          <table:table-cell table:style-name="ce477" office:value-type="string" calcext:value-type="string">
            <text:p>Fehler beim Öffnen der Datei – Datei nicht gefunden.</text:p>
          </table:table-cell>
          <table:table-cell table:style-name="ce491" office:value-type="string" calcext:value-type="string">
            <text:p>Imposible cargar el archivo: no se encuentra el archivo. </text:p>
          </table:table-cell>
          <table:table-cell table:style-name="ce504" office:value-type="string" calcext:value-type="string">
            <text:p>Falha: Erro ao tentar abrir o arquivo: arquivo não encontrado.</text:p>
          </table:table-cell>
          <table:table-cell table:style-name="ce521" office:value-type="string" calcext:value-type="string">
            <text:p>Błąd przy próbie otwarcia pliku : nie znaleziono pliku.</text:p>
          </table:table-cell>
          <table:table-cell table:style-name="ce535" office:value-type="string" calcext:value-type="string">
            <text:p>Errore : Impossibile aprire file : file vuoto/non trovato.</text:p>
          </table:table-cell>
          <table:table-cell table:style-name="ce553" office:value-type="string" calcext:value-type="string">
            <text:p>Eroare la deschidere : fişier lipsă.</text:p>
          </table:table-cell>
          <table:table-cell table:style-name="ce571" office:value-type="string" calcext:value-type="string">
            <text:p>Tiedoston avaus epäonnistui: tiedostoa ei löytynyt.</text:p>
          </table:table-cell>
          <table:table-cell table:style-name="ce588" office:value-type="string" calcext:value-type="string">
            <text:p>Advarsel: Kan ikke åpne fil : Filen ikke funnet eller ingen data</text:p>
          </table:table-cell>
          <table:table-cell table:style-name="ce602" office:value-type="string" calcext:value-type="string">
            <text:p>失败: 无法打开文件 : 文件不存在或为空.</text:p>
          </table:table-cell>
          <table:table-cell table:style-name="ce614" office:value-type="string" calcext:value-type="string">
            <text:p>Hata: Dosya açılamıyor : dosya bulunamadı veya boş değil.</text:p>
          </table:table-cell>
          <table:table-cell table:style-name="ce626" office:value-type="string" calcext:value-type="string">
            <text:p>Αποτυχία: Αδύνατο το άνοιγμα του αρχείου : Το αρχείο δεν βρέθηκε ή είναι κενό.</text:p>
          </table:table-cell>
          <table:table-cell table:style-name="ce641" office:value-type="string" calcext:value-type="string">
            <text:p>Klaida: Negaliu atverti dokumento : dokumentas nerastas arba tuščias.</text:p>
          </table:table-cell>
          <table:table-cell table:style-name="ce653" office:value-type="string" calcext:value-type="string">
            <text:p>Fel: Kan ej öppna filen : hittar ej fil eller filen är tom.</text:p>
          </table:table-cell>
          <table:table-cell table:style-name="ce664" office:value-type="string" calcext:value-type="string">
            <text:p>Fejl: Kan ikke åbne filen: Filen ikke fundet eller tom.</text:p>
          </table:table-cell>
          <table:table-cell table:style-name="ce677" office:value-type="string" calcext:value-type="string">
            <text:p>Chyba: Nelze otevřít soubor: soubornenalezen nebo je prázdný.</text:p>
          </table:table-cell>
          <table:table-cell table:style-name="ce691" office:value-type="string" calcext:value-type="string">
            <text:p>실패: 파일을 열수 없음: 파일이 없거나 빈 파일임.</text:p>
          </table:table-cell>
          <table:table-cell table:style-name="ce704" office:value-type="string" calcext:value-type="string">
            <text:p>Ошибка: Невозможно открыть файл: файл не найден или пустой.</text:p>
          </table:table-cell>
          <table:table-cell table:style-name="ce716" office:value-type="string" calcext:value-type="string">
            <text:p>Error: No s'ha pogut obrir l'arxiu: arxiu no trobat o buit.</text:p>
          </table:table-cell>
          <table:table-cell table:style-name="ce728" office:value-type="string" calcext:value-type="string">
            <text:p>Greška: Nije moguće otvoriti datoteku : datoteka nije pronađena, ili je prazna.</text:p>
          </table:table-cell>
          <table:table-cell table:style-name="ce740" office:value-type="string" calcext:value-type="string">
            <text:p>Грешка: Није могуће отворити датотеку : датотека није пронађена, или је празна.</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ファイルが見つからなかったか、ファイルが空です。</text:span></text:p>
          </table:table-cell>
          <table:table-cell table:style-name="ce768" office:value-type="string" calcext:value-type="string">
            <text:p>Проблем: Не може да се отвори датотеката : датотеката не е пронајдена или е празна.</text:p>
          </table:table-cell>
          <table:table-cell table:style-name="ce779" office:value-type="string" calcext:value-type="string">
            <text:p>فشل: غير قادر على فتح الملف: ملف لم يتم العثور أو فارغ.</text:p>
          </table:table-cell>
          <table:table-cell table:style-name="ce289" table:number-columns-repeated="996"/>
        </table:table-row>
        <table:table-row table:style-name="ro19">
          <table:table-cell table:style-name="ce45" office:value-type="string" calcext:value-type="string">
            <text:p>LoadMovie_InconsistantMovieError</text:p>
          </table:table-cell>
          <table:table-cell table:style-name="ce339"/>
          <table:table-cell table:style-name="ce429" office:value-type="string" calcext:value-type="string">
            <text:p>Failure: Unable to open the file : inconsistencies found. Please check encoding process.</text:p>
          </table:table-cell>
          <table:table-cell table:style-name="ce449" office:value-type="string" calcext:value-type="string">
            <text:p>Chargement du fichier impossible : incohérences dans le fichier. Veuillez vérifier le processus d'encodage.</text:p>
          </table:table-cell>
          <table:table-cell table:style-name="ce463" office:value-type="string" calcext:value-type="string">
            <text:p>Fout bij het openen van het bestand : inconsistentie gevonden. Controleer alstublieft het encoding proces.</text:p>
          </table:table-cell>
          <table:table-cell table:style-name="ce477" office:value-type="string" calcext:value-type="string">
            <text:p>Fehler beim Öffnen der Datei – Unregelmäßigkeiten gefunden. Bitte Kodierungsprozeß überprüfen!</text:p>
          </table:table-cell>
          <table:table-cell table:style-name="ce491" office:value-type="string" calcext:value-type="string">
            <text:p>Imposible cargar el archivo: incongruencias en el archivo. Por favor, compruebe el proceso de codificación.</text:p>
          </table:table-cell>
          <table:table-cell table:style-name="ce504" office:value-type="string" calcext:value-type="string">
            <text:p>Falha: Erro ao tentar abrir o arquivo: encontradas inconsistências. Por favor, verifique o processo de codificação.</text:p>
          </table:table-cell>
          <table:table-cell table:style-name="ce521" office:value-type="string" calcext:value-type="string">
            <text:p>Błąd przy próbie otwarcia pliku : napotkano na niezgodność. Sprawdź proces kodowania.</text:p>
          </table:table-cell>
          <table:table-cell table:style-name="ce535" office:value-type="string" calcext:value-type="string">
            <text:p>Errore : Impossibile aprire file : trovate incongruenze. Verifica processo di Codifica.</text:p>
          </table:table-cell>
          <table:table-cell table:style-name="ce553" office:value-type="string" calcext:value-type="string">
            <text:p>Eroare la deschidere : există neconcordanţe. Vă rugăm să verificaţi procesul de encodare.</text:p>
          </table:table-cell>
          <table:table-cell table:style-name="ce571" office:value-type="string" calcext:value-type="string">
            <text:p>Tiedoston avaus epäonnistui: epäjohdonmukaisuuksia havaittu. Tarkista koodausprosessi.</text:p>
          </table:table-cell>
          <table:table-cell table:style-name="ce588" office:value-type="string" calcext:value-type="string">
            <text:p>Advarsel: Kan ikke åpne fil : </text:p>
          </table:table-cell>
          <table:table-cell table:style-name="ce602" office:value-type="string" calcext:value-type="string">
            <text:p>失败: 无法打开文件 : 发现不一致的地方. 请检查编码过程.</text:p>
          </table:table-cell>
          <table:table-cell table:style-name="ce614" office:value-type="string" calcext:value-type="string">
            <text:p>Hata: Dosya açılamıyor : uyuşmazlıklar bulundu. Lütfen kodlama işlemini kontrol edin.</text:p>
          </table:table-cell>
          <table:table-cell table:style-name="ce626"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41" office:value-type="string" calcext:value-type="string">
            <text:p>Klaida: Negaliu atverti dokumento : rasti neatitikimai. Patikrinkite kodavimo procesą.</text:p>
          </table:table-cell>
          <table:table-cell table:style-name="ce653" office:value-type="string" calcext:value-type="string">
            <text:p>Fel: Kan ej öppna filen : inkonsekvenser upptäckta. Kontrollera kodningsprocessen.</text:p>
          </table:table-cell>
          <table:table-cell table:style-name="ce664" office:value-type="string" calcext:value-type="string">
            <text:p>Fejl: Kan ikke åbne filen: Inkonsistens fundet. Check encoding processen.</text:p>
          </table:table-cell>
          <table:table-cell table:style-name="ce677" office:value-type="string" calcext:value-type="string">
            <text:p>Chyba: Nelze otevřít soubor: zjištěny nesrovnalosti. Zkontrolujte kódování.</text:p>
          </table:table-cell>
          <table:table-cell table:style-name="ce691" office:value-type="string" calcext:value-type="string">
            <text:p>실패: 파일을 열수 없음: 불일치 발견. 인코딩 과정을 검사해 볼 것.</text:p>
          </table:table-cell>
          <table:table-cell table:style-name="ce704"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16" office:value-type="string" calcext:value-type="string">
            <text:p>Error: No s'ha pogut obrir l'arxiu: format d'imatge no suportat.</text:p>
          </table:table-cell>
          <table:table-cell table:style-name="ce728" office:value-type="string" calcext:value-type="string">
            <text:p>Greška: Nije moguće otvoriti datoteku : pronađene nedoslednosti. Molimo vas da proverite proces kodiranja. </text:p>
          </table:table-cell>
          <table:table-cell table:style-name="ce740"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問題が発生しました。エンコーディングプロセスを確認して下さい。</text:span></text:p>
          </table:table-cell>
          <table:table-cell table:style-name="ce768"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779" office:value-type="string" calcext:value-type="string">
            <text:p>فشل: غير قادر على فتح الملف: يوجد عدم اتساق. يرجى مراجعة عملية الترميز.</text:p>
          </table:table-cell>
          <table:table-cell table:style-name="ce289" table:number-columns-repeated="996"/>
        </table:table-row>
        <table:table-row table:style-name="ro45">
          <table:table-cell table:style-name="ce45" office:value-type="string" calcext:value-type="string">
            <text:p>LoadMovie_StreamInfoNotFound</text:p>
          </table:table-cell>
          <table:table-cell table:style-name="ce339"/>
          <table:table-cell table:style-name="ce429" office:value-type="string" calcext:value-type="string">
            <text:p>Failure: Unable to open the file : stream information not found.</text:p>
          </table:table-cell>
          <table:table-cell table:style-name="ce449" office:value-type="string" calcext:value-type="string">
            <text:p>Chargement du fichier impossible : informations de flux non trouvées.</text:p>
          </table:table-cell>
          <table:table-cell table:style-name="ce463" office:value-type="string" calcext:value-type="string">
            <text:p>Fout bij het openen van het bestand : informatie van voortgang niet gevonden.</text:p>
          </table:table-cell>
          <table:table-cell table:style-name="ce477" office:value-type="string" calcext:value-type="string">
            <text:p>Fehler beim Öffnen der Datei – Videostream Information nicht gefunden.</text:p>
          </table:table-cell>
          <table:table-cell table:style-name="ce491" office:value-type="string" calcext:value-type="string">
            <text:p>Imposible cargar el archivo: no se encuentran los flujos de información .</text:p>
          </table:table-cell>
          <table:table-cell table:style-name="ce504" office:value-type="string" calcext:value-type="string">
            <text:p>Falha: Erro ao tentar abrir o arquivo: informações do vídeo não encontradas.</text:p>
          </table:table-cell>
          <table:table-cell table:style-name="ce521" office:value-type="string" calcext:value-type="string">
            <text:p>Błąd podczas próby otwarcia pliku : nie znaleziono informacji o strumieniu.</text:p>
          </table:table-cell>
          <table:table-cell table:style-name="ce535" office:value-type="string" calcext:value-type="string">
            <text:p>Errore : Impossibile aprire file : mancano informazioni del flusso video.</text:p>
          </table:table-cell>
          <table:table-cell table:style-name="ce553" office:value-type="string" calcext:value-type="string">
            <text:p>Eroare la deschidere : nu sunt găsite informaţiile referitoare la fluxul video.</text:p>
          </table:table-cell>
          <table:table-cell table:style-name="ce571" office:value-type="string" calcext:value-type="string">
            <text:p>Tiedoston avaus epäonnistui: stream-tietoja ei löytynyt.</text:p>
          </table:table-cell>
          <table:table-cell table:style-name="ce588" office:value-type="string" calcext:value-type="string">
            <text:p>Advarsel: Kan ikke åpne fil : streamin informasjon ikke funnet</text:p>
          </table:table-cell>
          <table:table-cell table:style-name="ce602" office:value-type="string" calcext:value-type="string">
            <text:p>失败: 无法打开文件 : 无法找到视频流相关信息.</text:p>
          </table:table-cell>
          <table:table-cell table:style-name="ce614" office:value-type="string" calcext:value-type="string">
            <text:p>Hata: Dosya açılamıyor : akış bilgisi bulunamadı.</text:p>
          </table:table-cell>
          <table:table-cell table:style-name="ce626" office:value-type="string" calcext:value-type="string">
            <text:p>Αποτυχία: Αδύνατο το άνοιγμα του αρχείου : Πληροφορία ροής δεν βρέθηκε.</text:p>
          </table:table-cell>
          <table:table-cell table:style-name="ce641" office:value-type="string" calcext:value-type="string">
            <text:p>Klaida: Negaliu atverti dokumento : informacijos šaltinis nerastas.</text:p>
          </table:table-cell>
          <table:table-cell table:style-name="ce653" office:value-type="string" calcext:value-type="string">
            <text:p>Fel: Kan ej öppna filen : stream-informationen saknas.</text:p>
          </table:table-cell>
          <table:table-cell table:style-name="ce664" office:value-type="string" calcext:value-type="string">
            <text:p>Fejl: Kan ikke åbne filen: kan ikke finde informationer om stream.</text:p>
          </table:table-cell>
          <table:table-cell table:style-name="ce677" office:value-type="string" calcext:value-type="string">
            <text:p>Chyba: Nelze otevřít soubor: stream informace nenalezena.</text:p>
          </table:table-cell>
          <table:table-cell table:style-name="ce691" office:value-type="string" calcext:value-type="string">
            <text:p>실패: 파일을 열수 없음: 스트림 정보가 없음.</text:p>
          </table:table-cell>
          <table:table-cell table:style-name="ce704" office:value-type="string" calcext:value-type="string">
            <text:p>Ошибка: Невозможно открыть файл: потоковая информация не найдена</text:p>
          </table:table-cell>
          <table:table-cell table:style-name="ce716" office:value-type="string" calcext:value-type="string">
            <text:p>Error: No s'ha pogut obrir l'arxiu: imformació del flux no trobada.</text:p>
          </table:table-cell>
          <table:table-cell table:style-name="ce728" office:value-type="string" calcext:value-type="string">
            <text:p>Greška : Nije moguće otvoriti datoteku : informacije o toku nisu pronađene .</text:p>
          </table:table-cell>
          <table:table-cell table:style-name="ce740" office:value-type="string" calcext:value-type="string">
            <text:p>Грешка : Није могуће отворити датотеку : информације о току нису пронађене .</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ストリーム情報が検出されませんでした。</text:span></text:p>
          </table:table-cell>
          <table:table-cell table:style-name="ce768" office:value-type="string" calcext:value-type="string">
            <text:p>Проблем: Не може да се отвори датотеката : текот на информациите не е пронајден.</text:p>
          </table:table-cell>
          <table:table-cell table:style-name="ce779" office:value-type="string" calcext:value-type="string">
            <text:p>فشل: غير قادر على فتح الملف: معلومات البث غير موجوده.</text:p>
          </table:table-cell>
          <table:table-cell table:style-name="ce289" table:number-columns-repeated="996"/>
        </table:table-row>
        <table:table-row table:style-name="ro44">
          <table:table-cell table:style-name="ce45" office:value-type="string" calcext:value-type="string">
            <text:p>LoadMovie_UnkownError</text:p>
          </table:table-cell>
          <table:table-cell table:style-name="ce339"/>
          <table:table-cell table:style-name="ce429" office:value-type="string" calcext:value-type="string">
            <text:p>Failure: Unable to open the file : unknown error.</text:p>
          </table:table-cell>
          <table:table-cell table:style-name="ce449" office:value-type="string" calcext:value-type="string">
            <text:p>Chargement du fichier impossible : erreur inconnue.</text:p>
          </table:table-cell>
          <table:table-cell table:style-name="ce463" office:value-type="string" calcext:value-type="string">
            <text:p>Fout bij openen van bestand : onbekende fout.</text:p>
          </table:table-cell>
          <table:table-cell table:style-name="ce477" office:value-type="string" calcext:value-type="string">
            <text:p>Fehler beim Öffnen der Datei – unbekannter Fehler.</text:p>
          </table:table-cell>
          <table:table-cell table:style-name="ce491" office:value-type="string" calcext:value-type="string">
            <text:p>Imposible cargar el archivo: error desconocido ..</text:p>
          </table:table-cell>
          <table:table-cell table:style-name="ce504" office:value-type="string" calcext:value-type="string">
            <text:p>Falha: Erro ao tentar abrir o arquivo: erro desconhecido.</text:p>
          </table:table-cell>
          <table:table-cell table:style-name="ce521" office:value-type="string" calcext:value-type="string">
            <text:p>Błąd podczas próby otwarcia pliku : nieznany błąd.</text:p>
          </table:table-cell>
          <table:table-cell table:style-name="ce535" office:value-type="string" calcext:value-type="string">
            <text:p>Errore : Impossibile aprire file : errore sconosciuto.</text:p>
          </table:table-cell>
          <table:table-cell table:style-name="ce553" office:value-type="string" calcext:value-type="string">
            <text:p>Eroare necunoscută la deschidere.</text:p>
          </table:table-cell>
          <table:table-cell table:style-name="ce571" office:value-type="string" calcext:value-type="string">
            <text:p>Tiedoston avaus epäonnistui: tuntematon virhe.</text:p>
          </table:table-cell>
          <table:table-cell table:style-name="ce588" office:value-type="string" calcext:value-type="string">
            <text:p>Advarsel: Kan ikke åpne fil : ukjent feil</text:p>
          </table:table-cell>
          <table:table-cell table:style-name="ce602" office:value-type="string" calcext:value-type="string">
            <text:p>失败: 无法打开文件 : 未知错误.</text:p>
          </table:table-cell>
          <table:table-cell table:style-name="ce614" office:value-type="string" calcext:value-type="string">
            <text:p>Hata: Dosya açılamıyor : bilinmeyen hata.</text:p>
          </table:table-cell>
          <table:table-cell table:style-name="ce626" office:value-type="string" calcext:value-type="string">
            <text:p>Αποτυχία: Αδύνατο το άνοιγμα του αρχείου : Άγνωστο σφάλμα.</text:p>
          </table:table-cell>
          <table:table-cell table:style-name="ce641" office:value-type="string" calcext:value-type="string">
            <text:p>Klaida: Negaliu atverti dokumento : nenustatyta klaida.</text:p>
          </table:table-cell>
          <table:table-cell table:style-name="ce653" office:value-type="string" calcext:value-type="string">
            <text:p>Fel: kan ej öppna filen : okänt fel.</text:p>
          </table:table-cell>
          <table:table-cell table:style-name="ce664" office:value-type="string" calcext:value-type="string">
            <text:p>Fejl: Kan ikke åbne filen: ukendt fejl.</text:p>
          </table:table-cell>
          <table:table-cell table:style-name="ce677" office:value-type="string" calcext:value-type="string">
            <text:p>Chyba: Nelze otevřít soubor: neznámá chyba.</text:p>
          </table:table-cell>
          <table:table-cell table:style-name="ce691" office:value-type="string" calcext:value-type="string">
            <text:p>실패: 파일을 열수 없음: 알 수 없는 오류.</text:p>
          </table:table-cell>
          <table:table-cell table:style-name="ce704" office:value-type="string" calcext:value-type="string">
            <text:p>Ошибка: Невозможно открыть файл: неизвестная ошибка</text:p>
          </table:table-cell>
          <table:table-cell table:style-name="ce723" office:value-type="string" calcext:value-type="string">
            <text:p>Error: No s'ha pogut obrir l'arxiu: error desconegut.</text:p>
          </table:table-cell>
          <table:table-cell table:style-name="ce728" office:value-type="string" calcext:value-type="string">
            <text:p>Greška : Nije moguće otvoriti datoteku : nepoznata greška .</text:p>
          </table:table-cell>
          <table:table-cell table:style-name="ce740" office:value-type="string" calcext:value-type="string">
            <text:p>Грешка : Није могуће отворити датотеку : непозната грешка .</text:p>
          </table:table-cell>
          <table:table-cell table:style-name="ce753" office:value-type="string" calcext:value-type="string">
            <text:p><text:span text:style-name="T15">エラー</text:span><text:span text:style-name="T16">: </text:span><text:span text:style-name="T18">ファイルを開くことができませんでした</text:span><text:span text:style-name="T16"> : </text:span><text:span text:style-name="T18">不明なエラー。</text:span></text:p>
          </table:table-cell>
          <table:table-cell table:style-name="ce768" office:value-type="string" calcext:value-type="string">
            <text:p>Проблем: не може да се отвори датотеката : непозната грешка.</text:p>
          </table:table-cell>
          <table:table-cell table:style-name="ce779" office:value-type="string" calcext:value-type="string">
            <text:p>فشل: غير قادر على فتح الملف: خطأ غير معروف.</text:p>
          </table:table-cell>
          <table:table-cell table:style-name="ce289" table:number-columns-repeated="996"/>
        </table:table-row>
        <table:table-row table:style-name="ro45">
          <table:table-cell table:style-name="ce45" office:value-type="string" calcext:value-type="string">
            <text:p>LoadMovie_VideoStreamNotFound</text:p>
          </table:table-cell>
          <table:table-cell table:style-name="ce339"/>
          <table:table-cell table:style-name="ce429" office:value-type="string" calcext:value-type="string">
            <text:p>Failure: Unable to open the file : video stream not found.</text:p>
          </table:table-cell>
          <table:table-cell table:style-name="ce449" office:value-type="string" calcext:value-type="string">
            <text:p>Chargement du fichier impossible : aucun flux vidéo trouvé.</text:p>
          </table:table-cell>
          <table:table-cell table:style-name="ce463" office:value-type="string" calcext:value-type="string">
            <text:p>Fout bij openen van het bestand : geen video voortgang gevonden.</text:p>
          </table:table-cell>
          <table:table-cell table:style-name="ce477" office:value-type="string" calcext:value-type="string">
            <text:p>Fehler beim Öffnen der Datei – Videostream nicht gefunden.</text:p>
          </table:table-cell>
          <table:table-cell table:style-name="ce491" office:value-type="string" calcext:value-type="string">
            <text:p>Carga de archivo imposible: no se encontró ningun flujo vídeo.</text:p>
          </table:table-cell>
          <table:table-cell table:style-name="ce504" office:value-type="string" calcext:value-type="string">
            <text:p>Falha: Erro ao tentar abrir o arquivo: vídeo não encontrado.</text:p>
          </table:table-cell>
          <table:table-cell table:style-name="ce521" office:value-type="string" calcext:value-type="string">
            <text:p>Błąd przy próbie otwarcia pliku : nie znaleziono strumienia wideo.</text:p>
          </table:table-cell>
          <table:table-cell table:style-name="ce535" office:value-type="string" calcext:value-type="string">
            <text:p>Errore : Impossibile aprire file : non trovato alcun flusso video.</text:p>
          </table:table-cell>
          <table:table-cell table:style-name="ce553" office:value-type="string" calcext:value-type="string">
            <text:p>Eroare la deschidere : nu este găsit fluxul video.</text:p>
          </table:table-cell>
          <table:table-cell table:style-name="ce571" office:value-type="string" calcext:value-type="string">
            <text:p>Tiedoston avaus epäonnistui: video stream ei löytynyt.</text:p>
          </table:table-cell>
          <table:table-cell table:style-name="ce588" office:value-type="string" calcext:value-type="string">
            <text:p>Advarsel: Kan ikke åpne fil : videostream ikke funnet</text:p>
          </table:table-cell>
          <table:table-cell table:style-name="ce602" office:value-type="string" calcext:value-type="string">
            <text:p>失败: 无法打开文件 : 无法找到视频流.</text:p>
          </table:table-cell>
          <table:table-cell table:style-name="ce614" office:value-type="string" calcext:value-type="string">
            <text:p>Hata: Dosya açılamıyor : video akışı bulunamadı.</text:p>
          </table:table-cell>
          <table:table-cell table:style-name="ce626" office:value-type="string" calcext:value-type="string">
            <text:p>Αποτυχία: Αδύνατο το άνοιγμα του αρχείου : Ροή video δεν βρέθηκε.</text:p>
          </table:table-cell>
          <table:table-cell table:style-name="ce641" office:value-type="string" calcext:value-type="string">
            <text:p>Klaida: Negaliu atverti dokumento : video šaltinis nerastas.</text:p>
          </table:table-cell>
          <table:table-cell table:style-name="ce653" office:value-type="string" calcext:value-type="string">
            <text:p>Fel: Kan ej öppna filen : stream-informationen saknas.</text:p>
          </table:table-cell>
          <table:table-cell table:style-name="ce664" office:value-type="string" calcext:value-type="string">
            <text:p>Fejl: Kan ikke åbne filen: video stream ikke fundet.</text:p>
          </table:table-cell>
          <table:table-cell table:style-name="ce677" office:value-type="string" calcext:value-type="string">
            <text:p>Chyba: Nelze otevřít soubor: video stream nenalezen.</text:p>
          </table:table-cell>
          <table:table-cell table:style-name="ce691" office:value-type="string" calcext:value-type="string">
            <text:p>실패: 파일을 열수 없음: 비디오 스트림이 없음.</text:p>
          </table:table-cell>
          <table:table-cell table:style-name="ce704" office:value-type="string" calcext:value-type="string">
            <text:p>Ошибка: Невозможно открыть файл: видео не найдено.</text:p>
          </table:table-cell>
          <table:table-cell table:style-name="ce716" office:value-type="string" calcext:value-type="string">
            <text:p>Error: No s'ha pogut obrir l'arxiu: no s'ha trobat el flux del vídeo.</text:p>
          </table:table-cell>
          <table:table-cell table:style-name="ce728" office:value-type="string" calcext:value-type="string">
            <text:p>Grešk : Nije moguće otvoriti datoteku : tok video zapisa nije pronađen. </text:p>
          </table:table-cell>
          <table:table-cell table:style-name="ce740" office:value-type="string" calcext:value-type="string">
            <text:p>Грешк : Није могуће отворити датотеку : ток видео записа није пронађен. </text:p>
          </table:table-cell>
          <table:table-cell table:style-name="ce752" office:value-type="string" calcext:value-type="string">
            <text:p>エラー<text:span text:style-name="T20">: </text:span><text:span text:style-name="T18">ファイルを開くことができませんでした</text:span><text:span text:style-name="T16"> : </text:span><text:span text:style-name="T18">ビデオストリームが検出されませんでした。</text:span></text:p>
          </table:table-cell>
          <table:table-cell table:style-name="ce768" office:value-type="string" calcext:value-type="string">
            <text:p>Проблем: не може да се отвори датотеката : текот на видеото не е пронајден.</text:p>
          </table:table-cell>
          <table:table-cell table:style-name="ce779" office:value-type="string" calcext:value-type="string">
            <text:p>فشل: غير قادر على فتح الملف: بث الفيديو غير موجود.</text:p>
          </table:table-cell>
          <table:table-cell table:style-name="ce289" table:number-columns-repeated="996"/>
        </table:table-row>
        <table:table-row table:style-name="ro20">
          <table:table-cell table:style-name="ce45" office:value-type="string" calcext:value-type="string">
            <text:p>LoadMovieProgress_Cancellation</text:p>
          </table:table-cell>
          <table:table-cell table:style-name="ce339"/>
          <table:table-cell table:style-name="ce429" office:value-type="string" calcext:value-type="string">
            <text:p>Canceling...</text:p>
          </table:table-cell>
          <table:table-cell table:style-name="ce449" office:value-type="string" calcext:value-type="string">
            <text:p>Annulation...</text:p>
          </table:table-cell>
          <table:table-cell table:style-name="ce463" office:value-type="string" calcext:value-type="string">
            <text:p>Annuleren…</text:p>
          </table:table-cell>
          <table:table-cell table:style-name="ce476" office:value-type="string" calcext:value-type="string">
            <text:p>Vorgang wird abgebrochen...</text:p>
          </table:table-cell>
          <table:table-cell table:style-name="ce491" office:value-type="string" calcext:value-type="string">
            <text:p>Anulaciòn...</text:p>
          </table:table-cell>
          <table:table-cell table:style-name="ce504" office:value-type="string" calcext:value-type="string">
            <text:p>Cancelando...</text:p>
          </table:table-cell>
          <table:table-cell table:style-name="ce521" office:value-type="string" calcext:value-type="string">
            <text:p>Anulowanie...</text:p>
          </table:table-cell>
          <table:table-cell table:style-name="ce535" office:value-type="string" calcext:value-type="string">
            <text:p>In cancellazione...</text:p>
          </table:table-cell>
          <table:table-cell table:style-name="ce553" office:value-type="string" calcext:value-type="string">
            <text:p>Anulez...</text:p>
          </table:table-cell>
          <table:table-cell table:style-name="ce571" office:value-type="string" calcext:value-type="string">
            <text:p>Peruutetaan...</text:p>
          </table:table-cell>
          <table:table-cell table:style-name="ce588" office:value-type="string" calcext:value-type="string">
            <text:p>Avbryter...</text:p>
          </table:table-cell>
          <table:table-cell table:style-name="ce602" office:value-type="string" calcext:value-type="string">
            <text:p>正在取消...</text:p>
          </table:table-cell>
          <table:table-cell table:style-name="ce614" office:value-type="string" calcext:value-type="string">
            <text:p>İptal Ediyor...</text:p>
          </table:table-cell>
          <table:table-cell table:style-name="ce626" office:value-type="string" calcext:value-type="string">
            <text:p>Ακύρωση…</text:p>
          </table:table-cell>
          <table:table-cell table:style-name="ce641" office:value-type="string" calcext:value-type="string">
            <text:p>Panaikinama...</text:p>
          </table:table-cell>
          <table:table-cell table:style-name="ce653" office:value-type="string" calcext:value-type="string">
            <text:p>Avbryts...</text:p>
          </table:table-cell>
          <table:table-cell table:style-name="ce664" office:value-type="string" calcext:value-type="string">
            <text:p>Annullerer…</text:p>
          </table:table-cell>
          <table:table-cell table:style-name="ce677" office:value-type="string" calcext:value-type="string">
            <text:p>Ukončování…</text:p>
          </table:table-cell>
          <table:table-cell table:style-name="ce689" office:value-type="string" calcext:value-type="string">
            <text:p><text:span text:style-name="T3">취소</text:span><text:span text:style-name="T4">…</text:span></text:p>
          </table:table-cell>
          <table:table-cell table:style-name="ce704" office:value-type="string" calcext:value-type="string">
            <text:p>Отмена …</text:p>
          </table:table-cell>
          <table:table-cell table:style-name="ce716" office:value-type="string" calcext:value-type="string">
            <text:p>Anul·la</text:p>
          </table:table-cell>
          <table:table-cell table:style-name="ce728" office:value-type="string" calcext:value-type="string">
            <text:p>Otkazivanje...</text:p>
          </table:table-cell>
          <table:table-cell table:style-name="ce740" office:value-type="string" calcext:value-type="string">
            <text:p>Отказивање...</text:p>
          </table:table-cell>
          <table:table-cell table:style-name="ce753" office:value-type="string" calcext:value-type="string">
            <text:p><text:span text:style-name="T15">キャンセル中</text:span><text:span text:style-name="T16">…</text:span></text:p>
          </table:table-cell>
          <table:table-cell table:style-name="ce768" office:value-type="string" calcext:value-type="string">
            <text:p>Откажување</text:p>
          </table:table-cell>
          <table:table-cell table:style-name="ce779" office:value-type="string" calcext:value-type="string">
            <text:p>إلغاء...</text:p>
          </table:table-cell>
          <table:table-cell table:style-name="ce289" table:number-columns-repeated="996"/>
        </table:table-row>
        <table:table-row table:style-name="ro20">
          <table:table-cell table:style-name="ce45" office:value-type="string" calcext:value-type="string">
            <text:p>LoadMovieProgress_Infos</text:p>
          </table:table-cell>
          <table:table-cell table:style-name="ce339"/>
          <table:table-cell table:style-name="ce429" office:value-type="string" calcext:value-type="string">
            <text:p>Decoded frames :</text:p>
          </table:table-cell>
          <table:table-cell table:style-name="ce449" office:value-type="string" calcext:value-type="string">
            <text:p>Images Décodées : </text:p>
          </table:table-cell>
          <table:table-cell table:style-name="ce463" office:value-type="string" calcext:value-type="string">
            <text:p>Gedecodeerde frames :</text:p>
          </table:table-cell>
          <table:table-cell table:style-name="ce477" office:value-type="string" calcext:value-type="string">
            <text:p>Dekodierte Bilder :</text:p>
          </table:table-cell>
          <table:table-cell table:style-name="ce491" office:value-type="string" calcext:value-type="string">
            <text:p>Imàgenes Descodificadas : </text:p>
          </table:table-cell>
          <table:table-cell table:style-name="ce504" office:value-type="string" calcext:value-type="string">
            <text:p>Quadros decodificados:</text:p>
          </table:table-cell>
          <table:table-cell table:style-name="ce521" office:value-type="string" calcext:value-type="string">
            <text:p>Klatek zdekodowanych :</text:p>
          </table:table-cell>
          <table:table-cell table:style-name="ce535" office:value-type="string" calcext:value-type="string">
            <text:p>Fotogrammi decodificati :</text:p>
          </table:table-cell>
          <table:table-cell table:style-name="ce553" office:value-type="string" calcext:value-type="string">
            <text:p>Cadre decodate :</text:p>
          </table:table-cell>
          <table:table-cell table:style-name="ce571" office:value-type="string" calcext:value-type="string">
            <text:p>Puretut kuvat:</text:p>
          </table:table-cell>
          <table:table-cell table:style-name="ce588" office:value-type="string" calcext:value-type="string">
            <text:p>Dekodete bilder:</text:p>
          </table:table-cell>
          <table:table-cell table:style-name="ce602" office:value-type="string" calcext:value-type="string">
            <text:p>被解码的帧 :</text:p>
          </table:table-cell>
          <table:table-cell table:style-name="ce614" office:value-type="string" calcext:value-type="string">
            <text:p>Çözülmüş kareler :</text:p>
          </table:table-cell>
          <table:table-cell table:style-name="ce626" office:value-type="string" calcext:value-type="string">
            <text:p>Αποκωδικοποιημένα πλαίσια :</text:p>
          </table:table-cell>
          <table:table-cell table:style-name="ce641" office:value-type="string" calcext:value-type="string">
            <text:p>Dekoduoti kadrai :</text:p>
          </table:table-cell>
          <table:table-cell table:style-name="ce653" office:value-type="string" calcext:value-type="string">
            <text:p>Avkodade bilder...</text:p>
          </table:table-cell>
          <table:table-cell table:style-name="ce664" office:value-type="string" calcext:value-type="string">
            <text:p>Dekodede billeder:</text:p>
          </table:table-cell>
          <table:table-cell table:style-name="ce677" office:value-type="string" calcext:value-type="string">
            <text:p>Dekodované snímky:</text:p>
          </table:table-cell>
          <table:table-cell table:style-name="ce689" office:value-type="string" calcext:value-type="string">
            <text:p><text:span text:style-name="T3">디코드된</text:span><text:span text:style-name="T4"> </text:span><text:span text:style-name="T5">프레임</text:span><text:span text:style-name="T4">:</text:span></text:p>
          </table:table-cell>
          <table:table-cell table:style-name="ce704" office:value-type="string" calcext:value-type="string">
            <text:p>Декодированные кадры :</text:p>
          </table:table-cell>
          <table:table-cell table:style-name="ce716" office:value-type="string" calcext:value-type="string">
            <text:p>Imatges descodificades :</text:p>
          </table:table-cell>
          <table:table-cell table:style-name="ce728" office:value-type="string" calcext:value-type="string">
            <text:p>Dekodirani okviri :</text:p>
          </table:table-cell>
          <table:table-cell table:style-name="ce740" office:value-type="string" calcext:value-type="string">
            <text:p>Декодирани оквири :</text:p>
          </table:table-cell>
          <table:table-cell table:style-name="ce753" office:value-type="string" calcext:value-type="string">
            <text:p><text:span text:style-name="T15">デコードされたフレーム</text:span><text:span text:style-name="T16">: </text:span></text:p>
          </table:table-cell>
          <table:table-cell table:style-name="ce768" office:value-type="string" calcext:value-type="string">
            <text:p>Декодирани слики :</text:p>
          </table:table-cell>
          <table:table-cell table:style-name="ce779" office:value-type="string" calcext:value-type="string">
            <text:p>فك تشفير الكادرات:</text:p>
          </table:table-cell>
          <table:table-cell table:style-name="ce289" table:number-columns-repeated="996"/>
        </table:table-row>
        <table:table-row table:style-name="ro20">
          <table:table-cell table:style-name="ce45" office:value-type="string" calcext:value-type="string">
            <text:p>LoadMovieProgress_Title</text:p>
          </table:table-cell>
          <table:table-cell table:style-name="ce339"/>
          <table:table-cell table:style-name="ce429" office:value-type="string" calcext:value-type="string">
            <text:p>File Load Progress</text:p>
          </table:table-cell>
          <table:table-cell table:style-name="ce449" office:value-type="string" calcext:value-type="string">
            <text:p>Progression du Chargement</text:p>
          </table:table-cell>
          <table:table-cell table:style-name="ce463" office:value-type="string" calcext:value-type="string">
            <text:p>Inleesproces :</text:p>
          </table:table-cell>
          <table:table-cell table:style-name="ce477" office:value-type="string" calcext:value-type="string">
            <text:p>Laden der Datei wird durchgeführt</text:p>
          </table:table-cell>
          <table:table-cell table:style-name="ce491" office:value-type="string" calcext:value-type="string">
            <text:p>Progresiòn de la descarga.</text:p>
          </table:table-cell>
          <table:table-cell table:style-name="ce504" office:value-type="string" calcext:value-type="string">
            <text:p>Progresso de Carregamento dos Arquivos</text:p>
          </table:table-cell>
          <table:table-cell table:style-name="ce521" office:value-type="string" calcext:value-type="string">
            <text:p>Postęp w ładowaniu pliku</text:p>
          </table:table-cell>
          <table:table-cell table:style-name="ce535" office:value-type="string" calcext:value-type="string">
            <text:p>Esecuzione del caricamento File</text:p>
          </table:table-cell>
          <table:table-cell table:style-name="ce553" office:value-type="string" calcext:value-type="string">
            <text:p>Progresul incărcării fişierului</text:p>
          </table:table-cell>
          <table:table-cell table:style-name="ce571" office:value-type="string" calcext:value-type="string">
            <text:p>Tiedoston avauksen eteneminen</text:p>
          </table:table-cell>
          <table:table-cell table:style-name="ce588" office:value-type="string" calcext:value-type="string">
            <text:p>Innlastingsprosess</text:p>
          </table:table-cell>
          <table:table-cell table:style-name="ce602" office:value-type="string" calcext:value-type="string">
            <text:p>文件加载进度</text:p>
          </table:table-cell>
          <table:table-cell table:style-name="ce614" office:value-type="string" calcext:value-type="string">
            <text:p>Dosya Yükleme İlerlemesi</text:p>
          </table:table-cell>
          <table:table-cell table:style-name="ce626" office:value-type="string" calcext:value-type="string">
            <text:p>Πρόοδος φόρτωσης Αρχείου</text:p>
          </table:table-cell>
          <table:table-cell table:style-name="ce641" office:value-type="string" calcext:value-type="string">
            <text:p>Dokumento įkėlimo progresas</text:p>
          </table:table-cell>
          <table:table-cell table:style-name="ce653" office:value-type="string" calcext:value-type="string">
            <text:p>Laddning av fil pågår</text:p>
          </table:table-cell>
          <table:table-cell table:style-name="ce664" office:value-type="string" calcext:value-type="string">
            <text:p>Henter fil</text:p>
          </table:table-cell>
          <table:table-cell table:style-name="ce677" office:value-type="string" calcext:value-type="string">
            <text:p>Načítání souboru</text:p>
          </table:table-cell>
          <table:table-cell table:style-name="ce689"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704" office:value-type="string" calcext:value-type="string">
            <text:p>Прогресс загрузки файла</text:p>
          </table:table-cell>
          <table:table-cell table:style-name="ce716" office:value-type="string" calcext:value-type="string">
            <text:p>Progrés de la càrrega</text:p>
          </table:table-cell>
          <table:table-cell table:style-name="ce728" office:value-type="string" calcext:value-type="string">
            <text:p>Tok učitavanja fascikle</text:p>
          </table:table-cell>
          <table:table-cell table:style-name="ce740" office:value-type="string" calcext:value-type="string">
            <text:p>Ток учитавања фасцикле</text:p>
          </table:table-cell>
          <table:table-cell table:style-name="ce752" office:value-type="string" calcext:value-type="string">
            <text:p>ファイルロード中</text:p>
          </table:table-cell>
          <table:table-cell table:style-name="ce768" office:value-type="string" calcext:value-type="string">
            <text:p>Прогрес на вчитување на датотеката</text:p>
          </table:table-cell>
          <table:table-cell table:style-name="ce779" office:value-type="string" calcext:value-type="string">
            <text:p>تقدم تحميل ملف </text:p>
          </table:table-cell>
          <table:table-cell table:style-name="ce289" table:number-columns-repeated="996"/>
        </table:table-row>
        <table:table-row table:style-name="ro20">
          <table:table-cell table:style-name="ce45" office:value-type="string" calcext:value-type="string">
            <text:p>LoadMovieProgress_TotalUnknown</text:p>
          </table:table-cell>
          <table:table-cell table:style-name="ce339"/>
          <table:table-cell table:style-name="ce429" office:value-type="string" calcext:value-type="string">
            <text:p>Total unknown</text:p>
          </table:table-cell>
          <table:table-cell table:style-name="ce449" office:value-type="string" calcext:value-type="string">
            <text:p>Total Inconnu</text:p>
          </table:table-cell>
          <table:table-cell table:style-name="ce463" office:value-type="string" calcext:value-type="string">
            <text:p>Totaal onbekend</text:p>
          </table:table-cell>
          <table:table-cell table:style-name="ce477" office:value-type="string" calcext:value-type="string">
            <text:p>Vollkommen unbekannt</text:p>
          </table:table-cell>
          <table:table-cell table:style-name="ce491" office:value-type="string" calcext:value-type="string">
            <text:p>Total desconocido</text:p>
          </table:table-cell>
          <table:table-cell table:style-name="ce504" office:value-type="string" calcext:value-type="string">
            <text:p>Total desconhecido</text:p>
          </table:table-cell>
          <table:table-cell table:style-name="ce521" office:value-type="string" calcext:value-type="string">
            <text:p>Całkowicie nieznany</text:p>
          </table:table-cell>
          <table:table-cell table:style-name="ce535" office:value-type="string" calcext:value-type="string">
            <text:p>Totale sconosciuto</text:p>
          </table:table-cell>
          <table:table-cell table:style-name="ce553" office:value-type="string" calcext:value-type="string">
            <text:p>Total necunoscut</text:p>
          </table:table-cell>
          <table:table-cell table:style-name="ce571" office:value-type="string" calcext:value-type="string">
            <text:p>Kaikki tuntemattomat</text:p>
          </table:table-cell>
          <table:table-cell table:style-name="ce588" office:value-type="string" calcext:value-type="string">
            <text:p>Totalt ukjente</text:p>
          </table:table-cell>
          <table:table-cell table:style-name="ce602" office:value-type="string" calcext:value-type="string">
            <text:p>所有未知</text:p>
          </table:table-cell>
          <table:table-cell table:style-name="ce614" office:value-type="string" calcext:value-type="string">
            <text:p>Toplam bilinmeyen</text:p>
          </table:table-cell>
          <table:table-cell table:style-name="ce626" office:value-type="string" calcext:value-type="string">
            <text:p>Συνολικά άγνωστα</text:p>
          </table:table-cell>
          <table:table-cell table:style-name="ce641" office:value-type="string" calcext:value-type="string">
            <text:p>Iš viso nežinoma</text:p>
          </table:table-cell>
          <table:table-cell table:style-name="ce653" office:value-type="string" calcext:value-type="string">
            <text:p>Okänd total</text:p>
          </table:table-cell>
          <table:table-cell table:style-name="ce664" office:value-type="string" calcext:value-type="string">
            <text:p>Ukendt total</text:p>
          </table:table-cell>
          <table:table-cell table:style-name="ce677" office:value-type="string" calcext:value-type="string">
            <text:p>Celkem neznámé</text:p>
          </table:table-cell>
          <table:table-cell table:style-name="ce689" office:value-type="string" calcext:value-type="string">
            <text:p><text:span text:style-name="T3">전부</text:span><text:span text:style-name="T4"> </text:span><text:span text:style-name="T5">알 수 없음</text:span></text:p>
          </table:table-cell>
          <table:table-cell table:style-name="ce704" office:value-type="string" calcext:value-type="string">
            <text:p>Неопределенность</text:p>
          </table:table-cell>
          <table:table-cell table:style-name="ce716" office:value-type="string" calcext:value-type="string">
            <text:p>Total desconegut</text:p>
          </table:table-cell>
          <table:table-cell table:style-name="ce728" office:value-type="string" calcext:value-type="string">
            <text:p>Ukupan iznos nepoznat</text:p>
          </table:table-cell>
          <table:table-cell table:style-name="ce740" office:value-type="string" calcext:value-type="string">
            <text:p>Укупан износ непознат</text:p>
          </table:table-cell>
          <table:table-cell table:style-name="ce752" office:value-type="string" calcext:value-type="string">
            <text:p>合計不能</text:p>
          </table:table-cell>
          <table:table-cell table:style-name="ce768" office:value-type="string" calcext:value-type="string">
            <text:p>Вкупно непознато</text:p>
          </table:table-cell>
          <table:table-cell table:style-name="ce779" office:value-type="string" calcext:value-type="string">
            <text:p>غير معروف بالكامل</text:p>
          </table:table-cell>
          <table:table-cell table:style-name="ce289" table:number-columns-repeated="996"/>
        </table:table-row>
        <table:table-row table:style-name="ro18">
          <table:table-cell table:style-name="ce45" office:value-type="string" calcext:value-type="string">
            <text:p>LockSelectionLock</text:p>
          </table:table-cell>
          <table:table-cell table:style-name="ce339"/>
          <table:table-cell table:style-name="ce429" office:value-type="string" calcext:value-type="string">
            <text:p>Lock the Working Zone Boundaries</text:p>
          </table:table-cell>
          <table:table-cell table:style-name="ce449" office:value-type="string" calcext:value-type="string">
            <text:p>Vérouiller les Bornes de la Zone de Travail</text:p>
          </table:table-cell>
          <table:table-cell table:style-name="ce463" office:value-type="string" calcext:value-type="string">
            <text:p>Werkgebiedgrenzen vergrendelen</text:p>
          </table:table-cell>
          <table:table-cell table:style-name="ce476" office:value-type="string" calcext:value-type="string">
            <text:p>Arbeitsbereichsgrenzen sperren</text:p>
          </table:table-cell>
          <table:table-cell table:style-name="ce498" office:value-type="string" calcext:value-type="string">
            <text:p>Bloquear la zona de trabajo </text:p>
          </table:table-cell>
          <table:table-cell table:style-name="ce504" office:value-type="string" calcext:value-type="string">
            <text:p>Travar os Limitadores da Zona de Trabalho</text:p>
          </table:table-cell>
          <table:table-cell table:style-name="ce521" office:value-type="string" calcext:value-type="string">
            <text:p>Zablokuj granice obszaru roboczego</text:p>
          </table:table-cell>
          <table:table-cell table:style-name="ce535" office:value-type="string" calcext:value-type="string">
            <text:p>Blocca confini della Zona Lavoro</text:p>
          </table:table-cell>
          <table:table-cell table:style-name="ce553" office:value-type="string" calcext:value-type="string">
            <text:p>Blochează marginile zonei de lucru</text:p>
          </table:table-cell>
          <table:table-cell table:style-name="ce571" office:value-type="string" calcext:value-type="string">
            <text:p>Lukitse työstöjakson rajat.</text:p>
          </table:table-cell>
          <table:table-cell table:style-name="ce588" office:value-type="string" calcext:value-type="string">
            <text:p>Lås arbeidssonegrensene</text:p>
          </table:table-cell>
          <table:table-cell table:style-name="ce602" office:value-type="string" calcext:value-type="string">
            <text:p>锁定工作区界限</text:p>
          </table:table-cell>
          <table:table-cell table:style-name="ce614" office:value-type="string" calcext:value-type="string">
            <text:p>Çalışma Alanı Sınırlarını Kilitle</text:p>
          </table:table-cell>
          <table:table-cell table:style-name="ce626" office:value-type="string" calcext:value-type="string">
            <text:p>Κλείδωμα Ορίων της Ζώνης Εργασίας</text:p>
          </table:table-cell>
          <table:table-cell table:style-name="ce641" office:value-type="string" calcext:value-type="string">
            <text:p>Užrakinti darbo zonos ribas</text:p>
          </table:table-cell>
          <table:table-cell table:style-name="ce653" office:value-type="string" calcext:value-type="string">
            <text:p>Lås arbetszonens gränser</text:p>
          </table:table-cell>
          <table:table-cell table:style-name="ce664" office:value-type="string" calcext:value-type="string">
            <text:p>Lås grænserne for arbejdszonen</text:p>
          </table:table-cell>
          <table:table-cell table:style-name="ce677" office:value-type="string" calcext:value-type="string">
            <text:p>Uzamčít hranice pracovní oblasti</text:p>
          </table:table-cell>
          <table:table-cell table:style-name="ce689"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704" office:value-type="string" calcext:value-type="string">
            <text:p>Определите границы исследуемого интервала</text:p>
          </table:table-cell>
          <table:table-cell table:style-name="ce716" office:value-type="string" calcext:value-type="string">
            <text:p>Bloqueja els límits de la zona de treball</text:p>
          </table:table-cell>
          <table:table-cell table:style-name="ce728" office:value-type="string" calcext:value-type="string">
            <text:p>Zaključajte granice radne zone</text:p>
          </table:table-cell>
          <table:table-cell table:style-name="ce740" office:value-type="string" calcext:value-type="string">
            <text:p>Закључајте границе радне зоне</text:p>
          </table:table-cell>
          <table:table-cell table:style-name="ce752" office:value-type="string" calcext:value-type="string">
            <text:p>作業範囲を固定</text:p>
          </table:table-cell>
          <table:table-cell table:style-name="ce768" office:value-type="string" calcext:value-type="string">
            <text:p>Заклучи ги границите на работната зона</text:p>
          </table:table-cell>
          <table:table-cell table:style-name="ce779" office:value-type="string" calcext:value-type="string">
            <text:p>قفل حدود منطقة العمل</text:p>
          </table:table-cell>
          <table:table-cell table:style-name="ce289" table:number-columns-repeated="996"/>
        </table:table-row>
        <table:table-row table:style-name="ro18">
          <table:table-cell table:style-name="ce45" office:value-type="string" calcext:value-type="string">
            <text:p>LockSelectionUnlock</text:p>
          </table:table-cell>
          <table:table-cell table:style-name="ce339"/>
          <table:table-cell table:style-name="ce429" office:value-type="string" calcext:value-type="string">
            <text:p>Unlock the Working Zone Boundaries</text:p>
          </table:table-cell>
          <table:table-cell table:style-name="ce449" office:value-type="string" calcext:value-type="string">
            <text:p>Dévérouiller les Bornes de la Zone de Travail</text:p>
          </table:table-cell>
          <table:table-cell table:style-name="ce463" office:value-type="string" calcext:value-type="string">
            <text:p>Werkgebiedgrenzen ontgrendelen</text:p>
          </table:table-cell>
          <table:table-cell table:style-name="ce477" office:value-type="string" calcext:value-type="string">
            <text:p>Arbeitsbereichsgrenzen verändern</text:p>
          </table:table-cell>
          <table:table-cell table:style-name="ce498" office:value-type="string" calcext:value-type="string">
            <text:p>Desbloquear la zona de trabajo </text:p>
          </table:table-cell>
          <table:table-cell table:style-name="ce504" office:value-type="string" calcext:value-type="string">
            <text:p>Destravar os Limitadores da Zona de Trabalho</text:p>
          </table:table-cell>
          <table:table-cell table:style-name="ce521" office:value-type="string" calcext:value-type="string">
            <text:p>Odblokuj granice obszaru roboczego</text:p>
          </table:table-cell>
          <table:table-cell table:style-name="ce535" office:value-type="string" calcext:value-type="string">
            <text:p>Sblocca confini della Zona Lavoro</text:p>
          </table:table-cell>
          <table:table-cell table:style-name="ce553" office:value-type="string" calcext:value-type="string">
            <text:p>Deblochează marginile zonei de lucru</text:p>
          </table:table-cell>
          <table:table-cell table:style-name="ce571" office:value-type="string" calcext:value-type="string">
            <text:p>Avaa työstöjakson rajat.</text:p>
          </table:table-cell>
          <table:table-cell table:style-name="ce588" office:value-type="string" calcext:value-type="string">
            <text:p>Åpne arbeidssonegrensene</text:p>
          </table:table-cell>
          <table:table-cell table:style-name="ce602" office:value-type="string" calcext:value-type="string">
            <text:p>解锁工作区界限</text:p>
          </table:table-cell>
          <table:table-cell table:style-name="ce614" office:value-type="string" calcext:value-type="string">
            <text:p>Çalışma Alanı Sınırlarının Kilidini Aç</text:p>
          </table:table-cell>
          <table:table-cell table:style-name="ce626" office:value-type="string" calcext:value-type="string">
            <text:p>Ξεκλείδωμα Ορίων της Ζώνης Εργασίας</text:p>
          </table:table-cell>
          <table:table-cell table:style-name="ce641" office:value-type="string" calcext:value-type="string">
            <text:p>Atrakinti darbo zonos ribas</text:p>
          </table:table-cell>
          <table:table-cell table:style-name="ce653" office:value-type="string" calcext:value-type="string">
            <text:p>Lås upp arbetszonens gränser</text:p>
          </table:table-cell>
          <table:table-cell table:style-name="ce664" office:value-type="string" calcext:value-type="string">
            <text:p>Frigør grænserne for arbejdszonen</text:p>
          </table:table-cell>
          <table:table-cell table:style-name="ce677" office:value-type="string" calcext:value-type="string">
            <text:p>Odemčít hranice pracovní oblasti</text:p>
          </table:table-cell>
          <table:table-cell table:style-name="ce691" office:value-type="string" calcext:value-type="string">
            <text:p>작업영역<text:span text:style-name="T6"> </text:span><text:span text:style-name="T5">경계를</text:span><text:span text:style-name="T4"> </text:span><text:span text:style-name="T5">품</text:span></text:p>
          </table:table-cell>
          <table:table-cell table:style-name="ce704" office:value-type="string" calcext:value-type="string">
            <text:p>Отменить границы исследуемого интервала</text:p>
          </table:table-cell>
          <table:table-cell table:style-name="ce716" office:value-type="string" calcext:value-type="string">
            <text:p>Desbloqueja els límits de la zona de treball</text:p>
          </table:table-cell>
          <table:table-cell table:style-name="ce728" office:value-type="string" calcext:value-type="string">
            <text:p>Otključajte granice radne zone</text:p>
          </table:table-cell>
          <table:table-cell table:style-name="ce740" office:value-type="string" calcext:value-type="string">
            <text:p>Откључајте границе радне зоне</text:p>
          </table:table-cell>
          <table:table-cell table:style-name="ce752" office:value-type="string" calcext:value-type="string">
            <text:p>作業範囲の固定解除</text:p>
          </table:table-cell>
          <table:table-cell table:style-name="ce768" office:value-type="string" calcext:value-type="string">
            <text:p>Отклучи ги границите на работната зона</text:p>
          </table:table-cell>
          <table:table-cell table:style-name="ce779" office:value-type="string" calcext:value-type="string">
            <text:p>فتح حدود منطقة العمل</text:p>
          </table:table-cell>
          <table:table-cell table:style-name="ce289" table:number-columns-repeated="996"/>
        </table:table-row>
        <table:table-row table:style-name="ro23">
          <table:table-cell table:style-name="ce45" office:value-type="string" calcext:value-type="string">
            <text:p>mnuPerspectiveGrid</text:p>
          </table:table-cell>
          <table:table-cell table:style-name="ce339"/>
          <table:table-cell table:style-name="ce429" office:value-type="string" calcext:value-type="string">
            <text:p>Perspective grid</text:p>
          </table:table-cell>
          <table:table-cell table:style-name="ce449" office:value-type="string" calcext:value-type="string">
            <text:p>Grille en perspective</text:p>
          </table:table-cell>
          <table:table-cell table:style-name="ce463" office:value-type="string" calcext:value-type="string">
            <text:p>Perspectief raster</text:p>
          </table:table-cell>
          <table:table-cell table:style-name="ce477" office:value-type="string" calcext:value-type="string">
            <text:p>Perspektivenraster</text:p>
          </table:table-cell>
          <table:table-cell table:style-name="ce491" office:value-type="string" calcext:value-type="string">
            <text:p>Cuadrícula de Perspectiva </text:p>
          </table:table-cell>
          <table:table-cell table:style-name="ce504" office:value-type="string" calcext:value-type="string">
            <text:p>Grade de Perspectiva</text:p>
          </table:table-cell>
          <table:table-cell table:style-name="ce521" office:value-type="string" calcext:value-type="string">
            <text:p>Widok 3D</text:p>
          </table:table-cell>
          <table:table-cell table:style-name="ce535" office:value-type="string" calcext:value-type="string">
            <text:p>Griglia in prospettiva</text:p>
          </table:table-cell>
          <table:table-cell table:style-name="ce553" office:value-type="string" calcext:value-type="string">
            <text:p>Grilă de perspectivă</text:p>
          </table:table-cell>
          <table:table-cell table:style-name="ce571" office:value-type="string" calcext:value-type="string">
            <text:p>Perspektiiviruudukko</text:p>
          </table:table-cell>
          <table:table-cell table:style-name="ce588" office:value-type="string" calcext:value-type="string">
            <text:p>Perspektiv Rutenett</text:p>
          </table:table-cell>
          <table:table-cell table:style-name="ce602" office:value-type="string" calcext:value-type="string">
            <text:p>透视网格</text:p>
          </table:table-cell>
          <table:table-cell table:style-name="ce614" office:value-type="string" calcext:value-type="string">
            <text:p>Perspektif Izgarası</text:p>
          </table:table-cell>
          <table:table-cell table:style-name="ce626" office:value-type="string" calcext:value-type="string">
            <text:p>Πλέγμα Προοπτικής</text:p>
          </table:table-cell>
          <table:table-cell table:style-name="ce641" office:value-type="string" calcext:value-type="string">
            <text:p>Pagrindinis tinklelis</text:p>
          </table:table-cell>
          <table:table-cell table:style-name="ce653" office:value-type="string" calcext:value-type="string">
            <text:p>Rutverk med perspektiv</text:p>
          </table:table-cell>
          <table:table-cell table:style-name="ce664" office:value-type="string" calcext:value-type="string">
            <text:p>Perspektivgitter</text:p>
          </table:table-cell>
          <table:table-cell table:style-name="ce677" office:value-type="string" calcext:value-type="string">
            <text:p>Perspektivní mřížka</text:p>
          </table:table-cell>
          <table:table-cell table:style-name="ce689" office:value-type="string" calcext:value-type="string">
            <text:p><text:span text:style-name="T3">원근</text:span><text:span text:style-name="T4"> </text:span><text:span text:style-name="T5">그리드</text:span></text:p>
          </table:table-cell>
          <table:table-cell table:style-name="ce704" office:value-type="string" calcext:value-type="string">
            <text:p>Сетка перспективы</text:p>
          </table:table-cell>
          <table:table-cell table:style-name="ce716" office:value-type="string" calcext:value-type="string">
            <text:p>Graella de perspectiva</text:p>
          </table:table-cell>
          <table:table-cell table:style-name="ce728" office:value-type="string" calcext:value-type="string">
            <text:p>Perspektiva koordinantne mreže</text:p>
          </table:table-cell>
          <table:table-cell table:style-name="ce740" office:value-type="string" calcext:value-type="string">
            <text:p>Перспектива координантне мреже</text:p>
          </table:table-cell>
          <table:table-cell table:style-name="ce752" office:value-type="string" calcext:value-type="string">
            <text:p>パースペクティブグリッド</text:p>
          </table:table-cell>
          <table:table-cell table:style-name="ce768" office:value-type="string" calcext:value-type="string">
            <text:p>Перспектива на координатната мрежа</text:p>
          </table:table-cell>
          <table:table-cell table:style-name="ce779" office:value-type="string" calcext:value-type="string">
            <text:p>شبكة المنظور</text:p>
          </table:table-cell>
          <table:table-cell table:style-name="ce289" table:number-columns-repeated="996"/>
        </table:table-row>
        <table:table-row table:style-name="ro20">
          <table:table-cell table:style-name="ce418" office:value-type="string" calcext:value-type="string">
            <text:p>mnuChronoConfigure</text:p>
          </table:table-cell>
          <table:table-cell table:style-name="ce339"/>
          <table:table-cell table:style-name="ce429" office:value-type="string" calcext:value-type="string">
            <text:p>Configure</text:p>
          </table:table-cell>
          <table:table-cell table:style-name="ce449" office:value-type="string" calcext:value-type="string">
            <text:p>Configurer</text:p>
          </table:table-cell>
          <table:table-cell table:style-name="ce463" office:value-type="string" calcext:value-type="string">
            <text:p>Configureer</text:p>
          </table:table-cell>
          <table:table-cell table:style-name="ce476" office:value-type="string" calcext:value-type="string">
            <text:p>Konfigurieren</text:p>
          </table:table-cell>
          <table:table-cell table:style-name="ce491" office:value-type="string" calcext:value-type="string">
            <text:p>Configurar</text:p>
          </table:table-cell>
          <table:table-cell table:style-name="ce504" office:value-type="string" calcext:value-type="string">
            <text:p>Configurar</text:p>
          </table:table-cell>
          <table:table-cell table:style-name="ce521"/>
          <table:table-cell table:style-name="ce537" office:value-type="string" calcext:value-type="string">
            <text:p>Configura</text:p>
          </table:table-cell>
          <table:table-cell table:style-name="ce553" office:value-type="string" calcext:value-type="string">
            <text:p>Configurator</text:p>
          </table:table-cell>
          <table:table-cell table:style-name="ce571" office:value-type="string" calcext:value-type="string">
            <text:p>Konfiguroi</text:p>
          </table:table-cell>
          <table:table-cell table:style-name="ce588" office:value-type="string" calcext:value-type="string">
            <text:p>Konfigurer</text:p>
          </table:table-cell>
          <table:table-cell table:style-name="ce602" office:value-type="string" calcext:value-type="string">
            <text:p>配置</text:p>
          </table:table-cell>
          <table:table-cell table:style-name="ce614" office:value-type="string" calcext:value-type="string">
            <text:p>Ayarla</text:p>
          </table:table-cell>
          <table:table-cell table:style-name="ce626" office:value-type="string" calcext:value-type="string">
            <text:p>Διευθέτηση</text:p>
          </table:table-cell>
          <table:table-cell table:style-name="ce641" office:value-type="string" calcext:value-type="string">
            <text:p>Nustatyti</text:p>
          </table:table-cell>
          <table:table-cell table:style-name="ce653" office:value-type="string" calcext:value-type="string">
            <text:p>Konfigurera</text:p>
          </table:table-cell>
          <table:table-cell table:style-name="ce664" office:value-type="string" calcext:value-type="string">
            <text:p>Konfigurer</text:p>
          </table:table-cell>
          <table:table-cell table:style-name="ce677" office:value-type="string" calcext:value-type="string">
            <text:p>Konfigurovat</text:p>
          </table:table-cell>
          <table:table-cell table:style-name="ce691" office:value-type="string" calcext:value-type="string">
            <text:p>구성</text:p>
          </table:table-cell>
          <table:table-cell table:style-name="ce704" office:value-type="string" calcext:value-type="string">
            <text:p>Конфигурация</text:p>
          </table:table-cell>
          <table:table-cell table:style-name="ce716" office:value-type="string" calcext:value-type="string">
            <text:p>Configurar</text:p>
          </table:table-cell>
          <table:table-cell table:style-name="ce728" office:value-type="string" calcext:value-type="string">
            <text:p>Konfiguriši</text:p>
          </table:table-cell>
          <table:table-cell table:style-name="ce740" office:value-type="string" calcext:value-type="string">
            <text:p>Конфигуриши</text:p>
          </table:table-cell>
          <table:table-cell table:style-name="ce752" office:value-type="string" calcext:value-type="string">
            <text:p>設定</text:p>
          </table:table-cell>
          <table:table-cell table:style-name="ce768" office:value-type="string" calcext:value-type="string">
            <text:p>Конфигурира</text:p>
          </table:table-cell>
          <table:table-cell table:style-name="ce779" office:value-type="string" calcext:value-type="string">
            <text:p>اعداد</text:p>
          </table:table-cell>
          <table:table-cell table:style-name="ce289" table:number-columns-repeated="996"/>
        </table:table-row>
        <table:table-row table:style-name="ro20">
          <table:table-cell table:style-name="ce418" office:value-type="string" calcext:value-type="string">
            <text:p>mnuChronoCountdown</text:p>
          </table:table-cell>
          <table:table-cell table:style-name="ce339"/>
          <table:table-cell table:style-name="ce430" office:value-type="string" calcext:value-type="string">
            <text:p>Countdown Mode</text:p>
          </table:table-cell>
          <table:table-cell table:style-name="ce450" office:value-type="string" calcext:value-type="string">
            <text:p>Mode Compte à Rebours</text:p>
          </table:table-cell>
          <table:table-cell table:style-name="ce463" office:value-type="string" calcext:value-type="string">
            <text:p>Aftelmodus</text:p>
          </table:table-cell>
          <table:table-cell table:style-name="ce477" office:value-type="string" calcext:value-type="string">
            <text:p>Countdown Modus</text:p>
          </table:table-cell>
          <table:table-cell table:style-name="ce491" office:value-type="string" calcext:value-type="string">
            <text:p>Modo Cuenta Atràs</text:p>
          </table:table-cell>
          <table:table-cell table:style-name="ce504" office:value-type="string" calcext:value-type="string">
            <text:p>Modo Contagem Regressiva</text:p>
          </table:table-cell>
          <table:table-cell table:style-name="ce521"/>
          <table:table-cell table:style-name="ce541" office:value-type="string" calcext:value-type="string">
            <text:p>Modalita' Conteggio a ritroso</text:p>
          </table:table-cell>
          <table:table-cell table:style-name="ce554" office:value-type="string" calcext:value-type="string">
            <text:p>Mod contorizare la zero</text:p>
          </table:table-cell>
          <table:table-cell table:style-name="ce572" office:value-type="string" calcext:value-type="string">
            <text:p>Aikalaskennan tila</text:p>
          </table:table-cell>
          <table:table-cell table:style-name="ce588" office:value-type="string" calcext:value-type="string">
            <text:p>Nedtellingsmodus</text:p>
          </table:table-cell>
          <table:table-cell table:style-name="ce602" office:value-type="string" calcext:value-type="string">
            <text:p>倒计时模式</text:p>
          </table:table-cell>
          <table:table-cell table:style-name="ce614" office:value-type="string" calcext:value-type="string">
            <text:p>Geriye doğru sayma Modu</text:p>
          </table:table-cell>
          <table:table-cell table:style-name="ce626" office:value-type="string" calcext:value-type="string">
            <text:p>Τρόπος Αντίστροφης Μέτρησης</text:p>
          </table:table-cell>
          <table:table-cell table:style-name="ce641" office:value-type="string" calcext:value-type="string">
            <text:p>Atgalinis rėžimas</text:p>
          </table:table-cell>
          <table:table-cell table:style-name="ce653" office:value-type="string" calcext:value-type="string">
            <text:p>Nedräknings Läge</text:p>
          </table:table-cell>
          <table:table-cell table:style-name="ce664" office:value-type="string" calcext:value-type="string">
            <text:p>Nedtællingstilstand</text:p>
          </table:table-cell>
          <table:table-cell table:style-name="ce677" office:value-type="string" calcext:value-type="string">
            <text:p>Mód odpočítávání</text:p>
          </table:table-cell>
          <table:table-cell table:style-name="ce689" office:value-type="string" calcext:value-type="string">
            <text:p><text:span text:style-name="T3">카운트다운</text:span><text:span text:style-name="T4"> </text:span><text:span text:style-name="T5">모드</text:span></text:p>
          </table:table-cell>
          <table:table-cell table:style-name="ce704" office:value-type="string" calcext:value-type="string">
            <text:p>Обратный отсчет</text:p>
          </table:table-cell>
          <table:table-cell table:style-name="ce716" office:value-type="string" calcext:value-type="string">
            <text:p>Mode de compte enrere</text:p>
          </table:table-cell>
          <table:table-cell table:style-name="ce728" office:value-type="string" calcext:value-type="string">
            <text:p>Režim odbrojavanja</text:p>
          </table:table-cell>
          <table:table-cell table:style-name="ce740" office:value-type="string" calcext:value-type="string">
            <text:p>Режим одбројавања</text:p>
          </table:table-cell>
          <table:table-cell table:style-name="ce752" office:value-type="string" calcext:value-type="string">
            <text:p>カウントダウンモード</text:p>
          </table:table-cell>
          <table:table-cell table:style-name="ce768" office:value-type="string" calcext:value-type="string">
            <text:p>Режим на одбројување</text:p>
          </table:table-cell>
          <table:table-cell table:style-name="ce779" office:value-type="string" calcext:value-type="string">
            <text:p>وضع العد التنازلي</text:p>
          </table:table-cell>
          <table:table-cell table:style-name="ce289" table:number-columns-repeated="996"/>
        </table:table-row>
        <table:table-row table:style-name="ro20">
          <table:table-cell table:style-name="ce418" office:value-type="string" calcext:value-type="string">
            <text:p>mnuChronoDelete</text:p>
          </table:table-cell>
          <table:table-cell table:style-name="ce339"/>
          <table:table-cell table:style-name="ce429" office:value-type="string" calcext:value-type="string">
            <text:p>Delete Stopwatch</text:p>
          </table:table-cell>
          <table:table-cell table:style-name="ce450" office:value-type="string" calcext:value-type="string">
            <text:p>Effacer le Chronomètre</text:p>
          </table:table-cell>
          <table:table-cell table:style-name="ce463" office:value-type="string" calcext:value-type="string">
            <text:p>Verwijder Stopwatch</text:p>
          </table:table-cell>
          <table:table-cell table:style-name="ce477" office:value-type="string" calcext:value-type="string">
            <text:p>Lösche Stoppuhr</text:p>
          </table:table-cell>
          <table:table-cell table:style-name="ce491" office:value-type="string" calcext:value-type="string">
            <text:p>Borrar Cronómetro</text:p>
          </table:table-cell>
          <table:table-cell table:style-name="ce504" office:value-type="string" calcext:value-type="string">
            <text:p>Deletar Cronômetro</text:p>
          </table:table-cell>
          <table:table-cell table:style-name="ce521"/>
          <table:table-cell table:style-name="ce541" office:value-type="string" calcext:value-type="string">
            <text:p>Cancella Cronometro</text:p>
          </table:table-cell>
          <table:table-cell table:style-name="ce554" office:value-type="string" calcext:value-type="string">
            <text:p>Şterge Cronometru</text:p>
          </table:table-cell>
          <table:table-cell table:style-name="ce571" office:value-type="string" calcext:value-type="string">
            <text:p>Poista ajanotto</text:p>
          </table:table-cell>
          <table:table-cell table:style-name="ce588" office:value-type="string" calcext:value-type="string">
            <text:p>Slett stoppeklokke</text:p>
          </table:table-cell>
          <table:table-cell table:style-name="ce602" office:value-type="string" calcext:value-type="string">
            <text:p>删除秒表</text:p>
          </table:table-cell>
          <table:table-cell table:style-name="ce614" office:value-type="string" calcext:value-type="string">
            <text:p>Kronometreyi Sil</text:p>
          </table:table-cell>
          <table:table-cell table:style-name="ce626" office:value-type="string" calcext:value-type="string">
            <text:p>Διαγραφή Χρονομέτρου</text:p>
          </table:table-cell>
          <table:table-cell table:style-name="ce641" office:value-type="string" calcext:value-type="string">
            <text:p>Panaikinti chronometrą</text:p>
          </table:table-cell>
          <table:table-cell table:style-name="ce653" office:value-type="string" calcext:value-type="string">
            <text:p>Ta bort stoppur</text:p>
          </table:table-cell>
          <table:table-cell table:style-name="ce664" office:value-type="string" calcext:value-type="string">
            <text:p>Slet stopur</text:p>
          </table:table-cell>
          <table:table-cell table:style-name="ce677" office:value-type="string" calcext:value-type="string">
            <text:p>Vymazat stopky</text:p>
          </table:table-cell>
          <table:table-cell table:style-name="ce689" office:value-type="string" calcext:value-type="string">
            <text:p><text:span text:style-name="T3">초 시계</text:span><text:span text:style-name="T4"> </text:span><text:span text:style-name="T5">지우기</text:span></text:p>
          </table:table-cell>
          <table:table-cell table:style-name="ce704" office:value-type="string" calcext:value-type="string">
            <text:p>Удалить секундомер</text:p>
          </table:table-cell>
          <table:table-cell table:style-name="ce716" office:value-type="string" calcext:value-type="string">
            <text:p>Esborra el Cronòmetre</text:p>
          </table:table-cell>
          <table:table-cell table:style-name="ce728" office:value-type="string" calcext:value-type="string">
            <text:p>Obriši štopericu</text:p>
          </table:table-cell>
          <table:table-cell table:style-name="ce740" office:value-type="string" calcext:value-type="string">
            <text:p>Обриши штоперицу</text:p>
          </table:table-cell>
          <table:table-cell table:style-name="ce752" office:value-type="string" calcext:value-type="string">
            <text:p>ストップウォッチを削除</text:p>
          </table:table-cell>
          <table:table-cell table:style-name="ce768" office:value-type="string" calcext:value-type="string">
            <text:p>Избриши стоперица</text:p>
          </table:table-cell>
          <table:table-cell table:style-name="ce779" office:value-type="string" calcext:value-type="string">
            <text:p>حذف ساعة توقيت</text:p>
          </table:table-cell>
          <table:table-cell table:style-name="ce289" table:number-columns-repeated="996"/>
        </table:table-row>
        <table:table-row table:style-name="ro20">
          <table:table-cell table:style-name="ce418" office:value-type="string" calcext:value-type="string">
            <text:p>mnuChronoHide</text:p>
          </table:table-cell>
          <table:table-cell table:style-name="ce339"/>
          <table:table-cell table:style-name="ce429" office:value-type="string" calcext:value-type="string">
            <text:p>Hide Stopwatch</text:p>
          </table:table-cell>
          <table:table-cell table:style-name="ce450" office:value-type="string" calcext:value-type="string">
            <text:p>Masquer le Chronomètre</text:p>
          </table:table-cell>
          <table:table-cell table:style-name="ce463" office:value-type="string" calcext:value-type="string">
            <text:p>Verberg Stopwatch</text:p>
          </table:table-cell>
          <table:table-cell table:style-name="ce477" office:value-type="string" calcext:value-type="string">
            <text:p>Verstecke Stoppuhr</text:p>
          </table:table-cell>
          <table:table-cell table:style-name="ce491" office:value-type="string" calcext:value-type="string">
            <text:p>Ocultar Cronómetro</text:p>
          </table:table-cell>
          <table:table-cell table:style-name="ce504" office:value-type="string" calcext:value-type="string">
            <text:p>Esconder Cronômetro</text:p>
          </table:table-cell>
          <table:table-cell table:style-name="ce521"/>
          <table:table-cell table:style-name="ce541" office:value-type="string" calcext:value-type="string">
            <text:p>Nascondi Cronometro</text:p>
          </table:table-cell>
          <table:table-cell table:style-name="ce554" office:value-type="string" calcext:value-type="string">
            <text:p>Ascunde Cronometru</text:p>
          </table:table-cell>
          <table:table-cell table:style-name="ce571" office:value-type="string" calcext:value-type="string">
            <text:p>Piilota ajanotto</text:p>
          </table:table-cell>
          <table:table-cell table:style-name="ce588" office:value-type="string" calcext:value-type="string">
            <text:p>Skjul stoppeklokke</text:p>
          </table:table-cell>
          <table:table-cell table:style-name="ce602" office:value-type="string" calcext:value-type="string">
            <text:p>隐藏秒表</text:p>
          </table:table-cell>
          <table:table-cell table:style-name="ce614" office:value-type="string" calcext:value-type="string">
            <text:p>Kronemetreyi Gizle</text:p>
          </table:table-cell>
          <table:table-cell table:style-name="ce626" office:value-type="string" calcext:value-type="string">
            <text:p>Απόκρυψη Χρονομέτρου</text:p>
          </table:table-cell>
          <table:table-cell table:style-name="ce641" office:value-type="string" calcext:value-type="string">
            <text:p>Paslėpti chronometrą</text:p>
          </table:table-cell>
          <table:table-cell table:style-name="ce653" office:value-type="string" calcext:value-type="string">
            <text:p>Göm stoppur</text:p>
          </table:table-cell>
          <table:table-cell table:style-name="ce664" office:value-type="string" calcext:value-type="string">
            <text:p>Gem stopur</text:p>
          </table:table-cell>
          <table:table-cell table:style-name="ce677" office:value-type="string" calcext:value-type="string">
            <text:p>Skrýt stopky</text:p>
          </table:table-cell>
          <table:table-cell table:style-name="ce689" office:value-type="string" calcext:value-type="string">
            <text:p><text:span text:style-name="T3">초 시계</text:span><text:span text:style-name="T4"> </text:span><text:span text:style-name="T5">감추기</text:span></text:p>
          </table:table-cell>
          <table:table-cell table:style-name="ce704" office:value-type="string" calcext:value-type="string">
            <text:p>Скрыть секундомер</text:p>
          </table:table-cell>
          <table:table-cell table:style-name="ce716" office:value-type="string" calcext:value-type="string">
            <text:p>Amaga el Cronòmetre</text:p>
          </table:table-cell>
          <table:table-cell table:style-name="ce728" office:value-type="string" calcext:value-type="string">
            <text:p>Sakrij štopericu</text:p>
          </table:table-cell>
          <table:table-cell table:style-name="ce740" office:value-type="string" calcext:value-type="string">
            <text:p>Сакриј штоперицу</text:p>
          </table:table-cell>
          <table:table-cell table:style-name="ce752" office:value-type="string" calcext:value-type="string">
            <text:p>ストップウォッチを隠す</text:p>
          </table:table-cell>
          <table:table-cell table:style-name="ce768" office:value-type="string" calcext:value-type="string">
            <text:p>Скриј стоперица</text:p>
          </table:table-cell>
          <table:table-cell table:style-name="ce779" office:value-type="string" calcext:value-type="string">
            <text:p>إخفاء ساعة توقيت</text:p>
          </table:table-cell>
          <table:table-cell table:style-name="ce289" table:number-columns-repeated="996"/>
        </table:table-row>
        <table:table-row table:style-name="ro27">
          <table:table-cell table:style-name="ce418" office:value-type="string" calcext:value-type="string">
            <text:p>mnuChronoStart</text:p>
          </table:table-cell>
          <table:table-cell table:style-name="ce339"/>
          <table:table-cell table:style-name="ce429" office:value-type="string" calcext:value-type="string">
            <text:p>Start Stopwatch</text:p>
          </table:table-cell>
          <table:table-cell table:style-name="ce450" office:value-type="string" calcext:value-type="string">
            <text:p>Démarrer le Chronomètre</text:p>
          </table:table-cell>
          <table:table-cell table:style-name="ce463" office:value-type="string" calcext:value-type="string">
            <text:p>Start Stopwatch</text:p>
          </table:table-cell>
          <table:table-cell table:style-name="ce477" office:value-type="string" calcext:value-type="string">
            <text:p>Starte Stoppuhr</text:p>
          </table:table-cell>
          <table:table-cell table:style-name="ce491" office:value-type="string" calcext:value-type="string">
            <text:p>Iniciar el cronómetro</text:p>
          </table:table-cell>
          <table:table-cell table:style-name="ce504" office:value-type="string" calcext:value-type="string">
            <text:p>Iniciar Cronômetro</text:p>
          </table:table-cell>
          <table:table-cell table:style-name="ce521"/>
          <table:table-cell table:style-name="ce541" office:value-type="string" calcext:value-type="string">
            <text:p>Attiva Cronometro</text:p>
          </table:table-cell>
          <table:table-cell table:style-name="ce554" office:value-type="string" calcext:value-type="string">
            <text:p>Start Cronometru</text:p>
          </table:table-cell>
          <table:table-cell table:style-name="ce571" office:value-type="string" calcext:value-type="string">
            <text:p>Käynnistä ajanotto</text:p>
          </table:table-cell>
          <table:table-cell table:style-name="ce588" office:value-type="string" calcext:value-type="string">
            <text:p>Start stoppeklokke</text:p>
          </table:table-cell>
          <table:table-cell table:style-name="ce602" office:value-type="string" calcext:value-type="string">
            <text:p>开始数秒</text:p>
          </table:table-cell>
          <table:table-cell table:style-name="ce614" office:value-type="string" calcext:value-type="string">
            <text:p>Kronometreyi Başlat</text:p>
          </table:table-cell>
          <table:table-cell table:style-name="ce626" office:value-type="string" calcext:value-type="string">
            <text:p>Εκκίνηση Χρονομέτρου</text:p>
          </table:table-cell>
          <table:table-cell table:style-name="ce641" office:value-type="string" calcext:value-type="string">
            <text:p>Paleisti chronometrą</text:p>
          </table:table-cell>
          <table:table-cell table:style-name="ce653" office:value-type="string" calcext:value-type="string">
            <text:p>Starta stoppur</text:p>
          </table:table-cell>
          <table:table-cell table:style-name="ce664" office:value-type="string" calcext:value-type="string">
            <text:p>Start stopur</text:p>
          </table:table-cell>
          <table:table-cell table:style-name="ce677" office:value-type="string" calcext:value-type="string">
            <text:p>Stopky - start</text:p>
          </table:table-cell>
          <table:table-cell table:style-name="ce689" office:value-type="string" calcext:value-type="string">
            <text:p><text:span text:style-name="T3">초 시계</text:span><text:span text:style-name="T4"> </text:span><text:span text:style-name="T5">시작</text:span></text:p>
          </table:table-cell>
          <table:table-cell table:style-name="ce704" office:value-type="string" calcext:value-type="string">
            <text:p>Запустить <text:s/>секундомер</text:p>
          </table:table-cell>
          <table:table-cell table:style-name="ce716" office:value-type="string" calcext:value-type="string">
            <text:p>Inicia el Cronòmetre</text:p>
          </table:table-cell>
          <table:table-cell table:style-name="ce728" office:value-type="string" calcext:value-type="string">
            <text:p>Pokreni štopericu</text:p>
          </table:table-cell>
          <table:table-cell table:style-name="ce740" office:value-type="string" calcext:value-type="string">
            <text:p>Покрени штоперицу</text:p>
          </table:table-cell>
          <table:table-cell table:style-name="ce752" office:value-type="string" calcext:value-type="string">
            <text:p>ストップウォッチをスタートする</text:p>
          </table:table-cell>
          <table:table-cell table:style-name="ce768" office:value-type="string" calcext:value-type="string">
            <text:p>Стартувај стоперица</text:p>
          </table:table-cell>
          <table:table-cell table:style-name="ce779" office:value-type="string" calcext:value-type="string">
            <text:p>بدء ساعة توقيت</text:p>
          </table:table-cell>
          <table:table-cell table:style-name="ce289" table:number-columns-repeated="996"/>
        </table:table-row>
        <table:table-row table:style-name="ro20">
          <table:table-cell table:style-name="ce418" office:value-type="string" calcext:value-type="string">
            <text:p>mnuChronoStop</text:p>
          </table:table-cell>
          <table:table-cell table:style-name="ce339"/>
          <table:table-cell table:style-name="ce429" office:value-type="string" calcext:value-type="string">
            <text:p>Stop Stopwatch</text:p>
          </table:table-cell>
          <table:table-cell table:style-name="ce450" office:value-type="string" calcext:value-type="string">
            <text:p>Arrêter le Chronomètre</text:p>
          </table:table-cell>
          <table:table-cell table:style-name="ce463" office:value-type="string" calcext:value-type="string">
            <text:p>Stop Stopwatch</text:p>
          </table:table-cell>
          <table:table-cell table:style-name="ce477" office:value-type="string" calcext:value-type="string">
            <text:p>Stoppuhr anhalten</text:p>
          </table:table-cell>
          <table:table-cell table:style-name="ce491" office:value-type="string" calcext:value-type="string">
            <text:p>Detener el cronómetro</text:p>
          </table:table-cell>
          <table:table-cell table:style-name="ce504" office:value-type="string" calcext:value-type="string">
            <text:p>Parar Cronômetro</text:p>
          </table:table-cell>
          <table:table-cell table:style-name="ce521"/>
          <table:table-cell table:style-name="ce541" office:value-type="string" calcext:value-type="string">
            <text:p>Ferma Cronometro</text:p>
          </table:table-cell>
          <table:table-cell table:style-name="ce554" office:value-type="string" calcext:value-type="string">
            <text:p>Stop Cronometru</text:p>
          </table:table-cell>
          <table:table-cell table:style-name="ce571" office:value-type="string" calcext:value-type="string">
            <text:p>Pysäytä ajanotto</text:p>
          </table:table-cell>
          <table:table-cell table:style-name="ce588" office:value-type="string" calcext:value-type="string">
            <text:p>Stop stoppeklokke</text:p>
          </table:table-cell>
          <table:table-cell table:style-name="ce602" office:value-type="string" calcext:value-type="string">
            <text:p>停止数秒</text:p>
          </table:table-cell>
          <table:table-cell table:style-name="ce614" office:value-type="string" calcext:value-type="string">
            <text:p>Kronometreyi Durdur</text:p>
          </table:table-cell>
          <table:table-cell table:style-name="ce626" office:value-type="string" calcext:value-type="string">
            <text:p>Διακοπή Χρονομέτρου</text:p>
          </table:table-cell>
          <table:table-cell table:style-name="ce641" office:value-type="string" calcext:value-type="string">
            <text:p>Stabdyti chronometrą</text:p>
          </table:table-cell>
          <table:table-cell table:style-name="ce653" office:value-type="string" calcext:value-type="string">
            <text:p>Stoppa stoppur</text:p>
          </table:table-cell>
          <table:table-cell table:style-name="ce664" office:value-type="string" calcext:value-type="string">
            <text:p>Stop stopur</text:p>
          </table:table-cell>
          <table:table-cell table:style-name="ce677" office:value-type="string" calcext:value-type="string">
            <text:p>Stopky - konec</text:p>
          </table:table-cell>
          <table:table-cell table:style-name="ce689" office:value-type="string" calcext:value-type="string">
            <text:p><text:span text:style-name="T3">초 시계</text:span><text:span text:style-name="T4"> </text:span><text:span text:style-name="T5">멈춤</text:span></text:p>
          </table:table-cell>
          <table:table-cell table:style-name="ce704" office:value-type="string" calcext:value-type="string">
            <text:p>Остановить секундомер</text:p>
          </table:table-cell>
          <table:table-cell table:style-name="ce716" office:value-type="string" calcext:value-type="string">
            <text:p>Atura el Cronòmetre</text:p>
          </table:table-cell>
          <table:table-cell table:style-name="ce728" office:value-type="string" calcext:value-type="string">
            <text:p>Zaustavi štopericu</text:p>
          </table:table-cell>
          <table:table-cell table:style-name="ce740" office:value-type="string" calcext:value-type="string">
            <text:p>Заустави штоперицу</text:p>
          </table:table-cell>
          <table:table-cell table:style-name="ce752" office:value-type="string" calcext:value-type="string">
            <text:p>ストップウォッチを止める</text:p>
          </table:table-cell>
          <table:table-cell table:style-name="ce768" office:value-type="string" calcext:value-type="string">
            <text:p>Стопирај стоперица</text:p>
          </table:table-cell>
          <table:table-cell table:style-name="ce779" office:value-type="string" calcext:value-type="string">
            <text:p>توقف ساعة توقيت</text:p>
          </table:table-cell>
          <table:table-cell table:style-name="ce289" table:number-columns-repeated="996"/>
        </table:table-row>
        <table:table-row table:style-name="ro20">
          <table:table-cell table:style-name="ce45" office:value-type="string" calcext:value-type="string">
            <text:p>mnuCloseScreen</text:p>
          </table:table-cell>
          <table:table-cell table:style-name="ce339"/>
          <table:table-cell table:style-name="ce429" office:value-type="string" calcext:value-type="string">
            <text:p>Close This Screen</text:p>
          </table:table-cell>
          <table:table-cell table:style-name="ce449" office:value-type="string" calcext:value-type="string">
            <text:p>Fermer cet Écran</text:p>
          </table:table-cell>
          <table:table-cell table:style-name="ce463" office:value-type="string" calcext:value-type="string">
            <text:p>Sluit dit scherm</text:p>
          </table:table-cell>
          <table:table-cell table:style-name="ce476" office:value-type="string" calcext:value-type="string">
            <text:p>Fenster schließen</text:p>
          </table:table-cell>
          <table:table-cell table:style-name="ce491" office:value-type="string" calcext:value-type="string">
            <text:p>Cerrar la pantalla</text:p>
          </table:table-cell>
          <table:table-cell table:style-name="ce504" office:value-type="string" calcext:value-type="string">
            <text:p>Fechar esta tela</text:p>
          </table:table-cell>
          <table:table-cell table:style-name="ce521" office:value-type="string" calcext:value-type="string">
            <text:p>Zamknij ten ekran</text:p>
          </table:table-cell>
          <table:table-cell table:style-name="ce535" office:value-type="string" calcext:value-type="string">
            <text:p>Chiudi questo schermo</text:p>
          </table:table-cell>
          <table:table-cell table:style-name="ce553" office:value-type="string" calcext:value-type="string">
            <text:p>Închide această fereastră</text:p>
          </table:table-cell>
          <table:table-cell table:style-name="ce571" office:value-type="string" calcext:value-type="string">
            <text:p>Sulje tämä näyttö</text:p>
          </table:table-cell>
          <table:table-cell table:style-name="ce588" office:value-type="string" calcext:value-type="string">
            <text:p>Lukk vindu</text:p>
          </table:table-cell>
          <table:table-cell table:style-name="ce602" office:value-type="string" calcext:value-type="string">
            <text:p>关闭这个屏幕</text:p>
          </table:table-cell>
          <table:table-cell table:style-name="ce614" office:value-type="string" calcext:value-type="string">
            <text:p>Bu Ekranı Kapa</text:p>
          </table:table-cell>
          <table:table-cell table:style-name="ce626" office:value-type="string" calcext:value-type="string">
            <text:p>Κλείσιμο αυτής της Οθόνης</text:p>
          </table:table-cell>
          <table:table-cell table:style-name="ce641" office:value-type="string" calcext:value-type="string">
            <text:p>Uždaryti langą</text:p>
          </table:table-cell>
          <table:table-cell table:style-name="ce653" office:value-type="string" calcext:value-type="string">
            <text:p>Stäng detta fönster</text:p>
          </table:table-cell>
          <table:table-cell table:style-name="ce664" office:value-type="string" calcext:value-type="string">
            <text:p>Luk denne skærm</text:p>
          </table:table-cell>
          <table:table-cell table:style-name="ce677" office:value-type="string" calcext:value-type="string">
            <text:p>Zavřít tuto obrazovku</text:p>
          </table:table-cell>
          <table:table-cell table:style-name="ce689"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704" office:value-type="string" calcext:value-type="string">
            <text:p>Закрыть этот экран</text:p>
          </table:table-cell>
          <table:table-cell table:style-name="ce716" office:value-type="string" calcext:value-type="string">
            <text:p>Tanca aquesta finestra</text:p>
          </table:table-cell>
          <table:table-cell table:style-name="ce728" office:value-type="string" calcext:value-type="string">
            <text:p>Zatvori ovaj ekran</text:p>
          </table:table-cell>
          <table:table-cell table:style-name="ce740" office:value-type="string" calcext:value-type="string">
            <text:p>Затвори овај екран</text:p>
          </table:table-cell>
          <table:table-cell table:style-name="ce752" office:value-type="string" calcext:value-type="string">
            <text:p>このスクリーンを閉じる</text:p>
          </table:table-cell>
          <table:table-cell table:style-name="ce768" office:value-type="string" calcext:value-type="string">
            <text:p>Затвори го овој екран</text:p>
          </table:table-cell>
          <table:table-cell table:style-name="ce779" office:value-type="string" calcext:value-type="string">
            <text:p>إغلاق هذه الشاشة</text:p>
          </table:table-cell>
          <table:table-cell table:style-name="ce289" table:number-columns-repeated="996"/>
        </table:table-row>
        <table:table-row table:style-name="ro5">
          <table:table-cell table:style-name="ce45" office:value-type="string" calcext:value-type="string">
            <text:p>mnuCopyToClipboard</text:p>
          </table:table-cell>
          <table:table-cell table:style-name="ce339"/>
          <table:table-cell table:style-name="ce429" office:value-type="string" calcext:value-type="string">
            <text:p>Copy to Clipboard</text:p>
          </table:table-cell>
          <table:table-cell table:style-name="ce449" office:value-type="string" calcext:value-type="string">
            <text:p>Copier dans le Presse-Papier</text:p>
          </table:table-cell>
          <table:table-cell table:style-name="ce463"/>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سخ إلى الحافظة</text:p>
          </table:table-cell>
          <table:table-cell table:style-name="ce289" table:number-columns-repeated="996"/>
        </table:table-row>
        <table:table-row table:style-name="ro5">
          <table:table-cell table:style-name="ce45" office:value-type="string" calcext:value-type="string">
            <text:p>mnuCopyImageToClipboard</text:p>
          </table:table-cell>
          <table:table-cell table:style-name="ce339"/>
          <table:table-cell table:style-name="ce429" office:value-type="string" calcext:value-type="string">
            <text:p>Copy image to Clipboard</text:p>
          </table:table-cell>
          <table:table-cell table:style-name="ce449" office:value-type="string" calcext:value-type="string">
            <text:p>Copier l'image dans le Presse-Papier</text:p>
          </table:table-cell>
          <table:table-cell table:style-name="ce463"/>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نسخ صورة إلى الحافظة</text:p>
          </table:table-cell>
          <table:table-cell table:style-name="ce289" table:number-columns-repeated="996"/>
        </table:table-row>
        <table:table-row table:style-name="ro5">
          <table:table-cell table:style-name="ce45" office:value-type="string" calcext:value-type="string">
            <text:p>mnuDataAnalysis</text:p>
          </table:table-cell>
          <table:table-cell table:style-name="ce339"/>
          <table:table-cell table:style-name="ce429" office:value-type="string" calcext:value-type="string">
            <text:p>Data analysis...</text:p>
          </table:table-cell>
          <table:table-cell table:style-name="ce449" office:value-type="string" calcext:value-type="string">
            <text:p>Analyse de données…</text:p>
          </table:table-cell>
          <table:table-cell table:style-name="ce463"/>
          <table:table-cell table:style-name="ce476"/>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8"/>
          <table:table-cell table:style-name="ce740"/>
          <table:table-cell table:style-name="ce752"/>
          <table:table-cell table:style-name="ce768"/>
          <table:table-cell table:style-name="ce779" office:value-type="string" calcext:value-type="string">
            <text:p>تحليل البيانات...</text:p>
          </table:table-cell>
          <table:table-cell table:style-name="ce289" table:number-columns-repeated="996"/>
        </table:table-row>
        <table:table-row table:style-name="ro20">
          <table:table-cell table:style-name="ce418" office:value-type="string" calcext:value-type="string">
            <text:p>mnuConfigureFading</text:p>
          </table:table-cell>
          <table:table-cell table:style-name="ce339"/>
          <table:table-cell table:style-name="ce429" office:value-type="string" calcext:value-type="string">
            <text:p>Persistence...</text:p>
          </table:table-cell>
          <table:table-cell table:style-name="ce449" office:value-type="string" calcext:value-type="string">
            <text:p>Persistance...</text:p>
          </table:table-cell>
          <table:table-cell table:style-name="ce463" office:value-type="string" calcext:value-type="string">
            <text:p>Persistentie...</text:p>
          </table:table-cell>
          <table:table-cell table:style-name="ce476" office:value-type="string" calcext:value-type="string">
            <text:p>Nachleuchten</text:p>
          </table:table-cell>
          <table:table-cell table:style-name="ce491" office:value-type="string" calcext:value-type="string">
            <text:p>Persistencia...</text:p>
          </table:table-cell>
          <table:table-cell table:style-name="ce504" office:value-type="string" calcext:value-type="string">
            <text:p>Persistência</text:p>
          </table:table-cell>
          <table:table-cell table:style-name="ce521"/>
          <table:table-cell table:style-name="ce537" office:value-type="string" calcext:value-type="string">
            <text:p>Persistenza...</text:p>
          </table:table-cell>
          <table:table-cell table:style-name="ce553" office:value-type="string" calcext:value-type="string">
            <text:p>Persistenţă...</text:p>
          </table:table-cell>
          <table:table-cell table:style-name="ce571" office:value-type="string" calcext:value-type="string">
            <text:p>Pysyvyys</text:p>
          </table:table-cell>
          <table:table-cell table:style-name="ce588" office:value-type="string" calcext:value-type="string">
            <text:p>Likevekt</text:p>
          </table:table-cell>
          <table:table-cell table:style-name="ce602" office:value-type="string" calcext:value-type="string">
            <text:p>持久度...</text:p>
          </table:table-cell>
          <table:table-cell table:style-name="ce614" office:value-type="string" calcext:value-type="string">
            <text:p>Kalıcılık...</text:p>
          </table:table-cell>
          <table:table-cell table:style-name="ce626" office:value-type="string" calcext:value-type="string">
            <text:p>Επιμονή…</text:p>
          </table:table-cell>
          <table:table-cell table:style-name="ce641" office:value-type="string" calcext:value-type="string">
            <text:p>Išlaikymas...</text:p>
          </table:table-cell>
          <table:table-cell table:style-name="ce654" office:value-type="string" calcext:value-type="string">
            <text:p>Synlighet...</text:p>
          </table:table-cell>
          <table:table-cell table:style-name="ce664" office:value-type="string" calcext:value-type="string">
            <text:p>Persistens</text:p>
          </table:table-cell>
          <table:table-cell table:style-name="ce677" office:value-type="string" calcext:value-type="string">
            <text:p>Trvání zobrazení…</text:p>
          </table:table-cell>
          <table:table-cell table:style-name="ce689" office:value-type="string" calcext:value-type="string">
            <text:p><text:span text:style-name="T3">지속성</text:span><text:span text:style-name="T4">…</text:span></text:p>
          </table:table-cell>
          <table:table-cell table:style-name="ce704" office:value-type="string" calcext:value-type="string">
            <text:p>Постоянство…</text:p>
          </table:table-cell>
          <table:table-cell table:style-name="ce716" office:value-type="string" calcext:value-type="string">
            <text:p>Persistència...</text:p>
          </table:table-cell>
          <table:table-cell table:style-name="ce728" office:value-type="string" calcext:value-type="string">
            <text:p>Postojanost...</text:p>
          </table:table-cell>
          <table:table-cell table:style-name="ce740" office:value-type="string" calcext:value-type="string">
            <text:p>Постојаност...</text:p>
          </table:table-cell>
          <table:table-cell table:style-name="ce752" office:value-type="string" calcext:value-type="string">
            <text:p>継続時間…</text:p>
          </table:table-cell>
          <table:table-cell table:style-name="ce768" office:value-type="string" calcext:value-type="string">
            <text:p>Постојаност...</text:p>
          </table:table-cell>
          <table:table-cell table:style-name="ce779" office:value-type="string" calcext:value-type="string">
            <text:p>استمرار ...</text:p>
          </table:table-cell>
          <table:table-cell table:style-name="ce289" table:number-columns-repeated="996"/>
        </table:table-row>
        <table:table-row table:style-name="ro18">
          <table:table-cell table:style-name="ce418" office:value-type="string" calcext:value-type="string">
            <text:p>mnuConfigureTrajectory</text:p>
          </table:table-cell>
          <table:table-cell table:style-name="ce339"/>
          <table:table-cell table:style-name="ce429" office:value-type="string" calcext:value-type="string">
            <text:p>Configure Path Display</text:p>
          </table:table-cell>
          <table:table-cell table:style-name="ce450" office:value-type="string" calcext:value-type="string">
            <text:p>Configurer l'affichage de la Trajectoire</text:p>
          </table:table-cell>
          <table:table-cell table:style-name="ce463" office:value-type="string" calcext:value-type="string">
            <text:p>Configureer Trajectpad beeldscherm</text:p>
          </table:table-cell>
          <table:table-cell table:style-name="ce477" office:value-type="string" calcext:value-type="string">
            <text:p>Konfiguriere Trajektorien Bildschirm</text:p>
          </table:table-cell>
          <table:table-cell table:style-name="ce491" office:value-type="string" calcext:value-type="string">
            <text:p>Configurar la visualización de la trayectoria</text:p>
          </table:table-cell>
          <table:table-cell table:style-name="ce504" office:value-type="string" calcext:value-type="string">
            <text:p>Configurar Exibição da Trajetória</text:p>
          </table:table-cell>
          <table:table-cell table:style-name="ce521"/>
          <table:table-cell table:style-name="ce541" office:value-type="string" calcext:value-type="string">
            <text:p>Configura vista Traiettoria</text:p>
          </table:table-cell>
          <table:table-cell table:style-name="ce554" office:value-type="string" calcext:value-type="string">
            <text:p>Configurează afişarea traiectoriei</text:p>
          </table:table-cell>
          <table:table-cell table:style-name="ce571" office:value-type="string" calcext:value-type="string">
            <text:p>Konfiguroi liikeradan näyttöä</text:p>
          </table:table-cell>
          <table:table-cell table:style-name="ce588" office:value-type="string" calcext:value-type="string">
            <text:p>Konfigurer banevisning</text:p>
          </table:table-cell>
          <table:table-cell table:style-name="ce602" office:value-type="string" calcext:value-type="string">
            <text:p>配置路径显示</text:p>
          </table:table-cell>
          <table:table-cell table:style-name="ce614" office:value-type="string" calcext:value-type="string">
            <text:p>Yol Görünümünü Ayarla</text:p>
          </table:table-cell>
          <table:table-cell table:style-name="ce626" office:value-type="string" calcext:value-type="string">
            <text:p>Διευθέτηση Απεικόνισης Διαδρομής</text:p>
          </table:table-cell>
          <table:table-cell table:style-name="ce641" office:value-type="string" calcext:value-type="string">
            <text:p>Nustatyti kelio rodymą</text:p>
          </table:table-cell>
          <table:table-cell table:style-name="ce653" office:value-type="string" calcext:value-type="string">
            <text:p>Konfigurera visning av banan </text:p>
          </table:table-cell>
          <table:table-cell table:style-name="ce664" office:value-type="string" calcext:value-type="string">
            <text:p>Konfigurer visning af spor</text:p>
          </table:table-cell>
          <table:table-cell table:style-name="ce677" office:value-type="string" calcext:value-type="string">
            <text:p>Konfigurovat zobrazení trasy</text:p>
          </table:table-cell>
          <table:table-cell table:style-name="ce689"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704" office:value-type="string" calcext:value-type="string">
            <text:p>Настройка отображения пути</text:p>
          </table:table-cell>
          <table:table-cell table:style-name="ce716" office:value-type="string" calcext:value-type="string">
            <text:p>Configurar la visualització de la trajectòria</text:p>
          </table:table-cell>
          <table:table-cell table:style-name="ce728" office:value-type="string" calcext:value-type="string">
            <text:p>Konfiguriši prikaz putanje</text:p>
          </table:table-cell>
          <table:table-cell table:style-name="ce740" office:value-type="string" calcext:value-type="string">
            <text:p>Конфигуриши приказ путање</text:p>
          </table:table-cell>
          <table:table-cell table:style-name="ce752" office:value-type="string" calcext:value-type="string">
            <text:p>軌道表示設定</text:p>
          </table:table-cell>
          <table:table-cell table:style-name="ce768" office:value-type="string" calcext:value-type="string">
            <text:p>Конфигурарај го патот на прикажување</text:p>
          </table:table-cell>
          <table:table-cell table:style-name="ce779" office:value-type="string" calcext:value-type="string">
            <text:p>اعدادات عرض المسار </text:p>
          </table:table-cell>
          <table:table-cell table:style-name="ce289" table:number-columns-repeated="996"/>
        </table:table-row>
        <table:table-row table:style-name="ro20">
          <table:table-cell table:style-name="ce418" office:value-type="string" calcext:value-type="string">
            <text:p>mnuDeinterlace</text:p>
          </table:table-cell>
          <table:table-cell table:style-name="ce339"/>
          <table:table-cell table:style-name="ce429" office:value-type="string" calcext:value-type="string">
            <text:p>Deinterlace</text:p>
          </table:table-cell>
          <table:table-cell table:style-name="ce449" office:value-type="string" calcext:value-type="string">
            <text:p>Désentrelacer</text:p>
          </table:table-cell>
          <table:table-cell table:style-name="ce463" office:value-type="string" calcext:value-type="string">
            <text:p>Deinterlace</text:p>
          </table:table-cell>
          <table:table-cell table:style-name="ce476" office:value-type="string" calcext:value-type="string">
            <text:p>Deinterlace</text:p>
          </table:table-cell>
          <table:table-cell table:style-name="ce491" office:value-type="string" calcext:value-type="string">
            <text:p>Desentrelazado</text:p>
          </table:table-cell>
          <table:table-cell table:style-name="ce504" office:value-type="string" calcext:value-type="string">
            <text:p>Desentrelaçar</text:p>
          </table:table-cell>
          <table:table-cell table:style-name="ce521"/>
          <table:table-cell table:style-name="ce537" office:value-type="string" calcext:value-type="string">
            <text:p>Deinterlaccia</text:p>
          </table:table-cell>
          <table:table-cell table:style-name="ce553" office:value-type="string" calcext:value-type="string">
            <text:p>Deîntreţesere</text:p>
          </table:table-cell>
          <table:table-cell table:style-name="ce571" office:value-type="string" calcext:value-type="string">
            <text:p>Poista kuvien limitys</text:p>
          </table:table-cell>
          <table:table-cell table:style-name="ce588" office:value-type="string" calcext:value-type="string">
            <text:p>Oppløsing</text:p>
          </table:table-cell>
          <table:table-cell table:style-name="ce602" office:value-type="string" calcext:value-type="string">
            <text:p>反交错</text:p>
          </table:table-cell>
          <table:table-cell table:style-name="ce614" office:value-type="string" calcext:value-type="string">
            <text:p>Deinterlace</text:p>
          </table:table-cell>
          <table:table-cell table:style-name="ce626" office:value-type="string" calcext:value-type="string">
            <text:p>Απόπλεξη</text:p>
          </table:table-cell>
          <table:table-cell table:style-name="ce641" office:value-type="string" calcext:value-type="string">
            <text:p>Deinterlace</text:p>
          </table:table-cell>
          <table:table-cell table:style-name="ce653" office:value-type="string" calcext:value-type="string">
            <text:p>Uppflätning</text:p>
          </table:table-cell>
          <table:table-cell table:style-name="ce664" office:value-type="string" calcext:value-type="string">
            <text:p>Deinterlace</text:p>
          </table:table-cell>
          <table:table-cell table:style-name="ce677" office:value-type="string" calcext:value-type="string">
            <text:p>Deinterlace</text:p>
          </table:table-cell>
          <table:table-cell table:style-name="ce691" office:value-type="string" calcext:value-type="string">
            <text:p>디인터레이스</text:p>
          </table:table-cell>
          <table:table-cell table:style-name="ce704" office:value-type="string" calcext:value-type="string">
            <text:p>Деинтерлейсинг</text:p>
          </table:table-cell>
          <table:table-cell table:style-name="ce716" office:value-type="string" calcext:value-type="string">
            <text:p>Des-entrellaçar</text:p>
          </table:table-cell>
          <table:table-cell table:style-name="ce728" office:value-type="string" calcext:value-type="string">
            <text:p>Raspleti</text:p>
          </table:table-cell>
          <table:table-cell table:style-name="ce740" office:value-type="string" calcext:value-type="string">
            <text:p>Расплети</text:p>
          </table:table-cell>
          <table:table-cell table:style-name="ce752" office:value-type="string" calcext:value-type="string">
            <text:p>インターランス解除</text:p>
          </table:table-cell>
          <table:table-cell table:style-name="ce768" office:value-type="string" calcext:value-type="string">
            <text:p>Расплетување</text:p>
          </table:table-cell>
          <table:table-cell table:style-name="ce779" office:value-type="string" calcext:value-type="string">
            <text:p>فك التشابك</text:p>
          </table:table-cell>
          <table:table-cell table:style-name="ce289" table:number-columns-repeated="996"/>
        </table:table-row>
        <table:table-row table:style-name="ro20">
          <table:table-cell table:style-name="ce45" office:value-type="string" calcext:value-type="string">
            <text:p>mnuDeleteDrawing</text:p>
          </table:table-cell>
          <table:table-cell table:style-name="ce339"/>
          <table:table-cell table:style-name="ce429" office:value-type="string" calcext:value-type="string">
            <text:p>Delete</text:p>
          </table:table-cell>
          <table:table-cell table:style-name="ce449" office:value-type="string" calcext:value-type="string">
            <text:p>Effacer</text:p>
          </table:table-cell>
          <table:table-cell table:style-name="ce463" office:value-type="string" calcext:value-type="string">
            <text:p>Verwijder</text:p>
          </table:table-cell>
          <table:table-cell table:style-name="ce477" office:value-type="string" calcext:value-type="string">
            <text:p>Löschen</text:p>
          </table:table-cell>
          <table:table-cell table:style-name="ce491" office:value-type="string" calcext:value-type="string">
            <text:p>Borrar</text:p>
          </table:table-cell>
          <table:table-cell table:style-name="ce504" office:value-type="string" calcext:value-type="string">
            <text:p>Apagar</text:p>
          </table:table-cell>
          <table:table-cell table:style-name="ce524" office:value-type="string" calcext:value-type="string">
            <text:p>Skasuj</text:p>
          </table:table-cell>
          <table:table-cell table:style-name="ce535" office:value-type="string" calcext:value-type="string">
            <text:p>Cancella</text:p>
          </table:table-cell>
          <table:table-cell table:style-name="ce553" office:value-type="string" calcext:value-type="string">
            <text:p>Şterge</text:p>
          </table:table-cell>
          <table:table-cell table:style-name="ce571" office:value-type="string" calcext:value-type="string">
            <text:p>Poista</text:p>
          </table:table-cell>
          <table:table-cell table:style-name="ce588" office:value-type="string" calcext:value-type="string">
            <text:p>Slett</text:p>
          </table:table-cell>
          <table:table-cell table:style-name="ce602" office:value-type="string" calcext:value-type="string">
            <text:p>删除</text:p>
          </table:table-cell>
          <table:table-cell table:style-name="ce614" office:value-type="string" calcext:value-type="string">
            <text:p>Sil</text:p>
          </table:table-cell>
          <table:table-cell table:style-name="ce626" office:value-type="string" calcext:value-type="string">
            <text:p>Διαγραφή</text:p>
          </table:table-cell>
          <table:table-cell table:style-name="ce641" office:value-type="string" calcext:value-type="string">
            <text:p>Trinti</text:p>
          </table:table-cell>
          <table:table-cell table:style-name="ce653" office:value-type="string" calcext:value-type="string">
            <text:p>Radera</text:p>
          </table:table-cell>
          <table:table-cell table:style-name="ce664" office:value-type="string" calcext:value-type="string">
            <text:p>Slet</text:p>
          </table:table-cell>
          <table:table-cell table:style-name="ce677" office:value-type="string" calcext:value-type="string">
            <text:p>Vymazat</text:p>
          </table:table-cell>
          <table:table-cell table:style-name="ce691" office:value-type="string" calcext:value-type="string">
            <text:p>지우기</text:p>
          </table:table-cell>
          <table:table-cell table:style-name="ce704" office:value-type="string" calcext:value-type="string">
            <text:p>Удалить</text:p>
          </table:table-cell>
          <table:table-cell table:style-name="ce716" office:value-type="string" calcext:value-type="string">
            <text:p>Esborrar</text:p>
          </table:table-cell>
          <table:table-cell table:style-name="ce728" office:value-type="string" calcext:value-type="string">
            <text:p>Izbriši</text:p>
          </table:table-cell>
          <table:table-cell table:style-name="ce740" office:value-type="string" calcext:value-type="string">
            <text:p>Избриши</text:p>
          </table:table-cell>
          <table:table-cell table:style-name="ce752" office:value-type="string" calcext:value-type="string">
            <text:p>削除</text:p>
          </table:table-cell>
          <table:table-cell table:style-name="ce768" office:value-type="string" calcext:value-type="string">
            <text:p>Бриши</text:p>
          </table:table-cell>
          <table:table-cell table:style-name="ce779" office:value-type="string" calcext:value-type="string">
            <text:p>حذف</text:p>
          </table:table-cell>
          <table:table-cell table:style-name="ce289" table:number-columns-repeated="996"/>
        </table:table-row>
        <table:table-row table:style-name="ro27">
          <table:table-cell table:style-name="ce418" office:value-type="string" calcext:value-type="string">
            <text:p>mnuDeleteEndOfTrajectory</text:p>
          </table:table-cell>
          <table:table-cell table:style-name="ce339"/>
          <table:table-cell table:style-name="ce429" office:value-type="string" calcext:value-type="string">
            <text:p>Delete Path after this Point</text:p>
          </table:table-cell>
          <table:table-cell table:style-name="ce450" office:value-type="string" calcext:value-type="string">
            <text:p>Effacer la Trajectoire après ce point</text:p>
          </table:table-cell>
          <table:table-cell table:style-name="ce463" office:value-type="string" calcext:value-type="string">
            <text:p>Verwijder Trajectpad vanaf dit punt</text:p>
          </table:table-cell>
          <table:table-cell table:style-name="ce477" office:value-type="string" calcext:value-type="string">
            <text:p>Lösche Trajektorien nach diesem Punkt</text:p>
          </table:table-cell>
          <table:table-cell table:style-name="ce491" office:value-type="string" calcext:value-type="string">
            <text:p>Borrar la trayectoria a partir de este punto</text:p>
          </table:table-cell>
          <table:table-cell table:style-name="ce504" office:value-type="string" calcext:value-type="string">
            <text:p>Apagar a trajetória a partir deste ponto</text:p>
          </table:table-cell>
          <table:table-cell table:style-name="ce521"/>
          <table:table-cell table:style-name="ce541" office:value-type="string" calcext:value-type="string">
            <text:p>Cancella la Traiettoria dopo questo Punto</text:p>
          </table:table-cell>
          <table:table-cell table:style-name="ce554" office:value-type="string" calcext:value-type="string">
            <text:p>Şterge traiectoria după acest punct</text:p>
          </table:table-cell>
          <table:table-cell table:style-name="ce571" office:value-type="string" calcext:value-type="string">
            <text:p>Poista liikerata pisteestä eteenpäin</text:p>
          </table:table-cell>
          <table:table-cell table:style-name="ce588" office:value-type="string" calcext:value-type="string">
            <text:p>Slett etter dette punktet</text:p>
          </table:table-cell>
          <table:table-cell table:style-name="ce602" office:value-type="string" calcext:value-type="string">
            <text:p>删除这点后的路径</text:p>
          </table:table-cell>
          <table:table-cell table:style-name="ce614" office:value-type="string" calcext:value-type="string">
            <text:p>Bu noktadan sonraki Yolu Sil</text:p>
          </table:table-cell>
          <table:table-cell table:style-name="ce626" office:value-type="string" calcext:value-type="string">
            <text:p>Διαγραφή Διαδρομής μετά από αυτό το Σημείο</text:p>
          </table:table-cell>
          <table:table-cell table:style-name="ce641" office:value-type="string" calcext:value-type="string">
            <text:p>Trinti kelią nuo šio taško</text:p>
          </table:table-cell>
          <table:table-cell table:style-name="ce653" office:value-type="string" calcext:value-type="string">
            <text:p>Radera banan efter den här punkten</text:p>
          </table:table-cell>
          <table:table-cell table:style-name="ce664" office:value-type="string" calcext:value-type="string">
            <text:p>Slet spor efter dette punkt</text:p>
          </table:table-cell>
          <table:table-cell table:style-name="ce677" office:value-type="string" calcext:value-type="string">
            <text:p>Vymazat trasu za tímto bodem</text:p>
          </table:table-cell>
          <table:table-cell table:style-name="ce689"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704" office:value-type="string" calcext:value-type="string">
            <text:p>Удалить путь после этой точки</text:p>
          </table:table-cell>
          <table:table-cell table:style-name="ce716" office:value-type="string" calcext:value-type="string">
            <text:p>Esborrar la trajectòria després d'aquest Punt.</text:p>
          </table:table-cell>
          <table:table-cell table:style-name="ce728" office:value-type="string" calcext:value-type="string">
            <text:p>Izbriši put posle ove tačke</text:p>
          </table:table-cell>
          <table:table-cell table:style-name="ce740" office:value-type="string" calcext:value-type="string">
            <text:p>Избриши пут после ове тачке</text:p>
          </table:table-cell>
          <table:table-cell table:style-name="ce752" office:value-type="string" calcext:value-type="string">
            <text:p>このポイント以降の軌道を削除</text:p>
          </table:table-cell>
          <table:table-cell table:style-name="ce768" office:value-type="string" calcext:value-type="string">
            <text:p>Ибриши го патот после оваа точка</text:p>
          </table:table-cell>
          <table:table-cell table:style-name="ce779" office:value-type="string" calcext:value-type="string">
            <text:p>حذف المسار بعد هذه نقطة</text:p>
          </table:table-cell>
          <table:table-cell table:style-name="ce289" table:number-columns-repeated="996"/>
        </table:table-row>
        <table:table-row table:style-name="ro20">
          <table:table-cell table:style-name="ce418" office:value-type="string" calcext:value-type="string">
            <text:p>mnuDeleteTrajectory</text:p>
          </table:table-cell>
          <table:table-cell table:style-name="ce339"/>
          <table:table-cell table:style-name="ce429" office:value-type="string" calcext:value-type="string">
            <text:p>Delete all the Path</text:p>
          </table:table-cell>
          <table:table-cell table:style-name="ce450" office:value-type="string" calcext:value-type="string">
            <text:p>Effacer toute la trajectoire</text:p>
          </table:table-cell>
          <table:table-cell table:style-name="ce463" office:value-type="string" calcext:value-type="string">
            <text:p>Verwijder alle Trajectpaden</text:p>
          </table:table-cell>
          <table:table-cell table:style-name="ce477" office:value-type="string" calcext:value-type="string">
            <text:p>Lösche alle Trajektorien</text:p>
          </table:table-cell>
          <table:table-cell table:style-name="ce491" office:value-type="string" calcext:value-type="string">
            <text:p>Borrar toda la trayectoria</text:p>
          </table:table-cell>
          <table:table-cell table:style-name="ce504" office:value-type="string" calcext:value-type="string">
            <text:p>Apagar todas as trajetórias</text:p>
          </table:table-cell>
          <table:table-cell table:style-name="ce521"/>
          <table:table-cell table:style-name="ce541" office:value-type="string" calcext:value-type="string">
            <text:p>Cancella tutte le Traiettorie</text:p>
          </table:table-cell>
          <table:table-cell table:style-name="ce554" office:value-type="string" calcext:value-type="string">
            <text:p>Şterge toată traiectoria </text:p>
          </table:table-cell>
          <table:table-cell table:style-name="ce571" office:value-type="string" calcext:value-type="string">
            <text:p>Poista liikerata</text:p>
          </table:table-cell>
          <table:table-cell table:style-name="ce588" office:value-type="string" calcext:value-type="string">
            <text:p>Slett alle baner</text:p>
          </table:table-cell>
          <table:table-cell table:style-name="ce602" office:value-type="string" calcext:value-type="string">
            <text:p>删除所有路径</text:p>
          </table:table-cell>
          <table:table-cell table:style-name="ce614" office:value-type="string" calcext:value-type="string">
            <text:p>Tüm Yolları sil</text:p>
          </table:table-cell>
          <table:table-cell table:style-name="ce626" office:value-type="string" calcext:value-type="string">
            <text:p>Διαγραφή όλων των Διαδρομών</text:p>
          </table:table-cell>
          <table:table-cell table:style-name="ce641" office:value-type="string" calcext:value-type="string">
            <text:p>Trinti visą kelią</text:p>
          </table:table-cell>
          <table:table-cell table:style-name="ce653" office:value-type="string" calcext:value-type="string">
            <text:p>Radera hela banan</text:p>
          </table:table-cell>
          <table:table-cell table:style-name="ce664" office:value-type="string" calcext:value-type="string">
            <text:p>Slet hele sporet</text:p>
          </table:table-cell>
          <table:table-cell table:style-name="ce677" office:value-type="string" calcext:value-type="string">
            <text:p>Vymazat všechny trasy</text:p>
          </table:table-cell>
          <table:table-cell table:style-name="ce689"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704" office:value-type="string" calcext:value-type="string">
            <text:p>Удалить путь целиком</text:p>
          </table:table-cell>
          <table:table-cell table:style-name="ce716" office:value-type="string" calcext:value-type="string">
            <text:p>Esborrar tota la trajectòria</text:p>
          </table:table-cell>
          <table:table-cell table:style-name="ce728" office:value-type="string" calcext:value-type="string">
            <text:p>Obriši sve putanje</text:p>
          </table:table-cell>
          <table:table-cell table:style-name="ce740" office:value-type="string" calcext:value-type="string">
            <text:p>Обриши све путање</text:p>
          </table:table-cell>
          <table:table-cell table:style-name="ce752" office:value-type="string" calcext:value-type="string">
            <text:p>すべての軌道を削除</text:p>
          </table:table-cell>
          <table:table-cell table:style-name="ce768" office:value-type="string" calcext:value-type="string">
            <text:p>Избриши ги сите патеки</text:p>
          </table:table-cell>
          <table:table-cell table:style-name="ce779" office:value-type="string" calcext:value-type="string">
            <text:p>حذف المسار بالكامل</text:p>
          </table:table-cell>
          <table:table-cell table:style-name="ce289" table:number-columns-repeated="996"/>
        </table:table-row>
        <table:table-row table:style-name="ro20">
          <table:table-cell table:style-name="ce45" office:value-type="string" calcext:value-type="string">
            <text:p>mnuTwoCaptures</text:p>
          </table:table-cell>
          <table:table-cell table:style-name="ce339"/>
          <table:table-cell table:style-name="ce429" office:value-type="string" calcext:value-type="string">
            <text:p>Two Capture Screens</text:p>
          </table:table-cell>
          <table:table-cell table:style-name="ce449" office:value-type="string" calcext:value-type="string">
            <text:p>Deux Écrans de Capture Vidéo</text:p>
          </table:table-cell>
          <table:table-cell table:style-name="ce463" office:value-type="string" calcext:value-type="string">
            <text:p>Twee opname schermen</text:p>
          </table:table-cell>
          <table:table-cell table:style-name="ce477" office:value-type="string" calcext:value-type="string">
            <text:p>2x Aufnahmefenster</text:p>
          </table:table-cell>
          <table:table-cell table:style-name="ce491" office:value-type="string" calcext:value-type="string">
            <text:p>Dos pantallas de captura de vídeo</text:p>
          </table:table-cell>
          <table:table-cell table:style-name="ce504" office:value-type="string" calcext:value-type="string">
            <text:p>Duas Telas de Captura</text:p>
          </table:table-cell>
          <table:table-cell table:style-name="ce521" office:value-type="string" calcext:value-type="string">
            <text:p>Dwa zrzuty ekranu</text:p>
          </table:table-cell>
          <table:table-cell table:style-name="ce535" office:value-type="string" calcext:value-type="string">
            <text:p>Due schermi di Cattura Video</text:p>
          </table:table-cell>
          <table:table-cell table:style-name="ce553" office:value-type="string" calcext:value-type="string">
            <text:p>Două ferestre de captură video</text:p>
          </table:table-cell>
          <table:table-cell table:style-name="ce571" office:value-type="string" calcext:value-type="string">
            <text:p>Kaksi kuvausnäyttöä</text:p>
          </table:table-cell>
          <table:table-cell table:style-name="ce588" office:value-type="string" calcext:value-type="string">
            <text:p>To opptaksvinduer</text:p>
          </table:table-cell>
          <table:table-cell table:style-name="ce602" office:value-type="string" calcext:value-type="string">
            <text:p>双摄像头采集模式</text:p>
          </table:table-cell>
          <table:table-cell table:style-name="ce614" office:value-type="string" calcext:value-type="string">
            <text:p>İki Görüntü Yakalama Ekranı</text:p>
          </table:table-cell>
          <table:table-cell table:style-name="ce626" office:value-type="string" calcext:value-type="string">
            <text:p>Δυο Οθόνες Αποτύπωσης</text:p>
          </table:table-cell>
          <table:table-cell table:style-name="ce641" office:value-type="string" calcext:value-type="string">
            <text:p>Du irašymo ekranai</text:p>
          </table:table-cell>
          <table:table-cell table:style-name="ce653" office:value-type="string" calcext:value-type="string">
            <text:p>Två inspelningsfönster</text:p>
          </table:table-cell>
          <table:table-cell table:style-name="ce664" office:value-type="string" calcext:value-type="string">
            <text:p>To optageskærme</text:p>
          </table:table-cell>
          <table:table-cell table:style-name="ce677" office:value-type="string" calcext:value-type="string">
            <text:p>2 snímací obrazovky</text:p>
          </table:table-cell>
          <table:table-cell table:style-name="ce689"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704" office:value-type="string" calcext:value-type="string">
            <text:p>Два экрана съемки</text:p>
          </table:table-cell>
          <table:table-cell table:style-name="ce716" office:value-type="string" calcext:value-type="string">
            <text:p>Dues pantalles de Captura</text:p>
          </table:table-cell>
          <table:table-cell table:style-name="ce728" office:value-type="string" calcext:value-type="string">
            <text:p>Dva ekrana za snimanje</text:p>
          </table:table-cell>
          <table:table-cell table:style-name="ce740" office:value-type="string" calcext:value-type="string">
            <text:p>Два екрана за снимање</text:p>
          </table:table-cell>
          <table:table-cell table:style-name="ce752" office:value-type="string" calcext:value-type="string">
            <text:p>二つのキャプチャスクリーン</text:p>
          </table:table-cell>
          <table:table-cell table:style-name="ce768" office:value-type="string" calcext:value-type="string">
            <text:p>Два екрани за снимање</text:p>
          </table:table-cell>
          <table:table-cell table:style-name="ce779" office:value-type="string" calcext:value-type="string">
            <text:p>شاشتين للالتقاط</text:p>
          </table:table-cell>
          <table:table-cell table:style-name="ce289" table:number-columns-repeated="996"/>
        </table:table-row>
        <table:table-row table:style-name="ro21">
          <table:table-cell table:style-name="ce45" office:value-type="string" calcext:value-type="string">
            <text:p>mnuTwoMixed</text:p>
          </table:table-cell>
          <table:table-cell table:style-name="ce339"/>
          <table:table-cell table:style-name="ce429" office:value-type="string" calcext:value-type="string">
            <text:p>One Capture screen and one Playback screen</text:p>
          </table:table-cell>
          <table:table-cell table:style-name="ce449" office:value-type="string" calcext:value-type="string">
            <text:p>Un écran de capture et un écran de lecture</text:p>
          </table:table-cell>
          <table:table-cell table:style-name="ce463" office:value-type="string" calcext:value-type="string">
            <text:p>Eén opnamescherm en één afspeelscherm</text:p>
          </table:table-cell>
          <table:table-cell table:style-name="ce478" office:value-type="string" calcext:value-type="string">
            <text:p>Aufnahme- und Wiedergabefenster</text:p>
          </table:table-cell>
          <table:table-cell table:style-name="ce491" office:value-type="string" calcext:value-type="string">
            <text:p>Una pantalla de captura y una pantalla de lectura</text:p>
          </table:table-cell>
          <table:table-cell table:style-name="ce504" office:value-type="string" calcext:value-type="string">
            <text:p>Uma Tela de Captura e uma de Reprodução</text:p>
          </table:table-cell>
          <table:table-cell table:style-name="ce521"/>
          <table:table-cell table:style-name="ce535" office:value-type="string" calcext:value-type="string">
            <text:p>Uno schermo di Cattura Video ed uno di Riproduzione</text:p>
          </table:table-cell>
          <table:table-cell table:style-name="ce553" office:value-type="string" calcext:value-type="string">
            <text:p>Un ecran de captura si un ecran de redare</text:p>
          </table:table-cell>
          <table:table-cell table:style-name="ce571" office:value-type="string" calcext:value-type="string">
            <text:p>Yksi kuvausnäyttö ja yksi videonäyttö</text:p>
          </table:table-cell>
          <table:table-cell table:style-name="ce588" office:value-type="string" calcext:value-type="string">
            <text:p>Et opptaksvindu og et avspillingsvindu</text:p>
          </table:table-cell>
          <table:table-cell table:style-name="ce602" office:value-type="string" calcext:value-type="string">
            <text:p>单屏幕单摄像头模式</text:p>
          </table:table-cell>
          <table:table-cell table:style-name="ce615" office:value-type="string" calcext:value-type="string">
            <text:p>Bir Görüntü Yakalama ekranı ve Bir Oynatma ekranı </text:p>
          </table:table-cell>
          <table:table-cell table:style-name="ce626" office:value-type="string" calcext:value-type="string">
            <text:p>Μια οθόνη Αποτύπωσης και μια Αναπαραγωγής</text:p>
          </table:table-cell>
          <table:table-cell table:style-name="ce641" office:value-type="string" calcext:value-type="string">
            <text:p>Irašymo ir peržiūros ekranas</text:p>
          </table:table-cell>
          <table:table-cell table:style-name="ce653" office:value-type="string" calcext:value-type="string">
            <text:p>Ett inspelningsönster och ett uppspelningsfönster</text:p>
          </table:table-cell>
          <table:table-cell table:style-name="ce664" office:value-type="string" calcext:value-type="string">
            <text:p>En optage- og en afspilnings-skærm</text:p>
          </table:table-cell>
          <table:table-cell table:style-name="ce677" office:value-type="string" calcext:value-type="string">
            <text:p>1 snímací obrazovka a 1 obrazovka pro přehrávání</text:p>
          </table:table-cell>
          <table:table-cell table:style-name="ce689"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704" office:value-type="string" calcext:value-type="string">
            <text:p>Один экран съемки и один экран воспроизведения</text:p>
          </table:table-cell>
          <table:table-cell table:style-name="ce716" office:value-type="string" calcext:value-type="string">
            <text:p>Una pantalla de captura i una pantalla de reproducció</text:p>
          </table:table-cell>
          <table:table-cell table:style-name="ce728" office:value-type="string" calcext:value-type="string">
            <text:p>Jedan ekran za snimanje i jedan ekran za reprodukovanje</text:p>
          </table:table-cell>
          <table:table-cell table:style-name="ce740" office:value-type="string" calcext:value-type="string">
            <text:p>Један екран за снимање и један екран за репродуковање</text:p>
          </table:table-cell>
          <table:table-cell table:style-name="ce752" office:value-type="string" calcext:value-type="string">
            <text:p>キャプチャスクリーンとプレイバックスクリーン</text:p>
          </table:table-cell>
          <table:table-cell table:style-name="ce768" office:value-type="string" calcext:value-type="string">
            <text:p>Еден екран за снимање и еден екран за репродукција</text:p>
          </table:table-cell>
          <table:table-cell table:style-name="ce779" office:value-type="string" calcext:value-type="string">
            <text:p>شاشة للالتقاط وشاشة للعرض</text:p>
          </table:table-cell>
          <table:table-cell table:style-name="ce289" table:number-columns-repeated="996"/>
        </table:table-row>
        <table:table-row table:style-name="ro27">
          <table:table-cell table:style-name="ce45" office:value-type="string" calcext:value-type="string">
            <text:p>mnuTwoPlayers</text:p>
          </table:table-cell>
          <table:table-cell table:style-name="ce339"/>
          <table:table-cell table:style-name="ce429" office:value-type="string" calcext:value-type="string">
            <text:p>Two Playback Screens</text:p>
          </table:table-cell>
          <table:table-cell table:style-name="ce449" office:value-type="string" calcext:value-type="string">
            <text:p>Deux Écrans de Lecture</text:p>
          </table:table-cell>
          <table:table-cell table:style-name="ce463" office:value-type="string" calcext:value-type="string">
            <text:p>Twee afspeel schermen</text:p>
          </table:table-cell>
          <table:table-cell table:style-name="ce477" office:value-type="string" calcext:value-type="string">
            <text:p>2x Wiedergabefenster</text:p>
          </table:table-cell>
          <table:table-cell table:style-name="ce491" office:value-type="string" calcext:value-type="string">
            <text:p>Dos pantallas de Lectura</text:p>
          </table:table-cell>
          <table:table-cell table:style-name="ce504" office:value-type="string" calcext:value-type="string">
            <text:p>Duas Telas de Reprodução</text:p>
          </table:table-cell>
          <table:table-cell table:style-name="ce521" office:value-type="string" calcext:value-type="string">
            <text:p>Dwa ekrany odtwarzania</text:p>
          </table:table-cell>
          <table:table-cell table:style-name="ce535" office:value-type="string" calcext:value-type="string">
            <text:p>Due schermi di Riproduzione</text:p>
          </table:table-cell>
          <table:table-cell table:style-name="ce553" office:value-type="string" calcext:value-type="string">
            <text:p>Două ferestre de Rulare</text:p>
          </table:table-cell>
          <table:table-cell table:style-name="ce571" office:value-type="string" calcext:value-type="string">
            <text:p>Kaksi video/analyysinäyttöä</text:p>
          </table:table-cell>
          <table:table-cell table:style-name="ce588" office:value-type="string" calcext:value-type="string">
            <text:p>To avspillingsvinduer</text:p>
          </table:table-cell>
          <table:table-cell table:style-name="ce602" office:value-type="string" calcext:value-type="string">
            <text:p>双屏幕显示模式</text:p>
          </table:table-cell>
          <table:table-cell table:style-name="ce614" office:value-type="string" calcext:value-type="string">
            <text:p>İki Oynatma Ekranı</text:p>
          </table:table-cell>
          <table:table-cell table:style-name="ce626" office:value-type="string" calcext:value-type="string">
            <text:p>Δυο Οθόνες Αναπαραγωγής</text:p>
          </table:table-cell>
          <table:table-cell table:style-name="ce641" office:value-type="string" calcext:value-type="string">
            <text:p>Du peržūros ekranai</text:p>
          </table:table-cell>
          <table:table-cell table:style-name="ce653" office:value-type="string" calcext:value-type="string">
            <text:p>Två uppspelningsfönster</text:p>
          </table:table-cell>
          <table:table-cell table:style-name="ce664" office:value-type="string" calcext:value-type="string">
            <text:p>To afspilningsskærme</text:p>
          </table:table-cell>
          <table:table-cell table:style-name="ce677" office:value-type="string" calcext:value-type="string">
            <text:p>2 obrazovky pro přehrávání</text:p>
          </table:table-cell>
          <table:table-cell table:style-name="ce689"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704" office:value-type="string" calcext:value-type="string">
            <text:p>Два экрана воспроизведения</text:p>
          </table:table-cell>
          <table:table-cell table:style-name="ce716" office:value-type="string" calcext:value-type="string">
            <text:p>Dues pantalles de reproducció</text:p>
          </table:table-cell>
          <table:table-cell table:style-name="ce728" office:value-type="string" calcext:value-type="string">
            <text:p>Dva ekrana za reprodukovanje</text:p>
          </table:table-cell>
          <table:table-cell table:style-name="ce740" office:value-type="string" calcext:value-type="string">
            <text:p>Два екрана за репродуковање</text:p>
          </table:table-cell>
          <table:table-cell table:style-name="ce752" office:value-type="string" calcext:value-type="string">
            <text:p>二つのプレイバックスクリーン</text:p>
          </table:table-cell>
          <table:table-cell table:style-name="ce768" office:value-type="string" calcext:value-type="string">
            <text:p>Два екрани за репродукција</text:p>
          </table:table-cell>
          <table:table-cell table:style-name="ce779" office:value-type="string" calcext:value-type="string">
            <text:p>شاشتين للعرض</text:p>
          </table:table-cell>
          <table:table-cell table:style-name="ce289" table:number-columns-repeated="996"/>
        </table:table-row>
        <table:table-row table:style-name="ro20">
          <table:table-cell table:style-name="ce45" office:value-type="string" calcext:value-type="string">
            <text:p>mnuEdges</text:p>
          </table:table-cell>
          <table:table-cell table:style-name="ce339"/>
          <table:table-cell table:style-name="ce429" office:value-type="string" calcext:value-type="string">
            <text:p>Edges Only...</text:p>
          </table:table-cell>
          <table:table-cell table:style-name="ce449" office:value-type="string" calcext:value-type="string">
            <text:p>Contours Seulement...</text:p>
          </table:table-cell>
          <table:table-cell table:style-name="ce463" office:value-type="string" calcext:value-type="string">
            <text:p>Randen alleen…</text:p>
          </table:table-cell>
          <table:table-cell table:style-name="ce477" office:value-type="string" calcext:value-type="string">
            <text:p>Nur Videoränder...</text:p>
          </table:table-cell>
          <table:table-cell table:style-name="ce491" office:value-type="string" calcext:value-type="string">
            <text:p>Contornos Solamente...</text:p>
          </table:table-cell>
          <table:table-cell table:style-name="ce504" office:value-type="string" calcext:value-type="string">
            <text:p>Apenas Bordas...</text:p>
          </table:table-cell>
          <table:table-cell table:style-name="ce521" office:value-type="string" calcext:value-type="string">
            <text:p>Tylko krawędzie...</text:p>
          </table:table-cell>
          <table:table-cell table:style-name="ce535" office:value-type="string" calcext:value-type="string">
            <text:p>Solo Contorni...</text:p>
          </table:table-cell>
          <table:table-cell table:style-name="ce553" office:value-type="string" calcext:value-type="string">
            <text:p>Doar marginile...</text:p>
          </table:table-cell>
          <table:table-cell table:style-name="ce571" office:value-type="string" calcext:value-type="string">
            <text:p>Vain rajat...</text:p>
          </table:table-cell>
          <table:table-cell table:style-name="ce588" office:value-type="string" calcext:value-type="string">
            <text:p>Bare kanter...</text:p>
          </table:table-cell>
          <table:table-cell table:style-name="ce602" office:value-type="string" calcext:value-type="string">
            <text:p>只有边缘...</text:p>
          </table:table-cell>
          <table:table-cell table:style-name="ce614" office:value-type="string" calcext:value-type="string">
            <text:p>Sadece Kenarlar...</text:p>
          </table:table-cell>
          <table:table-cell table:style-name="ce626" office:value-type="string" calcext:value-type="string">
            <text:p>Μόνο οι Άκρες…</text:p>
          </table:table-cell>
          <table:table-cell table:style-name="ce641" office:value-type="string" calcext:value-type="string">
            <text:p>Tik kraštai...</text:p>
          </table:table-cell>
          <table:table-cell table:style-name="ce653" office:value-type="string" calcext:value-type="string">
            <text:p>Endast kanter...</text:p>
          </table:table-cell>
          <table:table-cell table:style-name="ce664" office:value-type="string" calcext:value-type="string">
            <text:p>Kun kanter…</text:p>
          </table:table-cell>
          <table:table-cell table:style-name="ce677" office:value-type="string" calcext:value-type="string">
            <text:p>Pouze okraje…</text:p>
          </table:table-cell>
          <table:table-cell table:style-name="ce689" office:value-type="string" calcext:value-type="string">
            <text:p><text:span text:style-name="T3">윤곽만</text:span><text:span text:style-name="T4">…</text:span></text:p>
          </table:table-cell>
          <table:table-cell table:style-name="ce704" office:value-type="string" calcext:value-type="string">
            <text:p>Только края…</text:p>
          </table:table-cell>
          <table:table-cell table:style-name="ce716" office:value-type="string" calcext:value-type="string">
            <text:p>Contorns únicament</text:p>
          </table:table-cell>
          <table:table-cell table:style-name="ce728" office:value-type="string" calcext:value-type="string">
            <text:p>Samo ivice...</text:p>
          </table:table-cell>
          <table:table-cell table:style-name="ce740" office:value-type="string" calcext:value-type="string">
            <text:p>Само ивице...</text:p>
          </table:table-cell>
          <table:table-cell table:style-name="ce753" office:value-type="string" calcext:value-type="string">
            <text:p><text:span text:style-name="T15">エッジのみ</text:span><text:span text:style-name="T16">…</text:span></text:p>
          </table:table-cell>
          <table:table-cell table:style-name="ce768" office:value-type="string" calcext:value-type="string">
            <text:p>Само границите</text:p>
          </table:table-cell>
          <table:table-cell table:style-name="ce779" office:value-type="string" calcext:value-type="string">
            <text:p>حواف فقط...</text:p>
          </table:table-cell>
          <table:table-cell table:style-name="ce289" table:number-columns-repeated="996"/>
        </table:table-row>
        <table:table-row table:style-name="ro27">
          <table:table-cell table:style-name="ce45" office:value-type="string" calcext:value-type="string">
            <text:p>mnuExportSpreadsheet</text:p>
          </table:table-cell>
          <table:table-cell table:style-name="ce339"/>
          <table:table-cell table:style-name="ce429" office:value-type="string" calcext:value-type="string">
            <text:p>Export to Spreadsheet</text:p>
          </table:table-cell>
          <table:table-cell table:style-name="ce449" office:value-type="string" calcext:value-type="string">
            <text:p>Export Tableur</text:p>
          </table:table-cell>
          <table:table-cell table:style-name="ce463" office:value-type="string" calcext:value-type="string">
            <text:p>Export naar Spreadsheet</text:p>
          </table:table-cell>
          <table:table-cell table:style-name="ce477" office:value-type="string" calcext:value-type="string">
            <text:p>Export als Tabelle</text:p>
          </table:table-cell>
          <table:table-cell table:style-name="ce491" office:value-type="string" calcext:value-type="string">
            <text:p>Exportar la hoja de cálculo</text:p>
          </table:table-cell>
          <table:table-cell table:style-name="ce504" office:value-type="string" calcext:value-type="string">
            <text:p>Exportar para Planilha</text:p>
          </table:table-cell>
          <table:table-cell table:style-name="ce521"/>
          <table:table-cell table:style-name="ce535" office:value-type="string" calcext:value-type="string">
            <text:p>Esporta su foglio di calcolo</text:p>
          </table:table-cell>
          <table:table-cell table:style-name="ce553" office:value-type="string" calcext:value-type="string">
            <text:p>Exporta tabel</text:p>
          </table:table-cell>
          <table:table-cell table:style-name="ce571" office:value-type="string" calcext:value-type="string">
            <text:p>Vie taulukko-ohjelmaan</text:p>
          </table:table-cell>
          <table:table-cell table:style-name="ce588" office:value-type="string" calcext:value-type="string">
            <text:p>Eksporter til regneark</text:p>
          </table:table-cell>
          <table:table-cell table:style-name="ce602" office:value-type="string" calcext:value-type="string">
            <text:p>导出至电子表格</text:p>
          </table:table-cell>
          <table:table-cell table:style-name="ce615" office:value-type="string" calcext:value-type="string">
            <text:p>Spreadsheet'e export et</text:p>
          </table:table-cell>
          <table:table-cell table:style-name="ce626" office:value-type="string" calcext:value-type="string">
            <text:p>Εξαγωγή σε Λογιστικό φύλλο</text:p>
          </table:table-cell>
          <table:table-cell table:style-name="ce641" office:value-type="string" calcext:value-type="string">
            <text:p>Eksportuoti į skaičiuoklę</text:p>
          </table:table-cell>
          <table:table-cell table:style-name="ce653" office:value-type="string" calcext:value-type="string">
            <text:p>Exportera till kalkylblad</text:p>
          </table:table-cell>
          <table:table-cell table:style-name="ce664" office:value-type="string" calcext:value-type="string">
            <text:p>Eksporter til regneark</text:p>
          </table:table-cell>
          <table:table-cell table:style-name="ce677" office:value-type="string" calcext:value-type="string">
            <text:p>Export do tabulkového procesoru</text:p>
          </table:table-cell>
          <table:table-cell table:style-name="ce689"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704" office:value-type="string" calcext:value-type="string">
            <text:p>Экспортировать в электронную таблицу</text:p>
          </table:table-cell>
          <table:table-cell table:style-name="ce716" office:value-type="string" calcext:value-type="string">
            <text:p>Exporta Graella</text:p>
          </table:table-cell>
          <table:table-cell table:style-name="ce728" office:value-type="string" calcext:value-type="string">
            <text:p>Izvezi u tabele</text:p>
          </table:table-cell>
          <table:table-cell table:style-name="ce740" office:value-type="string" calcext:value-type="string">
            <text:p>Извези у табеле</text:p>
          </table:table-cell>
          <table:table-cell table:style-name="ce752" office:value-type="string" calcext:value-type="string">
            <text:p>スプレッドシートにエクスポート</text:p>
          </table:table-cell>
          <table:table-cell table:style-name="ce768" office:value-type="string" calcext:value-type="string">
            <text:p>Експорт во табеларен приказ</text:p>
          </table:table-cell>
          <table:table-cell table:style-name="ce782" office:value-type="string" calcext:value-type="string">
            <text:p>OpenOffice Calc (ODF)</text:p>
          </table:table-cell>
          <table:table-cell table:style-name="ce289" table:number-columns-repeated="996"/>
        </table:table-row>
        <table:table-row table:style-name="ro5">
          <table:table-cell table:style-name="ce45" office:value-type="string" calcext:value-type="string">
            <text:p>mnuExportODF</text:p>
          </table:table-cell>
          <table:table-cell table:style-name="ce339"/>
          <table:table-cell table:style-name="ce429" office:value-type="string" calcext:value-type="string">
            <text:p>OpenOffice Calc (ODF)</text:p>
          </table:table-cell>
          <table:table-cell table:style-name="ce449" office:value-type="string" calcext:value-type="string">
            <text:p>OpenOffice Calc (ODF)</text:p>
          </table:table-cell>
          <table:table-cell table:style-name="ce463" office:value-type="string" calcext:value-type="string">
            <text:p>OpenOffice Calc (ODF)</text:p>
          </table:table-cell>
          <table:table-cell table:style-name="ce477" office:value-type="string" calcext:value-type="string">
            <text:p>OpenOffice Calc (ODF)</text:p>
          </table:table-cell>
          <table:table-cell table:style-name="ce491" office:value-type="string" calcext:value-type="string">
            <text:p>OpenOffice Calc (ODF)</text:p>
          </table:table-cell>
          <table:table-cell table:style-name="ce504" office:value-type="string" calcext:value-type="string">
            <text:p>OpenOffice Calc (ODF)</text:p>
          </table:table-cell>
          <table:table-cell table:style-name="ce521"/>
          <table:table-cell table:style-name="ce535" office:value-type="string" calcext:value-type="string">
            <text:p>OpenOffice Calc (ODF)</text:p>
          </table:table-cell>
          <table:table-cell table:style-name="ce559" office:value-type="string" calcext:value-type="string">
            <text:p>OpenOffice Calc (ODF)</text:p>
          </table:table-cell>
          <table:table-cell table:style-name="ce571" office:value-type="string" calcext:value-type="string">
            <text:p>OpenOffice Calc (ODF)</text:p>
          </table:table-cell>
          <table:table-cell table:style-name="ce588" office:value-type="string" calcext:value-type="string">
            <text:p>OpenOffice Calc (ODF)</text:p>
          </table:table-cell>
          <table:table-cell table:style-name="ce602" office:value-type="string" calcext:value-type="string">
            <text:p>OpenOffice Calc (ODF)</text:p>
          </table:table-cell>
          <table:table-cell table:style-name="ce614" office:value-type="string" calcext:value-type="string">
            <text:p>OpenOffice Calc (ODF)</text:p>
          </table:table-cell>
          <table:table-cell table:style-name="ce626" office:value-type="string" calcext:value-type="string">
            <text:p>OpenOffice Calc (ODF)</text:p>
          </table:table-cell>
          <table:table-cell table:style-name="ce641" office:value-type="string" calcext:value-type="string">
            <text:p>OpenOffice Calc (ODF)</text:p>
          </table:table-cell>
          <table:table-cell table:style-name="ce653" office:value-type="string" calcext:value-type="string">
            <text:p>OpenOffice Calc (ODF)</text:p>
          </table:table-cell>
          <table:table-cell table:style-name="ce664" office:value-type="string" calcext:value-type="string">
            <text:p>OpenOffice Calc (ODF)</text:p>
          </table:table-cell>
          <table:table-cell table:style-name="ce684" office:value-type="string" calcext:value-type="string">
            <text:p>OpenOffice Calc (ODF)</text:p>
          </table:table-cell>
          <table:table-cell table:style-name="ce690" office:value-type="string" calcext:value-type="string">
            <text:p>OpenOffice Calc (ODF)</text:p>
          </table:table-cell>
          <table:table-cell table:style-name="ce704" office:value-type="string" calcext:value-type="string">
            <text:p>OpenOffice Calc (ODF)</text:p>
          </table:table-cell>
          <table:table-cell table:style-name="ce724" office:value-type="string" calcext:value-type="string">
            <text:p>OpenOffice Calc (ODF)</text:p>
          </table:table-cell>
          <table:table-cell table:style-name="ce728" office:value-type="string" calcext:value-type="string">
            <text:p>OpenOffice Calc (ODF)</text:p>
          </table:table-cell>
          <table:table-cell table:style-name="ce740" office:value-type="string" calcext:value-type="string">
            <text:p>OpenOffice Calc (ODF)</text:p>
          </table:table-cell>
          <table:table-cell table:style-name="ce761" office:value-type="string" calcext:value-type="string">
            <text:p>OpenOffice Calc (ODF)</text:p>
          </table:table-cell>
          <table:table-cell table:style-name="ce776" office:value-type="string" calcext:value-type="string">
            <text:p>OpenOffice Calc (ODF)</text:p>
          </table:table-cell>
          <table:table-cell table:style-name="ce782" office:value-type="string" calcext:value-type="string">
            <text:p>Microsoft Excel (MS-XML)</text:p>
          </table:table-cell>
          <table:table-cell table:style-name="ce289" table:number-columns-repeated="996"/>
        </table:table-row>
        <table:table-row table:style-name="ro5">
          <table:table-cell table:style-name="ce45" office:value-type="string" calcext:value-type="string">
            <text:p>mnuExportMSXML</text:p>
          </table:table-cell>
          <table:table-cell table:style-name="ce339"/>
          <table:table-cell table:style-name="ce429" office:value-type="string" calcext:value-type="string">
            <text:p>Microsoft Excel (MS-XML)</text:p>
          </table:table-cell>
          <table:table-cell table:style-name="ce449" office:value-type="string" calcext:value-type="string">
            <text:p>Microsoft Excel (MS-XML)</text:p>
          </table:table-cell>
          <table:table-cell table:style-name="ce463" office:value-type="string" calcext:value-type="string">
            <text:p>Microsoft Excel (MS-XML)</text:p>
          </table:table-cell>
          <table:table-cell table:style-name="ce477" office:value-type="string" calcext:value-type="string">
            <text:p>Microsoft Excel (MS-XML)</text:p>
          </table:table-cell>
          <table:table-cell table:style-name="ce491" office:value-type="string" calcext:value-type="string">
            <text:p>Microsoft Excel (MS-XML)</text:p>
          </table:table-cell>
          <table:table-cell table:style-name="ce504" office:value-type="string" calcext:value-type="string">
            <text:p>Microsoft Excel (MS-XML)</text:p>
          </table:table-cell>
          <table:table-cell table:style-name="ce521"/>
          <table:table-cell table:style-name="ce535" office:value-type="string" calcext:value-type="string">
            <text:p>Microsoft Excel (MS-XML)</text:p>
          </table:table-cell>
          <table:table-cell table:style-name="ce559" office:value-type="string" calcext:value-type="string">
            <text:p>Microsoft Excel (MS-XML)</text:p>
          </table:table-cell>
          <table:table-cell table:style-name="ce571" office:value-type="string" calcext:value-type="string">
            <text:p>Microsoft Excel (MS-XML)</text:p>
          </table:table-cell>
          <table:table-cell table:style-name="ce588" office:value-type="string" calcext:value-type="string">
            <text:p>Microsoft Excel (MS-XML)</text:p>
          </table:table-cell>
          <table:table-cell table:style-name="ce602" office:value-type="string" calcext:value-type="string">
            <text:p>Microsoft Excel (MS-XML)</text:p>
          </table:table-cell>
          <table:table-cell table:style-name="ce614" office:value-type="string" calcext:value-type="string">
            <text:p>Microsoft Excel (MS-XML)</text:p>
          </table:table-cell>
          <table:table-cell table:style-name="ce626" office:value-type="string" calcext:value-type="string">
            <text:p>Microsoft Excel (MS-XML)</text:p>
          </table:table-cell>
          <table:table-cell table:style-name="ce641" office:value-type="string" calcext:value-type="string">
            <text:p>Microsoft Excel (MS-XML)</text:p>
          </table:table-cell>
          <table:table-cell table:style-name="ce653" office:value-type="string" calcext:value-type="string">
            <text:p>Microsoft Excel (MS-XML)</text:p>
          </table:table-cell>
          <table:table-cell table:style-name="ce664" office:value-type="string" calcext:value-type="string">
            <text:p>Microsoft Excel (MS-XML)</text:p>
          </table:table-cell>
          <table:table-cell table:style-name="ce684" office:value-type="string" calcext:value-type="string">
            <text:p>Microsoft Excel (MS-XML)</text:p>
          </table:table-cell>
          <table:table-cell table:style-name="ce690" office:value-type="string" calcext:value-type="string">
            <text:p>Microsoft Excel (MS-XML)</text:p>
          </table:table-cell>
          <table:table-cell table:style-name="ce704" office:value-type="string" calcext:value-type="string">
            <text:p>Microsoft Excel (MS-XML)</text:p>
          </table:table-cell>
          <table:table-cell table:style-name="ce724" office:value-type="string" calcext:value-type="string">
            <text:p>Microsoft Excel (MS-XML)</text:p>
          </table:table-cell>
          <table:table-cell table:style-name="ce728" office:value-type="string" calcext:value-type="string">
            <text:p>Microsoft Excel (MS-XML)</text:p>
          </table:table-cell>
          <table:table-cell table:style-name="ce740" office:value-type="string" calcext:value-type="string">
            <text:p>Microsoft Excel (MS-XML)</text:p>
          </table:table-cell>
          <table:table-cell table:style-name="ce761" office:value-type="string" calcext:value-type="string">
            <text:p>Microsoft Excel (MS-XML)</text:p>
          </table:table-cell>
          <table:table-cell table:style-name="ce776" office:value-type="string" calcext:value-type="string">
            <text:p>Microsoft Excel (MS-XML)</text:p>
          </table:table-cell>
          <table:table-cell table:style-name="ce782" office:value-type="string" calcext:value-type="string">
            <text:p>XHTML</text:p>
          </table:table-cell>
          <table:table-cell table:style-name="ce289" table:number-columns-repeated="996"/>
        </table:table-row>
        <table:table-row table:style-name="ro5">
          <table:table-cell table:style-name="ce45" office:value-type="string" calcext:value-type="string">
            <text:p>mnuExportXHTML</text:p>
          </table:table-cell>
          <table:table-cell table:style-name="ce339"/>
          <table:table-cell table:style-name="ce429" office:value-type="string" calcext:value-type="string">
            <text:p>XHTML</text:p>
          </table:table-cell>
          <table:table-cell table:style-name="ce449" office:value-type="string" calcext:value-type="string">
            <text:p>XHTML</text:p>
          </table:table-cell>
          <table:table-cell table:style-name="ce463" office:value-type="string" calcext:value-type="string">
            <text:p>XHTML</text:p>
          </table:table-cell>
          <table:table-cell table:style-name="ce477" office:value-type="string" calcext:value-type="string">
            <text:p>XHTML</text:p>
          </table:table-cell>
          <table:table-cell table:style-name="ce491" office:value-type="string" calcext:value-type="string">
            <text:p>XHTML</text:p>
          </table:table-cell>
          <table:table-cell table:style-name="ce504" office:value-type="string" calcext:value-type="string">
            <text:p>XHTML</text:p>
          </table:table-cell>
          <table:table-cell table:style-name="ce521"/>
          <table:table-cell table:style-name="ce535" office:value-type="string" calcext:value-type="string">
            <text:p>XHTML</text:p>
          </table:table-cell>
          <table:table-cell table:style-name="ce559" office:value-type="string" calcext:value-type="string">
            <text:p>XHTML</text:p>
          </table:table-cell>
          <table:table-cell table:style-name="ce571" office:value-type="string" calcext:value-type="string">
            <text:p>XHTML</text:p>
          </table:table-cell>
          <table:table-cell table:style-name="ce588" office:value-type="string" calcext:value-type="string">
            <text:p>XHTML</text:p>
          </table:table-cell>
          <table:table-cell table:style-name="ce602" office:value-type="string" calcext:value-type="string">
            <text:p>XHTML</text:p>
          </table:table-cell>
          <table:table-cell table:style-name="ce614" office:value-type="string" calcext:value-type="string">
            <text:p>XHTML</text:p>
          </table:table-cell>
          <table:table-cell table:style-name="ce626" office:value-type="string" calcext:value-type="string">
            <text:p>XHTML</text:p>
          </table:table-cell>
          <table:table-cell table:style-name="ce641" office:value-type="string" calcext:value-type="string">
            <text:p>XHTML</text:p>
          </table:table-cell>
          <table:table-cell table:style-name="ce653" office:value-type="string" calcext:value-type="string">
            <text:p>XHTML</text:p>
          </table:table-cell>
          <table:table-cell table:style-name="ce664" office:value-type="string" calcext:value-type="string">
            <text:p>XHTML</text:p>
          </table:table-cell>
          <table:table-cell table:style-name="ce684" office:value-type="string" calcext:value-type="string">
            <text:p>XHTML</text:p>
          </table:table-cell>
          <table:table-cell table:style-name="ce690" office:value-type="string" calcext:value-type="string">
            <text:p>XHTML</text:p>
          </table:table-cell>
          <table:table-cell table:style-name="ce704" office:value-type="string" calcext:value-type="string">
            <text:p>XHTML</text:p>
          </table:table-cell>
          <table:table-cell table:style-name="ce724" office:value-type="string" calcext:value-type="string">
            <text:p>XHTML</text:p>
          </table:table-cell>
          <table:table-cell table:style-name="ce728" office:value-type="string" calcext:value-type="string">
            <text:p>XHTML</text:p>
          </table:table-cell>
          <table:table-cell table:style-name="ce740" office:value-type="string" calcext:value-type="string">
            <text:p>XHTML</text:p>
          </table:table-cell>
          <table:table-cell table:style-name="ce761" office:value-type="string" calcext:value-type="string">
            <text:p>XHTML</text:p>
          </table:table-cell>
          <table:table-cell table:style-name="ce776" office:value-type="string" calcext:value-type="string">
            <text:p>XHTML</text:p>
          </table:table-cell>
          <table:table-cell table:style-name="ce779" office:value-type="string" calcext:value-type="string">
            <text:p>XHTML</text:p>
          </table:table-cell>
          <table:table-cell table:style-name="ce289" table:number-columns-repeated="996"/>
        </table:table-row>
        <table:table-row table:style-name="ro21">
          <table:table-cell table:style-name="ce45" office:value-type="string" calcext:value-type="string">
            <text:p>mnuExportTEXT</text:p>
          </table:table-cell>
          <table:table-cell table:style-name="ce339"/>
          <table:table-cell table:style-name="ce429" office:value-type="string" calcext:value-type="string">
            <text:p>Trajectories to simple text</text:p>
          </table:table-cell>
          <table:table-cell table:style-name="ce449" office:value-type="string" calcext:value-type="string">
            <text:p>Trajectoires vers texte simple</text:p>
          </table:table-cell>
          <table:table-cell table:style-name="ce463" office:value-type="string" calcext:value-type="string">
            <text:p>Trajectory naar simpele tekst</text:p>
          </table:table-cell>
          <table:table-cell table:style-name="ce477" office:value-type="string" calcext:value-type="string">
            <text:p>Trajektorie in einfachen Text</text:p>
          </table:table-cell>
          <table:table-cell table:style-name="ce491" office:value-type="string" calcext:value-type="string">
            <text:p>Trayectoria en texto</text:p>
          </table:table-cell>
          <table:table-cell table:style-name="ce507" office:value-type="string" calcext:value-type="string">
            <text:p>Trajetória em texto simples</text:p>
          </table:table-cell>
          <table:table-cell table:style-name="ce521"/>
          <table:table-cell table:style-name="ce535" office:value-type="string" calcext:value-type="string">
            <text:p>Traiettorie in formato testo</text:p>
          </table:table-cell>
          <table:table-cell table:style-name="ce553" office:value-type="string" calcext:value-type="string">
            <text:p>Traiectorii ca text simplu</text:p>
          </table:table-cell>
          <table:table-cell table:style-name="ce575" office:value-type="string" calcext:value-type="string">
            <text:p>Radan tiedot tekstitiedostoon</text:p>
          </table:table-cell>
          <table:table-cell table:style-name="ce590" office:value-type="string" calcext:value-type="string">
            <text:p>Overføring til enkel tekst</text:p>
          </table:table-cell>
          <table:table-cell table:style-name="ce602" office:value-type="string" calcext:value-type="string">
            <text:p>简单文本轨迹</text:p>
          </table:table-cell>
          <table:table-cell table:style-name="ce616" office:value-type="string" calcext:value-type="string">
            <text:p>İzleme yollarından basit metine</text:p>
          </table:table-cell>
          <table:table-cell table:style-name="ce636" office:value-type="string" calcext:value-type="string">
            <text:p>Τροχιές σε απλό κείμενο</text:p>
          </table:table-cell>
          <table:table-cell table:style-name="ce641" office:value-type="string" calcext:value-type="string">
            <text:p>Versti trajektorijas į paprastą tekstą</text:p>
          </table:table-cell>
          <table:table-cell table:style-name="ce654" office:value-type="string" calcext:value-type="string">
            <text:p>Bandata till simpel text</text:p>
          </table:table-cell>
          <table:table-cell table:style-name="ce664" office:value-type="string" calcext:value-type="string">
            <text:p>Baner til simpel tekst</text:p>
          </table:table-cell>
          <table:table-cell table:style-name="ce677" office:value-type="string" calcext:value-type="string">
            <text:p>Dráhy jako jednoduchý text</text:p>
          </table:table-cell>
          <table:table-cell table:style-name="ce689"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704" office:value-type="string" calcext:value-type="string">
            <text:p>Преобразовать параметры траектории в текстовый формат</text:p>
          </table:table-cell>
          <table:table-cell table:style-name="ce716" office:value-type="string" calcext:value-type="string">
            <text:p>Trajectòries a text simple</text:p>
          </table:table-cell>
          <table:table-cell table:style-name="ce728" office:value-type="string" calcext:value-type="string">
            <text:p>Putanje do jednostavnog teksta</text:p>
          </table:table-cell>
          <table:table-cell table:style-name="ce740" office:value-type="string" calcext:value-type="string">
            <text:p>Путање до једноставног текста</text:p>
          </table:table-cell>
          <table:table-cell table:style-name="ce752" office:value-type="string" calcext:value-type="string">
            <text:p>シンプルテキストへの変換</text:p>
          </table:table-cell>
          <table:table-cell table:style-name="ce768" office:value-type="string" calcext:value-type="string">
            <text:p>Траекториите во едноставен текст</text:p>
          </table:table-cell>
          <table:table-cell table:style-name="ce779" office:value-type="string" calcext:value-type="string">
            <text:p>مسارات إلى نص بسيط</text:p>
          </table:table-cell>
          <table:table-cell table:style-name="ce289" table:number-columns-repeated="996"/>
        </table:table-row>
        <table:table-row table:style-name="ro20">
          <table:table-cell table:style-name="ce45" office:value-type="string" calcext:value-type="string">
            <text:p>mnuFormat</text:p>
          </table:table-cell>
          <table:table-cell table:style-name="ce339"/>
          <table:table-cell table:style-name="ce429" office:value-type="string" calcext:value-type="string">
            <text:p>Image Format</text:p>
          </table:table-cell>
          <table:table-cell table:style-name="ce449" office:value-type="string" calcext:value-type="string">
            <text:p>Format de l'image</text:p>
          </table:table-cell>
          <table:table-cell table:style-name="ce463" office:value-type="string" calcext:value-type="string">
            <text:p>Beeldtype</text:p>
          </table:table-cell>
          <table:table-cell table:style-name="ce477" office:value-type="string" calcext:value-type="string">
            <text:p>Bildformat</text:p>
          </table:table-cell>
          <table:table-cell table:style-name="ce491" office:value-type="string" calcext:value-type="string">
            <text:p>Formato de la imagen</text:p>
          </table:table-cell>
          <table:table-cell table:style-name="ce504" office:value-type="string" calcext:value-type="string">
            <text:p>Formato da Imagem</text:p>
          </table:table-cell>
          <table:table-cell table:style-name="ce521"/>
          <table:table-cell table:style-name="ce535" office:value-type="string" calcext:value-type="string">
            <text:p>Formato immagine</text:p>
          </table:table-cell>
          <table:table-cell table:style-name="ce553" office:value-type="string" calcext:value-type="string">
            <text:p><text:s/>Format de imagine</text:p>
          </table:table-cell>
          <table:table-cell table:style-name="ce571" office:value-type="string" calcext:value-type="string">
            <text:p>Kuvaformaatti</text:p>
          </table:table-cell>
          <table:table-cell table:style-name="ce588" office:value-type="string" calcext:value-type="string">
            <text:p>Bildeformat</text:p>
          </table:table-cell>
          <table:table-cell table:style-name="ce602" office:value-type="string" calcext:value-type="string">
            <text:p>图片格式</text:p>
          </table:table-cell>
          <table:table-cell table:style-name="ce614" office:value-type="string" calcext:value-type="string">
            <text:p>İmaj Formatı</text:p>
          </table:table-cell>
          <table:table-cell table:style-name="ce626" office:value-type="string" calcext:value-type="string">
            <text:p>Μορφή Εικόνας</text:p>
          </table:table-cell>
          <table:table-cell table:style-name="ce641" office:value-type="string" calcext:value-type="string">
            <text:p>Paveikslėlio formatas</text:p>
          </table:table-cell>
          <table:table-cell table:style-name="ce653" office:value-type="string" calcext:value-type="string">
            <text:p>Bildformat</text:p>
          </table:table-cell>
          <table:table-cell table:style-name="ce664" office:value-type="string" calcext:value-type="string">
            <text:p>Billedformat</text:p>
          </table:table-cell>
          <table:table-cell table:style-name="ce677" office:value-type="string" calcext:value-type="string">
            <text:p>Formát obrazu</text:p>
          </table:table-cell>
          <table:table-cell table:style-name="ce691" office:value-type="string" calcext:value-type="string">
            <text:p>이미지 형식(format)</text:p>
          </table:table-cell>
          <table:table-cell table:style-name="ce704" office:value-type="string" calcext:value-type="string">
            <text:p>Формат изображения</text:p>
          </table:table-cell>
          <table:table-cell table:style-name="ce716" office:value-type="string" calcext:value-type="string">
            <text:p>Format d'imatge</text:p>
          </table:table-cell>
          <table:table-cell table:style-name="ce728" office:value-type="string" calcext:value-type="string">
            <text:p>Grafički format</text:p>
          </table:table-cell>
          <table:table-cell table:style-name="ce740" office:value-type="string" calcext:value-type="string">
            <text:p>Графички формат</text:p>
          </table:table-cell>
          <table:table-cell table:style-name="ce752" office:value-type="string" calcext:value-type="string">
            <text:p>イメージフォーマット</text:p>
          </table:table-cell>
          <table:table-cell table:style-name="ce768" office:value-type="string" calcext:value-type="string">
            <text:p>Формат на сликата</text:p>
          </table:table-cell>
          <table:table-cell table:style-name="ce779" office:value-type="string" calcext:value-type="string">
            <text:p>تنسيق الصورة</text:p>
          </table:table-cell>
          <table:table-cell table:style-name="ce289" table:number-columns-repeated="996"/>
        </table:table-row>
        <table:table-row table:style-name="ro20">
          <table:table-cell table:style-name="ce45" office:value-type="string" calcext:value-type="string">
            <text:p>mnuFormatAuto</text:p>
          </table:table-cell>
          <table:table-cell table:style-name="ce339" office:value-type="string" calcext:value-type="string">
            <text:p>also on RootLang</text:p>
          </table:table-cell>
          <table:table-cell table:style-name="ce429" office:value-type="string" calcext:value-type="string">
            <text:p>Auto Detection</text:p>
          </table:table-cell>
          <table:table-cell table:style-name="ce449" office:value-type="string" calcext:value-type="string">
            <text:p>Détection Automatique</text:p>
          </table:table-cell>
          <table:table-cell table:style-name="ce463" office:value-type="string" calcext:value-type="string">
            <text:p>Automatische detectie</text:p>
          </table:table-cell>
          <table:table-cell table:style-name="ce477" office:value-type="string" calcext:value-type="string">
            <text:p>Automatisch</text:p>
          </table:table-cell>
          <table:table-cell table:style-name="ce491" office:value-type="string" calcext:value-type="string">
            <text:p>Detección automática</text:p>
          </table:table-cell>
          <table:table-cell table:style-name="ce504" office:value-type="string" calcext:value-type="string">
            <text:p>Auto Detecção</text:p>
          </table:table-cell>
          <table:table-cell table:style-name="ce521"/>
          <table:table-cell table:style-name="ce537" office:value-type="string" calcext:value-type="string">
            <text:p>Rilevazione automatica</text:p>
          </table:table-cell>
          <table:table-cell table:style-name="ce553" office:value-type="string" calcext:value-type="string">
            <text:p>Detectie automata</text:p>
          </table:table-cell>
          <table:table-cell table:style-name="ce571" office:value-type="string" calcext:value-type="string">
            <text:p>Automaattinen havaitseminen</text:p>
          </table:table-cell>
          <table:table-cell table:style-name="ce588" office:value-type="string" calcext:value-type="string">
            <text:p>Automatisk valg</text:p>
          </table:table-cell>
          <table:table-cell table:style-name="ce602" office:value-type="string" calcext:value-type="string">
            <text:p>自动识别</text:p>
          </table:table-cell>
          <table:table-cell table:style-name="ce614" office:value-type="string" calcext:value-type="string">
            <text:p>Otomatik Bulma</text:p>
          </table:table-cell>
          <table:table-cell table:style-name="ce626" office:value-type="string" calcext:value-type="string">
            <text:p>Αυτόματη Ανίχνευση</text:p>
          </table:table-cell>
          <table:table-cell table:style-name="ce641" office:value-type="string" calcext:value-type="string">
            <text:p>Automatinis radimas</text:p>
          </table:table-cell>
          <table:table-cell table:style-name="ce653" office:value-type="string" calcext:value-type="string">
            <text:p>Automatisk Igenkänning</text:p>
          </table:table-cell>
          <table:table-cell table:style-name="ce666" office:value-type="string" calcext:value-type="string">
            <text:p>Automatisk</text:p>
          </table:table-cell>
          <table:table-cell table:style-name="ce677" office:value-type="string" calcext:value-type="string">
            <text:p>Autodetekce</text:p>
          </table:table-cell>
          <table:table-cell table:style-name="ce689" office:value-type="string" calcext:value-type="string">
            <text:p><text:span text:style-name="T3">자동</text:span><text:span text:style-name="T4"> </text:span><text:span text:style-name="T5">탐지</text:span></text:p>
          </table:table-cell>
          <table:table-cell table:style-name="ce704" office:value-type="string" calcext:value-type="string">
            <text:p>Автоматическое определение</text:p>
          </table:table-cell>
          <table:table-cell table:style-name="ce716" office:value-type="string" calcext:value-type="string">
            <text:p>Detecció automàtica</text:p>
          </table:table-cell>
          <table:table-cell table:style-name="ce728" office:value-type="string" calcext:value-type="string">
            <text:p>Automatsko otkrivanje</text:p>
          </table:table-cell>
          <table:table-cell table:style-name="ce740" office:value-type="string" calcext:value-type="string">
            <text:p>Аутоматско откривање</text:p>
          </table:table-cell>
          <table:table-cell table:style-name="ce752" office:value-type="string" calcext:value-type="string">
            <text:p>自動検出</text:p>
          </table:table-cell>
          <table:table-cell table:style-name="ce768" office:value-type="string" calcext:value-type="string">
            <text:p>Автоматско пронаоѓање</text:p>
          </table:table-cell>
          <table:table-cell table:style-name="ce779" office:value-type="string" calcext:value-type="string">
            <text:p>اكتشاف تلقائي</text:p>
          </table:table-cell>
          <table:table-cell table:style-name="ce289" table:number-columns-repeated="996"/>
        </table:table-row>
        <table:table-row table:style-name="ro20">
          <table:table-cell table:style-name="ce45" office:value-type="string" calcext:value-type="string">
            <text:p>mnuFormatForce43</text:p>
          </table:table-cell>
          <table:table-cell table:style-name="ce339" office:value-type="string" calcext:value-type="string">
            <text:p>also on RootLang</text:p>
          </table:table-cell>
          <table:table-cell table:style-name="ce429" office:value-type="string" calcext:value-type="string">
            <text:p>Force 4:3</text:p>
          </table:table-cell>
          <table:table-cell table:style-name="ce449" office:value-type="string" calcext:value-type="string">
            <text:p>Forcer 4:3</text:p>
          </table:table-cell>
          <table:table-cell table:style-name="ce463" office:value-type="string" calcext:value-type="string">
            <text:p>Forceer 4:3</text:p>
          </table:table-cell>
          <table:table-cell table:style-name="ce486" office:value-type="string" calcext:value-type="string">
            <text:p>4:3 erzwingen</text:p>
          </table:table-cell>
          <table:table-cell table:style-name="ce491" office:value-type="string" calcext:value-type="string">
            <text:p>Forzar 4:3</text:p>
          </table:table-cell>
          <table:table-cell table:style-name="ce504" office:value-type="string" calcext:value-type="string">
            <text:p>Forçar 4:3</text:p>
          </table:table-cell>
          <table:table-cell table:style-name="ce521"/>
          <table:table-cell table:style-name="ce537" office:value-type="string" calcext:value-type="string">
            <text:p>Applica 4:3</text:p>
          </table:table-cell>
          <table:table-cell table:style-name="ce553" office:value-type="string" calcext:value-type="string">
            <text:p>Forteaza format 4:3</text:p>
          </table:table-cell>
          <table:table-cell table:style-name="ce571" office:value-type="string" calcext:value-type="string">
            <text:p>Pakota 4:3</text:p>
          </table:table-cell>
          <table:table-cell table:style-name="ce588" office:value-type="string" calcext:value-type="string">
            <text:p>Bruk 4:3</text:p>
          </table:table-cell>
          <table:table-cell table:style-name="ce602" office:value-type="string" calcext:value-type="string">
            <text:p>强制 4:3</text:p>
          </table:table-cell>
          <table:table-cell table:style-name="ce614" office:value-type="string" calcext:value-type="string">
            <text:p>4:3'ü Zorla</text:p>
          </table:table-cell>
          <table:table-cell table:style-name="ce626" office:value-type="string" calcext:value-type="string">
            <text:p>Εφαρμογή 4:3</text:p>
          </table:table-cell>
          <table:table-cell table:style-name="ce641" office:value-type="string" calcext:value-type="string">
            <text:p>Formatas 4:3</text:p>
          </table:table-cell>
          <table:table-cell table:style-name="ce653" office:value-type="string" calcext:value-type="string">
            <text:p>Bildförhållande 4:3</text:p>
          </table:table-cell>
          <table:table-cell table:style-name="ce664" office:value-type="string" calcext:value-type="string">
            <text:p>Gennemtving 4:3</text:p>
          </table:table-cell>
          <table:table-cell table:style-name="ce677" office:value-type="string" calcext:value-type="string">
            <text:p>Formát 4:3</text:p>
          </table:table-cell>
          <table:table-cell table:style-name="ce689" office:value-type="string" calcext:value-type="string">
            <text:p>4:3<text:span text:style-name="T3">으로</text:span><text:span text:style-name="T4"> </text:span><text:span text:style-name="T5">만들기</text:span></text:p>
          </table:table-cell>
          <table:table-cell table:style-name="ce704" office:value-type="string" calcext:value-type="string">
            <text:p>Отношение 4:3</text:p>
          </table:table-cell>
          <table:table-cell table:style-name="ce716" office:value-type="string" calcext:value-type="string">
            <text:p>Forçar 4:3</text:p>
          </table:table-cell>
          <table:table-cell table:style-name="ce728" office:value-type="string" calcext:value-type="string">
            <text:p>Sila 4:3</text:p>
          </table:table-cell>
          <table:table-cell table:style-name="ce740" office:value-type="string" calcext:value-type="string">
            <text:p>Сила 4:3</text:p>
          </table:table-cell>
          <table:table-cell table:style-name="ce762" office:value-type="string" calcext:value-type="string">
            <text:p>4:3<text:span text:style-name="T15">に変換</text:span></text:p>
          </table:table-cell>
          <table:table-cell table:style-name="ce768" office:value-type="string" calcext:value-type="string">
            <text:p>Сила 4:3</text:p>
          </table:table-cell>
          <table:table-cell table:style-name="ce779" office:value-type="string" calcext:value-type="string">
            <text:p>مصدر 4: 3</text:p>
          </table:table-cell>
          <table:table-cell table:style-name="ce289" table:number-columns-repeated="996"/>
        </table:table-row>
        <table:table-row table:style-name="ro20">
          <table:table-cell table:style-name="ce45" office:value-type="string" calcext:value-type="string">
            <text:p>mnuFormatForce169</text:p>
          </table:table-cell>
          <table:table-cell table:style-name="ce339" office:value-type="string" calcext:value-type="string">
            <text:p>also on RootLang</text:p>
          </table:table-cell>
          <table:table-cell table:style-name="ce429" office:value-type="string" calcext:value-type="string">
            <text:p>Force 16:9</text:p>
          </table:table-cell>
          <table:table-cell table:style-name="ce449" office:value-type="string" calcext:value-type="string">
            <text:p>Forcer 16:9</text:p>
          </table:table-cell>
          <table:table-cell table:style-name="ce463" office:value-type="string" calcext:value-type="string">
            <text:p>Forceer 16:9</text:p>
          </table:table-cell>
          <table:table-cell table:style-name="ce486" office:value-type="string" calcext:value-type="string">
            <text:p>16:9 erzwingen</text:p>
          </table:table-cell>
          <table:table-cell table:style-name="ce491" office:value-type="string" calcext:value-type="string">
            <text:p>Forzar 16:9</text:p>
          </table:table-cell>
          <table:table-cell table:style-name="ce504" office:value-type="string" calcext:value-type="string">
            <text:p>Forçar 16:9</text:p>
          </table:table-cell>
          <table:table-cell table:style-name="ce521"/>
          <table:table-cell table:style-name="ce537" office:value-type="string" calcext:value-type="string">
            <text:p>Applica 16:9</text:p>
          </table:table-cell>
          <table:table-cell table:style-name="ce553" office:value-type="string" calcext:value-type="string">
            <text:p>Forteaza format 16:9</text:p>
          </table:table-cell>
          <table:table-cell table:style-name="ce571" office:value-type="string" calcext:value-type="string">
            <text:p>Pakota 16:9</text:p>
          </table:table-cell>
          <table:table-cell table:style-name="ce588" office:value-type="string" calcext:value-type="string">
            <text:p>Bruk 16:9</text:p>
          </table:table-cell>
          <table:table-cell table:style-name="ce602" office:value-type="string" calcext:value-type="string">
            <text:p>强制 16:9</text:p>
          </table:table-cell>
          <table:table-cell table:style-name="ce614" office:value-type="string" calcext:value-type="string">
            <text:p>16:9'ü Zorla</text:p>
          </table:table-cell>
          <table:table-cell table:style-name="ce626" office:value-type="string" calcext:value-type="string">
            <text:p>Εφαρμογή 16:9</text:p>
          </table:table-cell>
          <table:table-cell table:style-name="ce641" office:value-type="string" calcext:value-type="string">
            <text:p>Formatas 16:9</text:p>
          </table:table-cell>
          <table:table-cell table:style-name="ce653" office:value-type="string" calcext:value-type="string">
            <text:p>Bildförhållande 16:9</text:p>
          </table:table-cell>
          <table:table-cell table:style-name="ce664" office:value-type="string" calcext:value-type="string">
            <text:p>Gennemtving 16:9</text:p>
          </table:table-cell>
          <table:table-cell table:style-name="ce677" office:value-type="string" calcext:value-type="string">
            <text:p>Formát 16:9</text:p>
          </table:table-cell>
          <table:table-cell table:style-name="ce689" office:value-type="string" calcext:value-type="string">
            <text:p>16:9<text:span text:style-name="T3">로</text:span><text:span text:style-name="T4"> </text:span><text:span text:style-name="T5">만들기</text:span></text:p>
          </table:table-cell>
          <table:table-cell table:style-name="ce704" office:value-type="string" calcext:value-type="string">
            <text:p>Отношение 16:9</text:p>
          </table:table-cell>
          <table:table-cell table:style-name="ce716" office:value-type="string" calcext:value-type="string">
            <text:p>Forçar 16:9</text:p>
          </table:table-cell>
          <table:table-cell table:style-name="ce728" office:value-type="string" calcext:value-type="string">
            <text:p>Sila 16:9</text:p>
          </table:table-cell>
          <table:table-cell table:style-name="ce740" office:value-type="string" calcext:value-type="string">
            <text:p>Сила 16:9</text:p>
          </table:table-cell>
          <table:table-cell table:style-name="ce753" office:value-type="string" calcext:value-type="string">
            <text:p>16:9<text:span text:style-name="T15">に変換</text:span></text:p>
          </table:table-cell>
          <table:table-cell table:style-name="ce768" office:value-type="string" calcext:value-type="string">
            <text:p>Сила 16:9</text:p>
          </table:table-cell>
          <table:table-cell table:style-name="ce779" office:value-type="string" calcext:value-type="string">
            <text:p>مصدر 16: 9</text:p>
          </table:table-cell>
          <table:table-cell table:style-name="ce289" table:number-columns-repeated="996"/>
        </table:table-row>
        <table:table-row table:style-name="ro20">
          <table:table-cell table:style-name="ce45" office:value-type="string" calcext:value-type="string">
            <text:p>mnuGotoKeyframe</text:p>
          </table:table-cell>
          <table:table-cell table:style-name="ce339"/>
          <table:table-cell table:style-name="ce431" office:value-type="string" calcext:value-type="string">
            <text:p>Go to Key Image</text:p>
          </table:table-cell>
          <table:table-cell table:style-name="ce449" office:value-type="string" calcext:value-type="string">
            <text:p>Aller à l'Image Clé</text:p>
          </table:table-cell>
          <table:table-cell table:style-name="ce463" office:value-type="string" calcext:value-type="string">
            <text:p>Ga naar Kernbeeld</text:p>
          </table:table-cell>
          <table:table-cell table:style-name="ce476" office:value-type="string" calcext:value-type="string">
            <text:p>Gehe zum Schlüsselbild</text:p>
          </table:table-cell>
          <table:table-cell table:style-name="ce491" office:value-type="string" calcext:value-type="string">
            <text:p>Ir a la Imagen Clave</text:p>
          </table:table-cell>
          <table:table-cell table:style-name="ce504" office:value-type="string" calcext:value-type="string">
            <text:p>Ir para o Quadro de Imagem</text:p>
          </table:table-cell>
          <table:table-cell table:style-name="ce521"/>
          <table:table-cell table:style-name="ce537" office:value-type="string" calcext:value-type="string">
            <text:p>Vai al Fotogramma dell'Immagine Chiave</text:p>
          </table:table-cell>
          <table:table-cell table:style-name="ce555" office:value-type="string" calcext:value-type="string">
            <text:p>Mergi la cadrul cheie </text:p>
          </table:table-cell>
          <table:table-cell table:style-name="ce573" office:value-type="string" calcext:value-type="string">
            <text:p>Mene avainkuvaan</text:p>
          </table:table-cell>
          <table:table-cell table:style-name="ce588" office:value-type="string" calcext:value-type="string">
            <text:p>Gå til nøkkelbilde</text:p>
          </table:table-cell>
          <table:table-cell table:style-name="ce602" office:value-type="string" calcext:value-type="string">
            <text:p>转到关键图像</text:p>
          </table:table-cell>
          <table:table-cell table:style-name="ce614" office:value-type="string" calcext:value-type="string">
            <text:p>Anahtar İmaja Git</text:p>
          </table:table-cell>
          <table:table-cell table:style-name="ce626" office:value-type="string" calcext:value-type="string">
            <text:p>Πήγαινε στην Βασική Εικόνα</text:p>
          </table:table-cell>
          <table:table-cell table:style-name="ce641" office:value-type="string" calcext:value-type="string">
            <text:p>Eiti į pažymęta paveikslėlį</text:p>
          </table:table-cell>
          <table:table-cell table:style-name="ce653" office:value-type="string" calcext:value-type="string">
            <text:p>Gå till nyckelbild</text:p>
          </table:table-cell>
          <table:table-cell table:style-name="ce664" office:value-type="string" calcext:value-type="string">
            <text:p>Gå til nøglebillede</text:p>
          </table:table-cell>
          <table:table-cell table:style-name="ce677" office:value-type="string" calcext:value-type="string">
            <text:p>Přejít na klíčovou pozici</text:p>
          </table:table-cell>
          <table:table-cell table:style-name="ce689"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704" office:value-type="string" calcext:value-type="string">
            <text:p>Перейти к ключевым кадрам</text:p>
          </table:table-cell>
          <table:table-cell table:style-name="ce716" office:value-type="string" calcext:value-type="string">
            <text:p>Anar a l'imatge clau</text:p>
          </table:table-cell>
          <table:table-cell table:style-name="ce728" office:value-type="string" calcext:value-type="string">
            <text:p>Idi na ključnu sliku</text:p>
          </table:table-cell>
          <table:table-cell table:style-name="ce740" office:value-type="string" calcext:value-type="string">
            <text:p>Иди на кључну слику</text:p>
          </table:table-cell>
          <table:table-cell table:style-name="ce752" office:value-type="string" calcext:value-type="string">
            <text:p>キーイメージへ</text:p>
          </table:table-cell>
          <table:table-cell table:style-name="ce768" office:value-type="string" calcext:value-type="string">
            <text:p>Оди на клучната слика</text:p>
          </table:table-cell>
          <table:table-cell table:style-name="ce779" office:value-type="string" calcext:value-type="string">
            <text:p>الذهاب إلى صورة رئيسية</text:p>
          </table:table-cell>
          <table:table-cell table:style-name="ce289" table:number-columns-repeated="996"/>
        </table:table-row>
        <table:table-row table:style-name="ro20">
          <table:table-cell table:style-name="ce45" office:value-type="string" calcext:value-type="string">
            <text:p>mnuGrid</text:p>
          </table:table-cell>
          <table:table-cell table:style-name="ce339"/>
          <table:table-cell table:style-name="ce429" office:value-type="string" calcext:value-type="string">
            <text:p>Grid</text:p>
          </table:table-cell>
          <table:table-cell table:style-name="ce449" office:value-type="string" calcext:value-type="string">
            <text:p>Grille</text:p>
          </table:table-cell>
          <table:table-cell table:style-name="ce463" office:value-type="string" calcext:value-type="string">
            <text:p>Raster</text:p>
          </table:table-cell>
          <table:table-cell table:style-name="ce477" office:value-type="string" calcext:value-type="string">
            <text:p>Raster</text:p>
          </table:table-cell>
          <table:table-cell table:style-name="ce491" office:value-type="string" calcext:value-type="string">
            <text:p>Cuadrícula</text:p>
          </table:table-cell>
          <table:table-cell table:style-name="ce504" office:value-type="string" calcext:value-type="string">
            <text:p>Grade</text:p>
          </table:table-cell>
          <table:table-cell table:style-name="ce521" office:value-type="string" calcext:value-type="string">
            <text:p>Siatka</text:p>
          </table:table-cell>
          <table:table-cell table:style-name="ce535" office:value-type="string" calcext:value-type="string">
            <text:p>Griglia</text:p>
          </table:table-cell>
          <table:table-cell table:style-name="ce553" office:value-type="string" calcext:value-type="string">
            <text:p>Grilă</text:p>
          </table:table-cell>
          <table:table-cell table:style-name="ce571" office:value-type="string" calcext:value-type="string">
            <text:p>Ruudukko</text:p>
          </table:table-cell>
          <table:table-cell table:style-name="ce588" office:value-type="string" calcext:value-type="string">
            <text:p>Rutenett</text:p>
          </table:table-cell>
          <table:table-cell table:style-name="ce602" office:value-type="string" calcext:value-type="string">
            <text:p>网格</text:p>
          </table:table-cell>
          <table:table-cell table:style-name="ce614" office:value-type="string" calcext:value-type="string">
            <text:p>Izgara</text:p>
          </table:table-cell>
          <table:table-cell table:style-name="ce626" office:value-type="string" calcext:value-type="string">
            <text:p>Πλέγμα</text:p>
          </table:table-cell>
          <table:table-cell table:style-name="ce641" office:value-type="string" calcext:value-type="string">
            <text:p>Tinklelis</text:p>
          </table:table-cell>
          <table:table-cell table:style-name="ce653" office:value-type="string" calcext:value-type="string">
            <text:p>Rutverk</text:p>
          </table:table-cell>
          <table:table-cell table:style-name="ce664" office:value-type="string" calcext:value-type="string">
            <text:p>Gitter</text:p>
          </table:table-cell>
          <table:table-cell table:style-name="ce677" office:value-type="string" calcext:value-type="string">
            <text:p>Mřížka</text:p>
          </table:table-cell>
          <table:table-cell table:style-name="ce691" office:value-type="string" calcext:value-type="string">
            <text:p>그리드</text:p>
          </table:table-cell>
          <table:table-cell table:style-name="ce704" office:value-type="string" calcext:value-type="string">
            <text:p>Сетка </text:p>
          </table:table-cell>
          <table:table-cell table:style-name="ce716" office:value-type="string" calcext:value-type="string">
            <text:p>Graella</text:p>
          </table:table-cell>
          <table:table-cell table:style-name="ce728" office:value-type="string" calcext:value-type="string">
            <text:p>Koordinantna mreža</text:p>
          </table:table-cell>
          <table:table-cell table:style-name="ce740" office:value-type="string" calcext:value-type="string">
            <text:p>Координантна мрежа</text:p>
          </table:table-cell>
          <table:table-cell table:style-name="ce752" office:value-type="string" calcext:value-type="string">
            <text:p>グリッド</text:p>
          </table:table-cell>
          <table:table-cell table:style-name="ce768" office:value-type="string" calcext:value-type="string">
            <text:p>Координатна мрежа</text:p>
          </table:table-cell>
          <table:table-cell table:style-name="ce779" office:value-type="string" calcext:value-type="string">
            <text:p>شبكة</text:p>
          </table:table-cell>
          <table:table-cell table:style-name="ce289" table:number-columns-repeated="996"/>
        </table:table-row>
        <table:table-row table:style-name="ro20">
          <table:table-cell table:style-name="ce418" office:value-type="string" calcext:value-type="string">
            <text:p>mnuGridsHide</text:p>
          </table:table-cell>
          <table:table-cell table:style-name="ce339"/>
          <table:table-cell table:style-name="ce429" office:value-type="string" calcext:value-type="string">
            <text:p>Hide</text:p>
          </table:table-cell>
          <table:table-cell table:style-name="ce449" office:value-type="string" calcext:value-type="string">
            <text:p>Masquer</text:p>
          </table:table-cell>
          <table:table-cell table:style-name="ce463" office:value-type="string" calcext:value-type="string">
            <text:p>Verberg</text:p>
          </table:table-cell>
          <table:table-cell table:style-name="ce477" office:value-type="string" calcext:value-type="string">
            <text:p>Ausblenden</text:p>
          </table:table-cell>
          <table:table-cell table:style-name="ce491" office:value-type="string" calcext:value-type="string">
            <text:p>Ocultar</text:p>
          </table:table-cell>
          <table:table-cell table:style-name="ce504" office:value-type="string" calcext:value-type="string">
            <text:p>Esconder</text:p>
          </table:table-cell>
          <table:table-cell table:style-name="ce521"/>
          <table:table-cell table:style-name="ce537" office:value-type="string" calcext:value-type="string">
            <text:p>Nascondi</text:p>
          </table:table-cell>
          <table:table-cell table:style-name="ce553" office:value-type="string" calcext:value-type="string">
            <text:p>Ascunde</text:p>
          </table:table-cell>
          <table:table-cell table:style-name="ce571" office:value-type="string" calcext:value-type="string">
            <text:p>Piilota</text:p>
          </table:table-cell>
          <table:table-cell table:style-name="ce588" office:value-type="string" calcext:value-type="string">
            <text:p>Skjul</text:p>
          </table:table-cell>
          <table:table-cell table:style-name="ce602" office:value-type="string" calcext:value-type="string">
            <text:p>隐藏</text:p>
          </table:table-cell>
          <table:table-cell table:style-name="ce614" office:value-type="string" calcext:value-type="string">
            <text:p>Gizle</text:p>
          </table:table-cell>
          <table:table-cell table:style-name="ce626" office:value-type="string" calcext:value-type="string">
            <text:p>Απόκρυψη</text:p>
          </table:table-cell>
          <table:table-cell table:style-name="ce641" office:value-type="string" calcext:value-type="string">
            <text:p>Paslėpti</text:p>
          </table:table-cell>
          <table:table-cell table:style-name="ce653" office:value-type="string" calcext:value-type="string">
            <text:p>Dölj</text:p>
          </table:table-cell>
          <table:table-cell table:style-name="ce664" office:value-type="string" calcext:value-type="string">
            <text:p>Skjul</text:p>
          </table:table-cell>
          <table:table-cell table:style-name="ce677" office:value-type="string" calcext:value-type="string">
            <text:p>Skrýt</text:p>
          </table:table-cell>
          <table:table-cell table:style-name="ce691" office:value-type="string" calcext:value-type="string">
            <text:p>숨기기</text:p>
          </table:table-cell>
          <table:table-cell table:style-name="ce704" office:value-type="string" calcext:value-type="string">
            <text:p>Скрыть</text:p>
          </table:table-cell>
          <table:table-cell table:style-name="ce716" office:value-type="string" calcext:value-type="string">
            <text:p>Amagar</text:p>
          </table:table-cell>
          <table:table-cell table:style-name="ce728" office:value-type="string" calcext:value-type="string">
            <text:p>Sakrij</text:p>
          </table:table-cell>
          <table:table-cell table:style-name="ce740" office:value-type="string" calcext:value-type="string">
            <text:p>Сакриј</text:p>
          </table:table-cell>
          <table:table-cell table:style-name="ce752" office:value-type="string" calcext:value-type="string">
            <text:p>隠す</text:p>
          </table:table-cell>
          <table:table-cell table:style-name="ce768" office:value-type="string" calcext:value-type="string">
            <text:p>Сокриј</text:p>
          </table:table-cell>
          <table:table-cell table:style-name="ce779" office:value-type="string" calcext:value-type="string">
            <text:p>إخفاء</text:p>
          </table:table-cell>
          <table:table-cell table:style-name="ce289" table:number-columns-repeated="996"/>
        </table:table-row>
        <table:table-row table:style-name="ro20">
          <table:table-cell table:style-name="ce45" office:value-type="string" calcext:value-type="string">
            <text:p>mnuHome</text:p>
          </table:table-cell>
          <table:table-cell table:style-name="ce49" office:value-type="string" calcext:value-type="string">
            <text:p>also on RootLang</text:p>
          </table:table-cell>
          <table:table-cell table:style-name="ce443" office:value-type="string" calcext:value-type="string">
            <text:p>File Explorer</text:p>
          </table:table-cell>
          <table:table-cell table:style-name="ce459" office:value-type="string" calcext:value-type="string">
            <text:p>Explorateur de Fichiers</text:p>
          </table:table-cell>
          <table:table-cell table:style-name="ce472" office:value-type="string" calcext:value-type="string">
            <text:p>Bladeren</text:p>
          </table:table-cell>
          <table:table-cell table:style-name="ce477" office:value-type="string" calcext:value-type="string">
            <text:p>Datei Explorer</text:p>
          </table:table-cell>
          <table:table-cell table:style-name="ce491" office:value-type="string" calcext:value-type="string">
            <text:p>Explorador De Archivos</text:p>
          </table:table-cell>
          <table:table-cell table:style-name="ce504" office:value-type="string" calcext:value-type="string">
            <text:p>Gerenciador de Arquivos</text:p>
          </table:table-cell>
          <table:table-cell table:style-name="ce521" office:value-type="string" calcext:value-type="string">
            <text:p>Przeglądarka plików</text:p>
          </table:table-cell>
          <table:table-cell table:style-name="ce535" office:value-type="string" calcext:value-type="string">
            <text:p>Esplora File </text:p>
          </table:table-cell>
          <table:table-cell table:style-name="ce553" office:value-type="string" calcext:value-type="string">
            <text:p>Explorator fişiere</text:p>
          </table:table-cell>
          <table:table-cell table:style-name="ce571" office:value-type="string" calcext:value-type="string">
            <text:p>Tiedostopuu</text:p>
          </table:table-cell>
          <table:table-cell table:style-name="ce588" office:value-type="string" calcext:value-type="string">
            <text:p>Utforsk fil</text:p>
          </table:table-cell>
          <table:table-cell table:style-name="ce609" office:value-type="string" calcext:value-type="string">
            <text:p>文件浏览器</text:p>
          </table:table-cell>
          <table:table-cell table:style-name="ce614" office:value-type="string" calcext:value-type="string">
            <text:p>Dosya Gezgini</text:p>
          </table:table-cell>
          <table:table-cell table:style-name="ce637" office:value-type="string" calcext:value-type="string">
            <text:p>Εξερευνητής Αρχείων</text:p>
          </table:table-cell>
          <table:table-cell table:style-name="ce641" office:value-type="string" calcext:value-type="string">
            <text:p>Dokumentų naršyklė</text:p>
          </table:table-cell>
          <table:table-cell table:style-name="ce653" office:value-type="string" calcext:value-type="string">
            <text:p>Fil Utforskare</text:p>
          </table:table-cell>
          <table:table-cell table:style-name="ce673" office:value-type="string" calcext:value-type="string">
            <text:p>Filoversigt</text:p>
          </table:table-cell>
          <table:table-cell table:style-name="ce685" office:value-type="string" calcext:value-type="string">
            <text:p>File Explorer</text:p>
          </table:table-cell>
          <table:table-cell table:style-name="ce698" office:value-type="string" calcext:value-type="string">
            <text:p><text:span text:style-name="T3">파일</text:span><text:span text:style-name="T4"> </text:span><text:span text:style-name="T5">탐색기</text:span></text:p>
          </table:table-cell>
          <table:table-cell table:style-name="ce704" office:value-type="string" calcext:value-type="string">
            <text:p>Проводник</text:p>
          </table:table-cell>
          <table:table-cell table:style-name="ce716" office:value-type="string" calcext:value-type="string">
            <text:p>Explorador d'arxius</text:p>
          </table:table-cell>
          <table:table-cell table:style-name="ce736" office:value-type="string" calcext:value-type="string">
            <text:p>Istraživač datoteke</text:p>
          </table:table-cell>
          <table:table-cell table:style-name="ce748" office:value-type="string" calcext:value-type="string">
            <text:p>Истраживач датотеке</text:p>
          </table:table-cell>
          <table:table-cell table:style-name="ce763" office:value-type="string" calcext:value-type="string">
            <text:p>エクスプローラー</text:p>
          </table:table-cell>
          <table:table-cell table:style-name="ce768" office:value-type="string" calcext:value-type="string">
            <text:p>Истражувач на датотеки</text:p>
          </table:table-cell>
          <table:table-cell table:style-name="ce779" office:value-type="string" calcext:value-type="string">
            <text:p>متصفح الملفات</text:p>
          </table:table-cell>
          <table:table-cell table:style-name="ce289" table:number-columns-repeated="996"/>
        </table:table-row>
        <table:table-row table:style-name="ro20">
          <table:table-cell table:style-name="ce418" office:value-type="string" calcext:value-type="string">
            <text:p>mnuImportImage</text:p>
          </table:table-cell>
          <table:table-cell table:style-name="ce339"/>
          <table:table-cell table:style-name="ce429" office:value-type="string" calcext:value-type="string">
            <text:p>Import image…</text:p>
          </table:table-cell>
          <table:table-cell table:style-name="ce449" office:value-type="string" calcext:value-type="string">
            <text:p>Importer une image…</text:p>
          </table:table-cell>
          <table:table-cell table:style-name="ce463" office:value-type="string" calcext:value-type="string">
            <text:p>Importeer afbeelding…</text:p>
          </table:table-cell>
          <table:table-cell table:style-name="ce478" office:value-type="string" calcext:value-type="string">
            <text:p>Bild importieren</text:p>
          </table:table-cell>
          <table:table-cell table:style-name="ce491" office:value-type="string" calcext:value-type="string">
            <text:p>Importar una imagen…</text:p>
          </table:table-cell>
          <table:table-cell table:style-name="ce507" office:value-type="string" calcext:value-type="string">
            <text:p>Importar imagens...</text:p>
          </table:table-cell>
          <table:table-cell table:style-name="ce521"/>
          <table:table-cell table:style-name="ce536" office:value-type="string" calcext:value-type="string">
            <text:p>Importa un'immagine…</text:p>
          </table:table-cell>
          <table:table-cell table:style-name="ce553" office:value-type="string" calcext:value-type="string">
            <text:p>Importă imagine...</text:p>
          </table:table-cell>
          <table:table-cell table:style-name="ce571" office:value-type="string" calcext:value-type="string">
            <text:p>Tuo kuva...</text:p>
          </table:table-cell>
          <table:table-cell table:style-name="ce588"/>
          <table:table-cell table:style-name="ce602"/>
          <table:table-cell table:style-name="ce615" office:value-type="string" calcext:value-type="string">
            <text:p>İmaj import et...</text:p>
          </table:table-cell>
          <table:table-cell table:style-name="ce627" office:value-type="string" calcext:value-type="string">
            <text:p>Εισαγωγή εικόνας</text:p>
          </table:table-cell>
          <table:table-cell table:style-name="ce642" office:value-type="string" calcext:value-type="string">
            <text:p>Importuoti paveikslėlį...</text:p>
          </table:table-cell>
          <table:table-cell table:style-name="ce653" office:value-type="string" calcext:value-type="string">
            <text:p>Importera Bild...</text:p>
          </table:table-cell>
          <table:table-cell table:style-name="ce664" office:value-type="string" calcext:value-type="string">
            <text:p>Importer billede…</text:p>
          </table:table-cell>
          <table:table-cell table:style-name="ce677" office:value-type="string" calcext:value-type="string">
            <text:p>Importovat obrázek…</text:p>
          </table:table-cell>
          <table:table-cell table:style-name="ce689" office:value-type="string" calcext:value-type="string">
            <text:p><text:span text:style-name="T3">이미지</text:span><text:span text:style-name="T4"> </text:span><text:span text:style-name="T5">가져오기</text:span><text:span text:style-name="T4">…</text:span></text:p>
          </table:table-cell>
          <table:table-cell table:style-name="ce704" office:value-type="string" calcext:value-type="string">
            <text:p>Импорт изображений…</text:p>
          </table:table-cell>
          <table:table-cell table:style-name="ce716" office:value-type="string" calcext:value-type="string">
            <text:p>Importar una imatge...</text:p>
          </table:table-cell>
          <table:table-cell table:style-name="ce728" office:value-type="string" calcext:value-type="string">
            <text:p>Uveži sliku...</text:p>
          </table:table-cell>
          <table:table-cell table:style-name="ce740" office:value-type="string" calcext:value-type="string">
            <text:p>Увежи слику...</text:p>
          </table:table-cell>
          <table:table-cell table:style-name="ce753" office:value-type="string" calcext:value-type="string">
            <text:p><text:span text:style-name="T15">インポートイメージ</text:span><text:span text:style-name="T16">…</text:span></text:p>
          </table:table-cell>
          <table:table-cell table:style-name="ce768" office:value-type="string" calcext:value-type="string">
            <text:p>Внеси слика</text:p>
          </table:table-cell>
          <table:table-cell table:style-name="ce779" office:value-type="string" calcext:value-type="string">
            <text:p>استيراد صورة ...</text:p>
          </table:table-cell>
          <table:table-cell table:style-name="ce289" table:number-columns-repeated="996"/>
        </table:table-row>
        <table:table-row table:style-name="ro20">
          <table:table-cell table:style-name="ce418" office:value-type="string" calcext:value-type="string">
            <text:p>mnuInvertAngle</text:p>
          </table:table-cell>
          <table:table-cell table:style-name="ce339"/>
          <table:table-cell table:style-name="ce429" office:value-type="string" calcext:value-type="string">
            <text:p>Invert angle</text:p>
          </table:table-cell>
          <table:table-cell table:style-name="ce449" office:value-type="string" calcext:value-type="string">
            <text:p>Inverser l'angle</text:p>
          </table:table-cell>
          <table:table-cell table:style-name="ce463" office:value-type="string" calcext:value-type="string">
            <text:p>Draai hoek om</text:p>
          </table:table-cell>
          <table:table-cell table:style-name="ce478" office:value-type="string" calcext:value-type="string">
            <text:p>Winkel invertieren</text:p>
          </table:table-cell>
          <table:table-cell table:style-name="ce491" office:value-type="string" calcext:value-type="string">
            <text:p>Ángulo inverso</text:p>
          </table:table-cell>
          <table:table-cell table:style-name="ce507" office:value-type="string" calcext:value-type="string">
            <text:p>Inverter ângulo</text:p>
          </table:table-cell>
          <table:table-cell table:style-name="ce521"/>
          <table:table-cell table:style-name="ce536" office:value-type="string" calcext:value-type="string">
            <text:p>Inverti l'angolo</text:p>
          </table:table-cell>
          <table:table-cell table:style-name="ce553" office:value-type="string" calcext:value-type="string">
            <text:p>Inversează unghiul</text:p>
          </table:table-cell>
          <table:table-cell table:style-name="ce571" office:value-type="string" calcext:value-type="string">
            <text:p>Vastakkainen kulma</text:p>
          </table:table-cell>
          <table:table-cell table:style-name="ce588"/>
          <table:table-cell table:style-name="ce602"/>
          <table:table-cell table:style-name="ce615" office:value-type="string" calcext:value-type="string">
            <text:p>Açıyı ters çevir</text:p>
          </table:table-cell>
          <table:table-cell table:style-name="ce627" office:value-type="string" calcext:value-type="string">
            <text:p>Αντιστροφή γωνίας</text:p>
          </table:table-cell>
          <table:table-cell table:style-name="ce642" office:value-type="string" calcext:value-type="string">
            <text:p>Keisti kampą</text:p>
          </table:table-cell>
          <table:table-cell table:style-name="ce653" office:value-type="string" calcext:value-type="string">
            <text:p>Invertera vinkel</text:p>
          </table:table-cell>
          <table:table-cell table:style-name="ce664" office:value-type="string" calcext:value-type="string">
            <text:p>Inverter vinkel</text:p>
          </table:table-cell>
          <table:table-cell table:style-name="ce677" office:value-type="string" calcext:value-type="string">
            <text:p>Doplňkový úhel</text:p>
          </table:table-cell>
          <table:table-cell table:style-name="ce689" office:value-type="string" calcext:value-type="string">
            <text:p><text:span text:style-name="T3">각도</text:span><text:span text:style-name="T4"> </text:span><text:span text:style-name="T5">도치</text:span></text:p>
          </table:table-cell>
          <table:table-cell table:style-name="ce704" office:value-type="string" calcext:value-type="string">
            <text:p>Обратить угол</text:p>
          </table:table-cell>
          <table:table-cell table:style-name="ce716" office:value-type="string" calcext:value-type="string">
            <text:p>Inverteix l'angle</text:p>
          </table:table-cell>
          <table:table-cell table:style-name="ce728" office:value-type="string" calcext:value-type="string">
            <text:p>Obrni ugao</text:p>
          </table:table-cell>
          <table:table-cell table:style-name="ce740" office:value-type="string" calcext:value-type="string">
            <text:p>Обрни угао</text:p>
          </table:table-cell>
          <table:table-cell table:style-name="ce752" office:value-type="string" calcext:value-type="string">
            <text:p>角度の反転</text:p>
          </table:table-cell>
          <table:table-cell table:style-name="ce768" office:value-type="string" calcext:value-type="string">
            <text:p>Инверзен агол</text:p>
          </table:table-cell>
          <table:table-cell table:style-name="ce779" office:value-type="string" calcext:value-type="string">
            <text:p>الزاوية العكسية</text:p>
          </table:table-cell>
          <table:table-cell table:style-name="ce289" table:number-columns-repeated="996"/>
        </table:table-row>
        <table:table-row table:style-name="ro20">
          <table:table-cell table:style-name="ce418" office:value-type="string" calcext:value-type="string">
            <text:p>mnuFlipHorizontally</text:p>
          </table:table-cell>
          <table:table-cell table:style-name="ce339"/>
          <table:table-cell table:style-name="ce429" office:value-type="string" calcext:value-type="string">
            <text:p>Flip horizontally</text:p>
          </table:table-cell>
          <table:table-cell table:style-name="ce449" office:value-type="string" calcext:value-type="string">
            <text:p>Retourner horizontalement</text:p>
          </table:table-cell>
          <table:table-cell table:style-name="ce463" office:value-type="string" calcext:value-type="string">
            <text:p>Spiegel horizontaal</text:p>
          </table:table-cell>
          <table:table-cell table:style-name="ce478"/>
          <table:table-cell table:style-name="ce491"/>
          <table:table-cell table:style-name="ce507"/>
          <table:table-cell table:style-name="ce521"/>
          <table:table-cell table:style-name="ce536"/>
          <table:table-cell table:style-name="ce553"/>
          <table:table-cell table:style-name="ce571"/>
          <table:table-cell table:style-name="ce588"/>
          <table:table-cell table:style-name="ce602"/>
          <table:table-cell table:style-name="ce615"/>
          <table:table-cell table:style-name="ce627"/>
          <table:table-cell table:style-name="ce642"/>
          <table:table-cell table:style-name="ce653"/>
          <table:table-cell table:style-name="ce664"/>
          <table:table-cell table:style-name="ce677"/>
          <table:table-cell table:style-name="ce689"/>
          <table:table-cell table:style-name="ce705" office:value-type="string" calcext:value-type="string">
            <text:p>Отразить горизонтально</text:p>
          </table:table-cell>
          <table:table-cell table:style-name="ce716" office:value-type="string" calcext:value-type="string">
            <text:p>Reflexa horitzontalment</text:p>
          </table:table-cell>
          <table:table-cell table:style-name="ce728" office:value-type="string" calcext:value-type="string">
            <text:p>Okreni horizontalno</text:p>
          </table:table-cell>
          <table:table-cell table:style-name="ce740" office:value-type="string" calcext:value-type="string">
            <text:p>Окрени хоризонтално</text:p>
          </table:table-cell>
          <table:table-cell table:style-name="ce752" office:value-type="string" calcext:value-type="string">
            <text:p>水平に反転</text:p>
          </table:table-cell>
          <table:table-cell table:style-name="ce768" office:value-type="string" calcext:value-type="string">
            <text:p>Преврти хоризонтално</text:p>
          </table:table-cell>
          <table:table-cell table:style-name="ce779" office:value-type="string" calcext:value-type="string">
            <text:p>اقلب أفقيا</text:p>
          </table:table-cell>
          <table:table-cell table:style-name="ce289" table:number-columns-repeated="996"/>
        </table:table-row>
        <table:table-row table:style-name="ro20">
          <table:table-cell table:style-name="ce418" office:value-type="string" calcext:value-type="string">
            <text:p>mnuFlipVertically</text:p>
          </table:table-cell>
          <table:table-cell table:style-name="ce339"/>
          <table:table-cell table:style-name="ce429" office:value-type="string" calcext:value-type="string">
            <text:p>Flip vertically</text:p>
          </table:table-cell>
          <table:table-cell table:style-name="ce449" office:value-type="string" calcext:value-type="string">
            <text:p>Retourner verticalement</text:p>
          </table:table-cell>
          <table:table-cell table:style-name="ce463" office:value-type="string" calcext:value-type="string">
            <text:p>Spiegel verticaal</text:p>
          </table:table-cell>
          <table:table-cell table:style-name="ce478"/>
          <table:table-cell table:style-name="ce491"/>
          <table:table-cell table:style-name="ce507"/>
          <table:table-cell table:style-name="ce521"/>
          <table:table-cell table:style-name="ce536"/>
          <table:table-cell table:style-name="ce553"/>
          <table:table-cell table:style-name="ce571"/>
          <table:table-cell table:style-name="ce588"/>
          <table:table-cell table:style-name="ce602"/>
          <table:table-cell table:style-name="ce615"/>
          <table:table-cell table:style-name="ce627"/>
          <table:table-cell table:style-name="ce642"/>
          <table:table-cell table:style-name="ce653"/>
          <table:table-cell table:style-name="ce664"/>
          <table:table-cell table:style-name="ce677"/>
          <table:table-cell table:style-name="ce689"/>
          <table:table-cell table:style-name="ce705" office:value-type="string" calcext:value-type="string">
            <text:p>Отразить вертикально</text:p>
          </table:table-cell>
          <table:table-cell table:style-name="ce716" office:value-type="string" calcext:value-type="string">
            <text:p>Reflexa verticalment</text:p>
          </table:table-cell>
          <table:table-cell table:style-name="ce728" office:value-type="string" calcext:value-type="string">
            <text:p>Okreni vertikalno</text:p>
          </table:table-cell>
          <table:table-cell table:style-name="ce740" office:value-type="string" calcext:value-type="string">
            <text:p>Окрени вертикално</text:p>
          </table:table-cell>
          <table:table-cell table:style-name="ce752" office:value-type="string" calcext:value-type="string">
            <text:p>垂直に反転</text:p>
          </table:table-cell>
          <table:table-cell table:style-name="ce768" office:value-type="string" calcext:value-type="string">
            <text:p>Преврти вертикално</text:p>
          </table:table-cell>
          <table:table-cell table:style-name="ce779" office:value-type="string" calcext:value-type="string">
            <text:p>اقلب عموديا</text:p>
          </table:table-cell>
          <table:table-cell table:style-name="ce289" table:number-columns-repeated="996"/>
        </table:table-row>
        <table:table-row table:style-name="ro18">
          <table:table-cell table:style-name="ce45" office:value-type="string" calcext:value-type="string">
            <text:p>mnuLoadAnalysis</text:p>
          </table:table-cell>
          <table:table-cell table:style-name="ce339"/>
          <table:table-cell table:style-name="ce429" office:value-type="string" calcext:value-type="string">
            <text:p>Load Key Images Data...</text:p>
          </table:table-cell>
          <table:table-cell table:style-name="ce449" office:value-type="string" calcext:value-type="string">
            <text:p>Charger des Données d'Images Clés...</text:p>
          </table:table-cell>
          <table:table-cell table:style-name="ce463" office:value-type="string" calcext:value-type="string">
            <text:p>Laad kernbeeldgegevens…</text:p>
          </table:table-cell>
          <table:table-cell table:style-name="ce477" office:value-type="string" calcext:value-type="string">
            <text:p>Lade die Informationen der Schlüsselbilder...</text:p>
          </table:table-cell>
          <table:table-cell table:style-name="ce491" office:value-type="string" calcext:value-type="string">
            <text:p>Cargando datos claves de las imágenes …</text:p>
          </table:table-cell>
          <table:table-cell table:style-name="ce504" office:value-type="string" calcext:value-type="string">
            <text:p>Carregar Dados de Quadros de Imagens...</text:p>
          </table:table-cell>
          <table:table-cell table:style-name="ce521" office:value-type="string" calcext:value-type="string">
            <text:p>Wczytaj kluczowe dane obrazu</text:p>
          </table:table-cell>
          <table:table-cell table:style-name="ce535" office:value-type="string" calcext:value-type="string">
            <text:p>Carica Immagini Chiave e loro Dati...</text:p>
          </table:table-cell>
          <table:table-cell table:style-name="ce553" office:value-type="string" calcext:value-type="string">
            <text:p>Încarc datele cadrelor cheie...</text:p>
          </table:table-cell>
          <table:table-cell table:style-name="ce571" office:value-type="string" calcext:value-type="string">
            <text:p>Lataa avainkuvien tiedot...</text:p>
          </table:table-cell>
          <table:table-cell table:style-name="ce588" office:value-type="string" calcext:value-type="string">
            <text:p>Last inn nøkkelbilde data...</text:p>
          </table:table-cell>
          <table:table-cell table:style-name="ce602" office:value-type="string" calcext:value-type="string">
            <text:p>载入关键图像数据...</text:p>
          </table:table-cell>
          <table:table-cell table:style-name="ce614" office:value-type="string" calcext:value-type="string">
            <text:p>Anahtar İmaj Verisini Yükle...</text:p>
          </table:table-cell>
          <table:table-cell table:style-name="ce626" office:value-type="string" calcext:value-type="string">
            <text:p>Φόρτωση Δεδομένων Βασικών Εικόνων…</text:p>
          </table:table-cell>
          <table:table-cell table:style-name="ce641" office:value-type="string" calcext:value-type="string">
            <text:p>Įkelti pažymėtų paveikslėlių duomenis...</text:p>
          </table:table-cell>
          <table:table-cell table:style-name="ce653" office:value-type="string" calcext:value-type="string">
            <text:p>Ladda data för nyckelbild</text:p>
          </table:table-cell>
          <table:table-cell table:style-name="ce664" office:value-type="string" calcext:value-type="string">
            <text:p>Indlæs data til nøglebilleder…</text:p>
          </table:table-cell>
          <table:table-cell table:style-name="ce677" office:value-type="string" calcext:value-type="string">
            <text:p>Nahrát data klíčových pozic</text:p>
          </table:table-cell>
          <table:table-cell table:style-name="ce689"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704" office:value-type="string" calcext:value-type="string">
            <text:p>Загрузить данные по ключевым кадрам…</text:p>
          </table:table-cell>
          <table:table-cell table:style-name="ce716" office:value-type="string" calcext:value-type="string">
            <text:p>Carregar dades de imatges clau...</text:p>
          </table:table-cell>
          <table:table-cell table:style-name="ce728" office:value-type="string" calcext:value-type="string">
            <text:p>Učitaj podatke ključnih slika...</text:p>
          </table:table-cell>
          <table:table-cell table:style-name="ce740" office:value-type="string" calcext:value-type="string">
            <text:p>Учитај податке кључних слика...</text:p>
          </table:table-cell>
          <table:table-cell table:style-name="ce753" office:value-type="string" calcext:value-type="string">
            <text:p><text:span text:style-name="T15">キーイメージデータを開く</text:span><text:span text:style-name="T16">…</text:span></text:p>
          </table:table-cell>
          <table:table-cell table:style-name="ce768" office:value-type="string" calcext:value-type="string">
            <text:p>Вчитај податок за клучните слики</text:p>
          </table:table-cell>
          <table:table-cell table:style-name="ce779" office:value-type="string" calcext:value-type="string">
            <text:p>تحميل بيانات الصور الرئيسية...</text:p>
          </table:table-cell>
          <table:table-cell table:style-name="ce289" table:number-columns-repeated="996"/>
        </table:table-row>
        <table:table-row table:style-name="ro46">
          <table:table-cell table:style-name="ce45" office:value-type="string" calcext:value-type="string">
            <text:p>mnuMagnification</text:p>
          </table:table-cell>
          <table:table-cell table:style-name="ce339" office:value-type="string" calcext:value-type="string">
            <text:p>will expand to "Zoom x1.5", "Zoom x1.75", etc.</text:p>
          </table:table-cell>
          <table:table-cell table:style-name="ce429" office:value-type="string" calcext:value-type="string">
            <text:p>Zoom x{0:0.00}</text:p>
          </table:table-cell>
          <table:table-cell table:style-name="ce449" office:value-type="string" calcext:value-type="string">
            <text:p>Zoom x{0:0.00}</text:p>
          </table:table-cell>
          <table:table-cell table:style-name="ce463" office:value-type="string" calcext:value-type="string">
            <text:p>Zoom x{0:0.00}</text:p>
          </table:table-cell>
          <table:table-cell table:style-name="ce487" office:value-type="string" calcext:value-type="string">
            <text:p>Zoom x{0:0.00}</text:p>
          </table:table-cell>
          <table:table-cell table:style-name="ce499" office:value-type="string" calcext:value-type="string">
            <text:p>Zoom x{0:0.00}</text:p>
          </table:table-cell>
          <table:table-cell table:style-name="ce515" office:value-type="string" calcext:value-type="string">
            <text:p>Zoom x{0:0.00}</text:p>
          </table:table-cell>
          <table:table-cell table:style-name="ce522" office:value-type="string" calcext:value-type="string">
            <text:p>Zoom x{0:0.00}</text:p>
          </table:table-cell>
          <table:table-cell table:style-name="ce535" office:value-type="string" calcext:value-type="string">
            <text:p>Zoom x{0:0.00}</text:p>
          </table:table-cell>
          <table:table-cell table:style-name="ce553" office:value-type="string" calcext:value-type="string">
            <text:p>Zoom x{0:0.00}</text:p>
          </table:table-cell>
          <table:table-cell table:style-name="ce571" office:value-type="string" calcext:value-type="string">
            <text:p>Zoom x{0:0.00}</text:p>
          </table:table-cell>
          <table:table-cell table:style-name="ce597" office:value-type="string" calcext:value-type="string">
            <text:p>Zoom x{0:0.00}</text:p>
          </table:table-cell>
          <table:table-cell table:style-name="ce610" office:value-type="string" calcext:value-type="string">
            <text:p>放大 x{0:0.00}</text:p>
          </table:table-cell>
          <table:table-cell table:style-name="ce614" office:value-type="string" calcext:value-type="string">
            <text:p>Yaklaştır x{0:0.00}</text:p>
          </table:table-cell>
          <table:table-cell table:style-name="ce626" office:value-type="string" calcext:value-type="string">
            <text:p>Μεγέθυνση x{0:0.00}</text:p>
          </table:table-cell>
          <table:table-cell table:style-name="ce641" office:value-type="string" calcext:value-type="string">
            <text:p>Didinimas x{0:0.00}</text:p>
          </table:table-cell>
          <table:table-cell table:style-name="ce653" office:value-type="string" calcext:value-type="string">
            <text:p>Zooma x{0:0.00}</text:p>
          </table:table-cell>
          <table:table-cell table:style-name="ce664" office:value-type="string" calcext:value-type="string">
            <text:p>Zoom x{0:0.00}</text:p>
          </table:table-cell>
          <table:table-cell table:style-name="ce684" office:value-type="string" calcext:value-type="string">
            <text:p>Zoom x{0:0.00}</text:p>
          </table:table-cell>
          <table:table-cell table:style-name="ce699" office:value-type="string" calcext:value-type="string">
            <text:p>확대 x{0:0.00}</text:p>
          </table:table-cell>
          <table:table-cell table:style-name="ce704" office:value-type="string" calcext:value-type="string">
            <text:p>Приближение х {0:0.00}</text:p>
          </table:table-cell>
          <table:table-cell table:style-name="ce724" office:value-type="string" calcext:value-type="string">
            <text:p>Zoom x{0:0.00}</text:p>
          </table:table-cell>
          <table:table-cell table:style-name="ce728" office:value-type="string" calcext:value-type="string">
            <text:p>Uveličaj x{0:0.00}</text:p>
          </table:table-cell>
          <table:table-cell table:style-name="ce740" office:value-type="string" calcext:value-type="string">
            <text:p>Увеличај x{0:0.00}</text:p>
          </table:table-cell>
          <table:table-cell table:style-name="ce752" office:value-type="string" calcext:value-type="string">
            <text:p>ズーム x{0:0.00}</text:p>
          </table:table-cell>
          <table:table-cell table:style-name="ce768" office:value-type="string" calcext:value-type="string">
            <text:p>Зум x{0:0.00}</text:p>
          </table:table-cell>
          <table:table-cell table:style-name="ce779" office:value-type="string" calcext:value-type="string">
            <text:p>التكبير x {0: 0.00}</text:p>
          </table:table-cell>
          <table:table-cell table:style-name="ce289" table:number-columns-repeated="996"/>
        </table:table-row>
        <table:table-row table:style-name="ro23">
          <table:table-cell table:style-name="ce45" office:value-type="string" calcext:value-type="string">
            <text:p>mnuMagnifierDirect</text:p>
          </table:table-cell>
          <table:table-cell table:style-name="ce339"/>
          <table:table-cell table:style-name="ce431" office:value-type="string" calcext:value-type="string">
            <text:p>Switch to Direct Zoom</text:p>
          </table:table-cell>
          <table:table-cell table:style-name="ce450" office:value-type="string" calcext:value-type="string">
            <text:p>Basculer en Zoom Direct</text:p>
          </table:table-cell>
          <table:table-cell table:style-name="ce463" office:value-type="string" calcext:value-type="string">
            <text:p>Schakel naar Direct Zoom</text:p>
          </table:table-cell>
          <table:table-cell table:style-name="ce476" office:value-type="string" calcext:value-type="string">
            <text:p>Direkt Zoom</text:p>
          </table:table-cell>
          <table:table-cell table:style-name="ce491" office:value-type="string" calcext:value-type="string">
            <text:p>Cambiar a Zoom Directo</text:p>
          </table:table-cell>
          <table:table-cell table:style-name="ce504" office:value-type="string" calcext:value-type="string">
            <text:p>Mudar para Zoom Direto</text:p>
          </table:table-cell>
          <table:table-cell table:style-name="ce521"/>
          <table:table-cell table:style-name="ce537" office:value-type="string" calcext:value-type="string">
            <text:p>Passa a ZOOM diretto</text:p>
          </table:table-cell>
          <table:table-cell table:style-name="ce555" office:value-type="string" calcext:value-type="string">
            <text:p>Schimbă în <text:s/>Zoom Direct</text:p>
          </table:table-cell>
          <table:table-cell table:style-name="ce573" office:value-type="string" calcext:value-type="string">
            <text:p>Vaihda suoraan Zoomiin</text:p>
          </table:table-cell>
          <table:table-cell table:style-name="ce588" office:value-type="string" calcext:value-type="string">
            <text:p>Bytt til direkte zoom</text:p>
          </table:table-cell>
          <table:table-cell table:style-name="ce602" office:value-type="string" calcext:value-type="string">
            <text:p>切换到直接放大模式</text:p>
          </table:table-cell>
          <table:table-cell table:style-name="ce614" office:value-type="string" calcext:value-type="string">
            <text:p>Direkt Yakınlaşmaya Geç</text:p>
          </table:table-cell>
          <table:table-cell table:style-name="ce626" office:value-type="string" calcext:value-type="string">
            <text:p>Αλλαγή σε Απευθείας Μεγέθυνση</text:p>
          </table:table-cell>
          <table:table-cell table:style-name="ce641" office:value-type="string" calcext:value-type="string">
            <text:p>Perjungti tiesioginį didinimą</text:p>
          </table:table-cell>
          <table:table-cell table:style-name="ce653" office:value-type="string" calcext:value-type="string">
            <text:p>Byt till direkt zoom</text:p>
          </table:table-cell>
          <table:table-cell table:style-name="ce664" office:value-type="string" calcext:value-type="string">
            <text:p>Skift til direkte zoom</text:p>
          </table:table-cell>
          <table:table-cell table:style-name="ce677" office:value-type="string" calcext:value-type="string">
            <text:p>Přepnout do zvětšení obrazu</text:p>
          </table:table-cell>
          <table:table-cell table:style-name="ce689"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704" office:value-type="string" calcext:value-type="string">
            <text:p>Переключиться на увеличение</text:p>
          </table:table-cell>
          <table:table-cell table:style-name="ce716" office:value-type="string" calcext:value-type="string">
            <text:p>Passar a zoom directe</text:p>
          </table:table-cell>
          <table:table-cell table:style-name="ce728" office:value-type="string" calcext:value-type="string">
            <text:p>Automatski prebaci na zumiranje</text:p>
          </table:table-cell>
          <table:table-cell table:style-name="ce740" office:value-type="string" calcext:value-type="string">
            <text:p>Аутоматски пребаци на зумирање</text:p>
          </table:table-cell>
          <table:table-cell table:style-name="ce752" office:value-type="string" calcext:value-type="string">
            <text:p>ダイレクトズームに切替え</text:p>
          </table:table-cell>
          <table:table-cell table:style-name="ce768" office:value-type="string" calcext:value-type="string">
            <text:p>Промени во директен зум</text:p>
          </table:table-cell>
          <table:table-cell table:style-name="ce779" office:value-type="string" calcext:value-type="string">
            <text:p>تبديل للتكبير المباشر</text:p>
          </table:table-cell>
          <table:table-cell table:style-name="ce289" table:number-columns-repeated="996"/>
        </table:table-row>
        <table:table-row table:style-name="ro20">
          <table:table-cell table:style-name="ce418" office:value-type="string" calcext:value-type="string">
            <text:p>mnuMagnifierQuit</text:p>
          </table:table-cell>
          <table:table-cell table:style-name="ce339"/>
          <table:table-cell table:style-name="ce430" office:value-type="string" calcext:value-type="string">
            <text:p>Close Magnifier</text:p>
          </table:table-cell>
          <table:table-cell table:style-name="ce450" office:value-type="string" calcext:value-type="string">
            <text:p>Quitter le mode Loupe</text:p>
          </table:table-cell>
          <table:table-cell table:style-name="ce463" office:value-type="string" calcext:value-type="string">
            <text:p>Sluit Vergrootglas</text:p>
          </table:table-cell>
          <table:table-cell table:style-name="ce477" office:value-type="string" calcext:value-type="string">
            <text:p>Lupe schließen</text:p>
          </table:table-cell>
          <table:table-cell table:style-name="ce491" office:value-type="string" calcext:value-type="string">
            <text:p>Salir del modo lupa</text:p>
          </table:table-cell>
          <table:table-cell table:style-name="ce504" office:value-type="string" calcext:value-type="string">
            <text:p>Fechar Lupa</text:p>
          </table:table-cell>
          <table:table-cell table:style-name="ce521"/>
          <table:table-cell table:style-name="ce541" office:value-type="string" calcext:value-type="string">
            <text:p>Chiudi lente d'ingrandimento</text:p>
          </table:table-cell>
          <table:table-cell table:style-name="ce554" office:value-type="string" calcext:value-type="string">
            <text:p>Închide modul Lupă</text:p>
          </table:table-cell>
          <table:table-cell table:style-name="ce572" office:value-type="string" calcext:value-type="string">
            <text:p>Sulje suurennuslasi</text:p>
          </table:table-cell>
          <table:table-cell table:style-name="ce588" office:value-type="string" calcext:value-type="string">
            <text:p>Lukk forstørrelsesglass</text:p>
          </table:table-cell>
          <table:table-cell table:style-name="ce602" office:value-type="string" calcext:value-type="string">
            <text:p>关闭放大镜</text:p>
          </table:table-cell>
          <table:table-cell table:style-name="ce614" office:value-type="string" calcext:value-type="string">
            <text:p>Büyüteci Kapat</text:p>
          </table:table-cell>
          <table:table-cell table:style-name="ce626" office:value-type="string" calcext:value-type="string">
            <text:p>Κλείσιμο Μεγεθυντή</text:p>
          </table:table-cell>
          <table:table-cell table:style-name="ce641" office:value-type="string" calcext:value-type="string">
            <text:p>Uždaryti padidinimo stiklą</text:p>
          </table:table-cell>
          <table:table-cell table:style-name="ce653" office:value-type="string" calcext:value-type="string">
            <text:p>Stäng förstoringsglas</text:p>
          </table:table-cell>
          <table:table-cell table:style-name="ce664" office:value-type="string" calcext:value-type="string">
            <text:p>Luk lup</text:p>
          </table:table-cell>
          <table:table-cell table:style-name="ce677" office:value-type="string" calcext:value-type="string">
            <text:p>Zavřít lupu</text:p>
          </table:table-cell>
          <table:table-cell table:style-name="ce689" office:value-type="string" calcext:value-type="string">
            <text:p><text:span text:style-name="T3">확대경</text:span><text:span text:style-name="T4"> </text:span><text:span text:style-name="T5">닫기</text:span></text:p>
          </table:table-cell>
          <table:table-cell table:style-name="ce704" office:value-type="string" calcext:value-type="string">
            <text:p>Закрыть лупу</text:p>
          </table:table-cell>
          <table:table-cell table:style-name="ce716" office:value-type="string" calcext:value-type="string">
            <text:p>Sortir del mode lupa</text:p>
          </table:table-cell>
          <table:table-cell table:style-name="ce728" office:value-type="string" calcext:value-type="string">
            <text:p>Zatvori lupu</text:p>
          </table:table-cell>
          <table:table-cell table:style-name="ce740" office:value-type="string" calcext:value-type="string">
            <text:p>Затвори лупу</text:p>
          </table:table-cell>
          <table:table-cell table:style-name="ce752" office:value-type="string" calcext:value-type="string">
            <text:p>拡大を終了</text:p>
          </table:table-cell>
          <table:table-cell table:style-name="ce768" office:value-type="string" calcext:value-type="string">
            <text:p>Затвори ја лупата</text:p>
          </table:table-cell>
          <table:table-cell table:style-name="ce779" office:value-type="string" calcext:value-type="string">
            <text:p>مكبر عن قرب</text:p>
          </table:table-cell>
          <table:table-cell table:style-name="ce289" table:number-columns-repeated="996"/>
        </table:table-row>
        <table:table-row table:style-name="ro20">
          <table:table-cell table:style-name="ce45" office:value-type="string" calcext:value-type="string">
            <text:p>mnuMirror</text:p>
          </table:table-cell>
          <table:table-cell table:style-name="ce339"/>
          <table:table-cell table:style-name="ce429" office:value-type="string" calcext:value-type="string">
            <text:p>Mirror</text:p>
          </table:table-cell>
          <table:table-cell table:style-name="ce449" office:value-type="string" calcext:value-type="string">
            <text:p>Miroir</text:p>
          </table:table-cell>
          <table:table-cell table:style-name="ce463" office:value-type="string" calcext:value-type="string">
            <text:p>Spiegel</text:p>
          </table:table-cell>
          <table:table-cell table:style-name="ce477" office:value-type="string" calcext:value-type="string">
            <text:p>Spiegel</text:p>
          </table:table-cell>
          <table:table-cell table:style-name="ce491" office:value-type="string" calcext:value-type="string">
            <text:p>Espejo</text:p>
          </table:table-cell>
          <table:table-cell table:style-name="ce504" office:value-type="string" calcext:value-type="string">
            <text:p>Espelhar</text:p>
          </table:table-cell>
          <table:table-cell table:style-name="ce521" office:value-type="string" calcext:value-type="string">
            <text:p>Lustrzanie</text:p>
          </table:table-cell>
          <table:table-cell table:style-name="ce535" office:value-type="string" calcext:value-type="string">
            <text:p>Specchio</text:p>
          </table:table-cell>
          <table:table-cell table:style-name="ce553" office:value-type="string" calcext:value-type="string">
            <text:p>Oglindă</text:p>
          </table:table-cell>
          <table:table-cell table:style-name="ce571" office:value-type="string" calcext:value-type="string">
            <text:p>Peili</text:p>
          </table:table-cell>
          <table:table-cell table:style-name="ce588" office:value-type="string" calcext:value-type="string">
            <text:p>Speil</text:p>
          </table:table-cell>
          <table:table-cell table:style-name="ce602" office:value-type="string" calcext:value-type="string">
            <text:p>镜像</text:p>
          </table:table-cell>
          <table:table-cell table:style-name="ce614" office:value-type="string" calcext:value-type="string">
            <text:p>Ayna</text:p>
          </table:table-cell>
          <table:table-cell table:style-name="ce626" office:value-type="string" calcext:value-type="string">
            <text:p>Καθρέφτης</text:p>
          </table:table-cell>
          <table:table-cell table:style-name="ce641" office:value-type="string" calcext:value-type="string">
            <text:p>Veidrodis</text:p>
          </table:table-cell>
          <table:table-cell table:style-name="ce653" office:value-type="string" calcext:value-type="string">
            <text:p>Spegelvänd</text:p>
          </table:table-cell>
          <table:table-cell table:style-name="ce664" office:value-type="string" calcext:value-type="string">
            <text:p>Spejlvend</text:p>
          </table:table-cell>
          <table:table-cell table:style-name="ce677" office:value-type="string" calcext:value-type="string">
            <text:p>Zrcadlit</text:p>
          </table:table-cell>
          <table:table-cell table:style-name="ce691" office:value-type="string" calcext:value-type="string">
            <text:p>거울</text:p>
          </table:table-cell>
          <table:table-cell table:style-name="ce704" office:value-type="string" calcext:value-type="string">
            <text:p>Зеркально</text:p>
          </table:table-cell>
          <table:table-cell table:style-name="ce716" office:value-type="string" calcext:value-type="string">
            <text:p>Mirall</text:p>
          </table:table-cell>
          <table:table-cell table:style-name="ce728" office:value-type="string" calcext:value-type="string">
            <text:p>Ogledalo</text:p>
          </table:table-cell>
          <table:table-cell table:style-name="ce740" office:value-type="string" calcext:value-type="string">
            <text:p>Огледало</text:p>
          </table:table-cell>
          <table:table-cell table:style-name="ce752" office:value-type="string" calcext:value-type="string">
            <text:p>鏡</text:p>
          </table:table-cell>
          <table:table-cell table:style-name="ce768" office:value-type="string" calcext:value-type="string">
            <text:p>Огледало</text:p>
          </table:table-cell>
          <table:table-cell table:style-name="ce779" office:value-type="string" calcext:value-type="string">
            <text:p>مرآة</text:p>
          </table:table-cell>
          <table:table-cell table:style-name="ce289" table:number-columns-repeated="996"/>
        </table:table-row>
        <table:table-row table:style-name="ro20">
          <table:table-cell table:style-name="ce45" office:value-type="string" calcext:value-type="string">
            <text:p>mnuOneCapture</text:p>
          </table:table-cell>
          <table:table-cell table:style-name="ce339"/>
          <table:table-cell table:style-name="ce429" office:value-type="string" calcext:value-type="string">
            <text:p>One Capture Screen</text:p>
          </table:table-cell>
          <table:table-cell table:style-name="ce449" office:value-type="string" calcext:value-type="string">
            <text:p>Un Écran de Capture Vidéo</text:p>
          </table:table-cell>
          <table:table-cell table:style-name="ce463" office:value-type="string" calcext:value-type="string">
            <text:p>Eén opname-scherm</text:p>
          </table:table-cell>
          <table:table-cell table:style-name="ce477" office:value-type="string" calcext:value-type="string">
            <text:p>1x Aufnahmefenster</text:p>
          </table:table-cell>
          <table:table-cell table:style-name="ce491" office:value-type="string" calcext:value-type="string">
            <text:p>Una pantalla de Captura de Video</text:p>
          </table:table-cell>
          <table:table-cell table:style-name="ce504" office:value-type="string" calcext:value-type="string">
            <text:p>Uma Tela de Captura</text:p>
          </table:table-cell>
          <table:table-cell table:style-name="ce521" office:value-type="string" calcext:value-type="string">
            <text:p>Pojedynczy zrzut ekranu</text:p>
          </table:table-cell>
          <table:table-cell table:style-name="ce535" office:value-type="string" calcext:value-type="string">
            <text:p>Un schermo di Cattura Video</text:p>
          </table:table-cell>
          <table:table-cell table:style-name="ce553" office:value-type="string" calcext:value-type="string">
            <text:p>O fereastră de captură</text:p>
          </table:table-cell>
          <table:table-cell table:style-name="ce571" office:value-type="string" calcext:value-type="string">
            <text:p>Yksi kuvausnäyttö</text:p>
          </table:table-cell>
          <table:table-cell table:style-name="ce588" office:value-type="string" calcext:value-type="string">
            <text:p>Et opptaksvindu</text:p>
          </table:table-cell>
          <table:table-cell table:style-name="ce602" office:value-type="string" calcext:value-type="string">
            <text:p>单摄像头采集模式</text:p>
          </table:table-cell>
          <table:table-cell table:style-name="ce614" office:value-type="string" calcext:value-type="string">
            <text:p>Bir Görüntü Yakalama Ekranı</text:p>
          </table:table-cell>
          <table:table-cell table:style-name="ce626" office:value-type="string" calcext:value-type="string">
            <text:p>Μια οθόνη Αποτύπωσης</text:p>
          </table:table-cell>
          <table:table-cell table:style-name="ce641" office:value-type="string" calcext:value-type="string">
            <text:p>Vienas irašymo ekranas</text:p>
          </table:table-cell>
          <table:table-cell table:style-name="ce653" office:value-type="string" calcext:value-type="string">
            <text:p>Ett inspelningsfönster</text:p>
          </table:table-cell>
          <table:table-cell table:style-name="ce664" office:value-type="string" calcext:value-type="string">
            <text:p>En optageskærm</text:p>
          </table:table-cell>
          <table:table-cell table:style-name="ce677" office:value-type="string" calcext:value-type="string">
            <text:p>1 snímací obrazovka</text:p>
          </table:table-cell>
          <table:table-cell table:style-name="ce689"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704" office:value-type="string" calcext:value-type="string">
            <text:p>Один экран съемки </text:p>
          </table:table-cell>
          <table:table-cell table:style-name="ce716" office:value-type="string" calcext:value-type="string">
            <text:p>Una pantalla de captura</text:p>
          </table:table-cell>
          <table:table-cell table:style-name="ce728" office:value-type="string" calcext:value-type="string">
            <text:p>Jedan ekran za snimanje</text:p>
          </table:table-cell>
          <table:table-cell table:style-name="ce740" office:value-type="string" calcext:value-type="string">
            <text:p>Један екран за снимање</text:p>
          </table:table-cell>
          <table:table-cell table:style-name="ce752" office:value-type="string" calcext:value-type="string">
            <text:p>キャプチャスクリーン</text:p>
          </table:table-cell>
          <table:table-cell table:style-name="ce768" office:value-type="string" calcext:value-type="string">
            <text:p>Еден екран за снимање</text:p>
          </table:table-cell>
          <table:table-cell table:style-name="ce779" office:value-type="string" calcext:value-type="string">
            <text:p>شاشة واحدة للالتقاط</text:p>
          </table:table-cell>
          <table:table-cell table:style-name="ce289" table:number-columns-repeated="996"/>
        </table:table-row>
        <table:table-row table:style-name="ro23">
          <table:table-cell table:style-name="ce45" office:value-type="string" calcext:value-type="string">
            <text:p>mnuOnePlayer</text:p>
          </table:table-cell>
          <table:table-cell table:style-name="ce339"/>
          <table:table-cell table:style-name="ce429" office:value-type="string" calcext:value-type="string">
            <text:p>One Playback Screen</text:p>
          </table:table-cell>
          <table:table-cell table:style-name="ce449" office:value-type="string" calcext:value-type="string">
            <text:p>Un Écran de Lecture</text:p>
          </table:table-cell>
          <table:table-cell table:style-name="ce463" office:value-type="string" calcext:value-type="string">
            <text:p>Eén afspeelscherm</text:p>
          </table:table-cell>
          <table:table-cell table:style-name="ce477" office:value-type="string" calcext:value-type="string">
            <text:p>1x Wiedergabefenster</text:p>
          </table:table-cell>
          <table:table-cell table:style-name="ce491" office:value-type="string" calcext:value-type="string">
            <text:p>Una pantalla de Lectura</text:p>
          </table:table-cell>
          <table:table-cell table:style-name="ce504" office:value-type="string" calcext:value-type="string">
            <text:p>Uma Tela de Reproduzir</text:p>
          </table:table-cell>
          <table:table-cell table:style-name="ce521" office:value-type="string" calcext:value-type="string">
            <text:p>Jeden ekran odtwarzania</text:p>
          </table:table-cell>
          <table:table-cell table:style-name="ce535" office:value-type="string" calcext:value-type="string">
            <text:p>Un schermo di Riproduzione</text:p>
          </table:table-cell>
          <table:table-cell table:style-name="ce553" office:value-type="string" calcext:value-type="string">
            <text:p>O fereastră de Rulare</text:p>
          </table:table-cell>
          <table:table-cell table:style-name="ce571" office:value-type="string" calcext:value-type="string">
            <text:p>Yksi video/analyysinäyttö</text:p>
          </table:table-cell>
          <table:table-cell table:style-name="ce588" office:value-type="string" calcext:value-type="string">
            <text:p>Et avspillingsvindu</text:p>
          </table:table-cell>
          <table:table-cell table:style-name="ce602" office:value-type="string" calcext:value-type="string">
            <text:p>单屏幕显示模式</text:p>
          </table:table-cell>
          <table:table-cell table:style-name="ce614" office:value-type="string" calcext:value-type="string">
            <text:p>Bir Oynatma Ekranı</text:p>
          </table:table-cell>
          <table:table-cell table:style-name="ce626" office:value-type="string" calcext:value-type="string">
            <text:p>Μια οθόνη Αναπαραγωγής</text:p>
          </table:table-cell>
          <table:table-cell table:style-name="ce641" office:value-type="string" calcext:value-type="string">
            <text:p>Vienas peržūros ekranas</text:p>
          </table:table-cell>
          <table:table-cell table:style-name="ce653" office:value-type="string" calcext:value-type="string">
            <text:p>Ett uppspelningsfönster</text:p>
          </table:table-cell>
          <table:table-cell table:style-name="ce664" office:value-type="string" calcext:value-type="string">
            <text:p>En afspilningsskærm</text:p>
          </table:table-cell>
          <table:table-cell table:style-name="ce677" office:value-type="string" calcext:value-type="string">
            <text:p>1 obrazovka pro přehrávání</text:p>
          </table:table-cell>
          <table:table-cell table:style-name="ce689"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704" office:value-type="string" calcext:value-type="string">
            <text:p>Один экран воспроизведения</text:p>
          </table:table-cell>
          <table:table-cell table:style-name="ce716" office:value-type="string" calcext:value-type="string">
            <text:p>Una pantalla de reproducció</text:p>
          </table:table-cell>
          <table:table-cell table:style-name="ce728" office:value-type="string" calcext:value-type="string">
            <text:p>Jedan ekran za reprodukovanje</text:p>
          </table:table-cell>
          <table:table-cell table:style-name="ce740" office:value-type="string" calcext:value-type="string">
            <text:p>Један екран за репродуковање</text:p>
          </table:table-cell>
          <table:table-cell table:style-name="ce752" office:value-type="string" calcext:value-type="string">
            <text:p>プレイバックスクリーン</text:p>
          </table:table-cell>
          <table:table-cell table:style-name="ce768" office:value-type="string" calcext:value-type="string">
            <text:p>Еден екран за репродукција</text:p>
          </table:table-cell>
          <table:table-cell table:style-name="ce779" office:value-type="string" calcext:value-type="string">
            <text:p>شاشة واحدة للعرض</text:p>
          </table:table-cell>
          <table:table-cell table:style-name="ce289" table:number-columns-repeated="996"/>
        </table:table-row>
        <table:table-row table:style-name="ro20">
          <table:table-cell table:style-name="ce45" office:value-type="string" calcext:value-type="string">
            <text:p>mnuPlayPause</text:p>
          </table:table-cell>
          <table:table-cell table:style-name="ce339"/>
          <table:table-cell table:style-name="ce429" office:value-type="string" calcext:value-type="string">
            <text:p>Play | Pause</text:p>
          </table:table-cell>
          <table:table-cell table:style-name="ce449" office:value-type="string" calcext:value-type="string">
            <text:p>Lire | Pauser</text:p>
          </table:table-cell>
          <table:table-cell table:style-name="ce463" office:value-type="string" calcext:value-type="string">
            <text:p>Afspelen | Pause</text:p>
          </table:table-cell>
          <table:table-cell table:style-name="ce477" office:value-type="string" calcext:value-type="string">
            <text:p>Abspielen | Pause</text:p>
          </table:table-cell>
          <table:table-cell table:style-name="ce491" office:value-type="string" calcext:value-type="string">
            <text:p>Lectura | Pausa</text:p>
          </table:table-cell>
          <table:table-cell table:style-name="ce504" office:value-type="string" calcext:value-type="string">
            <text:p>Reproduzir | Pausar</text:p>
          </table:table-cell>
          <table:table-cell table:style-name="ce521" office:value-type="string" calcext:value-type="string">
            <text:p>Odtwarzaj | Pauza</text:p>
          </table:table-cell>
          <table:table-cell table:style-name="ce535" office:value-type="string" calcext:value-type="string">
            <text:p>Riproduzione | Pausa</text:p>
          </table:table-cell>
          <table:table-cell table:style-name="ce553" office:value-type="string" calcext:value-type="string">
            <text:p>Rulează | Pauză</text:p>
          </table:table-cell>
          <table:table-cell table:style-name="ce571" office:value-type="string" calcext:value-type="string">
            <text:p>Käynnistä | Pysäytä</text:p>
          </table:table-cell>
          <table:table-cell table:style-name="ce588" office:value-type="string" calcext:value-type="string">
            <text:p>Spill av | Pause</text:p>
          </table:table-cell>
          <table:table-cell table:style-name="ce602" office:value-type="string" calcext:value-type="string">
            <text:p>播放|暂停</text:p>
          </table:table-cell>
          <table:table-cell table:style-name="ce614" office:value-type="string" calcext:value-type="string">
            <text:p>Oynat | Duraklat</text:p>
          </table:table-cell>
          <table:table-cell table:style-name="ce626" office:value-type="string" calcext:value-type="string">
            <text:p>Αναπαραγωγή | Παύση</text:p>
          </table:table-cell>
          <table:table-cell table:style-name="ce641" office:value-type="string" calcext:value-type="string">
            <text:p>Groti | Pauzė</text:p>
          </table:table-cell>
          <table:table-cell table:style-name="ce653" office:value-type="string" calcext:value-type="string">
            <text:p>Starta | Pausa</text:p>
          </table:table-cell>
          <table:table-cell table:style-name="ce664" office:value-type="string" calcext:value-type="string">
            <text:p>Afspil | Pause</text:p>
          </table:table-cell>
          <table:table-cell table:style-name="ce677" office:value-type="string" calcext:value-type="string">
            <text:p>Přehrát I Pozastavit</text:p>
          </table:table-cell>
          <table:table-cell table:style-name="ce689" office:value-type="string" calcext:value-type="string">
            <text:p><text:span text:style-name="T3">재생</text:span><text:span text:style-name="T4">|</text:span><text:span text:style-name="T5">멈춤</text:span></text:p>
          </table:table-cell>
          <table:table-cell table:style-name="ce704" office:value-type="string" calcext:value-type="string">
            <text:p>Воспроизведение Пауза</text:p>
          </table:table-cell>
          <table:table-cell table:style-name="ce716" office:value-type="string" calcext:value-type="string">
            <text:p>Reprodueix | Pausa</text:p>
          </table:table-cell>
          <table:table-cell table:style-name="ce728" office:value-type="string" calcext:value-type="string">
            <text:p>Reprodukuj | Pauziraj</text:p>
          </table:table-cell>
          <table:table-cell table:style-name="ce740" office:value-type="string" calcext:value-type="string">
            <text:p>Репродукуј | Паузирај</text:p>
          </table:table-cell>
          <table:table-cell table:style-name="ce752" office:value-type="string" calcext:value-type="string">
            <text:p>再生 | 一時停止</text:p>
          </table:table-cell>
          <table:table-cell table:style-name="ce768" office:value-type="string" calcext:value-type="string">
            <text:p>Старт | Пауза</text:p>
          </table:table-cell>
          <table:table-cell table:style-name="ce779" office:value-type="string" calcext:value-type="string">
            <text:p>تشغيل | ايقاف</text:p>
          </table:table-cell>
          <table:table-cell table:style-name="ce289" table:number-columns-repeated="996"/>
        </table:table-row>
        <table:table-row table:style-name="ro18">
          <table:table-cell table:style-name="ce418" office:value-type="string" calcext:value-type="string">
            <text:p>mnuRestartTracking</text:p>
          </table:table-cell>
          <table:table-cell table:style-name="ce339"/>
          <table:table-cell table:style-name="ce429" office:value-type="string" calcext:value-type="string">
            <text:p>Restart Path Edition</text:p>
          </table:table-cell>
          <table:table-cell table:style-name="ce450" office:value-type="string" calcext:value-type="string">
            <text:p>Reprendre l'édition de la Trajectoire</text:p>
          </table:table-cell>
          <table:table-cell table:style-name="ce463" office:value-type="string" calcext:value-type="string">
            <text:p>Herstart Trajectpad Editor</text:p>
          </table:table-cell>
          <table:table-cell table:style-name="ce477" office:value-type="string" calcext:value-type="string">
            <text:p>Trajektorien-Editor neu starten</text:p>
          </table:table-cell>
          <table:table-cell table:style-name="ce491" office:value-type="string" calcext:value-type="string">
            <text:p>Reanudar la edición de la Trayectoria</text:p>
          </table:table-cell>
          <table:table-cell table:style-name="ce504" office:value-type="string" calcext:value-type="string">
            <text:p>Reiniciar Edição do Caminho</text:p>
          </table:table-cell>
          <table:table-cell table:style-name="ce521"/>
          <table:table-cell table:style-name="ce541" office:value-type="string" calcext:value-type="string">
            <text:p>Riprendi tracciatura Traiettoria</text:p>
          </table:table-cell>
          <table:table-cell table:style-name="ce554" office:value-type="string" calcext:value-type="string">
            <text:p>Restartează ediţia traiectoriei</text:p>
          </table:table-cell>
          <table:table-cell table:style-name="ce571" office:value-type="string" calcext:value-type="string">
            <text:p>Uudelleenkäynnistä liikeradan editointi</text:p>
          </table:table-cell>
          <table:table-cell table:style-name="ce588" office:value-type="string" calcext:value-type="string">
            <text:p>Start bane på nytt Editor</text:p>
          </table:table-cell>
          <table:table-cell table:style-name="ce602" office:value-type="string" calcext:value-type="string">
            <text:p>重启路径</text:p>
          </table:table-cell>
          <table:table-cell table:style-name="ce614" office:value-type="string" calcext:value-type="string">
            <text:p>Yol Düzenlemesini Baştan Başlat</text:p>
          </table:table-cell>
          <table:table-cell table:style-name="ce626" office:value-type="string" calcext:value-type="string">
            <text:p>Επανεκκίνηση Έκδοσης Διαδρομής</text:p>
          </table:table-cell>
          <table:table-cell table:style-name="ce641" office:value-type="string" calcext:value-type="string">
            <text:p>Atstatyti kelio redagavimą</text:p>
          </table:table-cell>
          <table:table-cell table:style-name="ce654" office:value-type="string" calcext:value-type="string">
            <text:p>Återstarta banans editering</text:p>
          </table:table-cell>
          <table:table-cell table:style-name="ce664" office:value-type="string" calcext:value-type="string">
            <text:p>Genstart editering af spor</text:p>
          </table:table-cell>
          <table:table-cell table:style-name="ce677" office:value-type="string" calcext:value-type="string">
            <text:p>Restart trasování</text:p>
          </table:table-cell>
          <table:table-cell table:style-name="ce689"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704" office:value-type="string" calcext:value-type="string">
            <text:p>Повторное определение пути</text:p>
          </table:table-cell>
          <table:table-cell table:style-name="ce716" office:value-type="string" calcext:value-type="string">
            <text:p>Reprendre l'edició de la trajectòria</text:p>
          </table:table-cell>
          <table:table-cell table:style-name="ce728" office:value-type="string" calcext:value-type="string">
            <text:p>Ponovo pokreni putanju izdanja</text:p>
          </table:table-cell>
          <table:table-cell table:style-name="ce740" office:value-type="string" calcext:value-type="string">
            <text:p>Поново покрени путању издања</text:p>
          </table:table-cell>
          <table:table-cell table:style-name="ce752" office:value-type="string" calcext:value-type="string">
            <text:p>軌道の最終地点を再設定</text:p>
          </table:table-cell>
          <table:table-cell table:style-name="ce768" office:value-type="string" calcext:value-type="string">
            <text:p>Рестартирај го изданието на патот</text:p>
          </table:table-cell>
          <table:table-cell table:style-name="ce779" office:value-type="string" calcext:value-type="string">
            <text:p>اعادة تحرير المسار</text:p>
          </table:table-cell>
          <table:table-cell table:style-name="ce289" table:number-columns-repeated="996"/>
        </table:table-row>
        <table:table-row table:style-name="ro23">
          <table:table-cell table:style-name="ce45" office:value-type="string" calcext:value-type="string">
            <text:p>mnuSave</text:p>
          </table:table-cell>
          <table:table-cell table:style-name="ce339"/>
          <table:table-cell table:style-name="ce429" office:value-type="string" calcext:value-type="string">
            <text:p>Save...</text:p>
          </table:table-cell>
          <table:table-cell table:style-name="ce449" office:value-type="string" calcext:value-type="string">
            <text:p>Enregistrer...</text:p>
          </table:table-cell>
          <table:table-cell table:style-name="ce463" office:value-type="string" calcext:value-type="string">
            <text:p>Bewaar video of kernbeeldgegevens…</text:p>
          </table:table-cell>
          <table:table-cell table:style-name="ce477" office:value-type="string" calcext:value-type="string">
            <text:p>Speichere Video oder Schlüsselbilddaten...</text:p>
          </table:table-cell>
          <table:table-cell table:style-name="ce491" office:value-type="string" calcext:value-type="string">
            <text:p>Guardar el video o los datos de las imàgenes clave…</text:p>
          </table:table-cell>
          <table:table-cell table:style-name="ce504" office:value-type="string" calcext:value-type="string">
            <text:p>Salvar Vídeo ou Dados dos Quadros de Imagens...</text:p>
          </table:table-cell>
          <table:table-cell table:style-name="ce521" office:value-type="string" calcext:value-type="string">
            <text:p>Zapisz dane wideo albo kluczowych obrazów</text:p>
          </table:table-cell>
          <table:table-cell table:style-name="ce535" office:value-type="string" calcext:value-type="string">
            <text:p>Salva...</text:p>
          </table:table-cell>
          <table:table-cell table:style-name="ce553" office:value-type="string" calcext:value-type="string">
            <text:p>Salvează <text:s/>fişierul video sau datele cadrelor cheie...</text:p>
          </table:table-cell>
          <table:table-cell table:style-name="ce571" office:value-type="string" calcext:value-type="string">
            <text:p>Tallenna...</text:p>
          </table:table-cell>
          <table:table-cell table:style-name="ce588" office:value-type="string" calcext:value-type="string">
            <text:p>Lagre...</text:p>
          </table:table-cell>
          <table:table-cell table:style-name="ce602" office:value-type="string" calcext:value-type="string">
            <text:p>保存…</text:p>
          </table:table-cell>
          <table:table-cell table:style-name="ce614" office:value-type="string" calcext:value-type="string">
            <text:p>Kaydet...</text:p>
          </table:table-cell>
          <table:table-cell table:style-name="ce626" office:value-type="string" calcext:value-type="string">
            <text:p>Αποθήκευση…</text:p>
          </table:table-cell>
          <table:table-cell table:style-name="ce641" office:value-type="string" calcext:value-type="string">
            <text:p>Išsaugoti...</text:p>
          </table:table-cell>
          <table:table-cell table:style-name="ce653" office:value-type="string" calcext:value-type="string">
            <text:p>Spara...</text:p>
          </table:table-cell>
          <table:table-cell table:style-name="ce664" office:value-type="string" calcext:value-type="string">
            <text:p>Gem…</text:p>
          </table:table-cell>
          <table:table-cell table:style-name="ce677" office:value-type="string" calcext:value-type="string">
            <text:p>Uložit…</text:p>
          </table:table-cell>
          <table:table-cell table:style-name="ce689" office:value-type="string" calcext:value-type="string">
            <text:p><text:span text:style-name="T3">저장</text:span><text:span text:style-name="T4">…</text:span></text:p>
          </table:table-cell>
          <table:table-cell table:style-name="ce704" office:value-type="string" calcext:value-type="string">
            <text:p>Сохранение…</text:p>
          </table:table-cell>
          <table:table-cell table:style-name="ce716" office:value-type="string" calcext:value-type="string">
            <text:p>Desar</text:p>
          </table:table-cell>
          <table:table-cell table:style-name="ce728" office:value-type="string" calcext:value-type="string">
            <text:p>Sačuvaj...</text:p>
          </table:table-cell>
          <table:table-cell table:style-name="ce740" office:value-type="string" calcext:value-type="string">
            <text:p>Сачувај...</text:p>
          </table:table-cell>
          <table:table-cell table:style-name="ce753" office:value-type="string" calcext:value-type="string">
            <text:p><text:span text:style-name="T15">保存</text:span><text:span text:style-name="T16">…</text:span></text:p>
          </table:table-cell>
          <table:table-cell table:style-name="ce768" office:value-type="string" calcext:value-type="string">
            <text:p>Зачувај...</text:p>
          </table:table-cell>
          <table:table-cell table:style-name="ce779" office:value-type="string" calcext:value-type="string">
            <text:p>حفظ...</text:p>
          </table:table-cell>
          <table:table-cell table:style-name="ce289" table:number-columns-repeated="996"/>
        </table:table-row>
        <table:table-row table:style-name="ro20">
          <table:table-cell table:style-name="ce45" office:value-type="string" calcext:value-type="string">
            <text:p>mnuSealMeasure</text:p>
          </table:table-cell>
          <table:table-cell table:style-name="ce339"/>
          <table:table-cell table:style-name="ce429" office:value-type="string" calcext:value-type="string">
            <text:p>Calibrate measure...</text:p>
          </table:table-cell>
          <table:table-cell table:style-name="ce449" office:value-type="string" calcext:value-type="string">
            <text:p>Étalonner la mesure...</text:p>
          </table:table-cell>
          <table:table-cell table:style-name="ce463" office:value-type="string" calcext:value-type="string">
            <text:p>Fixeer de afmeting</text:p>
          </table:table-cell>
          <table:table-cell table:style-name="ce477" office:value-type="string" calcext:value-type="string">
            <text:p>Messung kalibrieren</text:p>
          </table:table-cell>
          <table:table-cell table:style-name="ce491" office:value-type="string" calcext:value-type="string">
            <text:p>Contrastar la medida</text:p>
          </table:table-cell>
          <table:table-cell table:style-name="ce516" office:value-type="string" calcext:value-type="string">
            <text:p>Calibrar a medida...</text:p>
          </table:table-cell>
          <table:table-cell table:style-name="ce521"/>
          <table:table-cell table:style-name="ce537" office:value-type="string" calcext:value-type="string">
            <text:p>Misura stabilita...</text:p>
          </table:table-cell>
          <table:table-cell table:style-name="ce553" office:value-type="string" calcext:value-type="string">
            <text:p>Calibreaza...</text:p>
          </table:table-cell>
          <table:table-cell table:style-name="ce571" office:value-type="string" calcext:value-type="string">
            <text:p>Sulje mitta...</text:p>
          </table:table-cell>
          <table:table-cell table:style-name="ce590" office:value-type="string" calcext:value-type="string">
            <text:p>Kalibrere måling</text:p>
          </table:table-cell>
          <table:table-cell table:style-name="ce602" office:value-type="string" calcext:value-type="string">
            <text:p>校准测量...</text:p>
          </table:table-cell>
          <table:table-cell table:style-name="ce614" office:value-type="string" calcext:value-type="string">
            <text:p>Ölçümü Kalibre Et...</text:p>
          </table:table-cell>
          <table:table-cell table:style-name="ce626" office:value-type="string" calcext:value-type="string">
            <text:p>Μέτρηση σφραγίδας…</text:p>
          </table:table-cell>
          <table:table-cell table:style-name="ce641" office:value-type="string" calcext:value-type="string">
            <text:p>Nustatyti dydį...</text:p>
          </table:table-cell>
          <table:table-cell table:style-name="ce653" office:value-type="string" calcext:value-type="string">
            <text:p>Kalibrera längd...</text:p>
          </table:table-cell>
          <table:table-cell table:style-name="ce664" office:value-type="string" calcext:value-type="string">
            <text:p>Kalibrer måling…</text:p>
          </table:table-cell>
          <table:table-cell table:style-name="ce677" office:value-type="string" calcext:value-type="string">
            <text:p>Kalibrovat měření…</text:p>
          </table:table-cell>
          <table:table-cell table:style-name="ce689" office:value-type="string" calcext:value-type="string">
            <text:p><text:span text:style-name="T3">자를</text:span><text:span text:style-name="T4"> </text:span><text:span text:style-name="T5">측정함</text:span></text:p>
          </table:table-cell>
          <table:table-cell table:style-name="ce704" office:value-type="string" calcext:value-type="string">
            <text:p>Калибровка измерений…</text:p>
          </table:table-cell>
          <table:table-cell table:style-name="ce716" office:value-type="string" calcext:value-type="string">
            <text:p>Calibrar la mesura...</text:p>
          </table:table-cell>
          <table:table-cell table:style-name="ce728" office:value-type="string" calcext:value-type="string">
            <text:p>Kalibriši meru...</text:p>
          </table:table-cell>
          <table:table-cell table:style-name="ce740" office:value-type="string" calcext:value-type="string">
            <text:p>Калибриши меру...</text:p>
          </table:table-cell>
          <table:table-cell table:style-name="ce753" office:value-type="string" calcext:value-type="string">
            <text:p><text:span text:style-name="T15">計測値の較正</text:span><text:span text:style-name="T16">…</text:span></text:p>
          </table:table-cell>
          <table:table-cell table:style-name="ce768" office:value-type="string" calcext:value-type="string">
            <text:p>Мерка за калибрирање...</text:p>
          </table:table-cell>
          <table:table-cell table:style-name="ce779" office:value-type="string" calcext:value-type="string">
            <text:p>معايرة قياس...</text:p>
          </table:table-cell>
          <table:table-cell table:style-name="ce289" table:number-columns-repeated="996"/>
        </table:table-row>
        <table:table-row table:style-name="ro20">
          <table:table-cell table:style-name="ce45" office:value-type="string" calcext:value-type="string">
            <text:p>mnuCalibrate</text:p>
          </table:table-cell>
          <table:table-cell table:style-name="ce339"/>
          <table:table-cell table:style-name="ce429" office:value-type="string" calcext:value-type="string">
            <text:p>Calibrate...</text:p>
          </table:table-cell>
          <table:table-cell table:style-name="ce449" office:value-type="string" calcext:value-type="string">
            <text:p>Calibrer…</text:p>
          </table:table-cell>
          <table:table-cell table:style-name="ce465" office:value-type="string" calcext:value-type="string">
            <text:p>Calibreer…</text:p>
          </table:table-cell>
          <table:table-cell table:style-name="ce477"/>
          <table:table-cell table:style-name="ce491"/>
          <table:table-cell table:style-name="ce516"/>
          <table:table-cell table:style-name="ce521"/>
          <table:table-cell table:style-name="ce537"/>
          <table:table-cell table:style-name="ce553"/>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Калибровка….</text:p>
          </table:table-cell>
          <table:table-cell table:style-name="ce716" office:value-type="string" calcext:value-type="string">
            <text:p>Calibrar...</text:p>
          </table:table-cell>
          <table:table-cell table:style-name="ce728" office:value-type="string" calcext:value-type="string">
            <text:p>Kalibriši...</text:p>
          </table:table-cell>
          <table:table-cell table:style-name="ce740" office:value-type="string" calcext:value-type="string">
            <text:p>Калибриши...</text:p>
          </table:table-cell>
          <table:table-cell table:style-name="ce753" office:value-type="string" calcext:value-type="string">
            <text:p><text:span text:style-name="T15">較正</text:span><text:span text:style-name="T16">…</text:span></text:p>
          </table:table-cell>
          <table:table-cell table:style-name="ce768" office:value-type="string" calcext:value-type="string">
            <text:p>Калибрирај...</text:p>
          </table:table-cell>
          <table:table-cell table:style-name="ce779" office:value-type="string" calcext:value-type="string">
            <text:p>معايرة...</text:p>
          </table:table-cell>
          <table:table-cell table:style-name="ce289" table:number-columns-repeated="996"/>
        </table:table-row>
        <table:table-row table:style-name="ro23">
          <table:table-cell table:style-name="ce45" office:value-type="string" calcext:value-type="string">
            <text:p>mnuSendPic</text:p>
          </table:table-cell>
          <table:table-cell table:style-name="ce339"/>
          <table:table-cell table:style-name="ce429" office:value-type="string" calcext:value-type="string">
            <text:p>Send image to the other video</text:p>
          </table:table-cell>
          <table:table-cell table:style-name="ce449" office:value-type="string" calcext:value-type="string">
            <text:p>Envoyer l'image vers l'autre vidéo</text:p>
          </table:table-cell>
          <table:table-cell table:style-name="ce464" office:value-type="string" calcext:value-type="string">
            <text:p>Zend beeld naar de andere video</text:p>
          </table:table-cell>
          <table:table-cell table:style-name="ce478" office:value-type="string" calcext:value-type="string">
            <text:p>Bild ins andere Video senden</text:p>
          </table:table-cell>
          <table:table-cell table:style-name="ce491" office:value-type="string" calcext:value-type="string">
            <text:p>Enviar imagen a la otra pantalla</text:p>
          </table:table-cell>
          <table:table-cell table:style-name="ce508" office:value-type="string" calcext:value-type="string">
            <text:p>Enviar imagem para outro video</text:p>
          </table:table-cell>
          <table:table-cell table:style-name="ce521"/>
          <table:table-cell table:style-name="ce537" office:value-type="string" calcext:value-type="string">
            <text:p>Invia un'immagine all'altro video</text:p>
          </table:table-cell>
          <table:table-cell table:style-name="ce553" office:value-type="string" calcext:value-type="string">
            <text:p>Trimite imaginea către alt fişier video</text:p>
          </table:table-cell>
          <table:table-cell table:style-name="ce582" office:value-type="string" calcext:value-type="string">
            <text:p>Lähetä kuva toiseen videoon</text:p>
          </table:table-cell>
          <table:table-cell table:style-name="ce590"/>
          <table:table-cell table:style-name="ce602"/>
          <table:table-cell table:style-name="ce615" office:value-type="string" calcext:value-type="string">
            <text:p>İmajı diğer videoya gönder</text:p>
          </table:table-cell>
          <table:table-cell table:style-name="ce627" office:value-type="string" calcext:value-type="string">
            <text:p>Αποστολή εικόνας στο άλλο βίντεο</text:p>
          </table:table-cell>
          <table:table-cell table:style-name="ce642" office:value-type="string" calcext:value-type="string">
            <text:p>Siusti paveikslėlį į kitą vaizdą</text:p>
          </table:table-cell>
          <table:table-cell table:style-name="ce654" office:value-type="string" calcext:value-type="string">
            <text:p>Sänd bilden till andra videon</text:p>
          </table:table-cell>
          <table:table-cell table:style-name="ce664" office:value-type="string" calcext:value-type="string">
            <text:p>Send billede til den anden video</text:p>
          </table:table-cell>
          <table:table-cell table:style-name="ce677" office:value-type="string" calcext:value-type="string">
            <text:p>Poslat obraz do jiného videa</text:p>
          </table:table-cell>
          <table:table-cell table:style-name="ce689"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704" office:value-type="string" calcext:value-type="string">
            <text:p>Отправить изображение в другое видео</text:p>
          </table:table-cell>
          <table:table-cell table:style-name="ce716" office:value-type="string" calcext:value-type="string">
            <text:p>Enviar l'imatge a l'altre vídeo</text:p>
          </table:table-cell>
          <table:table-cell table:style-name="ce728" office:value-type="string" calcext:value-type="string">
            <text:p>Pošaljite sliku drugom video zapisu</text:p>
          </table:table-cell>
          <table:table-cell table:style-name="ce740" office:value-type="string" calcext:value-type="string">
            <text:p>Пошаљите слику другом видео запису</text:p>
          </table:table-cell>
          <table:table-cell table:style-name="ce752" office:value-type="string" calcext:value-type="string">
            <text:p>イメージを他のビデオに送る</text:p>
          </table:table-cell>
          <table:table-cell table:style-name="ce768" office:value-type="string" calcext:value-type="string">
            <text:p>Прати ја сликата на друго видео</text:p>
          </table:table-cell>
          <table:table-cell table:style-name="ce779" office:value-type="string" calcext:value-type="string">
            <text:p>إرسال صورة إلى الفيديو اخر</text:p>
          </table:table-cell>
          <table:table-cell table:style-name="ce289" table:number-columns-repeated="996"/>
        </table:table-row>
        <table:table-row table:style-name="ro5">
          <table:table-cell table:style-name="ce421" office:value-type="string" calcext:value-type="string">
            <text:p>mnuTimebase</text:p>
          </table:table-cell>
          <table:table-cell table:style-name="ce421"/>
          <table:table-cell table:style-name="ce444" office:value-type="string" calcext:value-type="string">
            <text:p>Configure video timing...</text:p>
          </table:table-cell>
          <table:table-cell table:style-name="ce449" office:value-type="string" calcext:value-type="string">
            <text:p>Configurer le timing de la vidéo…</text:p>
          </table:table-cell>
          <table:table-cell table:style-name="ce463"/>
          <table:table-cell table:style-name="ce478"/>
          <table:table-cell table:style-name="ce491"/>
          <table:table-cell table:style-name="ce507"/>
          <table:table-cell table:style-name="ce531"/>
          <table:table-cell table:style-name="ce548"/>
          <table:table-cell table:style-name="ce566"/>
          <table:table-cell table:style-name="ce583"/>
          <table:table-cell table:style-name="ce598"/>
          <table:table-cell table:style-name="ce602"/>
          <table:table-cell table:style-name="ce615"/>
          <table:table-cell table:style-name="ce627"/>
          <table:table-cell table:style-name="ce641"/>
          <table:table-cell table:style-name="ce653"/>
          <table:table-cell table:style-name="ce664"/>
          <table:table-cell table:style-name="ce677"/>
          <table:table-cell table:style-name="ce690"/>
          <table:table-cell table:style-name="ce704"/>
          <table:table-cell table:style-name="ce716"/>
          <table:table-cell table:style-name="ce728"/>
          <table:table-cell table:style-name="ce740"/>
          <table:table-cell table:style-name="ce753"/>
          <table:table-cell table:style-name="ce777"/>
          <table:table-cell table:style-name="ce779" office:value-type="string" calcext:value-type="string">
            <text:p>اعدادات توقيت الفيديو ...</text:p>
          </table:table-cell>
          <table:table-cell table:style-name="ce785" table:number-columns-repeated="995"/>
          <table:table-cell table:style-name="ce289"/>
        </table:table-row>
        <table:table-row table:style-name="ro20">
          <table:table-cell table:style-name="ce45" office:value-type="string" calcext:value-type="string">
            <text:p>mnuSharpen</text:p>
          </table:table-cell>
          <table:table-cell table:style-name="ce339"/>
          <table:table-cell table:style-name="ce429" office:value-type="string" calcext:value-type="string">
            <text:p>Sharpen...</text:p>
          </table:table-cell>
          <table:table-cell table:style-name="ce449" office:value-type="string" calcext:value-type="string">
            <text:p>Renforcement des Contours...</text:p>
          </table:table-cell>
          <table:table-cell table:style-name="ce463" office:value-type="string" calcext:value-type="string">
            <text:p>Verscherp…</text:p>
          </table:table-cell>
          <table:table-cell table:style-name="ce477" office:value-type="string" calcext:value-type="string">
            <text:p>Scharfzeichnen...</text:p>
          </table:table-cell>
          <table:table-cell table:style-name="ce491" office:value-type="string" calcext:value-type="string">
            <text:p>Fortalecimiento de contornos…</text:p>
          </table:table-cell>
          <table:table-cell table:style-name="ce504" office:value-type="string" calcext:value-type="string">
            <text:p>Nitidez...</text:p>
          </table:table-cell>
          <table:table-cell table:style-name="ce521" office:value-type="string" calcext:value-type="string">
            <text:p>Wyostrz...</text:p>
          </table:table-cell>
          <table:table-cell table:style-name="ce535" office:value-type="string" calcext:value-type="string">
            <text:p>Nitidezza...</text:p>
          </table:table-cell>
          <table:table-cell table:style-name="ce553" office:value-type="string" calcext:value-type="string">
            <text:p>Accentuare de contururi...</text:p>
          </table:table-cell>
          <table:table-cell table:style-name="ce571" office:value-type="string" calcext:value-type="string">
            <text:p>Tarkenna...</text:p>
          </table:table-cell>
          <table:table-cell table:style-name="ce588" office:value-type="string" calcext:value-type="string">
            <text:p>Skarp opp</text:p>
          </table:table-cell>
          <table:table-cell table:style-name="ce602" office:value-type="string" calcext:value-type="string">
            <text:p>锐化...</text:p>
          </table:table-cell>
          <table:table-cell table:style-name="ce614" office:value-type="string" calcext:value-type="string">
            <text:p>Keskinleştir...</text:p>
          </table:table-cell>
          <table:table-cell table:style-name="ce626" office:value-type="string" calcext:value-type="string">
            <text:p>Όξυνση…</text:p>
          </table:table-cell>
          <table:table-cell table:style-name="ce641" office:value-type="string" calcext:value-type="string">
            <text:p>Ryškumas...</text:p>
          </table:table-cell>
          <table:table-cell table:style-name="ce653" office:value-type="string" calcext:value-type="string">
            <text:p>Skärp...</text:p>
          </table:table-cell>
          <table:table-cell table:style-name="ce664" office:value-type="string" calcext:value-type="string">
            <text:p>Gør skarp…</text:p>
          </table:table-cell>
          <table:table-cell table:style-name="ce677" office:value-type="string" calcext:value-type="string">
            <text:p>Zaostřit…</text:p>
          </table:table-cell>
          <table:table-cell table:style-name="ce689" office:value-type="string" calcext:value-type="string">
            <text:p><text:span text:style-name="T3">날카롭게</text:span><text:span text:style-name="T4">..</text:span></text:p>
          </table:table-cell>
          <table:table-cell table:style-name="ce704" office:value-type="string" calcext:value-type="string">
            <text:p>Резкость…</text:p>
          </table:table-cell>
          <table:table-cell table:style-name="ce716" office:value-type="string" calcext:value-type="string">
            <text:p>Ressalta els contorns</text:p>
          </table:table-cell>
          <table:table-cell table:style-name="ce728" office:value-type="string" calcext:value-type="string">
            <text:p>Izoštravanje...</text:p>
          </table:table-cell>
          <table:table-cell table:style-name="ce740" office:value-type="string" calcext:value-type="string">
            <text:p>Изоштравање...</text:p>
          </table:table-cell>
          <table:table-cell table:style-name="ce753" office:value-type="string" calcext:value-type="string">
            <text:p><text:span text:style-name="T15">鮮明化</text:span><text:span text:style-name="T16">…</text:span></text:p>
          </table:table-cell>
          <table:table-cell table:style-name="ce768" office:value-type="string" calcext:value-type="string">
            <text:p>Изострување...</text:p>
          </table:table-cell>
          <table:table-cell table:style-name="ce779" office:value-type="string" calcext:value-type="string">
            <text:p>حدة الوضوح...</text:p>
          </table:table-cell>
          <table:table-cell table:style-name="ce289" table:number-columns-repeated="996"/>
        </table:table-row>
        <table:table-row table:style-name="ro20">
          <table:table-cell table:style-name="ce45" office:value-type="string" calcext:value-type="string">
            <text:p>mnuShowCoordinates</text:p>
          </table:table-cell>
          <table:table-cell table:style-name="ce339"/>
          <table:table-cell table:style-name="ce429" office:value-type="string" calcext:value-type="string">
            <text:p>Display coordinates</text:p>
          </table:table-cell>
          <table:table-cell table:style-name="ce449" office:value-type="string" calcext:value-type="string">
            <text:p>Afficher les coordonnées</text:p>
          </table:table-cell>
          <table:table-cell table:style-name="ce463" office:value-type="string" calcext:value-type="string">
            <text:p>Toon coördinaten</text:p>
          </table:table-cell>
          <table:table-cell table:style-name="ce478" office:value-type="string" calcext:value-type="string">
            <text:p>Koordinaten anzeigen</text:p>
          </table:table-cell>
          <table:table-cell table:style-name="ce491" office:value-type="string" calcext:value-type="string">
            <text:p>Mostrar las coordenadas</text:p>
          </table:table-cell>
          <table:table-cell table:style-name="ce507" office:value-type="string" calcext:value-type="string">
            <text:p>Mostrar coordenadas</text:p>
          </table:table-cell>
          <table:table-cell table:style-name="ce521"/>
          <table:table-cell table:style-name="ce535" office:value-type="string" calcext:value-type="string">
            <text:p>Visualizza le coordinate</text:p>
          </table:table-cell>
          <table:table-cell table:style-name="ce553" office:value-type="string" calcext:value-type="string">
            <text:p>Afişează coordonatele</text:p>
          </table:table-cell>
          <table:table-cell table:style-name="ce571" office:value-type="string" calcext:value-type="string">
            <text:p>Näytä koordinaatit</text:p>
          </table:table-cell>
          <table:table-cell table:style-name="ce588"/>
          <table:table-cell table:style-name="ce602"/>
          <table:table-cell table:style-name="ce615" office:value-type="string" calcext:value-type="string">
            <text:p>Koordinatları göster</text:p>
          </table:table-cell>
          <table:table-cell table:style-name="ce627" office:value-type="string" calcext:value-type="string">
            <text:p>Απεικόνηση συντεταγμένων</text:p>
          </table:table-cell>
          <table:table-cell table:style-name="ce641" office:value-type="string" calcext:value-type="string">
            <text:p>Rodyti koordinates</text:p>
          </table:table-cell>
          <table:table-cell table:style-name="ce653" office:value-type="string" calcext:value-type="string">
            <text:p>Visa Koordinater</text:p>
          </table:table-cell>
          <table:table-cell table:style-name="ce664" office:value-type="string" calcext:value-type="string">
            <text:p>Vis koordinater</text:p>
          </table:table-cell>
          <table:table-cell table:style-name="ce677" office:value-type="string" calcext:value-type="string">
            <text:p>Zobrazit souřadnice</text:p>
          </table:table-cell>
          <table:table-cell table:style-name="ce689" office:value-type="string" calcext:value-type="string">
            <text:p><text:span text:style-name="T3">좌표</text:span><text:span text:style-name="T4"> </text:span><text:span text:style-name="T5">표시</text:span></text:p>
          </table:table-cell>
          <table:table-cell table:style-name="ce704" office:value-type="string" calcext:value-type="string">
            <text:p>Координаты дисплея</text:p>
          </table:table-cell>
          <table:table-cell table:style-name="ce716" office:value-type="string" calcext:value-type="string">
            <text:p>Mostrar coordenades</text:p>
          </table:table-cell>
          <table:table-cell table:style-name="ce728" office:value-type="string" calcext:value-type="string">
            <text:p>Prikaži koordinate</text:p>
          </table:table-cell>
          <table:table-cell table:style-name="ce740" office:value-type="string" calcext:value-type="string">
            <text:p>Прикажи координате</text:p>
          </table:table-cell>
          <table:table-cell table:style-name="ce752" office:value-type="string" calcext:value-type="string">
            <text:p>座標を表示</text:p>
          </table:table-cell>
          <table:table-cell table:style-name="ce768" office:value-type="string" calcext:value-type="string">
            <text:p>Прикажи координати</text:p>
          </table:table-cell>
          <table:table-cell table:style-name="ce779" office:value-type="string" calcext:value-type="string">
            <text:p>عرض الاحداثيات</text:p>
          </table:table-cell>
          <table:table-cell table:style-name="ce289" table:number-columns-repeated="996"/>
        </table:table-row>
        <table:table-row table:style-name="ro20">
          <table:table-cell table:style-name="ce45" office:value-type="string" calcext:value-type="string">
            <text:p>mnuShowMeasure</text:p>
          </table:table-cell>
          <table:table-cell table:style-name="ce339"/>
          <table:table-cell table:style-name="ce429" office:value-type="string" calcext:value-type="string">
            <text:p>Display Measure</text:p>
          </table:table-cell>
          <table:table-cell table:style-name="ce449" office:value-type="string" calcext:value-type="string">
            <text:p>Afficher la mesure</text:p>
          </table:table-cell>
          <table:table-cell table:style-name="ce463" office:value-type="string" calcext:value-type="string">
            <text:p>Toon afmeting</text:p>
          </table:table-cell>
          <table:table-cell table:style-name="ce477" office:value-type="string" calcext:value-type="string">
            <text:p>Messwert anzeigen</text:p>
          </table:table-cell>
          <table:table-cell table:style-name="ce491" office:value-type="string" calcext:value-type="string">
            <text:p>Mostar la medida</text:p>
          </table:table-cell>
          <table:table-cell table:style-name="ce504" office:value-type="string" calcext:value-type="string">
            <text:p>Mostrar Medida</text:p>
          </table:table-cell>
          <table:table-cell table:style-name="ce521"/>
          <table:table-cell table:style-name="ce535" office:value-type="string" calcext:value-type="string">
            <text:p>Visualizza la misura</text:p>
          </table:table-cell>
          <table:table-cell table:style-name="ce553" office:value-type="string" calcext:value-type="string">
            <text:p>Afiseaza indicator</text:p>
          </table:table-cell>
          <table:table-cell table:style-name="ce571" office:value-type="string" calcext:value-type="string">
            <text:p>Näytä mitta</text:p>
          </table:table-cell>
          <table:table-cell table:style-name="ce588" office:value-type="string" calcext:value-type="string">
            <text:p>Vis måling</text:p>
          </table:table-cell>
          <table:table-cell table:style-name="ce602" office:value-type="string" calcext:value-type="string">
            <text:p>显示测量</text:p>
          </table:table-cell>
          <table:table-cell table:style-name="ce614" office:value-type="string" calcext:value-type="string">
            <text:p>Ölçümü Göster</text:p>
          </table:table-cell>
          <table:table-cell table:style-name="ce626" office:value-type="string" calcext:value-type="string">
            <text:p>Απεικόνιση Μέτρησης</text:p>
          </table:table-cell>
          <table:table-cell table:style-name="ce641" office:value-type="string" calcext:value-type="string">
            <text:p>Rodyti dydį</text:p>
          </table:table-cell>
          <table:table-cell table:style-name="ce653" office:value-type="string" calcext:value-type="string">
            <text:p>Visa längd</text:p>
          </table:table-cell>
          <table:table-cell table:style-name="ce664" office:value-type="string" calcext:value-type="string">
            <text:p>Vis måling</text:p>
          </table:table-cell>
          <table:table-cell table:style-name="ce677" office:value-type="string" calcext:value-type="string">
            <text:p>Zobrazit měření</text:p>
          </table:table-cell>
          <table:table-cell table:style-name="ce689" office:value-type="string" calcext:value-type="string">
            <text:p><text:span text:style-name="T3">자</text:span><text:span text:style-name="T4"> </text:span><text:span text:style-name="T5">표시</text:span></text:p>
          </table:table-cell>
          <table:table-cell table:style-name="ce704" office:value-type="string" calcext:value-type="string">
            <text:p>Отображение размерностей</text:p>
          </table:table-cell>
          <table:table-cell table:style-name="ce716" office:value-type="string" calcext:value-type="string">
            <text:p>Mostrar mesura</text:p>
          </table:table-cell>
          <table:table-cell table:style-name="ce728" office:value-type="string" calcext:value-type="string">
            <text:p>Prikaži meru</text:p>
          </table:table-cell>
          <table:table-cell table:style-name="ce740" office:value-type="string" calcext:value-type="string">
            <text:p>Прикажи меру</text:p>
          </table:table-cell>
          <table:table-cell table:style-name="ce752" office:value-type="string" calcext:value-type="string">
            <text:p>計測値を表示</text:p>
          </table:table-cell>
          <table:table-cell table:style-name="ce768" office:value-type="string" calcext:value-type="string">
            <text:p>Прикажи мерка</text:p>
          </table:table-cell>
          <table:table-cell table:style-name="ce779" office:value-type="string" calcext:value-type="string">
            <text:p>عرض القياس</text:p>
          </table:table-cell>
          <table:table-cell table:style-name="ce289" table:number-columns-repeated="996"/>
        </table:table-row>
        <table:table-row table:style-name="ro20">
          <table:table-cell table:style-name="ce45" office:value-type="string" calcext:value-type="string">
            <text:p>mnuStabilize</text:p>
          </table:table-cell>
          <table:table-cell table:style-name="ce339" office:value-type="string" calcext:value-type="string">
            <text:p>not implemented</text:p>
          </table:table-cell>
          <table:table-cell table:style-name="ce429" office:value-type="string" calcext:value-type="string">
            <text:p>Stabilize</text:p>
          </table:table-cell>
          <table:table-cell table:style-name="ce449" office:value-type="string" calcext:value-type="string">
            <text:p>Stabiliser</text:p>
          </table:table-cell>
          <table:table-cell table:style-name="ce463" office:value-type="string" calcext:value-type="string">
            <text:p>Stabiliseer…</text:p>
          </table:table-cell>
          <table:table-cell table:style-name="ce477" office:value-type="string" calcext:value-type="string">
            <text:p>Stabilisieren</text:p>
          </table:table-cell>
          <table:table-cell table:style-name="ce491" office:value-type="string" calcext:value-type="string">
            <text:p>Stabilizar</text:p>
          </table:table-cell>
          <table:table-cell table:style-name="ce504" office:value-type="string" calcext:value-type="string">
            <text:p>Estabilizar</text:p>
          </table:table-cell>
          <table:table-cell table:style-name="ce521" office:value-type="string" calcext:value-type="string">
            <text:p>Stabilizuj</text:p>
          </table:table-cell>
          <table:table-cell table:style-name="ce535" office:value-type="string" calcext:value-type="string">
            <text:p>Stabilizza</text:p>
          </table:table-cell>
          <table:table-cell table:style-name="ce553" office:value-type="string" calcext:value-type="string">
            <text:p>Stabilizator</text:p>
          </table:table-cell>
          <table:table-cell table:style-name="ce571" office:value-type="string" calcext:value-type="string">
            <text:p>Stabiloi</text:p>
          </table:table-cell>
          <table:table-cell table:style-name="ce588" office:value-type="string" calcext:value-type="string">
            <text:p>Stabiliser</text:p>
          </table:table-cell>
          <table:table-cell table:style-name="ce602" office:value-type="string" calcext:value-type="string">
            <text:p>固定</text:p>
          </table:table-cell>
          <table:table-cell table:style-name="ce614" office:value-type="string" calcext:value-type="string">
            <text:p>Stabilize Et</text:p>
          </table:table-cell>
          <table:table-cell table:style-name="ce626" office:value-type="string" calcext:value-type="string">
            <text:p>Σταθεροποίηση</text:p>
          </table:table-cell>
          <table:table-cell table:style-name="ce641" office:value-type="string" calcext:value-type="string">
            <text:p>Stabilizuoti</text:p>
          </table:table-cell>
          <table:table-cell table:style-name="ce653" office:value-type="string" calcext:value-type="string">
            <text:p>Stabilisera</text:p>
          </table:table-cell>
          <table:table-cell table:style-name="ce664" office:value-type="string" calcext:value-type="string">
            <text:p>Stabiliser</text:p>
          </table:table-cell>
          <table:table-cell table:style-name="ce677" office:value-type="string" calcext:value-type="string">
            <text:p>Stabilizovat</text:p>
          </table:table-cell>
          <table:table-cell table:style-name="ce691" office:value-type="string" calcext:value-type="string">
            <text:p>안정화</text:p>
          </table:table-cell>
          <table:table-cell table:style-name="ce704" office:value-type="string" calcext:value-type="string">
            <text:p>Стабилизация</text:p>
          </table:table-cell>
          <table:table-cell table:style-name="ce716" office:value-type="string" calcext:value-type="string">
            <text:p>Estabilitzar</text:p>
          </table:table-cell>
          <table:table-cell table:style-name="ce728" office:value-type="string" calcext:value-type="string">
            <text:p>Stabilizuj</text:p>
          </table:table-cell>
          <table:table-cell table:style-name="ce740" office:value-type="string" calcext:value-type="string">
            <text:p>Стабилизуј</text:p>
          </table:table-cell>
          <table:table-cell table:style-name="ce752" office:value-type="string" calcext:value-type="string">
            <text:p>安定化</text:p>
          </table:table-cell>
          <table:table-cell table:style-name="ce768" office:value-type="string" calcext:value-type="string">
            <text:p>Стабилизирај</text:p>
          </table:table-cell>
          <table:table-cell table:style-name="ce779" office:value-type="string" calcext:value-type="string">
            <text:p>ثبات</text:p>
          </table:table-cell>
          <table:table-cell table:style-name="ce289" table:number-columns-repeated="996"/>
        </table:table-row>
        <table:table-row table:style-name="ro18">
          <table:table-cell table:style-name="ce45" office:value-type="string" calcext:value-type="string">
            <text:p>mnuStopTracking</text:p>
          </table:table-cell>
          <table:table-cell table:style-name="ce339"/>
          <table:table-cell table:style-name="ce429" office:value-type="string" calcext:value-type="string">
            <text:p>End Path Edition </text:p>
          </table:table-cell>
          <table:table-cell table:style-name="ce450" office:value-type="string" calcext:value-type="string">
            <text:p>Terminer l'édition de la Trajectoire</text:p>
          </table:table-cell>
          <table:table-cell table:style-name="ce463" office:value-type="string" calcext:value-type="string">
            <text:p>Beëindig Trajectory bewerking</text:p>
          </table:table-cell>
          <table:table-cell table:style-name="ce476" office:value-type="string" calcext:value-type="string">
            <text:p>Beende Trajektorienbearbeitung</text:p>
          </table:table-cell>
          <table:table-cell table:style-name="ce491" office:value-type="string" calcext:value-type="string">
            <text:p>Terminar la ediciòn de la Trayectoria</text:p>
          </table:table-cell>
          <table:table-cell table:style-name="ce504" office:value-type="string" calcext:value-type="string">
            <text:p>Fim da Edição do Caminho</text:p>
          </table:table-cell>
          <table:table-cell table:style-name="ce521"/>
          <table:table-cell table:style-name="ce541" office:value-type="string" calcext:value-type="string">
            <text:p>Fine tracciatura Traiettoria</text:p>
          </table:table-cell>
          <table:table-cell table:style-name="ce554" office:value-type="string" calcext:value-type="string">
            <text:p>Termină ediţia traiectoriei</text:p>
          </table:table-cell>
          <table:table-cell table:style-name="ce571" office:value-type="string" calcext:value-type="string">
            <text:p>Lopeta liikeradan editointi</text:p>
          </table:table-cell>
          <table:table-cell table:style-name="ce588" office:value-type="string" calcext:value-type="string">
            <text:p>End bane Editor</text:p>
          </table:table-cell>
          <table:table-cell table:style-name="ce602" office:value-type="string" calcext:value-type="string">
            <text:p>结束路径 </text:p>
          </table:table-cell>
          <table:table-cell table:style-name="ce614" office:value-type="string" calcext:value-type="string">
            <text:p>Yol Düzenlemesini Sonlandır</text:p>
          </table:table-cell>
          <table:table-cell table:style-name="ce626" office:value-type="string" calcext:value-type="string">
            <text:p>Τερματισμός Έκδοσης Διαδρομής</text:p>
          </table:table-cell>
          <table:table-cell table:style-name="ce641" office:value-type="string" calcext:value-type="string">
            <text:p>Baigti redaguoti kelią</text:p>
          </table:table-cell>
          <table:table-cell table:style-name="ce654" office:value-type="string" calcext:value-type="string">
            <text:p>Avsluta banans editering</text:p>
          </table:table-cell>
          <table:table-cell table:style-name="ce664" office:value-type="string" calcext:value-type="string">
            <text:p>Afslut editering af spor</text:p>
          </table:table-cell>
          <table:table-cell table:style-name="ce677" office:value-type="string" calcext:value-type="string">
            <text:p>Konec trasování</text:p>
          </table:table-cell>
          <table:table-cell table:style-name="ce689"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704" office:value-type="string" calcext:value-type="string">
            <text:p>Закончить редактирование пути</text:p>
          </table:table-cell>
          <table:table-cell table:style-name="ce716" office:value-type="string" calcext:value-type="string">
            <text:p>Finalitzar l'edició de la trajectòria</text:p>
          </table:table-cell>
          <table:table-cell table:style-name="ce728" office:value-type="string" calcext:value-type="string">
            <text:p>Završi <text:s/>putanju izdanja</text:p>
          </table:table-cell>
          <table:table-cell table:style-name="ce740" office:value-type="string" calcext:value-type="string">
            <text:p>Заврши <text:s/>путању издања</text:p>
          </table:table-cell>
          <table:table-cell table:style-name="ce752" office:value-type="string" calcext:value-type="string">
            <text:p>軌道の最終地点を確定</text:p>
          </table:table-cell>
          <table:table-cell table:style-name="ce768" office:value-type="string" calcext:value-type="string">
            <text:p>Зврши со уредување на патеката</text:p>
          </table:table-cell>
          <table:table-cell table:style-name="ce779" office:value-type="string" calcext:value-type="string">
            <text:p>انهاء تحرير المسار</text:p>
          </table:table-cell>
          <table:table-cell table:style-name="ce289" table:number-columns-repeated="996"/>
        </table:table-row>
        <table:table-row table:style-name="ro18">
          <table:table-cell table:style-name="ce45" office:value-type="string" calcext:value-type="string">
            <text:p>mnuSVGTools</text:p>
          </table:table-cell>
          <table:table-cell table:style-name="ce339"/>
          <table:table-cell table:style-name="ce429" office:value-type="string" calcext:value-type="string">
            <text:p>Observational reference</text:p>
          </table:table-cell>
          <table:table-cell table:style-name="ce450" office:value-type="string" calcext:value-type="string">
            <text:p>Référence d'observation</text:p>
          </table:table-cell>
          <table:table-cell table:style-name="ce463" office:value-type="string" calcext:value-type="string">
            <text:p>Observatie Referentie</text:p>
          </table:table-cell>
          <table:table-cell table:style-name="ce479" office:value-type="string" calcext:value-type="string">
            <text:p>Referenzobjekt</text:p>
          </table:table-cell>
          <table:table-cell table:style-name="ce491" office:value-type="string" calcext:value-type="string">
            <text:p>Referencia de observación</text:p>
          </table:table-cell>
          <table:table-cell table:style-name="ce507" office:value-type="string" calcext:value-type="string">
            <text:p>Referência observação </text:p>
          </table:table-cell>
          <table:table-cell table:style-name="ce521"/>
          <table:table-cell table:style-name="ce541" office:value-type="string" calcext:value-type="string">
            <text:p>Riferimenti visivi</text:p>
          </table:table-cell>
          <table:table-cell table:style-name="ce554" office:value-type="string" calcext:value-type="string">
            <text:p>Referinţă pentru observaţie</text:p>
          </table:table-cell>
          <table:table-cell table:style-name="ce571" office:value-type="string" calcext:value-type="string">
            <text:p>Havaintoreferenssi</text:p>
          </table:table-cell>
          <table:table-cell table:style-name="ce588"/>
          <table:table-cell table:style-name="ce602"/>
          <table:table-cell table:style-name="ce615" office:value-type="string" calcext:value-type="string">
            <text:p>Gözlemsel referans</text:p>
          </table:table-cell>
          <table:table-cell table:style-name="ce627" office:value-type="string" calcext:value-type="string">
            <text:p>Εικόνες για χρήση ως σημείων αναφοράς</text:p>
          </table:table-cell>
          <table:table-cell table:style-name="ce641" office:value-type="string" calcext:value-type="string">
            <text:p>Stebėjimo nuoroda</text:p>
          </table:table-cell>
          <table:table-cell table:style-name="ce653" office:value-type="string" calcext:value-type="string">
            <text:p>Observationsreferens</text:p>
          </table:table-cell>
          <table:table-cell table:style-name="ce664" office:value-type="string" calcext:value-type="string">
            <text:p>Observationsreference</text:p>
          </table:table-cell>
          <table:table-cell table:style-name="ce677" office:value-type="string" calcext:value-type="string">
            <text:p>Srovnávací reference</text:p>
          </table:table-cell>
          <table:table-cell table:style-name="ce689" office:value-type="string" calcext:value-type="string">
            <text:p><text:span text:style-name="T3">관측 가능한</text:span><text:span text:style-name="T4"> </text:span><text:span text:style-name="T5">참조</text:span></text:p>
          </table:table-cell>
          <table:table-cell table:style-name="ce704" office:value-type="string" calcext:value-type="string">
            <text:p>Визуальные ориентиры</text:p>
          </table:table-cell>
          <table:table-cell table:style-name="ce716" office:value-type="string" calcext:value-type="string">
            <text:p>Referència d'observació</text:p>
          </table:table-cell>
          <table:table-cell table:style-name="ce728" office:value-type="string" calcext:value-type="string">
            <text:p>Tačka posmatranja</text:p>
          </table:table-cell>
          <table:table-cell table:style-name="ce740" office:value-type="string" calcext:value-type="string">
            <text:p>Тачка посматрања</text:p>
          </table:table-cell>
          <table:table-cell table:style-name="ce752" office:value-type="string" calcext:value-type="string">
            <text:p>実測用画像</text:p>
          </table:table-cell>
          <table:table-cell table:style-name="ce768" office:value-type="string" calcext:value-type="string">
            <text:p>Точка на набљудување</text:p>
          </table:table-cell>
          <table:table-cell table:style-name="ce779" office:value-type="string" calcext:value-type="string">
            <text:p>مرجع الملاحظة</text:p>
          </table:table-cell>
          <table:table-cell table:style-name="ce289" table:number-columns-repeated="996"/>
        </table:table-row>
        <table:table-row table:style-name="ro23">
          <table:table-cell table:style-name="ce45" office:value-type="string" calcext:value-type="string">
            <text:p>mnuSwapScreens</text:p>
          </table:table-cell>
          <table:table-cell table:style-name="ce339"/>
          <table:table-cell table:style-name="ce429" office:value-type="string" calcext:value-type="string">
            <text:p>Invert Videos Positions</text:p>
          </table:table-cell>
          <table:table-cell table:style-name="ce449" office:value-type="string" calcext:value-type="string">
            <text:p>Inverser les Emplacements des Vidéos</text:p>
          </table:table-cell>
          <table:table-cell table:style-name="ce463" office:value-type="string" calcext:value-type="string">
            <text:p>Draai Video posities om</text:p>
          </table:table-cell>
          <table:table-cell table:style-name="ce477" office:value-type="string" calcext:value-type="string">
            <text:p>Invertiere Video Positionen</text:p>
          </table:table-cell>
          <table:table-cell table:style-name="ce491" office:value-type="string" calcext:value-type="string">
            <text:p>Invertir los vídeos</text:p>
          </table:table-cell>
          <table:table-cell table:style-name="ce504" office:value-type="string" calcext:value-type="string">
            <text:p>Inverter a Posição dos Vídeos</text:p>
          </table:table-cell>
          <table:table-cell table:style-name="ce521" office:value-type="string" calcext:value-type="string">
            <text:p>Odwróć pozycję wideo</text:p>
          </table:table-cell>
          <table:table-cell table:style-name="ce535" office:value-type="string" calcext:value-type="string">
            <text:p>Inverti le posizioni dei Video</text:p>
          </table:table-cell>
          <table:table-cell table:style-name="ce553" office:value-type="string" calcext:value-type="string">
            <text:p>Inversează poziţia fişierelor video</text:p>
          </table:table-cell>
          <table:table-cell table:style-name="ce571" office:value-type="string" calcext:value-type="string">
            <text:p>Vaihda videoiden järjestys</text:p>
          </table:table-cell>
          <table:table-cell table:style-name="ce590" office:value-type="string" calcext:value-type="string">
            <text:p>Inverter videoposisjoner</text:p>
          </table:table-cell>
          <table:table-cell table:style-name="ce602" office:value-type="string" calcext:value-type="string">
            <text:p>反转视频位置</text:p>
          </table:table-cell>
          <table:table-cell table:style-name="ce614" office:value-type="string" calcext:value-type="string">
            <text:p>Video Konumlarını Tersine Çevir</text:p>
          </table:table-cell>
          <table:table-cell table:style-name="ce626" office:value-type="string" calcext:value-type="string">
            <text:p>Εισαγωγή Θέσεων Video</text:p>
          </table:table-cell>
          <table:table-cell table:style-name="ce641" office:value-type="string" calcext:value-type="string">
            <text:p>Invertuoti vaizdo pozicija</text:p>
          </table:table-cell>
          <table:table-cell table:style-name="ce653" office:value-type="string" calcext:value-type="string">
            <text:p>Byt videonas platser</text:p>
          </table:table-cell>
          <table:table-cell table:style-name="ce666" office:value-type="string" calcext:value-type="string">
            <text:p>Byt om på vinduer</text:p>
          </table:table-cell>
          <table:table-cell table:style-name="ce677" office:value-type="string" calcext:value-type="string">
            <text:p>Otočit pozice videí</text:p>
          </table:table-cell>
          <table:table-cell table:style-name="ce689"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704" office:value-type="string" calcext:value-type="string">
            <text:p>Обратить видео</text:p>
          </table:table-cell>
          <table:table-cell table:style-name="ce716" office:value-type="string" calcext:value-type="string">
            <text:p>Inverteix la posició dels vídeos</text:p>
          </table:table-cell>
          <table:table-cell table:style-name="ce729" office:value-type="string" calcext:value-type="string">
            <text:p>Obrni video pozicije</text:p>
          </table:table-cell>
          <table:table-cell table:style-name="ce741" office:value-type="string" calcext:value-type="string">
            <text:p>Обрни видео позиције</text:p>
          </table:table-cell>
          <table:table-cell table:style-name="ce752" office:value-type="string" calcext:value-type="string">
            <text:p>ビデオポジションの反転</text:p>
          </table:table-cell>
          <table:table-cell table:style-name="ce768" office:value-type="string" calcext:value-type="string">
            <text:p>Инверзна видео позиција</text:p>
          </table:table-cell>
          <table:table-cell table:style-name="ce779" office:value-type="string" calcext:value-type="string">
            <text:p>تبديل مواضع الفيديو</text:p>
          </table:table-cell>
          <table:table-cell table:style-name="ce289" table:number-columns-repeated="996"/>
        </table:table-row>
        <table:table-row table:style-name="ro20">
          <table:table-cell table:style-name="ce45" office:value-type="string" calcext:value-type="string">
            <text:p>mnuThumbnailDelete</text:p>
          </table:table-cell>
          <table:table-cell table:style-name="ce339"/>
          <table:table-cell table:style-name="ce429" office:value-type="string" calcext:value-type="string">
            <text:p>Delete file</text:p>
          </table:table-cell>
          <table:table-cell table:style-name="ce449" office:value-type="string" calcext:value-type="string">
            <text:p>Supprimer le fichier</text:p>
          </table:table-cell>
          <table:table-cell table:style-name="ce463" office:value-type="string" calcext:value-type="string">
            <text:p>Verwijder bestand</text:p>
          </table:table-cell>
          <table:table-cell table:style-name="ce477" office:value-type="string" calcext:value-type="string">
            <text:p>Datei löschen</text:p>
          </table:table-cell>
          <table:table-cell table:style-name="ce491" office:value-type="string" calcext:value-type="string">
            <text:p>Borrar el fichero</text:p>
          </table:table-cell>
          <table:table-cell table:style-name="ce504" office:value-type="string" calcext:value-type="string">
            <text:p>Apagar arquivo</text:p>
          </table:table-cell>
          <table:table-cell table:style-name="ce521"/>
          <table:table-cell table:style-name="ce535" office:value-type="string" calcext:value-type="string">
            <text:p>Cancella il file</text:p>
          </table:table-cell>
          <table:table-cell table:style-name="ce553" office:value-type="string" calcext:value-type="string">
            <text:p>Sterge fisier</text:p>
          </table:table-cell>
          <table:table-cell table:style-name="ce571" office:value-type="string" calcext:value-type="string">
            <text:p>Poista tiedosto</text:p>
          </table:table-cell>
          <table:table-cell table:style-name="ce588" office:value-type="string" calcext:value-type="string">
            <text:p>Slett fil</text:p>
          </table:table-cell>
          <table:table-cell table:style-name="ce602" office:value-type="string" calcext:value-type="string">
            <text:p>删除文件</text:p>
          </table:table-cell>
          <table:table-cell table:style-name="ce614" office:value-type="string" calcext:value-type="string">
            <text:p>Dosyayı sil</text:p>
          </table:table-cell>
          <table:table-cell table:style-name="ce626" office:value-type="string" calcext:value-type="string">
            <text:p>Διαγραφή αρχείων</text:p>
          </table:table-cell>
          <table:table-cell table:style-name="ce641" office:value-type="string" calcext:value-type="string">
            <text:p>Trinti dokumentą</text:p>
          </table:table-cell>
          <table:table-cell table:style-name="ce653" office:value-type="string" calcext:value-type="string">
            <text:p>Radera fil</text:p>
          </table:table-cell>
          <table:table-cell table:style-name="ce664" office:value-type="string" calcext:value-type="string">
            <text:p>Slet fil</text:p>
          </table:table-cell>
          <table:table-cell table:style-name="ce677" office:value-type="string" calcext:value-type="string">
            <text:p>Vymazat soubor</text:p>
          </table:table-cell>
          <table:table-cell table:style-name="ce689" office:value-type="string" calcext:value-type="string">
            <text:p><text:span text:style-name="T3">파일</text:span><text:span text:style-name="T4"> </text:span><text:span text:style-name="T5">지우기</text:span></text:p>
          </table:table-cell>
          <table:table-cell table:style-name="ce704" office:value-type="string" calcext:value-type="string">
            <text:p>Удалить файл</text:p>
          </table:table-cell>
          <table:table-cell table:style-name="ce716" office:value-type="string" calcext:value-type="string">
            <text:p>Suprimeix l'arxiu</text:p>
          </table:table-cell>
          <table:table-cell table:style-name="ce729" office:value-type="string" calcext:value-type="string">
            <text:p>Izbriši datoteku</text:p>
          </table:table-cell>
          <table:table-cell table:style-name="ce741" office:value-type="string" calcext:value-type="string">
            <text:p>Избриши датотеку</text:p>
          </table:table-cell>
          <table:table-cell table:style-name="ce752" office:value-type="string" calcext:value-type="string">
            <text:p>ファイルの削除</text:p>
          </table:table-cell>
          <table:table-cell table:style-name="ce768" office:value-type="string" calcext:value-type="string">
            <text:p>Избриши ја датотеката</text:p>
          </table:table-cell>
          <table:table-cell table:style-name="ce779" office:value-type="string" calcext:value-type="string">
            <text:p>حذف ملف</text:p>
          </table:table-cell>
          <table:table-cell table:style-name="ce289" table:number-columns-repeated="996"/>
        </table:table-row>
        <table:table-row table:style-name="ro20">
          <table:table-cell table:style-name="ce45" office:value-type="string" calcext:value-type="string">
            <text:p>mnuThumbnailRename</text:p>
          </table:table-cell>
          <table:table-cell table:style-name="ce339"/>
          <table:table-cell table:style-name="ce429" office:value-type="string" calcext:value-type="string">
            <text:p>Rename file</text:p>
          </table:table-cell>
          <table:table-cell table:style-name="ce449" office:value-type="string" calcext:value-type="string">
            <text:p>Renommer le fichier</text:p>
          </table:table-cell>
          <table:table-cell table:style-name="ce463" office:value-type="string" calcext:value-type="string">
            <text:p>Hernoem bestand</text:p>
          </table:table-cell>
          <table:table-cell table:style-name="ce477" office:value-type="string" calcext:value-type="string">
            <text:p>Datei umbenennen</text:p>
          </table:table-cell>
          <table:table-cell table:style-name="ce491" office:value-type="string" calcext:value-type="string">
            <text:p>Renombrar el fichero</text:p>
          </table:table-cell>
          <table:table-cell table:style-name="ce504" office:value-type="string" calcext:value-type="string">
            <text:p>Renomear arquivo</text:p>
          </table:table-cell>
          <table:table-cell table:style-name="ce521"/>
          <table:table-cell table:style-name="ce535" office:value-type="string" calcext:value-type="string">
            <text:p>Rinomina il file</text:p>
          </table:table-cell>
          <table:table-cell table:style-name="ce553" office:value-type="string" calcext:value-type="string">
            <text:p>Redenumeste fisier</text:p>
          </table:table-cell>
          <table:table-cell table:style-name="ce571" office:value-type="string" calcext:value-type="string">
            <text:p>Uudelleennimeä tiedosto</text:p>
          </table:table-cell>
          <table:table-cell table:style-name="ce588" office:value-type="string" calcext:value-type="string">
            <text:p>Endre filnavn</text:p>
          </table:table-cell>
          <table:table-cell table:style-name="ce602" office:value-type="string" calcext:value-type="string">
            <text:p>更名文件</text:p>
          </table:table-cell>
          <table:table-cell table:style-name="ce614" office:value-type="string" calcext:value-type="string">
            <text:p>Dosya ismini değiştir</text:p>
          </table:table-cell>
          <table:table-cell table:style-name="ce626" office:value-type="string" calcext:value-type="string">
            <text:p>Μετονομασία αρχείου</text:p>
          </table:table-cell>
          <table:table-cell table:style-name="ce641" office:value-type="string" calcext:value-type="string">
            <text:p>Pervardinti dokumentą</text:p>
          </table:table-cell>
          <table:table-cell table:style-name="ce653" office:value-type="string" calcext:value-type="string">
            <text:p>Byt filnamn</text:p>
          </table:table-cell>
          <table:table-cell table:style-name="ce664" office:value-type="string" calcext:value-type="string">
            <text:p>Omdøb fil</text:p>
          </table:table-cell>
          <table:table-cell table:style-name="ce677" office:value-type="string" calcext:value-type="string">
            <text:p>Přejmenovat soubor</text:p>
          </table:table-cell>
          <table:table-cell table:style-name="ce689"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704" office:value-type="string" calcext:value-type="string">
            <text:p>Переименовать файл</text:p>
          </table:table-cell>
          <table:table-cell table:style-name="ce716" office:value-type="string" calcext:value-type="string">
            <text:p>Reanomena l'arxiu</text:p>
          </table:table-cell>
          <table:table-cell table:style-name="ce729" office:value-type="string" calcext:value-type="string">
            <text:p>Preimenuj datoteku</text:p>
          </table:table-cell>
          <table:table-cell table:style-name="ce741" office:value-type="string" calcext:value-type="string">
            <text:p>Преименуј датотеку</text:p>
          </table:table-cell>
          <table:table-cell table:style-name="ce752" office:value-type="string" calcext:value-type="string">
            <text:p>ファイルのリネーム</text:p>
          </table:table-cell>
          <table:table-cell table:style-name="ce768" office:value-type="string" calcext:value-type="string">
            <text:p>Преименувај ја датотеката</text:p>
          </table:table-cell>
          <table:table-cell table:style-name="ce779" office:value-type="string" calcext:value-type="string">
            <text:p>إعادة تسمية ملف</text:p>
          </table:table-cell>
          <table:table-cell table:style-name="ce289" table:number-columns-repeated="996"/>
        </table:table-row>
        <table:table-row table:style-name="ro23">
          <table:table-cell table:style-name="ce45" office:value-type="string" calcext:value-type="string">
            <text:p>mnuThumbnailLocate</text:p>
          </table:table-cell>
          <table:table-cell table:style-name="ce339"/>
          <table:table-cell table:style-name="ce429" office:value-type="string" calcext:value-type="string">
            <text:p>Locate file in Windows Explorer</text:p>
          </table:table-cell>
          <table:table-cell table:style-name="ce449" office:value-type="string" calcext:value-type="string">
            <text:p>Trouver le fichier dans l'Explorateur Windows</text:p>
          </table:table-cell>
          <table:table-cell table:style-name="ce463"/>
          <table:table-cell table:style-name="ce477"/>
          <table:table-cell table:style-name="ce491"/>
          <table:table-cell table:style-name="ce504"/>
          <table:table-cell table:style-name="ce521"/>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4"/>
          <table:table-cell table:style-name="ce716"/>
          <table:table-cell table:style-name="ce729"/>
          <table:table-cell table:style-name="ce741"/>
          <table:table-cell table:style-name="ce752"/>
          <table:table-cell table:style-name="ce768"/>
          <table:table-cell table:style-name="ce779" office:value-type="string" calcext:value-type="string">
            <text:p>العثور علي ملف في متصفح الويندوز</text:p>
          </table:table-cell>
          <table:table-cell table:style-name="ce289" table:number-columns-repeated="996"/>
        </table:table-row>
        <table:table-row table:style-name="ro20">
          <table:table-cell table:style-name="ce45" office:value-type="string" calcext:value-type="string">
            <text:p>mnuThumbnailPlay</text:p>
          </table:table-cell>
          <table:table-cell table:style-name="ce339"/>
          <table:table-cell table:style-name="ce429" office:value-type="string" calcext:value-type="string">
            <text:p>Play video</text:p>
          </table:table-cell>
          <table:table-cell table:style-name="ce449" office:value-type="string" calcext:value-type="string">
            <text:p>Lancer la vidéo</text:p>
          </table:table-cell>
          <table:table-cell table:style-name="ce463" office:value-type="string" calcext:value-type="string">
            <text:p>Speel video af</text:p>
          </table:table-cell>
          <table:table-cell table:style-name="ce477" office:value-type="string" calcext:value-type="string">
            <text:p>Video abspielen</text:p>
          </table:table-cell>
          <table:table-cell table:style-name="ce491" office:value-type="string" calcext:value-type="string">
            <text:p>Reproducir el vídeo</text:p>
          </table:table-cell>
          <table:table-cell table:style-name="ce504" office:value-type="string" calcext:value-type="string">
            <text:p>Reproduzir vídeo</text:p>
          </table:table-cell>
          <table:table-cell table:style-name="ce521"/>
          <table:table-cell table:style-name="ce535" office:value-type="string" calcext:value-type="string">
            <text:p>Riproduci il video</text:p>
          </table:table-cell>
          <table:table-cell table:style-name="ce553" office:value-type="string" calcext:value-type="string">
            <text:p>Lanseaza fisierul video</text:p>
          </table:table-cell>
          <table:table-cell table:style-name="ce571" office:value-type="string" calcext:value-type="string">
            <text:p>Näytä video</text:p>
          </table:table-cell>
          <table:table-cell table:style-name="ce588" office:value-type="string" calcext:value-type="string">
            <text:p>Spill av video</text:p>
          </table:table-cell>
          <table:table-cell table:style-name="ce602" office:value-type="string" calcext:value-type="string">
            <text:p>播放视频</text:p>
          </table:table-cell>
          <table:table-cell table:style-name="ce614" office:value-type="string" calcext:value-type="string">
            <text:p>Videoyu oynat</text:p>
          </table:table-cell>
          <table:table-cell table:style-name="ce626" office:value-type="string" calcext:value-type="string">
            <text:p>Αναπαραγωγή video</text:p>
          </table:table-cell>
          <table:table-cell table:style-name="ce641" office:value-type="string" calcext:value-type="string">
            <text:p>Groti video</text:p>
          </table:table-cell>
          <table:table-cell table:style-name="ce653" office:value-type="string" calcext:value-type="string">
            <text:p>Starta video</text:p>
          </table:table-cell>
          <table:table-cell table:style-name="ce664" office:value-type="string" calcext:value-type="string">
            <text:p>Afspil video</text:p>
          </table:table-cell>
          <table:table-cell table:style-name="ce677" office:value-type="string" calcext:value-type="string">
            <text:p>Přehrát video</text:p>
          </table:table-cell>
          <table:table-cell table:style-name="ce689" office:value-type="string" calcext:value-type="string">
            <text:p><text:span text:style-name="T3">비디오</text:span><text:span text:style-name="T4"> </text:span><text:span text:style-name="T5">재생</text:span></text:p>
          </table:table-cell>
          <table:table-cell table:style-name="ce704" office:value-type="string" calcext:value-type="string">
            <text:p>Воспроизвести файл</text:p>
          </table:table-cell>
          <table:table-cell table:style-name="ce716" office:value-type="string" calcext:value-type="string">
            <text:p>Reprodueix el vídeo</text:p>
          </table:table-cell>
          <table:table-cell table:style-name="ce729" office:value-type="string" calcext:value-type="string">
            <text:p>Reprodukuj video</text:p>
          </table:table-cell>
          <table:table-cell table:style-name="ce741" office:value-type="string" calcext:value-type="string">
            <text:p>Репродукуј видео</text:p>
          </table:table-cell>
          <table:table-cell table:style-name="ce752" office:value-type="string" calcext:value-type="string">
            <text:p>ビデオの再生</text:p>
          </table:table-cell>
          <table:table-cell table:style-name="ce768" office:value-type="string" calcext:value-type="string">
            <text:p>Пушти го видеото</text:p>
          </table:table-cell>
          <table:table-cell table:style-name="ce779" office:value-type="string" calcext:value-type="string">
            <text:p>شغل الفيديو</text:p>
          </table:table-cell>
          <table:table-cell table:style-name="ce289" table:number-columns-repeated="996"/>
        </table:table-row>
        <table:table-row table:style-name="ro27">
          <table:table-cell table:style-name="ce45" office:value-type="string" calcext:value-type="string">
            <text:p>mnuToggleCommonCtrls</text:p>
          </table:table-cell>
          <table:table-cell table:style-name="ce339"/>
          <table:table-cell table:style-name="ce429" office:value-type="string" calcext:value-type="string">
            <text:p>Show/Hide Common Controls</text:p>
          </table:table-cell>
          <table:table-cell table:style-name="ce449" office:value-type="string" calcext:value-type="string">
            <text:p>Montrer/Cacher les Contrôles Communs</text:p>
          </table:table-cell>
          <table:table-cell table:style-name="ce463" office:value-type="string" calcext:value-type="string">
            <text:p>Toon/Verberg standaard bediening</text:p>
          </table:table-cell>
          <table:table-cell table:style-name="ce477" office:value-type="string" calcext:value-type="string">
            <text:p>Zeige/Verstecke Standardauswahlwerkzeuge</text:p>
          </table:table-cell>
          <table:table-cell table:style-name="ce491" office:value-type="string" calcext:value-type="string">
            <text:p>Mostrar / Ocultar controles comunes</text:p>
          </table:table-cell>
          <table:table-cell table:style-name="ce504" office:value-type="string" calcext:value-type="string">
            <text:p>Mostrar/Esconder Controles em Comum</text:p>
          </table:table-cell>
          <table:table-cell table:style-name="ce521" office:value-type="string" calcext:value-type="string">
            <text:p>Pokaż/Ukryj wspólne sterowanie</text:p>
          </table:table-cell>
          <table:table-cell table:style-name="ce535" office:value-type="string" calcext:value-type="string">
            <text:p>Mostra/nascondi i Controlli Comuni</text:p>
          </table:table-cell>
          <table:table-cell table:style-name="ce553" office:value-type="string" calcext:value-type="string">
            <text:p>Arată/Ascunde controalele comune</text:p>
          </table:table-cell>
          <table:table-cell table:style-name="ce571" office:value-type="string" calcext:value-type="string">
            <text:p>Näytä/Piilota yleiset toiminnot</text:p>
          </table:table-cell>
          <table:table-cell table:style-name="ce588" office:value-type="string" calcext:value-type="string">
            <text:p>Vis/Skjul Standardverktøy</text:p>
          </table:table-cell>
          <table:table-cell table:style-name="ce602" office:value-type="string" calcext:value-type="string">
            <text:p>显示/隐藏 常见控制</text:p>
          </table:table-cell>
          <table:table-cell table:style-name="ce614" office:value-type="string" calcext:value-type="string">
            <text:p>Ortak Kontrolleri Göster/Gizle</text:p>
          </table:table-cell>
          <table:table-cell table:style-name="ce626" office:value-type="string" calcext:value-type="string">
            <text:p>Εμφάνιση/Απόκρυψη Κοινών στοιχείων Ελέγχου</text:p>
          </table:table-cell>
          <table:table-cell table:style-name="ce641" office:value-type="string" calcext:value-type="string">
            <text:p>Rodyti / slepti įrankių juostą</text:p>
          </table:table-cell>
          <table:table-cell table:style-name="ce653" office:value-type="string" calcext:value-type="string">
            <text:p>Visa/Dölj gemensamma kontroller</text:p>
          </table:table-cell>
          <table:table-cell table:style-name="ce664" office:value-type="string" calcext:value-type="string">
            <text:p>Vis/skjul almindlig styring</text:p>
          </table:table-cell>
          <table:table-cell table:style-name="ce677" office:value-type="string" calcext:value-type="string">
            <text:p>Zobrazit/Skrýt ovládací prvky</text:p>
          </table:table-cell>
          <table:table-cell table:style-name="ce689"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704" office:value-type="string" calcext:value-type="string">
            <text:p>Показать/скрыть общие настройки</text:p>
          </table:table-cell>
          <table:table-cell table:style-name="ce716" office:value-type="string" calcext:value-type="string">
            <text:p>Mostrar/Amagar els Controls Comuns</text:p>
          </table:table-cell>
          <table:table-cell table:style-name="ce729" office:value-type="string" calcext:value-type="string">
            <text:p>Prikaži/sakrij zajedničke kontrole </text:p>
          </table:table-cell>
          <table:table-cell table:style-name="ce741" office:value-type="string" calcext:value-type="string">
            <text:p>Прикажи/сакриј заједничке контроле </text:p>
          </table:table-cell>
          <table:table-cell table:style-name="ce753" office:value-type="string" calcext:value-type="string">
            <text:p><text:span text:style-name="T15">共通コントロールの表示</text:span><text:span text:style-name="T16">/</text:span><text:span text:style-name="T18">非表示</text:span></text:p>
          </table:table-cell>
          <table:table-cell table:style-name="ce768" office:value-type="string" calcext:value-type="string">
            <text:p>Прикажи/Сокриј заеднички контроли</text:p>
          </table:table-cell>
          <table:table-cell table:style-name="ce779" office:value-type="string" calcext:value-type="string">
            <text:p>إظهار / إخفاء تحكم شائعة</text:p>
          </table:table-cell>
          <table:table-cell table:style-name="ce289" table:number-columns-repeated="996"/>
        </table:table-row>
        <table:table-row table:style-name="ro20">
          <table:table-cell table:style-name="ce418" office:value-type="string" calcext:value-type="string">
            <text:p>mnuTrackTrajectory</text:p>
          </table:table-cell>
          <table:table-cell table:style-name="ce339"/>
          <table:table-cell table:style-name="ce429" office:value-type="string" calcext:value-type="string">
            <text:p>Track Path</text:p>
          </table:table-cell>
          <table:table-cell table:style-name="ce450" office:value-type="string" calcext:value-type="string">
            <text:p>Suivre la Trajectoire</text:p>
          </table:table-cell>
          <table:table-cell table:style-name="ce463" office:value-type="string" calcext:value-type="string">
            <text:p>Baan Trajectpad</text:p>
          </table:table-cell>
          <table:table-cell table:style-name="ce477" office:value-type="string" calcext:value-type="string">
            <text:p>Verfolge Trajektorien</text:p>
          </table:table-cell>
          <table:table-cell table:style-name="ce491" office:value-type="string" calcext:value-type="string">
            <text:p>Seguir la Trayectoria</text:p>
          </table:table-cell>
          <table:table-cell table:style-name="ce504" office:value-type="string" calcext:value-type="string">
            <text:p>Desenhar Caminho</text:p>
          </table:table-cell>
          <table:table-cell table:style-name="ce521"/>
          <table:table-cell table:style-name="ce541" office:value-type="string" calcext:value-type="string">
            <text:p>Traccia la Traiettoria</text:p>
          </table:table-cell>
          <table:table-cell table:style-name="ce554" office:value-type="string" calcext:value-type="string">
            <text:p>Urmăreşte traiectoria</text:p>
          </table:table-cell>
          <table:table-cell table:style-name="ce571" office:value-type="string" calcext:value-type="string">
            <text:p>Seuraa liikerataa</text:p>
          </table:table-cell>
          <table:table-cell table:style-name="ce590" office:value-type="string" calcext:value-type="string">
            <text:p>Følg <text:s/>banen</text:p>
          </table:table-cell>
          <table:table-cell table:style-name="ce602" office:value-type="string" calcext:value-type="string">
            <text:p>跟踪路径</text:p>
          </table:table-cell>
          <table:table-cell table:style-name="ce614" office:value-type="string" calcext:value-type="string">
            <text:p>İzlenen Yol</text:p>
          </table:table-cell>
          <table:table-cell table:style-name="ce626" office:value-type="string" calcext:value-type="string">
            <text:p>Ανίχνευση Διαδρομής</text:p>
          </table:table-cell>
          <table:table-cell table:style-name="ce641" office:value-type="string" calcext:value-type="string">
            <text:p>Sekimo kelias</text:p>
          </table:table-cell>
          <table:table-cell table:style-name="ce653" office:value-type="string" calcext:value-type="string">
            <text:p>Spåra banan</text:p>
          </table:table-cell>
          <table:table-cell table:style-name="ce664" office:value-type="string" calcext:value-type="string">
            <text:p>Følg spor</text:p>
          </table:table-cell>
          <table:table-cell table:style-name="ce677" office:value-type="string" calcext:value-type="string">
            <text:p>Trasování</text:p>
          </table:table-cell>
          <table:table-cell table:style-name="ce689" office:value-type="string" calcext:value-type="string">
            <text:p><text:span text:style-name="T3">경로를</text:span><text:span text:style-name="T4"> </text:span><text:span text:style-name="T5">추적</text:span></text:p>
          </table:table-cell>
          <table:table-cell table:style-name="ce704" office:value-type="string" calcext:value-type="string">
            <text:p>Прорисовка пути</text:p>
          </table:table-cell>
          <table:table-cell table:style-name="ce716" office:value-type="string" calcext:value-type="string">
            <text:p>Segueix la trajectòria</text:p>
          </table:table-cell>
          <table:table-cell table:style-name="ce728" office:value-type="string" calcext:value-type="string">
            <text:p>Prati putanju</text:p>
          </table:table-cell>
          <table:table-cell table:style-name="ce740" office:value-type="string" calcext:value-type="string">
            <text:p>Прати путању</text:p>
          </table:table-cell>
          <table:table-cell table:style-name="ce752" office:value-type="string" calcext:value-type="string">
            <text:p>軌道追跡</text:p>
          </table:table-cell>
          <table:table-cell table:style-name="ce768" office:value-type="string" calcext:value-type="string">
            <text:p>Следи го патот</text:p>
          </table:table-cell>
          <table:table-cell table:style-name="ce779" office:value-type="string" calcext:value-type="string">
            <text:p>تتبع المسار</text:p>
          </table:table-cell>
          <table:table-cell table:style-name="ce289" table:number-columns-repeated="996"/>
        </table:table-row>
        <table:table-row table:style-name="ro20">
          <table:table-cell table:style-name="ce418" office:value-type="string" calcext:value-type="string">
            <text:p>mnuCoordinateSystem</text:p>
          </table:table-cell>
          <table:table-cell table:style-name="ce339"/>
          <table:table-cell table:style-name="ce429" office:value-type="string" calcext:value-type="string">
            <text:p>Coordinate System</text:p>
          </table:table-cell>
          <table:table-cell table:style-name="ce450" office:value-type="string" calcext:value-type="string">
            <text:p>Repère de coordonnées</text:p>
          </table:table-cell>
          <table:table-cell table:style-name="ce463" office:value-type="string" calcext:value-type="string">
            <text:p>Coördinaten systeem</text:p>
          </table:table-cell>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Координатная система</text:p>
          </table:table-cell>
          <table:table-cell table:style-name="ce716" office:value-type="string" calcext:value-type="string">
            <text:p>Sistema de coordinades</text:p>
          </table:table-cell>
          <table:table-cell table:style-name="ce728" office:value-type="string" calcext:value-type="string">
            <text:p>Koordinatni sistem</text:p>
          </table:table-cell>
          <table:table-cell table:style-name="ce740" office:value-type="string" calcext:value-type="string">
            <text:p>Координатни систем</text:p>
          </table:table-cell>
          <table:table-cell table:style-name="ce752" office:value-type="string" calcext:value-type="string">
            <text:p>座標</text:p>
          </table:table-cell>
          <table:table-cell table:style-name="ce768" office:value-type="string" calcext:value-type="string">
            <text:p>Координатен систем</text:p>
          </table:table-cell>
          <table:table-cell table:style-name="ce779" office:value-type="string" calcext:value-type="string">
            <text:p>نظام الإحداثيات</text:p>
          </table:table-cell>
          <table:table-cell table:style-name="ce289" table:number-columns-repeated="996"/>
        </table:table-row>
        <table:table-row table:style-name="ro20">
          <table:table-cell table:style-name="ce418" office:value-type="string" calcext:value-type="string">
            <text:p>mnuCoordinateSystemShowAxis</text:p>
          </table:table-cell>
          <table:table-cell table:style-name="ce339"/>
          <table:table-cell table:style-name="ce429" office:value-type="string" calcext:value-type="string">
            <text:p>Axes</text:p>
          </table:table-cell>
          <table:table-cell table:style-name="ce450" office:value-type="string" calcext:value-type="string">
            <text:p>Axes</text:p>
          </table:table-cell>
          <table:table-cell table:style-name="ce463" office:value-type="string" calcext:value-type="string">
            <text:p>Assen</text:p>
          </table:table-cell>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Оси</text:p>
          </table:table-cell>
          <table:table-cell table:style-name="ce716" office:value-type="string" calcext:value-type="string">
            <text:p>Eixos</text:p>
          </table:table-cell>
          <table:table-cell table:style-name="ce728" office:value-type="string" calcext:value-type="string">
            <text:p>Ose</text:p>
          </table:table-cell>
          <table:table-cell table:style-name="ce740" office:value-type="string" calcext:value-type="string">
            <text:p>Осе</text:p>
          </table:table-cell>
          <table:table-cell table:style-name="ce752" office:value-type="string" calcext:value-type="string">
            <text:p>軸</text:p>
          </table:table-cell>
          <table:table-cell table:style-name="ce768" office:value-type="string" calcext:value-type="string">
            <text:p>Оски</text:p>
          </table:table-cell>
          <table:table-cell table:style-name="ce779" office:value-type="string" calcext:value-type="string">
            <text:p>محاور</text:p>
          </table:table-cell>
          <table:table-cell table:style-name="ce289" table:number-columns-repeated="996"/>
        </table:table-row>
        <table:table-row table:style-name="ro20">
          <table:table-cell table:style-name="ce418" office:value-type="string" calcext:value-type="string">
            <text:p>mnuCoordinateSystemShowGrid</text:p>
          </table:table-cell>
          <table:table-cell table:style-name="ce339"/>
          <table:table-cell table:style-name="ce429" office:value-type="string" calcext:value-type="string">
            <text:p>Grid</text:p>
          </table:table-cell>
          <table:table-cell table:style-name="ce450" office:value-type="string" calcext:value-type="string">
            <text:p>Grille</text:p>
          </table:table-cell>
          <table:table-cell table:style-name="ce463" office:value-type="string" calcext:value-type="string">
            <text:p>Raster</text:p>
          </table:table-cell>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Сетка</text:p>
          </table:table-cell>
          <table:table-cell table:style-name="ce716" office:value-type="string" calcext:value-type="string">
            <text:p>Graella</text:p>
          </table:table-cell>
          <table:table-cell table:style-name="ce728" office:value-type="string" calcext:value-type="string">
            <text:p>Koordinatna mreža</text:p>
          </table:table-cell>
          <table:table-cell table:style-name="ce740" office:value-type="string" calcext:value-type="string">
            <text:p>Координатна мрежа</text:p>
          </table:table-cell>
          <table:table-cell table:style-name="ce752" office:value-type="string" calcext:value-type="string">
            <text:p>グリッド</text:p>
          </table:table-cell>
          <table:table-cell table:style-name="ce768" office:value-type="string" calcext:value-type="string">
            <text:p>Координатна мрежа</text:p>
          </table:table-cell>
          <table:table-cell table:style-name="ce779" office:value-type="string" calcext:value-type="string">
            <text:p>شبكة</text:p>
          </table:table-cell>
          <table:table-cell table:style-name="ce289" table:number-columns-repeated="996"/>
        </table:table-row>
        <table:table-row table:style-name="ro20">
          <table:table-cell table:style-name="ce418" office:value-type="string" calcext:value-type="string">
            <text:p>mnuCoordinateSystemShowTickMarks</text:p>
          </table:table-cell>
          <table:table-cell table:style-name="ce339"/>
          <table:table-cell table:style-name="ce429" office:value-type="string" calcext:value-type="string">
            <text:p>Tick marks</text:p>
          </table:table-cell>
          <table:table-cell table:style-name="ce450" office:value-type="string" calcext:value-type="string">
            <text:p>Graduations</text:p>
          </table:table-cell>
          <table:table-cell table:style-name="ce463" office:value-type="string" calcext:value-type="string">
            <text:p>Stappen</text:p>
          </table:table-cell>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Деления</text:p>
          </table:table-cell>
          <table:table-cell table:style-name="ce716" office:value-type="string" calcext:value-type="string">
            <text:p>Graduacions</text:p>
          </table:table-cell>
          <table:table-cell table:style-name="ce728" office:value-type="string" calcext:value-type="string">
            <text:p>Stepenovanje</text:p>
          </table:table-cell>
          <table:table-cell table:style-name="ce740" office:value-type="string" calcext:value-type="string">
            <text:p>Степеновање</text:p>
          </table:table-cell>
          <table:table-cell table:style-name="ce752" office:value-type="string" calcext:value-type="string">
            <text:p>目盛り</text:p>
          </table:table-cell>
          <table:table-cell table:style-name="ce768" office:value-type="string" calcext:value-type="string">
            <text:p>Дебели означувачи</text:p>
          </table:table-cell>
          <table:table-cell table:style-name="ce779" office:value-type="string" calcext:value-type="string">
            <text:p>وضع درجات</text:p>
          </table:table-cell>
          <table:table-cell table:style-name="ce289" table:number-columns-repeated="996"/>
        </table:table-row>
        <table:table-row table:style-name="ro20">
          <table:table-cell table:style-name="ce418" office:value-type="string" calcext:value-type="string">
            <text:p>mnuCoordinateSystemHide</text:p>
          </table:table-cell>
          <table:table-cell table:style-name="ce339"/>
          <table:table-cell table:style-name="ce429" office:value-type="string" calcext:value-type="string">
            <text:p>Hide</text:p>
          </table:table-cell>
          <table:table-cell table:style-name="ce450" office:value-type="string" calcext:value-type="string">
            <text:p>Masquer</text:p>
          </table:table-cell>
          <table:table-cell table:style-name="ce463" office:value-type="string" calcext:value-type="string">
            <text:p>Verberg</text:p>
          </table:table-cell>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office:value-type="string" calcext:value-type="string">
            <text:p>Скрыть</text:p>
          </table:table-cell>
          <table:table-cell table:style-name="ce716" office:value-type="string" calcext:value-type="string">
            <text:p>Amagar</text:p>
          </table:table-cell>
          <table:table-cell table:style-name="ce728" office:value-type="string" calcext:value-type="string">
            <text:p>Sakriti</text:p>
          </table:table-cell>
          <table:table-cell table:style-name="ce740" office:value-type="string" calcext:value-type="string">
            <text:p>Сакрити</text:p>
          </table:table-cell>
          <table:table-cell table:style-name="ce752" office:value-type="string" calcext:value-type="string">
            <text:p>隠す</text:p>
          </table:table-cell>
          <table:table-cell table:style-name="ce768" office:value-type="string" calcext:value-type="string">
            <text:p>Скриј</text:p>
          </table:table-cell>
          <table:table-cell table:style-name="ce779" office:value-type="string" calcext:value-type="string">
            <text:p>إخفاء</text:p>
          </table:table-cell>
          <table:table-cell table:style-name="ce289" table:number-columns-repeated="996"/>
        </table:table-row>
        <table:table-row table:style-name="ro5">
          <table:table-cell table:style-name="ce418" office:value-type="string" calcext:value-type="string">
            <text:p>mnuPolyline_FinishHere</text:p>
          </table:table-cell>
          <table:table-cell table:style-name="ce339"/>
          <table:table-cell table:style-name="ce429" office:value-type="string" calcext:value-type="string">
            <text:p>Finish polyline here</text:p>
          </table:table-cell>
          <table:table-cell table:style-name="ce450" office:value-type="string" calcext:value-type="string">
            <text:p>Terminer la polyligne ici</text:p>
          </table:table-cell>
          <table:table-cell table:style-name="ce463"/>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table:table-cell table:style-name="ce716"/>
          <table:table-cell table:style-name="ce728"/>
          <table:table-cell table:style-name="ce740"/>
          <table:table-cell table:style-name="ce752"/>
          <table:table-cell table:style-name="ce768"/>
          <table:table-cell table:style-name="ce779" office:value-type="string" calcext:value-type="string">
            <text:p>إنهاء متعدد الخطوط هنا</text:p>
          </table:table-cell>
          <table:table-cell table:style-name="ce289" table:number-columns-repeated="996"/>
        </table:table-row>
        <table:table-row table:style-name="ro5">
          <table:table-cell table:style-name="ce418" office:value-type="string" calcext:value-type="string">
            <text:p>mnuPolyline_FinishAtPrevious</text:p>
          </table:table-cell>
          <table:table-cell table:style-name="ce339"/>
          <table:table-cell table:style-name="ce429" office:value-type="string" calcext:value-type="string">
            <text:p>Finish polyline at previous point</text:p>
          </table:table-cell>
          <table:table-cell table:style-name="ce450" office:value-type="string" calcext:value-type="string">
            <text:p>Terminer la polyligne au point précédent</text:p>
          </table:table-cell>
          <table:table-cell table:style-name="ce463"/>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table:table-cell table:style-name="ce716"/>
          <table:table-cell table:style-name="ce728"/>
          <table:table-cell table:style-name="ce740"/>
          <table:table-cell table:style-name="ce752"/>
          <table:table-cell table:style-name="ce768"/>
          <table:table-cell table:style-name="ce779" office:value-type="string" calcext:value-type="string">
            <text:p>إنهاء متعدد الخطوط في النقطة السابقة</text:p>
          </table:table-cell>
          <table:table-cell table:style-name="ce289" table:number-columns-repeated="996"/>
        </table:table-row>
        <table:table-row table:style-name="ro5">
          <table:table-cell table:style-name="ce418" office:value-type="string" calcext:value-type="string">
            <text:p>mnuPolyline_CloseMenu</text:p>
          </table:table-cell>
          <table:table-cell table:style-name="ce339"/>
          <table:table-cell table:style-name="ce429" office:value-type="string" calcext:value-type="string">
            <text:p>Close this menu</text:p>
          </table:table-cell>
          <table:table-cell table:style-name="ce450" office:value-type="string" calcext:value-type="string">
            <text:p>Fermer ce menu</text:p>
          </table:table-cell>
          <table:table-cell table:style-name="ce463"/>
          <table:table-cell table:style-name="ce477"/>
          <table:table-cell table:style-name="ce491"/>
          <table:table-cell table:style-name="ce504"/>
          <table:table-cell table:style-name="ce521"/>
          <table:table-cell table:style-name="ce541"/>
          <table:table-cell table:style-name="ce554"/>
          <table:table-cell table:style-name="ce571"/>
          <table:table-cell table:style-name="ce590"/>
          <table:table-cell table:style-name="ce602"/>
          <table:table-cell table:style-name="ce614"/>
          <table:table-cell table:style-name="ce626"/>
          <table:table-cell table:style-name="ce641"/>
          <table:table-cell table:style-name="ce653"/>
          <table:table-cell table:style-name="ce664"/>
          <table:table-cell table:style-name="ce677"/>
          <table:table-cell table:style-name="ce689"/>
          <table:table-cell table:style-name="ce705"/>
          <table:table-cell table:style-name="ce716"/>
          <table:table-cell table:style-name="ce728"/>
          <table:table-cell table:style-name="ce740"/>
          <table:table-cell table:style-name="ce752"/>
          <table:table-cell table:style-name="ce768"/>
          <table:table-cell table:style-name="ce779" office:value-type="string" calcext:value-type="string">
            <text:p>إغلاق هذه القائمة</text:p>
          </table:table-cell>
          <table:table-cell table:style-name="ce289" table:number-columns-repeated="996"/>
        </table:table-row>
        <table:table-row table:style-name="ro18">
          <table:table-cell table:style-name="ce45" office:value-type="string" calcext:value-type="string">
            <text:p>RecentlyUsedColors</text:p>
          </table:table-cell>
          <table:table-cell table:style-name="ce339"/>
          <table:table-cell table:style-name="ce429" office:value-type="string" calcext:value-type="string">
            <text:p>Recently used colors:</text:p>
          </table:table-cell>
          <table:table-cell table:style-name="ce449" office:value-type="string" calcext:value-type="string">
            <text:p>Couleurs utilisées récemment :</text:p>
          </table:table-cell>
          <table:table-cell table:style-name="ce463" office:value-type="string" calcext:value-type="string">
            <text:p>Recent gebruikte kleuren:</text:p>
          </table:table-cell>
          <table:table-cell table:style-name="ce478" office:value-type="string" calcext:value-type="string">
            <text:p>zuletzt verwendete Farben</text:p>
          </table:table-cell>
          <table:table-cell table:style-name="ce491" office:value-type="string" calcext:value-type="string">
            <text:p>Colores usados recientemente</text:p>
          </table:table-cell>
          <table:table-cell table:style-name="ce507" office:value-type="string" calcext:value-type="string">
            <text:p>Cores usadas recentemente:</text:p>
          </table:table-cell>
          <table:table-cell table:style-name="ce521"/>
          <table:table-cell table:style-name="ce535" office:value-type="string" calcext:value-type="string">
            <text:p>Colori utilizzati di recente:</text:p>
          </table:table-cell>
          <table:table-cell table:style-name="ce567" office:value-type="string" calcext:value-type="string">
            <text:p>Culori folosite recent :</text:p>
          </table:table-cell>
          <table:table-cell table:style-name="ce571" office:value-type="string" calcext:value-type="string">
            <text:p>Äsken käytetyt värit:</text:p>
          </table:table-cell>
          <table:table-cell table:style-name="ce588"/>
          <table:table-cell table:style-name="ce602"/>
          <table:table-cell table:style-name="ce615" office:value-type="string" calcext:value-type="string">
            <text:p>Yeni kullanılmış renkler:</text:p>
          </table:table-cell>
          <table:table-cell table:style-name="ce627" office:value-type="string" calcext:value-type="string">
            <text:p>Πρόσφατα χρησιμοποιημένα χρώματα:</text:p>
          </table:table-cell>
          <table:table-cell table:style-name="ce641" office:value-type="string" calcext:value-type="string">
            <text:p>Vėliausiai naudotos spalvos:</text:p>
          </table:table-cell>
          <table:table-cell table:style-name="ce653" office:value-type="string" calcext:value-type="string">
            <text:p>Senaste använda färger:</text:p>
          </table:table-cell>
          <table:table-cell table:style-name="ce664" office:value-type="string" calcext:value-type="string">
            <text:p>Tidligere anvendte farver:</text:p>
          </table:table-cell>
          <table:table-cell table:style-name="ce677" office:value-type="string" calcext:value-type="string">
            <text:p>Naposledy použité barvy:</text:p>
          </table:table-cell>
          <table:table-cell table:style-name="ce689"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704" office:value-type="string" calcext:value-type="string">
            <text:p>Недавно используемые цвета:</text:p>
          </table:table-cell>
          <table:table-cell table:style-name="ce716" office:value-type="string" calcext:value-type="string">
            <text:p>Colors emprats recentment:</text:p>
          </table:table-cell>
          <table:table-cell table:style-name="ce728" office:value-type="string" calcext:value-type="string">
            <text:p>Nedavno korišćene boje :</text:p>
          </table:table-cell>
          <table:table-cell table:style-name="ce740" office:value-type="string" calcext:value-type="string">
            <text:p>Недавно коришћење боје :</text:p>
          </table:table-cell>
          <table:table-cell table:style-name="ce753" office:value-type="string" calcext:value-type="string">
            <text:p><text:span text:style-name="T15">最近使用されたカラー</text:span><text:span text:style-name="T16">:</text:span></text:p>
          </table:table-cell>
          <table:table-cell table:style-name="ce768" office:value-type="string" calcext:value-type="string">
            <text:p>Неодамна користени бои:</text:p>
          </table:table-cell>
          <table:table-cell table:style-name="ce779" office:value-type="string" calcext:value-type="string">
            <text:p>الألوان المستخدمة مؤخرا:</text:p>
          </table:table-cell>
          <table:table-cell table:style-name="ce289" table:number-columns-repeated="996"/>
        </table:table-row>
        <table:table-row table:style-name="ro20">
          <table:table-cell table:style-name="ce45" office:value-type="string" calcext:value-type="string">
            <text:p>statusEmptyScreen</text:p>
          </table:table-cell>
          <table:table-cell table:style-name="ce339"/>
          <table:table-cell table:style-name="ce429" office:value-type="string" calcext:value-type="string">
            <text:p>Empty</text:p>
          </table:table-cell>
          <table:table-cell table:style-name="ce449" office:value-type="string" calcext:value-type="string">
            <text:p>Vide</text:p>
          </table:table-cell>
          <table:table-cell table:style-name="ce463" office:value-type="string" calcext:value-type="string">
            <text:p>Leeg</text:p>
          </table:table-cell>
          <table:table-cell table:style-name="ce477" office:value-type="string" calcext:value-type="string">
            <text:p>Leer</text:p>
          </table:table-cell>
          <table:table-cell table:style-name="ce491" office:value-type="string" calcext:value-type="string">
            <text:p>vacio</text:p>
          </table:table-cell>
          <table:table-cell table:style-name="ce504" office:value-type="string" calcext:value-type="string">
            <text:p>Vazio</text:p>
          </table:table-cell>
          <table:table-cell table:style-name="ce521" office:value-type="string" calcext:value-type="string">
            <text:p>Pusty</text:p>
          </table:table-cell>
          <table:table-cell table:style-name="ce535" office:value-type="string" calcext:value-type="string">
            <text:p>Vuoto</text:p>
          </table:table-cell>
          <table:table-cell table:style-name="ce553" office:value-type="string" calcext:value-type="string">
            <text:p>Gol</text:p>
          </table:table-cell>
          <table:table-cell table:style-name="ce571" office:value-type="string" calcext:value-type="string">
            <text:p>Tyhjä</text:p>
          </table:table-cell>
          <table:table-cell table:style-name="ce588" office:value-type="string" calcext:value-type="string">
            <text:p>Tomt</text:p>
          </table:table-cell>
          <table:table-cell table:style-name="ce602" office:value-type="string" calcext:value-type="string">
            <text:p>空</text:p>
          </table:table-cell>
          <table:table-cell table:style-name="ce614" office:value-type="string" calcext:value-type="string">
            <text:p>Boş</text:p>
          </table:table-cell>
          <table:table-cell table:style-name="ce626" office:value-type="string" calcext:value-type="string">
            <text:p>Άδειο</text:p>
          </table:table-cell>
          <table:table-cell table:style-name="ce641" office:value-type="string" calcext:value-type="string">
            <text:p>Tuščia</text:p>
          </table:table-cell>
          <table:table-cell table:style-name="ce653" office:value-type="string" calcext:value-type="string">
            <text:p>Tomt</text:p>
          </table:table-cell>
          <table:table-cell table:style-name="ce664" office:value-type="string" calcext:value-type="string">
            <text:p>Tom</text:p>
          </table:table-cell>
          <table:table-cell table:style-name="ce677" office:value-type="string" calcext:value-type="string">
            <text:p>Prázdný</text:p>
          </table:table-cell>
          <table:table-cell table:style-name="ce691" office:value-type="string" calcext:value-type="string">
            <text:p>비어있음</text:p>
          </table:table-cell>
          <table:table-cell table:style-name="ce704" office:value-type="string" calcext:value-type="string">
            <text:p>Пусто</text:p>
          </table:table-cell>
          <table:table-cell table:style-name="ce716" office:value-type="string" calcext:value-type="string">
            <text:p>Buit</text:p>
          </table:table-cell>
          <table:table-cell table:style-name="ce728" office:value-type="string" calcext:value-type="string">
            <text:p>Prazno</text:p>
          </table:table-cell>
          <table:table-cell table:style-name="ce740" office:value-type="string" calcext:value-type="string">
            <text:p>Празно</text:p>
          </table:table-cell>
          <table:table-cell table:style-name="ce752" office:value-type="string" calcext:value-type="string">
            <text:p>空</text:p>
          </table:table-cell>
          <table:table-cell table:style-name="ce768" office:value-type="string" calcext:value-type="string">
            <text:p>Празно</text:p>
          </table:table-cell>
          <table:table-cell table:style-name="ce779" office:value-type="string" calcext:value-type="string">
            <text:p>فارغ</text:p>
          </table:table-cell>
          <table:table-cell table:style-name="ce289" table:number-columns-repeated="996"/>
        </table:table-row>
        <table:table-row table:style-name="ro20">
          <table:table-cell table:style-name="ce45" office:value-type="string" calcext:value-type="string">
            <text:p>statusBufferFill</text:p>
          </table:table-cell>
          <table:table-cell table:style-name="ce339"/>
          <table:table-cell table:style-name="ce429" office:value-type="string" calcext:value-type="string">
            <text:p>Buffer: {0}%</text:p>
          </table:table-cell>
          <table:table-cell table:style-name="ce449" office:value-type="string" calcext:value-type="string">
            <text:p>Mémoire tampon : {0}%</text:p>
          </table:table-cell>
          <table:table-cell table:style-name="ce463" office:value-type="string" calcext:value-type="string">
            <text:p>Buffer: {0}%</text:p>
          </table:table-cell>
          <table:table-cell table:style-name="ce477" office:value-type="string" calcext:value-type="string">
            <text:p>Buffer: {0}%</text:p>
          </table:table-cell>
          <table:table-cell table:style-name="ce491" office:value-type="string" calcext:value-type="string">
            <text:p>Buffer: {0}%</text:p>
          </table:table-cell>
          <table:table-cell table:style-name="ce507" office:value-type="string" calcext:value-type="string">
            <text:p>Buffer: {0}%</text:p>
          </table:table-cell>
          <table:table-cell table:style-name="ce521"/>
          <table:table-cell table:style-name="ce536" office:value-type="string" calcext:value-type="string">
            <text:p>Buffer: {0}%</text:p>
          </table:table-cell>
          <table:table-cell table:style-name="ce553" office:value-type="string" calcext:value-type="string">
            <text:p>Buffer: {0}%</text:p>
          </table:table-cell>
          <table:table-cell table:style-name="ce575" office:value-type="string" calcext:value-type="string">
            <text:p>Puskuri: {0}%</text:p>
          </table:table-cell>
          <table:table-cell table:style-name="ce588"/>
          <table:table-cell table:style-name="ce602"/>
          <table:table-cell table:style-name="ce615" office:value-type="string" calcext:value-type="string">
            <text:p>Tampon bellek: {0}%</text:p>
          </table:table-cell>
          <table:table-cell table:style-name="ce627" office:value-type="string" calcext:value-type="string">
            <text:p>Ενδιάμεση μνήμη: {0}%</text:p>
          </table:table-cell>
          <table:table-cell table:style-name="ce641" office:value-type="string" calcext:value-type="string">
            <text:p>Buferis: {0}%</text:p>
          </table:table-cell>
          <table:table-cell table:style-name="ce653" office:value-type="string" calcext:value-type="string">
            <text:p>Buffer: {0}%</text:p>
          </table:table-cell>
          <table:table-cell table:style-name="ce664" office:value-type="string" calcext:value-type="string">
            <text:p>Buffer; {0}%</text:p>
          </table:table-cell>
          <table:table-cell table:style-name="ce677" office:value-type="string" calcext:value-type="string">
            <text:p>Vyrovnávací paměť: {0}%</text:p>
          </table:table-cell>
          <table:table-cell table:style-name="ce690" office:value-type="string" calcext:value-type="string">
            <text:p><text:span text:style-name="T3">버퍼</text:span><text:span text:style-name="T4">: {0}%</text:span></text:p>
          </table:table-cell>
          <table:table-cell table:style-name="ce704" office:value-type="string" calcext:value-type="string">
            <text:p>Буфер: {0}%</text:p>
          </table:table-cell>
          <table:table-cell table:style-name="ce716" office:value-type="string" calcext:value-type="string">
            <text:p>Memòria Cau : {0}%</text:p>
          </table:table-cell>
          <table:table-cell table:style-name="ce728" office:value-type="string" calcext:value-type="string">
            <text:p>bafer: {0}%</text:p>
          </table:table-cell>
          <table:table-cell table:style-name="ce740" office:value-type="string" calcext:value-type="string">
            <text:p>бафер: {0}%</text:p>
          </table:table-cell>
          <table:table-cell table:style-name="ce752" office:value-type="string" calcext:value-type="string">
            <text:p>バッファ: {0}%</text:p>
          </table:table-cell>
          <table:table-cell table:style-name="ce768" office:value-type="string" calcext:value-type="string">
            <text:p>Бафер: {0}%</text:p>
          </table:table-cell>
          <table:table-cell table:style-name="ce779" office:value-type="string" calcext:value-type="string">
            <text:p>المخزن المؤقت: {0}٪</text:p>
          </table:table-cell>
          <table:table-cell table:style-name="ce289" table:number-columns-repeated="996"/>
        </table:table-row>
        <table:table-row table:style-name="ro20">
          <table:table-cell table:style-name="ce45" office:value-type="string" calcext:value-type="string">
            <text:p>Toast_Pause</text:p>
          </table:table-cell>
          <table:table-cell table:style-name="ce339"/>
          <table:table-cell table:style-name="ce429" office:value-type="string" calcext:value-type="string">
            <text:p>Pause</text:p>
          </table:table-cell>
          <table:table-cell table:style-name="ce449" office:value-type="string" calcext:value-type="string">
            <text:p>Pause</text:p>
          </table:table-cell>
          <table:table-cell table:style-name="ce463" office:value-type="string" calcext:value-type="string">
            <text:p>Pauze</text:p>
          </table:table-cell>
          <table:table-cell table:style-name="ce478" office:value-type="string" calcext:value-type="string">
            <text:p>Pause</text:p>
          </table:table-cell>
          <table:table-cell table:style-name="ce491" office:value-type="string" calcext:value-type="string">
            <text:p>Pausa</text:p>
          </table:table-cell>
          <table:table-cell table:style-name="ce507" office:value-type="string" calcext:value-type="string">
            <text:p>Pausa</text:p>
          </table:table-cell>
          <table:table-cell table:style-name="ce521"/>
          <table:table-cell table:style-name="ce535" office:value-type="string" calcext:value-type="string">
            <text:p>Pausa</text:p>
          </table:table-cell>
          <table:table-cell table:style-name="ce553" office:value-type="string" calcext:value-type="string">
            <text:p>Pauză</text:p>
          </table:table-cell>
          <table:table-cell table:style-name="ce571" office:value-type="string" calcext:value-type="string">
            <text:p>Tauko</text:p>
          </table:table-cell>
          <table:table-cell table:style-name="ce588"/>
          <table:table-cell table:style-name="ce602"/>
          <table:table-cell table:style-name="ce615" office:value-type="string" calcext:value-type="string">
            <text:p>Duraklat</text:p>
          </table:table-cell>
          <table:table-cell table:style-name="ce627" office:value-type="string" calcext:value-type="string">
            <text:p>Παύση</text:p>
          </table:table-cell>
          <table:table-cell table:style-name="ce641" office:value-type="string" calcext:value-type="string">
            <text:p>Pausė</text:p>
          </table:table-cell>
          <table:table-cell table:style-name="ce653" office:value-type="string" calcext:value-type="string">
            <text:p>Pausa</text:p>
          </table:table-cell>
          <table:table-cell table:style-name="ce664" office:value-type="string" calcext:value-type="string">
            <text:p>Pause</text:p>
          </table:table-cell>
          <table:table-cell table:style-name="ce677" office:value-type="string" calcext:value-type="string">
            <text:p>Pauza</text:p>
          </table:table-cell>
          <table:table-cell table:style-name="ce691" office:value-type="string" calcext:value-type="string">
            <text:p>멈춤</text:p>
          </table:table-cell>
          <table:table-cell table:style-name="ce704" office:value-type="string" calcext:value-type="string">
            <text:p>Пауза</text:p>
          </table:table-cell>
          <table:table-cell table:style-name="ce716" office:value-type="string" calcext:value-type="string">
            <text:p>Pausa</text:p>
          </table:table-cell>
          <table:table-cell table:style-name="ce728" office:value-type="string" calcext:value-type="string">
            <text:p>Pauziraj</text:p>
          </table:table-cell>
          <table:table-cell table:style-name="ce740" office:value-type="string" calcext:value-type="string">
            <text:p>Паузирај</text:p>
          </table:table-cell>
          <table:table-cell table:style-name="ce752" office:value-type="string" calcext:value-type="string">
            <text:p>一時停止</text:p>
          </table:table-cell>
          <table:table-cell table:style-name="ce768" office:value-type="string" calcext:value-type="string">
            <text:p>Пауза</text:p>
          </table:table-cell>
          <table:table-cell table:style-name="ce779" office:value-type="string" calcext:value-type="string">
            <text:p>وقف</text:p>
          </table:table-cell>
          <table:table-cell table:style-name="ce289" table:number-columns-repeated="996"/>
        </table:table-row>
        <table:table-row table:style-name="ro20">
          <table:table-cell table:style-name="ce45" office:value-type="string" calcext:value-type="string">
            <text:p>Toast_Zoom</text:p>
          </table:table-cell>
          <table:table-cell table:style-name="ce339"/>
          <table:table-cell table:style-name="ce429" office:value-type="string" calcext:value-type="string">
            <text:p>Zoom: {0}%</text:p>
          </table:table-cell>
          <table:table-cell table:style-name="ce460" office:value-type="string" calcext:value-type="string">
            <text:p>Zoom : {0}%</text:p>
          </table:table-cell>
          <table:table-cell table:style-name="ce463" office:value-type="string" calcext:value-type="string">
            <text:p>Zoom: {0}%</text:p>
          </table:table-cell>
          <table:table-cell table:style-name="ce477" office:value-type="string" calcext:value-type="string">
            <text:p>Zoom: {0}%</text:p>
          </table:table-cell>
          <table:table-cell table:style-name="ce491" office:value-type="string" calcext:value-type="string">
            <text:p>Zoom : {0}%</text:p>
          </table:table-cell>
          <table:table-cell table:style-name="ce507" office:value-type="string" calcext:value-type="string">
            <text:p>Zoom: {0}%</text:p>
          </table:table-cell>
          <table:table-cell table:style-name="ce521"/>
          <table:table-cell table:style-name="ce536" office:value-type="string" calcext:value-type="string">
            <text:p>Zoom: {0}%</text:p>
          </table:table-cell>
          <table:table-cell table:style-name="ce553" office:value-type="string" calcext:value-type="string">
            <text:p>Zoom: {0}%</text:p>
          </table:table-cell>
          <table:table-cell table:style-name="ce575" office:value-type="string" calcext:value-type="string">
            <text:p>Zoom: {0}%</text:p>
          </table:table-cell>
          <table:table-cell table:style-name="ce588"/>
          <table:table-cell table:style-name="ce602"/>
          <table:table-cell table:style-name="ce615" office:value-type="string" calcext:value-type="string">
            <text:p>Yaklaştır: {0}%</text:p>
          </table:table-cell>
          <table:table-cell table:style-name="ce627" office:value-type="string" calcext:value-type="string">
            <text:p>Μεχέθυνση: {0}%</text:p>
          </table:table-cell>
          <table:table-cell table:style-name="ce641" office:value-type="string" calcext:value-type="string">
            <text:p>Didinti: {0}%</text:p>
          </table:table-cell>
          <table:table-cell table:style-name="ce653" office:value-type="string" calcext:value-type="string">
            <text:p>Zooma : {0}%</text:p>
          </table:table-cell>
          <table:table-cell table:style-name="ce664" office:value-type="string" calcext:value-type="string">
            <text:p>Zoom: {0}%</text:p>
          </table:table-cell>
          <table:table-cell table:style-name="ce684" office:value-type="string" calcext:value-type="string">
            <text:p>Zoom: {0}%</text:p>
          </table:table-cell>
          <table:table-cell table:style-name="ce690" office:value-type="string" calcext:value-type="string">
            <text:p><text:span text:style-name="T3">확대</text:span><text:span text:style-name="T4">: {0}%</text:span></text:p>
          </table:table-cell>
          <table:table-cell table:style-name="ce704" office:value-type="string" calcext:value-type="string">
            <text:p>Приближение: {0}%</text:p>
          </table:table-cell>
          <table:table-cell table:style-name="ce716" office:value-type="string" calcext:value-type="string">
            <text:p>Zoom: {0}%</text:p>
          </table:table-cell>
          <table:table-cell table:style-name="ce728" office:value-type="string" calcext:value-type="string">
            <text:p>Zumiraj: {0}%</text:p>
          </table:table-cell>
          <table:table-cell table:style-name="ce740" office:value-type="string" calcext:value-type="string">
            <text:p>Зумирај: {0}%</text:p>
          </table:table-cell>
          <table:table-cell table:style-name="ce752" office:value-type="string" calcext:value-type="string">
            <text:p>ズーム: {0}%</text:p>
          </table:table-cell>
          <table:table-cell table:style-name="ce768" office:value-type="string" calcext:value-type="string">
            <text:p>Зум: {0}%</text:p>
          </table:table-cell>
          <table:table-cell table:style-name="ce779" office:value-type="string" calcext:value-type="string">
            <text:p>التكبير: {0}٪</text:p>
          </table:table-cell>
          <table:table-cell table:style-name="ce289" table:number-columns-repeated="996"/>
        </table:table-row>
        <table:table-row table:style-name="ro20">
          <table:table-cell table:style-name="ce45" office:value-type="string" calcext:value-type="string">
            <text:p>Toast_Disconnected</text:p>
          </table:table-cell>
          <table:table-cell table:style-name="ce339"/>
          <table:table-cell table:style-name="ce429" office:value-type="string" calcext:value-type="string">
            <text:p>Disconnected</text:p>
          </table:table-cell>
          <table:table-cell table:style-name="ce460" office:value-type="string" calcext:value-type="string">
            <text:p>Déconnecté</text:p>
          </table:table-cell>
          <table:table-cell table:style-name="ce463" office:value-type="string" calcext:value-type="string">
            <text:p>Niet verbonden</text:p>
          </table:table-cell>
          <table:table-cell table:style-name="ce478" office:value-type="string" calcext:value-type="string">
            <text:p>getrennt</text:p>
          </table:table-cell>
          <table:table-cell table:style-name="ce491" office:value-type="string" calcext:value-type="string">
            <text:p>Desconectado</text:p>
          </table:table-cell>
          <table:table-cell table:style-name="ce507" office:value-type="string" calcext:value-type="string">
            <text:p>Desconectado</text:p>
          </table:table-cell>
          <table:table-cell table:style-name="ce521"/>
          <table:table-cell table:style-name="ce535" office:value-type="string" calcext:value-type="string">
            <text:p>Scollegato</text:p>
          </table:table-cell>
          <table:table-cell table:style-name="ce553" office:value-type="string" calcext:value-type="string">
            <text:p>Deconectat</text:p>
          </table:table-cell>
          <table:table-cell table:style-name="ce571" office:value-type="string" calcext:value-type="string">
            <text:p>Kytketty pois</text:p>
          </table:table-cell>
          <table:table-cell table:style-name="ce588"/>
          <table:table-cell table:style-name="ce602"/>
          <table:table-cell table:style-name="ce615" office:value-type="string" calcext:value-type="string">
            <text:p>Bağlantı koptu</text:p>
          </table:table-cell>
          <table:table-cell table:style-name="ce627" office:value-type="string" calcext:value-type="string">
            <text:p>Αποσύνδεση</text:p>
          </table:table-cell>
          <table:table-cell table:style-name="ce641" office:value-type="string" calcext:value-type="string">
            <text:p>Atjungta</text:p>
          </table:table-cell>
          <table:table-cell table:style-name="ce653" office:value-type="string" calcext:value-type="string">
            <text:p>Frånkopplad</text:p>
          </table:table-cell>
          <table:table-cell table:style-name="ce664" office:value-type="string" calcext:value-type="string">
            <text:p>Afbrudt</text:p>
          </table:table-cell>
          <table:table-cell table:style-name="ce677" office:value-type="string" calcext:value-type="string">
            <text:p>Odpojeno</text:p>
          </table:table-cell>
          <table:table-cell table:style-name="ce689" office:value-type="string" calcext:value-type="string">
            <text:p><text:span text:style-name="T3">연결</text:span><text:span text:style-name="T4"> </text:span><text:span text:style-name="T5">끊어짐</text:span></text:p>
          </table:table-cell>
          <table:table-cell table:style-name="ce704" office:value-type="string" calcext:value-type="string">
            <text:p>Разрыв подключения</text:p>
          </table:table-cell>
          <table:table-cell table:style-name="ce716" office:value-type="string" calcext:value-type="string">
            <text:p>Desconnectat</text:p>
          </table:table-cell>
          <table:table-cell table:style-name="ce728" office:value-type="string" calcext:value-type="string">
            <text:p>Prekinuto</text:p>
          </table:table-cell>
          <table:table-cell table:style-name="ce740" office:value-type="string" calcext:value-type="string">
            <text:p>Прекинуто</text:p>
          </table:table-cell>
          <table:table-cell table:style-name="ce752" office:value-type="string" calcext:value-type="string">
            <text:p>接続解除</text:p>
          </table:table-cell>
          <table:table-cell table:style-name="ce768" office:value-type="string" calcext:value-type="string">
            <text:p>Исклучено</text:p>
          </table:table-cell>
          <table:table-cell table:style-name="ce779" office:value-type="string" calcext:value-type="string">
            <text:p>انقطع الاتصال</text:p>
          </table:table-cell>
          <table:table-cell table:style-name="ce289" table:number-columns-repeated="996"/>
        </table:table-row>
        <table:table-row table:style-name="ro23">
          <table:table-cell table:style-name="ce45" office:value-type="string" calcext:value-type="string">
            <text:p>Toast_StartRecord</text:p>
          </table:table-cell>
          <table:table-cell table:style-name="ce339"/>
          <table:table-cell table:style-name="ce429" office:value-type="string" calcext:value-type="string">
            <text:p>Recording started</text:p>
          </table:table-cell>
          <table:table-cell table:style-name="ce460" office:value-type="string" calcext:value-type="string">
            <text:p>Enregistrement démarré</text:p>
          </table:table-cell>
          <table:table-cell table:style-name="ce463" office:value-type="string" calcext:value-type="string">
            <text:p>Opname gestart</text:p>
          </table:table-cell>
          <table:table-cell table:style-name="ce478" office:value-type="string" calcext:value-type="string">
            <text:p>Aufnahme gestartet</text:p>
          </table:table-cell>
          <table:table-cell table:style-name="ce491" office:value-type="string" calcext:value-type="string">
            <text:p>Grabación iniciada</text:p>
          </table:table-cell>
          <table:table-cell table:style-name="ce507" office:value-type="string" calcext:value-type="string">
            <text:p>Gravação iniciada</text:p>
          </table:table-cell>
          <table:table-cell table:style-name="ce521"/>
          <table:table-cell table:style-name="ce535" office:value-type="string" calcext:value-type="string">
            <text:p>Registrazione iniziata </text:p>
          </table:table-cell>
          <table:table-cell table:style-name="ce553" office:value-type="string" calcext:value-type="string">
            <text:p>Înregistrarea a fost pornită</text:p>
          </table:table-cell>
          <table:table-cell table:style-name="ce571" office:value-type="string" calcext:value-type="string">
            <text:p>Nauhoitus alkanut</text:p>
          </table:table-cell>
          <table:table-cell table:style-name="ce588"/>
          <table:table-cell table:style-name="ce602"/>
          <table:table-cell table:style-name="ce615" office:value-type="string" calcext:value-type="string">
            <text:p>Kayıt başladı</text:p>
          </table:table-cell>
          <table:table-cell table:style-name="ce627" office:value-type="string" calcext:value-type="string">
            <text:p>Η εγγραφή ξεκίνησε</text:p>
          </table:table-cell>
          <table:table-cell table:style-name="ce641" office:value-type="string" calcext:value-type="string">
            <text:p>Irašymas predėtas</text:p>
          </table:table-cell>
          <table:table-cell table:style-name="ce653" office:value-type="string" calcext:value-type="string">
            <text:p>Inspelning startad</text:p>
          </table:table-cell>
          <table:table-cell table:style-name="ce664" office:value-type="string" calcext:value-type="string">
            <text:p>Optagelse startet</text:p>
          </table:table-cell>
          <table:table-cell table:style-name="ce677" office:value-type="string" calcext:value-type="string">
            <text:p>Záznam byl zahájen</text:p>
          </table:table-cell>
          <table:table-cell table:style-name="ce689" office:value-type="string" calcext:value-type="string">
            <text:p><text:span text:style-name="T3">녹화</text:span><text:span text:style-name="T4"> </text:span><text:span text:style-name="T5">시작</text:span></text:p>
          </table:table-cell>
          <table:table-cell table:style-name="ce704" office:value-type="string" calcext:value-type="string">
            <text:p>Начало записи</text:p>
          </table:table-cell>
          <table:table-cell table:style-name="ce716" office:value-type="string" calcext:value-type="string">
            <text:p>Gravació iniciada</text:p>
          </table:table-cell>
          <table:table-cell table:style-name="ce728" office:value-type="string" calcext:value-type="string">
            <text:p>Snimanje audio zapisa je započeto</text:p>
          </table:table-cell>
          <table:table-cell table:style-name="ce740" office:value-type="string" calcext:value-type="string">
            <text:p>Снимање аудио записа је започето</text:p>
          </table:table-cell>
          <table:table-cell table:style-name="ce752" office:value-type="string" calcext:value-type="string">
            <text:p>録画開始</text:p>
          </table:table-cell>
          <table:table-cell table:style-name="ce768" office:value-type="string" calcext:value-type="string">
            <text:p>Снимањето е започнато</text:p>
          </table:table-cell>
          <table:table-cell table:style-name="ce779" office:value-type="string" calcext:value-type="string">
            <text:p>بدأ تسجيل</text:p>
          </table:table-cell>
          <table:table-cell table:style-name="ce289" table:number-columns-repeated="996"/>
        </table:table-row>
        <table:table-row table:style-name="ro23">
          <table:table-cell table:style-name="ce45" office:value-type="string" calcext:value-type="string">
            <text:p>Toast_StopRecord</text:p>
          </table:table-cell>
          <table:table-cell table:style-name="ce339"/>
          <table:table-cell table:style-name="ce429" office:value-type="string" calcext:value-type="string">
            <text:p>Recording stopped</text:p>
          </table:table-cell>
          <table:table-cell table:style-name="ce460" office:value-type="string" calcext:value-type="string">
            <text:p>Enregistrement arrêté</text:p>
          </table:table-cell>
          <table:table-cell table:style-name="ce463" office:value-type="string" calcext:value-type="string">
            <text:p>Opname gestopt</text:p>
          </table:table-cell>
          <table:table-cell table:style-name="ce478" office:value-type="string" calcext:value-type="string">
            <text:p>Aufnahme gestoppt</text:p>
          </table:table-cell>
          <table:table-cell table:style-name="ce491" office:value-type="string" calcext:value-type="string">
            <text:p>Grabación detenida</text:p>
          </table:table-cell>
          <table:table-cell table:style-name="ce507" office:value-type="string" calcext:value-type="string">
            <text:p>Gravação interrompida</text:p>
          </table:table-cell>
          <table:table-cell table:style-name="ce521"/>
          <table:table-cell table:style-name="ce535" office:value-type="string" calcext:value-type="string">
            <text:p>Registrazione fermata </text:p>
          </table:table-cell>
          <table:table-cell table:style-name="ce553" office:value-type="string" calcext:value-type="string">
            <text:p>Înregistrarea a fost oprită</text:p>
          </table:table-cell>
          <table:table-cell table:style-name="ce571" office:value-type="string" calcext:value-type="string">
            <text:p>Nauhoitus päättynyt</text:p>
          </table:table-cell>
          <table:table-cell table:style-name="ce588"/>
          <table:table-cell table:style-name="ce602"/>
          <table:table-cell table:style-name="ce615" office:value-type="string" calcext:value-type="string">
            <text:p>Kayıt durdu</text:p>
          </table:table-cell>
          <table:table-cell table:style-name="ce627" office:value-type="string" calcext:value-type="string">
            <text:p>Η εγγραφή σταμάτησε</text:p>
          </table:table-cell>
          <table:table-cell table:style-name="ce641" office:value-type="string" calcext:value-type="string">
            <text:p>Irašymas sustapdytas</text:p>
          </table:table-cell>
          <table:table-cell table:style-name="ce653" office:value-type="string" calcext:value-type="string">
            <text:p>Inspelning stoppad</text:p>
          </table:table-cell>
          <table:table-cell table:style-name="ce664" office:value-type="string" calcext:value-type="string">
            <text:p>Optagelse stoppet</text:p>
          </table:table-cell>
          <table:table-cell table:style-name="ce677" office:value-type="string" calcext:value-type="string">
            <text:p>Záznam byl ukončen</text:p>
          </table:table-cell>
          <table:table-cell table:style-name="ce689" office:value-type="string" calcext:value-type="string">
            <text:p><text:span text:style-name="T3">녹화</text:span><text:span text:style-name="T4"> </text:span><text:span text:style-name="T5">정지</text:span></text:p>
          </table:table-cell>
          <table:table-cell table:style-name="ce704" office:value-type="string" calcext:value-type="string">
            <text:p>Остановка записи</text:p>
          </table:table-cell>
          <table:table-cell table:style-name="ce716" office:value-type="string" calcext:value-type="string">
            <text:p>Gravació aturada</text:p>
          </table:table-cell>
          <table:table-cell table:style-name="ce728" office:value-type="string" calcext:value-type="string">
            <text:p>Snimanje audio zapisa je zaustavljeno</text:p>
          </table:table-cell>
          <table:table-cell table:style-name="ce740" office:value-type="string" calcext:value-type="string">
            <text:p>Снимање аудио записа је заустављено</text:p>
          </table:table-cell>
          <table:table-cell table:style-name="ce752" office:value-type="string" calcext:value-type="string">
            <text:p>録画停止</text:p>
          </table:table-cell>
          <table:table-cell table:style-name="ce768" office:value-type="string" calcext:value-type="string">
            <text:p>Снимањето е стопирано</text:p>
          </table:table-cell>
          <table:table-cell table:style-name="ce779" office:value-type="string" calcext:value-type="string">
            <text:p>توقف تسجيل</text:p>
          </table:table-cell>
          <table:table-cell table:style-name="ce289" table:number-columns-repeated="996"/>
        </table:table-row>
        <table:table-row table:style-name="ro20">
          <table:table-cell table:style-name="ce45" office:value-type="string" calcext:value-type="string">
            <text:p>Toast_ImageSaved</text:p>
          </table:table-cell>
          <table:table-cell table:style-name="ce339"/>
          <table:table-cell table:style-name="ce429" office:value-type="string" calcext:value-type="string">
            <text:p>Image Saved</text:p>
          </table:table-cell>
          <table:table-cell table:style-name="ce460" office:value-type="string" calcext:value-type="string">
            <text:p>Image enregistrée</text:p>
          </table:table-cell>
          <table:table-cell table:style-name="ce463" office:value-type="string" calcext:value-type="string">
            <text:p>Beeld opgeslagen</text:p>
          </table:table-cell>
          <table:table-cell table:style-name="ce478" office:value-type="string" calcext:value-type="string">
            <text:p>Bild gespeichert</text:p>
          </table:table-cell>
          <table:table-cell table:style-name="ce491" office:value-type="string" calcext:value-type="string">
            <text:p>Imagen grabada</text:p>
          </table:table-cell>
          <table:table-cell table:style-name="ce507" office:value-type="string" calcext:value-type="string">
            <text:p>Imagem salva</text:p>
          </table:table-cell>
          <table:table-cell table:style-name="ce521"/>
          <table:table-cell table:style-name="ce535" office:value-type="string" calcext:value-type="string">
            <text:p>Immagine salvata </text:p>
          </table:table-cell>
          <table:table-cell table:style-name="ce553" office:value-type="string" calcext:value-type="string">
            <text:p>Imaginea a fost salvată</text:p>
          </table:table-cell>
          <table:table-cell table:style-name="ce571" office:value-type="string" calcext:value-type="string">
            <text:p>Kuva tallennettu</text:p>
          </table:table-cell>
          <table:table-cell table:style-name="ce588"/>
          <table:table-cell table:style-name="ce602"/>
          <table:table-cell table:style-name="ce615" office:value-type="string" calcext:value-type="string">
            <text:p>İmaj kaydedildi</text:p>
          </table:table-cell>
          <table:table-cell table:style-name="ce627" office:value-type="string" calcext:value-type="string">
            <text:p>Η εικόνα σώθηκε</text:p>
          </table:table-cell>
          <table:table-cell table:style-name="ce641" office:value-type="string" calcext:value-type="string">
            <text:p>Paveikslėlis išsaugotas</text:p>
          </table:table-cell>
          <table:table-cell table:style-name="ce653" office:value-type="string" calcext:value-type="string">
            <text:p>Bild sparad</text:p>
          </table:table-cell>
          <table:table-cell table:style-name="ce664" office:value-type="string" calcext:value-type="string">
            <text:p>Billede gemt</text:p>
          </table:table-cell>
          <table:table-cell table:style-name="ce677" office:value-type="string" calcext:value-type="string">
            <text:p>Obraz uložen</text:p>
          </table:table-cell>
          <table:table-cell table:style-name="ce689" office:value-type="string" calcext:value-type="string">
            <text:p><text:span text:style-name="T3">이미지</text:span><text:span text:style-name="T4"> </text:span><text:span text:style-name="T5">저장됨</text:span></text:p>
          </table:table-cell>
          <table:table-cell table:style-name="ce704" office:value-type="string" calcext:value-type="string">
            <text:p>Сохранить изображение</text:p>
          </table:table-cell>
          <table:table-cell table:style-name="ce716" office:value-type="string" calcext:value-type="string">
            <text:p>Imatge desada</text:p>
          </table:table-cell>
          <table:table-cell table:style-name="ce728" office:value-type="string" calcext:value-type="string">
            <text:p>Slika je sačuvana</text:p>
          </table:table-cell>
          <table:table-cell table:style-name="ce740" office:value-type="string" calcext:value-type="string">
            <text:p>Слика је сачувана</text:p>
          </table:table-cell>
          <table:table-cell table:style-name="ce752" office:value-type="string" calcext:value-type="string">
            <text:p>イメージが保存されました</text:p>
          </table:table-cell>
          <table:table-cell table:style-name="ce768" office:value-type="string" calcext:value-type="string">
            <text:p>Зачувана слика</text:p>
          </table:table-cell>
          <table:table-cell table:style-name="ce779" office:value-type="string" calcext:value-type="string">
            <text:p>الصورة المحفوظة</text:p>
          </table:table-cell>
          <table:table-cell table:style-name="ce289" table:number-columns-repeated="996"/>
        </table:table-row>
        <table:table-row table:style-name="ro20">
          <table:table-cell table:style-name="ce45" office:value-type="string" calcext:value-type="string">
            <text:p>ToolTip_AddKeyframe</text:p>
          </table:table-cell>
          <table:table-cell table:style-name="ce339"/>
          <table:table-cell table:style-name="ce429" office:value-type="string" calcext:value-type="string">
            <text:p>Add a Key Image</text:p>
          </table:table-cell>
          <table:table-cell table:style-name="ce449" office:value-type="string" calcext:value-type="string">
            <text:p>Ajouter une Image Clé</text:p>
          </table:table-cell>
          <table:table-cell table:style-name="ce463" office:value-type="string" calcext:value-type="string">
            <text:p>Voeg een kernbeeld toe</text:p>
          </table:table-cell>
          <table:table-cell table:style-name="ce477" office:value-type="string" calcext:value-type="string">
            <text:p>Füge ein Schlüsselbild hinzu</text:p>
          </table:table-cell>
          <table:table-cell table:style-name="ce491" office:value-type="string" calcext:value-type="string">
            <text:p>Añadir un a imàgen clave</text:p>
          </table:table-cell>
          <table:table-cell table:style-name="ce504" office:value-type="string" calcext:value-type="string">
            <text:p>Adicionar um Quadro de Imagem</text:p>
          </table:table-cell>
          <table:table-cell table:style-name="ce521" office:value-type="string" calcext:value-type="string">
            <text:p>Dodaj kluczowy obraz</text:p>
          </table:table-cell>
          <table:table-cell table:style-name="ce535" office:value-type="string" calcext:value-type="string">
            <text:p>Aggiungi un'Immagine Chiave</text:p>
          </table:table-cell>
          <table:table-cell table:style-name="ce553" office:value-type="string" calcext:value-type="string">
            <text:p>Adaugă un cadru cheie</text:p>
          </table:table-cell>
          <table:table-cell table:style-name="ce571" office:value-type="string" calcext:value-type="string">
            <text:p>Lisää avainkuva</text:p>
          </table:table-cell>
          <table:table-cell table:style-name="ce588" office:value-type="string" calcext:value-type="string">
            <text:p>Legg til nøkkelbilde</text:p>
          </table:table-cell>
          <table:table-cell table:style-name="ce602" office:value-type="string" calcext:value-type="string">
            <text:p>新增一个关键图像</text:p>
          </table:table-cell>
          <table:table-cell table:style-name="ce614" office:value-type="string" calcext:value-type="string">
            <text:p>Anahtar İmaj Ekle</text:p>
          </table:table-cell>
          <table:table-cell table:style-name="ce626" office:value-type="string" calcext:value-type="string">
            <text:p>Προσθήκη Βασικής Εικόνας</text:p>
          </table:table-cell>
          <table:table-cell table:style-name="ce641" office:value-type="string" calcext:value-type="string">
            <text:p>Pridėti pažymėtą paveikslėlį</text:p>
          </table:table-cell>
          <table:table-cell table:style-name="ce653" office:value-type="string" calcext:value-type="string">
            <text:p>Lägg till nyckelbild</text:p>
          </table:table-cell>
          <table:table-cell table:style-name="ce664" office:value-type="string" calcext:value-type="string">
            <text:p>Tilføj et nøglebillede</text:p>
          </table:table-cell>
          <table:table-cell table:style-name="ce677" office:value-type="string" calcext:value-type="string">
            <text:p>Přidat klíčovou pozici</text:p>
          </table:table-cell>
          <table:table-cell table:style-name="ce689" office:value-type="string" calcext:value-type="string">
            <text:p><text:span text:style-name="T3">키 이미지</text:span><text:span text:style-name="T4">' </text:span><text:span text:style-name="T5">추가</text:span></text:p>
          </table:table-cell>
          <table:table-cell table:style-name="ce704" office:value-type="string" calcext:value-type="string">
            <text:p>Добавить ключевые кадры</text:p>
          </table:table-cell>
          <table:table-cell table:style-name="ce716" office:value-type="string" calcext:value-type="string">
            <text:p>Afegir una imatge clau</text:p>
          </table:table-cell>
          <table:table-cell table:style-name="ce728" office:value-type="string" calcext:value-type="string">
            <text:p>Dodaj ključnu sliku</text:p>
          </table:table-cell>
          <table:table-cell table:style-name="ce740" office:value-type="string" calcext:value-type="string">
            <text:p>Додај кључну слику</text:p>
          </table:table-cell>
          <table:table-cell table:style-name="ce752" office:value-type="string" calcext:value-type="string">
            <text:p>キーイメージの追加</text:p>
          </table:table-cell>
          <table:table-cell table:style-name="ce768" office:value-type="string" calcext:value-type="string">
            <text:p>Додади клучна слика</text:p>
          </table:table-cell>
          <table:table-cell table:style-name="ce779" office:value-type="string" calcext:value-type="string">
            <text:p>إضافة صورة رئيسية</text:p>
          </table:table-cell>
          <table:table-cell table:style-name="ce289" table:number-columns-repeated="996"/>
        </table:table-row>
        <table:table-row table:style-name="ro23">
          <table:table-cell table:style-name="ce45" office:value-type="string" calcext:value-type="string">
            <text:p>ToolTip_Back</text:p>
          </table:table-cell>
          <table:table-cell table:style-name="ce339"/>
          <table:table-cell table:style-name="ce429" office:value-type="string" calcext:value-type="string">
            <text:p>Go to Previous Frame</text:p>
          </table:table-cell>
          <table:table-cell table:style-name="ce449" office:value-type="string" calcext:value-type="string">
            <text:p>Aller à l'Image Précédente</text:p>
          </table:table-cell>
          <table:table-cell table:style-name="ce463" office:value-type="string" calcext:value-type="string">
            <text:p>Ga naar vorige frame</text:p>
          </table:table-cell>
          <table:table-cell table:style-name="ce477" office:value-type="string" calcext:value-type="string">
            <text:p>zum vorherigen Bild</text:p>
          </table:table-cell>
          <table:table-cell table:style-name="ce491" office:value-type="string" calcext:value-type="string">
            <text:p>Ir a la imagen anterior</text:p>
          </table:table-cell>
          <table:table-cell table:style-name="ce504" office:value-type="string" calcext:value-type="string">
            <text:p>Voltar ao Quadro Anterior</text:p>
          </table:table-cell>
          <table:table-cell table:style-name="ce522" office:value-type="string" calcext:value-type="string">
            <text:p>Idź do poprzedniej klatki</text:p>
          </table:table-cell>
          <table:table-cell table:style-name="ce535" office:value-type="string" calcext:value-type="string">
            <text:p>Vai al Fotogramma precedente</text:p>
          </table:table-cell>
          <table:table-cell table:style-name="ce553" office:value-type="string" calcext:value-type="string">
            <text:p>Mergi către cadrul precedent</text:p>
          </table:table-cell>
          <table:table-cell table:style-name="ce571" office:value-type="string" calcext:value-type="string">
            <text:p>Mene edelliseen kuvaan</text:p>
          </table:table-cell>
          <table:table-cell table:style-name="ce588" office:value-type="string" calcext:value-type="string">
            <text:p>Gå til forrige bilde</text:p>
          </table:table-cell>
          <table:table-cell table:style-name="ce602" office:value-type="string" calcext:value-type="string">
            <text:p>转到上一帧</text:p>
          </table:table-cell>
          <table:table-cell table:style-name="ce614" office:value-type="string" calcext:value-type="string">
            <text:p>Bir Önceki Kareye Git</text:p>
          </table:table-cell>
          <table:table-cell table:style-name="ce626" office:value-type="string" calcext:value-type="string">
            <text:p>Πήγαινε στο προηγούμενο Πλαίσιο</text:p>
          </table:table-cell>
          <table:table-cell table:style-name="ce641" office:value-type="string" calcext:value-type="string">
            <text:p>Pereiti į ankstesnį kadrą</text:p>
          </table:table-cell>
          <table:table-cell table:style-name="ce653" office:value-type="string" calcext:value-type="string">
            <text:p>Gå till föregående bild</text:p>
          </table:table-cell>
          <table:table-cell table:style-name="ce664" office:value-type="string" calcext:value-type="string">
            <text:p>Gå til forrige billede</text:p>
          </table:table-cell>
          <table:table-cell table:style-name="ce677" office:value-type="string" calcext:value-type="string">
            <text:p>Přejít na předcházející snímek </text:p>
          </table:table-cell>
          <table:table-cell table:style-name="ce689"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704" office:value-type="string" calcext:value-type="string">
            <text:p>Перейти к предыдущему кадру <text:s/></text:p>
          </table:table-cell>
          <table:table-cell table:style-name="ce716" office:value-type="string" calcext:value-type="string">
            <text:p>Anar al fotograma previ</text:p>
          </table:table-cell>
          <table:table-cell table:style-name="ce728" office:value-type="string" calcext:value-type="string">
            <text:p>Idi na prethodni okvir </text:p>
          </table:table-cell>
          <table:table-cell table:style-name="ce740" office:value-type="string" calcext:value-type="string">
            <text:p>Иди на претходни оквир </text:p>
          </table:table-cell>
          <table:table-cell table:style-name="ce752" office:value-type="string" calcext:value-type="string">
            <text:p>前のフレームへ移動</text:p>
          </table:table-cell>
          <table:table-cell table:style-name="ce768" office:value-type="string" calcext:value-type="string">
            <text:p>Оди на претходната слика</text:p>
          </table:table-cell>
          <table:table-cell table:style-name="ce779" office:value-type="string" calcext:value-type="string">
            <text:p>الذهاب إلى الكادر السابق</text:p>
          </table:table-cell>
          <table:table-cell table:style-name="ce289" table:number-columns-repeated="996"/>
        </table:table-row>
        <table:table-row table:style-name="ro20">
          <table:table-cell table:style-name="ce45" office:value-type="string" calcext:value-type="string">
            <text:p>ToolTip_ColorProfile</text:p>
          </table:table-cell>
          <table:table-cell table:style-name="ce339"/>
          <table:table-cell table:style-name="ce429" office:value-type="string" calcext:value-type="string">
            <text:p>Color Profile</text:p>
          </table:table-cell>
          <table:table-cell table:style-name="ce449" office:value-type="string" calcext:value-type="string">
            <text:p>Profil Couleur</text:p>
          </table:table-cell>
          <table:table-cell table:style-name="ce463" office:value-type="string" calcext:value-type="string">
            <text:p>Kleurprofiel</text:p>
          </table:table-cell>
          <table:table-cell table:style-name="ce477" office:value-type="string" calcext:value-type="string">
            <text:p>Farbprofil</text:p>
          </table:table-cell>
          <table:table-cell table:style-name="ce491" office:value-type="string" calcext:value-type="string">
            <text:p>Perfil Color</text:p>
          </table:table-cell>
          <table:table-cell table:style-name="ce504" office:value-type="string" calcext:value-type="string">
            <text:p>Perfil de Cores</text:p>
          </table:table-cell>
          <table:table-cell table:style-name="ce522" office:value-type="string" calcext:value-type="string">
            <text:p>Profil koloru</text:p>
          </table:table-cell>
          <table:table-cell table:style-name="ce535" office:value-type="string" calcext:value-type="string">
            <text:p>Impostazioni Colore</text:p>
          </table:table-cell>
          <table:table-cell table:style-name="ce553" office:value-type="string" calcext:value-type="string">
            <text:p>Profil Culoare</text:p>
          </table:table-cell>
          <table:table-cell table:style-name="ce571" office:value-type="string" calcext:value-type="string">
            <text:p>Väriprofiili</text:p>
          </table:table-cell>
          <table:table-cell table:style-name="ce588" office:value-type="string" calcext:value-type="string">
            <text:p>Fargeprofil</text:p>
          </table:table-cell>
          <table:table-cell table:style-name="ce602" office:value-type="string" calcext:value-type="string">
            <text:p>颜色配置</text:p>
          </table:table-cell>
          <table:table-cell table:style-name="ce614" office:value-type="string" calcext:value-type="string">
            <text:p>Renk Profili</text:p>
          </table:table-cell>
          <table:table-cell table:style-name="ce626" office:value-type="string" calcext:value-type="string">
            <text:p>Προφίλ Χρώματος…</text:p>
          </table:table-cell>
          <table:table-cell table:style-name="ce641" office:value-type="string" calcext:value-type="string">
            <text:p>Spalvų profilis</text:p>
          </table:table-cell>
          <table:table-cell table:style-name="ce653" office:value-type="string" calcext:value-type="string">
            <text:p>Färgprofil</text:p>
          </table:table-cell>
          <table:table-cell table:style-name="ce664" office:value-type="string" calcext:value-type="string">
            <text:p>Farveprofil</text:p>
          </table:table-cell>
          <table:table-cell table:style-name="ce677" office:value-type="string" calcext:value-type="string">
            <text:p>Barevný profil</text:p>
          </table:table-cell>
          <table:table-cell table:style-name="ce689" office:value-type="string" calcext:value-type="string">
            <text:p><text:span text:style-name="T3">색상</text:span><text:span text:style-name="T4"> </text:span><text:span text:style-name="T5">프로파일</text:span></text:p>
          </table:table-cell>
          <table:table-cell table:style-name="ce704" office:value-type="string" calcext:value-type="string">
            <text:p>Цветовой профиль</text:p>
          </table:table-cell>
          <table:table-cell table:style-name="ce716" office:value-type="string" calcext:value-type="string">
            <text:p>Perfil de colors</text:p>
          </table:table-cell>
          <table:table-cell table:style-name="ce728" office:value-type="string" calcext:value-type="string">
            <text:p>Boja profila</text:p>
          </table:table-cell>
          <table:table-cell table:style-name="ce740" office:value-type="string" calcext:value-type="string">
            <text:p>Боја профила</text:p>
          </table:table-cell>
          <table:table-cell table:style-name="ce752" office:value-type="string" calcext:value-type="string">
            <text:p>カラープロファイル</text:p>
          </table:table-cell>
          <table:table-cell table:style-name="ce768" office:value-type="string" calcext:value-type="string">
            <text:p>Боја на профилот</text:p>
          </table:table-cell>
          <table:table-cell table:style-name="ce779" office:value-type="string" calcext:value-type="string">
            <text:p>بروفايل اللون...</text:p>
          </table:table-cell>
          <table:table-cell table:style-name="ce289" table:number-columns-repeated="996"/>
        </table:table-row>
        <table:table-row table:style-name="ro18">
          <table:table-cell table:style-name="ce45" office:value-type="string" calcext:value-type="string">
            <text:p>ToolTip_CommonCtrl_DisableMerge</text:p>
          </table:table-cell>
          <table:table-cell table:style-name="ce339"/>
          <table:table-cell table:style-name="ce429" office:value-type="string" calcext:value-type="string">
            <text:p>Disable superposition of images</text:p>
          </table:table-cell>
          <table:table-cell table:style-name="ce449" office:value-type="string" calcext:value-type="string">
            <text:p>Désactiver la superposition des images</text:p>
          </table:table-cell>
          <table:table-cell table:style-name="ce463" office:value-type="string" calcext:value-type="string">
            <text:p>Deactiveer superposition van de beelden</text:p>
          </table:table-cell>
          <table:table-cell table:style-name="ce477" office:value-type="string" calcext:value-type="string">
            <text:p>Bildüberlagerung deaktivieren</text:p>
          </table:table-cell>
          <table:table-cell table:style-name="ce491" office:value-type="string" calcext:value-type="string">
            <text:p>Desactivar la superposición de imágenes</text:p>
          </table:table-cell>
          <table:table-cell table:style-name="ce504" office:value-type="string" calcext:value-type="string">
            <text:p>Desabilitar sobreposição de imagens.</text:p>
          </table:table-cell>
          <table:table-cell table:style-name="ce522"/>
          <table:table-cell table:style-name="ce535" office:value-type="string" calcext:value-type="string">
            <text:p>Disabilita la sovrapposizione di immagini</text:p>
          </table:table-cell>
          <table:table-cell table:style-name="ce553" office:value-type="string" calcext:value-type="string">
            <text:p>Dezactiveaza superpozitia cadrelor</text:p>
          </table:table-cell>
          <table:table-cell table:style-name="ce571" office:value-type="string" calcext:value-type="string">
            <text:p>Sulje kuvien päällekkäisyystoiminto</text:p>
          </table:table-cell>
          <table:table-cell table:style-name="ce588" office:value-type="string" calcext:value-type="string">
            <text:p>Deaktiver superposisjon av bilde</text:p>
          </table:table-cell>
          <table:table-cell table:style-name="ce602" office:value-type="string" calcext:value-type="string">
            <text:p>禁用叠加图像</text:p>
          </table:table-cell>
          <table:table-cell table:style-name="ce614" office:value-type="string" calcext:value-type="string">
            <text:p>İmajların süperkonumlandırmasını İptal Et</text:p>
          </table:table-cell>
          <table:table-cell table:style-name="ce626" office:value-type="string" calcext:value-type="string">
            <text:p>Απενεργοποίηση επαλληλίας εικόνων</text:p>
          </table:table-cell>
          <table:table-cell table:style-name="ce641" office:value-type="string" calcext:value-type="string">
            <text:p>Išjungti paveikslėlio superpozicia</text:p>
          </table:table-cell>
          <table:table-cell table:style-name="ce653" office:value-type="string" calcext:value-type="string">
            <text:p>Inaktivera överlagring av bilder</text:p>
          </table:table-cell>
          <table:table-cell table:style-name="ce664" office:value-type="string" calcext:value-type="string">
            <text:p>Aktiver "overlay" af billeder</text:p>
          </table:table-cell>
          <table:table-cell table:style-name="ce677" office:value-type="string" calcext:value-type="string">
            <text:p>Neumožnit superpozici obrazů</text:p>
          </table:table-cell>
          <table:table-cell table:style-name="ce689"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704" office:value-type="string" calcext:value-type="string">
            <text:p>Отключить наложение изображений</text:p>
          </table:table-cell>
          <table:table-cell table:style-name="ce716" office:value-type="string" calcext:value-type="string">
            <text:p>Deshabilita la superposició d'imatges</text:p>
          </table:table-cell>
          <table:table-cell table:style-name="ce728" office:value-type="string" calcext:value-type="string">
            <text:p>Onemogući superpoziciju slika</text:p>
          </table:table-cell>
          <table:table-cell table:style-name="ce740" office:value-type="string" calcext:value-type="string">
            <text:p>Онемогући суперпозицију слика</text:p>
          </table:table-cell>
          <table:table-cell table:style-name="ce752" office:value-type="string" calcext:value-type="string">
            <text:p>イメージの重複を無効化</text:p>
          </table:table-cell>
          <table:table-cell table:style-name="ce768" office:value-type="string" calcext:value-type="string">
            <text:p>Оневозможи суперпозиција на сликите</text:p>
          </table:table-cell>
          <table:table-cell table:style-name="ce779" office:value-type="string" calcext:value-type="string">
            <text:p>تعطيل تراكب الصور</text:p>
          </table:table-cell>
          <table:table-cell table:style-name="ce289" table:number-columns-repeated="996"/>
        </table:table-row>
        <table:table-row table:style-name="ro18">
          <table:table-cell table:style-name="ce45" office:value-type="string" calcext:value-type="string">
            <text:p>ToolTip_CommonCtrl_EnableMerge</text:p>
          </table:table-cell>
          <table:table-cell table:style-name="ce339"/>
          <table:table-cell table:style-name="ce429" office:value-type="string" calcext:value-type="string">
            <text:p>Enable superposition of images</text:p>
          </table:table-cell>
          <table:table-cell table:style-name="ce449" office:value-type="string" calcext:value-type="string">
            <text:p>Activer la superposition des images</text:p>
          </table:table-cell>
          <table:table-cell table:style-name="ce463" office:value-type="string" calcext:value-type="string">
            <text:p>Activeer superposition van de beelden</text:p>
          </table:table-cell>
          <table:table-cell table:style-name="ce477" office:value-type="string" calcext:value-type="string">
            <text:p>Bildüberlagerung aktivieren</text:p>
          </table:table-cell>
          <table:table-cell table:style-name="ce491" office:value-type="string" calcext:value-type="string">
            <text:p>Activar la superposición de imágenes</text:p>
          </table:table-cell>
          <table:table-cell table:style-name="ce504" office:value-type="string" calcext:value-type="string">
            <text:p>Habilitar sobreposição de imagens.</text:p>
          </table:table-cell>
          <table:table-cell table:style-name="ce522"/>
          <table:table-cell table:style-name="ce535" office:value-type="string" calcext:value-type="string">
            <text:p>Abilita la sovrapposizione di immagini</text:p>
          </table:table-cell>
          <table:table-cell table:style-name="ce553" office:value-type="string" calcext:value-type="string">
            <text:p>Activeaza superpozitia cadrelor</text:p>
          </table:table-cell>
          <table:table-cell table:style-name="ce571" office:value-type="string" calcext:value-type="string">
            <text:p>Mahdollista kuvien päällekkäisyys</text:p>
          </table:table-cell>
          <table:table-cell table:style-name="ce588" office:value-type="string" calcext:value-type="string">
            <text:p>Aktiver superposisjon av bilde</text:p>
          </table:table-cell>
          <table:table-cell table:style-name="ce602" office:value-type="string" calcext:value-type="string">
            <text:p>启用叠加图像</text:p>
          </table:table-cell>
          <table:table-cell table:style-name="ce614" office:value-type="string" calcext:value-type="string">
            <text:p>İmajların süperkonumlandırmasını Aktive Et</text:p>
          </table:table-cell>
          <table:table-cell table:style-name="ce626" office:value-type="string" calcext:value-type="string">
            <text:p>Ενεργοποίηση επαλληλίας εικόνων</text:p>
          </table:table-cell>
          <table:table-cell table:style-name="ce641" office:value-type="string" calcext:value-type="string">
            <text:p>Įjungti paveikslėlio superpozicia</text:p>
          </table:table-cell>
          <table:table-cell table:style-name="ce653" office:value-type="string" calcext:value-type="string">
            <text:p>Aktivera överlagring av bilder</text:p>
          </table:table-cell>
          <table:table-cell table:style-name="ce664" office:value-type="string" calcext:value-type="string">
            <text:p>Deaktiver "overlay" af billeder</text:p>
          </table:table-cell>
          <table:table-cell table:style-name="ce677" office:value-type="string" calcext:value-type="string">
            <text:p>Umožnit superpozici obrazů</text:p>
          </table:table-cell>
          <table:table-cell table:style-name="ce691" office:value-type="string" calcext:value-type="string">
            <text:p>이미지의<text:span text:style-name="T6"> </text:span><text:span text:style-name="T5">겹침을</text:span><text:span text:style-name="T4"> </text:span><text:span text:style-name="T5">가능하게</text:span></text:p>
          </table:table-cell>
          <table:table-cell table:style-name="ce704" office:value-type="string" calcext:value-type="string">
            <text:p>Включить наложение изображений</text:p>
          </table:table-cell>
          <table:table-cell table:style-name="ce716" office:value-type="string" calcext:value-type="string">
            <text:p>Habilita la superposició d'imatges</text:p>
          </table:table-cell>
          <table:table-cell table:style-name="ce728" office:value-type="string" calcext:value-type="string">
            <text:p>Omogući superpoziciju slika</text:p>
          </table:table-cell>
          <table:table-cell table:style-name="ce740" office:value-type="string" calcext:value-type="string">
            <text:p>Омогући суперпозицију слика</text:p>
          </table:table-cell>
          <table:table-cell table:style-name="ce752" office:value-type="string" calcext:value-type="string">
            <text:p>イメージの重複を有効化</text:p>
          </table:table-cell>
          <table:table-cell table:style-name="ce768" office:value-type="string" calcext:value-type="string">
            <text:p>Овозможи суперпозиција на сликите</text:p>
          </table:table-cell>
          <table:table-cell table:style-name="ce779" office:value-type="string" calcext:value-type="string">
            <text:p>تمكين تراكب الصور</text:p>
          </table:table-cell>
          <table:table-cell table:style-name="ce289" table:number-columns-repeated="996"/>
        </table:table-row>
        <table:table-row table:style-name="ro20">
          <table:table-cell table:style-name="ce45" office:value-type="string" calcext:value-type="string">
            <text:p>ToolTip_DevicePicker</text:p>
          </table:table-cell>
          <table:table-cell table:style-name="ce339"/>
          <table:table-cell table:style-name="ce429" office:value-type="string" calcext:value-type="string">
            <text:p>Select source</text:p>
          </table:table-cell>
          <table:table-cell table:style-name="ce449" office:value-type="string" calcext:value-type="string">
            <text:p>Choisir la source</text:p>
          </table:table-cell>
          <table:table-cell table:style-name="ce463" office:value-type="string" calcext:value-type="string">
            <text:p>Kies opnamebron</text:p>
          </table:table-cell>
          <table:table-cell table:style-name="ce478" office:value-type="string" calcext:value-type="string">
            <text:p>Quelle wählen</text:p>
          </table:table-cell>
          <table:table-cell table:style-name="ce491" office:value-type="string" calcext:value-type="string">
            <text:p>Seleccione la cámara</text:p>
          </table:table-cell>
          <table:table-cell table:style-name="ce507" office:value-type="string" calcext:value-type="string">
            <text:p>Selecionar dispositivo</text:p>
          </table:table-cell>
          <table:table-cell table:style-name="ce522"/>
          <table:table-cell table:style-name="ce535" office:value-type="string" calcext:value-type="string">
            <text:p>Scegli la sorgente</text:p>
          </table:table-cell>
          <table:table-cell table:style-name="ce553" office:value-type="string" calcext:value-type="string">
            <text:p>Selectaţi sursa</text:p>
          </table:table-cell>
          <table:table-cell table:style-name="ce571" office:value-type="string" calcext:value-type="string">
            <text:p>Valitse lähde</text:p>
          </table:table-cell>
          <table:table-cell table:style-name="ce588"/>
          <table:table-cell table:style-name="ce602"/>
          <table:table-cell table:style-name="ce615" office:value-type="string" calcext:value-type="string">
            <text:p>Kaynak seç</text:p>
          </table:table-cell>
          <table:table-cell table:style-name="ce627" office:value-type="string" calcext:value-type="string">
            <text:p>Επολογή πηγής</text:p>
          </table:table-cell>
          <table:table-cell table:style-name="ce641" office:value-type="string" calcext:value-type="string">
            <text:p>Pasirinkite šaltinį</text:p>
          </table:table-cell>
          <table:table-cell table:style-name="ce653" office:value-type="string" calcext:value-type="string">
            <text:p>Välj källa</text:p>
          </table:table-cell>
          <table:table-cell table:style-name="ce666" office:value-type="string" calcext:value-type="string">
            <text:p>Vælg videokilde</text:p>
          </table:table-cell>
          <table:table-cell table:style-name="ce677" office:value-type="string" calcext:value-type="string">
            <text:p>Vyber zdroj</text:p>
          </table:table-cell>
          <table:table-cell table:style-name="ce689" office:value-type="string" calcext:value-type="string">
            <text:p><text:span text:style-name="T3">소스의</text:span><text:span text:style-name="T4"> </text:span><text:span text:style-name="T5">선택</text:span></text:p>
          </table:table-cell>
          <table:table-cell table:style-name="ce704" office:value-type="string" calcext:value-type="string">
            <text:p>Выбрать источник</text:p>
          </table:table-cell>
          <table:table-cell table:style-name="ce716" office:value-type="string" calcext:value-type="string">
            <text:p>Selecciona l'orígen </text:p>
          </table:table-cell>
          <table:table-cell table:style-name="ce728" office:value-type="string" calcext:value-type="string">
            <text:p>Izaberi izvor</text:p>
          </table:table-cell>
          <table:table-cell table:style-name="ce740" office:value-type="string" calcext:value-type="string">
            <text:p>Изабери извор</text:p>
          </table:table-cell>
          <table:table-cell table:style-name="ce752" office:value-type="string" calcext:value-type="string">
            <text:p>ソースを選択</text:p>
          </table:table-cell>
          <table:table-cell table:style-name="ce768" office:value-type="string" calcext:value-type="string">
            <text:p>Одбери извор</text:p>
          </table:table-cell>
          <table:table-cell table:style-name="ce779" office:value-type="string" calcext:value-type="string">
            <text:p>اختر مصدر</text:p>
          </table:table-cell>
          <table:table-cell table:style-name="ce289" table:number-columns-repeated="996"/>
        </table:table-row>
        <table:table-row table:style-name="ro20">
          <table:table-cell table:style-name="ce45" office:value-type="string" calcext:value-type="string">
            <text:p>ToolTip_DrawingToolAngle2D</text:p>
          </table:table-cell>
          <table:table-cell table:style-name="ce339"/>
          <table:table-cell table:style-name="ce429" office:value-type="string" calcext:value-type="string">
            <text:p>Angle</text:p>
          </table:table-cell>
          <table:table-cell table:style-name="ce449" office:value-type="string" calcext:value-type="string">
            <text:p>Angle</text:p>
          </table:table-cell>
          <table:table-cell table:style-name="ce463" office:value-type="string" calcext:value-type="string">
            <text:p>Hoek</text:p>
          </table:table-cell>
          <table:table-cell table:style-name="ce477" office:value-type="string" calcext:value-type="string">
            <text:p>Winkelmessung</text:p>
          </table:table-cell>
          <table:table-cell table:style-name="ce491" office:value-type="string" calcext:value-type="string">
            <text:p>Angulo</text:p>
          </table:table-cell>
          <table:table-cell table:style-name="ce504" office:value-type="string" calcext:value-type="string">
            <text:p>Ângulo</text:p>
          </table:table-cell>
          <table:table-cell table:style-name="ce522" office:value-type="string" calcext:value-type="string">
            <text:p>Kąt</text:p>
          </table:table-cell>
          <table:table-cell table:style-name="ce535" office:value-type="string" calcext:value-type="string">
            <text:p>Angolo</text:p>
          </table:table-cell>
          <table:table-cell table:style-name="ce553" office:value-type="string" calcext:value-type="string">
            <text:p>Unghi</text:p>
          </table:table-cell>
          <table:table-cell table:style-name="ce571" office:value-type="string" calcext:value-type="string">
            <text:p>Kulma</text:p>
          </table:table-cell>
          <table:table-cell table:style-name="ce588" office:value-type="string" calcext:value-type="string">
            <text:p>Vinkel</text:p>
          </table:table-cell>
          <table:table-cell table:style-name="ce602" office:value-type="string" calcext:value-type="string">
            <text:p>角度</text:p>
          </table:table-cell>
          <table:table-cell table:style-name="ce614" office:value-type="string" calcext:value-type="string">
            <text:p>Açı</text:p>
          </table:table-cell>
          <table:table-cell table:style-name="ce626" office:value-type="string" calcext:value-type="string">
            <text:p>Γωνία</text:p>
          </table:table-cell>
          <table:table-cell table:style-name="ce641" office:value-type="string" calcext:value-type="string">
            <text:p>Kampas</text:p>
          </table:table-cell>
          <table:table-cell table:style-name="ce653" office:value-type="string" calcext:value-type="string">
            <text:p>Vinkel</text:p>
          </table:table-cell>
          <table:table-cell table:style-name="ce664" office:value-type="string" calcext:value-type="string">
            <text:p>Vinkel</text:p>
          </table:table-cell>
          <table:table-cell table:style-name="ce677" office:value-type="string" calcext:value-type="string">
            <text:p>Úhel</text:p>
          </table:table-cell>
          <table:table-cell table:style-name="ce691" office:value-type="string" calcext:value-type="string">
            <text:p>각도</text:p>
          </table:table-cell>
          <table:table-cell table:style-name="ce704" office:value-type="string" calcext:value-type="string">
            <text:p>Угол</text:p>
          </table:table-cell>
          <table:table-cell table:style-name="ce716" office:value-type="string" calcext:value-type="string">
            <text:p>Angle</text:p>
          </table:table-cell>
          <table:table-cell table:style-name="ce728" office:value-type="string" calcext:value-type="string">
            <text:p>Ugao</text:p>
          </table:table-cell>
          <table:table-cell table:style-name="ce740" office:value-type="string" calcext:value-type="string">
            <text:p>Угао</text:p>
          </table:table-cell>
          <table:table-cell table:style-name="ce752" office:value-type="string" calcext:value-type="string">
            <text:p>角度</text:p>
          </table:table-cell>
          <table:table-cell table:style-name="ce768" office:value-type="string" calcext:value-type="string">
            <text:p>Агол</text:p>
          </table:table-cell>
          <table:table-cell table:style-name="ce779" office:value-type="string" calcext:value-type="string">
            <text:p>زاوية</text:p>
          </table:table-cell>
          <table:table-cell table:style-name="ce289" table:number-columns-repeated="996"/>
        </table:table-row>
        <table:table-row table:style-name="ro20">
          <table:table-cell table:style-name="ce418" office:value-type="string" calcext:value-type="string">
            <text:p>ToolTip_DrawingToolChrono</text:p>
          </table:table-cell>
          <table:table-cell table:style-name="ce339"/>
          <table:table-cell table:style-name="ce429" office:value-type="string" calcext:value-type="string">
            <text:p>Stopwatch</text:p>
          </table:table-cell>
          <table:table-cell table:style-name="ce450" office:value-type="string" calcext:value-type="string">
            <text:p>Chronomètre</text:p>
          </table:table-cell>
          <table:table-cell table:style-name="ce463" office:value-type="string" calcext:value-type="string">
            <text:p>Stopwatch/tijdas</text:p>
          </table:table-cell>
          <table:table-cell table:style-name="ce477" office:value-type="string" calcext:value-type="string">
            <text:p>Stoppuhr/Zeitachse</text:p>
          </table:table-cell>
          <table:table-cell table:style-name="ce491" office:value-type="string" calcext:value-type="string">
            <text:p>Cronómetro</text:p>
          </table:table-cell>
          <table:table-cell table:style-name="ce504" office:value-type="string" calcext:value-type="string">
            <text:p>Cronômetro</text:p>
          </table:table-cell>
          <table:table-cell table:style-name="ce522"/>
          <table:table-cell table:style-name="ce541" office:value-type="string" calcext:value-type="string">
            <text:p>Cronometro</text:p>
          </table:table-cell>
          <table:table-cell table:style-name="ce554" office:value-type="string" calcext:value-type="string">
            <text:p>Cronometru</text:p>
          </table:table-cell>
          <table:table-cell table:style-name="ce571" office:value-type="string" calcext:value-type="string">
            <text:p>Ajanotto</text:p>
          </table:table-cell>
          <table:table-cell table:style-name="ce588" office:value-type="string" calcext:value-type="string">
            <text:p>Stoppeklokke</text:p>
          </table:table-cell>
          <table:table-cell table:style-name="ce602" office:value-type="string" calcext:value-type="string">
            <text:p>秒表</text:p>
          </table:table-cell>
          <table:table-cell table:style-name="ce614" office:value-type="string" calcext:value-type="string">
            <text:p>Kronometre</text:p>
          </table:table-cell>
          <table:table-cell table:style-name="ce626" office:value-type="string" calcext:value-type="string">
            <text:p>Χρονόμετρο</text:p>
          </table:table-cell>
          <table:table-cell table:style-name="ce641" office:value-type="string" calcext:value-type="string">
            <text:p>Chronometras</text:p>
          </table:table-cell>
          <table:table-cell table:style-name="ce653" office:value-type="string" calcext:value-type="string">
            <text:p>Stoppur</text:p>
          </table:table-cell>
          <table:table-cell table:style-name="ce664" office:value-type="string" calcext:value-type="string">
            <text:p>Stopur</text:p>
          </table:table-cell>
          <table:table-cell table:style-name="ce677" office:value-type="string" calcext:value-type="string">
            <text:p>Stopky</text:p>
          </table:table-cell>
          <table:table-cell table:style-name="ce691" office:value-type="string" calcext:value-type="string">
            <text:p>초 시계</text:p>
          </table:table-cell>
          <table:table-cell table:style-name="ce704" office:value-type="string" calcext:value-type="string">
            <text:p>Секундомер</text:p>
          </table:table-cell>
          <table:table-cell table:style-name="ce716" office:value-type="string" calcext:value-type="string">
            <text:p>Cronòmetre</text:p>
          </table:table-cell>
          <table:table-cell table:style-name="ce728" office:value-type="string" calcext:value-type="string">
            <text:p>Štoperica </text:p>
          </table:table-cell>
          <table:table-cell table:style-name="ce740" office:value-type="string" calcext:value-type="string">
            <text:p>Штоперица </text:p>
          </table:table-cell>
          <table:table-cell table:style-name="ce752" office:value-type="string" calcext:value-type="string">
            <text:p>ストップウォッチ</text:p>
          </table:table-cell>
          <table:table-cell table:style-name="ce768" office:value-type="string" calcext:value-type="string">
            <text:p>Стоперица</text:p>
          </table:table-cell>
          <table:table-cell table:style-name="ce779" office:value-type="string" calcext:value-type="string">
            <text:p>ساعة ايقاف</text:p>
          </table:table-cell>
          <table:table-cell table:style-name="ce289" table:number-columns-repeated="996"/>
        </table:table-row>
        <table:table-row table:style-name="ro20">
          <table:table-cell table:style-name="ce418" office:value-type="string" calcext:value-type="string">
            <text:p>ToolTip_DrawingToolCircle</text:p>
          </table:table-cell>
          <table:table-cell table:style-name="ce339"/>
          <table:table-cell table:style-name="ce429" office:value-type="string" calcext:value-type="string">
            <text:p>Circle</text:p>
          </table:table-cell>
          <table:table-cell table:style-name="ce450" office:value-type="string" calcext:value-type="string">
            <text:p>Cercle</text:p>
          </table:table-cell>
          <table:table-cell table:style-name="ce463" office:value-type="string" calcext:value-type="string">
            <text:p>Cirkel</text:p>
          </table:table-cell>
          <table:table-cell table:style-name="ce478" office:value-type="string" calcext:value-type="string">
            <text:p>Kreis</text:p>
          </table:table-cell>
          <table:table-cell table:style-name="ce491" office:value-type="string" calcext:value-type="string">
            <text:p>Círculo</text:p>
          </table:table-cell>
          <table:table-cell table:style-name="ce507" office:value-type="string" calcext:value-type="string">
            <text:p>Circulo</text:p>
          </table:table-cell>
          <table:table-cell table:style-name="ce522"/>
          <table:table-cell table:style-name="ce541" office:value-type="string" calcext:value-type="string">
            <text:p>Cerchio</text:p>
          </table:table-cell>
          <table:table-cell table:style-name="ce554" office:value-type="string" calcext:value-type="string">
            <text:p>Cerc</text:p>
          </table:table-cell>
          <table:table-cell table:style-name="ce571" office:value-type="string" calcext:value-type="string">
            <text:p>Ympyrä</text:p>
          </table:table-cell>
          <table:table-cell table:style-name="ce588"/>
          <table:table-cell table:style-name="ce602"/>
          <table:table-cell table:style-name="ce615" office:value-type="string" calcext:value-type="string">
            <text:p>Daire</text:p>
          </table:table-cell>
          <table:table-cell table:style-name="ce627" office:value-type="string" calcext:value-type="string">
            <text:p>Κύκλος</text:p>
          </table:table-cell>
          <table:table-cell table:style-name="ce641" office:value-type="string" calcext:value-type="string">
            <text:p>Apskritimas</text:p>
          </table:table-cell>
          <table:table-cell table:style-name="ce653" office:value-type="string" calcext:value-type="string">
            <text:p>Cirkel</text:p>
          </table:table-cell>
          <table:table-cell table:style-name="ce664" office:value-type="string" calcext:value-type="string">
            <text:p>Cirkel</text:p>
          </table:table-cell>
          <table:table-cell table:style-name="ce677" office:value-type="string" calcext:value-type="string">
            <text:p>Kružnice</text:p>
          </table:table-cell>
          <table:table-cell table:style-name="ce691" office:value-type="string" calcext:value-type="string">
            <text:p>원</text:p>
          </table:table-cell>
          <table:table-cell table:style-name="ce704" office:value-type="string" calcext:value-type="string">
            <text:p>Круг</text:p>
          </table:table-cell>
          <table:table-cell table:style-name="ce716" office:value-type="string" calcext:value-type="string">
            <text:p>Cercle</text:p>
          </table:table-cell>
          <table:table-cell table:style-name="ce728" office:value-type="string" calcext:value-type="string">
            <text:p>Krug</text:p>
          </table:table-cell>
          <table:table-cell table:style-name="ce740" office:value-type="string" calcext:value-type="string">
            <text:p>Круг</text:p>
          </table:table-cell>
          <table:table-cell table:style-name="ce752" office:value-type="string" calcext:value-type="string">
            <text:p>円</text:p>
          </table:table-cell>
          <table:table-cell table:style-name="ce768" office:value-type="string" calcext:value-type="string">
            <text:p>Круг</text:p>
          </table:table-cell>
          <table:table-cell table:style-name="ce779" office:value-type="string" calcext:value-type="string">
            <text:p>دائرة</text:p>
          </table:table-cell>
          <table:table-cell table:style-name="ce289" table:number-columns-repeated="996"/>
        </table:table-row>
        <table:table-row table:style-name="ro20">
          <table:table-cell table:style-name="ce45" office:value-type="string" calcext:value-type="string">
            <text:p>ToolTip_DrawingToolCross2D</text:p>
          </table:table-cell>
          <table:table-cell table:style-name="ce339"/>
          <table:table-cell table:style-name="ce429" office:value-type="string" calcext:value-type="string">
            <text:p>Marker</text:p>
          </table:table-cell>
          <table:table-cell table:style-name="ce449" office:value-type="string" calcext:value-type="string">
            <text:p>Marqueur</text:p>
          </table:table-cell>
          <table:table-cell table:style-name="ce463" office:value-type="string" calcext:value-type="string">
            <text:p>Markeerder</text:p>
          </table:table-cell>
          <table:table-cell table:style-name="ce476" office:value-type="string" calcext:value-type="string">
            <text:p>Marker</text:p>
          </table:table-cell>
          <table:table-cell table:style-name="ce491" office:value-type="string" calcext:value-type="string">
            <text:p>Marcador</text:p>
          </table:table-cell>
          <table:table-cell table:style-name="ce504" office:value-type="string" calcext:value-type="string">
            <text:p>Marcador</text:p>
          </table:table-cell>
          <table:table-cell table:style-name="ce521" office:value-type="string" calcext:value-type="string">
            <text:p>Krzyżyk</text:p>
          </table:table-cell>
          <table:table-cell table:style-name="ce535" office:value-type="string" calcext:value-type="string">
            <text:p>Marcatori</text:p>
          </table:table-cell>
          <table:table-cell table:style-name="ce553" office:value-type="string" calcext:value-type="string">
            <text:p>Marker</text:p>
          </table:table-cell>
          <table:table-cell table:style-name="ce571" office:value-type="string" calcext:value-type="string">
            <text:p>Markkeri</text:p>
          </table:table-cell>
          <table:table-cell table:style-name="ce588" office:value-type="string" calcext:value-type="string">
            <text:p>Markering</text:p>
          </table:table-cell>
          <table:table-cell table:style-name="ce602" office:value-type="string" calcext:value-type="string">
            <text:p>交叉标记</text:p>
          </table:table-cell>
          <table:table-cell table:style-name="ce614" office:value-type="string" calcext:value-type="string">
            <text:p>Kesişme İşaretleyicisi</text:p>
          </table:table-cell>
          <table:table-cell table:style-name="ce626" office:value-type="string" calcext:value-type="string">
            <text:p>Σταυρός Σημάδι</text:p>
          </table:table-cell>
          <table:table-cell table:style-name="ce641" office:value-type="string" calcext:value-type="string">
            <text:p>Judesio žymė</text:p>
          </table:table-cell>
          <table:table-cell table:style-name="ce653" office:value-type="string" calcext:value-type="string">
            <text:p>Kryssmarkör</text:p>
          </table:table-cell>
          <table:table-cell table:style-name="ce664" office:value-type="string" calcext:value-type="string">
            <text:p>Markeringskryds</text:p>
          </table:table-cell>
          <table:table-cell table:style-name="ce677" office:value-type="string" calcext:value-type="string">
            <text:p>Křížek</text:p>
          </table:table-cell>
          <table:table-cell table:style-name="ce689" office:value-type="string" calcext:value-type="string">
            <text:p><text:span text:style-name="T3">십자</text:span><text:span text:style-name="T4"> </text:span><text:span text:style-name="T5">표식</text:span><text:span text:style-name="T4">(marker)</text:span></text:p>
          </table:table-cell>
          <table:table-cell table:style-name="ce704" office:value-type="string" calcext:value-type="string">
            <text:p>Крестик</text:p>
          </table:table-cell>
          <table:table-cell table:style-name="ce716" office:value-type="string" calcext:value-type="string">
            <text:p>Marca</text:p>
          </table:table-cell>
          <table:table-cell table:style-name="ce728" office:value-type="string" calcext:value-type="string">
            <text:p>Krstasti označivač</text:p>
          </table:table-cell>
          <table:table-cell table:style-name="ce740" office:value-type="string" calcext:value-type="string">
            <text:p>Крстасти означивач</text:p>
          </table:table-cell>
          <table:table-cell table:style-name="ce752" office:value-type="string" calcext:value-type="string">
            <text:p>クロスマーカー</text:p>
          </table:table-cell>
          <table:table-cell table:style-name="ce768" office:value-type="string" calcext:value-type="string">
            <text:p>Крстест означувач</text:p>
          </table:table-cell>
          <table:table-cell table:style-name="ce779" office:value-type="string" calcext:value-type="string">
            <text:p>علامة</text:p>
          </table:table-cell>
          <table:table-cell table:style-name="ce289" table:number-columns-repeated="996"/>
        </table:table-row>
        <table:table-row table:style-name="ro20">
          <table:table-cell table:style-name="ce45" office:value-type="string" calcext:value-type="string">
            <text:p>ToolTip_DrawingToolLine2D</text:p>
          </table:table-cell>
          <table:table-cell table:style-name="ce339"/>
          <table:table-cell table:style-name="ce429" office:value-type="string" calcext:value-type="string">
            <text:p>Line</text:p>
          </table:table-cell>
          <table:table-cell table:style-name="ce449" office:value-type="string" calcext:value-type="string">
            <text:p>Ligne</text:p>
          </table:table-cell>
          <table:table-cell table:style-name="ce463" office:value-type="string" calcext:value-type="string">
            <text:p>Lijn</text:p>
          </table:table-cell>
          <table:table-cell table:style-name="ce477" office:value-type="string" calcext:value-type="string">
            <text:p>Linie/Längenmessung</text:p>
          </table:table-cell>
          <table:table-cell table:style-name="ce491" office:value-type="string" calcext:value-type="string">
            <text:p>Linea</text:p>
          </table:table-cell>
          <table:table-cell table:style-name="ce504" office:value-type="string" calcext:value-type="string">
            <text:p>Linha</text:p>
          </table:table-cell>
          <table:table-cell table:style-name="ce522" office:value-type="string" calcext:value-type="string">
            <text:p>Linia</text:p>
          </table:table-cell>
          <table:table-cell table:style-name="ce535" office:value-type="string" calcext:value-type="string">
            <text:p>Linea</text:p>
          </table:table-cell>
          <table:table-cell table:style-name="ce553" office:value-type="string" calcext:value-type="string">
            <text:p>Linie</text:p>
          </table:table-cell>
          <table:table-cell table:style-name="ce571" office:value-type="string" calcext:value-type="string">
            <text:p>Viiva</text:p>
          </table:table-cell>
          <table:table-cell table:style-name="ce588" office:value-type="string" calcext:value-type="string">
            <text:p>Linje</text:p>
          </table:table-cell>
          <table:table-cell table:style-name="ce602" office:value-type="string" calcext:value-type="string">
            <text:p>线</text:p>
          </table:table-cell>
          <table:table-cell table:style-name="ce614" office:value-type="string" calcext:value-type="string">
            <text:p>Çizgi</text:p>
          </table:table-cell>
          <table:table-cell table:style-name="ce626" office:value-type="string" calcext:value-type="string">
            <text:p>Γραμμή</text:p>
          </table:table-cell>
          <table:table-cell table:style-name="ce641" office:value-type="string" calcext:value-type="string">
            <text:p>Linija</text:p>
          </table:table-cell>
          <table:table-cell table:style-name="ce653" office:value-type="string" calcext:value-type="string">
            <text:p>Linje</text:p>
          </table:table-cell>
          <table:table-cell table:style-name="ce664" office:value-type="string" calcext:value-type="string">
            <text:p>Linje</text:p>
          </table:table-cell>
          <table:table-cell table:style-name="ce677" office:value-type="string" calcext:value-type="string">
            <text:p>Linka</text:p>
          </table:table-cell>
          <table:table-cell table:style-name="ce691" office:value-type="string" calcext:value-type="string">
            <text:p>선</text:p>
          </table:table-cell>
          <table:table-cell table:style-name="ce704" office:value-type="string" calcext:value-type="string">
            <text:p>Линия</text:p>
          </table:table-cell>
          <table:table-cell table:style-name="ce716" office:value-type="string" calcext:value-type="string">
            <text:p>Línia</text:p>
          </table:table-cell>
          <table:table-cell table:style-name="ce728" office:value-type="string" calcext:value-type="string">
            <text:p>Linija</text:p>
          </table:table-cell>
          <table:table-cell table:style-name="ce740" office:value-type="string" calcext:value-type="string">
            <text:p>Линија</text:p>
          </table:table-cell>
          <table:table-cell table:style-name="ce752" office:value-type="string" calcext:value-type="string">
            <text:p>ライン</text:p>
          </table:table-cell>
          <table:table-cell table:style-name="ce768" office:value-type="string" calcext:value-type="string">
            <text:p>Линија</text:p>
          </table:table-cell>
          <table:table-cell table:style-name="ce779" office:value-type="string" calcext:value-type="string">
            <text:p>خط</text:p>
          </table:table-cell>
          <table:table-cell table:style-name="ce289" table:number-columns-repeated="996"/>
        </table:table-row>
        <table:table-row table:style-name="ro20">
          <table:table-cell table:style-name="ce45" office:value-type="string" calcext:value-type="string">
            <text:p>ToolTip_DrawingToolPencil</text:p>
          </table:table-cell>
          <table:table-cell table:style-name="ce339"/>
          <table:table-cell table:style-name="ce429" office:value-type="string" calcext:value-type="string">
            <text:p>Pencil</text:p>
          </table:table-cell>
          <table:table-cell table:style-name="ce449" office:value-type="string" calcext:value-type="string">
            <text:p>Crayon</text:p>
          </table:table-cell>
          <table:table-cell table:style-name="ce463" office:value-type="string" calcext:value-type="string">
            <text:p>Potlood</text:p>
          </table:table-cell>
          <table:table-cell table:style-name="ce477" office:value-type="string" calcext:value-type="string">
            <text:p>Stift</text:p>
          </table:table-cell>
          <table:table-cell table:style-name="ce491" office:value-type="string" calcext:value-type="string">
            <text:p>Lapiz</text:p>
          </table:table-cell>
          <table:table-cell table:style-name="ce504" office:value-type="string" calcext:value-type="string">
            <text:p>Lápis</text:p>
          </table:table-cell>
          <table:table-cell table:style-name="ce522" office:value-type="string" calcext:value-type="string">
            <text:p>Ołówek</text:p>
          </table:table-cell>
          <table:table-cell table:style-name="ce535" office:value-type="string" calcext:value-type="string">
            <text:p>Matita</text:p>
          </table:table-cell>
          <table:table-cell table:style-name="ce553" office:value-type="string" calcext:value-type="string">
            <text:p>Creion</text:p>
          </table:table-cell>
          <table:table-cell table:style-name="ce571" office:value-type="string" calcext:value-type="string">
            <text:p>Kynä</text:p>
          </table:table-cell>
          <table:table-cell table:style-name="ce588" office:value-type="string" calcext:value-type="string">
            <text:p>Blyant</text:p>
          </table:table-cell>
          <table:table-cell table:style-name="ce602" office:value-type="string" calcext:value-type="string">
            <text:p>铅笔</text:p>
          </table:table-cell>
          <table:table-cell table:style-name="ce614" office:value-type="string" calcext:value-type="string">
            <text:p>Kalem</text:p>
          </table:table-cell>
          <table:table-cell table:style-name="ce626" office:value-type="string" calcext:value-type="string">
            <text:p>Μολύβι</text:p>
          </table:table-cell>
          <table:table-cell table:style-name="ce641" office:value-type="string" calcext:value-type="string">
            <text:p>Pieštukas</text:p>
          </table:table-cell>
          <table:table-cell table:style-name="ce653" office:value-type="string" calcext:value-type="string">
            <text:p>Penna</text:p>
          </table:table-cell>
          <table:table-cell table:style-name="ce664" office:value-type="string" calcext:value-type="string">
            <text:p>Blyant</text:p>
          </table:table-cell>
          <table:table-cell table:style-name="ce677" office:value-type="string" calcext:value-type="string">
            <text:p>Tužka</text:p>
          </table:table-cell>
          <table:table-cell table:style-name="ce691" office:value-type="string" calcext:value-type="string">
            <text:p>연필</text:p>
          </table:table-cell>
          <table:table-cell table:style-name="ce704" office:value-type="string" calcext:value-type="string">
            <text:p>Карандаш</text:p>
          </table:table-cell>
          <table:table-cell table:style-name="ce716" office:value-type="string" calcext:value-type="string">
            <text:p>Llapis</text:p>
          </table:table-cell>
          <table:table-cell table:style-name="ce728" office:value-type="string" calcext:value-type="string">
            <text:p>Olovka</text:p>
          </table:table-cell>
          <table:table-cell table:style-name="ce740" office:value-type="string" calcext:value-type="string">
            <text:p>Оловка</text:p>
          </table:table-cell>
          <table:table-cell table:style-name="ce752" office:value-type="string" calcext:value-type="string">
            <text:p>ペン</text:p>
          </table:table-cell>
          <table:table-cell table:style-name="ce768" office:value-type="string" calcext:value-type="string">
            <text:p>Молив</text:p>
          </table:table-cell>
          <table:table-cell table:style-name="ce779" office:value-type="string" calcext:value-type="string">
            <text:p>قلم</text:p>
          </table:table-cell>
          <table:table-cell table:style-name="ce289" table:number-columns-repeated="996"/>
        </table:table-row>
        <table:table-row table:style-name="ro20">
          <table:table-cell table:style-name="ce45" office:value-type="string" calcext:value-type="string">
            <text:p>ToolTip_DrawingToolPointer</text:p>
          </table:table-cell>
          <table:table-cell table:style-name="ce339"/>
          <table:table-cell table:style-name="ce429" office:value-type="string" calcext:value-type="string">
            <text:p>Move</text:p>
          </table:table-cell>
          <table:table-cell table:style-name="ce449" office:value-type="string" calcext:value-type="string">
            <text:p>Déplacement</text:p>
          </table:table-cell>
          <table:table-cell table:style-name="ce463" office:value-type="string" calcext:value-type="string">
            <text:p>Verplaats</text:p>
          </table:table-cell>
          <table:table-cell table:style-name="ce477" office:value-type="string" calcext:value-type="string">
            <text:p>Bewegen</text:p>
          </table:table-cell>
          <table:table-cell table:style-name="ce491" office:value-type="string" calcext:value-type="string">
            <text:p>Desplazamiento</text:p>
          </table:table-cell>
          <table:table-cell table:style-name="ce504" office:value-type="string" calcext:value-type="string">
            <text:p>Mover</text:p>
          </table:table-cell>
          <table:table-cell table:style-name="ce522" office:value-type="string" calcext:value-type="string">
            <text:p>Przesuń</text:p>
          </table:table-cell>
          <table:table-cell table:style-name="ce535" office:value-type="string" calcext:value-type="string">
            <text:p>Sposta</text:p>
          </table:table-cell>
          <table:table-cell table:style-name="ce553" office:value-type="string" calcext:value-type="string">
            <text:p>Mutare</text:p>
          </table:table-cell>
          <table:table-cell table:style-name="ce571" office:value-type="string" calcext:value-type="string">
            <text:p>Siirrä</text:p>
          </table:table-cell>
          <table:table-cell table:style-name="ce588" office:value-type="string" calcext:value-type="string">
            <text:p>Flytt</text:p>
          </table:table-cell>
          <table:table-cell table:style-name="ce602" office:value-type="string" calcext:value-type="string">
            <text:p>移动</text:p>
          </table:table-cell>
          <table:table-cell table:style-name="ce614" office:value-type="string" calcext:value-type="string">
            <text:p>Taşı</text:p>
          </table:table-cell>
          <table:table-cell table:style-name="ce626" office:value-type="string" calcext:value-type="string">
            <text:p>Μετακίνηση</text:p>
          </table:table-cell>
          <table:table-cell table:style-name="ce641" office:value-type="string" calcext:value-type="string">
            <text:p>Perkelti</text:p>
          </table:table-cell>
          <table:table-cell table:style-name="ce653" office:value-type="string" calcext:value-type="string">
            <text:p>Flytta</text:p>
          </table:table-cell>
          <table:table-cell table:style-name="ce664" office:value-type="string" calcext:value-type="string">
            <text:p>Flyt</text:p>
          </table:table-cell>
          <table:table-cell table:style-name="ce677" office:value-type="string" calcext:value-type="string">
            <text:p>Posun</text:p>
          </table:table-cell>
          <table:table-cell table:style-name="ce691" office:value-type="string" calcext:value-type="string">
            <text:p>이동</text:p>
          </table:table-cell>
          <table:table-cell table:style-name="ce704" office:value-type="string" calcext:value-type="string">
            <text:p>Движение <text:s/></text:p>
          </table:table-cell>
          <table:table-cell table:style-name="ce716" office:value-type="string" calcext:value-type="string">
            <text:p>Maure</text:p>
          </table:table-cell>
          <table:table-cell table:style-name="ce728" office:value-type="string" calcext:value-type="string">
            <text:p>Premesti</text:p>
          </table:table-cell>
          <table:table-cell table:style-name="ce740" office:value-type="string" calcext:value-type="string">
            <text:p>Премести</text:p>
          </table:table-cell>
          <table:table-cell table:style-name="ce752" office:value-type="string" calcext:value-type="string">
            <text:p>移動</text:p>
          </table:table-cell>
          <table:table-cell table:style-name="ce768" office:value-type="string" calcext:value-type="string">
            <text:p>Движи</text:p>
          </table:table-cell>
          <table:table-cell table:style-name="ce779" office:value-type="string" calcext:value-type="string">
            <text:p>حرك</text:p>
          </table:table-cell>
          <table:table-cell table:style-name="ce289" table:number-columns-repeated="996"/>
        </table:table-row>
        <table:table-row table:style-name="ro20">
          <table:table-cell table:style-name="ce45" office:value-type="string" calcext:value-type="string">
            <text:p>ToolTip_DrawingToolText</text:p>
          </table:table-cell>
          <table:table-cell table:style-name="ce339"/>
          <table:table-cell table:style-name="ce429" office:value-type="string" calcext:value-type="string">
            <text:p>Text</text:p>
          </table:table-cell>
          <table:table-cell table:style-name="ce449" office:value-type="string" calcext:value-type="string">
            <text:p>Texte</text:p>
          </table:table-cell>
          <table:table-cell table:style-name="ce463" office:value-type="string" calcext:value-type="string">
            <text:p>Tekst</text:p>
          </table:table-cell>
          <table:table-cell table:style-name="ce477" office:value-type="string" calcext:value-type="string">
            <text:p>Text</text:p>
          </table:table-cell>
          <table:table-cell table:style-name="ce491" office:value-type="string" calcext:value-type="string">
            <text:p>Texto</text:p>
          </table:table-cell>
          <table:table-cell table:style-name="ce504" office:value-type="string" calcext:value-type="string">
            <text:p>Texto</text:p>
          </table:table-cell>
          <table:table-cell table:style-name="ce522" office:value-type="string" calcext:value-type="string">
            <text:p>Tekst</text:p>
          </table:table-cell>
          <table:table-cell table:style-name="ce535" office:value-type="string" calcext:value-type="string">
            <text:p>Testo</text:p>
          </table:table-cell>
          <table:table-cell table:style-name="ce553" office:value-type="string" calcext:value-type="string">
            <text:p>Text</text:p>
          </table:table-cell>
          <table:table-cell table:style-name="ce571" office:value-type="string" calcext:value-type="string">
            <text:p>Teksti</text:p>
          </table:table-cell>
          <table:table-cell table:style-name="ce588" office:value-type="string" calcext:value-type="string">
            <text:p>Tekst</text:p>
          </table:table-cell>
          <table:table-cell table:style-name="ce602" office:value-type="string" calcext:value-type="string">
            <text:p>文字</text:p>
          </table:table-cell>
          <table:table-cell table:style-name="ce614" office:value-type="string" calcext:value-type="string">
            <text:p>Metin</text:p>
          </table:table-cell>
          <table:table-cell table:style-name="ce626" office:value-type="string" calcext:value-type="string">
            <text:p>Κείμενο</text:p>
          </table:table-cell>
          <table:table-cell table:style-name="ce641" office:value-type="string" calcext:value-type="string">
            <text:p>Tekstas</text:p>
          </table:table-cell>
          <table:table-cell table:style-name="ce653" office:value-type="string" calcext:value-type="string">
            <text:p>Text</text:p>
          </table:table-cell>
          <table:table-cell table:style-name="ce664" office:value-type="string" calcext:value-type="string">
            <text:p>Tekst</text:p>
          </table:table-cell>
          <table:table-cell table:style-name="ce677" office:value-type="string" calcext:value-type="string">
            <text:p>Text</text:p>
          </table:table-cell>
          <table:table-cell table:style-name="ce691" office:value-type="string" calcext:value-type="string">
            <text:p>문자</text:p>
          </table:table-cell>
          <table:table-cell table:style-name="ce704" office:value-type="string" calcext:value-type="string">
            <text:p>Текст</text:p>
          </table:table-cell>
          <table:table-cell table:style-name="ce716" office:value-type="string" calcext:value-type="string">
            <text:p>Text</text:p>
          </table:table-cell>
          <table:table-cell table:style-name="ce728" office:value-type="string" calcext:value-type="string">
            <text:p>Tekst</text:p>
          </table:table-cell>
          <table:table-cell table:style-name="ce740" office:value-type="string" calcext:value-type="string">
            <text:p>Текст</text:p>
          </table:table-cell>
          <table:table-cell table:style-name="ce752" office:value-type="string" calcext:value-type="string">
            <text:p>テキスト</text:p>
          </table:table-cell>
          <table:table-cell table:style-name="ce768" office:value-type="string" calcext:value-type="string">
            <text:p>Текст</text:p>
          </table:table-cell>
          <table:table-cell table:style-name="ce779" office:value-type="string" calcext:value-type="string">
            <text:p>نص</text:p>
          </table:table-cell>
          <table:table-cell table:style-name="ce289" table:number-columns-repeated="996"/>
        </table:table-row>
        <table:table-row table:style-name="ro20">
          <table:table-cell table:style-name="ce45" office:value-type="string" calcext:value-type="string">
            <text:p>ToolTip_DrawingToolArrow</text:p>
          </table:table-cell>
          <table:table-cell table:style-name="ce339"/>
          <table:table-cell table:style-name="ce429" office:value-type="string" calcext:value-type="string">
            <text:p>Arrow</text:p>
          </table:table-cell>
          <table:table-cell table:style-name="ce449" office:value-type="string" calcext:value-type="string">
            <text:p>Flèche</text:p>
          </table:table-cell>
          <table:table-cell table:style-name="ce463" office:value-type="string" calcext:value-type="string">
            <text:p>Pijl</text:p>
          </table:table-cell>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91"/>
          <table:table-cell table:style-name="ce705" office:value-type="string" calcext:value-type="string">
            <text:p>Стрелка</text:p>
          </table:table-cell>
          <table:table-cell table:style-name="ce716" office:value-type="string" calcext:value-type="string">
            <text:p>Fletxa</text:p>
          </table:table-cell>
          <table:table-cell table:style-name="ce728" office:value-type="string" calcext:value-type="string">
            <text:p>Strelica</text:p>
          </table:table-cell>
          <table:table-cell table:style-name="ce740" office:value-type="string" calcext:value-type="string">
            <text:p>Стрелица</text:p>
          </table:table-cell>
          <table:table-cell table:style-name="ce752" office:value-type="string" calcext:value-type="string">
            <text:p>矢印</text:p>
          </table:table-cell>
          <table:table-cell table:style-name="ce768" office:value-type="string" calcext:value-type="string">
            <text:p>Стрелка</text:p>
          </table:table-cell>
          <table:table-cell table:style-name="ce779" office:value-type="string" calcext:value-type="string">
            <text:p>سهم</text:p>
          </table:table-cell>
          <table:table-cell table:style-name="ce289" table:number-columns-repeated="996"/>
        </table:table-row>
        <table:table-row table:style-name="ro20">
          <table:table-cell table:style-name="ce45" office:value-type="string" calcext:value-type="string">
            <text:p>ToolTip_DrawingToolSpotlight</text:p>
          </table:table-cell>
          <table:table-cell table:style-name="ce339"/>
          <table:table-cell table:style-name="ce429" office:value-type="string" calcext:value-type="string">
            <text:p>Spotlight</text:p>
          </table:table-cell>
          <table:table-cell table:style-name="ce449" office:value-type="string" calcext:value-type="string">
            <text:p>Projecteur</text:p>
          </table:table-cell>
          <table:table-cell table:style-name="ce463" office:value-type="string" calcext:value-type="string">
            <text:p>Spotlicht</text:p>
          </table:table-cell>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91"/>
          <table:table-cell table:style-name="ce705" office:value-type="string" calcext:value-type="string">
            <text:p>Прожектор</text:p>
          </table:table-cell>
          <table:table-cell table:style-name="ce716" office:value-type="string" calcext:value-type="string">
            <text:p>Focus</text:p>
          </table:table-cell>
          <table:table-cell table:style-name="ce728" office:value-type="string" calcext:value-type="string">
            <text:p>Aktuelno</text:p>
          </table:table-cell>
          <table:table-cell table:style-name="ce740" office:value-type="string" calcext:value-type="string">
            <text:p>Актуелно</text:p>
          </table:table-cell>
          <table:table-cell table:style-name="ce752" office:value-type="string" calcext:value-type="string">
            <text:p>スポットライト</text:p>
          </table:table-cell>
          <table:table-cell table:style-name="ce768" office:value-type="string" calcext:value-type="string">
            <text:p>Центар на внимание</text:p>
          </table:table-cell>
          <table:table-cell table:style-name="ce779" office:value-type="string" calcext:value-type="string">
            <text:p>ضوء كشاف</text:p>
          </table:table-cell>
          <table:table-cell table:style-name="ce289" table:number-columns-repeated="996"/>
        </table:table-row>
        <table:table-row table:style-name="ro18">
          <table:table-cell table:style-name="ce45" office:value-type="string" calcext:value-type="string">
            <text:p>ToolTip_DrawingToolAutonumbers</text:p>
          </table:table-cell>
          <table:table-cell table:style-name="ce339"/>
          <table:table-cell table:style-name="ce429" office:value-type="string" calcext:value-type="string">
            <text:p>Auto numbers</text:p>
          </table:table-cell>
          <table:table-cell table:style-name="ce449" office:value-type="string" calcext:value-type="string">
            <text:p>Numérotation auto</text:p>
          </table:table-cell>
          <table:table-cell table:style-name="ce463" office:value-type="string" calcext:value-type="string">
            <text:p>Automatische nummering</text:p>
          </table:table-cell>
          <table:table-cell table:style-name="ce477"/>
          <table:table-cell table:style-name="ce491"/>
          <table:table-cell table:style-name="ce504"/>
          <table:table-cell table:style-name="ce522"/>
          <table:table-cell table:style-name="ce535"/>
          <table:table-cell table:style-name="ce553"/>
          <table:table-cell table:style-name="ce571"/>
          <table:table-cell table:style-name="ce588"/>
          <table:table-cell table:style-name="ce602"/>
          <table:table-cell table:style-name="ce614"/>
          <table:table-cell table:style-name="ce626"/>
          <table:table-cell table:style-name="ce641"/>
          <table:table-cell table:style-name="ce653"/>
          <table:table-cell table:style-name="ce664"/>
          <table:table-cell table:style-name="ce677"/>
          <table:table-cell table:style-name="ce691"/>
          <table:table-cell table:style-name="ce705" office:value-type="string" calcext:value-type="string">
            <text:p>Автоматическая нумерация</text:p>
          </table:table-cell>
          <table:table-cell table:style-name="ce716" office:value-type="string" calcext:value-type="string">
            <text:p>Autonumeració</text:p>
          </table:table-cell>
          <table:table-cell table:style-name="ce728" office:value-type="string" calcext:value-type="string">
            <text:p>Auto brojevi</text:p>
          </table:table-cell>
          <table:table-cell table:style-name="ce740" office:value-type="string" calcext:value-type="string">
            <text:p>Ауто бројеви</text:p>
          </table:table-cell>
          <table:table-cell table:style-name="ce752" office:value-type="string" calcext:value-type="string">
            <text:p>オートナンバー</text:p>
          </table:table-cell>
          <table:table-cell table:style-name="ce768" office:value-type="string" calcext:value-type="string">
            <text:p>Авто броеви</text:p>
          </table:table-cell>
          <table:table-cell table:style-name="ce779" office:value-type="string" calcext:value-type="string">
            <text:p>ترقيم تلقائي</text:p>
          </table:table-cell>
          <table:table-cell table:style-name="ce289" table:number-columns-repeated="996"/>
        </table:table-row>
        <table:table-row table:style-name="ro20">
          <table:table-cell table:style-name="ce45" office:value-type="string" calcext:value-type="string">
            <text:p>ToolTip_First</text:p>
          </table:table-cell>
          <table:table-cell table:style-name="ce339"/>
          <table:table-cell table:style-name="ce429" office:value-type="string" calcext:value-type="string">
            <text:p>Go Back to Beginning</text:p>
          </table:table-cell>
          <table:table-cell table:style-name="ce449" office:value-type="string" calcext:value-type="string">
            <text:p>Retourner au Début</text:p>
          </table:table-cell>
          <table:table-cell table:style-name="ce463" office:value-type="string" calcext:value-type="string">
            <text:p>Ga terug naar het begin</text:p>
          </table:table-cell>
          <table:table-cell table:style-name="ce477" office:value-type="string" calcext:value-type="string">
            <text:p>zum Anfang</text:p>
          </table:table-cell>
          <table:table-cell table:style-name="ce491" office:value-type="string" calcext:value-type="string">
            <text:p>Volver al Principio</text:p>
          </table:table-cell>
          <table:table-cell table:style-name="ce504" office:value-type="string" calcext:value-type="string">
            <text:p>Voltar ao Início</text:p>
          </table:table-cell>
          <table:table-cell table:style-name="ce522" office:value-type="string" calcext:value-type="string">
            <text:p>Idź do początku</text:p>
          </table:table-cell>
          <table:table-cell table:style-name="ce535" office:value-type="string" calcext:value-type="string">
            <text:p>Torna all'Inizio</text:p>
          </table:table-cell>
          <table:table-cell table:style-name="ce553" office:value-type="string" calcext:value-type="string">
            <text:p>Mergi la început</text:p>
          </table:table-cell>
          <table:table-cell table:style-name="ce571" office:value-type="string" calcext:value-type="string">
            <text:p>Palaa alkuun</text:p>
          </table:table-cell>
          <table:table-cell table:style-name="ce588" office:value-type="string" calcext:value-type="string">
            <text:p>Gå tilbake til start</text:p>
          </table:table-cell>
          <table:table-cell table:style-name="ce602" office:value-type="string" calcext:value-type="string">
            <text:p>回到开始</text:p>
          </table:table-cell>
          <table:table-cell table:style-name="ce614" office:value-type="string" calcext:value-type="string">
            <text:p>Başa Geri Dön</text:p>
          </table:table-cell>
          <table:table-cell table:style-name="ce626" office:value-type="string" calcext:value-type="string">
            <text:p>Πήγαινε Πίσω στην Αρχή</text:p>
          </table:table-cell>
          <table:table-cell table:style-name="ce641" office:value-type="string" calcext:value-type="string">
            <text:p>Nuo pradžių</text:p>
          </table:table-cell>
          <table:table-cell table:style-name="ce653" office:value-type="string" calcext:value-type="string">
            <text:p>Gå tillbaka till början</text:p>
          </table:table-cell>
          <table:table-cell table:style-name="ce664" office:value-type="string" calcext:value-type="string">
            <text:p>Gå tibage til begyndelsen</text:p>
          </table:table-cell>
          <table:table-cell table:style-name="ce677" office:value-type="string" calcext:value-type="string">
            <text:p>Zpět na začátek</text:p>
          </table:table-cell>
          <table:table-cell table:style-name="ce689" office:value-type="string" calcext:value-type="string">
            <text:p><text:span text:style-name="T3">시작으로</text:span><text:span text:style-name="T4"> </text:span><text:span text:style-name="T5">되돌아감</text:span></text:p>
          </table:table-cell>
          <table:table-cell table:style-name="ce704" office:value-type="string" calcext:value-type="string">
            <text:p>Вернуться в начало</text:p>
          </table:table-cell>
          <table:table-cell table:style-name="ce716" office:value-type="string" calcext:value-type="string">
            <text:p>Tornar a l'inici</text:p>
          </table:table-cell>
          <table:table-cell table:style-name="ce728" office:value-type="string" calcext:value-type="string">
            <text:p>Vrati se na početak</text:p>
          </table:table-cell>
          <table:table-cell table:style-name="ce740" office:value-type="string" calcext:value-type="string">
            <text:p>Врати се на почетак</text:p>
          </table:table-cell>
          <table:table-cell table:style-name="ce752" office:value-type="string" calcext:value-type="string">
            <text:p>最初に戻る</text:p>
          </table:table-cell>
          <table:table-cell table:style-name="ce768" office:value-type="string" calcext:value-type="string">
            <text:p>Врати се на почетокот</text:p>
          </table:table-cell>
          <table:table-cell table:style-name="ce779" office:value-type="string" calcext:value-type="string">
            <text:p>العودة إلى البداية</text:p>
          </table:table-cell>
          <table:table-cell table:style-name="ce289" table:number-columns-repeated="996"/>
        </table:table-row>
        <table:table-row table:style-name="ro20">
          <table:table-cell table:style-name="ce45" office:value-type="string" calcext:value-type="string">
            <text:p>ToolTip_Last</text:p>
          </table:table-cell>
          <table:table-cell table:style-name="ce339"/>
          <table:table-cell table:style-name="ce429" office:value-type="string" calcext:value-type="string">
            <text:p>Jump to End</text:p>
          </table:table-cell>
          <table:table-cell table:style-name="ce449" office:value-type="string" calcext:value-type="string">
            <text:p>Aller à la Fin</text:p>
          </table:table-cell>
          <table:table-cell table:style-name="ce463" office:value-type="string" calcext:value-type="string">
            <text:p>Spring naar het eind</text:p>
          </table:table-cell>
          <table:table-cell table:style-name="ce477" office:value-type="string" calcext:value-type="string">
            <text:p>zum Ende</text:p>
          </table:table-cell>
          <table:table-cell table:style-name="ce491" office:value-type="string" calcext:value-type="string">
            <text:p>Ir al final.</text:p>
          </table:table-cell>
          <table:table-cell table:style-name="ce504" office:value-type="string" calcext:value-type="string">
            <text:p>Pular para o Final</text:p>
          </table:table-cell>
          <table:table-cell table:style-name="ce522" office:value-type="string" calcext:value-type="string">
            <text:p>Skocz na koniec</text:p>
          </table:table-cell>
          <table:table-cell table:style-name="ce535" office:value-type="string" calcext:value-type="string">
            <text:p>Salta alla Fine</text:p>
          </table:table-cell>
          <table:table-cell table:style-name="ce553" office:value-type="string" calcext:value-type="string">
            <text:p>Mergi la sfârşit</text:p>
          </table:table-cell>
          <table:table-cell table:style-name="ce571" office:value-type="string" calcext:value-type="string">
            <text:p>Siirry loppuun</text:p>
          </table:table-cell>
          <table:table-cell table:style-name="ce588" office:value-type="string" calcext:value-type="string">
            <text:p>Hopp til slutt</text:p>
          </table:table-cell>
          <table:table-cell table:style-name="ce602" office:value-type="string" calcext:value-type="string">
            <text:p>跳到最后</text:p>
          </table:table-cell>
          <table:table-cell table:style-name="ce614" office:value-type="string" calcext:value-type="string">
            <text:p>Sona Atla</text:p>
          </table:table-cell>
          <table:table-cell table:style-name="ce626" office:value-type="string" calcext:value-type="string">
            <text:p>Πήδημα στο Τέλος</text:p>
          </table:table-cell>
          <table:table-cell table:style-name="ce641" office:value-type="string" calcext:value-type="string">
            <text:p>Į pabaigą</text:p>
          </table:table-cell>
          <table:table-cell table:style-name="ce653" office:value-type="string" calcext:value-type="string">
            <text:p>Hoppa till slutet</text:p>
          </table:table-cell>
          <table:table-cell table:style-name="ce664" office:value-type="string" calcext:value-type="string">
            <text:p>Hop til enden</text:p>
          </table:table-cell>
          <table:table-cell table:style-name="ce677" office:value-type="string" calcext:value-type="string">
            <text:p>Přejít na konec</text:p>
          </table:table-cell>
          <table:table-cell table:style-name="ce689" office:value-type="string" calcext:value-type="string">
            <text:p><text:span text:style-name="T3">끝으로</text:span><text:span text:style-name="T4"> </text:span><text:span text:style-name="T5">감</text:span></text:p>
          </table:table-cell>
          <table:table-cell table:style-name="ce704" office:value-type="string" calcext:value-type="string">
            <text:p>Перейти в конец</text:p>
          </table:table-cell>
          <table:table-cell table:style-name="ce716" office:value-type="string" calcext:value-type="string">
            <text:p>Anar al final</text:p>
          </table:table-cell>
          <table:table-cell table:style-name="ce728" office:value-type="string" calcext:value-type="string">
            <text:p>Pređi na Kraj</text:p>
          </table:table-cell>
          <table:table-cell table:style-name="ce740" office:value-type="string" calcext:value-type="string">
            <text:p>Пређи на Крај</text:p>
          </table:table-cell>
          <table:table-cell table:style-name="ce752" office:value-type="string" calcext:value-type="string">
            <text:p>最後に進む</text:p>
          </table:table-cell>
          <table:table-cell table:style-name="ce768" office:value-type="string" calcext:value-type="string">
            <text:p>Премини на крајот</text:p>
          </table:table-cell>
          <table:table-cell table:style-name="ce779" office:value-type="string" calcext:value-type="string">
            <text:p>القفز الى النهاية</text:p>
          </table:table-cell>
          <table:table-cell table:style-name="ce289" table:number-columns-repeated="996"/>
        </table:table-row>
        <table:table-row table:style-name="ro20">
          <table:table-cell table:style-name="ce418" office:value-type="string" calcext:value-type="string">
            <text:p>ToolTip_Magnifier</text:p>
          </table:table-cell>
          <table:table-cell table:style-name="ce339"/>
          <table:table-cell table:style-name="ce430" office:value-type="string" calcext:value-type="string">
            <text:p>Magnifier</text:p>
          </table:table-cell>
          <table:table-cell table:style-name="ce450" office:value-type="string" calcext:value-type="string">
            <text:p>Loupe</text:p>
          </table:table-cell>
          <table:table-cell table:style-name="ce463" office:value-type="string" calcext:value-type="string">
            <text:p>Vergrootglas</text:p>
          </table:table-cell>
          <table:table-cell table:style-name="ce477" office:value-type="string" calcext:value-type="string">
            <text:p>Lupe</text:p>
          </table:table-cell>
          <table:table-cell table:style-name="ce491" office:value-type="string" calcext:value-type="string">
            <text:p>Lupa</text:p>
          </table:table-cell>
          <table:table-cell table:style-name="ce504" office:value-type="string" calcext:value-type="string">
            <text:p>Lupa</text:p>
          </table:table-cell>
          <table:table-cell table:style-name="ce522"/>
          <table:table-cell table:style-name="ce541" office:value-type="string" calcext:value-type="string">
            <text:p>Lente d'ingrandimento</text:p>
          </table:table-cell>
          <table:table-cell table:style-name="ce554" office:value-type="string" calcext:value-type="string">
            <text:p>Lupă</text:p>
          </table:table-cell>
          <table:table-cell table:style-name="ce572" office:value-type="string" calcext:value-type="string">
            <text:p>Suurennuslasi</text:p>
          </table:table-cell>
          <table:table-cell table:style-name="ce588" office:value-type="string" calcext:value-type="string">
            <text:p>Forsrørrelsesglass</text:p>
          </table:table-cell>
          <table:table-cell table:style-name="ce602" office:value-type="string" calcext:value-type="string">
            <text:p>放大镜</text:p>
          </table:table-cell>
          <table:table-cell table:style-name="ce614" office:value-type="string" calcext:value-type="string">
            <text:p>Büyüteç</text:p>
          </table:table-cell>
          <table:table-cell table:style-name="ce626" office:value-type="string" calcext:value-type="string">
            <text:p>Μεγεθυντής</text:p>
          </table:table-cell>
          <table:table-cell table:style-name="ce641" office:value-type="string" calcext:value-type="string">
            <text:p>Didintuvas</text:p>
          </table:table-cell>
          <table:table-cell table:style-name="ce653" office:value-type="string" calcext:value-type="string">
            <text:p>Förstoringsglas</text:p>
          </table:table-cell>
          <table:table-cell table:style-name="ce664" office:value-type="string" calcext:value-type="string">
            <text:p>Forstør</text:p>
          </table:table-cell>
          <table:table-cell table:style-name="ce677" office:value-type="string" calcext:value-type="string">
            <text:p>Lupa</text:p>
          </table:table-cell>
          <table:table-cell table:style-name="ce700" office:value-type="string" calcext:value-type="string">
            <text:p>확대경</text:p>
          </table:table-cell>
          <table:table-cell table:style-name="ce704" office:value-type="string" calcext:value-type="string">
            <text:p>Лупа</text:p>
          </table:table-cell>
          <table:table-cell table:style-name="ce716" office:value-type="string" calcext:value-type="string">
            <text:p>Lupa</text:p>
          </table:table-cell>
          <table:table-cell table:style-name="ce728" office:value-type="string" calcext:value-type="string">
            <text:p>Lupa</text:p>
          </table:table-cell>
          <table:table-cell table:style-name="ce740" office:value-type="string" calcext:value-type="string">
            <text:p>Лупа</text:p>
          </table:table-cell>
          <table:table-cell table:style-name="ce752" office:value-type="string" calcext:value-type="string">
            <text:p>拡大</text:p>
          </table:table-cell>
          <table:table-cell table:style-name="ce768" office:value-type="string" calcext:value-type="string">
            <text:p>Лупа</text:p>
          </table:table-cell>
          <table:table-cell table:style-name="ce779" office:value-type="string" calcext:value-type="string">
            <text:p>مكبر</text:p>
          </table:table-cell>
          <table:table-cell table:style-name="ce289" table:number-columns-repeated="996"/>
        </table:table-row>
        <table:table-row table:style-name="ro23">
          <table:table-cell table:style-name="ce45" office:value-type="string" calcext:value-type="string">
            <text:p>ToolTip_Next</text:p>
          </table:table-cell>
          <table:table-cell table:style-name="ce339"/>
          <table:table-cell table:style-name="ce429" office:value-type="string" calcext:value-type="string">
            <text:p>Go to Next Frame</text:p>
          </table:table-cell>
          <table:table-cell table:style-name="ce449" office:value-type="string" calcext:value-type="string">
            <text:p>Aller à l'Image Suivante</text:p>
          </table:table-cell>
          <table:table-cell table:style-name="ce463" office:value-type="string" calcext:value-type="string">
            <text:p>Ga naar volgende frame</text:p>
          </table:table-cell>
          <table:table-cell table:style-name="ce477" office:value-type="string" calcext:value-type="string">
            <text:p>zum nächsten Bild</text:p>
          </table:table-cell>
          <table:table-cell table:style-name="ce491" office:value-type="string" calcext:value-type="string">
            <text:p>Ir a la proxima imagen</text:p>
          </table:table-cell>
          <table:table-cell table:style-name="ce504" office:value-type="string" calcext:value-type="string">
            <text:p>Ir para o Próximo Quadro</text:p>
          </table:table-cell>
          <table:table-cell table:style-name="ce522" office:value-type="string" calcext:value-type="string">
            <text:p>Idź do następnej klatki</text:p>
          </table:table-cell>
          <table:table-cell table:style-name="ce535" office:value-type="string" calcext:value-type="string">
            <text:p>Vai al prossimo fotogramma</text:p>
          </table:table-cell>
          <table:table-cell table:style-name="ce553" office:value-type="string" calcext:value-type="string">
            <text:p>Mergi la următorul cadru</text:p>
          </table:table-cell>
          <table:table-cell table:style-name="ce571" office:value-type="string" calcext:value-type="string">
            <text:p>Siirry seuraavaan kuvaan</text:p>
          </table:table-cell>
          <table:table-cell table:style-name="ce588" office:value-type="string" calcext:value-type="string">
            <text:p>Gå til neste bilde</text:p>
          </table:table-cell>
          <table:table-cell table:style-name="ce602" office:value-type="string" calcext:value-type="string">
            <text:p>转到下一帧</text:p>
          </table:table-cell>
          <table:table-cell table:style-name="ce614" office:value-type="string" calcext:value-type="string">
            <text:p>Bir Sonraki Kareye Git</text:p>
          </table:table-cell>
          <table:table-cell table:style-name="ce626" office:value-type="string" calcext:value-type="string">
            <text:p>Πήγαινε στο Επόμενο Πλαίσιο</text:p>
          </table:table-cell>
          <table:table-cell table:style-name="ce641" office:value-type="string" calcext:value-type="string">
            <text:p>Sekantis kadras</text:p>
          </table:table-cell>
          <table:table-cell table:style-name="ce653" office:value-type="string" calcext:value-type="string">
            <text:p>Gå till nästa bild</text:p>
          </table:table-cell>
          <table:table-cell table:style-name="ce664" office:value-type="string" calcext:value-type="string">
            <text:p>Gå til næste billede</text:p>
          </table:table-cell>
          <table:table-cell table:style-name="ce677" office:value-type="string" calcext:value-type="string">
            <text:p>Přejít na další snímek</text:p>
          </table:table-cell>
          <table:table-cell table:style-name="ce689"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704" office:value-type="string" calcext:value-type="string">
            <text:p>Перейти к следующему кадру <text:s/></text:p>
          </table:table-cell>
          <table:table-cell table:style-name="ce716" office:value-type="string" calcext:value-type="string">
            <text:p>Ves al següent fotograma</text:p>
          </table:table-cell>
          <table:table-cell table:style-name="ce728" office:value-type="string" calcext:value-type="string">
            <text:p>Idi na sledeći okvir </text:p>
          </table:table-cell>
          <table:table-cell table:style-name="ce740" office:value-type="string" calcext:value-type="string">
            <text:p>Иди на следећи оквир </text:p>
          </table:table-cell>
          <table:table-cell table:style-name="ce752" office:value-type="string" calcext:value-type="string">
            <text:p>次のフレームへ</text:p>
          </table:table-cell>
          <table:table-cell table:style-name="ce768" office:value-type="string" calcext:value-type="string">
            <text:p>Оди на следниот фрејм</text:p>
          </table:table-cell>
          <table:table-cell table:style-name="ce779" office:value-type="string" calcext:value-type="string">
            <text:p>الذهاب إلى الكادر التالي</text:p>
          </table:table-cell>
          <table:table-cell table:style-name="ce289" table:number-columns-repeated="996"/>
        </table:table-row>
        <table:table-row table:style-name="ro20">
          <table:table-cell table:style-name="ce45" office:value-type="string" calcext:value-type="string">
            <text:p>ToolTip_Play</text:p>
          </table:table-cell>
          <table:table-cell table:style-name="ce339"/>
          <table:table-cell table:style-name="ce429" office:value-type="string" calcext:value-type="string">
            <text:p>Play | Pause</text:p>
          </table:table-cell>
          <table:table-cell table:style-name="ce449" office:value-type="string" calcext:value-type="string">
            <text:p>Lire | Pauser</text:p>
          </table:table-cell>
          <table:table-cell table:style-name="ce463" office:value-type="string" calcext:value-type="string">
            <text:p>Speel <text:s/>| <text:s/>Pauze</text:p>
          </table:table-cell>
          <table:table-cell table:style-name="ce477" office:value-type="string" calcext:value-type="string">
            <text:p>Abspielen | Pause</text:p>
          </table:table-cell>
          <table:table-cell table:style-name="ce491" office:value-type="string" calcext:value-type="string">
            <text:p>Lectura | Pausa</text:p>
          </table:table-cell>
          <table:table-cell table:style-name="ce504" office:value-type="string" calcext:value-type="string">
            <text:p>Reproduzir | Pausar</text:p>
          </table:table-cell>
          <table:table-cell table:style-name="ce521" office:value-type="string" calcext:value-type="string">
            <text:p>Odtwarzaj | Pauza</text:p>
          </table:table-cell>
          <table:table-cell table:style-name="ce535" office:value-type="string" calcext:value-type="string">
            <text:p>Riproduci | Pausa</text:p>
          </table:table-cell>
          <table:table-cell table:style-name="ce553" office:value-type="string" calcext:value-type="string">
            <text:p>Rulează | Pauză</text:p>
          </table:table-cell>
          <table:table-cell table:style-name="ce571" office:value-type="string" calcext:value-type="string">
            <text:p>Käynnistä | Pysäytä</text:p>
          </table:table-cell>
          <table:table-cell table:style-name="ce588" office:value-type="string" calcext:value-type="string">
            <text:p>Spill av | Pause</text:p>
          </table:table-cell>
          <table:table-cell table:style-name="ce602" office:value-type="string" calcext:value-type="string">
            <text:p>播放|暂停</text:p>
          </table:table-cell>
          <table:table-cell table:style-name="ce614" office:value-type="string" calcext:value-type="string">
            <text:p>Oynat | Duraklat</text:p>
          </table:table-cell>
          <table:table-cell table:style-name="ce626" office:value-type="string" calcext:value-type="string">
            <text:p>Αναπαραγωγή | Παύση</text:p>
          </table:table-cell>
          <table:table-cell table:style-name="ce641" office:value-type="string" calcext:value-type="string">
            <text:p>Groti | Pauzė</text:p>
          </table:table-cell>
          <table:table-cell table:style-name="ce653" office:value-type="string" calcext:value-type="string">
            <text:p>Starta | Pausa</text:p>
          </table:table-cell>
          <table:table-cell table:style-name="ce664" office:value-type="string" calcext:value-type="string">
            <text:p>Afspil | Pause</text:p>
          </table:table-cell>
          <table:table-cell table:style-name="ce677" office:value-type="string" calcext:value-type="string">
            <text:p>Přehrát I Pozastavit </text:p>
          </table:table-cell>
          <table:table-cell table:style-name="ce689" office:value-type="string" calcext:value-type="string">
            <text:p><text:span text:style-name="T3">재생</text:span><text:span text:style-name="T4">|</text:span><text:span text:style-name="T5">멈춤</text:span></text:p>
          </table:table-cell>
          <table:table-cell table:style-name="ce704" office:value-type="string" calcext:value-type="string">
            <text:p>Воспроизвести | Пауза <text:s/></text:p>
          </table:table-cell>
          <table:table-cell table:style-name="ce716" office:value-type="string" calcext:value-type="string">
            <text:p>Reproduir/Pausa</text:p>
          </table:table-cell>
          <table:table-cell table:style-name="ce728" office:value-type="string" calcext:value-type="string">
            <text:p>Reprodukuj | Pauziraj</text:p>
          </table:table-cell>
          <table:table-cell table:style-name="ce740" office:value-type="string" calcext:value-type="string">
            <text:p>Репродукуј | Паузирај</text:p>
          </table:table-cell>
          <table:table-cell table:style-name="ce752" office:value-type="string" calcext:value-type="string">
            <text:p>再生 | 一時停止</text:p>
          </table:table-cell>
          <table:table-cell table:style-name="ce768" office:value-type="string" calcext:value-type="string">
            <text:p>Старт | Пауза</text:p>
          </table:table-cell>
          <table:table-cell table:style-name="ce779" office:value-type="string" calcext:value-type="string">
            <text:p>تشغيل | ايقاف</text:p>
          </table:table-cell>
          <table:table-cell table:style-name="ce289" table:number-columns-repeated="996"/>
        </table:table-row>
        <table:table-row table:style-name="ro22">
          <table:table-cell table:style-name="ce45" office:value-type="string" calcext:value-type="string">
            <text:p>ToolTip_PlayingMode_Loop</text:p>
          </table:table-cell>
          <table:table-cell table:style-name="ce339"/>
          <table:table-cell table:style-name="ce429" office:value-type="string" calcext:value-type="string">
            <text:p>Change Repeat Mode ( Once | Loop ) - Current Mode : Loop</text:p>
          </table:table-cell>
          <table:table-cell table:style-name="ce449" office:value-type="string" calcext:value-type="string">
            <text:p>Changer le Mode de répétition ( Une fois | En Boucle ) - Mode Actuel : En Boucle</text:p>
          </table:table-cell>
          <table:table-cell table:style-name="ce463" office:value-type="string" calcext:value-type="string">
            <text:p>Verander herhalingsweergave ( Eenmaal | Herhaal ) - Huidige weergave : Herhaal</text:p>
          </table:table-cell>
          <table:table-cell table:style-name="ce477" office:value-type="string" calcext:value-type="string">
            <text:p>Abspielmodus ändern (Einmal | Schleife) – Aktueller Modus : Schleife</text:p>
          </table:table-cell>
          <table:table-cell table:style-name="ce491" office:value-type="string" calcext:value-type="string">
            <text:p>Cambiar el Modo Repeticiòn ( Una vez | En Bucle ) - Moda Actual : En Bucle</text:p>
          </table:table-cell>
          <table:table-cell table:style-name="ce504" office:value-type="string" calcext:value-type="string">
            <text:p>Mudar o modo de repetição ( Uma vez | Loop ) - Modo atual: Loop</text:p>
          </table:table-cell>
          <table:table-cell table:style-name="ce521" office:value-type="string" calcext:value-type="string">
            <text:p>Wybierz tryb powtarzania (Pojedynczo | Pętla) - Aktualny tryb : Pętla</text:p>
          </table:table-cell>
          <table:table-cell table:style-name="ce535" office:value-type="string" calcext:value-type="string">
            <text:p>Cambia modalita' Ripetizione ( una volta | Loop ) - Modalita' attuale : Loop</text:p>
          </table:table-cell>
          <table:table-cell table:style-name="ce553" office:value-type="string" calcext:value-type="string">
            <text:p>Schimbă modul de repetiţie ( O dată | Buclă ) - Mod curent : Buclă</text:p>
          </table:table-cell>
          <table:table-cell table:style-name="ce571" office:value-type="string" calcext:value-type="string">
            <text:p>Muuta toistoa ( Kerta | Jatkuva ) - Nykyinen: Jatkuva</text:p>
          </table:table-cell>
          <table:table-cell table:style-name="ce588" office:value-type="string" calcext:value-type="string">
            <text:p>Endre avspillingsmodus ( En gang | Repeterende ) - Aktuell modus : Repeterende</text:p>
          </table:table-cell>
          <table:table-cell table:style-name="ce602" office:value-type="string" calcext:value-type="string">
            <text:p>更改重复模式 ( 单一 | 循环 ) - 当前模式 : 循环</text:p>
          </table:table-cell>
          <table:table-cell table:style-name="ce614" office:value-type="string" calcext:value-type="string">
            <text:p>Tekrarlama Modunu Değiştir ( Tek Sefer | Döngü ) - Geçerli Mod : Döngü</text:p>
          </table:table-cell>
          <table:table-cell table:style-name="ce626" office:value-type="string" calcext:value-type="string">
            <text:p>Αλλαγή Τρόπου Επανάληψης (Μια Φορά | Κύκλος) - Παρόν τρόπος : Κύκλος</text:p>
          </table:table-cell>
          <table:table-cell table:style-name="ce641" office:value-type="string" calcext:value-type="string">
            <text:p>Keisti kartojimo režimą ( kartą | be galo ) - Kartojimo režimas : kartą</text:p>
          </table:table-cell>
          <table:table-cell table:style-name="ce653" office:value-type="string" calcext:value-type="string">
            <text:p>Växla uppspelningsalternativ ( Engång | Slinga ) - Nuvarande Alternativ : Slinga</text:p>
          </table:table-cell>
          <table:table-cell table:style-name="ce664" office:value-type="string" calcext:value-type="string">
            <text:p>Ændre gentagelses måde (En gang | Loop) - Nuværende måde: Loop</text:p>
          </table:table-cell>
          <table:table-cell table:style-name="ce677" office:value-type="string" calcext:value-type="string">
            <text:p>Změňte režim opakování ( Jednou | Smyčka ) - Stávající režim: Smyčka</text:p>
          </table:table-cell>
          <table:table-cell table:style-name="ce690"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704" office:value-type="string" calcext:value-type="string">
            <text:p>Изменить режим повтора (однократно | зациклить) - текущий режим : зациклить</text:p>
          </table:table-cell>
          <table:table-cell table:style-name="ce716" office:value-type="string" calcext:value-type="string">
            <text:p>Canviar el mode de repetició (Una vegada/Cíclic) – Mode actual: Cíclic</text:p>
          </table:table-cell>
          <table:table-cell table:style-name="ce728" office:value-type="string" calcext:value-type="string">
            <text:p>Promenite režim ponavljanja ( jednom | petlja ) - Trenutni režim : petlja</text:p>
          </table:table-cell>
          <table:table-cell table:style-name="ce740" office:value-type="string" calcext:value-type="string">
            <text:p>Промените режим понављања ( једном | петља ) - Тренутни режим : петља</text:p>
          </table:table-cell>
          <table:table-cell table:style-name="ce752" office:value-type="string" calcext:value-type="string">
            <text:p>リピートモードの変更 <text:s/>(シングル | ループ ) - 現在のモード : ループ</text:p>
          </table:table-cell>
          <table:table-cell table:style-name="ce768" office:value-type="string" calcext:value-type="string">
            <text:p>Промени го режимот за повторување ( Еднаш | Јамка ) Моментален режим : Јамка</text:p>
          </table:table-cell>
          <table:table-cell table:style-name="ce779" office:value-type="string" calcext:value-type="string">
            <text:p>تغيير وضع التكرار (مرة واحدة | حلقة) - الوضع الحالي: حلقة</text:p>
          </table:table-cell>
          <table:table-cell table:style-name="ce289" table:number-columns-repeated="996"/>
        </table:table-row>
        <table:table-row table:style-name="ro22">
          <table:table-cell table:style-name="ce45" office:value-type="string" calcext:value-type="string">
            <text:p>ToolTip_PlayingMode_Once</text:p>
          </table:table-cell>
          <table:table-cell table:style-name="ce339"/>
          <table:table-cell table:style-name="ce429" office:value-type="string" calcext:value-type="string">
            <text:p>Change Repeat Mode ( Once | Loop ) - Current Mode : Once</text:p>
          </table:table-cell>
          <table:table-cell table:style-name="ce449" office:value-type="string" calcext:value-type="string">
            <text:p>Changer le Mode Répétition ( Une fois | En Boucle ) - Mode Actuel : Une Fois</text:p>
          </table:table-cell>
          <table:table-cell table:style-name="ce463" office:value-type="string" calcext:value-type="string">
            <text:p>Verander herhalingsweergave ( Enkel | Herhaal ) - Huidige weergave : Eenmaal</text:p>
          </table:table-cell>
          <table:table-cell table:style-name="ce477" office:value-type="string" calcext:value-type="string">
            <text:p>Abspielmodus ändern (Einmal | Schleife) – Aktueller Modus : Einmal</text:p>
          </table:table-cell>
          <table:table-cell table:style-name="ce491" office:value-type="string" calcext:value-type="string">
            <text:p>Cambiar el Modo Repeticiòn ( Una vez | En Bucle ) - Moda Actual : Una vez</text:p>
          </table:table-cell>
          <table:table-cell table:style-name="ce504" office:value-type="string" calcext:value-type="string">
            <text:p>Mudar o modo de repetição ( Uma vez | Loop ) - Modo atual: Uma vez</text:p>
          </table:table-cell>
          <table:table-cell table:style-name="ce521" office:value-type="string" calcext:value-type="string">
            <text:p>Wybierz tryb powtarzania (Pojedynczo | Pętla) - Aktualny tryb : Pojedynczo</text:p>
          </table:table-cell>
          <table:table-cell table:style-name="ce535" office:value-type="string" calcext:value-type="string">
            <text:p>Cambia modalita' Ripetizione ( una volta | Loop ) - Modalita' attuale : una volta </text:p>
          </table:table-cell>
          <table:table-cell table:style-name="ce553" office:value-type="string" calcext:value-type="string">
            <text:p>Schimbă modul de repetiţie ( O dată | Buclă ) - Mod curent : O dată</text:p>
          </table:table-cell>
          <table:table-cell table:style-name="ce571" office:value-type="string" calcext:value-type="string">
            <text:p>Muuta toistoa ( Kerta | Jatkuva ) - Nykyinen: Kerta</text:p>
          </table:table-cell>
          <table:table-cell table:style-name="ce588" office:value-type="string" calcext:value-type="string">
            <text:p>Endre avspillingsmodus ( En gang | Repeterende ) - Aktuell modus : En gang</text:p>
          </table:table-cell>
          <table:table-cell table:style-name="ce602" office:value-type="string" calcext:value-type="string">
            <text:p>更改重复模式 ( 单一 | 循环 ) - 当前模式 : 单一</text:p>
          </table:table-cell>
          <table:table-cell table:style-name="ce614" office:value-type="string" calcext:value-type="string">
            <text:p>Tekrarlama Modunu Değiştir ( Tek Sefer | Döngü ) - Geçerli Mod : Tek Sefer</text:p>
          </table:table-cell>
          <table:table-cell table:style-name="ce626" office:value-type="string" calcext:value-type="string">
            <text:p>Αλλαγή Τρόπου Επανάληψης (Μια Φορά | Κύκλος) - Παρόν τρόπος : Μια Φορά</text:p>
          </table:table-cell>
          <table:table-cell table:style-name="ce641" office:value-type="string" calcext:value-type="string">
            <text:p>Keisti kartojimo režimą ( kartą | be galo ) - Kartojimo režimas : be galo</text:p>
          </table:table-cell>
          <table:table-cell table:style-name="ce653" office:value-type="string" calcext:value-type="string">
            <text:p>Växla uppspelningsalternativ ( Engång | Slinga ) - Nuvarande Alternativ : Engång</text:p>
          </table:table-cell>
          <table:table-cell table:style-name="ce664" office:value-type="string" calcext:value-type="string">
            <text:p>Ændre gentagelses måde (En gang | Loop) - Nuværende måde: En gang</text:p>
          </table:table-cell>
          <table:table-cell table:style-name="ce677" office:value-type="string" calcext:value-type="string">
            <text:p>Změňte režim opakování ( Jednou | Smyčka ) - Stávající režim: Jednou</text:p>
          </table:table-cell>
          <table:table-cell table:style-name="ce690"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704" office:value-type="string" calcext:value-type="string">
            <text:p>Изменить режим повтора (однократно | зациклить) - текущий режим : однократно</text:p>
          </table:table-cell>
          <table:table-cell table:style-name="ce716" office:value-type="string" calcext:value-type="string">
            <text:p>Canviar el mode de repetició (Una vegada/Cíclic) – Mode actual: Una vegada</text:p>
          </table:table-cell>
          <table:table-cell table:style-name="ce728" office:value-type="string" calcext:value-type="string">
            <text:p>Promenite režim ponavljanja ( jednom | petlja ) - Trenutni režim : jednom</text:p>
          </table:table-cell>
          <table:table-cell table:style-name="ce740" office:value-type="string" calcext:value-type="string">
            <text:p>Промените режим понављања ( једном | петља ) - Тренутни режим : једном</text:p>
          </table:table-cell>
          <table:table-cell table:style-name="ce752" office:value-type="string" calcext:value-type="string">
            <text:p>リピートモードの変更 <text:s/>(シングル | ループ ) - 現在のモード : シングル</text:p>
          </table:table-cell>
          <table:table-cell table:style-name="ce768" office:value-type="string" calcext:value-type="string">
            <text:p>Промени го режимот за повторување ( Еднаш | Јамка ) Моментален режим : Еднаш</text:p>
          </table:table-cell>
          <table:table-cell table:style-name="ce779" office:value-type="string" calcext:value-type="string">
            <text:p>تغيير وضع التكرار (مرة واحدة | حلقة) - الوضع الحالي: مرة واحدة</text:p>
          </table:table-cell>
          <table:table-cell table:style-name="ce289" table:number-columns-repeated="996"/>
        </table:table-row>
        <table:table-row table:style-name="ro21">
          <table:table-cell table:style-name="ce45" office:value-type="string" calcext:value-type="string">
            <text:p>ToolTip_Rafale</text:p>
          </table:table-cell>
          <table:table-cell table:style-name="ce339"/>
          <table:table-cell table:style-name="ce429" office:value-type="string" calcext:value-type="string">
            <text:p>Save a Sequence of Images</text:p>
          </table:table-cell>
          <table:table-cell table:style-name="ce449" office:value-type="string" calcext:value-type="string">
            <text:p>Enregistrer une Séquence d'Images</text:p>
          </table:table-cell>
          <table:table-cell table:style-name="ce463" office:value-type="string" calcext:value-type="string">
            <text:p>Bewaar beeldmateriaal</text:p>
          </table:table-cell>
          <table:table-cell table:style-name="ce477" office:value-type="string" calcext:value-type="string">
            <text:p>Bildsequenz speichern</text:p>
          </table:table-cell>
          <table:table-cell table:style-name="ce491" office:value-type="string" calcext:value-type="string">
            <text:p>Guardar una secuencia de imagen </text:p>
          </table:table-cell>
          <table:table-cell table:style-name="ce504" office:value-type="string" calcext:value-type="string">
            <text:p>Salvar uma Sequência de Imagens</text:p>
          </table:table-cell>
          <table:table-cell table:style-name="ce521" office:value-type="string" calcext:value-type="string">
            <text:p>Zapisz sekwencję obrazów</text:p>
          </table:table-cell>
          <table:table-cell table:style-name="ce535" office:value-type="string" calcext:value-type="string">
            <text:p>Salva una sequenza di Immagini</text:p>
          </table:table-cell>
          <table:table-cell table:style-name="ce553" office:value-type="string" calcext:value-type="string">
            <text:p>Salvează o secvenţa de cadre</text:p>
          </table:table-cell>
          <table:table-cell table:style-name="ce571" office:value-type="string" calcext:value-type="string">
            <text:p>Tallenna kuvasarja</text:p>
          </table:table-cell>
          <table:table-cell table:style-name="ce588" office:value-type="string" calcext:value-type="string">
            <text:p>Lagre bildesekvens</text:p>
          </table:table-cell>
          <table:table-cell table:style-name="ce602" office:value-type="string" calcext:value-type="string">
            <text:p>保存图像序列</text:p>
          </table:table-cell>
          <table:table-cell table:style-name="ce614" office:value-type="string" calcext:value-type="string">
            <text:p>Bir İmaj Sekansı Kaydet</text:p>
          </table:table-cell>
          <table:table-cell table:style-name="ce626" office:value-type="string" calcext:value-type="string">
            <text:p>Αποθήκευση Ακολουθίας Εικόνων</text:p>
          </table:table-cell>
          <table:table-cell table:style-name="ce641" office:value-type="string" calcext:value-type="string">
            <text:p>Išsaugoti vaizdų seką</text:p>
          </table:table-cell>
          <table:table-cell table:style-name="ce653" office:value-type="string" calcext:value-type="string">
            <text:p>Spara en Bildsekvens</text:p>
          </table:table-cell>
          <table:table-cell table:style-name="ce664" office:value-type="string" calcext:value-type="string">
            <text:p>Gem en billedserie</text:p>
          </table:table-cell>
          <table:table-cell table:style-name="ce677" office:value-type="string" calcext:value-type="string">
            <text:p>Uložit sekvenci obrazů</text:p>
          </table:table-cell>
          <table:table-cell table:style-name="ce689"/>
          <table:table-cell table:style-name="ce704" office:value-type="string" calcext:value-type="string">
            <text:p>Сохранить последовательность изображений</text:p>
          </table:table-cell>
          <table:table-cell table:style-name="ce716" office:value-type="string" calcext:value-type="string">
            <text:p>Desar una seqüència d'imatges</text:p>
          </table:table-cell>
          <table:table-cell table:style-name="ce728" office:value-type="string" calcext:value-type="string">
            <text:p>Sačuvaj redosled slika</text:p>
          </table:table-cell>
          <table:table-cell table:style-name="ce740" office:value-type="string" calcext:value-type="string">
            <text:p>Сачувај редослед слика</text:p>
          </table:table-cell>
          <table:table-cell table:style-name="ce752" office:value-type="string" calcext:value-type="string">
            <text:p>イメージシーケンスを保存</text:p>
          </table:table-cell>
          <table:table-cell table:style-name="ce768" office:value-type="string" calcext:value-type="string">
            <text:p>Зачувај секвенца од сликите</text:p>
          </table:table-cell>
          <table:table-cell table:style-name="ce779" office:value-type="string" calcext:value-type="string">
            <text:p>حفظ تسلسل الصور</text:p>
          </table:table-cell>
          <table:table-cell table:style-name="ce289" table:number-columns-repeated="996"/>
        </table:table-row>
        <table:table-row table:style-name="ro23">
          <table:table-cell table:style-name="ce45" office:value-type="string" calcext:value-type="string">
            <text:p>ToolTip_RecordStart</text:p>
          </table:table-cell>
          <table:table-cell table:style-name="ce339"/>
          <table:table-cell table:style-name="ce429" office:value-type="string" calcext:value-type="string">
            <text:p>Start recording video</text:p>
          </table:table-cell>
          <table:table-cell table:style-name="ce449" office:value-type="string" calcext:value-type="string">
            <text:p>Démarrer l'enregistrement vidéo</text:p>
          </table:table-cell>
          <table:table-cell table:style-name="ce463" office:value-type="string" calcext:value-type="string">
            <text:p>Start video opname</text:p>
          </table:table-cell>
          <table:table-cell table:style-name="ce478" office:value-type="string" calcext:value-type="string">
            <text:p>Aufnahme starten</text:p>
          </table:table-cell>
          <table:table-cell table:style-name="ce491" office:value-type="string" calcext:value-type="string">
            <text:p>Iniciar grabación</text:p>
          </table:table-cell>
          <table:table-cell table:style-name="ce507" office:value-type="string" calcext:value-type="string">
            <text:p>Iniciar gravação de video</text:p>
          </table:table-cell>
          <table:table-cell table:style-name="ce521"/>
          <table:table-cell table:style-name="ce535" office:value-type="string" calcext:value-type="string">
            <text:p>Attiva registrazione video</text:p>
          </table:table-cell>
          <table:table-cell table:style-name="ce553" office:value-type="string" calcext:value-type="string">
            <text:p>Porniţi înregistrarea video</text:p>
          </table:table-cell>
          <table:table-cell table:style-name="ce571" office:value-type="string" calcext:value-type="string">
            <text:p>Käynnistä videon nauhoitus</text:p>
          </table:table-cell>
          <table:table-cell table:style-name="ce588"/>
          <table:table-cell table:style-name="ce602"/>
          <table:table-cell table:style-name="ce615" office:value-type="string" calcext:value-type="string">
            <text:p>Video kaydetmeye başla</text:p>
          </table:table-cell>
          <table:table-cell table:style-name="ce627" office:value-type="string" calcext:value-type="string">
            <text:p>Εκκίνηση εγγραφής βίντεο</text:p>
          </table:table-cell>
          <table:table-cell table:style-name="ce641" office:value-type="string" calcext:value-type="string">
            <text:p>Pradėti irašinėti video</text:p>
          </table:table-cell>
          <table:table-cell table:style-name="ce653" office:value-type="string" calcext:value-type="string">
            <text:p>Starta inspelning av video</text:p>
          </table:table-cell>
          <table:table-cell table:style-name="ce664" office:value-type="string" calcext:value-type="string">
            <text:p>Start videooptagelse</text:p>
          </table:table-cell>
          <table:table-cell table:style-name="ce677" office:value-type="string" calcext:value-type="string">
            <text:p>Zahájit nahrávání videa</text:p>
          </table:table-cell>
          <table:table-cell table:style-name="ce689"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704" office:value-type="string" calcext:value-type="string">
            <text:p>Старт записи видео</text:p>
          </table:table-cell>
          <table:table-cell table:style-name="ce716" office:value-type="string" calcext:value-type="string">
            <text:p>Començar la gravació de vídeo</text:p>
          </table:table-cell>
          <table:table-cell table:style-name="ce728" office:value-type="string" calcext:value-type="string">
            <text:p>Počni snimanje video zapisa</text:p>
          </table:table-cell>
          <table:table-cell table:style-name="ce740" office:value-type="string" calcext:value-type="string">
            <text:p>Почни снимање видео записа</text:p>
          </table:table-cell>
          <table:table-cell table:style-name="ce752" office:value-type="string" calcext:value-type="string">
            <text:p>ビデオの録画を開始</text:p>
          </table:table-cell>
          <table:table-cell table:style-name="ce768" office:value-type="string" calcext:value-type="string">
            <text:p>Старувај го снимањето на видеото</text:p>
          </table:table-cell>
          <table:table-cell table:style-name="ce779" office:value-type="string" calcext:value-type="string">
            <text:p>بدء تسجيل الفيديو</text:p>
          </table:table-cell>
          <table:table-cell table:style-name="ce289" table:number-columns-repeated="996"/>
        </table:table-row>
        <table:table-row table:style-name="ro23">
          <table:table-cell table:style-name="ce45" office:value-type="string" calcext:value-type="string">
            <text:p>ToolTip_RecordStop</text:p>
          </table:table-cell>
          <table:table-cell table:style-name="ce339"/>
          <table:table-cell table:style-name="ce429" office:value-type="string" calcext:value-type="string">
            <text:p>Stop recording video</text:p>
          </table:table-cell>
          <table:table-cell table:style-name="ce449" office:value-type="string" calcext:value-type="string">
            <text:p>Arrêter l'enregistrement vidéo</text:p>
          </table:table-cell>
          <table:table-cell table:style-name="ce463" office:value-type="string" calcext:value-type="string">
            <text:p>Stop video opname</text:p>
          </table:table-cell>
          <table:table-cell table:style-name="ce478" office:value-type="string" calcext:value-type="string">
            <text:p>Aufnahme stoppen</text:p>
          </table:table-cell>
          <table:table-cell table:style-name="ce491" office:value-type="string" calcext:value-type="string">
            <text:p>Detener grabación</text:p>
          </table:table-cell>
          <table:table-cell table:style-name="ce507" office:value-type="string" calcext:value-type="string">
            <text:p>Parar gravação de video</text:p>
          </table:table-cell>
          <table:table-cell table:style-name="ce521"/>
          <table:table-cell table:style-name="ce535" office:value-type="string" calcext:value-type="string">
            <text:p>Ferma registrazione video</text:p>
          </table:table-cell>
          <table:table-cell table:style-name="ce553" office:value-type="string" calcext:value-type="string">
            <text:p>Opriţi înregistrarea video</text:p>
          </table:table-cell>
          <table:table-cell table:style-name="ce571" office:value-type="string" calcext:value-type="string">
            <text:p>Lopeta videon nauhoitus</text:p>
          </table:table-cell>
          <table:table-cell table:style-name="ce588"/>
          <table:table-cell table:style-name="ce602"/>
          <table:table-cell table:style-name="ce615" office:value-type="string" calcext:value-type="string">
            <text:p>Video kaydetmeyi bitir</text:p>
          </table:table-cell>
          <table:table-cell table:style-name="ce627" office:value-type="string" calcext:value-type="string">
            <text:p>Παύση εγγραφής βίντεο</text:p>
          </table:table-cell>
          <table:table-cell table:style-name="ce641" office:value-type="string" calcext:value-type="string">
            <text:p>Stabdyti irašymą video</text:p>
          </table:table-cell>
          <table:table-cell table:style-name="ce653" office:value-type="string" calcext:value-type="string">
            <text:p>Stoppa inspelning av video</text:p>
          </table:table-cell>
          <table:table-cell table:style-name="ce664" office:value-type="string" calcext:value-type="string">
            <text:p>Stop videooptagelse</text:p>
          </table:table-cell>
          <table:table-cell table:style-name="ce677" office:value-type="string" calcext:value-type="string">
            <text:p>Ukončit nahrávání videa</text:p>
          </table:table-cell>
          <table:table-cell table:style-name="ce689"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704" office:value-type="string" calcext:value-type="string">
            <text:p>Остановка записи видео</text:p>
          </table:table-cell>
          <table:table-cell table:style-name="ce716" office:value-type="string" calcext:value-type="string">
            <text:p>Finalitzar la gravació de vídeo</text:p>
          </table:table-cell>
          <table:table-cell table:style-name="ce728" office:value-type="string" calcext:value-type="string">
            <text:p>Prekini snimanje video zapisa</text:p>
          </table:table-cell>
          <table:table-cell table:style-name="ce740" office:value-type="string" calcext:value-type="string">
            <text:p>Прекини снимање видео записа</text:p>
          </table:table-cell>
          <table:table-cell table:style-name="ce752" office:value-type="string" calcext:value-type="string">
            <text:p>ビデオの録画を停止</text:p>
          </table:table-cell>
          <table:table-cell table:style-name="ce768" office:value-type="string" calcext:value-type="string">
            <text:p>Стопирај го снимањето на видеото</text:p>
          </table:table-cell>
          <table:table-cell table:style-name="ce779" office:value-type="string" calcext:value-type="string">
            <text:p>إيقاف تسجيل الفيديو</text:p>
          </table:table-cell>
          <table:table-cell table:style-name="ce289" table:number-columns-repeated="996"/>
        </table:table-row>
        <table:table-row table:style-name="ro27">
          <table:table-cell table:style-name="ce45" office:value-type="string" calcext:value-type="string">
            <text:p>ToolTip_ResetWorkingZone</text:p>
          </table:table-cell>
          <table:table-cell table:style-name="ce339"/>
          <table:table-cell table:style-name="ce429" office:value-type="string" calcext:value-type="string">
            <text:p>Reset the Working Zone to Full Video</text:p>
          </table:table-cell>
          <table:table-cell table:style-name="ce449" office:value-type="string" calcext:value-type="string">
            <text:p>Remise à zéro de la Zone de Travail</text:p>
          </table:table-cell>
          <table:table-cell table:style-name="ce463" office:value-type="string" calcext:value-type="string">
            <text:p>Herstel het werkgebied naar volledige video</text:p>
          </table:table-cell>
          <table:table-cell table:style-name="ce477" office:value-type="string" calcext:value-type="string">
            <text:p>Arbeitsbereich zurücksetzen</text:p>
          </table:table-cell>
          <table:table-cell table:style-name="ce491" office:value-type="string" calcext:value-type="string">
            <text:p>Reinicializar la zona de trabajo</text:p>
          </table:table-cell>
          <table:table-cell table:style-name="ce504" office:value-type="string" calcext:value-type="string">
            <text:p>Resetar a Zona de Trabalho ao comprimento do Vídeo</text:p>
          </table:table-cell>
          <table:table-cell table:style-name="ce521" office:value-type="string" calcext:value-type="string">
            <text:p>Zresetuj Obszar Roboczy</text:p>
          </table:table-cell>
          <table:table-cell table:style-name="ce535" office:value-type="string" calcext:value-type="string">
            <text:p>Reimposta la Zona Lavoro pari al Video Intero</text:p>
          </table:table-cell>
          <table:table-cell table:style-name="ce553" office:value-type="string" calcext:value-type="string">
            <text:p>Resetează zona de lucru</text:p>
          </table:table-cell>
          <table:table-cell table:style-name="ce571" office:value-type="string" calcext:value-type="string">
            <text:p>Palauta työstöjakso koko videon mittaiseksi</text:p>
          </table:table-cell>
          <table:table-cell table:style-name="ce588" office:value-type="string" calcext:value-type="string">
            <text:p>Tilbakestill arbeidssonen til hele videoen</text:p>
          </table:table-cell>
          <table:table-cell table:style-name="ce602" office:value-type="string" calcext:value-type="string">
            <text:p>重置工作区的全部视频</text:p>
          </table:table-cell>
          <table:table-cell table:style-name="ce614" office:value-type="string" calcext:value-type="string">
            <text:p>Çalışma Alanını Tam Videoya Geri Ayarla</text:p>
          </table:table-cell>
          <table:table-cell table:style-name="ce626" office:value-type="string" calcext:value-type="string">
            <text:p>Επαναφορά της Ζώνης Εργασίας σε Πλήρες Video</text:p>
          </table:table-cell>
          <table:table-cell table:style-name="ce641" office:value-type="string" calcext:value-type="string">
            <text:p>Atstatyti darbo zona visame video</text:p>
          </table:table-cell>
          <table:table-cell table:style-name="ce653" office:value-type="string" calcext:value-type="string">
            <text:p>Återställ arbetszonen till hel video</text:p>
          </table:table-cell>
          <table:table-cell table:style-name="ce664" office:value-type="string" calcext:value-type="string">
            <text:p>Nulstil arbejdsområde til hele videoen</text:p>
          </table:table-cell>
          <table:table-cell table:style-name="ce677" office:value-type="string" calcext:value-type="string">
            <text:p>Přenastavit procovní oblast na celý rozsah videa</text:p>
          </table:table-cell>
          <table:table-cell table:style-name="ce689"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704" office:value-type="string" calcext:value-type="string">
            <text:p>Сброс исследуемого интервала</text:p>
          </table:table-cell>
          <table:table-cell table:style-name="ce716" office:value-type="string" calcext:value-type="string">
            <text:p>Restablir la zona de treball a tot el vídeo</text:p>
          </table:table-cell>
          <table:table-cell table:style-name="ce728" office:value-type="string" calcext:value-type="string">
            <text:p>Vrati Radnu zonu na videozapis u celosti</text:p>
          </table:table-cell>
          <table:table-cell table:style-name="ce740" office:value-type="string" calcext:value-type="string">
            <text:p>Врати Радну зону на видеозапис у целости</text:p>
          </table:table-cell>
          <table:table-cell table:style-name="ce752" office:value-type="string" calcext:value-type="string">
            <text:p>作業範囲をビデオ全体にリセット</text:p>
          </table:table-cell>
          <table:table-cell table:style-name="ce768" office:value-type="string" calcext:value-type="string">
            <text:p>Ресетирај ја работната зона на цело видео</text:p>
          </table:table-cell>
          <table:table-cell table:style-name="ce779" office:value-type="string" calcext:value-type="string">
            <text:p>إعادة ضبط منطقة العمل لكامل الفيديو </text:p>
          </table:table-cell>
          <table:table-cell table:style-name="ce289" table:number-columns-repeated="996"/>
        </table:table-row>
        <table:table-row table:style-name="ro20">
          <table:table-cell table:style-name="ce45" office:value-type="string" calcext:value-type="string">
            <text:p>ToolTip_RichText_Bold</text:p>
          </table:table-cell>
          <table:table-cell table:style-name="ce339"/>
          <table:table-cell table:style-name="ce429" office:value-type="string" calcext:value-type="string">
            <text:p>Bold</text:p>
          </table:table-cell>
          <table:table-cell table:style-name="ce449" office:value-type="string" calcext:value-type="string">
            <text:p>Gras</text:p>
          </table:table-cell>
          <table:table-cell table:style-name="ce463" office:value-type="string" calcext:value-type="string">
            <text:p>Vet</text:p>
          </table:table-cell>
          <table:table-cell table:style-name="ce478" office:value-type="string" calcext:value-type="string">
            <text:p>Fett</text:p>
          </table:table-cell>
          <table:table-cell table:style-name="ce491" office:value-type="string" calcext:value-type="string">
            <text:p>Negrita</text:p>
          </table:table-cell>
          <table:table-cell table:style-name="ce507" office:value-type="string" calcext:value-type="string">
            <text:p>Negrito</text:p>
          </table:table-cell>
          <table:table-cell table:style-name="ce521"/>
          <table:table-cell table:style-name="ce535" office:value-type="string" calcext:value-type="string">
            <text:p>Grassetto</text:p>
          </table:table-cell>
          <table:table-cell table:style-name="ce553" office:value-type="string" calcext:value-type="string">
            <text:p>Bold</text:p>
          </table:table-cell>
          <table:table-cell table:style-name="ce571" office:value-type="string" calcext:value-type="string">
            <text:p>Lihavoitu</text:p>
          </table:table-cell>
          <table:table-cell table:style-name="ce588"/>
          <table:table-cell table:style-name="ce602"/>
          <table:table-cell table:style-name="ce615" office:value-type="string" calcext:value-type="string">
            <text:p>Koyu</text:p>
          </table:table-cell>
          <table:table-cell table:style-name="ce627" office:value-type="string" calcext:value-type="string">
            <text:p>Έντονα</text:p>
          </table:table-cell>
          <table:table-cell table:style-name="ce641" office:value-type="string" calcext:value-type="string">
            <text:p>Paryškinti</text:p>
          </table:table-cell>
          <table:table-cell table:style-name="ce653" office:value-type="string" calcext:value-type="string">
            <text:p>Fet</text:p>
          </table:table-cell>
          <table:table-cell table:style-name="ce664" office:value-type="string" calcext:value-type="string">
            <text:p>Frenhævet</text:p>
          </table:table-cell>
          <table:table-cell table:style-name="ce677" office:value-type="string" calcext:value-type="string">
            <text:p>Tučně</text:p>
          </table:table-cell>
          <table:table-cell table:style-name="ce691" office:value-type="string" calcext:value-type="string">
            <text:p>굵게</text:p>
          </table:table-cell>
          <table:table-cell table:style-name="ce704" office:value-type="string" calcext:value-type="string">
            <text:p>Жирный</text:p>
          </table:table-cell>
          <table:table-cell table:style-name="ce716" office:value-type="string" calcext:value-type="string">
            <text:p>Negreta</text:p>
          </table:table-cell>
          <table:table-cell table:style-name="ce728" office:value-type="string" calcext:value-type="string">
            <text:p>Podebljano</text:p>
          </table:table-cell>
          <table:table-cell table:style-name="ce740" office:value-type="string" calcext:value-type="string">
            <text:p>Подебљано</text:p>
          </table:table-cell>
          <table:table-cell table:style-name="ce752" office:value-type="string" calcext:value-type="string">
            <text:p>太字</text:p>
          </table:table-cell>
          <table:table-cell table:style-name="ce768" office:value-type="string" calcext:value-type="string">
            <text:p>Задебелено</text:p>
          </table:table-cell>
          <table:table-cell table:style-name="ce779" office:value-type="string" calcext:value-type="string">
            <text:p>غليظ</text:p>
          </table:table-cell>
          <table:table-cell table:style-name="ce289" table:number-columns-repeated="996"/>
        </table:table-row>
        <table:table-row table:style-name="ro20">
          <table:table-cell table:style-name="ce45" office:value-type="string" calcext:value-type="string">
            <text:p>ToolTip_RichText_Italic</text:p>
          </table:table-cell>
          <table:table-cell table:style-name="ce339"/>
          <table:table-cell table:style-name="ce429" office:value-type="string" calcext:value-type="string">
            <text:p>Italic</text:p>
          </table:table-cell>
          <table:table-cell table:style-name="ce449" office:value-type="string" calcext:value-type="string">
            <text:p>Italique</text:p>
          </table:table-cell>
          <table:table-cell table:style-name="ce463" office:value-type="string" calcext:value-type="string">
            <text:p>Cursief</text:p>
          </table:table-cell>
          <table:table-cell table:style-name="ce478" office:value-type="string" calcext:value-type="string">
            <text:p>Kursiv</text:p>
          </table:table-cell>
          <table:table-cell table:style-name="ce491" office:value-type="string" calcext:value-type="string">
            <text:p>Cursiva</text:p>
          </table:table-cell>
          <table:table-cell table:style-name="ce507" office:value-type="string" calcext:value-type="string">
            <text:p>Itálico</text:p>
          </table:table-cell>
          <table:table-cell table:style-name="ce521"/>
          <table:table-cell table:style-name="ce535" office:value-type="string" calcext:value-type="string">
            <text:p>Italico</text:p>
          </table:table-cell>
          <table:table-cell table:style-name="ce553" office:value-type="string" calcext:value-type="string">
            <text:p>Italic</text:p>
          </table:table-cell>
          <table:table-cell table:style-name="ce571" office:value-type="string" calcext:value-type="string">
            <text:p>Kursivoitu</text:p>
          </table:table-cell>
          <table:table-cell table:style-name="ce588"/>
          <table:table-cell table:style-name="ce602"/>
          <table:table-cell table:style-name="ce615" office:value-type="string" calcext:value-type="string">
            <text:p>İtalik</text:p>
          </table:table-cell>
          <table:table-cell table:style-name="ce627" office:value-type="string" calcext:value-type="string">
            <text:p>Πλάγια</text:p>
          </table:table-cell>
          <table:table-cell table:style-name="ce641" office:value-type="string" calcext:value-type="string">
            <text:p>Paversti</text:p>
          </table:table-cell>
          <table:table-cell table:style-name="ce653" office:value-type="string" calcext:value-type="string">
            <text:p>Kursiv</text:p>
          </table:table-cell>
          <table:table-cell table:style-name="ce664" office:value-type="string" calcext:value-type="string">
            <text:p>Kursiv</text:p>
          </table:table-cell>
          <table:table-cell table:style-name="ce677" office:value-type="string" calcext:value-type="string">
            <text:p>Kurzíva</text:p>
          </table:table-cell>
          <table:table-cell table:style-name="ce691" office:value-type="string" calcext:value-type="string">
            <text:p>이태릭체로</text:p>
          </table:table-cell>
          <table:table-cell table:style-name="ce704" office:value-type="string" calcext:value-type="string">
            <text:p>Курсив</text:p>
          </table:table-cell>
          <table:table-cell table:style-name="ce716" office:value-type="string" calcext:value-type="string">
            <text:p>Cursiva</text:p>
          </table:table-cell>
          <table:table-cell table:style-name="ce728" office:value-type="string" calcext:value-type="string">
            <text:p>Kurziv</text:p>
          </table:table-cell>
          <table:table-cell table:style-name="ce740" office:value-type="string" calcext:value-type="string">
            <text:p>Курзив</text:p>
          </table:table-cell>
          <table:table-cell table:style-name="ce752" office:value-type="string" calcext:value-type="string">
            <text:p>イタリック</text:p>
          </table:table-cell>
          <table:table-cell table:style-name="ce768" office:value-type="string" calcext:value-type="string">
            <text:p>Закосено</text:p>
          </table:table-cell>
          <table:table-cell table:style-name="ce779" office:value-type="string" calcext:value-type="string">
            <text:p>مائل</text:p>
          </table:table-cell>
          <table:table-cell table:style-name="ce289" table:number-columns-repeated="996"/>
        </table:table-row>
        <table:table-row table:style-name="ro20">
          <table:table-cell table:style-name="ce45" office:value-type="string" calcext:value-type="string">
            <text:p>ToolTip_RichText_Underline</text:p>
          </table:table-cell>
          <table:table-cell table:style-name="ce339"/>
          <table:table-cell table:style-name="ce429" office:value-type="string" calcext:value-type="string">
            <text:p>Underline</text:p>
          </table:table-cell>
          <table:table-cell table:style-name="ce449" office:value-type="string" calcext:value-type="string">
            <text:p>Souligné</text:p>
          </table:table-cell>
          <table:table-cell table:style-name="ce463" office:value-type="string" calcext:value-type="string">
            <text:p>Onderstrepen</text:p>
          </table:table-cell>
          <table:table-cell table:style-name="ce478" office:value-type="string" calcext:value-type="string">
            <text:p>Unterstrichen</text:p>
          </table:table-cell>
          <table:table-cell table:style-name="ce491" office:value-type="string" calcext:value-type="string">
            <text:p>Subrayado</text:p>
          </table:table-cell>
          <table:table-cell table:style-name="ce507" office:value-type="string" calcext:value-type="string">
            <text:p>Sublinhado</text:p>
          </table:table-cell>
          <table:table-cell table:style-name="ce521"/>
          <table:table-cell table:style-name="ce535" office:value-type="string" calcext:value-type="string">
            <text:p>Sottolineato</text:p>
          </table:table-cell>
          <table:table-cell table:style-name="ce553" office:value-type="string" calcext:value-type="string">
            <text:p>Subliniat</text:p>
          </table:table-cell>
          <table:table-cell table:style-name="ce571" office:value-type="string" calcext:value-type="string">
            <text:p>Alleviivattu</text:p>
          </table:table-cell>
          <table:table-cell table:style-name="ce588"/>
          <table:table-cell table:style-name="ce602"/>
          <table:table-cell table:style-name="ce615" office:value-type="string" calcext:value-type="string">
            <text:p>Altını çiz</text:p>
          </table:table-cell>
          <table:table-cell table:style-name="ce627" office:value-type="string" calcext:value-type="string">
            <text:p>Υπογραμμισμένα</text:p>
          </table:table-cell>
          <table:table-cell table:style-name="ce641" office:value-type="string" calcext:value-type="string">
            <text:p>Pabraukti</text:p>
          </table:table-cell>
          <table:table-cell table:style-name="ce653" office:value-type="string" calcext:value-type="string">
            <text:p>Understruken</text:p>
          </table:table-cell>
          <table:table-cell table:style-name="ce664" office:value-type="string" calcext:value-type="string">
            <text:p>Understreget</text:p>
          </table:table-cell>
          <table:table-cell table:style-name="ce677" office:value-type="string" calcext:value-type="string">
            <text:p>Podtrženo</text:p>
          </table:table-cell>
          <table:table-cell table:style-name="ce691" office:value-type="string" calcext:value-type="string">
            <text:p>밑줄</text:p>
          </table:table-cell>
          <table:table-cell table:style-name="ce704" office:value-type="string" calcext:value-type="string">
            <text:p>Подчеркнутый</text:p>
          </table:table-cell>
          <table:table-cell table:style-name="ce716" office:value-type="string" calcext:value-type="string">
            <text:p>Subratllat</text:p>
          </table:table-cell>
          <table:table-cell table:style-name="ce728" office:value-type="string" calcext:value-type="string">
            <text:p>Podvučeno</text:p>
          </table:table-cell>
          <table:table-cell table:style-name="ce740" office:value-type="string" calcext:value-type="string">
            <text:p>Подвучено</text:p>
          </table:table-cell>
          <table:table-cell table:style-name="ce752" office:value-type="string" calcext:value-type="string">
            <text:p>下線</text:p>
          </table:table-cell>
          <table:table-cell table:style-name="ce768" office:value-type="string" calcext:value-type="string">
            <text:p>Подвлечено</text:p>
          </table:table-cell>
          <table:table-cell table:style-name="ce779" office:value-type="string" calcext:value-type="string">
            <text:p>تحته خط</text:p>
          </table:table-cell>
          <table:table-cell table:style-name="ce289" table:number-columns-repeated="996"/>
        </table:table-row>
        <table:table-row table:style-name="ro20">
          <table:table-cell table:style-name="ce45" office:value-type="string" calcext:value-type="string">
            <text:p>ToolTip_RichText_Strikeout</text:p>
          </table:table-cell>
          <table:table-cell table:style-name="ce339"/>
          <table:table-cell table:style-name="ce429" office:value-type="string" calcext:value-type="string">
            <text:p>Strikeout</text:p>
          </table:table-cell>
          <table:table-cell table:style-name="ce449" office:value-type="string" calcext:value-type="string">
            <text:p>Barré</text:p>
          </table:table-cell>
          <table:table-cell table:style-name="ce463" office:value-type="string" calcext:value-type="string">
            <text:p>Doorhalen</text:p>
          </table:table-cell>
          <table:table-cell table:style-name="ce478" office:value-type="string" calcext:value-type="string">
            <text:p>Durchgestrichen</text:p>
          </table:table-cell>
          <table:table-cell table:style-name="ce491" office:value-type="string" calcext:value-type="string">
            <text:p>Tachado</text:p>
          </table:table-cell>
          <table:table-cell table:style-name="ce507" office:value-type="string" calcext:value-type="string">
            <text:p>Traçado</text:p>
          </table:table-cell>
          <table:table-cell table:style-name="ce521"/>
          <table:table-cell table:style-name="ce535" office:value-type="string" calcext:value-type="string">
            <text:p>Barrato</text:p>
          </table:table-cell>
          <table:table-cell table:style-name="ce553" office:value-type="string" calcext:value-type="string">
            <text:p>Tăiat</text:p>
          </table:table-cell>
          <table:table-cell table:style-name="ce571" office:value-type="string" calcext:value-type="string">
            <text:p>Ylilyönti</text:p>
          </table:table-cell>
          <table:table-cell table:style-name="ce588"/>
          <table:table-cell table:style-name="ce602"/>
          <table:table-cell table:style-name="ce615" office:value-type="string" calcext:value-type="string">
            <text:p>Belirginleştir</text:p>
          </table:table-cell>
          <table:table-cell table:style-name="ce627" office:value-type="string" calcext:value-type="string">
            <text:p>Διεγραμμένα</text:p>
          </table:table-cell>
          <table:table-cell table:style-name="ce641" office:value-type="string" calcext:value-type="string">
            <text:p>Perbraukti</text:p>
          </table:table-cell>
          <table:table-cell table:style-name="ce653" office:value-type="string" calcext:value-type="string">
            <text:p>Överstruken</text:p>
          </table:table-cell>
          <table:table-cell table:style-name="ce664" office:value-type="string" calcext:value-type="string">
            <text:p>Gennemstreget</text:p>
          </table:table-cell>
          <table:table-cell table:style-name="ce677"/>
          <table:table-cell table:style-name="ce691" office:value-type="string" calcext:value-type="string">
            <text:p>줄 쳐서 지우기</text:p>
          </table:table-cell>
          <table:table-cell table:style-name="ce704" office:value-type="string" calcext:value-type="string">
            <text:p>Зачеркнутый</text:p>
          </table:table-cell>
          <table:table-cell table:style-name="ce716" office:value-type="string" calcext:value-type="string">
            <text:p>Tatxat</text:p>
          </table:table-cell>
          <table:table-cell table:style-name="ce728" office:value-type="string" calcext:value-type="string">
            <text:p>Precrtano</text:p>
          </table:table-cell>
          <table:table-cell table:style-name="ce740" office:value-type="string" calcext:value-type="string">
            <text:p>Прецртано</text:p>
          </table:table-cell>
          <table:table-cell table:style-name="ce752" office:value-type="string" calcext:value-type="string">
            <text:p>取り消し線</text:p>
          </table:table-cell>
          <table:table-cell table:style-name="ce768" office:value-type="string" calcext:value-type="string">
            <text:p>Прецртано</text:p>
          </table:table-cell>
          <table:table-cell table:style-name="ce779" office:value-type="string" calcext:value-type="string">
            <text:p>يتخلله</text:p>
          </table:table-cell>
          <table:table-cell table:style-name="ce289" table:number-columns-repeated="996"/>
        </table:table-row>
        <table:table-row table:style-name="ro20">
          <table:table-cell table:style-name="ce45" office:value-type="string" calcext:value-type="string">
            <text:p>ToolTip_RichText_ForeColor</text:p>
          </table:table-cell>
          <table:table-cell table:style-name="ce339"/>
          <table:table-cell table:style-name="ce429" office:value-type="string" calcext:value-type="string">
            <text:p>Foreground color</text:p>
          </table:table-cell>
          <table:table-cell table:style-name="ce449" office:value-type="string" calcext:value-type="string">
            <text:p>Couleur du texte</text:p>
          </table:table-cell>
          <table:table-cell table:style-name="ce463" office:value-type="string" calcext:value-type="string">
            <text:p>Voorgrondkleur</text:p>
          </table:table-cell>
          <table:table-cell table:style-name="ce478" office:value-type="string" calcext:value-type="string">
            <text:p>Schriftfarbe</text:p>
          </table:table-cell>
          <table:table-cell table:style-name="ce491" office:value-type="string" calcext:value-type="string">
            <text:p>Color del texto</text:p>
          </table:table-cell>
          <table:table-cell table:style-name="ce507" office:value-type="string" calcext:value-type="string">
            <text:p>Cor do Primeiro Plano</text:p>
          </table:table-cell>
          <table:table-cell table:style-name="ce521"/>
          <table:table-cell table:style-name="ce535" office:value-type="string" calcext:value-type="string">
            <text:p>Colore carattere</text:p>
          </table:table-cell>
          <table:table-cell table:style-name="ce553" office:value-type="string" calcext:value-type="string">
            <text:p>Culoare text</text:p>
          </table:table-cell>
          <table:table-cell table:style-name="ce571" office:value-type="string" calcext:value-type="string">
            <text:p>Edustan väritys</text:p>
          </table:table-cell>
          <table:table-cell table:style-name="ce588"/>
          <table:table-cell table:style-name="ce602"/>
          <table:table-cell table:style-name="ce615" office:value-type="string" calcext:value-type="string">
            <text:p>Önplan rengi</text:p>
          </table:table-cell>
          <table:table-cell table:style-name="ce627" office:value-type="string" calcext:value-type="string">
            <text:p>Χρώμα προσκήνιου</text:p>
          </table:table-cell>
          <table:table-cell table:style-name="ce641" office:value-type="string" calcext:value-type="string">
            <text:p>Priekinio plano spalva</text:p>
          </table:table-cell>
          <table:table-cell table:style-name="ce654" office:value-type="string" calcext:value-type="string">
            <text:p>Frontfärg</text:p>
          </table:table-cell>
          <table:table-cell table:style-name="ce664" office:value-type="string" calcext:value-type="string">
            <text:p>Forgrundsfarve</text:p>
          </table:table-cell>
          <table:table-cell table:style-name="ce677" office:value-type="string" calcext:value-type="string">
            <text:p>Barva popředí</text:p>
          </table:table-cell>
          <table:table-cell table:style-name="ce689" office:value-type="string" calcext:value-type="string">
            <text:p><text:span text:style-name="T3">전경</text:span><text:span text:style-name="T4"> </text:span><text:span text:style-name="T5">색상</text:span></text:p>
          </table:table-cell>
          <table:table-cell table:style-name="ce704" office:value-type="string" calcext:value-type="string">
            <text:p>Передний фон</text:p>
          </table:table-cell>
          <table:table-cell table:style-name="ce716" office:value-type="string" calcext:value-type="string">
            <text:p>Color primer pla</text:p>
          </table:table-cell>
          <table:table-cell table:style-name="ce728" office:value-type="string" calcext:value-type="string">
            <text:p>Boja prednjeg plana</text:p>
          </table:table-cell>
          <table:table-cell table:style-name="ce740" office:value-type="string" calcext:value-type="string">
            <text:p>Боја предњег плана</text:p>
          </table:table-cell>
          <table:table-cell table:style-name="ce752" office:value-type="string" calcext:value-type="string">
            <text:p>前景の色</text:p>
          </table:table-cell>
          <table:table-cell table:style-name="ce768" office:value-type="string" calcext:value-type="string">
            <text:p>Боја на преднината</text:p>
          </table:table-cell>
          <table:table-cell table:style-name="ce779" office:value-type="string" calcext:value-type="string">
            <text:p>اللون الأمامي</text:p>
          </table:table-cell>
          <table:table-cell table:style-name="ce289" table:number-columns-repeated="996"/>
        </table:table-row>
        <table:table-row table:style-name="ro20">
          <table:table-cell table:style-name="ce45" office:value-type="string" calcext:value-type="string">
            <text:p>ToolTip_RichText_BackColor</text:p>
          </table:table-cell>
          <table:table-cell table:style-name="ce339"/>
          <table:table-cell table:style-name="ce429" office:value-type="string" calcext:value-type="string">
            <text:p>Background color</text:p>
          </table:table-cell>
          <table:table-cell table:style-name="ce449" office:value-type="string" calcext:value-type="string">
            <text:p>Couleur du fond</text:p>
          </table:table-cell>
          <table:table-cell table:style-name="ce463" office:value-type="string" calcext:value-type="string">
            <text:p>Achtergrondkleur</text:p>
          </table:table-cell>
          <table:table-cell table:style-name="ce478" office:value-type="string" calcext:value-type="string">
            <text:p>Hintergrund</text:p>
          </table:table-cell>
          <table:table-cell table:style-name="ce491" office:value-type="string" calcext:value-type="string">
            <text:p>Color de fondo</text:p>
          </table:table-cell>
          <table:table-cell table:style-name="ce507" office:value-type="string" calcext:value-type="string">
            <text:p>Cor do Segundo Plano</text:p>
          </table:table-cell>
          <table:table-cell table:style-name="ce521"/>
          <table:table-cell table:style-name="ce535" office:value-type="string" calcext:value-type="string">
            <text:p>Colore di sfondo</text:p>
          </table:table-cell>
          <table:table-cell table:style-name="ce553" office:value-type="string" calcext:value-type="string">
            <text:p>Culoare fundal</text:p>
          </table:table-cell>
          <table:table-cell table:style-name="ce571" office:value-type="string" calcext:value-type="string">
            <text:p>Taustan väritys</text:p>
          </table:table-cell>
          <table:table-cell table:style-name="ce588"/>
          <table:table-cell table:style-name="ce602"/>
          <table:table-cell table:style-name="ce615" office:value-type="string" calcext:value-type="string">
            <text:p>Arkaplan rengi</text:p>
          </table:table-cell>
          <table:table-cell table:style-name="ce627" office:value-type="string" calcext:value-type="string">
            <text:p>Χρώμα φόντου</text:p>
          </table:table-cell>
          <table:table-cell table:style-name="ce641" office:value-type="string" calcext:value-type="string">
            <text:p>Fono spalva</text:p>
          </table:table-cell>
          <table:table-cell table:style-name="ce653" office:value-type="string" calcext:value-type="string">
            <text:p>Bakgrundsfärg</text:p>
          </table:table-cell>
          <table:table-cell table:style-name="ce664" office:value-type="string" calcext:value-type="string">
            <text:p>Baggrundsfarve</text:p>
          </table:table-cell>
          <table:table-cell table:style-name="ce677" office:value-type="string" calcext:value-type="string">
            <text:p>Barva pozadí</text:p>
          </table:table-cell>
          <table:table-cell table:style-name="ce691" office:value-type="string" calcext:value-type="string">
            <text:p>배경 색상</text:p>
          </table:table-cell>
          <table:table-cell table:style-name="ce704" office:value-type="string" calcext:value-type="string">
            <text:p>Задний фон</text:p>
          </table:table-cell>
          <table:table-cell table:style-name="ce716" office:value-type="string" calcext:value-type="string">
            <text:p>Color de fons</text:p>
          </table:table-cell>
          <table:table-cell table:style-name="ce728" office:value-type="string" calcext:value-type="string">
            <text:p>Boja prednjeg plana</text:p>
          </table:table-cell>
          <table:table-cell table:style-name="ce740" office:value-type="string" calcext:value-type="string">
            <text:p>Боја предњег плана</text:p>
          </table:table-cell>
          <table:table-cell table:style-name="ce752" office:value-type="string" calcext:value-type="string">
            <text:p>背景の色</text:p>
          </table:table-cell>
          <table:table-cell table:style-name="ce768" office:value-type="string" calcext:value-type="string">
            <text:p>Боја на заднината</text:p>
          </table:table-cell>
          <table:table-cell table:style-name="ce779" office:value-type="string" calcext:value-type="string">
            <text:p>لون الخلفية</text:p>
          </table:table-cell>
          <table:table-cell table:style-name="ce289" table:number-columns-repeated="996"/>
        </table:table-row>
        <table:table-row table:style-name="ro47">
          <table:table-cell table:style-name="ce45" office:value-type="string" calcext:value-type="string">
            <text:p>ToolTip_SaveDiaporama</text:p>
          </table:table-cell>
          <table:table-cell table:style-name="ce339"/>
          <table:table-cell table:style-name="ce429" office:value-type="string" calcext:value-type="string">
            <text:p>Save a slideshow from Key Images</text:p>
          </table:table-cell>
          <table:table-cell table:style-name="ce449" office:value-type="string" calcext:value-type="string">
            <text:p>Enregistrer un diaporama des images clés</text:p>
          </table:table-cell>
          <table:table-cell table:style-name="ce463" office:value-type="string" calcext:value-type="string">
            <text:p>Bewaar een diashow van de kernafbeeldingen</text:p>
          </table:table-cell>
          <table:table-cell table:style-name="ce476" office:value-type="string" calcext:value-type="string">
            <text:p>Diashow aus den Schlüsselbildern speichern</text:p>
          </table:table-cell>
          <table:table-cell table:style-name="ce491" office:value-type="string" calcext:value-type="string">
            <text:p>Guardar una presentación de diapositivas de las imágenes claves</text:p>
          </table:table-cell>
          <table:table-cell table:style-name="ce504" office:value-type="string" calcext:value-type="string">
            <text:p>Salvar Slideshow a partir dos Quadros de Imagens</text:p>
          </table:table-cell>
          <table:table-cell table:style-name="ce524" office:value-type="string" calcext:value-type="string">
            <text:p>Zapisz pokaz slajdów z kluczowych obrazów</text:p>
          </table:table-cell>
          <table:table-cell table:style-name="ce535" office:value-type="string" calcext:value-type="string">
            <text:p>Salva una videopresentazione delle Immagini Chiave</text:p>
          </table:table-cell>
          <table:table-cell table:style-name="ce553" office:value-type="string" calcext:value-type="string">
            <text:p>Salvează o succesiune de imagini din cadrele cheie</text:p>
          </table:table-cell>
          <table:table-cell table:style-name="ce571" office:value-type="string" calcext:value-type="string">
            <text:p>Tallenna diaesitys avainkuvista</text:p>
          </table:table-cell>
          <table:table-cell table:style-name="ce588" office:value-type="string" calcext:value-type="string">
            <text:p>Lagre slideshow fra nøkkelbilder</text:p>
          </table:table-cell>
          <table:table-cell table:style-name="ce602" office:value-type="string" calcext:value-type="string">
            <text:p>从关键图像里保存一个幻灯片</text:p>
          </table:table-cell>
          <table:table-cell table:style-name="ce614" office:value-type="string" calcext:value-type="string">
            <text:p>Anahtar İmajlardan bir slayt gösterimi kaydet</text:p>
          </table:table-cell>
          <table:table-cell table:style-name="ce626" office:value-type="string" calcext:value-type="string">
            <text:p>Αποθήκευση προβολής-διαφανειών από τις Βασικές Εικόνες</text:p>
          </table:table-cell>
          <table:table-cell table:style-name="ce641" office:value-type="string" calcext:value-type="string">
            <text:p>Išsaugoti demonstracija iš pažymėtų paveikslėlių</text:p>
          </table:table-cell>
          <table:table-cell table:style-name="ce653" office:value-type="string" calcext:value-type="string">
            <text:p>Spara nyckelbilder som bildspel</text:p>
          </table:table-cell>
          <table:table-cell table:style-name="ce664" office:value-type="string" calcext:value-type="string">
            <text:p>Gem nøglebilleder som slide show</text:p>
          </table:table-cell>
          <table:table-cell table:style-name="ce677" office:value-type="string" calcext:value-type="string">
            <text:p>Uložit slideshow z klíčových pozic</text:p>
          </table:table-cell>
          <table:table-cell table:style-name="ce689"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704" office:value-type="string" calcext:value-type="string">
            <text:p>Сохранить слайдшоу из ключевых кадров</text:p>
          </table:table-cell>
          <table:table-cell table:style-name="ce716" office:value-type="string" calcext:value-type="string">
            <text:p>Desar una presentació de fotogrames clau</text:p>
          </table:table-cell>
          <table:table-cell table:style-name="ce728" office:value-type="string" calcext:value-type="string">
            <text:p>Sačuvaj projekciju slajdova ključnih slika</text:p>
          </table:table-cell>
          <table:table-cell table:style-name="ce740" office:value-type="string" calcext:value-type="string">
            <text:p>Сачувај пројекцију слајдова кључних слика</text:p>
          </table:table-cell>
          <table:table-cell table:style-name="ce752" office:value-type="string" calcext:value-type="string">
            <text:p>キーイメージからスライドショーを保存</text:p>
          </table:table-cell>
          <table:table-cell table:style-name="ce768" office:value-type="string" calcext:value-type="string">
            <text:p>Зачувај слајдшоу од клучните слики</text:p>
          </table:table-cell>
          <table:table-cell table:style-name="ce779" office:value-type="string" calcext:value-type="string">
            <text:p>حفظ شرائح من الصور الرئيسية</text:p>
          </table:table-cell>
          <table:table-cell table:style-name="ce289" table:number-columns-repeated="996"/>
        </table:table-row>
        <table:table-row table:style-name="ro27">
          <table:table-cell table:style-name="ce45" office:value-type="string" calcext:value-type="string">
            <text:p>ToolTip_SavePausedVideo</text:p>
          </table:table-cell>
          <table:table-cell table:style-name="ce339"/>
          <table:table-cell table:style-name="ce429" office:value-type="string" calcext:value-type="string">
            <text:p>Save video with a pause on each key image</text:p>
          </table:table-cell>
          <table:table-cell table:style-name="ce449" office:value-type="string" calcext:value-type="string">
            <text:p>Enregistrer la vidéo avec une pause sur chaque Image Clé</text:p>
          </table:table-cell>
          <table:table-cell table:style-name="ce463" office:value-type="string" calcext:value-type="string">
            <text:p>Sla de video op met een pauze op elk Kernbeeld</text:p>
          </table:table-cell>
          <table:table-cell table:style-name="ce477" office:value-type="string" calcext:value-type="string">
            <text:p>Speichere Video mit einer Pause zwischen jedem Schlüsselbild</text:p>
          </table:table-cell>
          <table:table-cell table:style-name="ce491" office:value-type="string" calcext:value-type="string">
            <text:p>Grabar el vídeo con una pausa en cada imagen clave</text:p>
          </table:table-cell>
          <table:table-cell table:style-name="ce504" office:value-type="string" calcext:value-type="string">
            <text:p>Salvar vídeo com uma pausa em cada Quadro de Imagem.</text:p>
          </table:table-cell>
          <table:table-cell table:style-name="ce521"/>
          <table:table-cell table:style-name="ce535" office:value-type="string" calcext:value-type="string">
            <text:p>Salva il video con una pausa per ogni Immagine Chiave</text:p>
          </table:table-cell>
          <table:table-cell table:style-name="ce553" office:value-type="string" calcext:value-type="string">
            <text:p>Salveaza fisierul video cu o pauza in fiecare cadru cheie</text:p>
          </table:table-cell>
          <table:table-cell table:style-name="ce571" office:value-type="string" calcext:value-type="string">
            <text:p>Tallenna video tauolla jokaisen avainkuvan kohdalla</text:p>
          </table:table-cell>
          <table:table-cell table:style-name="ce588" office:value-type="string" calcext:value-type="string">
            <text:p>Lagre video med en pause ved hvert bilde</text:p>
          </table:table-cell>
          <table:table-cell table:style-name="ce602" office:value-type="string" calcext:value-type="string">
            <text:p>在每一个关键图像上添加暂停并保存</text:p>
          </table:table-cell>
          <table:table-cell table:style-name="ce614" office:value-type="string" calcext:value-type="string">
            <text:p>Videoyu her bir anahtar imaj üzerinde duraklama ile kaydet</text:p>
          </table:table-cell>
          <table:table-cell table:style-name="ce626" office:value-type="string" calcext:value-type="string">
            <text:p>Αποθήκευση video με παύση σε κάθε βασική εικόνα</text:p>
          </table:table-cell>
          <table:table-cell table:style-name="ce641" office:value-type="string" calcext:value-type="string">
            <text:p>Išsaugoti vaizdą su pristabdymai pažymėtuose paveikslėliuose</text:p>
          </table:table-cell>
          <table:table-cell table:style-name="ce653" office:value-type="string" calcext:value-type="string">
            <text:p>Spara video med paus vid varje nyckelbild</text:p>
          </table:table-cell>
          <table:table-cell table:style-name="ce664" office:value-type="string" calcext:value-type="string">
            <text:p>Gem video med en pause for hver nøglebillede</text:p>
          </table:table-cell>
          <table:table-cell table:style-name="ce677" office:value-type="string" calcext:value-type="string">
            <text:p>Uložit video s prodlevou na každé klíčové pozici</text:p>
          </table:table-cell>
          <table:table-cell table:style-name="ce689"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704" office:value-type="string" calcext:value-type="string">
            <text:p>Сохранить видео с паузами на ключевых кадрах</text:p>
          </table:table-cell>
          <table:table-cell table:style-name="ce716" office:value-type="string" calcext:value-type="string">
            <text:p>Desa un vídeo amb pausa a cada fotograma clau</text:p>
          </table:table-cell>
          <table:table-cell table:style-name="ce728" office:value-type="string" calcext:value-type="string">
            <text:p>Sačuvaj video sa pauzom na svakoj ključnoj slici</text:p>
          </table:table-cell>
          <table:table-cell table:style-name="ce740" office:value-type="string" calcext:value-type="string">
            <text:p>Сачувај видео са паузом на свакој кључној слици</text:p>
          </table:table-cell>
          <table:table-cell table:style-name="ce752" office:value-type="string" calcext:value-type="string">
            <text:p>各キーイメージで一時停止したビデオを保存</text:p>
          </table:table-cell>
          <table:table-cell table:style-name="ce768" office:value-type="string" calcext:value-type="string">
            <text:p>Зачувај го видеото со пауза на секоја клучна слика</text:p>
          </table:table-cell>
          <table:table-cell table:style-name="ce779" office:value-type="string" calcext:value-type="string">
            <text:p>حفظ الفيديو مع وقفة على كل صورة الرئيسية</text:p>
          </table:table-cell>
          <table:table-cell table:style-name="ce289" table:number-columns-repeated="996"/>
        </table:table-row>
        <table:table-row table:style-name="ro18">
          <table:table-cell table:style-name="ce45" office:value-type="string" calcext:value-type="string">
            <text:p>ToolTip_SelectFolder</text:p>
          </table:table-cell>
          <table:table-cell table:style-name="ce339"/>
          <table:table-cell table:style-name="ce429" office:value-type="string" calcext:value-type="string">
            <text:p>Select directory</text:p>
          </table:table-cell>
          <table:table-cell table:style-name="ce449" office:value-type="string" calcext:value-type="string">
            <text:p>Choisir un dossier</text:p>
          </table:table-cell>
          <table:table-cell table:style-name="ce464" office:value-type="string" calcext:value-type="string">
            <text:p>Kies map</text:p>
          </table:table-cell>
          <table:table-cell table:style-name="ce478" office:value-type="string" calcext:value-type="string">
            <text:p>Verzeichnis wählen</text:p>
          </table:table-cell>
          <table:table-cell table:style-name="ce491" office:value-type="string" calcext:value-type="string">
            <text:p>Seleccione una carpeta</text:p>
          </table:table-cell>
          <table:table-cell table:style-name="ce507" office:value-type="string" calcext:value-type="string">
            <text:p>Selecionar pasta</text:p>
          </table:table-cell>
          <table:table-cell table:style-name="ce521"/>
          <table:table-cell table:style-name="ce535" office:value-type="string" calcext:value-type="string">
            <text:p>Scegli una directory</text:p>
          </table:table-cell>
          <table:table-cell table:style-name="ce553" office:value-type="string" calcext:value-type="string">
            <text:p>Selectaţi directorul</text:p>
          </table:table-cell>
          <table:table-cell table:style-name="ce571" office:value-type="string" calcext:value-type="string">
            <text:p>Valitse hakemisto</text:p>
          </table:table-cell>
          <table:table-cell table:style-name="ce588"/>
          <table:table-cell table:style-name="ce602"/>
          <table:table-cell table:style-name="ce615" office:value-type="string" calcext:value-type="string">
            <text:p>Klasör seç</text:p>
          </table:table-cell>
          <table:table-cell table:style-name="ce627" office:value-type="string" calcext:value-type="string">
            <text:p>Επιλογή Κατεύθυνσης Προορισμού</text:p>
          </table:table-cell>
          <table:table-cell table:style-name="ce641" office:value-type="string" calcext:value-type="string">
            <text:p>Pasirinkti katalogą</text:p>
          </table:table-cell>
          <table:table-cell table:style-name="ce653" office:value-type="string" calcext:value-type="string">
            <text:p>Välj katalog</text:p>
          </table:table-cell>
          <table:table-cell table:style-name="ce664" office:value-type="string" calcext:value-type="string">
            <text:p>Vælg katalog</text:p>
          </table:table-cell>
          <table:table-cell table:style-name="ce677" office:value-type="string" calcext:value-type="string">
            <text:p>Vybrat adresář</text:p>
          </table:table-cell>
          <table:table-cell table:style-name="ce689" office:value-type="string" calcext:value-type="string">
            <text:p><text:span text:style-name="T3">디렉터리</text:span><text:span text:style-name="T4"> </text:span><text:span text:style-name="T5">선택</text:span></text:p>
          </table:table-cell>
          <table:table-cell table:style-name="ce704" office:value-type="string" calcext:value-type="string">
            <text:p>Выбрать директорию</text:p>
          </table:table-cell>
          <table:table-cell table:style-name="ce716" office:value-type="string" calcext:value-type="string">
            <text:p>Tria el directori</text:p>
          </table:table-cell>
          <table:table-cell table:style-name="ce728" office:value-type="string" calcext:value-type="string">
            <text:p>Izaberi direktorijum</text:p>
          </table:table-cell>
          <table:table-cell table:style-name="ce740" office:value-type="string" calcext:value-type="string">
            <text:p>Изабери директоријум</text:p>
          </table:table-cell>
          <table:table-cell table:style-name="ce752" office:value-type="string" calcext:value-type="string">
            <text:p>ディレクトリを選択</text:p>
          </table:table-cell>
          <table:table-cell table:style-name="ce768" office:value-type="string" calcext:value-type="string">
            <text:p>Одбери директориум</text:p>
          </table:table-cell>
          <table:table-cell table:style-name="ce779" office:value-type="string" calcext:value-type="string">
            <text:p>اختار المسار</text:p>
          </table:table-cell>
          <table:table-cell table:style-name="ce289" table:number-columns-repeated="996"/>
        </table:table-row>
        <table:table-row table:style-name="ro16">
          <table:table-cell table:style-name="ce45" office:value-type="string" calcext:value-type="string">
            <text:p>ToolTip_SetHandlerLeft</text:p>
          </table:table-cell>
          <table:table-cell table:style-name="ce339"/>
          <table:table-cell table:style-name="ce429" office:value-type="string" calcext:value-type="string">
            <text:p>Set the First Frame of Working Zone to the Current Frame</text:p>
          </table:table-cell>
          <table:table-cell table:style-name="ce449" office:value-type="string" calcext:value-type="string">
            <text:p>Positionner l'Entrée de la Zone de Travail sur l'Image Courante</text:p>
          </table:table-cell>
          <table:table-cell table:style-name="ce463" office:value-type="string" calcext:value-type="string">
            <text:p>Maak eerste frame van het werkgebied nu het huidige frame</text:p>
          </table:table-cell>
          <table:table-cell table:style-name="ce477" office:value-type="string" calcext:value-type="string">
            <text:p>Beginn des Arbeitsbereichs auf die aktuelle Position setzen</text:p>
          </table:table-cell>
          <table:table-cell table:style-name="ce491" office:value-type="string" calcext:value-type="string">
            <text:p>Posicionar la entrada de la zona de trabajo sobre la imagen actual</text:p>
          </table:table-cell>
          <table:table-cell table:style-name="ce504" office:value-type="string" calcext:value-type="string">
            <text:p>Ajustar o Primeiro Quadro da Zona de Trabalho pelo Quadro Atual</text:p>
          </table:table-cell>
          <table:table-cell table:style-name="ce521" office:value-type="string" calcext:value-type="string">
            <text:p>Ustaw aktualną klatkę jako pierwszą klatkę Obszaru Roboczego</text:p>
          </table:table-cell>
          <table:table-cell table:style-name="ce535" office:value-type="string" calcext:value-type="string">
            <text:p>Imposta il Fotogramma attuale come PRIMO fotogramma della Zona Lavoro </text:p>
          </table:table-cell>
          <table:table-cell table:style-name="ce553" office:value-type="string" calcext:value-type="string">
            <text:p>Setaţi <text:s/>începutul zonei de lucru pe cadrul curent</text:p>
          </table:table-cell>
          <table:table-cell table:style-name="ce571" office:value-type="string" calcext:value-type="string">
            <text:p>Aseta työstöjakson ensimmäinen kuva nykyiseksi kuvaksi</text:p>
          </table:table-cell>
          <table:table-cell table:style-name="ce588" office:value-type="string" calcext:value-type="string">
            <text:p>Sett første bilde I arbeidssonen til det aktuelle bilde</text:p>
          </table:table-cell>
          <table:table-cell table:style-name="ce602" office:value-type="string" calcext:value-type="string">
            <text:p>设置工作区的第一帧为当前帧</text:p>
          </table:table-cell>
          <table:table-cell table:style-name="ce614" office:value-type="string" calcext:value-type="string">
            <text:p>Çalışma Alanının İlk Karesini Geçerli Kareye Denkleştir</text:p>
          </table:table-cell>
          <table:table-cell table:style-name="ce626" office:value-type="string" calcext:value-type="string">
            <text:p>Τοποθέτηση του Πρώτου Πλαισίου της Ζώνης Εργασίας στο παρόν Πλαίσιο</text:p>
          </table:table-cell>
          <table:table-cell table:style-name="ce641" office:value-type="string" calcext:value-type="string">
            <text:p>Nustatyti pirmutinį kadrą darbinei zonai</text:p>
          </table:table-cell>
          <table:table-cell table:style-name="ce654" office:value-type="string" calcext:value-type="string">
            <text:p>Placera arbetszonens första bild som nuvarande bild</text:p>
          </table:table-cell>
          <table:table-cell table:style-name="ce666" office:value-type="string" calcext:value-type="string">
            <text:p>Sæt start på arbejdszone</text:p>
          </table:table-cell>
          <table:table-cell table:style-name="ce677" office:value-type="string" calcext:value-type="string">
            <text:p>Nastavit první snímek pracovní oblasti na stávající snímek</text:p>
          </table:table-cell>
          <table:table-cell table:style-name="ce689"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04" office:value-type="string" calcext:value-type="string">
            <text:p>Установить текущий кадр в качестве первого кадра исследуемого интервала</text:p>
          </table:table-cell>
          <table:table-cell table:style-name="ce716" office:value-type="string" calcext:value-type="string">
            <text:p>Estableix el primer fotograma de la zona de treball coma <text:s/>fotograma actual</text:p>
          </table:table-cell>
          <table:table-cell table:style-name="ce728" office:value-type="string" calcext:value-type="string">
            <text:p>Postavi prvi kadar radne zone u trenutni kadar</text:p>
          </table:table-cell>
          <table:table-cell table:style-name="ce740" office:value-type="string" calcext:value-type="string">
            <text:p>Постави први кадар радне зоне у тренутни кадар</text:p>
          </table:table-cell>
          <table:table-cell table:style-name="ce752" office:value-type="string" calcext:value-type="string">
            <text:p>作業範囲の最初のフレームを現在のフレームにセット</text:p>
          </table:table-cell>
          <table:table-cell table:style-name="ce768" office:value-type="string" calcext:value-type="string">
            <text:p>Постави го првиот фрејм од работната зона како моментален фрејм</text:p>
          </table:table-cell>
          <table:table-cell table:style-name="ce779" office:value-type="string" calcext:value-type="string">
            <text:p>تعيين الكادر الأول في منطقة العمل إلى الكادر الحالي</text:p>
          </table:table-cell>
          <table:table-cell table:style-name="ce289" table:number-columns-repeated="996"/>
        </table:table-row>
        <table:table-row table:style-name="ro16">
          <table:table-cell table:style-name="ce45" office:value-type="string" calcext:value-type="string">
            <text:p>ToolTip_SetHandlerRight</text:p>
          </table:table-cell>
          <table:table-cell table:style-name="ce339"/>
          <table:table-cell table:style-name="ce429" office:value-type="string" calcext:value-type="string">
            <text:p>Set the Last Frame of Working Zone to the Current Frame</text:p>
          </table:table-cell>
          <table:table-cell table:style-name="ce449" office:value-type="string" calcext:value-type="string">
            <text:p>Positionner la Sortie de la Zone de Travail sur l'Image Courante</text:p>
          </table:table-cell>
          <table:table-cell table:style-name="ce463" office:value-type="string" calcext:value-type="string">
            <text:p>Maak laatste frame van het werkgebied nu het huidige frame</text:p>
          </table:table-cell>
          <table:table-cell table:style-name="ce477" office:value-type="string" calcext:value-type="string">
            <text:p>Ende des Arbeitsbereichs auf die aktuelle Position setzen</text:p>
          </table:table-cell>
          <table:table-cell table:style-name="ce491" office:value-type="string" calcext:value-type="string">
            <text:p>Posicionar la salida de la zona de trabajo sobre la imagen actual</text:p>
          </table:table-cell>
          <table:table-cell table:style-name="ce504" office:value-type="string" calcext:value-type="string">
            <text:p>Ajustar o Último Quadro da Zona de Trabalho pelo Quadro Atual</text:p>
          </table:table-cell>
          <table:table-cell table:style-name="ce521" office:value-type="string" calcext:value-type="string">
            <text:p>Ustaw aktualną klatkę jako ostatnią klatkę Obszaru Roboczego</text:p>
          </table:table-cell>
          <table:table-cell table:style-name="ce535" office:value-type="string" calcext:value-type="string">
            <text:p>Imposta il Fotogramma attuale come ULTIMO fotogramma della Zona Lavoro </text:p>
          </table:table-cell>
          <table:table-cell table:style-name="ce553" office:value-type="string" calcext:value-type="string">
            <text:p>Setaţi <text:s/>sfârşitul zonei de lucru pe cadrul curent </text:p>
          </table:table-cell>
          <table:table-cell table:style-name="ce571" office:value-type="string" calcext:value-type="string">
            <text:p>Aseta työstöjakson viimeinen kuva nykyiseksi kuvaksi</text:p>
          </table:table-cell>
          <table:table-cell table:style-name="ce588" office:value-type="string" calcext:value-type="string">
            <text:p>Sett siste bilde I arbeidssonen til det aktuelle bilde</text:p>
          </table:table-cell>
          <table:table-cell table:style-name="ce602" office:value-type="string" calcext:value-type="string">
            <text:p>设置工作区的最后一帧为当前帧</text:p>
          </table:table-cell>
          <table:table-cell table:style-name="ce614" office:value-type="string" calcext:value-type="string">
            <text:p>Çalışma Alanının Son Karesini Geçerli Kareye Denkleştir</text:p>
          </table:table-cell>
          <table:table-cell table:style-name="ce626" office:value-type="string" calcext:value-type="string">
            <text:p>Τοποθέτηση του Τελευταίου Πλαισίου της Ζώνης Εργασίας στο παρόν Πλαίσιο</text:p>
          </table:table-cell>
          <table:table-cell table:style-name="ce641" office:value-type="string" calcext:value-type="string">
            <text:p>Nustatyti paskutinį kadrą darbinei zonai</text:p>
          </table:table-cell>
          <table:table-cell table:style-name="ce654" office:value-type="string" calcext:value-type="string">
            <text:p>Placera arbetszonens sista bild som nuvarande bild</text:p>
          </table:table-cell>
          <table:table-cell table:style-name="ce666" office:value-type="string" calcext:value-type="string">
            <text:p>Sæt slut på arbejdszone</text:p>
          </table:table-cell>
          <table:table-cell table:style-name="ce677" office:value-type="string" calcext:value-type="string">
            <text:p>Nastavit poslední snímek pracovní oblasti na stávající snímek</text:p>
          </table:table-cell>
          <table:table-cell table:style-name="ce689"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04" office:value-type="string" calcext:value-type="string">
            <text:p>Установить текущий кадр в качестве последнего кадра исследуемого интервала</text:p>
          </table:table-cell>
          <table:table-cell table:style-name="ce716" office:value-type="string" calcext:value-type="string">
            <text:p>Estableix l'últim fotograma de la zona de treball coma <text:s/>fotograma actual</text:p>
          </table:table-cell>
          <table:table-cell table:style-name="ce728" office:value-type="string" calcext:value-type="string">
            <text:p>Postavi poslednji kadar radne zone u trenutni kadar</text:p>
          </table:table-cell>
          <table:table-cell table:style-name="ce740" office:value-type="string" calcext:value-type="string">
            <text:p>Постави последњи кадар радне зоне у тренутни кадар</text:p>
          </table:table-cell>
          <table:table-cell table:style-name="ce752" office:value-type="string" calcext:value-type="string">
            <text:p>作業範囲の最後のフレームを現在のフレームにセット</text:p>
          </table:table-cell>
          <table:table-cell table:style-name="ce768" office:value-type="string" calcext:value-type="string">
            <text:p>Постави го последниот фрејм од работната зона како моментален фрејм</text:p>
          </table:table-cell>
          <table:table-cell table:style-name="ce779" office:value-type="string" calcext:value-type="string">
            <text:p>تعيين الكادر الأخير من منطقة العامل إلى الكادر الحالي</text:p>
          </table:table-cell>
          <table:table-cell table:style-name="ce289" table:number-columns-repeated="996"/>
        </table:table-row>
        <table:table-row table:style-name="ro20">
          <table:table-cell table:style-name="ce45" office:value-type="string" calcext:value-type="string">
            <text:p>ToolTip_ShowComments</text:p>
          </table:table-cell>
          <table:table-cell table:style-name="ce339"/>
          <table:table-cell table:style-name="ce429" office:value-type="string" calcext:value-type="string">
            <text:p>Show Comments</text:p>
          </table:table-cell>
          <table:table-cell table:style-name="ce449" office:value-type="string" calcext:value-type="string">
            <text:p>Montrer les Commentaires</text:p>
          </table:table-cell>
          <table:table-cell table:style-name="ce463" office:value-type="string" calcext:value-type="string">
            <text:p>Toon commentaar</text:p>
          </table:table-cell>
          <table:table-cell table:style-name="ce477" office:value-type="string" calcext:value-type="string">
            <text:p>Zeige Anmerkungen</text:p>
          </table:table-cell>
          <table:table-cell table:style-name="ce491" office:value-type="string" calcext:value-type="string">
            <text:p>Mostrar Comentarios</text:p>
          </table:table-cell>
          <table:table-cell table:style-name="ce504" office:value-type="string" calcext:value-type="string">
            <text:p>Mostrar Comentários</text:p>
          </table:table-cell>
          <table:table-cell table:style-name="ce521" office:value-type="string" calcext:value-type="string">
            <text:p>Pokaż komentarze</text:p>
          </table:table-cell>
          <table:table-cell table:style-name="ce535" office:value-type="string" calcext:value-type="string">
            <text:p>Mostra i Commenti</text:p>
          </table:table-cell>
          <table:table-cell table:style-name="ce553" office:value-type="string" calcext:value-type="string">
            <text:p>Arată comentariile</text:p>
          </table:table-cell>
          <table:table-cell table:style-name="ce571" office:value-type="string" calcext:value-type="string">
            <text:p>Näytä kommentit</text:p>
          </table:table-cell>
          <table:table-cell table:style-name="ce588" office:value-type="string" calcext:value-type="string">
            <text:p>Vis kommentarer</text:p>
          </table:table-cell>
          <table:table-cell table:style-name="ce602" office:value-type="string" calcext:value-type="string">
            <text:p>显示注释</text:p>
          </table:table-cell>
          <table:table-cell table:style-name="ce614" office:value-type="string" calcext:value-type="string">
            <text:p>Yorumları Göster</text:p>
          </table:table-cell>
          <table:table-cell table:style-name="ce626" office:value-type="string" calcext:value-type="string">
            <text:p>Εμφάνιση Σχολίων</text:p>
          </table:table-cell>
          <table:table-cell table:style-name="ce641" office:value-type="string" calcext:value-type="string">
            <text:p>Rodyti komentarus</text:p>
          </table:table-cell>
          <table:table-cell table:style-name="ce653" office:value-type="string" calcext:value-type="string">
            <text:p>Visa kommentarer</text:p>
          </table:table-cell>
          <table:table-cell table:style-name="ce664" office:value-type="string" calcext:value-type="string">
            <text:p>Vis kommentarer</text:p>
          </table:table-cell>
          <table:table-cell table:style-name="ce677" office:value-type="string" calcext:value-type="string">
            <text:p>Ukázat komentář</text:p>
          </table:table-cell>
          <table:table-cell table:style-name="ce689" office:value-type="string" calcext:value-type="string">
            <text:p><text:span text:style-name="T3">주석</text:span><text:span text:style-name="T4"> </text:span><text:span text:style-name="T5">보이기</text:span></text:p>
          </table:table-cell>
          <table:table-cell table:style-name="ce704" office:value-type="string" calcext:value-type="string">
            <text:p>Показать комментарии</text:p>
          </table:table-cell>
          <table:table-cell table:style-name="ce716" office:value-type="string" calcext:value-type="string">
            <text:p>Mostrar els comentaris</text:p>
          </table:table-cell>
          <table:table-cell table:style-name="ce728" office:value-type="string" calcext:value-type="string">
            <text:p>Prikaži komentare</text:p>
          </table:table-cell>
          <table:table-cell table:style-name="ce740" office:value-type="string" calcext:value-type="string">
            <text:p>Прикажи коментаре</text:p>
          </table:table-cell>
          <table:table-cell table:style-name="ce752" office:value-type="string" calcext:value-type="string">
            <text:p>コメントを表示</text:p>
          </table:table-cell>
          <table:table-cell table:style-name="ce768" office:value-type="string" calcext:value-type="string">
            <text:p>Прикажи коментари</text:p>
          </table:table-cell>
          <table:table-cell table:style-name="ce779" office:value-type="string" calcext:value-type="string">
            <text:p>اظهار التعليقات</text:p>
          </table:table-cell>
          <table:table-cell table:style-name="ce289" table:number-columns-repeated="996"/>
        </table:table-row>
        <table:table-row table:style-name="ro18">
          <table:table-cell table:style-name="ce45" office:value-type="string" calcext:value-type="string">
            <text:p>ToolTip_sldrSpeed</text:p>
          </table:table-cell>
          <table:table-cell table:style-name="ce339"/>
          <table:table-cell table:style-name="ce429" office:value-type="string" calcext:value-type="string">
            <text:p>Change Playback Speed</text:p>
          </table:table-cell>
          <table:table-cell table:style-name="ce449" office:value-type="string" calcext:value-type="string">
            <text:p>Varier la Vitesse de Lecture</text:p>
          </table:table-cell>
          <table:table-cell table:style-name="ce463" office:value-type="string" calcext:value-type="string">
            <text:p>Varieer afspeelsnelheid</text:p>
          </table:table-cell>
          <table:table-cell table:style-name="ce477" office:value-type="string" calcext:value-type="string">
            <text:p>Abspielgeschwindigkeit verändern</text:p>
          </table:table-cell>
          <table:table-cell table:style-name="ce491" office:value-type="string" calcext:value-type="string">
            <text:p>Variar la velocidad de lectura</text:p>
          </table:table-cell>
          <table:table-cell table:style-name="ce504" office:value-type="string" calcext:value-type="string">
            <text:p>Variar a Velocidade de Reprodução</text:p>
          </table:table-cell>
          <table:table-cell table:style-name="ce522" office:value-type="string" calcext:value-type="string">
            <text:p>Różna prędkość odtwarzania</text:p>
          </table:table-cell>
          <table:table-cell table:style-name="ce535" office:value-type="string" calcext:value-type="string">
            <text:p>Varia la velocita' di riproduzione</text:p>
          </table:table-cell>
          <table:table-cell table:style-name="ce553" office:value-type="string" calcext:value-type="string">
            <text:p>Modifică viteza de rulare</text:p>
          </table:table-cell>
          <table:table-cell table:style-name="ce571" office:value-type="string" calcext:value-type="string">
            <text:p>Muuntele videon nopeutta</text:p>
          </table:table-cell>
          <table:table-cell table:style-name="ce588" office:value-type="string" calcext:value-type="string">
            <text:p>Endre avspillingshastighet</text:p>
          </table:table-cell>
          <table:table-cell table:style-name="ce602" office:value-type="string" calcext:value-type="string">
            <text:p>变换播放速度</text:p>
          </table:table-cell>
          <table:table-cell table:style-name="ce614" office:value-type="string" calcext:value-type="string">
            <text:p>Oynatma Hızını Değiştir</text:p>
          </table:table-cell>
          <table:table-cell table:style-name="ce626" office:value-type="string" calcext:value-type="string">
            <text:p>Μεταβαλλόμενη Ταχύτητα Αναπαραγωγής</text:p>
          </table:table-cell>
          <table:table-cell table:style-name="ce641" office:value-type="string" calcext:value-type="string">
            <text:p>Keisti <text:s/>peržiūros greitį</text:p>
          </table:table-cell>
          <table:table-cell table:style-name="ce653" office:value-type="string" calcext:value-type="string">
            <text:p>Variera uppspelningshastighet</text:p>
          </table:table-cell>
          <table:table-cell table:style-name="ce664" office:value-type="string" calcext:value-type="string">
            <text:p>Varier afspilningshastighed</text:p>
          </table:table-cell>
          <table:table-cell table:style-name="ce677" office:value-type="string" calcext:value-type="string">
            <text:p>Změnit rychlost přehrávání</text:p>
          </table:table-cell>
          <table:table-cell table:style-name="ce689"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704" office:value-type="string" calcext:value-type="string">
            <text:p>Изменить скорость воспроизведения</text:p>
          </table:table-cell>
          <table:table-cell table:style-name="ce716" office:value-type="string" calcext:value-type="string">
            <text:p>Canviar la velocitat de reproducció</text:p>
          </table:table-cell>
          <table:table-cell table:style-name="ce728" office:value-type="string" calcext:value-type="string">
            <text:p>Promeni brzinu reprodukcije</text:p>
          </table:table-cell>
          <table:table-cell table:style-name="ce740" office:value-type="string" calcext:value-type="string">
            <text:p>Промени брзину репродукције</text:p>
          </table:table-cell>
          <table:table-cell table:style-name="ce764" office:value-type="string" calcext:value-type="string">
            <text:p>再生スピードを変更 </text:p>
          </table:table-cell>
          <table:table-cell table:style-name="ce768" office:value-type="string" calcext:value-type="string">
            <text:p>Промени ја брзината на репродукција</text:p>
          </table:table-cell>
          <table:table-cell table:style-name="ce779" office:value-type="string" calcext:value-type="string">
            <text:p>تغير سرعة العرض</text:p>
          </table:table-cell>
          <table:table-cell table:style-name="ce289" table:number-columns-repeated="996"/>
        </table:table-row>
        <table:table-row table:style-name="ro27">
          <table:table-cell table:style-name="ce45" office:value-type="string" calcext:value-type="string">
            <text:p>ToolTip_SideBySideSnapshot</text:p>
          </table:table-cell>
          <table:table-cell table:style-name="ce339"/>
          <table:table-cell table:style-name="ce429" office:value-type="string" calcext:value-type="string">
            <text:p>Save both images to a composite image</text:p>
          </table:table-cell>
          <table:table-cell table:style-name="ce449" office:value-type="string" calcext:value-type="string">
            <text:p>Enregistrer les deux images dans une image composée</text:p>
          </table:table-cell>
          <table:table-cell table:style-name="ce463" office:value-type="string" calcext:value-type="string">
            <text:p>Bewaar beide beelden in <text:s/>een samengestelde afbeelding</text:p>
          </table:table-cell>
          <table:table-cell table:style-name="ce478" office:value-type="string" calcext:value-type="string">
            <text:p>Beide Bilder in einem Vergleichsbild speichern</text:p>
          </table:table-cell>
          <table:table-cell table:style-name="ce491" office:value-type="string" calcext:value-type="string">
            <text:p>Guardar los dos imagenes en una imagen compuesta</text:p>
          </table:table-cell>
          <table:table-cell table:style-name="ce507" office:value-type="string" calcext:value-type="string">
            <text:p>Salvar ambas as imagens em uma composição de imagem</text:p>
          </table:table-cell>
          <table:table-cell table:style-name="ce522"/>
          <table:table-cell table:style-name="ce535" office:value-type="string" calcext:value-type="string">
            <text:p>Salva entrambe le immagini in una immagine composta</text:p>
          </table:table-cell>
          <table:table-cell table:style-name="ce553" office:value-type="string" calcext:value-type="string">
            <text:p>Salvează ambele imagini într-o imagine mixtă</text:p>
          </table:table-cell>
          <table:table-cell table:style-name="ce571" office:value-type="string" calcext:value-type="string">
            <text:p>Tallenna kummatkin kuvat yhdistelmäkuvaan</text:p>
          </table:table-cell>
          <table:table-cell table:style-name="ce588"/>
          <table:table-cell table:style-name="ce602"/>
          <table:table-cell table:style-name="ce615" office:value-type="string" calcext:value-type="string">
            <text:p>İki imajı kompozit bir imaja kaydet</text:p>
          </table:table-cell>
          <table:table-cell table:style-name="ce627" office:value-type="string" calcext:value-type="string">
            <text:p>Αποθήκευση και των δύο εικόνων σαν μια σύνθετη εικόνα</text:p>
          </table:table-cell>
          <table:table-cell table:style-name="ce641" office:value-type="string" calcext:value-type="string">
            <text:p>Išsaugoti abu paveikslėlius kaip vieną</text:p>
          </table:table-cell>
          <table:table-cell table:style-name="ce653" office:value-type="string" calcext:value-type="string">
            <text:p>Spara båda bilderna till en sammansatt bild</text:p>
          </table:table-cell>
          <table:table-cell table:style-name="ce664" office:value-type="string" calcext:value-type="string">
            <text:p>Gem begge billeder i et sammensat billede</text:p>
          </table:table-cell>
          <table:table-cell table:style-name="ce677" office:value-type="string" calcext:value-type="string">
            <text:p>Uložit oba obrazy do kompozitního videa</text:p>
          </table:table-cell>
          <table:table-cell table:style-name="ce689"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704" office:value-type="string" calcext:value-type="string">
            <text:p>Сохранить составное изображение из двух кадров</text:p>
          </table:table-cell>
          <table:table-cell table:style-name="ce716" office:value-type="string" calcext:value-type="string">
            <text:p>Desar ambdues imatges en una imatge composta</text:p>
          </table:table-cell>
          <table:table-cell table:style-name="ce728" office:value-type="string" calcext:value-type="string">
            <text:p>Sačuvaj obe slike na složenoj slici</text:p>
          </table:table-cell>
          <table:table-cell table:style-name="ce740" office:value-type="string" calcext:value-type="string">
            <text:p>Сачувај обе слике на сложеној слици</text:p>
          </table:table-cell>
          <table:table-cell table:style-name="ce752" office:value-type="string" calcext:value-type="string">
            <text:p>両方のイメージをコンポジットイメージに保存</text:p>
          </table:table-cell>
          <table:table-cell table:style-name="ce768" office:value-type="string" calcext:value-type="string">
            <text:p>Зачувај ги двете слики како композитна слика</text:p>
          </table:table-cell>
          <table:table-cell table:style-name="ce779" office:value-type="string" calcext:value-type="string">
            <text:p>حفظ كل الصور إلى صورة مركبة</text:p>
          </table:table-cell>
          <table:table-cell table:style-name="ce289" table:number-columns-repeated="996"/>
        </table:table-row>
        <table:table-row table:style-name="ro27">
          <table:table-cell table:style-name="ce45" office:value-type="string" calcext:value-type="string">
            <text:p>ToolTip_SideBySideVideo</text:p>
          </table:table-cell>
          <table:table-cell table:style-name="ce339"/>
          <table:table-cell table:style-name="ce429" office:value-type="string" calcext:value-type="string">
            <text:p>Save both videos into a composite video</text:p>
          </table:table-cell>
          <table:table-cell table:style-name="ce449" office:value-type="string" calcext:value-type="string">
            <text:p>Enregistrer les deux vidéos dans une vidéo composée</text:p>
          </table:table-cell>
          <table:table-cell table:style-name="ce463" office:value-type="string" calcext:value-type="string">
            <text:p>Bewaar beide videos in een samengestelde video</text:p>
          </table:table-cell>
          <table:table-cell table:style-name="ce478" office:value-type="string" calcext:value-type="string">
            <text:p>Beide Videos in einem Vergleichsvideo speichern</text:p>
          </table:table-cell>
          <table:table-cell table:style-name="ce491" office:value-type="string" calcext:value-type="string">
            <text:p>Guardar los dos videos en una video compuesto</text:p>
          </table:table-cell>
          <table:table-cell table:style-name="ce507" office:value-type="string" calcext:value-type="string">
            <text:p>Salvar ambos os videos em uma composição de video</text:p>
          </table:table-cell>
          <table:table-cell table:style-name="ce522"/>
          <table:table-cell table:style-name="ce535" office:value-type="string" calcext:value-type="string">
            <text:p>Salva entrambi i video in un video composto</text:p>
          </table:table-cell>
          <table:table-cell table:style-name="ce553" office:value-type="string" calcext:value-type="string">
            <text:p>Salvează ambele fişiere video <text:s/>într-un fişier video mixt</text:p>
          </table:table-cell>
          <table:table-cell table:style-name="ce571" office:value-type="string" calcext:value-type="string">
            <text:p>Tallenna kummatkin videot yhdistelmävideoon</text:p>
          </table:table-cell>
          <table:table-cell table:style-name="ce588"/>
          <table:table-cell table:style-name="ce602"/>
          <table:table-cell table:style-name="ce615" office:value-type="string" calcext:value-type="string">
            <text:p>İki videoyu kompozit bir videoya kaydet</text:p>
          </table:table-cell>
          <table:table-cell table:style-name="ce627" office:value-type="string" calcext:value-type="string">
            <text:p>Αποθήκευση και των δύο βίντεο σαν ένα σύνθετο βίντεο</text:p>
          </table:table-cell>
          <table:table-cell table:style-name="ce641" office:value-type="string" calcext:value-type="string">
            <text:p>Išsaugoti abu vaizdus kaip vieną</text:p>
          </table:table-cell>
          <table:table-cell table:style-name="ce653" office:value-type="string" calcext:value-type="string">
            <text:p>Spara båda videona till en sammansatt video</text:p>
          </table:table-cell>
          <table:table-cell table:style-name="ce664" office:value-type="string" calcext:value-type="string">
            <text:p>Gem begge videoer i en sammensat video</text:p>
          </table:table-cell>
          <table:table-cell table:style-name="ce677" office:value-type="string" calcext:value-type="string">
            <text:p>Uložit obě videa jako kompozitní video</text:p>
          </table:table-cell>
          <table:table-cell table:style-name="ce691"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704" office:value-type="string" calcext:value-type="string">
            <text:p>Сохранить составное видео, включающее два видеоряда</text:p>
          </table:table-cell>
          <table:table-cell table:style-name="ce716" office:value-type="string" calcext:value-type="string">
            <text:p>Desar ambdós vídeos en un vídeo compost</text:p>
          </table:table-cell>
          <table:table-cell table:style-name="ce728" office:value-type="string" calcext:value-type="string">
            <text:p>Sačuvaj oba videa na složenom video zapisu</text:p>
          </table:table-cell>
          <table:table-cell table:style-name="ce740" office:value-type="string" calcext:value-type="string">
            <text:p>Сачувај оба видеа на сложеном видео запису</text:p>
          </table:table-cell>
          <table:table-cell table:style-name="ce752" office:value-type="string" calcext:value-type="string">
            <text:p>両方のビデオをコンポジットビデオに保存</text:p>
          </table:table-cell>
          <table:table-cell table:style-name="ce768" office:value-type="string" calcext:value-type="string">
            <text:p>Зачувај ги двете видеа во композитно видео</text:p>
          </table:table-cell>
          <table:table-cell table:style-name="ce779" office:value-type="string" calcext:value-type="string">
            <text:p>حفظ كلا الفيديوهين في فيديو مركب</text:p>
          </table:table-cell>
          <table:table-cell table:style-name="ce289" table:number-columns-repeated="996"/>
        </table:table-row>
        <table:table-row table:style-name="ro23">
          <table:table-cell table:style-name="ce45" office:value-type="string" calcext:value-type="string">
            <text:p>ToolTip_trkSelection</text:p>
          </table:table-cell>
          <table:table-cell table:style-name="ce339"/>
          <table:table-cell table:style-name="ce429" office:value-type="string" calcext:value-type="string">
            <text:p>Set the Working Zone</text:p>
          </table:table-cell>
          <table:table-cell table:style-name="ce449" office:value-type="string" calcext:value-type="string">
            <text:p>Spécifier la Zone de Travail</text:p>
          </table:table-cell>
          <table:table-cell table:style-name="ce463" office:value-type="string" calcext:value-type="string">
            <text:p>Definieer werkgebied</text:p>
          </table:table-cell>
          <table:table-cell table:style-name="ce477" office:value-type="string" calcext:value-type="string">
            <text:p>Arbeitsbereich markieren</text:p>
          </table:table-cell>
          <table:table-cell table:style-name="ce491" office:value-type="string" calcext:value-type="string">
            <text:p>Especificar el área de trabajo</text:p>
          </table:table-cell>
          <table:table-cell table:style-name="ce504" office:value-type="string" calcext:value-type="string">
            <text:p>Ajustar a Zona de Trabalho</text:p>
          </table:table-cell>
          <table:table-cell table:style-name="ce521" office:value-type="string" calcext:value-type="string">
            <text:p>Ustaw Obszar Roboczy</text:p>
          </table:table-cell>
          <table:table-cell table:style-name="ce535" office:value-type="string" calcext:value-type="string">
            <text:p>Imposta la Zona Lavoro</text:p>
          </table:table-cell>
          <table:table-cell table:style-name="ce553" office:value-type="string" calcext:value-type="string">
            <text:p>Specificaţi zona de lucru</text:p>
          </table:table-cell>
          <table:table-cell table:style-name="ce571" office:value-type="string" calcext:value-type="string">
            <text:p>Aseta työstöjakso</text:p>
          </table:table-cell>
          <table:table-cell table:style-name="ce588" office:value-type="string" calcext:value-type="string">
            <text:p>Marker arbeidsfeltet</text:p>
          </table:table-cell>
          <table:table-cell table:style-name="ce602" office:value-type="string" calcext:value-type="string">
            <text:p>设置工作区</text:p>
          </table:table-cell>
          <table:table-cell table:style-name="ce614" office:value-type="string" calcext:value-type="string">
            <text:p>Çalışma Alanını Ayarla</text:p>
          </table:table-cell>
          <table:table-cell table:style-name="ce626" office:value-type="string" calcext:value-type="string">
            <text:p>Καθορισμός της Ζώνης Εργασίας</text:p>
          </table:table-cell>
          <table:table-cell table:style-name="ce641" office:value-type="string" calcext:value-type="string">
            <text:p>Nustatyti darbine dalį</text:p>
          </table:table-cell>
          <table:table-cell table:style-name="ce653" office:value-type="string" calcext:value-type="string">
            <text:p>Ställ in arbetszonen</text:p>
          </table:table-cell>
          <table:table-cell table:style-name="ce666" office:value-type="string" calcext:value-type="string">
            <text:p>Flyt Start/Slut for arbejdszonen</text:p>
          </table:table-cell>
          <table:table-cell table:style-name="ce677" office:value-type="string" calcext:value-type="string">
            <text:p>Nastavit pracovní oblast</text:p>
          </table:table-cell>
          <table:table-cell table:style-name="ce689"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704" office:value-type="string" calcext:value-type="string">
            <text:p>Установить исследуемый интервал</text:p>
          </table:table-cell>
          <table:table-cell table:style-name="ce716" office:value-type="string" calcext:value-type="string">
            <text:p>Establir la zona de treball</text:p>
          </table:table-cell>
          <table:table-cell table:style-name="ce728" office:value-type="string" calcext:value-type="string">
            <text:p>Postavi radnu zonu</text:p>
          </table:table-cell>
          <table:table-cell table:style-name="ce740" office:value-type="string" calcext:value-type="string">
            <text:p>Постави радну зону</text:p>
          </table:table-cell>
          <table:table-cell table:style-name="ce752" office:value-type="string" calcext:value-type="string">
            <text:p>作業範囲を設定</text:p>
          </table:table-cell>
          <table:table-cell table:style-name="ce768" office:value-type="string" calcext:value-type="string">
            <text:p>Прилагоди ја работната зона</text:p>
          </table:table-cell>
          <table:table-cell table:style-name="ce779" office:value-type="string" calcext:value-type="string">
            <text:p>اعداد منطقة العمل</text:p>
          </table:table-cell>
          <table:table-cell table:style-name="ce289" table:number-columns-repeated="996"/>
        </table:table-row>
        <table:table-row table:style-name="ro20">
          <table:table-cell table:style-name="ce45" office:value-type="string" calcext:value-type="string">
            <text:p>VideoFilterEdgesOnly_FriendlyName</text:p>
          </table:table-cell>
          <table:table-cell table:style-name="ce339"/>
          <table:table-cell table:style-name="ce429" office:value-type="string" calcext:value-type="string">
            <text:p>Edges Only...</text:p>
          </table:table-cell>
          <table:table-cell table:style-name="ce449" office:value-type="string" calcext:value-type="string">
            <text:p>Contours Seulement...</text:p>
          </table:table-cell>
          <table:table-cell table:style-name="ce463" office:value-type="string" calcext:value-type="string">
            <text:p>Randen alleen…</text:p>
          </table:table-cell>
          <table:table-cell table:style-name="ce477" office:value-type="string" calcext:value-type="string">
            <text:p>Nur Videoränder...</text:p>
          </table:table-cell>
          <table:table-cell table:style-name="ce491" office:value-type="string" calcext:value-type="string">
            <text:p>Contornos Solamente...</text:p>
          </table:table-cell>
          <table:table-cell table:style-name="ce504" office:value-type="string" calcext:value-type="string">
            <text:p>Apenas Bordas...</text:p>
          </table:table-cell>
          <table:table-cell table:style-name="ce521" office:value-type="string" calcext:value-type="string">
            <text:p>Tylko krawędzie...</text:p>
          </table:table-cell>
          <table:table-cell table:style-name="ce535" office:value-type="string" calcext:value-type="string">
            <text:p>Solo Contorni...</text:p>
          </table:table-cell>
          <table:table-cell table:style-name="ce553" office:value-type="string" calcext:value-type="string">
            <text:p>Doar marginile...</text:p>
          </table:table-cell>
          <table:table-cell table:style-name="ce571" office:value-type="string" calcext:value-type="string">
            <text:p>Vain rajat...</text:p>
          </table:table-cell>
          <table:table-cell table:style-name="ce588" office:value-type="string" calcext:value-type="string">
            <text:p>Kun kanter...</text:p>
          </table:table-cell>
          <table:table-cell table:style-name="ce602" office:value-type="string" calcext:value-type="string">
            <text:p>只显示边缘...</text:p>
          </table:table-cell>
          <table:table-cell table:style-name="ce614" office:value-type="string" calcext:value-type="string">
            <text:p>Sadece Kenarlar...</text:p>
          </table:table-cell>
          <table:table-cell table:style-name="ce626" office:value-type="string" calcext:value-type="string">
            <text:p>Μόνο οι Άκρες…</text:p>
          </table:table-cell>
          <table:table-cell table:style-name="ce641" office:value-type="string" calcext:value-type="string">
            <text:p>Tik kraštai...</text:p>
          </table:table-cell>
          <table:table-cell table:style-name="ce653" office:value-type="string" calcext:value-type="string">
            <text:p>Endast kanter...</text:p>
          </table:table-cell>
          <table:table-cell table:style-name="ce664" office:value-type="string" calcext:value-type="string">
            <text:p>Kun kanter…</text:p>
          </table:table-cell>
          <table:table-cell table:style-name="ce677" office:value-type="string" calcext:value-type="string">
            <text:p>Pouze okraje…</text:p>
          </table:table-cell>
          <table:table-cell table:style-name="ce691" office:value-type="string" calcext:value-type="string">
            <text:p>윤곽만…</text:p>
          </table:table-cell>
          <table:table-cell table:style-name="ce704" office:value-type="string" calcext:value-type="string">
            <text:p>Только края…</text:p>
          </table:table-cell>
          <table:table-cell table:style-name="ce716" office:value-type="string" calcext:value-type="string">
            <text:p>Només contorns...</text:p>
          </table:table-cell>
          <table:table-cell table:style-name="ce728" office:value-type="string" calcext:value-type="string">
            <text:p>Samo ivice ...</text:p>
          </table:table-cell>
          <table:table-cell table:style-name="ce740" office:value-type="string" calcext:value-type="string">
            <text:p>Само ивице ...</text:p>
          </table:table-cell>
          <table:table-cell table:style-name="ce753" office:value-type="string" calcext:value-type="string">
            <text:p><text:span text:style-name="T15">エッジのみ</text:span><text:span text:style-name="T16">…</text:span></text:p>
          </table:table-cell>
          <table:table-cell table:style-name="ce768" office:value-type="string" calcext:value-type="string">
            <text:p>Само рабови...</text:p>
          </table:table-cell>
          <table:table-cell table:style-name="ce779" office:value-type="string" calcext:value-type="string">
            <text:p>حواف فقط ...</text:p>
          </table:table-cell>
          <table:table-cell table:style-name="ce289" table:number-columns-repeated="996"/>
        </table:table-row>
        <table:table-row table:style-name="ro23">
          <table:table-cell table:style-name="ce45" office:value-type="string" calcext:value-type="string">
            <text:p>VideoFilterAutoLevels_FriendlyName</text:p>
          </table:table-cell>
          <table:table-cell table:style-name="ce339"/>
          <table:table-cell table:style-name="ce429" office:value-type="string" calcext:value-type="string">
            <text:p>Auto Levels...</text:p>
          </table:table-cell>
          <table:table-cell table:style-name="ce449" office:value-type="string" calcext:value-type="string">
            <text:p>Niveaux Automatiques...</text:p>
          </table:table-cell>
          <table:table-cell table:style-name="ce463" office:value-type="string" calcext:value-type="string">
            <text:p>Automatische niveaubepaling</text:p>
          </table:table-cell>
          <table:table-cell table:style-name="ce477" office:value-type="string" calcext:value-type="string">
            <text:p>Automatisch</text:p>
          </table:table-cell>
          <table:table-cell table:style-name="ce491" office:value-type="string" calcext:value-type="string">
            <text:p>Niveles automáticos...</text:p>
          </table:table-cell>
          <table:table-cell table:style-name="ce504" office:value-type="string" calcext:value-type="string">
            <text:p>Niveis automáticos...</text:p>
          </table:table-cell>
          <table:table-cell table:style-name="ce521"/>
          <table:table-cell table:style-name="ce535" office:value-type="string" calcext:value-type="string">
            <text:p>Livelli automatici...</text:p>
          </table:table-cell>
          <table:table-cell table:style-name="ce553" office:value-type="string" calcext:value-type="string">
            <text:p>Nivele Automate...</text:p>
          </table:table-cell>
          <table:table-cell table:style-name="ce571" office:value-type="string" calcext:value-type="string">
            <text:p>Automaattiset tasot...</text:p>
          </table:table-cell>
          <table:table-cell table:style-name="ce588" office:value-type="string" calcext:value-type="string">
            <text:p>Auto levels...</text:p>
          </table:table-cell>
          <table:table-cell table:style-name="ce602" office:value-type="string" calcext:value-type="string">
            <text:p>自动对准...</text:p>
          </table:table-cell>
          <table:table-cell table:style-name="ce614" office:value-type="string" calcext:value-type="string">
            <text:p>Oto Seviye...</text:p>
          </table:table-cell>
          <table:table-cell table:style-name="ce626" office:value-type="string" calcext:value-type="string">
            <text:p>Αυτόματα Επίπεδα…</text:p>
          </table:table-cell>
          <table:table-cell table:style-name="ce641" office:value-type="string" calcext:value-type="string">
            <text:p>Automatinis lygis...</text:p>
          </table:table-cell>
          <table:table-cell table:style-name="ce653" office:value-type="string" calcext:value-type="string">
            <text:p>Automatisk Nivåavkänning...</text:p>
          </table:table-cell>
          <table:table-cell table:style-name="ce664" office:value-type="string" calcext:value-type="string">
            <text:p>Auto niveauer…</text:p>
          </table:table-cell>
          <table:table-cell table:style-name="ce677" office:value-type="string" calcext:value-type="string">
            <text:p>Automatické nastavení</text:p>
          </table:table-cell>
          <table:table-cell table:style-name="ce689" office:value-type="string" calcext:value-type="string">
            <text:p><text:span text:style-name="T3">자동</text:span><text:span text:style-name="T4"> </text:span><text:span text:style-name="T5">수준</text:span><text:span text:style-name="T4">…</text:span></text:p>
          </table:table-cell>
          <table:table-cell table:style-name="ce704" office:value-type="string" calcext:value-type="string">
            <text:p>Автоуровни…</text:p>
          </table:table-cell>
          <table:table-cell table:style-name="ce716" office:value-type="string" calcext:value-type="string">
            <text:p>Nivells Automàtics</text:p>
          </table:table-cell>
          <table:table-cell table:style-name="ce728" office:value-type="string" calcext:value-type="string">
            <text:p>Automatsko podešavnje nivoa...</text:p>
          </table:table-cell>
          <table:table-cell table:style-name="ce740" office:value-type="string" calcext:value-type="string">
            <text:p>Аутоматско подешавње нивоа...</text:p>
          </table:table-cell>
          <table:table-cell table:style-name="ce753" office:value-type="string" calcext:value-type="string">
            <text:p><text:span text:style-name="T15">オートレベル</text:span><text:span text:style-name="T16">…</text:span></text:p>
          </table:table-cell>
          <table:table-cell table:style-name="ce768" office:value-type="string" calcext:value-type="string">
            <text:p>Автоматско прилагодување на нивото...</text:p>
          </table:table-cell>
          <table:table-cell table:style-name="ce779" office:value-type="string" calcext:value-type="string">
            <text:p>مستويات تلقائية...</text:p>
          </table:table-cell>
          <table:table-cell table:style-name="ce289" table:number-columns-repeated="996"/>
        </table:table-row>
        <table:table-row table:style-name="ro20">
          <table:table-cell table:style-name="ce45" office:value-type="string" calcext:value-type="string">
            <text:p>VideoFilterSharpen_FriendlyName</text:p>
          </table:table-cell>
          <table:table-cell table:style-name="ce339"/>
          <table:table-cell table:style-name="ce429" office:value-type="string" calcext:value-type="string">
            <text:p>Sharpen...</text:p>
          </table:table-cell>
          <table:table-cell table:style-name="ce449" office:value-type="string" calcext:value-type="string">
            <text:p>Renforcement des Contours...</text:p>
          </table:table-cell>
          <table:table-cell table:style-name="ce463" office:value-type="string" calcext:value-type="string">
            <text:p>Verscherp…</text:p>
          </table:table-cell>
          <table:table-cell table:style-name="ce477" office:value-type="string" calcext:value-type="string">
            <text:p>Scharfzeichnen...</text:p>
          </table:table-cell>
          <table:table-cell table:style-name="ce491" office:value-type="string" calcext:value-type="string">
            <text:p>Fortalecimiento de contornos…</text:p>
          </table:table-cell>
          <table:table-cell table:style-name="ce504" office:value-type="string" calcext:value-type="string">
            <text:p>Nitidez...</text:p>
          </table:table-cell>
          <table:table-cell table:style-name="ce521" office:value-type="string" calcext:value-type="string">
            <text:p>Wyostrz...</text:p>
          </table:table-cell>
          <table:table-cell table:style-name="ce535" office:value-type="string" calcext:value-type="string">
            <text:p>Nitidezza...</text:p>
          </table:table-cell>
          <table:table-cell table:style-name="ce553" office:value-type="string" calcext:value-type="string">
            <text:p>Accentuare de contururi...</text:p>
          </table:table-cell>
          <table:table-cell table:style-name="ce571" office:value-type="string" calcext:value-type="string">
            <text:p>Tarkenna...</text:p>
          </table:table-cell>
          <table:table-cell table:style-name="ce588" office:value-type="string" calcext:value-type="string">
            <text:p>Skarp opp</text:p>
          </table:table-cell>
          <table:table-cell table:style-name="ce602" office:value-type="string" calcext:value-type="string">
            <text:p>锐化...</text:p>
          </table:table-cell>
          <table:table-cell table:style-name="ce614" office:value-type="string" calcext:value-type="string">
            <text:p>Keskinleştir...</text:p>
          </table:table-cell>
          <table:table-cell table:style-name="ce626" office:value-type="string" calcext:value-type="string">
            <text:p>Όξυνση…</text:p>
          </table:table-cell>
          <table:table-cell table:style-name="ce641" office:value-type="string" calcext:value-type="string">
            <text:p>Ryškumas...</text:p>
          </table:table-cell>
          <table:table-cell table:style-name="ce653" office:value-type="string" calcext:value-type="string">
            <text:p>Skärpa...</text:p>
          </table:table-cell>
          <table:table-cell table:style-name="ce664" office:value-type="string" calcext:value-type="string">
            <text:p>Gør skarp…</text:p>
          </table:table-cell>
          <table:table-cell table:style-name="ce677" office:value-type="string" calcext:value-type="string">
            <text:p>Zaostřit…</text:p>
          </table:table-cell>
          <table:table-cell table:style-name="ce689" office:value-type="string" calcext:value-type="string">
            <text:p><text:span text:style-name="T3">날카롭게</text:span><text:span text:style-name="T4">..</text:span></text:p>
          </table:table-cell>
          <table:table-cell table:style-name="ce704" office:value-type="string" calcext:value-type="string">
            <text:p>Резкость…</text:p>
          </table:table-cell>
          <table:table-cell table:style-name="ce716" office:value-type="string" calcext:value-type="string">
            <text:p>Ressalta els contorns</text:p>
          </table:table-cell>
          <table:table-cell table:style-name="ce728" office:value-type="string" calcext:value-type="string">
            <text:p>Izoštravanje...</text:p>
          </table:table-cell>
          <table:table-cell table:style-name="ce740" office:value-type="string" calcext:value-type="string">
            <text:p>Изоштравање...</text:p>
          </table:table-cell>
          <table:table-cell table:style-name="ce753" office:value-type="string" calcext:value-type="string">
            <text:p><text:span text:style-name="T15">鮮明化</text:span><text:span text:style-name="T16">…</text:span></text:p>
          </table:table-cell>
          <table:table-cell table:style-name="ce768" office:value-type="string" calcext:value-type="string">
            <text:p>Изострување...</text:p>
          </table:table-cell>
          <table:table-cell table:style-name="ce779" office:value-type="string" calcext:value-type="string">
            <text:p>حدة الوضوح...</text:p>
          </table:table-cell>
          <table:table-cell table:style-name="ce289" table:number-columns-repeated="996"/>
        </table:table-row>
        <table:table-row table:style-name="ro20">
          <table:table-cell table:style-name="ce45" office:value-type="string" calcext:value-type="string">
            <text:p>VideoFilterMosaic_FriendlyName</text:p>
          </table:table-cell>
          <table:table-cell table:style-name="ce339"/>
          <table:table-cell table:style-name="ce429" office:value-type="string" calcext:value-type="string">
            <text:p>Overview...</text:p>
          </table:table-cell>
          <table:table-cell table:style-name="ce449" office:value-type="string" calcext:value-type="string">
            <text:p>Vue d'ensemble...</text:p>
          </table:table-cell>
          <table:table-cell table:style-name="ce463" office:value-type="string" calcext:value-type="string">
            <text:p>Overzicht…</text:p>
          </table:table-cell>
          <table:table-cell table:style-name="ce477" office:value-type="string" calcext:value-type="string">
            <text:p>Übersicht</text:p>
          </table:table-cell>
          <table:table-cell table:style-name="ce491" office:value-type="string" calcext:value-type="string">
            <text:p>Resumen</text:p>
          </table:table-cell>
          <table:table-cell table:style-name="ce507" office:value-type="string" calcext:value-type="string">
            <text:p>Visão geral...</text:p>
          </table:table-cell>
          <table:table-cell table:style-name="ce521"/>
          <table:table-cell table:style-name="ce535" office:value-type="string" calcext:value-type="string">
            <text:p>Panoramica...</text:p>
          </table:table-cell>
          <table:table-cell table:style-name="ce553" office:value-type="string" calcext:value-type="string">
            <text:p>Privire de ansamblu</text:p>
          </table:table-cell>
          <table:table-cell table:style-name="ce571" office:value-type="string" calcext:value-type="string">
            <text:p>Katsaus...</text:p>
          </table:table-cell>
          <table:table-cell table:style-name="ce590" office:value-type="string" calcext:value-type="string">
            <text:p>Oversikt…</text:p>
          </table:table-cell>
          <table:table-cell table:style-name="ce602" office:value-type="string" calcext:value-type="string">
            <text:p>马赛克...</text:p>
          </table:table-cell>
          <table:table-cell table:style-name="ce614" office:value-type="string" calcext:value-type="string">
            <text:p>Göz Atma...</text:p>
          </table:table-cell>
          <table:table-cell table:style-name="ce626" office:value-type="string" calcext:value-type="string">
            <text:p>Περίληψη…</text:p>
          </table:table-cell>
          <table:table-cell table:style-name="ce641" office:value-type="string" calcext:value-type="string">
            <text:p>Apžvalga...</text:p>
          </table:table-cell>
          <table:table-cell table:style-name="ce653" office:value-type="string" calcext:value-type="string">
            <text:p>Översikt...</text:p>
          </table:table-cell>
          <table:table-cell table:style-name="ce664" office:value-type="string" calcext:value-type="string">
            <text:p>Overblik…</text:p>
          </table:table-cell>
          <table:table-cell table:style-name="ce677" office:value-type="string" calcext:value-type="string">
            <text:p>Celkový přehled</text:p>
          </table:table-cell>
          <table:table-cell table:style-name="ce689" office:value-type="string" calcext:value-type="string">
            <text:p><text:span text:style-name="T3">개관(overview)</text:span><text:span text:style-name="T4">…</text:span></text:p>
          </table:table-cell>
          <table:table-cell table:style-name="ce704" office:value-type="string" calcext:value-type="string">
            <text:p>Раскадровка…</text:p>
          </table:table-cell>
          <table:table-cell table:style-name="ce716" office:value-type="string" calcext:value-type="string">
            <text:p>Resum...</text:p>
          </table:table-cell>
          <table:table-cell table:style-name="ce728" office:value-type="string" calcext:value-type="string">
            <text:p>Pregled...</text:p>
          </table:table-cell>
          <table:table-cell table:style-name="ce740" office:value-type="string" calcext:value-type="string">
            <text:p>Преглед...</text:p>
          </table:table-cell>
          <table:table-cell table:style-name="ce753" office:value-type="string" calcext:value-type="string">
            <text:p><text:span text:style-name="T15">概要</text:span><text:span text:style-name="T16">…</text:span></text:p>
          </table:table-cell>
          <table:table-cell table:style-name="ce768" office:value-type="string" calcext:value-type="string">
            <text:p>Преглед...</text:p>
          </table:table-cell>
          <table:table-cell table:style-name="ce779" office:value-type="string" calcext:value-type="string">
            <text:p>نظرة عامة...</text:p>
          </table:table-cell>
          <table:table-cell table:style-name="ce289" table:number-columns-repeated="996"/>
        </table:table-row>
        <table:table-row table:style-name="ro20">
          <table:table-cell table:style-name="ce45" office:value-type="string" calcext:value-type="string">
            <text:p>VideoFilterReverse_FriendlyName</text:p>
          </table:table-cell>
          <table:table-cell table:style-name="ce339"/>
          <table:table-cell table:style-name="ce429" office:value-type="string" calcext:value-type="string">
            <text:p>Reverse...</text:p>
          </table:table-cell>
          <table:table-cell table:style-name="ce449" office:value-type="string" calcext:value-type="string">
            <text:p>Inverse...</text:p>
          </table:table-cell>
          <table:table-cell table:style-name="ce463" office:value-type="string" calcext:value-type="string">
            <text:p>Keer om….</text:p>
          </table:table-cell>
          <table:table-cell table:style-name="ce477" office:value-type="string" calcext:value-type="string">
            <text:p>Invers</text:p>
          </table:table-cell>
          <table:table-cell table:style-name="ce491" office:value-type="string" calcext:value-type="string">
            <text:p>Invertido...</text:p>
          </table:table-cell>
          <table:table-cell table:style-name="ce504" office:value-type="string" calcext:value-type="string">
            <text:p>Reverso...</text:p>
          </table:table-cell>
          <table:table-cell table:style-name="ce521"/>
          <table:table-cell table:style-name="ce535" office:value-type="string" calcext:value-type="string">
            <text:p>A ritroso...</text:p>
          </table:table-cell>
          <table:table-cell table:style-name="ce553" office:value-type="string" calcext:value-type="string">
            <text:p>Inversează...</text:p>
          </table:table-cell>
          <table:table-cell table:style-name="ce571" office:value-type="string" calcext:value-type="string">
            <text:p>Käänteinen...</text:p>
          </table:table-cell>
          <table:table-cell table:style-name="ce588" office:value-type="string" calcext:value-type="string">
            <text:p>Inverter</text:p>
          </table:table-cell>
          <table:table-cell table:style-name="ce602" office:value-type="string" calcext:value-type="string">
            <text:p>反向...</text:p>
          </table:table-cell>
          <table:table-cell table:style-name="ce614" office:value-type="string" calcext:value-type="string">
            <text:p>Geri...</text:p>
          </table:table-cell>
          <table:table-cell table:style-name="ce626" office:value-type="string" calcext:value-type="string">
            <text:p>Αντιστροφή…</text:p>
          </table:table-cell>
          <table:table-cell table:style-name="ce641" office:value-type="string" calcext:value-type="string">
            <text:p>Reversas...</text:p>
          </table:table-cell>
          <table:table-cell table:style-name="ce653" office:value-type="string" calcext:value-type="string">
            <text:p>Invertera...</text:p>
          </table:table-cell>
          <table:table-cell table:style-name="ce666" office:value-type="string" calcext:value-type="string">
            <text:p>Omvendt rækkefølge…</text:p>
          </table:table-cell>
          <table:table-cell table:style-name="ce677" office:value-type="string" calcext:value-type="string">
            <text:p>Zpětné přehrávání…</text:p>
          </table:table-cell>
          <table:table-cell table:style-name="ce689" office:value-type="string" calcext:value-type="string">
            <text:p><text:span text:style-name="T3">반대(reverse)</text:span><text:span text:style-name="T4">…</text:span></text:p>
          </table:table-cell>
          <table:table-cell table:style-name="ce704" office:value-type="string" calcext:value-type="string">
            <text:p>Реверс…</text:p>
          </table:table-cell>
          <table:table-cell table:style-name="ce716" office:value-type="string" calcext:value-type="string">
            <text:p>Inverteix</text:p>
          </table:table-cell>
          <table:table-cell table:style-name="ce728" office:value-type="string" calcext:value-type="string">
            <text:p>Inverzija...</text:p>
          </table:table-cell>
          <table:table-cell table:style-name="ce740" office:value-type="string" calcext:value-type="string">
            <text:p>Инверзија...</text:p>
          </table:table-cell>
          <table:table-cell table:style-name="ce753" office:value-type="string" calcext:value-type="string">
            <text:p><text:span text:style-name="T15">逆再生</text:span><text:span text:style-name="T16">…</text:span></text:p>
          </table:table-cell>
          <table:table-cell table:style-name="ce768" office:value-type="string" calcext:value-type="string">
            <text:p>Обратно...</text:p>
          </table:table-cell>
          <table:table-cell table:style-name="ce779" office:value-type="string" calcext:value-type="string">
            <text:p>عكسي...</text:p>
          </table:table-cell>
          <table:table-cell table:style-name="ce289" table:number-columns-repeated="996"/>
        </table:table-row>
        <table:table-row table:style-name="ro23">
          <table:table-cell table:style-name="ce45" office:value-type="string" calcext:value-type="string">
            <text:p>VideoFilterContrast_FriendlyName</text:p>
          </table:table-cell>
          <table:table-cell table:style-name="ce339"/>
          <table:table-cell table:style-name="ce429" office:value-type="string" calcext:value-type="string">
            <text:p>Auto Contrast...</text:p>
          </table:table-cell>
          <table:table-cell table:style-name="ce449" office:value-type="string" calcext:value-type="string">
            <text:p>Contraste Automatique...</text:p>
          </table:table-cell>
          <table:table-cell table:style-name="ce463" office:value-type="string" calcext:value-type="string">
            <text:p>Automatisch contrast…</text:p>
          </table:table-cell>
          <table:table-cell table:style-name="ce477" office:value-type="string" calcext:value-type="string">
            <text:p>Autokontrast...</text:p>
          </table:table-cell>
          <table:table-cell table:style-name="ce491" office:value-type="string" calcext:value-type="string">
            <text:p>Contraste...</text:p>
          </table:table-cell>
          <table:table-cell table:style-name="ce504" office:value-type="string" calcext:value-type="string">
            <text:p>Contraste Automático...</text:p>
          </table:table-cell>
          <table:table-cell table:style-name="ce521" office:value-type="string" calcext:value-type="string">
            <text:p>Kontrast...</text:p>
          </table:table-cell>
          <table:table-cell table:style-name="ce535" office:value-type="string" calcext:value-type="string">
            <text:p>Contrasto automatico...</text:p>
          </table:table-cell>
          <table:table-cell table:style-name="ce553" office:value-type="string" calcext:value-type="string">
            <text:p>Contrast automat...</text:p>
          </table:table-cell>
          <table:table-cell table:style-name="ce571" office:value-type="string" calcext:value-type="string">
            <text:p>Automaattinen tarkennus...</text:p>
          </table:table-cell>
          <table:table-cell table:style-name="ce588" office:value-type="string" calcext:value-type="string">
            <text:p>Auto kontrast...</text:p>
          </table:table-cell>
          <table:table-cell table:style-name="ce602" office:value-type="string" calcext:value-type="string">
            <text:p>自动对比度...</text:p>
          </table:table-cell>
          <table:table-cell table:style-name="ce614" office:value-type="string" calcext:value-type="string">
            <text:p>Oto Kontrast...</text:p>
          </table:table-cell>
          <table:table-cell table:style-name="ce626" office:value-type="string" calcext:value-type="string">
            <text:p>Αυτόματη Αντίθεση...</text:p>
          </table:table-cell>
          <table:table-cell table:style-name="ce641" office:value-type="string" calcext:value-type="string">
            <text:p>Automatinis kontrastas...</text:p>
          </table:table-cell>
          <table:table-cell table:style-name="ce653" office:value-type="string" calcext:value-type="string">
            <text:p>Automatisk kontrast...</text:p>
          </table:table-cell>
          <table:table-cell table:style-name="ce664" office:value-type="string" calcext:value-type="string">
            <text:p>Auto kontrast…</text:p>
          </table:table-cell>
          <table:table-cell table:style-name="ce677" office:value-type="string" calcext:value-type="string">
            <text:p>Auto kontrast….</text:p>
          </table:table-cell>
          <table:table-cell table:style-name="ce689" office:value-type="string" calcext:value-type="string">
            <text:p><text:span text:style-name="T3">자동</text:span><text:span text:style-name="T4"> </text:span><text:span text:style-name="T5">대비</text:span><text:span text:style-name="T4">…</text:span></text:p>
          </table:table-cell>
          <table:table-cell table:style-name="ce704" office:value-type="string" calcext:value-type="string">
            <text:p>Авто контраст…</text:p>
          </table:table-cell>
          <table:table-cell table:style-name="ce716" office:value-type="string" calcext:value-type="string">
            <text:p>Contrast Automàtic</text:p>
          </table:table-cell>
          <table:table-cell table:style-name="ce728" office:value-type="string" calcext:value-type="string">
            <text:p>Automatsko podešavanje kontrasta...</text:p>
          </table:table-cell>
          <table:table-cell table:style-name="ce740" office:value-type="string" calcext:value-type="string">
            <text:p>Аутоматско подешавање контраста...</text:p>
          </table:table-cell>
          <table:table-cell table:style-name="ce753" office:value-type="string" calcext:value-type="string">
            <text:p><text:span text:style-name="T15">オートコントラスト</text:span><text:span text:style-name="T16">…</text:span></text:p>
          </table:table-cell>
          <table:table-cell table:style-name="ce768" office:value-type="string" calcext:value-type="string">
            <text:p>Автоматско прилагодување на контрастот...</text:p>
          </table:table-cell>
          <table:table-cell table:style-name="ce779" office:value-type="string" calcext:value-type="string">
            <text:p>تباين تلقائي...</text:p>
          </table:table-cell>
          <table:table-cell table:style-name="ce289" table:number-columns-repeated="996"/>
        </table:table-row>
        <table:table-row table:style-name="ro6" table:number-rows-repeated="64993">
          <table:table-cell table:style-name="ce422"/>
          <table:table-cell/>
          <table:table-cell table:style-name="ce445"/>
          <table:table-cell table:style-name="ce422"/>
          <table:table-cell table:number-columns-repeated="2"/>
          <table:table-cell table:style-name="ce500"/>
          <table:table-cell table:style-name="ce517"/>
          <table:table-cell/>
          <table:table-cell table:style-name="ce549"/>
          <table:table-cell/>
          <table:table-cell table:style-name="ce584"/>
          <table:table-cell table:number-columns-repeated="1012"/>
        </table:table-row>
        <table:table-row table:style-name="ro6" table:number-rows-repeated="32">
          <table:table-cell table:style-name="ce422"/>
          <table:table-cell/>
          <table:table-cell table:style-name="ce445"/>
          <table:table-cell table:style-name="ce422"/>
          <table:table-cell table:number-columns-repeated="2"/>
          <table:table-cell table:style-name="ce500"/>
          <table:table-cell table:style-name="ce517"/>
          <table:table-cell table:number-columns-repeated="3"/>
          <table:table-cell table:style-name="ce584"/>
          <table:table-cell table:number-columns-repeated="1012"/>
        </table:table-row>
        <table:table-row table:style-name="ro6" table:number-rows-repeated="983185">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65 ScreenManagerLang.C357:ScreenManagerLang.AA365 ScreenManagerLang.C356:ScreenManagerLang.Y356 ScreenManagerLang.AA356:ScreenManagerLang.AA356 ScreenManagerLang.C234:ScreenManagerLang.AA355 ScreenManagerLang.C232:ScreenManagerLang.F233 ScreenManagerLang.H232:ScreenManagerLang.AA233 ScreenManagerLang.E204:ScreenManagerLang.AA231 ScreenManagerLang.C69:ScreenManagerLang.D106 ScreenManagerLang.D204:ScreenManagerLang.D231 ScreenManagerLang.D181:ScreenManagerLang.AA197 ScreenManagerLang.C120:ScreenManagerLang.C125 ScreenManagerLang.C204:ScreenManagerLang.C231 ScreenManagerLang.C128:ScreenManagerLang.C197 ScreenManagerLang.F177:ScreenManagerLang.AA180 ScreenManagerLang.C109:ScreenManagerLang.D119 ScreenManagerLang.D177:ScreenManagerLang.E180 ScreenManagerLang.D120:ScreenManagerLang.D175 ScreenManagerLang.E66:ScreenManagerLang.AA176">
            <calcext:condition calcext:apply-style-name="Missing translation" calcext:value="=0" calcext:base-cell-address="ScreenManagerLang.C3"/>
          </calcext:conditional-format>
          <calcext:conditional-format calcext:target-range-address="ScreenManagerLang.C198:ScreenManagerLang.AA198">
            <calcext:condition calcext:apply-style-name="Missing translation" calcext:value="=0" calcext:base-cell-address="ScreenManagerLang.C198"/>
          </calcext:conditional-format>
          <calcext:conditional-format calcext:target-range-address="ScreenManagerLang.C199:ScreenManagerLang.AA199">
            <calcext:condition calcext:apply-style-name="Missing translation" calcext:value="=0" calcext:base-cell-address="ScreenManagerLang.C199"/>
          </calcext:conditional-format>
          <calcext:conditional-format calcext:target-range-address="ScreenManagerLang.C201:ScreenManagerLang.AA201">
            <calcext:condition calcext:apply-style-name="Missing translation" calcext:value="=0" calcext:base-cell-address="ScreenManagerLang.C201"/>
          </calcext:conditional-format>
          <calcext:conditional-format calcext:target-range-address="ScreenManagerLang.C200:ScreenManagerLang.AA200">
            <calcext:condition calcext:apply-style-name="Missing translation" calcext:value="=0" calcext:base-cell-address="ScreenManagerLang.C200"/>
          </calcext:conditional-format>
          <calcext:conditional-format calcext:target-range-address="ScreenManagerLang.C202:ScreenManagerLang.AA202">
            <calcext:condition calcext:apply-style-name="Missing translation" calcext:value="=0" calcext:base-cell-address="ScreenManagerLang.C202"/>
          </calcext:conditional-format>
          <calcext:conditional-format calcext:target-range-address="ScreenManagerLang.C203:ScreenManagerLang.AA203">
            <calcext:condition calcext:apply-style-name="Missing translation" calcext:value="=0" calcext:base-cell-address="ScreenManagerLang.C203"/>
          </calcext:conditional-format>
          <calcext:conditional-format calcext:target-range-address="ScreenManagerLang.D176:ScreenManagerLang.D176">
            <calcext:condition calcext:apply-style-name="Missing translation" calcext:value="=0" calcext:base-cell-address="ScreenManagerLang.D176"/>
          </calcext:conditional-format>
          <calcext:conditional-format calcext:target-range-address="ScreenManagerLang.AB205:ScreenManagerLang.AB365 ScreenManagerLang.AB3:ScreenManagerLang.AB203">
            <calcext:condition calcext:apply-style-name="cf2" calcext:value="=0" calcext:base-cell-address="ScreenManagerLang.AB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00/00/0000</text:date>, <text:time style:data-style-name="N2" text:time-value="09:45:47.59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18T09:53:53.909000000</dc:date>
    <meta:editing-cycles>651</meta:editing-cycles>
    <meta:editing-duration>P5DT13H36M22S</meta:editing-duration>
    <meta:document-statistic meta:table-count="5" meta:cell-count="10493" meta:object-count="0"/>
    <meta:user-defined meta:name="Info 1"/>
    <meta:user-defined meta:name="Info 2"/>
    <meta:user-defined meta:name="Info 3"/>
    <meta:user-defined meta:name="Info 4"/>
  </office:meta>
</office:document-meta>
</file>